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54cm"/>
      <style:text-properties style:font-name="Courier New"/>
    </style:style>
    <style:style style:name="P2" style:family="paragraph" style:parent-style-name="Standard">
      <style:paragraph-properties fo:margin-top="0cm" fo:margin-bottom="0.254cm"/>
      <style:text-properties style:font-name="Courier New" fo:language="en" fo:country="US" style:font-name-complex="Arial1"/>
    </style:style>
    <style:style style:name="P3" style:family="paragraph" style:parent-style-name="Standard">
      <style:paragraph-properties fo:margin-top="0cm" fo:margin-bottom="0.254cm"/>
      <style:text-properties style:font-name="Arial1" fo:language="en" fo:country="US" style:font-name-complex="Arial1"/>
    </style:style>
    <style:style style:name="T1" style:family="text">
      <style:text-properties fo:language="en" fo:country="US" style:font-name-asian="Arial1" style:font-name-complex="Arial1"/>
    </style:style>
    <style:style style:name="T2" style:family="text">
      <style:text-properties fo:language="en" fo:country="US" style:font-name-complex="Arial1"/>
    </style:style>
    <style:style style:name="T3" style:family="text">
      <style:text-properties style:font-name-asian="Arial1"/>
    </style:style>
    <style:style style:name="T4" style:family="text">
      <style:text-properties style:font-name="Arial1" fo:language="en" fo:country="US" style:font-name-asian="Arial1" style:font-name-complex="Arial1"/>
    </style:style>
    <style:style style:name="T5" style:family="text">
      <style:text-properties style:font-name="Arial1" fo:language="en" fo:country="US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cifal<text:span text:style-name="T3"> </text:span>was<text:span text:style-name="T3"> </text:span>standing<text:span text:style-name="T3"> </text:span>on<text:span text:style-name="T3"> </text:span>the<text:span text:style-name="T3"> </text:span>docks,<text:span text:style-name="T3"> </text:span>watching<text:span text:style-name="T3"> </text:span>the<text:span text:style-name="T3"> </text:span>good<text:span text:style-name="T3"> </text:span>ship<text:span text:style-name="T3"> </text:span>Autania<text:span text:style-name="T3"> </text:span>as<text:span text:style-name="T3"> </text:span>it<text:span text:style-name="T3"> </text:span>gracefully<text:span text:style-name="T3"> </text:span>waded<text:span text:style-name="T3"> </text:span>through<text:span text:style-name="T3"> </text:span>the<text:span text:style-name="T3"> </text:span>peaceful<text:span text:style-name="T3"> </text:span>waters<text:span text:style-name="T3"> </text:span>of<text:span text:style-name="T3"> </text:span>Hobb<text:span text:style-name="T3">’</text:span>s<text:span text:style-name="T3"> </text:span>Bay;<text:span text:style-name="T3"> </text:span>the<text:span text:style-name="T3"> </text:span>wind<text:span text:style-name="T3"> </text:span>was<text:span text:style-name="T3"> </text:span>at<text:span text:style-name="T3"> </text:span>her<text:span text:style-name="T3"> </text:span>stern,<text:span text:style-name="T3"> </text:span>her<text:span text:style-name="T3"> </text:span>sails<text:span text:style-name="T3"> </text:span>full.<text:span text:style-name="T3"> </text:span>She<text:span text:style-name="T3"> </text:span>was<text:span text:style-name="T3"> </text:span>making<text:span text:style-name="T3"> </text:span>good<text:span text:style-name="T3"> </text:span>speed.</text:p>
      <text:p text:style-name="P1"><text:span text:style-name="T1">“</text:span><text:span text:style-name="T2">I</text:span><text:span text:style-name="T1"> </text:span><text:span text:style-name="T2">hope</text:span><text:span text:style-name="T1"> </text:span><text:span text:style-name="T2">the</text:span><text:span text:style-name="T1"> </text:span><text:span text:style-name="T2">damn</text:span><text:span text:style-name="T1"> </text:span><text:span text:style-name="T2">thing</text:span><text:span text:style-name="T1"> </text:span><text:span text:style-name="T2">sinks</text:span><text:span text:style-name="T1"> </text:span><text:span text:style-name="T2">and</text:span><text:span text:style-name="T1"> </text:span><text:span text:style-name="T2">they</text:span><text:span text:style-name="T1"> </text:span><text:span text:style-name="T2">all</text:span><text:span text:style-name="T1"> </text:span><text:span text:style-name="T2">drown,</text:span><text:span text:style-name="T1">” </text:span><text:span text:style-name="T2">said</text:span><text:span text:style-name="T1"> </text:span><text:span text:style-name="T2">Parcifal</text:span><text:span text:style-name="T1"> </text:span><text:span text:style-name="T2">with</text:span><text:span text:style-name="T1"> </text:span><text:span text:style-name="T2">a</text:span><text:span text:style-name="T1"> </text:span><text:span text:style-name="T2">deep</text:span><text:span text:style-name="T1"> </text:span><text:span text:style-name="T2">scowl</text:span><text:span text:style-name="T1"> </text:span><text:span text:style-name="T2">on</text:span><text:span text:style-name="T1"> </text:span><text:span text:style-name="T2">her</text:span><text:span text:style-name="T1"> </text:span><text:span text:style-name="T2">proud</text:span><text:span text:style-name="T1"> </text:span><text:span text:style-name="T2">face.</text:span><text:span text:style-name="T1"> </text:span><text:span text:style-name="T2">Behind</text:span><text:span text:style-name="T1"> </text:span><text:span text:style-name="T2">her,</text:span><text:span text:style-name="T1"> </text:span><text:span text:style-name="T2">the</text:span><text:span text:style-name="T1"> </text:span><text:span text:style-name="T2">small</text:span><text:span text:style-name="T1"> </text:span><text:span text:style-name="T2">harbor</text:span><text:span text:style-name="T1"> </text:span><text:span text:style-name="T2">was</text:span><text:span text:style-name="T1"> </text:span><text:span text:style-name="T2">settling</text:span><text:span text:style-name="T1"> </text:span><text:span text:style-name="T2">into</text:span><text:span text:style-name="T1"> </text:span><text:span text:style-name="T2">its</text:span><text:span text:style-name="T1"> </text:span><text:span text:style-name="T2">nightly</text:span><text:span text:style-name="T1"> </text:span><text:span text:style-name="T2">rhythm.</text:span><text:span text:style-name="T1"> </text:span><text:span text:style-name="T2">Rowdy</text:span><text:span text:style-name="T1"> </text:span><text:span text:style-name="T2">sailors</text:span><text:span text:style-name="T1"> </text:span><text:span text:style-name="T2">were</text:span><text:span text:style-name="T1"> </text:span><text:span text:style-name="T2">looking</text:span><text:span text:style-name="T1"> </text:span><text:span text:style-name="T2">for</text:span><text:span text:style-name="T1"> </text:span><text:span text:style-name="T2">the</text:span><text:span text:style-name="T1"> </text:span><text:span text:style-name="T2">next</text:span><text:span text:style-name="T1"> </text:span><text:span text:style-name="T2">tavern</text:span><text:span text:style-name="T1"> </text:span><text:span text:style-name="T2">in</text:span><text:span text:style-name="T1"> </text:span><text:span text:style-name="T2">line</text:span><text:span text:style-name="T1"> </text:span><text:span text:style-name="T2">to</text:span><text:span text:style-name="T1"> </text:span><text:span text:style-name="T2">get</text:span><text:span text:style-name="T1"> </text:span><text:span text:style-name="T2">drunk</text:span><text:span text:style-name="T1"> </text:span><text:span text:style-name="T2">and</text:span><text:span text:style-name="T1"> </text:span><text:span text:style-name="T2">have</text:span><text:span text:style-name="T1"> </text:span><text:span text:style-name="T2">a</text:span><text:span text:style-name="T1"> </text:span><text:span text:style-name="T2">brawl,</text:span><text:span text:style-name="T1"> </text:span><text:span text:style-name="T2">the</text:span><text:span text:style-name="T1"> </text:span><text:span text:style-name="T2">traders</text:span><text:span text:style-name="T1"> </text:span><text:span text:style-name="T2">were</text:span><text:span text:style-name="T1"> </text:span><text:span text:style-name="T2">finishing</text:span><text:span text:style-name="T1"> </text:span><text:span text:style-name="T2">up</text:span><text:span text:style-name="T1"> </text:span><text:span text:style-name="T2">their</text:span><text:span text:style-name="T1"> </text:span><text:span text:style-name="T2">business</text:span><text:span text:style-name="T1"> </text:span><text:span text:style-name="T2">with</text:span><text:span text:style-name="T1"> </text:span><text:span text:style-name="T2">shady-looking</text:span><text:span text:style-name="T1"> </text:span><text:span text:style-name="T2">characters</text:span><text:span text:style-name="T1"> </text:span><text:span text:style-name="T2">and</text:span><text:span text:style-name="T1"> </text:span><text:span text:style-name="T2">the</text:span><text:span text:style-name="T1"> </text:span><text:span text:style-name="T2">fishermen</text:span><text:span text:style-name="T1"> </text:span><text:span text:style-name="T2">were</text:span><text:span text:style-name="T1"> </text:span><text:span text:style-name="T2">readying</text:span><text:span text:style-name="T1"> </text:span><text:span text:style-name="T2">their</text:span><text:span text:style-name="T1"> </text:span><text:span text:style-name="T2">nets</text:span><text:span text:style-name="T1"> </text:span><text:span text:style-name="T2">for</text:span><text:span text:style-name="T1"> </text:span><text:span text:style-name="T2">the</text:span><text:span text:style-name="T1"> </text:span><text:span text:style-name="T2">break</text:span><text:span text:style-name="T1"> </text:span><text:span text:style-name="T2">of</text:span><text:span text:style-name="T1"> </text:span><text:span text:style-name="T2">dawn</text:span><text:span text:style-name="T1"> </text:span><text:span text:style-name="T2">and</text:span><text:span text:style-name="T1"> </text:span><text:span text:style-name="T2">their</text:span><text:span text:style-name="T1"> </text:span><text:span text:style-name="T2">next</text:span><text:span text:style-name="T1"> </text:span><text:span text:style-name="T2">catch.</text:span></text:p>
      <text:p text:style-name="P2">Lernea<text:span text:style-name="T3"> </text:span>was<text:span text:style-name="T3"> </text:span>sitting<text:span text:style-name="T3"> </text:span>right<text:span text:style-name="T3"> </text:span>beside<text:span text:style-name="T3"> </text:span>her<text:span text:style-name="T3"> </text:span>on<text:span text:style-name="T3"> </text:span>the<text:span text:style-name="T3"> </text:span>stony<text:span text:style-name="T3"> </text:span>pier,<text:span text:style-name="T3"> </text:span>her<text:span text:style-name="T3"> </text:span>naked<text:span text:style-name="T3"> </text:span>feet<text:span text:style-name="T3"> </text:span>dangling<text:span text:style-name="T3"> </text:span>in<text:span text:style-name="T3"> </text:span>the<text:span text:style-name="T3"> </text:span>water.<text:span text:style-name="T3"> </text:span>She<text:span text:style-name="T3"> </text:span>asked<text:span text:style-name="T3"> </text:span>Parcifal<text:span text:style-name="T3"> </text:span>with<text:span text:style-name="T3"> </text:span>a<text:span text:style-name="T3"> </text:span>look<text:span text:style-name="T3"> </text:span>of<text:span text:style-name="T3"> </text:span>tempered<text:span text:style-name="T3"> </text:span>sadness:</text:p>
      <text:p text:style-name="P1"><text:span text:style-name="T1">“</text:span><text:span text:style-name="T2">Does</text:span><text:span text:style-name="T1"> </text:span><text:span text:style-name="T2">that</text:span><text:span text:style-name="T1"> </text:span><text:span text:style-name="T2">mean</text:span><text:span text:style-name="T1"> </text:span><text:span text:style-name="T2">we</text:span><text:span text:style-name="T1"> </text:span><text:span text:style-name="T2">can</text:span><text:span text:style-name="T1">’</text:span><text:span text:style-name="T2">t</text:span><text:span text:style-name="T1"> </text:span><text:span text:style-name="T2">go</text:span><text:span text:style-name="T1"> </text:span><text:span text:style-name="T2">back?</text:span><text:span text:style-name="T1">”</text:span></text:p>
      <text:p text:style-name="P1"><text:span text:style-name="T1">“</text:span><text:span text:style-name="T2">No,</text:span><text:span text:style-name="T1"> </text:span><text:span text:style-name="T2">we</text:span><text:span text:style-name="T1"> </text:span><text:span text:style-name="T2">can</text:span><text:span text:style-name="T1">’</text:span><text:span text:style-name="T2">t</text:span><text:span text:style-name="T1"> </text:span><text:span text:style-name="T2">go</text:span><text:span text:style-name="T1"> </text:span><text:span text:style-name="T2">back</text:span><text:span text:style-name="T1"> </text:span><text:span text:style-name="T2">Lernea,</text:span><text:span text:style-name="T1">” </text:span><text:span text:style-name="T2">replied</text:span><text:span text:style-name="T1"> </text:span><text:span text:style-name="T2">Parcifal</text:span><text:span text:style-name="T1"> </text:span><text:span text:style-name="T2">with</text:span><text:span text:style-name="T1"> </text:span><text:span text:style-name="T2">a</text:span><text:span text:style-name="T1"> </text:span><text:span text:style-name="T2">sigh</text:span><text:span text:style-name="T1"> </text:span><text:span text:style-name="T2">and</text:span><text:span text:style-name="T1"> </text:span><text:span text:style-name="T2">a</text:span><text:span text:style-name="T1"> </text:span><text:span text:style-name="T2">shook</text:span><text:span text:style-name="T1"> </text:span><text:span text:style-name="T2">her</text:span><text:span text:style-name="T1"> </text:span><text:span text:style-name="T2">head.</text:span><text:span text:style-name="T1"> </text:span><text:span text:style-name="T2">Her</text:span><text:span text:style-name="T1"> </text:span><text:span text:style-name="T2">piercing</text:span><text:span text:style-name="T1"> </text:span><text:span text:style-name="T2">hazel</text:span><text:span text:style-name="T1"> </text:span><text:span text:style-name="T2">eyes</text:span><text:span text:style-name="T1"> </text:span><text:span text:style-name="T2">were</text:span><text:span text:style-name="T1"> </text:span><text:span text:style-name="T2">stuck</text:span><text:span text:style-name="T1"> </text:span><text:span text:style-name="T2">gazing</text:span><text:span text:style-name="T1"> </text:span><text:span text:style-name="T2">somewhere</text:span><text:span text:style-name="T1"> </text:span><text:span text:style-name="T2">beyond</text:span><text:span text:style-name="T1"> </text:span><text:span text:style-name="T2">the</text:span><text:span text:style-name="T1"> </text:span><text:span text:style-name="T2">rosy-red</text:span><text:span text:style-name="T1"> </text:span><text:span text:style-name="T2">horizon,</text:span><text:span text:style-name="T1"> </text:span><text:span text:style-name="T2">fiddling</text:span><text:span text:style-name="T1"> </text:span><text:span text:style-name="T2">with</text:span><text:span text:style-name="T1"> </text:span><text:span text:style-name="T2">her</text:span><text:span text:style-name="T1"> </text:span><text:span text:style-name="T2">cropped</text:span><text:span text:style-name="T1"> </text:span><text:span text:style-name="T2">red</text:span><text:span text:style-name="T1"> </text:span><text:span text:style-name="T2">hair.</text:span></text:p>
      <text:p text:style-name="P2">Lernea<text:span text:style-name="T3"> </text:span>nodded<text:span text:style-name="T3"> </text:span>with<text:span text:style-name="T3"> </text:span>understanding<text:span text:style-name="T3"> </text:span>and<text:span text:style-name="T3"> </text:span>raised<text:span text:style-name="T3"> </text:span>an<text:span text:style-name="T3"> </text:span>eyebrow.<text:span text:style-name="T3"> </text:span>She<text:span text:style-name="T3"> </text:span>noticed<text:span text:style-name="T3"> </text:span>Parcifal<text:span text:style-name="T3"> </text:span>had<text:span text:style-name="T3"> </text:span>an<text:span text:style-name="T3"> </text:span>angry,<text:span text:style-name="T3"> </text:span>bothersome<text:span text:style-name="T3"> </text:span>look<text:span text:style-name="T3"> </text:span>about<text:span text:style-name="T3"> </text:span>her<text:span text:style-name="T3"> </text:span>and<text:span text:style-name="T3"> </text:span>knew<text:span text:style-name="T3"> </text:span>her<text:span text:style-name="T3"> </text:span>timing<text:span text:style-name="T3"> </text:span>was<text:span text:style-name="T3"> </text:span>off.<text:span text:style-name="T3"> </text:span>But<text:span text:style-name="T3"> </text:span>she<text:span text:style-name="T3"> </text:span>had<text:span text:style-name="T3"> </text:span>to<text:span text:style-name="T3"> </text:span>ask<text:span text:style-name="T3"> </text:span>her<text:span text:style-name="T3"> </text:span>anyway:</text:p>
      <text:p text:style-name="P1"><text:span text:style-name="T1">“</text:span><text:span text:style-name="T2">Not</text:span><text:span text:style-name="T1"> </text:span><text:span text:style-name="T2">ever?</text:span><text:span text:style-name="T1">”</text:span></text:p>
      <text:p text:style-name="P2">Parcifal<text:span text:style-name="T3"> </text:span>turned<text:span text:style-name="T3"> </text:span>her<text:span text:style-name="T3"> </text:span>head<text:span text:style-name="T3"> </text:span>slowly<text:span text:style-name="T3"> </text:span>around<text:span text:style-name="T3"> </text:span>and<text:span text:style-name="T3"> </text:span>stabbed<text:span text:style-name="T3"> </text:span>Lernea<text:span text:style-name="T3"> </text:span>with<text:span text:style-name="T3"> </text:span>a<text:span text:style-name="T3"> </text:span>fierce<text:span text:style-name="T3"> </text:span>look<text:span text:style-name="T3"> </text:span>before<text:span text:style-name="T3"> </text:span>answering<text:span text:style-name="T3"> </text:span>coldly:</text:p>
      <text:p text:style-name="P1"><text:span text:style-name="T1">“</text:span><text:span text:style-name="T2">Not</text:span><text:span text:style-name="T1"> </text:span><text:span text:style-name="T2">as</text:span><text:span text:style-name="T1"> </text:span><text:span text:style-name="T2">long</text:span><text:span text:style-name="T1"> </text:span><text:span text:style-name="T2">as</text:span><text:span text:style-name="T1"> </text:span><text:span text:style-name="T2">the</text:span><text:span text:style-name="T1"> </text:span><text:span text:style-name="T2">Jangdrivals</text:span><text:span text:style-name="T1"> </text:span><text:span text:style-name="T2">are</text:span><text:span text:style-name="T1"> </text:span><text:span text:style-name="T2">in</text:span><text:span text:style-name="T1"> </text:span><text:span text:style-name="T2">power</text:span><text:span text:style-name="T1"> </text:span><text:span text:style-name="T2">and</text:span><text:span text:style-name="T1"> </text:span><text:span text:style-name="T2">the</text:span><text:span text:style-name="T1"> </text:span><text:span text:style-name="T2">Unseen</text:span><text:span text:style-name="T1"> </text:span><text:span text:style-name="T2">Council</text:span><text:span text:style-name="T1"> </text:span><text:span text:style-name="T2">remains</text:span><text:span text:style-name="T1"> </text:span><text:span text:style-name="T2">in</text:span><text:span text:style-name="T1"> </text:span><text:span text:style-name="T2">place,</text:span><text:span text:style-name="T1"> </text:span><text:span text:style-name="T2">not</text:span><text:span text:style-name="T1"> </text:span><text:span text:style-name="T2">while</text:span><text:span text:style-name="T1"> </text:span><text:span text:style-name="T2">the</text:span><text:span text:style-name="T1"> </text:span><text:span text:style-name="T2">Eleven</text:span><text:span text:style-name="T1"> </text:span><text:span text:style-name="T2">Pillars</text:span><text:span text:style-name="T1"> </text:span><text:span text:style-name="T2">stand</text:span><text:span text:style-name="T1"> </text:span><text:span text:style-name="T2">and</text:span><text:span text:style-name="T1"> </text:span><text:span text:style-name="T2">the</text:span><text:span text:style-name="T1"> </text:span><text:span text:style-name="T2">Noble</text:span><text:span text:style-name="T1"> </text:span><text:span text:style-name="T2">Eagles</text:span><text:span text:style-name="T1"> </text:span><text:span text:style-name="T2">fly</text:span><text:span text:style-name="T1"> </text:span><text:span text:style-name="T2">above</text:span><text:span text:style-name="T1"> </text:span><text:span text:style-name="T2">the</text:span><text:span text:style-name="T1"> </text:span><text:span text:style-name="T2">Skarlas,</text:span><text:span text:style-name="T1"> </text:span><text:span text:style-name="T2">no.</text:span><text:span text:style-name="T1">” </text:span><text:span text:style-name="T2">Her</text:span><text:span text:style-name="T1"> </text:span><text:span text:style-name="T2">tone</text:span><text:span text:style-name="T1"> </text:span><text:span text:style-name="T2">was</text:span><text:span text:style-name="T1"> </text:span><text:span text:style-name="T2">harsh,</text:span><text:span text:style-name="T1"> </text:span><text:span text:style-name="T2">unerringly</text:span><text:span text:style-name="T1"> </text:span><text:span text:style-name="T2">final.</text:span></text:p>
      <text:p text:style-name="P2">Lernea<text:span text:style-name="T3"> </text:span>put<text:span text:style-name="T3"> </text:span>a<text:span text:style-name="T3"> </text:span>finger<text:span text:style-name="T3"> </text:span>on<text:span text:style-name="T3"> </text:span>her<text:span text:style-name="T3"> </text:span>lip<text:span text:style-name="T3"> </text:span>and<text:span text:style-name="T3"> </text:span>spent<text:span text:style-name="T3"> </text:span>a<text:span text:style-name="T3"> </text:span>few<text:span text:style-name="T3"> </text:span>moments<text:span text:style-name="T3"> </text:span>playing<text:span text:style-name="T3"> </text:span>with<text:span text:style-name="T3"> </text:span>a<text:span text:style-name="T3"> </text:span>lock<text:span text:style-name="T3"> </text:span>of<text:span text:style-name="T3"> </text:span>her<text:span text:style-name="T3"> </text:span>long,<text:span text:style-name="T3"> </text:span>brown<text:span text:style-name="T3"> </text:span>hair.<text:span text:style-name="T3"> </text:span>She<text:span text:style-name="T3"> </text:span>then<text:span text:style-name="T3"> </text:span>frowned<text:span text:style-name="T3"> </text:span>from<text:span text:style-name="T3"> </text:span>frustration<text:span text:style-name="T3"> </text:span>and<text:span text:style-name="T3"> </text:span>asked<text:span text:style-name="T3"> </text:span>her<text:span text:style-name="T3"> </text:span>sister<text:span text:style-name="T3"> </text:span>once<text:span text:style-name="T3"> </text:span>more:</text:p>
      <text:p text:style-name="P1"><text:span text:style-name="T1">“</text:span><text:span text:style-name="T2">Is</text:span><text:span text:style-name="T1"> </text:span><text:span text:style-name="T2">that</text:span><text:span text:style-name="T1"> </text:span><text:span text:style-name="T2">never</text:span><text:span text:style-name="T1"> </text:span><text:span text:style-name="T2">ever,</text:span><text:span text:style-name="T1"> </text:span><text:span text:style-name="T2">or</text:span><text:span text:style-name="T1"> </text:span><text:span text:style-name="T2">really</text:span><text:span text:style-name="T1"> </text:span><text:span text:style-name="T2">just</text:span><text:span text:style-name="T1"> </text:span><text:span text:style-name="T2">a</text:span><text:span text:style-name="T1"> </text:span><text:span text:style-name="T2">long</text:span><text:span text:style-name="T1"> </text:span><text:span text:style-name="T2">time?</text:span><text:span text:style-name="T1">”</text:span></text:p>
      <text:p text:style-name="P1"><text:span text:style-name="T1">“</text:span><text:span text:style-name="T2">You</text:span><text:span text:style-name="T1"> </text:span><text:span text:style-name="T2">vex</text:span><text:span text:style-name="T1"> </text:span><text:span text:style-name="T2">me,</text:span><text:span text:style-name="T1"> </text:span><text:span text:style-name="T2">sister.</text:span><text:span text:style-name="T1"> </text:span><text:span text:style-name="T2">Never</text:span><text:span text:style-name="T1"> </text:span><text:span text:style-name="T2">means</text:span><text:span text:style-name="T1"> </text:span><text:span text:style-name="T2">never,</text:span><text:span text:style-name="T1">” </text:span><text:span text:style-name="T2">said</text:span><text:span text:style-name="T1"> </text:span><text:span text:style-name="T2">Parcifal</text:span><text:span text:style-name="T1"> </text:span><text:span text:style-name="T2">dryly.</text:span></text:p>
      <text:p text:style-name="P1"><text:span text:style-name="T1">“</text:span><text:span text:style-name="T2">Well,</text:span><text:span text:style-name="T1"> </text:span><text:span text:style-name="T2">didn</text:span><text:span text:style-name="T1">’</text:span><text:span text:style-name="T2">t</text:span><text:span text:style-name="T1"> </text:span><text:span text:style-name="T2">master</text:span><text:span text:style-name="T1"> </text:span><text:span text:style-name="T2">Sisyphus</text:span><text:span text:style-name="T1"> </text:span><text:span text:style-name="T2">always</text:span><text:span text:style-name="T1"> </text:span><text:span text:style-name="T2">say,</text:span><text:span text:style-name="T1"> ‘</text:span><text:span text:style-name="T2">never</text:span><text:span text:style-name="T1"> </text:span><text:span text:style-name="T2">say</text:span><text:span text:style-name="T1"> </text:span><text:span text:style-name="T2">never</text:span><text:span text:style-name="T1">’</text:span><text:span text:style-name="T2">?</text:span><text:span text:style-name="T1">” </text:span><text:span text:style-name="T2">replied</text:span><text:span text:style-name="T1"> </text:span><text:span text:style-name="T2">Lernea</text:span><text:span text:style-name="T1"> </text:span><text:span text:style-name="T2">with</text:span><text:span text:style-name="T1"> </text:span><text:span text:style-name="T2">a</text:span><text:span text:style-name="T1"> </text:span><text:span text:style-name="T2">hesitant</text:span><text:span text:style-name="T1"> </text:span><text:span text:style-name="T2">smile</text:span><text:span text:style-name="T1"> </text:span><text:span text:style-name="T2">creeping</text:span><text:span text:style-name="T1"> </text:span><text:span text:style-name="T2">up</text:span><text:span text:style-name="T1"> </text:span><text:span text:style-name="T2">on</text:span><text:span text:style-name="T1"> </text:span><text:span text:style-name="T2">her</text:span><text:span text:style-name="T1"> </text:span><text:span text:style-name="T2">lip.</text:span><text:span text:style-name="T1"> </text:span><text:span text:style-name="T2">Parcifal</text:span><text:span text:style-name="T1">’</text:span><text:span text:style-name="T2">s</text:span><text:span text:style-name="T1"> </text:span><text:span text:style-name="T2">visage</text:span><text:span text:style-name="T1"> </text:span><text:span text:style-name="T2">turned</text:span><text:span text:style-name="T1"> </text:span><text:span text:style-name="T2">suddenly</text:span><text:span text:style-name="T1"> </text:span><text:span text:style-name="T2">sorrowful,</text:span><text:span text:style-name="T1"> </text:span><text:span text:style-name="T2">like</text:span><text:span text:style-name="T1"> </text:span><text:span text:style-name="T2">a</text:span><text:span text:style-name="T1"> </text:span><text:span text:style-name="T2">noble,</text:span><text:span text:style-name="T1"> </text:span><text:span text:style-name="T2">sleek</text:span><text:span text:style-name="T1"> </text:span><text:span text:style-name="T2">and</text:span><text:span text:style-name="T1"> </text:span><text:span text:style-name="T2">gray</text:span><text:span text:style-name="T1"> </text:span><text:span text:style-name="T2">statue</text:span><text:span text:style-name="T1"> </text:span><text:span text:style-name="T2">in</text:span><text:span text:style-name="T1"> </text:span><text:span text:style-name="T2">the</text:span><text:span text:style-name="T1"> </text:span><text:span text:style-name="T2">palace</text:span><text:span text:style-name="T1"> </text:span><text:span text:style-name="T2">grounds</text:span><text:span text:style-name="T1"> </text:span><text:span text:style-name="T2">they</text:span><text:span text:style-name="T1"> </text:span><text:span text:style-name="T2">would</text:span><text:span text:style-name="T1"> </text:span><text:span text:style-name="T2">never</text:span><text:span text:style-name="T1"> </text:span><text:span text:style-name="T2">see</text:span><text:span text:style-name="T1"> </text:span><text:span text:style-name="T2">again.</text:span></text:p>
      <text:p text:style-name="P1"><text:span text:style-name="T1">“</text:span><text:span text:style-name="T2">Master</text:span><text:span text:style-name="T1"> </text:span><text:span text:style-name="T2">Sisyphus</text:span><text:span text:style-name="T1"> </text:span><text:span text:style-name="T2">is</text:span><text:span text:style-name="T1"> </text:span><text:span text:style-name="T2">dead,</text:span><text:span text:style-name="T1"> </text:span><text:span text:style-name="T2">Lernea.</text:span><text:span text:style-name="T1">”</text:span></text:p>
      <text:p text:style-name="P1"><text:span text:style-name="T1">“</text:span><text:span text:style-name="T2">That</text:span><text:span text:style-name="T1"> </text:span><text:span text:style-name="T2">doesn</text:span><text:span text:style-name="T1">’</text:span><text:span text:style-name="T2">t</text:span><text:span text:style-name="T1"> </text:span><text:span text:style-name="T2">mean</text:span><text:span text:style-name="T1"> </text:span><text:span text:style-name="T2">he</text:span><text:span text:style-name="T1"> </text:span><text:span text:style-name="T2">was</text:span><text:span text:style-name="T1"> </text:span><text:span text:style-name="T2">wrong,</text:span><text:span text:style-name="T1"> </text:span><text:span text:style-name="T2">though.</text:span><text:span text:style-name="T1"> </text:span><text:span text:style-name="T2">Never</text:span><text:span text:style-name="T1"> </text:span><text:span text:style-name="T2">is</text:span><text:span text:style-name="T1"> </text:span><text:span text:style-name="T2">such</text:span><text:span text:style-name="T1"> </text:span><text:span text:style-name="T2">a</text:span><text:span text:style-name="T1"> </text:span><text:span text:style-name="T2">final</text:span><text:span text:style-name="T1"> </text:span><text:span text:style-name="T2">word,</text:span><text:span text:style-name="T1"> </text:span><text:span text:style-name="T2">you</text:span><text:span text:style-name="T1"> </text:span><text:span text:style-name="T2">know?</text:span><text:span text:style-name="T1">” </text:span><text:span text:style-name="T2">retorted</text:span><text:span text:style-name="T1"> </text:span><text:span text:style-name="T2">Lernea</text:span><text:span text:style-name="T1"> </text:span><text:span text:style-name="T2">and</text:span><text:span text:style-name="T1"> </text:span><text:span text:style-name="T2">stood</text:span><text:span text:style-name="T1"> </text:span><text:span text:style-name="T2">upright</text:span><text:span text:style-name="T1"> </text:span><text:span text:style-name="T2">on</text:span><text:span text:style-name="T1"> </text:span><text:span text:style-name="T2">her</text:span><text:span text:style-name="T1"> </text:span><text:span text:style-name="T2">toes,</text:span><text:span text:style-name="T1"> </text:span><text:span text:style-name="T2">with</text:span><text:span text:style-name="T1"> </text:span><text:span text:style-name="T2">hands</text:span><text:span text:style-name="T1"> </text:span><text:span text:style-name="T2">on</text:span><text:span text:style-name="T1"> </text:span><text:span text:style-name="T2">her</text:span><text:span text:style-name="T1"> </text:span><text:span text:style-name="T2">waist.</text:span><text:span text:style-name="T1"> </text:span><text:span text:style-name="T2">She</text:span><text:span text:style-name="T1"> </text:span><text:span text:style-name="T2">faced</text:span><text:span text:style-name="T1"> </text:span><text:span text:style-name="T2">her</text:span><text:span text:style-name="T1"> </text:span><text:span text:style-name="T2">sister</text:span><text:span text:style-name="T1"> </text:span><text:span text:style-name="T2">with</text:span><text:span text:style-name="T1"> </text:span><text:span text:style-name="T2">a</text:span><text:span text:style-name="T1"> </text:span><text:span text:style-name="T2">bright</text:span><text:span text:style-name="T1"> </text:span><text:span text:style-name="T2">smile</text:span><text:span text:style-name="T1"> </text:span><text:span text:style-name="T2">full</text:span><text:span text:style-name="T1"> </text:span><text:span text:style-name="T2">of</text:span><text:span text:style-name="T1"> </text:span><text:span text:style-name="T2">optimism</text:span><text:span text:style-name="T1"> </text:span><text:span text:style-name="T2">which</text:span><text:span text:style-name="T1"> </text:span><text:span text:style-name="T2">Parcifal</text:span><text:span text:style-name="T1"> </text:span><text:span text:style-name="T2">clearly</text:span><text:span text:style-name="T1"> </text:span><text:span text:style-name="T2">did</text:span><text:span text:style-name="T1"> </text:span><text:span text:style-name="T2">not</text:span><text:span text:style-name="T1"> </text:span><text:span text:style-name="T2">share.</text:span><text:span text:style-name="T1"> </text:span><text:span text:style-name="T2">Her</text:span><text:span text:style-name="T1"> </text:span><text:span text:style-name="T2">sister</text:span><text:span text:style-name="T1">’</text:span><text:span text:style-name="T2">s</text:span><text:span text:style-name="T1"> </text:span><text:span text:style-name="T2">attitude</text:span><text:span text:style-name="T1"> </text:span><text:span text:style-name="T2">made</text:span><text:span text:style-name="T1"> </text:span><text:span text:style-name="T2">Parcifal</text:span><text:span text:style-name="T1">’</text:span><text:span text:style-name="T2">s</text:span><text:span text:style-name="T1"> </text:span><text:span text:style-name="T2">sadness</text:span><text:span text:style-name="T1"> </text:span><text:span text:style-name="T2">turn</text:span><text:span text:style-name="T1"> </text:span><text:span text:style-name="T2">into</text:span><text:span text:style-name="T1"> </text:span><text:span text:style-name="T2">barely</text:span><text:span text:style-name="T1"> </text:span><text:span text:style-name="T2">suppressed</text:span><text:span text:style-name="T1"> </text:span><text:span text:style-name="T2">anger</text:span><text:span text:style-name="T1"> </text:span><text:span text:style-name="T2">at</text:span><text:span text:style-name="T1"> </text:span><text:span text:style-name="T2">Lernea</text:span><text:span text:style-name="T1">’</text:span><text:span text:style-name="T2">s</text:span><text:span text:style-name="T1"> </text:span><text:span text:style-name="T2">persistence</text:span><text:span text:style-name="T1"> </text:span><text:span text:style-name="T2">to</text:span><text:span text:style-name="T1"> </text:span><text:span text:style-name="T2">face</text:span><text:span text:style-name="T1"> </text:span><text:span text:style-name="T2">their</text:span><text:span text:style-name="T1"> </text:span><text:span text:style-name="T2">new</text:span><text:span text:style-name="T1"> </text:span><text:span text:style-name="T2">reality.</text:span></text:p>
      <text:p text:style-name="P1"><text:soft-page-break/><text:span text:style-name="T1">“</text:span><text:span text:style-name="T2">Get</text:span><text:span text:style-name="T1"> </text:span><text:span text:style-name="T2">it</text:span><text:span text:style-name="T1"> </text:span><text:span text:style-name="T2">right</text:span><text:span text:style-name="T1"> </text:span><text:span text:style-name="T2">in</text:span><text:span text:style-name="T1"> </text:span><text:span text:style-name="T2">that</text:span><text:span text:style-name="T1"> </text:span><text:span text:style-name="T2">little</text:span><text:span text:style-name="T1"> </text:span><text:span text:style-name="T2">thick</text:span><text:span text:style-name="T1"> </text:span><text:span text:style-name="T2">skull</text:span><text:span text:style-name="T1"> </text:span><text:span text:style-name="T2">of</text:span><text:span text:style-name="T1"> </text:span><text:span text:style-name="T2">yours,</text:span><text:span text:style-name="T1"> </text:span><text:span text:style-name="T2">Lernea.</text:span><text:span text:style-name="T1"> </text:span><text:span text:style-name="T2">We</text:span><text:span text:style-name="T1"> </text:span><text:span text:style-name="T2">are,</text:span><text:span text:style-name="T1"> </text:span><text:span text:style-name="T2">never,</text:span><text:span text:style-name="T1"> </text:span><text:span text:style-name="T2">going,</text:span><text:span text:style-name="T1"> </text:span><text:span text:style-name="T2">back,</text:span><text:span text:style-name="T1"> </text:span><text:span text:style-name="T2">to,</text:span><text:span text:style-name="T1"> </text:span><text:span text:style-name="T2">Nomos.</text:span><text:span text:style-name="T1"> </text:span><text:span text:style-name="T2">Never!</text:span><text:span text:style-name="T1">” </text:span><text:span text:style-name="T2">she</text:span><text:span text:style-name="T1"> </text:span><text:span text:style-name="T2">shouted,</text:span><text:span text:style-name="T1"> </text:span><text:span text:style-name="T2">a</text:span><text:span text:style-name="T1"> </text:span><text:span text:style-name="T2">lone</text:span><text:span text:style-name="T1"> </text:span><text:span text:style-name="T2">finger</text:span><text:span text:style-name="T1"> </text:span><text:span text:style-name="T2">rapping</text:span><text:span text:style-name="T1"> </text:span><text:span text:style-name="T2">at</text:span><text:span text:style-name="T1"> </text:span><text:span text:style-name="T2">Lernea</text:span><text:span text:style-name="T1">’</text:span><text:span text:style-name="T2">s</text:span><text:span text:style-name="T1"> </text:span><text:span text:style-name="T2">breastplate</text:span><text:span text:style-name="T1"> </text:span><text:span text:style-name="T2">with</text:span><text:span text:style-name="T1"> </text:span><text:span text:style-name="T2">a</text:span><text:span text:style-name="T1"> </text:span><text:span text:style-name="T2">clanging</text:span><text:span text:style-name="T1"> </text:span><text:span text:style-name="T2">sound</text:span><text:span text:style-name="T1"> </text:span><text:span text:style-name="T2">after</text:span><text:span text:style-name="T1"> </text:span><text:span text:style-name="T2">every</text:span><text:span text:style-name="T1"> </text:span><text:span text:style-name="T2">word.</text:span><text:span text:style-name="T1"> </text:span><text:span text:style-name="T2">Lernea</text:span><text:span text:style-name="T1">’</text:span><text:span text:style-name="T2">s</text:span><text:span text:style-name="T1"> </text:span><text:span text:style-name="T2">eyes</text:span><text:span text:style-name="T1"> </text:span><text:span text:style-name="T2">wandered</text:span><text:span text:style-name="T1"> </text:span><text:span text:style-name="T2">to</text:span><text:span text:style-name="T1"> </text:span><text:span text:style-name="T2">her</text:span><text:span text:style-name="T1"> </text:span><text:span text:style-name="T2">chest</text:span><text:span text:style-name="T1"> </text:span><text:span text:style-name="T2">for</text:span><text:span text:style-name="T1"> </text:span><text:span text:style-name="T2">a</text:span><text:span text:style-name="T1"> </text:span><text:span text:style-name="T2">moment,</text:span><text:span text:style-name="T1"> </text:span><text:span text:style-name="T2">before</text:span><text:span text:style-name="T1"> </text:span><text:span text:style-name="T2">her</text:span><text:span text:style-name="T1"> </text:span><text:span text:style-name="T2">face</text:span><text:span text:style-name="T1"> </text:span><text:span text:style-name="T2">reddened</text:span><text:span text:style-name="T1"> </text:span><text:span text:style-name="T2">and</text:span><text:span text:style-name="T1"> </text:span><text:span text:style-name="T2">her</text:span><text:span text:style-name="T1"> </text:span><text:span text:style-name="T2">breathing</text:span><text:span text:style-name="T1"> </text:span><text:span text:style-name="T2">became</text:span><text:span text:style-name="T1"> </text:span><text:span text:style-name="T2">more</text:span><text:span text:style-name="T1"> </text:span><text:span text:style-name="T2">pronounced.</text:span><text:span text:style-name="T1"> </text:span><text:span text:style-name="T2">Her</text:span><text:span text:style-name="T1"> </text:span><text:span text:style-name="T2">nostrils</text:span><text:span text:style-name="T1"> </text:span><text:span text:style-name="T2">flared</text:span><text:span text:style-name="T1"> </text:span><text:span text:style-name="T2">up</text:span><text:span text:style-name="T1"> </text:span><text:span text:style-name="T2">and</text:span><text:span text:style-name="T1"> </text:span><text:span text:style-name="T2">she</text:span><text:span text:style-name="T1"> </text:span><text:span text:style-name="T2">turned</text:span><text:span text:style-name="T1"> </text:span><text:span text:style-name="T2">her</text:span><text:span text:style-name="T1"> </text:span><text:span text:style-name="T2">gaze</text:span><text:span text:style-name="T1"> </text:span><text:span text:style-name="T2">at</text:span><text:span text:style-name="T1"> </text:span><text:span text:style-name="T2">her</text:span><text:span text:style-name="T1"> </text:span><text:span text:style-name="T2">sister.</text:span><text:span text:style-name="T1"> </text:span><text:span text:style-name="T2">She</text:span><text:span text:style-name="T1"> </text:span><text:span text:style-name="T2">pouted</text:span><text:span text:style-name="T1"> </text:span><text:span text:style-name="T2">her</text:span><text:span text:style-name="T1"> </text:span><text:span text:style-name="T2">lips</text:span><text:span text:style-name="T1"> </text:span><text:span text:style-name="T2">and</text:span><text:span text:style-name="T1"> </text:span><text:span text:style-name="T2">said</text:span><text:span text:style-name="T1"> </text:span><text:span text:style-name="T2">icily:</text:span></text:p>
      <text:p text:style-name="P1"><text:span text:style-name="T1">“</text:span><text:span text:style-name="T2">Don</text:span><text:span text:style-name="T1">’</text:span><text:span text:style-name="T2">t</text:span><text:span text:style-name="T1"> </text:span><text:span text:style-name="T2">do</text:span><text:span text:style-name="T1"> </text:span><text:span text:style-name="T2">that.</text:span><text:span text:style-name="T1">”</text:span></text:p>
      <text:p text:style-name="P1"><text:span text:style-name="T1">“</text:span><text:span text:style-name="T2">Well,</text:span><text:span text:style-name="T1"> </text:span><text:span text:style-name="T2">I</text:span><text:span text:style-name="T1"> </text:span><text:span text:style-name="T2">think</text:span><text:span text:style-name="T1"> </text:span><text:span text:style-name="T2">I</text:span><text:span text:style-name="T1">’</text:span><text:span text:style-name="T2">ll</text:span><text:span text:style-name="T1"> </text:span><text:span text:style-name="T2">just</text:span><text:span text:style-name="T1"> </text:span><text:span text:style-name="T2">do</text:span><text:span text:style-name="T1"> </text:span><text:span text:style-name="T2">what</text:span><text:span text:style-name="T1"> </text:span><text:span text:style-name="T2">I</text:span><text:span text:style-name="T1"> </text:span><text:span text:style-name="T2">please</text:span><text:span text:style-name="T1"> </text:span><text:span text:style-name="T2">from</text:span><text:span text:style-name="T1"> </text:span><text:span text:style-name="T2">now</text:span><text:span text:style-name="T1"> </text:span><text:span text:style-name="T2">on,</text:span><text:span text:style-name="T1">” </text:span><text:span text:style-name="T2">replied</text:span><text:span text:style-name="T1"> </text:span><text:span text:style-name="T2">Parcifal;</text:span><text:span text:style-name="T1"> </text:span><text:span text:style-name="T2">her</text:span><text:span text:style-name="T1"> </text:span><text:span text:style-name="T2">face</text:span><text:span text:style-name="T1"> </text:span><text:span text:style-name="T2">had</text:span><text:span text:style-name="T1"> </text:span><text:span text:style-name="T2">the</text:span><text:span text:style-name="T1"> </text:span><text:span text:style-name="T2">look</text:span><text:span text:style-name="T1"> </text:span><text:span text:style-name="T2">of</text:span><text:span text:style-name="T1"> </text:span><text:span text:style-name="T2">a</text:span><text:span text:style-name="T1"> </text:span><text:span text:style-name="T2">poised</text:span><text:span text:style-name="T1"> </text:span><text:span text:style-name="T2">hawk.</text:span></text:p>
      <text:p text:style-name="P1"><text:span text:style-name="T1">“</text:span><text:span text:style-name="T2">I</text:span><text:span text:style-name="T1"> </text:span><text:span text:style-name="T2">hate</text:span><text:span text:style-name="T1"> </text:span><text:span text:style-name="T2">it</text:span><text:span text:style-name="T1"> </text:span><text:span text:style-name="T2">when</text:span><text:span text:style-name="T1"> </text:span><text:span text:style-name="T2">you</text:span><text:span text:style-name="T1"> </text:span><text:span text:style-name="T2">do</text:span><text:span text:style-name="T1"> </text:span><text:span text:style-name="T2">that,</text:span><text:span text:style-name="T1">” </text:span><text:span text:style-name="T2">said</text:span><text:span text:style-name="T1"> </text:span><text:span text:style-name="T2">Lernea</text:span><text:span text:style-name="T1"> </text:span><text:span text:style-name="T2">in</text:span><text:span text:style-name="T1"> </text:span><text:span text:style-name="T2">the</text:span><text:span text:style-name="T1"> </text:span><text:span text:style-name="T2">same</text:span><text:span text:style-name="T1"> </text:span><text:span text:style-name="T2">vein,</text:span><text:span text:style-name="T1"> </text:span><text:span text:style-name="T2">shaking</text:span><text:span text:style-name="T1"> </text:span><text:span text:style-name="T2">her</text:span><text:span text:style-name="T1"> </text:span><text:span text:style-name="T2">head</text:span><text:span text:style-name="T1"> </text:span><text:span text:style-name="T2">slowly</text:span><text:span text:style-name="T1"> </text:span><text:span text:style-name="T2">with</text:span><text:span text:style-name="T1"> </text:span><text:span text:style-name="T2">mounting</text:span><text:span text:style-name="T1"> </text:span><text:span text:style-name="T2">irritation.</text:span></text:p>
      <text:p text:style-name="P1"><text:span text:style-name="T1">“</text:span><text:span text:style-name="T2">I</text:span><text:span text:style-name="T1"> </text:span><text:span text:style-name="T2">know,</text:span><text:span text:style-name="T1"> </text:span><text:span text:style-name="T2">that</text:span><text:span text:style-name="T1">’</text:span><text:span text:style-name="T2">s</text:span><text:span text:style-name="T1"> </text:span><text:span text:style-name="T2">why</text:span><text:span text:style-name="T1"> </text:span><text:span text:style-name="T2">I</text:span><text:span text:style-name="T1"> </text:span><text:span text:style-name="T2">do</text:span><text:span text:style-name="T1"> </text:span><text:span text:style-name="T2">it.</text:span><text:span text:style-name="T1">”</text:span></text:p>
      <text:p text:style-name="P1"><text:span text:style-name="T1">“</text:span><text:span text:style-name="T2">You</text:span><text:span text:style-name="T1">’</text:span><text:span text:style-name="T2">re</text:span><text:span text:style-name="T1"> </text:span><text:span text:style-name="T2">such</text:span><text:span text:style-name="T1"> </text:span><text:span text:style-name="T2">a</text:span><text:span text:style-name="T1"> </text:span><text:span text:style-name="T2">child,</text:span><text:span text:style-name="T1">” </text:span><text:span text:style-name="T2">replied</text:span><text:span text:style-name="T1"> </text:span><text:span text:style-name="T2">Lernea</text:span><text:span text:style-name="T1"> </text:span><text:span text:style-name="T2">with</text:span><text:span text:style-name="T1"> </text:span><text:span text:style-name="T2">disdain.</text:span></text:p>
      <text:p text:style-name="P1"><text:span text:style-name="T1">“</text:span><text:span text:style-name="T2">Says</text:span><text:span text:style-name="T1"> </text:span><text:span text:style-name="T2">the</text:span><text:span text:style-name="T1"> </text:span><text:span text:style-name="T2">one</text:span><text:span text:style-name="T1"> </text:span><text:span text:style-name="T2">who</text:span><text:span text:style-name="T1"> </text:span><text:span text:style-name="T2">can</text:span><text:span text:style-name="T1">’</text:span><text:span text:style-name="T2">t</text:span><text:span text:style-name="T1"> </text:span><text:span text:style-name="T2">accept</text:span><text:span text:style-name="T1"> </text:span><text:span text:style-name="T2">defeat!</text:span><text:span text:style-name="T1">”</text:span></text:p>
      <text:p text:style-name="P2">Parcifal<text:span text:style-name="T3">’</text:span>s<text:span text:style-name="T3"> </text:span>loud<text:span text:style-name="T3"> </text:span>tone<text:span text:style-name="T3"> </text:span>made<text:span text:style-name="T3"> </text:span>a<text:span text:style-name="T3"> </text:span>few<text:span text:style-name="T3"> </text:span>heads<text:span text:style-name="T3"> </text:span>turn<text:span text:style-name="T3"> </text:span>and<text:span text:style-name="T3"> </text:span>look.<text:span text:style-name="T3"> </text:span>Lernea<text:span text:style-name="T3"> </text:span>did<text:span text:style-name="T3"> </text:span>not<text:span text:style-name="T3"> </text:span>even<text:span text:style-name="T3"> </text:span>notice<text:span text:style-name="T3"> </text:span>they<text:span text:style-name="T3"> </text:span>were<text:span text:style-name="T3"> </text:span>attracting<text:span text:style-name="T3"> </text:span>the<text:span text:style-name="T3"> </text:span>attention<text:span text:style-name="T3"> </text:span>of<text:span text:style-name="T3"> </text:span>the<text:span text:style-name="T3"> </text:span>locals,<text:span text:style-name="T3"> </text:span>and<text:span text:style-name="T3"> </text:span>added<text:span text:style-name="T3"> </text:span>her<text:span text:style-name="T3"> </text:span>own<text:span text:style-name="T3"> </text:span>shouts<text:span text:style-name="T3"> </text:span>to<text:span text:style-name="T3"> </text:span>the<text:span text:style-name="T3"> </text:span>rising<text:span text:style-name="T3"> </text:span>din<text:span text:style-name="T3"> </text:span>of<text:span text:style-name="T3"> </text:span>their<text:span text:style-name="T3"> </text:span>heated<text:span text:style-name="T3"> </text:span>debate.</text:p>
      <text:p text:style-name="P1"><text:span text:style-name="T1">“</text:span><text:span text:style-name="T2">This</text:span><text:span text:style-name="T1"> </text:span><text:span text:style-name="T2">isn</text:span><text:span text:style-name="T1">’</text:span><text:span text:style-name="T2">t</text:span><text:span text:style-name="T1"> </text:span><text:span text:style-name="T2">about</text:span><text:span text:style-name="T1"> </text:span><text:span text:style-name="T2">winning</text:span><text:span text:style-name="T1"> </text:span><text:span text:style-name="T2">or</text:span><text:span text:style-name="T1"> </text:span><text:span text:style-name="T2">losing,</text:span><text:span text:style-name="T1"> </text:span><text:span text:style-name="T2">by</text:span><text:span text:style-name="T1"> </text:span><text:span text:style-name="T2">Skrala!</text:span><text:span text:style-name="T1"> </text:span><text:span text:style-name="T2">You</text:span><text:span text:style-name="T1"> </text:span><text:span text:style-name="T2">can</text:span><text:span text:style-name="T1">’</text:span><text:span text:style-name="T2">t</text:span><text:span text:style-name="T1"> </text:span><text:span text:style-name="T2">be</text:span><text:span text:style-name="T1"> </text:span><text:span text:style-name="T2">that</text:span><text:span text:style-name="T1"> </text:span><text:span text:style-name="T2">daft!</text:span><text:span text:style-name="T1">”</text:span></text:p>
      <text:p text:style-name="P1"><text:span text:style-name="T1">“</text:span><text:span text:style-name="T2">You</text:span><text:span text:style-name="T1">’</text:span><text:span text:style-name="T2">re</text:span><text:span text:style-name="T1"> </text:span><text:span text:style-name="T2">the</text:span><text:span text:style-name="T1"> </text:span><text:span text:style-name="T2">one</text:span><text:span text:style-name="T1"> </text:span><text:span text:style-name="T2">that</text:span><text:span text:style-name="T1"> </text:span><text:span text:style-name="T2">got</text:span><text:span text:style-name="T1"> </text:span><text:span text:style-name="T2">us</text:span><text:span text:style-name="T1"> </text:span><text:span text:style-name="T2">into</text:span><text:span text:style-name="T1"> </text:span><text:span text:style-name="T2">this</text:span><text:span text:style-name="T1"> </text:span><text:span text:style-name="T2">mess</text:span><text:span text:style-name="T1"> </text:span><text:span text:style-name="T2">in</text:span><text:span text:style-name="T1"> </text:span><text:span text:style-name="T2">the</text:span><text:span text:style-name="T1"> </text:span><text:span text:style-name="T2">first</text:span><text:span text:style-name="T1"> </text:span><text:span text:style-name="T2">place,</text:span><text:span text:style-name="T1"> </text:span><text:span text:style-name="T2">remember?</text:span><text:span text:style-name="T1">” </text:span><text:span text:style-name="T2">said</text:span><text:span text:style-name="T1"> </text:span><text:span text:style-name="T2">Parcifal</text:span><text:span text:style-name="T1"> </text:span><text:span text:style-name="T2">with</text:span><text:span text:style-name="T1"> </text:span><text:span text:style-name="T2">arms</text:span><text:span text:style-name="T1"> </text:span><text:span text:style-name="T2">crossed</text:span><text:span text:style-name="T1"> </text:span><text:span text:style-name="T2">on</text:span><text:span text:style-name="T1"> </text:span><text:span text:style-name="T2">her</text:span><text:span text:style-name="T1"> </text:span><text:span text:style-name="T2">chest.</text:span><text:span text:style-name="T1"> </text:span><text:span text:style-name="T2">Lernea</text:span><text:span text:style-name="T1"> </text:span><text:span text:style-name="T2">flailed</text:span><text:span text:style-name="T1"> </text:span><text:span text:style-name="T2">her</text:span><text:span text:style-name="T1"> </text:span><text:span text:style-name="T2">arms</text:span><text:span text:style-name="T1"> </text:span><text:span text:style-name="T2">wildly</text:span><text:span text:style-name="T1"> </text:span><text:span text:style-name="T2">around</text:span><text:span text:style-name="T1"> </text:span><text:span text:style-name="T2">her</text:span><text:span text:style-name="T1"> </text:span><text:span text:style-name="T2">while</text:span><text:span text:style-name="T1"> </text:span><text:span text:style-name="T2">moving</text:span><text:span text:style-name="T1"> </text:span><text:span text:style-name="T2">about</text:span><text:span text:style-name="T1"> </text:span><text:span text:style-name="T2">nervously.</text:span></text:p>
      <text:p text:style-name="P1"><text:span text:style-name="T1">“</text:span><text:span text:style-name="T2">Oh,</text:span><text:span text:style-name="T1"> </text:span><text:span text:style-name="T2">really</text:span><text:span text:style-name="T1"> </text:span><text:span text:style-name="T2">now</text:span><text:span text:style-name="T1"> </text:span><text:span text:style-name="T2">that</text:span><text:span text:style-name="T1">’</text:span><text:span text:style-name="T2">s</text:span><text:span text:style-name="T1"> </text:span><text:span text:style-name="T2">just</text:span><text:span text:style-name="T1"> </text:span><text:span text:style-name="T2">so</text:span><text:span text:style-name="T1"> </text:span><text:span text:style-name="T2">typical,</text:span><text:span text:style-name="T1"> </text:span><text:span text:style-name="T2">trying</text:span><text:span text:style-name="T1"> </text:span><text:span text:style-name="T2">to</text:span><text:span text:style-name="T1"> </text:span><text:span text:style-name="T2">put</text:span><text:span text:style-name="T1"> </text:span><text:span text:style-name="T2">the</text:span><text:span text:style-name="T1"> </text:span><text:span text:style-name="T2">blame</text:span><text:span text:style-name="T1"> </text:span><text:span text:style-name="T2">on</text:span><text:span text:style-name="T1"> </text:span><text:span text:style-name="T2">me</text:span><text:span text:style-name="T1"> </text:span><text:span text:style-name="T2">like</text:span><text:span text:style-name="T1"> </text:span><text:span text:style-name="T2">we</text:span><text:span text:style-name="T1">’</text:span><text:span text:style-name="T2">re</text:span><text:span text:style-name="T1"> </text:span><text:span text:style-name="T2">still</text:span><text:span text:style-name="T1"> </text:span><text:span text:style-name="T2">meddling</text:span><text:span text:style-name="T1"> </text:span><text:span text:style-name="T2">with</text:span><text:span text:style-name="T1"> </text:span><text:span text:style-name="T2">the</text:span><text:span text:style-name="T1"> </text:span><text:span text:style-name="T2">master</text:span><text:span text:style-name="T1">’</text:span><text:span text:style-name="T2">s</text:span><text:span text:style-name="T1"> </text:span><text:span text:style-name="T2">spellbook!</text:span><text:span text:style-name="T1">”</text:span></text:p>
      <text:p text:style-name="P1"><text:span text:style-name="T1">“</text:span><text:span text:style-name="T2">Well,</text:span><text:span text:style-name="T1"> </text:span><text:span text:style-name="T2">I</text:span><text:span text:style-name="T1">’</text:span><text:span text:style-name="T2">m</text:span><text:span text:style-name="T1"> </text:span><text:span text:style-name="T2">not</text:span><text:span text:style-name="T1"> </text:span><text:span text:style-name="T2">the</text:span><text:span text:style-name="T1"> </text:span><text:span text:style-name="T2">one</text:span><text:span text:style-name="T1"> </text:span><text:span text:style-name="T2">who</text:span><text:span text:style-name="T1"> </text:span><text:span text:style-name="T2">married</text:span><text:span text:style-name="T1"> </text:span><text:span text:style-name="T2">Therion</text:span><text:span text:style-name="T1"> </text:span><text:span text:style-name="T2">Jangdrival</text:span><text:span text:style-name="T1"> </text:span><text:span text:style-name="T2">on</text:span><text:span text:style-name="T1"> </text:span><text:span text:style-name="T2">a</text:span><text:span text:style-name="T1"> </text:span><text:span text:style-name="T2">whim</text:span><text:span text:style-name="T1"> </text:span><text:span text:style-name="T2">and</text:span><text:span text:style-name="T1"> </text:span><text:span text:style-name="T2">got</text:span><text:span text:style-name="T1"> </text:span><text:span text:style-name="T2">us</text:span><text:span text:style-name="T1"> </text:span><text:span text:style-name="T2">exiled!</text:span><text:span text:style-name="T1">” </text:span><text:span text:style-name="T2">remarked</text:span><text:span text:style-name="T1"> </text:span><text:span text:style-name="T2">Parcifal</text:span><text:span text:style-name="T1"> </text:span><text:span text:style-name="T2">with</text:span><text:span text:style-name="T1"> </text:span><text:span text:style-name="T2">wide</text:span><text:span text:style-name="T1"> </text:span><text:span text:style-name="T2">open</text:span><text:span text:style-name="T1"> </text:span><text:span text:style-name="T2">arms</text:span><text:span text:style-name="T1"> </text:span><text:span text:style-name="T2">and</text:span><text:span text:style-name="T1"> </text:span><text:span text:style-name="T2">a</text:span><text:span text:style-name="T1"> </text:span><text:span text:style-name="T2">mocking</text:span><text:span text:style-name="T1"> </text:span><text:span text:style-name="T2">smile.</text:span><text:span text:style-name="T1"> </text:span><text:span text:style-name="T2">Lernea</text:span><text:span text:style-name="T1">’</text:span><text:span text:style-name="T2">s</text:span><text:span text:style-name="T1"> </text:span><text:span text:style-name="T2">reply</text:span><text:span text:style-name="T1"> </text:span><text:span text:style-name="T2">was</text:span><text:span text:style-name="T1"> </text:span><text:span text:style-name="T2">filled</text:span><text:span text:style-name="T1"> </text:span><text:span text:style-name="T2">with</text:span><text:span text:style-name="T1"> </text:span><text:span text:style-name="T2">overtones</text:span><text:span text:style-name="T1"> </text:span><text:span text:style-name="T2">of</text:span><text:span text:style-name="T1"> </text:span><text:span text:style-name="T2">shock</text:span><text:span text:style-name="T1"> </text:span><text:span text:style-name="T2">and</text:span><text:span text:style-name="T1"> </text:span><text:span text:style-name="T2">disgust,</text:span><text:span text:style-name="T1"> </text:span><text:span text:style-name="T2">her</text:span><text:span text:style-name="T1"> </text:span><text:span text:style-name="T2">face</text:span><text:span text:style-name="T1"> </text:span><text:span text:style-name="T2">screwed</text:span><text:span text:style-name="T1"> </text:span><text:span text:style-name="T2">up,</text:span><text:span text:style-name="T1"> </text:span><text:span text:style-name="T2">her</text:span><text:span text:style-name="T1"> </text:span><text:span text:style-name="T2">revulsion</text:span><text:span text:style-name="T1"> </text:span><text:span text:style-name="T2">evident</text:span><text:span text:style-name="T1"> </text:span><text:span text:style-name="T2">in</text:span><text:span text:style-name="T1"> </text:span><text:span text:style-name="T2">every</text:span><text:span text:style-name="T1"> </text:span><text:span text:style-name="T2">word.</text:span></text:p>
      <text:p text:style-name="P1"><text:span text:style-name="T1">“</text:span><text:span text:style-name="T2">It</text:span><text:span text:style-name="T1"> </text:span><text:span text:style-name="T2">was</text:span><text:span text:style-name="T1"> </text:span><text:span text:style-name="T2">him</text:span><text:span text:style-name="T1"> </text:span><text:span text:style-name="T2">or</text:span><text:span text:style-name="T1"> </text:span><text:span text:style-name="T2">Gheighran!</text:span><text:span text:style-name="T1"> </text:span><text:span text:style-name="T2">Have</text:span><text:span text:style-name="T1"> </text:span><text:span text:style-name="T2">you</text:span><text:span text:style-name="T1"> </text:span><text:span text:style-name="T2">even</text:span><text:span text:style-name="T1"> </text:span><text:span text:style-name="T2">seen</text:span><text:span text:style-name="T1"> </text:span><text:span text:style-name="T2">Gheighran?</text:span><text:span text:style-name="T1"> </text:span><text:span text:style-name="T2">He</text:span><text:span text:style-name="T1">’</text:span><text:span text:style-name="T2">s</text:span><text:span text:style-name="T1"> </text:span><text:span text:style-name="T2">a</text:span><text:span text:style-name="T1"> </text:span><text:span text:style-name="T2">walking</text:span><text:span text:style-name="T1"> </text:span><text:span text:style-name="T2">swamp-thing,</text:span><text:span text:style-name="T1"> </text:span><text:span text:style-name="T2">not</text:span><text:span text:style-name="T1"> </text:span><text:span text:style-name="T2">a</text:span><text:span text:style-name="T1"> </text:span><text:span text:style-name="T2">man!</text:span><text:span text:style-name="T1">”</text:span></text:p>
      <text:p text:style-name="P2">Parcifal<text:span text:style-name="T3"> </text:span>shook<text:span text:style-name="T3"> </text:span>her<text:span text:style-name="T3"> </text:span>head<text:span text:style-name="T3"> </text:span>and<text:span text:style-name="T3"> </text:span>berated<text:span text:style-name="T3"> </text:span>her<text:span text:style-name="T3"> </text:span>slightly<text:span text:style-name="T3"> </text:span>older<text:span text:style-name="T3"> </text:span>sister,<text:span text:style-name="T3"> </text:span>her<text:span text:style-name="T3"> </text:span>face<text:span text:style-name="T3"> </text:span>suddenly<text:span text:style-name="T3"> </text:span>grim<text:span text:style-name="T3"> </text:span>and<text:span text:style-name="T3"> </text:span>her<text:span text:style-name="T3"> </text:span>voice<text:span text:style-name="T3"> </text:span>low-keyed<text:span text:style-name="T3"> </text:span>and<text:span text:style-name="T3"> </text:span>even.</text:p>
      <text:p text:style-name="P1"><text:span text:style-name="T1">“</text:span><text:span text:style-name="T2">Is</text:span><text:span text:style-name="T1"> </text:span><text:span text:style-name="T2">that</text:span><text:span text:style-name="T1"> </text:span><text:span text:style-name="T2">how</text:span><text:span text:style-name="T1"> </text:span><text:span text:style-name="T2">you</text:span><text:span text:style-name="T1"> </text:span><text:span text:style-name="T2">make</text:span><text:span text:style-name="T1"> </text:span><text:span text:style-name="T2">decisions</text:span><text:span text:style-name="T1"> </text:span><text:span text:style-name="T2">about</text:span><text:span text:style-name="T1"> </text:span><text:span text:style-name="T2">your</text:span><text:span text:style-name="T1"> </text:span><text:span text:style-name="T2">kingdom,</text:span><text:span text:style-name="T1"> </text:span><text:span text:style-name="T2">my</text:span><text:span text:style-name="T1"> </text:span><text:span text:style-name="T2">Queen?</text:span><text:span text:style-name="T1"> </text:span><text:span text:style-name="T2">Based</text:span><text:span text:style-name="T1"> </text:span><text:span text:style-name="T2">on</text:span><text:span text:style-name="T1"> </text:span><text:span text:style-name="T2">looks</text:span><text:span text:style-name="T1"> </text:span><text:span text:style-name="T2">and</text:span><text:span text:style-name="T1"> </text:span><text:span text:style-name="T2">appearances?</text:span><text:span text:style-name="T1"> </text:span><text:span text:style-name="T2">Only</text:span><text:span text:style-name="T1"> </text:span><text:span text:style-name="T2">if</text:span><text:span text:style-name="T1"> </text:span><text:span text:style-name="T2">mother</text:span><text:span text:style-name="T1"> </text:span><text:span text:style-name="T2">were</text:span><text:span text:style-name="T1"> </text:span><text:span text:style-name="T2">alive..</text:span><text:span text:style-name="T1">”</text:span></text:p>
      <text:p text:style-name="P2">She<text:span text:style-name="T3"> </text:span>let<text:span text:style-name="T3"> </text:span>her<text:span text:style-name="T3"> </text:span>voice<text:span text:style-name="T3"> </text:span>trail<text:span text:style-name="T3"> </text:span>off<text:span text:style-name="T3"> </text:span>and<text:span text:style-name="T3"> </text:span>ventured<text:span text:style-name="T3"> </text:span>a<text:span text:style-name="T3"> </text:span>look<text:span text:style-name="T3"> </text:span>towards<text:span text:style-name="T3"> </text:span>the<text:span text:style-name="T3"> </text:span>ocean.<text:span text:style-name="T3"> </text:span>The<text:span text:style-name="T3"> </text:span>Autania<text:span text:style-name="T3">’</text:span>s<text:span text:style-name="T3"> </text:span>sail<text:span text:style-name="T3"> </text:span>was<text:span text:style-name="T3"> </text:span>barely<text:span text:style-name="T3"> </text:span>visible,<text:span text:style-name="T3"> </text:span>the<text:span text:style-name="T3"> </text:span>light<text:span text:style-name="T3"> </text:span>of<text:span text:style-name="T3"> </text:span>day<text:span text:style-name="T3"> </text:span>growing<text:span text:style-name="T3"> </text:span>dimmer<text:span text:style-name="T3"> </text:span>with<text:span text:style-name="T3"> </text:span>every<text:span text:style-name="T3"> </text:span>passing<text:span text:style-name="T3"> </text:span>minute.<text:span text:style-name="T3"> </text:span>Lernea<text:span text:style-name="T3"> </text:span>was<text:span text:style-name="T3"> </text:span>looking<text:span text:style-name="T3"> </text:span>at<text:span text:style-name="T3"> </text:span>her<text:span text:style-name="T3"> </text:span>feet,<text:span text:style-name="T3"> </text:span>feeling<text:span text:style-name="T3"> </text:span>scolded<text:span text:style-name="T3"> </text:span>and<text:span text:style-name="T3"> </text:span>reprimanded<text:span text:style-name="T3"> </text:span>like<text:span text:style-name="T3"> </text:span>a<text:span text:style-name="T3"> </text:span>child.<text:span text:style-name="T3"> </text:span>Yet,<text:span text:style-name="T3"> </text:span>when<text:span text:style-name="T3"> </text:span>she<text:span text:style-name="T3"> </text:span>talked<text:span text:style-name="T3"> </text:span>next<text:span text:style-name="T3"> </text:span>she<text:span text:style-name="T3"> </text:span>had<text:span text:style-name="T3"> </text:span>the<text:span text:style-name="T3"> </text:span>voice<text:span text:style-name="T3"> </text:span>of<text:span text:style-name="T3"> </text:span>a<text:span text:style-name="T3"> </text:span>proud<text:span text:style-name="T3"> </text:span>woman:</text:p>
      <text:p text:style-name="P1"><text:span text:style-name="T1">“</text:span><text:span text:style-name="T2">Mother</text:span><text:span text:style-name="T1"> </text:span><text:span text:style-name="T2">made</text:span><text:span text:style-name="T1"> </text:span><text:span text:style-name="T2">mistakes</text:span><text:span text:style-name="T1"> </text:span><text:span text:style-name="T2">as</text:span><text:span text:style-name="T1"> </text:span><text:span text:style-name="T2">well</text:span><text:span text:style-name="T1"> </text:span><text:span text:style-name="T2">in</text:span><text:span text:style-name="T1"> </text:span><text:span text:style-name="T2">her</text:span><text:span text:style-name="T1"> </text:span><text:span text:style-name="T2">reign.</text:span><text:span text:style-name="T1">”</text:span></text:p>
      <text:p text:style-name="P1"><text:span text:style-name="T1">“</text:span><text:span text:style-name="T2">Yes,</text:span><text:span text:style-name="T1"> </text:span><text:span text:style-name="T2">she</text:span><text:span text:style-name="T1"> </text:span><text:span text:style-name="T2">did,</text:span><text:span text:style-name="T1">” </text:span><text:span text:style-name="T2">said</text:span><text:span text:style-name="T1"> </text:span><text:span text:style-name="T2">Parcifal</text:span><text:span text:style-name="T1"> </text:span><text:span text:style-name="T2">nodding</text:span><text:span text:style-name="T1"> </text:span><text:span text:style-name="T2">and</text:span><text:span text:style-name="T1"> </text:span><text:span text:style-name="T2">went</text:span><text:span text:style-name="T1"> </text:span><text:span text:style-name="T2">on</text:span><text:span text:style-name="T1"> </text:span><text:span text:style-name="T2">to</text:span><text:span text:style-name="T1"> </text:span><text:span text:style-name="T2">shout,</text:span><text:span text:style-name="T1"> “</text:span><text:span text:style-name="T2">She</text:span><text:span text:style-name="T1"> </text:span><text:span text:style-name="T2">gave</text:span><text:span text:style-name="T1"> </text:span><text:span text:style-name="T2">birth</text:span><text:span text:style-name="T1"> </text:span><text:span text:style-name="T2">to</text:span><text:span text:style-name="T1"> </text:span><text:span text:style-name="T2">you!</text:span><text:span text:style-name="T1">”</text:span></text:p>
      <text:p text:style-name="P1"><text:soft-page-break/><text:span text:style-name="T1">“</text:span><text:span text:style-name="T2">We</text:span><text:span text:style-name="T1">’</text:span><text:span text:style-name="T2">re</text:span><text:span text:style-name="T1"> </text:span><text:span text:style-name="T2">only</text:span><text:span text:style-name="T1"> </text:span><text:span text:style-name="T2">a</text:span><text:span text:style-name="T1"> </text:span><text:span text:style-name="T2">minute</text:span><text:span text:style-name="T1"> </text:span><text:span text:style-name="T2">apart,</text:span><text:span text:style-name="T1"> </text:span><text:span text:style-name="T2">you</text:span><text:span text:style-name="T1"> </text:span><text:span text:style-name="T2">stupid-</text:span><text:span text:style-name="T1">”</text:span></text:p>
      <text:p text:style-name="P2">Lernea<text:span text:style-name="T3"> </text:span>stopped<text:span text:style-name="T3"> </text:span>in<text:span text:style-name="T3"> </text:span>mid-sentence<text:span text:style-name="T3"> </text:span>even<text:span text:style-name="T3"> </text:span>as<text:span text:style-name="T3"> </text:span>her<text:span text:style-name="T3"> </text:span>mouth<text:span text:style-name="T3"> </text:span>began<text:span text:style-name="T3"> </text:span>to<text:span text:style-name="T3"> </text:span>form<text:span text:style-name="T3"> </text:span>the<text:span text:style-name="T3"> </text:span>word<text:span text:style-name="T3"> ‘</text:span>cow<text:span text:style-name="T3">’</text:span>.<text:span text:style-name="T3"> </text:span>She<text:span text:style-name="T3"> </text:span>had<text:span text:style-name="T3"> </text:span>instinctively<text:span text:style-name="T3"> </text:span>flung<text:span text:style-name="T3"> </text:span>her<text:span text:style-name="T3"> </text:span>arm<text:span text:style-name="T3"> </text:span>and<text:span text:style-name="T3"> </text:span>was<text:span text:style-name="T3"> </text:span>grabbing<text:span text:style-name="T3"> </text:span>at<text:span text:style-name="T3"> </text:span>what<text:span text:style-name="T3"> </text:span>seemed<text:span text:style-name="T3"> </text:span>to<text:span text:style-name="T3"> </text:span>be<text:span text:style-name="T3"> </text:span>a<text:span text:style-name="T3"> </text:span>child<text:span text:style-name="T3">’</text:span>s<text:span text:style-name="T3"> </text:span>arm<text:span text:style-name="T3"> </text:span>attached<text:span text:style-name="T3"> </text:span>to<text:span text:style-name="T3"> </text:span>a<text:span text:style-name="T3"> </text:span>hand<text:span text:style-name="T3"> </text:span>holding<text:span text:style-name="T3"> </text:span>her<text:span text:style-name="T3"> </text:span>coinpurse.</text:p>
      <text:p text:style-name="P1"><text:span text:style-name="T1">“</text:span><text:span text:style-name="T2">Hey,</text:span><text:span text:style-name="T1">” </text:span><text:span text:style-name="T2">she</text:span><text:span text:style-name="T1"> </text:span><text:span text:style-name="T2">said</text:span><text:span text:style-name="T1"> </text:span><text:span text:style-name="T2">and</text:span><text:span text:style-name="T1"> </text:span><text:span text:style-name="T2">turned</text:span><text:span text:style-name="T1"> </text:span><text:span text:style-name="T2">to</text:span><text:span text:style-name="T1"> </text:span><text:span text:style-name="T2">look</text:span><text:span text:style-name="T1"> </text:span><text:span text:style-name="T2">nearly</text:span><text:span text:style-name="T1"> </text:span><text:span text:style-name="T2">right</text:span><text:span text:style-name="T1"> </text:span><text:span text:style-name="T2">behind</text:span><text:span text:style-name="T1"> </text:span><text:span text:style-name="T2">her.</text:span><text:span text:style-name="T1"> </text:span><text:span text:style-name="T2">There</text:span><text:span text:style-name="T1"> </text:span><text:span text:style-name="T2">was</text:span><text:span text:style-name="T1"> </text:span><text:span text:style-name="T2">a</text:span><text:span text:style-name="T1"> </text:span><text:span text:style-name="T2">short</text:span><text:span text:style-name="T1"> </text:span><text:span text:style-name="T2">person</text:span><text:span text:style-name="T1"> </text:span><text:span text:style-name="T2">standing</text:span><text:span text:style-name="T1"> </text:span><text:span text:style-name="T2">there,</text:span><text:span text:style-name="T1"> </text:span><text:span text:style-name="T2">all</text:span><text:span text:style-name="T1"> </text:span><text:span text:style-name="T2">dressed</text:span><text:span text:style-name="T1"> </text:span><text:span text:style-name="T2">up</text:span><text:span text:style-name="T1"> </text:span><text:span text:style-name="T2">in</text:span><text:span text:style-name="T1"> </text:span><text:span text:style-name="T2">dark</text:span><text:span text:style-name="T1"> </text:span><text:span text:style-name="T2">leather</text:span><text:span text:style-name="T1"> </text:span><text:span text:style-name="T2">and</text:span><text:span text:style-name="T1"> </text:span><text:span text:style-name="T2">an</text:span><text:span text:style-name="T1"> </text:span><text:span text:style-name="T2">impossibly</text:span><text:span text:style-name="T1"> </text:span><text:span text:style-name="T2">bland,</text:span><text:span text:style-name="T1"> </text:span><text:span text:style-name="T2">expressionless</text:span><text:span text:style-name="T1"> </text:span><text:span text:style-name="T2">face.</text:span></text:p>
      <text:p text:style-name="P2">Parcifal<text:span text:style-name="T3"> </text:span>grabbed<text:span text:style-name="T3"> </text:span>a<text:span text:style-name="T3"> </text:span>silver,<text:span text:style-name="T3"> </text:span>teardrop-shaped<text:span text:style-name="T3"> </text:span>knife<text:span text:style-name="T3"> </text:span>from<text:span text:style-name="T3"> </text:span>her<text:span text:style-name="T3"> </text:span>waistband<text:span text:style-name="T3"> </text:span>and<text:span text:style-name="T3"> </text:span>took<text:span text:style-name="T3"> </text:span>a<text:span text:style-name="T3"> </text:span>step<text:span text:style-name="T3"> </text:span>towards<text:span text:style-name="T3"> </text:span>her<text:span text:style-name="T3"> </text:span>sister<text:span text:style-name="T3">’</text:span>s<text:span text:style-name="T3"> </text:span>side<text:span text:style-name="T3"> </text:span>where<text:span text:style-name="T3"> </text:span>the<text:span text:style-name="T3"> </text:span>short<text:span text:style-name="T3"> </text:span>person<text:span text:style-name="T3"> </text:span>stood<text:span text:style-name="T3"> </text:span>frozen,<text:span text:style-name="T3"> </text:span>said<text:span text:style-name="T3"> </text:span>person<text:span text:style-name="T3"> </text:span>pretending<text:span text:style-name="T3"> </text:span>he<text:span text:style-name="T3"> </text:span>was<text:span text:style-name="T3"> </text:span>nothing<text:span text:style-name="T3"> </text:span>more<text:span text:style-name="T3"> </text:span>than<text:span text:style-name="T3"> </text:span>a<text:span text:style-name="T3"> </text:span>misplaced<text:span text:style-name="T3"> </text:span>piece<text:span text:style-name="T3"> </text:span>of<text:span text:style-name="T3"> </text:span>furniture.<text:span text:style-name="T3"> </text:span>He<text:span text:style-name="T3"> </text:span>seemed<text:span text:style-name="T3"> </text:span>to<text:span text:style-name="T3"> </text:span>be<text:span text:style-name="T3"> </text:span>holding<text:span text:style-name="T3"> </text:span>his<text:span text:style-name="T3"> </text:span>breath.</text:p>
      <text:p text:style-name="P1"><text:span text:style-name="T1">“</text:span><text:span text:style-name="T2">A</text:span><text:span text:style-name="T1"> </text:span><text:span text:style-name="T2">thieving</text:span><text:span text:style-name="T1"> </text:span><text:span text:style-name="T2">scum,</text:span><text:span text:style-name="T1"> </text:span><text:span text:style-name="T2">and</text:span><text:span text:style-name="T1"> </text:span><text:span text:style-name="T2">a</text:span><text:span text:style-name="T1"> </text:span><text:span text:style-name="T2">bad</text:span><text:span text:style-name="T1"> </text:span><text:span text:style-name="T2">one</text:span><text:span text:style-name="T1"> </text:span><text:span text:style-name="T2">at</text:span><text:span text:style-name="T1"> </text:span><text:span text:style-name="T2">that,</text:span><text:span text:style-name="T1"> </text:span><text:span text:style-name="T2">eh?</text:span><text:span text:style-name="T1">”</text:span></text:p>
      <text:p text:style-name="P1"><text:span text:style-name="T1">“</text:span><text:span text:style-name="T2">Bugger,</text:span><text:span text:style-name="T1">” </text:span><text:span text:style-name="T2">said</text:span><text:span text:style-name="T1"> </text:span><text:span text:style-name="T2">the</text:span><text:span text:style-name="T1"> </text:span><text:span text:style-name="T2">short</text:span><text:span text:style-name="T1"> </text:span><text:span text:style-name="T2">person</text:span><text:span text:style-name="T1"> </text:span><text:span text:style-name="T2">with</text:span><text:span text:style-name="T1"> </text:span><text:span text:style-name="T2">a</text:span><text:span text:style-name="T1"> </text:span><text:span text:style-name="T2">whiz.</text:span><text:span text:style-name="T1"> </text:span><text:span text:style-name="T2">Out</text:span><text:span text:style-name="T1"> </text:span><text:span text:style-name="T2">of</text:span><text:span text:style-name="T1"> </text:span><text:span text:style-name="T2">breath,</text:span><text:span text:style-name="T1"> </text:span><text:span text:style-name="T2">he</text:span><text:span text:style-name="T1"> </text:span><text:span text:style-name="T2">looked</text:span><text:span text:style-name="T1"> </text:span><text:span text:style-name="T2">sideways</text:span><text:span text:style-name="T1"> </text:span><text:span text:style-name="T2">at</text:span><text:span text:style-name="T1"> </text:span><text:span text:style-name="T2">the</text:span><text:span text:style-name="T1"> </text:span><text:span text:style-name="T2">bristling</text:span><text:span text:style-name="T1"> </text:span><text:span text:style-name="T2">knife-point</text:span><text:span text:style-name="T1"> </text:span><text:span text:style-name="T2">and</text:span><text:span text:style-name="T1"> </text:span><text:span text:style-name="T2">suddenly</text:span><text:span text:style-name="T1"> </text:span><text:span text:style-name="T2">sucked</text:span><text:span text:style-name="T1"> </text:span><text:span text:style-name="T2">on</text:span><text:span text:style-name="T1"> </text:span><text:span text:style-name="T2">air</text:span><text:span text:style-name="T1"> </text:span><text:span text:style-name="T2">through</text:span><text:span text:style-name="T1"> </text:span><text:span text:style-name="T2">his</text:span><text:span text:style-name="T1"> </text:span><text:span text:style-name="T2">nostrils</text:span><text:span text:style-name="T1"> </text:span><text:span text:style-name="T2">loudly.</text:span><text:span text:style-name="T1"> </text:span><text:span text:style-name="T2">His</text:span><text:span text:style-name="T1"> </text:span><text:span text:style-name="T2">body</text:span><text:span text:style-name="T1"> </text:span><text:span text:style-name="T2">relaxed</text:span><text:span text:style-name="T1"> </text:span><text:span text:style-name="T2">and</text:span><text:span text:style-name="T1"> </text:span><text:span text:style-name="T2">he</text:span><text:span text:style-name="T1"> </text:span><text:span text:style-name="T2">let</text:span><text:span text:style-name="T1"> </text:span><text:span text:style-name="T2">the</text:span><text:span text:style-name="T1"> </text:span><text:span text:style-name="T2">bulging</text:span><text:span text:style-name="T1"> </text:span><text:span text:style-name="T2">coinpurse</text:span><text:span text:style-name="T1"> </text:span><text:span text:style-name="T2">drop</text:span><text:span text:style-name="T1"> </text:span><text:span text:style-name="T2">to</text:span><text:span text:style-name="T1"> </text:span><text:span text:style-name="T2">the</text:span><text:span text:style-name="T1"> </text:span><text:span text:style-name="T2">wooden</text:span><text:span text:style-name="T1"> </text:span><text:span text:style-name="T2">pier</text:span><text:span text:style-name="T1"> </text:span><text:span text:style-name="T2">with</text:span><text:span text:style-name="T1"> </text:span><text:span text:style-name="T2">a</text:span><text:span text:style-name="T1"> </text:span><text:span text:style-name="T2">heavy</text:span><text:span text:style-name="T1"> </text:span><text:span text:style-name="T2">jingle.</text:span></text:p>
      <text:p text:style-name="P2">Lernea<text:span text:style-name="T3"> </text:span>made<text:span text:style-name="T3"> </text:span>a<text:span text:style-name="T3"> </text:span>grimace<text:span text:style-name="T3"> </text:span>and<text:span text:style-name="T3"> </text:span>turned<text:span text:style-name="T3"> </text:span>her<text:span text:style-name="T3"> </text:span>head<text:span text:style-name="T3"> </text:span>away<text:span text:style-name="T3"> </text:span>from<text:span text:style-name="T3"> </text:span>the<text:span text:style-name="T3"> </text:span>short<text:span text:style-name="T3"> </text:span>man.</text:p>
      <text:p text:style-name="P1"><text:span text:style-name="T1">“</text:span><text:span text:style-name="T2">I</text:span><text:span text:style-name="T1"> </text:span><text:span text:style-name="T2">can</text:span><text:span text:style-name="T1"> </text:span><text:span text:style-name="T2">see</text:span><text:span text:style-name="T1"> </text:span><text:span text:style-name="T2">why</text:span><text:span text:style-name="T1"> </text:span><text:span text:style-name="T2">you</text:span><text:span text:style-name="T1"> </text:span><text:span text:style-name="T2">held</text:span><text:span text:style-name="T1"> </text:span><text:span text:style-name="T2">that</text:span><text:span text:style-name="T1"> </text:span><text:span text:style-name="T2">breath</text:span><text:span text:style-name="T1"> </text:span><text:span text:style-name="T2">of</text:span><text:span text:style-name="T1"> </text:span><text:span text:style-name="T2">yours.</text:span><text:span text:style-name="T1"> </text:span><text:span text:style-name="T2">Could</text:span><text:span text:style-name="T1"> </text:span><text:span text:style-name="T2">even</text:span><text:span text:style-name="T1"> </text:span><text:span text:style-name="T2">kill</text:span><text:span text:style-name="T1"> </text:span><text:span text:style-name="T2">a</text:span><text:span text:style-name="T1"> </text:span><text:span text:style-name="T2">man;</text:span><text:span text:style-name="T1"> </text:span><text:span text:style-name="T2">one</text:span><text:span text:style-name="T1"> </text:span><text:span text:style-name="T2">of</text:span><text:span text:style-name="T1"> </text:span><text:span text:style-name="T2">your</text:span><text:span text:style-name="T1"> </text:span><text:span text:style-name="T2">stature,</text:span><text:span text:style-name="T1"> </text:span><text:span text:style-name="T2">at</text:span><text:span text:style-name="T1"> </text:span><text:span text:style-name="T2">least.</text:span><text:span text:style-name="T1">”</text:span></text:p>
      <text:p text:style-name="P2">Parcifal<text:span text:style-name="T3"> </text:span>seemed<text:span text:style-name="T3"> </text:span>less<text:span text:style-name="T3"> </text:span>inclined<text:span text:style-name="T3"> </text:span>to<text:span text:style-name="T3"> </text:span>comment<text:span text:style-name="T3"> </text:span>on<text:span text:style-name="T3"> </text:span>the<text:span text:style-name="T3"> </text:span>aspiring<text:span text:style-name="T3"> </text:span>thief<text:span text:style-name="T3">’</text:span>s<text:span text:style-name="T3"> </text:span>lack<text:span text:style-name="T3"> </text:span>of<text:span text:style-name="T3"> </text:span>mouth<text:span text:style-name="T3"> </text:span>hygiene.<text:span text:style-name="T3"> </text:span>She<text:span text:style-name="T3"> </text:span>looked<text:span text:style-name="T3"> </text:span>at<text:span text:style-name="T3"> </text:span>him<text:span text:style-name="T3"> </text:span>with<text:span text:style-name="T3"> </text:span>mixed<text:span text:style-name="T3"> </text:span>feelings<text:span text:style-name="T3"> </text:span>of<text:span text:style-name="T3"> </text:span>curiosity<text:span text:style-name="T3"> </text:span>and<text:span text:style-name="T3"> </text:span>frustration,<text:span text:style-name="T3"> </text:span>brandishing<text:span text:style-name="T3"> </text:span>her<text:span text:style-name="T3"> </text:span>knife<text:span text:style-name="T3"> </text:span>accusingly.</text:p>
      <text:p text:style-name="P1"><text:span text:style-name="T1">“</text:span><text:span text:style-name="T2">Barely</text:span><text:span text:style-name="T1"> </text:span><text:span text:style-name="T2">stepped</text:span><text:span text:style-name="T1"> </text:span><text:span text:style-name="T2">foot</text:span><text:span text:style-name="T1"> </text:span><text:span text:style-name="T2">on</text:span><text:span text:style-name="T1"> </text:span><text:span text:style-name="T2">this</text:span><text:span text:style-name="T1"> </text:span><text:span text:style-name="T2">land,</text:span><text:span text:style-name="T1"> </text:span><text:span text:style-name="T2">and</text:span><text:span text:style-name="T1"> </text:span><text:span text:style-name="T2">here</text:span><text:span text:style-name="T1">’</text:span><text:span text:style-name="T2">s</text:span><text:span text:style-name="T1"> </text:span><text:span text:style-name="T2">our</text:span><text:span text:style-name="T1"> </text:span><text:span text:style-name="T2">greeting.</text:span><text:span text:style-name="T1"> </text:span><text:span text:style-name="T2">Couldn</text:span><text:span text:style-name="T1">’</text:span><text:span text:style-name="T2">t</text:span><text:span text:style-name="T1"> </text:span><text:span text:style-name="T2">resist</text:span><text:span text:style-name="T1"> </text:span><text:span text:style-name="T2">our</text:span><text:span text:style-name="T1"> </text:span><text:span text:style-name="T2">riches,</text:span><text:span text:style-name="T1"> </text:span><text:span text:style-name="T2">little</text:span><text:span text:style-name="T1"> </text:span><text:span text:style-name="T2">man?</text:span><text:span text:style-name="T1">” </text:span><text:span text:style-name="T2">asked</text:span><text:span text:style-name="T1"> </text:span><text:span text:style-name="T2">Parcifal,</text:span><text:span text:style-name="T1"> </text:span><text:span text:style-name="T2">her</text:span><text:span text:style-name="T1"> </text:span><text:span text:style-name="T2">shiny</text:span><text:span text:style-name="T1"> </text:span><text:span text:style-name="T2">breastplate</text:span><text:span text:style-name="T1"> </text:span><text:span text:style-name="T2">protruding</text:span><text:span text:style-name="T1"> </text:span><text:span text:style-name="T2">from</text:span><text:span text:style-name="T1"> </text:span><text:span text:style-name="T2">the</text:span><text:span text:style-name="T1"> </text:span><text:span text:style-name="T2">rest</text:span><text:span text:style-name="T1"> </text:span><text:span text:style-name="T2">of</text:span><text:span text:style-name="T1"> </text:span><text:span text:style-name="T2">her</text:span><text:span text:style-name="T1"> </text:span><text:span text:style-name="T2">body</text:span><text:span text:style-name="T1"> </text:span><text:span text:style-name="T2">armor</text:span><text:span text:style-name="T1"> </text:span><text:span text:style-name="T2">straight</text:span><text:span text:style-name="T1"> </text:span><text:span text:style-name="T2">at</text:span><text:span text:style-name="T1"> </text:span><text:span text:style-name="T2">the</text:span><text:span text:style-name="T1"> </text:span><text:span text:style-name="T2">thief</text:span><text:span text:style-name="T1">’</text:span><text:span text:style-name="T2">s</text:span><text:span text:style-name="T1"> </text:span><text:span text:style-name="T2">face.</text:span></text:p>
      <text:p text:style-name="P1"><text:span text:style-name="T1">“</text:span><text:span text:style-name="T2">Be</text:span><text:span text:style-name="T1"> </text:span><text:span text:style-name="T2">fair,</text:span><text:span text:style-name="T1"> </text:span><text:span text:style-name="T2">my</text:span><text:span text:style-name="T1"> </text:span><text:span text:style-name="T2">fair</text:span><text:span text:style-name="T1"> </text:span><text:span text:style-name="T2">lady!</text:span><text:span text:style-name="T1"> </text:span><text:span text:style-name="T2">Wasn</text:span><text:span text:style-name="T1">’</text:span><text:span text:style-name="T2">t</text:span><text:span text:style-name="T1"> </text:span><text:span text:style-name="T2">ogling</text:span><text:span text:style-name="T1"> </text:span><text:span text:style-name="T2">your,</text:span><text:span text:style-name="T1"> </text:span><text:span text:style-name="T2">ehm,</text:span><text:span text:style-name="T1"> </text:span><text:span text:style-name="T2">lady</text:span><text:span text:style-name="T1"> </text:span><text:span text:style-name="T2">parts</text:span><text:span text:style-name="T1"> </text:span><text:span text:style-name="T2">or</text:span><text:span text:style-name="T1"> </text:span><text:span text:style-name="T2">anything,</text:span><text:span text:style-name="T1"> </text:span><text:span text:style-name="T2">your</text:span><text:span text:style-name="T1"> </text:span><text:span text:style-name="T2">gracefulness.</text:span><text:span text:style-name="T1"> </text:span><text:span text:style-name="T2">Not</text:span><text:span text:style-name="T1"> </text:span><text:span text:style-name="T2">that</text:span><text:span text:style-name="T1"> </text:span><text:span text:style-name="T2">they</text:span><text:span text:style-name="T1">’</text:span><text:span text:style-name="T2">re</text:span><text:span text:style-name="T1"> </text:span><text:span text:style-name="T2">not</text:span><text:span text:style-name="T1"> </text:span><text:span text:style-name="T2">worth</text:span><text:span text:style-name="T1"> </text:span><text:span text:style-name="T2">to,</text:span><text:span text:style-name="T1"> </text:span><text:span text:style-name="T2">well,</text:span><text:span text:style-name="T1"> </text:span><text:span text:style-name="T2">ogle,</text:span><text:span text:style-name="T1">” </text:span><text:span text:style-name="T2">he</text:span><text:span text:style-name="T1"> </text:span><text:span text:style-name="T2">said</text:span><text:span text:style-name="T1"> </text:span><text:span text:style-name="T2">with</text:span><text:span text:style-name="T1"> </text:span><text:span text:style-name="T2">an</text:span><text:span text:style-name="T1"> </text:span><text:span text:style-name="T2">awkward</text:span><text:span text:style-name="T1"> </text:span><text:span text:style-name="T2">smile</text:span><text:span text:style-name="T1"> </text:span><text:span text:style-name="T2">and</text:span><text:span text:style-name="T1"> </text:span><text:span text:style-name="T2">looked</text:span><text:span text:style-name="T1"> </text:span><text:span text:style-name="T2">up</text:span><text:span text:style-name="T1"> </text:span><text:span text:style-name="T2">to</text:span><text:span text:style-name="T1"> </text:span><text:span text:style-name="T2">Parcifal</text:span><text:span text:style-name="T1"> </text:span><text:span text:style-name="T2">like</text:span><text:span text:style-name="T1"> </text:span><text:span text:style-name="T2">a</text:span><text:span text:style-name="T1"> </text:span><text:span text:style-name="T2">man</text:span><text:span text:style-name="T1"> </text:span><text:span text:style-name="T2">seeking</text:span><text:span text:style-name="T1"> </text:span><text:span text:style-name="T2">redemption</text:span><text:span text:style-name="T1"> </text:span><text:span text:style-name="T2">in</text:span><text:span text:style-name="T1"> </text:span><text:span text:style-name="T2">prayer.</text:span></text:p>
      <text:p text:style-name="P2">Lernea<text:span text:style-name="T3"> </text:span>punched<text:span text:style-name="T3"> </text:span>him<text:span text:style-name="T3"> </text:span>in<text:span text:style-name="T3"> </text:span>the<text:span text:style-name="T3"> </text:span>gut<text:span text:style-name="T3"> </text:span>without<text:span text:style-name="T3"> </text:span>warning;<text:span text:style-name="T3"> </text:span>the<text:span text:style-name="T3"> </text:span>short<text:span text:style-name="T3"> </text:span>little<text:span text:style-name="T3"> </text:span>man<text:span text:style-name="T3"> </text:span>doubled<text:span text:style-name="T3"> </text:span>over,<text:span text:style-name="T3"> </text:span>his<text:span text:style-name="T3"> </text:span>face<text:span text:style-name="T3"> </text:span>flustered.<text:span text:style-name="T3"> </text:span>He<text:span text:style-name="T3"> </text:span>looked<text:span text:style-name="T3"> </text:span>momentously<text:span text:style-name="T3"> </text:span>surprised<text:span text:style-name="T3"> </text:span>and<text:span text:style-name="T3"> </text:span>awestruck,<text:span text:style-name="T3"> </text:span>rather<text:span text:style-name="T3"> </text:span>than<text:span text:style-name="T3"> </text:span>simply<text:span text:style-name="T3"> </text:span>hurt;<text:span text:style-name="T3"> </text:span>he<text:span text:style-name="T3"> </text:span>seemed<text:span text:style-name="T3"> </text:span>to<text:span text:style-name="T3"> </text:span>have<text:span text:style-name="T3"> </text:span>some<text:span text:style-name="T3"> </text:span>trouble<text:span text:style-name="T3"> </text:span>breathing.</text:p>
      <text:p text:style-name="P1"><text:span text:style-name="T1">“</text:span><text:span text:style-name="T2">She</text:span><text:span text:style-name="T1"> </text:span><text:span text:style-name="T2">was</text:span><text:span text:style-name="T1"> </text:span><text:span text:style-name="T2">talking</text:span><text:span text:style-name="T1"> </text:span><text:span text:style-name="T2">about</text:span><text:span text:style-name="T1"> </text:span><text:span text:style-name="T2">our</text:span><text:span text:style-name="T1"> </text:span><text:span text:style-name="T2">money,</text:span><text:span text:style-name="T1"> </text:span><text:span text:style-name="T2">our</text:span><text:span text:style-name="T1"> </text:span><text:span text:style-name="T2">armor,</text:span><text:span text:style-name="T1"> </text:span><text:span text:style-name="T2">our</text:span><text:span text:style-name="T1"> </text:span><text:span text:style-name="T2">valuables!</text:span><text:span text:style-name="T1"> </text:span><text:span text:style-name="T2">Really,</text:span><text:span text:style-name="T1"> </text:span><text:span text:style-name="T2">to</text:span><text:span text:style-name="T1"> </text:span><text:span text:style-name="T2">address</text:span><text:span text:style-name="T1"> </text:span><text:span text:style-name="T2">any</text:span><text:span text:style-name="T1"> </text:span><text:span text:style-name="T2">woman</text:span><text:span text:style-name="T1"> </text:span><text:span text:style-name="T2">in</text:span><text:span text:style-name="T1"> </text:span><text:span text:style-name="T2">such</text:span><text:span text:style-name="T1"> </text:span><text:span text:style-name="T2">a</text:span><text:span text:style-name="T1"> </text:span><text:span text:style-name="T2">fashion.</text:span><text:span text:style-name="T1">”</text:span></text:p>
      <text:p text:style-name="P2">Parcifal<text:span text:style-name="T3"> </text:span>turned<text:span text:style-name="T3"> </text:span>and<text:span text:style-name="T3"> </text:span>looked<text:span text:style-name="T3"> </text:span>at<text:span text:style-name="T3"> </text:span>her<text:span text:style-name="T3"> </text:span>sister<text:span text:style-name="T3"> </text:span>with<text:span text:style-name="T3"> </text:span>a<text:span text:style-name="T3"> </text:span>bewildered<text:span text:style-name="T3"> </text:span>expression,<text:span text:style-name="T3"> </text:span>squinting<text:span text:style-name="T3"> </text:span>her<text:span text:style-name="T3"> </text:span>eyes<text:span text:style-name="T3"> </text:span>slightly,<text:span text:style-name="T3"> </text:span>her<text:span text:style-name="T3"> </text:span>knife<text:span text:style-name="T3"> </text:span>still<text:span text:style-name="T3"> </text:span>aimed<text:span text:style-name="T3"> </text:span>at<text:span text:style-name="T3"> </text:span>the<text:span text:style-name="T3"> </text:span>thief<text:span text:style-name="T3">’</text:span>s<text:span text:style-name="T3"> </text:span>general<text:span text:style-name="T3"> </text:span>direction<text:span text:style-name="T3"> </text:span>who<text:span text:style-name="T3"> </text:span>was<text:span text:style-name="T3"> </text:span>trying<text:span text:style-name="T3"> </text:span>to<text:span text:style-name="T3"> </text:span>stand<text:span text:style-name="T3"> </text:span>up<text:span text:style-name="T3"> </text:span>again<text:span text:style-name="T3"> </text:span>to<text:span text:style-name="T3"> </text:span>his<text:span text:style-name="T3"> </text:span>full<text:span text:style-name="T3"> </text:span>four<text:span text:style-name="T3"> </text:span>feet<text:span text:style-name="T3"> </text:span>of<text:span text:style-name="T3"> </text:span>height.</text:p>
      <text:p text:style-name="P1"><text:span text:style-name="T1">“</text:span><text:span text:style-name="T2">It</text:span><text:span text:style-name="T1">’</text:span><text:span text:style-name="T2">s</text:span><text:span text:style-name="T1"> </text:span><text:span text:style-name="T2">all</text:span><text:span text:style-name="T1"> </text:span><text:span text:style-name="T2">about</text:span><text:span text:style-name="T1"> </text:span><text:span text:style-name="T2">being</text:span><text:span text:style-name="T1"> </text:span><text:span text:style-name="T2">a</text:span><text:span text:style-name="T1"> </text:span><text:span text:style-name="T2">queen</text:span><text:span text:style-name="T1"> </text:span><text:span text:style-name="T2">proper,</text:span><text:span text:style-name="T1"> </text:span><text:span text:style-name="T2">isn</text:span><text:span text:style-name="T1">’</text:span><text:span text:style-name="T2">t</text:span><text:span text:style-name="T1"> </text:span><text:span text:style-name="T2">it?</text:span><text:span text:style-name="T1"> </text:span><text:span text:style-name="T2">He</text:span><text:span text:style-name="T1"> </text:span><text:span text:style-name="T2">was</text:span><text:span text:style-name="T1"> </text:span><text:span text:style-name="T2">addressing</text:span><text:span text:style-name="T1"> </text:span><text:span text:style-name="T2">me,</text:span><text:span text:style-name="T1"> </text:span><text:span text:style-name="T2">not</text:span><text:span text:style-name="T1"> </text:span><text:span text:style-name="T2">you!</text:span><text:span text:style-name="T1">”</text:span></text:p>
      <text:p text:style-name="P2">Lernea<text:span text:style-name="T3"> </text:span>grinned<text:span text:style-name="T3"> </text:span>and<text:span text:style-name="T3"> </text:span>straightened<text:span text:style-name="T3"> </text:span>her<text:span text:style-name="T3"> </text:span>hair<text:span text:style-name="T3"> </text:span>before<text:span text:style-name="T3"> </text:span>she<text:span text:style-name="T3"> </text:span>mused<text:span text:style-name="T3"> </text:span>mostly<text:span text:style-name="T3"> </text:span><text:soft-page-break/>to<text:span text:style-name="T3"> </text:span>herself:</text:p>
      <text:p text:style-name="P1"><text:span text:style-name="T1">“</text:span><text:span text:style-name="T2">You</text:span><text:span text:style-name="T1"> </text:span><text:span text:style-name="T2">really</text:span><text:span text:style-name="T1"> </text:span><text:span text:style-name="T2">can</text:span><text:span text:style-name="T1">’</text:span><text:span text:style-name="T2">t</text:span><text:span text:style-name="T1"> </text:span><text:span text:style-name="T2">get</text:span><text:span text:style-name="T1"> </text:span><text:span text:style-name="T2">over</text:span><text:span text:style-name="T1"> </text:span><text:span text:style-name="T2">the</text:span><text:span text:style-name="T1"> </text:span><text:span text:style-name="T2">fact</text:span><text:span text:style-name="T1"> </text:span><text:span text:style-name="T2">I</text:span><text:span text:style-name="T1"> </text:span><text:span text:style-name="T2">am</text:span><text:span text:style-name="T1"> </text:span><text:span text:style-name="T2">the</text:span><text:span text:style-name="T1"> </text:span><text:span text:style-name="T2">firstborn,</text:span><text:span text:style-name="T1"> </text:span><text:span text:style-name="T2">rightful</text:span><text:span text:style-name="T1"> </text:span><text:span text:style-name="T2">heir</text:span><text:span text:style-name="T1"> </text:span><text:span text:style-name="T2">to</text:span><text:span text:style-name="T1"> </text:span><text:span text:style-name="T2">the</text:span><text:span text:style-name="T1"> </text:span><text:span text:style-name="T2">throne</text:span><text:span text:style-name="T1"> </text:span><text:span text:style-name="T2">and</text:span><text:span text:style-name="T1"> </text:span><text:span text:style-name="T2">all</text:span><text:span text:style-name="T1"> </text:span><text:span text:style-name="T2">that,</text:span><text:span text:style-name="T1"> </text:span><text:span text:style-name="T2">can</text:span><text:span text:style-name="T1"> </text:span><text:span text:style-name="T2">you?</text:span><text:span text:style-name="T1">”</text:span></text:p>
      <text:p text:style-name="P1"><text:span text:style-name="T1">“</text:span><text:span text:style-name="T2">The</text:span><text:span text:style-name="T1"> </text:span><text:span text:style-name="T2">fact</text:span><text:span text:style-name="T1"> </text:span><text:span text:style-name="T2">is,</text:span><text:span text:style-name="T1"> </text:span><text:span text:style-name="T2">you</text:span><text:span text:style-name="T1">’</text:span><text:span text:style-name="T2">re</text:span><text:span text:style-name="T1"> </text:span><text:span text:style-name="T2">a</text:span><text:span text:style-name="T1"> </text:span><text:span text:style-name="T2">spoiled</text:span><text:span text:style-name="T1"> </text:span><text:span text:style-name="T2">brat</text:span><text:span text:style-name="T1"> </text:span><text:span text:style-name="T2">if</text:span><text:span text:style-name="T1"> </text:span><text:span text:style-name="T2">I</text:span><text:span text:style-name="T1">’</text:span><text:span text:style-name="T2">ve</text:span><text:span text:style-name="T1"> </text:span><text:span text:style-name="T2">ever</text:span><text:span text:style-name="T1"> </text:span><text:span text:style-name="T2">se-</text:span><text:span text:style-name="T1">”</text:span></text:p>
      <text:p text:style-name="P2">Parcifal<text:span text:style-name="T3"> </text:span>left<text:span text:style-name="T3"> </text:span>her<text:span text:style-name="T3"> </text:span>sentence<text:span text:style-name="T3"> </text:span>incomplete<text:span text:style-name="T3"> </text:span>as<text:span text:style-name="T3"> </text:span>she<text:span text:style-name="T3"> </text:span>noticed<text:span text:style-name="T3"> </text:span>the<text:span text:style-name="T3"> </text:span>coinpurse,<text:span text:style-name="T3"> </text:span>as<text:span text:style-name="T3"> </text:span>well<text:span text:style-name="T3"> </text:span>as<text:span text:style-name="T3"> </text:span>the<text:span text:style-name="T3"> </text:span>thief,<text:span text:style-name="T3"> </text:span>had<text:span text:style-name="T3"> </text:span>simply<text:span text:style-name="T3"> </text:span>vanished<text:span text:style-name="T3"> </text:span>out<text:span text:style-name="T3"> </text:span>of<text:span text:style-name="T3"> </text:span>sight.<text:span text:style-name="T3"> </text:span>She<text:span text:style-name="T3"> </text:span>looked<text:span text:style-name="T3"> </text:span>at<text:span text:style-name="T3"> </text:span>the<text:span text:style-name="T3"> </text:span>milling<text:span text:style-name="T3"> </text:span>crowd<text:span text:style-name="T3"> </text:span>behind<text:span text:style-name="T3"> </text:span>them<text:span text:style-name="T3"> </text:span>reflexively.<text:span text:style-name="T3"> </text:span>In<text:span text:style-name="T3"> </text:span>the<text:span text:style-name="T3"> </text:span>scarce<text:span text:style-name="T3"> </text:span>light<text:span text:style-name="T3"> </text:span>of<text:span text:style-name="T3"> </text:span>the<text:span text:style-name="T3"> </text:span>setting<text:span text:style-name="T3"> </text:span>sun<text:span text:style-name="T3"> </text:span>she<text:span text:style-name="T3"> </text:span>spotted<text:span text:style-name="T3"> </text:span>the<text:span text:style-name="T3"> </text:span>rather<text:span text:style-name="T3"> </text:span>short<text:span text:style-name="T3"> </text:span>leather-clad<text:span text:style-name="T3"> </text:span>thief,<text:span text:style-name="T3"> </text:span>idly<text:span text:style-name="T3"> </text:span>walking<text:span text:style-name="T3"> </text:span>about<text:span text:style-name="T3"> </text:span>with<text:span text:style-name="T3"> </text:span>his<text:span text:style-name="T3"> </text:span>hands<text:span text:style-name="T3"> </text:span>in<text:span text:style-name="T3"> </text:span>his<text:span text:style-name="T3"> </text:span>pockets.</text:p>
      <text:p text:style-name="P2">She<text:span text:style-name="T3"> </text:span>ran<text:span text:style-name="T3"> </text:span>after<text:span text:style-name="T3"> </text:span>him<text:span text:style-name="T3"> </text:span>while<text:span text:style-name="T3"> </text:span>Lernea<text:span text:style-name="T3"> </text:span>hurriedly<text:span text:style-name="T3"> </text:span>put<text:span text:style-name="T3"> </text:span>on<text:span text:style-name="T3"> </text:span>her<text:span text:style-name="T3"> </text:span>boots<text:span text:style-name="T3"> </text:span>and<text:span text:style-name="T3"> </text:span>followed<text:span text:style-name="T3"> </text:span>close<text:span text:style-name="T3"> </text:span>behind.<text:span text:style-name="T3"> </text:span>With<text:span text:style-name="T3"> </text:span>little<text:span text:style-name="T3"> </text:span>effort<text:span text:style-name="T3"> </text:span>she<text:span text:style-name="T3"> </text:span>nudged<text:span text:style-name="T3"> </text:span>her<text:span text:style-name="T3"> </text:span>way<text:span text:style-name="T3"> </text:span>past<text:span text:style-name="T3"> </text:span>a<text:span text:style-name="T3"> </text:span>couple<text:span text:style-name="T3"> </text:span>of<text:span text:style-name="T3"> </text:span>bystanders<text:span text:style-name="T3"> </text:span>who<text:span text:style-name="T3"> </text:span>were<text:span text:style-name="T3"> </text:span>idly<text:span text:style-name="T3"> </text:span>having<text:span text:style-name="T3"> </text:span>a<text:span text:style-name="T3"> </text:span>smoke<text:span text:style-name="T3"> </text:span>and<text:span text:style-name="T3"> </text:span>grabbed<text:span text:style-name="T3"> </text:span>the<text:span text:style-name="T3"> </text:span>man<text:span text:style-name="T3"> </text:span>by<text:span text:style-name="T3"> </text:span>his<text:span text:style-name="T3"> </text:span>cloak.<text:span text:style-name="T3"> </text:span>She<text:span text:style-name="T3"> </text:span>lifted<text:span text:style-name="T3"> </text:span>him<text:span text:style-name="T3"> </text:span>up<text:span text:style-name="T3"> </text:span>like<text:span text:style-name="T3"> </text:span>a<text:span text:style-name="T3"> </text:span>runaway<text:span text:style-name="T3"> </text:span>child<text:span text:style-name="T3"> </text:span>and<text:span text:style-name="T3"> </text:span>handed<text:span text:style-name="T3"> </text:span>him<text:span text:style-name="T3"> </text:span>over<text:span text:style-name="T3"> </text:span>to<text:span text:style-name="T3"> </text:span>Lernea,<text:span text:style-name="T3"> </text:span>who<text:span text:style-name="T3"> </text:span>grabbed<text:span text:style-name="T3"> </text:span>him<text:span text:style-name="T3"> </text:span>with<text:span text:style-name="T3"> </text:span>both<text:span text:style-name="T3"> </text:span>hands<text:span text:style-name="T3"> </text:span>from<text:span text:style-name="T3"> </text:span>his<text:span text:style-name="T3"> </text:span>vest<text:span text:style-name="T3">’</text:span>s<text:span text:style-name="T3"> </text:span>collar.<text:span text:style-name="T3"> </text:span>The<text:span text:style-name="T3"> </text:span>sisters<text:span text:style-name="T3"> </text:span>sported<text:span text:style-name="T3"> </text:span>positively<text:span text:style-name="T3"> </text:span>miffed,<text:span text:style-name="T3"> </text:span>if<text:span text:style-name="T3"> </text:span>not<text:span text:style-name="T3"> </text:span>thunderous,<text:span text:style-name="T3"> </text:span>looks.<text:span text:style-name="T3"> </text:span>The<text:span text:style-name="T3"> </text:span>short<text:span text:style-name="T3"> </text:span>little<text:span text:style-name="T3"> </text:span>man<text:span text:style-name="T3"> </text:span>exploded<text:span text:style-name="T3"> </text:span>with<text:span text:style-name="T3"> </text:span>furious<text:span text:style-name="T3"> </text:span>indignation:</text:p>
      <text:p text:style-name="P1"><text:span text:style-name="T1">“</text:span><text:span text:style-name="T2">I</text:span><text:span text:style-name="T1"> </text:span><text:span text:style-name="T2">do</text:span><text:span text:style-name="T1"> </text:span><text:span text:style-name="T2">say!</text:span><text:span text:style-name="T1"> </text:span><text:span text:style-name="T2">What</text:span><text:span text:style-name="T1"> </text:span><text:span text:style-name="T2">manner</text:span><text:span text:style-name="T1"> </text:span><text:span text:style-name="T2">of</text:span><text:span text:style-name="T1"> </text:span><text:span text:style-name="T2">outrage</text:span><text:span text:style-name="T1"> </text:span><text:span text:style-name="T2">is</text:span><text:span text:style-name="T1"> </text:span><text:span text:style-name="T2">this</text:span><text:span text:style-name="T1"> </text:span><text:span text:style-name="T2">now?</text:span><text:span text:style-name="T1"> </text:span><text:span text:style-name="T2">Bellicose</text:span><text:span text:style-name="T1"> </text:span><text:span text:style-name="T2">women</text:span><text:span text:style-name="T1"> </text:span><text:span text:style-name="T2">running</text:span><text:span text:style-name="T1"> </text:span><text:span text:style-name="T2">rampant</text:span><text:span text:style-name="T1"> </text:span><text:span text:style-name="T2">in</text:span><text:span text:style-name="T1"> </text:span><text:span text:style-name="T2">the</text:span><text:span text:style-name="T1"> </text:span><text:span text:style-name="T2">streets?</text:span><text:span text:style-name="T1"> </text:span><text:span text:style-name="T2">Is</text:span><text:span text:style-name="T1"> </text:span><text:span text:style-name="T2">there</text:span><text:span text:style-name="T1"> </text:span><text:span text:style-name="T2">no</text:span><text:span text:style-name="T1"> </text:span><text:span text:style-name="T2">law,</text:span><text:span text:style-name="T1"> </text:span><text:span text:style-name="T2">no</text:span><text:span text:style-name="T1"> </text:span><text:span text:style-name="T2">order</text:span><text:span text:style-name="T1"> </text:span><text:span text:style-name="T2">in</text:span><text:span text:style-name="T1"> </text:span><text:span text:style-name="T2">this</text:span><text:span text:style-name="T1"> </text:span><text:span text:style-name="T2">cauldron</text:span><text:span text:style-name="T1"> </text:span><text:span text:style-name="T2">of</text:span><text:span text:style-name="T1"> </text:span><text:span text:style-name="T2">misery</text:span><text:span text:style-name="T1"> </text:span><text:span text:style-name="T2">and</text:span><text:span text:style-name="T1"> </text:span><text:span text:style-name="T2">debauchery?</text:span><text:span text:style-name="T1"> </text:span><text:span text:style-name="T2">Guards!</text:span><text:span text:style-name="T1"> </text:span><text:span text:style-name="T2">Guards!</text:span><text:span text:style-name="T1">”</text:span></text:p>
      <text:p text:style-name="P2">The<text:span text:style-name="T3"> </text:span>sisters<text:span text:style-name="T3"> </text:span>looked<text:span text:style-name="T3"> </text:span>at<text:span text:style-name="T3"> </text:span>the<text:span text:style-name="T3"> </text:span>man<text:span text:style-name="T3"> </text:span>intently<text:span text:style-name="T3"> </text:span>for<text:span text:style-name="T3"> </text:span>a<text:span text:style-name="T3"> </text:span>moment,<text:span text:style-name="T3"> </text:span>examining<text:span text:style-name="T3"> </text:span>him<text:span text:style-name="T3"> </text:span>like<text:span text:style-name="T3"> </text:span>some<text:span text:style-name="T3"> </text:span>sort<text:span text:style-name="T3"> </text:span>of<text:span text:style-name="T3"> </text:span>exotic<text:span text:style-name="T3"> </text:span>bug.</text:p>
      <text:p text:style-name="P1"><text:span text:style-name="T1">“</text:span><text:span text:style-name="T2">It</text:span><text:span text:style-name="T1">’</text:span><text:span text:style-name="T2">s</text:span><text:span text:style-name="T1"> </text:span><text:span text:style-name="T2">him,</text:span><text:span text:style-name="T1">” </text:span><text:span text:style-name="T2">said</text:span><text:span text:style-name="T1"> </text:span><text:span text:style-name="T2">Parcifal</text:span><text:span text:style-name="T1"> </text:span><text:span text:style-name="T2">and</text:span><text:span text:style-name="T1"> </text:span><text:span text:style-name="T2">Lernea</text:span><text:span text:style-name="T1"> </text:span><text:span text:style-name="T2">nodded</text:span><text:span text:style-name="T1"> </text:span><text:span text:style-name="T2">affirmatively</text:span><text:span text:style-name="T1"> </text:span><text:span text:style-name="T2">and</text:span><text:span text:style-name="T1"> </text:span><text:span text:style-name="T2">added,</text:span><text:span text:style-name="T1"> “</text:span><text:span text:style-name="T2">There</text:span><text:span text:style-name="T1">’</text:span><text:span text:style-name="T2">s</text:span><text:span text:style-name="T1"> </text:span><text:span text:style-name="T2">no</text:span><text:span text:style-name="T1"> </text:span><text:span text:style-name="T2">mistaking</text:span><text:span text:style-name="T1"> </text:span><text:span text:style-name="T2">that</text:span><text:span text:style-name="T1"> </text:span><text:span text:style-name="T2">breath.</text:span><text:span text:style-name="T1">”</text:span></text:p>
      <text:p text:style-name="P2">The<text:span text:style-name="T3"> </text:span>man<text:span text:style-name="T3"> </text:span>looked<text:span text:style-name="T3"> </text:span>at<text:span text:style-name="T3"> </text:span>each<text:span text:style-name="T3"> </text:span>of<text:span text:style-name="T3"> </text:span>them<text:span text:style-name="T3"> </text:span>with<text:span text:style-name="T3"> </text:span>a<text:span text:style-name="T3"> </text:span>deeply<text:span text:style-name="T3"> </text:span>hurt,<text:span text:style-name="T3"> </text:span>vastly<text:span text:style-name="T3"> </text:span>presumptuous<text:span text:style-name="T3"> </text:span>look<text:span text:style-name="T3"> </text:span>and<text:span text:style-name="T3"> </text:span>raised<text:span text:style-name="T3"> </text:span>a<text:span text:style-name="T3"> </text:span>hand<text:span text:style-name="T3"> </text:span>before<text:span text:style-name="T3"> </text:span>speaking.<text:span text:style-name="T3"> </text:span>His<text:span text:style-name="T3"> </text:span>eyes<text:span text:style-name="T3"> </text:span>remained<text:span text:style-name="T3"> </text:span>closed<text:span text:style-name="T3"> </text:span>haughtily<text:span text:style-name="T3"> </text:span>for<text:span text:style-name="T3"> </text:span>the<text:span text:style-name="T3"> </text:span>better<text:span text:style-name="T3"> </text:span>part<text:span text:style-name="T3"> </text:span>of<text:span text:style-name="T3"> </text:span>his<text:span text:style-name="T3"> </text:span>little<text:span text:style-name="T3"> </text:span>speech:</text:p>
      <text:p text:style-name="P1"><text:span text:style-name="T1">“</text:span><text:span text:style-name="T2">I</text:span><text:span text:style-name="T1"> </text:span><text:span text:style-name="T2">can</text:span><text:span text:style-name="T1"> </text:span><text:span text:style-name="T2">dispense</text:span><text:span text:style-name="T1"> </text:span><text:span text:style-name="T2">with</text:span><text:span text:style-name="T1"> </text:span><text:span text:style-name="T2">the</text:span><text:span text:style-name="T1"> </text:span><text:span text:style-name="T2">insult</text:span><text:span text:style-name="T1"> </text:span><text:span text:style-name="T2">to</text:span><text:span text:style-name="T1"> </text:span><text:span text:style-name="T2">my</text:span><text:span text:style-name="T1"> </text:span><text:span text:style-name="T2">dwarven</text:span><text:span text:style-name="T1"> </text:span><text:span text:style-name="T2">heritage</text:span><text:span text:style-name="T1"> </text:span><text:span text:style-name="T2">concerning</text:span><text:span text:style-name="T1"> </text:span><text:span text:style-name="T2">my</text:span><text:span text:style-name="T1"> </text:span><text:span text:style-name="T2">breath</text:span><text:span text:style-name="T1"> </text:span><text:span text:style-name="T2">since</text:span><text:span text:style-name="T1"> </text:span><text:span text:style-name="T2">as</text:span><text:span text:style-name="T1"> </text:span><text:span text:style-name="T2">a</text:span><text:span text:style-name="T1"> </text:span><text:span text:style-name="T2">gentleman,</text:span><text:span text:style-name="T1"> </text:span><text:span text:style-name="T2">I</text:span><text:span text:style-name="T1"> </text:span><text:span text:style-name="T2">am</text:span><text:span text:style-name="T1"> </text:span><text:span text:style-name="T2">aware</text:span><text:span text:style-name="T1"> </text:span><text:span text:style-name="T2">that</text:span><text:span text:style-name="T1"> </text:span><text:span text:style-name="T2">great</text:span><text:span text:style-name="T1"> </text:span><text:span text:style-name="T2">allowances</text:span><text:span text:style-name="T1"> </text:span><text:span text:style-name="T2">should</text:span><text:span text:style-name="T1"> </text:span><text:span text:style-name="T2">be</text:span><text:span text:style-name="T1"> </text:span><text:span text:style-name="T2">made</text:span><text:span text:style-name="T1"> </text:span><text:span text:style-name="T2">for</text:span><text:span text:style-name="T1"> </text:span><text:span text:style-name="T2">differences</text:span><text:span text:style-name="T1"> </text:span><text:span text:style-name="T2">of</text:span><text:span text:style-name="T1"> </text:span><text:span text:style-name="T2">custom</text:span><text:span text:style-name="T1"> </text:span><text:span text:style-name="T2">and</text:span><text:span text:style-name="T1"> </text:span><text:span text:style-name="T2">training.</text:span><text:span text:style-name="T1"> </text:span><text:span text:style-name="T2">I</text:span><text:span text:style-name="T1"> </text:span><text:span text:style-name="T2">can</text:span><text:span text:style-name="T1"> </text:span><text:span text:style-name="T2">understand</text:span><text:span text:style-name="T1"> </text:span><text:span text:style-name="T2">from</text:span><text:span text:style-name="T1"> </text:span><text:span text:style-name="T2">your</text:span><text:span text:style-name="T1"> </text:span><text:span text:style-name="T2">appearance</text:span><text:span text:style-name="T1"> </text:span><text:span text:style-name="T2">you</text:span><text:span text:style-name="T1"> </text:span><text:span text:style-name="T2">are</text:span><text:span text:style-name="T1"> </text:span><text:span text:style-name="T2">foreigners,</text:span><text:span text:style-name="T1"> </text:span><text:span text:style-name="T2">probably</text:span><text:span text:style-name="T1"> </text:span><text:span text:style-name="T2">fresh</text:span><text:span text:style-name="T1"> </text:span><text:span text:style-name="T2">off</text:span><text:span text:style-name="T1"> </text:span><text:span text:style-name="T2">the</text:span><text:span text:style-name="T1"> </text:span><text:span text:style-name="T2">boat,</text:span><text:span text:style-name="T1"> </text:span><text:span text:style-name="T2">clearly</text:span><text:span text:style-name="T1"> </text:span><text:span text:style-name="T2">confused</text:span><text:span text:style-name="T1"> </text:span><text:span text:style-name="T2">and</text:span><text:span text:style-name="T1"> </text:span><text:span text:style-name="T2">utterly</text:span><text:span text:style-name="T1"> </text:span><text:span text:style-name="T2">misguided</text:span><text:span text:style-name="T1"> </text:span><text:span text:style-name="T2">as</text:span><text:span text:style-name="T1"> </text:span><text:span text:style-name="T2">to</text:span><text:span text:style-name="T1"> </text:span><text:span text:style-name="T2">the</text:span><text:span text:style-name="T1"> </text:span><text:span text:style-name="T2">identity</text:span><text:span text:style-name="T1"> </text:span><text:span text:style-name="T2">of</text:span><text:span text:style-name="T1"> </text:span><text:span text:style-name="T2">my</text:span><text:span text:style-name="T1"> </text:span><text:span text:style-name="T2">person.</text:span><text:span text:style-name="T1"> </text:span><text:span text:style-name="T2">Although</text:span><text:span text:style-name="T1"> </text:span><text:span text:style-name="T2">you</text:span><text:span text:style-name="T1"> </text:span><text:span text:style-name="T2">are</text:span><text:span text:style-name="T1"> </text:span><text:span text:style-name="T2">clearly</text:span><text:span text:style-name="T1"> </text:span><text:span text:style-name="T2">lacking</text:span><text:span text:style-name="T1"> </text:span><text:span text:style-name="T2">in</text:span><text:span text:style-name="T1"> </text:span><text:span text:style-name="T2">proper</text:span><text:span text:style-name="T1"> </text:span><text:span text:style-name="T2">lady-like</text:span><text:span text:style-name="T1"> </text:span><text:span text:style-name="T2">training</text:span><text:span text:style-name="T1"> </text:span><text:span text:style-name="T2">and</text:span><text:span text:style-name="T1"> </text:span><text:span text:style-name="T2">manners,</text:span><text:span text:style-name="T1"> </text:span><text:span text:style-name="T2">such</text:span><text:span text:style-name="T1"> </text:span><text:span text:style-name="T2">is</text:span><text:span text:style-name="T1"> </text:span><text:span text:style-name="T2">my</text:span><text:span text:style-name="T1"> </text:span><text:span text:style-name="T2">gentleness</text:span><text:span text:style-name="T1"> </text:span><text:span text:style-name="T2">and</text:span><text:span text:style-name="T1"> </text:span><text:span text:style-name="T2">strength</text:span><text:span text:style-name="T1"> </text:span><text:span text:style-name="T2">of</text:span><text:span text:style-name="T1"> </text:span><text:span text:style-name="T2">character,</text:span><text:span text:style-name="T1"> </text:span><text:span text:style-name="T2">that</text:span><text:span text:style-name="T1"> </text:span><text:span text:style-name="T2">I</text:span><text:span text:style-name="T1"> </text:span><text:span text:style-name="T2">am</text:span><text:span text:style-name="T1"> </text:span><text:span text:style-name="T2">willing</text:span><text:span text:style-name="T1"> </text:span><text:span text:style-name="T2">to</text:span><text:span text:style-name="T1"> </text:span><text:span text:style-name="T2">forgo</text:span><text:span text:style-name="T1"> </text:span><text:span text:style-name="T2">any</text:span><text:span text:style-name="T1"> </text:span><text:span text:style-name="T2">and</text:span><text:span text:style-name="T1"> </text:span><text:span text:style-name="T2">all</text:span><text:span text:style-name="T1"> </text:span><text:span text:style-name="T2">legal</text:span><text:span text:style-name="T1"> </text:span><text:span text:style-name="T2">accusations</text:span><text:span text:style-name="T1"> </text:span><text:span text:style-name="T2">and</text:span><text:span text:style-name="T1"> </text:span><text:span text:style-name="T2">forthcoming</text:span><text:span text:style-name="T1"> </text:span><text:span text:style-name="T2">tribulations</text:span><text:span text:style-name="T1"> </text:span><text:span text:style-name="T2">against</text:span><text:span text:style-name="T1"> </text:span><text:span text:style-name="T2">your</text:span><text:span text:style-name="T1"> </text:span><text:span text:style-name="T2">persons,</text:span><text:span text:style-name="T1"> </text:span><text:span text:style-name="T2">should</text:span><text:span text:style-name="T1"> </text:span><text:span text:style-name="T2">you</text:span><text:span text:style-name="T1"> </text:span><text:span text:style-name="T2">deposit</text:span><text:span text:style-name="T1"> </text:span><text:span text:style-name="T2">me</text:span><text:span text:style-name="T1"> </text:span><text:span text:style-name="T2">safely</text:span><text:span text:style-name="T1"> </text:span><text:span text:style-name="T2">and</text:span><text:span text:style-name="T1"> </text:span><text:span text:style-name="T2">unharmed</text:span><text:span text:style-name="T1"> </text:span><text:span text:style-name="T2">on</text:span><text:span text:style-name="T1"> </text:span><text:span text:style-name="T2">the</text:span><text:span text:style-name="T1"> </text:span><text:span text:style-name="T2">ground</text:span><text:span text:style-name="T1"> </text:span><text:span text:style-name="T2">so</text:span><text:span text:style-name="T1"> </text:span><text:span text:style-name="T2">I</text:span><text:span text:style-name="T1"> </text:span><text:span text:style-name="T2">may</text:span><text:span text:style-name="T1"> </text:span><text:span text:style-name="T2">go</text:span><text:span text:style-name="T1"> </text:span><text:span text:style-name="T2">about</text:span><text:span text:style-name="T1"> </text:span><text:span text:style-name="T2">my</text:span><text:span text:style-name="T1"> </text:span><text:span text:style-name="T2">business.</text:span><text:span text:style-name="T1">”</text:span></text:p>
      <text:p text:style-name="P2">Parcifal<text:span text:style-name="T3"> </text:span>turned<text:span text:style-name="T3"> </text:span>her<text:span text:style-name="T3"> </text:span>head<text:span text:style-name="T3"> </text:span>and<text:span text:style-name="T3"> </text:span>looked<text:span text:style-name="T3"> </text:span>at<text:span text:style-name="T3"> </text:span>Lernea<text:span text:style-name="T3"> </text:span>with<text:span text:style-name="T3"> </text:span>a<text:span text:style-name="T3"> </text:span>raised<text:span text:style-name="T3"> </text:span>eyebrow.<text:span text:style-name="T3"> </text:span>Lernea<text:span text:style-name="T3"> </text:span>shot<text:span text:style-name="T3"> </text:span>back<text:span text:style-name="T3"> </text:span>her<text:span text:style-name="T3"> </text:span>sister<text:span text:style-name="T3"> </text:span>a<text:span text:style-name="T3"> </text:span>familiar<text:span text:style-name="T3"> </text:span>look<text:span text:style-name="T3"> </text:span>and<text:span text:style-name="T3"> </text:span>nodded,<text:span text:style-name="T3"> </text:span>before<text:span text:style-name="T3"> </text:span>upending<text:span text:style-name="T3"> </text:span>the<text:span text:style-name="T3"> </text:span>short<text:span text:style-name="T3"> </text:span>man<text:span text:style-name="T3"> </text:span>who<text:span text:style-name="T3"> </text:span>claimed<text:span text:style-name="T3"> </text:span>to<text:span text:style-name="T3"> </text:span>be<text:span text:style-name="T3"> </text:span>a<text:span text:style-name="T3"> </text:span>dwarf.<text:span text:style-name="T3"> </text:span>She<text:span text:style-name="T3"> </text:span>then<text:span text:style-name="T3"> </text:span>proceeded<text:span text:style-name="T3"> </text:span>to<text:span text:style-name="T3"> </text:span>hold<text:span text:style-name="T3"> </text:span>him<text:span text:style-name="T3"> </text:span>by<text:span text:style-name="T3"> </text:span>his<text:span text:style-name="T3"> </text:span>legs<text:span text:style-name="T3"> </text:span>and<text:span text:style-name="T3"> </text:span>shake<text:span text:style-name="T3"> </text:span>him<text:span text:style-name="T3"> </text:span>vigorously.<text:span text:style-name="T3"> </text:span>Other<text:span text:style-name="T3"> </text:span>than<text:span text:style-name="T3"> </text:span>a<text:span text:style-name="T3"> </text:span>couple<text:span text:style-name="T3"> </text:span>of<text:span text:style-name="T3"> </text:span>bored,<text:span text:style-name="T3"> </text:span>curious<text:span text:style-name="T3"> </text:span>looks,<text:span text:style-name="T3"> </text:span>no-one<text:span text:style-name="T3"> </text:span>seemed<text:span text:style-name="T3"> </text:span>particularly<text:span text:style-name="T3"> </text:span>inclined<text:span text:style-name="T3"> </text:span>to<text:span text:style-name="T3"> </text:span>question<text:span text:style-name="T3"> </text:span>what<text:span text:style-name="T3"> </text:span>has<text:span text:style-name="T3"> </text:span>happening.<text:span text:style-name="T3"> </text:span>In<text:span text:style-name="T3"> </text:span>Hobb<text:span text:style-name="T3">’</text:span>s<text:span text:style-name="T3"> </text:span>Bay,<text:span text:style-name="T3"> </text:span>anything<text:span text:style-name="T3"> </text:span>less<text:span text:style-name="T3"> </text:span>than<text:span text:style-name="T3"> </text:span>a<text:span text:style-name="T3"> </text:span>stabbing<text:span text:style-name="T3"> </text:span>wasn<text:span text:style-name="T3">’</text:span>t<text:span text:style-name="T3"> </text:span>a<text:span text:style-name="T3"> </text:span>matter<text:span text:style-name="T3"> </text:span>of<text:span text:style-name="T3"> </text:span>interest.</text:p>
      <text:p text:style-name="P2"><text:soft-page-break/>A<text:span text:style-name="T3"> </text:span>few<text:span text:style-name="T3"> </text:span>moments<text:span text:style-name="T3"> </text:span>later<text:span text:style-name="T3"> </text:span>a<text:span text:style-name="T3"> </text:span>rush<text:span text:style-name="T3"> </text:span>of<text:span text:style-name="T3"> </text:span>metallic<text:span text:style-name="T3"> </text:span>clangs<text:span text:style-name="T3"> </text:span>was<text:span text:style-name="T3"> </text:span>heard<text:span text:style-name="T3"> </text:span>as<text:span text:style-name="T3"> </text:span>various<text:span text:style-name="T3"> </text:span>items<text:span text:style-name="T3"> </text:span>fell<text:span text:style-name="T3"> </text:span>on<text:span text:style-name="T3"> </text:span>the<text:span text:style-name="T3"> </text:span>cobbled<text:span text:style-name="T3"> </text:span>street.</text:p>
      <text:p text:style-name="P1"><text:span text:style-name="T1">“</text:span><text:span text:style-name="T2">Aha!</text:span><text:span text:style-name="T1">” </text:span><text:span text:style-name="T2">said</text:span><text:span text:style-name="T1"> </text:span><text:span text:style-name="T2">Lernea</text:span><text:span text:style-name="T1"> </text:span><text:span text:style-name="T2">gleefully,</text:span><text:span text:style-name="T1"> </text:span><text:span text:style-name="T2">while</text:span><text:span text:style-name="T1"> </text:span><text:span text:style-name="T2">her</text:span><text:span text:style-name="T1"> </text:span><text:span text:style-name="T2">sister</text:span><text:span text:style-name="T1"> </text:span><text:span text:style-name="T2">shook</text:span><text:span text:style-name="T1"> </text:span><text:span text:style-name="T2">her</text:span><text:span text:style-name="T1"> </text:span><text:span text:style-name="T2">head</text:span><text:span text:style-name="T1"> </text:span><text:span text:style-name="T2">with</text:span><text:span text:style-name="T1"> </text:span><text:span text:style-name="T2">an</text:span><text:span text:style-name="T1"> </text:span><text:span text:style-name="T2">uncertain</text:span><text:span text:style-name="T1"> </text:span><text:span text:style-name="T2">look</text:span><text:span text:style-name="T1"> </text:span><text:span text:style-name="T2">on</text:span><text:span text:style-name="T1"> </text:span><text:span text:style-name="T2">her</text:span><text:span text:style-name="T1"> </text:span><text:span text:style-name="T2">face.</text:span><text:span text:style-name="T1"> </text:span><text:span text:style-name="T2">The</text:span><text:span text:style-name="T1"> </text:span><text:span text:style-name="T2">short</text:span><text:span text:style-name="T1"> </text:span><text:span text:style-name="T2">little</text:span><text:span text:style-name="T1"> </text:span><text:span text:style-name="T2">man</text:span><text:span text:style-name="T1"> </text:span><text:span text:style-name="T2">who</text:span><text:span text:style-name="T1"> </text:span><text:span text:style-name="T2">claimed</text:span><text:span text:style-name="T1"> </text:span><text:span text:style-name="T2">to</text:span><text:span text:style-name="T1"> </text:span><text:span text:style-name="T2">be</text:span><text:span text:style-name="T1"> </text:span><text:span text:style-name="T2">a</text:span><text:span text:style-name="T1"> </text:span><text:span text:style-name="T2">dwarf</text:span><text:span text:style-name="T1"> </text:span><text:span text:style-name="T2">and</text:span><text:span text:style-name="T1"> </text:span><text:span text:style-name="T2">a</text:span><text:span text:style-name="T1"> </text:span><text:span text:style-name="T2">gentleman</text:span><text:span text:style-name="T1"> </text:span><text:span text:style-name="T2">no</text:span><text:span text:style-name="T1"> </text:span><text:span text:style-name="T2">less</text:span><text:span text:style-name="T1"> </text:span><text:span text:style-name="T2">was</text:span><text:span text:style-name="T1"> </text:span><text:span text:style-name="T2">looking</text:span><text:span text:style-name="T1"> </text:span><text:span text:style-name="T2">at</text:span><text:span text:style-name="T1"> </text:span><text:span text:style-name="T2">the</text:span><text:span text:style-name="T1"> </text:span><text:span text:style-name="T2">two</text:span><text:span text:style-name="T1"> </text:span><text:span text:style-name="T2">ladies</text:span><text:span text:style-name="T1"> </text:span><text:span text:style-name="T2">sternly,</text:span><text:span text:style-name="T1"> </text:span><text:span text:style-name="T2">his</text:span><text:span text:style-name="T1"> </text:span><text:span text:style-name="T2">short</text:span><text:span text:style-name="T1"> </text:span><text:span text:style-name="T2">grey</text:span><text:span text:style-name="T1"> </text:span><text:span text:style-name="T2">ponytail</text:span><text:span text:style-name="T1"> </text:span><text:span text:style-name="T2">swinging</text:span><text:span text:style-name="T1"> </text:span><text:span text:style-name="T2">as</text:span><text:span text:style-name="T1"> </text:span><text:span text:style-name="T2">he</text:span><text:span text:style-name="T1"> </text:span><text:span text:style-name="T2">lay</text:span><text:span text:style-name="T1"> </text:span><text:span text:style-name="T2">hanging</text:span><text:span text:style-name="T1"> </text:span><text:span text:style-name="T2">upside</text:span><text:span text:style-name="T1"> </text:span><text:span text:style-name="T2">down,</text:span><text:span text:style-name="T1"> </text:span><text:span text:style-name="T2">his</text:span><text:span text:style-name="T1"> </text:span><text:span text:style-name="T2">hands</text:span><text:span text:style-name="T1"> </text:span><text:span text:style-name="T2">crossed</text:span><text:span text:style-name="T1"> </text:span><text:span text:style-name="T2">on</text:span><text:span text:style-name="T1"> </text:span><text:span text:style-name="T2">his</text:span><text:span text:style-name="T1"> </text:span><text:span text:style-name="T2">chest</text:span><text:span text:style-name="T1"> </text:span><text:span text:style-name="T2">like</text:span><text:span text:style-name="T1"> </text:span><text:span text:style-name="T2">some</text:span><text:span text:style-name="T1"> </text:span><text:span text:style-name="T2">sort</text:span><text:span text:style-name="T1"> </text:span><text:span text:style-name="T2">of</text:span><text:span text:style-name="T1"> </text:span><text:span text:style-name="T2">human-like</text:span><text:span text:style-name="T1"> </text:span><text:span text:style-name="T2">bat</text:span><text:span text:style-name="T1"> </text:span><text:span text:style-name="T2">having</text:span><text:span text:style-name="T1"> </text:span><text:span text:style-name="T2">a</text:span><text:span text:style-name="T1"> </text:span><text:span text:style-name="T2">difficult</text:span><text:span text:style-name="T1"> </text:span><text:span text:style-name="T2">time</text:span><text:span text:style-name="T1"> </text:span><text:span text:style-name="T2">sleeping.</text:span><text:span text:style-name="T1"> </text:span><text:span text:style-name="T2">His</text:span><text:span text:style-name="T1"> </text:span><text:span text:style-name="T2">cloak</text:span><text:span text:style-name="T1"> </text:span><text:span text:style-name="T2">brushed</text:span><text:span text:style-name="T1"> </text:span><text:span text:style-name="T2">against</text:span><text:span text:style-name="T1"> </text:span><text:span text:style-name="T2">the</text:span><text:span text:style-name="T1"> </text:span><text:span text:style-name="T2">items</text:span><text:span text:style-name="T1"> </text:span><text:span text:style-name="T2">that</text:span><text:span text:style-name="T1"> </text:span><text:span text:style-name="T2">had</text:span><text:span text:style-name="T1"> </text:span><text:span text:style-name="T2">fallen</text:span><text:span text:style-name="T1"> </text:span><text:span text:style-name="T2">from</text:span><text:span text:style-name="T1"> </text:span><text:span text:style-name="T2">his</text:span><text:span text:style-name="T1"> </text:span><text:span text:style-name="T2">person;</text:span><text:span text:style-name="T1"> </text:span><text:span text:style-name="T2">a</text:span><text:span text:style-name="T1"> </text:span><text:span text:style-name="T2">small</text:span><text:span text:style-name="T1"> </text:span><text:span text:style-name="T2">metallic</text:span><text:span text:style-name="T1"> </text:span><text:span text:style-name="T2">disc</text:span><text:span text:style-name="T1"> </text:span><text:span text:style-name="T2">with</text:span><text:span text:style-name="T1"> </text:span><text:span text:style-name="T2">a</text:span><text:span text:style-name="T1"> </text:span><text:span text:style-name="T2">chain,</text:span><text:span text:style-name="T1"> </text:span><text:span text:style-name="T2">a</text:span><text:span text:style-name="T1"> </text:span><text:span text:style-name="T2">gold,</text:span><text:span text:style-name="T1"> </text:span><text:span text:style-name="T2">flat</text:span><text:span text:style-name="T1"> </text:span><text:span text:style-name="T2">square</text:span><text:span text:style-name="T1"> </text:span><text:span text:style-name="T2">tin</text:span><text:span text:style-name="T1"> </text:span><text:span text:style-name="T2">like</text:span><text:span text:style-name="T1"> </text:span><text:span text:style-name="T2">a</text:span><text:span text:style-name="T1"> </text:span><text:span text:style-name="T2">cigar</text:span><text:span text:style-name="T1"> </text:span><text:span text:style-name="T2">holder,</text:span><text:span text:style-name="T1"> </text:span><text:span text:style-name="T2">and</text:span><text:span text:style-name="T1"> </text:span><text:span text:style-name="T2">a</text:span><text:span text:style-name="T1"> </text:span><text:span text:style-name="T2">small,</text:span><text:span text:style-name="T1"> </text:span><text:span text:style-name="T2">thin</text:span><text:span text:style-name="T1"> </text:span><text:span text:style-name="T2">stiletto.</text:span></text:p>
      <text:p text:style-name="P2">Parcifal<text:span text:style-name="T3"> </text:span>pouted<text:span text:style-name="T3"> </text:span>her<text:span text:style-name="T3"> </text:span>lips<text:span text:style-name="T3"> </text:span>and<text:span text:style-name="T3"> </text:span>made<text:span text:style-name="T3"> </text:span>a<text:span text:style-name="T3"> </text:span>rolling<text:span text:style-name="T3"> </text:span>motion<text:span text:style-name="T3"> </text:span>with<text:span text:style-name="T3"> </text:span>her<text:span text:style-name="T3"> </text:span>hands<text:span text:style-name="T3"> </text:span>to<text:span text:style-name="T3"> </text:span>Lernea,<text:span text:style-name="T3"> </text:span>which<text:span text:style-name="T3"> </text:span>went<text:span text:style-name="T3"> </text:span>largely<text:span text:style-name="T3"> </text:span>unnoticed.<text:span text:style-name="T3"> </text:span>Lernea<text:span text:style-name="T3"> </text:span>said<text:span text:style-name="T3"> </text:span>with<text:span text:style-name="T3"> </text:span>a<text:span text:style-name="T3"> </text:span>wide<text:span text:style-name="T3"> </text:span>grin:</text:p>
      <text:p text:style-name="P1"><text:span text:style-name="T1">“</text:span><text:span text:style-name="T2">What</text:span><text:span text:style-name="T1"> </text:span><text:span text:style-name="T2">say</text:span><text:span text:style-name="T1"> </text:span><text:span text:style-name="T2">you</text:span><text:span text:style-name="T1"> </text:span><text:span text:style-name="T2">now,</text:span><text:span text:style-name="T1"> </text:span><text:span text:style-name="T2">thief?</text:span><text:span text:style-name="T1">”</text:span></text:p>
      <text:p text:style-name="P2">She<text:span text:style-name="T3"> </text:span>made<text:span text:style-name="T3"> </text:span>sure<text:span text:style-name="T3"> </text:span>to<text:span text:style-name="T3"> </text:span>intone<text:span text:style-name="T3"> </text:span>the<text:span text:style-name="T3"> </text:span>word<text:span text:style-name="T3"> </text:span>thief<text:span text:style-name="T3"> </text:span>as<text:span text:style-name="T3"> </text:span>it<text:span text:style-name="T3"> </text:span>meant<text:span text:style-name="T3"> </text:span>someone<text:span text:style-name="T3"> </text:span>oozing<text:span text:style-name="T3"> </text:span>gritty,<text:span text:style-name="T3"> </text:span>unhealthy<text:span text:style-name="T3"> </text:span>amounts<text:span text:style-name="T3"> </text:span>of<text:span text:style-name="T3"> </text:span>slime<text:span text:style-name="T3"> </text:span>from<text:span text:style-name="T3"> </text:span>every<text:span text:style-name="T3"> </text:span>available<text:span text:style-name="T3"> </text:span>orifice.</text:p>
      <text:p text:style-name="P2">Parcifal<text:span text:style-name="T3"> </text:span>bulged<text:span text:style-name="T3"> </text:span>her<text:span text:style-name="T3"> </text:span>eyes<text:span text:style-name="T3"> </text:span>and<text:span text:style-name="T3"> </text:span>made<text:span text:style-name="T3"> </text:span>frantic<text:span text:style-name="T3"> </text:span>motions<text:span text:style-name="T3"> </text:span>to<text:span text:style-name="T3"> </text:span>Lernea<text:span text:style-name="T3"> </text:span>to<text:span text:style-name="T3"> </text:span>put<text:span text:style-name="T3"> </text:span>the<text:span text:style-name="T3"> </text:span>man<text:span text:style-name="T3"> </text:span>down,<text:span text:style-name="T3"> </text:span>pointing<text:span text:style-name="T3"> </text:span>to<text:span text:style-name="T3"> </text:span>the<text:span text:style-name="T3"> </text:span>unfamiliar<text:span text:style-name="T3"> </text:span>items<text:span text:style-name="T3"> </text:span>that<text:span text:style-name="T3"> </text:span>had<text:span text:style-name="T3"> </text:span>fallen<text:span text:style-name="T3"> </text:span>on<text:span text:style-name="T3"> </text:span>the<text:span text:style-name="T3"> </text:span>ground<text:span text:style-name="T3"> </text:span>instead<text:span text:style-name="T3"> </text:span>of<text:span text:style-name="T3"> </text:span>the<text:span text:style-name="T3"> </text:span>expected<text:span text:style-name="T3"> </text:span>loot,<text:span text:style-name="T3"> </text:span>their<text:span text:style-name="T3"> </text:span>property.<text:span text:style-name="T3"> </text:span>Lernea<text:span text:style-name="T3"> </text:span>finally<text:span text:style-name="T3"> </text:span>took<text:span text:style-name="T3"> </text:span>a<text:span text:style-name="T3"> </text:span>look<text:span text:style-name="T3"> </text:span>on<text:span text:style-name="T3"> </text:span>her<text:span text:style-name="T3"> </text:span>own<text:span text:style-name="T3"> </text:span>and<text:span text:style-name="T3"> </text:span>hesitantly<text:span text:style-name="T3"> </text:span>put<text:span text:style-name="T3"> </text:span>the<text:span text:style-name="T3"> </text:span>short<text:span text:style-name="T3"> </text:span>man<text:span text:style-name="T3"> </text:span>back<text:span text:style-name="T3"> </text:span>on<text:span text:style-name="T3"> </text:span>his<text:span text:style-name="T3"> </text:span>own<text:span text:style-name="T3"> </text:span>two<text:span text:style-name="T3"> </text:span>feet.<text:span text:style-name="T3"> </text:span>He<text:span text:style-name="T3"> </text:span>looked<text:span text:style-name="T3"> </text:span>at<text:span text:style-name="T3"> </text:span>them<text:span text:style-name="T3"> </text:span>with<text:span text:style-name="T3"> </text:span>a<text:span text:style-name="T3"> </text:span>most<text:span text:style-name="T3"> </text:span>severe<text:span text:style-name="T3"> </text:span>look<text:span text:style-name="T3"> </text:span>that<text:span text:style-name="T3"> </text:span>implied<text:span text:style-name="T3"> </text:span>he<text:span text:style-name="T3"> </text:span>could<text:span text:style-name="T3"> </text:span>not<text:span text:style-name="T3"> </text:span>find<text:span text:style-name="T3"> </text:span>the<text:span text:style-name="T3"> </text:span>words<text:span text:style-name="T3"> </text:span>to<text:span text:style-name="T3"> </text:span>begin<text:span text:style-name="T3"> </text:span>to<text:span text:style-name="T3"> </text:span>describe<text:span text:style-name="T3"> </text:span>his<text:span text:style-name="T3"> </text:span>feelings.</text:p>
      <text:p text:style-name="P1"><text:span text:style-name="T1">“</text:span><text:span text:style-name="T2">I</text:span><text:span text:style-name="T1"> </text:span><text:span text:style-name="T2">cannot</text:span><text:span text:style-name="T1"> </text:span><text:span text:style-name="T2">find</text:span><text:span text:style-name="T1"> </text:span><text:span text:style-name="T2">the</text:span><text:span text:style-name="T1"> </text:span><text:span text:style-name="T2">words</text:span><text:span text:style-name="T1"> </text:span><text:span text:style-name="T2">to</text:span><text:span text:style-name="T1"> </text:span><text:span text:style-name="T2">even</text:span><text:span text:style-name="T1"> </text:span><text:span text:style-name="T2">begin</text:span><text:span text:style-name="T1"> </text:span><text:span text:style-name="T2">to</text:span><text:span text:style-name="T1"> </text:span><text:span text:style-name="T2">describe</text:span><text:span text:style-name="T1"> </text:span><text:span text:style-name="T2">my</text:span><text:span text:style-name="T1"> </text:span><text:span text:style-name="T2">feelings,</text:span><text:span text:style-name="T1">” </text:span><text:span text:style-name="T2">he</text:span><text:span text:style-name="T1"> </text:span><text:span text:style-name="T2">said</text:span><text:span text:style-name="T1"> </text:span><text:span text:style-name="T2">with</text:span><text:span text:style-name="T1"> </text:span><text:span text:style-name="T2">a</text:span><text:span text:style-name="T1"> </text:span><text:span text:style-name="T2">face</text:span><text:span text:style-name="T1"> </text:span><text:span text:style-name="T2">torn</text:span><text:span text:style-name="T1"> </text:span><text:span text:style-name="T2">from</text:span><text:span text:style-name="T1"> </text:span><text:span text:style-name="T2">disgust</text:span><text:span text:style-name="T1"> </text:span><text:span text:style-name="T2">and</text:span><text:span text:style-name="T1"> </text:span><text:span text:style-name="T2">disdain.</text:span><text:span text:style-name="T1"> “</text:span><text:span text:style-name="T2">You</text:span><text:span text:style-name="T1"> </text:span><text:span text:style-name="T2">should</text:span><text:span text:style-name="T1"> </text:span><text:span text:style-name="T2">be</text:span><text:span text:style-name="T1"> </text:span><text:span text:style-name="T2">ashamed.</text:span><text:span text:style-name="T1"> </text:span><text:span text:style-name="T2">I</text:span><text:span text:style-name="T1"> </text:span><text:span text:style-name="T2">fear,</text:span><text:span text:style-name="T1"> </text:span><text:span text:style-name="T2">I</text:span><text:span text:style-name="T1"> </text:span><text:span text:style-name="T2">cannot</text:span><text:span text:style-name="T1"> </text:span><text:span text:style-name="T2">in</text:span><text:span text:style-name="T1"> </text:span><text:span text:style-name="T2">right</text:span><text:span text:style-name="T1"> </text:span><text:span text:style-name="T2">conscience</text:span><text:span text:style-name="T1"> </text:span><text:span text:style-name="T2">call</text:span><text:span text:style-name="T1"> </text:span><text:span text:style-name="T2">you</text:span><text:span text:style-name="T1"> </text:span><text:span text:style-name="T2">ladies,</text:span><text:span text:style-name="T1">” </text:span><text:span text:style-name="T2">he</text:span><text:span text:style-name="T1"> </text:span><text:span text:style-name="T2">said,</text:span><text:span text:style-name="T1"> </text:span><text:span text:style-name="T2">dusted</text:span><text:span text:style-name="T1"> </text:span><text:span text:style-name="T2">off</text:span><text:span text:style-name="T1"> </text:span><text:span text:style-name="T2">his</text:span><text:span text:style-name="T1"> </text:span><text:span text:style-name="T2">cloak,</text:span><text:span text:style-name="T1"> </text:span><text:span text:style-name="T2">straightened</text:span><text:span text:style-name="T1"> </text:span><text:span text:style-name="T2">his</text:span><text:span text:style-name="T1"> </text:span><text:span text:style-name="T2">vest</text:span><text:span text:style-name="T1"> </text:span><text:span text:style-name="T2">and</text:span><text:span text:style-name="T1"> </text:span><text:span text:style-name="T2">pants</text:span><text:span text:style-name="T1"> </text:span><text:span text:style-name="T2">and</text:span><text:span text:style-name="T1"> </text:span><text:span text:style-name="T2">walked</text:span><text:span text:style-name="T1"> </text:span><text:span text:style-name="T2">away</text:span><text:span text:style-name="T1"> </text:span><text:span text:style-name="T2">briskly</text:span><text:span text:style-name="T1"> </text:span><text:span text:style-name="T2">without</text:span><text:span text:style-name="T1"> </text:span><text:span text:style-name="T2">another</text:span><text:span text:style-name="T1"> </text:span><text:span text:style-name="T2">word.</text:span></text:p>
      <text:p text:style-name="P2">Parcifal<text:span text:style-name="T3"> </text:span>looked<text:span text:style-name="T3"> </text:span>at<text:span text:style-name="T3"> </text:span>him<text:span text:style-name="T3"> </text:span>in<text:span text:style-name="T3"> </text:span>mute<text:span text:style-name="T3"> </text:span>disbelief,<text:span text:style-name="T3"> </text:span>while<text:span text:style-name="T3"> </text:span>Lernea<text:span text:style-name="T3"> </text:span>picked<text:span text:style-name="T3"> </text:span>up<text:span text:style-name="T3"> </text:span>the<text:span text:style-name="T3"> </text:span>man<text:span text:style-name="T3">’</text:span>s<text:span text:style-name="T3"> </text:span>items<text:span text:style-name="T3"> </text:span>from<text:span text:style-name="T3"> </text:span>the<text:span text:style-name="T3"> </text:span>ground,<text:span text:style-name="T3"> </text:span>spending<text:span text:style-name="T3"> </text:span>a<text:span text:style-name="T3"> </text:span>mere<text:span text:style-name="T3"> </text:span>moment<text:span text:style-name="T3"> </text:span>to<text:span text:style-name="T3"> </text:span>examine<text:span text:style-name="T3"> </text:span>them.<text:span text:style-name="T3"> </text:span>His<text:span text:style-name="T3"> </text:span>small<text:span text:style-name="T3"> </text:span>figure<text:span text:style-name="T3"> </text:span>had<text:span text:style-name="T3"> </text:span>almost<text:span text:style-name="T3"> </text:span>disappeared<text:span text:style-name="T3"> </text:span>into<text:span text:style-name="T3"> </text:span>the<text:span text:style-name="T3"> </text:span>mass<text:span text:style-name="T3"> </text:span>of<text:span text:style-name="T3"> </text:span>people<text:span text:style-name="T3"> </text:span>crowding<text:span text:style-name="T3"> </text:span>the<text:span text:style-name="T3"> </text:span>busy<text:span text:style-name="T3"> </text:span>street<text:span text:style-name="T3"> </text:span>when<text:span text:style-name="T3"> </text:span>she<text:span text:style-name="T3"> </text:span>shouted<text:span text:style-name="T3"> </text:span>at<text:span text:style-name="T3"> </text:span>him:</text:p>
      <text:p text:style-name="P1"><text:span text:style-name="T1">“</text:span><text:span text:style-name="T2">Sir!</text:span><text:span text:style-name="T1"> </text:span><text:span text:style-name="T2">Terribly</text:span><text:span text:style-name="T1"> </text:span><text:span text:style-name="T2">sorry,</text:span><text:span text:style-name="T1"> </text:span><text:span text:style-name="T2">but</text:span><text:span text:style-name="T1"> </text:span><text:span text:style-name="T2">you</text:span><text:span text:style-name="T1"> </text:span><text:span text:style-name="T2">forgot</text:span><text:span text:style-name="T1"> </text:span><text:span text:style-name="T2">your</text:span><text:span text:style-name="T1"> </text:span><text:span text:style-name="T2">articles,</text:span><text:span text:style-name="T1"> </text:span><text:span text:style-name="T2">sir!</text:span><text:span text:style-name="T1">”</text:span></text:p>
      <text:p text:style-name="P2">Parcifal<text:span text:style-name="T3"> </text:span>looked<text:span text:style-name="T3"> </text:span>at<text:span text:style-name="T3"> </text:span>the<text:span text:style-name="T3"> </text:span>various<text:span text:style-name="T3"> </text:span>stuff<text:span text:style-name="T3"> </text:span>the<text:span text:style-name="T3"> </text:span>man<text:span text:style-name="T3"> </text:span>had<text:span text:style-name="T3"> </text:span>left<text:span text:style-name="T3"> </text:span>behind<text:span text:style-name="T3"> </text:span>and<text:span text:style-name="T3"> </text:span>had<text:span text:style-name="T3"> </text:span>a<text:span text:style-name="T3"> </text:span>moment<text:span text:style-name="T3"> </text:span>of<text:span text:style-name="T3"> </text:span>clarity;<text:span text:style-name="T3"> </text:span>she<text:span text:style-name="T3"> </text:span>sprang<text:span text:style-name="T3"> </text:span>into<text:span text:style-name="T3"> </text:span>action,<text:span text:style-name="T3"> </text:span>and<text:span text:style-name="T3"> </text:span>started<text:span text:style-name="T3"> </text:span>running<text:span text:style-name="T3"> </text:span>through<text:span text:style-name="T3"> </text:span>the<text:span text:style-name="T3"> </text:span>street<text:span text:style-name="T3"> </text:span>shouting<text:span text:style-name="T3"> </text:span>to<text:span text:style-name="T3"> </text:span>her<text:span text:style-name="T3"> </text:span>sister:</text:p>
      <text:p text:style-name="P1"><text:span text:style-name="T1">“</text:span><text:span text:style-name="T2">That</text:span><text:span text:style-name="T1">’</text:span><text:span text:style-name="T2">s</text:span><text:span text:style-name="T1"> </text:span><text:span text:style-name="T2">because</text:span><text:span text:style-name="T1"> </text:span><text:span text:style-name="T2">those</text:span><text:span text:style-name="T1"> </text:span><text:span text:style-name="T2">aren</text:span><text:span text:style-name="T1">’</text:span><text:span text:style-name="T2">t</text:span><text:span text:style-name="T1"> </text:span><text:span text:style-name="T2">his</text:span><text:span text:style-name="T1"> </text:span><text:span text:style-name="T2">either!</text:span><text:span text:style-name="T1">”</text:span></text:p>
      <text:p text:style-name="P2">Lernea<text:span text:style-name="T3"> </text:span>stood<text:span text:style-name="T3"> </text:span>motionless<text:span text:style-name="T3"> </text:span>for<text:span text:style-name="T3"> </text:span>moment,<text:span text:style-name="T3"> </text:span>idly<text:span text:style-name="T3"> </text:span>holding<text:span text:style-name="T3"> </text:span>the<text:span text:style-name="T3"> </text:span>stolen<text:span text:style-name="T3"> </text:span>goods<text:span text:style-name="T3"> </text:span>with<text:span text:style-name="T3"> </text:span>both<text:span text:style-name="T3"> </text:span>hands<text:span text:style-name="T3"> </text:span>in<text:span text:style-name="T3"> </text:span>her<text:span text:style-name="T3"> </text:span>lap.<text:span text:style-name="T3"> </text:span>Her<text:span text:style-name="T3"> </text:span>lips<text:span text:style-name="T3"> </text:span>formed<text:span text:style-name="T3"> </text:span>a<text:span text:style-name="T3"> </text:span>soundless<text:span text:style-name="T3"> </text:span>circle<text:span text:style-name="T3"> </text:span>while<text:span text:style-name="T3"> </text:span>her<text:span text:style-name="T3"> </text:span>eyes<text:span text:style-name="T3"> </text:span>shone<text:span text:style-name="T3"> </text:span>with<text:span text:style-name="T3"> </text:span>dazzling<text:span text:style-name="T3"> </text:span>ferocity.<text:span text:style-name="T3"> </text:span>Realizing<text:span text:style-name="T3"> </text:span>they<text:span text:style-name="T3"> </text:span>had<text:span text:style-name="T3"> </text:span>been<text:span text:style-name="T3"> </text:span>duped,<text:span text:style-name="T3"> </text:span>she<text:span text:style-name="T3"> </text:span>dropped<text:span text:style-name="T3"> </text:span>everything<text:span text:style-name="T3"> </text:span>and<text:span text:style-name="T3"> </text:span>ran<text:span text:style-name="T3"> </text:span>after<text:span text:style-name="T3"> </text:span>her<text:span text:style-name="T3"> </text:span>sister<text:span text:style-name="T3"> </text:span>and<text:span text:style-name="T3"> </text:span>the<text:span text:style-name="T3"> </text:span>dwarf<text:span text:style-name="T3"> </text:span>-<text:span text:style-name="T3"> </text:span>or<text:span text:style-name="T3"> </text:span>perhaps<text:span text:style-name="T3"> </text:span>a<text:span text:style-name="T3"> </text:span>simply<text:span text:style-name="T3"> </text:span>very<text:span text:style-name="T3"> </text:span>short<text:span text:style-name="T3"> </text:span>man<text:span text:style-name="T3"> </text:span>-<text:span text:style-name="T3"> </text:span>who<text:span text:style-name="T3"> </text:span>kept<text:span text:style-name="T3"> </text:span>surprising<text:span text:style-name="T3"> </text:span>them<text:span text:style-name="T3"> </text:span>with<text:span text:style-name="T3"> </text:span>his<text:span text:style-name="T3"> </text:span>sly<text:span text:style-name="T3"> </text:span>ways.</text:p>
      <text:p text:style-name="P2">The<text:span text:style-name="T3"> </text:span>man<text:span text:style-name="T3"> </text:span>shot<text:span text:style-name="T3"> </text:span>a<text:span text:style-name="T3"> </text:span>glance<text:span text:style-name="T3"> </text:span>behind<text:span text:style-name="T3"> </text:span>his<text:span text:style-name="T3"> </text:span>back<text:span text:style-name="T3"> </text:span>and<text:span text:style-name="T3"> </text:span>saw<text:span text:style-name="T3"> </text:span>the<text:span text:style-name="T3"> </text:span>sisters<text:span text:style-name="T3"> </text:span>were<text:span text:style-name="T3"> </text:span>right<text:span text:style-name="T3"> </text:span>on<text:span text:style-name="T3"> </text:span>his<text:span text:style-name="T3"> </text:span>tail,<text:span text:style-name="T3"> </text:span>shoving<text:span text:style-name="T3"> </text:span>and<text:span text:style-name="T3"> </text:span>brushing<text:span text:style-name="T3"> </text:span>people<text:span text:style-name="T3"> </text:span>aside<text:span text:style-name="T3"> </text:span>as<text:span text:style-name="T3"> </text:span>they<text:span text:style-name="T3"> </text:span>ran<text:span text:style-name="T3"> </text:span>after<text:span text:style-name="T3"> </text:span>him.<text:span text:style-name="T3"> “</text:span>Fire!<text:span text:style-name="T3"> </text:span>Fire!<text:span text:style-name="T3"> </text:span>I<text:span text:style-name="T3"> </text:span>say,<text:span text:style-name="T3"> </text:span>fire!<text:span text:style-name="T3">” </text:span>he<text:span text:style-name="T3"> </text:span>shouted<text:span text:style-name="T3"> </text:span>amidst<text:span text:style-name="T3"> </text:span>the<text:span text:style-name="T3"> </text:span>crowd<text:span text:style-name="T3"> </text:span><text:soft-page-break/>in<text:span text:style-name="T3"> </text:span>an<text:span text:style-name="T3"> </text:span>effort<text:span text:style-name="T3"> </text:span>to<text:span text:style-name="T3"> </text:span>cause<text:span text:style-name="T3"> </text:span>a<text:span text:style-name="T3"> </text:span>little<text:span text:style-name="T3"> </text:span>bit<text:span text:style-name="T3"> </text:span>of<text:span text:style-name="T3"> </text:span>hysterical<text:span text:style-name="T3"> </text:span>panic<text:span text:style-name="T3"> </text:span>to<text:span text:style-name="T3"> </text:span>make<text:span text:style-name="T3"> </text:span>his<text:span text:style-name="T3"> </text:span>escape<text:span text:style-name="T3"> </text:span>all<text:span text:style-name="T3"> </text:span>that<text:span text:style-name="T3"> </text:span>easier.<text:span text:style-name="T3"> </text:span>That<text:span text:style-name="T3"> </text:span>didn<text:span text:style-name="T3">’</text:span>t<text:span text:style-name="T3"> </text:span>work<text:span text:style-name="T3"> </text:span>though;<text:span text:style-name="T3"> </text:span>the<text:span text:style-name="T3"> </text:span>people<text:span text:style-name="T3"> </text:span>around<text:span text:style-name="T3"> </text:span>him<text:span text:style-name="T3"> </text:span>went<text:span text:style-name="T3"> </text:span>about<text:span text:style-name="T3"> </text:span>their<text:span text:style-name="T3"> </text:span>business,<text:span text:style-name="T3"> </text:span>a<text:span text:style-name="T3"> </text:span>few<text:span text:style-name="T3"> </text:span>casually<text:span text:style-name="T3"> </text:span>wondering<text:span text:style-name="T3"> </text:span>to<text:span text:style-name="T3"> </text:span>themselves<text:span text:style-name="T3"> </text:span>whether<text:span text:style-name="T3"> </text:span>or<text:span text:style-name="T3"> </text:span>not<text:span text:style-name="T3"> </text:span>they<text:span text:style-name="T3"> </text:span>had<text:span text:style-name="T3"> </text:span>heard<text:span text:style-name="T3"> </text:span>some<text:span text:style-name="T3"> </text:span>kind<text:span text:style-name="T3"> </text:span>of<text:span text:style-name="T3"> </text:span>voice;<text:span text:style-name="T3"> </text:span>those<text:span text:style-name="T3"> </text:span>who<text:span text:style-name="T3"> </text:span>did<text:span text:style-name="T3"> </text:span>hear<text:span text:style-name="T3"> </text:span>wondered<text:span text:style-name="T3"> </text:span>where<text:span text:style-name="T3"> </text:span>it<text:span text:style-name="T3"> </text:span>came<text:span text:style-name="T3"> </text:span>from.<text:span text:style-name="T3"> </text:span>He<text:span text:style-name="T3"> </text:span>had<text:span text:style-name="T3"> </text:span>to<text:span text:style-name="T3"> </text:span>make<text:span text:style-name="T3"> </text:span>himself<text:span text:style-name="T3"> </text:span>scarce<text:span text:style-name="T3"> </text:span>the<text:span text:style-name="T3"> </text:span>hard<text:span text:style-name="T3"> </text:span>way,<text:span text:style-name="T3"> </text:span>and<text:span text:style-name="T3"> </text:span>bolted<text:span text:style-name="T3"> </text:span>into<text:span text:style-name="T3"> </text:span>the<text:span text:style-name="T3"> </text:span>nearest<text:span text:style-name="T3"> </text:span>building.</text:p>
      <text:p text:style-name="P1"><text:span text:style-name="T1">“</text:span><text:span text:style-name="T2">Quick!</text:span><text:span text:style-name="T1"> </text:span><text:span text:style-name="T2">Into</text:span><text:span text:style-name="T1"> </text:span><text:span text:style-name="T2">that</text:span><text:span text:style-name="T1"> </text:span><text:span text:style-name="T2">establishment!</text:span><text:span text:style-name="T1">” </text:span><text:span text:style-name="T2">yelled</text:span><text:span text:style-name="T1"> </text:span><text:span text:style-name="T2">Parcifal</text:span><text:span text:style-name="T1"> </text:span><text:span text:style-name="T2">to</text:span><text:span text:style-name="T1"> </text:span><text:span text:style-name="T2">Lernea,</text:span><text:span text:style-name="T1"> </text:span><text:span text:style-name="T2">her</text:span><text:span text:style-name="T1"> </text:span><text:span text:style-name="T2">finger</text:span><text:span text:style-name="T1"> </text:span><text:span text:style-name="T2">pointing</text:span><text:span text:style-name="T1"> </text:span><text:span text:style-name="T2">to</text:span><text:span text:style-name="T1"> </text:span><text:span text:style-name="T2">a</text:span><text:span text:style-name="T1"> </text:span><text:span text:style-name="T2">large</text:span><text:span text:style-name="T1"> </text:span><text:span text:style-name="T2">sign,</text:span><text:span text:style-name="T1"> </text:span><text:span text:style-name="T2">illuminated</text:span><text:span text:style-name="T1"> </text:span><text:span text:style-name="T2">by</text:span><text:span text:style-name="T1"> </text:span><text:span text:style-name="T2">a</text:span><text:span text:style-name="T1"> </text:span><text:span text:style-name="T2">nearby</text:span><text:span text:style-name="T1"> </text:span><text:span text:style-name="T2">lamp</text:span><text:span text:style-name="T1"> </text:span><text:span text:style-name="T2">post</text:span><text:span text:style-name="T1"> </text:span><text:span text:style-name="T2">which</text:span><text:span text:style-name="T1"> </text:span><text:span text:style-name="T2">had</text:span><text:span text:style-name="T1"> </text:span><text:span text:style-name="T2">just</text:span><text:span text:style-name="T1"> </text:span><text:span text:style-name="T2">been</text:span><text:span text:style-name="T1"> </text:span><text:span text:style-name="T2">lit,</text:span><text:span text:style-name="T1"> </text:span><text:span text:style-name="T2">as</text:span><text:span text:style-name="T1"> </text:span><text:span text:style-name="T2">night</text:span><text:span text:style-name="T1"> </text:span><text:span text:style-name="T2">proper</text:span><text:span text:style-name="T1"> </text:span><text:span text:style-name="T2">fell.</text:span></text:p>
      <text:p text:style-name="P1"><text:span text:style-name="T1">“</text:span><text:span text:style-name="T2">The</text:span><text:span text:style-name="T1"> </text:span><text:span text:style-name="T2">Sniggering</text:span><text:span text:style-name="T1"> </text:span><text:span text:style-name="T2">Pig?</text:span><text:span text:style-name="T1"> </text:span><text:span text:style-name="T2">That</text:span><text:span text:style-name="T1"> </text:span><text:span text:style-name="T2">sounds</text:span><text:span text:style-name="T1"> </text:span><text:span text:style-name="T2">like</text:span><text:span text:style-name="T1"> </text:span><text:span text:style-name="T2">a</text:span><text:span text:style-name="T1"> </text:span><text:span text:style-name="T2">piss-hole!</text:span><text:span text:style-name="T1">”</text:span></text:p>
      <text:p text:style-name="P1"><text:span text:style-name="T1">“</text:span><text:span text:style-name="T2">What</text:span><text:span text:style-name="T1"> </text:span><text:span text:style-name="T2">did</text:span><text:span text:style-name="T1"> </text:span><text:span text:style-name="T2">you</text:span><text:span text:style-name="T1"> </text:span><text:span text:style-name="T2">expect</text:span><text:span text:style-name="T1"> </text:span><text:span text:style-name="T2">this</text:span><text:span text:style-name="T1"> </text:span><text:span text:style-name="T2">far</text:span><text:span text:style-name="T1"> </text:span><text:span text:style-name="T2">south?</text:span><text:span text:style-name="T1"> </text:span><text:span text:style-name="T2">Come</text:span><text:span text:style-name="T1"> </text:span><text:span text:style-name="T2">on,</text:span><text:span text:style-name="T1"> </text:span><text:span text:style-name="T2">hurry!</text:span><text:span text:style-name="T1">” </text:span><text:span text:style-name="T2">replied</text:span><text:span text:style-name="T1"> </text:span><text:span text:style-name="T2">Parcifal</text:span><text:span text:style-name="T1"> </text:span><text:span text:style-name="T2">even</text:span><text:span text:style-name="T1"> </text:span><text:span text:style-name="T2">as</text:span><text:span text:style-name="T1"> </text:span><text:span text:style-name="T2">they</text:span><text:span text:style-name="T1"> </text:span><text:span text:style-name="T2">left</text:span><text:span text:style-name="T1"> </text:span><text:span text:style-name="T2">the</text:span><text:span text:style-name="T1"> </text:span><text:span text:style-name="T2">stream</text:span><text:span text:style-name="T1"> </text:span><text:span text:style-name="T2">of</text:span><text:span text:style-name="T1"> </text:span><text:span text:style-name="T2">people</text:span><text:span text:style-name="T1"> </text:span><text:span text:style-name="T2">in</text:span><text:span text:style-name="T1"> </text:span><text:span text:style-name="T2">the</text:span><text:span text:style-name="T1"> </text:span><text:span text:style-name="T2">street</text:span><text:span text:style-name="T1"> </text:span><text:span text:style-name="T2">and</text:span><text:span text:style-name="T1"> </text:span><text:span text:style-name="T2">saw</text:span><text:span text:style-name="T1"> </text:span><text:span text:style-name="T2">the</text:span><text:span text:style-name="T1"> </text:span><text:span text:style-name="T2">man</text:span><text:span text:style-name="T1"> </text:span><text:span text:style-name="T2">who</text:span><text:span text:style-name="T1"> </text:span><text:span text:style-name="T2">had</text:span><text:span text:style-name="T1"> </text:span><text:span text:style-name="T2">robbed</text:span><text:span text:style-name="T1"> </text:span><text:span text:style-name="T2">them</text:span><text:span text:style-name="T1"> </text:span><text:span text:style-name="T2">of</text:span><text:span text:style-name="T1"> </text:span><text:span text:style-name="T2">money</text:span><text:span text:style-name="T1"> </text:span><text:span text:style-name="T2">and</text:span><text:span text:style-name="T1"> </text:span><text:span text:style-name="T2">pride</text:span><text:span text:style-name="T1"> </text:span><text:span text:style-name="T2">hustle</text:span><text:span text:style-name="T1"> </text:span><text:span text:style-name="T2">past</text:span><text:span text:style-name="T1"> </text:span><text:span text:style-name="T2">the</text:span><text:span text:style-name="T1"> </text:span><text:span text:style-name="T2">tavern</text:span><text:span text:style-name="T1">’</text:span><text:span text:style-name="T2">s</text:span><text:span text:style-name="T1"> </text:span><text:span text:style-name="T2">doorway.</text:span><text:span text:style-name="T1"> </text:span><text:span text:style-name="T2">Sounds</text:span><text:span text:style-name="T1"> </text:span><text:span text:style-name="T2">of</text:span><text:span text:style-name="T1"> </text:span><text:span text:style-name="T2">drunken</text:span><text:span text:style-name="T1"> </text:span><text:span text:style-name="T2">merriment</text:span><text:span text:style-name="T1"> </text:span><text:span text:style-name="T2">and</text:span><text:span text:style-name="T1"> </text:span><text:span text:style-name="T2">folk</text:span><text:span text:style-name="T1"> </text:span><text:span text:style-name="T2">music</text:span><text:span text:style-name="T1"> </text:span><text:span text:style-name="T2">blasted</text:span><text:span text:style-name="T1"> </text:span><text:span text:style-name="T2">away</text:span><text:span text:style-name="T1"> </text:span><text:span text:style-name="T2">from</text:span><text:span text:style-name="T1"> </text:span><text:span text:style-name="T2">the</text:span><text:span text:style-name="T1"> </text:span><text:span text:style-name="T2">relatively</text:span><text:span text:style-name="T1"> </text:span><text:span text:style-name="T2">large</text:span><text:span text:style-name="T1"> </text:span><text:span text:style-name="T2">inn.</text:span></text:p>
      <text:p text:style-name="P1"><text:span text:style-name="T1">“</text:span><text:span text:style-name="T2">By</text:span><text:span text:style-name="T1"> </text:span><text:span text:style-name="T2">Skarla,</text:span><text:span text:style-name="T1"> </text:span><text:span text:style-name="T2">of</text:span><text:span text:style-name="T1"> </text:span><text:span text:style-name="T2">all</text:span><text:span text:style-name="T1"> </text:span><text:span text:style-name="T2">the</text:span><text:span text:style-name="T1"> </text:span><text:span text:style-name="T2">places..</text:span><text:span text:style-name="T1">” </text:span><text:span text:style-name="T2">said</text:span><text:span text:style-name="T1"> </text:span><text:span text:style-name="T2">Lernea</text:span><text:span text:style-name="T1"> </text:span><text:span text:style-name="T2">mostly</text:span><text:span text:style-name="T1"> </text:span><text:span text:style-name="T2">to</text:span><text:span text:style-name="T1"> </text:span><text:span text:style-name="T2">herself</text:span><text:span text:style-name="T1"> </text:span><text:span text:style-name="T2">but</text:span><text:span text:style-name="T1"> </text:span><text:span text:style-name="T2">followed</text:span><text:span text:style-name="T1"> </text:span><text:span text:style-name="T2">Parcifal</text:span><text:span text:style-name="T1"> </text:span><text:span text:style-name="T2">inside</text:span><text:span text:style-name="T1"> </text:span><text:span text:style-name="T2">reminding</text:span><text:span text:style-name="T1"> </text:span><text:span text:style-name="T2">herself</text:span><text:span text:style-name="T1"> </text:span><text:span text:style-name="T2">not</text:span><text:span text:style-name="T1"> </text:span><text:span text:style-name="T2">to</text:span><text:span text:style-name="T1"> </text:span><text:span text:style-name="T2">touch</text:span><text:span text:style-name="T1"> </text:span><text:span text:style-name="T2">anything.</text:span></text:p>
      <text:p text:style-name="P2">Inside<text:span text:style-name="T3"> </text:span>the<text:span text:style-name="T3"> </text:span>Sniggering<text:span text:style-name="T3"> </text:span>Pig,<text:span text:style-name="T3"> </text:span>there<text:span text:style-name="T3"> </text:span>was<text:span text:style-name="T3"> </text:span>ample<text:span text:style-name="T3"> </text:span>candle<text:span text:style-name="T3"> </text:span>light<text:span text:style-name="T3"> </text:span>from<text:span text:style-name="T3"> </text:span>chandeliers<text:span text:style-name="T3"> </text:span>on<text:span text:style-name="T3"> </text:span>the<text:span text:style-name="T3"> </text:span>high<text:span text:style-name="T3"> </text:span>ceiling,<text:span text:style-name="T3"> </text:span>as<text:span text:style-name="T3"> </text:span>well<text:span text:style-name="T3"> </text:span>as<text:span text:style-name="T3"> </text:span>candles<text:span text:style-name="T3"> </text:span>and<text:span text:style-name="T3"> </text:span>lamps<text:span text:style-name="T3"> </text:span>on<text:span text:style-name="T3"> </text:span>each<text:span text:style-name="T3"> </text:span>and<text:span text:style-name="T3"> </text:span>every<text:span text:style-name="T3"> </text:span>table<text:span text:style-name="T3"> </text:span>where<text:span text:style-name="T3"> </text:span>people<text:span text:style-name="T3"> </text:span>had<text:span text:style-name="T3"> </text:span>still<text:span text:style-name="T3"> </text:span>not<text:span text:style-name="T3"> </text:span>passed<text:span text:style-name="T3"> </text:span>out.<text:span text:style-name="T3"> </text:span>A<text:span text:style-name="T3"> </text:span>powerful<text:span text:style-name="T3"> </text:span>mix<text:span text:style-name="T3"> </text:span>of<text:span text:style-name="T3"> </text:span>heavy<text:span text:style-name="T3"> </text:span>scents<text:span text:style-name="T3"> </text:span>dominated<text:span text:style-name="T3"> </text:span>the<text:span text:style-name="T3"> </text:span>air;<text:span text:style-name="T3"> </text:span>rye,<text:span text:style-name="T3"> </text:span>ale<text:span text:style-name="T3"> </text:span>and<text:span text:style-name="T3"> </text:span>roasted<text:span text:style-name="T3"> </text:span>meat.<text:span text:style-name="T3"> </text:span>The<text:span text:style-name="T3"> </text:span>tables<text:span text:style-name="T3"> </text:span>were<text:span text:style-name="T3"> </text:span>mostly<text:span text:style-name="T3"> </text:span>occupied<text:span text:style-name="T3"> </text:span>by<text:span text:style-name="T3"> </text:span>rowdy<text:span text:style-name="T3"> </text:span>gangs<text:span text:style-name="T3"> </text:span>of<text:span text:style-name="T3"> </text:span>shady-looking<text:span text:style-name="T3"> </text:span>sailors;<text:span text:style-name="T3"> </text:span>everyone<text:span text:style-name="T3"> </text:span>seemed<text:span text:style-name="T3"> </text:span>to<text:span text:style-name="T3"> </text:span>be<text:span text:style-name="T3"> </text:span>having<text:span text:style-name="T3"> </text:span>fun<text:span text:style-name="T3"> </text:span>judging<text:span text:style-name="T3"> </text:span>by<text:span text:style-name="T3"> </text:span>the<text:span text:style-name="T3"> </text:span>spillage<text:span text:style-name="T3"> </text:span>on<text:span text:style-name="T3"> </text:span>the<text:span text:style-name="T3"> </text:span>floor,<text:span text:style-name="T3"> </text:span>when<text:span text:style-name="T3"> </text:span>the<text:span text:style-name="T3"> </text:span>music<text:span text:style-name="T3"> </text:span>suddenly<text:span text:style-name="T3"> </text:span>stopped.<text:span text:style-name="T3"> </text:span>The<text:span text:style-name="T3"> </text:span>hubbub<text:span text:style-name="T3"> </text:span>of<text:span text:style-name="T3"> </text:span>laughter<text:span text:style-name="T3"> </text:span>and<text:span text:style-name="T3"> </text:span>loud<text:span text:style-name="T3"> </text:span>conversation<text:span text:style-name="T3"> </text:span>filled<text:span text:style-name="T3"> </text:span>the<text:span text:style-name="T3"> </text:span>emptiness<text:span text:style-name="T3"> </text:span>until<text:span text:style-name="T3"> </text:span>a<text:span text:style-name="T3"> </text:span>rather<text:span text:style-name="T3"> </text:span>tall<text:span text:style-name="T3"> </text:span>and<text:span text:style-name="T3"> </text:span>lanky<text:span text:style-name="T3"> </text:span>fellow<text:span text:style-name="T3"> </text:span>appeared<text:span text:style-name="T3"> </text:span>at<text:span text:style-name="T3"> </text:span>the<text:span text:style-name="T3"> </text:span>far<text:span text:style-name="T3"> </text:span>end<text:span text:style-name="T3"> </text:span>of<text:span text:style-name="T3"> </text:span>tavern,<text:span text:style-name="T3"> </text:span>on<text:span text:style-name="T3"> </text:span>what<text:span text:style-name="T3"> </text:span>seemed<text:span text:style-name="T3"> </text:span>to<text:span text:style-name="T3"> </text:span>be<text:span text:style-name="T3"> </text:span>the<text:span text:style-name="T3"> </text:span>stage<text:span text:style-name="T3"> </text:span>where<text:span text:style-name="T3"> </text:span>the<text:span text:style-name="T3"> </text:span>band<text:span text:style-name="T3"> </text:span>of<text:span text:style-name="T3"> </text:span>musicians<text:span text:style-name="T3"> </text:span>sat.<text:span text:style-name="T3"> </text:span>Parcifal<text:span text:style-name="T3">’</text:span>s<text:span text:style-name="T3"> </text:span>eyes<text:span text:style-name="T3"> </text:span>had<text:span text:style-name="T3"> </text:span>the<text:span text:style-name="T3"> </text:span>chance<text:span text:style-name="T3"> </text:span>to<text:span text:style-name="T3"> </text:span>search<text:span text:style-name="T3"> </text:span>the<text:span text:style-name="T3"> </text:span>room<text:span text:style-name="T3"> </text:span>for<text:span text:style-name="T3"> </text:span>a<text:span text:style-name="T3"> </text:span>moment.<text:span text:style-name="T3"> </text:span>There<text:span text:style-name="T3"> </text:span>was<text:span text:style-name="T3"> </text:span>no<text:span text:style-name="T3"> </text:span>sign<text:span text:style-name="T3"> </text:span>of<text:span text:style-name="T3"> </text:span>the<text:span text:style-name="T3"> </text:span>thief.</text:p>
      <text:p text:style-name="P1"><text:span text:style-name="T1">“</text:span><text:span text:style-name="T2">Blasted</text:span><text:span text:style-name="T1"> </text:span><text:span text:style-name="T2">runt</text:span><text:span text:style-name="T1"> </text:span><text:span text:style-name="T2">of</text:span><text:span text:style-name="T1"> </text:span><text:span text:style-name="T2">a</text:span><text:span text:style-name="T1"> </text:span><text:span text:style-name="T2">man,</text:span><text:span text:style-name="T1">” </text:span><text:span text:style-name="T2">said</text:span><text:span text:style-name="T1"> </text:span><text:span text:style-name="T2">Parcifal,</text:span><text:span text:style-name="T1"> </text:span><text:span text:style-name="T2">this</text:span><text:span text:style-name="T1"> </text:span><text:span text:style-name="T2">time</text:span><text:span text:style-name="T1"> </text:span><text:span text:style-name="T2">gripping</text:span><text:span text:style-name="T1"> </text:span><text:span text:style-name="T2">her</text:span><text:span text:style-name="T1"> </text:span><text:span text:style-name="T2">sword</text:span><text:span text:style-name="T1">’</text:span><text:span text:style-name="T2">s</text:span><text:span text:style-name="T1"> </text:span><text:span text:style-name="T2">hilt</text:span><text:span text:style-name="T1"> </text:span><text:span text:style-name="T2">instead</text:span><text:span text:style-name="T1"> </text:span><text:span text:style-name="T2">of</text:span><text:span text:style-name="T1"> </text:span><text:span text:style-name="T2">her</text:span><text:span text:style-name="T1"> </text:span><text:span text:style-name="T2">knife.</text:span><text:span text:style-name="T1"> </text:span><text:span text:style-name="T2">Lernea</text:span><text:span text:style-name="T1"> </text:span><text:span text:style-name="T2">corrected</text:span><text:span text:style-name="T1"> </text:span><text:span text:style-name="T2">her</text:span><text:span text:style-name="T1"> </text:span><text:span text:style-name="T2">with</text:span><text:span text:style-name="T1"> </text:span><text:span text:style-name="T2">a</text:span><text:span text:style-name="T1"> </text:span><text:span text:style-name="T2">face</text:span><text:span text:style-name="T1"> </text:span><text:span text:style-name="T2">that</text:span><text:span text:style-name="T1"> </text:span><text:span text:style-name="T2">implied</text:span><text:span text:style-name="T1"> </text:span><text:span text:style-name="T2">every</text:span><text:span text:style-name="T1"> </text:span><text:span text:style-name="T2">second</text:span><text:span text:style-name="T1"> </text:span><text:span text:style-name="T2">in</text:span><text:span text:style-name="T1"> </text:span><text:span text:style-name="T2">there</text:span><text:span text:style-name="T1"> </text:span><text:span text:style-name="T2">was</text:span><text:span text:style-name="T1"> </text:span><text:span text:style-name="T2">making</text:span><text:span text:style-name="T1"> </text:span><text:span text:style-name="T2">her</text:span><text:span text:style-name="T1"> </text:span><text:span text:style-name="T2">feel</text:span><text:span text:style-name="T1"> </text:span><text:span text:style-name="T2">shamefully</text:span><text:span text:style-name="T1"> </text:span><text:span text:style-name="T2">unclean:</text:span><text:span text:style-name="T1"> “</text:span><text:span text:style-name="T2">Dwarf.</text:span><text:span text:style-name="T1"> </text:span><text:span text:style-name="T2">He</text:span><text:span text:style-name="T1"> </text:span><text:span text:style-name="T2">said</text:span><text:span text:style-name="T1"> </text:span><text:span text:style-name="T2">he</text:span><text:span text:style-name="T1"> </text:span><text:span text:style-name="T2">was</text:span><text:span text:style-name="T1"> </text:span><text:span text:style-name="T2">a</text:span><text:span text:style-name="T1"> </text:span><text:span text:style-name="T2">dwarf.</text:span><text:span text:style-name="T1">”</text:span></text:p>
      <text:p text:style-name="P2">As<text:span text:style-name="T3"> </text:span>if<text:span text:style-name="T3"> </text:span>on<text:span text:style-name="T3"> </text:span>cue,<text:span text:style-name="T3"> </text:span>the<text:span text:style-name="T3"> </text:span>tall<text:span text:style-name="T3"> </text:span>lank<text:span text:style-name="T3"> </text:span>man<text:span text:style-name="T3"> </text:span>who<text:span text:style-name="T3"> </text:span>had<text:span text:style-name="T3"> </text:span>appeared<text:span text:style-name="T3"> </text:span>on<text:span text:style-name="T3"> </text:span>stage<text:span text:style-name="T3"> </text:span>cleared<text:span text:style-name="T3"> </text:span>his<text:span text:style-name="T3"> </text:span>throat<text:span text:style-name="T3"> </text:span>loudly<text:span text:style-name="T3"> </text:span>and<text:span text:style-name="T3"> </text:span>bowed,<text:span text:style-name="T3"> </text:span>only<text:span text:style-name="T3"> </text:span>to<text:span text:style-name="T3"> </text:span>receive<text:span text:style-name="T3"> </text:span>a<text:span text:style-name="T3"> </text:span>handful<text:span text:style-name="T3"> </text:span>of<text:span text:style-name="T3"> </text:span>drunken<text:span text:style-name="T3"> </text:span>irrelevant<text:span text:style-name="T3"> </text:span>yells,<text:span text:style-name="T3"> </text:span>most<text:span text:style-name="T3"> </text:span>prominently,<text:span text:style-name="T3"> ‘</text:span>Show<text:span text:style-name="T3"> </text:span>us<text:span text:style-name="T3"> </text:span>yer<text:span text:style-name="T3"> </text:span>tittays!<text:span text:style-name="T3">’</text:span>.<text:span text:style-name="T3"> </text:span>Nevertheless,<text:span text:style-name="T3"> </text:span>he<text:span text:style-name="T3"> </text:span>smiled<text:span text:style-name="T3"> </text:span>courteously<text:span text:style-name="T3"> </text:span>and<text:span text:style-name="T3"> </text:span>said<text:span text:style-name="T3"> </text:span>to<text:span text:style-name="T3"> </text:span>the<text:span text:style-name="T3"> </text:span>crowd:</text:p>
      <text:p text:style-name="P1"><text:span text:style-name="T1">“</text:span><text:span text:style-name="T2">Well,</text:span><text:span text:style-name="T1"> </text:span><text:span text:style-name="T2">this</text:span><text:span text:style-name="T1"> </text:span><text:span text:style-name="T2">place</text:span><text:span text:style-name="T1"> </text:span><text:span text:style-name="T2">is</text:span><text:span text:style-name="T1"> </text:span><text:span text:style-name="T2">lively,</text:span><text:span text:style-name="T1"> </text:span><text:span text:style-name="T2">ain</text:span><text:span text:style-name="T1">’</text:span><text:span text:style-name="T2">t</text:span><text:span text:style-name="T1"> </text:span><text:span text:style-name="T2">it?</text:span><text:span text:style-name="T1"> </text:span><text:span text:style-name="T2">Feels</text:span><text:span text:style-name="T1"> </text:span><text:span text:style-name="T2">like</text:span><text:span text:style-name="T1"> </text:span><text:span text:style-name="T2">a</text:span><text:span text:style-name="T1"> </text:span><text:span text:style-name="T2">band</text:span><text:span text:style-name="T1"> </text:span><text:span text:style-name="T2">of</text:span><text:span text:style-name="T1"> </text:span><text:span text:style-name="T2">roaming</text:span><text:span text:style-name="T1"> </text:span><text:span text:style-name="T2">Dwarves</text:span><text:span text:style-name="T1"> </text:span><text:span text:style-name="T2">would</text:span><text:span text:style-name="T1"> </text:span><text:span text:style-name="T2">love</text:span><text:span text:style-name="T1"> </text:span><text:span text:style-name="T2">to</text:span><text:span text:style-name="T1"> </text:span><text:span text:style-name="T2">roll</text:span><text:span text:style-name="T1"> </text:span><text:span text:style-name="T2">by.</text:span><text:span text:style-name="T1"> </text:span><text:span text:style-name="T2">Hell,</text:span><text:span text:style-name="T1"> </text:span><text:span text:style-name="T2">it</text:span><text:span text:style-name="T1">’</text:span><text:span text:style-name="T2">s</text:span><text:span text:style-name="T1"> </text:span><text:span text:style-name="T2">not</text:span><text:span text:style-name="T1"> </text:span><text:span text:style-name="T2">like</text:span><text:span text:style-name="T1"> </text:span><text:span text:style-name="T2">they</text:span><text:span text:style-name="T1">’</text:span><text:span text:style-name="T2">re</text:span><text:span text:style-name="T1"> </text:span><text:span text:style-name="T2">set</text:span><text:span text:style-name="T1"> </text:span><text:span text:style-name="T2">in</text:span><text:span text:style-name="T1"> </text:span><text:span text:style-name="T2">stone</text:span><text:span text:style-name="T1"> </text:span><text:span text:style-name="T2">or</text:span><text:span text:style-name="T1"> </text:span><text:span text:style-name="T2">anything,</text:span><text:span text:style-name="T1">” </text:span><text:span text:style-name="T2">he</text:span><text:span text:style-name="T1"> </text:span><text:span text:style-name="T2">said,</text:span><text:span text:style-name="T1"> </text:span><text:span text:style-name="T2">grinning</text:span><text:span text:style-name="T1"> </text:span><text:span text:style-name="T2">widely</text:span><text:span text:style-name="T1"> </text:span><text:span text:style-name="T2">and</text:span><text:span text:style-name="T1"> </text:span><text:span text:style-name="T2">posing</text:span><text:span text:style-name="T1"> </text:span><text:span text:style-name="T2">to</text:span><text:span text:style-name="T1"> </text:span><text:span text:style-name="T2">the</text:span><text:span text:style-name="T1"> </text:span><text:span text:style-name="T2">crowd</text:span><text:span text:style-name="T1"> </text:span><text:span text:style-name="T2">which</text:span><text:span text:style-name="T1"> </text:span><text:span text:style-name="T2">hardly</text:span><text:span text:style-name="T1"> </text:span><text:span text:style-name="T2">noticed</text:span><text:span text:style-name="T1"> </text:span><text:span text:style-name="T2">anyone</text:span><text:span text:style-name="T1"> </text:span><text:span text:style-name="T2">was</text:span><text:span text:style-name="T1"> </text:span><text:span text:style-name="T2">talking</text:span><text:span text:style-name="T1"> </text:span><text:span text:style-name="T2">on</text:span><text:span text:style-name="T1"> </text:span><text:span text:style-name="T2">stage.</text:span><text:span text:style-name="T1"> </text:span><text:span text:style-name="T2">The</text:span><text:span text:style-name="T1"> </text:span><text:span text:style-name="T2">performer</text:span><text:span text:style-name="T1"> </text:span><text:span text:style-name="T2">was</text:span><text:span text:style-name="T1"> </text:span><text:span text:style-name="T2">facing</text:span><text:span text:style-name="T1"> </text:span><text:span text:style-name="T2">a</text:span><text:span text:style-name="T1"> </text:span><text:span text:style-name="T2">tough</text:span><text:span text:style-name="T1"> </text:span><text:span text:style-name="T2">crowd.</text:span><text:span text:style-name="T1"> </text:span><text:span text:style-name="T2">He</text:span><text:span text:style-name="T1"> </text:span><text:span text:style-name="T2">turned</text:span><text:span text:style-name="T1"> </text:span><text:span text:style-name="T2">to</text:span><text:span text:style-name="T1"> </text:span><text:span text:style-name="T2">the</text:span><text:span text:style-name="T1"> </text:span><text:span text:style-name="T2">band</text:span><text:span text:style-name="T1"> </text:span><text:span text:style-name="T2">of</text:span><text:span text:style-name="T1"> </text:span><text:span text:style-name="T2">musicians</text:span><text:span text:style-name="T1"> </text:span><text:span text:style-name="T2">and</text:span><text:span text:style-name="T1"> </text:span><text:span text:style-name="T2">said</text:span><text:span text:style-name="T1"> </text:span><text:span text:style-name="T2">in</text:span><text:span text:style-name="T1"> </text:span><text:span text:style-name="T2">voice</text:span><text:span text:style-name="T1"> </text:span><text:span text:style-name="T2">right</text:span><text:span text:style-name="T1"> </text:span><text:span text:style-name="T2">above</text:span><text:span text:style-name="T1"> </text:span><text:span text:style-name="T2">a</text:span><text:span text:style-name="T1"> </text:span><text:span text:style-name="T2">whisper:</text:span></text:p>
      <text:p text:style-name="P1"><text:span text:style-name="T1">“</text:span><text:span text:style-name="T2">Guys..</text:span><text:span text:style-name="T1"> </text:span><text:span text:style-name="T2">That</text:span><text:span text:style-name="T1"> </text:span><text:span text:style-name="T2">was</text:span><text:span text:style-name="T1"> </text:span><text:span text:style-name="T2">a</text:span><text:span text:style-name="T1"> </text:span><text:span text:style-name="T2">joke.</text:span><text:span text:style-name="T1">”</text:span></text:p>
      <text:p text:style-name="P2">The<text:span text:style-name="T3"> </text:span>percussionist<text:span text:style-name="T3"> </text:span>realised<text:span text:style-name="T3"> </text:span>that<text:span text:style-name="T3"> </text:span>was<text:span text:style-name="T3"> </text:span>meant<text:span text:style-name="T3"> </text:span>for<text:span text:style-name="T3"> </text:span>him,<text:span text:style-name="T3"> </text:span>nodded,<text:span text:style-name="T3"> </text:span>and<text:span text:style-name="T3"> </text:span>promptly<text:span text:style-name="T3"> </text:span>made<text:span text:style-name="T3"> </text:span>a<text:span text:style-name="T3"> </text:span>half-hearted<text:span text:style-name="T3"> </text:span>drum<text:span text:style-name="T3"> </text:span>roll,<text:span text:style-name="T3"> </text:span>followed<text:span text:style-name="T3"> </text:span>by<text:span text:style-name="T3"> </text:span>hitting<text:span text:style-name="T3"> </text:span>a<text:span text:style-name="T3"> </text:span>small<text:span text:style-name="T3"> </text:span>cowbell.<text:span text:style-name="T3"> </text:span>The<text:span text:style-name="T3"> </text:span>sound<text:span text:style-name="T3"> </text:span>was<text:span text:style-name="T3"> </text:span>not<text:span text:style-name="T3"> </text:span>unlike<text:span text:style-name="T3"> </text:span>a<text:span text:style-name="T3"> </text:span>couple<text:span text:style-name="T3"> </text:span>of<text:span text:style-name="T3"> </text:span>coconuts<text:span text:style-name="T3"> </text:span>banging<text:span text:style-name="T3"> </text:span>together.</text:p>
      <text:p text:style-name="P1"><text:soft-page-break/><text:span text:style-name="T1">“</text:span><text:span text:style-name="T2">Thank</text:span><text:span text:style-name="T1"> </text:span><text:span text:style-name="T2">you!</text:span><text:span text:style-name="T1">” </text:span><text:span text:style-name="T2">said</text:span><text:span text:style-name="T1"> </text:span><text:span text:style-name="T2">the</text:span><text:span text:style-name="T1"> </text:span><text:span text:style-name="T2">performer</text:span><text:span text:style-name="T1"> </text:span><text:span text:style-name="T2">on</text:span><text:span text:style-name="T1"> </text:span><text:span text:style-name="T2">stage,</text:span><text:span text:style-name="T1"> </text:span><text:span text:style-name="T2">clapping</text:span><text:span text:style-name="T1"> </text:span><text:span text:style-name="T2">his</text:span><text:span text:style-name="T1"> </text:span><text:span text:style-name="T2">hands</text:span><text:span text:style-name="T1"> </text:span><text:span text:style-name="T2">in</text:span><text:span text:style-name="T1"> </text:span><text:span text:style-name="T2">solitude.</text:span></text:p>
      <text:p text:style-name="P2">Parcifal,<text:span text:style-name="T3"> </text:span>equally<text:span text:style-name="T3"> </text:span>oblivious<text:span text:style-name="T3"> </text:span>to<text:span text:style-name="T3"> </text:span>what<text:span text:style-name="T3"> </text:span>sounded<text:span text:style-name="T3"> </text:span>like<text:span text:style-name="T3"> </text:span>a<text:span text:style-name="T3"> </text:span>bad<text:span text:style-name="T3"> </text:span>comedian<text:span text:style-name="T3"> </text:span>noticed<text:span text:style-name="T3"> </text:span>something<text:span text:style-name="T3"> </text:span>else.<text:span text:style-name="T3"> </text:span>She<text:span text:style-name="T3"> </text:span>told<text:span text:style-name="T3"> </text:span>Lernea:</text:p>
      <text:p text:style-name="P1"><text:span text:style-name="T1">“</text:span><text:span text:style-name="T2">Windows</text:span><text:span text:style-name="T1"> </text:span><text:span text:style-name="T2">just</text:span><text:span text:style-name="T1"> </text:span><text:span text:style-name="T2">on</text:span><text:span text:style-name="T1"> </text:span><text:span text:style-name="T2">the</text:span><text:span text:style-name="T1"> </text:span><text:span text:style-name="T2">front.</text:span><text:span text:style-name="T1"> </text:span><text:span text:style-name="T2">That</text:span><text:span text:style-name="T1"> </text:span><text:span text:style-name="T2">door</text:span><text:span text:style-name="T1"> </text:span><text:span text:style-name="T2">behind</text:span><text:span text:style-name="T1"> </text:span><text:span text:style-name="T2">the</text:span><text:span text:style-name="T1"> </text:span><text:span text:style-name="T2">barkeep,</text:span><text:span text:style-name="T1"> </text:span><text:span text:style-name="T2">that</text:span><text:span text:style-name="T1">’</text:span><text:span text:style-name="T2">s</text:span><text:span text:style-name="T1"> </text:span><text:span text:style-name="T2">locked</text:span><text:span text:style-name="T1"> </text:span><text:span text:style-name="T2">and</text:span><text:span text:style-name="T1"> </text:span><text:span text:style-name="T2">barred.</text:span><text:span text:style-name="T1"> </text:span><text:span text:style-name="T2">He</text:span><text:span text:style-name="T1">’</text:span><text:span text:style-name="T2">s</text:span><text:span text:style-name="T1"> </text:span><text:span text:style-name="T2">got</text:span><text:span text:style-name="T1"> </text:span><text:span text:style-name="T2">to</text:span><text:span text:style-name="T1"> </text:span><text:span text:style-name="T2">be</text:span><text:span text:style-name="T1"> </text:span><text:span text:style-name="T2">somewhere</text:span><text:span text:style-name="T1"> </text:span><text:span text:style-name="T2">in</text:span><text:span text:style-name="T1"> </text:span><text:span text:style-name="T2">here.</text:span><text:span text:style-name="T1"> </text:span><text:span text:style-name="T2">He</text:span><text:span text:style-name="T1">’</text:span><text:span text:style-name="T2">s</text:span><text:span text:style-name="T1"> </text:span><text:span text:style-name="T2">trapped!</text:span><text:span text:style-name="T1">”</text:span></text:p>
      <text:p text:style-name="P1"><text:span text:style-name="T1">“</text:span><text:span text:style-name="T2">And</text:span><text:span text:style-name="T1"> </text:span><text:span text:style-name="T2">us</text:span><text:span text:style-name="T1"> </text:span><text:span text:style-name="T2">along</text:span><text:span text:style-name="T1"> </text:span><text:span text:style-name="T2">with</text:span><text:span text:style-name="T1"> </text:span><text:span text:style-name="T2">him.</text:span><text:span text:style-name="T1"> </text:span><text:span text:style-name="T2">God,</text:span><text:span text:style-name="T1"> </text:span><text:span text:style-name="T2">is</text:span><text:span text:style-name="T1"> </text:span><text:span text:style-name="T2">that</text:span><text:span text:style-name="T1"> </text:span><text:span text:style-name="T2">man</text:span><text:span text:style-name="T1"> </text:span><text:span text:style-name="T2">heaving</text:span><text:span text:style-name="T1"> </text:span><text:span text:style-name="T2">his</text:span><text:span text:style-name="T1"> </text:span><text:span text:style-name="T2">insides?</text:span><text:span text:style-name="T1">” </text:span><text:span text:style-name="T2">asked</text:span><text:span text:style-name="T1"> </text:span><text:span text:style-name="T2">Lernea</text:span><text:span text:style-name="T1"> </text:span><text:span text:style-name="T2">with</text:span><text:span text:style-name="T1"> </text:span><text:span text:style-name="T2">a</text:span><text:span text:style-name="T1"> </text:span><text:span text:style-name="T2">tremor</text:span><text:span text:style-name="T1"> </text:span><text:span text:style-name="T2">of</text:span><text:span text:style-name="T1"> </text:span><text:span text:style-name="T2">disgust</text:span><text:span text:style-name="T1"> </text:span><text:span text:style-name="T2">in</text:span><text:span text:style-name="T1"> </text:span><text:span text:style-name="T2">her</text:span><text:span text:style-name="T1"> </text:span><text:span text:style-name="T2">voice.</text:span></text:p>
      <text:p text:style-name="P1"><text:span text:style-name="T1">“</text:span><text:span text:style-name="T2">Someone</text:span><text:span text:style-name="T1"> </text:span><text:span text:style-name="T2">will</text:span><text:span text:style-name="T1"> </text:span><text:span text:style-name="T2">mop</text:span><text:span text:style-name="T1"> </text:span><text:span text:style-name="T2">it</text:span><text:span text:style-name="T1"> </text:span><text:span text:style-name="T2">up</text:span><text:span text:style-name="T1"> </text:span><text:span text:style-name="T2">later,</text:span><text:span text:style-name="T1"> </text:span><text:span text:style-name="T2">I</text:span><text:span text:style-name="T1">’</text:span><text:span text:style-name="T2">m</text:span><text:span text:style-name="T1"> </text:span><text:span text:style-name="T2">sure.</text:span><text:span text:style-name="T1"> </text:span><text:span text:style-name="T2">Just</text:span><text:span text:style-name="T1"> </text:span><text:span text:style-name="T2">stay</text:span><text:span text:style-name="T1"> </text:span><text:span text:style-name="T2">right</text:span><text:span text:style-name="T1"> </text:span><text:span text:style-name="T2">here</text:span><text:span text:style-name="T1"> </text:span><text:span text:style-name="T2">at</text:span><text:span text:style-name="T1"> </text:span><text:span text:style-name="T2">the</text:span><text:span text:style-name="T1"> </text:span><text:span text:style-name="T2">door.</text:span><text:span text:style-name="T1"> </text:span><text:span text:style-name="T2">I</text:span><text:span text:style-name="T1">’</text:span><text:span text:style-name="T2">ll</text:span><text:span text:style-name="T1"> </text:span><text:span text:style-name="T2">flush</text:span><text:span text:style-name="T1"> </text:span><text:span text:style-name="T2">him</text:span><text:span text:style-name="T1"> </text:span><text:span text:style-name="T2">out.</text:span><text:span text:style-name="T1">”</text:span></text:p>
      <text:p text:style-name="P2">Lernea<text:span text:style-name="T3"> </text:span>let<text:span text:style-name="T3"> </text:span>out<text:span text:style-name="T3"> </text:span>a<text:span text:style-name="T3"> </text:span>little<text:span text:style-name="T3"> </text:span>laugh,<text:span text:style-name="T3"> </text:span>more<text:span text:style-name="T3"> </text:span>aptly<text:span text:style-name="T3"> </text:span>a<text:span text:style-name="T3"> </text:span>snigger,<text:span text:style-name="T3"> </text:span>and<text:span text:style-name="T3"> </text:span>put<text:span text:style-name="T3"> </text:span>a<text:span text:style-name="T3"> </text:span>hand<text:span text:style-name="T3"> </text:span>to<text:span text:style-name="T3"> </text:span>her<text:span text:style-name="T3"> </text:span>mouth.<text:span text:style-name="T3"> </text:span>Parcifal<text:span text:style-name="T3"> </text:span>eyed<text:span text:style-name="T3"> </text:span>her<text:span text:style-name="T3"> </text:span>in<text:span text:style-name="T3"> </text:span>puzzlement,<text:span text:style-name="T3"> </text:span>her<text:span text:style-name="T3"> </text:span>brow<text:span text:style-name="T3"> </text:span>furrowed.<text:span text:style-name="T3"> </text:span>Lernea<text:span text:style-name="T3"> </text:span>replied<text:span text:style-name="T3"> </text:span>with<text:span text:style-name="T3"> </text:span>a<text:span text:style-name="T3"> </text:span>giggly<text:span text:style-name="T3"> </text:span>voice:</text:p>
      <text:p text:style-name="P1"><text:span text:style-name="T1">“</text:span><text:span text:style-name="T2">That</text:span><text:span text:style-name="T1"> </text:span><text:span text:style-name="T2">sounded</text:span><text:span text:style-name="T1"> </text:span><text:span text:style-name="T2">like</text:span><text:span text:style-name="T1"> </text:span><text:span text:style-name="T2">a,</text:span><text:span text:style-name="T1"> </text:span><text:span text:style-name="T2">uhm..</text:span><text:span text:style-name="T1"> </text:span><text:span text:style-name="T2">A</text:span><text:span text:style-name="T1"> </text:span><text:span text:style-name="T2">poop</text:span><text:span text:style-name="T1"> </text:span><text:span text:style-name="T2">joke.</text:span><text:span text:style-name="T1"> ‘</text:span><text:span text:style-name="T2">Flush</text:span><text:span text:style-name="T1">’ </text:span><text:span text:style-name="T2">him</text:span><text:span text:style-name="T1"> </text:span><text:span text:style-name="T2">out</text:span><text:span text:style-name="T1"> </text:span><text:span text:style-name="T2">like</text:span><text:span text:style-name="T1"> </text:span><text:span text:style-name="T2">the</text:span><text:span text:style-name="T1"> </text:span><text:span text:style-name="T2">little,</text:span><text:span text:style-name="T1"> </text:span><text:span text:style-name="T2">uhm,</text:span><text:span text:style-name="T1"> </text:span><text:span text:style-name="T2">shit</text:span><text:span text:style-name="T1"> </text:span><text:span text:style-name="T2">he</text:span><text:span text:style-name="T1"> </text:span><text:span text:style-name="T2">is!</text:span><text:span text:style-name="T1"> </text:span><text:span text:style-name="T2">Oh,</text:span><text:span text:style-name="T1"> </text:span><text:span text:style-name="T2">my!</text:span><text:span text:style-name="T1">”</text:span></text:p>
      <text:p text:style-name="P2">Parcifal<text:span text:style-name="T3"> </text:span>closed<text:span text:style-name="T3"> </text:span>her<text:span text:style-name="T3"> </text:span>eyes,<text:span text:style-name="T3"> </text:span>said<text:span text:style-name="T3"> </text:span>nothing<text:span text:style-name="T3"> </text:span>and<text:span text:style-name="T3"> </text:span>sighed.<text:span text:style-name="T3"> </text:span>Then<text:span text:style-name="T3"> </text:span>she<text:span text:style-name="T3"> </text:span>slowly<text:span text:style-name="T3"> </text:span>started<text:span text:style-name="T3"> </text:span>wading<text:span text:style-name="T3"> </text:span>through<text:span text:style-name="T3"> </text:span>the<text:span text:style-name="T3"> </text:span>tables,<text:span text:style-name="T3"> </text:span>filled<text:span text:style-name="T3"> </text:span>with<text:span text:style-name="T3"> </text:span>passed-out<text:span text:style-name="T3"> </text:span>customers.<text:span text:style-name="T3"> </text:span>The<text:span text:style-name="T3"> </text:span>comedian<text:span text:style-name="T3"> </text:span>was<text:span text:style-name="T3"> </text:span>having<text:span text:style-name="T3"> </text:span>a<text:span text:style-name="T3"> </text:span>go<text:span text:style-name="T3"> </text:span>at<text:span text:style-name="T3"> </text:span>another<text:span text:style-name="T3"> </text:span>joke,<text:span text:style-name="T3"> </text:span>while<text:span text:style-name="T3"> </text:span>the<text:span text:style-name="T3"> </text:span>crowd<text:span text:style-name="T3"> </text:span>had<text:span text:style-name="T3"> </text:span>mysteriously<text:span text:style-name="T3"> </text:span>quietened<text:span text:style-name="T3"> </text:span>down.<text:span text:style-name="T3"> </text:span>Lots<text:span text:style-name="T3"> </text:span>of<text:span text:style-name="T3"> </text:span>sets<text:span text:style-name="T3"> </text:span>of<text:span text:style-name="T3"> </text:span>eyes<text:span text:style-name="T3"> </text:span>were<text:span text:style-name="T3"> </text:span>now<text:span text:style-name="T3"> </text:span>following<text:span text:style-name="T3"> </text:span>Parcifal<text:span text:style-name="T3">’</text:span>s<text:span text:style-name="T3"> </text:span>slender<text:span text:style-name="T3"> </text:span>form<text:span text:style-name="T3"> </text:span>as<text:span text:style-name="T3"> </text:span>she<text:span text:style-name="T3"> </text:span>moved<text:span text:style-name="T3"> </text:span>about<text:span text:style-name="T3"> </text:span>the<text:span text:style-name="T3"> </text:span>tavern.</text:p>
      <text:p text:style-name="P1"><text:span text:style-name="T1">“</text:span><text:span text:style-name="T2">Dwarves,</text:span><text:span text:style-name="T1"> </text:span><text:span text:style-name="T2">eh?</text:span><text:span text:style-name="T1"> </text:span><text:span text:style-name="T2">What</text:span><text:span text:style-name="T1"> </text:span><text:span text:style-name="T2">a</text:span><text:span text:style-name="T1"> </text:span><text:span text:style-name="T2">race,</text:span><text:span text:style-name="T1">” </text:span><text:span text:style-name="T2">he</text:span><text:span text:style-name="T1"> </text:span><text:span text:style-name="T2">said</text:span><text:span text:style-name="T1"> </text:span><text:span text:style-name="T2">and</text:span><text:span text:style-name="T1"> </text:span><text:span text:style-name="T2">pretended</text:span><text:span text:style-name="T1"> </text:span><text:span text:style-name="T2">to</text:span><text:span text:style-name="T1"> </text:span><text:span text:style-name="T2">run</text:span><text:span text:style-name="T1"> </text:span><text:span text:style-name="T2">for</text:span><text:span text:style-name="T1"> </text:span><text:span text:style-name="T2">a</text:span><text:span text:style-name="T1"> </text:span><text:span text:style-name="T2">moment.</text:span><text:span text:style-name="T1"> “</text:span><text:span text:style-name="T2">I</text:span><text:span text:style-name="T1"> </text:span><text:span text:style-name="T2">remember</text:span><text:span text:style-name="T1"> </text:span><text:span text:style-name="T2">one</text:span><text:span text:style-name="T1"> </text:span><text:span text:style-name="T2">night,</text:span><text:span text:style-name="T1"> </text:span><text:span text:style-name="T2">a</text:span><text:span text:style-name="T1"> </text:span><text:span text:style-name="T2">group</text:span><text:span text:style-name="T1"> </text:span><text:span text:style-name="T2">of</text:span><text:span text:style-name="T1"> </text:span><text:span text:style-name="T2">them</text:span><text:span text:style-name="T1"> </text:span><text:span text:style-name="T2">fellows</text:span><text:span text:style-name="T1"> </text:span><text:span text:style-name="T2">walks</text:span><text:span text:style-name="T1"> </text:span><text:span text:style-name="T2">in</text:span><text:span text:style-name="T1"> </text:span><text:span text:style-name="T2">this</text:span><text:span text:style-name="T1"> </text:span><text:span text:style-name="T2">very</text:span><text:span text:style-name="T1"> </text:span><text:span text:style-name="T2">same</text:span><text:span text:style-name="T1"> </text:span><text:span text:style-name="T2">place.</text:span><text:span text:style-name="T1"> </text:span><text:span text:style-name="T2">He</text:span><text:span text:style-name="T1"> </text:span><text:span text:style-name="T2">nods</text:span><text:span text:style-name="T1"> </text:span><text:span text:style-name="T2">at</text:span><text:span text:style-name="T1"> </text:span><text:span text:style-name="T2">the</text:span><text:span text:style-name="T1"> </text:span><text:span text:style-name="T2">bar</text:span><text:span text:style-name="T1"> </text:span><text:span text:style-name="T2">and</text:span><text:span text:style-name="T1"> </text:span><text:span text:style-name="T2">shouts,</text:span><text:span text:style-name="T1"> ‘</text:span><text:span text:style-name="T2">Barkeep!</text:span><text:span text:style-name="T1"> </text:span><text:span text:style-name="T2">Seven</text:span><text:span text:style-name="T1"> </text:span><text:span text:style-name="T2">short</text:span><text:span text:style-name="T1"> </text:span><text:span text:style-name="T2">ones</text:span><text:span text:style-name="T1">’</text:span><text:span text:style-name="T2">,</text:span><text:span text:style-name="T1"> </text:span><text:span text:style-name="T2">to</text:span><text:span text:style-name="T1"> </text:span><text:span text:style-name="T2">which</text:span><text:span text:style-name="T1"> </text:span><text:span text:style-name="T2">the</text:span><text:span text:style-name="T1"> </text:span><text:span text:style-name="T2">barkeep</text:span><text:span text:style-name="T1"> </text:span><text:span text:style-name="T2">replies,</text:span><text:span text:style-name="T1"> ‘</text:span><text:span text:style-name="T2">I</text:span><text:span text:style-name="T1"> </text:span><text:span text:style-name="T2">can</text:span><text:span text:style-name="T1"> </text:span><text:span text:style-name="T2">see</text:span><text:span text:style-name="T1"> </text:span><text:span text:style-name="T2">that,</text:span><text:span text:style-name="T1"> </text:span><text:span text:style-name="T2">but</text:span><text:span text:style-name="T1"> </text:span><text:span text:style-name="T2">what</text:span><text:span text:style-name="T1"> </text:span><text:span text:style-name="T2">can</text:span><text:span text:style-name="T1"> </text:span><text:span text:style-name="T2">I</text:span><text:span text:style-name="T1"> </text:span><text:span text:style-name="T2">get</text:span><text:span text:style-name="T1"> </text:span><text:span text:style-name="T2">you?</text:span><text:span text:style-name="T1">’”</text:span></text:p>
      <text:p text:style-name="P2">The<text:span text:style-name="T3"> </text:span>drum<text:span text:style-name="T3"> </text:span>roll<text:span text:style-name="T3"> </text:span>came<text:span text:style-name="T3"> </text:span>on<text:span text:style-name="T3"> </text:span>cue,<text:span text:style-name="T3"> </text:span>but<text:span text:style-name="T3"> </text:span>the<text:span text:style-name="T3"> </text:span>laughter<text:span text:style-name="T3"> </text:span>he<text:span text:style-name="T3"> </text:span>was<text:span text:style-name="T3"> </text:span>expecting<text:span text:style-name="T3"> </text:span>was<text:span text:style-name="T3"> </text:span>delayed<text:span text:style-name="T3"> </text:span>until<text:span text:style-name="T3"> </text:span>a<text:span text:style-name="T3"> </text:span>man<text:span text:style-name="T3"> </text:span>who<text:span text:style-name="T3"> </text:span>had<text:span text:style-name="T3"> </text:span>been<text:span text:style-name="T3"> </text:span>standing<text:span text:style-name="T3"> </text:span>on<text:span text:style-name="T3"> </text:span>all<text:span text:style-name="T3"> </text:span>fours<text:span text:style-name="T3"> </text:span>yelled,<text:span text:style-name="T3"> “</text:span>Barkeep!<text:span text:style-name="T3"> </text:span>Ha<text:span text:style-name="T3"> </text:span>ha<text:span text:style-name="T3"> </text:span>ha!<text:span text:style-name="T3"> </text:span>I<text:span text:style-name="T3"> </text:span>gets<text:span text:style-name="T3"> </text:span>it!<text:span text:style-name="T3"> </text:span>Bar-keep!<text:span text:style-name="T3">”</text:span></text:p>
      <text:p text:style-name="P2">Spontaneously,<text:span text:style-name="T3"> </text:span>half<text:span text:style-name="T3"> </text:span>the<text:span text:style-name="T3"> </text:span>tavern<text:span text:style-name="T3"> </text:span>erupted<text:span text:style-name="T3"> </text:span>in<text:span text:style-name="T3"> </text:span>fits<text:span text:style-name="T3"> </text:span>of<text:span text:style-name="T3"> </text:span>laughter,<text:span text:style-name="T3"> </text:span>while<text:span text:style-name="T3"> </text:span>the<text:span text:style-name="T3"> </text:span>other<text:span text:style-name="T3"> </text:span>half<text:span text:style-name="T3"> </text:span>lay<text:span text:style-name="T3"> </text:span>motionless<text:span text:style-name="T3"> </text:span>except<text:span text:style-name="T3"> </text:span>for<text:span text:style-name="T3"> </text:span>their<text:span text:style-name="T3"> </text:span>eyes,<text:span text:style-name="T3"> </text:span>magnetized<text:span text:style-name="T3"> </text:span>by<text:span text:style-name="T3"> </text:span>Parcifal<text:span text:style-name="T3">’</text:span>s<text:span text:style-name="T3"> </text:span>presence.<text:span text:style-name="T3"> </text:span>Even<text:span text:style-name="T3"> </text:span>if<text:span text:style-name="T3"> </text:span>staring<text:span text:style-name="T3"> </text:span>at<text:span text:style-name="T3"> </text:span>her<text:span text:style-name="T3"> </text:span>meant<text:span text:style-name="T3"> </text:span>her<text:span text:style-name="T3"> </text:span>staring<text:span text:style-name="T3"> </text:span>back<text:span text:style-name="T3"> </text:span>at<text:span text:style-name="T3"> </text:span>them<text:span text:style-name="T3"> </text:span>with<text:span text:style-name="T3"> </text:span>a<text:span text:style-name="T3"> </text:span>look<text:span text:style-name="T3"> </text:span>that<text:span text:style-name="T3"> </text:span>could<text:span text:style-name="T3"> </text:span>shrivel<text:span text:style-name="T3"> </text:span>their<text:span text:style-name="T3"> </text:span>scrotum<text:span text:style-name="T3"> </text:span>and<text:span text:style-name="T3"> </text:span>turn<text:span text:style-name="T3"> </text:span>their<text:span text:style-name="T3"> </text:span>eyes<text:span text:style-name="T3"> </text:span>into<text:span text:style-name="T3"> </text:span>tiny<text:span text:style-name="T3"> </text:span>glass<text:span text:style-name="T3"> </text:span>beads.<text:span text:style-name="T3"> </text:span>The<text:span text:style-name="T3"> </text:span>comedian<text:span text:style-name="T3"> </text:span>went<text:span text:style-name="T3"> </text:span>on:</text:p>
      <text:p text:style-name="P1"><text:span text:style-name="T1">“</text:span><text:span text:style-name="T2">Lovely</text:span><text:span text:style-name="T1"> </text:span><text:span text:style-name="T2">crowd</text:span><text:span text:style-name="T1"> </text:span><text:span text:style-name="T2">here</text:span><text:span text:style-name="T1"> </text:span><text:span text:style-name="T2">tonight,</text:span><text:span text:style-name="T1"> </text:span><text:span text:style-name="T2">lovely</text:span><text:span text:style-name="T1"> </text:span><text:span text:style-name="T2">crowd.</text:span><text:span text:style-name="T1"> </text:span><text:span text:style-name="T2">Say,</text:span><text:span text:style-name="T1"> </text:span><text:span text:style-name="T2">I</text:span><text:span text:style-name="T1"> </text:span><text:span text:style-name="T2">can</text:span><text:span text:style-name="T1"> </text:span><text:span text:style-name="T2">see</text:span><text:span text:style-name="T1"> </text:span><text:span text:style-name="T2">lots</text:span><text:span text:style-name="T1"> </text:span><text:span text:style-name="T2">of</text:span><text:span text:style-name="T1"> </text:span><text:span text:style-name="T2">sailors,</text:span><text:span text:style-name="T1"> </text:span><text:span text:style-name="T2">again.</text:span><text:span text:style-name="T1"> </text:span><text:span text:style-name="T2">Nice</text:span><text:span text:style-name="T1"> </text:span><text:span text:style-name="T2">to</text:span><text:span text:style-name="T1"> </text:span><text:span text:style-name="T2">have</text:span><text:span text:style-name="T1"> </text:span><text:span text:style-name="T2">you</text:span><text:span text:style-name="T1"> </text:span><text:span text:style-name="T2">ashore.</text:span><text:span text:style-name="T1"> </text:span><text:span text:style-name="T2">Mostly</text:span><text:span text:style-name="T1"> </text:span><text:span text:style-name="T2">humans,</text:span><text:span text:style-name="T1"> </text:span><text:span text:style-name="T2">but</text:span><text:span text:style-name="T1"> </text:span><text:span text:style-name="T2">hey,</text:span><text:span text:style-name="T1"> </text:span><text:span text:style-name="T2">everyone</text:span><text:span text:style-name="T1"> </text:span><text:span text:style-name="T2">can</text:span><text:span text:style-name="T1"> </text:span><text:span text:style-name="T2">smell</text:span><text:span text:style-name="T1"> </text:span><text:span text:style-name="T2">dwarves</text:span><text:span text:style-name="T1"> </text:span><text:span text:style-name="T2">have</text:span><text:span text:style-name="T1"> </text:span><text:span text:style-name="T2">this</text:span><text:span text:style-name="T1"> </text:span><text:span text:style-name="T2">aversion</text:span><text:span text:style-name="T1"> </text:span><text:span text:style-name="T2">to</text:span><text:span text:style-name="T1"> </text:span><text:span text:style-name="T2">water.</text:span><text:span text:style-name="T1">”</text:span></text:p>
      <text:p text:style-name="P2">There<text:span text:style-name="T3"> </text:span>was<text:span text:style-name="T3"> </text:span>no<text:span text:style-name="T3"> </text:span>drum<text:span text:style-name="T3"> </text:span>roll.<text:span text:style-name="T3"> </text:span>The<text:span text:style-name="T3"> </text:span>man<text:span text:style-name="T3"> </text:span>on<text:span text:style-name="T3"> </text:span>stage<text:span text:style-name="T3"> </text:span>eyed<text:span text:style-name="T3"> </text:span>the<text:span text:style-name="T3"> </text:span>band<text:span text:style-name="T3"> </text:span>and<text:span text:style-name="T3"> </text:span>waved<text:span text:style-name="T3"> </text:span>his<text:span text:style-name="T3"> </text:span>hands.<text:span text:style-name="T3"> </text:span>Then<text:span text:style-name="T3"> </text:span>came<text:span text:style-name="T3"> </text:span>a<text:span text:style-name="T3"> </text:span>drum<text:span text:style-name="T3"> </text:span>roll<text:span text:style-name="T3"> </text:span>and<text:span text:style-name="T3"> </text:span>the<text:span text:style-name="T3"> </text:span>signature<text:span text:style-name="T3"> </text:span>cowbell.<text:span text:style-name="T3"> </text:span>The<text:span text:style-name="T3"> </text:span>crowd<text:span text:style-name="T3"> </text:span>though<text:span text:style-name="T3"> </text:span>wasn<text:span text:style-name="T3">’</text:span>t<text:span text:style-name="T3"> </text:span>paying<text:span text:style-name="T3"> </text:span>attention;<text:span text:style-name="T3"> </text:span>they<text:span text:style-name="T3"> </text:span>kept<text:span text:style-name="T3"> </text:span>drinking<text:span text:style-name="T3"> </text:span>and<text:span text:style-name="T3"> </text:span>singing<text:span text:style-name="T3"> </text:span>rowdy<text:span text:style-name="T3"> </text:span>songs,<text:span text:style-name="T3"> </text:span>mostly<text:span text:style-name="T3"> </text:span>containing<text:span text:style-name="T3"> </text:span>obscene<text:span text:style-name="T3"> </text:span>lyrics<text:span text:style-name="T3"> </text:span>about<text:span text:style-name="T3"> </text:span>unicorns<text:span text:style-name="T3"> </text:span>and<text:span text:style-name="T3"> </text:span>the<text:span text:style-name="T3"> </text:span>priest<text:span text:style-name="T3">’</text:span>s<text:span text:style-name="T3"> </text:span>daughter.<text:span text:style-name="T3"> </text:span>There<text:span text:style-name="T3"> </text:span>was<text:span text:style-name="T3"> </text:span>a<text:span text:style-name="T3"> </text:span>voice<text:span text:style-name="T3"> </text:span>of<text:span text:style-name="T3"> </text:span>dissent<text:span text:style-name="T3"> </text:span>though<text:span text:style-name="T3"> </text:span>that<text:span text:style-name="T3"> </text:span>rose<text:span text:style-name="T3"> </text:span>sharply<text:span text:style-name="T3"> </text:span>above<text:span text:style-name="T3"> </text:span>the<text:span text:style-name="T3"> </text:span>cacophony:</text:p>
      <text:p text:style-name="P1"><text:span text:style-name="T1">“</text:span><text:span text:style-name="T2">That</text:span><text:span text:style-name="T1">’</text:span><text:span text:style-name="T2">s</text:span><text:span text:style-name="T1"> </text:span><text:span text:style-name="T2">bloody</text:span><text:span text:style-name="T1"> </text:span><text:span text:style-name="T2">lie!</text:span><text:span text:style-name="T1">”</text:span></text:p>
      <text:p text:style-name="P2">It<text:span text:style-name="T3"> </text:span>was<text:span text:style-name="T3"> </text:span>the<text:span text:style-name="T3"> </text:span>thief,<text:span text:style-name="T3"> </text:span>all<text:span text:style-name="T3"> </text:span>flustered,<text:span text:style-name="T3"> </text:span>standing<text:span text:style-name="T3"> </text:span>up<text:span text:style-name="T3"> </text:span>on<text:span text:style-name="T3"> </text:span>his<text:span text:style-name="T3"> </text:span>toes<text:span text:style-name="T3"> </text:span>to<text:span text:style-name="T3"> </text:span>make<text:span text:style-name="T3"> </text:span><text:soft-page-break/>himself<text:span text:style-name="T3"> </text:span>heard.<text:span text:style-name="T3"> </text:span>Parcifal<text:span text:style-name="T3"> </text:span>turned<text:span text:style-name="T3"> </text:span>her<text:span text:style-name="T3"> </text:span>head<text:span text:style-name="T3"> </text:span>around<text:span text:style-name="T3"> </text:span>and<text:span text:style-name="T3"> </text:span>saw<text:span text:style-name="T3"> </text:span>him,<text:span text:style-name="T3"> </text:span>pointing<text:span text:style-name="T3"> </text:span>an<text:span text:style-name="T3"> </text:span>accusing<text:span text:style-name="T3"> </text:span>finger<text:span text:style-name="T3"> </text:span>at<text:span text:style-name="T3"> </text:span>the<text:span text:style-name="T3"> </text:span>man<text:span text:style-name="T3"> </text:span>on<text:span text:style-name="T3"> </text:span>stage.<text:span text:style-name="T3"> </text:span>She<text:span text:style-name="T3"> </text:span>drew<text:span text:style-name="T3"> </text:span>her<text:span text:style-name="T3"> </text:span>sword<text:span text:style-name="T3"> </text:span>and<text:span text:style-name="T3"> </text:span>shouted<text:span text:style-name="T3"> </text:span>above<text:span text:style-name="T3"> </text:span>the<text:span text:style-name="T3"> </text:span>din<text:span text:style-name="T3"> </text:span>of<text:span text:style-name="T3"> </text:span>the<text:span text:style-name="T3"> </text:span>crowd,<text:span text:style-name="T3"> </text:span>cradling<text:span text:style-name="T3"> </text:span>the<text:span text:style-name="T3"> </text:span>heavy<text:span text:style-name="T3"> </text:span>blade<text:span text:style-name="T3"> </text:span>threateningly<text:span text:style-name="T3"> </text:span>towards<text:span text:style-name="T3"> </text:span>the<text:span text:style-name="T3"> </text:span>thief:</text:p>
      <text:p text:style-name="P1"><text:span text:style-name="T1">“</text:span><text:span text:style-name="T2">By</text:span><text:span text:style-name="T1"> </text:span><text:span text:style-name="T2">Skarla</text:span><text:span text:style-name="T1"> </text:span><text:span text:style-name="T2">and</text:span><text:span text:style-name="T1"> </text:span><text:span text:style-name="T2">Encelados,</text:span><text:span text:style-name="T1"> </text:span><text:span text:style-name="T2">I</text:span><text:span text:style-name="T1">’</text:span><text:span text:style-name="T2">ll</text:span><text:span text:style-name="T1"> </text:span><text:span text:style-name="T2">have</text:span><text:span text:style-name="T1"> </text:span><text:span text:style-name="T2">my</text:span><text:span text:style-name="T1"> </text:span><text:span text:style-name="T2">money</text:span><text:span text:style-name="T1"> </text:span><text:span text:style-name="T2">back</text:span><text:span text:style-name="T1"> </text:span><text:span text:style-name="T2">or</text:span><text:span text:style-name="T1"> </text:span><text:span text:style-name="T2">I</text:span><text:span text:style-name="T1">’</text:span><text:span text:style-name="T2">ll</text:span><text:span text:style-name="T1"> </text:span><text:span text:style-name="T2">skewer</text:span><text:span text:style-name="T1"> </text:span><text:span text:style-name="T2">you</text:span><text:span text:style-name="T1"> </text:span><text:span text:style-name="T2">for</text:span><text:span text:style-name="T1"> </text:span><text:span text:style-name="T2">the</text:span><text:span text:style-name="T1"> </text:span><text:span text:style-name="T2">thieving</text:span><text:span text:style-name="T1"> </text:span><text:span text:style-name="T2">dwarf</text:span><text:span text:style-name="T1"> </text:span><text:span text:style-name="T2">you</text:span><text:span text:style-name="T1"> </text:span><text:span text:style-name="T2">are!</text:span><text:span text:style-name="T1">”</text:span></text:p>
      <text:p text:style-name="P2">Suddenly<text:span text:style-name="T3"> </text:span>the<text:span text:style-name="T3"> </text:span>crowd<text:span text:style-name="T3"> </text:span>stopped<text:span text:style-name="T3"> </text:span>everything<text:span text:style-name="T3"> </text:span>they<text:span text:style-name="T3"> </text:span>had<text:span text:style-name="T3"> </text:span>been<text:span text:style-name="T3"> </text:span>doing;<text:span text:style-name="T3"> </text:span>the<text:span text:style-name="T3"> </text:span>singing<text:span text:style-name="T3"> </text:span>ceased<text:span text:style-name="T3"> </text:span>to<text:span text:style-name="T3"> </text:span>be.<text:span text:style-name="T3"> </text:span>The<text:span text:style-name="T3"> </text:span>band<text:span text:style-name="T3"> </text:span>on<text:span text:style-name="T3"> </text:span>the<text:span text:style-name="T3"> </text:span>other<text:span text:style-name="T3"> </text:span>hand,<text:span text:style-name="T3"> </text:span>much<text:span text:style-name="T3"> </text:span>to<text:span text:style-name="T3"> </text:span>the<text:span text:style-name="T3"> </text:span>comedian<text:span text:style-name="T3">’</text:span>s<text:span text:style-name="T3"> </text:span>dismay,<text:span text:style-name="T3"> </text:span>started<text:span text:style-name="T3"> </text:span>to<text:span text:style-name="T3"> </text:span>play<text:span text:style-name="T3"> </text:span>a<text:span text:style-name="T3"> </text:span>suspenseful<text:span text:style-name="T3"> </text:span>tune.<text:span text:style-name="T3"> </text:span>The<text:span text:style-name="T3"> </text:span>sound<text:span text:style-name="T3"> </text:span>of<text:span text:style-name="T3"> </text:span>whistling<text:span text:style-name="T3"> </text:span>pipes<text:span text:style-name="T3"> </text:span>was<text:span text:style-name="T3"> </text:span>dominant.</text:p>
      <text:p text:style-name="P1"><text:span text:style-name="T1">“</text:span><text:span text:style-name="T2">Every</text:span><text:span text:style-name="T1"> </text:span><text:span text:style-name="T2">other</text:span><text:span text:style-name="T1"> </text:span><text:span text:style-name="T2">night,</text:span><text:span text:style-name="T1"> </text:span><text:span text:style-name="T2">no-one</text:span><text:span text:style-name="T1"> </text:span><text:span text:style-name="T2">reads</text:span><text:span text:style-name="T1"> </text:span><text:span text:style-name="T2">the</text:span><text:span text:style-name="T1"> </text:span><text:span text:style-name="T2">sign,</text:span><text:span text:style-name="T1">” </text:span><text:span text:style-name="T2">said</text:span><text:span text:style-name="T1"> </text:span><text:span text:style-name="T2">the</text:span><text:span text:style-name="T1"> </text:span><text:span text:style-name="T2">comedian</text:span><text:span text:style-name="T1"> </text:span><text:span text:style-name="T2">mostly</text:span><text:span text:style-name="T1"> </text:span><text:span text:style-name="T2">to</text:span><text:span text:style-name="T1"> </text:span><text:span text:style-name="T2">himself.</text:span><text:span text:style-name="T1"> </text:span><text:span text:style-name="T2">He</text:span><text:span text:style-name="T1"> </text:span><text:span text:style-name="T2">did</text:span><text:span text:style-name="T1"> </text:span><text:span text:style-name="T2">try</text:span><text:span text:style-name="T1"> </text:span><text:span text:style-name="T2">to</text:span><text:span text:style-name="T1"> </text:span><text:span text:style-name="T2">get</text:span><text:span text:style-name="T1"> </text:span><text:span text:style-name="T2">everyone</text:span><text:span text:style-name="T1">’</text:span><text:span text:style-name="T2">s</text:span><text:span text:style-name="T1"> </text:span><text:span text:style-name="T2">attention</text:span><text:span text:style-name="T1"> </text:span><text:span text:style-name="T2">though:</text:span></text:p>
      <text:p text:style-name="P1"><text:span text:style-name="T1">“</text:span><text:span text:style-name="T2">Excuse</text:span><text:span text:style-name="T1"> </text:span><text:span text:style-name="T2">me</text:span><text:span text:style-name="T1"> </text:span><text:span text:style-name="T2">now,</text:span><text:span text:style-name="T1"> </text:span><text:span text:style-name="T2">I</text:span><text:span text:style-name="T1">’</text:span><text:span text:style-name="T2">m</text:span><text:span text:style-name="T1"> </text:span><text:span text:style-name="T2">sure</text:span><text:span text:style-name="T1"> </text:span><text:span text:style-name="T2">there</text:span><text:span text:style-name="T1">’</text:span><text:span text:style-name="T2">s</text:span><text:span text:style-name="T1"> </text:span><text:span text:style-name="T2">been</text:span><text:span text:style-name="T1"> </text:span><text:span text:style-name="T2">some</text:span><text:span text:style-name="T1"> </text:span><text:span text:style-name="T2">kind</text:span><text:span text:style-name="T1"> </text:span><text:span text:style-name="T2">of</text:span><text:span text:style-name="T1"> </text:span><text:span text:style-name="T2">misunderstanding.</text:span><text:span text:style-name="T1"> </text:span><text:span text:style-name="T2">The</text:span><text:span text:style-name="T1"> </text:span><text:span text:style-name="T2">lady</text:span><text:span text:style-name="T1"> </text:span><text:span text:style-name="T2">here</text:span><text:span text:style-name="T1"> </text:span><text:span text:style-name="T2">is</text:span><text:span text:style-name="T1"> </text:span><text:span text:style-name="T2">certainly</text:span><text:span text:style-name="T1"> </text:span><text:span text:style-name="T2">new</text:span><text:span text:style-name="T1"> </text:span><text:span text:style-name="T2">around</text:span><text:span text:style-name="T1"> </text:span><text:span text:style-name="T2">these</text:span><text:span text:style-name="T1"> </text:span><text:span text:style-name="T2">parts.</text:span><text:span text:style-name="T1"> </text:span><text:span text:style-name="T2">I</text:span><text:span text:style-name="T1"> </text:span><text:span text:style-name="T2">mean,</text:span><text:span text:style-name="T1"> </text:span><text:span text:style-name="T2">she</text:span><text:span text:style-name="T1">’</text:span><text:span text:style-name="T2">s</text:span><text:span text:style-name="T1"> </text:span><text:span text:style-name="T2">still</text:span><text:span text:style-name="T1"> </text:span><text:span text:style-name="T2">got</text:span><text:span text:style-name="T1"> </text:span><text:span text:style-name="T2">most</text:span><text:span text:style-name="T1"> </text:span><text:span text:style-name="T2">of</text:span><text:span text:style-name="T1"> </text:span><text:span text:style-name="T2">her</text:span><text:span text:style-name="T1"> </text:span><text:span text:style-name="T2">belongings</text:span><text:span text:style-name="T1"> </text:span><text:span text:style-name="T2">on</text:span><text:span text:style-name="T1"> </text:span><text:span text:style-name="T2">her</text:span><text:span text:style-name="T1"> </text:span><text:span text:style-name="T2">and</text:span><text:span text:style-name="T1"> </text:span><text:span text:style-name="T2">a</text:span><text:span text:style-name="T1"> </text:span><text:span text:style-name="T2">full</text:span><text:span text:style-name="T1"> </text:span><text:span text:style-name="T2">set</text:span><text:span text:style-name="T1"> </text:span><text:span text:style-name="T2">of</text:span><text:span text:style-name="T1"> </text:span><text:span text:style-name="T2">teeth.</text:span><text:span text:style-name="T1"> </text:span><text:span text:style-name="T2">If</text:span><text:span text:style-name="T1"> </text:span><text:span text:style-name="T2">you</text:span><text:span text:style-name="T1"> </text:span><text:span text:style-name="T2">could</text:span><text:span text:style-name="T1"> </text:span><text:span text:style-name="T2">just</text:span><text:span text:style-name="T1"> </text:span><text:span text:style-name="T2">ignore</text:span><text:span text:style-name="T1"> </text:span><text:span text:style-name="T2">her</text:span><text:span text:style-name="T1"> </text:span><text:span text:style-name="T2">breaking</text:span><text:span text:style-name="T1"> </text:span><text:span text:style-name="T2">The</text:span><text:span text:style-name="T1"> </text:span><text:span text:style-name="T2">Rule,</text:span><text:span text:style-name="T1"> </text:span><text:span text:style-name="T2">I</text:span><text:span text:style-name="T1"> </text:span><text:span text:style-name="T2">could</text:span><text:span text:style-name="T1"> </text:span><text:span text:style-name="T2">tell</text:span><text:span text:style-name="T1"> </text:span><text:span text:style-name="T2">you</text:span><text:span text:style-name="T1"> </text:span><text:span text:style-name="T2">about</text:span><text:span text:style-name="T1"> </text:span><text:span text:style-name="T2">this</text:span><text:span text:style-name="T1"> </text:span><text:span text:style-name="T2">time</text:span><text:span text:style-name="T1"> </text:span><text:span text:style-name="T2">when</text:span><text:span text:style-name="T1"> </text:span><text:span text:style-name="T2">an</text:span><text:span text:style-name="T1"> </text:span><text:span text:style-name="T2">elf,</text:span><text:span text:style-name="T1"> </text:span><text:span text:style-name="T2">a</text:span><text:span text:style-name="T1"> </text:span><text:span text:style-name="T2">human</text:span><text:span text:style-name="T1"> </text:span><text:span text:style-name="T2">and</text:span><text:span text:style-name="T1"> </text:span><text:span text:style-name="T2">a</text:span><text:span text:style-name="T1"> </text:span><text:span text:style-name="T2">dwarf</text:span><text:span text:style-name="T1"> </text:span><text:span text:style-name="T2">were</text:span><text:span text:style-name="T1"> </text:span><text:span text:style-name="T2">on</text:span><text:span text:style-name="T1"> </text:span><text:span text:style-name="T2">the</text:span><text:span text:style-name="T1"> </text:span><text:span text:style-name="T2">same</text:span><text:span text:style-name="T1"> </text:span><text:span text:style-name="T2">boat,</text:span><text:span text:style-name="T1"> </text:span><text:span text:style-name="T2">and-</text:span><text:span text:style-name="T1">”</text:span></text:p>
      <text:p text:style-name="P2">The<text:span text:style-name="T3"> </text:span>comedian<text:span text:style-name="T3"> </text:span>was<text:span text:style-name="T3"> </text:span>interrupted<text:span text:style-name="T3"> </text:span>by<text:span text:style-name="T3"> </text:span>an<text:span text:style-name="T3"> </text:span>almost<text:span text:style-name="T3"> </text:span>overbearing<text:span text:style-name="T3"> </text:span>yell<text:span text:style-name="T3"> </text:span>from<text:span text:style-name="T3"> </text:span>the<text:span text:style-name="T3"> </text:span>crowd:</text:p>
      <text:p text:style-name="P1"><text:span text:style-name="T1">“</text:span><text:span text:style-name="T2">Balls!</text:span><text:span text:style-name="T1">” </text:span><text:span text:style-name="T2">they</text:span><text:span text:style-name="T1"> </text:span><text:span text:style-name="T2">said</text:span><text:span text:style-name="T1"> </text:span><text:span text:style-name="T2">in</text:span><text:span text:style-name="T1"> </text:span><text:span text:style-name="T2">one</text:span><text:span text:style-name="T1"> </text:span><text:span text:style-name="T2">voice</text:span><text:span text:style-name="T1"> </text:span><text:span text:style-name="T2">and</text:span><text:span text:style-name="T1"> </text:span><text:span text:style-name="T2">everyone</text:span><text:span text:style-name="T1"> </text:span><text:span text:style-name="T2">was</text:span><text:span text:style-name="T1"> </text:span><text:span text:style-name="T2">suddenly</text:span><text:span text:style-name="T1"> </text:span><text:span text:style-name="T2">holding</text:span><text:span text:style-name="T1"> </text:span><text:span text:style-name="T2">something</text:span><text:span text:style-name="T1"> </text:span><text:span text:style-name="T2">that</text:span><text:span text:style-name="T1"> </text:span><text:span text:style-name="T2">could</text:span><text:span text:style-name="T1"> </text:span><text:span text:style-name="T2">kill,</text:span><text:span text:style-name="T1"> </text:span><text:span text:style-name="T2">maim,</text:span><text:span text:style-name="T1"> </text:span><text:span text:style-name="T2">or</text:span><text:span text:style-name="T1"> </text:span><text:span text:style-name="T2">hurt</text:span><text:span text:style-name="T1"> </text:span><text:span text:style-name="T2">like</text:span><text:span text:style-name="T1"> </text:span><text:span text:style-name="T2">hell,</text:span><text:span text:style-name="T1"> </text:span><text:span text:style-name="T2">most</text:span><text:span text:style-name="T1"> </text:span><text:span text:style-name="T2">prominently</text:span><text:span text:style-name="T1"> </text:span><text:span text:style-name="T2">forks,</text:span><text:span text:style-name="T1"> </text:span><text:span text:style-name="T2">knives</text:span><text:span text:style-name="T1"> </text:span><text:span text:style-name="T2">and</text:span><text:span text:style-name="T1"> </text:span><text:span text:style-name="T2">the</text:span><text:span text:style-name="T1"> </text:span><text:span text:style-name="T2">odd</text:span><text:span text:style-name="T1"> </text:span><text:span text:style-name="T2">cutlass</text:span><text:span text:style-name="T1"> </text:span><text:span text:style-name="T2">and</text:span><text:span text:style-name="T1"> </text:span><text:span text:style-name="T2">pistol.</text:span><text:span text:style-name="T1"> </text:span><text:span text:style-name="T2">Parcifal</text:span><text:span text:style-name="T1"> </text:span><text:span text:style-name="T2">stood</text:span><text:span text:style-name="T1"> </text:span><text:span text:style-name="T2">in</text:span><text:span text:style-name="T1"> </text:span><text:span text:style-name="T2">the</text:span><text:span text:style-name="T1"> </text:span><text:span text:style-name="T2">midst</text:span><text:span text:style-name="T1"> </text:span><text:span text:style-name="T2">of</text:span><text:span text:style-name="T1"> </text:span><text:span text:style-name="T2">them</text:span><text:span text:style-name="T1"> </text:span><text:span text:style-name="T2">all,</text:span><text:span text:style-name="T1"> </text:span><text:span text:style-name="T2">perhaps</text:span><text:span text:style-name="T1"> </text:span><text:span text:style-name="T2">fifty</text:span><text:span text:style-name="T1"> </text:span><text:span text:style-name="T2">or</text:span><text:span text:style-name="T1"> </text:span><text:span text:style-name="T2">sixty</text:span><text:span text:style-name="T1"> </text:span><text:span text:style-name="T2">men</text:span><text:span text:style-name="T1"> </text:span><text:span text:style-name="T2">the</text:span><text:span text:style-name="T1"> </text:span><text:span text:style-name="T2">lot</text:span><text:span text:style-name="T1"> </text:span><text:span text:style-name="T2">of</text:span><text:span text:style-name="T1"> </text:span><text:span text:style-name="T2">them,</text:span><text:span text:style-name="T1"> </text:span><text:span text:style-name="T2">half</text:span><text:span text:style-name="T1"> </text:span><text:span text:style-name="T2">of</text:span><text:span text:style-name="T1"> </text:span><text:span text:style-name="T2">them</text:span><text:span text:style-name="T1"> </text:span><text:span text:style-name="T2">still</text:span><text:span text:style-name="T1"> </text:span><text:span text:style-name="T2">conscious.</text:span><text:span text:style-name="T1"> </text:span><text:span text:style-name="T2">She</text:span><text:span text:style-name="T1"> </text:span><text:span text:style-name="T2">gave</text:span><text:span text:style-name="T1"> </text:span><text:span text:style-name="T2">Lernea</text:span><text:span text:style-name="T1"> </text:span><text:span text:style-name="T2">a</text:span><text:span text:style-name="T1"> </text:span><text:span text:style-name="T2">look</text:span><text:span text:style-name="T1"> </text:span><text:span text:style-name="T2">of</text:span><text:span text:style-name="T1"> </text:span><text:span text:style-name="T2">determined</text:span><text:span text:style-name="T1"> </text:span><text:span text:style-name="T2">despair</text:span><text:span text:style-name="T1"> </text:span><text:span text:style-name="T2">and</text:span><text:span text:style-name="T1"> </text:span><text:span text:style-name="T2">grasped</text:span><text:span text:style-name="T1"> </text:span><text:span text:style-name="T2">her</text:span><text:span text:style-name="T1"> </text:span><text:span text:style-name="T2">sword</text:span><text:span text:style-name="T1"> </text:span><text:span text:style-name="T2">with</text:span><text:span text:style-name="T1"> </text:span><text:span text:style-name="T2">both</text:span><text:span text:style-name="T1"> </text:span><text:span text:style-name="T2">hands,</text:span><text:span text:style-name="T1"> </text:span><text:span text:style-name="T2">ready</text:span><text:span text:style-name="T1"> </text:span><text:span text:style-name="T2">for</text:span><text:span text:style-name="T1"> </text:span><text:span text:style-name="T2">what</text:span><text:span text:style-name="T1"> </text:span><text:span text:style-name="T2">seemed</text:span><text:span text:style-name="T1"> </text:span><text:span text:style-name="T2">to</text:span><text:span text:style-name="T1"> </text:span><text:span text:style-name="T2">be</text:span><text:span text:style-name="T1"> </text:span><text:span text:style-name="T2">a</text:span><text:span text:style-name="T1"> </text:span><text:span text:style-name="T2">sudden,</text:span><text:span text:style-name="T1"> </text:span><text:span text:style-name="T2">uneven</text:span><text:span text:style-name="T1"> </text:span><text:span text:style-name="T2">fight</text:span><text:span text:style-name="T1"> </text:span><text:span text:style-name="T2">to</text:span><text:span text:style-name="T1"> </text:span><text:span text:style-name="T2">the</text:span><text:span text:style-name="T1"> </text:span><text:span text:style-name="T2">death.</text:span><text:span text:style-name="T1"> </text:span><text:span text:style-name="T2">Lernea</text:span><text:span text:style-name="T1"> </text:span><text:span text:style-name="T2">nodded</text:span><text:span text:style-name="T1"> </text:span><text:span text:style-name="T2">to</text:span><text:span text:style-name="T1"> </text:span><text:span text:style-name="T2">her</text:span><text:span text:style-name="T1"> </text:span><text:span text:style-name="T2">sister</text:span><text:span text:style-name="T1"> </text:span><text:span text:style-name="T2">without</text:span><text:span text:style-name="T1"> </text:span><text:span text:style-name="T2">a</text:span><text:span text:style-name="T1"> </text:span><text:span text:style-name="T2">word</text:span><text:span text:style-name="T1"> </text:span><text:span text:style-name="T2">and</text:span><text:span text:style-name="T1"> </text:span><text:span text:style-name="T2">loaded</text:span><text:span text:style-name="T1"> </text:span><text:span text:style-name="T2">her</text:span><text:span text:style-name="T1"> </text:span><text:span text:style-name="T2">bow</text:span><text:span text:style-name="T1"> </text:span><text:span text:style-name="T2">with</text:span><text:span text:style-name="T1"> </text:span><text:span text:style-name="T2">an</text:span><text:span text:style-name="T1"> </text:span><text:span text:style-name="T2">arrow.</text:span><text:span text:style-name="T1"> </text:span><text:span text:style-name="T2">In</text:span><text:span text:style-name="T1"> </text:span><text:span text:style-name="T2">one</text:span><text:span text:style-name="T1"> </text:span><text:span text:style-name="T2">fluid</text:span><text:span text:style-name="T1"> </text:span><text:span text:style-name="T2">motion,</text:span><text:span text:style-name="T1"> </text:span><text:span text:style-name="T2">she</text:span><text:span text:style-name="T1"> </text:span><text:span text:style-name="T2">was</text:span><text:span text:style-name="T1"> </text:span><text:span text:style-name="T2">already</text:span><text:span text:style-name="T1"> </text:span><text:span text:style-name="T2">aiming</text:span><text:span text:style-name="T1"> </text:span><text:span text:style-name="T2">at</text:span><text:span text:style-name="T1"> </text:span><text:span text:style-name="T2">the</text:span><text:span text:style-name="T1"> </text:span><text:span text:style-name="T2">thief</text:span><text:span text:style-name="T1">’</text:span><text:span text:style-name="T2">s</text:span><text:span text:style-name="T1"> </text:span><text:span text:style-name="T2">head</text:span><text:span text:style-name="T1"> </text:span><text:span text:style-name="T2">from</text:span><text:span text:style-name="T1"> </text:span><text:span text:style-name="T2">a</text:span><text:span text:style-name="T1"> </text:span><text:span text:style-name="T2">very</text:span><text:span text:style-name="T1"> </text:span><text:span text:style-name="T2">comfortable</text:span><text:span text:style-name="T1"> </text:span><text:span text:style-name="T2">distance;</text:span><text:span text:style-name="T1"> </text:span><text:span text:style-name="T2">she</text:span><text:span text:style-name="T1"> </text:span><text:span text:style-name="T2">couldn</text:span><text:span text:style-name="T1">’</text:span><text:span text:style-name="T2">t</text:span><text:span text:style-name="T1"> </text:span><text:span text:style-name="T2">miss.</text:span></text:p>
      <text:p text:style-name="P2">The<text:span text:style-name="T3"> </text:span>thief<text:span text:style-name="T3"> </text:span>looked<text:span text:style-name="T3"> </text:span>at<text:span text:style-name="T3"> </text:span>her,<text:span text:style-name="T3"> </text:span>grinned,<text:span text:style-name="T3"> </text:span>bowed<text:span text:style-name="T3"> </text:span>slightly<text:span text:style-name="T3"> </text:span>and<text:span text:style-name="T3"> </text:span>yelled:</text:p>
      <text:p text:style-name="P1"><text:span text:style-name="T1">“</text:span><text:span text:style-name="T2">Jambalaya</text:span><text:span text:style-name="T1"> </text:span><text:span text:style-name="T2">everyone!</text:span><text:span text:style-name="T1"> </text:span><text:span text:style-name="T2">I</text:span><text:span text:style-name="T1">’</text:span><text:span text:style-name="T2">m</text:span><text:span text:style-name="T1"> </text:span><text:span text:style-name="T2">buying!</text:span><text:span text:style-name="T1">”</text:span></text:p>
      <text:p text:style-name="P2">The<text:span text:style-name="T3"> </text:span>crowd<text:span text:style-name="T3"> </text:span>erupted<text:span text:style-name="T3"> </text:span>in<text:span text:style-name="T3"> </text:span>sudden<text:span text:style-name="T3"> </text:span>cheers<text:span text:style-name="T3"> </text:span>and<text:span text:style-name="T3"> </text:span>howls,<text:span text:style-name="T3"> </text:span>while<text:span text:style-name="T3"> </text:span>someone<text:span text:style-name="T3"> </text:span>yelled<text:span text:style-name="T3"> ‘</text:span>Balls!<text:span text:style-name="T3">’ </text:span>right<text:span text:style-name="T3"> </text:span>before<text:span text:style-name="T3"> </text:span>slumping<text:span text:style-name="T3"> </text:span>down<text:span text:style-name="T3"> </text:span>on<text:span text:style-name="T3"> </text:span>the<text:span text:style-name="T3"> </text:span>floor.<text:span text:style-name="T3"> </text:span>The<text:span text:style-name="T3"> </text:span>comedian<text:span text:style-name="T3"> </text:span>got<text:span text:style-name="T3"> </text:span>off<text:span text:style-name="T3"> </text:span>the<text:span text:style-name="T3"> </text:span>stage<text:span text:style-name="T3"> </text:span>disheartened<text:span text:style-name="T3"> </text:span>and<text:span text:style-name="T3"> </text:span>headed<text:span text:style-name="T3"> </text:span>for<text:span text:style-name="T3"> </text:span>the<text:span text:style-name="T3"> </text:span>bar.<text:span text:style-name="T3"> </text:span>The<text:span text:style-name="T3"> </text:span>band<text:span text:style-name="T3"> </text:span>picked<text:span text:style-name="T3"> </text:span>up<text:span text:style-name="T3"> </text:span>a<text:span text:style-name="T3"> </text:span>serene<text:span text:style-name="T3"> </text:span>ballad<text:span text:style-name="T3"> </text:span>that<text:span text:style-name="T3"> </text:span>no-one<text:span text:style-name="T3"> </text:span>really<text:span text:style-name="T3"> </text:span>cared<text:span text:style-name="T3"> </text:span>for.<text:span text:style-name="T3"> </text:span>The<text:span text:style-name="T3"> </text:span>barkeep<text:span text:style-name="T3"> </text:span>smiled<text:span text:style-name="T3"> </text:span>congenially<text:span text:style-name="T3"> </text:span>to<text:span text:style-name="T3"> </text:span>the<text:span text:style-name="T3"> </text:span>comedian<text:span text:style-name="T3"> </text:span>and<text:span text:style-name="T3"> </text:span>told<text:span text:style-name="T3"> </text:span>him:<text:span text:style-name="T3"> “</text:span>More<text:span text:style-name="T3"> </text:span>peppers<text:span text:style-name="T3"> </text:span>this<text:span text:style-name="T3"> </text:span>time,<text:span text:style-name="T3"> </text:span>Ned,<text:span text:style-name="T3">” </text:span>to<text:span text:style-name="T3"> </text:span>which<text:span text:style-name="T3"> </text:span>Ned<text:span text:style-name="T3"> </text:span>replied<text:span text:style-name="T3"> </text:span>faintly,<text:span text:style-name="T3"> “</text:span>I<text:span text:style-name="T3"> </text:span>know,<text:span text:style-name="T3"> </text:span>father.<text:span text:style-name="T3">”</text:span></text:p>
      <text:p text:style-name="P2">Parcifal<text:span text:style-name="T3"> </text:span>and<text:span text:style-name="T3"> </text:span>Lernea<text:span text:style-name="T3"> </text:span>were<text:span text:style-name="T3"> </text:span>standing<text:span text:style-name="T3"> </text:span>amidst<text:span text:style-name="T3"> </text:span>the<text:span text:style-name="T3"> </text:span>merry<text:span text:style-name="T3"> </text:span>crowd<text:span text:style-name="T3"> </text:span>with<text:span text:style-name="T3"> </text:span>their<text:span text:style-name="T3"> </text:span>weapons<text:span text:style-name="T3"> </text:span>at<text:span text:style-name="T3"> </text:span>the<text:span text:style-name="T3"> </text:span>ready,<text:span text:style-name="T3"> </text:span>but<text:span text:style-name="T3"> </text:span>it<text:span text:style-name="T3"> </text:span>was<text:span text:style-name="T3"> </text:span>evident<text:span text:style-name="T3"> </text:span>in<text:span text:style-name="T3"> </text:span>the<text:span text:style-name="T3"> </text:span>way<text:span text:style-name="T3"> </text:span>their<text:span text:style-name="T3"> </text:span>faces<text:span text:style-name="T3"> </text:span>were<text:span text:style-name="T3"> </text:span>screwed<text:span text:style-name="T3"> </text:span>up<text:span text:style-name="T3"> </text:span>that<text:span text:style-name="T3"> </text:span>they<text:span text:style-name="T3"> </text:span>felt<text:span text:style-name="T3"> </text:span>relieved,<text:span text:style-name="T3"> </text:span>confused<text:span text:style-name="T3"> </text:span>and<text:span text:style-name="T3"> </text:span>mildly<text:span text:style-name="T3"> </text:span>insulted<text:span text:style-name="T3"> </text:span>at<text:span text:style-name="T3"> </text:span>the<text:span text:style-name="T3"> </text:span>same<text:span text:style-name="T3"> </text:span>time.<text:span text:style-name="T3"> </text:span>Parcifal<text:span text:style-name="T3"> </text:span>would<text:span text:style-name="T3"> </text:span>not<text:span text:style-name="T3"> </text:span>leave<text:span text:style-name="T3"> </text:span>the<text:span text:style-name="T3"> </text:span>thief<text:span text:style-name="T3"> </text:span>from<text:span text:style-name="T3"> </text:span>her<text:span text:style-name="T3"> </text:span>sight;<text:span text:style-name="T3"> </text:span>he<text:span text:style-name="T3"> </text:span>approached<text:span text:style-name="T3"> </text:span>her<text:span text:style-name="T3"> </text:span>with<text:span text:style-name="T3"> </text:span>both<text:span text:style-name="T3"> </text:span>hands<text:span text:style-name="T3"> </text:span>in<text:span text:style-name="T3"> </text:span>the<text:span text:style-name="T3"> </text:span>air,<text:span text:style-name="T3"> </text:span>making<text:span text:style-name="T3"> </text:span>sure<text:span text:style-name="T3"> </text:span>his<text:span text:style-name="T3"> </text:span>palms<text:span text:style-name="T3"> </text:span>were<text:span text:style-name="T3"> </text:span>open.<text:span text:style-name="T3"> </text:span>He<text:span text:style-name="T3"> </text:span>was<text:span text:style-name="T3"> </text:span>smiling<text:span text:style-name="T3"> </text:span>thinly,<text:span text:style-name="T3"> </text:span>looking<text:span text:style-name="T3"> </text:span>at<text:span text:style-name="T3"> </text:span>Encelados<text:span text:style-name="T3"> </text:span>with<text:span text:style-name="T3"> </text:span>a<text:span text:style-name="T3"> </text:span>keen,<text:span text:style-name="T3"> </text:span>respectful<text:span text:style-name="T3"> </text:span>eye.</text:p>
      <text:p text:style-name="P2">Lernea<text:span text:style-name="T3"> </text:span>lowered<text:span text:style-name="T3"> </text:span>her<text:span text:style-name="T3"> </text:span>bow<text:span text:style-name="T3"> </text:span>and<text:span text:style-name="T3"> </text:span>strung<text:span text:style-name="T3"> </text:span>it<text:span text:style-name="T3"> </text:span>behind<text:span text:style-name="T3"> </text:span>her<text:span text:style-name="T3"> </text:span>back.<text:span text:style-name="T3"> </text:span>She<text:span text:style-name="T3"> </text:span>walked<text:span text:style-name="T3"> </text:span>over<text:span text:style-name="T3"> </text:span>to<text:span text:style-name="T3"> </text:span>her<text:span text:style-name="T3"> </text:span>sister,<text:span text:style-name="T3"> </text:span>being<text:span text:style-name="T3"> </text:span>very<text:span text:style-name="T3"> </text:span>careful<text:span text:style-name="T3"> </text:span>not<text:span text:style-name="T3"> </text:span>to<text:span text:style-name="T3"> </text:span>tread<text:span text:style-name="T3"> </text:span>on<text:span text:style-name="T3"> </text:span>someone<text:span text:style-name="T3"> </text:span>or<text:span text:style-name="T3"> </text:span><text:soft-page-break/>someone<text:span text:style-name="T3">’</text:span>s<text:span text:style-name="T3"> </text:span>heaved<text:span text:style-name="T3"> </text:span>insides,<text:span text:style-name="T3"> </text:span>spilled<text:span text:style-name="T3"> </text:span>beer<text:span text:style-name="T3"> </text:span>and<text:span text:style-name="T3"> </text:span>other<text:span text:style-name="T3"> </text:span>assorted<text:span text:style-name="T3"> </text:span>spots<text:span text:style-name="T3"> </text:span>of<text:span text:style-name="T3"> </text:span>trouble<text:span text:style-name="T3"> </text:span>that<text:span text:style-name="T3"> </text:span>could<text:span text:style-name="T3"> </text:span>be<text:span text:style-name="T3"> </text:span>found<text:span text:style-name="T3"> </text:span>on<text:span text:style-name="T3"> </text:span>the<text:span text:style-name="T3"> </text:span>Sniggering<text:span text:style-name="T3"> </text:span>Pig<text:span text:style-name="T3">’</text:span>s<text:span text:style-name="T3"> </text:span>floor<text:span text:style-name="T3"> </text:span>in<text:span text:style-name="T3"> </text:span>abundance.</text:p>
      <text:p text:style-name="P1"><text:span text:style-name="T1">“</text:span><text:span text:style-name="T2">I</text:span><text:span text:style-name="T1"> </text:span><text:span text:style-name="T2">guess</text:span><text:span text:style-name="T1"> </text:span><text:span text:style-name="T2">we</text:span><text:span text:style-name="T1">’</text:span><text:span text:style-name="T2">re</text:span><text:span text:style-name="T1"> </text:span><text:span text:style-name="T2">even</text:span><text:span text:style-name="T1"> </text:span><text:span text:style-name="T2">now,</text:span><text:span text:style-name="T1"> </text:span><text:span text:style-name="T2">eh?</text:span><text:span text:style-name="T1">” </text:span><text:span text:style-name="T2">said</text:span><text:span text:style-name="T1"> </text:span><text:span text:style-name="T2">the</text:span><text:span text:style-name="T1"> </text:span><text:span text:style-name="T2">thief,</text:span><text:span text:style-name="T1"> </text:span><text:span text:style-name="T2">still</text:span><text:span text:style-name="T1"> </text:span><text:span text:style-name="T2">careful</text:span><text:span text:style-name="T1"> </text:span><text:span text:style-name="T2">enough</text:span><text:span text:style-name="T1"> </text:span><text:span text:style-name="T2">to</text:span><text:span text:style-name="T1"> </text:span><text:span text:style-name="T2">put</text:span><text:span text:style-name="T1"> </text:span><text:span text:style-name="T2">some</text:span><text:span text:style-name="T1"> </text:span><text:span text:style-name="T2">sensible</text:span><text:span text:style-name="T1"> </text:span><text:span text:style-name="T2">space</text:span><text:span text:style-name="T1"> </text:span><text:span text:style-name="T2">between</text:span><text:span text:style-name="T1"> </text:span><text:span text:style-name="T2">him</text:span><text:span text:style-name="T1"> </text:span><text:span text:style-name="T2">and</text:span><text:span text:style-name="T1"> </text:span><text:span text:style-name="T2">Encelados.</text:span></text:p>
      <text:p text:style-name="P1"><text:span text:style-name="T1">“</text:span><text:span text:style-name="T2">Even?</text:span><text:span text:style-name="T1"> </text:span><text:span text:style-name="T2">You</text:span><text:span text:style-name="T1"> </text:span><text:span text:style-name="T2">steal</text:span><text:span text:style-name="T1"> </text:span><text:span text:style-name="T2">our</text:span><text:span text:style-name="T1"> </text:span><text:span text:style-name="T2">money</text:span><text:span text:style-name="T1"> </text:span><text:span text:style-name="T2">and</text:span><text:span text:style-name="T1"> </text:span><text:span text:style-name="T2">you</text:span><text:span text:style-name="T1"> </text:span><text:span text:style-name="T2">have</text:span><text:span text:style-name="T1"> </text:span><text:span text:style-name="T2">the</text:span><text:span text:style-name="T1"> </text:span><text:span text:style-name="T2">audacity</text:span><text:span text:style-name="T1"> </text:span><text:span text:style-name="T2">to</text:span><text:span text:style-name="T1"> </text:span><text:span text:style-name="T2">mock</text:span><text:span text:style-name="T1"> </text:span><text:span text:style-name="T2">us?</text:span><text:span text:style-name="T1"> </text:span><text:span text:style-name="T2">By</text:span><text:span text:style-name="T1"> </text:span><text:span text:style-name="T2">Skrala,</text:span><text:span text:style-name="T1"> </text:span><text:span text:style-name="T2">this</text:span><text:span text:style-name="T1"> </text:span><text:span text:style-name="T2">is</text:span><text:span text:style-name="T1"> </text:span><text:span text:style-name="T2">unheard</text:span><text:span text:style-name="T1"> </text:span><text:span text:style-name="T2">of,</text:span><text:span text:style-name="T1">” </text:span><text:span text:style-name="T2">said</text:span><text:span text:style-name="T1"> </text:span><text:span text:style-name="T2">Parcifal</text:span><text:span text:style-name="T1"> </text:span><text:span text:style-name="T2">in</text:span><text:span text:style-name="T1"> </text:span><text:span text:style-name="T2">a</text:span><text:span text:style-name="T1"> </text:span><text:span text:style-name="T2">voice</text:span><text:span text:style-name="T1"> </text:span><text:span text:style-name="T2">of</text:span><text:span text:style-name="T1"> </text:span><text:span text:style-name="T2">pure</text:span><text:span text:style-name="T1"> </text:span><text:span text:style-name="T2">disbelief.</text:span></text:p>
      <text:p text:style-name="P1"><text:span text:style-name="T1">“</text:span><text:span text:style-name="T2">Well,</text:span><text:span text:style-name="T1"> </text:span><text:span text:style-name="T2">I</text:span><text:span text:style-name="T1">’</text:span><text:span text:style-name="T2">m</text:span><text:span text:style-name="T1"> </text:span><text:span text:style-name="T2">not</text:span><text:span text:style-name="T1"> </text:span><text:span text:style-name="T2">the</text:span><text:span text:style-name="T1"> </text:span><text:span text:style-name="T2">stubborn,</text:span><text:span text:style-name="T1"> </text:span><text:span text:style-name="T2">hot-headed,</text:span><text:span text:style-name="T1"> </text:span><text:span text:style-name="T2">beautiful</text:span><text:span text:style-name="T1"> </text:span><text:span text:style-name="T2">though</text:span><text:span text:style-name="T1"> </text:span><text:span text:style-name="T2">foreign</text:span><text:span text:style-name="T1"> </text:span><text:span text:style-name="T2">lady.</text:span><text:span text:style-name="T1"> </text:span><text:span text:style-name="T2">I</text:span><text:span text:style-name="T1"> </text:span><text:span text:style-name="T2">certainly</text:span><text:span text:style-name="T1"> </text:span><text:span text:style-name="T2">wouldn</text:span><text:span text:style-name="T1">’</text:span><text:span text:style-name="T2">t</text:span><text:span text:style-name="T1"> </text:span><text:span text:style-name="T2">have</text:span><text:span text:style-name="T1"> </text:span><text:span text:style-name="T2">heard</text:span><text:span text:style-name="T1"> </text:span><text:span text:style-name="T2">anything</text:span><text:span text:style-name="T1"> </text:span><text:span text:style-name="T2">of</text:span><text:span text:style-name="T1"> </text:span><text:span text:style-name="T2">the</text:span><text:span text:style-name="T1"> </text:span><text:span text:style-name="T2">sort</text:span><text:span text:style-name="T1"> </text:span><text:span text:style-name="T2">if</text:span><text:span text:style-name="T1"> </text:span><text:span text:style-name="T2">I</text:span><text:span text:style-name="T1"> </text:span><text:span text:style-name="T2">were</text:span><text:span text:style-name="T1"> </text:span><text:span text:style-name="T2">you,</text:span><text:span text:style-name="T1">” </text:span><text:span text:style-name="T2">replied</text:span><text:span text:style-name="T1"> </text:span><text:span text:style-name="T2">the</text:span><text:span text:style-name="T1"> </text:span><text:span text:style-name="T2">thief</text:span><text:span text:style-name="T1"> </text:span><text:span text:style-name="T2">with</text:span><text:span text:style-name="T1"> </text:span><text:span text:style-name="T2">a</text:span><text:span text:style-name="T1"> </text:span><text:span text:style-name="T2">kind</text:span><text:span text:style-name="T1"> </text:span><text:span text:style-name="T2">smile.</text:span><text:span text:style-name="T1"> </text:span><text:span text:style-name="T2">Lernea</text:span><text:span text:style-name="T1"> </text:span><text:span text:style-name="T2">stood</text:span><text:span text:style-name="T1"> </text:span><text:span text:style-name="T2">by</text:span><text:span text:style-name="T1"> </text:span><text:span text:style-name="T2">her</text:span><text:span text:style-name="T1"> </text:span><text:span text:style-name="T2">sister</text:span><text:span text:style-name="T1">’</text:span><text:span text:style-name="T2">s</text:span><text:span text:style-name="T1"> </text:span><text:span text:style-name="T2">side</text:span><text:span text:style-name="T1"> </text:span><text:span text:style-name="T2">and</text:span><text:span text:style-name="T1"> </text:span><text:span text:style-name="T2">pondered</text:span><text:span text:style-name="T1"> </text:span><text:span text:style-name="T2">for</text:span><text:span text:style-name="T1"> </text:span><text:span text:style-name="T2">a</text:span><text:span text:style-name="T1"> </text:span><text:span text:style-name="T2">moment</text:span><text:span text:style-name="T1"> </text:span><text:span text:style-name="T2">before</text:span><text:span text:style-name="T1"> </text:span><text:span text:style-name="T2">she</text:span><text:span text:style-name="T1"> </text:span><text:span text:style-name="T2">said</text:span><text:span text:style-name="T1"> </text:span><text:span text:style-name="T2">with</text:span><text:span text:style-name="T1"> </text:span><text:span text:style-name="T2">a</text:span><text:span text:style-name="T1"> </text:span><text:span text:style-name="T2">calm</text:span><text:span text:style-name="T1"> </text:span><text:span text:style-name="T2">voice:</text:span></text:p>
      <text:p text:style-name="P1"><text:span text:style-name="T1">“</text:span><text:span text:style-name="T2">I</text:span><text:span text:style-name="T1"> </text:span><text:span text:style-name="T2">think</text:span><text:span text:style-name="T1"> </text:span><text:span text:style-name="T2">there</text:span><text:span text:style-name="T1">’</text:span><text:span text:style-name="T2">s</text:span><text:span text:style-name="T1"> </text:span><text:span text:style-name="T2">a</text:span><text:span text:style-name="T1"> </text:span><text:span text:style-name="T2">reason</text:span><text:span text:style-name="T1"> </text:span><text:span text:style-name="T2">for</text:span><text:span text:style-name="T1"> </text:span><text:span text:style-name="T2">all</text:span><text:span text:style-name="T1"> </text:span><text:span text:style-name="T2">this,</text:span><text:span text:style-name="T1"> </text:span><text:span text:style-name="T2">sister.</text:span><text:span text:style-name="T1"> </text:span><text:span text:style-name="T2">I</text:span><text:span text:style-name="T1">’</text:span><text:span text:style-name="T2">m</text:span><text:span text:style-name="T1"> </text:span><text:span text:style-name="T2">sure</text:span><text:span text:style-name="T1"> </text:span><text:span text:style-name="T2">this</text:span><text:span text:style-name="T1"> </text:span><text:span text:style-name="T2">dwarf,</text:span><text:span text:style-name="T1"> </text:span><text:span text:style-name="T2">or</text:span><text:span text:style-name="T1"> </text:span><text:span text:style-name="T2">whatever</text:span><text:span text:style-name="T1"> </text:span><text:span text:style-name="T2">he</text:span><text:span text:style-name="T1"> </text:span><text:span text:style-name="T2">is,</text:span><text:span text:style-name="T1"> </text:span><text:span text:style-name="T2">will</text:span><text:span text:style-name="T1"> </text:span><text:span text:style-name="T2">at</text:span><text:span text:style-name="T1"> </text:span><text:span text:style-name="T2">least</text:span><text:span text:style-name="T1"> </text:span><text:span text:style-name="T2">explain</text:span><text:span text:style-name="T1"> </text:span><text:span text:style-name="T2">himself</text:span><text:span text:style-name="T1"> </text:span><text:span text:style-name="T2">before</text:span><text:span text:style-name="T1"> </text:span><text:span text:style-name="T2">returning</text:span><text:span text:style-name="T1"> </text:span><text:span text:style-name="T2">our</text:span><text:span text:style-name="T1"> </text:span><text:span text:style-name="T2">money.</text:span><text:span text:style-name="T1">”</text:span></text:p>
      <text:p text:style-name="P1"><text:span text:style-name="T1">“</text:span><text:span text:style-name="T2">There,</text:span><text:span text:style-name="T1"> </text:span><text:span text:style-name="T2">a</text:span><text:span text:style-name="T1"> </text:span><text:span text:style-name="T2">civil</text:span><text:span text:style-name="T1"> </text:span><text:span text:style-name="T2">person.</text:span><text:span text:style-name="T1"> </text:span><text:span text:style-name="T2">With</text:span><text:span text:style-name="T1"> </text:span><text:span text:style-name="T2">all</text:span><text:span text:style-name="T1"> </text:span><text:span text:style-name="T2">this</text:span><text:span text:style-name="T1"> </text:span><text:span text:style-name="T2">tension,</text:span><text:span text:style-name="T1"> </text:span><text:span text:style-name="T2">I</text:span><text:span text:style-name="T1"> </text:span><text:span text:style-name="T2">haven</text:span><text:span text:style-name="T1">’</text:span><text:span text:style-name="T2">t</text:span><text:span text:style-name="T1"> </text:span><text:span text:style-name="T2">introduced</text:span><text:span text:style-name="T1"> </text:span><text:span text:style-name="T2">myself</text:span><text:span text:style-name="T1"> </text:span><text:span text:style-name="T2">properly.</text:span><text:span text:style-name="T1"> </text:span><text:span text:style-name="T2">My</text:span><text:span text:style-name="T1"> </text:span><text:span text:style-name="T2">name</text:span><text:span text:style-name="T1"> </text:span><text:span text:style-name="T2">is</text:span><text:span text:style-name="T1"> </text:span><text:span text:style-name="T2">Winceham</text:span><text:span text:style-name="T1"> </text:span><text:span text:style-name="T2">Higginsbottom</text:span><text:span text:style-name="T1"> </text:span><text:span text:style-name="T2">Abbermouth</text:span><text:span text:style-name="T1"> </text:span><text:span text:style-name="T2">the</text:span><text:span text:style-name="T1"> </text:span><text:span text:style-name="T2">Third.</text:span><text:span text:style-name="T1"> </text:span><text:span text:style-name="T2">At</text:span><text:span text:style-name="T1"> </text:span><text:span text:style-name="T2">your</text:span><text:span text:style-name="T1"> </text:span><text:span text:style-name="T2">service,</text:span><text:span text:style-name="T1">” </text:span><text:span text:style-name="T2">said</text:span><text:span text:style-name="T1"> </text:span><text:span text:style-name="T2">the</text:span><text:span text:style-name="T1"> </text:span><text:span text:style-name="T2">small</text:span><text:span text:style-name="T1"> </text:span><text:span text:style-name="T2">man</text:span><text:span text:style-name="T1"> </text:span><text:span text:style-name="T2">with</text:span><text:span text:style-name="T1"> </text:span><text:span text:style-name="T2">a</text:span><text:span text:style-name="T1"> </text:span><text:span text:style-name="T2">slight</text:span><text:span text:style-name="T1"> </text:span><text:span text:style-name="T2">bow</text:span><text:span text:style-name="T1"> </text:span><text:span text:style-name="T2">and</text:span><text:span text:style-name="T1"> </text:span><text:span text:style-name="T2">a</text:span><text:span text:style-name="T1"> </text:span><text:span text:style-name="T2">smile,</text:span><text:span text:style-name="T1"> </text:span><text:span text:style-name="T2">before</text:span><text:span text:style-name="T1"> </text:span><text:span text:style-name="T2">showing</text:span><text:span text:style-name="T1"> </text:span><text:span text:style-name="T2">the</text:span><text:span text:style-name="T1"> </text:span><text:span text:style-name="T2">sisters</text:span><text:span text:style-name="T1"> </text:span><text:span text:style-name="T2">to</text:span><text:span text:style-name="T1"> </text:span><text:span text:style-name="T2">a</text:span><text:span text:style-name="T1"> </text:span><text:span text:style-name="T2">recently</text:span><text:span text:style-name="T1"> </text:span><text:span text:style-name="T2">emptied</text:span><text:span text:style-name="T1"> </text:span><text:span text:style-name="T2">table.</text:span><text:span text:style-name="T1"> </text:span><text:span text:style-name="T2">Parcifal</text:span><text:span text:style-name="T1"> </text:span><text:span text:style-name="T2">looked</text:span><text:span text:style-name="T1"> </text:span><text:span text:style-name="T2">at</text:span><text:span text:style-name="T1"> </text:span><text:span text:style-name="T2">the</text:span><text:span text:style-name="T1"> </text:span><text:span text:style-name="T2">man</text:span><text:span text:style-name="T1"> </text:span><text:span text:style-name="T2">as</text:span><text:span text:style-name="T1"> </text:span><text:span text:style-name="T2">he</text:span><text:span text:style-name="T1"> </text:span><text:span text:style-name="T2">had</text:span><text:span text:style-name="T1"> </text:span><text:span text:style-name="T2">insulted</text:span><text:span text:style-name="T1"> </text:span><text:span text:style-name="T2">everything</text:span><text:span text:style-name="T1"> </text:span><text:span text:style-name="T2">holy</text:span><text:span text:style-name="T1"> </text:span><text:span text:style-name="T2">by</text:span><text:span text:style-name="T1"> </text:span><text:span text:style-name="T2">Skrala</text:span><text:span text:style-name="T1"> </text:span><text:span text:style-name="T2">and</text:span><text:span text:style-name="T1"> </text:span><text:span text:style-name="T2">couldn</text:span><text:span text:style-name="T1">’</text:span><text:span text:style-name="T2">t</text:span><text:span text:style-name="T1"> </text:span><text:span text:style-name="T2">help</text:span><text:span text:style-name="T1"> </text:span><text:span text:style-name="T2">but</text:span><text:span text:style-name="T1"> </text:span><text:span text:style-name="T2">yell</text:span><text:span text:style-name="T1"> </text:span><text:span text:style-name="T2">in</text:span><text:span text:style-name="T1"> </text:span><text:span text:style-name="T2">anger:</text:span></text:p>
      <text:p text:style-name="P1"><text:span text:style-name="T1">“</text:span><text:span text:style-name="T2">What,</text:span><text:span text:style-name="T1"> </text:span><text:span text:style-name="T2">we</text:span><text:span text:style-name="T1">’</text:span><text:span text:style-name="T2">re</text:span><text:span text:style-name="T1"> </text:span><text:span text:style-name="T2">having</text:span><text:span text:style-name="T1"> </text:span><text:span text:style-name="T2">drinks</text:span><text:span text:style-name="T1"> </text:span><text:span text:style-name="T2">with</text:span><text:span text:style-name="T1"> </text:span><text:span text:style-name="T2">the</text:span><text:span text:style-name="T1"> </text:span><text:span text:style-name="T2">runt</text:span><text:span text:style-name="T1"> </text:span><text:span text:style-name="T2">now?</text:span><text:span text:style-name="T1">”</text:span></text:p>
      <text:p text:style-name="P2">Lernea<text:span text:style-name="T3"> </text:span>sighed,<text:span text:style-name="T3"> </text:span>took<text:span text:style-name="T3"> </text:span>a<text:span text:style-name="T3"> </text:span>deep<text:span text:style-name="T3"> </text:span>breath<text:span text:style-name="T3"> </text:span>and<text:span text:style-name="T3"> </text:span>gently<text:span text:style-name="T3"> </text:span>took<text:span text:style-name="T3"> </text:span>her<text:span text:style-name="T3"> </text:span>sister<text:span text:style-name="T3"> </text:span>by<text:span text:style-name="T3"> </text:span>one<text:span text:style-name="T3"> </text:span>arm,<text:span text:style-name="T3"> </text:span>walking<text:span text:style-name="T3"> </text:span>her<text:span text:style-name="T3"> </text:span>towards<text:span text:style-name="T3"> </text:span>the<text:span text:style-name="T3"> </text:span>table.<text:span text:style-name="T3"> </text:span>She<text:span text:style-name="T3"> </text:span>told<text:span text:style-name="T3"> </text:span>her:</text:p>
      <text:p text:style-name="P1"><text:span text:style-name="T1">“</text:span><text:span text:style-name="T2">Now</text:span><text:span text:style-name="T1"> </text:span><text:span text:style-name="T2">sister,</text:span><text:span text:style-name="T1"> </text:span><text:span text:style-name="T2">this</text:span><text:span text:style-name="T1"> </text:span><text:span text:style-name="T2">calls</text:span><text:span text:style-name="T1"> </text:span><text:span text:style-name="T2">for</text:span><text:span text:style-name="T1"> </text:span><text:span text:style-name="T2">some</text:span><text:span text:style-name="T1"> </text:span><text:span text:style-name="T2">diplomacy.</text:span><text:span text:style-name="T1"> </text:span><text:span text:style-name="T2">We</text:span><text:span text:style-name="T1"> </text:span><text:span text:style-name="T2">might</text:span><text:span text:style-name="T1"> </text:span><text:span text:style-name="T2">as</text:span><text:span text:style-name="T1"> </text:span><text:span text:style-name="T2">well</text:span><text:span text:style-name="T1"> </text:span><text:span text:style-name="T2">solve</text:span><text:span text:style-name="T1"> </text:span><text:span text:style-name="T2">this</text:span><text:span text:style-name="T1"> </text:span><text:span text:style-name="T2">quandary</text:span><text:span text:style-name="T1"> </text:span><text:span text:style-name="T2">in</text:span><text:span text:style-name="T1"> </text:span><text:span text:style-name="T2">a</text:span><text:span text:style-name="T1"> </text:span><text:span text:style-name="T2">civilized</text:span><text:span text:style-name="T1"> </text:span><text:span text:style-name="T2">manner.</text:span><text:span text:style-name="T1"> </text:span><text:span text:style-name="T2">Things</text:span><text:span text:style-name="T1"> </text:span><text:span text:style-name="T2">might</text:span><text:span text:style-name="T1"> </text:span><text:span text:style-name="T2">not</text:span><text:span text:style-name="T1"> </text:span><text:span text:style-name="T2">be</text:span><text:span text:style-name="T1"> </text:span><text:span text:style-name="T2">exactly</text:span><text:span text:style-name="T1"> </text:span><text:span text:style-name="T2">as</text:span><text:span text:style-name="T1"> </text:span><text:span text:style-name="T2">they</text:span><text:span text:style-name="T1"> </text:span><text:span text:style-name="T2">appear.</text:span><text:span text:style-name="T1"> </text:span><text:span text:style-name="T2">Mr.</text:span><text:span text:style-name="T1"> </text:span><text:span text:style-name="T2">Abbermouth</text:span><text:span text:style-name="T1"> </text:span><text:span text:style-name="T2">seems</text:span><text:span text:style-name="T1"> </text:span><text:span text:style-name="T2">like</text:span><text:span text:style-name="T1"> </text:span><text:span text:style-name="T2">a..</text:span><text:span text:style-name="T1"> </text:span><text:span text:style-name="T2">Solvent</text:span><text:span text:style-name="T1"> </text:span><text:span text:style-name="T2">type</text:span><text:span text:style-name="T1"> </text:span><text:span text:style-name="T2">of</text:span><text:span text:style-name="T1"> </text:span><text:span text:style-name="T2">person.</text:span><text:span text:style-name="T1">”</text:span></text:p>
      <text:p text:style-name="P2">Parcifal<text:span text:style-name="T3"> </text:span>couldn<text:span text:style-name="T3">’</text:span>t<text:span text:style-name="T3"> </text:span>believe<text:span text:style-name="T3"> </text:span>her<text:span text:style-name="T3"> </text:span>ears,<text:span text:style-name="T3"> </text:span>but<text:span text:style-name="T3"> </text:span>followed<text:span text:style-name="T3"> </text:span>along<text:span text:style-name="T3"> </text:span>as<text:span text:style-name="T3"> </text:span>if<text:span text:style-name="T3"> </text:span>in<text:span text:style-name="T3"> </text:span>some<text:span text:style-name="T3"> </text:span>kind<text:span text:style-name="T3"> </text:span>of<text:span text:style-name="T3"> </text:span>a<text:span text:style-name="T3"> </text:span>trance.<text:span text:style-name="T3"> </text:span>Winceham<text:span text:style-name="T3"> </text:span>led<text:span text:style-name="T3"> </text:span>the<text:span text:style-name="T3"> </text:span>way<text:span text:style-name="T3"> </text:span>and<text:span text:style-name="T3"> </text:span>drew<text:span text:style-name="T3"> </text:span>their<text:span text:style-name="T3"> </text:span>chairs<text:span text:style-name="T3"> </text:span>charmingly.<text:span text:style-name="T3"> </text:span>As<text:span text:style-name="T3"> </text:span>they<text:span text:style-name="T3"> </text:span>sat<text:span text:style-name="T3"> </text:span>down<text:span text:style-name="T3"> </text:span>he<text:span text:style-name="T3"> </text:span>made<text:span text:style-name="T3"> </text:span>a<text:span text:style-name="T3"> </text:span>motion<text:span text:style-name="T3"> </text:span>with<text:span text:style-name="T3"> </text:span>a<text:span text:style-name="T3"> </text:span>hand<text:span text:style-name="T3"> </text:span>to<text:span text:style-name="T3"> </text:span>the<text:span text:style-name="T3"> </text:span>bar,<text:span text:style-name="T3"> </text:span>always<text:span text:style-name="T3"> </text:span>smiling.<text:span text:style-name="T3"> </text:span>Parcifal<text:span text:style-name="T3"> </text:span>said<text:span text:style-name="T3"> </text:span>as<text:span text:style-name="T3"> </text:span>if<text:span text:style-name="T3"> </text:span>still<text:span text:style-name="T3"> </text:span>in<text:span text:style-name="T3"> </text:span>a<text:span text:style-name="T3"> </text:span>dream:</text:p>
      <text:p text:style-name="P1"><text:span text:style-name="T1">“</text:span><text:span text:style-name="T2">I</text:span><text:span text:style-name="T1"> </text:span><text:span text:style-name="T2">thought</text:span><text:span text:style-name="T1"> </text:span><text:span text:style-name="T2">his</text:span><text:span text:style-name="T1"> </text:span><text:span text:style-name="T2">breath</text:span><text:span text:style-name="T1"> </text:span><text:span text:style-name="T2">stank!</text:span><text:span text:style-name="T1">” </text:span><text:span text:style-name="T2">exclaimed</text:span><text:span text:style-name="T1"> </text:span><text:span text:style-name="T2">Parcifal</text:span><text:span text:style-name="T1"> </text:span><text:span text:style-name="T2">in</text:span><text:span text:style-name="T1"> </text:span><text:span text:style-name="T2">protest.</text:span></text:p>
      <text:p text:style-name="P1"><text:span text:style-name="T1">“</text:span><text:span text:style-name="T2">Well,</text:span><text:span text:style-name="T1"> </text:span><text:span text:style-name="T2">it</text:span><text:span text:style-name="T1">’</text:span><text:span text:style-name="T2">s</text:span><text:span text:style-name="T1"> </text:span><text:span text:style-name="T2">obvious</text:span><text:span text:style-name="T1"> </text:span><text:span text:style-name="T2">that</text:span><text:span text:style-name="T1"> </text:span><text:span text:style-name="T2">this</text:span><text:span text:style-name="T1"> </text:span><text:span text:style-name="T2">is</text:span><text:span text:style-name="T1"> </text:span><text:span text:style-name="T2">neither</text:span><text:span text:style-name="T1"> </text:span><text:span text:style-name="T2">party</text:span><text:span text:style-name="T1">’</text:span><text:span text:style-name="T2">s</text:span><text:span text:style-name="T1"> </text:span><text:span text:style-name="T2">priority.</text:span><text:span text:style-name="T1"> </text:span><text:span text:style-name="T2">Mr.</text:span><text:span text:style-name="T1"> </text:span><text:span text:style-name="T2">Abbermouth</text:span><text:span text:style-name="T1"> </text:span><text:span text:style-name="T2">here</text:span><text:span text:style-name="T1"> </text:span><text:span text:style-name="T2">will</text:span><text:span text:style-name="T1"> </text:span><text:span text:style-name="T2">make</text:span><text:span text:style-name="T1"> </text:span><text:span text:style-name="T2">sure</text:span><text:span text:style-name="T1"> </text:span><text:span text:style-name="T2">we</text:span><text:span text:style-name="T1">’</text:span><text:span text:style-name="T2">re</text:span><text:span text:style-name="T1"> </text:span><text:span text:style-name="T2">properly</text:span><text:span text:style-name="T1"> </text:span><text:span text:style-name="T2">compensated</text:span><text:span text:style-name="T1"> </text:span><text:span text:style-name="T2">for</text:span><text:span text:style-name="T1"> </text:span><text:span text:style-name="T2">all</text:span><text:span text:style-name="T1"> </text:span><text:span text:style-name="T2">the</text:span><text:span text:style-name="T1"> </text:span><text:span text:style-name="T2">trouble</text:span><text:span text:style-name="T1"> </text:span><text:span text:style-name="T2">he</text:span><text:span text:style-name="T1">’</text:span><text:span text:style-name="T2">s</text:span><text:span text:style-name="T1"> </text:span><text:span text:style-name="T2">caused</text:span><text:span text:style-name="T1"> </text:span><text:span text:style-name="T2">us,</text:span><text:span text:style-name="T1">” </text:span><text:span text:style-name="T2">said</text:span><text:span text:style-name="T1"> </text:span><text:span text:style-name="T2">Lernea</text:span><text:span text:style-name="T1"> </text:span><text:span text:style-name="T2">stressing</text:span><text:span text:style-name="T1"> </text:span><text:span text:style-name="T2">her</text:span><text:span text:style-name="T1"> </text:span><text:span text:style-name="T2">last</text:span><text:span text:style-name="T1"> </text:span><text:span text:style-name="T2">few</text:span><text:span text:style-name="T1"> </text:span><text:span text:style-name="T2">words.</text:span><text:span text:style-name="T1"> </text:span><text:span text:style-name="T2">Winceham</text:span><text:span text:style-name="T1"> </text:span><text:span text:style-name="T2">grinned</text:span><text:span text:style-name="T1"> </text:span><text:span text:style-name="T2">and</text:span><text:span text:style-name="T1"> </text:span><text:span text:style-name="T2">laid</text:span><text:span text:style-name="T1"> </text:span><text:span text:style-name="T2">back</text:span><text:span text:style-name="T1"> </text:span><text:span text:style-name="T2">on</text:span><text:span text:style-name="T1"> </text:span><text:span text:style-name="T2">his</text:span><text:span text:style-name="T1"> </text:span><text:span text:style-name="T2">chair</text:span><text:span text:style-name="T1"> </text:span><text:span text:style-name="T2">before</text:span><text:span text:style-name="T1"> </text:span><text:span text:style-name="T2">he</text:span><text:span text:style-name="T1"> </text:span><text:span text:style-name="T2">said:</text:span></text:p>
      <text:p text:style-name="P1"><text:span text:style-name="T1">“</text:span><text:span text:style-name="T2">The</text:span><text:span text:style-name="T1"> </text:span><text:span text:style-name="T2">way</text:span><text:span text:style-name="T1"> </text:span><text:span text:style-name="T2">things</text:span><text:span text:style-name="T1"> </text:span><text:span text:style-name="T2">turned</text:span><text:span text:style-name="T1"> </text:span><text:span text:style-name="T2">out,</text:span><text:span text:style-name="T1"> </text:span><text:span text:style-name="T2">you</text:span><text:span text:style-name="T1"> </text:span><text:span text:style-name="T2">gals</text:span><text:span text:style-name="T1"> </text:span><text:span text:style-name="T2">should</text:span><text:span text:style-name="T1"> </text:span><text:span text:style-name="T2">be</text:span><text:span text:style-name="T1"> </text:span><text:span text:style-name="T2">actually</text:span><text:span text:style-name="T1"> </text:span><text:span text:style-name="T2">thankful.</text:span><text:span text:style-name="T1"> </text:span><text:span text:style-name="T2">These</text:span><text:span text:style-name="T1"> </text:span><text:span text:style-name="T2">folks</text:span><text:span text:style-name="T1"> </text:span><text:span text:style-name="T2">live</text:span><text:span text:style-name="T1"> </text:span><text:span text:style-name="T2">on</text:span><text:span text:style-name="T1"> </text:span><text:span text:style-name="T2">rotten</text:span><text:span text:style-name="T1"> </text:span><text:span text:style-name="T2">clams</text:span><text:span text:style-name="T1"> </text:span><text:span text:style-name="T2">and</text:span><text:span text:style-name="T1"> </text:span><text:span text:style-name="T2">maggoty</text:span><text:span text:style-name="T1"> </text:span><text:span text:style-name="T2">bread</text:span><text:span text:style-name="T1"> </text:span><text:span text:style-name="T2">most</text:span><text:span text:style-name="T1"> </text:span><text:span text:style-name="T2">of</text:span><text:span text:style-name="T1"> </text:span><text:span text:style-name="T2">the</text:span><text:span text:style-name="T1"> </text:span><text:span text:style-name="T2">time;</text:span><text:span text:style-name="T1"> </text:span><text:span text:style-name="T2">they</text:span><text:span text:style-name="T1">’</text:span><text:span text:style-name="T2">d</text:span><text:span text:style-name="T1"> </text:span><text:span text:style-name="T2">rip</text:span><text:span text:style-name="T1"> </text:span><text:span text:style-name="T2">you</text:span><text:span text:style-name="T1"> </text:span><text:span text:style-name="T2">apart</text:span><text:span text:style-name="T1"> </text:span><text:span text:style-name="T2">and</text:span><text:span text:style-name="T1"> </text:span><text:span text:style-name="T2">feed</text:span><text:span text:style-name="T1"> </text:span><text:span text:style-name="T2">you</text:span><text:span text:style-name="T1"> </text:span><text:span text:style-name="T2">to</text:span><text:span text:style-name="T1"> </text:span><text:span text:style-name="T2">the</text:span><text:span text:style-name="T1"> </text:span><text:span text:style-name="T2">sharks</text:span><text:span text:style-name="T1"> </text:span><text:span text:style-name="T2">right</text:span><text:span text:style-name="T1"> </text:span><text:span text:style-name="T2">round</text:span><text:span text:style-name="T1"> </text:span><text:span text:style-name="T2">the</text:span><text:span text:style-name="T1"> </text:span><text:span text:style-name="T2">Mangled</text:span><text:span text:style-name="T1"> </text:span><text:span text:style-name="T2">Horn</text:span><text:span text:style-name="T1"> </text:span><text:span text:style-name="T2">if</text:span><text:span text:style-name="T1"> </text:span><text:span text:style-name="T2">they</text:span><text:span text:style-name="T1"> </text:span><text:span text:style-name="T2">didn</text:span><text:span text:style-name="T1">’</text:span><text:span text:style-name="T2">t</text:span><text:span text:style-name="T1"> </text:span><text:span text:style-name="T2">get</text:span><text:span text:style-name="T1"> </text:span><text:span text:style-name="T2">some</text:span><text:span text:style-name="T1"> </text:span><text:span text:style-name="T2">of</text:span><text:span text:style-name="T1"> </text:span><text:span text:style-name="T2">Ned</text:span><text:span text:style-name="T1">’</text:span><text:span text:style-name="T2">s</text:span><text:span text:style-name="T1"> </text:span><text:span text:style-name="T2">jambalaya.</text:span><text:span text:style-name="T1"> </text:span><text:span text:style-name="T2">Perhaps</text:span><text:span text:style-name="T1"> </text:span><text:span text:style-name="T2">they</text:span><text:span text:style-name="T1">’</text:span><text:span text:style-name="T2">d</text:span><text:span text:style-name="T1"> </text:span><text:span text:style-name="T2">have</text:span><text:span text:style-name="T1"> </text:span><text:span text:style-name="T2">their</text:span><text:span text:style-name="T1"> </text:span><text:span text:style-name="T2">way</text:span><text:span text:style-name="T1"> </text:span><text:span text:style-name="T2">with</text:span><text:span text:style-name="T1"> </text:span><text:span text:style-name="T2">you</text:span><text:span text:style-name="T1"> </text:span><text:span text:style-name="T2">first</text:span><text:span text:style-name="T1"> </text:span><text:span text:style-name="T2">as</text:span><text:span text:style-name="T1"> </text:span><text:span text:style-name="T2">well.</text:span><text:span text:style-name="T1">”</text:span></text:p>
      <text:p text:style-name="P2">Parcifal<text:span text:style-name="T3"> </text:span>laughed<text:span text:style-name="T3"> </text:span>in<text:span text:style-name="T3"> </text:span>shocked<text:span text:style-name="T3"> </text:span>disbelief<text:span text:style-name="T3"> </text:span>and<text:span text:style-name="T3"> </text:span>shouted<text:span text:style-name="T3"> </text:span>at<text:span text:style-name="T3"> </text:span>Winceham,<text:span text:style-name="T3"> “</text:span>Thankful?<text:span text:style-name="T3"> </text:span>For<text:span text:style-name="T3"> </text:span>being<text:span text:style-name="T3"> </text:span>robbed<text:span text:style-name="T3"> </text:span>and<text:span text:style-name="T3"> </text:span>humiliated<text:span text:style-name="T3"> </text:span>by<text:span text:style-name="T3"> </text:span>a<text:span text:style-name="T3"> </text:span>dwarf?<text:span text:style-name="T3">”</text:span></text:p>
      <text:p text:style-name="P1"><text:span text:style-name="T1">“</text:span><text:span text:style-name="T2">Technically,</text:span><text:span text:style-name="T1"> </text:span><text:span text:style-name="T2">a</text:span><text:span text:style-name="T1"> </text:span><text:span text:style-name="T2">hauflin,</text:span><text:span text:style-name="T1"> </text:span><text:span text:style-name="T2">but</text:span><text:span text:style-name="T1"> </text:span><text:span text:style-name="T2">I</text:span><text:span text:style-name="T1">’</text:span><text:span text:style-name="T2">m</text:span><text:span text:style-name="T1"> </text:span><text:span text:style-name="T2">sure</text:span><text:span text:style-name="T1"> </text:span><text:span text:style-name="T2">you</text:span><text:span text:style-name="T1"> </text:span><text:span text:style-name="T2">don</text:span><text:span text:style-name="T1">’</text:span><text:span text:style-name="T2">t</text:span><text:span text:style-name="T1"> </text:span><text:span text:style-name="T2">meet</text:span><text:span text:style-name="T1"> </text:span><text:span text:style-name="T2">with</text:span><text:span text:style-name="T1"> </text:span><text:span text:style-name="T2">our</text:span><text:span text:style-name="T1"> </text:span><text:span text:style-name="T2">kind</text:span><text:span text:style-name="T1"> </text:span><text:soft-page-break/><text:span text:style-name="T2">where</text:span><text:span text:style-name="T1"> </text:span><text:span text:style-name="T2">you</text:span><text:span text:style-name="T1">’</text:span><text:span text:style-name="T2">re</text:span><text:span text:style-name="T1"> </text:span><text:span text:style-name="T2">from.</text:span><text:span text:style-name="T1">”</text:span></text:p>
      <text:p text:style-name="P1"><text:span text:style-name="T1">“</text:span><text:span text:style-name="T2">A</text:span><text:span text:style-name="T1"> </text:span><text:span text:style-name="T2">what?</text:span><text:span text:style-name="T1"> </text:span><text:span text:style-name="T2">How</text:span><text:span text:style-name="T1"> </text:span><text:span text:style-name="T2">would</text:span><text:span text:style-name="T1"> </text:span><text:span text:style-name="T2">you</text:span><text:span text:style-name="T1"> </text:span><text:span text:style-name="T2">know</text:span><text:span text:style-name="T1"> </text:span><text:span text:style-name="T2">where</text:span><text:span text:style-name="T1"> </text:span><text:span text:style-name="T2">we</text:span><text:span text:style-name="T1"> </text:span><text:span text:style-name="T2">come</text:span><text:span text:style-name="T1"> </text:span><text:span text:style-name="T2">from?</text:span><text:span text:style-name="T1">” </text:span><text:span text:style-name="T2">asked</text:span><text:span text:style-name="T1"> </text:span><text:span text:style-name="T2">Parcifal,</text:span><text:span text:style-name="T1"> </text:span><text:span text:style-name="T2">raising</text:span><text:span text:style-name="T1"> </text:span><text:span text:style-name="T2">an</text:span><text:span text:style-name="T1"> </text:span><text:span text:style-name="T2">eyebrow,</text:span><text:span text:style-name="T1"> </text:span><text:span text:style-name="T2">her</text:span><text:span text:style-name="T1"> </text:span><text:span text:style-name="T2">voice</text:span><text:span text:style-name="T1"> </text:span><text:span text:style-name="T2">edgy.</text:span></text:p>
      <text:p text:style-name="P1"><text:span text:style-name="T1">“</text:span><text:span text:style-name="T2">My</text:span><text:span text:style-name="T1"> </text:span><text:span text:style-name="T2">lady</text:span><text:span text:style-name="T1"> </text:span><text:span text:style-name="T2">Teletha,</text:span><text:span text:style-name="T1"> </text:span><text:span text:style-name="T2">you</text:span><text:span text:style-name="T1"> </text:span><text:span text:style-name="T2">and</text:span><text:span text:style-name="T1"> </text:span><text:span text:style-name="T2">your</text:span><text:span text:style-name="T1"> </text:span><text:span text:style-name="T2">sister</text:span><text:span text:style-name="T1"> </text:span><text:span text:style-name="T2">are</text:span><text:span text:style-name="T1"> </text:span><text:span text:style-name="T2">of</text:span><text:span text:style-name="T1"> </text:span><text:span text:style-name="T2">nobility,</text:span><text:span text:style-name="T1">” </text:span><text:span text:style-name="T2">he</text:span><text:span text:style-name="T1"> </text:span><text:span text:style-name="T2">said</text:span><text:span text:style-name="T1"> </text:span><text:span text:style-name="T2">and</text:span><text:span text:style-name="T1"> </text:span><text:span text:style-name="T2">pointed</text:span><text:span text:style-name="T1"> </text:span><text:span text:style-name="T2">at</text:span><text:span text:style-name="T1"> </text:span><text:span text:style-name="T2">the</text:span><text:span text:style-name="T1"> </text:span><text:span text:style-name="T2">family</text:span><text:span text:style-name="T1"> </text:span><text:span text:style-name="T2">crest</text:span><text:span text:style-name="T1"> </text:span><text:span text:style-name="T2">on</text:span><text:span text:style-name="T1"> </text:span><text:span text:style-name="T2">their</text:span><text:span text:style-name="T1"> </text:span><text:span text:style-name="T2">breastplates</text:span><text:span text:style-name="T1"> </text:span><text:span text:style-name="T2">before</text:span><text:span text:style-name="T1"> </text:span><text:span text:style-name="T2">adding,</text:span><text:span text:style-name="T1"> “</text:span><text:span text:style-name="T2">Nomos</text:span><text:span text:style-name="T1"> </text:span><text:span text:style-name="T2">nobility</text:span><text:span text:style-name="T1"> </text:span><text:span text:style-name="T2">doesn</text:span><text:span text:style-name="T1">’</text:span><text:span text:style-name="T2">t</text:span><text:span text:style-name="T1"> </text:span><text:span text:style-name="T2">hold</text:span><text:span text:style-name="T1"> </text:span><text:span text:style-name="T2">much</text:span><text:span text:style-name="T1"> </text:span><text:span text:style-name="T2">weight</text:span><text:span text:style-name="T1"> </text:span><text:span text:style-name="T2">around</text:span><text:span text:style-name="T1"> </text:span><text:span text:style-name="T2">these</text:span><text:span text:style-name="T1"> </text:span><text:span text:style-name="T2">parts,</text:span><text:span text:style-name="T1"> </text:span><text:span text:style-name="T2">but</text:span><text:span text:style-name="T1"> </text:span><text:span text:style-name="T2">nobility</text:span><text:span text:style-name="T1"> </text:span><text:span text:style-name="T2">still.</text:span><text:span text:style-name="T1">”</text:span></text:p>
      <text:p text:style-name="P1"><text:span text:style-name="T1">“</text:span><text:span text:style-name="T2">Is</text:span><text:span text:style-name="T1"> </text:span><text:span text:style-name="T2">that</text:span><text:span text:style-name="T1"> </text:span><text:span text:style-name="T2">how</text:span><text:span text:style-name="T1"> </text:span><text:span text:style-name="T2">your</text:span><text:span text:style-name="T1"> </text:span><text:span text:style-name="T2">kind</text:span><text:span text:style-name="T1"> </text:span><text:span text:style-name="T2">treats</text:span><text:span text:style-name="T1"> </text:span><text:span text:style-name="T2">nobility</text:span><text:span text:style-name="T1"> </text:span><text:span text:style-name="T2">then?</text:span><text:span text:style-name="T1">” </text:span><text:span text:style-name="T2">asked</text:span><text:span text:style-name="T1"> </text:span><text:span text:style-name="T2">Parcifal</text:span><text:span text:style-name="T1"> </text:span><text:span text:style-name="T2">folding</text:span><text:span text:style-name="T1"> </text:span><text:span text:style-name="T2">her</text:span><text:span text:style-name="T1"> </text:span><text:span text:style-name="T2">arms</text:span><text:span text:style-name="T1"> </text:span><text:span text:style-name="T2">upon</text:span><text:span text:style-name="T1"> </text:span><text:span text:style-name="T2">the</text:span><text:span text:style-name="T1"> </text:span><text:span text:style-name="T2">table.</text:span><text:span text:style-name="T1"> </text:span><text:span text:style-name="T2">At</text:span><text:span text:style-name="T1"> </text:span><text:span text:style-name="T2">that</text:span><text:span text:style-name="T1"> </text:span><text:span text:style-name="T2">moment,</text:span><text:span text:style-name="T1"> </text:span><text:span text:style-name="T2">Ned,</text:span><text:span text:style-name="T1"> </text:span><text:span text:style-name="T2">the</text:span><text:span text:style-name="T1"> </text:span><text:span text:style-name="T2">comedian</text:span><text:span text:style-name="T1"> </text:span><text:span text:style-name="T2">who</text:span><text:span text:style-name="T1"> </text:span><text:span text:style-name="T2">was</text:span><text:span text:style-name="T1"> </text:span><text:span text:style-name="T2">also</text:span><text:span text:style-name="T1"> </text:span><text:span text:style-name="T2">the</text:span><text:span text:style-name="T1"> </text:span><text:span text:style-name="T2">cook</text:span><text:span text:style-name="T1"> </text:span><text:span text:style-name="T2">and</text:span><text:span text:style-name="T1"> </text:span><text:span text:style-name="T2">the</text:span><text:span text:style-name="T1"> </text:span><text:span text:style-name="T2">barkeeper</text:span><text:span text:style-name="T1">’</text:span><text:span text:style-name="T2">s</text:span><text:span text:style-name="T1"> </text:span><text:span text:style-name="T2">son</text:span><text:span text:style-name="T1"> </text:span><text:span text:style-name="T2">arrived</text:span><text:span text:style-name="T1"> </text:span><text:span text:style-name="T2">with</text:span><text:span text:style-name="T1"> </text:span><text:span text:style-name="T2">three</text:span><text:span text:style-name="T1"> </text:span><text:span text:style-name="T2">kegs</text:span><text:span text:style-name="T1"> </text:span><text:span text:style-name="T2">of</text:span><text:span text:style-name="T1"> </text:span><text:span text:style-name="T2">ale</text:span><text:span text:style-name="T1"> </text:span><text:span text:style-name="T2">and</text:span><text:span text:style-name="T1"> </text:span><text:span text:style-name="T2">a</text:span><text:span text:style-name="T1"> </text:span><text:span text:style-name="T2">large</text:span><text:span text:style-name="T1"> </text:span><text:span text:style-name="T2">pot</text:span><text:span text:style-name="T1"> </text:span><text:span text:style-name="T2">of</text:span><text:span text:style-name="T1"> </text:span><text:span text:style-name="T2">steaming</text:span><text:span text:style-name="T1"> </text:span><text:span text:style-name="T2">jambalaya.</text:span></text:p>
      <text:p text:style-name="P1"><text:span text:style-name="T1">“</text:span><text:span text:style-name="T2">Compliments</text:span><text:span text:style-name="T1"> </text:span><text:span text:style-name="T2">of</text:span><text:span text:style-name="T1"> </text:span><text:span text:style-name="T2">Mr.</text:span><text:span text:style-name="T1"> </text:span><text:span text:style-name="T2">Abbermouth,</text:span><text:span text:style-name="T1"> </text:span><text:span text:style-name="T2">miladies,</text:span><text:span text:style-name="T1">” </text:span><text:span text:style-name="T2">said</text:span><text:span text:style-name="T1"> </text:span><text:span text:style-name="T2">Ned</text:span><text:span text:style-name="T1"> </text:span><text:span text:style-name="T2">and</text:span><text:span text:style-name="T1"> </text:span><text:span text:style-name="T2">with</text:span><text:span text:style-name="T1"> </text:span><text:span text:style-name="T2">a</text:span><text:span text:style-name="T1"> </text:span><text:span text:style-name="T2">firm</text:span><text:span text:style-name="T1"> </text:span><text:span text:style-name="T2">lip</text:span><text:span text:style-name="T1"> </text:span><text:span text:style-name="T2">bowed</text:span><text:span text:style-name="T1"> </text:span><text:span text:style-name="T2">slightly</text:span><text:span text:style-name="T1"> </text:span><text:span text:style-name="T2">to</text:span><text:span text:style-name="T1"> </text:span><text:span text:style-name="T2">the</text:span><text:span text:style-name="T1"> </text:span><text:span text:style-name="T2">sisters</text:span><text:span text:style-name="T1"> </text:span><text:span text:style-name="T2">before</text:span><text:span text:style-name="T1"> </text:span><text:span text:style-name="T2">leaving</text:span><text:span text:style-name="T1"> </text:span><text:span text:style-name="T2">quietly.</text:span></text:p>
      <text:p text:style-name="P1"><text:span text:style-name="T1">“</text:span><text:span text:style-name="T2">Now</text:span><text:span text:style-name="T1"> </text:span><text:span text:style-name="T2">that</text:span><text:span text:style-name="T1">’</text:span><text:span text:style-name="T2">s</text:span><text:span text:style-name="T1"> </text:span><text:span text:style-name="T2">a</text:span><text:span text:style-name="T1"> </text:span><text:span text:style-name="T2">gentleman,</text:span><text:span text:style-name="T1"> </text:span><text:span text:style-name="T2">Mr.</text:span><text:span text:style-name="T1"> </text:span><text:span text:style-name="T2">Abbermouth.</text:span><text:span text:style-name="T1"> </text:span><text:span text:style-name="T2">How</text:span><text:span text:style-name="T1"> </text:span><text:span text:style-name="T2">about</text:span><text:span text:style-name="T1"> </text:span><text:span text:style-name="T2">you?</text:span><text:span text:style-name="T1">” </text:span><text:span text:style-name="T2">asked</text:span><text:span text:style-name="T1"> </text:span><text:span text:style-name="T2">Lernea</text:span><text:span text:style-name="T1"> </text:span><text:span text:style-name="T2">and</text:span><text:span text:style-name="T1"> </text:span><text:span text:style-name="T2">Parcifal</text:span><text:span text:style-name="T1"> </text:span><text:span text:style-name="T2">added</text:span><text:span text:style-name="T1"> </text:span><text:span text:style-name="T2">after</text:span><text:span text:style-name="T1"> </text:span><text:span text:style-name="T2">wiping</text:span><text:span text:style-name="T1"> </text:span><text:span text:style-name="T2">some</text:span><text:span text:style-name="T1"> </text:span><text:span text:style-name="T2">foam</text:span><text:span text:style-name="T1"> </text:span><text:span text:style-name="T2">off</text:span><text:span text:style-name="T1"> </text:span><text:span text:style-name="T2">her</text:span><text:span text:style-name="T1"> </text:span><text:span text:style-name="T2">mouth</text:span><text:span text:style-name="T1"> </text:span><text:span text:style-name="T2">and</text:span><text:span text:style-name="T1"> </text:span><text:span text:style-name="T2">settling</text:span><text:span text:style-name="T1"> </text:span><text:span text:style-name="T2">her</text:span><text:span text:style-name="T1"> </text:span><text:span text:style-name="T2">keg</text:span><text:span text:style-name="T1"> </text:span><text:span text:style-name="T2">hard</text:span><text:span text:style-name="T1"> </text:span><text:span text:style-name="T2">down</text:span><text:span text:style-name="T1"> </text:span><text:span text:style-name="T2">on</text:span><text:span text:style-name="T1"> </text:span><text:span text:style-name="T2">the</text:span><text:span text:style-name="T1"> </text:span><text:span text:style-name="T2">table</text:span><text:span text:style-name="T1"> </text:span><text:span text:style-name="T2">with</text:span><text:span text:style-name="T1"> </text:span><text:span text:style-name="T2">a</text:span><text:span text:style-name="T1"> </text:span><text:span text:style-name="T2">thud</text:span><text:span text:style-name="T1"> </text:span><text:span text:style-name="T2">and</text:span><text:span text:style-name="T1"> </text:span><text:span text:style-name="T2">a</text:span><text:span text:style-name="T1"> </text:span><text:span text:style-name="T2">spill.</text:span></text:p>
      <text:p text:style-name="P1"><text:span text:style-name="T1">“</text:span><text:span text:style-name="T2">Yeah,</text:span><text:span text:style-name="T1"> </text:span><text:span text:style-name="T2">where</text:span><text:span text:style-name="T1">’</text:span><text:span text:style-name="T2">s</text:span><text:span text:style-name="T1"> </text:span><text:span text:style-name="T2">our</text:span><text:span text:style-name="T1"> </text:span><text:span text:style-name="T2">money</text:span><text:span text:style-name="T1"> </text:span><text:span text:style-name="T2">runt?</text:span><text:span text:style-name="T1">”</text:span></text:p>
      <text:p text:style-name="P1"><text:span text:style-name="T1">“</text:span><text:span text:style-name="T2">In</text:span><text:span text:style-name="T1"> </text:span><text:span text:style-name="T2">all</text:span><text:span text:style-name="T1"> </text:span><text:span text:style-name="T2">those</text:span><text:span text:style-name="T1"> </text:span><text:span text:style-name="T2">pots</text:span><text:span text:style-name="T1"> </text:span><text:span text:style-name="T2">of</text:span><text:span text:style-name="T1"> </text:span><text:span text:style-name="T2">jambalaya,</text:span><text:span text:style-name="T1"> </text:span><text:span text:style-name="T2">I</text:span><text:span text:style-name="T1">’</text:span><text:span text:style-name="T2">m</text:span><text:span text:style-name="T1"> </text:span><text:span text:style-name="T2">afraid.</text:span><text:span text:style-name="T1"> </text:span><text:span text:style-name="T2">The</text:span><text:span text:style-name="T1"> </text:span><text:span text:style-name="T2">Rule,</text:span><text:span text:style-name="T1"> </text:span><text:span text:style-name="T2">you</text:span><text:span text:style-name="T1"> </text:span><text:span text:style-name="T2">see.</text:span><text:span text:style-name="T1">”</text:span></text:p>
      <text:p text:style-name="P1"><text:span text:style-name="T1">“</text:span><text:span text:style-name="T2">What</text:span><text:span text:style-name="T1"> </text:span><text:span text:style-name="T2">bloody</text:span><text:span text:style-name="T1"> </text:span><text:span text:style-name="T2">rule</text:span><text:span text:style-name="T1"> </text:span><text:span text:style-name="T2">says</text:span><text:span text:style-name="T1"> </text:span><text:span text:style-name="T2">you</text:span><text:span text:style-name="T1"> </text:span><text:span text:style-name="T2">go</text:span><text:span text:style-name="T1"> </text:span><text:span text:style-name="T2">off</text:span><text:span text:style-name="T1"> </text:span><text:span text:style-name="T2">with</text:span><text:span text:style-name="T1"> </text:span><text:span text:style-name="T2">our</text:span><text:span text:style-name="T1"> </text:span><text:span text:style-name="T2">money</text:span><text:span text:style-name="T1"> </text:span><text:span text:style-name="T2">and</text:span><text:span text:style-name="T1"> </text:span><text:span text:style-name="T2">then</text:span><text:span text:style-name="T1"> </text:span><text:span text:style-name="T2">spend</text:span><text:span text:style-name="T1"> </text:span><text:span text:style-name="T2">it</text:span><text:span text:style-name="T1"> </text:span><text:span text:style-name="T2">on</text:span><text:span text:style-name="T1"> </text:span><text:span text:style-name="T2">buying</text:span><text:span text:style-name="T1"> </text:span><text:span text:style-name="T2">dinner</text:span><text:span text:style-name="T1"> </text:span><text:span text:style-name="T2">to</text:span><text:span text:style-name="T1"> </text:span><text:span text:style-name="T2">a</text:span><text:span text:style-name="T1"> </text:span><text:span text:style-name="T2">drunken</text:span><text:span text:style-name="T1"> </text:span><text:span text:style-name="T2">sailor?</text:span><text:span text:style-name="T1">” </text:span><text:span text:style-name="T2">asked</text:span><text:span text:style-name="T1"> </text:span><text:span text:style-name="T2">Parcifal</text:span><text:span text:style-name="T1"> </text:span><text:span text:style-name="T2">with</text:span><text:span text:style-name="T1"> </text:span><text:span text:style-name="T2">mounting</text:span><text:span text:style-name="T1"> </text:span><text:span text:style-name="T2">anger,</text:span><text:span text:style-name="T1"> </text:span><text:span text:style-name="T2">while</text:span><text:span text:style-name="T1"> </text:span><text:span text:style-name="T2">Lernea</text:span><text:span text:style-name="T1"> </text:span><text:span text:style-name="T2">tugged</text:span><text:span text:style-name="T1"> </text:span><text:span text:style-name="T2">at</text:span><text:span text:style-name="T1"> </text:span><text:span text:style-name="T2">her</text:span><text:span text:style-name="T1"> </text:span><text:span text:style-name="T2">sleeve,</text:span><text:span text:style-name="T1"> </text:span><text:span text:style-name="T2">pointing</text:span><text:span text:style-name="T1"> </text:span><text:span text:style-name="T2">to</text:span><text:span text:style-name="T1"> </text:span><text:span text:style-name="T2">a</text:span><text:span text:style-name="T1"> </text:span><text:span text:style-name="T2">tiny</text:span><text:span text:style-name="T1"> </text:span><text:span text:style-name="T2">wooden</text:span><text:span text:style-name="T1"> </text:span><text:span text:style-name="T2">plaque</text:span><text:span text:style-name="T1"> </text:span><text:span text:style-name="T2">on</text:span><text:span text:style-name="T1"> </text:span><text:span text:style-name="T2">the</text:span><text:span text:style-name="T1"> </text:span><text:span text:style-name="T2">wall</text:span><text:span text:style-name="T1"> </text:span><text:span text:style-name="T2">right</text:span><text:span text:style-name="T1"> </text:span><text:span text:style-name="T2">behind</text:span><text:span text:style-name="T1"> </text:span><text:span text:style-name="T2">her,</text:span><text:span text:style-name="T1"> </text:span><text:span text:style-name="T2">next</text:span><text:span text:style-name="T1"> </text:span><text:span text:style-name="T2">to</text:span><text:span text:style-name="T1"> </text:span><text:span text:style-name="T2">a</text:span><text:span text:style-name="T1"> </text:span><text:span text:style-name="T2">broken</text:span><text:span text:style-name="T1"> </text:span><text:span text:style-name="T2">light</text:span><text:span text:style-name="T1"> </text:span><text:span text:style-name="T2">lamp.</text:span></text:p>
      <text:p text:style-name="P1"><text:span text:style-name="T1">“‘ </text:span><text:span text:style-name="T2">The</text:span><text:span text:style-name="T1"> </text:span><text:span text:style-name="T2">Rule</text:span><text:span text:style-name="T1"> </text:span><text:span text:style-name="T2">-</text:span><text:span text:style-name="T1"> </text:span><text:span text:style-name="T2">First</text:span><text:span text:style-name="T1"> </text:span><text:span text:style-name="T2">to</text:span><text:span text:style-name="T1"> </text:span><text:span text:style-name="T2">draw</text:span><text:span text:style-name="T1"> </text:span><text:span text:style-name="T2">a</text:span><text:span text:style-name="T1"> </text:span><text:span text:style-name="T2">weapon,</text:span><text:span text:style-name="T1"> </text:span><text:span text:style-name="T2">first</text:span><text:span text:style-name="T1"> </text:span><text:span text:style-name="T2">to</text:span><text:span text:style-name="T1"> </text:span><text:span text:style-name="T2">buy</text:span><text:span text:style-name="T1"> </text:span><text:span text:style-name="T2">everyone</text:span><text:span text:style-name="T1"> </text:span><text:span text:style-name="T2">a</text:span><text:span text:style-name="T1"> </text:span><text:span text:style-name="T2">meal</text:span><text:span text:style-name="T1"> </text:span><text:span text:style-name="T2">or</text:span><text:span text:style-name="T1"> </text:span><text:span text:style-name="T2">face</text:span><text:span text:style-name="T1"> </text:span><text:span text:style-name="T2">their</text:span><text:span text:style-name="T1"> </text:span><text:span text:style-name="T2">wrath.</text:span><text:span text:style-name="T1">’ </text:span><text:span text:style-name="T2">Pretty</text:span><text:span text:style-name="T1"> </text:span><text:span text:style-name="T2">obvious</text:span><text:span text:style-name="T1"> </text:span><text:span text:style-name="T2">place</text:span><text:span text:style-name="T1"> </text:span><text:span text:style-name="T2">to</text:span><text:span text:style-name="T1"> </text:span><text:span text:style-name="T2">put</text:span><text:span text:style-name="T1"> </text:span><text:span text:style-name="T2">up</text:span><text:span text:style-name="T1"> </text:span><text:span text:style-name="T2">a</text:span><text:span text:style-name="T1"> </text:span><text:span text:style-name="T2">sign</text:span><text:span text:style-name="T1"> </text:span><text:span text:style-name="T2">with</text:span><text:span text:style-name="T1"> </text:span><text:span text:style-name="T2">a</text:span><text:span text:style-name="T1"> </text:span><text:span text:style-name="T2">pretty</text:span><text:span text:style-name="T1"> </text:span><text:span text:style-name="T2">arbitrary</text:span><text:span text:style-name="T1"> </text:span><text:span text:style-name="T2">rule,</text:span><text:span text:style-name="T1"> </text:span><text:span text:style-name="T2">I</text:span><text:span text:style-name="T1"> </text:span><text:span text:style-name="T2">might</text:span><text:span text:style-name="T1"> </text:span><text:span text:style-name="T2">add,</text:span><text:span text:style-name="T1">” </text:span><text:span text:style-name="T2">said</text:span><text:span text:style-name="T1"> </text:span><text:span text:style-name="T2">Lernea</text:span><text:span text:style-name="T1"> </text:span><text:span text:style-name="T2">and</text:span><text:span text:style-name="T1"> </text:span><text:span text:style-name="T2">puckered</text:span><text:span text:style-name="T1"> </text:span><text:span text:style-name="T2">her</text:span><text:span text:style-name="T1"> </text:span><text:span text:style-name="T2">lips</text:span><text:span text:style-name="T1"> </text:span><text:span text:style-name="T2">in</text:span><text:span text:style-name="T1"> </text:span><text:span text:style-name="T2">a</text:span><text:span text:style-name="T1"> </text:span><text:span text:style-name="T2">very</text:span><text:span text:style-name="T1"> </text:span><text:span text:style-name="T2">unladylike</text:span><text:span text:style-name="T1"> </text:span><text:span text:style-name="T2">manner.</text:span><text:span text:style-name="T1"> </text:span><text:span text:style-name="T2">Parcifal</text:span><text:span text:style-name="T1"> </text:span><text:span text:style-name="T2">added</text:span><text:span text:style-name="T1"> </text:span><text:span text:style-name="T2">after</text:span><text:span text:style-name="T1"> </text:span><text:span text:style-name="T2">another</text:span><text:span text:style-name="T1"> </text:span><text:span text:style-name="T2">swig</text:span><text:span text:style-name="T1"> </text:span><text:span text:style-name="T2">of</text:span><text:span text:style-name="T1"> </text:span><text:span text:style-name="T2">ale:</text:span></text:p>
      <text:p text:style-name="P1"><text:span text:style-name="T1">“</text:span><text:span text:style-name="T2">You</text:span><text:span text:style-name="T1"> </text:span><text:span text:style-name="T2">knew</text:span><text:span text:style-name="T1"> </text:span><text:span text:style-name="T2">that,</text:span><text:span text:style-name="T1"> </text:span><text:span text:style-name="T2">didn</text:span><text:span text:style-name="T1">’</text:span><text:span text:style-name="T2">t</text:span><text:span text:style-name="T1"> </text:span><text:span text:style-name="T2">you?</text:span><text:span text:style-name="T1"> </text:span><text:span text:style-name="T2">You</text:span><text:span text:style-name="T1"> </text:span><text:span text:style-name="T2">saw</text:span><text:span text:style-name="T1"> </text:span><text:span text:style-name="T2">us</text:span><text:span text:style-name="T1"> </text:span><text:span text:style-name="T2">get</text:span><text:span text:style-name="T1"> </text:span><text:span text:style-name="T2">off</text:span><text:span text:style-name="T1"> </text:span><text:span text:style-name="T2">the</text:span><text:span text:style-name="T1"> </text:span><text:span text:style-name="T2">boat,</text:span><text:span text:style-name="T1"> </text:span><text:span text:style-name="T2">saw</text:span><text:span text:style-name="T1"> </text:span><text:span text:style-name="T2">we</text:span><text:span text:style-name="T1"> </text:span><text:span text:style-name="T2">smelled</text:span><text:span text:style-name="T1"> </text:span><text:span text:style-name="T2">money</text:span><text:span text:style-name="T1"> </text:span><text:span text:style-name="T2">and</text:span><text:span text:style-name="T1"> </text:span><text:span text:style-name="T2">went</text:span><text:span text:style-name="T1"> </text:span><text:span text:style-name="T2">for</text:span><text:span text:style-name="T1"> </text:span><text:span text:style-name="T2">our</text:span><text:span text:style-name="T1"> </text:span><text:span text:style-name="T2">coin.</text:span><text:span text:style-name="T1"> </text:span><text:span text:style-name="T2">Then</text:span><text:span text:style-name="T1"> </text:span><text:span text:style-name="T2">you</text:span><text:span text:style-name="T1"> </text:span><text:span text:style-name="T2">slicked</text:span><text:span text:style-name="T1"> </text:span><text:span text:style-name="T2">your</text:span><text:span text:style-name="T1"> </text:span><text:span text:style-name="T2">way</text:span><text:span text:style-name="T1"> </text:span><text:span text:style-name="T2">out</text:span><text:span text:style-name="T1"> </text:span><text:span text:style-name="T2">with</text:span><text:span text:style-name="T1"> </text:span><text:span text:style-name="T2">our</text:span><text:span text:style-name="T1"> </text:span><text:span text:style-name="T2">money</text:span><text:span text:style-name="T1"> </text:span><text:span text:style-name="T2">and</text:span><text:span text:style-name="T1"> </text:span><text:span text:style-name="T2">then</text:span><text:span text:style-name="T1"> </text:span><text:span text:style-name="T2">came</text:span><text:span text:style-name="T1"> </text:span><text:span text:style-name="T2">running</text:span><text:span text:style-name="T1"> </text:span><text:span text:style-name="T2">down</text:span><text:span text:style-name="T1"> </text:span><text:span text:style-name="T2">here,</text:span><text:span text:style-name="T1"> </text:span><text:span text:style-name="T2">knowing</text:span><text:span text:style-name="T1"> </text:span><text:span text:style-name="T2">we</text:span><text:span text:style-name="T1">’</text:span><text:span text:style-name="T2">d</text:span><text:span text:style-name="T1"> </text:span><text:span text:style-name="T2">be</text:span><text:span text:style-name="T1"> </text:span><text:span text:style-name="T2">in</text:span><text:span text:style-name="T1"> </text:span><text:span text:style-name="T2">a</text:span><text:span text:style-name="T1"> </text:span><text:span text:style-name="T2">fix</text:span><text:span text:style-name="T1"> </text:span><text:span text:style-name="T2">when</text:span><text:span text:style-name="T1"> </text:span><text:span text:style-name="T2">we</text:span><text:span text:style-name="T1"> </text:span><text:span text:style-name="T2">eventually</text:span><text:span text:style-name="T1"> </text:span><text:span text:style-name="T2">drew</text:span><text:span text:style-name="T1"> </text:span><text:span text:style-name="T2">a</text:span><text:span text:style-name="T1"> </text:span><text:span text:style-name="T2">sword.</text:span><text:span text:style-name="T1">”</text:span></text:p>
      <text:p text:style-name="P2">Winceham<text:span text:style-name="T3"> </text:span>nodded<text:span text:style-name="T3"> </text:span>along,<text:span text:style-name="T3"> </text:span>sipping<text:span text:style-name="T3"> </text:span>at<text:span text:style-name="T3"> </text:span>his<text:span text:style-name="T3"> </text:span>beer<text:span text:style-name="T3"> </text:span>and<text:span text:style-name="T3"> </text:span>seemingly<text:span text:style-name="T3"> </text:span>savouring<text:span text:style-name="T3"> </text:span>every<text:span text:style-name="T3"> </text:span>drop.</text:p>
      <text:p text:style-name="P1"><text:span text:style-name="T1">“</text:span><text:span text:style-name="T2">Then</text:span><text:span text:style-name="T1"> </text:span><text:span text:style-name="T2">why</text:span><text:span text:style-name="T1"> </text:span><text:span text:style-name="T2">not</text:span><text:span text:style-name="T1"> </text:span><text:span text:style-name="T2">let</text:span><text:span text:style-name="T1"> </text:span><text:span text:style-name="T2">us</text:span><text:span text:style-name="T1"> </text:span><text:span text:style-name="T2">face</text:span><text:span text:style-name="T1"> </text:span><text:span text:style-name="T2">everyone</text:span><text:span text:style-name="T1">’</text:span><text:span text:style-name="T2">s</text:span><text:span text:style-name="T1"> </text:span><text:span text:style-name="T2">wrath</text:span><text:span text:style-name="T1"> </text:span><text:span text:style-name="T2">and</text:span><text:span text:style-name="T1"> </text:span><text:span text:style-name="T2">make</text:span><text:span text:style-name="T1"> </text:span><text:span text:style-name="T2">your</text:span><text:span text:style-name="T1"> </text:span><text:span text:style-name="T2">way</text:span><text:span text:style-name="T1"> </text:span><text:span text:style-name="T2">out</text:span><text:span text:style-name="T1"> </text:span><text:span text:style-name="T2">with</text:span><text:span text:style-name="T1"> </text:span><text:span text:style-name="T2">the</text:span><text:span text:style-name="T1"> </text:span><text:span text:style-name="T2">money?</text:span><text:span text:style-name="T1">”</text:span></text:p>
      <text:p text:style-name="P1"><text:span text:style-name="T1">“</text:span><text:span text:style-name="T2">Because,</text:span><text:span text:style-name="T1"> </text:span><text:span text:style-name="T2">I</text:span><text:span text:style-name="T1">’</text:span><text:span text:style-name="T2">m</text:span><text:span text:style-name="T1"> </text:span><text:span text:style-name="T2">a</text:span><text:span text:style-name="T1"> </text:span><text:span text:style-name="T2">visionary.</text:span><text:span text:style-name="T1"> </text:span><text:span text:style-name="T2">I</text:span><text:span text:style-name="T1">’</text:span><text:span text:style-name="T2">m</text:span><text:span text:style-name="T1"> </text:span><text:span text:style-name="T2">an</text:span><text:span text:style-name="T1"> </text:span><text:span text:style-name="T2">opportunist</text:span><text:span text:style-name="T1"> </text:span><text:span text:style-name="T2">and</text:span><text:span text:style-name="T1"> </text:span><text:span text:style-name="T2">when</text:span><text:span text:style-name="T1"> </text:span><text:span text:style-name="T2">I</text:span><text:span text:style-name="T1"> </text:span><text:span text:style-name="T2">see</text:span><text:span text:style-name="T1"> </text:span><text:span text:style-name="T2">an</text:span><text:span text:style-name="T1"> </text:span><text:span text:style-name="T2">opportunity</text:span><text:span text:style-name="T1"> </text:span><text:span text:style-name="T2">I</text:span><text:span text:style-name="T1"> </text:span><text:span text:style-name="T2">grab</text:span><text:span text:style-name="T1"> </text:span><text:span text:style-name="T2">it</text:span><text:span text:style-name="T1"> </text:span><text:span text:style-name="T2">by</text:span><text:span text:style-name="T1"> </text:span><text:span text:style-name="T2">the</text:span><text:span text:style-name="T1"> </text:span><text:span text:style-name="T2">horns.</text:span><text:span text:style-name="T1">”</text:span></text:p>
      <text:p text:style-name="P1"><text:span text:style-name="T1">“</text:span><text:span text:style-name="T2">You</text:span><text:span text:style-name="T1"> </text:span><text:span text:style-name="T2">mean</text:span><text:span text:style-name="T1"> </text:span><text:span text:style-name="T2">you</text:span><text:span text:style-name="T1">’</text:span><text:span text:style-name="T2">re</text:span><text:span text:style-name="T1"> </text:span><text:span text:style-name="T2">a</text:span><text:span text:style-name="T1"> </text:span><text:span text:style-name="T2">thief.</text:span><text:span text:style-name="T1">”</text:span></text:p>
      <text:p text:style-name="P1"><text:span text:style-name="T1">“</text:span><text:span text:style-name="T2">A</text:span><text:span text:style-name="T1"> </text:span><text:span text:style-name="T2">thief..</text:span><text:span text:style-name="T1"> </text:span><text:span text:style-name="T2">What</text:span><text:span text:style-name="T1"> </text:span><text:span text:style-name="T2">exactly</text:span><text:span text:style-name="T1"> </text:span><text:span text:style-name="T2">constitutes</text:span><text:span text:style-name="T1"> </text:span><text:span text:style-name="T2">a</text:span><text:span text:style-name="T1"> </text:span><text:span text:style-name="T2">thief,</text:span><text:span text:style-name="T1"> </text:span><text:span text:style-name="T2">tell</text:span><text:span text:style-name="T1"> </text:span><text:span text:style-name="T2">me,</text:span><text:span text:style-name="T1"> </text:span><text:span text:style-name="T2">dear</text:span><text:span text:style-name="T1"> </text:span><text:span text:style-name="T2">Parcifal?</text:span><text:span text:style-name="T1">”</text:span></text:p>
      <text:p text:style-name="P1"><text:span text:style-name="T1">“</text:span><text:span text:style-name="T2">How</text:span><text:span text:style-name="T1"> </text:span><text:span text:style-name="T2">do</text:span><text:span text:style-name="T1"> </text:span><text:span text:style-name="T2">you</text:span><text:span text:style-name="T1"> </text:span><text:span text:style-name="T2">know</text:span><text:span text:style-name="T1"> </text:span><text:span text:style-name="T2">which</text:span><text:span text:style-name="T1"> </text:span><text:span text:style-name="T2">one</text:span><text:span text:style-name="T1">’</text:span><text:span text:style-name="T2">s</text:span><text:span text:style-name="T1"> </text:span><text:span text:style-name="T2">which?</text:span><text:span text:style-name="T1">”</text:span></text:p>
      <text:p text:style-name="P1"><text:span text:style-name="T1">“</text:span><text:span text:style-name="T2">Oh,</text:span><text:span text:style-name="T1"> </text:span><text:span text:style-name="T2">that</text:span><text:span text:style-name="T1">’</text:span><text:span text:style-name="T2">s</text:span><text:span text:style-name="T1"> </text:span><text:span text:style-name="T2">easy.</text:span><text:span text:style-name="T1"> </text:span><text:span text:style-name="T2">Queen</text:span><text:span text:style-name="T1"> </text:span><text:span text:style-name="T2">Lernea</text:span><text:span text:style-name="T1"> </text:span><text:span text:style-name="T2">is</text:span><text:span text:style-name="T1"> </text:span><text:span text:style-name="T2">still</text:span><text:span text:style-name="T1"> </text:span><text:span text:style-name="T2">wearing</text:span><text:span text:style-name="T1"> </text:span><text:span text:style-name="T2">her</text:span><text:span text:style-name="T1"> </text:span><text:span text:style-name="T2">marital</text:span><text:span text:style-name="T1"> </text:span><text:span text:style-name="T2">ring,</text:span><text:span text:style-name="T1">” </text:span><text:span text:style-name="T2">said</text:span><text:span text:style-name="T1"> </text:span><text:span text:style-name="T2">Winceham</text:span><text:span text:style-name="T1"> </text:span><text:span text:style-name="T2">and</text:span><text:span text:style-name="T1"> </text:span><text:span text:style-name="T2">pointed</text:span><text:span text:style-name="T1"> </text:span><text:span text:style-name="T2">to</text:span><text:span text:style-name="T1"> </text:span><text:span text:style-name="T2">Lernea</text:span><text:span text:style-name="T1">’</text:span><text:span text:style-name="T2">s</text:span><text:span text:style-name="T1"> </text:span><text:span text:style-name="T2">finger.</text:span></text:p>
      <text:p text:style-name="P1"><text:soft-page-break/><text:span text:style-name="T1">“</text:span><text:span text:style-name="T2">News</text:span><text:span text:style-name="T1"> </text:span><text:span text:style-name="T2">travels</text:span><text:span text:style-name="T1"> </text:span><text:span text:style-name="T2">fast,</text:span><text:span text:style-name="T1">” </text:span><text:span text:style-name="T2">said</text:span><text:span text:style-name="T1"> </text:span><text:span text:style-name="T2">Lernea</text:span><text:span text:style-name="T1"> </text:span><text:span text:style-name="T2">with</text:span><text:span text:style-name="T1"> </text:span><text:span text:style-name="T2">an</text:span><text:span text:style-name="T1"> </text:span><text:span text:style-name="T2">awkward</text:span><text:span text:style-name="T1"> </text:span><text:span text:style-name="T2">look</text:span><text:span text:style-name="T1"> </text:span><text:span text:style-name="T2">on</text:span><text:span text:style-name="T1"> </text:span><text:span text:style-name="T2">her</text:span><text:span text:style-name="T1"> </text:span><text:span text:style-name="T2">face</text:span><text:span text:style-name="T1"> </text:span><text:span text:style-name="T2">and</text:span><text:span text:style-name="T1"> </text:span><text:span text:style-name="T2">added:</text:span><text:span text:style-name="T1"> “</text:span><text:span text:style-name="T2">So</text:span><text:span text:style-name="T1"> </text:span><text:span text:style-name="T2">you</text:span><text:span text:style-name="T1">’</text:span><text:span text:style-name="T2">ve</text:span><text:span text:style-name="T1"> </text:span><text:span text:style-name="T2">heard</text:span><text:span text:style-name="T1"> </text:span><text:span text:style-name="T2">about</text:span><text:span text:style-name="T1"> </text:span><text:span text:style-name="T2">we</text:span><text:span text:style-name="T1">’</text:span><text:span text:style-name="T2">re</text:span><text:span text:style-name="T1"> </text:span><text:span text:style-name="T2">not</text:span><text:span text:style-name="T1"> </text:span><text:span text:style-name="T2">the</text:span><text:span text:style-name="T1"> </text:span><text:span text:style-name="T2">reigning</text:span><text:span text:style-name="T1"> </text:span><text:span text:style-name="T2">Nomos</text:span><text:span text:style-name="T1"> </text:span><text:span text:style-name="T2">family</text:span><text:span text:style-name="T1"> </text:span><text:span text:style-name="T2">anymore?</text:span><text:span text:style-name="T1">”</text:span></text:p>
      <text:p text:style-name="P1"><text:span text:style-name="T1">“</text:span><text:span text:style-name="T2">Oh,</text:span><text:span text:style-name="T1"> </text:span><text:span text:style-name="T2">I</text:span><text:span text:style-name="T1"> </text:span><text:span text:style-name="T2">see.</text:span><text:span text:style-name="T1"> </text:span><text:span text:style-name="T2">Well,</text:span><text:span text:style-name="T1"> </text:span><text:span text:style-name="T2">it</text:span><text:span text:style-name="T1">’</text:span><text:span text:style-name="T2">s</text:span><text:span text:style-name="T1"> </text:span><text:span text:style-name="T2">been</text:span><text:span text:style-name="T1"> </text:span><text:span text:style-name="T2">a</text:span><text:span text:style-name="T1"> </text:span><text:span text:style-name="T2">pleasure.</text:span><text:span text:style-name="T1"> </text:span><text:span text:style-name="T2">Miladies,</text:span><text:span text:style-name="T1">” </text:span><text:span text:style-name="T2">said</text:span><text:span text:style-name="T1"> </text:span><text:span text:style-name="T2">Winceham</text:span><text:span text:style-name="T1"> </text:span><text:span text:style-name="T2">and</text:span><text:span text:style-name="T1"> </text:span><text:span text:style-name="T2">tried</text:span><text:span text:style-name="T1"> </text:span><text:span text:style-name="T2">to</text:span><text:span text:style-name="T1"> </text:span><text:span text:style-name="T2">get</text:span><text:span text:style-name="T1"> </text:span><text:span text:style-name="T2">up</text:span><text:span text:style-name="T1"> </text:span><text:span text:style-name="T2">and</text:span><text:span text:style-name="T1"> </text:span><text:span text:style-name="T2">vanish</text:span><text:span text:style-name="T1"> </text:span><text:span text:style-name="T2">expertly.</text:span><text:span text:style-name="T1"> </text:span><text:span text:style-name="T2">Lernea</text:span><text:span text:style-name="T1">’</text:span><text:span text:style-name="T2">s</text:span><text:span text:style-name="T1"> </text:span><text:span text:style-name="T2">hand</text:span><text:span text:style-name="T1"> </text:span><text:span text:style-name="T2">though</text:span><text:span text:style-name="T1"> </text:span><text:span text:style-name="T2">was</text:span><text:span text:style-name="T1"> </text:span><text:span text:style-name="T2">already</text:span><text:span text:style-name="T1"> </text:span><text:span text:style-name="T2">at</text:span><text:span text:style-name="T1"> </text:span><text:span text:style-name="T2">the</text:span><text:span text:style-name="T1"> </text:span><text:span text:style-name="T2">scruff</text:span><text:span text:style-name="T1"> </text:span><text:span text:style-name="T2">of</text:span><text:span text:style-name="T1"> </text:span><text:span text:style-name="T2">his</text:span><text:span text:style-name="T1"> </text:span><text:span text:style-name="T2">neck</text:span><text:span text:style-name="T1"> </text:span><text:span text:style-name="T2">and</text:span><text:span text:style-name="T1"> </text:span><text:span text:style-name="T2">wouldn</text:span><text:span text:style-name="T1">’</text:span><text:span text:style-name="T2">t</text:span><text:span text:style-name="T1"> </text:span><text:span text:style-name="T2">let</text:span><text:span text:style-name="T1"> </text:span><text:span text:style-name="T2">go.</text:span></text:p>
      <text:p text:style-name="P1"><text:span text:style-name="T1">“</text:span><text:span text:style-name="T2">Sit</text:span><text:span text:style-name="T1"> </text:span><text:span text:style-name="T2">down,</text:span><text:span text:style-name="T1"> </text:span><text:span text:style-name="T2">Mr.</text:span><text:span text:style-name="T1"> </text:span><text:span text:style-name="T2">Abbermouth.</text:span><text:span text:style-name="T1"> </text:span><text:span text:style-name="T2">We</text:span><text:span text:style-name="T1"> </text:span><text:span text:style-name="T2">demand</text:span><text:span text:style-name="T1"> </text:span><text:span text:style-name="T2">compensation.</text:span><text:span text:style-name="T1"> </text:span><text:span text:style-name="T2">Financially,</text:span><text:span text:style-name="T1"> </text:span><text:span text:style-name="T2">as</text:span><text:span text:style-name="T1"> </text:span><text:span text:style-name="T2">well</text:span><text:span text:style-name="T1"> </text:span><text:span text:style-name="T2">as</text:span><text:span text:style-name="T1"> </text:span><text:span text:style-name="T2">morally,</text:span><text:span text:style-name="T1">” </text:span><text:span text:style-name="T2">said</text:span><text:span text:style-name="T1"> </text:span><text:span text:style-name="T2">Lernea</text:span><text:span text:style-name="T1"> </text:span><text:span text:style-name="T2">strictly.</text:span></text:p>
      <text:p text:style-name="P1"><text:span text:style-name="T1">“</text:span><text:span text:style-name="T2">Right.</text:span><text:span text:style-name="T1"> </text:span><text:span text:style-name="T2">As</text:span><text:span text:style-name="T1"> </text:span><text:span text:style-name="T2">I</text:span><text:span text:style-name="T1"> </text:span><text:span text:style-name="T2">said,</text:span><text:span text:style-name="T1"> </text:span><text:span text:style-name="T2">the</text:span><text:span text:style-name="T1"> </text:span><text:span text:style-name="T2">money</text:span><text:span text:style-name="T1">’</text:span><text:span text:style-name="T2">s</text:span><text:span text:style-name="T1"> </text:span><text:span text:style-name="T2">turned</text:span><text:span text:style-name="T1"> </text:span><text:span text:style-name="T2">into</text:span><text:span text:style-name="T1"> </text:span><text:span text:style-name="T2">jambalaya</text:span><text:span text:style-name="T1"> </text:span><text:span text:style-name="T2">for</text:span><text:span text:style-name="T1"> </text:span><text:span text:style-name="T2">everyone.</text:span><text:span text:style-name="T1">”</text:span></text:p>
      <text:p text:style-name="P1"><text:span text:style-name="T1">“</text:span><text:span text:style-name="T2">A</text:span><text:span text:style-name="T1"> </text:span><text:span text:style-name="T2">coin-purse</text:span><text:span text:style-name="T1"> </text:span><text:span text:style-name="T2">full</text:span><text:span text:style-name="T1"> </text:span><text:span text:style-name="T2">of</text:span><text:span text:style-name="T1"> </text:span><text:span text:style-name="T2">gold?</text:span><text:span text:style-name="T1"> </text:span><text:span text:style-name="T2">That</text:span><text:span text:style-name="T1"> </text:span><text:span text:style-name="T2">should</text:span><text:span text:style-name="T1"> </text:span><text:span text:style-name="T2">be</text:span><text:span text:style-name="T1"> </text:span><text:span text:style-name="T2">enough</text:span><text:span text:style-name="T1"> </text:span><text:span text:style-name="T2">to</text:span><text:span text:style-name="T1"> </text:span><text:span text:style-name="T2">buy</text:span><text:span text:style-name="T1"> </text:span><text:span text:style-name="T2">this</text:span><text:span text:style-name="T1"> </text:span><text:span text:style-name="T2">place!</text:span><text:span text:style-name="T1">” </text:span><text:span text:style-name="T2">exclaimed</text:span><text:span text:style-name="T1"> </text:span><text:span text:style-name="T2">Parcifal</text:span><text:span text:style-name="T1"> </text:span><text:span text:style-name="T2">with</text:span><text:span text:style-name="T1"> </text:span><text:span text:style-name="T2">disbelief.</text:span></text:p>
      <text:p text:style-name="P1"><text:span text:style-name="T1">“</text:span><text:span text:style-name="T2">That</text:span><text:span text:style-name="T1"> </text:span><text:span text:style-name="T2">was</text:span><text:span text:style-name="T1"> </text:span><text:span text:style-name="T2">gold?</text:span><text:span text:style-name="T1"> </text:span><text:span text:style-name="T2">I</text:span><text:span text:style-name="T1"> </text:span><text:span text:style-name="T2">thought</text:span><text:span text:style-name="T1"> </text:span><text:span text:style-name="T2">I</text:span><text:span text:style-name="T1">’</text:span><text:span text:style-name="T2">d</text:span><text:span text:style-name="T1"> </text:span><text:span text:style-name="T2">seen</text:span><text:span text:style-name="T1"> </text:span><text:span text:style-name="T2">that</text:span><text:span text:style-name="T1"> </text:span><text:span text:style-name="T2">kind</text:span><text:span text:style-name="T1"> </text:span><text:span text:style-name="T2">of</text:span><text:span text:style-name="T1"> </text:span><text:span text:style-name="T2">colour</text:span><text:span text:style-name="T1"> </text:span><text:span text:style-name="T2">before,</text:span><text:span text:style-name="T1"> </text:span><text:span text:style-name="T2">but</text:span><text:span text:style-name="T1"> </text:span><text:span text:style-name="T2">I</text:span><text:span text:style-name="T1"> </text:span><text:span text:style-name="T2">wasn</text:span><text:span text:style-name="T1">’</text:span><text:span text:style-name="T2">t</text:span><text:span text:style-name="T1"> </text:span><text:span text:style-name="T2">sure,</text:span><text:span text:style-name="T1">” </text:span><text:span text:style-name="T2">said</text:span><text:span text:style-name="T1"> </text:span><text:span text:style-name="T2">Winceham,</text:span><text:span text:style-name="T1"> </text:span><text:span text:style-name="T2">feigning</text:span><text:span text:style-name="T1"> </text:span><text:span text:style-name="T2">surprise.</text:span></text:p>
      <text:p text:style-name="P1"><text:span text:style-name="T1">“</text:span><text:span text:style-name="T2">Still</text:span><text:span text:style-name="T1"> </text:span><text:span text:style-name="T2">mocking</text:span><text:span text:style-name="T1"> </text:span><text:span text:style-name="T2">us?</text:span><text:span text:style-name="T1"> </text:span><text:span text:style-name="T2">Listen,</text:span><text:span text:style-name="T1"> </text:span><text:span text:style-name="T2">scum,</text:span><text:span text:style-name="T1"> </text:span><text:span text:style-name="T2">I</text:span><text:span text:style-name="T1"> </text:span><text:span text:style-name="T2">think</text:span><text:span text:style-name="T1"> </text:span><text:span text:style-name="T2">your</text:span><text:span text:style-name="T1"> </text:span><text:span text:style-name="T2">misconceptions</text:span><text:span text:style-name="T1"> </text:span><text:span text:style-name="T2">about</text:span><text:span text:style-name="T1"> </text:span><text:span text:style-name="T2">women</text:span><text:span text:style-name="T1"> </text:span><text:span text:style-name="T2">of</text:span><text:span text:style-name="T1"> </text:span><text:span text:style-name="T2">nobility</text:span><text:span text:style-name="T1"> </text:span><text:span text:style-name="T2">are</text:span><text:span text:style-name="T1"> </text:span><text:span text:style-name="T2">about</text:span><text:span text:style-name="T1"> </text:span><text:span text:style-name="T2">to</text:span><text:span text:style-name="T1"> </text:span><text:span text:style-name="T2">be</text:span><text:span text:style-name="T1"> </text:span><text:span text:style-name="T2">shattered</text:span><text:span text:style-name="T1"> </text:span><text:span text:style-name="T2">in</text:span><text:span text:style-name="T1"> </text:span><text:span text:style-name="T2">a</text:span><text:span text:style-name="T1"> </text:span><text:span text:style-name="T2">very</text:span><text:span text:style-name="T1"> </text:span><text:span text:style-name="T2">painful</text:span><text:span text:style-name="T1"> </text:span><text:span text:style-name="T2">way,</text:span><text:span text:style-name="T1">” </text:span><text:span text:style-name="T2">said</text:span><text:span text:style-name="T1"> </text:span><text:span text:style-name="T2">Parcifal,</text:span><text:span text:style-name="T1"> </text:span><text:span text:style-name="T2">finished</text:span><text:span text:style-name="T1"> </text:span><text:span text:style-name="T2">her</text:span><text:span text:style-name="T1"> </text:span><text:span text:style-name="T2">ale</text:span><text:span text:style-name="T1"> </text:span><text:span text:style-name="T2">and</text:span><text:span text:style-name="T1"> </text:span><text:span text:style-name="T2">brandished</text:span><text:span text:style-name="T1"> </text:span><text:span text:style-name="T2">Encelados</text:span><text:span text:style-name="T1"> </text:span><text:span text:style-name="T2">once</text:span><text:span text:style-name="T1"> </text:span><text:span text:style-name="T2">more.</text:span><text:span text:style-name="T1"> </text:span><text:span text:style-name="T2">Winceham</text:span><text:span text:style-name="T1"> </text:span><text:span text:style-name="T2">smiled</text:span><text:span text:style-name="T1"> </text:span><text:span text:style-name="T2">as</text:span><text:span text:style-name="T1"> </text:span><text:span text:style-name="T2">broadly</text:span><text:span text:style-name="T1"> </text:span><text:span text:style-name="T2">as</text:span><text:span text:style-name="T1"> </text:span><text:span text:style-name="T2">possible</text:span><text:span text:style-name="T1"> </text:span><text:span text:style-name="T2">without</text:span><text:span text:style-name="T1"> </text:span><text:span text:style-name="T2">his</text:span><text:span text:style-name="T1"> </text:span><text:span text:style-name="T2">mouth</text:span><text:span text:style-name="T1"> </text:span><text:span text:style-name="T2">falling</text:span><text:span text:style-name="T1"> </text:span><text:span text:style-name="T2">apart</text:span><text:span text:style-name="T1"> </text:span><text:span text:style-name="T2">and</text:span><text:span text:style-name="T1"> </text:span><text:span text:style-name="T2">tried</text:span><text:span text:style-name="T1"> </text:span><text:span text:style-name="T2">the</text:span><text:span text:style-name="T1"> </text:span><text:span text:style-name="T2">way</text:span><text:span text:style-name="T1"> </text:span><text:span text:style-name="T2">of</text:span><text:span text:style-name="T1"> </text:span><text:span text:style-name="T2">appeasement:</text:span></text:p>
      <text:p text:style-name="P1"><text:span text:style-name="T1">“</text:span><text:span text:style-name="T2">I</text:span><text:span text:style-name="T1"> </text:span><text:span text:style-name="T2">never</text:span><text:span text:style-name="T1"> </text:span><text:span text:style-name="T2">said</text:span><text:span text:style-name="T1"> </text:span><text:span text:style-name="T2">I</text:span><text:span text:style-name="T1"> </text:span><text:span text:style-name="T2">conceived</text:span><text:span text:style-name="T1"> </text:span><text:span text:style-name="T2">ill</text:span><text:span text:style-name="T1"> </text:span><text:span text:style-name="T2">of</text:span><text:span text:style-name="T1"> </text:span><text:span text:style-name="T2">you,</text:span><text:span text:style-name="T1"> </text:span><text:span text:style-name="T2">milady.</text:span><text:span text:style-name="T1"> </text:span><text:span text:style-name="T2">I</text:span><text:span text:style-name="T1"> </text:span><text:span text:style-name="T2">urge</text:span><text:span text:style-name="T1"> </text:span><text:span text:style-name="T2">you</text:span><text:span text:style-name="T1"> </text:span><text:span text:style-name="T2">to</text:span><text:span text:style-name="T1"> </text:span><text:span text:style-name="T2">reconsider,</text:span><text:span text:style-name="T1">”</text:span></text:p>
      <text:p text:style-name="P2">Then<text:span text:style-name="T3"> </text:span>suddenly,<text:span text:style-name="T3"> </text:span>the<text:span text:style-name="T3"> </text:span>door<text:span text:style-name="T3"> </text:span>to<text:span text:style-name="T3"> </text:span>the<text:span text:style-name="T3"> </text:span>Sniggering<text:span text:style-name="T3"> </text:span>Pig<text:span text:style-name="T3"> </text:span>Inn<text:span text:style-name="T3"> </text:span>swung<text:span text:style-name="T3"> </text:span>with<text:span text:style-name="T3"> </text:span>an<text:span text:style-name="T3"> </text:span>eerie<text:span text:style-name="T3"> </text:span>creaking<text:span text:style-name="T3"> </text:span>noise,<text:span text:style-name="T3"> </text:span>unusually<text:span text:style-name="T3"> </text:span>louder<text:span text:style-name="T3"> </text:span>than<text:span text:style-name="T3"> </text:span>the<text:span text:style-name="T3"> </text:span>din<text:span text:style-name="T3"> </text:span>of<text:span text:style-name="T3"> </text:span>the<text:span text:style-name="T3"> </text:span>laughing,<text:span text:style-name="T3"> </text:span>merry<text:span text:style-name="T3"> </text:span>sailors.<text:span text:style-name="T3"> </text:span>A<text:span text:style-name="T3"> </text:span>large<text:span text:style-name="T3"> </text:span>bulky<text:span text:style-name="T3"> </text:span>man<text:span text:style-name="T3"> </text:span>dressed<text:span text:style-name="T3"> </text:span>in<text:span text:style-name="T3"> </text:span>a<text:span text:style-name="T3"> </text:span>scaly<text:span text:style-name="T3"> </text:span>leather<text:span text:style-name="T3"> </text:span>vest,<text:span text:style-name="T3"> </text:span>matching<text:span text:style-name="T3"> </text:span>boots<text:span text:style-name="T3"> </text:span>and<text:span text:style-name="T3"> </text:span>cornered<text:span text:style-name="T3"> </text:span>hat<text:span text:style-name="T3"> </text:span>walked<text:span text:style-name="T3"> </text:span>inside.<text:span text:style-name="T3"> </text:span>He<text:span text:style-name="T3"> </text:span>had<text:span text:style-name="T3"> </text:span>a<text:span text:style-name="T3"> </text:span>heavy-looking,<text:span text:style-name="T3"> </text:span>jagged<text:span text:style-name="T3"> </text:span>cutlass<text:span text:style-name="T3"> </text:span>in<text:span text:style-name="T3"> </text:span>hand<text:span text:style-name="T3"> </text:span>and<text:span text:style-name="T3"> </text:span>a<text:span text:style-name="T3"> </text:span>blind,<text:span text:style-name="T3"> </text:span>glazed<text:span text:style-name="T3"> </text:span>eye.<text:span text:style-name="T3"> </text:span>The<text:span text:style-name="T3"> </text:span>music<text:span text:style-name="T3"> </text:span>stopped<text:span text:style-name="T3"> </text:span>abruptly.</text:p>
      <text:p text:style-name="P1"><text:span text:style-name="T1">“</text:span><text:span text:style-name="T2">Alright,</text:span><text:span text:style-name="T1"> </text:span><text:span text:style-name="T2">you</text:span><text:span text:style-name="T1"> </text:span><text:span text:style-name="T2">scallywags.</text:span><text:span text:style-name="T1"> </text:span><text:span text:style-name="T2">Off</text:span><text:span text:style-name="T1"> </text:span><text:span text:style-name="T2">to</text:span><text:span text:style-name="T1"> </text:span><text:span text:style-name="T2">the</text:span><text:span text:style-name="T1"> </text:span><text:span text:style-name="T2">hammocks!</text:span><text:span text:style-name="T1">” </text:span><text:span text:style-name="T2">he</text:span><text:span text:style-name="T1"> </text:span><text:span text:style-name="T2">yelled</text:span><text:span text:style-name="T1"> </text:span><text:span text:style-name="T2">and</text:span><text:span text:style-name="T1"> </text:span><text:span text:style-name="T2">spat</text:span><text:span text:style-name="T1"> </text:span><text:span text:style-name="T2">a</text:span><text:span text:style-name="T1"> </text:span><text:span text:style-name="T2">vile</text:span><text:span text:style-name="T1"> </text:span><text:span text:style-name="T2">green</text:span><text:span text:style-name="T1"> </text:span><text:span text:style-name="T2">lump</text:span><text:span text:style-name="T1"> </text:span><text:span text:style-name="T2">of</text:span><text:span text:style-name="T1"> </text:span><text:span text:style-name="T2">slime</text:span><text:span text:style-name="T1"> </text:span><text:span text:style-name="T2">on</text:span><text:span text:style-name="T1"> </text:span><text:span text:style-name="T2">the</text:span><text:span text:style-name="T1"> </text:span><text:span text:style-name="T2">floor.</text:span><text:span text:style-name="T1"> </text:span><text:span text:style-name="T2">Beside</text:span><text:span text:style-name="T1"> </text:span><text:span text:style-name="T2">him</text:span><text:span text:style-name="T1"> </text:span><text:span text:style-name="T2">stood</text:span><text:span text:style-name="T1"> </text:span><text:span text:style-name="T2">a</text:span><text:span text:style-name="T1"> </text:span><text:span text:style-name="T2">tall,</text:span><text:span text:style-name="T1"> </text:span><text:span text:style-name="T2">ape-like</text:span><text:span text:style-name="T1"> </text:span><text:span text:style-name="T2">creature</text:span><text:span text:style-name="T1"> </text:span><text:span text:style-name="T2">dressed</text:span><text:span text:style-name="T1"> </text:span><text:span text:style-name="T2">mostly</text:span><text:span text:style-name="T1"> </text:span><text:span text:style-name="T2">in</text:span><text:span text:style-name="T1"> </text:span><text:span text:style-name="T2">rugs</text:span><text:span text:style-name="T1"> </text:span><text:span text:style-name="T2">and</text:span><text:span text:style-name="T1"> </text:span><text:span text:style-name="T2">cloth,</text:span><text:span text:style-name="T1"> </text:span><text:span text:style-name="T2">all</text:span><text:span text:style-name="T1"> </text:span><text:span text:style-name="T2">muscle</text:span><text:span text:style-name="T1"> </text:span><text:span text:style-name="T2">and</text:span><text:span text:style-name="T1"> </text:span><text:span text:style-name="T2">hair.</text:span><text:span text:style-name="T1"> </text:span><text:span text:style-name="T2">It</text:span><text:span text:style-name="T1"> </text:span><text:span text:style-name="T2">carried</text:span><text:span text:style-name="T1"> </text:span><text:span text:style-name="T2">a</text:span><text:span text:style-name="T1"> </text:span><text:span text:style-name="T2">blunderbuss</text:span><text:span text:style-name="T1"> </text:span><text:span text:style-name="T2">as</text:span><text:span text:style-name="T1"> </text:span><text:span text:style-name="T2">tall</text:span><text:span text:style-name="T1"> </text:span><text:span text:style-name="T2">as</text:span><text:span text:style-name="T1"> </text:span><text:span text:style-name="T2">a</text:span><text:span text:style-name="T1"> </text:span><text:span text:style-name="T2">man</text:span><text:span text:style-name="T1"> </text:span><text:span text:style-name="T2">and</text:span><text:span text:style-name="T1"> </text:span><text:span text:style-name="T2">grinned</text:span><text:span text:style-name="T1"> </text:span><text:span text:style-name="T2">widely,</text:span><text:span text:style-name="T1"> </text:span><text:span text:style-name="T2">its</text:span><text:span text:style-name="T1"> </text:span><text:span text:style-name="T2">mouth</text:span><text:span text:style-name="T1"> </text:span><text:span text:style-name="T2">filled</text:span><text:span text:style-name="T1"> </text:span><text:span text:style-name="T2">with</text:span><text:span text:style-name="T1"> </text:span><text:span text:style-name="T2">golden</text:span><text:span text:style-name="T1"> </text:span><text:span text:style-name="T2">teeth.</text:span><text:span text:style-name="T1"> </text:span><text:span text:style-name="T2">Like</text:span><text:span text:style-name="T1"> </text:span><text:span text:style-name="T2">a</text:span><text:span text:style-name="T1"> </text:span><text:span text:style-name="T2">silent</text:span><text:span text:style-name="T1"> </text:span><text:span text:style-name="T2">church</text:span><text:span text:style-name="T1"> </text:span><text:span text:style-name="T2">bell</text:span><text:span text:style-name="T1"> </text:span><text:span text:style-name="T2">had</text:span><text:span text:style-name="T1"> </text:span><text:span text:style-name="T2">rung,</text:span><text:span text:style-name="T1"> </text:span><text:span text:style-name="T2">everyone,</text:span><text:span text:style-name="T1"> </text:span><text:span text:style-name="T2">even</text:span><text:span text:style-name="T1"> </text:span><text:span text:style-name="T2">the</text:span><text:span text:style-name="T1"> </text:span><text:span text:style-name="T2">band,</text:span><text:span text:style-name="T1"> </text:span><text:span text:style-name="T2">promptly</text:span><text:span text:style-name="T1"> </text:span><text:span text:style-name="T2">picked</text:span><text:span text:style-name="T1"> </text:span><text:span text:style-name="T2">up</text:span><text:span text:style-name="T1"> </text:span><text:span text:style-name="T2">their</text:span><text:span text:style-name="T1"> </text:span><text:span text:style-name="T2">hats</text:span><text:span text:style-name="T1"> </text:span><text:span text:style-name="T2">and</text:span><text:span text:style-name="T1"> </text:span><text:span text:style-name="T2">passed-out</text:span><text:span text:style-name="T1"> </text:span><text:span text:style-name="T2">companions</text:span><text:span text:style-name="T1"> </text:span><text:span text:style-name="T2">and</text:span><text:span text:style-name="T1"> </text:span><text:span text:style-name="T2">left</text:span><text:span text:style-name="T1"> </text:span><text:span text:style-name="T2">in</text:span><text:span text:style-name="T1"> </text:span><text:span text:style-name="T2">a</text:span><text:span text:style-name="T1"> </text:span><text:span text:style-name="T2">hurry,</text:span><text:span text:style-name="T1"> </text:span><text:span text:style-name="T2">though</text:span><text:span text:style-name="T1"> </text:span><text:span text:style-name="T2">the</text:span><text:span text:style-name="T1"> </text:span><text:span text:style-name="T2">last</text:span><text:span text:style-name="T1"> </text:span><text:span text:style-name="T2">man</text:span><text:span text:style-name="T1"> </text:span><text:span text:style-name="T2">was</text:span><text:span text:style-name="T1"> </text:span><text:span text:style-name="T2">mindful</text:span><text:span text:style-name="T1"> </text:span><text:span text:style-name="T2">to</text:span><text:span text:style-name="T1"> </text:span><text:span text:style-name="T2">enough</text:span><text:span text:style-name="T1"> </text:span><text:span text:style-name="T2">to</text:span><text:span text:style-name="T1"> </text:span><text:span text:style-name="T2">close</text:span><text:span text:style-name="T1"> </text:span><text:span text:style-name="T2">the</text:span><text:span text:style-name="T1"> </text:span><text:span text:style-name="T2">door</text:span><text:span text:style-name="T1"> </text:span><text:span text:style-name="T2">behind</text:span><text:span text:style-name="T1"> </text:span><text:span text:style-name="T2">him.</text:span><text:span text:style-name="T1"> </text:span><text:span text:style-name="T2">Winceham</text:span><text:span text:style-name="T1"> </text:span><text:span text:style-name="T2">reached</text:span><text:span text:style-name="T1"> </text:span><text:span text:style-name="T2">out</text:span><text:span text:style-name="T1"> </text:span><text:span text:style-name="T2">and</text:span><text:span text:style-name="T1"> </text:span><text:span text:style-name="T2">touched</text:span><text:span text:style-name="T1"> </text:span><text:span text:style-name="T2">the</text:span><text:span text:style-name="T1"> </text:span><text:span text:style-name="T2">sisters</text:span><text:span text:style-name="T1">’ </text:span><text:span text:style-name="T2">hands</text:span><text:span text:style-name="T1"> </text:span><text:span text:style-name="T2">awkwardly;</text:span><text:span text:style-name="T1"> </text:span><text:span text:style-name="T2">he</text:span><text:span text:style-name="T1"> </text:span><text:span text:style-name="T2">had</text:span><text:span text:style-name="T1"> </text:span><text:span text:style-name="T2">a</text:span><text:span text:style-name="T1"> </text:span><text:span text:style-name="T2">desperate</text:span><text:span text:style-name="T1"> </text:span><text:span text:style-name="T2">look</text:span><text:span text:style-name="T1"> </text:span><text:span text:style-name="T2">on</text:span><text:span text:style-name="T1"> </text:span><text:span text:style-name="T2">his</text:span><text:span text:style-name="T1"> </text:span><text:span text:style-name="T2">face.</text:span></text:p>
      <text:p text:style-name="P1"><text:span text:style-name="T1">“</text:span><text:span text:style-name="T2">Please,</text:span><text:span text:style-name="T1"> </text:span><text:span text:style-name="T2">miladies.</text:span><text:span text:style-name="T1"> </text:span><text:span text:style-name="T2">Don</text:span><text:span text:style-name="T1">’</text:span><text:span text:style-name="T2">t</text:span><text:span text:style-name="T1"> </text:span><text:span text:style-name="T2">do</text:span><text:span text:style-name="T1"> </text:span><text:span text:style-name="T2">anything</text:span><text:span text:style-name="T1"> </text:span><text:span text:style-name="T2">rash.</text:span><text:span text:style-name="T1"> </text:span><text:span text:style-name="T2">I</text:span><text:span text:style-name="T1">’</text:span><text:span text:style-name="T2">ll</text:span><text:span text:style-name="T1"> </text:span><text:span text:style-name="T2">explain,</text:span><text:span text:style-name="T1"> </text:span><text:span text:style-name="T2">I</text:span><text:span text:style-name="T1"> </text:span><text:span text:style-name="T2">promise.</text:span><text:span text:style-name="T1">”</text:span></text:p>
      <text:p text:style-name="P2">Lernea<text:span text:style-name="T3"> </text:span>and<text:span text:style-name="T3"> </text:span>Parcifal<text:span text:style-name="T3"> </text:span>exchanged<text:span text:style-name="T3"> </text:span>troubled<text:span text:style-name="T3"> </text:span>looks.<text:span text:style-name="T3"> </text:span>They<text:span text:style-name="T3"> </text:span>shot<text:span text:style-name="T3"> </text:span>glances<text:span text:style-name="T3"> </text:span>at<text:span text:style-name="T3"> </text:span>the<text:span text:style-name="T3"> </text:span>man<text:span text:style-name="T3"> </text:span>who<text:span text:style-name="T3"> </text:span>had<text:span text:style-name="T3"> </text:span>practically<text:span text:style-name="T3"> </text:span>ordered<text:span text:style-name="T3"> </text:span>everyone<text:span text:style-name="T3"> </text:span>to<text:span text:style-name="T3"> </text:span>leave<text:span text:style-name="T3"> </text:span>with<text:span text:style-name="T3"> </text:span>a<text:span text:style-name="T3"> </text:span>less<text:span text:style-name="T3"> </text:span>than<text:span text:style-name="T3"> </text:span>keen<text:span text:style-name="T3"> </text:span>eye,<text:span text:style-name="T3"> </text:span>and<text:span text:style-name="T3"> </text:span>then<text:span text:style-name="T3"> </text:span>saw<text:span text:style-name="T3"> </text:span>the<text:span text:style-name="T3"> </text:span>worry<text:span text:style-name="T3"> </text:span>on<text:span text:style-name="T3"> </text:span>Winceham<text:span text:style-name="T3">’</text:span>s<text:span text:style-name="T3"> </text:span>face.<text:span text:style-name="T3"> </text:span>There<text:span text:style-name="T3"> </text:span>was<text:span text:style-name="T3"> </text:span>fearful<text:span text:style-name="T3"> </text:span>anxiety<text:span text:style-name="T3"> </text:span>written<text:span text:style-name="T3"> </text:span>there;<text:span text:style-name="T3"> </text:span>the<text:span text:style-name="T3"> </text:span>sisters<text:span text:style-name="T3"> </text:span>shared<text:span text:style-name="T3"> </text:span>their<text:span text:style-name="T3"> </text:span>opinion<text:span text:style-name="T3"> </text:span>with<text:span text:style-name="T3"> </text:span>a<text:span text:style-name="T3"> </text:span>simple<text:span text:style-name="T3"> </text:span>nod.<text:span text:style-name="T3"> </text:span>Ned<text:span text:style-name="T3"> </text:span>appeared<text:span text:style-name="T3"> </text:span>from<text:span text:style-name="T3"> </text:span>behind<text:span text:style-name="T3"> </text:span>the<text:span text:style-name="T3"> </text:span>bar,<text:span text:style-name="T3"> </text:span>holding<text:span text:style-name="T3"> </text:span>the<text:span text:style-name="T3"> </text:span>sisters<text:span text:style-name="T3">’ </text:span>coinpurse,<text:span text:style-name="T3"> </text:span>still<text:span text:style-name="T3"> </text:span>looking<text:span text:style-name="T3"> </text:span>full<text:span text:style-name="T3"> </text:span>and<text:span text:style-name="T3"> </text:span>heavy.<text:span text:style-name="T3"> </text:span>His<text:span text:style-name="T3"> </text:span>father,<text:span text:style-name="T3"> </text:span>the<text:span text:style-name="T3"> </text:span>barkeep,<text:span text:style-name="T3"> </text:span>looked<text:span text:style-name="T3"> </text:span>at<text:span text:style-name="T3"> </text:span>the<text:span text:style-name="T3"> </text:span>bossy<text:span text:style-name="T3"> </text:span>man<text:span text:style-name="T3"> </text:span>with<text:span text:style-name="T3"> </text:span>a<text:span text:style-name="T3"> </text:span>well-measured<text:span text:style-name="T3"> </text:span>hateful<text:span text:style-name="T3"> </text:span>gaze.</text:p>
      <text:p text:style-name="P1"><text:soft-page-break/><text:span text:style-name="T1">“</text:span><text:span text:style-name="T2">Where</text:span><text:span text:style-name="T1">’</text:span><text:span text:style-name="T2">s</text:span><text:span text:style-name="T1"> </text:span><text:span text:style-name="T2">Hobb</text:span><text:span text:style-name="T1">’</text:span><text:span text:style-name="T2">s</text:span><text:span text:style-name="T1"> </text:span><text:span text:style-name="T2">money,</text:span><text:span text:style-name="T1"> </text:span><text:span text:style-name="T2">Sturgees?</text:span><text:span text:style-name="T1">” </text:span><text:span text:style-name="T2">asked</text:span><text:span text:style-name="T1"> </text:span><text:span text:style-name="T2">the</text:span><text:span text:style-name="T1"> </text:span><text:span text:style-name="T2">leather-clad</text:span><text:span text:style-name="T1"> </text:span><text:span text:style-name="T2">man</text:span><text:span text:style-name="T1"> </text:span><text:span text:style-name="T2">coldly.</text:span></text:p>
      <text:p text:style-name="P1"><text:span text:style-name="T1">“</text:span><text:span text:style-name="T2">That</text:span><text:span text:style-name="T1">’</text:span><text:span text:style-name="T2">s</text:span><text:span text:style-name="T1"> </text:span><text:span text:style-name="T2">Larkin</text:span><text:span text:style-name="T1"> </text:span><text:span text:style-name="T2">now.</text:span><text:span text:style-name="T1"> </text:span><text:span text:style-name="T2">I</text:span><text:span text:style-name="T1">’</text:span><text:span text:style-name="T2">ve</text:span><text:span text:style-name="T1"> </text:span><text:span text:style-name="T2">got</text:span><text:span text:style-name="T1"> </text:span><text:span text:style-name="T2">the</text:span><text:span text:style-name="T1"> </text:span><text:span text:style-name="T2">money,</text:span><text:span text:style-name="T1">” </text:span><text:span text:style-name="T2">said</text:span><text:span text:style-name="T1"> </text:span><text:span text:style-name="T2">the</text:span><text:span text:style-name="T1"> </text:span><text:span text:style-name="T2">barkeep,</text:span><text:span text:style-name="T1"> </text:span><text:span text:style-name="T2">while</text:span><text:span text:style-name="T1"> </text:span><text:span text:style-name="T2">Ned</text:span><text:span text:style-name="T1">’</text:span><text:span text:style-name="T2">s</text:span><text:span text:style-name="T1"> </text:span><text:span text:style-name="T2">eyes</text:span><text:span text:style-name="T1"> </text:span><text:span text:style-name="T2">seemed</text:span><text:span text:style-name="T1"> </text:span><text:span text:style-name="T2">to</text:span><text:span text:style-name="T1"> </text:span><text:span text:style-name="T2">shine,</text:span><text:span text:style-name="T1"> </text:span><text:span text:style-name="T2">fury</text:span><text:span text:style-name="T1"> </text:span><text:span text:style-name="T2">seeping</text:span><text:span text:style-name="T1"> </text:span><text:span text:style-name="T2">in</text:span><text:span text:style-name="T1"> </text:span><text:span text:style-name="T2">them.</text:span></text:p>
      <text:p text:style-name="P1"><text:span text:style-name="T1">“</text:span><text:span text:style-name="T2">Ain</text:span><text:span text:style-name="T1">’</text:span><text:span text:style-name="T2">t</text:span><text:span text:style-name="T1"> </text:span><text:span text:style-name="T2">that</text:span><text:span text:style-name="T1"> </text:span><text:span text:style-name="T2">a</text:span><text:span text:style-name="T1"> </text:span><text:span text:style-name="T2">surprise,</text:span><text:span text:style-name="T1"> </text:span><text:span text:style-name="T2">eh,</text:span><text:span text:style-name="T1"> </text:span><text:span text:style-name="T2">Mr.</text:span><text:span text:style-name="T1"> </text:span><text:span text:style-name="T2">Brumbles?</text:span><text:span text:style-name="T1">” </text:span><text:span text:style-name="T2">said</text:span><text:span text:style-name="T1"> </text:span><text:span text:style-name="T2">the</text:span><text:span text:style-name="T1"> </text:span><text:span text:style-name="T2">man</text:span><text:span text:style-name="T1"> </text:span><text:span text:style-name="T2">and</text:span><text:span text:style-name="T1"> </text:span><text:span text:style-name="T2">slapped</text:span><text:span text:style-name="T1"> </text:span><text:span text:style-name="T2">the</text:span><text:span text:style-name="T1"> </text:span><text:span text:style-name="T2">hairy</text:span><text:span text:style-name="T1"> </text:span><text:span text:style-name="T2">ape-man</text:span><text:span text:style-name="T1"> </text:span><text:span text:style-name="T2">across</text:span><text:span text:style-name="T1"> </text:span><text:span text:style-name="T2">the</text:span><text:span text:style-name="T1"> </text:span><text:span text:style-name="T2">chest.</text:span><text:span text:style-name="T1"> </text:span><text:span text:style-name="T2">The</text:span><text:span text:style-name="T1"> </text:span><text:span text:style-name="T2">ape-man</text:span><text:span text:style-name="T1"> </text:span><text:span text:style-name="T2">replied</text:span><text:span text:style-name="T1"> </text:span><text:span text:style-name="T2">eagerly,</text:span><text:span text:style-name="T1"> </text:span><text:span text:style-name="T2">always</text:span><text:span text:style-name="T1"> </text:span><text:span text:style-name="T2">grinning.</text:span><text:span text:style-name="T1"> </text:span><text:span text:style-name="T2">The</text:span><text:span text:style-name="T1"> </text:span><text:span text:style-name="T2">gold</text:span><text:span text:style-name="T1"> </text:span><text:span text:style-name="T2">in</text:span><text:span text:style-name="T1"> </text:span><text:span text:style-name="T2">his</text:span><text:span text:style-name="T1"> </text:span><text:span text:style-name="T2">mouth</text:span><text:span text:style-name="T1"> </text:span><text:span text:style-name="T2">sparkled</text:span><text:span text:style-name="T1"> </text:span><text:span text:style-name="T2">while</text:span><text:span text:style-name="T1"> </text:span><text:span text:style-name="T2">his</text:span><text:span text:style-name="T1"> </text:span><text:span text:style-name="T2">voice</text:span><text:span text:style-name="T1"> </text:span><text:span text:style-name="T2">felt</text:span><text:span text:style-name="T1"> </text:span><text:span text:style-name="T2">like</text:span><text:span text:style-name="T1"> </text:span><text:span text:style-name="T2">sand</text:span><text:span text:style-name="T1"> </text:span><text:span text:style-name="T2">on</text:span><text:span text:style-name="T1"> </text:span><text:span text:style-name="T2">paper.</text:span></text:p>
      <text:p text:style-name="P1"><text:span text:style-name="T1">“</text:span><text:span text:style-name="T2">Mos</text:span><text:span text:style-name="T1">’ </text:span><text:span text:style-name="T2">def,</text:span><text:span text:style-name="T1"> </text:span><text:span text:style-name="T2">Cap</text:span><text:span text:style-name="T1">’</text:span><text:span text:style-name="T2">n.</text:span><text:span text:style-name="T1">”</text:span></text:p>
      <text:p text:style-name="P1"><text:span text:style-name="T1">“</text:span><text:span text:style-name="T2">Righty</text:span><text:span text:style-name="T1"> </text:span><text:span text:style-name="T2">ho,</text:span><text:span text:style-name="T1"> </text:span><text:span text:style-name="T2">then.</text:span><text:span text:style-name="T1"> </text:span><text:span text:style-name="T2">Go</text:span><text:span text:style-name="T1"> </text:span><text:span text:style-name="T2">on,</text:span><text:span text:style-name="T1"> </text:span><text:span text:style-name="T2">Mr.</text:span><text:span text:style-name="T1"> </text:span><text:span text:style-name="T2">Brumbles;</text:span><text:span text:style-name="T1"> </text:span><text:span text:style-name="T2">go</text:span><text:span text:style-name="T1"> </text:span><text:span text:style-name="T2">on,</text:span><text:span text:style-name="T1"> </text:span><text:span text:style-name="T2">count</text:span><text:span text:style-name="T1"> </text:span><text:span text:style-name="T2">the</text:span><text:span text:style-name="T1"> </text:span><text:span text:style-name="T2">money.</text:span><text:span text:style-name="T1"> </text:span><text:span text:style-name="T2">Remember</text:span><text:span text:style-name="T1"> </text:span><text:span text:style-name="T2">now,</text:span><text:span text:style-name="T1"> </text:span><text:span text:style-name="T2">after</text:span><text:span text:style-name="T1"> </text:span><text:span text:style-name="T2">ten,</text:span><text:span text:style-name="T1"> </text:span><text:span text:style-name="T2">that</text:span><text:span text:style-name="T1">’</text:span><text:span text:style-name="T2">s..</text:span><text:span text:style-name="T1">”</text:span></text:p>
      <text:p text:style-name="P1"><text:span text:style-name="T1">“</text:span><text:span text:style-name="T2">Too</text:span><text:span text:style-name="T1"> </text:span><text:span text:style-name="T2">late</text:span><text:span text:style-name="T1"> </text:span><text:span text:style-name="T2">fo</text:span><text:span text:style-name="T1">’ </text:span><text:span text:style-name="T2">sho</text:span><text:span text:style-name="T1">’ </text:span><text:span text:style-name="T2">leave,</text:span><text:span text:style-name="T1"> </text:span><text:span text:style-name="T2">Cap</text:span><text:span text:style-name="T1">’</text:span><text:span text:style-name="T2">n.</text:span><text:span text:style-name="T1">”</text:span></text:p>
      <text:p text:style-name="P2">The<text:span text:style-name="T3"> </text:span>man<text:span text:style-name="T3"> </text:span>sighed<text:span text:style-name="T3"> </text:span>and<text:span text:style-name="T3"> </text:span>looked<text:span text:style-name="T3"> </text:span>at<text:span text:style-name="T3"> </text:span>the<text:span text:style-name="T3"> </text:span>ceiling<text:span text:style-name="T3"> </text:span>for<text:span text:style-name="T3"> </text:span>a<text:span text:style-name="T3"> </text:span>moment,<text:span text:style-name="T3"> </text:span>as<text:span text:style-name="T3"> </text:span>if<text:span text:style-name="T3"> </text:span>praying,<text:span text:style-name="T3"> </text:span>before<text:span text:style-name="T3"> </text:span>answering:</text:p>
      <text:p text:style-name="P1"><text:span text:style-name="T1">“</text:span><text:span text:style-name="T2">Eleven,</text:span><text:span text:style-name="T1"> </text:span><text:span text:style-name="T2">Mr.</text:span><text:span text:style-name="T1"> </text:span><text:span text:style-name="T2">Brumbles.</text:span><text:span text:style-name="T1"> </text:span><text:span text:style-name="T2">After</text:span><text:span text:style-name="T1"> </text:span><text:span text:style-name="T2">ten,</text:span><text:span text:style-name="T1"> </text:span><text:span text:style-name="T2">that</text:span><text:span text:style-name="T1">’</text:span><text:span text:style-name="T2">s</text:span><text:span text:style-name="T1"> </text:span><text:span text:style-name="T2">eleven</text:span><text:span text:style-name="T1"> </text:span><text:span text:style-name="T2">and</text:span><text:span text:style-name="T1"> </text:span><text:span text:style-name="T2">then</text:span><text:span text:style-name="T1"> </text:span><text:span text:style-name="T2">twelve</text:span><text:span text:style-name="T1"> </text:span><text:span text:style-name="T2">and</text:span><text:span text:style-name="T1"> </text:span><text:span text:style-name="T2">so</text:span><text:span text:style-name="T1"> </text:span><text:span text:style-name="T2">on,</text:span><text:span text:style-name="T1">” </text:span><text:span text:style-name="T2">he</text:span><text:span text:style-name="T1"> </text:span><text:span text:style-name="T2">said</text:span><text:span text:style-name="T1"> </text:span><text:span text:style-name="T2">to</text:span><text:span text:style-name="T1"> </text:span><text:span text:style-name="T2">the</text:span><text:span text:style-name="T1"> </text:span><text:span text:style-name="T2">ape-man</text:span><text:span text:style-name="T1"> </text:span><text:span text:style-name="T2">while</text:span><text:span text:style-name="T1"> </text:span><text:span text:style-name="T2">he</text:span><text:span text:style-name="T1"> </text:span><text:span text:style-name="T2">smiled</text:span><text:span text:style-name="T1"> </text:span><text:span text:style-name="T2">at</text:span><text:span text:style-name="T1"> </text:span><text:span text:style-name="T2">the</text:span><text:span text:style-name="T1"> </text:span><text:span text:style-name="T2">sisters</text:span><text:span text:style-name="T1"> </text:span><text:span text:style-name="T2">and</text:span><text:span text:style-name="T1"> </text:span><text:span text:style-name="T2">made</text:span><text:span text:style-name="T1"> </text:span><text:span text:style-name="T2">his</text:span><text:span text:style-name="T1"> </text:span><text:span text:style-name="T2">way</text:span><text:span text:style-name="T1"> </text:span><text:span text:style-name="T2">towards</text:span><text:span text:style-name="T1"> </text:span><text:span text:style-name="T2">them,</text:span><text:span text:style-name="T1"> </text:span><text:span text:style-name="T2">making</text:span><text:span text:style-name="T1"> </text:span><text:span text:style-name="T2">sure</text:span><text:span text:style-name="T1"> </text:span><text:span text:style-name="T2">to</text:span><text:span text:style-name="T1"> </text:span><text:span text:style-name="T2">wave</text:span><text:span text:style-name="T1"> </text:span><text:span text:style-name="T2">his</text:span><text:span text:style-name="T1"> </text:span><text:span text:style-name="T2">cutlass</text:span><text:span text:style-name="T1"> </text:span><text:span text:style-name="T2">in</text:span><text:span text:style-name="T1"> </text:span><text:span text:style-name="T2">a</text:span><text:span text:style-name="T1"> </text:span><text:span text:style-name="T2">pompous,</text:span><text:span text:style-name="T1"> </text:span><text:span text:style-name="T2">visibly</text:span><text:span text:style-name="T1"> </text:span><text:span text:style-name="T2">threatening</text:span><text:span text:style-name="T1"> </text:span><text:span text:style-name="T2">way.</text:span></text:p>
      <text:p text:style-name="P1"><text:span text:style-name="T1">“</text:span><text:span text:style-name="T2">Well,</text:span><text:span text:style-name="T1"> </text:span><text:span text:style-name="T2">it</text:span><text:span text:style-name="T1">’</text:span><text:span text:style-name="T2">s</text:span><text:span text:style-name="T1"> </text:span><text:span text:style-name="T2">so</text:span><text:span text:style-name="T1"> </text:span><text:span text:style-name="T2">hard</text:span><text:span text:style-name="T1"> </text:span><text:span text:style-name="T2">to</text:span><text:span text:style-name="T1"> </text:span><text:span text:style-name="T2">get</text:span><text:span text:style-name="T1"> </text:span><text:span text:style-name="T2">good</text:span><text:span text:style-name="T1"> </text:span><text:span text:style-name="T2">help</text:span><text:span text:style-name="T1"> </text:span><text:span text:style-name="T2">these</text:span><text:span text:style-name="T1"> </text:span><text:span text:style-name="T2">days,</text:span><text:span text:style-name="T1"> </text:span><text:span text:style-name="T2">wouldn</text:span><text:span text:style-name="T1">’</text:span><text:span text:style-name="T2">t</text:span><text:span text:style-name="T1"> </text:span><text:span text:style-name="T2">you</text:span><text:span text:style-name="T1"> </text:span><text:span text:style-name="T2">ladies</text:span><text:span text:style-name="T1"> </text:span><text:span text:style-name="T2">agree?</text:span><text:span text:style-name="T1"> </text:span><text:span text:style-name="T2">I</text:span><text:span text:style-name="T1">’</text:span><text:span text:style-name="T2">m</text:span><text:span text:style-name="T1"> </text:span><text:span text:style-name="T2">sure</text:span><text:span text:style-name="T1"> </text:span><text:span text:style-name="T2">you</text:span><text:span text:style-name="T1"> </text:span><text:span text:style-name="T2">have</text:span><text:span text:style-name="T1"> </text:span><text:span text:style-name="T2">similar</text:span><text:span text:style-name="T1"> </text:span><text:span text:style-name="T2">problems.</text:span><text:span text:style-name="T1">”</text:span></text:p>
      <text:p text:style-name="P2">Winceham<text:span text:style-name="T3"> </text:span>rolled<text:span text:style-name="T3"> </text:span>his<text:span text:style-name="T3"> </text:span>eyes<text:span text:style-name="T3"> </text:span>wildly<text:span text:style-name="T3"> </text:span>trying<text:span text:style-name="T3"> </text:span>to<text:span text:style-name="T3"> </text:span>signal<text:span text:style-name="T3"> </text:span>the<text:span text:style-name="T3"> </text:span>sisters.<text:span text:style-name="T3"> </text:span>His<text:span text:style-name="T3"> </text:span>efforts<text:span text:style-name="T3"> </text:span>went<text:span text:style-name="T3"> </text:span>largely<text:span text:style-name="T3"> </text:span>unnoticed<text:span text:style-name="T3"> </text:span>since<text:span text:style-name="T3"> </text:span>they<text:span text:style-name="T3"> </text:span>had<text:span text:style-name="T3"> </text:span>both<text:span text:style-name="T3"> </text:span>turned<text:span text:style-name="T3"> </text:span>to<text:span text:style-name="T3"> </text:span>face<text:span text:style-name="T3"> </text:span>what<text:span text:style-name="T3"> </text:span>appeared<text:span text:style-name="T3"> </text:span>to<text:span text:style-name="T3"> </text:span>be<text:span text:style-name="T3"> </text:span>nothing<text:span text:style-name="T3"> </text:span>more<text:span text:style-name="T3"> </text:span>than<text:span text:style-name="T3"> </text:span>a<text:span text:style-name="T3"> </text:span>glorified<text:span text:style-name="T3"> </text:span>debt<text:span text:style-name="T3"> </text:span>collector<text:span text:style-name="T3"> </text:span>dressed<text:span text:style-name="T3"> </text:span>in<text:span text:style-name="T3"> </text:span>leather<text:span text:style-name="T3"> </text:span>with<text:span text:style-name="T3"> </text:span>a<text:span text:style-name="T3"> </text:span>talking<text:span text:style-name="T3"> </text:span>simian<text:span text:style-name="T3"> </text:span>in<text:span text:style-name="T3"> </text:span>tow.<text:span text:style-name="T3"> </text:span>The<text:span text:style-name="T3"> </text:span>ape-man<text:span text:style-name="T3"> </text:span>took<text:span text:style-name="T3"> </text:span>the<text:span text:style-name="T3"> </text:span>coinpurse<text:span text:style-name="T3"> </text:span>from<text:span text:style-name="T3"> </text:span>Ned<text:span text:style-name="T3"> </text:span>and<text:span text:style-name="T3"> </text:span>started<text:span text:style-name="T3"> </text:span>counting<text:span text:style-name="T3"> </text:span>the<text:span text:style-name="T3"> </text:span>money.<text:span text:style-name="T3"> </text:span>Ned<text:span text:style-name="T3"> </text:span>fidgeted<text:span text:style-name="T3"> </text:span>behind<text:span text:style-name="T3"> </text:span>the<text:span text:style-name="T3"> </text:span>bar.<text:span text:style-name="T3"> </text:span>He<text:span text:style-name="T3"> </text:span>looked<text:span text:style-name="T3"> </text:span>like<text:span text:style-name="T3"> </text:span>he<text:span text:style-name="T3"> </text:span>found<text:span text:style-name="T3"> </text:span>it<text:span text:style-name="T3"> </text:span>increasingly<text:span text:style-name="T3"> </text:span>difficult<text:span text:style-name="T3"> </text:span>to<text:span text:style-name="T3"> </text:span>keep<text:span text:style-name="T3"> </text:span>his<text:span text:style-name="T3"> </text:span>temper.<text:span text:style-name="T3"> </text:span>His<text:span text:style-name="T3"> </text:span>father<text:span text:style-name="T3"> </text:span>looked<text:span text:style-name="T3"> </text:span>at<text:span text:style-name="T3"> </text:span>him<text:span text:style-name="T3"> </text:span>in<text:span text:style-name="T3"> </text:span>the<text:span text:style-name="T3"> </text:span>eye,<text:span text:style-name="T3"> </text:span>shook<text:span text:style-name="T3"> </text:span>his<text:span text:style-name="T3"> </text:span>head<text:span text:style-name="T3"> </text:span>and<text:span text:style-name="T3"> </text:span>bit<text:span text:style-name="T3"> </text:span>his<text:span text:style-name="T3"> </text:span>lip.</text:p>
      <text:p text:style-name="P1"><text:span text:style-name="T1">“</text:span><text:span text:style-name="T2">Indeed</text:span><text:span text:style-name="T1"> </text:span><text:span text:style-name="T2">sir,</text:span><text:span text:style-name="T1"> </text:span><text:span text:style-name="T2">if</text:span><text:span text:style-name="T1"> </text:span><text:span text:style-name="T2">I</text:span><text:span text:style-name="T1"> </text:span><text:span text:style-name="T2">may</text:span><text:span text:style-name="T1"> </text:span><text:span text:style-name="T2">so</text:span><text:span text:style-name="T1"> </text:span><text:span text:style-name="T2">lightly</text:span><text:span text:style-name="T1"> </text:span><text:span text:style-name="T2">abuse</text:span><text:span text:style-name="T1"> </text:span><text:span text:style-name="T2">the</text:span><text:span text:style-name="T1"> </text:span><text:span text:style-name="T2">word,</text:span><text:span text:style-name="T1"> </text:span><text:span text:style-name="T2">we</text:span><text:span text:style-name="T1"> </text:span><text:span text:style-name="T2">do</text:span><text:span text:style-name="T1"> </text:span><text:span text:style-name="T2">share</text:span><text:span text:style-name="T1"> </text:span><text:span text:style-name="T2">the</text:span><text:span text:style-name="T1"> </text:span><text:span text:style-name="T2">same</text:span><text:span text:style-name="T1"> </text:span><text:span text:style-name="T2">problem,</text:span><text:span text:style-name="T1">” </text:span><text:span text:style-name="T2">said</text:span><text:span text:style-name="T1"> </text:span><text:span text:style-name="T2">Lernea</text:span><text:span text:style-name="T1"> </text:span><text:span text:style-name="T2">while</text:span><text:span text:style-name="T1"> </text:span><text:span text:style-name="T2">Parcifal</text:span><text:span text:style-name="T1"> </text:span><text:span text:style-name="T2">reached</text:span><text:span text:style-name="T1"> </text:span><text:span text:style-name="T2">for</text:span><text:span text:style-name="T1"> </text:span><text:span text:style-name="T2">the</text:span><text:span text:style-name="T1"> </text:span><text:span text:style-name="T2">handle</text:span><text:span text:style-name="T1"> </text:span><text:span text:style-name="T2">of</text:span><text:span text:style-name="T1"> </text:span><text:span text:style-name="T2">her</text:span><text:span text:style-name="T1"> </text:span><text:span text:style-name="T2">sword</text:span><text:span text:style-name="T1"> </text:span><text:span text:style-name="T2">under</text:span><text:span text:style-name="T1"> </text:span><text:span text:style-name="T2">the</text:span><text:span text:style-name="T1"> </text:span><text:span text:style-name="T2">table.</text:span></text:p>
      <text:p text:style-name="P1"><text:span text:style-name="T1">“</text:span><text:span text:style-name="T2">Really</text:span><text:span text:style-name="T1"> </text:span><text:span text:style-name="T2">now,</text:span><text:span text:style-name="T1"> </text:span><text:span text:style-name="T2">how</text:span><text:span text:style-name="T1"> </text:span><text:span text:style-name="T2">so?</text:span><text:span text:style-name="T1"> </text:span><text:span text:style-name="T2">Is</text:span><text:span text:style-name="T1"> </text:span><text:span text:style-name="T2">Winceham</text:span><text:span text:style-name="T1"> </text:span><text:span text:style-name="T2">over</text:span><text:span text:style-name="T1"> </text:span><text:span text:style-name="T2">here</text:span><text:span text:style-name="T1"> </text:span><text:span text:style-name="T2">giving</text:span><text:span text:style-name="T1"> </text:span><text:span text:style-name="T2">you</text:span><text:span text:style-name="T1"> </text:span><text:span text:style-name="T2">trouble?</text:span><text:span text:style-name="T1"> </text:span><text:span text:style-name="T2">He</text:span><text:span text:style-name="T1">’</text:span><text:span text:style-name="T2">s</text:span><text:span text:style-name="T1"> </text:span><text:span text:style-name="T2">a</text:span><text:span text:style-name="T1"> </text:span><text:span text:style-name="T2">fine</text:span><text:span text:style-name="T1"> </text:span><text:span text:style-name="T2">lad</text:span><text:span text:style-name="T1"> </text:span><text:span text:style-name="T2">and</text:span><text:span text:style-name="T1"> </text:span><text:span text:style-name="T2">all</text:span><text:span text:style-name="T1"> </text:span><text:span text:style-name="T2">but</text:span><text:span text:style-name="T1"> </text:span><text:span text:style-name="T2">he</text:span><text:span text:style-name="T1">’</text:span><text:span text:style-name="T2">s</text:span><text:span text:style-name="T1"> </text:span><text:span text:style-name="T2">got</text:span><text:span text:style-name="T1"> </text:span><text:span text:style-name="T2">his</text:span><text:span text:style-name="T1"> </text:span><text:span text:style-name="T2">priorities</text:span><text:span text:style-name="T1"> </text:span><text:span text:style-name="T2">mixed</text:span><text:span text:style-name="T1"> </text:span><text:span text:style-name="T2">up,</text:span><text:span text:style-name="T1"> </text:span><text:span text:style-name="T2">wouldn</text:span><text:span text:style-name="T1">’</text:span><text:span text:style-name="T2">t</text:span><text:span text:style-name="T1"> </text:span><text:span text:style-name="T2">you</text:span><text:span text:style-name="T1"> </text:span><text:span text:style-name="T2">say</text:span><text:span text:style-name="T1"> </text:span><text:span text:style-name="T2">Wince</text:span><text:span text:style-name="T1"> </text:span><text:span text:style-name="T2">ol</text:span><text:span text:style-name="T1">’</text:span><text:span text:style-name="T2">mate?</text:span><text:span text:style-name="T1">”</text:span></text:p>
      <text:p text:style-name="P1"><text:span text:style-name="T1">“</text:span><text:span text:style-name="T2">Take</text:span><text:span text:style-name="T1"> </text:span><text:span text:style-name="T2">the</text:span><text:span text:style-name="T1"> </text:span><text:span text:style-name="T2">money,</text:span><text:span text:style-name="T1"> </text:span><text:span text:style-name="T2">Culliper.</text:span><text:span text:style-name="T1"> </text:span><text:span text:style-name="T2">Just</text:span><text:span text:style-name="T1"> </text:span><text:span text:style-name="T2">take</text:span><text:span text:style-name="T1"> </text:span><text:span text:style-name="T2">the</text:span><text:span text:style-name="T1"> </text:span><text:span text:style-name="T2">money,</text:span><text:span text:style-name="T1">” </text:span><text:span text:style-name="T2">said</text:span><text:span text:style-name="T1"> </text:span><text:span text:style-name="T2">Winceham,</text:span><text:span text:style-name="T1"> </text:span><text:span text:style-name="T2">his</text:span><text:span text:style-name="T1"> </text:span><text:span text:style-name="T2">rather</text:span><text:span text:style-name="T1"> </text:span><text:span text:style-name="T2">soft</text:span><text:span text:style-name="T1"> </text:span><text:span text:style-name="T2">voice</text:span><text:span text:style-name="T1"> </text:span><text:span text:style-name="T2">carrying</text:span><text:span text:style-name="T1"> </text:span><text:span text:style-name="T2">a</text:span><text:span text:style-name="T1"> </text:span><text:span text:style-name="T2">note</text:span><text:span text:style-name="T1"> </text:span><text:span text:style-name="T2">of</text:span><text:span text:style-name="T1"> </text:span><text:span text:style-name="T2">hate</text:span><text:span text:style-name="T1"> </text:span><text:span text:style-name="T2">for</text:span><text:span text:style-name="T1"> </text:span><text:span text:style-name="T2">the</text:span><text:span text:style-name="T1"> </text:span><text:span text:style-name="T2">first</text:span><text:span text:style-name="T1"> </text:span><text:span text:style-name="T2">time.</text:span></text:p>
      <text:p text:style-name="P1"><text:span text:style-name="T1">“</text:span><text:span text:style-name="T2">Much</text:span><text:span text:style-name="T1"> </text:span><text:span text:style-name="T2">obliged,</text:span><text:span text:style-name="T1"> </text:span><text:span text:style-name="T2">Wincy,</text:span><text:span text:style-name="T1">” </text:span><text:span text:style-name="T2">said</text:span><text:span text:style-name="T1"> </text:span><text:span text:style-name="T2">Culliper,</text:span><text:span text:style-name="T1"> </text:span><text:span text:style-name="T2">smiled</text:span><text:span text:style-name="T1"> </text:span><text:span text:style-name="T2">broadly,</text:span><text:span text:style-name="T1"> </text:span><text:span text:style-name="T2">briefly</text:span><text:span text:style-name="T1"> </text:span><text:span text:style-name="T2">tipped</text:span><text:span text:style-name="T1"> </text:span><text:span text:style-name="T2">his</text:span><text:span text:style-name="T1"> </text:span><text:span text:style-name="T2">hat</text:span><text:span text:style-name="T1"> </text:span><text:span text:style-name="T2">with</text:span><text:span text:style-name="T1"> </text:span><text:span text:style-name="T2">his</text:span><text:span text:style-name="T1"> </text:span><text:span text:style-name="T2">cutlass</text:span><text:span text:style-name="T1"> </text:span><text:span text:style-name="T2">in</text:span><text:span text:style-name="T1"> </text:span><text:span text:style-name="T2">a</text:span><text:span text:style-name="T1"> </text:span><text:span text:style-name="T2">parting</text:span><text:span text:style-name="T1"> </text:span><text:span text:style-name="T2">salute</text:span><text:span text:style-name="T1"> </text:span><text:span text:style-name="T2">and</text:span><text:span text:style-name="T1"> </text:span><text:span text:style-name="T2">made</text:span><text:span text:style-name="T1"> </text:span><text:span text:style-name="T2">to</text:span><text:span text:style-name="T1"> </text:span><text:span text:style-name="T2">leave.</text:span><text:span text:style-name="T1"> </text:span><text:span text:style-name="T2">He</text:span><text:span text:style-name="T1"> </text:span><text:span text:style-name="T2">took</text:span><text:span text:style-name="T1"> </text:span><text:span text:style-name="T2">a</text:span><text:span text:style-name="T1"> </text:span><text:span text:style-name="T2">step</text:span><text:span text:style-name="T1"> </text:span><text:span text:style-name="T2">and</text:span><text:span text:style-name="T1"> </text:span><text:span text:style-name="T2">stopped</text:span><text:span text:style-name="T1"> </text:span><text:span text:style-name="T2">when</text:span><text:span text:style-name="T1"> </text:span><text:span text:style-name="T2">he</text:span><text:span text:style-name="T1"> </text:span><text:span text:style-name="T2">heard</text:span><text:span text:style-name="T1"> </text:span><text:span text:style-name="T2">the</text:span><text:span text:style-name="T1"> </text:span><text:span text:style-name="T2">sound</text:span><text:span text:style-name="T1"> </text:span><text:span text:style-name="T2">of</text:span><text:span text:style-name="T1"> </text:span><text:span text:style-name="T2">metal</text:span><text:span text:style-name="T1"> </text:span><text:span text:style-name="T2">grinding</text:span><text:span text:style-name="T1"> </text:span><text:span text:style-name="T2">on</text:span><text:span text:style-name="T1"> </text:span><text:span text:style-name="T2">metal.</text:span><text:span text:style-name="T1"> </text:span><text:span text:style-name="T2">Parcifal</text:span><text:span text:style-name="T1"> </text:span><text:span text:style-name="T2">had</text:span><text:span text:style-name="T1"> </text:span><text:span text:style-name="T2">drawn</text:span><text:span text:style-name="T1"> </text:span><text:span text:style-name="T2">her</text:span><text:span text:style-name="T1"> </text:span><text:span text:style-name="T2">sword</text:span><text:span text:style-name="T1"> </text:span><text:span text:style-name="T2">and</text:span><text:span text:style-name="T1"> </text:span><text:span text:style-name="T2">was</text:span><text:span text:style-name="T1"> </text:span><text:span text:style-name="T2">pointing</text:span><text:span text:style-name="T1"> </text:span><text:span text:style-name="T2">it</text:span><text:span text:style-name="T1"> </text:span><text:span text:style-name="T2">at</text:span><text:span text:style-name="T1"> </text:span><text:span text:style-name="T2">Culliper</text:span><text:span text:style-name="T1">’</text:span><text:span text:style-name="T2">s</text:span><text:span text:style-name="T1"> </text:span><text:span text:style-name="T2">back.</text:span><text:span text:style-name="T1"> </text:span><text:span text:style-name="T2">He</text:span><text:span text:style-name="T1"> </text:span><text:span text:style-name="T2">slowly</text:span><text:span text:style-name="T1"> </text:span><text:span text:style-name="T2">turned</text:span><text:span text:style-name="T1"> </text:span><text:span text:style-name="T2">around</text:span><text:span text:style-name="T1"> </text:span><text:span text:style-name="T2">and</text:span><text:span text:style-name="T1"> </text:span><text:span text:style-name="T2">saw</text:span><text:span text:style-name="T1"> </text:span><text:span text:style-name="T2">Lernea</text:span><text:span text:style-name="T1"> </text:span><text:span text:style-name="T2">had</text:span><text:span text:style-name="T1"> </text:span><text:span text:style-name="T2">also</text:span><text:span text:style-name="T1"> </text:span><text:span text:style-name="T2">nocked</text:span><text:span text:style-name="T1"> </text:span><text:span text:style-name="T2">an</text:span><text:span text:style-name="T1"> </text:span><text:span text:style-name="T2">arrow,</text:span><text:span text:style-name="T1"> </text:span><text:span text:style-name="T2">ready</text:span><text:span text:style-name="T1"> </text:span><text:span text:style-name="T2">to</text:span><text:span text:style-name="T1"> </text:span><text:span text:style-name="T2">draw</text:span><text:span text:style-name="T1"> </text:span><text:span text:style-name="T2">at</text:span><text:span text:style-name="T1"> </text:span><text:span text:style-name="T2">the</text:span><text:span text:style-name="T1"> </text:span><text:span text:style-name="T2">blink</text:span><text:span text:style-name="T1"> </text:span><text:span text:style-name="T2">of</text:span><text:span text:style-name="T1"> </text:span><text:span text:style-name="T2">an</text:span><text:span text:style-name="T1"> </text:span><text:span text:style-name="T2">eye.</text:span></text:p>
      <text:p text:style-name="P1"><text:span text:style-name="T1">“</text:span><text:span text:style-name="T2">That</text:span><text:span text:style-name="T1">’</text:span><text:span text:style-name="T2">s</text:span><text:span text:style-name="T1"> </text:span><text:span text:style-name="T2">our</text:span><text:span text:style-name="T1"> </text:span><text:span text:style-name="T2">money,</text:span><text:span text:style-name="T1"> </text:span><text:span text:style-name="T2">sirrah,</text:span><text:span text:style-name="T1">” </text:span><text:span text:style-name="T2">said</text:span><text:span text:style-name="T1"> </text:span><text:span text:style-name="T2">Lernea,</text:span><text:span text:style-name="T1"> </text:span><text:span text:style-name="T2">the</text:span><text:span text:style-name="T1"> </text:span><text:span text:style-name="T2">word</text:span><text:span text:style-name="T1"> ‘</text:span><text:span text:style-name="T2">sirrah</text:span><text:span text:style-name="T1">’ </text:span><text:span text:style-name="T2">filled</text:span><text:span text:style-name="T1"> </text:span><text:span text:style-name="T2">with</text:span><text:span text:style-name="T1"> </text:span><text:span text:style-name="T2">as</text:span><text:span text:style-name="T1"> </text:span><text:span text:style-name="T2">much</text:span><text:span text:style-name="T1"> </text:span><text:span text:style-name="T2">disdain</text:span><text:span text:style-name="T1"> </text:span><text:span text:style-name="T2">as</text:span><text:span text:style-name="T1"> </text:span><text:span text:style-name="T2">possible.</text:span></text:p>
      <text:p text:style-name="P2">Culliper<text:span text:style-name="T3"> </text:span>turned<text:span text:style-name="T3"> </text:span>his<text:span text:style-name="T3"> </text:span>head<text:span text:style-name="T3"> </text:span>towards<text:span text:style-name="T3"> </text:span>Ned<text:span text:style-name="T3"> </text:span>and<text:span text:style-name="T3"> </text:span>said<text:span text:style-name="T3"> </text:span>with<text:span text:style-name="T3"> </text:span>a<text:span text:style-name="T3"> </text:span>curled<text:span text:style-name="T3"> </text:span>smile:</text:p>
      <text:p text:style-name="P1"><text:soft-page-break/><text:span text:style-name="T1">“</text:span><text:span text:style-name="T2">Are</text:span><text:span text:style-name="T1"> </text:span><text:span text:style-name="T2">these</text:span><text:span text:style-name="T1"> </text:span><text:span text:style-name="T2">people,</text:span><text:span text:style-name="T1"> </text:span><text:span text:style-name="T2">ah,</text:span><text:span text:style-name="T1"> </text:span><text:span text:style-name="T2">comedian</text:span><text:span text:style-name="T1"> </text:span><text:span text:style-name="T2">friends</text:span><text:span text:style-name="T1"> </text:span><text:span text:style-name="T2">of</text:span><text:span text:style-name="T1"> </text:span><text:span text:style-name="T2">yours,</text:span><text:span text:style-name="T1"> </text:span><text:span text:style-name="T2">Ned</text:span><text:span text:style-name="T1"> </text:span><text:span text:style-name="T2">lad?</text:span><text:span text:style-name="T1"> ’</text:span><text:span text:style-name="T2">Cause</text:span><text:span text:style-name="T1"> </text:span><text:span text:style-name="T2">I</text:span><text:span text:style-name="T1">’</text:span><text:span text:style-name="T2">ve</text:span><text:span text:style-name="T1"> </text:span><text:span text:style-name="T2">seen</text:span><text:span text:style-name="T1"> </text:span><text:span text:style-name="T2">your</text:span><text:span text:style-name="T1"> </text:span><text:span text:style-name="T2">act</text:span><text:span text:style-name="T1"> </text:span><text:span text:style-name="T2">and</text:span><text:span text:style-name="T1"> </text:span><text:span text:style-name="T2">it</text:span><text:span text:style-name="T1">’</text:span><text:span text:style-name="T2">s</text:span><text:span text:style-name="T1"> </text:span><text:span text:style-name="T2">a</text:span><text:span text:style-name="T1"> </text:span><text:span text:style-name="T2">bloat</text:span><text:span text:style-name="T1"> </text:span><text:span text:style-name="T2">of</text:span><text:span text:style-name="T1"> </text:span><text:span text:style-name="T2">shit,</text:span><text:span text:style-name="T1"> </text:span><text:span text:style-name="T2">really.</text:span><text:span text:style-name="T1">”</text:span></text:p>
      <text:p text:style-name="P2">Mr.<text:span text:style-name="T3"> </text:span>Brumbles<text:span text:style-name="T3"> </text:span>stopped<text:span text:style-name="T3"> </text:span>though<text:span text:style-name="T3"> </text:span>generally<text:span text:style-name="T3"> </text:span>not<text:span text:style-name="T3"> </text:span>very<text:span text:style-name="T3"> </text:span>bright<text:span text:style-name="T3"> </text:span>had<text:span text:style-name="T3"> </text:span>stopped<text:span text:style-name="T3"> </text:span>counting.<text:span text:style-name="T3"> </text:span>He<text:span text:style-name="T3"> </text:span>drew<text:span text:style-name="T3"> </text:span>his<text:span text:style-name="T3"> </text:span>blunderbuss<text:span text:style-name="T3"> </text:span>and<text:span text:style-name="T3"> </text:span>faced<text:span text:style-name="T3"> </text:span>the<text:span text:style-name="T3"> </text:span>sisters,<text:span text:style-name="T3"> </text:span>cocking<text:span text:style-name="T3"> </text:span>his<text:span text:style-name="T3"> </text:span>gun.</text:p>
      <text:p text:style-name="P2">Ned<text:span text:style-name="T3"> </text:span>replied<text:span text:style-name="T3"> </text:span>through<text:span text:style-name="T3"> </text:span>gritted<text:span text:style-name="T3"> </text:span>teeth:</text:p>
      <text:p text:style-name="P1"><text:span text:style-name="T1">“</text:span><text:span text:style-name="T2">My</text:span><text:span text:style-name="T1"> </text:span><text:span text:style-name="T2">act</text:span><text:span text:style-name="T1"> </text:span><text:span text:style-name="T2">is</text:span><text:span text:style-name="T1"> </text:span><text:span text:style-name="T2">not</text:span><text:span text:style-name="T1"> </text:span><text:span text:style-name="T2">shit.</text:span><text:span text:style-name="T1">”</text:span></text:p>
      <text:p text:style-name="P1"><text:span text:style-name="T1">“</text:span><text:span text:style-name="T2">What</text:span><text:span text:style-name="T1"> </text:span><text:span text:style-name="T2">smells</text:span><text:span text:style-name="T1"> </text:span><text:span text:style-name="T2">that</text:span><text:span text:style-name="T1"> </text:span><text:span text:style-name="T2">bad</text:span><text:span text:style-name="T1"> </text:span><text:span text:style-name="T2">then,</text:span><text:span text:style-name="T1"> </text:span><text:span text:style-name="T2">eh?</text:span><text:span text:style-name="T1">”</text:span></text:p>
      <text:p text:style-name="P1"><text:span text:style-name="T1">“</text:span><text:span text:style-name="T2">That</text:span><text:span text:style-name="T1"> </text:span><text:span text:style-name="T2">would</text:span><text:span text:style-name="T1"> </text:span><text:span text:style-name="T2">be</text:span><text:span text:style-name="T1"> </text:span><text:span text:style-name="T2">him,</text:span><text:span text:style-name="T1">” </text:span><text:span text:style-name="T2">said</text:span><text:span text:style-name="T1"> </text:span><text:span text:style-name="T2">Lernea</text:span><text:span text:style-name="T1"> </text:span><text:span text:style-name="T2">who</text:span><text:span text:style-name="T1"> </text:span><text:span text:style-name="T2">let</text:span><text:span text:style-name="T1"> </text:span><text:span text:style-name="T2">an</text:span><text:span text:style-name="T1"> </text:span><text:span text:style-name="T2">arrow</text:span><text:span text:style-name="T1"> </text:span><text:span text:style-name="T2">fly</text:span><text:span text:style-name="T1"> </text:span><text:span text:style-name="T2">right</text:span><text:span text:style-name="T1"> </text:span><text:span text:style-name="T2">between</text:span><text:span text:style-name="T1"> </text:span><text:span text:style-name="T2">Mr.</text:span><text:span text:style-name="T1"> </text:span><text:span text:style-name="T2">Brumbles</text:span><text:span text:style-name="T1"> </text:span><text:span text:style-name="T2">eyes</text:span><text:span text:style-name="T1"> </text:span><text:span text:style-name="T2">before</text:span><text:span text:style-name="T1"> </text:span><text:span text:style-name="T2">he</text:span><text:span text:style-name="T1"> </text:span><text:span text:style-name="T2">had</text:span><text:span text:style-name="T1"> </text:span><text:span text:style-name="T2">a</text:span><text:span text:style-name="T1"> </text:span><text:span text:style-name="T2">chance</text:span><text:span text:style-name="T1"> </text:span><text:span text:style-name="T2">to</text:span><text:span text:style-name="T1"> </text:span><text:span text:style-name="T2">even</text:span><text:span text:style-name="T1"> </text:span><text:span text:style-name="T2">swerve</text:span><text:span text:style-name="T1"> </text:span><text:span text:style-name="T2">the</text:span><text:span text:style-name="T1"> </text:span><text:span text:style-name="T2">gun</text:span><text:span text:style-name="T1"> </text:span><text:span text:style-name="T2">their</text:span><text:span text:style-name="T1"> </text:span><text:span text:style-name="T2">way.</text:span><text:span text:style-name="T1"> </text:span><text:span text:style-name="T2">A</text:span><text:span text:style-name="T1"> </text:span><text:span text:style-name="T2">gunshot</text:span><text:span text:style-name="T1"> </text:span><text:span text:style-name="T2">rang</text:span><text:span text:style-name="T1"> </text:span><text:span text:style-name="T2">clear</text:span><text:span text:style-name="T1"> </text:span><text:span text:style-name="T2">though;</text:span><text:span text:style-name="T1"> </text:span><text:span text:style-name="T2">Culliper</text:span><text:span text:style-name="T1"> </text:span><text:span text:style-name="T2">was</text:span><text:span text:style-name="T1"> </text:span><text:span text:style-name="T2">holding</text:span><text:span text:style-name="T1"> </text:span><text:span text:style-name="T2">a</text:span><text:span text:style-name="T1"> </text:span><text:span text:style-name="T2">pistol</text:span><text:span text:style-name="T1"> </text:span><text:span text:style-name="T2">with</text:span><text:span text:style-name="T1"> </text:span><text:span text:style-name="T2">smoldering</text:span><text:span text:style-name="T1"> </text:span><text:span text:style-name="T2">smoke</text:span><text:span text:style-name="T1"> </text:span><text:span text:style-name="T2">trailing</text:span><text:span text:style-name="T1"> </text:span><text:span text:style-name="T2">off</text:span><text:span text:style-name="T1"> </text:span><text:span text:style-name="T2">its</text:span><text:span text:style-name="T1"> </text:span><text:span text:style-name="T2">barrel.</text:span><text:span text:style-name="T1"> </text:span><text:span text:style-name="T2">Ned</text:span><text:span text:style-name="T1">’</text:span><text:span text:style-name="T2">s</text:span><text:span text:style-name="T1"> </text:span><text:span text:style-name="T2">father</text:span><text:span text:style-name="T1"> </text:span><text:span text:style-name="T2">was</text:span><text:span text:style-name="T1"> </text:span><text:span text:style-name="T2">down</text:span><text:span text:style-name="T1"> </text:span><text:span text:style-name="T2">on</text:span><text:span text:style-name="T1"> </text:span><text:span text:style-name="T2">the</text:span><text:span text:style-name="T1"> </text:span><text:span text:style-name="T2">floor</text:span><text:span text:style-name="T1"> </text:span><text:span text:style-name="T2">with</text:span><text:span text:style-name="T1"> </text:span><text:span text:style-name="T2">a</text:span><text:span text:style-name="T1"> </text:span><text:span text:style-name="T2">dull</text:span><text:span text:style-name="T1"> </text:span><text:span text:style-name="T2">thud</text:span><text:span text:style-name="T1"> </text:span><text:span text:style-name="T2">barely</text:span><text:span text:style-name="T1"> </text:span><text:span text:style-name="T2">a</text:span><text:span text:style-name="T1"> </text:span><text:span text:style-name="T2">moment</text:span><text:span text:style-name="T1"> </text:span><text:span text:style-name="T2">later.</text:span><text:span text:style-name="T1"> </text:span><text:span text:style-name="T2">Parcifal</text:span><text:span text:style-name="T1"> </text:span><text:span text:style-name="T2">sprang</text:span><text:span text:style-name="T1"> </text:span><text:span text:style-name="T2">at</text:span><text:span text:style-name="T1"> </text:span><text:span text:style-name="T2">Culliper</text:span><text:span text:style-name="T1"> </text:span><text:span text:style-name="T2">with</text:span><text:span text:style-name="T1"> </text:span><text:span text:style-name="T2">all</text:span><text:span text:style-name="T1"> </text:span><text:span text:style-name="T2">the</text:span><text:span text:style-name="T1"> </text:span><text:span text:style-name="T2">might</text:span><text:span text:style-name="T1"> </text:span><text:span text:style-name="T2">of</text:span><text:span text:style-name="T1"> </text:span><text:span text:style-name="T2">her</text:span><text:span text:style-name="T1"> </text:span><text:span text:style-name="T2">sword,</text:span><text:span text:style-name="T1"> </text:span><text:span text:style-name="T2">but</text:span><text:span text:style-name="T1"> </text:span><text:span text:style-name="T2">he</text:span><text:span text:style-name="T1"> </text:span><text:span text:style-name="T2">parried</text:span><text:span text:style-name="T1"> </text:span><text:span text:style-name="T2">expertly</text:span><text:span text:style-name="T1"> </text:span><text:span text:style-name="T2">with</text:span><text:span text:style-name="T1"> </text:span><text:span text:style-name="T2">his</text:span><text:span text:style-name="T1"> </text:span><text:span text:style-name="T2">cutlass</text:span><text:span text:style-name="T1"> </text:span><text:span text:style-name="T2">as</text:span><text:span text:style-name="T1"> </text:span><text:span text:style-name="T2">he</text:span><text:span text:style-name="T1"> </text:span><text:span text:style-name="T2">turned</text:span><text:span text:style-name="T1"> </text:span><text:span text:style-name="T2">to</text:span><text:span text:style-name="T1"> </text:span><text:span text:style-name="T2">leave.</text:span><text:span text:style-name="T1"> </text:span><text:span text:style-name="T2">Lernea</text:span><text:span text:style-name="T1"> </text:span><text:span text:style-name="T2">was</text:span><text:span text:style-name="T1"> </text:span><text:span text:style-name="T2">reloading</text:span><text:span text:style-name="T1"> </text:span><text:span text:style-name="T2">her</text:span><text:span text:style-name="T1"> </text:span><text:span text:style-name="T2">bow</text:span><text:span text:style-name="T1"> </text:span><text:span text:style-name="T2">even</text:span><text:span text:style-name="T1"> </text:span><text:span text:style-name="T2">as</text:span><text:span text:style-name="T1"> </text:span><text:span text:style-name="T2">Ned</text:span><text:span text:style-name="T1"> </text:span><text:span text:style-name="T2">cried</text:span><text:span text:style-name="T1"> </text:span><text:span text:style-name="T2">in</text:span><text:span text:style-name="T1"> </text:span><text:span text:style-name="T2">outrage,</text:span><text:span text:style-name="T1"> “</text:span><text:span text:style-name="T2">You</text:span><text:span text:style-name="T1"> </text:span><text:span text:style-name="T2">murderous</text:span><text:span text:style-name="T1"> </text:span><text:span text:style-name="T2">bastard!</text:span><text:span text:style-name="T1"> </text:span><text:span text:style-name="T2">I</text:span><text:span text:style-name="T1">’</text:span><text:span text:style-name="T2">ll</text:span><text:span text:style-name="T1"> </text:span><text:span text:style-name="T2">see</text:span><text:span text:style-name="T1"> </text:span><text:span text:style-name="T2">you</text:span><text:span text:style-name="T1"> </text:span><text:span text:style-name="T2">dead!</text:span><text:span text:style-name="T1">”</text:span></text:p>
      <text:p text:style-name="P2">Winceham<text:span text:style-name="T3"> </text:span>simply<text:span text:style-name="T3"> </text:span>sat<text:span text:style-name="T3"> </text:span>in<text:span text:style-name="T3"> </text:span>his<text:span text:style-name="T3"> </text:span>chair,<text:span text:style-name="T3"> </text:span>his<text:span text:style-name="T3"> </text:span>face<text:span text:style-name="T3"> </text:span>buried<text:span text:style-name="T3"> </text:span>in<text:span text:style-name="T3"> </text:span>his<text:span text:style-name="T3"> </text:span>palms,<text:span text:style-name="T3"> </text:span>mumbling<text:span text:style-name="T3"> </text:span>to<text:span text:style-name="T3"> </text:span>himself:</text:p>
      <text:p text:style-name="P1"><text:span text:style-name="T1">“</text:span><text:span text:style-name="T2">Why</text:span><text:span text:style-name="T1"> </text:span><text:span text:style-name="T2">nobody,</text:span><text:span text:style-name="T1"> </text:span><text:span text:style-name="T2">ever,</text:span><text:span text:style-name="T1"> </text:span><text:span text:style-name="T2">listens</text:span><text:span text:style-name="T1"> </text:span><text:span text:style-name="T2">to</text:span><text:span text:style-name="T1"> </text:span><text:span text:style-name="T2">the</text:span><text:span text:style-name="T1"> </text:span><text:span text:style-name="T2">small</text:span><text:span text:style-name="T1"> </text:span><text:span text:style-name="T2">folk?</text:span><text:span text:style-name="T1">”</text:span></text:p>
      <text:p text:style-name="P2">Culliper<text:span text:style-name="T3"> </text:span>jumped<text:span text:style-name="T3"> </text:span>up<text:span text:style-name="T3"> </text:span>on<text:span text:style-name="T3"> </text:span>a<text:span text:style-name="T3"> </text:span>nearby<text:span text:style-name="T3"> </text:span>table<text:span text:style-name="T3"> </text:span>and<text:span text:style-name="T3"> </text:span>rushed<text:span text:style-name="T3"> </text:span>towards<text:span text:style-name="T3"> </text:span>a<text:span text:style-name="T3"> </text:span>window.<text:span text:style-name="T3"> </text:span>Lernea<text:span text:style-name="T3">’</text:span>s<text:span text:style-name="T3"> </text:span>arrow<text:span text:style-name="T3"> </text:span>caught<text:span text:style-name="T3"> </text:span>him<text:span text:style-name="T3"> </text:span>on<text:span text:style-name="T3"> </text:span>the<text:span text:style-name="T3"> </text:span>shoulder.<text:span text:style-name="T3"> </text:span>He<text:span text:style-name="T3"> </text:span>cried<text:span text:style-name="T3"> </text:span>in<text:span text:style-name="T3"> </text:span>agony<text:span text:style-name="T3"> </text:span>even<text:span text:style-name="T3"> </text:span>as<text:span text:style-name="T3"> </text:span>Ned<text:span text:style-name="T3"> </text:span>was<text:span text:style-name="T3"> </text:span>rushing<text:span text:style-name="T3"> </text:span>right<text:span text:style-name="T3"> </text:span>behind<text:span text:style-name="T3"> </text:span>him.<text:span text:style-name="T3"> </text:span>Parcifal<text:span text:style-name="T3"> </text:span>saw<text:span text:style-name="T3"> </text:span>the<text:span text:style-name="T3"> </text:span>barrel<text:span text:style-name="T3"> </text:span>of<text:span text:style-name="T3"> </text:span>a<text:span text:style-name="T3"> </text:span>pistol<text:span text:style-name="T3"> </text:span>aiming<text:span text:style-name="T3"> </text:span>blindly<text:span text:style-name="T3"> </text:span>towards<text:span text:style-name="T3"> </text:span>Ned,<text:span text:style-name="T3"> </text:span>even<text:span text:style-name="T3"> </text:span>as<text:span text:style-name="T3"> </text:span>Culliper<text:span text:style-name="T3"> </text:span>made<text:span text:style-name="T3"> </text:span>ready<text:span text:style-name="T3"> </text:span>to<text:span text:style-name="T3"> </text:span>jump<text:span text:style-name="T3"> </text:span>through<text:span text:style-name="T3"> </text:span>the<text:span text:style-name="T3"> </text:span>window;<text:span text:style-name="T3"> </text:span>she<text:span text:style-name="T3"> </text:span>did<text:span text:style-name="T3"> </text:span>not<text:span text:style-name="T3"> </text:span>hesitate<text:span text:style-name="T3"> </text:span>and<text:span text:style-name="T3"> </text:span>grabbed<text:span text:style-name="T3"> </text:span>Ned<text:span text:style-name="T3"> </text:span>by<text:span text:style-name="T3"> </text:span>his<text:span text:style-name="T3"> </text:span>waist<text:span text:style-name="T3"> </text:span>as<text:span text:style-name="T3"> </text:span>he<text:span text:style-name="T3"> </text:span>run.<text:span text:style-name="T3"> </text:span>She<text:span text:style-name="T3"> </text:span>brought<text:span text:style-name="T3"> </text:span>him<text:span text:style-name="T3"> </text:span>down<text:span text:style-name="T3"> </text:span>right<text:span text:style-name="T3"> </text:span>when<text:span text:style-name="T3"> </text:span>a<text:span text:style-name="T3"> </text:span>bullet<text:span text:style-name="T3"> </text:span>flew<text:span text:style-name="T3"> </text:span>over<text:span text:style-name="T3"> </text:span>his<text:span text:style-name="T3"> </text:span>head<text:span text:style-name="T3"> </text:span>and<text:span text:style-name="T3"> </text:span>turned<text:span text:style-name="T3"> </text:span>part<text:span text:style-name="T3"> </text:span>of<text:span text:style-name="T3"> </text:span>the<text:span text:style-name="T3"> </text:span>wooden<text:span text:style-name="T3"> </text:span>bar<text:span text:style-name="T3"> </text:span>into<text:span text:style-name="T3"> </text:span>a<text:span text:style-name="T3"> </text:span>bunch<text:span text:style-name="T3"> </text:span>of<text:span text:style-name="T3"> </text:span>smoldering<text:span text:style-name="T3"> </text:span>splinters.</text:p>
      <text:p text:style-name="P2">Culliper<text:span text:style-name="T3"> </text:span>crashed<text:span text:style-name="T3"> </text:span>through<text:span text:style-name="T3"> </text:span>the<text:span text:style-name="T3"> </text:span>window<text:span text:style-name="T3"> </text:span>and<text:span text:style-name="T3"> </text:span>onto<text:span text:style-name="T3"> </text:span>the<text:span text:style-name="T3"> </text:span>street.<text:span text:style-name="T3"> </text:span>He<text:span text:style-name="T3"> </text:span>landed<text:span text:style-name="T3"> </text:span>on<text:span text:style-name="T3"> </text:span>one<text:span text:style-name="T3"> </text:span>side,<text:span text:style-name="T3"> </text:span>rolled,<text:span text:style-name="T3"> </text:span>and<text:span text:style-name="T3"> </text:span>quickly<text:span text:style-name="T3"> </text:span>got<text:span text:style-name="T3"> </text:span>back<text:span text:style-name="T3"> </text:span>on<text:span text:style-name="T3"> </text:span>his<text:span text:style-name="T3"> </text:span>feet.<text:span text:style-name="T3"> </text:span>He<text:span text:style-name="T3"> </text:span>glanced<text:span text:style-name="T3"> </text:span>at<text:span text:style-name="T3"> </text:span>them<text:span text:style-name="T3"> </text:span>and<text:span text:style-name="T3"> </text:span>then<text:span text:style-name="T3"> </text:span>ran<text:span text:style-name="T3"> </text:span>away<text:span text:style-name="T3"> </text:span>cursing<text:span text:style-name="T3"> </text:span>even<text:span text:style-name="T3"> </text:span>as<text:span text:style-name="T3"> </text:span>one<text:span text:style-name="T3"> </text:span>of<text:span text:style-name="T3"> </text:span>Lernea<text:span text:style-name="T3">’</text:span>s<text:span text:style-name="T3"> </text:span>arrows<text:span text:style-name="T3"> </text:span>grazed<text:span text:style-name="T3"> </text:span>his<text:span text:style-name="T3"> </text:span>back.</text:p>
      <text:p text:style-name="P1"><text:span text:style-name="T1">“</text:span><text:span text:style-name="T2">Quickly!</text:span><text:span text:style-name="T1">” </text:span><text:span text:style-name="T2">cried</text:span><text:span text:style-name="T1"> </text:span><text:span text:style-name="T2">Lernea</text:span><text:span text:style-name="T1"> </text:span><text:span text:style-name="T2">and</text:span><text:span text:style-name="T1"> </text:span><text:span text:style-name="T2">rushed</text:span><text:span text:style-name="T1"> </text:span><text:span text:style-name="T2">towards</text:span><text:span text:style-name="T1"> </text:span><text:span text:style-name="T2">the</text:span><text:span text:style-name="T1"> </text:span><text:span text:style-name="T2">door,</text:span><text:span text:style-name="T1"> </text:span><text:span text:style-name="T2">an</text:span><text:span text:style-name="T1"> </text:span><text:span text:style-name="T2">arrow</text:span><text:span text:style-name="T1"> </text:span><text:span text:style-name="T2">already</text:span><text:span text:style-name="T1"> </text:span><text:span text:style-name="T2">nocked</text:span><text:span text:style-name="T1"> </text:span><text:span text:style-name="T2">in</text:span><text:span text:style-name="T1"> </text:span><text:span text:style-name="T2">her</text:span><text:span text:style-name="T1"> </text:span><text:span text:style-name="T2">bow.</text:span><text:span text:style-name="T1"> </text:span><text:span text:style-name="T2">She</text:span><text:span text:style-name="T1"> </text:span><text:span text:style-name="T2">shot</text:span><text:span text:style-name="T1"> </text:span><text:span text:style-name="T2">a</text:span><text:span text:style-name="T1"> </text:span><text:span text:style-name="T2">look</text:span><text:span text:style-name="T1"> </text:span><text:span text:style-name="T2">over</text:span><text:span text:style-name="T1"> </text:span><text:span text:style-name="T2">her</text:span><text:span text:style-name="T1"> </text:span><text:span text:style-name="T2">shoulder</text:span><text:span text:style-name="T1"> </text:span><text:span text:style-name="T2">and</text:span><text:span text:style-name="T1"> </text:span><text:span text:style-name="T2">realised</text:span><text:span text:style-name="T1"> </text:span><text:span text:style-name="T2">that</text:span><text:span text:style-name="T1"> </text:span><text:span text:style-name="T2">no-one</text:span><text:span text:style-name="T1"> </text:span><text:span text:style-name="T2">was</text:span><text:span text:style-name="T1"> </text:span><text:span text:style-name="T2">following</text:span><text:span text:style-name="T1"> </text:span><text:span text:style-name="T2">her.</text:span></text:p>
      <text:p text:style-name="P1"><text:span text:style-name="T1">“</text:span><text:span text:style-name="T2">Why</text:span><text:span text:style-name="T1"> </text:span><text:span text:style-name="T2">are</text:span><text:span text:style-name="T1"> </text:span><text:span text:style-name="T2">you</text:span><text:span text:style-name="T1"> </text:span><text:span text:style-name="T2">just</text:span><text:span text:style-name="T1"> </text:span><text:span text:style-name="T2">standing</text:span><text:span text:style-name="T1"> </text:span><text:span text:style-name="T2">there?</text:span><text:span text:style-name="T1">” </text:span><text:span text:style-name="T2">she</text:span><text:span text:style-name="T1"> </text:span><text:span text:style-name="T2">asked,</text:span><text:span text:style-name="T1"> </text:span><text:span text:style-name="T2">even</text:span><text:span text:style-name="T1"> </text:span><text:span text:style-name="T2">though</text:span><text:span text:style-name="T1"> </text:span><text:span text:style-name="T2">no-one</text:span><text:span text:style-name="T1"> </text:span><text:span text:style-name="T2">was</text:span><text:span text:style-name="T1"> </text:span><text:span text:style-name="T2">technically</text:span><text:span text:style-name="T1"> </text:span><text:span text:style-name="T2">standing.</text:span><text:span text:style-name="T1"> </text:span><text:span text:style-name="T2">Parcifal</text:span><text:span text:style-name="T1"> </text:span><text:span text:style-name="T2">was</text:span><text:span text:style-name="T1"> </text:span><text:span text:style-name="T2">on</text:span><text:span text:style-name="T1"> </text:span><text:span text:style-name="T2">her</text:span><text:span text:style-name="T1"> </text:span><text:span text:style-name="T2">knees,</text:span><text:span text:style-name="T1"> </text:span><text:span text:style-name="T2">nurturing</text:span><text:span text:style-name="T1"> </text:span><text:span text:style-name="T2">a</text:span><text:span text:style-name="T1"> </text:span><text:span text:style-name="T2">hurt</text:span><text:span text:style-name="T1"> </text:span><text:span text:style-name="T2">jaw.</text:span><text:span text:style-name="T1"> </text:span><text:span text:style-name="T2">She</text:span><text:span text:style-name="T1"> </text:span><text:span text:style-name="T2">had</text:span><text:span text:style-name="T1"> </text:span><text:span text:style-name="T2">a</text:span><text:span text:style-name="T1"> </text:span><text:span text:style-name="T2">bloody</text:span><text:span text:style-name="T1"> </text:span><text:span text:style-name="T2">lip</text:span><text:span text:style-name="T1"> </text:span><text:span text:style-name="T2">and</text:span><text:span text:style-name="T1"> </text:span><text:span text:style-name="T2">she</text:span><text:span text:style-name="T1"> </text:span><text:span text:style-name="T2">was</text:span><text:span text:style-name="T1"> </text:span><text:span text:style-name="T2">staring</text:span><text:span text:style-name="T1"> </text:span><text:span text:style-name="T2">at</text:span><text:span text:style-name="T1"> </text:span><text:span text:style-name="T2">Ned</text:span><text:span text:style-name="T1"> </text:span><text:span text:style-name="T2">like</text:span><text:span text:style-name="T1"> </text:span><text:span text:style-name="T2">a</text:span><text:span text:style-name="T1"> </text:span><text:span text:style-name="T2">wounded</text:span><text:span text:style-name="T1"> </text:span><text:span text:style-name="T2">tiger.</text:span><text:span text:style-name="T1"> </text:span><text:span text:style-name="T2">Ned</text:span><text:span text:style-name="T1"> </text:span><text:span text:style-name="T2">was</text:span><text:span text:style-name="T1"> </text:span><text:span text:style-name="T2">lying</text:span><text:span text:style-name="T1"> </text:span><text:span text:style-name="T2">with</text:span><text:span text:style-name="T1"> </text:span><text:span text:style-name="T2">his</text:span><text:span text:style-name="T1"> </text:span><text:span text:style-name="T2">back</text:span><text:span text:style-name="T1"> </text:span><text:span text:style-name="T2">against</text:span><text:span text:style-name="T1"> </text:span><text:span text:style-name="T2">the</text:span><text:span text:style-name="T1"> </text:span><text:span text:style-name="T2">bar,</text:span><text:span text:style-name="T1"> </text:span><text:span text:style-name="T2">a</text:span><text:span text:style-name="T1"> </text:span><text:span text:style-name="T2">stream</text:span><text:span text:style-name="T1"> </text:span><text:span text:style-name="T2">of</text:span><text:span text:style-name="T1"> </text:span><text:span text:style-name="T2">tears</text:span><text:span text:style-name="T1"> </text:span><text:span text:style-name="T2">trailing</text:span><text:span text:style-name="T1"> </text:span><text:span text:style-name="T2">his</text:span><text:span text:style-name="T1"> </text:span><text:span text:style-name="T2">cheeks,</text:span><text:span text:style-name="T1"> </text:span><text:span text:style-name="T2">his</text:span><text:span text:style-name="T1"> </text:span><text:span text:style-name="T2">face</text:span><text:span text:style-name="T1"> </text:span><text:span text:style-name="T2">flustered.</text:span><text:span text:style-name="T1"> </text:span><text:span text:style-name="T2">Winceham</text:span><text:span text:style-name="T1"> </text:span><text:span text:style-name="T2">was</text:span><text:span text:style-name="T1"> </text:span><text:span text:style-name="T2">sitting</text:span><text:span text:style-name="T1"> </text:span><text:span text:style-name="T2">on</text:span><text:span text:style-name="T1"> </text:span><text:span text:style-name="T2">the</text:span><text:span text:style-name="T1"> </text:span><text:span text:style-name="T2">same</text:span><text:span text:style-name="T1"> </text:span><text:span text:style-name="T2">chair</text:span><text:span text:style-name="T1"> </text:span><text:span text:style-name="T2">as</text:span><text:span text:style-name="T1"> </text:span><text:span text:style-name="T2">before,</text:span><text:span text:style-name="T1"> </text:span><text:span text:style-name="T2">his</text:span><text:span text:style-name="T1"> </text:span><text:span text:style-name="T2">face</text:span><text:span text:style-name="T1"> </text:span><text:span text:style-name="T2">planted</text:span><text:span text:style-name="T1"> </text:span><text:span text:style-name="T2">smugly</text:span><text:span text:style-name="T1"> </text:span><text:span text:style-name="T2">in</text:span><text:span text:style-name="T1"> </text:span><text:span text:style-name="T2">the</text:span><text:span text:style-name="T1"> </text:span><text:span text:style-name="T2">palms</text:span><text:span text:style-name="T1"> </text:span><text:span text:style-name="T2">of</text:span><text:span text:style-name="T1"> </text:span><text:span text:style-name="T2">his</text:span><text:span text:style-name="T1"> </text:span><text:span text:style-name="T2">hands</text:span><text:span text:style-name="T1"> </text:span><text:span text:style-name="T2">in</text:span><text:span text:style-name="T1"> </text:span><text:span text:style-name="T2">complete</text:span><text:span text:style-name="T1"> </text:span><text:span text:style-name="T2">silence.</text:span></text:p>
      <text:p text:style-name="P1"><text:span text:style-name="T1">“</text:span><text:span text:style-name="T2">What</text:span><text:span text:style-name="T1"> </text:span><text:span text:style-name="T2">are</text:span><text:span text:style-name="T1"> </text:span><text:span text:style-name="T2">you</text:span><text:span text:style-name="T1"> </text:span><text:span text:style-name="T2">people</text:span><text:span text:style-name="T1"> </text:span><text:span text:style-name="T2">doing?</text:span><text:span text:style-name="T1">” </text:span><text:span text:style-name="T2">said</text:span><text:span text:style-name="T1"> </text:span><text:span text:style-name="T2">Lernea</text:span><text:span text:style-name="T1"> </text:span><text:span text:style-name="T2">with</text:span><text:span text:style-name="T1"> </text:span><text:span text:style-name="T2">a</text:span><text:span text:style-name="T1"> </text:span><text:span text:style-name="T2">sigh.</text:span><text:span text:style-name="T1"> </text:span><text:span text:style-name="T2">Her</text:span><text:span text:style-name="T1"> </text:span><text:span text:style-name="T2">air</text:span><text:span text:style-name="T1"> </text:span><text:span text:style-name="T2">of</text:span><text:span text:style-name="T1"> </text:span><text:span text:style-name="T2">authority</text:span><text:span text:style-name="T1"> </text:span><text:span text:style-name="T2">was</text:span><text:span text:style-name="T1"> </text:span><text:span text:style-name="T2">badly</text:span><text:span text:style-name="T1"> </text:span><text:span text:style-name="T2">placed</text:span><text:span text:style-name="T1"> </text:span><text:span text:style-name="T2">and</text:span><text:span text:style-name="T1"> </text:span><text:span text:style-name="T2">timed:</text:span><text:span text:style-name="T1"> “</text:span><text:span text:style-name="T2">Come</text:span><text:span text:style-name="T1"> </text:span><text:span text:style-name="T2">on,</text:span><text:span text:style-name="T1"> </text:span><text:span text:style-name="T2">he</text:span><text:span text:style-name="T1">’</text:span><text:span text:style-name="T2">s</text:span><text:span text:style-name="T1"> </text:span><text:span text:style-name="T2">getting</text:span><text:span text:style-name="T1"> </text:span><text:span text:style-name="T2">away!</text:span><text:span text:style-name="T1">”</text:span></text:p>
      <text:p text:style-name="P2">Parcifal<text:span text:style-name="T3"> </text:span>got<text:span text:style-name="T3"> </text:span>up<text:span text:style-name="T3"> </text:span>on<text:span text:style-name="T3"> </text:span>her<text:span text:style-name="T3"> </text:span>feet<text:span text:style-name="T3"> </text:span>lazily.<text:span text:style-name="T3"> </text:span>She<text:span text:style-name="T3"> </text:span>picked<text:span text:style-name="T3"> </text:span>up<text:span text:style-name="T3"> </text:span>Encelados<text:span text:style-name="T3"> </text:span>and<text:span text:style-name="T3"> </text:span><text:soft-page-break/>sheathed<text:span text:style-name="T3"> </text:span>her<text:span text:style-name="T3"> </text:span>sword,<text:span text:style-name="T3"> </text:span>staring<text:span text:style-name="T3"> </text:span>at<text:span text:style-name="T3"> </text:span>Ned<text:span text:style-name="T3"> </text:span>with<text:span text:style-name="T3"> </text:span>a<text:span text:style-name="T3"> </text:span>hurt<text:span text:style-name="T3"> </text:span>look.</text:p>
      <text:p text:style-name="P1"><text:span text:style-name="T1">“</text:span><text:span text:style-name="T2">He</text:span><text:span text:style-name="T1"> </text:span><text:span text:style-name="T2">punched</text:span><text:span text:style-name="T1"> </text:span><text:span text:style-name="T2">me</text:span><text:span text:style-name="T1"> </text:span><text:span text:style-name="T2">in</text:span><text:span text:style-name="T1"> </text:span><text:span text:style-name="T2">the</text:span><text:span text:style-name="T1"> </text:span><text:span text:style-name="T2">face,</text:span><text:span text:style-name="T1">” </text:span><text:span text:style-name="T2">she</text:span><text:span text:style-name="T1"> </text:span><text:span text:style-name="T2">said</text:span><text:span text:style-name="T1"> </text:span><text:span text:style-name="T2">and</text:span><text:span text:style-name="T1"> </text:span><text:span text:style-name="T2">felt</text:span><text:span text:style-name="T1"> </text:span><text:span text:style-name="T2">her</text:span><text:span text:style-name="T1"> </text:span><text:span text:style-name="T2">jaw</text:span><text:span text:style-name="T1"> </text:span><text:span text:style-name="T2">with</text:span><text:span text:style-name="T1"> </text:span><text:span text:style-name="T2">a</text:span><text:span text:style-name="T1"> </text:span><text:span text:style-name="T2">hand</text:span><text:span text:style-name="T1"> </text:span><text:span text:style-name="T2">before</text:span><text:span text:style-name="T1"> </text:span><text:span text:style-name="T2">she</text:span><text:span text:style-name="T1"> </text:span><text:span text:style-name="T2">went</text:span><text:span text:style-name="T1"> </text:span><text:span text:style-name="T2">on:</text:span><text:span text:style-name="T1"> “</text:span><text:span text:style-name="T2">and</text:span><text:span text:style-name="T1"> </text:span><text:span text:style-name="T2">that</text:span><text:span text:style-name="T1">’</text:span><text:span text:style-name="T2">s</text:span><text:span text:style-name="T1"> </text:span><text:span text:style-name="T2">after</text:span><text:span text:style-name="T1"> </text:span><text:span text:style-name="T2">I</text:span><text:span text:style-name="T1"> </text:span><text:span text:style-name="T2">saved</text:span><text:span text:style-name="T1"> </text:span><text:span text:style-name="T2">his</text:span><text:span text:style-name="T1"> </text:span><text:span text:style-name="T2">life.</text:span><text:span text:style-name="T1">”</text:span></text:p>
      <text:p text:style-name="P2">Ned<text:span text:style-name="T3"> </text:span>was<text:span text:style-name="T3"> </text:span>wholly<text:span text:style-name="T3"> </text:span>ignoring<text:span text:style-name="T3"> </text:span>her,<text:span text:style-name="T3"> </text:span>his<text:span text:style-name="T3"> </text:span>face<text:span text:style-name="T3"> </text:span>a<text:span text:style-name="T3"> </text:span>mask<text:span text:style-name="T3"> </text:span>of<text:span text:style-name="T3"> </text:span>stone<text:span text:style-name="T3"> </text:span>cold<text:span text:style-name="T3"> </text:span>grief.<text:span text:style-name="T3"> </text:span>His<text:span text:style-name="T3"> </text:span>tears<text:span text:style-name="T3"> </text:span>had<text:span text:style-name="T3"> </text:span>just<text:span text:style-name="T3"> </text:span>began<text:span text:style-name="T3"> </text:span>to<text:span text:style-name="T3"> </text:span>dry<text:span text:style-name="T3"> </text:span>out.</text:p>
      <text:p text:style-name="P2">Lernea<text:span text:style-name="T3"> </text:span>suddenly<text:span text:style-name="T3"> </text:span>looked<text:span text:style-name="T3"> </text:span>deeply<text:span text:style-name="T3"> </text:span>disappointed,<text:span text:style-name="T3"> </text:span>almost<text:span text:style-name="T3"> </text:span>heartbroken,<text:span text:style-name="T3"> </text:span>as<text:span text:style-name="T3"> </text:span>she<text:span text:style-name="T3"> </text:span>held<text:span text:style-name="T3"> </text:span>an<text:span text:style-name="T3"> </text:span>arrow<text:span text:style-name="T3"> </text:span>in<text:span text:style-name="T3"> </text:span>one<text:span text:style-name="T3"> </text:span>hand<text:span text:style-name="T3"> </text:span>and<text:span text:style-name="T3"> </text:span>her<text:span text:style-name="T3"> </text:span>bow<text:span text:style-name="T3"> </text:span>in<text:span text:style-name="T3"> </text:span>the<text:span text:style-name="T3"> </text:span>other,<text:span text:style-name="T3"> </text:span>her<text:span text:style-name="T3"> </text:span>shoulders<text:span text:style-name="T3"> </text:span>sagged.<text:span text:style-name="T3"> </text:span>She<text:span text:style-name="T3"> </text:span>shook<text:span text:style-name="T3"> </text:span>her<text:span text:style-name="T3"> </text:span>head,<text:span text:style-name="T3"> </text:span>put<text:span text:style-name="T3"> </text:span>the<text:span text:style-name="T3"> </text:span>arrow<text:span text:style-name="T3"> </text:span>in<text:span text:style-name="T3"> </text:span>her<text:span text:style-name="T3"> </text:span>quiver<text:span text:style-name="T3"> </text:span>and<text:span text:style-name="T3"> </text:span>the<text:span text:style-name="T3"> </text:span>bow<text:span text:style-name="T3"> </text:span>across<text:span text:style-name="T3"> </text:span>her<text:span text:style-name="T3"> </text:span>back<text:span text:style-name="T3"> </text:span>before<text:span text:style-name="T3"> </text:span>she<text:span text:style-name="T3"> </text:span>pointed<text:span text:style-name="T3"> </text:span>a<text:span text:style-name="T3"> </text:span>finger<text:span text:style-name="T3"> </text:span>at<text:span text:style-name="T3"> </text:span>Parcifal<text:span text:style-name="T3"> </text:span>and<text:span text:style-name="T3"> </text:span>said<text:span text:style-name="T3"> </text:span>with<text:span text:style-name="T3"> </text:span>a<text:span text:style-name="T3"> </text:span>numb<text:span text:style-name="T3"> </text:span>voice<text:span text:style-name="T3"> </text:span>to<text:span text:style-name="T3"> </text:span>no-one<text:span text:style-name="T3"> </text:span>in<text:span text:style-name="T3"> </text:span>particular:</text:p>
      <text:p text:style-name="P1"><text:span text:style-name="T1">“</text:span><text:span text:style-name="T2">It</text:span><text:span text:style-name="T1">’</text:span><text:span text:style-name="T2">s</text:span><text:span text:style-name="T1"> </text:span><text:span text:style-name="T2">her</text:span><text:span text:style-name="T1"> </text:span><text:span text:style-name="T2">fault,</text:span><text:span text:style-name="T1"> </text:span><text:span text:style-name="T2">you</text:span><text:span text:style-name="T1"> </text:span><text:span text:style-name="T2">know.</text:span><text:span text:style-name="T1">”</text:span></text:p>
      <text:p text:style-name="P1"><text:span text:style-name="T1">“</text:span><text:span text:style-name="T2">Oh,</text:span><text:span text:style-name="T1"> </text:span><text:span text:style-name="T2">by</text:span><text:span text:style-name="T1"> </text:span><text:span text:style-name="T2">Skrala,</text:span><text:span text:style-name="T1"> </text:span><text:span text:style-name="T2">grow</text:span><text:span text:style-name="T1"> </text:span><text:span text:style-name="T2">up,</text:span><text:span text:style-name="T1">” </text:span><text:span text:style-name="T2">came</text:span><text:span text:style-name="T1"> </text:span><text:span text:style-name="T2">Parcifal</text:span><text:span text:style-name="T1">’</text:span><text:span text:style-name="T2">s</text:span><text:span text:style-name="T1"> </text:span><text:span text:style-name="T2">terse</text:span><text:span text:style-name="T1"> </text:span><text:span text:style-name="T2">reply,</text:span><text:span text:style-name="T1"> </text:span><text:span text:style-name="T2">scowling.</text:span></text:p>
      <text:p text:style-name="P1"><text:span text:style-name="T1">“</text:span><text:span text:style-name="T2">She</text:span><text:span text:style-name="T1"> </text:span><text:span text:style-name="T2">could</text:span><text:span text:style-name="T1">’</text:span><text:span text:style-name="T2">ve</text:span><text:span text:style-name="T1"> </text:span><text:span text:style-name="T2">cut</text:span><text:span text:style-name="T1"> </text:span><text:span text:style-name="T2">him</text:span><text:span text:style-name="T1"> </text:span><text:span text:style-name="T2">down</text:span><text:span text:style-name="T1"> </text:span><text:span text:style-name="T2">with</text:span><text:span text:style-name="T1"> </text:span><text:span text:style-name="T2">that</text:span><text:span text:style-name="T1"> </text:span><text:span text:style-name="T2">first</text:span><text:span text:style-name="T1"> </text:span><text:span text:style-name="T2">strike,</text:span><text:span text:style-name="T1"> </text:span><text:span text:style-name="T2">if</text:span><text:span text:style-name="T1"> </text:span><text:span text:style-name="T2">she</text:span><text:span text:style-name="T1"> </text:span><text:span text:style-name="T2">was</text:span><text:span text:style-name="T1"> </text:span><text:span text:style-name="T2">any</text:span><text:span text:style-name="T1"> </text:span><text:span text:style-name="T2">good</text:span><text:span text:style-name="T1"> </text:span><text:span text:style-name="T2">with</text:span><text:span text:style-name="T1"> </text:span><text:span text:style-name="T2">that</text:span><text:span text:style-name="T1"> </text:span><text:span text:style-name="T2">sword.</text:span><text:span text:style-name="T1">”</text:span></text:p>
      <text:p text:style-name="P1"><text:span text:style-name="T1">“</text:span><text:span text:style-name="T2">To</text:span><text:span text:style-name="T1"> </text:span><text:span text:style-name="T2">the</text:span><text:span text:style-name="T1"> </text:span><text:span text:style-name="T2">deeps</text:span><text:span text:style-name="T1"> </text:span><text:span text:style-name="T2">with</text:span><text:span text:style-name="T1"> </text:span><text:span text:style-name="T2">you!</text:span><text:span text:style-name="T1">” </text:span><text:span text:style-name="T2">cried</text:span><text:span text:style-name="T1"> </text:span><text:span text:style-name="T2">Ned</text:span><text:span text:style-name="T1"> </text:span><text:span text:style-name="T2">and</text:span><text:span text:style-name="T1"> </text:span><text:span text:style-name="T2">stood</text:span><text:span text:style-name="T1"> </text:span><text:span text:style-name="T2">up,</text:span><text:span text:style-name="T1"> </text:span><text:span text:style-name="T2">his</text:span><text:span text:style-name="T1"> </text:span><text:span text:style-name="T2">body</text:span><text:span text:style-name="T1">’</text:span><text:span text:style-name="T2">s</text:span><text:span text:style-name="T1"> </text:span><text:span text:style-name="T2">slight</text:span><text:span text:style-name="T1"> </text:span><text:span text:style-name="T2">tremble</text:span><text:span text:style-name="T1"> </text:span><text:span text:style-name="T2">carried</text:span><text:span text:style-name="T1"> </text:span><text:span text:style-name="T2">along</text:span><text:span text:style-name="T1"> </text:span><text:span text:style-name="T2">in</text:span><text:span text:style-name="T1"> </text:span><text:span text:style-name="T2">his</text:span><text:span text:style-name="T1"> </text:span><text:span text:style-name="T2">voice.</text:span></text:p>
      <text:p text:style-name="P2">The<text:span text:style-name="T3"> </text:span>sisters<text:span text:style-name="T3"> </text:span>both<text:span text:style-name="T3"> </text:span>turned<text:span text:style-name="T3"> </text:span>to<text:span text:style-name="T3"> </text:span>look<text:span text:style-name="T3"> </text:span>at<text:span text:style-name="T3"> </text:span>him<text:span text:style-name="T3"> </text:span>with<text:span text:style-name="T3"> </text:span>an<text:span text:style-name="T3"> </text:span>even<text:span text:style-name="T3"> </text:span>gaze.<text:span text:style-name="T3"> </text:span>They<text:span text:style-name="T3"> </text:span>met<text:span text:style-name="T3"> </text:span>his<text:span text:style-name="T3"> </text:span>blood-ridden<text:span text:style-name="T3"> </text:span>eyes<text:span text:style-name="T3"> </text:span>and<text:span text:style-name="T3"> </text:span>with<text:span text:style-name="T3"> </text:span>a<text:span text:style-name="T3"> </text:span>glance<text:span text:style-name="T3"> </text:span>saw<text:span text:style-name="T3"> </text:span>his<text:span text:style-name="T3"> </text:span>father<text:span text:style-name="T3">’</text:span>s<text:span text:style-name="T3"> </text:span>lifeless<text:span text:style-name="T3"> </text:span>body<text:span text:style-name="T3"> </text:span>on<text:span text:style-name="T3"> </text:span>the<text:span text:style-name="T3"> </text:span>floor<text:span text:style-name="T3"> </text:span>to<text:span text:style-name="T3"> </text:span>his<text:span text:style-name="T3"> </text:span>right.<text:span text:style-name="T3"> </text:span>They<text:span text:style-name="T3"> </text:span>stooped<text:span text:style-name="T3"> </text:span>their<text:span text:style-name="T3"> </text:span>heads<text:span text:style-name="T3"> </text:span>low<text:span text:style-name="T3"> </text:span>and<text:span text:style-name="T3"> </text:span>crossed<text:span text:style-name="T3"> </text:span>their<text:span text:style-name="T3"> </text:span>arms<text:span text:style-name="T3"> </text:span>on<text:span text:style-name="T3"> </text:span>their<text:span text:style-name="T3"> </text:span>chests<text:span text:style-name="T3"> </text:span>before<text:span text:style-name="T3"> </text:span>they<text:span text:style-name="T3"> </text:span>told<text:span text:style-name="T3"> </text:span>him<text:span text:style-name="T3"> </text:span>humbly<text:span text:style-name="T3"> </text:span>in<text:span text:style-name="T3"> </text:span>unison:</text:p>
      <text:p text:style-name="P1"><text:span text:style-name="T1">“</text:span><text:span text:style-name="T2">Let</text:span><text:span text:style-name="T1"> </text:span><text:span text:style-name="T2">Svarna</text:span><text:span text:style-name="T1"> </text:span><text:span text:style-name="T2">guide</text:span><text:span text:style-name="T1"> </text:span><text:span text:style-name="T2">your</text:span><text:span text:style-name="T1"> </text:span><text:span text:style-name="T2">father</text:span><text:span text:style-name="T1"> </text:span><text:span text:style-name="T2">to</text:span><text:span text:style-name="T1"> </text:span><text:span text:style-name="T2">the</text:span><text:span text:style-name="T1"> </text:span><text:span text:style-name="T2">Eternal</text:span><text:span text:style-name="T1"> </text:span><text:span text:style-name="T2">Light</text:span><text:span text:style-name="T1"> </text:span><text:span text:style-name="T2">and</text:span><text:span text:style-name="T1"> </text:span><text:span text:style-name="T2">Skarla</text:span><text:span text:style-name="T1">’</text:span><text:span text:style-name="T2">s</text:span><text:span text:style-name="T1"> </text:span><text:span text:style-name="T2">heavenly</text:span><text:span text:style-name="T1"> </text:span><text:span text:style-name="T2">abode.</text:span><text:span text:style-name="T1">”</text:span></text:p>
      <text:p text:style-name="P2">Ned<text:span text:style-name="T3"> </text:span>looked<text:span text:style-name="T3"> </text:span>at<text:span text:style-name="T3"> </text:span>them<text:span text:style-name="T3"> </text:span>with<text:span text:style-name="T3"> </text:span>menace,<text:span text:style-name="T3"> </text:span>a<text:span text:style-name="T3"> </text:span>sudden<text:span text:style-name="T3"> </text:span>viciousness<text:span text:style-name="T3"> </text:span>in<text:span text:style-name="T3"> </text:span>the<text:span text:style-name="T3"> </text:span>young<text:span text:style-name="T3"> </text:span>man<text:span text:style-name="T3">’</text:span>s<text:span text:style-name="T3"> </text:span>otherwise<text:span text:style-name="T3"> </text:span>gentle,<text:span text:style-name="T3"> </text:span>homely<text:span text:style-name="T3"> </text:span>face.<text:span text:style-name="T3"> </text:span>His<text:span text:style-name="T3"> </text:span>voice<text:span text:style-name="T3"> </text:span>was<text:span text:style-name="T3"> </text:span>calm,<text:span text:style-name="T3"> </text:span>but<text:span text:style-name="T3"> </text:span>it<text:span text:style-name="T3"> </text:span>somehow<text:span text:style-name="T3"> </text:span>managed<text:span text:style-name="T3"> </text:span>to<text:span text:style-name="T3"> </text:span>sound<text:span text:style-name="T3"> </text:span>brazen,<text:span text:style-name="T3"> </text:span>harsh<text:span text:style-name="T3"> </text:span>and<text:span text:style-name="T3"> </text:span>vibrant:</text:p>
      <text:p text:style-name="P1"><text:span text:style-name="T1">“</text:span><text:span text:style-name="T2">My</text:span><text:span text:style-name="T1"> </text:span><text:span text:style-name="T2">father</text:span><text:span text:style-name="T1"> </text:span><text:span text:style-name="T2">has</text:span><text:span text:style-name="T1"> </text:span><text:span text:style-name="T2">no</text:span><text:span text:style-name="T1"> </text:span><text:span text:style-name="T2">need</text:span><text:span text:style-name="T1"> </text:span><text:span text:style-name="T2">for</text:span><text:span text:style-name="T1"> </text:span><text:span text:style-name="T2">keen</text:span><text:span text:style-name="T1"> </text:span><text:span text:style-name="T2">wails</text:span><text:span text:style-name="T1"> </text:span><text:span text:style-name="T2">and</text:span><text:span text:style-name="T1"> </text:span><text:span text:style-name="T2">haughty</text:span><text:span text:style-name="T1"> </text:span><text:span text:style-name="T2">words.</text:span><text:span text:style-name="T1"> </text:span><text:span text:style-name="T2">He</text:span><text:span text:style-name="T1">’</text:span><text:span text:style-name="T2">s</text:span><text:span text:style-name="T1"> </text:span><text:span text:style-name="T2">dead</text:span><text:span text:style-name="T1"> </text:span><text:span text:style-name="T2">and</text:span><text:span text:style-name="T1"> </text:span><text:span text:style-name="T2">dead</text:span><text:span text:style-name="T1"> </text:span><text:span text:style-name="T2">men</text:span><text:span text:style-name="T1"> </text:span><text:span text:style-name="T2">have</text:span><text:span text:style-name="T1"> </text:span><text:span text:style-name="T2">no</text:span><text:span text:style-name="T1"> </text:span><text:span text:style-name="T2">need</text:span><text:span text:style-name="T1"> </text:span><text:span text:style-name="T2">of</text:span><text:span text:style-name="T1"> </text:span><text:span text:style-name="T2">anything</text:span><text:span text:style-name="T1"> </text:span><text:span text:style-name="T2">other</text:span><text:span text:style-name="T1"> </text:span><text:span text:style-name="T2">than</text:span><text:span text:style-name="T1"> </text:span><text:span text:style-name="T2">a</text:span><text:span text:style-name="T1"> </text:span><text:span text:style-name="T2">grave.</text:span><text:span text:style-name="T1">”</text:span></text:p>
      <text:p text:style-name="P2">The<text:span text:style-name="T3"> </text:span>sisters<text:span text:style-name="T3"> </text:span>remained<text:span text:style-name="T3"> </text:span>silent,<text:span text:style-name="T3"> </text:span>neither<text:span text:style-name="T3"> </text:span>one<text:span text:style-name="T3"> </text:span>venturing<text:span text:style-name="T3"> </text:span>to<text:span text:style-name="T3"> </text:span>speak<text:span text:style-name="T3"> </text:span>her<text:span text:style-name="T3"> </text:span>mind.<text:span text:style-name="T3"> </text:span>Winceham<text:span text:style-name="T3"> </text:span>broke<text:span text:style-name="T3"> </text:span>the<text:span text:style-name="T3"> </text:span>silence<text:span text:style-name="T3"> </text:span>when<text:span text:style-name="T3"> </text:span>he<text:span text:style-name="T3"> </text:span>rubbed<text:span text:style-name="T3"> </text:span>his<text:span text:style-name="T3"> </text:span>face<text:span text:style-name="T3"> </text:span>with<text:span text:style-name="T3"> </text:span>both<text:span text:style-name="T3"> </text:span>hands<text:span text:style-name="T3"> </text:span>along<text:span text:style-name="T3"> </text:span>with<text:span text:style-name="T3"> </text:span>a<text:span text:style-name="T3"> </text:span>loud<text:span text:style-name="T3"> </text:span>snorting<text:span text:style-name="T3"> </text:span>noise,<text:span text:style-name="T3"> </text:span>as<text:span text:style-name="T3"> </text:span>if<text:span text:style-name="T3"> </text:span>he<text:span text:style-name="T3"> </text:span>had<text:span text:style-name="T3"> </text:span>forced<text:span text:style-name="T3"> </text:span>himself<text:span text:style-name="T3"> </text:span>to<text:span text:style-name="T3"> </text:span>awaken<text:span text:style-name="T3"> </text:span>from<text:span text:style-name="T3"> </text:span>a<text:span text:style-name="T3"> </text:span>deep<text:span text:style-name="T3"> </text:span>slumber.<text:span text:style-name="T3"> </text:span>He<text:span text:style-name="T3"> </text:span>caused<text:span text:style-name="T3"> </text:span>everyone,<text:span text:style-name="T3"> </text:span>even<text:span text:style-name="T3"> </text:span>Ned,<text:span text:style-name="T3"> </text:span>to<text:span text:style-name="T3"> </text:span>turn<text:span text:style-name="T3"> </text:span>their<text:span text:style-name="T3"> </text:span>heads<text:span text:style-name="T3"> </text:span>his<text:span text:style-name="T3"> </text:span>way.</text:p>
      <text:p text:style-name="P1"><text:span text:style-name="T1">“</text:span><text:span text:style-name="T2">Now</text:span><text:span text:style-name="T1"> </text:span><text:span text:style-name="T2">you</text:span><text:span text:style-name="T1">’</text:span><text:span text:style-name="T2">ve</text:span><text:span text:style-name="T1"> </text:span><text:span text:style-name="T2">done</text:span><text:span text:style-name="T1"> </text:span><text:span text:style-name="T2">it,</text:span><text:span text:style-name="T1"> </text:span><text:span text:style-name="T2">you</text:span><text:span text:style-name="T1"> </text:span><text:span text:style-name="T2">really</text:span><text:span text:style-name="T1"> </text:span><text:span text:style-name="T2">have.</text:span><text:span text:style-name="T1"> </text:span><text:span text:style-name="T2">The</text:span><text:span text:style-name="T1"> </text:span><text:span text:style-name="T2">definition</text:span><text:span text:style-name="T1"> </text:span><text:span text:style-name="T2">of</text:span><text:span text:style-name="T1"> </text:span><text:span text:style-name="T2">knee-deep</text:span><text:span text:style-name="T1"> </text:span><text:span text:style-name="T2">in</text:span><text:span text:style-name="T1"> </text:span><text:span text:style-name="T2">shite;</text:span><text:span text:style-name="T1"> </text:span><text:span text:style-name="T2">you</text:span><text:span text:style-name="T1">’</text:span><text:span text:style-name="T2">re</text:span><text:span text:style-name="T1"> </text:span><text:span text:style-name="T2">it.</text:span><text:span text:style-name="T1"> </text:span><text:span text:style-name="T2">And</text:span><text:span text:style-name="T1"> </text:span><text:span text:style-name="T2">this</text:span><text:span text:style-name="T1"> </text:span><text:span text:style-name="T2">time,</text:span><text:span text:style-name="T1"> </text:span><text:span text:style-name="T2">I</text:span><text:span text:style-name="T1">’</text:span><text:span text:style-name="T2">ll</text:span><text:span text:style-name="T1"> </text:span><text:span text:style-name="T2">have</text:span><text:span text:style-name="T1"> </text:span><text:span text:style-name="T2">to</text:span><text:span text:style-name="T1"> </text:span><text:span text:style-name="T2">keep</text:span><text:span text:style-name="T1"> </text:span><text:span text:style-name="T2">running,</text:span><text:span text:style-name="T1">” </text:span><text:span text:style-name="T2">he</text:span><text:span text:style-name="T1"> </text:span><text:span text:style-name="T2">said</text:span><text:span text:style-name="T1"> </text:span><text:span text:style-name="T2">with</text:span><text:span text:style-name="T1"> </text:span><text:span text:style-name="T2">a</text:span><text:span text:style-name="T1"> </text:span><text:span text:style-name="T2">scowl,</text:span><text:span text:style-name="T1"> </text:span><text:span text:style-name="T2">his</text:span><text:span text:style-name="T1"> </text:span><text:span text:style-name="T2">eyes</text:span><text:span text:style-name="T1"> </text:span><text:span text:style-name="T2">set</text:span><text:span text:style-name="T1"> </text:span><text:span text:style-name="T2">in</text:span><text:span text:style-name="T1"> </text:span><text:span text:style-name="T2">a</text:span><text:span text:style-name="T1"> </text:span><text:span text:style-name="T2">vacant</text:span><text:span text:style-name="T1"> </text:span><text:span text:style-name="T2">stare</text:span><text:span text:style-name="T1"> </text:span><text:span text:style-name="T2">beyond</text:span><text:span text:style-name="T1"> </text:span><text:span text:style-name="T2">the</text:span><text:span text:style-name="T1"> </text:span><text:span text:style-name="T2">walls</text:span><text:span text:style-name="T1"> </text:span><text:span text:style-name="T2">of</text:span><text:span text:style-name="T1"> </text:span><text:span text:style-name="T2">the</text:span><text:span text:style-name="T1"> </text:span><text:span text:style-name="T2">inn.</text:span></text:p>
      <text:p text:style-name="P1"><text:span text:style-name="T1">“</text:span><text:span text:style-name="T2">You</text:span><text:span text:style-name="T1"> </text:span><text:span text:style-name="T2">involved</text:span><text:span text:style-name="T1"> </text:span><text:span text:style-name="T2">us</text:span><text:span text:style-name="T1"> </text:span><text:span text:style-name="T2">in</text:span><text:span text:style-name="T1"> </text:span><text:span text:style-name="T2">this</text:span><text:span text:style-name="T1"> </text:span><text:span text:style-name="T2">against</text:span><text:span text:style-name="T1"> </text:span><text:span text:style-name="T2">our</text:span><text:span text:style-name="T1"> </text:span><text:span text:style-name="T2">will,</text:span><text:span text:style-name="T1"> </text:span><text:span text:style-name="T2">half-man,</text:span><text:span text:style-name="T1">” </text:span><text:span text:style-name="T2">said</text:span><text:span text:style-name="T1"> </text:span><text:span text:style-name="T2">Parcifal</text:span><text:span text:style-name="T1"> </text:span><text:span text:style-name="T2">with</text:span><text:span text:style-name="T1"> </text:span><text:span text:style-name="T2">a</text:span><text:span text:style-name="T1"> </text:span><text:span text:style-name="T2">cold,</text:span><text:span text:style-name="T1"> </text:span><text:span text:style-name="T2">accusing</text:span><text:span text:style-name="T1"> </text:span><text:span text:style-name="T2">tone.</text:span></text:p>
      <text:p text:style-name="P1"><text:span text:style-name="T1">“</text:span><text:span text:style-name="T2">Halfuin,</text:span><text:span text:style-name="T1">” </text:span><text:span text:style-name="T2">replied</text:span><text:span text:style-name="T1"> </text:span><text:span text:style-name="T2">Winceham</text:span><text:span text:style-name="T1"> </text:span><text:span text:style-name="T2">and</text:span><text:span text:style-name="T1"> </text:span><text:span text:style-name="T2">went</text:span><text:span text:style-name="T1"> </text:span><text:span text:style-name="T2">on</text:span><text:span text:style-name="T1"> </text:span><text:span text:style-name="T2">after</text:span><text:span text:style-name="T1"> </text:span><text:span text:style-name="T2">he</text:span><text:span text:style-name="T1"> </text:span><text:span text:style-name="T2">tried</text:span><text:span text:style-name="T1"> </text:span><text:span text:style-name="T2">to</text:span><text:span text:style-name="T1"> </text:span><text:span text:style-name="T2">sip</text:span><text:span text:style-name="T1"> </text:span><text:span text:style-name="T2">from</text:span><text:span text:style-name="T1"> </text:span><text:span text:style-name="T2">an</text:span><text:span text:style-name="T1"> </text:span><text:span text:style-name="T2">empty</text:span><text:span text:style-name="T1"> </text:span><text:span text:style-name="T2">cup.</text:span><text:span text:style-name="T1"> “</text:span><text:span text:style-name="T2">You</text:span><text:span text:style-name="T1"> </text:span><text:span text:style-name="T2">could</text:span><text:span text:style-name="T1">’</text:span><text:span text:style-name="T2">ve</text:span><text:span text:style-name="T1"> </text:span><text:span text:style-name="T2">just</text:span><text:span text:style-name="T1"> </text:span><text:span text:style-name="T2">bought</text:span><text:span text:style-name="T1"> </text:span><text:span text:style-name="T2">the</text:span><text:span text:style-name="T1"> </text:span><text:span text:style-name="T2">act.</text:span><text:span text:style-name="T1"> </text:span><text:span text:style-name="T2">And</text:span><text:span text:style-name="T1"> </text:span><text:span text:style-name="T2">then,</text:span><text:span text:style-name="T1"> </text:span><text:span text:style-name="T2">again,</text:span><text:span text:style-name="T1"> </text:span><text:span text:style-name="T2">you</text:span><text:span text:style-name="T1"> </text:span><text:span text:style-name="T2">could</text:span><text:span text:style-name="T1"> </text:span><text:span text:style-name="T2">have</text:span><text:span text:style-name="T1"> </text:span><text:span text:style-name="T2">just</text:span><text:span text:style-name="T1"> </text:span><text:span text:style-name="T2">let</text:span><text:span text:style-name="T1"> </text:span><text:span text:style-name="T2">Culliper</text:span><text:span text:style-name="T1"> </text:span><text:span text:style-name="T2">take</text:span><text:span text:style-name="T1"> </text:span><text:span text:style-name="T2">the</text:span><text:span text:style-name="T1"> </text:span><text:span text:style-name="T2">damn</text:span><text:span text:style-name="T1"> </text:span><text:span text:style-name="T2">money.</text:span><text:span text:style-name="T1">”</text:span></text:p>
      <text:p text:style-name="P1"><text:span text:style-name="T1">“</text:span><text:span text:style-name="T2">Our</text:span><text:span text:style-name="T1"> </text:span><text:span text:style-name="T2">money,</text:span><text:span text:style-name="T1">” </text:span><text:span text:style-name="T2">added</text:span><text:span text:style-name="T1"> </text:span><text:span text:style-name="T2">Lernea</text:span><text:span text:style-name="T1"> </text:span><text:span text:style-name="T2">in</text:span><text:span text:style-name="T1"> </text:span><text:span text:style-name="T2">a</text:span><text:span text:style-name="T1"> </text:span><text:span text:style-name="T2">half-hearted</text:span><text:span text:style-name="T1"> </text:span><text:span text:style-name="T2">manner.</text:span></text:p>
      <text:p text:style-name="P1"><text:span text:style-name="T1">“</text:span><text:span text:style-name="T2">It</text:span><text:span text:style-name="T1"> </text:span><text:span text:style-name="T2">still</text:span><text:span text:style-name="T1"> </text:span><text:span text:style-name="T2">is</text:span><text:span text:style-name="T1"> </text:span><text:span text:style-name="T2">just</text:span><text:span text:style-name="T1"> </text:span><text:span text:style-name="T2">money,</text:span><text:span text:style-name="T1">” </text:span><text:span text:style-name="T2">said</text:span><text:span text:style-name="T1"> </text:span><text:span text:style-name="T2">Winceham</text:span><text:span text:style-name="T1"> </text:span><text:span text:style-name="T2">with</text:span><text:span text:style-name="T1"> </text:span><text:span text:style-name="T2">a</text:span><text:span text:style-name="T1"> </text:span><text:span text:style-name="T2">sneer,</text:span><text:span text:style-name="T1"> </text:span><text:span text:style-name="T2">before</text:span><text:span text:style-name="T1"> </text:span><text:span text:style-name="T2">he</text:span><text:span text:style-name="T1"> </text:span><text:soft-page-break/><text:span text:style-name="T2">went</text:span><text:span text:style-name="T1"> </text:span><text:span text:style-name="T2">on.</text:span><text:span text:style-name="T1"> “</text:span><text:span text:style-name="T2">It</text:span><text:span text:style-name="T1"> </text:span><text:span text:style-name="T2">would</text:span><text:span text:style-name="T1"> </text:span><text:span text:style-name="T2">have</text:span><text:span text:style-name="T1"> </text:span><text:span text:style-name="T2">kept</text:span><text:span text:style-name="T1"> </text:span><text:span text:style-name="T2">Vern</text:span><text:span text:style-name="T1"> </text:span><text:span text:style-name="T2">alive</text:span><text:span text:style-name="T1"> </text:span><text:span text:style-name="T2">and</text:span><text:span text:style-name="T1"> </text:span><text:span text:style-name="T2">this</text:span><text:span text:style-name="T1"> </text:span><text:span text:style-name="T2">place</text:span><text:span text:style-name="T1"> </text:span><text:span text:style-name="T2">going</text:span><text:span text:style-name="T1"> </text:span><text:span text:style-name="T2">for</text:span><text:span text:style-name="T1"> </text:span><text:span text:style-name="T2">some</text:span><text:span text:style-name="T1"> </text:span><text:span text:style-name="T2">time,</text:span><text:span text:style-name="T1">” </text:span><text:span text:style-name="T2">he</text:span><text:span text:style-name="T1"> </text:span><text:span text:style-name="T2">said</text:span><text:span text:style-name="T1"> </text:span><text:span text:style-name="T2">and</text:span><text:span text:style-name="T1"> </text:span><text:span text:style-name="T2">waved</text:span><text:span text:style-name="T1"> </text:span><text:span text:style-name="T2">a</text:span><text:span text:style-name="T1"> </text:span><text:span text:style-name="T2">hand</text:span><text:span text:style-name="T1"> </text:span><text:span text:style-name="T2">around.</text:span><text:span text:style-name="T1"> </text:span><text:span text:style-name="T2">He</text:span><text:span text:style-name="T1"> </text:span><text:span text:style-name="T2">picked</text:span><text:span text:style-name="T1"> </text:span><text:span text:style-name="T2">up</text:span><text:span text:style-name="T1"> </text:span><text:span text:style-name="T2">a</text:span><text:span text:style-name="T1"> </text:span><text:span text:style-name="T2">small</text:span><text:span text:style-name="T1"> </text:span><text:span text:style-name="T2">satchel</text:span><text:span text:style-name="T1"> </text:span><text:span text:style-name="T2">from</text:span><text:span text:style-name="T1"> </text:span><text:span text:style-name="T2">the</text:span><text:span text:style-name="T1"> </text:span><text:span text:style-name="T2">floor</text:span><text:span text:style-name="T1"> </text:span><text:span text:style-name="T2">and</text:span><text:span text:style-name="T1"> </text:span><text:span text:style-name="T2">told</text:span><text:span text:style-name="T1"> </text:span><text:span text:style-name="T2">them:</text:span><text:span text:style-name="T1"> “</text:span><text:span text:style-name="T2">We</text:span><text:span text:style-name="T1">’</text:span><text:span text:style-name="T2">ve</text:span><text:span text:style-name="T1"> </text:span><text:span text:style-name="T2">tarried</text:span><text:span text:style-name="T1"> </text:span><text:span text:style-name="T2">too</text:span><text:span text:style-name="T1"> </text:span><text:span text:style-name="T2">long.</text:span><text:span text:style-name="T1"> </text:span><text:span text:style-name="T2">By</text:span><text:span text:style-name="T1"> </text:span><text:span text:style-name="T2">midnight,</text:span><text:span text:style-name="T1"> </text:span><text:span text:style-name="T2">Hobb</text:span><text:span text:style-name="T1">’</text:span><text:span text:style-name="T2">s</text:span><text:span text:style-name="T1"> </text:span><text:span text:style-name="T2">men</text:span><text:span text:style-name="T1"> </text:span><text:span text:style-name="T2">will</text:span><text:span text:style-name="T1"> </text:span><text:span text:style-name="T2">be</text:span><text:span text:style-name="T1"> </text:span><text:span text:style-name="T2">scouring</text:span><text:span text:style-name="T1"> </text:span><text:span text:style-name="T2">the</text:span><text:span text:style-name="T1"> </text:span><text:span text:style-name="T2">Bay.</text:span><text:span text:style-name="T1"> </text:span><text:span text:style-name="T2">I</text:span><text:span text:style-name="T1"> </text:span><text:span text:style-name="T2">suggest</text:span><text:span text:style-name="T1"> </text:span><text:span text:style-name="T2">you</text:span><text:span text:style-name="T1"> </text:span><text:span text:style-name="T2">make</text:span><text:span text:style-name="T1"> </text:span><text:span text:style-name="T2">yourselves</text:span><text:span text:style-name="T1"> </text:span><text:span text:style-name="T2">scarce</text:span><text:span text:style-name="T1"> </text:span><text:span text:style-name="T2">as</text:span><text:span text:style-name="T1"> </text:span><text:span text:style-name="T2">well</text:span><text:span text:style-name="T1"> </text:span><text:span text:style-name="T2">and</text:span><text:span text:style-name="T1"> </text:span><text:span text:style-name="T2">keep</text:span><text:span text:style-name="T1"> </text:span><text:span text:style-name="T2">a</text:span><text:span text:style-name="T1"> </text:span><text:span text:style-name="T2">low</text:span><text:span text:style-name="T1"> </text:span><text:span text:style-name="T2">profile.</text:span><text:span text:style-name="T1">”</text:span></text:p>
      <text:p text:style-name="P2">He<text:span text:style-name="T3"> </text:span>nodded<text:span text:style-name="T3"> </text:span>at<text:span text:style-name="T3"> </text:span>the<text:span text:style-name="T3"> </text:span>two<text:span text:style-name="T3"> </text:span>sisters<text:span text:style-name="T3"> </text:span>and<text:span text:style-name="T3"> </text:span>said<text:span text:style-name="T3"> </text:span>with<text:span text:style-name="T3"> </text:span>a<text:span text:style-name="T3"> </text:span>dry<text:span text:style-name="T3"> </text:span>voice:<text:span text:style-name="T3"> “</text:span>Dump<text:span text:style-name="T3"> </text:span>the<text:span text:style-name="T3"> </text:span>gear<text:span text:style-name="T3"> </text:span>as<text:span text:style-name="T3"> </text:span>well,<text:span text:style-name="T3"> </text:span>you<text:span text:style-name="T3"> </text:span>two,<text:span text:style-name="T3">” </text:span>before<text:span text:style-name="T3"> </text:span>he<text:span text:style-name="T3"> </text:span>turned<text:span text:style-name="T3"> </text:span>to<text:span text:style-name="T3"> </text:span>Ned<text:span text:style-name="T3"> </text:span>and<text:span text:style-name="T3"> </text:span>said<text:span text:style-name="T3"> </text:span>with<text:span text:style-name="T3"> </text:span>a<text:span text:style-name="T3"> </text:span>weary<text:span text:style-name="T3"> </text:span>look<text:span text:style-name="T3"> </text:span>and<text:span text:style-name="T3"> </text:span>a<text:span text:style-name="T3"> </text:span>bleak<text:span text:style-name="T3"> </text:span>voice,<text:span text:style-name="T3"> “</text:span>I<text:span text:style-name="T3">’</text:span>m<text:span text:style-name="T3"> </text:span>sorry,<text:span text:style-name="T3"> </text:span>Ned.<text:span text:style-name="T3"> </text:span>There<text:span text:style-name="T3"> </text:span>is<text:span text:style-name="T3"> </text:span>no<text:span text:style-name="T3"> </text:span>perfect<text:span text:style-name="T3"> </text:span>plan.<text:span text:style-name="T3">”</text:span></text:p>
      <text:p text:style-name="P2">To<text:span text:style-name="T3"> </text:span>which<text:span text:style-name="T3"> </text:span>Ned<text:span text:style-name="T3"> </text:span>replied<text:span text:style-name="T3"> </text:span>with<text:span text:style-name="T3"> </text:span>a<text:span text:style-name="T3"> </text:span>deep,<text:span text:style-name="T3"> </text:span>rumbling<text:span text:style-name="T3"> </text:span>hatred<text:span text:style-name="T3"> </text:span>in<text:span text:style-name="T3"> </text:span>his<text:span text:style-name="T3"> </text:span>voice:</text:p>
      <text:p text:style-name="P1"><text:span text:style-name="T1">“</text:span><text:span text:style-name="T2">I</text:span><text:span text:style-name="T1">’</text:span><text:span text:style-name="T2">ll</text:span><text:span text:style-name="T1"> </text:span><text:span text:style-name="T2">kill</text:span><text:span text:style-name="T1"> </text:span><text:span text:style-name="T2">his</text:span><text:span text:style-name="T1"> </text:span><text:span text:style-name="T2">men.</text:span><text:span text:style-name="T1"> </text:span><text:span text:style-name="T2">And</text:span><text:span text:style-name="T1"> </text:span><text:span text:style-name="T2">then</text:span><text:span text:style-name="T1"> </text:span><text:span text:style-name="T2">I</text:span><text:span text:style-name="T1">’</text:span><text:span text:style-name="T2">ll</text:span><text:span text:style-name="T1"> </text:span><text:span text:style-name="T2">kill</text:span><text:span text:style-name="T1"> </text:span><text:span text:style-name="T2">him,</text:span><text:span text:style-name="T1"> </text:span><text:span text:style-name="T2">with</text:span><text:span text:style-name="T1"> </text:span><text:span text:style-name="T2">my</text:span><text:span text:style-name="T1"> </text:span><text:span text:style-name="T2">bare</text:span><text:span text:style-name="T1"> </text:span><text:span text:style-name="T2">hands.</text:span><text:span text:style-name="T1"> </text:span><text:span text:style-name="T2">I</text:span><text:span text:style-name="T1"> </text:span><text:span text:style-name="T2">want</text:span><text:span text:style-name="T1"> </text:span><text:span text:style-name="T2">to</text:span><text:span text:style-name="T1"> </text:span><text:span text:style-name="T2">see</text:span><text:span text:style-name="T1"> </text:span><text:span text:style-name="T2">him</text:span><text:span text:style-name="T1"> </text:span><text:span text:style-name="T2">beg</text:span><text:span text:style-name="T1"> </text:span><text:span text:style-name="T2">for</text:span><text:span text:style-name="T1"> </text:span><text:span text:style-name="T2">his</text:span><text:span text:style-name="T1"> </text:span><text:span text:style-name="T2">life</text:span><text:span text:style-name="T1"> </text:span><text:span text:style-name="T2">before</text:span><text:span text:style-name="T1"> </text:span><text:span text:style-name="T2">I</text:span><text:span text:style-name="T1"> </text:span><text:span text:style-name="T2">squeeze</text:span><text:span text:style-name="T1"> </text:span><text:span text:style-name="T2">his</text:span><text:span text:style-name="T1"> </text:span><text:span text:style-name="T2">last</text:span><text:span text:style-name="T1"> </text:span><text:span text:style-name="T2">breath</text:span><text:span text:style-name="T1"> </text:span><text:span text:style-name="T2">out</text:span><text:span text:style-name="T1"> </text:span><text:span text:style-name="T2">of</text:span><text:span text:style-name="T1"> </text:span><text:span text:style-name="T2">his</text:span><text:span text:style-name="T1"> </text:span><text:span text:style-name="T2">lungs.</text:span><text:span text:style-name="T1">”</text:span></text:p>
      <text:p text:style-name="P2">He<text:span text:style-name="T3"> </text:span>had<text:span text:style-name="T3"> </text:span>a<text:span text:style-name="T3"> </text:span>feral<text:span text:style-name="T3"> </text:span>look<text:span text:style-name="T3"> </text:span>about<text:span text:style-name="T3"> </text:span>him;<text:span text:style-name="T3"> </text:span>a<text:span text:style-name="T3"> </text:span>keen,<text:span text:style-name="T3"> </text:span>proud<text:span text:style-name="T3"> </text:span>gaze.<text:span text:style-name="T3"> </text:span>It<text:span text:style-name="T3"> </text:span>was<text:span text:style-name="T3"> </text:span>as<text:span text:style-name="T3"> </text:span>if<text:span text:style-name="T3"> </text:span>he<text:span text:style-name="T3"> </text:span>had<text:span text:style-name="T3"> </text:span>been<text:span text:style-name="T3"> </text:span>Ned<text:span text:style-name="T3">’</text:span>s<text:span text:style-name="T3"> </text:span>long<text:span text:style-name="T3"> </text:span>lost<text:span text:style-name="T3"> </text:span>twin,<text:span text:style-name="T3"> </text:span>a<text:span text:style-name="T3"> </text:span>battle-hardened<text:span text:style-name="T3"> </text:span>warrior<text:span text:style-name="T3"> </text:span>who<text:span text:style-name="T3"> </text:span>sought<text:span text:style-name="T3"> </text:span>revenge.<text:span text:style-name="T3"> </text:span>In<text:span text:style-name="T3"> </text:span>truth,<text:span text:style-name="T3"> </text:span>he<text:span text:style-name="T3"> </text:span>was<text:span text:style-name="T3"> </text:span>still<text:span text:style-name="T3"> </text:span>little<text:span text:style-name="T3"> </text:span>more<text:span text:style-name="T3"> </text:span>than<text:span text:style-name="T3"> </text:span>the<text:span text:style-name="T3"> </text:span>meek,<text:span text:style-name="T3"> </text:span>aspiring<text:span text:style-name="T3"> </text:span>bard<text:span text:style-name="T3"> </text:span>son<text:span text:style-name="T3"> </text:span>of<text:span text:style-name="T3"> </text:span>Vern<text:span text:style-name="T3"> </text:span>Larkin,<text:span text:style-name="T3"> </text:span>doubling<text:span text:style-name="T3"> </text:span>as<text:span text:style-name="T3"> </text:span>the<text:span text:style-name="T3"> </text:span>inn<text:span text:style-name="T3">’</text:span>s<text:span text:style-name="T3"> </text:span>cook.<text:span text:style-name="T3"> </text:span>And<text:span text:style-name="T3"> </text:span>Winceham<text:span text:style-name="T3"> </text:span>told<text:span text:style-name="T3"> </text:span>him<text:span text:style-name="T3"> </text:span>so,<text:span text:style-name="T3"> </text:span>trying<text:span text:style-name="T3"> </text:span>not<text:span text:style-name="T3"> </text:span>to<text:span text:style-name="T3"> </text:span>sound<text:span text:style-name="T3"> </text:span>unkind:</text:p>
      <text:p text:style-name="P1"><text:span text:style-name="T1">“</text:span><text:span text:style-name="T2">Lad,</text:span><text:span text:style-name="T1"> </text:span><text:span text:style-name="T2">you</text:span><text:span text:style-name="T1">’</text:span><text:span text:style-name="T2">ve</text:span><text:span text:style-name="T1"> </text:span><text:span text:style-name="T2">a</text:span><text:span text:style-name="T1"> </text:span><text:span text:style-name="T2">fiery</text:span><text:span text:style-name="T1"> </text:span><text:span text:style-name="T2">heart,</text:span><text:span text:style-name="T1"> </text:span><text:span text:style-name="T2">I</text:span><text:span text:style-name="T1">’</text:span><text:span text:style-name="T2">ll</text:span><text:span text:style-name="T1"> </text:span><text:span text:style-name="T2">give</text:span><text:span text:style-name="T1"> </text:span><text:span text:style-name="T2">you</text:span><text:span text:style-name="T1"> </text:span><text:span text:style-name="T2">that.</text:span><text:span text:style-name="T1"> </text:span><text:span text:style-name="T2">But</text:span><text:span text:style-name="T1"> </text:span><text:span text:style-name="T2">it</text:span><text:span text:style-name="T1">’</text:span><text:span text:style-name="T2">s</text:span><text:span text:style-name="T1"> </text:span><text:span text:style-name="T2">in</text:span><text:span text:style-name="T1"> </text:span><text:span text:style-name="T2">the</text:span><text:span text:style-name="T1"> </text:span><text:span text:style-name="T2">wrong</text:span><text:span text:style-name="T1"> </text:span><text:span text:style-name="T2">place.</text:span><text:span text:style-name="T1"> </text:span><text:span text:style-name="T2">Saving</text:span><text:span text:style-name="T1"> </text:span><text:span text:style-name="T2">your</text:span><text:span text:style-name="T1"> </text:span><text:span text:style-name="T2">life</text:span><text:span text:style-name="T1"> </text:span><text:span text:style-name="T2">is</text:span><text:span text:style-name="T1"> </text:span><text:span text:style-name="T2">more</text:span><text:span text:style-name="T1"> </text:span><text:span text:style-name="T2">important</text:span><text:span text:style-name="T1"> </text:span><text:span text:style-name="T2">than</text:span><text:span text:style-name="T1"> </text:span><text:span text:style-name="T2">having</text:span><text:span text:style-name="T1"> </text:span><text:span text:style-name="T2">revenge.</text:span><text:span text:style-name="T1">”</text:span></text:p>
      <text:p text:style-name="P2">Parcifal<text:span text:style-name="T3"> </text:span>interjected<text:span text:style-name="T3"> </text:span>with<text:span text:style-name="T3"> </text:span>a<text:span text:style-name="T3"> </text:span>nod<text:span text:style-name="T3"> </text:span>of<text:span text:style-name="T3"> </text:span>approval:</text:p>
      <text:p text:style-name="P1"><text:span text:style-name="T1">“</text:span><text:span text:style-name="T2">At</text:span><text:span text:style-name="T1"> </text:span><text:span text:style-name="T2">least</text:span><text:span text:style-name="T1"> </text:span><text:span text:style-name="T2">he</text:span><text:span text:style-name="T1"> </text:span><text:span text:style-name="T2">is</text:span><text:span text:style-name="T1"> </text:span><text:span text:style-name="T2">a</text:span><text:span text:style-name="T1"> </text:span><text:span text:style-name="T2">man,</text:span><text:span text:style-name="T1"> </text:span><text:span text:style-name="T2">red</text:span><text:span text:style-name="T1"> </text:span><text:span text:style-name="T2">blood</text:span><text:span text:style-name="T1"> </text:span><text:span text:style-name="T2">coursing</text:span><text:span text:style-name="T1"> </text:span><text:span text:style-name="T2">through</text:span><text:span text:style-name="T1"> </text:span><text:span text:style-name="T2">his</text:span><text:span text:style-name="T1"> </text:span><text:span text:style-name="T2">veins.</text:span><text:span text:style-name="T1"> </text:span><text:span text:style-name="T2">Willing</text:span><text:span text:style-name="T1"> </text:span><text:span text:style-name="T2">to</text:span><text:span text:style-name="T1"> </text:span><text:span text:style-name="T2">spill</text:span><text:span text:style-name="T1"> </text:span><text:span text:style-name="T2">other</text:span><text:span text:style-name="T1"> </text:span><text:span text:style-name="T2">men</text:span><text:span text:style-name="T1">’</text:span><text:span text:style-name="T2">s</text:span><text:span text:style-name="T1"> </text:span><text:span text:style-name="T2">blood,</text:span><text:span text:style-name="T1"> </text:span><text:span text:style-name="T2">no</text:span><text:span text:style-name="T1"> </text:span><text:span text:style-name="T2">less,</text:span><text:span text:style-name="T1">” </text:span><text:span text:style-name="T2">she</text:span><text:span text:style-name="T1"> </text:span><text:span text:style-name="T2">said</text:span><text:span text:style-name="T1"> </text:span><text:span text:style-name="T2">with</text:span><text:span text:style-name="T1"> </text:span><text:span text:style-name="T2">a</text:span><text:span text:style-name="T1"> </text:span><text:span text:style-name="T2">slight</text:span><text:span text:style-name="T1"> </text:span><text:span text:style-name="T2">grin</text:span><text:span text:style-name="T1"> </text:span><text:span text:style-name="T2">and</text:span><text:span text:style-name="T1"> </text:span><text:span text:style-name="T2">added,</text:span><text:span text:style-name="T1"> “</text:span><text:span text:style-name="T2">and</text:span><text:span text:style-name="T1"> </text:span><text:span text:style-name="T2">quite</text:span><text:span text:style-name="T1"> </text:span><text:span text:style-name="T2">a</text:span><text:span text:style-name="T1"> </text:span><text:span text:style-name="T2">punch.</text:span><text:span text:style-name="T1"> </text:span><text:span text:style-name="T2">Better</text:span><text:span text:style-name="T1"> </text:span><text:span text:style-name="T2">than</text:span><text:span text:style-name="T1"> </text:span><text:span text:style-name="T2">his</text:span><text:span text:style-name="T1"> </text:span><text:span text:style-name="T2">jokes.</text:span><text:span text:style-name="T1">”</text:span></text:p>
      <text:p text:style-name="P2">Winceham<text:span text:style-name="T3">’</text:span>s<text:span text:style-name="T3"> </text:span>face<text:span text:style-name="T3"> </text:span>frowned<text:span text:style-name="T3"> </text:span>and<text:span text:style-name="T3"> </text:span>turned<text:span text:style-name="T3"> </text:span>to<text:span text:style-name="T3"> </text:span>look<text:span text:style-name="T3"> </text:span>at<text:span text:style-name="T3"> </text:span>Parcifal<text:span text:style-name="T3"> </text:span>with<text:span text:style-name="T3"> </text:span>an<text:span text:style-name="T3"> </text:span>impossible<text:span text:style-name="T3"> </text:span>stare<text:span text:style-name="T3"> </text:span>of<text:span text:style-name="T3"> </text:span>disbelief.</text:p>
      <text:p text:style-name="P1"><text:span text:style-name="T1">“</text:span><text:span text:style-name="T2">I</text:span><text:span text:style-name="T1"> </text:span><text:span text:style-name="T2">beg</text:span><text:span text:style-name="T1"> </text:span><text:span text:style-name="T2">your</text:span><text:span text:style-name="T1"> </text:span><text:span text:style-name="T2">pardon,</text:span><text:span text:style-name="T1"> </text:span><text:span text:style-name="T2">milady,</text:span><text:span text:style-name="T1"> </text:span><text:span text:style-name="T2">but</text:span><text:span text:style-name="T1"> </text:span><text:span text:style-name="T2">surely,</text:span><text:span text:style-name="T1"> </text:span><text:span text:style-name="T2">you</text:span><text:span text:style-name="T1">’</text:span><text:span text:style-name="T2">re</text:span><text:span text:style-name="T1"> </text:span><text:span text:style-name="T2">sorely</text:span><text:span text:style-name="T1"> </text:span><text:span text:style-name="T2">mistaken.</text:span><text:span text:style-name="T1">”</text:span></text:p>
      <text:p text:style-name="P2">Lernea<text:span text:style-name="T3"> </text:span>approached<text:span text:style-name="T3"> </text:span>the<text:span text:style-name="T3"> </text:span>rest<text:span text:style-name="T3"> </text:span>and<text:span text:style-name="T3"> </text:span>came<text:span text:style-name="T3"> </text:span>to<text:span text:style-name="T3"> </text:span>stand<text:span text:style-name="T3"> </text:span>by<text:span text:style-name="T3"> </text:span>her<text:span text:style-name="T3"> </text:span>sister<text:span text:style-name="T3">’</text:span>s<text:span text:style-name="T3"> </text:span>side<text:span text:style-name="T3"> </text:span>with<text:span text:style-name="T3"> </text:span>a<text:span text:style-name="T3"> </text:span>regal<text:span text:style-name="T3"> </text:span>smile<text:span text:style-name="T3"> </text:span>painted<text:span text:style-name="T3"> </text:span>on<text:span text:style-name="T3"> </text:span>her<text:span text:style-name="T3"> </text:span>face,<text:span text:style-name="T3"> </text:span>her<text:span text:style-name="T3"> </text:span>hands<text:span text:style-name="T3"> </text:span>on<text:span text:style-name="T3"> </text:span>her<text:span text:style-name="T3"> </text:span>hips.<text:span text:style-name="T3"> </text:span>She<text:span text:style-name="T3"> </text:span>pointed<text:span text:style-name="T3"> </text:span>a<text:span text:style-name="T3"> </text:span>finger<text:span text:style-name="T3"> </text:span>at<text:span text:style-name="T3"> </text:span>Winceham<text:span text:style-name="T3"> </text:span>as<text:span text:style-name="T3"> </text:span>if<text:span text:style-name="T3"> </text:span>he<text:span text:style-name="T3"> </text:span>was<text:span text:style-name="T3"> </text:span>some<text:span text:style-name="T3"> </text:span>kind<text:span text:style-name="T3"> </text:span>of<text:span text:style-name="T3"> </text:span>lowly<text:span text:style-name="T3"> </text:span>subject<text:span text:style-name="T3"> </text:span>of<text:span text:style-name="T3"> </text:span>hers:</text:p>
      <text:p text:style-name="P1"><text:span text:style-name="T1">“</text:span><text:span text:style-name="T2">You,</text:span><text:span text:style-name="T1"> </text:span><text:span text:style-name="T2">halfuin,</text:span><text:span text:style-name="T1"> </text:span><text:span text:style-name="T2">you</text:span><text:span text:style-name="T1"> </text:span><text:span text:style-name="T2">are</text:span><text:span text:style-name="T1"> </text:span><text:span text:style-name="T2">the</text:span><text:span text:style-name="T1"> </text:span><text:span text:style-name="T2">one</text:span><text:span text:style-name="T1"> </text:span><text:span text:style-name="T2">who</text:span><text:span text:style-name="T1"> </text:span><text:span text:style-name="T2">is</text:span><text:span text:style-name="T1"> </text:span><text:span text:style-name="T2">sorely</text:span><text:span text:style-name="T1"> </text:span><text:span text:style-name="T2">mistaken.</text:span><text:span text:style-name="T1"> </text:span><text:span text:style-name="T2">You</text:span><text:span text:style-name="T1"> </text:span><text:span text:style-name="T2">have</text:span><text:span text:style-name="T1"> </text:span><text:span text:style-name="T2">a</text:span><text:span text:style-name="T1"> </text:span><text:span text:style-name="T2">less</text:span><text:span text:style-name="T1"> </text:span><text:span text:style-name="T2">than</text:span><text:span text:style-name="T1"> </text:span><text:span text:style-name="T2">pure</text:span><text:span text:style-name="T1"> </text:span><text:span text:style-name="T2">heart.</text:span><text:span text:style-name="T1">”</text:span></text:p>
      <text:p text:style-name="P2">Winceham<text:span text:style-name="T3"> </text:span>sighed<text:span text:style-name="T3"> </text:span>and<text:span text:style-name="T3"> </text:span>stared<text:span text:style-name="T3"> </text:span>at<text:span text:style-name="T3"> </text:span>the<text:span text:style-name="T3"> </text:span>empty<text:span text:style-name="T3"> </text:span>cup<text:span text:style-name="T3"> </text:span>for<text:span text:style-name="T3"> </text:span>a<text:span text:style-name="T3"> </text:span>while.<text:span text:style-name="T3"> </text:span>He<text:span text:style-name="T3"> </text:span>then<text:span text:style-name="T3"> </text:span>told<text:span text:style-name="T3"> </text:span>Lernea:</text:p>
      <text:p text:style-name="P1"><text:span text:style-name="T1">“</text:span><text:span text:style-name="T2">You</text:span><text:span text:style-name="T1"> </text:span><text:span text:style-name="T2">figured</text:span><text:span text:style-name="T1"> </text:span><text:span text:style-name="T2">all</text:span><text:span text:style-name="T1"> </text:span><text:span text:style-name="T2">that</text:span><text:span text:style-name="T1"> </text:span><text:span text:style-name="T2">out</text:span><text:span text:style-name="T1"> </text:span><text:span text:style-name="T2">by</text:span><text:span text:style-name="T1"> </text:span><text:span text:style-name="T2">yourself?</text:span><text:span text:style-name="T1"> </text:span><text:span text:style-name="T2">And</text:span><text:span text:style-name="T1"> </text:span><text:span text:style-name="T2">I</text:span><text:span text:style-name="T1"> </text:span><text:span text:style-name="T2">thought,</text:span><text:span text:style-name="T1"> </text:span><text:span text:style-name="T2">Nomos</text:span><text:span text:style-name="T1"> </text:span><text:span text:style-name="T2">was</text:span><text:span text:style-name="T1"> </text:span><text:span text:style-name="T2">full</text:span><text:span text:style-name="T1"> </text:span><text:span text:style-name="T2">of</text:span><text:span text:style-name="T1"> </text:span><text:span text:style-name="T2">stupid</text:span><text:span text:style-name="T1"> </text:span><text:span text:style-name="T2">inbreds.</text:span><text:span text:style-name="T1">”</text:span></text:p>
      <text:p text:style-name="P2">Lernea<text:span text:style-name="T3"> </text:span>went<text:span text:style-name="T3"> </text:span>wide-eyed<text:span text:style-name="T3"> </text:span>in<text:span text:style-name="T3"> </text:span>shocked<text:span text:style-name="T3"> </text:span>surprise.<text:span text:style-name="T3"> </text:span>Before<text:span text:style-name="T3"> </text:span>she<text:span text:style-name="T3"> </text:span>had<text:span text:style-name="T3"> </text:span>time<text:span text:style-name="T3"> </text:span>to<text:span text:style-name="T3"> </text:span>retort,<text:span text:style-name="T3"> </text:span>Parcifal<text:span text:style-name="T3"> </text:span>had<text:span text:style-name="T3"> </text:span>her<text:span text:style-name="T3"> </text:span>sword<text:span text:style-name="T3"> </text:span>drawn,<text:span text:style-name="T3"> </text:span>poised<text:span text:style-name="T3"> </text:span>in<text:span text:style-name="T3"> </text:span>front<text:span text:style-name="T3"> </text:span>of<text:span text:style-name="T3"> </text:span>Winceham<text:span text:style-name="T3">’</text:span>s<text:span text:style-name="T3"> </text:span>chest,<text:span text:style-name="T3"> </text:span>ready<text:span text:style-name="T3"> </text:span>to<text:span text:style-name="T3"> </text:span>pierce<text:span text:style-name="T3"> </text:span>his<text:span text:style-name="T3"> </text:span>heart.</text:p>
      <text:p text:style-name="P1"><text:span text:style-name="T1">“</text:span><text:span text:style-name="T2">Forswear</text:span><text:span text:style-name="T1"> </text:span><text:span text:style-name="T2">that</text:span><text:span text:style-name="T1"> </text:span><text:span text:style-name="T2">insult!</text:span><text:span text:style-name="T1"> </text:span><text:span text:style-name="T2">Unsay</text:span><text:span text:style-name="T1"> </text:span><text:span text:style-name="T2">it</text:span><text:span text:style-name="T1"> </text:span><text:span text:style-name="T2">or</text:span><text:span text:style-name="T1"> </text:span><text:span text:style-name="T2">Encelados</text:span><text:span text:style-name="T1"> </text:span><text:span text:style-name="T2">be</text:span><text:span text:style-name="T1"> </text:span><text:span text:style-name="T2">your</text:span><text:span text:style-name="T1"> </text:span><text:span text:style-name="T2">last</text:span><text:span text:style-name="T1"> </text:span><text:span text:style-name="T2">woe!</text:span><text:span text:style-name="T1">” </text:span><text:span text:style-name="T2">shouted</text:span><text:span text:style-name="T1"> </text:span><text:span text:style-name="T2">Parcifal</text:span><text:span text:style-name="T1"> </text:span><text:span text:style-name="T2">with</text:span><text:span text:style-name="T1"> </text:span><text:span text:style-name="T2">a</text:span><text:span text:style-name="T1"> </text:span><text:span text:style-name="T2">blistering</text:span><text:span text:style-name="T1"> </text:span><text:span text:style-name="T2">voice.</text:span><text:span text:style-name="T1"> </text:span><text:span text:style-name="T2">Winceham,</text:span><text:span text:style-name="T1"> </text:span><text:span text:style-name="T2">seeing</text:span><text:span text:style-name="T1"> </text:span><text:span text:style-name="T2">the</text:span><text:span text:style-name="T1"> </text:span><text:span text:style-name="T2">steely</text:span><text:span text:style-name="T1"> </text:span><text:span text:style-name="T2">tip</text:span><text:span text:style-name="T1"> </text:span><text:span text:style-name="T2">of</text:span><text:span text:style-name="T1"> </text:span><text:span text:style-name="T2">Encelados</text:span><text:span text:style-name="T1"> </text:span><text:span text:style-name="T2">flash</text:span><text:span text:style-name="T1"> </text:span><text:span text:style-name="T2">brightly</text:span><text:span text:style-name="T1"> </text:span><text:span text:style-name="T2">in</text:span><text:span text:style-name="T1"> </text:span><text:span text:style-name="T2">the</text:span><text:span text:style-name="T1"> </text:span><text:span text:style-name="T2">candlelight,</text:span><text:span text:style-name="T1"> </text:span><text:span text:style-name="T2">spoke</text:span><text:span text:style-name="T1"> </text:span><text:span text:style-name="T2">faster</text:span><text:span text:style-name="T1"> </text:span><text:span text:style-name="T2">than</text:span><text:span text:style-name="T1"> </text:span><text:span text:style-name="T2">perhaps</text:span><text:span text:style-name="T1"> </text:span><text:span text:style-name="T2">ever,</text:span><text:span text:style-name="T1"> </text:span><text:span text:style-name="T2">in</text:span><text:span text:style-name="T1"> </text:span><text:span text:style-name="T2">one</text:span><text:span text:style-name="T1"> </text:span><text:span text:style-name="T2">breath:</text:span></text:p>
      <text:p text:style-name="P1"><text:soft-page-break/><text:span text:style-name="T1">“</text:span><text:span text:style-name="T2">You</text:span><text:span text:style-name="T1"> </text:span><text:span text:style-name="T2">do</text:span><text:span text:style-name="T1"> </text:span><text:span text:style-name="T2">have</text:span><text:span text:style-name="T1"> </text:span><text:span text:style-name="T2">a</text:span><text:span text:style-name="T1"> </text:span><text:span text:style-name="T2">penchant</text:span><text:span text:style-name="T1"> </text:span><text:span text:style-name="T2">for</text:span><text:span text:style-name="T1"> </text:span><text:span text:style-name="T2">the</text:span><text:span text:style-name="T1"> </text:span><text:span text:style-name="T2">dramatic,</text:span><text:span text:style-name="T1"> </text:span><text:span text:style-name="T2">don</text:span><text:span text:style-name="T1">’</text:span><text:span text:style-name="T2">t</text:span><text:span text:style-name="T1"> </text:span><text:span text:style-name="T2">you?</text:span><text:span text:style-name="T1"> </text:span><text:span text:style-name="T2">I</text:span><text:span text:style-name="T1"> </text:span><text:span text:style-name="T2">was</text:span><text:span text:style-name="T1"> </text:span><text:span text:style-name="T2">only</text:span><text:span text:style-name="T1"> </text:span><text:span text:style-name="T2">making</text:span><text:span text:style-name="T1"> </text:span><text:span text:style-name="T2">an</text:span><text:span text:style-name="T1"> </text:span><text:span text:style-name="T2">effort</text:span><text:span text:style-name="T1"> </text:span><text:span text:style-name="T2">to</text:span><text:span text:style-name="T1"> </text:span><text:span text:style-name="T2">be</text:span><text:span text:style-name="T1"> </text:span><text:span text:style-name="T2">sarcastic.</text:span><text:span text:style-name="T1"> </text:span><text:span text:style-name="T2">Since</text:span><text:span text:style-name="T1"> </text:span><text:span text:style-name="T2">it</text:span><text:span text:style-name="T1"> </text:span><text:span text:style-name="T2">seems</text:span><text:span text:style-name="T1"> </text:span><text:span text:style-name="T2">to</text:span><text:span text:style-name="T1"> </text:span><text:span text:style-name="T2">be</text:span><text:span text:style-name="T1"> </text:span><text:span text:style-name="T2">an</text:span><text:span text:style-name="T1"> </text:span><text:span text:style-name="T2">idea</text:span><text:span text:style-name="T1"> </text:span><text:span text:style-name="T2">foreign</text:span><text:span text:style-name="T1"> </text:span><text:span text:style-name="T2">to</text:span><text:span text:style-name="T1"> </text:span><text:span text:style-name="T2">you,</text:span><text:span text:style-name="T1"> </text:span><text:span text:style-name="T2">I</text:span><text:span text:style-name="T1">’</text:span><text:span text:style-name="T2">m</text:span><text:span text:style-name="T1"> </text:span><text:span text:style-name="T2">particularly</text:span><text:span text:style-name="T1"> </text:span><text:span text:style-name="T2">sorry</text:span><text:span text:style-name="T1"> </text:span><text:span text:style-name="T2">I</text:span><text:span text:style-name="T1"> </text:span><text:span text:style-name="T2">ever</text:span><text:span text:style-name="T1"> </text:span><text:span text:style-name="T2">said</text:span><text:span text:style-name="T1"> </text:span><text:span text:style-name="T2">such</text:span><text:span text:style-name="T1"> </text:span><text:span text:style-name="T2">a</text:span><text:span text:style-name="T1"> </text:span><text:span text:style-name="T2">thing</text:span><text:span text:style-name="T1"> </text:span><text:span text:style-name="T2">so</text:span><text:span text:style-name="T1"> </text:span><text:span text:style-name="T2">as</text:span><text:span text:style-name="T1"> </text:span><text:span text:style-name="T2">to</text:span><text:span text:style-name="T1"> </text:span><text:span text:style-name="T2">raise</text:span><text:span text:style-name="T1"> </text:span><text:span text:style-name="T2">your</text:span><text:span text:style-name="T1"> </text:span><text:span text:style-name="T2">deadly</text:span><text:span text:style-name="T1"> </text:span><text:span text:style-name="T2">ire.</text:span><text:span text:style-name="T1"> </text:span><text:span text:style-name="T2">I</text:span><text:span text:style-name="T1"> </text:span><text:span text:style-name="T2">therefore</text:span><text:span text:style-name="T1"> </text:span><text:span text:style-name="T2">renounce</text:span><text:span text:style-name="T1"> </text:span><text:span text:style-name="T2">my</text:span><text:span text:style-name="T1"> </text:span><text:span text:style-name="T2">comment,</text:span><text:span text:style-name="T1"> </text:span><text:span text:style-name="T2">recant</text:span><text:span text:style-name="T1"> </text:span><text:span text:style-name="T2">the</text:span><text:span text:style-name="T1"> </text:span><text:span text:style-name="T2">implication</text:span><text:span text:style-name="T1"> </text:span><text:span text:style-name="T2">of</text:span><text:span text:style-name="T1"> </text:span><text:span text:style-name="T2">an</text:span><text:span text:style-name="T1"> </text:span><text:span text:style-name="T2">insult,</text:span><text:span text:style-name="T1"> </text:span><text:span text:style-name="T2">renege</text:span><text:span text:style-name="T1"> </text:span><text:span text:style-name="T2">my</text:span><text:span text:style-name="T1"> </text:span><text:span text:style-name="T2">former</text:span><text:span text:style-name="T1"> </text:span><text:span text:style-name="T2">statement</text:span><text:span text:style-name="T1"> </text:span><text:span text:style-name="T2">and</text:span><text:span text:style-name="T1"> </text:span><text:span text:style-name="T2">repudiate</text:span><text:span text:style-name="T1"> </text:span><text:span text:style-name="T2">my</text:span><text:span text:style-name="T1"> </text:span><text:span text:style-name="T2">previous</text:span><text:span text:style-name="T1"> </text:span><text:span text:style-name="T2">statement</text:span><text:span text:style-name="T1"> </text:span><text:span text:style-name="T2">regarding</text:span><text:span text:style-name="T1"> </text:span><text:span text:style-name="T2">your</text:span><text:span text:style-name="T1"> </text:span><text:span text:style-name="T2">noble</text:span><text:span text:style-name="T1"> </text:span><text:span text:style-name="T2">persons.</text:span><text:span text:style-name="T1">”</text:span></text:p>
      <text:p text:style-name="P2">Parcifal<text:span text:style-name="T3"> </text:span>sheathed<text:span text:style-name="T3"> </text:span>her<text:span text:style-name="T3"> </text:span>sword<text:span text:style-name="T3"> </text:span>and<text:span text:style-name="T3"> </text:span>calmness<text:span text:style-name="T3"> </text:span>returned<text:span text:style-name="T3"> </text:span>to<text:span text:style-name="T3"> </text:span>her<text:span text:style-name="T3"> </text:span>face,<text:span text:style-name="T3"> </text:span>while<text:span text:style-name="T3"> </text:span>Lernea<text:span text:style-name="T3"> </text:span>found<text:span text:style-name="T3"> </text:span>the<text:span text:style-name="T3"> </text:span>clarity<text:span text:style-name="T3"> </text:span>of<text:span text:style-name="T3"> </text:span>mind<text:span text:style-name="T3"> </text:span>to<text:span text:style-name="T3"> </text:span>reply<text:span text:style-name="T3"> </text:span>properly:</text:p>
      <text:p text:style-name="P1"><text:span text:style-name="T1">“</text:span><text:span text:style-name="T2">No</text:span><text:span text:style-name="T1"> </text:span><text:span text:style-name="T2">need</text:span><text:span text:style-name="T1"> </text:span><text:span text:style-name="T2">to</text:span><text:span text:style-name="T1"> </text:span><text:span text:style-name="T2">mock</text:span><text:span text:style-name="T1"> </text:span><text:span text:style-name="T2">us</text:span><text:span text:style-name="T1"> </text:span><text:span text:style-name="T2">with</text:span><text:span text:style-name="T1"> </text:span><text:span text:style-name="T2">fancy</text:span><text:span text:style-name="T1"> </text:span><text:span text:style-name="T2">words,</text:span><text:span text:style-name="T1"> </text:span><text:span text:style-name="T2">sir,</text:span><text:span text:style-name="T1">” </text:span><text:span text:style-name="T2">she</text:span><text:span text:style-name="T1"> </text:span><text:span text:style-name="T2">said,</text:span><text:span text:style-name="T1"> </text:span><text:span text:style-name="T2">and</text:span><text:span text:style-name="T1"> </text:span><text:span text:style-name="T2">forced</text:span><text:span text:style-name="T1"> </text:span><text:span text:style-name="T2">a</text:span><text:span text:style-name="T1"> </text:span><text:span text:style-name="T2">thin</text:span><text:span text:style-name="T1"> </text:span><text:span text:style-name="T2">smile</text:span><text:span text:style-name="T1"> </text:span><text:span text:style-name="T2">on</text:span><text:span text:style-name="T1"> </text:span><text:span text:style-name="T2">her</text:span><text:span text:style-name="T1"> </text:span><text:span text:style-name="T2">mouth.</text:span><text:span text:style-name="T1"> </text:span><text:span text:style-name="T2">She</text:span><text:span text:style-name="T1"> </text:span><text:span text:style-name="T2">went</text:span><text:span text:style-name="T1"> </text:span><text:span text:style-name="T2">on:</text:span></text:p>
      <text:p text:style-name="P1"><text:span text:style-name="T1">“</text:span><text:span text:style-name="T2">We</text:span><text:span text:style-name="T1"> </text:span><text:span text:style-name="T2">know</text:span><text:span text:style-name="T1"> </text:span><text:span text:style-name="T2">enough</text:span><text:span text:style-name="T1"> </text:span><text:span text:style-name="T2">about</text:span><text:span text:style-name="T1"> </text:span><text:span text:style-name="T2">sarcasm</text:span><text:span text:style-name="T1"> </text:span><text:span text:style-name="T2">to</text:span><text:span text:style-name="T1"> </text:span><text:span text:style-name="T2">not</text:span><text:span text:style-name="T1"> </text:span><text:span text:style-name="T2">use</text:span><text:span text:style-name="T1"> </text:span><text:span text:style-name="T2">it</text:span><text:span text:style-name="T1"> </text:span><text:span text:style-name="T2">in</text:span><text:span text:style-name="T1"> </text:span><text:span text:style-name="T2">serious</text:span><text:span text:style-name="T1"> </text:span><text:span text:style-name="T2">matters.</text:span><text:span text:style-name="T1"> </text:span><text:span text:style-name="T2">We</text:span><text:span text:style-name="T1">’</text:span><text:span text:style-name="T2">ve</text:span><text:span text:style-name="T1"> </text:span><text:span text:style-name="T2">been</text:span><text:span text:style-name="T1"> </text:span><text:span text:style-name="T2">trained</text:span><text:span text:style-name="T1"> </text:span><text:span text:style-name="T2">in</text:span><text:span text:style-name="T1"> </text:span><text:span text:style-name="T2">languages</text:span><text:span text:style-name="T1"> </text:span><text:span text:style-name="T2">and</text:span><text:span text:style-name="T1"> </text:span><text:span text:style-name="T2">the</text:span><text:span text:style-name="T1"> </text:span><text:span text:style-name="T2">arts,</text:span><text:span text:style-name="T1"> </text:span><text:span text:style-name="T2">as</text:span><text:span text:style-name="T1"> </text:span><text:span text:style-name="T2">well</text:span><text:span text:style-name="T1"> </text:span><text:span text:style-name="T2">as</text:span><text:span text:style-name="T1"> </text:span><text:span text:style-name="T2">the</text:span><text:span text:style-name="T1"> </text:span><text:span text:style-name="T2">ways</text:span><text:span text:style-name="T1"> </text:span><text:span text:style-name="T2">of</text:span><text:span text:style-name="T1"> </text:span><text:span text:style-name="T2">the</text:span><text:span text:style-name="T1"> </text:span><text:span text:style-name="T2">sword,</text:span><text:span text:style-name="T1"> </text:span><text:span text:style-name="T2">bow</text:span><text:span text:style-name="T1"> </text:span><text:span text:style-name="T2">and</text:span><text:span text:style-name="T1"> </text:span><text:span text:style-name="T2">armor.</text:span><text:span text:style-name="T1"> </text:span><text:span text:style-name="T2">Such</text:span><text:span text:style-name="T1"> </text:span><text:span text:style-name="T2">is</text:span><text:span text:style-name="T1"> </text:span><text:span text:style-name="T2">the</text:span><text:span text:style-name="T1"> </text:span><text:span text:style-name="T2">way</text:span><text:span text:style-name="T1"> </text:span><text:span text:style-name="T2">of</text:span><text:span text:style-name="T1"> </text:span><text:span text:style-name="T2">Nomos;</text:span><text:span text:style-name="T1"> </text:span><text:span text:style-name="T2">we</text:span><text:span text:style-name="T1"> </text:span><text:span text:style-name="T2">are</text:span><text:span text:style-name="T1"> </text:span><text:span text:style-name="T2">not</text:span><text:span text:style-name="T1"> </text:span><text:span text:style-name="T2">simpletons,</text:span><text:span text:style-name="T1"> </text:span><text:span text:style-name="T2">mind</text:span><text:span text:style-name="T1"> </text:span><text:span text:style-name="T2">you.</text:span><text:span text:style-name="T1"> </text:span><text:span text:style-name="T2">We</text:span><text:span text:style-name="T1"> </text:span><text:span text:style-name="T2">are</text:span><text:span text:style-name="T1"> </text:span><text:span text:style-name="T2">warrior-maidens</text:span><text:span text:style-name="T1"> </text:span><text:span text:style-name="T2">of</text:span><text:span text:style-name="T1"> </text:span><text:span text:style-name="T2">the</text:span><text:span text:style-name="T1"> </text:span><text:span text:style-name="T2">Mountain</text:span><text:span text:style-name="T1"> </text:span><text:span text:style-name="T2">Garden,</text:span><text:span text:style-name="T1"> </text:span><text:span text:style-name="T2">not</text:span><text:span text:style-name="T1"> </text:span><text:span text:style-name="T2">simple</text:span><text:span text:style-name="T1"> </text:span><text:span text:style-name="T2">women</text:span><text:span text:style-name="T1"> </text:span><text:span text:style-name="T2">who</text:span><text:span text:style-name="T1"> </text:span><text:span text:style-name="T2">would</text:span><text:span text:style-name="T1"> </text:span><text:span text:style-name="T2">rather</text:span><text:span text:style-name="T1"> </text:span><text:span text:style-name="T2">spent</text:span><text:span text:style-name="T1"> </text:span><text:span text:style-name="T2">their</text:span><text:span text:style-name="T1"> </text:span><text:span text:style-name="T2">days</text:span><text:span text:style-name="T1"> </text:span><text:span text:style-name="T2">serving</text:span><text:span text:style-name="T1"> </text:span><text:span text:style-name="T2">a</text:span><text:span text:style-name="T1"> </text:span><text:span text:style-name="T2">lowly,</text:span><text:span text:style-name="T1"> </text:span><text:span text:style-name="T2">unworthy</text:span><text:span text:style-name="T1"> </text:span><text:span text:style-name="T2">husband</text:span><text:span text:style-name="T1"> </text:span><text:span text:style-name="T2">as</text:span><text:span text:style-name="T1"> </text:span><text:span text:style-name="T2">their</text:span><text:span text:style-name="T1"> </text:span><text:span text:style-name="T2">master.</text:span><text:span text:style-name="T1"> </text:span><text:span text:style-name="T2">We</text:span><text:span text:style-name="T1"> </text:span><text:span text:style-name="T2">demand</text:span><text:span text:style-name="T1"> </text:span><text:span text:style-name="T2">respect</text:span><text:span text:style-name="T1"> </text:span><text:span text:style-name="T2">and</text:span><text:span text:style-name="T1"> </text:span><text:span text:style-name="T2">earn</text:span><text:span text:style-name="T1"> </text:span><text:span text:style-name="T2">it</text:span><text:span text:style-name="T1"> </text:span><text:span text:style-name="T2">our</text:span><text:span text:style-name="T1"> </text:span><text:span text:style-name="T2">way;</text:span><text:span text:style-name="T1"> </text:span><text:span text:style-name="T2">we</text:span><text:span text:style-name="T1"> </text:span><text:span text:style-name="T2">obey</text:span><text:span text:style-name="T1"> </text:span><text:span text:style-name="T2">the</text:span><text:span text:style-name="T1"> </text:span><text:span text:style-name="T2">laws</text:span><text:span text:style-name="T1"> </text:span><text:span text:style-name="T2">but</text:span><text:span text:style-name="T1"> </text:span><text:span text:style-name="T2">listen</text:span><text:span text:style-name="T1"> </text:span><text:span text:style-name="T2">to</text:span><text:span text:style-name="T1"> </text:span><text:span text:style-name="T2">our</text:span><text:span text:style-name="T1"> </text:span><text:span text:style-name="T2">hearts</text:span><text:span text:style-name="T1"> </text:span><text:span text:style-name="T2">first.</text:span><text:span text:style-name="T1"> </text:span><text:span text:style-name="T2">We</text:span><text:span text:style-name="T1"> </text:span><text:span text:style-name="T2">serve</text:span><text:span text:style-name="T1"> </text:span><text:span text:style-name="T2">Skrala,</text:span><text:span text:style-name="T1"> </text:span><text:span text:style-name="T2">until</text:span><text:span text:style-name="T1"> </text:span><text:span text:style-name="T2">Svarna</text:span><text:span text:style-name="T1"> </text:span><text:span text:style-name="T2">guides</text:span><text:span text:style-name="T1"> </text:span><text:span text:style-name="T2">us</text:span><text:span text:style-name="T1"> </text:span><text:span text:style-name="T2">to</text:span><text:span text:style-name="T1"> </text:span><text:span text:style-name="T2">the</text:span><text:span text:style-name="T1"> </text:span><text:span text:style-name="T2">Eternal</text:span><text:span text:style-name="T1"> </text:span><text:span text:style-name="T2">Light.</text:span><text:span text:style-name="T1"> </text:span><text:span text:style-name="T2">Do</text:span><text:span text:style-name="T1"> </text:span><text:span text:style-name="T2">you</text:span><text:span text:style-name="T1"> </text:span><text:span text:style-name="T2">understand,</text:span><text:span text:style-name="T1"> </text:span><text:span text:style-name="T2">Mr.</text:span><text:span text:style-name="T1"> </text:span><text:span text:style-name="T2">Abbermouth?</text:span><text:span text:style-name="T1">”</text:span></text:p>
      <text:p text:style-name="P2">Lernea<text:span text:style-name="T3"> </text:span>managed<text:span text:style-name="T3"> </text:span>to<text:span text:style-name="T3"> </text:span>awe<text:span text:style-name="T3"> </text:span>everyone<text:span text:style-name="T3"> </text:span>into<text:span text:style-name="T3"> </text:span>stilled<text:span text:style-name="T3"> </text:span>silence,<text:span text:style-name="T3"> </text:span>including<text:span text:style-name="T3"> </text:span>her<text:span text:style-name="T3"> </text:span>sister.<text:span text:style-name="T3"> </text:span>Winceham<text:span text:style-name="T3"> </text:span>managed<text:span text:style-name="T3"> </text:span>to<text:span text:style-name="T3"> </text:span>nod,<text:span text:style-name="T3"> </text:span>yet<text:span text:style-name="T3"> </text:span>enchanted<text:span text:style-name="T3"> </text:span>by<text:span text:style-name="T3"> </text:span>Lernea<text:span text:style-name="T3">’</text:span>s<text:span text:style-name="T3"> </text:span>presence.<text:span text:style-name="T3"> </text:span>The<text:span text:style-name="T3"> </text:span>silence<text:span text:style-name="T3"> </text:span>was<text:span text:style-name="T3"> </text:span>broken<text:span text:style-name="T3"> </text:span>by<text:span text:style-name="T3"> </text:span>Ned,<text:span text:style-name="T3"> </text:span>who<text:span text:style-name="T3"> </text:span>took<text:span text:style-name="T3"> </text:span>Lernea<text:span text:style-name="T3"> </text:span>by<text:span text:style-name="T3"> </text:span>the<text:span text:style-name="T3"> </text:span>arm<text:span text:style-name="T3"> </text:span>suddenly<text:span text:style-name="T3"> </text:span>and<text:span text:style-name="T3"> </text:span>spoke<text:span text:style-name="T3"> </text:span>from<text:span text:style-name="T3"> </text:span>heart,<text:span text:style-name="T3"> </text:span>the<text:span text:style-name="T3"> </text:span>words<text:span text:style-name="T3"> </text:span>rushing<text:span text:style-name="T3"> </text:span>freely<text:span text:style-name="T3"> </text:span>out<text:span text:style-name="T3"> </text:span>his<text:span text:style-name="T3"> </text:span>mouth:</text:p>
      <text:p text:style-name="P1"><text:span text:style-name="T1">“</text:span><text:span text:style-name="T2">You</text:span><text:span text:style-name="T1">’</text:span><text:span text:style-name="T2">ve</text:span><text:span text:style-name="T1"> </text:span><text:span text:style-name="T2">spoken</text:span><text:span text:style-name="T1"> </text:span><text:span text:style-name="T2">true</text:span><text:span text:style-name="T1"> </text:span><text:span text:style-name="T2">milady;</text:span><text:span text:style-name="T1"> </text:span><text:span text:style-name="T2">even</text:span><text:span text:style-name="T1"> </text:span><text:span text:style-name="T2">a</text:span><text:span text:style-name="T1"> </text:span><text:span text:style-name="T2">fool</text:span><text:span text:style-name="T1"> </text:span><text:span text:style-name="T2">would</text:span><text:span text:style-name="T1"> </text:span><text:span text:style-name="T2">feel</text:span><text:span text:style-name="T1"> </text:span><text:span text:style-name="T2">that.</text:span><text:span text:style-name="T1"> </text:span><text:span text:style-name="T2">I</text:span><text:span text:style-name="T1"> </text:span><text:span text:style-name="T2">know</text:span><text:span text:style-name="T1"> </text:span><text:span text:style-name="T2">this</text:span><text:span text:style-name="T1"> </text:span><text:span text:style-name="T2">then;</text:span><text:span text:style-name="T1"> </text:span><text:span text:style-name="T2">that</text:span><text:span text:style-name="T1"> </text:span><text:span text:style-name="T2">you</text:span><text:span text:style-name="T1"> </text:span><text:span text:style-name="T2">and</text:span><text:span text:style-name="T1"> </text:span><text:span text:style-name="T2">your</text:span><text:span text:style-name="T1"> </text:span><text:span text:style-name="T2">sister</text:span><text:span text:style-name="T1"> </text:span><text:span text:style-name="T2">are</text:span><text:span text:style-name="T1"> </text:span><text:span text:style-name="T2">noble</text:span><text:span text:style-name="T1"> </text:span><text:span text:style-name="T2">women,</text:span><text:span text:style-name="T1"> </text:span><text:span text:style-name="T2">with</text:span><text:span text:style-name="T1"> </text:span><text:span text:style-name="T2">brave,</text:span><text:span text:style-name="T1"> </text:span><text:span text:style-name="T2">courageous</text:span><text:span text:style-name="T1"> </text:span><text:span text:style-name="T2">hearts.</text:span><text:span text:style-name="T1"> </text:span><text:span text:style-name="T2">I</text:span><text:span text:style-name="T1">’</text:span><text:span text:style-name="T2">ll</text:span><text:span text:style-name="T1"> </text:span><text:span text:style-name="T2">only</text:span><text:span text:style-name="T1"> </text:span><text:span text:style-name="T2">ask</text:span><text:span text:style-name="T1"> </text:span><text:span text:style-name="T2">this</text:span><text:span text:style-name="T1"> </text:span><text:span text:style-name="T2">once</text:span><text:span text:style-name="T1"> </text:span><text:span text:style-name="T2">and</text:span><text:span text:style-name="T1"> </text:span><text:span text:style-name="T2">in</text:span><text:span text:style-name="T1"> </text:span><text:span text:style-name="T2">return</text:span><text:span text:style-name="T1"> </text:span><text:span text:style-name="T2">I</text:span><text:span text:style-name="T1"> </text:span><text:span text:style-name="T2">pledge</text:span><text:span text:style-name="T1"> </text:span><text:span text:style-name="T2">myself</text:span><text:span text:style-name="T1"> </text:span><text:span text:style-name="T2">into</text:span><text:span text:style-name="T1"> </text:span><text:span text:style-name="T2">your</text:span><text:span text:style-name="T1"> </text:span><text:span text:style-name="T2">service</text:span><text:span text:style-name="T1"> </text:span><text:span text:style-name="T2">until</text:span><text:span text:style-name="T1"> </text:span><text:span text:style-name="T2">my</text:span><text:span text:style-name="T1"> </text:span><text:span text:style-name="T2">last</text:span><text:span text:style-name="T1"> </text:span><text:span text:style-name="T2">breath</text:span><text:span text:style-name="T1"> </text:span><text:span text:style-name="T2">escapes</text:span><text:span text:style-name="T1"> </text:span><text:span text:style-name="T2">me.</text:span><text:span text:style-name="T1"> </text:span><text:span text:style-name="T2">Help</text:span><text:span text:style-name="T1"> </text:span><text:span text:style-name="T2">me</text:span><text:span text:style-name="T1"> </text:span><text:span text:style-name="T2">avenge</text:span><text:span text:style-name="T1"> </text:span><text:span text:style-name="T2">my</text:span><text:span text:style-name="T1"> </text:span><text:span text:style-name="T2">father</text:span><text:span text:style-name="T1">’</text:span><text:span text:style-name="T2">s</text:span><text:span text:style-name="T1"> </text:span><text:span text:style-name="T2">death,</text:span><text:span text:style-name="T1"> </text:span><text:span text:style-name="T2">miladies.</text:span><text:span text:style-name="T1">”</text:span></text:p>
      <text:p text:style-name="P2">Lernea<text:span text:style-name="T3"> </text:span>looked<text:span text:style-name="T3"> </text:span>at<text:span text:style-name="T3"> </text:span>Ned<text:span text:style-name="T3"> </text:span>with<text:span text:style-name="T3"> </text:span>a<text:span text:style-name="T3"> </text:span>surprised<text:span text:style-name="T3"> </text:span>half-smile;<text:span text:style-name="T3"> </text:span>it<text:span text:style-name="T3"> </text:span>seemed<text:span text:style-name="T3"> </text:span>he<text:span text:style-name="T3"> </text:span>was<text:span text:style-name="T3"> </text:span>being<text:span text:style-name="T3"> </text:span>utterly<text:span text:style-name="T3"> </text:span>serious<text:span text:style-name="T3"> </text:span>and<text:span text:style-name="T3"> </text:span>fully<text:span text:style-name="T3"> </text:span>aware<text:span text:style-name="T3"> </text:span>of<text:span text:style-name="T3"> </text:span>what<text:span text:style-name="T3"> </text:span>such<text:span text:style-name="T3"> </text:span>an<text:span text:style-name="T3"> </text:span>oath<text:span text:style-name="T3"> </text:span>entailed.<text:span text:style-name="T3"> </text:span>Parcifal<text:span text:style-name="T3"> </text:span>saw<text:span text:style-name="T3"> </text:span>her<text:span text:style-name="T3"> </text:span>sister<text:span text:style-name="T3">’</text:span>s<text:span text:style-name="T3"> </text:span>face<text:span text:style-name="T3"> </text:span>brighten<text:span text:style-name="T3"> </text:span>up.<text:span text:style-name="T3"> </text:span>She<text:span text:style-name="T3"> </text:span>placed<text:span text:style-name="T3"> </text:span>her<text:span text:style-name="T3"> </text:span>hand<text:span text:style-name="T3"> </text:span>gently<text:span text:style-name="T3"> </text:span>on<text:span text:style-name="T3"> </text:span>Ned<text:span text:style-name="T3">’</text:span>s<text:span text:style-name="T3"> </text:span>shoulder<text:span text:style-name="T3"> </text:span>and<text:span text:style-name="T3"> </text:span>told<text:span text:style-name="T3"> </text:span>him<text:span text:style-name="T3"> </text:span>heartily:</text:p>
      <text:p text:style-name="P1"><text:span text:style-name="T1">“</text:span><text:span text:style-name="T2">There</text:span><text:span text:style-name="T1">’</text:span><text:span text:style-name="T2">s</text:span><text:span text:style-name="T1"> </text:span><text:span text:style-name="T2">no</text:span><text:span text:style-name="T1"> </text:span><text:span text:style-name="T2">need</text:span><text:span text:style-name="T1"> </text:span><text:span text:style-name="T2">for</text:span><text:span text:style-name="T1"> </text:span><text:span text:style-name="T2">that</text:span><text:span text:style-name="T1"> </text:span><text:span text:style-name="T2">Ned.</text:span><text:span text:style-name="T1"> </text:span><text:span text:style-name="T2">We</text:span><text:span text:style-name="T1"> </text:span><text:span text:style-name="T2">are</text:span><text:span text:style-name="T1"> </text:span><text:span text:style-name="T2">free</text:span><text:span text:style-name="T1"> </text:span><text:span text:style-name="T2">women</text:span><text:span text:style-name="T1"> </text:span><text:span text:style-name="T2">and</text:span><text:span text:style-name="T1"> </text:span><text:span text:style-name="T2">our</text:span><text:span text:style-name="T1"> </text:span><text:span text:style-name="T2">people,</text:span><text:span text:style-name="T1"> </text:span><text:span text:style-name="T2">are</text:span><text:span text:style-name="T1"> </text:span><text:span text:style-name="T2">free</text:span><text:span text:style-name="T1"> </text:span><text:span text:style-name="T2">people;</text:span><text:span text:style-name="T1"> </text:span><text:span text:style-name="T2">we</text:span><text:span text:style-name="T1"> </text:span><text:span text:style-name="T2">do</text:span><text:span text:style-name="T1"> </text:span><text:span text:style-name="T2">not</text:span><text:span text:style-name="T1"> </text:span><text:span text:style-name="T2">offer</text:span><text:span text:style-name="T1"> </text:span><text:span text:style-name="T2">them</text:span><text:span text:style-name="T1"> </text:span><text:span text:style-name="T2">a</text:span><text:span text:style-name="T1"> </text:span><text:span text:style-name="T2">life</text:span><text:span text:style-name="T1"> </text:span><text:span text:style-name="T2">of</text:span><text:span text:style-name="T1"> </text:span><text:span text:style-name="T2">servitude,</text:span><text:span text:style-name="T1"> </text:span><text:span text:style-name="T2">but</text:span><text:span text:style-name="T1"> </text:span><text:span text:style-name="T2">one</text:span><text:span text:style-name="T1"> </text:span><text:span text:style-name="T2">worth</text:span><text:span text:style-name="T1"> </text:span><text:span text:style-name="T2">fighting</text:span><text:span text:style-name="T1"> </text:span><text:span text:style-name="T2">for.</text:span><text:span text:style-name="T1"> </text:span><text:span text:style-name="T2">Worth</text:span><text:span text:style-name="T1"> </text:span><text:span text:style-name="T2">dying</text:span><text:span text:style-name="T1"> </text:span><text:span text:style-name="T2">for.</text:span><text:span text:style-name="T1"> </text:span><text:span text:style-name="T2">We</text:span><text:span text:style-name="T1"> </text:span><text:span text:style-name="T2">are</text:span><text:span text:style-name="T1"> </text:span><text:span text:style-name="T2">honored</text:span><text:span text:style-name="T1"> </text:span><text:span text:style-name="T2">that</text:span><text:span text:style-name="T1"> </text:span><text:span text:style-name="T2">you</text:span><text:span text:style-name="T1"> </text:span><text:span text:style-name="T2">ask</text:span><text:span text:style-name="T1"> </text:span><text:span text:style-name="T2">this</text:span><text:span text:style-name="T1"> </text:span><text:span text:style-name="T2">of</text:span><text:span text:style-name="T1"> </text:span><text:span text:style-name="T2">us;</text:span><text:span text:style-name="T1"> </text:span><text:span text:style-name="T2">we</text:span><text:span text:style-name="T1"> </text:span><text:span text:style-name="T2">shall</text:span><text:span text:style-name="T1"> </text:span><text:span text:style-name="T2">avenge</text:span><text:span text:style-name="T1"> </text:span><text:span text:style-name="T2">your</text:span><text:span text:style-name="T1"> </text:span><text:span text:style-name="T2">father</text:span><text:span text:style-name="T1">’</text:span><text:span text:style-name="T2">s</text:span><text:span text:style-name="T1"> </text:span><text:span text:style-name="T2">demise,</text:span><text:span text:style-name="T1"> </text:span><text:span text:style-name="T2">or</text:span><text:span text:style-name="T1"> </text:span><text:span text:style-name="T2">fall</text:span><text:span text:style-name="T1"> </text:span><text:span text:style-name="T2">by</text:span><text:span text:style-name="T1"> </text:span><text:span text:style-name="T2">your</text:span><text:span text:style-name="T1"> </text:span><text:span text:style-name="T2">side.</text:span><text:span text:style-name="T1"> </text:span><text:span text:style-name="T2">By</text:span><text:span text:style-name="T1"> </text:span><text:span text:style-name="T2">Skrala</text:span><text:span text:style-name="T1"> </text:span><text:span text:style-name="T2">sworn.</text:span><text:span text:style-name="T1">”</text:span></text:p>
      <text:p text:style-name="P2">Ned<text:span text:style-name="T3">’</text:span>s<text:span text:style-name="T3"> </text:span>face<text:span text:style-name="T3"> </text:span>was<text:span text:style-name="T3"> </text:span>overcome<text:span text:style-name="T3"> </text:span>by<text:span text:style-name="T3"> </text:span>a<text:span text:style-name="T3"> </text:span>hard,<text:span text:style-name="T3"> </text:span>edgy<text:span text:style-name="T3"> </text:span>smile<text:span text:style-name="T3"> </text:span>that<text:span text:style-name="T3"> </text:span>crept<text:span text:style-name="T3"> </text:span>up<text:span text:style-name="T3"> </text:span>on<text:span text:style-name="T3"> </text:span>his<text:span text:style-name="T3"> </text:span>lips.<text:span text:style-name="T3"> </text:span>He<text:span text:style-name="T3"> </text:span>nodded<text:span text:style-name="T3"> </text:span>solemnly<text:span text:style-name="T3"> </text:span>and<text:span text:style-name="T3"> </text:span>offered<text:span text:style-name="T3"> </text:span>his<text:span text:style-name="T3"> </text:span>arm<text:span text:style-name="T3"> </text:span>to<text:span text:style-name="T3"> </text:span>Parcifal<text:span text:style-name="T3"> </text:span>which<text:span text:style-name="T3"> </text:span>she<text:span text:style-name="T3"> </text:span>grasped<text:span text:style-name="T3"> </text:span>firmly.<text:span text:style-name="T3"> </text:span>Parcifal<text:span text:style-name="T3"> </text:span>looked<text:span text:style-name="T3"> </text:span>at<text:span text:style-name="T3"> </text:span>her<text:span text:style-name="T3"> </text:span>sister<text:span text:style-name="T3"> </text:span>with<text:span text:style-name="T3"> </text:span>a<text:span text:style-name="T3"> </text:span>set<text:span text:style-name="T3"> </text:span>of<text:span text:style-name="T3"> </text:span>proud<text:span text:style-name="T3"> </text:span>eyes<text:span text:style-name="T3"> </text:span>and<text:span text:style-name="T3"> </text:span>said<text:span text:style-name="T3"> </text:span>with<text:span text:style-name="T3"> </text:span>a<text:span text:style-name="T3"> </text:span>hint<text:span text:style-name="T3"> </text:span>of<text:span text:style-name="T3"> </text:span>admiration:</text:p>
      <text:p text:style-name="P1"><text:span text:style-name="T1">“</text:span><text:span text:style-name="T2">Spoken</text:span><text:span text:style-name="T1"> </text:span><text:span text:style-name="T2">true,</text:span><text:span text:style-name="T1"> </text:span><text:span text:style-name="T2">sister.</text:span><text:span text:style-name="T1">”</text:span></text:p>
      <text:p text:style-name="P2">She<text:span text:style-name="T3"> </text:span>looked<text:span text:style-name="T3"> </text:span>at<text:span text:style-name="T3"> </text:span>Ned<text:span text:style-name="T3"> </text:span>brightly<text:span text:style-name="T3"> </text:span>and<text:span text:style-name="T3"> </text:span>told<text:span text:style-name="T3"> </text:span>him,<text:span text:style-name="T3"> “</text:span>By<text:span text:style-name="T3"> </text:span>Skrala<text:span text:style-name="T3"> </text:span>sworn,<text:span text:style-name="T3"> </text:span>your<text:span text:style-name="T3"> </text:span>father<text:span text:style-name="T3"> </text:span>will<text:span text:style-name="T3"> </text:span>be<text:span text:style-name="T3"> </text:span>avenged.<text:span text:style-name="T3">”</text:span></text:p>
      <text:p text:style-name="P2">Winceham<text:span text:style-name="T3"> </text:span>on<text:span text:style-name="T3"> </text:span>the<text:span text:style-name="T3"> </text:span>other<text:span text:style-name="T3"> </text:span>hand<text:span text:style-name="T3"> </text:span>was<text:span text:style-name="T3"> </text:span>half-way<text:span text:style-name="T3"> </text:span>towards<text:span text:style-name="T3"> </text:span>the<text:span text:style-name="T3"> </text:span>doorway<text:span text:style-name="T3"> </text:span>of<text:span text:style-name="T3"> </text:span>the<text:span text:style-name="T3"> </text:span>Sniggering<text:span text:style-name="T3"> </text:span>Pig<text:span text:style-name="T3"> </text:span>when<text:span text:style-name="T3"> </text:span>he<text:span text:style-name="T3"> </text:span>turned<text:span text:style-name="T3"> </text:span>around<text:span text:style-name="T3"> </text:span>and<text:span text:style-name="T3"> </text:span>said<text:span text:style-name="T3"> </text:span>with<text:span text:style-name="T3"> </text:span>a<text:span text:style-name="T3"> </text:span>scoff:</text:p>
      <text:p text:style-name="P1"><text:soft-page-break/><text:span text:style-name="T1">“</text:span><text:span text:style-name="T2">Do</text:span><text:span text:style-name="T1"> </text:span><text:span text:style-name="T2">you</text:span><text:span text:style-name="T1"> </text:span><text:span text:style-name="T2">even</text:span><text:span text:style-name="T1"> </text:span><text:span text:style-name="T2">hear</text:span><text:span text:style-name="T1"> </text:span><text:span text:style-name="T2">yourselves?</text:span><text:span text:style-name="T1"> </text:span><text:span text:style-name="T2">I</text:span><text:span text:style-name="T1"> </text:span><text:span text:style-name="T2">can</text:span><text:span text:style-name="T1"> </text:span><text:span text:style-name="T2">understand</text:span><text:span text:style-name="T1"> </text:span><text:span text:style-name="T2">Ned</text:span><text:span text:style-name="T1"> </text:span><text:span text:style-name="T2">is</text:span><text:span text:style-name="T1"> </text:span><text:span text:style-name="T2">upset</text:span><text:span text:style-name="T1"> </text:span><text:span text:style-name="T2">and</text:span><text:span text:style-name="T1"> </text:span><text:span text:style-name="T2">has</text:span><text:span text:style-name="T1"> </text:span><text:span text:style-name="T2">little</text:span><text:span text:style-name="T1"> </text:span><text:span text:style-name="T2">grasp</text:span><text:span text:style-name="T1"> </text:span><text:span text:style-name="T2">of</text:span><text:span text:style-name="T1"> </text:span><text:span text:style-name="T2">reality</text:span><text:span text:style-name="T1"> </text:span><text:span text:style-name="T2">right</text:span><text:span text:style-name="T1"> </text:span><text:span text:style-name="T2">now,</text:span><text:span text:style-name="T1"> </text:span><text:span text:style-name="T2">but</text:span><text:span text:style-name="T1"> </text:span><text:span text:style-name="T2">you?</text:span><text:span text:style-name="T1"> </text:span><text:span text:style-name="T2">You</text:span><text:span text:style-name="T1"> </text:span><text:span text:style-name="T2">ought</text:span><text:span text:style-name="T1"> </text:span><text:span text:style-name="T2">to</text:span><text:span text:style-name="T1"> </text:span><text:span text:style-name="T2">know</text:span><text:span text:style-name="T1"> </text:span><text:span text:style-name="T2">better.</text:span><text:span text:style-name="T1"> </text:span><text:span text:style-name="T2">But</text:span><text:span text:style-name="T1"> </text:span><text:span text:style-name="T2">I</text:span><text:span text:style-name="T1"> </text:span><text:span text:style-name="T2">forget;</text:span><text:span text:style-name="T1"> </text:span><text:span text:style-name="T2">you</text:span><text:span text:style-name="T1"> </text:span><text:span text:style-name="T2">just</text:span><text:span text:style-name="T1"> </text:span><text:span text:style-name="T2">got</text:span><text:span text:style-name="T1"> </text:span><text:span text:style-name="T2">off</text:span><text:span text:style-name="T1"> </text:span><text:span text:style-name="T2">the</text:span><text:span text:style-name="T1"> </text:span><text:span text:style-name="T2">boat</text:span><text:span text:style-name="T1"> </text:span><text:span text:style-name="T2">today.</text:span><text:span text:style-name="T1"> </text:span><text:span text:style-name="T2">Goodnight</text:span><text:span text:style-name="T1"> </text:span><text:span text:style-name="T2">to</text:span><text:span text:style-name="T1"> </text:span><text:span text:style-name="T2">you,</text:span><text:span text:style-name="T1"> </text:span><text:span text:style-name="T2">Godspeed,</text:span><text:span text:style-name="T1"> </text:span><text:span text:style-name="T2">by</text:span><text:span text:style-name="T1"> </text:span><text:span text:style-name="T2">Skrala</text:span><text:span text:style-name="T1"> </text:span><text:span text:style-name="T2">or</text:span><text:span text:style-name="T1"> </text:span><text:span text:style-name="T2">whomever</text:span><text:span text:style-name="T1"> </text:span><text:span text:style-name="T2">you</text:span><text:span text:style-name="T1"> </text:span><text:span text:style-name="T2">fancy,</text:span><text:span text:style-name="T1"> </text:span><text:span text:style-name="T2">whom</text:span><text:span text:style-name="T1"> </text:span><text:span text:style-name="T2">you</text:span><text:span text:style-name="T1">’</text:span><text:span text:style-name="T2">re</text:span><text:span text:style-name="T1"> </text:span><text:span text:style-name="T2">bound</text:span><text:span text:style-name="T1"> </text:span><text:span text:style-name="T2">to</text:span><text:span text:style-name="T1"> </text:span><text:span text:style-name="T2">meet</text:span><text:span text:style-name="T1"> </text:span><text:span text:style-name="T2">soon,</text:span><text:span text:style-name="T1"> </text:span><text:span text:style-name="T2">I</text:span><text:span text:style-name="T1">’</text:span><text:span text:style-name="T2">d</text:span><text:span text:style-name="T1"> </text:span><text:span text:style-name="T2">wager.</text:span><text:span text:style-name="T1">”</text:span></text:p>
      <text:p text:style-name="P2">Ned<text:span text:style-name="T3"> </text:span>looked<text:span text:style-name="T3"> </text:span>at<text:span text:style-name="T3"> </text:span>the<text:span text:style-name="T3"> </text:span>halfuin<text:span text:style-name="T3"> </text:span>with<text:span text:style-name="T3"> </text:span>piercing<text:span text:style-name="T3"> </text:span>eyes<text:span text:style-name="T3"> </text:span>and<text:span text:style-name="T3"> </text:span>told<text:span text:style-name="T3"> </text:span>him<text:span text:style-name="T3"> </text:span>even<text:span text:style-name="T3"> </text:span>as<text:span text:style-name="T3"> </text:span>Winceham<text:span text:style-name="T3">’</text:span>s<text:span text:style-name="T3"> </text:span>hand<text:span text:style-name="T3"> </text:span>was<text:span text:style-name="T3"> </text:span>on<text:span text:style-name="T3"> </text:span>the<text:span text:style-name="T3"> </text:span>door<text:span text:style-name="T3">’</text:span>s<text:span text:style-name="T3"> </text:span>handle:</text:p>
      <text:p text:style-name="P1"><text:span text:style-name="T1">“</text:span><text:span text:style-name="T2">I</text:span><text:span text:style-name="T1">’</text:span><text:span text:style-name="T2">ve</text:span><text:span text:style-name="T1"> </text:span><text:span text:style-name="T2">known</text:span><text:span text:style-name="T1"> </text:span><text:span text:style-name="T2">you</text:span><text:span text:style-name="T1"> </text:span><text:span text:style-name="T2">for</text:span><text:span text:style-name="T1"> </text:span><text:span text:style-name="T2">a</text:span><text:span text:style-name="T1"> </text:span><text:span text:style-name="T2">thief</text:span><text:span text:style-name="T1"> </text:span><text:span text:style-name="T2">Winceham,</text:span><text:span text:style-name="T1"> </text:span><text:span text:style-name="T2">but</text:span><text:span text:style-name="T1"> </text:span><text:span text:style-name="T2">not</text:span><text:span text:style-name="T1"> </text:span><text:span text:style-name="T2">for</text:span><text:span text:style-name="T1"> </text:span><text:span text:style-name="T2">a</text:span><text:span text:style-name="T1"> </text:span><text:span text:style-name="T2">coward.</text:span><text:span text:style-name="T1"> </text:span><text:span text:style-name="T2">You</text:span><text:span text:style-name="T1"> </text:span><text:span text:style-name="T2">made</text:span><text:span text:style-name="T1"> </text:span><text:span text:style-name="T2">a</text:span><text:span text:style-name="T1"> </text:span><text:span text:style-name="T2">promise</text:span><text:span text:style-name="T1"> </text:span><text:span text:style-name="T2">to</text:span><text:span text:style-name="T1"> </text:span><text:span text:style-name="T2">my</text:span><text:span text:style-name="T1"> </text:span><text:span text:style-name="T2">father</text:span><text:span text:style-name="T1"> </text:span><text:span text:style-name="T2">and</text:span><text:span text:style-name="T1"> </text:span><text:span text:style-name="T2">to</text:span><text:span text:style-name="T1"> </text:span><text:span text:style-name="T2">me.</text:span><text:span text:style-name="T1"> </text:span><text:span text:style-name="T2">That</text:span><text:span text:style-name="T1"> </text:span><text:span text:style-name="T2">promise</text:span><text:span text:style-name="T1"> </text:span><text:span text:style-name="T2">cannot</text:span><text:span text:style-name="T1"> </text:span><text:span text:style-name="T2">be</text:span><text:span text:style-name="T1"> </text:span><text:span text:style-name="T2">met</text:span><text:span text:style-name="T1"> </text:span><text:span text:style-name="T2">now;</text:span><text:span text:style-name="T1"> </text:span><text:span text:style-name="T2">do</text:span><text:span text:style-name="T1"> </text:span><text:span text:style-name="T2">not</text:span><text:span text:style-name="T1"> </text:span><text:span text:style-name="T2">make</text:span><text:span text:style-name="T1"> </text:span><text:span text:style-name="T2">me</text:span><text:span text:style-name="T1"> </text:span><text:span text:style-name="T2">invoke</text:span><text:span text:style-name="T1"> </text:span><text:span text:style-name="T2">the</text:span><text:span text:style-name="T1"> </text:span><text:span text:style-name="T2">Nadragatea,</text:span><text:span text:style-name="T1"> </text:span><text:span text:style-name="T2">Wince.</text:span><text:span text:style-name="T1"> </text:span><text:span text:style-name="T2">I</text:span><text:span text:style-name="T1"> </text:span><text:span text:style-name="T2">ask</text:span><text:span text:style-name="T1"> </text:span><text:span text:style-name="T2">this</text:span><text:span text:style-name="T1"> </text:span><text:span text:style-name="T2">as</text:span><text:span text:style-name="T1"> </text:span><text:span text:style-name="T2">a</text:span><text:span text:style-name="T1"> </text:span><text:span text:style-name="T2">friend.</text:span><text:span text:style-name="T1"> </text:span><text:span text:style-name="T2">I</text:span><text:span text:style-name="T1"> </text:span><text:span text:style-name="T2">ask</text:span><text:span text:style-name="T1"> </text:span><text:span text:style-name="T2">this</text:span><text:span text:style-name="T1"> </text:span><text:span text:style-name="T2">because</text:span><text:span text:style-name="T1"> </text:span><text:span text:style-name="T2">I</text:span><text:span text:style-name="T1"> </text:span><text:span text:style-name="T2">know</text:span><text:span text:style-name="T1"> </text:span><text:span text:style-name="T2">it</text:span><text:span text:style-name="T1"> </text:span><text:span text:style-name="T2">to</text:span><text:span text:style-name="T1"> </text:span><text:span text:style-name="T2">be</text:span><text:span text:style-name="T1"> </text:span><text:span text:style-name="T2">true</text:span><text:span text:style-name="T1"> </text:span><text:span text:style-name="T2">in</text:span><text:span text:style-name="T1"> </text:span><text:span text:style-name="T2">your</text:span><text:span text:style-name="T1"> </text:span><text:span text:style-name="T2">heart</text:span><text:span text:style-name="T1"> </text:span><text:span text:style-name="T2">as</text:span><text:span text:style-name="T1"> </text:span><text:span text:style-name="T2">well.</text:span><text:span text:style-name="T1">”</text:span></text:p>
      <text:p text:style-name="P1"><text:span text:style-name="T1">“</text:span><text:span text:style-name="T2">Don</text:span><text:span text:style-name="T1">’</text:span><text:span text:style-name="T2">t</text:span><text:span text:style-name="T1"> </text:span><text:span text:style-name="T2">do</text:span><text:span text:style-name="T1"> </text:span><text:span text:style-name="T2">this,</text:span><text:span text:style-name="T1"> </text:span><text:span text:style-name="T2">Ned.</text:span><text:span text:style-name="T1"> </text:span><text:span text:style-name="T2">Don</text:span><text:span text:style-name="T1">’</text:span><text:span text:style-name="T2">t</text:span><text:span text:style-name="T1"> </text:span><text:span text:style-name="T2">make</text:span><text:span text:style-name="T1"> </text:span><text:span text:style-name="T2">me</text:span><text:span text:style-name="T1"> </text:span><text:span text:style-name="T2">do</text:span><text:span text:style-name="T1"> </text:span><text:span text:style-name="T2">this,</text:span><text:span text:style-name="T1">” </text:span><text:span text:style-name="T2">said</text:span><text:span text:style-name="T1"> </text:span><text:span text:style-name="T2">Winceham,</text:span><text:span text:style-name="T1"> </text:span><text:span text:style-name="T2">shaking</text:span><text:span text:style-name="T1"> </text:span><text:span text:style-name="T2">his</text:span><text:span text:style-name="T1"> </text:span><text:span text:style-name="T2">head</text:span><text:span text:style-name="T1"> </text:span><text:span text:style-name="T2">with</text:span><text:span text:style-name="T1"> </text:span><text:span text:style-name="T2">eyes</text:span><text:span text:style-name="T1"> </text:span><text:span text:style-name="T2">held</text:span><text:span text:style-name="T1"> </text:span><text:span text:style-name="T2">firmly</text:span><text:span text:style-name="T1"> </text:span><text:span text:style-name="T2">shut.</text:span></text:p>
      <text:p text:style-name="P1"><text:span text:style-name="T1">“</text:span><text:span text:style-name="T2">Avenge</text:span><text:span text:style-name="T1"> </text:span><text:span text:style-name="T2">my</text:span><text:span text:style-name="T1"> </text:span><text:span text:style-name="T2">father</text:span><text:span text:style-name="T1">’</text:span><text:span text:style-name="T2">s</text:span><text:span text:style-name="T1"> </text:span><text:span text:style-name="T2">death,</text:span><text:span text:style-name="T1"> </text:span><text:span text:style-name="T2">Wince.</text:span><text:span text:style-name="T1"> </text:span><text:span text:style-name="T2">It</text:span><text:span text:style-name="T1"> </text:span><text:span text:style-name="T2">wasn</text:span><text:span text:style-name="T1">’</text:span><text:span text:style-name="T2">t</text:span><text:span text:style-name="T1"> </text:span><text:span text:style-name="T2">always</text:span><text:span text:style-name="T1"> </text:span><text:span text:style-name="T2">Hobb</text:span><text:span text:style-name="T1">’</text:span><text:span text:style-name="T2">s</text:span><text:span text:style-name="T1"> </text:span><text:span text:style-name="T2">Bay,</text:span><text:span text:style-name="T1"> </text:span><text:span text:style-name="T2">Winceham.</text:span><text:span text:style-name="T1"> </text:span><text:span text:style-name="T2">You</text:span><text:span text:style-name="T1"> </text:span><text:span text:style-name="T2">should</text:span><text:span text:style-name="T1"> </text:span><text:span text:style-name="T2">remember</text:span><text:span text:style-name="T1"> </text:span><text:span text:style-name="T2">better</text:span><text:span text:style-name="T1"> </text:span><text:span text:style-name="T2">than</text:span><text:span text:style-name="T1"> </text:span><text:span text:style-name="T2">I</text:span><text:span text:style-name="T1"> </text:span><text:span text:style-name="T2">do,</text:span><text:span text:style-name="T1">” </text:span><text:span text:style-name="T2">replied</text:span><text:span text:style-name="T1"> </text:span><text:span text:style-name="T2">Ned</text:span><text:span text:style-name="T1"> </text:span><text:span text:style-name="T2">softly.</text:span></text:p>
      <text:p text:style-name="P1"><text:span text:style-name="T1">“</text:span><text:span text:style-name="T2">I</text:span><text:span text:style-name="T1"> </text:span><text:span text:style-name="T2">remember</text:span><text:span text:style-name="T1"> </text:span><text:span text:style-name="T2">and</text:span><text:span text:style-name="T1"> </text:span><text:span text:style-name="T2">I</text:span><text:span text:style-name="T1"> </text:span><text:span text:style-name="T2">know,</text:span><text:span text:style-name="T1"> </text:span><text:span text:style-name="T2">Ned.</text:span><text:span text:style-name="T1"> </text:span><text:span text:style-name="T2">It</text:span><text:span text:style-name="T1"> </text:span><text:span text:style-name="T2">just</text:span><text:span text:style-name="T1"> </text:span><text:span text:style-name="T2">can</text:span><text:span text:style-name="T1">’</text:span><text:span text:style-name="T2">t</text:span><text:span text:style-name="T1"> </text:span><text:span text:style-name="T2">be</text:span><text:span text:style-name="T1"> </text:span><text:span text:style-name="T2">done.</text:span><text:span text:style-name="T1"> </text:span><text:span text:style-name="T2">We</text:span><text:span text:style-name="T1">’</text:span><text:span text:style-name="T2">ll</text:span><text:span text:style-name="T1"> </text:span><text:span text:style-name="T2">be</text:span><text:span text:style-name="T1"> </text:span><text:span text:style-name="T2">throwing</text:span><text:span text:style-name="T1"> </text:span><text:span text:style-name="T2">away</text:span><text:span text:style-name="T1"> </text:span><text:span text:style-name="T2">our</text:span><text:span text:style-name="T1"> </text:span><text:span text:style-name="T2">lives</text:span><text:span text:style-name="T1"> </text:span><text:span text:style-name="T2">for</text:span><text:span text:style-name="T1"> </text:span><text:span text:style-name="T2">nothing!</text:span><text:span text:style-name="T1">” </text:span><text:span text:style-name="T2">shouted</text:span><text:span text:style-name="T1"> </text:span><text:span text:style-name="T2">Winceham</text:span><text:span text:style-name="T1"> </text:span><text:span text:style-name="T2">angrily.</text:span></text:p>
      <text:p text:style-name="P1"><text:span text:style-name="T1">“</text:span><text:span text:style-name="T2">No</text:span><text:span text:style-name="T1"> </text:span><text:span text:style-name="T2">life</text:span><text:span text:style-name="T1"> </text:span><text:span text:style-name="T2">given</text:span><text:span text:style-name="T1"> </text:span><text:span text:style-name="T2">freely,</text:span><text:span text:style-name="T1"> </text:span><text:span text:style-name="T2">pure</text:span><text:span text:style-name="T1"> </text:span><text:span text:style-name="T2">of</text:span><text:span text:style-name="T1"> </text:span><text:span text:style-name="T2">heart</text:span><text:span text:style-name="T1"> </text:span><text:span text:style-name="T2">and</text:span><text:span text:style-name="T1"> </text:span><text:span text:style-name="T2">with</text:span><text:span text:style-name="T1"> </text:span><text:span text:style-name="T2">honorable</text:span><text:span text:style-name="T1"> </text:span><text:span text:style-name="T2">intention,</text:span><text:span text:style-name="T1"> </text:span><text:span text:style-name="T2">is</text:span><text:span text:style-name="T1"> </text:span><text:span text:style-name="T2">thrown</text:span><text:span text:style-name="T1"> </text:span><text:span text:style-name="T2">away</text:span><text:span text:style-name="T1"> </text:span><text:span text:style-name="T2">for</text:span><text:span text:style-name="T1"> </text:span><text:span text:style-name="T2">nothing.</text:span><text:span text:style-name="T1"> </text:span><text:span text:style-name="T2">There</text:span><text:span text:style-name="T1"> </text:span><text:span text:style-name="T2">is</text:span><text:span text:style-name="T1"> </text:span><text:span text:style-name="T2">always</text:span><text:span text:style-name="T1"> </text:span><text:span text:style-name="T2">a</text:span><text:span text:style-name="T1"> </text:span><text:span text:style-name="T2">place</text:span><text:span text:style-name="T1"> </text:span><text:span text:style-name="T2">by</text:span><text:span text:style-name="T1"> </text:span><text:span text:style-name="T2">Skrala</text:span><text:span text:style-name="T1">’</text:span><text:span text:style-name="T2">s</text:span><text:span text:style-name="T1"> </text:span><text:span text:style-name="T2">side</text:span><text:span text:style-name="T1"> </text:span><text:span text:style-name="T2">for</text:span><text:span text:style-name="T1"> </text:span><text:span text:style-name="T2">those</text:span><text:span text:style-name="T1"> </text:span><text:span text:style-name="T2">that</text:span><text:span text:style-name="T1"> </text:span><text:span text:style-name="T2">seek</text:span><text:span text:style-name="T1"> </text:span><text:span text:style-name="T2">a</text:span><text:span text:style-name="T1"> </text:span><text:span text:style-name="T2">righteous</text:span><text:span text:style-name="T1"> </text:span><text:span text:style-name="T2">death,</text:span><text:span text:style-name="T1">” </text:span><text:span text:style-name="T2">said</text:span><text:span text:style-name="T1"> </text:span><text:span text:style-name="T2">Parcifal</text:span><text:span text:style-name="T1"> </text:span><text:span text:style-name="T2">in</text:span><text:span text:style-name="T1"> </text:span><text:span text:style-name="T2">earnest,</text:span><text:span text:style-name="T1"> </text:span><text:span text:style-name="T2">while</text:span><text:span text:style-name="T1"> </text:span><text:span text:style-name="T2">Lernea</text:span><text:span text:style-name="T1"> </text:span><text:span text:style-name="T2">nodded</text:span><text:span text:style-name="T1"> </text:span><text:span text:style-name="T2">thoroughly</text:span><text:span text:style-name="T1"> </text:span><text:span text:style-name="T2">and</text:span><text:span text:style-name="T1"> </text:span><text:span text:style-name="T2">added</text:span><text:span text:style-name="T1"> </text:span><text:span text:style-name="T2">with</text:span><text:span text:style-name="T1"> </text:span><text:span text:style-name="T2">conviction:</text:span><text:span text:style-name="T1"> “</text:span><text:span text:style-name="T2">By</text:span><text:span text:style-name="T1"> </text:span><text:span text:style-name="T2">Skrala</text:span><text:span text:style-name="T1"> </text:span><text:span text:style-name="T2">sworn!</text:span><text:span text:style-name="T1">”</text:span></text:p>
      <text:p text:style-name="P2">Winceham<text:span text:style-name="T3"> </text:span>looked<text:span text:style-name="T3"> </text:span>suddenly<text:span text:style-name="T3"> </text:span>tense.<text:span text:style-name="T3"> </text:span>His<text:span text:style-name="T3"> </text:span>usually<text:span text:style-name="T3"> </text:span>tolerant<text:span text:style-name="T3"> </text:span>and<text:span text:style-name="T3"> </text:span>cool<text:span text:style-name="T3"> </text:span>manner<text:span text:style-name="T3"> </text:span>was<text:span text:style-name="T3"> </text:span>chipping<text:span text:style-name="T3"> </text:span>off<text:span text:style-name="T3"> </text:span>his<text:span text:style-name="T3"> </text:span>flustered<text:span text:style-name="T3"> </text:span>face.<text:span text:style-name="T3"> </text:span>He<text:span text:style-name="T3"> </text:span>afforded<text:span text:style-name="T3"> </text:span>the<text:span text:style-name="T3"> </text:span>two<text:span text:style-name="T3"> </text:span>sisters<text:span text:style-name="T3"> </text:span>a<text:span text:style-name="T3"> </text:span>sharp<text:span text:style-name="T3"> </text:span>stare<text:span text:style-name="T3"> </text:span>and<text:span text:style-name="T3"> </text:span>told<text:span text:style-name="T3"> </text:span>them<text:span text:style-name="T3"> </text:span>with<text:span text:style-name="T3"> </text:span>a<text:span text:style-name="T3"> </text:span>tone<text:span text:style-name="T3"> </text:span>of<text:span text:style-name="T3"> </text:span>rightful<text:span text:style-name="T3"> </text:span>indignation:</text:p>
      <text:p text:style-name="P1"><text:span text:style-name="T1">“</text:span><text:span text:style-name="T2">You</text:span><text:span text:style-name="T1"> </text:span><text:span text:style-name="T2">two</text:span><text:span text:style-name="T1"> </text:span><text:span text:style-name="T2">pig-headed</text:span><text:span text:style-name="T1"> </text:span><text:span text:style-name="T2">noblewads!</text:span><text:span text:style-name="T1"> </text:span><text:span text:style-name="T2">You</text:span><text:span text:style-name="T1"> </text:span><text:span text:style-name="T2">just</text:span><text:span text:style-name="T1"> </text:span><text:span text:style-name="T2">won</text:span><text:span text:style-name="T1">’</text:span><text:span text:style-name="T2">t</text:span><text:span text:style-name="T1"> </text:span><text:span text:style-name="T2">give</text:span><text:span text:style-name="T1"> </text:span><text:span text:style-name="T2">up!</text:span><text:span text:style-name="T1"> </text:span><text:span text:style-name="T2">You</text:span><text:span text:style-name="T1"> </text:span><text:span text:style-name="T2">won</text:span><text:span text:style-name="T1">’</text:span><text:span text:style-name="T2">t</text:span><text:span text:style-name="T1"> </text:span><text:span text:style-name="T2">give</text:span><text:span text:style-name="T1"> </text:span><text:span text:style-name="T2">up</text:span><text:span text:style-name="T1"> </text:span><text:span text:style-name="T2">those</text:span><text:span text:style-name="T1"> </text:span><text:span text:style-name="T2">damned</text:span><text:span text:style-name="T1"> </text:span><text:span text:style-name="T2">coins</text:span><text:span text:style-name="T1"> </text:span><text:span text:style-name="T2">and</text:span><text:span text:style-name="T1"> </text:span><text:span text:style-name="T2">now</text:span><text:span text:style-name="T1"> </text:span><text:span text:style-name="T2">you</text:span><text:span text:style-name="T1"> </text:span><text:span text:style-name="T2">won</text:span><text:span text:style-name="T1">’</text:span><text:span text:style-name="T2">t</text:span><text:span text:style-name="T1"> </text:span><text:span text:style-name="T2">give</text:span><text:span text:style-name="T1"> </text:span><text:span text:style-name="T2">up</text:span><text:span text:style-name="T1"> </text:span><text:span text:style-name="T2">a</text:span><text:span text:style-name="T1"> </text:span><text:span text:style-name="T2">certain</text:span><text:span text:style-name="T1"> </text:span><text:span text:style-name="T2">death!</text:span><text:span text:style-name="T1">”</text:span></text:p>
      <text:p text:style-name="P1"><text:span text:style-name="T1">“</text:span><text:span text:style-name="T2">I</text:span><text:span text:style-name="T1"> </text:span><text:span text:style-name="T2">think</text:span><text:span text:style-name="T1"> </text:span><text:span text:style-name="T2">it</text:span><text:span text:style-name="T1">’</text:span><text:span text:style-name="T2">s</text:span><text:span text:style-name="T1"> </text:span><text:span text:style-name="T2">plain</text:span><text:span text:style-name="T1"> </text:span><text:span text:style-name="T2">old</text:span><text:span text:style-name="T1"> </text:span><text:span text:style-name="T2">fear</text:span><text:span text:style-name="T1"> </text:span><text:span text:style-name="T2">you</text:span><text:span text:style-name="T1"> </text:span><text:span text:style-name="T2">feel.</text:span><text:span text:style-name="T1"> </text:span><text:span text:style-name="T2">It</text:span><text:span text:style-name="T1"> </text:span><text:span text:style-name="T2">is</text:span><text:span text:style-name="T1"> </text:span><text:span text:style-name="T2">normal,</text:span><text:span text:style-name="T1"> </text:span><text:span text:style-name="T2">not</text:span><text:span text:style-name="T1"> </text:span><text:span text:style-name="T2">to</text:span><text:span text:style-name="T1"> </text:span><text:span text:style-name="T2">say</text:span><text:span text:style-name="T1"> </text:span><text:span text:style-name="T2">expected</text:span><text:span text:style-name="T1"> </text:span><text:span text:style-name="T2">of</text:span><text:span text:style-name="T1"> </text:span><text:span text:style-name="T2">a</text:span><text:span text:style-name="T1"> </text:span><text:span text:style-name="T2">thief.</text:span><text:span text:style-name="T1"> </text:span><text:span text:style-name="T2">We</text:span><text:span text:style-name="T1"> </text:span><text:span text:style-name="T2">feel</text:span><text:span text:style-name="T1"> </text:span><text:span text:style-name="T2">it</text:span><text:span text:style-name="T1"> </text:span><text:span text:style-name="T2">as</text:span><text:span text:style-name="T1"> </text:span><text:span text:style-name="T2">well,</text:span><text:span text:style-name="T1"> </text:span><text:span text:style-name="T2">mind</text:span><text:span text:style-name="T1"> </text:span><text:span text:style-name="T2">you,</text:span><text:span text:style-name="T1"> </text:span><text:span text:style-name="T2">but</text:span><text:span text:style-name="T1"> </text:span><text:span text:style-name="T2">it</text:span><text:span text:style-name="T1"> </text:span><text:span text:style-name="T2">is</text:span><text:span text:style-name="T1"> </text:span><text:span text:style-name="T2">only</text:span><text:span text:style-name="T1"> </text:span><text:span text:style-name="T2">useful</text:span><text:span text:style-name="T1"> </text:span><text:span text:style-name="T2">to</text:span><text:span text:style-name="T1"> </text:span><text:span text:style-name="T2">keep</text:span><text:span text:style-name="T1"> </text:span><text:span text:style-name="T2">one</text:span><text:span text:style-name="T1"> </text:span><text:span text:style-name="T2">alive</text:span><text:span text:style-name="T1"> </text:span><text:span text:style-name="T2">in</text:span><text:span text:style-name="T1"> </text:span><text:span text:style-name="T2">battle,</text:span><text:span text:style-name="T1"> </text:span><text:span text:style-name="T2">not</text:span><text:span text:style-name="T1"> </text:span><text:span text:style-name="T2">to</text:span><text:span text:style-name="T1"> </text:span><text:span text:style-name="T2">keep</text:span><text:span text:style-name="T1"> </text:span><text:span text:style-name="T2">one</text:span><text:span text:style-name="T1"> </text:span><text:span text:style-name="T2">from</text:span><text:span text:style-name="T1"> </text:span><text:span text:style-name="T2">joining</text:span><text:span text:style-name="T1"> </text:span><text:span text:style-name="T2">it.</text:span><text:span text:style-name="T1">”</text:span></text:p>
      <text:p text:style-name="P1"><text:span text:style-name="T1">“</text:span><text:span text:style-name="T2">You</text:span><text:span text:style-name="T1"> </text:span><text:span text:style-name="T2">think</text:span><text:span text:style-name="T1"> </text:span><text:span text:style-name="T2">you</text:span><text:span text:style-name="T1">’</text:span><text:span text:style-name="T2">re</text:span><text:span text:style-name="T1"> </text:span><text:span text:style-name="T2">so</text:span><text:span text:style-name="T1"> </text:span><text:span text:style-name="T2">brave</text:span><text:span text:style-name="T1"> </text:span><text:span text:style-name="T2">and</text:span><text:span text:style-name="T1"> </text:span><text:span text:style-name="T2">righteous,</text:span><text:span text:style-name="T1"> </text:span><text:span text:style-name="T2">don</text:span><text:span text:style-name="T1">’</text:span><text:span text:style-name="T2">t</text:span><text:span text:style-name="T1"> </text:span><text:span text:style-name="T2">you?</text:span><text:span text:style-name="T1"> </text:span><text:span text:style-name="T2">Well,</text:span><text:span text:style-name="T1"> </text:span><text:span text:style-name="T2">you</text:span><text:span text:style-name="T1">’</text:span><text:span text:style-name="T2">ll</text:span><text:span text:style-name="T1"> </text:span><text:span text:style-name="T2">be</text:span><text:span text:style-name="T1"> </text:span><text:span text:style-name="T2">dead</text:span><text:span text:style-name="T1"> </text:span><text:span text:style-name="T2">before</text:span><text:span text:style-name="T1"> </text:span><text:span text:style-name="T2">that</text:span><text:span text:style-name="T1"> </text:span><text:span text:style-name="T2">body</text:span><text:span text:style-name="T1">’</text:span><text:span text:style-name="T2">s</text:span><text:span text:style-name="T1"> </text:span><text:span text:style-name="T2">cold!</text:span><text:span text:style-name="T1">”</text:span></text:p>
      <text:p text:style-name="P1"><text:span text:style-name="T1">“</text:span><text:span text:style-name="T2">My</text:span><text:span text:style-name="T1"> </text:span><text:span text:style-name="T2">father</text:span><text:span text:style-name="T1"> </text:span><text:span text:style-name="T2">has</text:span><text:span text:style-name="T1"> </text:span><text:span text:style-name="T2">a</text:span><text:span text:style-name="T1"> </text:span><text:span text:style-name="T2">name,</text:span><text:span text:style-name="T1"> </text:span><text:span text:style-name="T2">Winceham.</text:span><text:span text:style-name="T1">”</text:span></text:p>
      <text:p text:style-name="P1"><text:span text:style-name="T1">“</text:span><text:span text:style-name="T2">I</text:span><text:span text:style-name="T1">’</text:span><text:span text:style-name="T2">ve</text:span><text:span text:style-name="T1"> </text:span><text:span text:style-name="T2">turned</text:span><text:span text:style-name="T1"> </text:span><text:span text:style-name="T2">bags</text:span><text:span text:style-name="T1"> </text:span><text:span text:style-name="T2">of</text:span><text:span text:style-name="T1"> </text:span><text:span text:style-name="T2">shite</text:span><text:span text:style-name="T1"> </text:span><text:span text:style-name="T2">into</text:span><text:span text:style-name="T1"> </text:span><text:span text:style-name="T2">gold</text:span><text:span text:style-name="T1"> </text:span><text:span text:style-name="T2">with</text:span><text:span text:style-name="T1"> </text:span><text:span text:style-name="T2">Vern</text:span><text:span text:style-name="T1"> </text:span><text:span text:style-name="T2">before</text:span><text:span text:style-name="T1"> </text:span><text:span text:style-name="T2">you</text:span><text:span text:style-name="T1"> </text:span><text:span text:style-name="T2">were</text:span><text:span text:style-name="T1"> </text:span><text:span text:style-name="T2">even</text:span><text:span text:style-name="T1"> </text:span><text:span text:style-name="T2">conceived</text:span><text:span text:style-name="T1"> </text:span><text:span text:style-name="T2">in</text:span><text:span text:style-name="T1"> </text:span><text:span text:style-name="T2">the</text:span><text:span text:style-name="T1"> </text:span><text:span text:style-name="T2">glimmer</text:span><text:span text:style-name="T1"> </text:span><text:span text:style-name="T2">of</text:span><text:span text:style-name="T1"> </text:span><text:span text:style-name="T2">his</text:span><text:span text:style-name="T1"> </text:span><text:span text:style-name="T2">eye!</text:span><text:span text:style-name="T1"> </text:span><text:span text:style-name="T2">Don</text:span><text:span text:style-name="T1">’</text:span><text:span text:style-name="T2">t</text:span><text:span text:style-name="T1"> </text:span><text:span text:style-name="T2">play</text:span><text:span text:style-name="T1"> </text:span><text:span text:style-name="T2">the</text:span><text:span text:style-name="T1"> </text:span><text:span text:style-name="T2">part</text:span><text:span text:style-name="T1"> </text:span><text:span text:style-name="T2">of</text:span><text:span text:style-name="T1"> </text:span><text:span text:style-name="T2">the</text:span><text:span text:style-name="T1"> </text:span><text:span text:style-name="T2">insulted</text:span><text:span text:style-name="T1"> </text:span><text:span text:style-name="T2">fool,</text:span><text:span text:style-name="T1"> </text:span><text:span text:style-name="T2">it</text:span><text:span text:style-name="T1"> </text:span><text:span text:style-name="T2">ill</text:span><text:span text:style-name="T1"> </text:span><text:span text:style-name="T2">suits</text:span><text:span text:style-name="T1"> </text:span><text:span text:style-name="T2">you!</text:span><text:span text:style-name="T1"> </text:span><text:span text:style-name="T2">Mind</text:span><text:span text:style-name="T1"> </text:span><text:span text:style-name="T2">you,</text:span><text:span text:style-name="T1"> </text:span><text:span text:style-name="T2">I</text:span><text:span text:style-name="T1"> </text:span><text:span text:style-name="T2">have</text:span><text:span text:style-name="T1"> </text:span><text:span text:style-name="T2">pride</text:span><text:span text:style-name="T1"> </text:span><text:span text:style-name="T2">myself</text:span><text:span text:style-name="T1"> </text:span><text:span text:style-name="T2">and</text:span><text:span text:style-name="T1"> </text:span><text:span text:style-name="T2">I</text:span><text:span text:style-name="T1"> </text:span><text:span text:style-name="T2">can</text:span><text:span text:style-name="T1"> </text:span><text:span text:style-name="T2">muster</text:span><text:span text:style-name="T1"> </text:span><text:span text:style-name="T2">my</text:span><text:span text:style-name="T1"> </text:span><text:span text:style-name="T2">anger</text:span><text:span text:style-name="T1"> </text:span><text:span text:style-name="T2">and</text:span><text:span text:style-name="T1"> </text:span><text:span text:style-name="T2">hate</text:span><text:span text:style-name="T1"> </text:span><text:span text:style-name="T2">when</text:span><text:span text:style-name="T1"> </text:span><text:span text:style-name="T2">needs</text:span><text:span text:style-name="T1"> </text:span><text:span text:style-name="T2">be</text:span><text:span text:style-name="T1"> </text:span><text:span text:style-name="T2">done,</text:span><text:span text:style-name="T1"> </text:span><text:span text:style-name="T2">but</text:span><text:span text:style-name="T1"> </text:span><text:span text:style-name="T2">I</text:span><text:span text:style-name="T1"> </text:span><text:span text:style-name="T2">have</text:span><text:span text:style-name="T1"> </text:span><text:span text:style-name="T2">a</text:span><text:span text:style-name="T1"> </text:span><text:span text:style-name="T2">good</text:span><text:span text:style-name="T1"> </text:span><text:span text:style-name="T2">mind</text:span><text:span text:style-name="T1"> </text:span><text:span text:style-name="T2">to</text:span><text:span text:style-name="T1"> </text:span><text:span text:style-name="T2">stay</text:span><text:span text:style-name="T1"> </text:span><text:span text:style-name="T2">alive</text:span><text:span text:style-name="T1"> </text:span><text:span text:style-name="T2">as</text:span><text:span text:style-name="T1"> </text:span><text:span text:style-name="T2">well.</text:span><text:span text:style-name="T1"> </text:span><text:span text:style-name="T2">And</text:span><text:span text:style-name="T1"> </text:span><text:span text:style-name="T2">what</text:span><text:span text:style-name="T1"> </text:span><text:span text:style-name="T2">you</text:span><text:span text:style-name="T1">’</text:span><text:span text:style-name="T2">ve</text:span><text:span text:style-name="T1"> </text:span><text:span text:style-name="T2">been</text:span><text:span text:style-name="T1"> </text:span><text:span text:style-name="T2">trying</text:span><text:span text:style-name="T1"> </text:span><text:span text:style-name="T2">to</text:span><text:span text:style-name="T1"> </text:span><text:span text:style-name="T2">convince</text:span><text:span text:style-name="T1"> </text:span><text:span text:style-name="T2">yourselves</text:span><text:span text:style-name="T1"> </text:span><text:span text:style-name="T2">into</text:span><text:span text:style-name="T1"> </text:span><text:span text:style-name="T2">doing</text:span><text:span text:style-name="T1"> </text:span><text:span text:style-name="T2">and</text:span><text:span text:style-name="T1"> </text:span><text:span text:style-name="T2">dragging</text:span><text:span text:style-name="T1"> </text:span><text:span text:style-name="T2">me</text:span><text:span text:style-name="T1"> </text:span><text:span text:style-name="T2">along,</text:span><text:span text:style-name="T1"> </text:span><text:span text:style-name="T2">is</text:span><text:span text:style-name="T1"> </text:span><text:span text:style-name="T2">plain</text:span><text:span text:style-name="T1"> </text:span><text:span text:style-name="T2">and</text:span><text:span text:style-name="T1"> </text:span><text:span text:style-name="T2">utter</text:span><text:span text:style-name="T1"> </text:span><text:span text:style-name="T2">bonkers,</text:span><text:span text:style-name="T1"> </text:span><text:span text:style-name="T2">that</text:span><text:span text:style-name="T1">’</text:span><text:span text:style-name="T2">s</text:span><text:span text:style-name="T1"> </text:span><text:span text:style-name="T2">what</text:span><text:span text:style-name="T1"> </text:span><text:span text:style-name="T2">it</text:span><text:span text:style-name="T1"> </text:span><text:span text:style-name="T2">is.</text:span><text:span text:style-name="T1"> </text:span><text:span text:style-name="T2">Not</text:span><text:span text:style-name="T1"> </text:span><text:span text:style-name="T2">to</text:span><text:span text:style-name="T1"> </text:span><text:span text:style-name="T2">mention</text:span><text:span text:style-name="T1"> </text:span><text:span text:style-name="T2">time</text:span><text:span text:style-name="T1"> </text:span><text:span text:style-name="T2">is</text:span><text:span text:style-name="T1"> </text:span><text:span text:style-name="T2">already</text:span><text:span text:style-name="T1"> </text:span><text:span text:style-name="T2">swiftly</text:span><text:span text:style-name="T1"> </text:span><text:span text:style-name="T2">running</text:span><text:span text:style-name="T1"> </text:span><text:span text:style-name="T2">against</text:span><text:span text:style-name="T1"> </text:span><text:span text:style-name="T2">us.</text:span><text:span text:style-name="T1">”</text:span></text:p>
      <text:p text:style-name="P1"><text:soft-page-break/><text:span text:style-name="T1">“</text:span><text:span text:style-name="T2">Is</text:span><text:span text:style-name="T1"> </text:span><text:span text:style-name="T2">that</text:span><text:span text:style-name="T1"> </text:span><text:span text:style-name="T2">your</text:span><text:span text:style-name="T1"> </text:span><text:span text:style-name="T2">professional</text:span><text:span text:style-name="T1"> </text:span><text:span text:style-name="T2">opinion,</text:span><text:span text:style-name="T1"> </text:span><text:span text:style-name="T2">sirrah?</text:span><text:span text:style-name="T1">” </text:span><text:span text:style-name="T2">said</text:span><text:span text:style-name="T1"> </text:span><text:span text:style-name="T2">Parcifal</text:span><text:span text:style-name="T1"> </text:span><text:span text:style-name="T2">with</text:span><text:span text:style-name="T1"> </text:span><text:span text:style-name="T2">a</text:span><text:span text:style-name="T1"> </text:span><text:span text:style-name="T2">grin.</text:span></text:p>
      <text:p text:style-name="P1"><text:span text:style-name="T1">“</text:span><text:span text:style-name="T2">He</text:span><text:span text:style-name="T1"> </text:span><text:span text:style-name="T2">really</text:span><text:span text:style-name="T1"> </text:span><text:span text:style-name="T2">is</text:span><text:span text:style-name="T1"> </text:span><text:span text:style-name="T2">afraid,</text:span><text:span text:style-name="T1">” </text:span><text:span text:style-name="T2">Lernea</text:span><text:span text:style-name="T1"> </text:span><text:span text:style-name="T2">added</text:span><text:span text:style-name="T1"> </text:span><text:span text:style-name="T2">with</text:span><text:span text:style-name="T1"> </text:span><text:span text:style-name="T2">a</text:span><text:span text:style-name="T1"> </text:span><text:span text:style-name="T2">curious</text:span><text:span text:style-name="T1"> </text:span><text:span text:style-name="T2">smile,</text:span><text:span text:style-name="T1"> </text:span><text:span text:style-name="T2">as</text:span><text:span text:style-name="T1"> </text:span><text:span text:style-name="T2">if</text:span><text:span text:style-name="T1"> </text:span><text:span text:style-name="T2">discovering</text:span><text:span text:style-name="T1"> </text:span><text:span text:style-name="T2">something</text:span><text:span text:style-name="T1"> </text:span><text:span text:style-name="T2">new.</text:span></text:p>
      <text:p text:style-name="P1"><text:span text:style-name="T1">“</text:span><text:span text:style-name="T2">I</text:span><text:span text:style-name="T1"> </text:span><text:span text:style-name="T2">invoke</text:span><text:span text:style-name="T1"> </text:span><text:span text:style-name="T2">the</text:span><text:span text:style-name="T1"> </text:span><text:span text:style-name="T2">Nadragatea,</text:span><text:span text:style-name="T1"> </text:span><text:span text:style-name="T2">Winceham</text:span><text:span text:style-name="T1"> </text:span><text:span text:style-name="T2">Higginsbottom</text:span><text:span text:style-name="T1"> </text:span><text:span text:style-name="T2">Abbermouth</text:span><text:span text:style-name="T1"> </text:span><text:span text:style-name="T2">the</text:span><text:span text:style-name="T1"> </text:span><text:span text:style-name="T2">Third,</text:span><text:span text:style-name="T1"> </text:span><text:span text:style-name="T2">Never-been-caught-with-my-hand-in-the-cookie-jar,</text:span><text:span text:style-name="T1"> </text:span><text:span text:style-name="T2">witnessed</text:span><text:span text:style-name="T1"> </text:span><text:span text:style-name="T2">by</text:span><text:span text:style-name="T1"> </text:span><text:span text:style-name="T2">two</text:span><text:span text:style-name="T1"> </text:span><text:span text:style-name="T2">of</text:span><text:span text:style-name="T1"> </text:span><text:span text:style-name="T2">neither</text:span><text:span text:style-name="T1"> </text:span><text:span text:style-name="T2">party!</text:span><text:span text:style-name="T1">” </text:span><text:span text:style-name="T2">said</text:span><text:span text:style-name="T1"> </text:span><text:span text:style-name="T2">Ned</text:span><text:span text:style-name="T1"> </text:span><text:span text:style-name="T2">in</text:span><text:span text:style-name="T1"> </text:span><text:span text:style-name="T2">an</text:span><text:span text:style-name="T1"> </text:span><text:span text:style-name="T2">officious,</text:span><text:span text:style-name="T1"> </text:span><text:span text:style-name="T2">loud</text:span><text:span text:style-name="T1"> </text:span><text:span text:style-name="T2">voice.</text:span></text:p>
      <text:p text:style-name="P2">Winceham<text:span text:style-name="T3"> </text:span>closed<text:span text:style-name="T3"> </text:span>his<text:span text:style-name="T3"> </text:span>eyes<text:span text:style-name="T3"> </text:span>and<text:span text:style-name="T3"> </text:span>dropped<text:span text:style-name="T3"> </text:span>his<text:span text:style-name="T3"> </text:span>satchel<text:span text:style-name="T3"> </text:span>on<text:span text:style-name="T3"> </text:span>the<text:span text:style-name="T3"> </text:span>floor.<text:span text:style-name="T3"> </text:span>He<text:span text:style-name="T3"> </text:span>remained<text:span text:style-name="T3"> </text:span>motionless<text:span text:style-name="T3"> </text:span>for<text:span text:style-name="T3"> </text:span>a<text:span text:style-name="T3"> </text:span>moment,<text:span text:style-name="T3"> </text:span>before<text:span text:style-name="T3"> </text:span>he<text:span text:style-name="T3"> </text:span>went<text:span text:style-name="T3"> </text:span>down<text:span text:style-name="T3"> </text:span>on<text:span text:style-name="T3"> </text:span>his<text:span text:style-name="T3"> </text:span>knees<text:span text:style-name="T3"> </text:span>and<text:span text:style-name="T3"> </text:span>looked<text:span text:style-name="T3"> </text:span>at<text:span text:style-name="T3"> </text:span>Ned<text:span text:style-name="T3"> </text:span>with<text:span text:style-name="T3"> </text:span>a<text:span text:style-name="T3"> </text:span>sad<text:span text:style-name="T3"> </text:span>face.<text:span text:style-name="T3"> </text:span>His<text:span text:style-name="T3"> </text:span>voice<text:span text:style-name="T3"> </text:span>had<text:span text:style-name="T3"> </text:span>a<text:span text:style-name="T3"> </text:span>surrendered<text:span text:style-name="T3"> </text:span>quality.</text:p>
      <text:p text:style-name="P1"><text:span text:style-name="T1">“</text:span><text:span text:style-name="T2">Blasted.</text:span><text:span text:style-name="T1"> </text:span><text:span text:style-name="T2">You</text:span><text:span text:style-name="T1"> </text:span><text:span text:style-name="T2">knew</text:span><text:span text:style-name="T1"> </text:span><text:span text:style-name="T2">my</text:span><text:span text:style-name="T1"> </text:span><text:span text:style-name="T2">full</text:span><text:span text:style-name="T1"> </text:span><text:span text:style-name="T2">name,</text:span><text:span text:style-name="T1"> </text:span><text:span text:style-name="T2">eh?</text:span><text:span text:style-name="T1"> </text:span><text:span text:style-name="T2">I</text:span><text:span text:style-name="T1"> </text:span><text:span text:style-name="T2">was</text:span><text:span text:style-name="T1"> </text:span><text:span text:style-name="T2">hoping</text:span><text:span text:style-name="T1"> </text:span><text:span text:style-name="T2">Vern</text:span><text:span text:style-name="T1"> </text:span><text:span text:style-name="T2">had</text:span><text:span text:style-name="T1"> </text:span><text:span text:style-name="T2">never</text:span><text:span text:style-name="T1"> </text:span><text:span text:style-name="T2">really</text:span><text:span text:style-name="T1"> </text:span><text:span text:style-name="T2">guessed.</text:span><text:span text:style-name="T1">”</text:span></text:p>
      <text:p text:style-name="P1"><text:span text:style-name="T1">“</text:span><text:span text:style-name="T2">You</text:span><text:span text:style-name="T1"> </text:span><text:span text:style-name="T2">gave</text:span><text:span text:style-name="T1"> </text:span><text:span text:style-name="T2">away</text:span><text:span text:style-name="T1"> </text:span><text:span text:style-name="T2">little</text:span><text:span text:style-name="T1"> </text:span><text:span text:style-name="T2">business</text:span><text:span text:style-name="T1"> </text:span><text:span text:style-name="T2">cards</text:span><text:span text:style-name="T1"> </text:span><text:span text:style-name="T2">with</text:span><text:span text:style-name="T1"> </text:span><text:span text:style-name="T2">that</text:span><text:span text:style-name="T1"> </text:span><text:span text:style-name="T2">written</text:span><text:span text:style-name="T1"> </text:span><text:span text:style-name="T2">on</text:span><text:span text:style-name="T1"> </text:span><text:span text:style-name="T2">them,</text:span><text:span text:style-name="T1">” </text:span><text:span text:style-name="T2">said</text:span><text:span text:style-name="T1"> </text:span><text:span text:style-name="T2">Ned</text:span><text:span text:style-name="T1"> </text:span><text:span text:style-name="T2">with</text:span><text:span text:style-name="T1"> </text:span><text:span text:style-name="T2">a</text:span><text:span text:style-name="T1"> </text:span><text:span text:style-name="T2">puzzled</text:span><text:span text:style-name="T1"> </text:span><text:span text:style-name="T2">frown.</text:span></text:p>
      <text:p text:style-name="P1"><text:span text:style-name="T1">“</text:span><text:span text:style-name="T2">It</text:span><text:span text:style-name="T1"> </text:span><text:span text:style-name="T2">was</text:span><text:span text:style-name="T1"> </text:span><text:span text:style-name="T2">supposed</text:span><text:span text:style-name="T1"> </text:span><text:span text:style-name="T2">to</text:span><text:span text:style-name="T1"> </text:span><text:span text:style-name="T2">be</text:span><text:span text:style-name="T1"> </text:span><text:span text:style-name="T2">misdirection!</text:span><text:span text:style-name="T1"> </text:span><text:span text:style-name="T2">Hiding</text:span><text:span text:style-name="T1"> </text:span><text:span text:style-name="T2">in</text:span><text:span text:style-name="T1"> </text:span><text:span text:style-name="T2">plain</text:span><text:span text:style-name="T1"> </text:span><text:span text:style-name="T2">sight</text:span><text:span text:style-name="T1"> </text:span><text:span text:style-name="T2">and</text:span><text:span text:style-name="T1"> </text:span><text:span text:style-name="T2">all</text:span><text:span text:style-name="T1"> </text:span><text:span text:style-name="T2">that.</text:span><text:span text:style-name="T1">”</text:span></text:p>
      <text:p text:style-name="P1"><text:span text:style-name="T1">“</text:span><text:span text:style-name="T2">Well,</text:span><text:span text:style-name="T1"> </text:span><text:span text:style-name="T2">I</text:span><text:span text:style-name="T1"> </text:span><text:span text:style-name="T2">wish</text:span><text:span text:style-name="T1"> </text:span><text:span text:style-name="T2">I</text:span><text:span text:style-name="T1"> </text:span><text:span text:style-name="T2">didn</text:span><text:span text:style-name="T1">’</text:span><text:span text:style-name="T2">t</text:span><text:span text:style-name="T1"> </text:span><text:span text:style-name="T2">need</text:span><text:span text:style-name="T1"> </text:span><text:span text:style-name="T2">to,</text:span><text:span text:style-name="T1"> </text:span><text:span text:style-name="T2">but</text:span><text:span text:style-name="T1"> </text:span><text:span text:style-name="T2">now</text:span><text:span text:style-name="T1"> </text:span><text:span text:style-name="T2">you</text:span><text:span text:style-name="T1">’</text:span><text:span text:style-name="T2">re</text:span><text:span text:style-name="T1"> </text:span><text:span text:style-name="T2">bonded</text:span><text:span text:style-name="T1"> </text:span><text:span text:style-name="T2">by</text:span><text:span text:style-name="T1"> </text:span><text:span text:style-name="T2">oath,</text:span><text:span text:style-name="T1">” </text:span><text:span text:style-name="T2">Ned</text:span><text:span text:style-name="T1"> </text:span><text:span text:style-name="T2">told</text:span><text:span text:style-name="T1"> </text:span><text:span text:style-name="T2">Winceham</text:span><text:span text:style-name="T1"> </text:span><text:span text:style-name="T2">flatly.</text:span></text:p>
      <text:p text:style-name="P1"><text:span text:style-name="T1">“</text:span><text:span text:style-name="T2">Yes,</text:span><text:span text:style-name="T1"> </text:span><text:span text:style-name="T2">well,</text:span><text:span text:style-name="T1"> </text:span><text:span text:style-name="T2">if</text:span><text:span text:style-name="T1"> </text:span><text:span text:style-name="T2">there</text:span><text:span text:style-name="T1">’</text:span><text:span text:style-name="T2">s</text:span><text:span text:style-name="T1"> </text:span><text:span text:style-name="T2">one</text:span><text:span text:style-name="T1"> </text:span><text:span text:style-name="T2">thing</text:span><text:span text:style-name="T1"> </text:span><text:span text:style-name="T2">I</text:span><text:span text:style-name="T1">’</text:span><text:span text:style-name="T2">m</text:span><text:span text:style-name="T1"> </text:span><text:span text:style-name="T2">good</text:span><text:span text:style-name="T1"> </text:span><text:span text:style-name="T2">at</text:span><text:span text:style-name="T1"> </text:span><text:span text:style-name="T2">is</text:span><text:span text:style-name="T1"> </text:span><text:span text:style-name="T2">finding</text:span><text:span text:style-name="T1"> </text:span><text:span text:style-name="T2">the</text:span><text:span text:style-name="T1"> </text:span><text:span text:style-name="T2">silver</text:span><text:span text:style-name="T1"> </text:span><text:span text:style-name="T2">lining,</text:span><text:span text:style-name="T1"> </text:span><text:span text:style-name="T2">which</text:span><text:span text:style-name="T1"> </text:span><text:span text:style-name="T2">in</text:span><text:span text:style-name="T1"> </text:span><text:span text:style-name="T2">this</text:span><text:span text:style-name="T1"> </text:span><text:span text:style-name="T2">case</text:span><text:span text:style-name="T1"> </text:span><text:span text:style-name="T2">is</text:span><text:span text:style-name="T1"> </text:span><text:span text:style-name="T2">we</text:span><text:span text:style-name="T1">’</text:span><text:span text:style-name="T2">ll</text:span><text:span text:style-name="T1"> </text:span><text:span text:style-name="T2">all</text:span><text:span text:style-name="T1"> </text:span><text:span text:style-name="T2">be</text:span><text:span text:style-name="T1"> </text:span><text:span text:style-name="T2">dead</text:span><text:span text:style-name="T1"> </text:span><text:span text:style-name="T2">or</text:span><text:span text:style-name="T1"> </text:span><text:span text:style-name="T2">dead-ish</text:span><text:span text:style-name="T1"> </text:span><text:span text:style-name="T2">pretty</text:span><text:span text:style-name="T1"> </text:span><text:span text:style-name="T2">soon.</text:span><text:span text:style-name="T1">”</text:span></text:p>
      <text:p text:style-name="P1"><text:span text:style-name="T1">“</text:span><text:span text:style-name="T2">You</text:span><text:span text:style-name="T1"> </text:span><text:span text:style-name="T2">seem</text:span><text:span text:style-name="T1"> </text:span><text:span text:style-name="T2">so</text:span><text:span text:style-name="T1"> </text:span><text:span text:style-name="T2">certain,</text:span><text:span text:style-name="T1"> </text:span><text:span text:style-name="T2">so</text:span><text:span text:style-name="T1"> </text:span><text:span text:style-name="T2">profoundly</text:span><text:span text:style-name="T1"> </text:span><text:span text:style-name="T2">unequivocal.</text:span><text:span text:style-name="T1"> </text:span><text:span text:style-name="T2">Are</text:span><text:span text:style-name="T1"> </text:span><text:span text:style-name="T2">you</text:span><text:span text:style-name="T1"> </text:span><text:span text:style-name="T2">a</text:span><text:span text:style-name="T1"> </text:span><text:span text:style-name="T2">fortune</text:span><text:span text:style-name="T1"> </text:span><text:span text:style-name="T2">teller</text:span><text:span text:style-name="T1"> </text:span><text:span text:style-name="T2">as</text:span><text:span text:style-name="T1"> </text:span><text:span text:style-name="T2">well?</text:span><text:span text:style-name="T1"> </text:span><text:span text:style-name="T2">Do</text:span><text:span text:style-name="T1"> </text:span><text:span text:style-name="T2">you</text:span><text:span text:style-name="T1"> </text:span><text:span text:style-name="T2">tread</text:span><text:span text:style-name="T1"> </text:span><text:span text:style-name="T2">the</text:span><text:span text:style-name="T1"> </text:span><text:span text:style-name="T2">lines</text:span><text:span text:style-name="T1"> </text:span><text:span text:style-name="T2">of</text:span><text:span text:style-name="T1"> </text:span><text:span text:style-name="T2">fate</text:span><text:span text:style-name="T1"> </text:span><text:span text:style-name="T2">like</text:span><text:span text:style-name="T1"> </text:span><text:span text:style-name="T2">a</text:span><text:span text:style-name="T1"> </text:span><text:span text:style-name="T2">dancer</text:span><text:span text:style-name="T1"> </text:span><text:span text:style-name="T2">on</text:span><text:span text:style-name="T1"> </text:span><text:span text:style-name="T2">a</text:span><text:span text:style-name="T1"> </text:span><text:span text:style-name="T2">rope?</text:span><text:span text:style-name="T1"> </text:span><text:span text:style-name="T2">Can</text:span><text:span text:style-name="T1"> </text:span><text:span text:style-name="T2">you</text:span><text:span text:style-name="T1"> </text:span><text:span text:style-name="T2">foretell</text:span><text:span text:style-name="T1"> </text:span><text:span text:style-name="T2">what</text:span><text:span text:style-name="T1"> </text:span><text:span text:style-name="T2">lies</text:span><text:span text:style-name="T1"> </text:span><text:span text:style-name="T2">in</text:span><text:span text:style-name="T1"> </text:span><text:span text:style-name="T2">store</text:span><text:span text:style-name="T1"> </text:span><text:span text:style-name="T2">for</text:span><text:span text:style-name="T1"> </text:span><text:span text:style-name="T2">us?</text:span><text:span text:style-name="T1">” </text:span><text:span text:style-name="T2">asked</text:span><text:span text:style-name="T1"> </text:span><text:span text:style-name="T2">Lernea.</text:span></text:p>
      <text:p text:style-name="P1"><text:span text:style-name="T1">“</text:span><text:span text:style-name="T2">No,</text:span><text:span text:style-name="T1"> </text:span><text:span text:style-name="T2">but</text:span><text:span text:style-name="T1"> </text:span><text:span text:style-name="T2">I</text:span><text:span text:style-name="T1"> </text:span><text:span text:style-name="T2">know</text:span><text:span text:style-name="T1"> </text:span><text:span text:style-name="T2">Hobb.</text:span><text:span text:style-name="T1"> </text:span><text:span text:style-name="T2">He</text:span><text:span text:style-name="T1">’</text:span><text:span text:style-name="T2">s</text:span><text:span text:style-name="T1"> </text:span><text:span text:style-name="T2">a</text:span><text:span text:style-name="T1"> </text:span><text:span text:style-name="T2">monster</text:span><text:span text:style-name="T1"> </text:span><text:span text:style-name="T2">with</text:span><text:span text:style-name="T1"> </text:span><text:span text:style-name="T2">the</text:span><text:span text:style-name="T1"> </text:span><text:span text:style-name="T2">means</text:span><text:span text:style-name="T1"> </text:span><text:span text:style-name="T2">and</text:span><text:span text:style-name="T1"> </text:span><text:span text:style-name="T2">a</text:span><text:span text:style-name="T1"> </text:span><text:span text:style-name="T2">purpose.</text:span><text:span text:style-name="T1"> </text:span><text:span text:style-name="T2">He</text:span><text:span text:style-name="T1">’</text:span><text:span text:style-name="T2">ll</text:span><text:span text:style-name="T1"> </text:span><text:span text:style-name="T2">be</text:span><text:span text:style-name="T1"> </text:span><text:span text:style-name="T2">on</text:span><text:span text:style-name="T1"> </text:span><text:span text:style-name="T2">to</text:span><text:span text:style-name="T1"> </text:span><text:span text:style-name="T2">us</text:span><text:span text:style-name="T1"> </text:span><text:span text:style-name="T2">like</text:span><text:span text:style-name="T1"> </text:span><text:span text:style-name="T2">a</text:span><text:span text:style-name="T1"> </text:span><text:span text:style-name="T2">vice,</text:span><text:span text:style-name="T1"> </text:span><text:span text:style-name="T2">probably</text:span><text:span text:style-name="T1"> </text:span><text:span text:style-name="T2">literally</text:span><text:span text:style-name="T1"> </text:span><text:span text:style-name="T2">as</text:span><text:span text:style-name="T1"> </text:span><text:span text:style-name="T2">well,</text:span><text:span text:style-name="T1">” </text:span><text:span text:style-name="T2">replied</text:span><text:span text:style-name="T1"> </text:span><text:span text:style-name="T2">the</text:span><text:span text:style-name="T1"> </text:span><text:span text:style-name="T2">halfuin.</text:span></text:p>
      <text:p text:style-name="P1"><text:span text:style-name="T1">“</text:span><text:span text:style-name="T2">You</text:span><text:span text:style-name="T1">’</text:span><text:span text:style-name="T2">re</text:span><text:span text:style-name="T1"> </text:span><text:span text:style-name="T2">acting</text:span><text:span text:style-name="T1"> </text:span><text:span text:style-name="T2">like</text:span><text:span text:style-name="T1"> </text:span><text:span text:style-name="T2">the</text:span><text:span text:style-name="T1"> </text:span><text:span text:style-name="T2">man</text:span><text:span text:style-name="T1"> </text:span><text:span text:style-name="T2">has</text:span><text:span text:style-name="T1"> </text:span><text:span text:style-name="T2">a</text:span><text:span text:style-name="T1"> </text:span><text:span text:style-name="T2">personal</text:span><text:span text:style-name="T1"> </text:span><text:span text:style-name="T2">army,</text:span><text:span text:style-name="T1">” </text:span><text:span text:style-name="T2">said</text:span><text:span text:style-name="T1"> </text:span><text:span text:style-name="T2">Parcifal</text:span><text:span text:style-name="T1"> </text:span><text:span text:style-name="T2">in</text:span><text:span text:style-name="T1"> </text:span><text:span text:style-name="T2">disbelief.</text:span></text:p>
      <text:p text:style-name="P1"><text:span text:style-name="T1">“</text:span><text:span text:style-name="T2">He</text:span><text:span text:style-name="T1"> </text:span><text:span text:style-name="T2">does,</text:span><text:span text:style-name="T1">” </text:span><text:span text:style-name="T2">replied</text:span><text:span text:style-name="T1"> </text:span><text:span text:style-name="T2">Winceham</text:span><text:span text:style-name="T1"> </text:span><text:span text:style-name="T2">curtly.</text:span></text:p>
      <text:p text:style-name="P1"><text:span text:style-name="T1">“</text:span><text:span text:style-name="T2">That</text:span><text:span text:style-name="T1"> </text:span><text:span text:style-name="T2">only</text:span><text:span text:style-name="T1"> </text:span><text:span text:style-name="T2">changes</text:span><text:span text:style-name="T1"> </text:span><text:span text:style-name="T2">our</text:span><text:span text:style-name="T1"> </text:span><text:span text:style-name="T2">way</text:span><text:span text:style-name="T1"> </text:span><text:span text:style-name="T2">of</text:span><text:span text:style-name="T1"> </text:span><text:span text:style-name="T2">approach.</text:span><text:span text:style-name="T1"> </text:span><text:span text:style-name="T2">We</text:span><text:span text:style-name="T1"> </text:span><text:span text:style-name="T2">cannot</text:span><text:span text:style-name="T1"> </text:span><text:span text:style-name="T2">confront</text:span><text:span text:style-name="T1"> </text:span><text:span text:style-name="T2">him</text:span><text:span text:style-name="T1"> </text:span><text:span text:style-name="T2">openly.</text:span><text:span text:style-name="T1"> </text:span><text:span text:style-name="T2">We</text:span><text:span text:style-name="T1">’</text:span><text:span text:style-name="T2">ll</text:span><text:span text:style-name="T1"> </text:span><text:span text:style-name="T2">have</text:span><text:span text:style-name="T1"> </text:span><text:span text:style-name="T2">to</text:span><text:span text:style-name="T1"> </text:span><text:span text:style-name="T2">employ</text:span><text:span text:style-name="T1"> </text:span><text:span text:style-name="T2">cunning,</text:span><text:span text:style-name="T1">” </text:span><text:span text:style-name="T2">added</text:span><text:span text:style-name="T1"> </text:span><text:span text:style-name="T2">Parcifal</text:span><text:span text:style-name="T1"> </text:span><text:span text:style-name="T2">eagerly.</text:span></text:p>
      <text:p text:style-name="P1"><text:span text:style-name="T1">“</text:span><text:span text:style-name="T2">And</text:span><text:span text:style-name="T1"> </text:span><text:span text:style-name="T2">stealth,</text:span><text:span text:style-name="T1">” </text:span><text:span text:style-name="T2">said</text:span><text:span text:style-name="T1"> </text:span><text:span text:style-name="T2">Lernea</text:span><text:span text:style-name="T1"> </text:span><text:span text:style-name="T2">followed</text:span><text:span text:style-name="T1"> </text:span><text:span text:style-name="T2">by</text:span><text:span text:style-name="T1"> </text:span><text:span text:style-name="T2">a</text:span><text:span text:style-name="T1"> </text:span><text:span text:style-name="T2">nod</text:span><text:span text:style-name="T1"> </text:span><text:span text:style-name="T2">of</text:span><text:span text:style-name="T1"> </text:span><text:span text:style-name="T2">her</text:span><text:span text:style-name="T1"> </text:span><text:span text:style-name="T2">head</text:span><text:span text:style-name="T1"> </text:span><text:span text:style-name="T2">and</text:span><text:span text:style-name="T1"> </text:span><text:span text:style-name="T2">a</text:span><text:span text:style-name="T1"> </text:span><text:span text:style-name="T2">twirl</text:span><text:span text:style-name="T1"> </text:span><text:span text:style-name="T2">in</text:span><text:span text:style-name="T1"> </text:span><text:span text:style-name="T2">her</text:span><text:span text:style-name="T1"> </text:span><text:span text:style-name="T2">lip.</text:span></text:p>
      <text:p text:style-name="P1"><text:span text:style-name="T1">“</text:span><text:span text:style-name="T2">Listen.</text:span><text:span text:style-name="T1"> </text:span><text:span text:style-name="T2">You</text:span><text:span text:style-name="T1">’</text:span><text:span text:style-name="T2">re</text:span><text:span text:style-name="T1"> </text:span><text:span text:style-name="T2">not</text:span><text:span text:style-name="T1"> </text:span><text:span text:style-name="T2">listening.</text:span><text:span text:style-name="T1"> </text:span><text:span text:style-name="T2">You</text:span><text:span text:style-name="T1">’</text:span><text:span text:style-name="T2">re</text:span><text:span text:style-name="T1"> </text:span><text:span text:style-name="T2">hearing</text:span><text:span text:style-name="T1"> </text:span><text:span text:style-name="T2">words</text:span><text:span text:style-name="T1"> </text:span><text:span text:style-name="T2">but</text:span><text:span text:style-name="T1"> </text:span><text:span text:style-name="T2">your</text:span><text:span text:style-name="T1"> </text:span><text:span text:style-name="T2">mind</text:span><text:span text:style-name="T1"> </text:span><text:span text:style-name="T2">seems</text:span><text:span text:style-name="T1"> </text:span><text:span text:style-name="T2">to</text:span><text:span text:style-name="T1"> </text:span><text:span text:style-name="T2">discard</text:span><text:span text:style-name="T1"> </text:span><text:span text:style-name="T2">them</text:span><text:span text:style-name="T1"> </text:span><text:span text:style-name="T2">as</text:span><text:span text:style-name="T1"> </text:span><text:span text:style-name="T2">mere</text:span><text:span text:style-name="T1"> </text:span><text:span text:style-name="T2">sounds.</text:span><text:span text:style-name="T1"> </text:span><text:span text:style-name="T2">Julius</text:span><text:span text:style-name="T1"> </text:span><text:span text:style-name="T2">Hobb</text:span><text:span text:style-name="T1"> </text:span><text:span text:style-name="T2">has</text:span><text:span text:style-name="T1"> </text:span><text:span text:style-name="T2">been</text:span><text:span text:style-name="T1"> </text:span><text:span text:style-name="T2">granted</text:span><text:span text:style-name="T1"> </text:span><text:span text:style-name="T2">complete</text:span><text:span text:style-name="T1"> </text:span><text:span text:style-name="T2">authority</text:span><text:span text:style-name="T1"> </text:span><text:span text:style-name="T2">of</text:span><text:span text:style-name="T1"> </text:span><text:span text:style-name="T2">the</text:span><text:span text:style-name="T1"> </text:span><text:span text:style-name="T2">peninsula.</text:span><text:span text:style-name="T1"> </text:span><text:span text:style-name="T2">He</text:span><text:span text:style-name="T1"> </text:span><text:span text:style-name="T2">is</text:span><text:span text:style-name="T1"> </text:span><text:span text:style-name="T2">the</text:span><text:span text:style-name="T1"> </text:span><text:span text:style-name="T2">ruler</text:span><text:span text:style-name="T1"> </text:span><text:span text:style-name="T2">of</text:span><text:span text:style-name="T1"> </text:span><text:span text:style-name="T2">these</text:span><text:span text:style-name="T1"> </text:span><text:span text:style-name="T2">lands,</text:span><text:span text:style-name="T1"> </text:span><text:span text:style-name="T2">in</text:span><text:span text:style-name="T1"> </text:span><text:span text:style-name="T2">practice,</text:span><text:span text:style-name="T1"> </text:span><text:span text:style-name="T2">effect,</text:span><text:span text:style-name="T1"> </text:span><text:span text:style-name="T2">and</text:span><text:span text:style-name="T1"> </text:span><text:span text:style-name="T2">under</text:span><text:span text:style-name="T1"> </text:span><text:span text:style-name="T2">Imperial</text:span><text:span text:style-name="T1"> </text:span><text:span text:style-name="T2">law.</text:span><text:span text:style-name="T1">”</text:span></text:p>
      <text:p text:style-name="P1"><text:span text:style-name="T1">“</text:span><text:span text:style-name="T2">Nomos</text:span><text:span text:style-name="T1"> </text:span><text:span text:style-name="T2">is</text:span><text:span text:style-name="T1"> </text:span><text:span text:style-name="T2">not</text:span><text:span text:style-name="T1"> </text:span><text:span text:style-name="T2">subject</text:span><text:span text:style-name="T1"> </text:span><text:span text:style-name="T2">to</text:span><text:span text:style-name="T1"> </text:span><text:span text:style-name="T2">an</text:span><text:span text:style-name="T1"> </text:span><text:span text:style-name="T2">imperial</text:span><text:span text:style-name="T1"> </text:span><text:span text:style-name="T2">tithe.</text:span><text:span text:style-name="T1"> </text:span><text:span text:style-name="T2">We</text:span><text:span text:style-name="T1"> </text:span><text:span text:style-name="T2">do</text:span><text:span text:style-name="T1"> </text:span><text:span text:style-name="T2">not</text:span><text:span text:style-name="T1"> </text:span><text:span text:style-name="T2">hold</text:span><text:span text:style-name="T1"> </text:span><text:span text:style-name="T2">such</text:span><text:span text:style-name="T1"> </text:span><text:span text:style-name="T2">law</text:span><text:span text:style-name="T1"> </text:span><text:span text:style-name="T2">as</text:span><text:span text:style-name="T1"> </text:span><text:span text:style-name="T2">binding,</text:span><text:span text:style-name="T1">” </text:span><text:span text:style-name="T2">interjected</text:span><text:span text:style-name="T1"> </text:span><text:span text:style-name="T2">Lernea.</text:span></text:p>
      <text:p text:style-name="P1"><text:span text:style-name="T1">“</text:span><text:span text:style-name="T2">Will</text:span><text:span text:style-name="T1"> </text:span><text:span text:style-name="T2">you</text:span><text:span text:style-name="T1"> </text:span><text:span text:style-name="T2">please</text:span><text:span text:style-name="T1"> </text:span><text:span text:style-name="T2">let</text:span><text:span text:style-name="T1"> </text:span><text:span text:style-name="T2">me</text:span><text:span text:style-name="T1"> </text:span><text:span text:style-name="T2">finish?</text:span><text:span text:style-name="T1"> </text:span><text:span text:style-name="T2">I</text:span><text:span text:style-name="T1">’</text:span><text:span text:style-name="T2">m</text:span><text:span text:style-name="T1"> </text:span><text:span text:style-name="T2">trying</text:span><text:span text:style-name="T1"> </text:span><text:span text:style-name="T2">to</text:span><text:span text:style-name="T1"> </text:span><text:span text:style-name="T2">make</text:span><text:span text:style-name="T1"> </text:span><text:span text:style-name="T2">a</text:span><text:span text:style-name="T1"> </text:span><text:span text:style-name="T2">point,</text:span><text:span text:style-name="T1">” </text:span><text:span text:style-name="T2">said</text:span><text:span text:style-name="T1"> </text:span><text:span text:style-name="T2">Winceham,</text:span><text:span text:style-name="T1"> </text:span><text:span text:style-name="T2">holding</text:span><text:span text:style-name="T1"> </text:span><text:span text:style-name="T2">back</text:span><text:span text:style-name="T1"> </text:span><text:span text:style-name="T2">a</text:span><text:span text:style-name="T1"> </text:span><text:span text:style-name="T2">verbal</text:span><text:span text:style-name="T1"> </text:span><text:span text:style-name="T2">eruption</text:span><text:span text:style-name="T1"> </text:span><text:span text:style-name="T2">with</text:span><text:span text:style-name="T1"> </text:span><text:span text:style-name="T2">some</text:span><text:span text:style-name="T1"> </text:span><text:span text:style-name="T2">difficulty.</text:span><text:span text:style-name="T1"> </text:span><text:span text:style-name="T2">He</text:span><text:span text:style-name="T1"> </text:span><text:span text:style-name="T2">went</text:span><text:span text:style-name="T1"> </text:span><text:span text:style-name="T2">on</text:span><text:span text:style-name="T1"> </text:span><text:span text:style-name="T2">promptly</text:span><text:span text:style-name="T1"> </text:span><text:span text:style-name="T2">as</text:span><text:span text:style-name="T1"> </text:span><text:span text:style-name="T2">soon</text:span><text:span text:style-name="T1"> </text:span><text:span text:style-name="T2">as</text:span><text:span text:style-name="T1"> </text:span><text:span text:style-name="T2">Lernea</text:span><text:span text:style-name="T1"> </text:span><text:span text:style-name="T2">nodded</text:span><text:span text:style-name="T1"> </text:span><text:span text:style-name="T2">matter-of-factly:</text:span></text:p>
      <text:p text:style-name="P1"><text:soft-page-break/><text:span text:style-name="T1">“</text:span><text:span text:style-name="T2">He</text:span><text:span text:style-name="T1"> </text:span><text:span text:style-name="T2">does</text:span><text:span text:style-name="T1"> </text:span><text:span text:style-name="T2">as</text:span><text:span text:style-name="T1"> </text:span><text:span text:style-name="T2">he</text:span><text:span text:style-name="T1"> </text:span><text:span text:style-name="T2">pleases</text:span><text:span text:style-name="T1"> </text:span><text:span text:style-name="T2">and</text:span><text:span text:style-name="T1"> </text:span><text:span text:style-name="T2">that</text:span><text:span text:style-name="T1"> </text:span><text:span text:style-name="T2">is</text:span><text:span text:style-name="T1"> </text:span><text:span text:style-name="T2">due</text:span><text:span text:style-name="T1"> </text:span><text:span text:style-name="T2">to</text:span><text:span text:style-name="T1"> </text:span><text:span text:style-name="T2">two</text:span><text:span text:style-name="T1"> </text:span><text:span text:style-name="T2">things;</text:span><text:span text:style-name="T1"> </text:span><text:span text:style-name="T2">money</text:span><text:span text:style-name="T1"> </text:span><text:span text:style-name="T2">and</text:span><text:span text:style-name="T1"> </text:span><text:span text:style-name="T2">power.</text:span><text:span text:style-name="T1"> </text:span><text:span text:style-name="T2">Money</text:span><text:span text:style-name="T1"> </text:span><text:span text:style-name="T2">keeps</text:span><text:span text:style-name="T1"> </text:span><text:span text:style-name="T2">his</text:span><text:span text:style-name="T1"> </text:span><text:span text:style-name="T2">henchmen,</text:span><text:span text:style-name="T1"> </text:span><text:span text:style-name="T2">guards</text:span><text:span text:style-name="T1"> </text:span><text:span text:style-name="T2">and</text:span><text:span text:style-name="T1"> </text:span><text:span text:style-name="T2">foot</text:span><text:span text:style-name="T1"> </text:span><text:span text:style-name="T2">soldiers</text:span><text:span text:style-name="T1"> </text:span><text:span text:style-name="T2">happy</text:span><text:span text:style-name="T1"> </text:span><text:span text:style-name="T2">to</text:span><text:span text:style-name="T1"> </text:span><text:span text:style-name="T2">work</text:span><text:span text:style-name="T1"> </text:span><text:span text:style-name="T2">and</text:span><text:span text:style-name="T1"> </text:span><text:span text:style-name="T2">even</text:span><text:span text:style-name="T1"> </text:span><text:span text:style-name="T2">die</text:span><text:span text:style-name="T1"> </text:span><text:span text:style-name="T2">occasionally</text:span><text:span text:style-name="T1"> </text:span><text:span text:style-name="T2">for</text:span><text:span text:style-name="T1"> </text:span><text:span text:style-name="T2">him,</text:span><text:span text:style-name="T1"> </text:span><text:span text:style-name="T2">as</text:span><text:span text:style-name="T1"> </text:span><text:span text:style-name="T2">do</text:span><text:span text:style-name="T1"> </text:span><text:span text:style-name="T2">the</text:span><text:span text:style-name="T1"> </text:span><text:span text:style-name="T2">crews</text:span><text:span text:style-name="T1"> </text:span><text:span text:style-name="T2">on</text:span><text:span text:style-name="T1"> </text:span><text:span text:style-name="T2">his</text:span><text:span text:style-name="T1"> </text:span><text:span text:style-name="T2">ships</text:span><text:span text:style-name="T1"> </text:span><text:span text:style-name="T2">roaming</text:span><text:span text:style-name="T1"> </text:span><text:span text:style-name="T2">the</text:span><text:span text:style-name="T1"> </text:span><text:span text:style-name="T2">seas</text:span><text:span text:style-name="T1"> </text:span><text:span text:style-name="T2">for</text:span><text:span text:style-name="T1"> </text:span><text:span text:style-name="T2">loot</text:span><text:span text:style-name="T1"> </text:span><text:span text:style-name="T2">and</text:span><text:span text:style-name="T1"> </text:span><text:span text:style-name="T2">plunder.</text:span><text:span text:style-name="T1"> </text:span><text:span text:style-name="T2">That</text:span><text:span text:style-name="T1"> </text:span><text:span text:style-name="T2">same</text:span><text:span text:style-name="T1"> </text:span><text:span text:style-name="T2">money,</text:span><text:span text:style-name="T1"> </text:span><text:span text:style-name="T2">the</text:span><text:span text:style-name="T1"> </text:span><text:span text:style-name="T2">money</text:span><text:span text:style-name="T1"> </text:span><text:span text:style-name="T2">he</text:span><text:span text:style-name="T1"> </text:span><text:span text:style-name="T2">keeps</text:span><text:span text:style-name="T1"> </text:span><text:span text:style-name="T2">making</text:span><text:span text:style-name="T1"> </text:span><text:span text:style-name="T2">by</text:span><text:span text:style-name="T1"> </text:span><text:span text:style-name="T2">bleeding</text:span><text:span text:style-name="T1"> </text:span><text:span text:style-name="T2">everyone</text:span><text:span text:style-name="T1"> </text:span><text:span text:style-name="T2">just</text:span><text:span text:style-name="T1"> </text:span><text:span text:style-name="T2">short</text:span><text:span text:style-name="T1"> </text:span><text:span text:style-name="T2">of</text:span><text:span text:style-name="T1"> </text:span><text:span text:style-name="T2">dry,</text:span><text:span text:style-name="T1"> </text:span><text:span text:style-name="T2">just</text:span><text:span text:style-name="T1"> </text:span><text:span text:style-name="T2">like</text:span><text:span text:style-name="T1"> </text:span><text:span text:style-name="T2">he</text:span><text:span text:style-name="T1"> </text:span><text:span text:style-name="T2">did</text:span><text:span text:style-name="T1"> </text:span><text:span text:style-name="T2">to</text:span><text:span text:style-name="T1"> </text:span><text:span text:style-name="T2">Vern</text:span><text:span text:style-name="T1"> </text:span><text:span text:style-name="T2">and</text:span><text:span text:style-name="T1"> </text:span><text:span text:style-name="T2">the</text:span><text:span text:style-name="T1"> </text:span><text:span text:style-name="T2">Sniggering</text:span><text:span text:style-name="T1"> </text:span><text:span text:style-name="T2">Pig.</text:span><text:span text:style-name="T1"> </text:span><text:span text:style-name="T2">That</text:span><text:span text:style-name="T1"> </text:span><text:span text:style-name="T2">money</text:span><text:span text:style-name="T1"> </text:span><text:span text:style-name="T2">bought</text:span><text:span text:style-name="T1"> </text:span><text:span text:style-name="T2">him</text:span><text:span text:style-name="T1"> </text:span><text:span text:style-name="T2">an</text:span><text:span text:style-name="T1"> </text:span><text:span text:style-name="T2">Imperial</text:span><text:span text:style-name="T1"> </text:span><text:span text:style-name="T2">Consulate</text:span><text:span text:style-name="T1"> </text:span><text:span text:style-name="T2">and</text:span><text:span text:style-name="T1"> </text:span><text:span text:style-name="T2">soon</text:span><text:span text:style-name="T1"> </text:span><text:span text:style-name="T2">if</text:span><text:span text:style-name="T1"> </text:span><text:span text:style-name="T2">word</text:span><text:span text:style-name="T1"> </text:span><text:span text:style-name="T2">has</text:span><text:span text:style-name="T1"> </text:span><text:span text:style-name="T2">it</text:span><text:span text:style-name="T1"> </text:span><text:span text:style-name="T2">right,</text:span><text:span text:style-name="T1"> </text:span><text:span text:style-name="T2">a</text:span><text:span text:style-name="T1"> </text:span><text:span text:style-name="T2">place</text:span><text:span text:style-name="T1"> </text:span><text:span text:style-name="T2">as</text:span><text:span text:style-name="T1"> </text:span><text:span text:style-name="T2">Princeps</text:span><text:span text:style-name="T1"> </text:span><text:span text:style-name="T2">of</text:span><text:span text:style-name="T1"> </text:span><text:span text:style-name="T2">the</text:span><text:span text:style-name="T1"> </text:span><text:span text:style-name="T2">Court.</text:span><text:span text:style-name="T1"> </text:span><text:span text:style-name="T2">Meaning</text:span><text:span text:style-name="T1"> </text:span><text:span text:style-name="T2">that</text:span><text:span text:style-name="T1"> </text:span><text:span text:style-name="T2">he</text:span><text:span text:style-name="T1"> </text:span><text:span text:style-name="T2">goes</text:span><text:span text:style-name="T1"> </text:span><text:span text:style-name="T2">untouched</text:span><text:span text:style-name="T1"> </text:span><text:span text:style-name="T2">by</text:span><text:span text:style-name="T1"> </text:span><text:span text:style-name="T2">any</text:span><text:span text:style-name="T1"> </text:span><text:span text:style-name="T2">sort</text:span><text:span text:style-name="T1"> </text:span><text:span text:style-name="T2">of</text:span><text:span text:style-name="T1"> </text:span><text:span text:style-name="T2">Imperial</text:span><text:span text:style-name="T1"> </text:span><text:span text:style-name="T2">force</text:span><text:span text:style-name="T1"> </text:span><text:span text:style-name="T2">of</text:span><text:span text:style-name="T1"> </text:span><text:span text:style-name="T2">justice.</text:span><text:span text:style-name="T1"> </text:span><text:span text:style-name="T2">If</text:span><text:span text:style-name="T1"> </text:span><text:span text:style-name="T2">there</text:span><text:span text:style-name="T1">’</text:span><text:span text:style-name="T2">s</text:span><text:span text:style-name="T1"> </text:span><text:span text:style-name="T2">still</text:span><text:span text:style-name="T1"> </text:span><text:span text:style-name="T2">such</text:span><text:span text:style-name="T1"> </text:span><text:span text:style-name="T2">a</text:span><text:span text:style-name="T1"> </text:span><text:span text:style-name="T2">thing.</text:span><text:span text:style-name="T1">”</text:span></text:p>
      <text:p text:style-name="P1"><text:span text:style-name="T1">“</text:span><text:span text:style-name="T2">Meaning</text:span><text:span text:style-name="T1"> </text:span><text:span text:style-name="T2">that</text:span><text:span text:style-name="T1"> </text:span><text:span text:style-name="T2">this</text:span><text:span text:style-name="T1"> </text:span><text:span text:style-name="T2">Hobb</text:span><text:span text:style-name="T1"> </text:span><text:span text:style-name="T2">you</text:span><text:span text:style-name="T1"> </text:span><text:span text:style-name="T2">speak</text:span><text:span text:style-name="T1"> </text:span><text:span text:style-name="T2">of,</text:span><text:span text:style-name="T1"> </text:span><text:span text:style-name="T2">has</text:span><text:span text:style-name="T1"> </text:span><text:span text:style-name="T2">the</text:span><text:span text:style-name="T1"> </text:span><text:span text:style-name="T2">wealth</text:span><text:span text:style-name="T1"> </text:span><text:span text:style-name="T2">and</text:span><text:span text:style-name="T1"> </text:span><text:span text:style-name="T2">power</text:span><text:span text:style-name="T1"> </text:span><text:span text:style-name="T2">that</text:span><text:span text:style-name="T1"> </text:span><text:span text:style-name="T2">begets</text:span><text:span text:style-name="T1"> </text:span><text:span text:style-name="T2">it</text:span><text:span text:style-name="T1"> </text:span><text:span text:style-name="T2">to</text:span><text:span text:style-name="T1"> </text:span><text:span text:style-name="T2">aspire</text:span><text:span text:style-name="T1"> </text:span><text:span text:style-name="T2">to</text:span><text:span text:style-name="T1"> </text:span><text:span text:style-name="T2">an</text:span><text:span text:style-name="T1"> </text:span><text:span text:style-name="T2">even</text:span><text:span text:style-name="T1"> </text:span><text:span text:style-name="T2">higher</text:span><text:span text:style-name="T1"> </text:span><text:span text:style-name="T2">place</text:span><text:span text:style-name="T1"> </text:span><text:span text:style-name="T2">of</text:span><text:span text:style-name="T1"> </text:span><text:span text:style-name="T2">authority.</text:span><text:span text:style-name="T1"> </text:span><text:span text:style-name="T2">Yet</text:span><text:span text:style-name="T1"> </text:span><text:span text:style-name="T2">he</text:span><text:span text:style-name="T1"> </text:span><text:span text:style-name="T2">seems</text:span><text:span text:style-name="T1"> </text:span><text:span text:style-name="T2">to</text:span><text:span text:style-name="T1"> </text:span><text:span text:style-name="T2">act</text:span><text:span text:style-name="T1"> </text:span><text:span text:style-name="T2">as</text:span><text:span text:style-name="T1"> </text:span><text:span text:style-name="T2">a</text:span><text:span text:style-name="T1"> </text:span><text:span text:style-name="T2">common</text:span><text:span text:style-name="T1"> </text:span><text:span text:style-name="T2">thug,</text:span><text:span text:style-name="T1"> </text:span><text:span text:style-name="T2">an</text:span><text:span text:style-name="T1"> </text:span><text:span text:style-name="T2">extortionist.</text:span><text:span text:style-name="T1"> </text:span><text:span text:style-name="T2">A</text:span><text:span text:style-name="T1"> </text:span><text:span text:style-name="T2">deceiver,</text:span><text:span text:style-name="T1"> </text:span><text:span text:style-name="T2">a</text:span><text:span text:style-name="T1"> </text:span><text:span text:style-name="T2">man</text:span><text:span text:style-name="T1"> </text:span><text:span text:style-name="T2">with</text:span><text:span text:style-name="T1"> </text:span><text:span text:style-name="T2">no</text:span><text:span text:style-name="T1"> </text:span><text:span text:style-name="T2">scruples.</text:span><text:span text:style-name="T1"> </text:span><text:span text:style-name="T2">Dangerous,</text:span><text:span text:style-name="T1"> </text:span><text:span text:style-name="T2">powerful</text:span><text:span text:style-name="T1"> </text:span><text:span text:style-name="T2">and</text:span><text:span text:style-name="T1"> </text:span><text:span text:style-name="T2">ambitious,</text:span><text:span text:style-name="T1">” </text:span><text:span text:style-name="T2">said</text:span><text:span text:style-name="T1"> </text:span><text:span text:style-name="T2">Lernea.</text:span></text:p>
      <text:p text:style-name="P1"><text:span text:style-name="T1">“</text:span><text:span text:style-name="T2">Remind</text:span><text:span text:style-name="T1"> </text:span><text:span text:style-name="T2">you</text:span><text:span text:style-name="T1"> </text:span><text:span text:style-name="T2">of</text:span><text:span text:style-name="T1"> </text:span><text:span text:style-name="T2">anyone</text:span><text:span text:style-name="T1"> </text:span><text:span text:style-name="T2">now,</text:span><text:span text:style-name="T1"> </text:span><text:span text:style-name="T2">sister?</text:span><text:span text:style-name="T1">” </text:span><text:span text:style-name="T2">asked</text:span><text:span text:style-name="T1"> </text:span><text:span text:style-name="T2">Parcifal</text:span><text:span text:style-name="T1"> </text:span><text:span text:style-name="T2">with</text:span><text:span text:style-name="T1"> </text:span><text:span text:style-name="T2">a</text:span><text:span text:style-name="T1"> </text:span><text:span text:style-name="T2">barb</text:span><text:span text:style-name="T1"> </text:span><text:span text:style-name="T2">in</text:span><text:span text:style-name="T1"> </text:span><text:span text:style-name="T2">her</text:span><text:span text:style-name="T1"> </text:span><text:span text:style-name="T2">voice.</text:span></text:p>
      <text:p text:style-name="P1"><text:span text:style-name="T1">“</text:span><text:span text:style-name="T2">Now</text:span><text:span text:style-name="T1">’</text:span><text:span text:style-name="T2">s</text:span><text:span text:style-name="T1"> </text:span><text:span text:style-name="T2">not</text:span><text:span text:style-name="T1"> </text:span><text:span text:style-name="T2">the</text:span><text:span text:style-name="T1"> </text:span><text:span text:style-name="T2">time</text:span><text:span text:style-name="T1"> </text:span><text:span text:style-name="T2">to</text:span><text:span text:style-name="T1"> </text:span><text:span text:style-name="T2">bicker</text:span><text:span text:style-name="T1"> </text:span><text:span text:style-name="T2">about</text:span><text:span text:style-name="T1"> </text:span><text:span text:style-name="T2">the</text:span><text:span text:style-name="T1"> </text:span><text:span text:style-name="T2">Jangdrivals,</text:span><text:span text:style-name="T1"> </text:span><text:span text:style-name="T2">Parcifal.</text:span><text:span text:style-name="T1"> </text:span><text:span text:style-name="T2">Please.</text:span><text:span text:style-name="T1">”</text:span></text:p>
      <text:p text:style-name="P1"><text:span text:style-name="T1">“</text:span><text:span text:style-name="T2">I</text:span><text:span text:style-name="T1">’</text:span><text:span text:style-name="T2">m</text:span><text:span text:style-name="T1"> </text:span><text:span text:style-name="T2">only</text:span><text:span text:style-name="T1"> </text:span><text:span text:style-name="T2">saying</text:span><text:span text:style-name="T1"> </text:span><text:span text:style-name="T2">that</text:span><text:span text:style-name="T1"> </text:span><text:span text:style-name="T2">this</text:span><text:span text:style-name="T1"> </text:span><text:span text:style-name="T2">analysis</text:span><text:span text:style-name="T1"> </text:span><text:span text:style-name="T2">of</text:span><text:span text:style-name="T1"> </text:span><text:span text:style-name="T2">yours</text:span><text:span text:style-name="T1"> </text:span><text:span text:style-name="T2">would</text:span><text:span text:style-name="T1"> </text:span><text:span text:style-name="T2">have</text:span><text:span text:style-name="T1"> </text:span><text:span text:style-name="T2">served</text:span><text:span text:style-name="T1"> </text:span><text:span text:style-name="T2">better</text:span><text:span text:style-name="T1"> </text:span><text:span text:style-name="T2">in</text:span><text:span text:style-name="T1"> </text:span><text:span text:style-name="T2">the</text:span><text:span text:style-name="T1"> </text:span><text:span text:style-name="T2">past.</text:span><text:span text:style-name="T1">”</text:span></text:p>
      <text:p text:style-name="P1"><text:span text:style-name="T1">“</text:span><text:span text:style-name="T2">You</text:span><text:span text:style-name="T1">’</text:span><text:span text:style-name="T2">ve</text:span><text:span text:style-name="T1"> </text:span><text:span text:style-name="T2">run</text:span><text:span text:style-name="T1"> </text:span><text:span text:style-name="T2">into</text:span><text:span text:style-name="T1"> </text:span><text:span text:style-name="T2">him</text:span><text:span text:style-name="T1"> </text:span><text:span text:style-name="T2">before,</text:span><text:span text:style-name="T1"> </text:span><text:span text:style-name="T2">then?</text:span><text:span text:style-name="T1">” </text:span><text:span text:style-name="T2">asked</text:span><text:span text:style-name="T1"> </text:span><text:span text:style-name="T2">Ned</text:span><text:span text:style-name="T1"> </text:span><text:span text:style-name="T2">expectantly.</text:span></text:p>
      <text:p text:style-name="P1"><text:span text:style-name="T1">“</text:span><text:span text:style-name="T2">No.</text:span><text:span text:style-name="T1"> </text:span><text:span text:style-name="T2">Just</text:span><text:span text:style-name="T1"> </text:span><text:span text:style-name="T2">someone</text:span><text:span text:style-name="T1"> </text:span><text:span text:style-name="T2">who</text:span><text:span text:style-name="T1"> </text:span><text:span text:style-name="T2">they</text:span><text:span text:style-name="T1"> </text:span><text:span text:style-name="T2">share</text:span><text:span text:style-name="T1"> </text:span><text:span text:style-name="T2">a</text:span><text:span text:style-name="T1"> </text:span><text:span text:style-name="T2">lot</text:span><text:span text:style-name="T1"> </text:span><text:span text:style-name="T2">of</text:span><text:span text:style-name="T1"> </text:span><text:span text:style-name="T2">common</text:span><text:span text:style-name="T1"> </text:span><text:span text:style-name="T2">traits</text:span><text:span text:style-name="T1"> </text:span><text:span text:style-name="T2">with,</text:span><text:span text:style-name="T1">” </text:span><text:span text:style-name="T2">said</text:span><text:span text:style-name="T1"> </text:span><text:span text:style-name="T2">Parcifal.</text:span></text:p>
      <text:p text:style-name="P1"><text:span text:style-name="T1">“</text:span><text:span text:style-name="T2">Care</text:span><text:span text:style-name="T1"> </text:span><text:span text:style-name="T2">to</text:span><text:span text:style-name="T1"> </text:span><text:span text:style-name="T2">share</text:span><text:span text:style-name="T1"> </text:span><text:span text:style-name="T2">what</text:span><text:span text:style-name="T1"> </text:span><text:span text:style-name="T2">happened</text:span><text:span text:style-name="T1"> </text:span><text:span text:style-name="T2">when</text:span><text:span text:style-name="T1"> </text:span><text:span text:style-name="T2">you</text:span><text:span text:style-name="T1"> </text:span><text:span text:style-name="T2">ran</text:span><text:span text:style-name="T1"> </text:span><text:span text:style-name="T2">into</text:span><text:span text:style-name="T1"> </text:span><text:span text:style-name="T2">that</text:span><text:span text:style-name="T1"> </text:span><text:span text:style-name="T2">man?</text:span><text:span text:style-name="T1">” </text:span><text:span text:style-name="T2">asked</text:span><text:span text:style-name="T1"> </text:span><text:span text:style-name="T2">Winceham.</text:span></text:p>
      <text:p text:style-name="P1"><text:span text:style-name="T1">“</text:span><text:span text:style-name="T2">We</text:span><text:span text:style-name="T1"> </text:span><text:span text:style-name="T2">lost</text:span><text:span text:style-name="T1"> </text:span><text:span text:style-name="T2">the</text:span><text:span text:style-name="T1"> </text:span><text:span text:style-name="T2">throne</text:span><text:span text:style-name="T1"> </text:span><text:span text:style-name="T2">and</text:span><text:span text:style-name="T1"> </text:span><text:span text:style-name="T2">were</text:span><text:span text:style-name="T1"> </text:span><text:span text:style-name="T2">exiled</text:span><text:span text:style-name="T1"> </text:span><text:span text:style-name="T2">from</text:span><text:span text:style-name="T1"> </text:span><text:span text:style-name="T2">Nomos,</text:span><text:span text:style-name="T1">” </text:span><text:span text:style-name="T2">answered</text:span><text:span text:style-name="T1"> </text:span><text:span text:style-name="T2">Lernea</text:span><text:span text:style-name="T1"> </text:span><text:span text:style-name="T2">tersely.</text:span><text:span text:style-name="T1"> </text:span><text:span text:style-name="T2">Winceham</text:span><text:span text:style-name="T1"> </text:span><text:span text:style-name="T2">smiled</text:span><text:span text:style-name="T1"> </text:span><text:span text:style-name="T2">with</text:span><text:span text:style-name="T1"> </text:span><text:span text:style-name="T2">irony</text:span><text:span text:style-name="T1"> </text:span><text:span text:style-name="T2">and</text:span><text:span text:style-name="T1"> </text:span><text:span text:style-name="T2">said:</text:span></text:p>
      <text:p text:style-name="P1"><text:span text:style-name="T1">“</text:span><text:span text:style-name="T2">See?</text:span><text:span text:style-name="T1"> </text:span><text:span text:style-name="T2">And</text:span><text:span text:style-name="T1"> </text:span><text:span text:style-name="T2">that</text:span><text:span text:style-name="T1"> </text:span><text:span text:style-name="T2">was</text:span><text:span text:style-name="T1"> </text:span><text:span text:style-name="T2">probably</text:span><text:span text:style-name="T1"> </text:span><text:span text:style-name="T2">them</text:span><text:span text:style-name="T1"> </text:span><text:span text:style-name="T2">being</text:span><text:span text:style-name="T1"> </text:span><text:span text:style-name="T2">very</text:span><text:span text:style-name="T1"> </text:span><text:span text:style-name="T2">gracious.</text:span><text:span text:style-name="T1"> </text:span><text:span text:style-name="T2">Hobb</text:span><text:span text:style-name="T1"> </text:span><text:span text:style-name="T2">isn</text:span><text:span text:style-name="T1">’</text:span><text:span text:style-name="T2">t</text:span><text:span text:style-name="T1"> </text:span><text:span text:style-name="T2">gracious.</text:span><text:span text:style-name="T1"> </text:span><text:span text:style-name="T2">At</text:span><text:span text:style-name="T1"> </text:span><text:span text:style-name="T2">all.</text:span><text:span text:style-name="T1">”</text:span></text:p>
      <text:p text:style-name="P1"><text:span text:style-name="T1">“</text:span><text:span text:style-name="T2">But</text:span><text:span text:style-name="T1"> </text:span><text:span text:style-name="T2">we</text:span><text:span text:style-name="T1">’</text:span><text:span text:style-name="T2">re</text:span><text:span text:style-name="T1"> </text:span><text:span text:style-name="T2">alive.</text:span><text:span text:style-name="T1"> </text:span><text:span text:style-name="T2">We</text:span><text:span text:style-name="T1"> </text:span><text:span text:style-name="T2">can</text:span><text:span text:style-name="T1"> </text:span><text:span text:style-name="T2">still</text:span><text:span text:style-name="T1"> </text:span><text:span text:style-name="T2">fight.</text:span><text:span text:style-name="T1"> </text:span><text:span text:style-name="T2">And</text:span><text:span text:style-name="T1"> </text:span><text:span text:style-name="T2">we</text:span><text:span text:style-name="T1"> </text:span><text:span text:style-name="T2">won</text:span><text:span text:style-name="T1">’</text:span><text:span text:style-name="T2">t</text:span><text:span text:style-name="T1"> </text:span><text:span text:style-name="T2">be</text:span><text:span text:style-name="T1"> </text:span><text:span text:style-name="T2">alone,</text:span><text:span text:style-name="T1">” </text:span><text:span text:style-name="T2">Lernea</text:span><text:span text:style-name="T1"> </text:span><text:span text:style-name="T2">told</text:span><text:span text:style-name="T1"> </text:span><text:span text:style-name="T2">them,</text:span><text:span text:style-name="T1"> </text:span><text:span text:style-name="T2">and</text:span><text:span text:style-name="T1"> </text:span><text:span text:style-name="T2">Winceham</text:span><text:span text:style-name="T1"> </text:span><text:span text:style-name="T2">retorted:</text:span></text:p>
      <text:p text:style-name="P1"><text:span text:style-name="T1">“</text:span><text:span text:style-name="T2">No,</text:span><text:span text:style-name="T1"> </text:span><text:span text:style-name="T2">you</text:span><text:span text:style-name="T1">’</text:span><text:span text:style-name="T2">ll</text:span><text:span text:style-name="T1"> </text:span><text:span text:style-name="T2">have</text:span><text:span text:style-name="T1"> </text:span><text:span text:style-name="T2">a</text:span><text:span text:style-name="T1"> </text:span><text:span text:style-name="T2">retired</text:span><text:span text:style-name="T1"> </text:span><text:span text:style-name="T2">thief</text:span><text:span text:style-name="T1"> </text:span><text:span text:style-name="T2">and</text:span><text:span text:style-name="T1"> </text:span><text:span text:style-name="T2">a</text:span><text:span text:style-name="T1"> </text:span><text:span text:style-name="T2">bard</text:span><text:span text:style-name="T1"> </text:span><text:span text:style-name="T2">who</text:span><text:span text:style-name="T1"> </text:span><text:span text:style-name="T2">can</text:span><text:span text:style-name="T1">’</text:span><text:span text:style-name="T2">t</text:span><text:span text:style-name="T1"> </text:span><text:span text:style-name="T2">sing</text:span><text:span text:style-name="T1"> </text:span><text:span text:style-name="T2">and</text:span><text:span text:style-name="T1"> </text:span><text:span text:style-name="T2">tells</text:span><text:span text:style-name="T1"> </text:span><text:span text:style-name="T2">bad</text:span><text:span text:style-name="T1"> </text:span><text:span text:style-name="T2">jokes</text:span><text:span text:style-name="T1"> </text:span><text:span text:style-name="T2">to</text:span><text:span text:style-name="T1"> </text:span><text:span text:style-name="T2">take</text:span><text:span text:style-name="T1"> </text:span><text:span text:style-name="T2">care</text:span><text:span text:style-name="T1"> </text:span><text:span text:style-name="T2">of</text:span><text:span text:style-name="T1"> </text:span><text:span text:style-name="T2">your</text:span><text:span text:style-name="T1"> </text:span><text:span text:style-name="T2">backs.</text:span><text:span text:style-name="T1">”</text:span></text:p>
      <text:p text:style-name="P1"><text:span text:style-name="T1">“</text:span><text:span text:style-name="T2">Retired?</text:span><text:span text:style-name="T1">” </text:span><text:span text:style-name="T2">asked</text:span><text:span text:style-name="T1"> </text:span><text:span text:style-name="T2">Parcifal</text:span><text:span text:style-name="T1"> </text:span><text:span text:style-name="T2">in</text:span><text:span text:style-name="T1"> </text:span><text:span text:style-name="T2">disbelief,</text:span><text:span text:style-name="T1"> </text:span><text:span text:style-name="T2">while</text:span><text:span text:style-name="T1"> </text:span><text:span text:style-name="T2">Ned</text:span><text:span text:style-name="T1"> </text:span><text:span text:style-name="T2">exclaimed:</text:span></text:p>
      <text:p text:style-name="P1"><text:span text:style-name="T1">“</text:span><text:span text:style-name="T2">It</text:span><text:span text:style-name="T1">’</text:span><text:span text:style-name="T2">s</text:span><text:span text:style-name="T1"> </text:span><text:span text:style-name="T2">always</text:span><text:span text:style-name="T1"> </text:span><text:span text:style-name="T2">a</text:span><text:span text:style-name="T1"> </text:span><text:span text:style-name="T2">tough</text:span><text:span text:style-name="T1"> </text:span><text:span text:style-name="T2">crowd!</text:span><text:span text:style-name="T1">”</text:span></text:p>
      <text:p text:style-name="P1"><text:span text:style-name="T1">“</text:span><text:span text:style-name="T2">A</text:span><text:span text:style-name="T1"> </text:span><text:span text:style-name="T2">bard</text:span><text:span text:style-name="T1"> </text:span><text:span text:style-name="T2">who</text:span><text:span text:style-name="T1"> </text:span><text:span text:style-name="T2">can</text:span><text:span text:style-name="T1">’</text:span><text:span text:style-name="T2">t</text:span><text:span text:style-name="T1"> </text:span><text:span text:style-name="T2">sing?</text:span><text:span text:style-name="T1">” </text:span><text:span text:style-name="T2">Lernea</text:span><text:span text:style-name="T1"> </text:span><text:span text:style-name="T2">asked</text:span><text:span text:style-name="T1"> </text:span><text:span text:style-name="T2">Ned,</text:span><text:span text:style-name="T1"> </text:span><text:span text:style-name="T2">cocking</text:span><text:span text:style-name="T1"> </text:span><text:span text:style-name="T2">her</text:span><text:span text:style-name="T1"> </text:span><text:span text:style-name="T2">head</text:span><text:span text:style-name="T1"> </text:span><text:span text:style-name="T2">sideways.</text:span></text:p>
      <text:p text:style-name="P1"><text:span text:style-name="T1">“</text:span><text:span text:style-name="T2">I</text:span><text:span text:style-name="T1"> </text:span><text:span text:style-name="T2">can</text:span><text:span text:style-name="T1"> </text:span><text:span text:style-name="T2">sing!</text:span><text:span text:style-name="T1"> </text:span><text:span text:style-name="T2">I</text:span><text:span text:style-name="T1">’</text:span><text:span text:style-name="T2">m</text:span><text:span text:style-name="T1"> </text:span><text:span text:style-name="T2">just</text:span><text:span text:style-name="T1"> </text:span><text:span text:style-name="T2">more</text:span><text:span text:style-name="T1"> </text:span><text:span text:style-name="T2">of</text:span><text:span text:style-name="T1"> </text:span><text:span text:style-name="T2">a</text:span><text:span text:style-name="T1"> </text:span><text:span text:style-name="T2">comedy</text:span><text:span text:style-name="T1"> </text:span><text:span text:style-name="T2">performer!</text:span><text:span text:style-name="T1"> </text:span><text:span text:style-name="T2">Why</text:span><text:span text:style-name="T1"> </text:span><text:span text:style-name="T2">does</text:span><text:span text:style-name="T1"> </text:span><text:span text:style-name="T2">everyone</text:span><text:span text:style-name="T1"> </text:span><text:span text:style-name="T2">say</text:span><text:span text:style-name="T1"> </text:span><text:span text:style-name="T2">that?</text:span><text:span text:style-name="T1">”</text:span></text:p>
      <text:p text:style-name="P1"><text:span text:style-name="T1">“</text:span><text:span text:style-name="T2">No,</text:span><text:span text:style-name="T1"> </text:span><text:span text:style-name="T2">I</text:span><text:span text:style-name="T1">’</text:span><text:span text:style-name="T2">m</text:span><text:span text:style-name="T1"> </text:span><text:span text:style-name="T2">asking</text:span><text:span text:style-name="T1"> </text:span><text:span text:style-name="T2">if</text:span><text:span text:style-name="T1"> </text:span><text:span text:style-name="T2">he</text:span><text:span text:style-name="T1"> </text:span><text:span text:style-name="T2">is</text:span><text:span text:style-name="T1"> </text:span><text:span text:style-name="T2">retired,</text:span><text:span text:style-name="T1">” </text:span><text:span text:style-name="T2">said</text:span><text:span text:style-name="T1"> </text:span><text:span text:style-name="T2">Parcifal,</text:span><text:span text:style-name="T1"> </text:span><text:span text:style-name="T2">pointing</text:span><text:span text:style-name="T1"> </text:span><text:span text:style-name="T2">to</text:span><text:span text:style-name="T1"> </text:span><text:span text:style-name="T2">Winceham,</text:span><text:span text:style-name="T1"> </text:span><text:span text:style-name="T2">her</text:span><text:span text:style-name="T1"> </text:span><text:span text:style-name="T2">eyebrows</text:span><text:span text:style-name="T1"> </text:span><text:span text:style-name="T2">raised</text:span><text:span text:style-name="T1"> </text:span><text:span text:style-name="T2">in</text:span><text:span text:style-name="T1"> </text:span><text:span text:style-name="T2">suspicion.</text:span></text:p>
      <text:p text:style-name="P1"><text:span text:style-name="T1">“</text:span><text:span text:style-name="T2">Why</text:span><text:span text:style-name="T1"> </text:span><text:span text:style-name="T2">do</text:span><text:span text:style-name="T1"> </text:span><text:span text:style-name="T2">you</text:span><text:span text:style-name="T1"> </text:span><text:span text:style-name="T2">think</text:span><text:span text:style-name="T1"> </text:span><text:span text:style-name="T2">you</text:span><text:span text:style-name="T1"> </text:span><text:span text:style-name="T2">caught</text:span><text:span text:style-name="T1"> </text:span><text:span text:style-name="T2">me</text:span><text:span text:style-name="T1"> </text:span><text:span text:style-name="T2">red-handed</text:span><text:span text:style-name="T1"> </text:span><text:span text:style-name="T2">both</text:span><text:span text:style-name="T1"> </text:span><text:span text:style-name="T2">times?</text:span><text:span text:style-name="T1"> </text:span><text:span text:style-name="T2">My</text:span><text:span text:style-name="T1"> </text:span><text:span text:style-name="T2">joints</text:span><text:span text:style-name="T1"> </text:span><text:span text:style-name="T2">have</text:span><text:span text:style-name="T1"> </text:span><text:span text:style-name="T2">been</text:span><text:span text:style-name="T1"> </text:span><text:span text:style-name="T2">killing</text:span><text:span text:style-name="T1"> </text:span><text:span text:style-name="T2">me,</text:span><text:span text:style-name="T1">” </text:span><text:span text:style-name="T2">said</text:span><text:span text:style-name="T1"> </text:span><text:span text:style-name="T2">the</text:span><text:span text:style-name="T1"> </text:span><text:span text:style-name="T2">Hauflin</text:span><text:span text:style-name="T1"> </text:span><text:span text:style-name="T2">with</text:span><text:span text:style-name="T1"> </text:span><text:span text:style-name="T2">a</text:span><text:span text:style-name="T1"> </text:span><text:span text:style-name="T2">slightly</text:span><text:span text:style-name="T1"> </text:span><text:span text:style-name="T2">embarrassed</text:span><text:span text:style-name="T1"> </text:span><text:span text:style-name="T2">look.</text:span><text:span text:style-name="T1"> </text:span><text:span text:style-name="T2">Lernea</text:span><text:span text:style-name="T1">’</text:span><text:span text:style-name="T2">s</text:span><text:span text:style-name="T1"> </text:span><text:span text:style-name="T2">words</text:span><text:span text:style-name="T1"> </text:span><text:span text:style-name="T2">had</text:span><text:span text:style-name="T1"> </text:span><text:span text:style-name="T2">a</text:span><text:span text:style-name="T1"> </text:span><text:span text:style-name="T2">hint</text:span><text:span text:style-name="T1"> </text:span><text:span text:style-name="T2">of</text:span><text:span text:style-name="T1"> </text:span><text:span text:style-name="T2">arrogance</text:span><text:span text:style-name="T1"> </text:span><text:span text:style-name="T2">about</text:span><text:span text:style-name="T1"> </text:span><text:soft-page-break/><text:span text:style-name="T2">them:</text:span></text:p>
      <text:p text:style-name="P1"><text:span text:style-name="T1">“</text:span><text:span text:style-name="T2">Small</text:span><text:span text:style-name="T1"> </text:span><text:span text:style-name="T2">matter;</text:span><text:span text:style-name="T1"> </text:span><text:span text:style-name="T2">we</text:span><text:span text:style-name="T1"> </text:span><text:span text:style-name="T2">weren</text:span><text:span text:style-name="T1">’</text:span><text:span text:style-name="T2">t</text:span><text:span text:style-name="T1"> </text:span><text:span text:style-name="T2">counting</text:span><text:span text:style-name="T1"> </text:span><text:span text:style-name="T2">on</text:span><text:span text:style-name="T1"> </text:span><text:span text:style-name="T2">you</text:span><text:span text:style-name="T1"> </text:span><text:span text:style-name="T2">as</text:span><text:span text:style-name="T1"> </text:span><text:span text:style-name="T2">our</text:span><text:span text:style-name="T1"> </text:span><text:span text:style-name="T2">first</text:span><text:span text:style-name="T1"> </text:span><text:span text:style-name="T2">line</text:span><text:span text:style-name="T1"> </text:span><text:span text:style-name="T2">of</text:span><text:span text:style-name="T1"> </text:span><text:span text:style-name="T2">defense.</text:span><text:span text:style-name="T1"> </text:span><text:span text:style-name="T2">Or</text:span><text:span text:style-name="T1"> </text:span><text:span text:style-name="T2">of</text:span><text:span text:style-name="T1"> </text:span><text:span text:style-name="T2">anything,</text:span><text:span text:style-name="T1"> </text:span><text:span text:style-name="T2">for</text:span><text:span text:style-name="T1"> </text:span><text:span text:style-name="T2">that</text:span><text:span text:style-name="T1"> </text:span><text:span text:style-name="T2">matter.</text:span><text:span text:style-name="T1">”</text:span></text:p>
      <text:p text:style-name="P1"><text:span text:style-name="T1">“</text:span><text:span text:style-name="T2">I</text:span><text:span text:style-name="T1"> </text:span><text:span text:style-name="T2">see.</text:span><text:span text:style-name="T1"> </text:span><text:span text:style-name="T2">You</text:span><text:span text:style-name="T1"> </text:span><text:span text:style-name="T2">ask</text:span><text:span text:style-name="T1"> </text:span><text:span text:style-name="T2">for</text:span><text:span text:style-name="T1"> </text:span><text:span text:style-name="T2">my</text:span><text:span text:style-name="T1"> </text:span><text:span text:style-name="T2">help,</text:span><text:span text:style-name="T1"> </text:span><text:span text:style-name="T2">nay,</text:span><text:span text:style-name="T1"> </text:span><text:span text:style-name="T2">demand</text:span><text:span text:style-name="T1"> </text:span><text:span text:style-name="T2">it</text:span><text:span text:style-name="T1"> </text:span><text:span text:style-name="T2">by</text:span><text:span text:style-name="T1"> </text:span><text:span text:style-name="T2">Nadragatea,</text:span><text:span text:style-name="T1">” </text:span><text:span text:style-name="T2">said</text:span><text:span text:style-name="T1"> </text:span><text:span text:style-name="T2">Winceham</text:span><text:span text:style-name="T1"> </text:span><text:span text:style-name="T2">eying</text:span><text:span text:style-name="T1"> </text:span><text:span text:style-name="T2">Ned</text:span><text:span text:style-name="T1"> </text:span><text:span text:style-name="T2">with</text:span><text:span text:style-name="T1"> </text:span><text:span text:style-name="T2">a</text:span><text:span text:style-name="T1"> </text:span><text:span text:style-name="T2">look</text:span><text:span text:style-name="T1"> </text:span><text:span text:style-name="T2">of</text:span><text:span text:style-name="T1"> </text:span><text:span text:style-name="T2">disappointment</text:span><text:span text:style-name="T1"> </text:span><text:span text:style-name="T2">before</text:span><text:span text:style-name="T1"> </text:span><text:span text:style-name="T2">returning</text:span><text:span text:style-name="T1"> </text:span><text:span text:style-name="T2">his</text:span><text:span text:style-name="T1"> </text:span><text:span text:style-name="T2">gaze</text:span><text:span text:style-name="T1"> </text:span><text:span text:style-name="T2">to</text:span><text:span text:style-name="T1"> </text:span><text:span text:style-name="T2">Lernea</text:span><text:span text:style-name="T1"> </text:span><text:span text:style-name="T2">and</text:span><text:span text:style-name="T1"> </text:span><text:span text:style-name="T2">adding:</text:span><text:span text:style-name="T1"> “</text:span><text:span text:style-name="T2">And</text:span><text:span text:style-name="T1"> </text:span><text:span text:style-name="T2">then</text:span><text:span text:style-name="T1"> </text:span><text:span text:style-name="T2">when</text:span><text:span text:style-name="T1"> </text:span><text:span text:style-name="T2">you</text:span><text:span text:style-name="T1"> </text:span><text:span text:style-name="T2">learn</text:span><text:span text:style-name="T1"> </text:span><text:span text:style-name="T2">I</text:span><text:span text:style-name="T1">’</text:span><text:span text:style-name="T2">m</text:span><text:span text:style-name="T1"> </text:span><text:span text:style-name="T2">retired,</text:span><text:span text:style-name="T1"> </text:span><text:span text:style-name="T2">I</text:span><text:span text:style-name="T1">’</text:span><text:span text:style-name="T2">m</text:span><text:span text:style-name="T1"> </text:span><text:span text:style-name="T2">suddenly</text:span><text:span text:style-name="T1"> </text:span><text:span text:style-name="T2">worthless.</text:span><text:span text:style-name="T1"> </text:span><text:span text:style-name="T2">Great</text:span><text:span text:style-name="T1"> </text:span><text:span text:style-name="T2">management</text:span><text:span text:style-name="T1"> </text:span><text:span text:style-name="T2">skills</text:span><text:span text:style-name="T1"> </text:span><text:span text:style-name="T2">for</text:span><text:span text:style-name="T1"> </text:span><text:span text:style-name="T2">a</text:span><text:span text:style-name="T1"> </text:span><text:span text:style-name="T2">queen,</text:span><text:span text:style-name="T1">” </text:span><text:span text:style-name="T2">said</text:span><text:span text:style-name="T1"> </text:span><text:span text:style-name="T2">Winceham,</text:span><text:span text:style-name="T1"> </text:span><text:span text:style-name="T2">looking</text:span><text:span text:style-name="T1"> </text:span><text:span text:style-name="T2">irreparably</text:span><text:span text:style-name="T1"> </text:span><text:span text:style-name="T2">emotionally</text:span><text:span text:style-name="T1"> </text:span><text:span text:style-name="T2">hurt.</text:span></text:p>
      <text:p text:style-name="P1"><text:span text:style-name="T1">“</text:span><text:span text:style-name="T2">She</text:span><text:span text:style-name="T1"> </text:span><text:span text:style-name="T2">didn</text:span><text:span text:style-name="T1">’</text:span><text:span text:style-name="T2">t</text:span><text:span text:style-name="T1"> </text:span><text:span text:style-name="T2">see</text:span><text:span text:style-name="T1"> </text:span><text:span text:style-name="T2">the</text:span><text:span text:style-name="T1"> </text:span><text:span text:style-name="T2">Jangdrivals</text:span><text:span text:style-name="T1"> </text:span><text:span text:style-name="T2">coming</text:span><text:span text:style-name="T1"> </text:span><text:span text:style-name="T2">either.</text:span><text:span text:style-name="T1"> </text:span><text:span text:style-name="T2">She</text:span><text:span text:style-name="T1"> </text:span><text:span text:style-name="T2">wouldn</text:span><text:span text:style-name="T1">’</text:span><text:span text:style-name="T2">t</text:span><text:span text:style-name="T1"> </text:span><text:span text:style-name="T2">listen,</text:span><text:span text:style-name="T1">” </text:span><text:span text:style-name="T2">added</text:span><text:span text:style-name="T1"> </text:span><text:span text:style-name="T2">Parcifal</text:span><text:span text:style-name="T1"> </text:span><text:span text:style-name="T2">with</text:span><text:span text:style-name="T1"> </text:span><text:span text:style-name="T2">a</text:span><text:span text:style-name="T1"> </text:span><text:span text:style-name="T2">nod,</text:span><text:span text:style-name="T1"> </text:span><text:span text:style-name="T2">only</text:span><text:span text:style-name="T1"> </text:span><text:span text:style-name="T2">to</text:span><text:span text:style-name="T1"> </text:span><text:span text:style-name="T2">receive</text:span><text:span text:style-name="T1"> </text:span><text:span text:style-name="T2">a</text:span><text:span text:style-name="T1"> </text:span><text:span text:style-name="T2">frown</text:span><text:span text:style-name="T1"> </text:span><text:span text:style-name="T2">from</text:span><text:span text:style-name="T1"> </text:span><text:span text:style-name="T2">Winceham</text:span><text:span text:style-name="T1"> </text:span><text:span text:style-name="T2">and</text:span><text:span text:style-name="T1"> </text:span><text:span text:style-name="T2">the</text:span><text:span text:style-name="T1"> </text:span><text:span text:style-name="T2">protests</text:span><text:span text:style-name="T1"> </text:span><text:span text:style-name="T2">of</text:span><text:span text:style-name="T1"> </text:span><text:span text:style-name="T2">her</text:span><text:span text:style-name="T1"> </text:span><text:span text:style-name="T2">scowling</text:span><text:span text:style-name="T1"> </text:span><text:span text:style-name="T2">sister:</text:span></text:p>
      <text:p text:style-name="P1"><text:span text:style-name="T1">“</text:span><text:span text:style-name="T2">It</text:span><text:span text:style-name="T1">’</text:span><text:span text:style-name="T2">s</text:span><text:span text:style-name="T1"> </text:span><text:span text:style-name="T2">more</text:span><text:span text:style-name="T1"> </text:span><text:span text:style-name="T2">complicated</text:span><text:span text:style-name="T1"> </text:span><text:span text:style-name="T2">than</text:span><text:span text:style-name="T1"> </text:span><text:span text:style-name="T2">that</text:span><text:span text:style-name="T1"> </text:span><text:span text:style-name="T2">Parcifal!</text:span><text:span text:style-name="T1">”</text:span></text:p>
      <text:p text:style-name="P2">Ned<text:span text:style-name="T3"> </text:span>intervened:</text:p>
      <text:p text:style-name="P1"><text:span text:style-name="T1">“</text:span><text:span text:style-name="T2">Stop</text:span><text:span text:style-name="T1"> </text:span><text:span text:style-name="T2">this,</text:span><text:span text:style-name="T1"> </text:span><text:span text:style-name="T2">please.</text:span><text:span text:style-name="T1"> </text:span><text:span text:style-name="T2">Stop</text:span><text:span text:style-name="T1"> </text:span><text:span text:style-name="T2">this</text:span><text:span text:style-name="T1"> </text:span><text:span text:style-name="T2">badmouthing.</text:span><text:span text:style-name="T1"> </text:span><text:span text:style-name="T2">It</text:span><text:span text:style-name="T1"> </text:span><text:span text:style-name="T2">leads</text:span><text:span text:style-name="T1"> </text:span><text:span text:style-name="T2">nowhere.</text:span><text:span text:style-name="T1"> </text:span><text:span text:style-name="T2">If</text:span><text:span text:style-name="T1"> </text:span><text:span text:style-name="T2">we</text:span><text:span text:style-name="T1"> </text:span><text:span text:style-name="T2">are</text:span><text:span text:style-name="T1"> </text:span><text:span text:style-name="T2">going</text:span><text:span text:style-name="T1"> </text:span><text:span text:style-name="T2">to</text:span><text:span text:style-name="T1"> </text:span><text:span text:style-name="T2">do</text:span><text:span text:style-name="T1"> </text:span><text:span text:style-name="T2">this,</text:span><text:span text:style-name="T1"> </text:span><text:span text:style-name="T2">we</text:span><text:span text:style-name="T1"> </text:span><text:span text:style-name="T2">need</text:span><text:span text:style-name="T1"> </text:span><text:span text:style-name="T2">to</text:span><text:span text:style-name="T1"> </text:span><text:span text:style-name="T2">stick</text:span><text:span text:style-name="T1"> </text:span><text:span text:style-name="T2">together;</text:span><text:span text:style-name="T1"> </text:span><text:span text:style-name="T2">we</text:span><text:span text:style-name="T1"> </text:span><text:span text:style-name="T2">need</text:span><text:span text:style-name="T1"> </text:span><text:span text:style-name="T2">to</text:span><text:span text:style-name="T1"> </text:span><text:span text:style-name="T2">support</text:span><text:span text:style-name="T1"> </text:span><text:span text:style-name="T2">each</text:span><text:span text:style-name="T1"> </text:span><text:span text:style-name="T2">other,</text:span><text:span text:style-name="T1"> </text:span><text:span text:style-name="T2">trust</text:span><text:span text:style-name="T1"> </text:span><text:span text:style-name="T2">each</text:span><text:span text:style-name="T1"> </text:span><text:span text:style-name="T2">other.</text:span><text:span text:style-name="T1"> </text:span><text:span text:style-name="T2">We</text:span><text:span text:style-name="T1"> </text:span><text:span text:style-name="T2">need</text:span><text:span text:style-name="T1"> </text:span><text:span text:style-name="T2">to</text:span><text:span text:style-name="T1"> </text:span><text:span text:style-name="T2">believe</text:span><text:span text:style-name="T1"> </text:span><text:span text:style-name="T2">in</text:span><text:span text:style-name="T1"> </text:span><text:span text:style-name="T2">each</text:span><text:span text:style-name="T1"> </text:span><text:span text:style-name="T2">other.</text:span><text:span text:style-name="T1"> </text:span><text:span text:style-name="T2">Or</text:span><text:span text:style-name="T1"> </text:span><text:span text:style-name="T2">else,</text:span><text:span text:style-name="T1"> </text:span><text:span text:style-name="T2">no</text:span><text:span text:style-name="T1"> </text:span><text:span text:style-name="T2">matter</text:span><text:span text:style-name="T1"> </text:span><text:span text:style-name="T2">who</text:span><text:span text:style-name="T1"> </text:span><text:span text:style-name="T2">stands</text:span><text:span text:style-name="T1"> </text:span><text:span text:style-name="T2">against</text:span><text:span text:style-name="T1"> </text:span><text:span text:style-name="T2">us,</text:span><text:span text:style-name="T1"> </text:span><text:span text:style-name="T2">it</text:span><text:span text:style-name="T1"> </text:span><text:span text:style-name="T2">will</text:span><text:span text:style-name="T1"> </text:span><text:span text:style-name="T2">be</text:span><text:span text:style-name="T1"> </text:span><text:span text:style-name="T2">an</text:span><text:span text:style-name="T1"> </text:span><text:span text:style-name="T2">easy</text:span><text:span text:style-name="T1"> </text:span><text:span text:style-name="T2">fight</text:span><text:span text:style-name="T1"> </text:span><text:span text:style-name="T2">for</text:span><text:span text:style-name="T1"> </text:span><text:span text:style-name="T2">them</text:span><text:span text:style-name="T1"> </text:span><text:span text:style-name="T2">if</text:span><text:span text:style-name="T1"> </text:span><text:span text:style-name="T2">we</text:span><text:span text:style-name="T1"> </text:span><text:span text:style-name="T2">fight</text:span><text:span text:style-name="T1"> </text:span><text:span text:style-name="T2">amongst</text:span><text:span text:style-name="T1"> </text:span><text:span text:style-name="T2">ourselves.</text:span><text:span text:style-name="T1">”</text:span></text:p>
      <text:p text:style-name="P2">Everyone<text:span text:style-name="T3"> </text:span>took<text:span text:style-name="T3"> </text:span>a<text:span text:style-name="T3"> </text:span>moment<text:span text:style-name="T3"> </text:span>in<text:span text:style-name="T3"> </text:span>silence.<text:span text:style-name="T3"> </text:span>Parcifal<text:span text:style-name="T3"> </text:span>and<text:span text:style-name="T3"> </text:span>Lernea<text:span text:style-name="T3"> </text:span>looked<text:span text:style-name="T3"> </text:span>at<text:span text:style-name="T3"> </text:span>each<text:span text:style-name="T3"> </text:span>other<text:span text:style-name="T3"> </text:span>briefly,<text:span text:style-name="T3"> </text:span>reassuringly.<text:span text:style-name="T3"> </text:span>Winceham<text:span text:style-name="T3"> </text:span>nodded<text:span text:style-name="T3"> </text:span>to<text:span text:style-name="T3"> </text:span>himself<text:span text:style-name="T3"> </text:span>and<text:span text:style-name="T3"> </text:span>pouted<text:span text:style-name="T3"> </text:span>his<text:span text:style-name="T3"> </text:span>lips<text:span text:style-name="T3"> </text:span>before<text:span text:style-name="T3"> </text:span>speaking:</text:p>
      <text:p text:style-name="P1"><text:span text:style-name="T1">“</text:span><text:span text:style-name="T2">We</text:span><text:span text:style-name="T1"> </text:span><text:span text:style-name="T2">need</text:span><text:span text:style-name="T1"> </text:span><text:span text:style-name="T2">a</text:span><text:span text:style-name="T1"> </text:span><text:span text:style-name="T2">plan.</text:span><text:span text:style-name="T1"> </text:span><text:span text:style-name="T2">A</text:span><text:span text:style-name="T1"> </text:span><text:span text:style-name="T2">damn</text:span><text:span text:style-name="T1"> </text:span><text:span text:style-name="T2">good</text:span><text:span text:style-name="T1"> </text:span><text:span text:style-name="T2">plan</text:span><text:span text:style-name="T1"> </text:span><text:span text:style-name="T2">preferably</text:span><text:span text:style-name="T1"> </text:span><text:span text:style-name="T2">of</text:span><text:span text:style-name="T1"> </text:span><text:span text:style-name="T2">the</text:span><text:span text:style-name="T1"> </text:span><text:span text:style-name="T2">genius</text:span><text:span text:style-name="T1"> </text:span><text:span text:style-name="T2">kind</text:span><text:span text:style-name="T1"> </text:span><text:span text:style-name="T2">with</text:span><text:span text:style-name="T1"> </text:span><text:span text:style-name="T2">implausibly</text:span><text:span text:style-name="T1"> </text:span><text:span text:style-name="T2">good</text:span><text:span text:style-name="T1"> </text:span><text:span text:style-name="T2">luck</text:span><text:span text:style-name="T1"> </text:span><text:span text:style-name="T2">to</text:span><text:span text:style-name="T1"> </text:span><text:span text:style-name="T2">boot.</text:span><text:span text:style-name="T1"> </text:span><text:span text:style-name="T2">But</text:span><text:span text:style-name="T1"> </text:span><text:span text:style-name="T2">first,</text:span><text:span text:style-name="T1"> </text:span><text:span text:style-name="T2">we</text:span><text:span text:style-name="T1"> </text:span><text:span text:style-name="T2">need</text:span><text:span text:style-name="T1"> </text:span><text:span text:style-name="T2">to</text:span><text:span text:style-name="T1"> </text:span><text:span text:style-name="T2">leave</text:span><text:span text:style-name="T1"> </text:span><text:span text:style-name="T2">this</text:span><text:span text:style-name="T1"> </text:span><text:span text:style-name="T2">place,</text:span><text:span text:style-name="T1">” </text:span><text:span text:style-name="T2">he</text:span><text:span text:style-name="T1"> </text:span><text:span text:style-name="T2">said</text:span><text:span text:style-name="T1"> </text:span><text:span text:style-name="T2">and</text:span><text:span text:style-name="T1"> </text:span><text:span text:style-name="T2">picked</text:span><text:span text:style-name="T1"> </text:span><text:span text:style-name="T2">up</text:span><text:span text:style-name="T1"> </text:span><text:span text:style-name="T2">his</text:span><text:span text:style-name="T1"> </text:span><text:span text:style-name="T2">satchel,</text:span><text:span text:style-name="T1"> </text:span><text:span text:style-name="T2">looking</text:span><text:span text:style-name="T1"> </text:span><text:span text:style-name="T2">sideways</text:span><text:span text:style-name="T1"> </text:span><text:span text:style-name="T2">through</text:span><text:span text:style-name="T1"> </text:span><text:span text:style-name="T2">the</text:span><text:span text:style-name="T1"> </text:span><text:span text:style-name="T2">window</text:span><text:span text:style-name="T1"> </text:span><text:span text:style-name="T2">for</text:span><text:span text:style-name="T1"> </text:span><text:span text:style-name="T2">any</text:span><text:span text:style-name="T1"> </text:span><text:span text:style-name="T2">sign</text:span><text:span text:style-name="T1"> </text:span><text:span text:style-name="T2">of</text:span><text:span text:style-name="T1"> </text:span><text:span text:style-name="T2">Hobb</text:span><text:span text:style-name="T1">’</text:span><text:span text:style-name="T2">s</text:span><text:span text:style-name="T1"> </text:span><text:span text:style-name="T2">men.</text:span><text:span text:style-name="T1"> </text:span><text:span text:style-name="T2">Parcifal</text:span><text:span text:style-name="T1"> </text:span><text:span text:style-name="T2">and</text:span><text:span text:style-name="T1"> </text:span><text:span text:style-name="T2">Lernea</text:span><text:span text:style-name="T1"> </text:span><text:span text:style-name="T2">nodded</text:span><text:span text:style-name="T1"> </text:span><text:span text:style-name="T2">and</text:span><text:span text:style-name="T1"> </text:span><text:span text:style-name="T2">checked</text:span><text:span text:style-name="T1"> </text:span><text:span text:style-name="T2">their</text:span><text:span text:style-name="T1"> </text:span><text:span text:style-name="T2">gear</text:span><text:span text:style-name="T1"> </text:span><text:span text:style-name="T2">smartly,</text:span><text:span text:style-name="T1"> </text:span><text:span text:style-name="T2">while</text:span><text:span text:style-name="T1"> </text:span><text:span text:style-name="T2">Ned</text:span><text:span text:style-name="T1"> </text:span><text:span text:style-name="T2">shook</text:span><text:span text:style-name="T1"> </text:span><text:span text:style-name="T2">his</text:span><text:span text:style-name="T1"> </text:span><text:span text:style-name="T2">head</text:span><text:span text:style-name="T1"> </text:span><text:span text:style-name="T2">and</text:span><text:span text:style-name="T1"> </text:span><text:span text:style-name="T2">curtly</text:span><text:span text:style-name="T1"> </text:span><text:span text:style-name="T2">said:</text:span></text:p>
      <text:p text:style-name="P1"><text:span text:style-name="T1">“</text:span><text:span text:style-name="T2">No.</text:span><text:span text:style-name="T1"> </text:span><text:span text:style-name="T2">First</text:span><text:span text:style-name="T1"> </text:span><text:span text:style-name="T2">we</text:span><text:span text:style-name="T1"> </text:span><text:span text:style-name="T2">need</text:span><text:span text:style-name="T1"> </text:span><text:span text:style-name="T2">to</text:span><text:span text:style-name="T1"> </text:span><text:span text:style-name="T2">bury</text:span><text:span text:style-name="T1"> </text:span><text:span text:style-name="T2">my</text:span><text:span text:style-name="T1"> </text:span><text:span text:style-name="T2">father.</text:span><text:span text:style-name="T1">”</text:span></text:p>
      <text:p text:style-name="P1"><text:span text:style-name="T1">“</text:span><text:span text:style-name="T2">Ned,</text:span><text:span text:style-name="T1"> </text:span><text:span text:style-name="T2">lad.</text:span><text:span text:style-name="T1"> </text:span><text:span text:style-name="T2">Look,</text:span><text:span text:style-name="T1"> </text:span><text:span text:style-name="T2">we</text:span><text:span text:style-name="T1">’</text:span><text:span text:style-name="T2">ve</text:span><text:span text:style-name="T1"> </text:span><text:span text:style-name="T2">already</text:span><text:span text:style-name="T1"> </text:span><text:span text:style-name="T2">spent</text:span><text:span text:style-name="T1"> </text:span><text:span text:style-name="T2">all</text:span><text:span text:style-name="T1"> </text:span><text:span text:style-name="T2">this</text:span><text:span text:style-name="T1"> </text:span><text:span text:style-name="T2">time</text:span><text:span text:style-name="T1"> </text:span><text:span text:style-name="T2">talking.</text:span><text:span text:style-name="T1"> </text:span><text:span text:style-name="T2">Hobb</text:span><text:span text:style-name="T1">’</text:span><text:span text:style-name="T2">s</text:span><text:span text:style-name="T1"> </text:span><text:span text:style-name="T2">men</text:span><text:span text:style-name="T1"> </text:span><text:span text:style-name="T2">could</text:span><text:span text:style-name="T1"> </text:span><text:span text:style-name="T2">be</text:span><text:span text:style-name="T1"> </text:span><text:span text:style-name="T2">right</text:span><text:span text:style-name="T1"> </text:span><text:span text:style-name="T2">around</text:span><text:span text:style-name="T1"> </text:span><text:span text:style-name="T2">the</text:span><text:span text:style-name="T1"> </text:span><text:span text:style-name="T2">corner.</text:span><text:span text:style-name="T1">”</text:span></text:p>
      <text:p text:style-name="P2">Ned<text:span text:style-name="T3"> </text:span>stared<text:span text:style-name="T3"> </text:span>at<text:span text:style-name="T3"> </text:span>Winceham<text:span text:style-name="T3"> </text:span>unyieldingly<text:span text:style-name="T3"> </text:span>for<text:span text:style-name="T3"> </text:span>a<text:span text:style-name="T3"> </text:span>few<text:span text:style-name="T3"> </text:span>moments,<text:span text:style-name="T3"> </text:span>until<text:span text:style-name="T3"> </text:span>they<text:span text:style-name="T3"> </text:span>all<text:span text:style-name="T3"> </text:span>looked<text:span text:style-name="T3"> </text:span>at<text:span text:style-name="T3"> </text:span>each<text:span text:style-name="T3"> </text:span>other<text:span text:style-name="T3"> </text:span>and<text:span text:style-name="T3"> </text:span>simply<text:span text:style-name="T3"> </text:span>walked<text:span text:style-name="T3"> </text:span>over<text:span text:style-name="T3"> </text:span>to<text:span text:style-name="T3"> </text:span>the<text:span text:style-name="T3"> </text:span>body<text:span text:style-name="T3"> </text:span>of<text:span text:style-name="T3"> </text:span>Ned<text:span text:style-name="T3">’</text:span>s<text:span text:style-name="T3"> </text:span>father<text:span text:style-name="T3"> </text:span>and<text:span text:style-name="T3"> </text:span>helped<text:span text:style-name="T3"> </text:span>him<text:span text:style-name="T3"> </text:span>carry<text:span text:style-name="T3"> </text:span>the<text:span text:style-name="T3"> </text:span>body<text:span text:style-name="T3"> </text:span>of<text:span text:style-name="T3"> </text:span>Vern<text:span text:style-name="T3"> </text:span>Larkin<text:span text:style-name="T3"> </text:span>out<text:span text:style-name="T3"> </text:span>back.</text:p>
      <text:p text:style-name="P2">Winceham<text:span text:style-name="T3"> </text:span>was<text:span text:style-name="T3"> </text:span>on<text:span text:style-name="T3"> </text:span>the<text:span text:style-name="T3"> </text:span>lookout,<text:span text:style-name="T3"> </text:span>while<text:span text:style-name="T3"> </text:span>Ned,<text:span text:style-name="T3"> </text:span>Parcifal<text:span text:style-name="T3"> </text:span>and<text:span text:style-name="T3"> </text:span>even<text:span text:style-name="T3"> </text:span>Lernea,<text:span text:style-name="T3"> </text:span>much<text:span text:style-name="T3"> </text:span>to<text:span text:style-name="T3"> </text:span>her<text:span text:style-name="T3"> </text:span>sister<text:span text:style-name="T3">’</text:span>s<text:span text:style-name="T3"> </text:span>surprise,<text:span text:style-name="T3"> </text:span>began<text:span text:style-name="T3"> </text:span>to<text:span text:style-name="T3"> </text:span>dig<text:span text:style-name="T3"> </text:span>in<text:span text:style-name="T3"> </text:span>a<text:span text:style-name="T3"> </text:span>hurry.</text:p>
      <text:p text:style-name="P2">It<text:span text:style-name="T3"> </text:span>was<text:span text:style-name="T3"> </text:span>midnight<text:span text:style-name="T3"> </text:span>on<text:span text:style-name="T3"> </text:span>a<text:span text:style-name="T3"> </text:span>moonless<text:span text:style-name="T3"> </text:span>bay.</text:p>
      <text:p text:style-name="P2"/>
      <text:p text:style-name="P2">Part<text:span text:style-name="T3"> </text:span>Two</text:p>
      <text:p text:style-name="P2"/>
      <text:p text:style-name="P1"><text:span text:style-name="T1">“</text:span><text:span text:style-name="T2">Are</text:span><text:span text:style-name="T1"> </text:span><text:span text:style-name="T2">you</text:span><text:span text:style-name="T1"> </text:span><text:span text:style-name="T2">sure</text:span><text:span text:style-name="T1"> </text:span><text:span text:style-name="T2">this</text:span><text:span text:style-name="T1"> </text:span><text:span text:style-name="T2">is</text:span><text:span text:style-name="T1"> </text:span><text:span text:style-name="T2">the</text:span><text:span text:style-name="T1"> </text:span><text:span text:style-name="T2">right</text:span><text:span text:style-name="T1"> </text:span><text:span text:style-name="T2">way?</text:span><text:span text:style-name="T1">” </text:span><text:span text:style-name="T2">asked</text:span><text:span text:style-name="T1"> </text:span><text:span text:style-name="T2">Parcifal</text:span><text:span text:style-name="T1"> </text:span><text:span text:style-name="T2">who</text:span><text:span text:style-name="T1"> </text:span><text:span text:style-name="T2">had</text:span><text:span text:style-name="T1"> </text:span><text:span text:style-name="T2">taken</text:span><text:span text:style-name="T1"> </text:span><text:span text:style-name="T2">point</text:span><text:span text:style-name="T1"> </text:span><text:span text:style-name="T2">alongside</text:span><text:span text:style-name="T1"> </text:span><text:span text:style-name="T2">Ned,</text:span><text:span text:style-name="T1"> </text:span><text:span text:style-name="T2">Encelados</text:span><text:span text:style-name="T1"> </text:span><text:span text:style-name="T2">firmly</text:span><text:span text:style-name="T1"> </text:span><text:span text:style-name="T2">clasped</text:span><text:span text:style-name="T1"> </text:span><text:span text:style-name="T2">on</text:span><text:span text:style-name="T1"> </text:span><text:span text:style-name="T2">her</text:span><text:span text:style-name="T1"> </text:span><text:span text:style-name="T2">back</text:span><text:span text:style-name="T1"> </text:span><text:span text:style-name="T2">along</text:span><text:span text:style-name="T1"> </text:span><text:span text:style-name="T2">with</text:span><text:span text:style-name="T1"> </text:span><text:span text:style-name="T2">her</text:span><text:span text:style-name="T1"> </text:span><text:span text:style-name="T2">shield,</text:span><text:span text:style-name="T1"> </text:span><text:span text:style-name="T2">Erymanthos.</text:span><text:span text:style-name="T1"> </text:span><text:span text:style-name="T2">Tiny</text:span><text:span text:style-name="T1"> </text:span><text:span text:style-name="T2">slithers</text:span><text:span text:style-name="T1"> </text:span><text:span text:style-name="T2">of</text:span><text:span text:style-name="T1"> </text:span><text:span text:style-name="T2">starlight</text:span><text:span text:style-name="T1"> </text:span><text:span text:style-name="T2">bounced</text:span><text:span text:style-name="T1"> </text:span><text:span text:style-name="T2">off</text:span><text:span text:style-name="T1"> </text:span><text:span text:style-name="T2">her</text:span><text:span text:style-name="T1"> </text:span><text:span text:style-name="T2">glistening</text:span><text:span text:style-name="T1"> </text:span><text:span text:style-name="T2">armor;</text:span><text:span text:style-name="T1"> </text:span><text:span text:style-name="T2">the</text:span><text:span text:style-name="T1"> </text:span><text:span text:style-name="T2">Holy</text:span><text:span text:style-name="T1"> </text:span><text:span text:style-name="T2">Mountain</text:span><text:span text:style-name="T1"> </text:span><text:span text:style-name="T2">engraved</text:span><text:span text:style-name="T1"> </text:span><text:span text:style-name="T2">on</text:span><text:span text:style-name="T1"> </text:span><text:span text:style-name="T2">Erymanthos</text:span><text:span text:style-name="T1"> </text:span><text:soft-page-break/><text:span text:style-name="T2">shone</text:span><text:span text:style-name="T1"> </text:span><text:span text:style-name="T2">fiery</text:span><text:span text:style-name="T1"> </text:span><text:span text:style-name="T2">red.</text:span><text:span text:style-name="T1"> </text:span><text:span text:style-name="T2">This</text:span><text:span text:style-name="T1"> </text:span><text:span text:style-name="T2">far</text:span><text:span text:style-name="T1"> </text:span><text:span text:style-name="T2">south</text:span><text:span text:style-name="T1"> </text:span><text:span text:style-name="T2">in</text:span><text:span text:style-name="T1"> </text:span><text:span text:style-name="T2">the</text:span><text:span text:style-name="T1"> </text:span><text:span text:style-name="T2">world,</text:span><text:span text:style-name="T1"> </text:span><text:span text:style-name="T2">the</text:span><text:span text:style-name="T1"> </text:span><text:span text:style-name="T2">light</text:span><text:span text:style-name="T1"> </text:span><text:span text:style-name="T2">of</text:span><text:span text:style-name="T1"> </text:span><text:span text:style-name="T2">the</text:span><text:span text:style-name="T1"> </text:span><text:span text:style-name="T2">starry</text:span><text:span text:style-name="T1"> </text:span><text:span text:style-name="T2">sky</text:span><text:span text:style-name="T1"> </text:span><text:span text:style-name="T2">was</text:span><text:span text:style-name="T1"> </text:span><text:span text:style-name="T2">good</text:span><text:span text:style-name="T1"> </text:span><text:span text:style-name="T2">enough</text:span><text:span text:style-name="T1"> </text:span><text:span text:style-name="T2">for</text:span><text:span text:style-name="T1"> </text:span><text:span text:style-name="T2">walking</text:span><text:span text:style-name="T1"> </text:span><text:span text:style-name="T2">without</text:span><text:span text:style-name="T1"> </text:span><text:span text:style-name="T2">hitting</text:span><text:span text:style-name="T1"> </text:span><text:span text:style-name="T2">a</text:span><text:span text:style-name="T1"> </text:span><text:span text:style-name="T2">tree.</text:span></text:p>
      <text:p text:style-name="P1"><text:span text:style-name="T1">“</text:span><text:span text:style-name="T2">Father</text:span><text:span text:style-name="T1"> </text:span><text:span text:style-name="T2">and</text:span><text:span text:style-name="T1"> </text:span><text:span text:style-name="T2">I</text:span><text:span text:style-name="T1"> </text:span><text:span text:style-name="T2">used</text:span><text:span text:style-name="T1"> </text:span><text:span text:style-name="T2">to</text:span><text:span text:style-name="T1"> </text:span><text:span text:style-name="T2">hunt</text:span><text:span text:style-name="T1"> </text:span><text:span text:style-name="T2">boar</text:span><text:span text:style-name="T1"> </text:span><text:span text:style-name="T2">around</text:span><text:span text:style-name="T1"> </text:span><text:span text:style-name="T2">these</text:span><text:span text:style-name="T1"> </text:span><text:span text:style-name="T2">parts.</text:span><text:span text:style-name="T1"> </text:span><text:span text:style-name="T2">We</text:span><text:span text:style-name="T1">’</text:span><text:span text:style-name="T2">d</text:span><text:span text:style-name="T1"> </text:span><text:span text:style-name="T2">find</text:span><text:span text:style-name="T1"> </text:span><text:span text:style-name="T2">traces</text:span><text:span text:style-name="T1"> </text:span><text:span text:style-name="T2">of</text:span><text:span text:style-name="T1"> </text:span><text:span text:style-name="T2">the</text:span><text:span text:style-name="T1"> </text:span><text:span text:style-name="T2">Woodkin</text:span><text:span text:style-name="T1"> </text:span><text:span text:style-name="T2">here</text:span><text:span text:style-name="T1"> </text:span><text:span text:style-name="T2">and</text:span><text:span text:style-name="T1"> </text:span><text:span text:style-name="T2">there;</text:span><text:span text:style-name="T1"> </text:span><text:span text:style-name="T2">tripped</text:span><text:span text:style-name="T1"> </text:span><text:span text:style-name="T2">animal</text:span><text:span text:style-name="T1"> </text:span><text:span text:style-name="T2">traps</text:span><text:span text:style-name="T1"> </text:span><text:span text:style-name="T2">and</text:span><text:span text:style-name="T1"> </text:span><text:span text:style-name="T2">hand-picked</text:span><text:span text:style-name="T1"> </text:span><text:span text:style-name="T2">herbs,</text:span><text:span text:style-name="T1">” </text:span><text:span text:style-name="T2">replied</text:span><text:span text:style-name="T1"> </text:span><text:span text:style-name="T2">Ned</text:span><text:span text:style-name="T1"> </text:span><text:span text:style-name="T2">with</text:span><text:span text:style-name="T1"> </text:span><text:span text:style-name="T2">certainty,</text:span><text:span text:style-name="T1"> </text:span><text:span text:style-name="T2">his</text:span><text:span text:style-name="T1"> </text:span><text:span text:style-name="T2">eyes</text:span><text:span text:style-name="T1"> </text:span><text:span text:style-name="T2">wading</text:span><text:span text:style-name="T1"> </text:span><text:span text:style-name="T2">through</text:span><text:span text:style-name="T1"> </text:span><text:span text:style-name="T2">the</text:span><text:span text:style-name="T1"> </text:span><text:span text:style-name="T2">darkness</text:span><text:span text:style-name="T1"> </text:span><text:span text:style-name="T2">of</text:span><text:span text:style-name="T1"> </text:span><text:span text:style-name="T2">the</text:span><text:span text:style-name="T1"> </text:span><text:span text:style-name="T2">night</text:span><text:span text:style-name="T1"> </text:span><text:span text:style-name="T2">warily.</text:span></text:p>
      <text:p text:style-name="P2">Ned<text:span text:style-name="T3"> </text:span>struck<text:span text:style-name="T3"> </text:span>the<text:span text:style-name="T3"> </text:span>others<text:span text:style-name="T3"> </text:span>as<text:span text:style-name="T3"> </text:span>a<text:span text:style-name="T3"> </text:span>fairly<text:span text:style-name="T3"> </text:span>common<text:span text:style-name="T3"> </text:span>young<text:span text:style-name="T3"> </text:span>man;<text:span text:style-name="T3"> </text:span>not<text:span text:style-name="T3"> </text:span>too<text:span text:style-name="T3"> </text:span>short,<text:span text:style-name="T3"> </text:span>not<text:span text:style-name="T3"> </text:span>taller<text:span text:style-name="T3"> </text:span>than<text:span text:style-name="T3"> </text:span>Parcifal.<text:span text:style-name="T3"> </text:span>He<text:span text:style-name="T3"> </text:span>carried<text:span text:style-name="T3"> </text:span>an<text:span text:style-name="T3"> </text:span>old<text:span text:style-name="T3"> </text:span>hunting<text:span text:style-name="T3"> </text:span>crossbow<text:span text:style-name="T3"> </text:span>strung<text:span text:style-name="T3"> </text:span>along<text:span text:style-name="T3"> </text:span>the<text:span text:style-name="T3"> </text:span>belt<text:span text:style-name="T3"> </text:span>at<text:span text:style-name="T3"> </text:span>his<text:span text:style-name="T3"> </text:span>waist.<text:span text:style-name="T3"> </text:span>With<text:span text:style-name="T3"> </text:span>his<text:span text:style-name="T3"> </text:span>pitch<text:span text:style-name="T3"> </text:span>black<text:span text:style-name="T3"> </text:span>hair<text:span text:style-name="T3"> </text:span>and<text:span text:style-name="T3"> </text:span>light<text:span text:style-name="T3"> </text:span>cloth<text:span text:style-name="T3"> </text:span>garments,<text:span text:style-name="T3"> </text:span>he<text:span text:style-name="T3"> </text:span>gave<text:span text:style-name="T3"> </text:span>the<text:span text:style-name="T3"> </text:span>impression<text:span text:style-name="T3"> </text:span>of<text:span text:style-name="T3"> </text:span>some<text:span text:style-name="T3"> </text:span>sort<text:span text:style-name="T3"> </text:span>of<text:span text:style-name="T3"> </text:span>romantic<text:span text:style-name="T3"> </text:span>fool.</text:p>
      <text:p text:style-name="P2">That<text:span text:style-name="T3"> </text:span>image<text:span text:style-name="T3"> </text:span>was<text:span text:style-name="T3"> </text:span>enhanced<text:span text:style-name="T3"> </text:span>by<text:span text:style-name="T3"> </text:span>the<text:span text:style-name="T3"> </text:span>small<text:span text:style-name="T3"> </text:span>leather<text:span text:style-name="T3"> </text:span>drum<text:span text:style-name="T3"> </text:span>he<text:span text:style-name="T3"> </text:span>carried<text:span text:style-name="T3"> </text:span>around<text:span text:style-name="T3"> </text:span>on<text:span text:style-name="T3"> </text:span>his<text:span text:style-name="T3"> </text:span>back;<text:span text:style-name="T3"> </text:span>no-one<text:span text:style-name="T3"> </text:span>had<text:span text:style-name="T3"> </text:span>deemed<text:span text:style-name="T3"> </text:span>a<text:span text:style-name="T3"> </text:span>drum<text:span text:style-name="T3"> </text:span>particularly<text:span text:style-name="T3"> </text:span>able<text:span text:style-name="T3"> </text:span>to<text:span text:style-name="T3"> </text:span>deal<text:span text:style-name="T3"> </text:span>damage<text:span text:style-name="T3"> </text:span>when<text:span text:style-name="T3"> </text:span>the<text:span text:style-name="T3"> </text:span>need<text:span text:style-name="T3"> </text:span>arose.</text:p>
      <text:p text:style-name="P1"><text:span text:style-name="T1">“</text:span><text:span text:style-name="T2">How</text:span><text:span text:style-name="T1"> </text:span><text:span text:style-name="T2">can</text:span><text:span text:style-name="T1"> </text:span><text:span text:style-name="T2">you</text:span><text:span text:style-name="T1"> </text:span><text:span text:style-name="T2">be</text:span><text:span text:style-name="T1"> </text:span><text:span text:style-name="T2">sure</text:span><text:span text:style-name="T1"> </text:span><text:span text:style-name="T2">it</text:span><text:span text:style-name="T1"> </text:span><text:span text:style-name="T2">was</text:span><text:span text:style-name="T1"> </text:span><text:span text:style-name="T2">elves?</text:span><text:span text:style-name="T1">” </text:span><text:span text:style-name="T2">asked</text:span><text:span text:style-name="T1"> </text:span><text:span text:style-name="T2">Winceham</text:span><text:span text:style-name="T1"> </text:span><text:span text:style-name="T2">slightly</text:span><text:span text:style-name="T1"> </text:span><text:span text:style-name="T2">out</text:span><text:span text:style-name="T1"> </text:span><text:span text:style-name="T2">of</text:span><text:span text:style-name="T1"> </text:span><text:span text:style-name="T2">breath</text:span><text:span text:style-name="T1"> </text:span><text:span text:style-name="T2">as</text:span><text:span text:style-name="T1"> </text:span><text:span text:style-name="T2">he</text:span><text:span text:style-name="T1"> </text:span><text:span text:style-name="T2">tried</text:span><text:span text:style-name="T1"> </text:span><text:span text:style-name="T2">to</text:span><text:span text:style-name="T1"> </text:span><text:span text:style-name="T2">keep</text:span><text:span text:style-name="T1"> </text:span><text:span text:style-name="T2">pace</text:span><text:span text:style-name="T1"> </text:span><text:span text:style-name="T2">with</text:span><text:span text:style-name="T1"> </text:span><text:span text:style-name="T2">the</text:span><text:span text:style-name="T1"> </text:span><text:span text:style-name="T2">rest,</text:span><text:span text:style-name="T1"> </text:span><text:span text:style-name="T2">his</text:span><text:span text:style-name="T1"> </text:span><text:span text:style-name="T2">satchel</text:span><text:span text:style-name="T1"> </text:span><text:span text:style-name="T2">bobbing</text:span><text:span text:style-name="T1"> </text:span><text:span text:style-name="T2">wildly.</text:span><text:span text:style-name="T1"> </text:span><text:span text:style-name="T2">Ned</text:span><text:span text:style-name="T1">’</text:span><text:span text:style-name="T2">s</text:span><text:span text:style-name="T1"> </text:span><text:span text:style-name="T2">reply</text:span><text:span text:style-name="T1"> </text:span><text:span text:style-name="T2">was</text:span><text:span text:style-name="T1"> </text:span><text:span text:style-name="T2">taciturn</text:span><text:span text:style-name="T1"> </text:span><text:span text:style-name="T2">at</text:span><text:span text:style-name="T1"> </text:span><text:span text:style-name="T2">best:</text:span></text:p>
      <text:p text:style-name="P1"><text:span text:style-name="T1">“</text:span><text:span text:style-name="T2">I</text:span><text:span text:style-name="T1"> </text:span><text:span text:style-name="T2">am.</text:span><text:span text:style-name="T1">”</text:span></text:p>
      <text:p text:style-name="P2">A<text:span text:style-name="T3"> </text:span>somewhat<text:span text:style-name="T3"> </text:span>uneasy<text:span text:style-name="T3"> </text:span>silence<text:span text:style-name="T3"> </text:span>followed.<text:span text:style-name="T3"> </text:span>Lernea<text:span text:style-name="T3"> </text:span>gracefully<text:span text:style-name="T3"> </text:span>trod<text:span text:style-name="T3"> </text:span>through<text:span text:style-name="T3"> </text:span>the<text:span text:style-name="T3"> </text:span>thick,<text:span text:style-name="T3"> </text:span>lush<text:span text:style-name="T3"> </text:span>brush<text:span text:style-name="T3"> </text:span>as<text:span text:style-name="T3"> </text:span>if<text:span text:style-name="T3"> </text:span>this<text:span text:style-name="T3"> </text:span>southern,<text:span text:style-name="T3"> </text:span>exotic<text:span text:style-name="T3"> </text:span>forest<text:span text:style-name="T3"> </text:span>was<text:span text:style-name="T3"> </text:span>her<text:span text:style-name="T3"> </text:span>natural<text:span text:style-name="T3"> </text:span>habitat.<text:span text:style-name="T3"> </text:span>At<text:span text:style-name="T3"> </text:span>length<text:span text:style-name="T3"> </text:span>she<text:span text:style-name="T3"> </text:span>too<text:span text:style-name="T3"> </text:span>felt<text:span text:style-name="T3"> </text:span>the<text:span text:style-name="T3"> </text:span>need<text:span text:style-name="T3"> </text:span>to<text:span text:style-name="T3"> </text:span>ask<text:span text:style-name="T3"> </text:span>Ned:</text:p>
      <text:p text:style-name="P1"><text:span text:style-name="T1">“</text:span><text:span text:style-name="T2">These</text:span><text:span text:style-name="T1"> </text:span><text:span text:style-name="T2">elves</text:span><text:span text:style-name="T1"> </text:span><text:span text:style-name="T2">you</text:span><text:span text:style-name="T1"> </text:span><text:span text:style-name="T2">speak</text:span><text:span text:style-name="T1"> </text:span><text:span text:style-name="T2">of,</text:span><text:span text:style-name="T1"> </text:span><text:span text:style-name="T2">what</text:span><text:span text:style-name="T1"> </text:span><text:span text:style-name="T2">makes</text:span><text:span text:style-name="T1"> </text:span><text:span text:style-name="T2">you</text:span><text:span text:style-name="T1"> </text:span><text:span text:style-name="T2">so</text:span><text:span text:style-name="T1"> </text:span><text:span text:style-name="T2">certain</text:span><text:span text:style-name="T1"> </text:span><text:span text:style-name="T2">they</text:span><text:span text:style-name="T1">’</text:span><text:span text:style-name="T2">ll</text:span><text:span text:style-name="T1"> </text:span><text:span text:style-name="T2">want</text:span><text:span text:style-name="T1"> </text:span><text:span text:style-name="T2">to</text:span><text:span text:style-name="T1"> </text:span><text:span text:style-name="T2">help?</text:span><text:span text:style-name="T1">”</text:span></text:p>
      <text:p text:style-name="P2">Ned<text:span text:style-name="T3"> </text:span>paused<text:span text:style-name="T3"> </text:span>in<text:span text:style-name="T3"> </text:span>his<text:span text:style-name="T3"> </text:span>stride,<text:span text:style-name="T3"> </text:span>turned<text:span text:style-name="T3"> </text:span>around<text:span text:style-name="T3"> </text:span>and<text:span text:style-name="T3"> </text:span>looked<text:span text:style-name="T3"> </text:span>at<text:span text:style-name="T3"> </text:span>Lernea<text:span text:style-name="T3"> </text:span>with<text:span text:style-name="T3"> </text:span>a<text:span text:style-name="T3"> </text:span>grin<text:span text:style-name="T3"> </text:span>that<text:span text:style-name="T3"> </text:span>shone<text:span text:style-name="T3"> </text:span>unnervingly<text:span text:style-name="T3"> </text:span>even<text:span text:style-name="T3"> </text:span>though<text:span text:style-name="T3"> </text:span>the<text:span text:style-name="T3"> </text:span>light<text:span text:style-name="T3"> </text:span>of<text:span text:style-name="T3"> </text:span>the<text:span text:style-name="T3"> </text:span>stars<text:span text:style-name="T3"> </text:span>was<text:span text:style-name="T3"> </text:span>barely<text:span text:style-name="T3"> </text:span>enough<text:span text:style-name="T3"> </text:span>to<text:span text:style-name="T3"> </text:span>see.</text:p>
      <text:p text:style-name="P1"><text:span text:style-name="T1">“</text:span><text:span text:style-name="T2">Nothing!</text:span><text:span text:style-name="T1">” </text:span><text:span text:style-name="T2">he</text:span><text:span text:style-name="T1"> </text:span><text:span text:style-name="T2">said</text:span><text:span text:style-name="T1"> </text:span><text:span text:style-name="T2">loudly,</text:span><text:span text:style-name="T1"> </text:span><text:span text:style-name="T2">his</text:span><text:span text:style-name="T1"> </text:span><text:span text:style-name="T2">voice</text:span><text:span text:style-name="T1"> </text:span><text:span text:style-name="T2">echoing</text:span><text:span text:style-name="T1"> </text:span><text:span text:style-name="T2">faintly</text:span><text:span text:style-name="T1"> </text:span><text:span text:style-name="T2">as</text:span><text:span text:style-name="T1"> </text:span><text:span text:style-name="T2">it</text:span><text:span text:style-name="T1"> </text:span><text:span text:style-name="T2">bounced</text:span><text:span text:style-name="T1"> </text:span><text:span text:style-name="T2">off</text:span><text:span text:style-name="T1"> </text:span><text:span text:style-name="T2">the</text:span><text:span text:style-name="T1"> </text:span><text:span text:style-name="T2">surrounding</text:span><text:span text:style-name="T1"> </text:span><text:span text:style-name="T2">hills.</text:span><text:span text:style-name="T1"> </text:span><text:span text:style-name="T2">He</text:span><text:span text:style-name="T1"> </text:span><text:span text:style-name="T2">resumed</text:span><text:span text:style-name="T1"> </text:span><text:span text:style-name="T2">walking</text:span><text:span text:style-name="T1"> </text:span><text:span text:style-name="T2">alongside</text:span><text:span text:style-name="T1"> </text:span><text:span text:style-name="T2">Parcifal,</text:span><text:span text:style-name="T1"> </text:span><text:span text:style-name="T2">his</text:span><text:span text:style-name="T1"> </text:span><text:span text:style-name="T2">eyes</text:span><text:span text:style-name="T1"> </text:span><text:span text:style-name="T2">glancing</text:span><text:span text:style-name="T1"> </text:span><text:span text:style-name="T2">at</text:span><text:span text:style-name="T1"> </text:span><text:span text:style-name="T2">everyone</text:span><text:span text:style-name="T1"> </text:span><text:span text:style-name="T2">with</text:span><text:span text:style-name="T1"> </text:span><text:span text:style-name="T2">obvious</text:span><text:span text:style-name="T1"> </text:span><text:span text:style-name="T2">aggravation;</text:span><text:span text:style-name="T1"> </text:span><text:span text:style-name="T2">apparently,</text:span><text:span text:style-name="T1"> </text:span><text:span text:style-name="T2">he</text:span><text:span text:style-name="T1"> </text:span><text:span text:style-name="T2">wasn</text:span><text:span text:style-name="T1">’</text:span><text:span text:style-name="T2">t</text:span><text:span text:style-name="T1"> </text:span><text:span text:style-name="T2">in</text:span><text:span text:style-name="T1"> </text:span><text:span text:style-name="T2">the</text:span><text:span text:style-name="T1"> </text:span><text:span text:style-name="T2">mood</text:span><text:span text:style-name="T1"> </text:span><text:span text:style-name="T2">for</text:span><text:span text:style-name="T1"> </text:span><text:span text:style-name="T2">questions.</text:span><text:span text:style-name="T1"> </text:span><text:span text:style-name="T2">The</text:span><text:span text:style-name="T1"> </text:span><text:span text:style-name="T2">others</text:span><text:span text:style-name="T1"> </text:span><text:span text:style-name="T2">exchanged</text:span><text:span text:style-name="T1"> </text:span><text:span text:style-name="T2">doubtful</text:span><text:span text:style-name="T1"> </text:span><text:span text:style-name="T2">looks,</text:span><text:span text:style-name="T1"> </text:span><text:span text:style-name="T2">but</text:span><text:span text:style-name="T1"> </text:span><text:span text:style-name="T2">knew</text:span><text:span text:style-name="T1"> </text:span><text:span text:style-name="T2">that</text:span><text:span text:style-name="T1"> </text:span><text:span text:style-name="T2">for</text:span><text:span text:style-name="T1"> </text:span><text:span text:style-name="T2">the</text:span><text:span text:style-name="T1"> </text:span><text:span text:style-name="T2">time</text:span><text:span text:style-name="T1"> </text:span><text:span text:style-name="T2">being,</text:span><text:span text:style-name="T1"> </text:span><text:span text:style-name="T2">questions</text:span><text:span text:style-name="T1"> </text:span><text:span text:style-name="T2">would</text:span><text:span text:style-name="T1"> </text:span><text:span text:style-name="T2">serve</text:span><text:span text:style-name="T1"> </text:span><text:span text:style-name="T2">no</text:span><text:span text:style-name="T1"> </text:span><text:span text:style-name="T2">purpose</text:span><text:span text:style-name="T1"> </text:span><text:span text:style-name="T2">other</text:span><text:span text:style-name="T1"> </text:span><text:span text:style-name="T2">than</text:span><text:span text:style-name="T1"> </text:span><text:span text:style-name="T2">driving</text:span><text:span text:style-name="T1"> </text:span><text:span text:style-name="T2">Ned</text:span><text:span text:style-name="T1"> </text:span><text:span text:style-name="T2">slightly</text:span><text:span text:style-name="T1"> </text:span><text:span text:style-name="T2">mad.</text:span></text:p>
      <text:p text:style-name="P2">They<text:span text:style-name="T3"> </text:span>had<text:span text:style-name="T3"> </text:span>been<text:span text:style-name="T3"> </text:span>slowly<text:span text:style-name="T3"> </text:span>climbing<text:span text:style-name="T3"> </text:span>Silkcrest<text:span text:style-name="T3"> </text:span>Hill,<text:span text:style-name="T3"> </text:span>no<text:span text:style-name="T3"> </text:span>more<text:span text:style-name="T3"> </text:span>than<text:span text:style-name="T3"> </text:span>an<text:span text:style-name="T3"> </text:span>hour<text:span text:style-name="T3">’</text:span>s<text:span text:style-name="T3"> </text:span>reach<text:span text:style-name="T3"> </text:span>from<text:span text:style-name="T3"> </text:span>Hobb<text:span text:style-name="T3">’</text:span>s<text:span text:style-name="T3"> </text:span>Bay<text:span text:style-name="T3"> </text:span>to<text:span text:style-name="T3"> </text:span>the<text:span text:style-name="T3"> </text:span>west.<text:span text:style-name="T3"> </text:span>The<text:span text:style-name="T3"> </text:span>minute<text:span text:style-name="T3"> </text:span>after<text:span text:style-name="T3"> </text:span>they<text:span text:style-name="T3"> </text:span>had<text:span text:style-name="T3"> </text:span>finished<text:span text:style-name="T3"> </text:span>burying<text:span text:style-name="T3"> </text:span>Ned<text:span text:style-name="T3">’</text:span>s<text:span text:style-name="T3"> </text:span>father,<text:span text:style-name="T3"> </text:span>they<text:span text:style-name="T3"> </text:span>had<text:span text:style-name="T3"> </text:span>heard<text:span text:style-name="T3"> </text:span>a<text:span text:style-name="T3"> </text:span>rather<text:span text:style-name="T3"> </text:span>rowdy<text:span text:style-name="T3"> </text:span>crowd<text:span text:style-name="T3"> </text:span>on<text:span text:style-name="T3"> </text:span>the<text:span text:style-name="T3"> </text:span>street,<text:span text:style-name="T3"> </text:span>asking<text:span text:style-name="T3"> </text:span>for<text:span text:style-name="T3"> </text:span>them<text:span text:style-name="T3"> </text:span>to<text:span text:style-name="T3"> </text:span>come<text:span text:style-name="T3"> </text:span>out<text:span text:style-name="T3"> </text:span>and<text:span text:style-name="T3"> </text:span>be<text:span text:style-name="T3"> </text:span>hanged<text:span text:style-name="T3"> </text:span>for<text:span text:style-name="T3"> </text:span>the<text:span text:style-name="T3"> </text:span>murders<text:span text:style-name="T3"> </text:span>they<text:span text:style-name="T3"> </text:span>had<text:span text:style-name="T3"> </text:span>committed.<text:span text:style-name="T3"> </text:span>Hobb<text:span text:style-name="T3"> </text:span>seemed<text:span text:style-name="T3"> </text:span>fairly<text:span text:style-name="T3"> </text:span>adept<text:span text:style-name="T3"> </text:span>at<text:span text:style-name="T3"> </text:span>putting<text:span text:style-name="T3"> </text:span>the<text:span text:style-name="T3"> </text:span>blame<text:span text:style-name="T3"> </text:span>on<text:span text:style-name="T3"> </text:span>people<text:span text:style-name="T3"> </text:span>and<text:span text:style-name="T3"> </text:span>rousing<text:span text:style-name="T3"> </text:span>the<text:span text:style-name="T3"> </text:span>masses<text:span text:style-name="T3"> </text:span>into<text:span text:style-name="T3"> </text:span>an<text:span text:style-name="T3"> </text:span>angry<text:span text:style-name="T3"> </text:span>mob;<text:span text:style-name="T3"> </text:span>Ned,<text:span text:style-name="T3"> </text:span>Winceham<text:span text:style-name="T3"> </text:span>and<text:span text:style-name="T3"> </text:span>the<text:span text:style-name="T3"> </text:span>Teletha<text:span text:style-name="T3"> </text:span>sisters<text:span text:style-name="T3"> </text:span>were<text:span text:style-name="T3"> </text:span>wanted<text:span text:style-name="T3"> </text:span>for<text:span text:style-name="T3"> </text:span>murder,<text:span text:style-name="T3"> </text:span>jaywalking<text:span text:style-name="T3"> </text:span>and<text:span text:style-name="T3"> </text:span>unlawful<text:span text:style-name="T3"> </text:span>pillaging<text:span text:style-name="T3"> </text:span>to<text:span text:style-name="T3"> </text:span>boot.<text:span text:style-name="T3"> </text:span>Without<text:span text:style-name="T3"> </text:span>the<text:span text:style-name="T3"> </text:span>need<text:span text:style-name="T3"> </text:span>to<text:span text:style-name="T3"> </text:span>talk<text:span text:style-name="T3"> </text:span>it<text:span text:style-name="T3"> </text:span>over,<text:span text:style-name="T3"> </text:span>they<text:span text:style-name="T3"> </text:span>fled<text:span text:style-name="T3"> </text:span>Hobb<text:span text:style-name="T3">’</text:span>s<text:span text:style-name="T3"> </text:span>bay<text:span text:style-name="T3"> </text:span>through<text:span text:style-name="T3"> </text:span>obscure<text:span text:style-name="T3"> </text:span>alleys<text:span text:style-name="T3"> </text:span>and<text:span text:style-name="T3"> </text:span>deserted<text:span text:style-name="T3"> </text:span>back<text:span text:style-name="T3"> </text:span>streets<text:span text:style-name="T3"> </text:span>onto<text:span text:style-name="T3"> </text:span>the<text:span text:style-name="T3"> </text:span>nearby<text:span text:style-name="T3"> </text:span>woods.</text:p>
      <text:p text:style-name="P2">Ned<text:span text:style-name="T3"> </text:span>had<text:span text:style-name="T3"> </text:span>come<text:span text:style-name="T3"> </text:span>up<text:span text:style-name="T3"> </text:span>with<text:span text:style-name="T3"> </text:span>what<text:span text:style-name="T3"> </text:span>was<text:span text:style-name="T3"> </text:span>now<text:span text:style-name="T3"> </text:span>effectively<text:span text:style-name="T3"> </text:span>their<text:span text:style-name="T3"> </text:span>grand<text:span text:style-name="T3"> </text:span>plan,<text:span text:style-name="T3"> </text:span>which<text:span text:style-name="T3"> </text:span>wasn<text:span text:style-name="T3">’</text:span>t<text:span text:style-name="T3"> </text:span>much<text:span text:style-name="T3"> </text:span>as<text:span text:style-name="T3"> </text:span>everyone<text:span text:style-name="T3"> </text:span>had<text:span text:style-name="T3"> </text:span>commented,<text:span text:style-name="T3"> </text:span>but<text:span text:style-name="T3"> </text:span>it<text:span text:style-name="T3"> </text:span>was<text:span text:style-name="T3"> </text:span>their<text:span text:style-name="T3"> </text:span>best<text:span text:style-name="T3"> </text:span>shot.<text:span text:style-name="T3"> </text:span>Not<text:span text:style-name="T3"> </text:span>to<text:span text:style-name="T3"> </text:span>mention,<text:span text:style-name="T3"> </text:span>as<text:span text:style-name="T3"> </text:span>Winceham<text:span text:style-name="T3"> </text:span>had<text:span text:style-name="T3"> </text:span>put<text:span text:style-name="T3"> </text:span>it,<text:span text:style-name="T3"> </text:span>their<text:span text:style-name="T3"> </text:span>only<text:span text:style-name="T3"> </text:span>and<text:span text:style-name="T3"> </text:span>perhaps<text:span text:style-name="T3"> </text:span>their<text:span text:style-name="T3"> </text:span>last<text:span text:style-name="T3"> </text:span>one<text:span text:style-name="T3"> </text:span>as<text:span text:style-name="T3"> </text:span>well.</text:p>
      <text:p text:style-name="P2"><text:soft-page-break/>They<text:span text:style-name="T3">’</text:span>d<text:span text:style-name="T3"> </text:span>seek<text:span text:style-name="T3"> </text:span>out<text:span text:style-name="T3"> </text:span>the<text:span text:style-name="T3"> </text:span>secretive<text:span text:style-name="T3"> </text:span>Woodkin<text:span text:style-name="T3"> </text:span>elves<text:span text:style-name="T3"> </text:span>that<text:span text:style-name="T3"> </text:span>some<text:span text:style-name="T3"> </text:span>said<text:span text:style-name="T3"> </text:span>dwelt<text:span text:style-name="T3"> </text:span>deep<text:span text:style-name="T3"> </text:span>in<text:span text:style-name="T3"> </text:span>the<text:span text:style-name="T3"> </text:span>jungle<text:span text:style-name="T3"> </text:span>where<text:span text:style-name="T3"> </text:span>death<text:span text:style-name="T3"> </text:span>lurked<text:span text:style-name="T3"> </text:span>in<text:span text:style-name="T3"> </text:span>many<text:span text:style-name="T3"> </text:span>forms:<text:span text:style-name="T3"> </text:span>quicksand,<text:span text:style-name="T3"> </text:span>and<text:span text:style-name="T3"> </text:span>poisoned<text:span text:style-name="T3"> </text:span>plants<text:span text:style-name="T3"> </text:span>made<text:span text:style-name="T3"> </text:span>the<text:span text:style-name="T3"> </text:span>jungle<text:span text:style-name="T3"> </text:span>perilous<text:span text:style-name="T3"> </text:span>to<text:span text:style-name="T3"> </text:span>cross,<text:span text:style-name="T3"> </text:span>while<text:span text:style-name="T3"> </text:span>snakes,<text:span text:style-name="T3"> </text:span>rockatoos,<text:span text:style-name="T3"> </text:span>crocodiles<text:span text:style-name="T3"> </text:span>and<text:span text:style-name="T3"> </text:span>venom<text:span text:style-name="T3"> </text:span>spiders<text:span text:style-name="T3"> </text:span>tried<text:span text:style-name="T3"> </text:span>to<text:span text:style-name="T3"> </text:span>literally<text:span text:style-name="T3"> </text:span>lived<text:span text:style-name="T3"> </text:span>on<text:span text:style-name="T3"> </text:span>reckless<text:span text:style-name="T3"> </text:span>travelers.</text:p>
      <text:p text:style-name="P2">Winceham<text:span text:style-name="T3"> </text:span>made<text:span text:style-name="T3"> </text:span>a<text:span text:style-name="T3"> </text:span>gesture<text:span text:style-name="T3"> </text:span>with<text:span text:style-name="T3"> </text:span>his<text:span text:style-name="T3"> </text:span>hands,<text:span text:style-name="T3"> </text:span>stopped<text:span text:style-name="T3"> </text:span>and<text:span text:style-name="T3"> </text:span>bent<text:span text:style-name="T3"> </text:span>over<text:span text:style-name="T3"> </text:span>his<text:span text:style-name="T3"> </text:span>knees;<text:span text:style-name="T3"> </text:span>his<text:span text:style-name="T3"> </text:span>face<text:span text:style-name="T3"> </text:span>was<text:span text:style-name="T3"> </text:span>a<text:span text:style-name="T3"> </text:span>grimace,<text:span text:style-name="T3"> </text:span>his<text:span text:style-name="T3"> </text:span>lungs<text:span text:style-name="T3"> </text:span>burning<text:span text:style-name="T3"> </text:span>from<text:span text:style-name="T3"> </text:span>the<text:span text:style-name="T3"> </text:span>effort.</text:p>
      <text:p text:style-name="P1"><text:span text:style-name="T1">“</text:span><text:span text:style-name="T2">Can</text:span><text:span text:style-name="T1">’</text:span><text:span text:style-name="T2">t</text:span><text:span text:style-name="T1"> </text:span><text:span text:style-name="T2">feel</text:span><text:span text:style-name="T1"> </text:span><text:span text:style-name="T2">me</text:span><text:span text:style-name="T1"> </text:span><text:span text:style-name="T2">legs.</text:span><text:span text:style-name="T1"> </text:span><text:span text:style-name="T2">We</text:span><text:span text:style-name="T1"> </text:span><text:span text:style-name="T2">need</text:span><text:span text:style-name="T1"> </text:span><text:span text:style-name="T2">to</text:span><text:span text:style-name="T1"> </text:span><text:span text:style-name="T2">take</text:span><text:span text:style-name="T1"> </text:span><text:span text:style-name="T2">a</text:span><text:span text:style-name="T1"> </text:span><text:span text:style-name="T2">break,</text:span><text:span text:style-name="T1">” </text:span><text:span text:style-name="T2">he</text:span><text:span text:style-name="T1"> </text:span><text:span text:style-name="T2">said</text:span><text:span text:style-name="T1"> </text:span><text:span text:style-name="T2">in</text:span><text:span text:style-name="T1"> </text:span><text:span text:style-name="T2">between</text:span><text:span text:style-name="T1"> </text:span><text:span text:style-name="T2">deep,</text:span><text:span text:style-name="T1"> </text:span><text:span text:style-name="T2">pained</text:span><text:span text:style-name="T1"> </text:span><text:span text:style-name="T2">breaths.</text:span></text:p>
      <text:p text:style-name="P1"><text:span text:style-name="T1">“</text:span><text:span text:style-name="T2">We</text:span><text:span text:style-name="T1"> </text:span><text:span text:style-name="T2">can</text:span><text:span text:style-name="T1">’</text:span><text:span text:style-name="T2">t</text:span><text:span text:style-name="T1"> </text:span><text:span text:style-name="T2">stop</text:span><text:span text:style-name="T1"> </text:span><text:span text:style-name="T2">now,</text:span><text:span text:style-name="T1"> </text:span><text:span text:style-name="T2">not</text:span><text:span text:style-name="T1"> </text:span><text:span text:style-name="T2">until</text:span><text:span text:style-name="T1"> </text:span><text:span text:style-name="T2">we</text:span><text:span text:style-name="T1">’</text:span><text:span text:style-name="T2">ve</text:span><text:span text:style-name="T1"> </text:span><text:span text:style-name="T2">found</text:span><text:span text:style-name="T1"> </text:span><text:span text:style-name="T2">them,</text:span><text:span text:style-name="T1">” </text:span><text:span text:style-name="T2">said</text:span><text:span text:style-name="T1"> </text:span><text:span text:style-name="T2">Ned</text:span><text:span text:style-name="T1"> </text:span><text:span text:style-name="T2">with</text:span><text:span text:style-name="T1"> </text:span><text:span text:style-name="T2">a</text:span><text:span text:style-name="T1"> </text:span><text:span text:style-name="T2">sense</text:span><text:span text:style-name="T1"> </text:span><text:span text:style-name="T2">of</text:span><text:span text:style-name="T1"> </text:span><text:span text:style-name="T2">urgency.</text:span><text:span text:style-name="T1"> </text:span><text:span text:style-name="T2">He</text:span><text:span text:style-name="T1"> </text:span><text:span text:style-name="T2">sounded</text:span><text:span text:style-name="T1"> </text:span><text:span text:style-name="T2">annoyed,</text:span><text:span text:style-name="T1"> </text:span><text:span text:style-name="T2">but</text:span><text:span text:style-name="T1"> </text:span><text:span text:style-name="T2">there</text:span><text:span text:style-name="T1"> </text:span><text:span text:style-name="T2">was</text:span><text:span text:style-name="T1"> </text:span><text:span text:style-name="T2">tiredness</text:span><text:span text:style-name="T1"> </text:span><text:span text:style-name="T2">in</text:span><text:span text:style-name="T1"> </text:span><text:span text:style-name="T2">his</text:span><text:span text:style-name="T1"> </text:span><text:span text:style-name="T2">tone</text:span><text:span text:style-name="T1"> </text:span><text:span text:style-name="T2">as</text:span><text:span text:style-name="T1"> </text:span><text:span text:style-name="T2">well.</text:span><text:span text:style-name="T1"> </text:span><text:span text:style-name="T2">The</text:span><text:span text:style-name="T1"> </text:span><text:span text:style-name="T2">sisters</text:span><text:span text:style-name="T1"> </text:span><text:span text:style-name="T2">nodded</text:span><text:span text:style-name="T1"> </text:span><text:span text:style-name="T2">and</text:span><text:span text:style-name="T1"> </text:span><text:span text:style-name="T2">Parcifal</text:span><text:span text:style-name="T1"> </text:span><text:span text:style-name="T2">unsheathed</text:span><text:span text:style-name="T1"> </text:span><text:span text:style-name="T2">Encelados;</text:span><text:span text:style-name="T1"> </text:span><text:span text:style-name="T2">she</text:span><text:span text:style-name="T1"> </text:span><text:span text:style-name="T2">promptly</text:span><text:span text:style-name="T1"> </text:span><text:span text:style-name="T2">buried</text:span><text:span text:style-name="T1"> </text:span><text:span text:style-name="T2">it</text:span><text:span text:style-name="T1"> </text:span><text:span text:style-name="T2">into</text:span><text:span text:style-name="T1"> </text:span><text:span text:style-name="T2">the</text:span><text:span text:style-name="T1"> </text:span><text:span text:style-name="T2">ground</text:span><text:span text:style-name="T1"> </text:span><text:span text:style-name="T2">with</text:span><text:span text:style-name="T1"> </text:span><text:span text:style-name="T2">ease.</text:span><text:span text:style-name="T1"> </text:span><text:span text:style-name="T2">Lernea</text:span><text:span text:style-name="T1"> </text:span><text:span text:style-name="T2">sat</text:span><text:span text:style-name="T1"> </text:span><text:span text:style-name="T2">down</text:span><text:span text:style-name="T1"> </text:span><text:span text:style-name="T2">on</text:span><text:span text:style-name="T1"> </text:span><text:span text:style-name="T2">the</text:span><text:span text:style-name="T1"> </text:span><text:span text:style-name="T2">ground</text:span><text:span text:style-name="T1"> </text:span><text:span text:style-name="T2">and</text:span><text:span text:style-name="T1"> </text:span><text:span text:style-name="T2">unclasped</text:span><text:span text:style-name="T1"> </text:span><text:span text:style-name="T2">a</text:span><text:span text:style-name="T1"> </text:span><text:span text:style-name="T2">bright,</text:span><text:span text:style-name="T1"> </text:span><text:span text:style-name="T2">silver</text:span><text:span text:style-name="T1"> </text:span><text:span text:style-name="T2">canteen</text:span><text:span text:style-name="T1"> </text:span><text:span text:style-name="T2">from</text:span><text:span text:style-name="T1"> </text:span><text:span text:style-name="T2">her</text:span><text:span text:style-name="T1"> </text:span><text:span text:style-name="T2">belt.</text:span><text:span text:style-name="T1"> </text:span><text:span text:style-name="T2">She</text:span><text:span text:style-name="T1"> </text:span><text:span text:style-name="T2">brought</text:span><text:span text:style-name="T1"> </text:span><text:span text:style-name="T2">it</text:span><text:span text:style-name="T1"> </text:span><text:span text:style-name="T2">to</text:span><text:span text:style-name="T1"> </text:span><text:span text:style-name="T2">her</text:span><text:span text:style-name="T1"> </text:span><text:span text:style-name="T2">lips</text:span><text:span text:style-name="T1"> </text:span><text:span text:style-name="T2">and</text:span><text:span text:style-name="T1"> </text:span><text:span text:style-name="T2">drank,</text:span><text:span text:style-name="T1"> </text:span><text:span text:style-name="T2">before</text:span><text:span text:style-name="T1"> </text:span><text:span text:style-name="T2">offering</text:span><text:span text:style-name="T1"> </text:span><text:span text:style-name="T2">it</text:span><text:span text:style-name="T1"> </text:span><text:span text:style-name="T2">to</text:span><text:span text:style-name="T1"> </text:span><text:span text:style-name="T2">Winceham</text:span><text:span text:style-name="T1"> </text:span><text:span text:style-name="T2">who</text:span><text:span text:style-name="T1"> </text:span><text:span text:style-name="T2">gladly</text:span><text:span text:style-name="T1"> </text:span><text:span text:style-name="T2">downed</text:span><text:span text:style-name="T1"> </text:span><text:span text:style-name="T2">a</text:span><text:span text:style-name="T1"> </text:span><text:span text:style-name="T2">mouthful</text:span><text:span text:style-name="T1"> </text:span><text:span text:style-name="T2">himself.</text:span></text:p>
      <text:p text:style-name="P1"><text:span text:style-name="T1">“</text:span><text:span text:style-name="T2">What</text:span><text:span text:style-name="T1"> </text:span><text:span text:style-name="T2">are</text:span><text:span text:style-name="T1"> </text:span><text:span text:style-name="T2">you</text:span><text:span text:style-name="T1"> </text:span><text:span text:style-name="T2">doing?</text:span><text:span text:style-name="T1">” </text:span><text:span text:style-name="T2">asked</text:span><text:span text:style-name="T1"> </text:span><text:span text:style-name="T2">Ned</text:span><text:span text:style-name="T1"> </text:span><text:span text:style-name="T2">in</text:span><text:span text:style-name="T1"> </text:span><text:span text:style-name="T2">utter</text:span><text:span text:style-name="T1"> </text:span><text:span text:style-name="T2">disbelief,</text:span><text:span text:style-name="T1"> </text:span><text:span text:style-name="T2">even</text:span><text:span text:style-name="T1"> </text:span><text:span text:style-name="T2">though</text:span><text:span text:style-name="T1"> </text:span><text:span text:style-name="T2">it</text:span><text:span text:style-name="T1"> </text:span><text:span text:style-name="T2">was</text:span><text:span text:style-name="T1"> </text:span><text:span text:style-name="T2">plainly</text:span><text:span text:style-name="T1"> </text:span><text:span text:style-name="T2">obvious</text:span><text:span text:style-name="T1"> </text:span><text:span text:style-name="T2">they</text:span><text:span text:style-name="T1"> </text:span><text:span text:style-name="T2">were</text:span><text:span text:style-name="T1"> </text:span><text:span text:style-name="T2">taking</text:span><text:span text:style-name="T1"> </text:span><text:span text:style-name="T2">a</text:span><text:span text:style-name="T1"> </text:span><text:span text:style-name="T2">break.</text:span></text:p>
      <text:p text:style-name="P1"><text:span text:style-name="T1">“</text:span><text:span text:style-name="T2">You</text:span><text:span text:style-name="T1"> </text:span><text:span text:style-name="T2">can</text:span><text:span text:style-name="T1">’</text:span><text:span text:style-name="T2">t</text:span><text:span text:style-name="T1"> </text:span><text:span text:style-name="T2">march</text:span><text:span text:style-name="T1"> </text:span><text:span text:style-name="T2">all</text:span><text:span text:style-name="T1"> </text:span><text:span text:style-name="T2">through</text:span><text:span text:style-name="T1"> </text:span><text:span text:style-name="T2">the</text:span><text:span text:style-name="T1"> </text:span><text:span text:style-name="T2">night</text:span><text:span text:style-name="T1"> </text:span><text:span text:style-name="T2">without</text:span><text:span text:style-name="T1"> </text:span><text:span text:style-name="T2">some</text:span><text:span text:style-name="T1"> </text:span><text:span text:style-name="T2">rest,</text:span><text:span text:style-name="T1"> </text:span><text:span text:style-name="T2">Ned.</text:span><text:span text:style-name="T1"> </text:span><text:span text:style-name="T2">Not</text:span><text:span text:style-name="T1"> </text:span><text:span text:style-name="T2">us,</text:span><text:span text:style-name="T1"> </text:span><text:span text:style-name="T2">not</text:span><text:span text:style-name="T1"> </text:span><text:span text:style-name="T2">you,</text:span><text:span text:style-name="T1"> </text:span><text:span text:style-name="T2">and</text:span><text:span text:style-name="T1"> </text:span><text:span text:style-name="T2">certainly</text:span><text:span text:style-name="T1"> </text:span><text:span text:style-name="T2">not</text:span><text:span text:style-name="T1"> </text:span><text:span text:style-name="T2">half-man</text:span><text:span text:style-name="T1"> </text:span><text:span text:style-name="T2">there,</text:span><text:span text:style-name="T1">” </text:span><text:span text:style-name="T2">said</text:span><text:span text:style-name="T1"> </text:span><text:span text:style-name="T2">Parcifal</text:span><text:span text:style-name="T1"> </text:span><text:span text:style-name="T2">and</text:span><text:span text:style-name="T1"> </text:span><text:span text:style-name="T2">pointed</text:span><text:span text:style-name="T1"> </text:span><text:span text:style-name="T2">to</text:span><text:span text:style-name="T1"> </text:span><text:span text:style-name="T2">Winceham</text:span><text:span text:style-name="T1"> </text:span><text:span text:style-name="T2">with</text:span><text:span text:style-name="T1"> </text:span><text:span text:style-name="T2">a</text:span><text:span text:style-name="T1"> </text:span><text:span text:style-name="T2">scoff.</text:span></text:p>
      <text:p text:style-name="P1"><text:span text:style-name="T1">“</text:span><text:span text:style-name="T2">Halfuin.</text:span><text:span text:style-name="T1"> </text:span><text:span text:style-name="T2">Do</text:span><text:span text:style-name="T1"> </text:span><text:span text:style-name="T2">I</text:span><text:span text:style-name="T1"> </text:span><text:span text:style-name="T2">need</text:span><text:span text:style-name="T1"> </text:span><text:span text:style-name="T2">to</text:span><text:span text:style-name="T1"> </text:span><text:span text:style-name="T2">spell</text:span><text:span text:style-name="T1"> </text:span><text:span text:style-name="T2">it</text:span><text:span text:style-name="T1"> </text:span><text:span text:style-name="T2">out</text:span><text:span text:style-name="T1"> </text:span><text:span text:style-name="T2">to</text:span><text:span text:style-name="T1"> </text:span><text:span text:style-name="T2">you?</text:span><text:span text:style-name="T1">”</text:span><text:span text:style-name="T2">,</text:span><text:span text:style-name="T1"> </text:span><text:span text:style-name="T2">Winceham</text:span><text:span text:style-name="T1"> </text:span><text:span text:style-name="T2">retorted</text:span><text:span text:style-name="T1"> </text:span><text:span text:style-name="T2">huffing</text:span><text:span text:style-name="T1"> </text:span><text:span text:style-name="T2">and</text:span><text:span text:style-name="T1"> </text:span><text:span text:style-name="T2">puffing</text:span><text:span text:style-name="T1"> </text:span><text:span text:style-name="T2">copiously.</text:span><text:span text:style-name="T1"> </text:span><text:span text:style-name="T2">He</text:span><text:span text:style-name="T1"> </text:span><text:span text:style-name="T2">shot</text:span><text:span text:style-name="T1"> </text:span><text:span text:style-name="T2">Parcifal</text:span><text:span text:style-name="T1"> </text:span><text:span text:style-name="T2">a</text:span><text:span text:style-name="T1"> </text:span><text:span text:style-name="T2">weary</text:span><text:span text:style-name="T1"> </text:span><text:span text:style-name="T2">look</text:span><text:span text:style-name="T1"> </text:span><text:span text:style-name="T2">and</text:span><text:span text:style-name="T1"> </text:span><text:span text:style-name="T2">sat</text:span><text:span text:style-name="T1"> </text:span><text:span text:style-name="T2">down</text:span><text:span text:style-name="T1"> </text:span><text:span text:style-name="T2">himself</text:span><text:span text:style-name="T1"> </text:span><text:span text:style-name="T2">with</text:span><text:span text:style-name="T1"> </text:span><text:span text:style-name="T2">a</text:span><text:span text:style-name="T1"> </text:span><text:span text:style-name="T2">growl</text:span><text:span text:style-name="T1"> </text:span><text:span text:style-name="T2">of</text:span><text:span text:style-name="T1"> </text:span><text:span text:style-name="T2">exertion.</text:span><text:span text:style-name="T1"> </text:span><text:span text:style-name="T2">He</text:span><text:span text:style-name="T1"> </text:span><text:span text:style-name="T2">shook</text:span><text:span text:style-name="T1"> </text:span><text:span text:style-name="T2">his</text:span><text:span text:style-name="T1"> </text:span><text:span text:style-name="T2">head</text:span><text:span text:style-name="T1"> </text:span><text:span text:style-name="T2">and</text:span><text:span text:style-name="T1"> </text:span><text:span text:style-name="T2">said</text:span><text:span text:style-name="T1"> </text:span><text:span text:style-name="T2">somewhat</text:span><text:span text:style-name="T1"> </text:span><text:span text:style-name="T2">bitterly:</text:span></text:p>
      <text:p text:style-name="P1"><text:span text:style-name="T1">“</text:span><text:span text:style-name="T2">I</text:span><text:span text:style-name="T1"> </text:span><text:span text:style-name="T2">should</text:span><text:span text:style-name="T1">’</text:span><text:span text:style-name="T2">ve</text:span><text:span text:style-name="T1"> </text:span><text:span text:style-name="T2">ran</text:span><text:span text:style-name="T1"> </text:span><text:span text:style-name="T2">when</text:span><text:span text:style-name="T1"> </text:span><text:span text:style-name="T2">I</text:span><text:span text:style-name="T1"> </text:span><text:span text:style-name="T2">had</text:span><text:span text:style-name="T1"> </text:span><text:span text:style-name="T2">the</text:span><text:span text:style-name="T1"> </text:span><text:span text:style-name="T2">chance.</text:span><text:span text:style-name="T1">”</text:span></text:p>
      <text:p text:style-name="P1"><text:span text:style-name="T1">“</text:span><text:span text:style-name="T2">You</text:span><text:span text:style-name="T1"> </text:span><text:span text:style-name="T2">wouldn</text:span><text:span text:style-name="T1">’</text:span><text:span text:style-name="T2">t</text:span><text:span text:style-name="T1"> </text:span><text:span text:style-name="T2">have</text:span><text:span text:style-name="T1"> </text:span><text:span text:style-name="T2">gone</text:span><text:span text:style-name="T1"> </text:span><text:span text:style-name="T2">that</text:span><text:span text:style-name="T1"> </text:span><text:span text:style-name="T2">far</text:span><text:span text:style-name="T1"> </text:span><text:span text:style-name="T2">now,</text:span><text:span text:style-name="T1"> </text:span><text:span text:style-name="T2">would</text:span><text:span text:style-name="T1"> </text:span><text:span text:style-name="T2">you?</text:span><text:span text:style-name="T1">” </text:span><text:span text:style-name="T2">said</text:span><text:span text:style-name="T1"> </text:span><text:span text:style-name="T2">Lernea,</text:span><text:span text:style-name="T1"> </text:span><text:span text:style-name="T2">her</text:span><text:span text:style-name="T1"> </text:span><text:span text:style-name="T2">words</text:span><text:span text:style-name="T1"> </text:span><text:span text:style-name="T2">not</text:span><text:span text:style-name="T1"> </text:span><text:span text:style-name="T2">unkind</text:span><text:span text:style-name="T1"> </text:span><text:span text:style-name="T2">but</text:span><text:span text:style-name="T1"> </text:span><text:span text:style-name="T2">rather</text:span><text:span text:style-name="T1"> </text:span><text:span text:style-name="T2">playful</text:span><text:span text:style-name="T1"> </text:span><text:span text:style-name="T2">judging</text:span><text:span text:style-name="T1"> </text:span><text:span text:style-name="T2">by</text:span><text:span text:style-name="T1"> </text:span><text:span text:style-name="T2">the</text:span><text:span text:style-name="T1"> </text:span><text:span text:style-name="T2">thin</text:span><text:span text:style-name="T1"> </text:span><text:span text:style-name="T2">smile</text:span><text:span text:style-name="T1"> </text:span><text:span text:style-name="T2">on</text:span><text:span text:style-name="T1"> </text:span><text:span text:style-name="T2">her</text:span><text:span text:style-name="T1"> </text:span><text:span text:style-name="T2">face.</text:span><text:span text:style-name="T1"> </text:span><text:span text:style-name="T2">Her</text:span><text:span text:style-name="T1"> </text:span><text:span text:style-name="T2">look</text:span><text:span text:style-name="T1"> </text:span><text:span text:style-name="T2">became</text:span><text:span text:style-name="T1"> </text:span><text:span text:style-name="T2">suddenly</text:span><text:span text:style-name="T1"> </text:span><text:span text:style-name="T2">worried</text:span><text:span text:style-name="T1"> </text:span><text:span text:style-name="T2">though</text:span><text:span text:style-name="T1"> </text:span><text:span text:style-name="T2">when</text:span><text:span text:style-name="T1"> </text:span><text:span text:style-name="T2">she</text:span><text:span text:style-name="T1"> </text:span><text:span text:style-name="T2">noticed</text:span><text:span text:style-name="T1"> </text:span><text:span text:style-name="T2">Ned</text:span><text:span text:style-name="T1"> </text:span><text:span text:style-name="T2">had</text:span><text:span text:style-name="T1"> </text:span><text:span text:style-name="T2">already</text:span><text:span text:style-name="T1"> </text:span><text:span text:style-name="T2">wandered</text:span><text:span text:style-name="T1"> </text:span><text:span text:style-name="T2">off</text:span><text:span text:style-name="T1"> </text:span><text:span text:style-name="T2">westwards,</text:span><text:span text:style-name="T1"> </text:span><text:span text:style-name="T2">without</text:span><text:span text:style-name="T1"> </text:span><text:span text:style-name="T2">so</text:span><text:span text:style-name="T1"> </text:span><text:span text:style-name="T2">much</text:span><text:span text:style-name="T1"> </text:span><text:span text:style-name="T2">as</text:span><text:span text:style-name="T1"> </text:span><text:span text:style-name="T2">a</text:span><text:span text:style-name="T1"> </text:span><text:span text:style-name="T2">word,</text:span><text:span text:style-name="T1"> </text:span><text:span text:style-name="T2">like</text:span><text:span text:style-name="T1"> </text:span><text:span text:style-name="T2">a</text:span><text:span text:style-name="T1"> </text:span><text:span text:style-name="T2">stubborn</text:span><text:span text:style-name="T1"> </text:span><text:span text:style-name="T2">child</text:span><text:span text:style-name="T1"> </text:span><text:span text:style-name="T2">would.</text:span><text:span text:style-name="T1"> </text:span><text:span text:style-name="T2">Lernea</text:span><text:span text:style-name="T1"> </text:span><text:span text:style-name="T2">gave</text:span><text:span text:style-name="T1"> </text:span><text:span text:style-name="T2">Parcifal</text:span><text:span text:style-name="T1"> </text:span><text:span text:style-name="T2">a</text:span><text:span text:style-name="T1"> </text:span><text:span text:style-name="T2">stern</text:span><text:span text:style-name="T1"> </text:span><text:span text:style-name="T2">look</text:span><text:span text:style-name="T1"> </text:span><text:span text:style-name="T2">which</text:span><text:span text:style-name="T1"> </text:span><text:span text:style-name="T2">her</text:span><text:span text:style-name="T1"> </text:span><text:span text:style-name="T2">sister</text:span><text:span text:style-name="T1"> </text:span><text:span text:style-name="T2">waved</text:span><text:span text:style-name="T1"> </text:span><text:span text:style-name="T2">away.</text:span><text:span text:style-name="T1"> </text:span><text:span text:style-name="T2">Parcifal</text:span><text:span text:style-name="T1"> </text:span><text:span text:style-name="T2">shrugged,</text:span><text:span text:style-name="T1"> </text:span><text:span text:style-name="T2">resting</text:span><text:span text:style-name="T1"> </text:span><text:span text:style-name="T2">with</text:span><text:span text:style-name="T1"> </text:span><text:span text:style-name="T2">her</text:span><text:span text:style-name="T1"> </text:span><text:span text:style-name="T2">hands</text:span><text:span text:style-name="T1"> </text:span><text:span text:style-name="T2">around</text:span><text:span text:style-name="T1"> </text:span><text:span text:style-name="T2">Encelados</text:span><text:span text:style-name="T1"> </text:span><text:span text:style-name="T2">hilt,</text:span><text:span text:style-name="T1"> </text:span><text:span text:style-name="T2">the</text:span><text:span text:style-name="T1"> </text:span><text:span text:style-name="T2">blade</text:span><text:span text:style-name="T1">’</text:span><text:span text:style-name="T2">s</text:span><text:span text:style-name="T1"> </text:span><text:span text:style-name="T2">tip</text:span><text:span text:style-name="T1"> </text:span><text:span text:style-name="T2">firmly</text:span><text:span text:style-name="T1"> </text:span><text:span text:style-name="T2">dug</text:span><text:span text:style-name="T1"> </text:span><text:span text:style-name="T2">in</text:span><text:span text:style-name="T1"> </text:span><text:span text:style-name="T2">the</text:span><text:span text:style-name="T1"> </text:span><text:span text:style-name="T2">ground.</text:span></text:p>
      <text:p text:style-name="P1"><text:span text:style-name="T1">“</text:span><text:span text:style-name="T2">He</text:span><text:span text:style-name="T1">’</text:span><text:span text:style-name="T2">s</text:span><text:span text:style-name="T1"> </text:span><text:span text:style-name="T2">strong-willed,</text:span><text:span text:style-name="T1"> </text:span><text:span text:style-name="T2">I</text:span><text:span text:style-name="T1">’</text:span><text:span text:style-name="T2">ll</text:span><text:span text:style-name="T1"> </text:span><text:span text:style-name="T2">give</text:span><text:span text:style-name="T1"> </text:span><text:span text:style-name="T2">him</text:span><text:span text:style-name="T1"> </text:span><text:span text:style-name="T2">that,</text:span><text:span text:style-name="T1">” </text:span><text:span text:style-name="T2">she</text:span><text:span text:style-name="T1"> </text:span><text:span text:style-name="T2">said</text:span><text:span text:style-name="T1"> </text:span><text:span text:style-name="T2">as</text:span><text:span text:style-name="T1"> </text:span><text:span text:style-name="T2">she</text:span><text:span text:style-name="T1"> </text:span><text:span text:style-name="T2">looked</text:span><text:span text:style-name="T1"> </text:span><text:span text:style-name="T2">at</text:span><text:span text:style-name="T1"> </text:span><text:span text:style-name="T2">Ned</text:span><text:span text:style-name="T1">’</text:span><text:span text:style-name="T2">s</text:span><text:span text:style-name="T1"> </text:span><text:span text:style-name="T2">figure</text:span><text:span text:style-name="T1"> </text:span><text:span text:style-name="T2">growing</text:span><text:span text:style-name="T1"> </text:span><text:span text:style-name="T2">smaller</text:span><text:span text:style-name="T1"> </text:span><text:span text:style-name="T2">in</text:span><text:span text:style-name="T1"> </text:span><text:span text:style-name="T2">the</text:span><text:span text:style-name="T1"> </text:span><text:span text:style-name="T2">growing</text:span><text:span text:style-name="T1"> </text:span><text:span text:style-name="T2">distance.</text:span></text:p>
      <text:p text:style-name="P1"><text:span text:style-name="T1">“</text:span><text:span text:style-name="T2">Well,</text:span><text:span text:style-name="T1"> </text:span><text:span text:style-name="T2">he</text:span><text:span text:style-name="T1">’</text:span><text:span text:style-name="T2">s</text:span><text:span text:style-name="T1"> </text:span><text:span text:style-name="T2">bound</text:span><text:span text:style-name="T1"> </text:span><text:span text:style-name="T2">to</text:span><text:span text:style-name="T1"> </text:span><text:span text:style-name="T2">get</text:span><text:span text:style-name="T1"> </text:span><text:span text:style-name="T2">lost</text:span><text:span text:style-name="T1"> </text:span><text:span text:style-name="T2">or</text:span><text:span text:style-name="T1"> </text:span><text:span text:style-name="T2">do</text:span><text:span text:style-name="T1"> </text:span><text:span text:style-name="T2">something</text:span><text:span text:style-name="T1"> </text:span><text:span text:style-name="T2">stupid.</text:span><text:span text:style-name="T1"> </text:span><text:span text:style-name="T2">Or</text:span><text:span text:style-name="T1"> </text:span><text:span text:style-name="T2">both.</text:span><text:span text:style-name="T1"> </text:span><text:span text:style-name="T2">You</text:span><text:span text:style-name="T1"> </text:span><text:span text:style-name="T2">should</text:span><text:span text:style-name="T1"> </text:span><text:span text:style-name="T2">talk</text:span><text:span text:style-name="T1"> </text:span><text:span text:style-name="T2">some</text:span><text:span text:style-name="T1"> </text:span><text:span text:style-name="T2">sense</text:span><text:span text:style-name="T1"> </text:span><text:span text:style-name="T2">into</text:span><text:span text:style-name="T1"> </text:span><text:span text:style-name="T2">him,</text:span><text:span text:style-name="T1">” </text:span><text:span text:style-name="T2">said</text:span><text:span text:style-name="T1"> </text:span><text:span text:style-name="T2">Lernea</text:span><text:span text:style-name="T1"> </text:span><text:span text:style-name="T2">with</text:span><text:span text:style-name="T1"> </text:span><text:span text:style-name="T2">a</text:span><text:span text:style-name="T1"> </text:span><text:span text:style-name="T2">worried</text:span><text:span text:style-name="T1"> </text:span><text:span text:style-name="T2">frown.</text:span></text:p>
      <text:p text:style-name="P1"><text:span text:style-name="T1">“</text:span><text:span text:style-name="T2">Aren</text:span><text:span text:style-name="T1">’</text:span><text:span text:style-name="T2">t</text:span><text:span text:style-name="T1"> </text:span><text:span text:style-name="T2">you</text:span><text:span text:style-name="T1"> </text:span><text:span text:style-name="T2">supposed</text:span><text:span text:style-name="T1"> </text:span><text:span text:style-name="T2">to</text:span><text:span text:style-name="T1"> </text:span><text:span text:style-name="T2">be</text:span><text:span text:style-name="T1"> </text:span><text:span text:style-name="T2">the</text:span><text:span text:style-name="T1"> </text:span><text:span text:style-name="T2">diplomat</text:span><text:span text:style-name="T1"> </text:span><text:span text:style-name="T2">in</text:span><text:span text:style-name="T1"> </text:span><text:span text:style-name="T2">the</text:span><text:span text:style-name="T1"> </text:span><text:span text:style-name="T2">family?</text:span><text:span text:style-name="T1">” </text:span><text:span text:style-name="T2">said</text:span><text:span text:style-name="T1"> </text:span><text:span text:style-name="T2">Parcifal</text:span><text:span text:style-name="T1"> </text:span><text:span text:style-name="T2">with</text:span><text:span text:style-name="T1"> </text:span><text:span text:style-name="T2">a</text:span><text:span text:style-name="T1"> </text:span><text:span text:style-name="T2">raised</text:span><text:span text:style-name="T1"> </text:span><text:span text:style-name="T2">eyebrow</text:span><text:span text:style-name="T1"> </text:span><text:span text:style-name="T2">and</text:span><text:span text:style-name="T1"> </text:span><text:span text:style-name="T2">a</text:span><text:span text:style-name="T1"> </text:span><text:span text:style-name="T2">mocking</text:span><text:span text:style-name="T1"> </text:span><text:span text:style-name="T2">smile.</text:span></text:p>
      <text:p text:style-name="P1"><text:span text:style-name="T1">“</text:span><text:span text:style-name="T2">By</text:span><text:span text:style-name="T1"> </text:span><text:span text:style-name="T2">Skrala,</text:span><text:span text:style-name="T1"> </text:span><text:span text:style-name="T2">sister!</text:span><text:span text:style-name="T1"> </text:span><text:span text:style-name="T2">You</text:span><text:span text:style-name="T1"> </text:span><text:span text:style-name="T2">can</text:span><text:span text:style-name="T1"> </text:span><text:span text:style-name="T2">be</text:span><text:span text:style-name="T1"> </text:span><text:span text:style-name="T2">so</text:span><text:span text:style-name="T1"> </text:span><text:span text:style-name="T2">pigheaded!</text:span><text:span text:style-name="T1">” </text:span><text:span text:style-name="T2">replied</text:span><text:span text:style-name="T1"> </text:span><text:span text:style-name="T2">Lernea</text:span><text:span text:style-name="T1"> </text:span><text:span text:style-name="T2">and</text:span><text:span text:style-name="T1"> </text:span><text:span text:style-name="T2">swiftly</text:span><text:span text:style-name="T1"> </text:span><text:span text:style-name="T2">set</text:span><text:span text:style-name="T1"> </text:span><text:span text:style-name="T2">after</text:span><text:span text:style-name="T1"> </text:span><text:span text:style-name="T2">Ned</text:span><text:span text:style-name="T1"> </text:span><text:span text:style-name="T2">on</text:span><text:span text:style-name="T1"> </text:span><text:span text:style-name="T2">her</text:span><text:span text:style-name="T1"> </text:span><text:span text:style-name="T2">own.</text:span></text:p>
      <text:p text:style-name="P2">Winceham<text:span text:style-name="T3"> </text:span>stretched.<text:span text:style-name="T3"> </text:span>Some<text:span text:style-name="T3"> </text:span>faint<text:span text:style-name="T3"> </text:span>popping<text:span text:style-name="T3"> </text:span>and<text:span text:style-name="T3"> </text:span>crackling<text:span text:style-name="T3"> </text:span>sounds<text:span text:style-name="T3"> </text:span>were<text:span text:style-name="T3"> </text:span>heard;<text:span text:style-name="T3"> </text:span>he<text:span text:style-name="T3"> </text:span>let<text:span text:style-name="T3"> </text:span>out<text:span text:style-name="T3"> </text:span>a<text:span text:style-name="T3"> </text:span>sigh<text:span text:style-name="T3"> </text:span>and<text:span text:style-name="T3"> </text:span>fiddled<text:span text:style-name="T3"> </text:span>with<text:span text:style-name="T3"> </text:span>his<text:span text:style-name="T3"> </text:span>satchel.<text:span text:style-name="T3"> </text:span>After<text:span text:style-name="T3"> </text:span>a<text:span text:style-name="T3"> </text:span><text:soft-page-break/>while<text:span text:style-name="T3"> </text:span>he<text:span text:style-name="T3"> </text:span>was<text:span text:style-name="T3"> </text:span>holding<text:span text:style-name="T3"> </text:span>a<text:span text:style-name="T3"> </text:span>small<text:span text:style-name="T3"> </text:span>leather<text:span text:style-name="T3"> </text:span>pouch<text:span text:style-name="T3"> </text:span>and<text:span text:style-name="T3"> </text:span>a<text:span text:style-name="T3"> </text:span>small,<text:span text:style-name="T3"> </text:span>delicate<text:span text:style-name="T3"> </text:span>pipe<text:span text:style-name="T3"> </text:span>in<text:span text:style-name="T3"> </text:span>his<text:span text:style-name="T3"> </text:span>hands.<text:span text:style-name="T3"> </text:span>Those<text:span text:style-name="T3"> </text:span>items<text:span text:style-name="T3"> </text:span>seemed<text:span text:style-name="T3"> </text:span>to<text:span text:style-name="T3"> </text:span>instantly<text:span text:style-name="T3"> </text:span>attract<text:span text:style-name="T3"> </text:span>Parcifal<text:span text:style-name="T3">’</text:span>s<text:span text:style-name="T3"> </text:span>attention.</text:p>
      <text:p text:style-name="P1"><text:span text:style-name="T1">“</text:span><text:span text:style-name="T2">What</text:span><text:span text:style-name="T1">’</text:span><text:span text:style-name="T2">s</text:span><text:span text:style-name="T1"> </text:span><text:span text:style-name="T2">that?</text:span><text:span text:style-name="T1">” </text:span><text:span text:style-name="T2">she</text:span><text:span text:style-name="T1"> </text:span><text:span text:style-name="T2">asked</text:span><text:span text:style-name="T1"> </text:span><text:span text:style-name="T2">bluntly,</text:span><text:span text:style-name="T1"> </text:span><text:span text:style-name="T2">cocking</text:span><text:span text:style-name="T1"> </text:span><text:span text:style-name="T2">her</text:span><text:span text:style-name="T1"> </text:span><text:span text:style-name="T2">head</text:span><text:span text:style-name="T1"> </text:span><text:span text:style-name="T2">sideways</text:span><text:span text:style-name="T1"> </text:span><text:span text:style-name="T2">as</text:span><text:span text:style-name="T1"> </text:span><text:span text:style-name="T2">if</text:span><text:span text:style-name="T1"> </text:span><text:span text:style-name="T2">trying</text:span><text:span text:style-name="T1"> </text:span><text:span text:style-name="T2">to</text:span><text:span text:style-name="T1"> </text:span><text:span text:style-name="T2">peek.</text:span></text:p>
      <text:p text:style-name="P1"><text:span text:style-name="T1">“</text:span><text:span text:style-name="T2">What</text:span><text:span text:style-name="T1"> </text:span><text:span text:style-name="T2">does</text:span><text:span text:style-name="T1"> </text:span><text:span text:style-name="T2">it</text:span><text:span text:style-name="T1"> </text:span><text:span text:style-name="T2">look</text:span><text:span text:style-name="T1"> </text:span><text:span text:style-name="T2">like</text:span><text:span text:style-name="T1"> </text:span><text:span text:style-name="T2">to</text:span><text:span text:style-name="T1"> </text:span><text:span text:style-name="T2">you?</text:span><text:span text:style-name="T1">” </text:span><text:span text:style-name="T2">said</text:span><text:span text:style-name="T1"> </text:span><text:span text:style-name="T2">Winceham</text:span><text:span text:style-name="T1"> </text:span><text:span text:style-name="T2">without</text:span><text:span text:style-name="T1"> </text:span><text:span text:style-name="T2">affording</text:span><text:span text:style-name="T1"> </text:span><text:span text:style-name="T2">her</text:span><text:span text:style-name="T1"> </text:span><text:span text:style-name="T2">even</text:span><text:span text:style-name="T1"> </text:span><text:span text:style-name="T2">a</text:span><text:span text:style-name="T1"> </text:span><text:span text:style-name="T2">glance,</text:span><text:span text:style-name="T1"> </text:span><text:span text:style-name="T2">too</text:span><text:span text:style-name="T1"> </text:span><text:span text:style-name="T2">busy</text:span><text:span text:style-name="T1"> </text:span><text:span text:style-name="T2">filling</text:span><text:span text:style-name="T1"> </text:span><text:span text:style-name="T2">his</text:span><text:span text:style-name="T1"> </text:span><text:span text:style-name="T2">pipe.</text:span></text:p>
      <text:p text:style-name="P1"><text:span text:style-name="T1">“</text:span><text:span text:style-name="T2">Some</text:span><text:span text:style-name="T1"> </text:span><text:span text:style-name="T2">sort</text:span><text:span text:style-name="T1"> </text:span><text:span text:style-name="T2">of</text:span><text:span text:style-name="T1"> </text:span><text:span text:style-name="T2">pipe,</text:span><text:span text:style-name="T1"> </text:span><text:span text:style-name="T2">perhaps?</text:span><text:span text:style-name="T1">” </text:span><text:span text:style-name="T2">inquired</text:span><text:span text:style-name="T1"> </text:span><text:span text:style-name="T2">Parcifal</text:span><text:span text:style-name="T1"> </text:span><text:span text:style-name="T2">with</text:span><text:span text:style-name="T1"> </text:span><text:span text:style-name="T2">carefully</text:span><text:span text:style-name="T1"> </text:span><text:span text:style-name="T2">measured</text:span><text:span text:style-name="T1"> </text:span><text:span text:style-name="T2">uncertainty.</text:span></text:p>
      <text:p text:style-name="P1"><text:span text:style-name="T1">“</text:span><text:span text:style-name="T2">I</text:span><text:span text:style-name="T1">’</text:span><text:span text:style-name="T2">m</text:span><text:span text:style-name="T1"> </text:span><text:span text:style-name="T2">surprised</text:span><text:span text:style-name="T1"> </text:span><text:span text:style-name="T2">someone</text:span><text:span text:style-name="T1"> </text:span><text:span text:style-name="T2">imparted</text:span><text:span text:style-name="T1"> </text:span><text:span text:style-name="T2">with</text:span><text:span text:style-name="T1"> </text:span><text:span text:style-name="T2">such</text:span><text:span text:style-name="T1"> </text:span><text:span text:style-name="T2">a</text:span><text:span text:style-name="T1"> </text:span><text:span text:style-name="T2">high</text:span><text:span text:style-name="T1"> </text:span><text:span text:style-name="T2">level</text:span><text:span text:style-name="T1"> </text:span><text:span text:style-name="T2">of</text:span><text:span text:style-name="T1"> </text:span><text:span text:style-name="T2">intelligence</text:span><text:span text:style-name="T1"> </text:span><text:span text:style-name="T2">would</text:span><text:span text:style-name="T1"> </text:span><text:span text:style-name="T2">be</text:span><text:span text:style-name="T1"> </text:span><text:span text:style-name="T2">so</text:span><text:span text:style-name="T1"> </text:span><text:span text:style-name="T2">levelheaded</text:span><text:span text:style-name="T1"> </text:span><text:span text:style-name="T2">as</text:span><text:span text:style-name="T1"> </text:span><text:span text:style-name="T2">to</text:span><text:span text:style-name="T1"> </text:span><text:span text:style-name="T2">ask</text:span><text:span text:style-name="T1"> </text:span><text:span text:style-name="T2">men</text:span><text:span text:style-name="T1"> </text:span><text:span text:style-name="T2">of</text:span><text:span text:style-name="T1"> </text:span><text:span text:style-name="T2">lesser</text:span><text:span text:style-name="T1"> </text:span><text:span text:style-name="T2">caliber</text:span><text:span text:style-name="T1"> </text:span><text:span text:style-name="T2">like</text:span><text:span text:style-name="T1"> </text:span><text:span text:style-name="T2">my</text:span><text:span text:style-name="T1"> </text:span><text:span text:style-name="T2">person</text:span><text:span text:style-name="T1"> </text:span><text:span text:style-name="T2">such</text:span><text:span text:style-name="T1"> </text:span><text:span text:style-name="T2">paltry</text:span><text:span text:style-name="T1"> </text:span><text:span text:style-name="T2">questions</text:span><text:span text:style-name="T1"> </text:span><text:span text:style-name="T2">for</text:span><text:span text:style-name="T1"> </text:span><text:span text:style-name="T2">the</text:span><text:span text:style-name="T1"> </text:span><text:span text:style-name="T2">mere</text:span><text:span text:style-name="T1"> </text:span><text:span text:style-name="T2">sake</text:span><text:span text:style-name="T1"> </text:span><text:span text:style-name="T2">of</text:span><text:span text:style-name="T1"> </text:span><text:span text:style-name="T2">conversation,</text:span><text:span text:style-name="T1">” </text:span><text:span text:style-name="T2">said</text:span><text:span text:style-name="T1"> </text:span><text:span text:style-name="T2">Winceham</text:span><text:span text:style-name="T1"> </text:span><text:span text:style-name="T2">and</text:span><text:span text:style-name="T1"> </text:span><text:span text:style-name="T2">lit</text:span><text:span text:style-name="T1"> </text:span><text:span text:style-name="T2">his</text:span><text:span text:style-name="T1"> </text:span><text:span text:style-name="T2">pipe,</text:span><text:span text:style-name="T1"> </text:span><text:span text:style-name="T2">drawing</text:span><text:span text:style-name="T1"> </text:span><text:span text:style-name="T2">in</text:span><text:span text:style-name="T1"> </text:span><text:span text:style-name="T2">the</text:span><text:span text:style-name="T1"> </text:span><text:span text:style-name="T2">smoke</text:span><text:span text:style-name="T1"> </text:span><text:span text:style-name="T2">deeply.</text:span><text:span text:style-name="T1"> </text:span><text:span text:style-name="T2">A</text:span><text:span text:style-name="T1"> </text:span><text:span text:style-name="T2">smile</text:span><text:span text:style-name="T1"> </text:span><text:span text:style-name="T2">of</text:span><text:span text:style-name="T1"> </text:span><text:span text:style-name="T2">pure</text:span><text:span text:style-name="T1"> </text:span><text:span text:style-name="T2">joy</text:span><text:span text:style-name="T1"> </text:span><text:span text:style-name="T2">formed</text:span><text:span text:style-name="T1"> </text:span><text:span text:style-name="T2">on</text:span><text:span text:style-name="T1"> </text:span><text:span text:style-name="T2">his</text:span><text:span text:style-name="T1"> </text:span><text:span text:style-name="T2">face</text:span><text:span text:style-name="T1"> </text:span><text:span text:style-name="T2">and</text:span><text:span text:style-name="T1"> </text:span><text:span text:style-name="T2">he</text:span><text:span text:style-name="T1"> </text:span><text:span text:style-name="T2">laid</text:span><text:span text:style-name="T1"> </text:span><text:span text:style-name="T2">himself</text:span><text:span text:style-name="T1"> </text:span><text:span text:style-name="T2">flat</text:span><text:span text:style-name="T1"> </text:span><text:span text:style-name="T2">on</text:span><text:span text:style-name="T1"> </text:span><text:span text:style-name="T2">the</text:span><text:span text:style-name="T1"> </text:span><text:span text:style-name="T2">ground,</text:span><text:span text:style-name="T1"> </text:span><text:span text:style-name="T2">little</text:span><text:span text:style-name="T1"> </text:span><text:span text:style-name="T2">wisps</text:span><text:span text:style-name="T1"> </text:span><text:span text:style-name="T2">of</text:span><text:span text:style-name="T1"> </text:span><text:span text:style-name="T2">smoke</text:span><text:span text:style-name="T1"> </text:span><text:span text:style-name="T2">twirling</text:span><text:span text:style-name="T1"> </text:span><text:span text:style-name="T2">intensely</text:span><text:span text:style-name="T1"> </text:span><text:span text:style-name="T2">wherever</text:span><text:span text:style-name="T1"> </text:span><text:span text:style-name="T2">starlight</text:span><text:span text:style-name="T1"> </text:span><text:span text:style-name="T2">poured</text:span><text:span text:style-name="T1"> </text:span><text:span text:style-name="T2">through</text:span><text:span text:style-name="T1"> </text:span><text:span text:style-name="T2">as</text:span><text:span text:style-name="T1"> </text:span><text:span text:style-name="T2">they</text:span><text:span text:style-name="T1"> </text:span><text:span text:style-name="T2">wafted</text:span><text:span text:style-name="T1"> </text:span><text:span text:style-name="T2">upwards</text:span><text:span text:style-name="T1"> </text:span><text:span text:style-name="T2">around</text:span><text:span text:style-name="T1"> </text:span><text:span text:style-name="T2">his</text:span><text:span text:style-name="T1"> </text:span><text:span text:style-name="T2">head.</text:span></text:p>
      <text:p text:style-name="P2">Parcifal<text:span text:style-name="T3"> </text:span>turned<text:span text:style-name="T3"> </text:span>her<text:span text:style-name="T3"> </text:span>head<text:span text:style-name="T3"> </text:span>around<text:span text:style-name="T3"> </text:span>to<text:span text:style-name="T3"> </text:span>venture<text:span text:style-name="T3"> </text:span>a<text:span text:style-name="T3"> </text:span>look<text:span text:style-name="T3"> </text:span>towards<text:span text:style-name="T3"> </text:span>her<text:span text:style-name="T3"> </text:span>sister<text:span text:style-name="T3"> </text:span>and<text:span text:style-name="T3"> </text:span>Ned.<text:span text:style-name="T3"> </text:span>Her<text:span text:style-name="T3"> </text:span>eyes<text:span text:style-name="T3"> </text:span>searched<text:span text:style-name="T3"> </text:span>for<text:span text:style-name="T3"> </text:span>them<text:span text:style-name="T3"> </text:span>intently<text:span text:style-name="T3"> </text:span>but<text:span text:style-name="T3"> </text:span>she<text:span text:style-name="T3"> </text:span>could<text:span text:style-name="T3"> </text:span>barely<text:span text:style-name="T3"> </text:span>make<text:span text:style-name="T3"> </text:span>their<text:span text:style-name="T3"> </text:span>shadows<text:span text:style-name="T3"> </text:span>further<text:span text:style-name="T3"> </text:span>up<text:span text:style-name="T3"> </text:span>the<text:span text:style-name="T3"> </text:span>hill,<text:span text:style-name="T3"> </text:span>shrouded<text:span text:style-name="T3"> </text:span>by<text:span text:style-name="T3"> </text:span>the<text:span text:style-name="T3"> </text:span>tall<text:span text:style-name="T3"> </text:span>grass.<text:span text:style-name="T3"> </text:span>They<text:span text:style-name="T3"> </text:span>seemed<text:span text:style-name="T3"> </text:span>to<text:span text:style-name="T3"> </text:span>have<text:span text:style-name="T3"> </text:span>stopped<text:span text:style-name="T3"> </text:span>and<text:span text:style-name="T3"> </text:span>they<text:span text:style-name="T3"> </text:span>were<text:span text:style-name="T3"> </text:span>probably<text:span text:style-name="T3"> </text:span>talking<text:span text:style-name="T3"> </text:span>by<text:span text:style-name="T3"> </text:span>the<text:span text:style-name="T3"> </text:span>way<text:span text:style-name="T3"> </text:span>she<text:span text:style-name="T3"> </text:span>saw<text:span text:style-name="T3"> </text:span>her<text:span text:style-name="T3"> </text:span>sister<text:span text:style-name="T3"> </text:span>flailing<text:span text:style-name="T3"> </text:span>her<text:span text:style-name="T3"> </text:span>hands<text:span text:style-name="T3"> </text:span>about<text:span text:style-name="T3"> </text:span>her.<text:span text:style-name="T3"> </text:span>She<text:span text:style-name="T3"> </text:span>then<text:span text:style-name="T3"> </text:span>asked<text:span text:style-name="T3"> </text:span>Winceham<text:span text:style-name="T3"> </text:span>with<text:span text:style-name="T3"> </text:span>a<text:span text:style-name="T3"> </text:span>rather<text:span text:style-name="T3"> </text:span>peculiar<text:span text:style-name="T3"> </text:span>voice,<text:span text:style-name="T3"> </text:span>as<text:span text:style-name="T3"> </text:span>if<text:span text:style-name="T3"> </text:span>she<text:span text:style-name="T3"> </text:span>was<text:span text:style-name="T3"> </text:span>concerned<text:span text:style-name="T3"> </text:span>someone<text:span text:style-name="T3"> </text:span>might<text:span text:style-name="T3"> </text:span>overhear<text:span text:style-name="T3"> </text:span>them:</text:p>
      <text:p text:style-name="P1"><text:span text:style-name="T1">“</text:span><text:span text:style-name="T2">Could</text:span><text:span text:style-name="T1"> </text:span><text:span text:style-name="T2">I</text:span><text:span text:style-name="T1"> </text:span><text:span text:style-name="T2">.</text:span><text:span text:style-name="T1"> </text:span><text:span text:style-name="T2">.</text:span><text:span text:style-name="T1"> </text:span><text:span text:style-name="T2">.</text:span><text:span text:style-name="T1"> </text:span><text:span text:style-name="T2">Could</text:span><text:span text:style-name="T1"> </text:span><text:span text:style-name="T2">I</text:span><text:span text:style-name="T1"> </text:span><text:span text:style-name="T2">have</text:span><text:span text:style-name="T1"> </text:span><text:span text:style-name="T2">a</text:span><text:span text:style-name="T1"> </text:span><text:span text:style-name="T2">whiff</text:span><text:span text:style-name="T1"> </text:span><text:span text:style-name="T2">of</text:span><text:span text:style-name="T1"> </text:span><text:span text:style-name="T2">that?</text:span><text:span text:style-name="T1">”</text:span></text:p>
      <text:p text:style-name="P2">Winceham<text:span text:style-name="T3"> </text:span>sat<text:span text:style-name="T3"> </text:span>upright<text:span text:style-name="T3"> </text:span>slowly<text:span text:style-name="T3"> </text:span>and<text:span text:style-name="T3"> </text:span>opened<text:span text:style-name="T3"> </text:span>his<text:span text:style-name="T3"> </text:span>eyes<text:span text:style-name="T3"> </text:span>languidly;<text:span text:style-name="T3"> </text:span>they<text:span text:style-name="T3"> </text:span>were<text:span text:style-name="T3"> </text:span>red-shot,<text:span text:style-name="T3"> </text:span>covered<text:span text:style-name="T3"> </text:span>in<text:span text:style-name="T3"> </text:span>a<text:span text:style-name="T3"> </text:span>slightly<text:span text:style-name="T3"> </text:span>glazed<text:span text:style-name="T3"> </text:span>sheen.<text:span text:style-name="T3"> </text:span>He<text:span text:style-name="T3"> </text:span>looked<text:span text:style-name="T3"> </text:span>all-too<text:span text:style-name="T3"> </text:span>serene<text:span text:style-name="T3"> </text:span>and<text:span text:style-name="T3"> </text:span>calm,<text:span text:style-name="T3"> </text:span>his<text:span text:style-name="T3"> </text:span>face<text:span text:style-name="T3"> </text:span>adorned<text:span text:style-name="T3"> </text:span>with<text:span text:style-name="T3"> </text:span>a<text:span text:style-name="T3"> </text:span>lopsided<text:span text:style-name="T3"> </text:span>smile<text:span text:style-name="T3"> </text:span>that<text:span text:style-name="T3"> </text:span>verged<text:span text:style-name="T3"> </text:span>on<text:span text:style-name="T3"> </text:span>drooling.<text:span text:style-name="T3"> </text:span>He<text:span text:style-name="T3"> </text:span>simply<text:span text:style-name="T3"> </text:span>passed<text:span text:style-name="T3"> </text:span>Parcifal<text:span text:style-name="T3"> </text:span>the<text:span text:style-name="T3"> </text:span>pipe<text:span text:style-name="T3"> </text:span>and<text:span text:style-name="T3"> </text:span>nodded<text:span text:style-name="T3"> </text:span>as<text:span text:style-name="T3"> </text:span>if<text:span text:style-name="T3"> </text:span>his<text:span text:style-name="T3"> </text:span>head<text:span text:style-name="T3"> </text:span>weighed<text:span text:style-name="T3"> </text:span>a<text:span text:style-name="T3"> </text:span>ton,<text:span text:style-name="T3"> </text:span>his<text:span text:style-name="T3"> </text:span>eyes<text:span text:style-name="T3"> </text:span>half-open<text:span text:style-name="T3"> </text:span>as<text:span text:style-name="T3"> </text:span>if<text:span text:style-name="T3"> </text:span>about<text:span text:style-name="T3"> </text:span>to<text:span text:style-name="T3"> </text:span>yawn<text:span text:style-name="T3"> </text:span>and<text:span text:style-name="T3"> </text:span>fall<text:span text:style-name="T3"> </text:span>asleep<text:span text:style-name="T3"> </text:span>to<text:span text:style-name="T3"> </text:span>never<text:span text:style-name="T3"> </text:span>wake<text:span text:style-name="T3"> </text:span>up<text:span text:style-name="T3"> </text:span>again.</text:p>
      <text:p text:style-name="P2">Parcifal<text:span text:style-name="T3"> </text:span>leaned<text:span text:style-name="T3"> </text:span>toward<text:span text:style-name="T3"> </text:span>Winceham<text:span text:style-name="T3"> </text:span>and<text:span text:style-name="T3"> </text:span>took<text:span text:style-name="T3"> </text:span>the<text:span text:style-name="T3"> </text:span>proffered<text:span text:style-name="T3"> </text:span>pipe<text:span text:style-name="T3"> </text:span>in<text:span text:style-name="T3"> </text:span>one<text:span text:style-name="T3"> </text:span>hand.<text:span text:style-name="T3"> </text:span>She<text:span text:style-name="T3"> </text:span>took<text:span text:style-name="T3"> </text:span>a<text:span text:style-name="T3"> </text:span>drag<text:span text:style-name="T3"> </text:span>and<text:span text:style-name="T3"> </text:span>held<text:span text:style-name="T3"> </text:span>it<text:span text:style-name="T3"> </text:span>before<text:span text:style-name="T3"> </text:span>closing<text:span text:style-name="T3"> </text:span>her<text:span text:style-name="T3"> </text:span>eyes,<text:span text:style-name="T3"> </text:span>her<text:span text:style-name="T3"> </text:span>lip<text:span text:style-name="T3"> </text:span>curling<text:span text:style-name="T3"> </text:span>in<text:span text:style-name="T3"> </text:span>a<text:span text:style-name="T3"> </text:span>slight<text:span text:style-name="T3"> </text:span>grin.<text:span text:style-name="T3"> </text:span>She<text:span text:style-name="T3"> </text:span>then<text:span text:style-name="T3"> </text:span>blew<text:span text:style-name="T3"> </text:span>out<text:span text:style-name="T3"> </text:span>the<text:span text:style-name="T3"> </text:span>smoke<text:span text:style-name="T3"> </text:span>in<text:span text:style-name="T3"> </text:span>the<text:span text:style-name="T3"> </text:span>shape<text:span text:style-name="T3"> </text:span>of<text:span text:style-name="T3"> </text:span>small<text:span text:style-name="T3"> </text:span>circles,<text:span text:style-name="T3"> </text:span>before<text:span text:style-name="T3"> </text:span>handing<text:span text:style-name="T3"> </text:span>back<text:span text:style-name="T3"> </text:span>the<text:span text:style-name="T3"> </text:span>pipe.<text:span text:style-name="T3"> </text:span>She<text:span text:style-name="T3"> </text:span>straightened<text:span text:style-name="T3"> </text:span>her<text:span text:style-name="T3"> </text:span>back<text:span text:style-name="T3"> </text:span>and<text:span text:style-name="T3"> </text:span>stood<text:span text:style-name="T3"> </text:span>watchful<text:span text:style-name="T3"> </text:span>as<text:span text:style-name="T3"> </text:span>ever<text:span text:style-name="T3"> </text:span>Encelados<text:span text:style-name="T3"> </text:span>always<text:span text:style-name="T3"> </text:span>clasped<text:span text:style-name="T3"> </text:span>in<text:span text:style-name="T3"> </text:span>her<text:span text:style-name="T3"> </text:span>hands,<text:span text:style-name="T3"> </text:span>her<text:span text:style-name="T3"> </text:span>gaze<text:span text:style-name="T3"> </text:span>and<text:span text:style-name="T3"> </text:span>indeed<text:span text:style-name="T3"> </text:span>her<text:span text:style-name="T3"> </text:span>whole<text:span text:style-name="T3"> </text:span>face<text:span text:style-name="T3"> </text:span>standing<text:span text:style-name="T3"> </text:span>out<text:span text:style-name="T3"> </text:span>in<text:span text:style-name="T3"> </text:span>the<text:span text:style-name="T3"> </text:span>night,<text:span text:style-name="T3"> </text:span>prouder<text:span text:style-name="T3"> </text:span>and<text:span text:style-name="T3"> </text:span>brighter<text:span text:style-name="T3"> </text:span>than<text:span text:style-name="T3"> </text:span>before.<text:span text:style-name="T3"> </text:span>It<text:span text:style-name="T3"> </text:span>was<text:span text:style-name="T3"> </text:span>a<text:span text:style-name="T3"> </text:span>stark<text:span text:style-name="T3"> </text:span>contrast<text:span text:style-name="T3"> </text:span>to<text:span text:style-name="T3"> </text:span>the<text:span text:style-name="T3"> </text:span>way<text:span text:style-name="T3"> </text:span>Winceham<text:span text:style-name="T3"> </text:span>looked,<text:span text:style-name="T3"> </text:span>which<text:span text:style-name="T3"> </text:span>resembled<text:span text:style-name="T3"> </text:span>someone<text:span text:style-name="T3"> </text:span>who<text:span text:style-name="T3"> </text:span>had<text:span text:style-name="T3"> </text:span>just<text:span text:style-name="T3"> </text:span>woken<text:span text:style-name="T3"> </text:span>up<text:span text:style-name="T3"> </text:span>from<text:span text:style-name="T3"> </text:span>a<text:span text:style-name="T3"> </text:span>really<text:span text:style-name="T3"> </text:span>rough<text:span text:style-name="T3"> </text:span>night<text:span text:style-name="T3"> </text:span>that<text:span text:style-name="T3"> </text:span>involved<text:span text:style-name="T3"> </text:span>all<text:span text:style-name="T3"> </text:span>sorts<text:span text:style-name="T3"> </text:span>of<text:span text:style-name="T3"> </text:span>debauchery<text:span text:style-name="T3"> </text:span>and<text:span text:style-name="T3"> </text:span>a<text:span text:style-name="T3"> </text:span>lynch<text:span text:style-name="T3"> </text:span>mob.</text:p>
      <text:p text:style-name="P1"><text:span text:style-name="T1">“</text:span><text:span text:style-name="T2">Thanks,</text:span><text:span text:style-name="T1">” </text:span><text:span text:style-name="T2">she</text:span><text:span text:style-name="T1"> </text:span><text:span text:style-name="T2">said</text:span><text:span text:style-name="T1"> </text:span><text:span text:style-name="T2">and</text:span><text:span text:style-name="T1"> </text:span><text:span text:style-name="T2">added:</text:span><text:span text:style-name="T1"> “</text:span><text:span text:style-name="T2">I</text:span><text:span text:style-name="T1">’</text:span><text:span text:style-name="T2">d</text:span><text:span text:style-name="T1"> </text:span><text:span text:style-name="T2">appreciate</text:span><text:span text:style-name="T1"> </text:span><text:span text:style-name="T2">the</text:span><text:span text:style-name="T1"> </text:span><text:span text:style-name="T2">discretion.</text:span><text:span text:style-name="T1">”</text:span></text:p>
      <text:p text:style-name="P1"><text:span text:style-name="T1">“</text:span><text:span text:style-name="T2">Hey..</text:span><text:span text:style-name="T1"> </text:span><text:span text:style-name="T2">What?</text:span><text:span text:style-name="T1">” </text:span><text:span text:style-name="T2">asked</text:span><text:span text:style-name="T1"> </text:span><text:span text:style-name="T2">Winceham</text:span><text:span text:style-name="T1"> </text:span><text:span text:style-name="T2">as</text:span><text:span text:style-name="T1"> </text:span><text:span text:style-name="T2">he</text:span><text:span text:style-name="T1"> </text:span><text:span text:style-name="T2">looked</text:span><text:span text:style-name="T1"> </text:span><text:span text:style-name="T2">back</text:span><text:span text:style-name="T1"> </text:span><text:span text:style-name="T2">and</text:span><text:span text:style-name="T1"> </text:span><text:span text:style-name="T2">forth</text:span><text:span text:style-name="T1"> </text:span><text:span text:style-name="T2">between</text:span><text:span text:style-name="T1"> </text:span><text:span text:style-name="T2">Parcifal</text:span><text:span text:style-name="T1"> </text:span><text:span text:style-name="T2">and</text:span><text:span text:style-name="T1"> </text:span><text:span text:style-name="T2">the</text:span><text:span text:style-name="T1"> </text:span><text:span text:style-name="T2">pipe</text:span><text:span text:style-name="T1"> </text:span><text:span text:style-name="T2">with</text:span><text:span text:style-name="T1"> </text:span><text:span text:style-name="T2">an</text:span><text:span text:style-name="T1"> </text:span><text:span text:style-name="T2">expression</text:span><text:span text:style-name="T1"> </text:span><text:span text:style-name="T2">of</text:span><text:span text:style-name="T1"> </text:span><text:span text:style-name="T2">amazed</text:span><text:span text:style-name="T1"> </text:span><text:span text:style-name="T2">wonder</text:span><text:span text:style-name="T1"> </text:span><text:span text:style-name="T2">as</text:span><text:span text:style-name="T1"> </text:span><text:span text:style-name="T2">if</text:span><text:span text:style-name="T1"> </text:span><text:span text:style-name="T2">something</text:span><text:span text:style-name="T1"> </text:span><text:span text:style-name="T2">miraculously</text:span><text:span text:style-name="T1"> </text:span><text:span text:style-name="T2">extraordinary</text:span><text:span text:style-name="T1"> </text:span><text:span text:style-name="T2">had</text:span><text:span text:style-name="T1"> </text:span><text:span text:style-name="T2">happened</text:span><text:span text:style-name="T1"> </text:span><text:span text:style-name="T2">right</text:span><text:span text:style-name="T1"> </text:span><text:span text:style-name="T2">in</text:span><text:span text:style-name="T1"> </text:span><text:span text:style-name="T2">front</text:span><text:span text:style-name="T1"> </text:span><text:span text:style-name="T2">of</text:span><text:span text:style-name="T1"> </text:span><text:span text:style-name="T2">his</text:span><text:span text:style-name="T1"> </text:span><text:span text:style-name="T2">eyes.</text:span></text:p>
      <text:p text:style-name="P2">And<text:span text:style-name="T3"> </text:span>then<text:span text:style-name="T3"> </text:span>he<text:span text:style-name="T3"> </text:span>thought<text:span text:style-name="T3"> </text:span>he<text:span text:style-name="T3"> </text:span>saw<text:span text:style-name="T3"> </text:span>a<text:span text:style-name="T3"> </text:span>pair<text:span text:style-name="T3"> </text:span>of<text:span text:style-name="T3"> </text:span>trembling<text:span text:style-name="T3"> </text:span>flames<text:span text:style-name="T3"> </text:span>behind<text:span text:style-name="T3"> </text:span>a<text:span text:style-name="T3"> </text:span><text:soft-page-break/>nearby<text:span text:style-name="T3"> </text:span>bush.<text:span text:style-name="T3"> </text:span>He<text:span text:style-name="T3"> </text:span>blinked<text:span text:style-name="T3"> </text:span>and<text:span text:style-name="T3"> </text:span>saw<text:span text:style-name="T3"> </text:span>the<text:span text:style-name="T3"> </text:span>flames<text:span text:style-name="T3"> </text:span>flicker<text:span text:style-name="T3"> </text:span>wildly,<text:span text:style-name="T3"> </text:span>before<text:span text:style-name="T3"> </text:span>vanishing<text:span text:style-name="T3"> </text:span>swiftly<text:span text:style-name="T3"> </text:span>with<text:span text:style-name="T3"> </text:span>a<text:span text:style-name="T3"> </text:span>harrowing<text:span text:style-name="T3"> </text:span>speed.</text:p>
      <text:p text:style-name="P1"><text:span text:style-name="T1">“</text:span><text:span text:style-name="T2">What</text:span><text:span text:style-name="T1"> </text:span><text:span text:style-name="T2">in</text:span><text:span text:style-name="T1"> </text:span><text:span text:style-name="T2">all</text:span><text:span text:style-name="T1"> </text:span><text:span text:style-name="T2">blazes?</text:span><text:span text:style-name="T1"> </text:span><text:span text:style-name="T2">I</text:span><text:span text:style-name="T1"> </text:span><text:span text:style-name="T2">must</text:span><text:span text:style-name="T1"> </text:span><text:span text:style-name="T2">be</text:span><text:span text:style-name="T1"> </text:span><text:span text:style-name="T2">having</text:span><text:span text:style-name="T1"> </text:span><text:span text:style-name="T2">a</text:span><text:span text:style-name="T1"> </text:span><text:span text:style-name="T2">bad</text:span><text:span text:style-name="T1"> </text:span><text:span text:style-name="T2">trip,</text:span><text:span text:style-name="T1">” </text:span><text:span text:style-name="T2">said</text:span><text:span text:style-name="T1"> </text:span><text:span text:style-name="T2">Winceham</text:span><text:span text:style-name="T1"> </text:span><text:span text:style-name="T2">mostly</text:span><text:span text:style-name="T1"> </text:span><text:span text:style-name="T2">to</text:span><text:span text:style-name="T1"> </text:span><text:span text:style-name="T2">himself</text:span><text:span text:style-name="T1"> </text:span><text:span text:style-name="T2">and</text:span><text:span text:style-name="T1"> </text:span><text:span text:style-name="T2">put</text:span><text:span text:style-name="T1"> </text:span><text:span text:style-name="T2">out</text:span><text:span text:style-name="T1"> </text:span><text:span text:style-name="T2">his</text:span><text:span text:style-name="T1"> </text:span><text:span text:style-name="T2">pipe.</text:span><text:span text:style-name="T1"> </text:span><text:span text:style-name="T2">Parcifal</text:span><text:span text:style-name="T1"> </text:span><text:span text:style-name="T2">overheard</text:span><text:span text:style-name="T1"> </text:span><text:span text:style-name="T2">him</text:span><text:span text:style-name="T1"> </text:span><text:span text:style-name="T2">and</text:span><text:span text:style-name="T1"> </text:span><text:span text:style-name="T2">commented:</text:span></text:p>
      <text:p text:style-name="P1"><text:span text:style-name="T1">“</text:span><text:span text:style-name="T2">It</text:span><text:span text:style-name="T1">’</text:span><text:span text:style-name="T2">s</text:span><text:span text:style-name="T1"> </text:span><text:span text:style-name="T2">not</text:span><text:span text:style-name="T1"> </text:span><text:span text:style-name="T2">that</text:span><text:span text:style-name="T1"> </text:span><text:span text:style-name="T2">rough</text:span><text:span text:style-name="T1"> </text:span><text:span text:style-name="T2">of</text:span><text:span text:style-name="T1"> </text:span><text:span text:style-name="T2">a</text:span><text:span text:style-name="T1"> </text:span><text:span text:style-name="T2">trail.</text:span><text:span text:style-name="T1"> </text:span><text:span text:style-name="T2">When</text:span><text:span text:style-name="T1"> </text:span><text:span text:style-name="T2">my</text:span><text:span text:style-name="T1"> </text:span><text:span text:style-name="T2">sister</text:span><text:span text:style-name="T1"> </text:span><text:span text:style-name="T2">and</text:span><text:span text:style-name="T1"> </text:span><text:span text:style-name="T2">I</text:span><text:span text:style-name="T1"> </text:span><text:span text:style-name="T2">had</text:span><text:span text:style-name="T1"> </text:span><text:span text:style-name="T2">to</text:span><text:span text:style-name="T1"> </text:span><text:span text:style-name="T2">go</text:span><text:span text:style-name="T1"> </text:span><text:span text:style-name="T2">through</text:span><text:span text:style-name="T1"> </text:span><text:span text:style-name="T2">the</text:span><text:span text:style-name="T1"> </text:span><text:span text:style-name="T2">trails</text:span><text:span text:style-name="T1"> </text:span><text:span text:style-name="T2">of</text:span><text:span text:style-name="T1"> </text:span><text:span text:style-name="T2">Jordenfall</text:span><text:span text:style-name="T1"> </text:span><text:span text:style-name="T2">though..</text:span><text:span text:style-name="T1"> </text:span><text:span text:style-name="T2">That</text:span><text:span text:style-name="T1"> </text:span><text:span text:style-name="T2">was</text:span><text:span text:style-name="T1"> </text:span><text:span text:style-name="T2">rough,</text:span><text:span text:style-name="T1"> </text:span><text:span text:style-name="T2">I</text:span><text:span text:style-name="T1">’</text:span><text:span text:style-name="T2">ll</text:span><text:span text:style-name="T1"> </text:span><text:span text:style-name="T2">tell</text:span><text:span text:style-name="T1"> </text:span><text:span text:style-name="T2">you</text:span><text:span text:style-name="T1"> </text:span><text:span text:style-name="T2">that.</text:span><text:span text:style-name="T1"> </text:span><text:span text:style-name="T2">Sheer</text:span><text:span text:style-name="T1"> </text:span><text:span text:style-name="T2">cliffs,</text:span><text:span text:style-name="T1"> </text:span><text:span text:style-name="T2">hundreds</text:span><text:span text:style-name="T1"> </text:span><text:span text:style-name="T2">of</text:span><text:span text:style-name="T1"> </text:span><text:span text:style-name="T2">feet</text:span><text:span text:style-name="T1"> </text:span><text:span text:style-name="T2">high,</text:span><text:span text:style-name="T1"> </text:span><text:span text:style-name="T2">slippery</text:span><text:span text:style-name="T1"> </text:span><text:span text:style-name="T2">ice</text:span><text:span text:style-name="T1"> </text:span><text:span text:style-name="T2">every</text:span><text:span text:style-name="T1"> </text:span><text:span text:style-name="T2">step</text:span><text:span text:style-name="T1"> </text:span><text:span text:style-name="T2">of</text:span><text:span text:style-name="T1"> </text:span><text:span text:style-name="T2">the</text:span><text:span text:style-name="T1"> </text:span><text:span text:style-name="T2">way</text:span><text:span text:style-name="T1"> </text:span><text:span text:style-name="T2">and</text:span><text:span text:style-name="T1"> </text:span><text:span text:style-name="T2">bone-deep</text:span><text:span text:style-name="T1"> </text:span><text:span text:style-name="T2">cold</text:span><text:span text:style-name="T1"> </text:span><text:span text:style-name="T2">that</text:span><text:span text:style-name="T1"> </text:span><text:span text:style-name="T2">made</text:span><text:span text:style-name="T1"> </text:span><text:span text:style-name="T2">your</text:span><text:span text:style-name="T1"> </text:span><text:span text:style-name="T2">teeth</text:span><text:span text:style-name="T1"> </text:span><text:span text:style-name="T2">hurt</text:span><text:span text:style-name="T1"> </text:span><text:span text:style-name="T2">just</text:span><text:span text:style-name="T1"> </text:span><text:span text:style-name="T2">by</text:span><text:span text:style-name="T1"> </text:span><text:span text:style-name="T2">breathing.</text:span><text:span text:style-name="T1">” </text:span><text:span text:style-name="T2">Her</text:span><text:span text:style-name="T1"> </text:span><text:span text:style-name="T2">face</text:span><text:span text:style-name="T1"> </text:span><text:span text:style-name="T2">was</text:span><text:span text:style-name="T1"> </text:span><text:span text:style-name="T2">cringing</text:span><text:span text:style-name="T1"> </text:span><text:span text:style-name="T2">but</text:span><text:span text:style-name="T1"> </text:span><text:span text:style-name="T2">her</text:span><text:span text:style-name="T1"> </text:span><text:span text:style-name="T2">voice</text:span><text:span text:style-name="T1"> </text:span><text:span text:style-name="T2">carried</text:span><text:span text:style-name="T1"> </text:span><text:span text:style-name="T2">a</text:span><text:span text:style-name="T1"> </text:span><text:span text:style-name="T2">bitter</text:span><text:span text:style-name="T1"> </text:span><text:span text:style-name="T2">sweetness.</text:span><text:span text:style-name="T1"> </text:span><text:span text:style-name="T2">It</text:span><text:span text:style-name="T1"> </text:span><text:span text:style-name="T2">was</text:span><text:span text:style-name="T1"> </text:span><text:span text:style-name="T2">the</text:span><text:span text:style-name="T1"> </text:span><text:span text:style-name="T2">voice</text:span><text:span text:style-name="T1"> </text:span><text:span text:style-name="T2">of</text:span><text:span text:style-name="T1"> </text:span><text:span text:style-name="T2">someone</text:span><text:span text:style-name="T1"> </text:span><text:span text:style-name="T2">who</text:span><text:span text:style-name="T1"> </text:span><text:span text:style-name="T2">reminisced</text:span><text:span text:style-name="T1"> </text:span><text:span text:style-name="T2">better</text:span><text:span text:style-name="T1"> </text:span><text:span text:style-name="T2">times.</text:span><text:span text:style-name="T1"> </text:span><text:span text:style-name="T2">Winceham</text:span><text:span text:style-name="T1"> </text:span><text:span text:style-name="T2">eyed</text:span><text:span text:style-name="T1"> </text:span><text:span text:style-name="T2">her</text:span><text:span text:style-name="T1"> </text:span><text:span text:style-name="T2">with</text:span><text:span text:style-name="T1"> </text:span><text:span text:style-name="T2">a</text:span><text:span text:style-name="T1"> </text:span><text:span text:style-name="T2">worried</text:span><text:span text:style-name="T1"> </text:span><text:span text:style-name="T2">look,</text:span><text:span text:style-name="T1"> </text:span><text:span text:style-name="T2">his</text:span><text:span text:style-name="T1"> </text:span><text:span text:style-name="T2">brow</text:span><text:span text:style-name="T1"> </text:span><text:span text:style-name="T2">furrowed.</text:span></text:p>
      <text:p text:style-name="P1"><text:span text:style-name="T1">“</text:span><text:span text:style-name="T2">Are</text:span><text:span text:style-name="T1"> </text:span><text:span text:style-name="T2">you</text:span><text:span text:style-name="T1"> </text:span><text:span text:style-name="T2">sure</text:span><text:span text:style-name="T1"> </text:span><text:span text:style-name="T2">you</text:span><text:span text:style-name="T1">’</text:span><text:span text:style-name="T2">re</text:span><text:span text:style-name="T1"> </text:span><text:span text:style-name="T2">okay?</text:span><text:span text:style-name="T1"> </text:span><text:span text:style-name="T2">Not</text:span><text:span text:style-name="T1"> </text:span><text:span text:style-name="T2">feeling</text:span><text:span text:style-name="T1"> </text:span><text:span text:style-name="T2">lightheaded,</text:span><text:span text:style-name="T1"> </text:span><text:span text:style-name="T2">sleepy,</text:span><text:span text:style-name="T1"> </text:span><text:span text:style-name="T2">giggly,</text:span><text:span text:style-name="T1"> </text:span><text:span text:style-name="T2">silly,</text:span><text:span text:style-name="T1"> </text:span><text:span text:style-name="T2">weird</text:span><text:span text:style-name="T1"> </text:span><text:span text:style-name="T2">in</text:span><text:span text:style-name="T1"> </text:span><text:span text:style-name="T2">many</text:span><text:span text:style-name="T1"> </text:span><text:span text:style-name="T2">different</text:span><text:span text:style-name="T1"> </text:span><text:span text:style-name="T2">ways?</text:span><text:span text:style-name="T1">” </text:span><text:span text:style-name="T2">he</text:span><text:span text:style-name="T1"> </text:span><text:span text:style-name="T2">asked</text:span><text:span text:style-name="T1"> </text:span><text:span text:style-name="T2">her</text:span><text:span text:style-name="T1"> </text:span><text:span text:style-name="T2">with</text:span><text:span text:style-name="T1"> </text:span><text:span text:style-name="T2">genuine</text:span><text:span text:style-name="T1"> </text:span><text:span text:style-name="T2">interest.</text:span><text:span text:style-name="T1"> </text:span><text:span text:style-name="T2">She</text:span><text:span text:style-name="T1"> </text:span><text:span text:style-name="T2">took</text:span><text:span text:style-name="T1"> </text:span><text:span text:style-name="T2">a</text:span><text:span text:style-name="T1"> </text:span><text:span text:style-name="T2">moment</text:span><text:span text:style-name="T1"> </text:span><text:span text:style-name="T2">to</text:span><text:span text:style-name="T1"> </text:span><text:span text:style-name="T2">think,</text:span><text:span text:style-name="T1"> </text:span><text:span text:style-name="T2">shook</text:span><text:span text:style-name="T1"> </text:span><text:span text:style-name="T2">her</text:span><text:span text:style-name="T1"> </text:span><text:span text:style-name="T2">head</text:span><text:span text:style-name="T1"> </text:span><text:span text:style-name="T2">and</text:span><text:span text:style-name="T1"> </text:span><text:span text:style-name="T2">replied</text:span><text:span text:style-name="T1"> </text:span><text:span text:style-name="T2">earnestly:</text:span></text:p>
      <text:p text:style-name="P1"><text:span text:style-name="T1">“</text:span><text:span text:style-name="T2">No..</text:span><text:span text:style-name="T1"> </text:span><text:span text:style-name="T2">Couldn</text:span><text:span text:style-name="T1">’</text:span><text:span text:style-name="T2">t</text:span><text:span text:style-name="T1"> </text:span><text:span text:style-name="T2">be</text:span><text:span text:style-name="T1"> </text:span><text:span text:style-name="T2">better.</text:span><text:span text:style-name="T1"> </text:span><text:span text:style-name="T2">Top</text:span><text:span text:style-name="T1"> </text:span><text:span text:style-name="T2">notch.</text:span><text:span text:style-name="T1">”</text:span></text:p>
      <text:p text:style-name="P2">Winceham<text:span text:style-name="T3"> </text:span>was<text:span text:style-name="T3"> </text:span>looking<text:span text:style-name="T3"> </text:span>at<text:span text:style-name="T3"> </text:span>her<text:span text:style-name="T3"> </text:span>puzzled<text:span text:style-name="T3"> </text:span>beyond<text:span text:style-name="T3"> </text:span>understanding<text:span text:style-name="T3"> </text:span>when<text:span text:style-name="T3"> </text:span>his<text:span text:style-name="T3"> </text:span>eyes<text:span text:style-name="T3"> </text:span>bulged<text:span text:style-name="T3"> </text:span>up<text:span text:style-name="T3"> </text:span>with<text:span text:style-name="T3"> </text:span>sudden<text:span text:style-name="T3"> </text:span>terror.<text:span text:style-name="T3"> </text:span>He<text:span text:style-name="T3"> </text:span>saw<text:span text:style-name="T3"> </text:span>the<text:span text:style-name="T3"> </text:span>trembling<text:span text:style-name="T3"> </text:span>flames<text:span text:style-name="T3"> </text:span>from<text:span text:style-name="T3"> </text:span>before,<text:span text:style-name="T3"> </text:span>trailing<text:span text:style-name="T3"> </text:span>orange<text:span text:style-name="T3"> </text:span>light<text:span text:style-name="T3"> </text:span>in<text:span text:style-name="T3"> </text:span>their<text:span text:style-name="T3"> </text:span>wake.<text:span text:style-name="T3"> </text:span>They<text:span text:style-name="T3"> </text:span>were<text:span text:style-name="T3"> </text:span>attached<text:span text:style-name="T3"> </text:span>to<text:span text:style-name="T3"> </text:span>the<text:span text:style-name="T3"> </text:span>head<text:span text:style-name="T3"> </text:span>of<text:span text:style-name="T3"> </text:span>furry<text:span text:style-name="T3"> </text:span>white<text:span text:style-name="T3"> </text:span>bunny<text:span text:style-name="T3"> </text:span>where<text:span text:style-name="T3"> </text:span>its<text:span text:style-name="T3"> </text:span>eye<text:span text:style-name="T3"> </text:span>sockets<text:span text:style-name="T3"> </text:span>should<text:span text:style-name="T3"> </text:span>be;<text:span text:style-name="T3"> </text:span>the<text:span text:style-name="T3"> </text:span>hopped<text:span text:style-name="T3"> </text:span>about,<text:span text:style-name="T3"> </text:span>not<text:span text:style-name="T3"> </text:span>further<text:span text:style-name="T3"> </text:span>than<text:span text:style-name="T3"> </text:span>a<text:span text:style-name="T3"> </text:span>few<text:span text:style-name="T3"> </text:span>feet<text:span text:style-name="T3"> </text:span>away.</text:p>
      <text:p text:style-name="P2">Winceham<text:span text:style-name="T3">’</text:span>s<text:span text:style-name="T3"> </text:span>jaw<text:span text:style-name="T3"> </text:span>dropped<text:span text:style-name="T3"> </text:span>and<text:span text:style-name="T3"> </text:span>he<text:span text:style-name="T3"> </text:span>looked<text:span text:style-name="T3"> </text:span>at<text:span text:style-name="T3"> </text:span>his<text:span text:style-name="T3"> </text:span>pipe<text:span text:style-name="T3"> </text:span>before<text:span text:style-name="T3"> </text:span>staring<text:span text:style-name="T3"> </text:span>at<text:span text:style-name="T3"> </text:span>the<text:span text:style-name="T3"> </text:span>bunny<text:span text:style-name="T3"> </text:span>mesmerized.<text:span text:style-name="T3"> </text:span>The<text:span text:style-name="T3"> </text:span>bunny<text:span text:style-name="T3"> </text:span>paused<text:span text:style-name="T3"> </text:span>as<text:span text:style-name="T3"> </text:span>if<text:span text:style-name="T3"> </text:span>it<text:span text:style-name="T3"> </text:span>knew,<text:span text:style-name="T3"> </text:span>stared<text:span text:style-name="T3"> </text:span>back<text:span text:style-name="T3"> </text:span>at<text:span text:style-name="T3"> </text:span>Winceham<text:span text:style-name="T3"> </text:span>and<text:span text:style-name="T3"> </text:span>smiled<text:span text:style-name="T3"> </text:span>unnervingly<text:span text:style-name="T3"> </text:span>before<text:span text:style-name="T3"> </text:span>hopping<text:span text:style-name="T3"> </text:span>out<text:span text:style-name="T3"> </text:span>of<text:span text:style-name="T3"> </text:span>view<text:span text:style-name="T3"> </text:span>and<text:span text:style-name="T3"> </text:span>into<text:span text:style-name="T3"> </text:span>a<text:span text:style-name="T3"> </text:span>burrowing<text:span text:style-name="T3"> </text:span>hole.</text:p>
      <text:p text:style-name="P1"><text:span text:style-name="T1">“</text:span><text:span text:style-name="T2">Did</text:span><text:span text:style-name="T1"> </text:span><text:span text:style-name="T2">you</text:span><text:span text:style-name="T1"> </text:span><text:span text:style-name="T2">see</text:span><text:span text:style-name="T1"> </text:span><text:span text:style-name="T2">that?</text:span><text:span text:style-name="T1">” </text:span><text:span text:style-name="T2">he</text:span><text:span text:style-name="T1"> </text:span><text:span text:style-name="T2">exclaimed</text:span><text:span text:style-name="T1"> </text:span><text:span text:style-name="T2">as</text:span><text:span text:style-name="T1"> </text:span><text:span text:style-name="T2">he</text:span><text:span text:style-name="T1"> </text:span><text:span text:style-name="T2">got</text:span><text:span text:style-name="T1"> </text:span><text:span text:style-name="T2">up</text:span><text:span text:style-name="T1"> </text:span><text:span text:style-name="T2">on</text:span><text:span text:style-name="T1"> </text:span><text:span text:style-name="T2">his</text:span><text:span text:style-name="T1"> </text:span><text:span text:style-name="T2">feet</text:span><text:span text:style-name="T1"> </text:span><text:span text:style-name="T2">and</text:span><text:span text:style-name="T1"> </text:span><text:span text:style-name="T2">poked</text:span><text:span text:style-name="T1"> </text:span><text:span text:style-name="T2">Parcifal</text:span><text:span text:style-name="T1"> </text:span><text:span text:style-name="T2">in</text:span><text:span text:style-name="T1"> </text:span><text:span text:style-name="T2">the</text:span><text:span text:style-name="T1"> </text:span><text:span text:style-name="T2">arm</text:span><text:span text:style-name="T1"> </text:span><text:span text:style-name="T2">repeatedly.</text:span><text:span text:style-name="T1"> </text:span><text:span text:style-name="T2">She</text:span><text:span text:style-name="T1"> </text:span><text:span text:style-name="T2">was</text:span><text:span text:style-name="T1"> </text:span><text:span text:style-name="T2">instantly</text:span><text:span text:style-name="T1"> </text:span><text:span text:style-name="T2">energized;</text:span><text:span text:style-name="T1"> </text:span><text:span text:style-name="T2">she</text:span><text:span text:style-name="T1"> </text:span><text:span text:style-name="T2">drew</text:span><text:span text:style-name="T1"> </text:span><text:span text:style-name="T2">Encelados</text:span><text:span text:style-name="T1"> </text:span><text:span text:style-name="T2">out</text:span><text:span text:style-name="T1"> </text:span><text:span text:style-name="T2">of</text:span><text:span text:style-name="T1"> </text:span><text:span text:style-name="T2">the</text:span><text:span text:style-name="T1"> </text:span><text:span text:style-name="T2">ground</text:span><text:span text:style-name="T1"> </text:span><text:span text:style-name="T2">and</text:span><text:span text:style-name="T1"> </text:span><text:span text:style-name="T2">swung</text:span><text:span text:style-name="T1"> </text:span><text:span text:style-name="T2">it</text:span><text:span text:style-name="T1"> </text:span><text:span text:style-name="T2">around</text:span><text:span text:style-name="T1"> </text:span><text:span text:style-name="T2">her</text:span><text:span text:style-name="T1"> </text:span><text:span text:style-name="T2">wrist</text:span><text:span text:style-name="T1"> </text:span><text:span text:style-name="T2">expertly,</text:span><text:span text:style-name="T1"> </text:span><text:span text:style-name="T2">poised</text:span><text:span text:style-name="T1"> </text:span><text:span text:style-name="T2">to</text:span><text:span text:style-name="T1"> </text:span><text:span text:style-name="T2">strike</text:span><text:span text:style-name="T1"> </text:span><text:span text:style-name="T2">unerringly.</text:span></text:p>
      <text:p text:style-name="P1"><text:span text:style-name="T1">“</text:span><text:span text:style-name="T2">Enemies?</text:span><text:span text:style-name="T1"> </text:span><text:span text:style-name="T2">Where?</text:span><text:span text:style-name="T1"> </text:span><text:span text:style-name="T2">I</text:span><text:span text:style-name="T1"> </text:span><text:span text:style-name="T2">see</text:span><text:span text:style-name="T1"> </text:span><text:span text:style-name="T2">no-one!</text:span><text:span text:style-name="T1"> </text:span><text:span text:style-name="T2">Are</text:span><text:span text:style-name="T1"> </text:span><text:span text:style-name="T2">they</text:span><text:span text:style-name="T1"> </text:span><text:span text:style-name="T2">using</text:span><text:span text:style-name="T1"> </text:span><text:span text:style-name="T2">trickery</text:span><text:span text:style-name="T1"> </text:span><text:span text:style-name="T2">or</text:span><text:span text:style-name="T1"> </text:span><text:span text:style-name="T2">magic?</text:span><text:span text:style-name="T1">” </text:span><text:span text:style-name="T2">she</text:span><text:span text:style-name="T1"> </text:span><text:span text:style-name="T2">cried</text:span><text:span text:style-name="T1"> </text:span><text:span text:style-name="T2">and</text:span><text:span text:style-name="T1"> </text:span><text:span text:style-name="T2">swung</text:span><text:span text:style-name="T1"> </text:span><text:span text:style-name="T2">her</text:span><text:span text:style-name="T1"> </text:span><text:span text:style-name="T2">sword</text:span><text:span text:style-name="T1"> </text:span><text:span text:style-name="T2">randomly</text:span><text:span text:style-name="T1"> </text:span><text:span text:style-name="T2">through</text:span><text:span text:style-name="T1"> </text:span><text:span text:style-name="T2">the</text:span><text:span text:style-name="T1"> </text:span><text:span text:style-name="T2">air.</text:span></text:p>
      <text:p text:style-name="P1"><text:span text:style-name="T1">“</text:span><text:span text:style-name="T2">The</text:span><text:span text:style-name="T1"> </text:span><text:span text:style-name="T2">bunny!</text:span><text:span text:style-name="T1"> </text:span><text:span text:style-name="T2">Didn</text:span><text:span text:style-name="T1">’</text:span><text:span text:style-name="T2">t</text:span><text:span text:style-name="T1"> </text:span><text:span text:style-name="T2">you</text:span><text:span text:style-name="T1"> </text:span><text:span text:style-name="T2">see</text:span><text:span text:style-name="T1"> </text:span><text:span text:style-name="T2">the</text:span><text:span text:style-name="T1"> </text:span><text:span text:style-name="T2">bunny</text:span><text:span text:style-name="T1"> </text:span><text:span text:style-name="T2">with</text:span><text:span text:style-name="T1"> </text:span><text:span text:style-name="T2">the</text:span><text:span text:style-name="T1"> </text:span><text:span text:style-name="T2">flaming</text:span><text:span text:style-name="T1"> </text:span><text:span text:style-name="T2">eyes?</text:span><text:span text:style-name="T1">” </text:span><text:span text:style-name="T2">asked</text:span><text:span text:style-name="T1"> </text:span><text:span text:style-name="T2">Winceham</text:span><text:span text:style-name="T1"> </text:span><text:span text:style-name="T2">with</text:span><text:span text:style-name="T1"> </text:span><text:span text:style-name="T2">an</text:span><text:span text:style-name="T1"> </text:span><text:span text:style-name="T2">unsteady</text:span><text:span text:style-name="T1"> </text:span><text:span text:style-name="T2">voice</text:span><text:span text:style-name="T1"> </text:span><text:span text:style-name="T2">and</text:span><text:span text:style-name="T1"> </text:span><text:span text:style-name="T2">pulled</text:span><text:span text:style-name="T1"> </text:span><text:span text:style-name="T2">out</text:span><text:span text:style-name="T1"> </text:span><text:span text:style-name="T2">a</text:span><text:span text:style-name="T1"> </text:span><text:span text:style-name="T2">stiletto</text:span><text:span text:style-name="T1"> </text:span><text:span text:style-name="T2">from</text:span><text:span text:style-name="T1"> </text:span><text:span text:style-name="T2">his</text:span><text:span text:style-name="T1"> </text:span><text:span text:style-name="T2">belt.</text:span><text:span text:style-name="T1"> </text:span><text:span text:style-name="T2">The</text:span><text:span text:style-name="T1"> </text:span><text:span text:style-name="T2">blade</text:span><text:span text:style-name="T1"> </text:span><text:span text:style-name="T2">was</text:span><text:span text:style-name="T1"> </text:span><text:span text:style-name="T2">dull,</text:span><text:span text:style-name="T1"> </text:span><text:span text:style-name="T2">thin</text:span><text:span text:style-name="T1"> </text:span><text:span text:style-name="T2">and</text:span><text:span text:style-name="T1"> </text:span><text:span text:style-name="T2">long</text:span><text:span text:style-name="T1"> </text:span><text:span text:style-name="T2">like</text:span><text:span text:style-name="T1"> </text:span><text:span text:style-name="T2">a</text:span><text:span text:style-name="T1"> </text:span><text:span text:style-name="T2">spike.</text:span><text:span text:style-name="T1"> </text:span><text:span text:style-name="T2">It</text:span><text:span text:style-name="T1"> </text:span><text:span text:style-name="T2">had</text:span><text:span text:style-name="T1"> </text:span><text:span text:style-name="T2">been</text:span><text:span text:style-name="T1"> </text:span><text:span text:style-name="T2">quite</text:span><text:span text:style-name="T1"> </text:span><text:span text:style-name="T2">some</text:span><text:span text:style-name="T1"> </text:span><text:span text:style-name="T2">time</text:span><text:span text:style-name="T1"> </text:span><text:span text:style-name="T2">since</text:span><text:span text:style-name="T1"> </text:span><text:span text:style-name="T2">it</text:span><text:span text:style-name="T1"> </text:span><text:span text:style-name="T2">had</text:span><text:span text:style-name="T1"> </text:span><text:span text:style-name="T2">been</text:span><text:span text:style-name="T1"> </text:span><text:span text:style-name="T2">last</text:span><text:span text:style-name="T1"> </text:span><text:span text:style-name="T2">used.</text:span></text:p>
      <text:p text:style-name="P1"><text:span text:style-name="T1">“</text:span><text:span text:style-name="T2">A</text:span><text:span text:style-name="T1"> </text:span><text:span text:style-name="T2">bunny?</text:span><text:span text:style-name="T1">” </text:span><text:span text:style-name="T2">asked</text:span><text:span text:style-name="T1"> </text:span><text:span text:style-name="T2">Parcifal</text:span><text:span text:style-name="T1"> </text:span><text:span text:style-name="T2">with</text:span><text:span text:style-name="T1"> </text:span><text:span text:style-name="T2">sudden</text:span><text:span text:style-name="T1"> </text:span><text:span text:style-name="T2">coldness</text:span><text:span text:style-name="T1"> </text:span><text:span text:style-name="T2">in</text:span><text:span text:style-name="T1"> </text:span><text:span text:style-name="T2">her</text:span><text:span text:style-name="T1"> </text:span><text:span text:style-name="T2">voice</text:span><text:span text:style-name="T1"> </text:span><text:span text:style-name="T2">as</text:span><text:span text:style-name="T1"> </text:span><text:span text:style-name="T2">she</text:span><text:span text:style-name="T1"> </text:span><text:span text:style-name="T2">lowered</text:span><text:span text:style-name="T1"> </text:span><text:span text:style-name="T2">Encelados</text:span><text:span text:style-name="T1"> </text:span><text:span text:style-name="T2">and</text:span><text:span text:style-name="T1"> </text:span><text:span text:style-name="T2">frowned,</text:span><text:span text:style-name="T1"> </text:span><text:span text:style-name="T2">pouting</text:span><text:span text:style-name="T1"> </text:span><text:span text:style-name="T2">her</text:span><text:span text:style-name="T1"> </text:span><text:span text:style-name="T2">lips.</text:span></text:p>
      <text:p text:style-name="P1"><text:span text:style-name="T1">“</text:span><text:span text:style-name="T2">A</text:span><text:span text:style-name="T1"> </text:span><text:span text:style-name="T2">rabbit,</text:span><text:span text:style-name="T1"> </text:span><text:span text:style-name="T2">a</text:span><text:span text:style-name="T1"> </text:span><text:span text:style-name="T2">hare,</text:span><text:span text:style-name="T1"> </text:span><text:span text:style-name="T2">a</text:span><text:span text:style-name="T1"> </text:span><text:span text:style-name="T2">tiny</text:span><text:span text:style-name="T1"> </text:span><text:span text:style-name="T2">white</text:span><text:span text:style-name="T1"> </text:span><text:span text:style-name="T2">fluffy</text:span><text:span text:style-name="T1"> </text:span><text:span text:style-name="T2">thing</text:span><text:span text:style-name="T1"> </text:span><text:span text:style-name="T2">that</text:span><text:span text:style-name="T1"> </text:span><text:span text:style-name="T2">hops</text:span><text:span text:style-name="T1"> </text:span><text:span text:style-name="T2">around</text:span><text:span text:style-name="T1"> </text:span><text:span text:style-name="T2">all</text:span><text:span text:style-name="T1"> </text:span><text:span text:style-name="T2">the</text:span><text:span text:style-name="T1"> </text:span><text:span text:style-name="T2">time!</text:span><text:span text:style-name="T1"> </text:span><text:span text:style-name="T2">Didn</text:span><text:span text:style-name="T1">’</text:span><text:span text:style-name="T2">t</text:span><text:span text:style-name="T1"> </text:span><text:span text:style-name="T2">you</text:span><text:span text:style-name="T1"> </text:span><text:span text:style-name="T2">see</text:span><text:span text:style-name="T1"> </text:span><text:span text:style-name="T2">it?</text:span><text:span text:style-name="T1">”</text:span></text:p>
      <text:p text:style-name="P1"><text:span text:style-name="T1">“</text:span><text:span text:style-name="T2">Are</text:span><text:span text:style-name="T1"> </text:span><text:span text:style-name="T2">you</text:span><text:span text:style-name="T1"> </text:span><text:span text:style-name="T2">feeling</text:span><text:span text:style-name="T1"> </text:span><text:span text:style-name="T2">ill?</text:span><text:span text:style-name="T1">” </text:span><text:span text:style-name="T2">she</text:span><text:span text:style-name="T1"> </text:span><text:span text:style-name="T2">asked</text:span><text:span text:style-name="T1"> </text:span><text:span text:style-name="T2">and</text:span><text:span text:style-name="T1"> </text:span><text:span text:style-name="T2">looked</text:span><text:span text:style-name="T1"> </text:span><text:span text:style-name="T2">at</text:span><text:span text:style-name="T1"> </text:span><text:span text:style-name="T2">Winceham</text:span><text:span text:style-name="T1"> </text:span><text:span text:style-name="T2">sideways.</text:span></text:p>
      <text:p text:style-name="P1"><text:span text:style-name="T1">“</text:span><text:span text:style-name="T2">Could</text:span><text:span text:style-name="T1"> </text:span><text:span text:style-name="T2">be,</text:span><text:span text:style-name="T1"> </text:span><text:span text:style-name="T2">could</text:span><text:span text:style-name="T1"> </text:span><text:span text:style-name="T2">be.</text:span><text:span text:style-name="T1"> </text:span><text:span text:style-name="T2">But</text:span><text:span text:style-name="T1"> </text:span><text:span text:style-name="T2">you</text:span><text:span text:style-name="T1">’</text:span><text:span text:style-name="T2">re</text:span><text:span text:style-name="T1"> </text:span><text:span text:style-name="T2">feeling</text:span><text:span text:style-name="T1"> </text:span><text:span text:style-name="T2">fine,</text:span><text:span text:style-name="T1"> </text:span><text:span text:style-name="T2">right?</text:span><text:span text:style-name="T1">” </text:span><text:span text:style-name="T2">he</text:span><text:span text:style-name="T1"> </text:span><text:span text:style-name="T2">asked</text:span><text:span text:style-name="T1"> </text:span><text:span text:style-name="T2">with</text:span><text:span text:style-name="T1"> </text:span><text:span text:style-name="T2">expectation,</text:span><text:span text:style-name="T1"> </text:span><text:span text:style-name="T2">twirling</text:span><text:span text:style-name="T1"> </text:span><text:span text:style-name="T2">the</text:span><text:span text:style-name="T1"> </text:span><text:span text:style-name="T2">stiletto</text:span><text:span text:style-name="T1"> </text:span><text:span text:style-name="T2">in</text:span><text:span text:style-name="T1"> </text:span><text:span text:style-name="T2">his</text:span><text:span text:style-name="T1"> </text:span><text:span text:style-name="T2">hand</text:span><text:span text:style-name="T1"> </text:span><text:span text:style-name="T2">nervously.</text:span></text:p>
      <text:p text:style-name="P1"><text:span text:style-name="T1">“</text:span><text:span text:style-name="T2">Invincible,</text:span><text:span text:style-name="T1"> </text:span><text:span text:style-name="T2">really,</text:span><text:span text:style-name="T1">” </text:span><text:span text:style-name="T2">said</text:span><text:span text:style-name="T1"> </text:span><text:span text:style-name="T2">Parcifal</text:span><text:span text:style-name="T1"> </text:span><text:span text:style-name="T2">with</text:span><text:span text:style-name="T1"> </text:span><text:span text:style-name="T2">a</text:span><text:span text:style-name="T1"> </text:span><text:span text:style-name="T2">grin.</text:span></text:p>
      <text:p text:style-name="P1"><text:soft-page-break/><text:span text:style-name="T1">“</text:span><text:span text:style-name="T2">Great,</text:span><text:span text:style-name="T1"> </text:span><text:span text:style-name="T2">that</text:span><text:span text:style-name="T1">’</text:span><text:span text:style-name="T2">s</text:span><text:span text:style-name="T1"> </text:span><text:span text:style-name="T2">great.</text:span><text:span text:style-name="T1"> </text:span><text:span text:style-name="T2">I</text:span><text:span text:style-name="T1">’</text:span><text:span text:style-name="T2">m</text:span><text:span text:style-name="T1"> </text:span><text:span text:style-name="T2">not</text:span><text:span text:style-name="T1"> </text:span><text:span text:style-name="T2">having</text:span><text:span text:style-name="T1"> </text:span><text:span text:style-name="T2">a</text:span><text:span text:style-name="T1"> </text:span><text:span text:style-name="T2">bad</text:span><text:span text:style-name="T1"> </text:span><text:span text:style-name="T2">trip,</text:span><text:span text:style-name="T1"> </text:span><text:span text:style-name="T2">it</text:span><text:span text:style-name="T1">’</text:span><text:span text:style-name="T2">s</text:span><text:span text:style-name="T1"> </text:span><text:span text:style-name="T2">just</text:span><text:span text:style-name="T1"> </text:span><text:span text:style-name="T2">that</text:span><text:span text:style-name="T1"> </text:span><text:span text:style-name="T2">something</text:span><text:span text:style-name="T1"> </text:span><text:span text:style-name="T2">actually</text:span><text:span text:style-name="T1"> </text:span><text:span text:style-name="T2">weird</text:span><text:span text:style-name="T1"> </text:span><text:span text:style-name="T2">is</text:span><text:span text:style-name="T1"> </text:span><text:span text:style-name="T2">going</text:span><text:span text:style-name="T1"> </text:span><text:span text:style-name="T2">on,</text:span><text:span text:style-name="T1">” </text:span><text:span text:style-name="T2">said</text:span><text:span text:style-name="T1"> </text:span><text:span text:style-name="T2">Winceham</text:span><text:span text:style-name="T1"> </text:span><text:span text:style-name="T2">and</text:span><text:span text:style-name="T1"> </text:span><text:span text:style-name="T2">sighed.</text:span><text:span text:style-name="T1"> </text:span><text:span text:style-name="T2">He</text:span><text:span text:style-name="T1"> </text:span><text:span text:style-name="T2">collected</text:span><text:span text:style-name="T1"> </text:span><text:span text:style-name="T2">his</text:span><text:span text:style-name="T1"> </text:span><text:span text:style-name="T2">thoughts</text:span><text:span text:style-name="T1"> </text:span><text:span text:style-name="T2">for</text:span><text:span text:style-name="T1"> </text:span><text:span text:style-name="T2">a</text:span><text:span text:style-name="T1"> </text:span><text:span text:style-name="T2">moment</text:span><text:span text:style-name="T1"> </text:span><text:span text:style-name="T2">before</text:span><text:span text:style-name="T1"> </text:span><text:span text:style-name="T2">trying</text:span><text:span text:style-name="T1"> </text:span><text:span text:style-name="T2">to</text:span><text:span text:style-name="T1"> </text:span><text:span text:style-name="T2">convince</text:span><text:span text:style-name="T1"> </text:span><text:span text:style-name="T2">Parcifal</text:span><text:span text:style-name="T1"> </text:span><text:span text:style-name="T2">that</text:span><text:span text:style-name="T1"> </text:span><text:span text:style-name="T2">a</text:span><text:span text:style-name="T1"> </text:span><text:span text:style-name="T2">strange</text:span><text:span text:style-name="T1"> </text:span><text:span text:style-name="T2">rabbit</text:span><text:span text:style-name="T1"> </text:span><text:span text:style-name="T2">with</text:span><text:span text:style-name="T1"> </text:span><text:span text:style-name="T2">flaming</text:span><text:span text:style-name="T1"> </text:span><text:span text:style-name="T2">eyes</text:span><text:span text:style-name="T1"> </text:span><text:span text:style-name="T2">was</text:span><text:span text:style-name="T1"> </text:span><text:span text:style-name="T2">in</text:span><text:span text:style-name="T1"> </text:span><text:span text:style-name="T2">the</text:span><text:span text:style-name="T1"> </text:span><text:span text:style-name="T2">vicinity.</text:span><text:span text:style-name="T1"> </text:span><text:span text:style-name="T2">He</text:span><text:span text:style-name="T1"> </text:span><text:span text:style-name="T2">felt</text:span><text:span text:style-name="T1"> </text:span><text:span text:style-name="T2">that</text:span><text:span text:style-name="T1"> </text:span><text:span text:style-name="T2">stressing</text:span><text:span text:style-name="T1"> </text:span><text:span text:style-name="T2">the</text:span><text:span text:style-name="T1"> </text:span><text:span text:style-name="T2">flaming</text:span><text:span text:style-name="T1"> </text:span><text:span text:style-name="T2">eyes</text:span><text:span text:style-name="T1"> </text:span><text:span text:style-name="T2">bit</text:span><text:span text:style-name="T1"> </text:span><text:span text:style-name="T2">was</text:span><text:span text:style-name="T1"> </text:span><text:span text:style-name="T2">essential</text:span><text:span text:style-name="T1"> </text:span><text:span text:style-name="T2">since</text:span><text:span text:style-name="T1"> </text:span><text:span text:style-name="T2">normal</text:span><text:span text:style-name="T1"> </text:span><text:span text:style-name="T2">rabbits</text:span><text:span text:style-name="T1"> </text:span><text:span text:style-name="T2">when</text:span><text:span text:style-name="T1"> </text:span><text:span text:style-name="T2">mixed</text:span><text:span text:style-name="T1"> </text:span><text:span text:style-name="T2">with</text:span><text:span text:style-name="T1"> </text:span><text:span text:style-name="T2">fire</text:span><text:span text:style-name="T1"> </text:span><text:span text:style-name="T2">can</text:span><text:span text:style-name="T1">’</text:span><text:span text:style-name="T2">t</text:span><text:span text:style-name="T1"> </text:span><text:span text:style-name="T2">hop,</text:span><text:span text:style-name="T1"> </text:span><text:span text:style-name="T2">at</text:span><text:span text:style-name="T1"> </text:span><text:span text:style-name="T2">least</text:span><text:span text:style-name="T1"> </text:span><text:span text:style-name="T2">not</text:span><text:span text:style-name="T1"> </text:span><text:span text:style-name="T2">when</text:span><text:span text:style-name="T1"> </text:span><text:span text:style-name="T2">roasting</text:span><text:span text:style-name="T1"> </text:span><text:span text:style-name="T2">on</text:span><text:span text:style-name="T1"> </text:span><text:span text:style-name="T2">a</text:span><text:span text:style-name="T1"> </text:span><text:span text:style-name="T2">spit.</text:span></text:p>
      <text:p text:style-name="P1"><text:span text:style-name="T1">“</text:span><text:span text:style-name="T2">Parcifal,</text:span><text:span text:style-name="T1"> </text:span><text:span text:style-name="T2">look.</text:span><text:span text:style-name="T1"> </text:span><text:span text:style-name="T2">It</text:span><text:span text:style-name="T1"> </text:span><text:span text:style-name="T2">might</text:span><text:span text:style-name="T1"> </text:span><text:span text:style-name="T2">seem</text:span><text:span text:style-name="T1"> </text:span><text:span text:style-name="T2">strange</text:span><text:span text:style-name="T1"> </text:span><text:span text:style-name="T2">but</text:span><text:span text:style-name="T1"> </text:span><text:span text:style-name="T2">there</text:span><text:span text:style-name="T1">’</text:span><text:span text:style-name="T2">s</text:span><text:span text:style-name="T1"> </text:span><text:span text:style-name="T2">a</text:span><text:span text:style-name="T1"> </text:span><text:span text:style-name="T2">bunny</text:span><text:span text:style-name="T1"> </text:span><text:span text:style-name="T2">with</text:span><text:span text:style-name="T1"> </text:span><text:span text:style-name="T2">its</text:span><text:span text:style-name="T1"> </text:span><text:span text:style-name="T2">eyes</text:span><text:span text:style-name="T1"> </text:span><text:span text:style-name="T2">on</text:span><text:span text:style-name="T1"> </text:span><text:span text:style-name="T2">fire</text:span><text:span text:style-name="T1"> </text:span><text:span text:style-name="T2">hopping</text:span><text:span text:style-name="T1"> </text:span><text:span text:style-name="T2">around</text:span><text:span text:style-name="T1"> </text:span><text:span text:style-name="T2">us.</text:span><text:span text:style-name="T1"> </text:span><text:span text:style-name="T2">I</text:span><text:span text:style-name="T1"> </text:span><text:span text:style-name="T2">think</text:span><text:span text:style-name="T1"> </text:span><text:span text:style-name="T2">it</text:span><text:span text:style-name="T1"> </text:span><text:span text:style-name="T2">saw</text:span><text:span text:style-name="T1"> </text:span><text:span text:style-name="T2">us.</text:span><text:span text:style-name="T1"> </text:span><text:span text:style-name="T2">We</text:span><text:span text:style-name="T1"> </text:span><text:span text:style-name="T2">must</text:span><text:span text:style-name="T1"> </text:span><text:span text:style-name="T2">be</text:span><text:span text:style-name="T1"> </text:span><text:span text:style-name="T2">very</text:span><text:span text:style-name="T1"> </text:span><text:span text:style-name="T2">careful,</text:span><text:span text:style-name="T1"> </text:span><text:span text:style-name="T2">stay</text:span><text:span text:style-name="T1"> </text:span><text:span text:style-name="T2">still</text:span><text:span text:style-name="T1"> </text:span><text:span text:style-name="T2">and</text:span><text:span text:style-name="T1"> </text:span><text:span text:style-name="T2">keep</text:span><text:span text:style-name="T1"> </text:span><text:span text:style-name="T2">our</text:span><text:span text:style-name="T1"> </text:span><text:span text:style-name="T2">voices</text:span><text:span text:style-name="T1"> </text:span><text:span text:style-name="T2">down.</text:span><text:span text:style-name="T1"> </text:span><text:span text:style-name="T2">I</text:span><text:span text:style-name="T1"> </text:span><text:span text:style-name="T2">can</text:span><text:span text:style-name="T1">’</text:span><text:span text:style-name="T2">t</text:span><text:span text:style-name="T1"> </text:span><text:span text:style-name="T2">stress</text:span><text:span text:style-name="T1"> </text:span><text:span text:style-name="T2">enough</text:span><text:span text:style-name="T1"> </text:span><text:span text:style-name="T2">that</text:span><text:span text:style-name="T1"> </text:span><text:span text:style-name="T2">it</text:span><text:span text:style-name="T1">’</text:span><text:span text:style-name="T2">s</text:span><text:span text:style-name="T1"> </text:span><text:span text:style-name="T2">eyes</text:span><text:span text:style-name="T1"> </text:span><text:span text:style-name="T2">are</text:span><text:span text:style-name="T1"> </text:span><text:span text:style-name="T2">on</text:span><text:span text:style-name="T1"> </text:span><text:span text:style-name="T2">fire</text:span><text:span text:style-name="T1"> </text:span><text:span text:style-name="T2">and</text:span><text:span text:style-name="T1"> </text:span><text:span text:style-name="T2">it</text:span><text:span text:style-name="T1">’</text:span><text:span text:style-name="T2">s</text:span><text:span text:style-name="T1"> </text:span><text:span text:style-name="T2">not</text:span><text:span text:style-name="T1"> </text:span><text:span text:style-name="T2">dead</text:span><text:span text:style-name="T1"> </text:span><text:span text:style-name="T2">yet,</text:span><text:span text:style-name="T1">” </text:span><text:span text:style-name="T2">said</text:span><text:span text:style-name="T1"> </text:span><text:span text:style-name="T2">Winceham</text:span><text:span text:style-name="T1"> </text:span><text:span text:style-name="T2">as</text:span><text:span text:style-name="T1"> </text:span><text:span text:style-name="T2">he</text:span><text:span text:style-name="T1"> </text:span><text:span text:style-name="T2">scanned</text:span><text:span text:style-name="T1"> </text:span><text:span text:style-name="T2">the</text:span><text:span text:style-name="T1"> </text:span><text:span text:style-name="T2">area</text:span><text:span text:style-name="T1"> </text:span><text:span text:style-name="T2">around</text:span><text:span text:style-name="T1"> </text:span><text:span text:style-name="T2">them</text:span><text:span text:style-name="T1"> </text:span><text:span text:style-name="T2">inch</text:span><text:span text:style-name="T1"> </text:span><text:span text:style-name="T2">by</text:span><text:span text:style-name="T1"> </text:span><text:span text:style-name="T2">inch,</text:span><text:span text:style-name="T1"> </text:span><text:span text:style-name="T2">expecting</text:span><text:span text:style-name="T1"> </text:span><text:span text:style-name="T2">to</text:span><text:span text:style-name="T1"> </text:span><text:span text:style-name="T2">catch</text:span><text:span text:style-name="T1"> </text:span><text:span text:style-name="T2">a</text:span><text:span text:style-name="T1"> </text:span><text:span text:style-name="T2">glimpse</text:span><text:span text:style-name="T1"> </text:span><text:span text:style-name="T2">of</text:span><text:span text:style-name="T1"> </text:span><text:span text:style-name="T2">the</text:span><text:span text:style-name="T1"> </text:span><text:span text:style-name="T2">strange</text:span><text:span text:style-name="T1"> </text:span><text:span text:style-name="T2">rabbit.</text:span><text:span text:style-name="T1"> </text:span><text:span text:style-name="T2">Parcifal</text:span><text:span text:style-name="T1"> </text:span><text:span text:style-name="T2">eyed</text:span><text:span text:style-name="T1"> </text:span><text:span text:style-name="T2">the</text:span><text:span text:style-name="T1"> </text:span><text:span text:style-name="T2">man</text:span><text:span text:style-name="T1"> </text:span><text:span text:style-name="T2">with</text:span><text:span text:style-name="T1"> </text:span><text:span text:style-name="T2">a</text:span><text:span text:style-name="T1"> </text:span><text:span text:style-name="T2">sudden</text:span><text:span text:style-name="T1"> </text:span><text:span text:style-name="T2">sorrow</text:span><text:span text:style-name="T1"> </text:span><text:span text:style-name="T2">and</text:span><text:span text:style-name="T1"> </text:span><text:span text:style-name="T2">shook</text:span><text:span text:style-name="T1"> </text:span><text:span text:style-name="T2">her</text:span><text:span text:style-name="T1"> </text:span><text:span text:style-name="T2">head,</text:span><text:span text:style-name="T1"> </text:span><text:span text:style-name="T2">feeling</text:span><text:span text:style-name="T1"> </text:span><text:span text:style-name="T2">sorry</text:span><text:span text:style-name="T1"> </text:span><text:span text:style-name="T2">for</text:span><text:span text:style-name="T1"> </text:span><text:span text:style-name="T2">him.</text:span></text:p>
      <text:p text:style-name="P1"><text:span text:style-name="T1">“</text:span><text:span text:style-name="T2">Poor</text:span><text:span text:style-name="T1"> </text:span><text:span text:style-name="T2">Mr.</text:span><text:span text:style-name="T1"> </text:span><text:span text:style-name="T2">Abbermouth,</text:span><text:span text:style-name="T1"> </text:span><text:span text:style-name="T2">I</text:span><text:span text:style-name="T1"> </text:span><text:span text:style-name="T2">hadn</text:span><text:span text:style-name="T1">’</text:span><text:span text:style-name="T2">t</text:span><text:span text:style-name="T1"> </text:span><text:span text:style-name="T2">realised</text:span><text:span text:style-name="T1"> </text:span><text:span text:style-name="T2">you</text:span><text:span text:style-name="T1">’</text:span><text:span text:style-name="T2">ve</text:span><text:span text:style-name="T1"> </text:span><text:span text:style-name="T2">turned</text:span><text:span text:style-name="T1"> </text:span><text:span text:style-name="T2">senile</text:span><text:span text:style-name="T1"> </text:span><text:span text:style-name="T2">until</text:span><text:span text:style-name="T1"> </text:span><text:span text:style-name="T2">now,</text:span><text:span text:style-name="T1">” </text:span><text:span text:style-name="T2">she</text:span><text:span text:style-name="T1"> </text:span><text:span text:style-name="T2">said</text:span><text:span text:style-name="T1"> </text:span><text:span text:style-name="T2">regretfully,</text:span><text:span text:style-name="T1"> </text:span><text:span text:style-name="T2">her</text:span><text:span text:style-name="T1"> </text:span><text:span text:style-name="T2">voice</text:span><text:span text:style-name="T1"> </text:span><text:span text:style-name="T2">genuinely</text:span><text:span text:style-name="T1"> </text:span><text:span text:style-name="T2">sad.</text:span></text:p>
      <text:p text:style-name="P1"><text:span text:style-name="T1">“</text:span><text:span text:style-name="T2">I</text:span><text:span text:style-name="T1">’</text:span><text:span text:style-name="T2">m</text:span><text:span text:style-name="T1"> </text:span><text:span text:style-name="T2">not</text:span><text:span text:style-name="T1"> </text:span><text:span text:style-name="T2">senile!</text:span><text:span text:style-name="T1"> </text:span><text:span text:style-name="T2">And</text:span><text:span text:style-name="T1"> </text:span><text:span text:style-name="T2">I</text:span><text:span text:style-name="T1">’</text:span><text:span text:style-name="T2">m</text:span><text:span text:style-name="T1"> </text:span><text:span text:style-name="T2">not</text:span><text:span text:style-name="T1"> </text:span><text:span text:style-name="T2">that</text:span><text:span text:style-name="T1"> </text:span><text:span text:style-name="T2">old!</text:span><text:span text:style-name="T1"> </text:span><text:span text:style-name="T2">Is</text:span><text:span text:style-name="T1"> </text:span><text:span text:style-name="T2">it</text:span><text:span text:style-name="T1"> </text:span><text:span text:style-name="T2">that</text:span><text:span text:style-name="T1"> </text:span><text:span text:style-name="T2">hard</text:span><text:span text:style-name="T1"> </text:span><text:span text:style-name="T2">to</text:span><text:span text:style-name="T1"> </text:span><text:span text:style-name="T2">believe</text:span><text:span text:style-name="T1"> </text:span><text:span text:style-name="T2">I</text:span><text:span text:style-name="T1"> </text:span><text:span text:style-name="T2">saw</text:span><text:span text:style-name="T1"> </text:span><text:span text:style-name="T2">a</text:span><text:span text:style-name="T1"> </text:span><text:span text:style-name="T2">bunny</text:span><text:span text:style-name="T1"> </text:span><text:span text:style-name="T2">with</text:span><text:span text:style-name="T1"> </text:span><text:span text:style-name="T2">flaming</text:span><text:span text:style-name="T1"> </text:span><text:span text:style-name="T2">eyes?</text:span><text:span text:style-name="T1">”</text:span></text:p>
      <text:p text:style-name="P2">Then<text:span text:style-name="T3"> </text:span>as<text:span text:style-name="T3"> </text:span>if<text:span text:style-name="T3"> </text:span>out<text:span text:style-name="T3"> </text:span>of<text:span text:style-name="T3"> </text:span>nowhere<text:span text:style-name="T3"> </text:span>a<text:span text:style-name="T3"> </text:span>robed,<text:span text:style-name="T3"> </text:span>hooded<text:span text:style-name="T3"> </text:span>and<text:span text:style-name="T3"> </text:span>masked<text:span text:style-name="T3"> </text:span>man<text:span text:style-name="T3"> </text:span>sprang<text:span text:style-name="T3"> </text:span>from<text:span text:style-name="T3"> </text:span>a<text:span text:style-name="T3"> </text:span>nearby<text:span text:style-name="T3"> </text:span>bush<text:span text:style-name="T3"> </text:span>behind<text:span text:style-name="T3"> </text:span>Parcifal<text:span text:style-name="T3"> </text:span>and<text:span text:style-name="T3"> </text:span>leaned<text:span text:style-name="T3"> </text:span>respectfully<text:span text:style-name="T3"> </text:span>towards<text:span text:style-name="T3"> </text:span>her<text:span text:style-name="T3"> </text:span>ear.<text:span text:style-name="T3"> </text:span>The<text:span text:style-name="T3"> </text:span>man<text:span text:style-name="T3"> </text:span>waved<text:span text:style-name="T3"> </text:span>his<text:span text:style-name="T3"> </text:span>hands<text:span text:style-name="T3"> </text:span>and<text:span text:style-name="T3"> </text:span>fingers<text:span text:style-name="T3"> </text:span>in<text:span text:style-name="T3"> </text:span>an<text:span text:style-name="T3"> </text:span>elaborate<text:span text:style-name="T3"> </text:span>gesture<text:span text:style-name="T3"> </text:span>and<text:span text:style-name="T3"> </text:span>whispered<text:span text:style-name="T3"> </text:span>to<text:span text:style-name="T3"> </text:span>her<text:span text:style-name="T3"> </text:span>in<text:span text:style-name="T3"> </text:span>a<text:span text:style-name="T3"> </text:span>thin,<text:span text:style-name="T3"> </text:span>gentle<text:span text:style-name="T3"> </text:span>voice:</text:p>
      <text:p text:style-name="P1"><text:span text:style-name="T1">“</text:span><text:span text:style-name="T2">There</text:span><text:span text:style-name="T1"> </text:span><text:span text:style-name="T2">is</text:span><text:span text:style-name="T1"> </text:span><text:span text:style-name="T2">no</text:span><text:span text:style-name="T1"> </text:span><text:span text:style-name="T2">bunny.</text:span><text:span text:style-name="T1">”</text:span></text:p>
      <text:p text:style-name="P2">Winceham<text:span text:style-name="T3"> </text:span>was<text:span text:style-name="T3"> </text:span>stunned<text:span text:style-name="T3"> </text:span>into<text:span text:style-name="T3"> </text:span>silence.<text:span text:style-name="T3"> </text:span>He<text:span text:style-name="T3"> </text:span>was<text:span text:style-name="T3"> </text:span>thinking<text:span text:style-name="T3"> </text:span>that<text:span text:style-name="T3"> </text:span>perhaps<text:span text:style-name="T3"> </text:span>he<text:span text:style-name="T3"> </text:span>should<text:span text:style-name="T3"> </text:span>point<text:span text:style-name="T3"> </text:span>out<text:span text:style-name="T3"> </text:span>that<text:span text:style-name="T3"> </text:span>there<text:span text:style-name="T3"> </text:span>was<text:span text:style-name="T3"> </text:span>a<text:span text:style-name="T3"> </text:span>strange<text:span text:style-name="T3"> </text:span>man<text:span text:style-name="T3"> </text:span>right<text:span text:style-name="T3"> </text:span>behind<text:span text:style-name="T3"> </text:span>Parcifal<text:span text:style-name="T3"> </text:span>whispering<text:span text:style-name="T3"> </text:span>to<text:span text:style-name="T3"> </text:span>her<text:span text:style-name="T3"> </text:span>ear,<text:span text:style-name="T3"> </text:span>but<text:span text:style-name="T3"> </text:span>decided<text:span text:style-name="T3"> </text:span>to<text:span text:style-name="T3"> </text:span>wait<text:span text:style-name="T3"> </text:span>until<text:span text:style-name="T3"> </text:span>she<text:span text:style-name="T3"> </text:span>acknowledged<text:span text:style-name="T3"> </text:span>that<text:span text:style-name="T3"> </text:span>herself,<text:span text:style-name="T3"> </text:span>just<text:span text:style-name="T3"> </text:span>to<text:span text:style-name="T3"> </text:span>make<text:span text:style-name="T3"> </text:span>sure<text:span text:style-name="T3"> </text:span>he<text:span text:style-name="T3"> </text:span>wasn<text:span text:style-name="T3">’</text:span>t<text:span text:style-name="T3"> </text:span>imagining<text:span text:style-name="T3"> </text:span>things.</text:p>
      <text:p text:style-name="P1"><text:span text:style-name="T1">“</text:span><text:span text:style-name="T2">Who</text:span><text:span text:style-name="T1"> </text:span><text:span text:style-name="T2">are</text:span><text:span text:style-name="T1"> </text:span><text:span text:style-name="T2">you?</text:span><text:span text:style-name="T1">” </text:span><text:span text:style-name="T2">asked</text:span><text:span text:style-name="T1"> </text:span><text:span text:style-name="T2">Parcifal</text:span><text:span text:style-name="T1"> </text:span><text:span text:style-name="T2">as</text:span><text:span text:style-name="T1"> </text:span><text:span text:style-name="T2">she</text:span><text:span text:style-name="T1"> </text:span><text:span text:style-name="T2">turned</text:span><text:span text:style-name="T1"> </text:span><text:span text:style-name="T2">around</text:span><text:span text:style-name="T1"> </text:span><text:span text:style-name="T2">to</text:span><text:span text:style-name="T1"> </text:span><text:span text:style-name="T2">face</text:span><text:span text:style-name="T1"> </text:span><text:span text:style-name="T2">the</text:span><text:span text:style-name="T1"> </text:span><text:span text:style-name="T2">stranger</text:span><text:span text:style-name="T1"> </text:span><text:span text:style-name="T2">with</text:span><text:span text:style-name="T1"> </text:span><text:span text:style-name="T2">Encelados</text:span><text:span text:style-name="T1"> </text:span><text:span text:style-name="T2">readied</text:span><text:span text:style-name="T1"> </text:span><text:span text:style-name="T2">in</text:span><text:span text:style-name="T1"> </text:span><text:span text:style-name="T2">her</text:span><text:span text:style-name="T1"> </text:span><text:span text:style-name="T2">hand.</text:span><text:span text:style-name="T1"> </text:span><text:span text:style-name="T2">She</text:span><text:span text:style-name="T1"> </text:span><text:span text:style-name="T2">appeared</text:span><text:span text:style-name="T1"> </text:span><text:span text:style-name="T2">calm,</text:span><text:span text:style-name="T1"> </text:span><text:span text:style-name="T2">yet</text:span><text:span text:style-name="T1"> </text:span><text:span text:style-name="T2">mindful</text:span><text:span text:style-name="T1"> </text:span><text:span text:style-name="T2">of</text:span><text:span text:style-name="T1"> </text:span><text:span text:style-name="T2">the</text:span><text:span text:style-name="T1"> </text:span><text:span text:style-name="T2">stranger</text:span><text:span text:style-name="T1"> </text:span><text:span text:style-name="T2">who</text:span><text:span text:style-name="T1"> </text:span><text:span text:style-name="T2">seemed</text:span><text:span text:style-name="T1"> </text:span><text:span text:style-name="T2">to</text:span><text:span text:style-name="T1"> </text:span><text:span text:style-name="T2">be</text:span><text:span text:style-name="T1"> </text:span><text:span text:style-name="T2">unarmed.</text:span></text:p>
      <text:p text:style-name="P2">No<text:span text:style-name="T3"> </text:span>answer<text:span text:style-name="T3"> </text:span>came.<text:span text:style-name="T3"> </text:span>Instead<text:span text:style-name="T3"> </text:span>the<text:span text:style-name="T3"> </text:span>man<text:span text:style-name="T3"> </text:span>simply<text:span text:style-name="T3"> </text:span>stood<text:span text:style-name="T3"> </text:span>there,<text:span text:style-name="T3"> </text:span>frozen<text:span text:style-name="T3"> </text:span>like<text:span text:style-name="T3"> </text:span>a<text:span text:style-name="T3"> </text:span>statue,<text:span text:style-name="T3"> </text:span>his<text:span text:style-name="T3"> </text:span>hands<text:span text:style-name="T3"> </text:span>clasped<text:span text:style-name="T3"> </text:span>together<text:span text:style-name="T3"> </text:span>as<text:span text:style-name="T3"> </text:span>if<text:span text:style-name="T3"> </text:span>in<text:span text:style-name="T3"> </text:span>prayer.<text:span text:style-name="T3"> </text:span>His<text:span text:style-name="T3"> </text:span>eyes<text:span text:style-name="T3"> </text:span>remained<text:span text:style-name="T3"> </text:span>closed<text:span text:style-name="T3"> </text:span>and<text:span text:style-name="T3"> </text:span>he<text:span text:style-name="T3"> </text:span>hardly<text:span text:style-name="T3"> </text:span>seemed<text:span text:style-name="T3"> </text:span>to<text:span text:style-name="T3"> </text:span>breathe.</text:p>
      <text:p text:style-name="P1"><text:span text:style-name="T1">“</text:span><text:span text:style-name="T2">Will</text:span><text:span text:style-name="T1"> </text:span><text:span text:style-name="T2">you</text:span><text:span text:style-name="T1"> </text:span><text:span text:style-name="T2">not</text:span><text:span text:style-name="T1"> </text:span><text:span text:style-name="T2">answer</text:span><text:span text:style-name="T1"> </text:span><text:span text:style-name="T2">me,</text:span><text:span text:style-name="T1"> </text:span><text:span text:style-name="T2">stranger?</text:span><text:span text:style-name="T1">” </text:span><text:span text:style-name="T2">Parcifal</text:span><text:span text:style-name="T1"> </text:span><text:span text:style-name="T2">demanded</text:span><text:span text:style-name="T1"> </text:span><text:span text:style-name="T2">of</text:span><text:span text:style-name="T1"> </text:span><text:span text:style-name="T2">him.</text:span></text:p>
      <text:p text:style-name="P1"><text:span text:style-name="T1">“</text:span><text:span text:style-name="T2">Maybe</text:span><text:span text:style-name="T1"> </text:span><text:span text:style-name="T2">he</text:span><text:span text:style-name="T1">’</text:span><text:span text:style-name="T2">s</text:span><text:span text:style-name="T1"> </text:span><text:span text:style-name="T2">right,</text:span><text:span text:style-name="T1"> </text:span><text:span text:style-name="T2">maybe</text:span><text:span text:style-name="T1"> </text:span><text:span text:style-name="T2">there</text:span><text:span text:style-name="T1"> </text:span><text:span text:style-name="T2">is</text:span><text:span text:style-name="T1"> </text:span><text:span text:style-name="T2">no</text:span><text:span text:style-name="T1"> </text:span><text:span text:style-name="T2">bunny,</text:span><text:span text:style-name="T1">” </text:span><text:span text:style-name="T2">muttered</text:span><text:span text:style-name="T1"> </text:span><text:span text:style-name="T2">Winceham</text:span><text:span text:style-name="T1"> </text:span><text:span text:style-name="T2">when</text:span><text:span text:style-name="T1"> </text:span><text:span text:style-name="T2">he</text:span><text:span text:style-name="T1"> </text:span><text:span text:style-name="T2">suddenly</text:span><text:span text:style-name="T1"> </text:span><text:span text:style-name="T2">saw</text:span><text:span text:style-name="T1"> </text:span><text:span text:style-name="T2">the</text:span><text:span text:style-name="T1"> </text:span><text:span text:style-name="T2">same</text:span><text:span text:style-name="T1"> </text:span><text:span text:style-name="T2">white</text:span><text:span text:style-name="T1"> </text:span><text:span text:style-name="T2">bunny</text:span><text:span text:style-name="T1"> </text:span><text:span text:style-name="T2">as</text:span><text:span text:style-name="T1"> </text:span><text:span text:style-name="T2">before</text:span><text:span text:style-name="T1"> </text:span><text:span text:style-name="T2">break</text:span><text:span text:style-name="T1"> </text:span><text:span text:style-name="T2">through</text:span><text:span text:style-name="T1"> </text:span><text:span text:style-name="T2">the</text:span><text:span text:style-name="T1"> </text:span><text:span text:style-name="T2">ground</text:span><text:span text:style-name="T1"> </text:span><text:span text:style-name="T2">from</text:span><text:span text:style-name="T1"> </text:span><text:span text:style-name="T2">behind</text:span><text:span text:style-name="T1"> </text:span><text:span text:style-name="T2">Parcifal.</text:span><text:span text:style-name="T1"> </text:span><text:span text:style-name="T2">It</text:span><text:span text:style-name="T1"> </text:span><text:span text:style-name="T2">stood</text:span><text:span text:style-name="T1"> </text:span><text:span text:style-name="T2">there</text:span><text:span text:style-name="T1"> </text:span><text:span text:style-name="T2">with</text:span><text:span text:style-name="T1"> </text:span><text:span text:style-name="T2">it</text:span><text:span text:style-name="T1">’</text:span><text:span text:style-name="T2">s</text:span><text:span text:style-name="T1"> </text:span><text:span text:style-name="T2">eyes</text:span><text:span text:style-name="T1"> </text:span><text:span text:style-name="T2">locked</text:span><text:span text:style-name="T1"> </text:span><text:span text:style-name="T2">directly</text:span><text:span text:style-name="T1"> </text:span><text:span text:style-name="T2">onto</text:span><text:span text:style-name="T1"> </text:span><text:span text:style-name="T2">Winceham</text:span><text:span text:style-name="T1">’</text:span><text:span text:style-name="T2">s</text:span><text:span text:style-name="T1"> </text:span><text:span text:style-name="T2">gaze.</text:span><text:span text:style-name="T1"> </text:span><text:span text:style-name="T2">Its</text:span><text:span text:style-name="T1"> </text:span><text:span text:style-name="T2">nose</text:span><text:span text:style-name="T1"> </text:span><text:span text:style-name="T2">twitched</text:span><text:span text:style-name="T1"> </text:span><text:span text:style-name="T2">and</text:span><text:span text:style-name="T1"> </text:span><text:span text:style-name="T2">Winceham</text:span><text:span text:style-name="T1"> </text:span><text:span text:style-name="T2">saw</text:span><text:span text:style-name="T1"> </text:span><text:span text:style-name="T2">the</text:span><text:span text:style-name="T1"> </text:span><text:span text:style-name="T2">flames</text:span><text:span text:style-name="T1"> </text:span><text:span text:style-name="T2">flash</text:span><text:span text:style-name="T1"> </text:span><text:span text:style-name="T2">wildly</text:span><text:span text:style-name="T1"> </text:span><text:span text:style-name="T2">for</text:span><text:span text:style-name="T1"> </text:span><text:span text:style-name="T2">a</text:span><text:span text:style-name="T1"> </text:span><text:span text:style-name="T2">moment,</text:span><text:span text:style-name="T1"> </text:span><text:span text:style-name="T2">right</text:span><text:span text:style-name="T1"> </text:span><text:span text:style-name="T2">before</text:span><text:span text:style-name="T1"> </text:span><text:span text:style-name="T2">an</text:span><text:span text:style-name="T1"> </text:span><text:span text:style-name="T2">intense</text:span><text:span text:style-name="T1"> </text:span><text:span text:style-name="T2">feeling</text:span><text:span text:style-name="T1"> </text:span><text:span text:style-name="T2">of</text:span><text:span text:style-name="T1"> </text:span><text:span text:style-name="T2">chillness</text:span><text:span text:style-name="T1"> </text:span><text:span text:style-name="T2">crept</text:span><text:span text:style-name="T1"> </text:span><text:span text:style-name="T2">up</text:span><text:span text:style-name="T1"> </text:span><text:span text:style-name="T2">his</text:span><text:span text:style-name="T1"> </text:span><text:span text:style-name="T2">spine</text:span><text:span text:style-name="T1"> </text:span><text:span text:style-name="T2">and</text:span><text:span text:style-name="T1"> </text:span><text:span text:style-name="T2">made</text:span><text:span text:style-name="T1"> </text:span><text:span text:style-name="T2">the</text:span><text:span text:style-name="T1"> </text:span><text:span text:style-name="T2">hairs</text:span><text:span text:style-name="T1"> </text:span><text:span text:style-name="T2">on</text:span><text:span text:style-name="T1"> </text:span><text:span text:style-name="T2">his</text:span><text:span text:style-name="T1"> </text:span><text:span text:style-name="T2">head</text:span><text:span text:style-name="T1"> </text:span><text:span text:style-name="T2">stand.</text:span><text:span text:style-name="T1"> </text:span><text:span text:style-name="T2">Then</text:span><text:span text:style-name="T1"> </text:span><text:span text:style-name="T2">he</text:span><text:span text:style-name="T1"> </text:span><text:span text:style-name="T2">saw</text:span><text:span text:style-name="T1"> </text:span><text:span text:style-name="T2">the</text:span><text:span text:style-name="T1"> </text:span><text:span text:style-name="T2">rabbit</text:span><text:span text:style-name="T1"> </text:span><text:span text:style-name="T2">grin</text:span><text:span text:style-name="T1"> </text:span><text:span text:style-name="T2">at</text:span><text:span text:style-name="T1"> </text:span><text:span text:style-name="T2">him</text:span><text:span text:style-name="T1"> </text:span><text:span text:style-name="T2">mischievously,</text:span><text:span text:style-name="T1"> </text:span><text:span text:style-name="T2">dig</text:span><text:span text:style-name="T1"> </text:span><text:span text:style-name="T2">back</text:span><text:span text:style-name="T1"> </text:span><text:span text:style-name="T2">in</text:span><text:span text:style-name="T1"> </text:span><text:span text:style-name="T2">and</text:span><text:span text:style-name="T1"> </text:span><text:span text:style-name="T2">disappear</text:span><text:span text:style-name="T1"> </text:span><text:span text:style-name="T2">from</text:span><text:span text:style-name="T1"> </text:span><text:span text:style-name="T2">sight.</text:span></text:p>
      <text:p text:style-name="P2">Winceham<text:span text:style-name="T3"> </text:span>was<text:span text:style-name="T3"> </text:span>pointing<text:span text:style-name="T3"> </text:span>to<text:span text:style-name="T3"> </text:span>the<text:span text:style-name="T3"> </text:span>ground<text:span text:style-name="T3"> </text:span>in<text:span text:style-name="T3"> </text:span>stunned<text:span text:style-name="T3"> </text:span>silence,<text:span text:style-name="T3"> </text:span>with<text:span text:style-name="T3"> </text:span>eyes<text:span text:style-name="T3"> </text:span>wide<text:span text:style-name="T3"> </text:span>open<text:span text:style-name="T3"> </text:span>and<text:span text:style-name="T3"> </text:span>his<text:span text:style-name="T3"> </text:span>arm<text:span text:style-name="T3"> </text:span>trembling<text:span text:style-name="T3"> </text:span>when<text:span text:style-name="T3"> </text:span>Parcifal<text:span text:style-name="T3"> </text:span>said<text:span text:style-name="T3"> </text:span>to<text:span text:style-name="T3"> </text:span>the<text:span text:style-name="T3"> </text:span>silent<text:span text:style-name="T3"> </text:span>stranger:</text:p>
      <text:p text:style-name="P1"><text:soft-page-break/><text:span text:style-name="T1">“</text:span><text:span text:style-name="T2">I</text:span><text:span text:style-name="T1"> </text:span><text:span text:style-name="T2">am</text:span><text:span text:style-name="T1"> </text:span><text:span text:style-name="T2">Parcifal</text:span><text:span text:style-name="T1"> </text:span><text:span text:style-name="T2">Teletha,</text:span><text:span text:style-name="T1"> </text:span><text:span text:style-name="T2">scion</text:span><text:span text:style-name="T1"> </text:span><text:span text:style-name="T2">of</text:span><text:span text:style-name="T1"> </text:span><text:span text:style-name="T2">Phedra</text:span><text:span text:style-name="T1"> </text:span><text:span text:style-name="T2">Teletha</text:span><text:span text:style-name="T1"> </text:span><text:span text:style-name="T2">and</text:span><text:span text:style-name="T1"> </text:span><text:span text:style-name="T2">Helios</text:span><text:span text:style-name="T1"> </text:span><text:span text:style-name="T2">of</text:span><text:span text:style-name="T1"> </text:span><text:span text:style-name="T2">the</text:span><text:span text:style-name="T1"> </text:span><text:span text:style-name="T2">Teletha</text:span><text:span text:style-name="T1"> </text:span><text:span text:style-name="T2">family</text:span><text:span text:style-name="T1"> </text:span><text:span text:style-name="T2">of</text:span><text:span text:style-name="T1"> </text:span><text:span text:style-name="T2">Nomos,</text:span><text:span text:style-name="T1"> </text:span><text:span text:style-name="T2">princess</text:span><text:span text:style-name="T1"> </text:span><text:span text:style-name="T2">successor</text:span><text:span text:style-name="T1"> </text:span><text:span text:style-name="T2">and</text:span><text:span text:style-name="T1"> </text:span><text:span text:style-name="T2">adjutant</text:span><text:span text:style-name="T1"> </text:span><text:span text:style-name="T2">to</text:span><text:span text:style-name="T1"> </text:span><text:span text:style-name="T2">the</text:span><text:span text:style-name="T1"> </text:span><text:span text:style-name="T2">Throne,</text:span><text:span text:style-name="T1"> </text:span><text:span text:style-name="T2">in</text:span><text:span text:style-name="T1"> </text:span><text:span text:style-name="T2">exile.</text:span><text:span text:style-name="T1"> </text:span><text:span text:style-name="T2">Now</text:span><text:span text:style-name="T1"> </text:span><text:span text:style-name="T2">that</text:span><text:span text:style-name="T1"> </text:span><text:span text:style-name="T2">my</text:span><text:span text:style-name="T1"> </text:span><text:span text:style-name="T2">lineage</text:span><text:span text:style-name="T1"> </text:span><text:span text:style-name="T2">is</text:span><text:span text:style-name="T1"> </text:span><text:span text:style-name="T2">made</text:span><text:span text:style-name="T1"> </text:span><text:span text:style-name="T2">known,</text:span><text:span text:style-name="T1"> </text:span><text:span text:style-name="T2">speak</text:span><text:span text:style-name="T1"> </text:span><text:span text:style-name="T2">of</text:span><text:span text:style-name="T1"> </text:span><text:span text:style-name="T2">yours</text:span><text:span text:style-name="T1"> </text:span><text:span text:style-name="T2">or</text:span><text:span text:style-name="T1"> </text:span><text:span text:style-name="T2">insult</text:span><text:span text:style-name="T1"> </text:span><text:span text:style-name="T2">and</text:span><text:span text:style-name="T1"> </text:span><text:span text:style-name="T2">anger</text:span><text:span text:style-name="T1"> </text:span><text:span text:style-name="T2">me</text:span><text:span text:style-name="T1"> </text:span><text:span text:style-name="T2">at</text:span><text:span text:style-name="T1"> </text:span><text:span text:style-name="T2">your</text:span><text:span text:style-name="T1"> </text:span><text:span text:style-name="T2">peril.</text:span><text:span text:style-name="T1">”</text:span></text:p>
      <text:p text:style-name="P2">Her<text:span text:style-name="T3"> </text:span>tone<text:span text:style-name="T3"> </text:span>was<text:span text:style-name="T3"> </text:span>noble<text:span text:style-name="T3"> </text:span>yet<text:span text:style-name="T3"> </text:span>carried<text:span text:style-name="T3"> </text:span>determined<text:span text:style-name="T3"> </text:span>menace.<text:span text:style-name="T3"> </text:span>It<text:span text:style-name="T3"> </text:span>was<text:span text:style-name="T3"> </text:span>easy<text:span text:style-name="T3"> </text:span>for<text:span text:style-name="T3"> </text:span>someone<text:span text:style-name="T3"> </text:span>to<text:span text:style-name="T3"> </text:span>see<text:span text:style-name="T3"> </text:span>she<text:span text:style-name="T3"> </text:span>meant<text:span text:style-name="T3"> </text:span>every<text:span text:style-name="T3"> </text:span>word<text:span text:style-name="T3"> </text:span>by<text:span text:style-name="T3"> </text:span>her<text:span text:style-name="T3"> </text:span>thunderous<text:span text:style-name="T3"> </text:span>stare.<text:span text:style-name="T3"> </text:span>The<text:span text:style-name="T3"> </text:span>man<text:span text:style-name="T3"> </text:span>opened<text:span text:style-name="T3"> </text:span>his<text:span text:style-name="T3"> </text:span>right<text:span text:style-name="T3"> </text:span>eye,<text:span text:style-name="T3"> </text:span>peeked<text:span text:style-name="T3"> </text:span>at<text:span text:style-name="T3"> </text:span>her<text:span text:style-name="T3"> </text:span>momentarily,<text:span text:style-name="T3"> </text:span>and<text:span text:style-name="T3"> </text:span>then<text:span text:style-name="T3"> </text:span>closed<text:span text:style-name="T3"> </text:span>it<text:span text:style-name="T3"> </text:span>and<text:span text:style-name="T3"> </text:span>simply<text:span text:style-name="T3"> </text:span>stood<text:span text:style-name="T3"> </text:span>there<text:span text:style-name="T3"> </text:span>just<text:span text:style-name="T3"> </text:span>like<text:span text:style-name="T3"> </text:span>before,<text:span text:style-name="T3"> </text:span>as<text:span text:style-name="T3"> </text:span>if<text:span text:style-name="T3"> </text:span>choosing<text:span text:style-name="T3"> </text:span>to<text:span text:style-name="T3"> </text:span>ignore<text:span text:style-name="T3"> </text:span>her.</text:p>
      <text:p text:style-name="P1"><text:span text:style-name="T1">“</text:span><text:span text:style-name="T2">The</text:span><text:span text:style-name="T1"> </text:span><text:span text:style-name="T2">bunny.</text:span><text:span text:style-name="T1"> </text:span><text:span text:style-name="T2">It</text:span><text:span text:style-name="T1"> </text:span><text:span text:style-name="T2">was</text:span><text:span text:style-name="T1"> </text:span><text:span text:style-name="T2">right</text:span><text:span text:style-name="T1"> </text:span><text:span text:style-name="T2">behind</text:span><text:span text:style-name="T1"> </text:span><text:span text:style-name="T2">you</text:span><text:span text:style-name="T1"> </text:span><text:span text:style-name="T2">Parcifal,</text:span><text:span text:style-name="T1"> </text:span><text:span text:style-name="T2">I</text:span><text:span text:style-name="T1"> </text:span><text:span text:style-name="T2">swear.</text:span><text:span text:style-name="T1">” </text:span><text:span text:style-name="T2">said</text:span><text:span text:style-name="T1"> </text:span><text:span text:style-name="T2">Winceham.</text:span></text:p>
      <text:p text:style-name="P2">Parcifal<text:span text:style-name="T3"> </text:span>turned<text:span text:style-name="T3"> </text:span>and<text:span text:style-name="T3"> </text:span>shot<text:span text:style-name="T3"> </text:span>Winceham<text:span text:style-name="T3"> </text:span>an<text:span text:style-name="T3"> </text:span>angry<text:span text:style-name="T3"> </text:span>look.<text:span text:style-name="T3"> </text:span>She<text:span text:style-name="T3"> </text:span>added<text:span text:style-name="T3"> </text:span>with<text:span text:style-name="T3"> </text:span>exasperation:</text:p>
      <text:p text:style-name="P1"><text:span text:style-name="T1">“</text:span><text:span text:style-name="T2">I</text:span><text:span text:style-name="T1"> </text:span><text:span text:style-name="T2">don</text:span><text:span text:style-name="T1">’</text:span><text:span text:style-name="T2">t</text:span><text:span text:style-name="T1"> </text:span><text:span text:style-name="T2">care</text:span><text:span text:style-name="T1"> </text:span><text:span text:style-name="T2">about</text:span><text:span text:style-name="T1"> </text:span><text:span text:style-name="T2">your</text:span><text:span text:style-name="T1"> </text:span><text:span text:style-name="T2">delusions!</text:span><text:span text:style-name="T1"> </text:span><text:span text:style-name="T2">What</text:span><text:span text:style-name="T1"> </text:span><text:span text:style-name="T2">manner</text:span><text:span text:style-name="T1"> </text:span><text:span text:style-name="T2">of</text:span><text:span text:style-name="T1"> </text:span><text:span text:style-name="T2">person</text:span><text:span text:style-name="T1"> </text:span><text:span text:style-name="T2">is</text:span><text:span text:style-name="T1"> </text:span><text:span text:style-name="T2">this</text:span><text:span text:style-name="T1"> </text:span><text:span text:style-name="T2">man</text:span><text:span text:style-name="T1"> </text:span><text:span text:style-name="T2">who</text:span><text:span text:style-name="T1"> </text:span><text:span text:style-name="T2">refuses</text:span><text:span text:style-name="T1"> </text:span><text:span text:style-name="T2">to</text:span><text:span text:style-name="T1"> </text:span><text:span text:style-name="T2">talk,</text:span><text:span text:style-name="T1"> </text:span><text:span text:style-name="T2">as</text:span><text:span text:style-name="T1"> </text:span><text:span text:style-name="T2">if</text:span><text:span text:style-name="T1"> </text:span><text:span text:style-name="T2">I</text:span><text:span text:style-name="T1">’</text:span><text:span text:style-name="T2">m</text:span><text:span text:style-name="T1"> </text:span><text:span text:style-name="T2">not</text:span><text:span text:style-name="T1"> </text:span><text:span text:style-name="T2">even</text:span><text:span text:style-name="T1"> </text:span><text:span text:style-name="T2">here?</text:span><text:span text:style-name="T1">” </text:span><text:span text:style-name="T2">she</text:span><text:span text:style-name="T1"> </text:span><text:span text:style-name="T2">said</text:span><text:span text:style-name="T1"> </text:span><text:span text:style-name="T2">pointing</text:span><text:span text:style-name="T1"> </text:span><text:span text:style-name="T2">at</text:span><text:span text:style-name="T1"> </text:span><text:span text:style-name="T2">the</text:span><text:span text:style-name="T1"> </text:span><text:span text:style-name="T2">man</text:span><text:span text:style-name="T1"> </text:span><text:span text:style-name="T2">with</text:span><text:span text:style-name="T1"> </text:span><text:span text:style-name="T2">Encelados</text:span><text:span text:style-name="T1">’ </text:span><text:span text:style-name="T2">tip.</text:span><text:span text:style-name="T1"> </text:span><text:span text:style-name="T2">Winceham</text:span><text:span text:style-name="T1"> </text:span><text:span text:style-name="T2">had</text:span><text:span text:style-name="T1"> </text:span><text:span text:style-name="T2">no</text:span><text:span text:style-name="T1"> </text:span><text:span text:style-name="T2">other</text:span><text:span text:style-name="T1"> </text:span><text:span text:style-name="T2">option</text:span><text:span text:style-name="T1"> </text:span><text:span text:style-name="T2">but</text:span><text:span text:style-name="T1"> </text:span><text:span text:style-name="T2">try</text:span><text:span text:style-name="T1"> </text:span><text:span text:style-name="T2">to</text:span><text:span text:style-name="T1"> </text:span><text:span text:style-name="T2">sound</text:span><text:span text:style-name="T1"> </text:span><text:span text:style-name="T2">convincing</text:span><text:span text:style-name="T1"> </text:span><text:span text:style-name="T2">yelling</text:span><text:span text:style-name="T1"> </text:span><text:span text:style-name="T2">at</text:span><text:span text:style-name="T1"> </text:span><text:span text:style-name="T2">the</text:span><text:span text:style-name="T1"> </text:span><text:span text:style-name="T2">top</text:span><text:span text:style-name="T1"> </text:span><text:span text:style-name="T2">of</text:span><text:span text:style-name="T1"> </text:span><text:span text:style-name="T2">his</text:span><text:span text:style-name="T1"> </text:span><text:span text:style-name="T2">lungs:</text:span></text:p>
      <text:p text:style-name="P1"><text:span text:style-name="T1">“</text:span><text:span text:style-name="T2">I</text:span><text:span text:style-name="T1">’</text:span><text:span text:style-name="T2">m</text:span><text:span text:style-name="T1"> </text:span><text:span text:style-name="T2">not</text:span><text:span text:style-name="T1"> </text:span><text:span text:style-name="T2">delusional!</text:span><text:span text:style-name="T1"> </text:span><text:span text:style-name="T2">It</text:span><text:span text:style-name="T1"> </text:span><text:span text:style-name="T2">dug</text:span><text:span text:style-name="T1"> </text:span><text:span text:style-name="T2">its</text:span><text:span text:style-name="T1"> </text:span><text:span text:style-name="T2">way</text:span><text:span text:style-name="T1"> </text:span><text:span text:style-name="T2">up</text:span><text:span text:style-name="T1"> </text:span><text:span text:style-name="T2">right</text:span><text:span text:style-name="T1"> </text:span><text:span text:style-name="T2">behind</text:span><text:span text:style-name="T1"> </text:span><text:span text:style-name="T2">you</text:span><text:span text:style-name="T1"> </text:span><text:span text:style-name="T2">barely</text:span><text:span text:style-name="T1"> </text:span><text:span text:style-name="T2">a</text:span><text:span text:style-name="T1"> </text:span><text:span text:style-name="T2">moment</text:span><text:span text:style-name="T1"> </text:span><text:span text:style-name="T2">before!</text:span><text:span text:style-name="T1">”</text:span></text:p>
      <text:p text:style-name="P1"><text:span text:style-name="T1">“</text:span><text:span text:style-name="T2">Oh,</text:span><text:span text:style-name="T1"> </text:span><text:span text:style-name="T2">grow</text:span><text:span text:style-name="T1"> </text:span><text:span text:style-name="T2">up!</text:span><text:span text:style-name="T1">” </text:span><text:span text:style-name="T2">said</text:span><text:span text:style-name="T1"> </text:span><text:span text:style-name="T2">Parcifal</text:span><text:span text:style-name="T1"> </text:span><text:span text:style-name="T2">dejectedly.</text:span><text:span text:style-name="T1"> </text:span><text:span text:style-name="T2">Winceham</text:span><text:span text:style-name="T1"> </text:span><text:span text:style-name="T2">couldn</text:span><text:span text:style-name="T1">’</text:span><text:span text:style-name="T2">t</text:span><text:span text:style-name="T1"> </text:span><text:span text:style-name="T2">help</text:span><text:span text:style-name="T1"> </text:span><text:span text:style-name="T2">but</text:span><text:span text:style-name="T1"> </text:span><text:span text:style-name="T2">explode:</text:span></text:p>
      <text:p text:style-name="P1"><text:span text:style-name="T1">“</text:span><text:span text:style-name="T2">I</text:span><text:span text:style-name="T1">’</text:span><text:span text:style-name="T2">m</text:span><text:span text:style-name="T1"> </text:span><text:span text:style-name="T2">a</text:span><text:span text:style-name="T1"> </text:span><text:span text:style-name="T2">hundred</text:span><text:span text:style-name="T1"> </text:span><text:span text:style-name="T2">and</text:span><text:span text:style-name="T1"> </text:span><text:span text:style-name="T2">thirty</text:span><text:span text:style-name="T1"> </text:span><text:span text:style-name="T2">two</text:span><text:span text:style-name="T1"> </text:span><text:span text:style-name="T2">years</text:span><text:span text:style-name="T1"> </text:span><text:span text:style-name="T2">old,</text:span><text:span text:style-name="T1"> </text:span><text:span text:style-name="T2">this</text:span><text:span text:style-name="T1"> </text:span><text:span text:style-name="T2">is</text:span><text:span text:style-name="T1"> </text:span><text:span text:style-name="T2">as</text:span><text:span text:style-name="T1"> </text:span><text:span text:style-name="T2">grown</text:span><text:span text:style-name="T1"> </text:span><text:span text:style-name="T2">as</text:span><text:span text:style-name="T1"> </text:span><text:span text:style-name="T2">I</text:span><text:span text:style-name="T1">’</text:span><text:span text:style-name="T2">ll</text:span><text:span text:style-name="T1"> </text:span><text:span text:style-name="T2">ever</text:span><text:span text:style-name="T1"> </text:span><text:span text:style-name="T2">be!</text:span><text:span text:style-name="T1">”</text:span></text:p>
      <text:p text:style-name="P2">And<text:span text:style-name="T3"> </text:span>then<text:span text:style-name="T3"> </text:span>they<text:span text:style-name="T3"> </text:span>heard<text:span text:style-name="T3"> </text:span>Lernea<text:span text:style-name="T3">’</text:span>s<text:span text:style-name="T3"> </text:span>voice<text:span text:style-name="T3"> </text:span>in<text:span text:style-name="T3"> </text:span>commanding,<text:span text:style-name="T3"> </text:span>boisterous<text:span text:style-name="T3"> </text:span>tones:</text:p>
      <text:p text:style-name="P1"><text:span text:style-name="T1">“</text:span><text:span text:style-name="T2">By</text:span><text:span text:style-name="T1"> </text:span><text:span text:style-name="T2">Skrala,</text:span><text:span text:style-name="T1"> </text:span><text:span text:style-name="T2">stay</text:span><text:span text:style-name="T1"> </text:span><text:span text:style-name="T2">your</text:span><text:span text:style-name="T1"> </text:span><text:span text:style-name="T2">loud</text:span><text:span text:style-name="T1"> </text:span><text:span text:style-name="T2">mouths!</text:span><text:span text:style-name="T1">”</text:span></text:p>
      <text:p text:style-name="P2">Winceham<text:span text:style-name="T3"> </text:span>and<text:span text:style-name="T3"> </text:span>Parcifal<text:span text:style-name="T3"> </text:span>turned<text:span text:style-name="T3"> </text:span>and<text:span text:style-name="T3"> </text:span>looked<text:span text:style-name="T3"> </text:span>at<text:span text:style-name="T3"> </text:span>Lernea<text:span text:style-name="T3"> </text:span>with<text:span text:style-name="T3"> </text:span>red,<text:span text:style-name="T3"> </text:span>flustered<text:span text:style-name="T3"> </text:span>faces<text:span text:style-name="T3"> </text:span>from<text:span text:style-name="T3"> </text:span>all<text:span text:style-name="T3"> </text:span>the<text:span text:style-name="T3"> </text:span>shouting<text:span text:style-name="T3"> </text:span>and<text:span text:style-name="T3"> </text:span>yelling.<text:span text:style-name="T3"> </text:span>She<text:span text:style-name="T3"> </text:span>threw<text:span text:style-name="T3"> </text:span>them<text:span text:style-name="T3"> </text:span>a<text:span text:style-name="T3"> </text:span>scolding<text:span text:style-name="T3"> </text:span>stare<text:span text:style-name="T3"> </text:span>but<text:span text:style-name="T3"> </text:span>what<text:span text:style-name="T3"> </text:span>caught<text:span text:style-name="T3"> </text:span>her<text:span text:style-name="T3"> </text:span>eye<text:span text:style-name="T3"> </text:span>was<text:span text:style-name="T3"> </text:span>the<text:span text:style-name="T3"> </text:span>strange<text:span text:style-name="T3"> </text:span>man<text:span text:style-name="T3"> </text:span>and<text:span text:style-name="T3"> </text:span>the<text:span text:style-name="T3"> </text:span>fact<text:span text:style-name="T3"> </text:span>he<text:span text:style-name="T3"> </text:span>was<text:span text:style-name="T3"> </text:span>looking<text:span text:style-name="T3"> </text:span>straight<text:span text:style-name="T3"> </text:span>at<text:span text:style-name="T3"> </text:span>her.<text:span text:style-name="T3"> </text:span>She<text:span text:style-name="T3"> </text:span>was<text:span text:style-name="T3"> </text:span>confused<text:span text:style-name="T3"> </text:span>for<text:span text:style-name="T3"> </text:span>a<text:span text:style-name="T3"> </text:span>moment.<text:span text:style-name="T3"> </text:span>When<text:span text:style-name="T3"> </text:span>she<text:span text:style-name="T3"> </text:span>stared<text:span text:style-name="T3"> </text:span>back<text:span text:style-name="T3"> </text:span>at<text:span text:style-name="T3"> </text:span>him<text:span text:style-name="T3"> </text:span>with<text:span text:style-name="T3"> </text:span>all<text:span text:style-name="T3"> </text:span>the<text:span text:style-name="T3"> </text:span>nobility<text:span text:style-name="T3"> </text:span>she<text:span text:style-name="T3"> </text:span>could<text:span text:style-name="T3"> </text:span>muster<text:span text:style-name="T3"> </text:span>under<text:span text:style-name="T3"> </text:span>the<text:span text:style-name="T3"> </text:span>circumstances,<text:span text:style-name="T3"> </text:span>she<text:span text:style-name="T3"> </text:span>asked<text:span text:style-name="T3"> </text:span>him:</text:p>
      <text:p text:style-name="P1"><text:span text:style-name="T1">“</text:span><text:span text:style-name="T2">Pray</text:span><text:span text:style-name="T1"> </text:span><text:span text:style-name="T2">you,</text:span><text:span text:style-name="T1"> </text:span><text:span text:style-name="T2">stranger,</text:span><text:span text:style-name="T1"> </text:span><text:span text:style-name="T2">state</text:span><text:span text:style-name="T1"> </text:span><text:span text:style-name="T2">your</text:span><text:span text:style-name="T1"> </text:span><text:span text:style-name="T2">name</text:span><text:span text:style-name="T1"> </text:span><text:span text:style-name="T2">and</text:span><text:span text:style-name="T1"> </text:span><text:span text:style-name="T2">business</text:span><text:span text:style-name="T1"> </text:span><text:span text:style-name="T2">lest</text:span><text:span text:style-name="T1"> </text:span><text:span text:style-name="T2">we</text:span><text:span text:style-name="T1"> </text:span><text:span text:style-name="T2">consider</text:span><text:span text:style-name="T1"> </text:span><text:span text:style-name="T2">you</text:span><text:span text:style-name="T1"> </text:span><text:span text:style-name="T2">unkind</text:span><text:span text:style-name="T1"> </text:span><text:span text:style-name="T2">towards</text:span><text:span text:style-name="T1"> </text:span><text:span text:style-name="T2">our</text:span><text:span text:style-name="T1"> </text:span><text:span text:style-name="T2">persons.</text:span><text:span text:style-name="T1">”</text:span></text:p>
      <text:p text:style-name="P2">The<text:span text:style-name="T3"> </text:span>silent<text:span text:style-name="T3"> </text:span>figure<text:span text:style-name="T3"> </text:span>was<text:span text:style-name="T3"> </text:span>shocked<text:span text:style-name="T3"> </text:span>into<text:span text:style-name="T3"> </text:span>motion,<text:span text:style-name="T3"> </text:span>taking<text:span text:style-name="T3"> </text:span>a<text:span text:style-name="T3"> </text:span>sudden<text:span text:style-name="T3"> </text:span>step<text:span text:style-name="T3"> </text:span>away<text:span text:style-name="T3"> </text:span>from<text:span text:style-name="T3"> </text:span>everyone<text:span text:style-name="T3"> </text:span>else,<text:span text:style-name="T3"> </text:span>his<text:span text:style-name="T3"> </text:span>arms<text:span text:style-name="T3"> </text:span>extended<text:span text:style-name="T3"> </text:span>in<text:span text:style-name="T3"> </text:span>a<text:span text:style-name="T3"> </text:span>purely<text:span text:style-name="T3"> </text:span>defensive<text:span text:style-name="T3"> </text:span>gesture.</text:p>
      <text:p text:style-name="P1"><text:span text:style-name="T1">“</text:span><text:span text:style-name="T2">You</text:span><text:span text:style-name="T1"> </text:span><text:span text:style-name="T2">can</text:span><text:span text:style-name="T1"> </text:span><text:span text:style-name="T2">see</text:span><text:span text:style-name="T1"> </text:span><text:span text:style-name="T2">me?</text:span><text:span text:style-name="T1"> </text:span><text:span text:style-name="T2">Impossible!</text:span><text:span text:style-name="T1">” </text:span><text:span text:style-name="T2">he</text:span><text:span text:style-name="T1"> </text:span><text:span text:style-name="T2">said</text:span><text:span text:style-name="T1"> </text:span><text:span text:style-name="T2">to</text:span><text:span text:style-name="T1"> </text:span><text:span text:style-name="T2">Lernea,</text:span><text:span text:style-name="T1"> </text:span><text:span text:style-name="T2">stressing</text:span><text:span text:style-name="T1"> </text:span><text:span text:style-name="T2">the</text:span><text:span text:style-name="T1"> </text:span><text:span text:style-name="T2">last</text:span><text:span text:style-name="T1"> </text:span><text:span text:style-name="T2">word</text:span><text:span text:style-name="T1"> </text:span><text:span text:style-name="T2">as</text:span><text:span text:style-name="T1"> </text:span><text:span text:style-name="T2">if</text:span><text:span text:style-name="T1"> </text:span><text:span text:style-name="T2">the</text:span><text:span text:style-name="T1"> </text:span><text:span text:style-name="T2">absurdness</text:span><text:span text:style-name="T1"> </text:span><text:span text:style-name="T2">contained</text:span><text:span text:style-name="T1"> </text:span><text:span text:style-name="T2">was</text:span><text:span text:style-name="T1"> </text:span><text:span text:style-name="T2">certain.</text:span></text:p>
      <text:p text:style-name="P2">Lernea<text:span text:style-name="T3"> </text:span>and<text:span text:style-name="T3"> </text:span>Parcifal<text:span text:style-name="T3"> </text:span>exchanged<text:span text:style-name="T3"> </text:span>a<text:span text:style-name="T3"> </text:span>quick<text:span text:style-name="T3"> </text:span>look.<text:span text:style-name="T3"> </text:span>Parcifal<text:span text:style-name="T3"> </text:span>nodded<text:span text:style-name="T3"> </text:span>affirmatively<text:span text:style-name="T3"> </text:span>while<text:span text:style-name="T3"> </text:span>Lernea<text:span text:style-name="T3"> </text:span>replied<text:span text:style-name="T3"> </text:span>with<text:span text:style-name="T3"> </text:span>an<text:span text:style-name="T3"> </text:span>indifferent<text:span text:style-name="T3"> </text:span>shrug.<text:span text:style-name="T3"> </text:span>Winceham<text:span text:style-name="T3"> </text:span>said<text:span text:style-name="T3"> </text:span>then<text:span text:style-name="T3"> </text:span>visibly<text:span text:style-name="T3"> </text:span>irritated:</text:p>
      <text:p text:style-name="P1"><text:span text:style-name="T1">“</text:span><text:span text:style-name="T2">They</text:span><text:span text:style-name="T1"> </text:span><text:span text:style-name="T2">can</text:span><text:span text:style-name="T1"> </text:span><text:span text:style-name="T2">see</text:span><text:span text:style-name="T1"> </text:span><text:span text:style-name="T2">you</text:span><text:span text:style-name="T1"> </text:span><text:span text:style-name="T2">alright!</text:span><text:span text:style-name="T1"> </text:span><text:span text:style-name="T2">It</text:span><text:span text:style-name="T1">’</text:span><text:span text:style-name="T2">s</text:span><text:span text:style-name="T1"> </text:span><text:span text:style-name="T2">that</text:span><text:span text:style-name="T1"> </text:span><text:span text:style-name="T2">monster</text:span><text:span text:style-name="T1"> </text:span><text:span text:style-name="T2">of</text:span><text:span text:style-name="T1"> </text:span><text:span text:style-name="T2">a</text:span><text:span text:style-name="T1"> </text:span><text:span text:style-name="T2">rabbit</text:span><text:span text:style-name="T1"> </text:span><text:span text:style-name="T2">they</text:span><text:span text:style-name="T1"> </text:span><text:span text:style-name="T2">think</text:span><text:span text:style-name="T1"> </text:span><text:span text:style-name="T2">I</text:span><text:span text:style-name="T1">’</text:span><text:span text:style-name="T2">m</text:span><text:span text:style-name="T1"> </text:span><text:span text:style-name="T2">making</text:span><text:span text:style-name="T1"> </text:span><text:span text:style-name="T2">up!</text:span><text:span text:style-name="T1">”</text:span></text:p>
      <text:p text:style-name="P1"><text:soft-page-break/><text:span text:style-name="T1">“</text:span><text:span text:style-name="T2">I</text:span><text:span text:style-name="T1"> </text:span><text:span text:style-name="T2">beg</text:span><text:span text:style-name="T1"> </text:span><text:span text:style-name="T2">your</text:span><text:span text:style-name="T1"> </text:span><text:span text:style-name="T2">pardon!</text:span><text:span text:style-name="T1"> </text:span><text:span text:style-name="T2">Bo</text:span><text:span text:style-name="T1"> </text:span><text:span text:style-name="T2">is</text:span><text:span text:style-name="T1"> </text:span><text:span text:style-name="T2">not</text:span><text:span text:style-name="T1"> </text:span><text:span text:style-name="T2">a</text:span><text:span text:style-name="T1"> </text:span><text:span text:style-name="T2">monster!</text:span><text:span text:style-name="T1">” </text:span><text:span text:style-name="T2">said</text:span><text:span text:style-name="T1"> </text:span><text:span text:style-name="T2">the</text:span><text:span text:style-name="T1"> </text:span><text:span text:style-name="T2">robed</text:span><text:span text:style-name="T1"> </text:span><text:span text:style-name="T2">man</text:span><text:span text:style-name="T1"> </text:span><text:span text:style-name="T2">insulted,</text:span><text:span text:style-name="T1"> </text:span><text:span text:style-name="T2">instantly</text:span><text:span text:style-name="T1"> </text:span><text:span text:style-name="T2">letting</text:span><text:span text:style-name="T1"> </text:span><text:span text:style-name="T2">go</text:span><text:span text:style-name="T1"> </text:span><text:span text:style-name="T2">off</text:span><text:span text:style-name="T1"> </text:span><text:span text:style-name="T2">his</text:span><text:span text:style-name="T1"> </text:span><text:span text:style-name="T2">prohibitions</text:span><text:span text:style-name="T1"> </text:span><text:span text:style-name="T2">concerning</text:span><text:span text:style-name="T1"> </text:span><text:span text:style-name="T2">the</text:span><text:span text:style-name="T1"> </text:span><text:span text:style-name="T2">fact</text:span><text:span text:style-name="T1"> </text:span><text:span text:style-name="T2">he</text:span><text:span text:style-name="T1"> </text:span><text:span text:style-name="T2">was</text:span><text:span text:style-name="T1"> </text:span><text:span text:style-name="T2">completely</text:span><text:span text:style-name="T1"> </text:span><text:span text:style-name="T2">visible</text:span><text:span text:style-name="T1"> </text:span><text:span text:style-name="T2">to</text:span><text:span text:style-name="T1"> </text:span><text:span text:style-name="T2">everyone</text:span><text:span text:style-name="T1"> </text:span><text:span text:style-name="T2">involved.</text:span><text:span text:style-name="T1"> </text:span><text:span text:style-name="T2">He</text:span><text:span text:style-name="T1"> </text:span><text:span text:style-name="T2">took</text:span><text:span text:style-name="T1"> </text:span><text:span text:style-name="T2">off</text:span><text:span text:style-name="T1"> </text:span><text:span text:style-name="T2">his</text:span><text:span text:style-name="T1"> </text:span><text:span text:style-name="T2">mask</text:span><text:span text:style-name="T1"> </text:span><text:span text:style-name="T2">and</text:span><text:span text:style-name="T1"> </text:span><text:span text:style-name="T2">hood</text:span><text:span text:style-name="T1"> </text:span><text:span text:style-name="T2">as</text:span><text:span text:style-name="T1"> </text:span><text:span text:style-name="T2">well,</text:span><text:span text:style-name="T1"> </text:span><text:span text:style-name="T2">revealing</text:span><text:span text:style-name="T1"> </text:span><text:span text:style-name="T2">long</text:span><text:span text:style-name="T1"> </text:span><text:span text:style-name="T2">fair</text:span><text:span text:style-name="T1"> </text:span><text:span text:style-name="T2">and</text:span><text:span text:style-name="T1"> </text:span><text:span text:style-name="T2">silver</text:span><text:span text:style-name="T1"> </text:span><text:span text:style-name="T2">dreadlocks</text:span><text:span text:style-name="T1"> </text:span><text:span text:style-name="T2">of</text:span><text:span text:style-name="T1"> </text:span><text:span text:style-name="T2">hair,</text:span><text:span text:style-name="T1"> </text:span><text:span text:style-name="T2">and</text:span><text:span text:style-name="T1"> </text:span><text:span text:style-name="T2">a</text:span><text:span text:style-name="T1"> </text:span><text:span text:style-name="T2">pair</text:span><text:span text:style-name="T1"> </text:span><text:span text:style-name="T2">of</text:span><text:span text:style-name="T1"> </text:span><text:span text:style-name="T2">pointy</text:span><text:span text:style-name="T1"> </text:span><text:span text:style-name="T2">ears</text:span><text:span text:style-name="T1"> </text:span><text:span text:style-name="T2">that</text:span><text:span text:style-name="T1"> </text:span><text:span text:style-name="T2">stood</text:span><text:span text:style-name="T1"> </text:span><text:span text:style-name="T2">effortlessly</text:span><text:span text:style-name="T1"> </text:span><text:span text:style-name="T2">upright.</text:span><text:span text:style-name="T1"> </text:span><text:span text:style-name="T2">He</text:span><text:span text:style-name="T1"> </text:span><text:span text:style-name="T2">protested:</text:span></text:p>
      <text:p text:style-name="P1"><text:span text:style-name="T1">“</text:span><text:span text:style-name="T2">Bo</text:span><text:span text:style-name="T1"> </text:span><text:span text:style-name="T2">is</text:span><text:span text:style-name="T1"> </text:span><text:span text:style-name="T2">very</text:span><text:span text:style-name="T1"> </text:span><text:span text:style-name="T2">kind</text:span><text:span text:style-name="T1"> </text:span><text:span text:style-name="T2">and</text:span><text:span text:style-name="T1"> </text:span><text:span text:style-name="T2">completely</text:span><text:span text:style-name="T1"> </text:span><text:span text:style-name="T2">harmless.</text:span><text:span text:style-name="T1"> </text:span><text:span text:style-name="T2">Not</text:span><text:span text:style-name="T1"> </text:span><text:span text:style-name="T2">a</text:span><text:span text:style-name="T1"> </text:span><text:span text:style-name="T2">monster</text:span><text:span text:style-name="T1"> </text:span><text:span text:style-name="T2">at</text:span><text:span text:style-name="T1"> </text:span><text:span text:style-name="T2">all.</text:span><text:span text:style-name="T1"> </text:span><text:span text:style-name="T2">I</text:span><text:span text:style-name="T1"> </text:span><text:span text:style-name="T2">demand</text:span><text:span text:style-name="T1"> </text:span><text:span text:style-name="T2">you</text:span><text:span text:style-name="T1"> </text:span><text:span text:style-name="T2">take</text:span><text:span text:style-name="T1"> </text:span><text:span text:style-name="T2">that</text:span><text:span text:style-name="T1"> </text:span><text:span text:style-name="T2">back!</text:span><text:span text:style-name="T1">” </text:span><text:span text:style-name="T2">said</text:span><text:span text:style-name="T1"> </text:span><text:span text:style-name="T2">the</text:span><text:span text:style-name="T1"> </text:span><text:span text:style-name="T2">stranger</text:span><text:span text:style-name="T1"> </text:span><text:span text:style-name="T2">with</text:span><text:span text:style-name="T1"> </text:span><text:span text:style-name="T2">the</text:span><text:span text:style-name="T1"> </text:span><text:span text:style-name="T2">flair</text:span><text:span text:style-name="T1"> </text:span><text:span text:style-name="T2">of</text:span><text:span text:style-name="T1"> </text:span><text:span text:style-name="T2">someone</text:span><text:span text:style-name="T1"> </text:span><text:span text:style-name="T2">who</text:span><text:span text:style-name="T1"> </text:span><text:span text:style-name="T2">isn</text:span><text:span text:style-name="T1">’</text:span><text:span text:style-name="T2">t</text:span><text:span text:style-name="T1"> </text:span><text:span text:style-name="T2">really</text:span><text:span text:style-name="T1"> </text:span><text:span text:style-name="T2">used</text:span><text:span text:style-name="T1"> </text:span><text:span text:style-name="T2">to</text:span><text:span text:style-name="T1"> </text:span><text:span text:style-name="T2">demanding</text:span><text:span text:style-name="T1"> </text:span><text:span text:style-name="T2">things</text:span><text:span text:style-name="T1"> </text:span><text:span text:style-name="T2">of</text:span><text:span text:style-name="T1"> </text:span><text:span text:style-name="T2">people.</text:span></text:p>
      <text:p text:style-name="P1"><text:span text:style-name="T1">“</text:span><text:span text:style-name="T2">It</text:span><text:span text:style-name="T1">’</text:span><text:span text:style-name="T2">s</text:span><text:span text:style-name="T1"> </text:span><text:span text:style-name="T2">eyes</text:span><text:span text:style-name="T1"> </text:span><text:span text:style-name="T2">spout</text:span><text:span text:style-name="T1"> </text:span><text:span text:style-name="T2">flames!</text:span><text:span text:style-name="T1">” </text:span><text:span text:style-name="T2">shouted</text:span><text:span text:style-name="T1"> </text:span><text:span text:style-name="T2">Winceham,</text:span><text:span text:style-name="T1"> </text:span><text:span text:style-name="T2">being</text:span><text:span text:style-name="T1"> </text:span><text:span text:style-name="T2">extravagantly</text:span><text:span text:style-name="T1"> </text:span><text:span text:style-name="T2">descriptive,</text:span><text:span text:style-name="T1"> </text:span><text:span text:style-name="T2">making</text:span><text:span text:style-name="T1"> </text:span><text:span text:style-name="T2">weird</text:span><text:span text:style-name="T1"> </text:span><text:span text:style-name="T2">hand</text:span><text:span text:style-name="T1"> </text:span><text:span text:style-name="T2">gestures</text:span><text:span text:style-name="T1"> </text:span><text:span text:style-name="T2">and</text:span><text:span text:style-name="T1"> </text:span><text:span text:style-name="T2">bulging</text:span><text:span text:style-name="T1"> </text:span><text:span text:style-name="T2">his</text:span><text:span text:style-name="T1"> </text:span><text:span text:style-name="T2">eyes</text:span><text:span text:style-name="T1"> </text:span><text:span text:style-name="T2">to</text:span><text:span text:style-name="T1"> </text:span><text:span text:style-name="T2">make</text:span><text:span text:style-name="T1"> </text:span><text:span text:style-name="T2">his</text:span><text:span text:style-name="T1"> </text:span><text:span text:style-name="T2">point.</text:span></text:p>
      <text:p text:style-name="P1"><text:span text:style-name="T1">“</text:span><text:span text:style-name="T2">That</text:span><text:span text:style-name="T1">’</text:span><text:span text:style-name="T2">s</text:span><text:span text:style-name="T1"> </text:span><text:span text:style-name="T2">just</text:span><text:span text:style-name="T1"> </text:span><text:span text:style-name="T2">a</text:span><text:span text:style-name="T1"> </text:span><text:span text:style-name="T2">condition!</text:span><text:span text:style-name="T1">” </text:span><text:span text:style-name="T2">cried</text:span><text:span text:style-name="T1"> </text:span><text:span text:style-name="T2">the</text:span><text:span text:style-name="T1"> </text:span><text:span text:style-name="T2">stranger</text:span><text:span text:style-name="T1"> </text:span><text:span text:style-name="T2">with</text:span><text:span text:style-name="T1"> </text:span><text:span text:style-name="T2">a</text:span><text:span text:style-name="T1"> </text:span><text:span text:style-name="T2">surprised</text:span><text:span text:style-name="T1"> </text:span><text:span text:style-name="T2">look</text:span><text:span text:style-name="T1"> </text:span><text:span text:style-name="T2">of</text:span><text:span text:style-name="T1"> </text:span><text:span text:style-name="T2">feeling</text:span><text:span text:style-name="T1"> </text:span><text:span text:style-name="T2">suddenly</text:span><text:span text:style-name="T1"> </text:span><text:span text:style-name="T2">outmatched</text:span><text:span text:style-name="T1"> </text:span><text:span text:style-name="T2">and</text:span><text:span text:style-name="T1"> </text:span><text:span text:style-name="T2">unfairly</text:span><text:span text:style-name="T1"> </text:span><text:span text:style-name="T2">accused.</text:span></text:p>
      <text:p text:style-name="P1"><text:span text:style-name="T1">“</text:span><text:span text:style-name="T2">Is</text:span><text:span text:style-name="T1"> </text:span><text:span text:style-name="T2">it</text:span><text:span text:style-name="T1"> </text:span><text:span text:style-name="T2">now?</text:span><text:span text:style-name="T1">” </text:span><text:span text:style-name="T2">exclaimed</text:span><text:span text:style-name="T1"> </text:span><text:span text:style-name="T2">Winceham</text:span><text:span text:style-name="T1"> </text:span><text:span text:style-name="T2">flailing</text:span><text:span text:style-name="T1"> </text:span><text:span text:style-name="T2">his</text:span><text:span text:style-name="T1"> </text:span><text:span text:style-name="T2">hands</text:span><text:span text:style-name="T1"> </text:span><text:span text:style-name="T2">about</text:span><text:span text:style-name="T1"> </text:span><text:span text:style-name="T2">him,</text:span><text:span text:style-name="T1"> </text:span><text:span text:style-name="T2">laughing</text:span><text:span text:style-name="T1"> </text:span><text:span text:style-name="T2">in</text:span><text:span text:style-name="T1"> </text:span><text:span text:style-name="T2">spite</text:span><text:span text:style-name="T1"> </text:span><text:span text:style-name="T2">of</text:span><text:span text:style-name="T1"> </text:span><text:span text:style-name="T2">himself</text:span><text:span text:style-name="T1"> </text:span><text:span text:style-name="T2">in</text:span><text:span text:style-name="T1"> </text:span><text:span text:style-name="T2">disbelief.</text:span></text:p>
      <text:p text:style-name="P1"><text:span text:style-name="T1">“</text:span><text:span text:style-name="T2">You</text:span><text:span text:style-name="T1"> </text:span><text:span text:style-name="T2">haven</text:span><text:span text:style-name="T1">’</text:span><text:span text:style-name="T2">t</text:span><text:span text:style-name="T1"> </text:span><text:span text:style-name="T2">answered</text:span><text:span text:style-name="T1"> </text:span><text:span text:style-name="T2">us,</text:span><text:span text:style-name="T1"> </text:span><text:span text:style-name="T2">stranger,</text:span><text:span text:style-name="T1">” </text:span><text:span text:style-name="T2">demanded</text:span><text:span text:style-name="T1"> </text:span><text:span text:style-name="T2">Parcifal,</text:span><text:span text:style-name="T1"> </text:span><text:span text:style-name="T2">a</text:span><text:span text:style-name="T1"> </text:span><text:span text:style-name="T2">hint</text:span><text:span text:style-name="T1"> </text:span><text:span text:style-name="T2">of</text:span><text:span text:style-name="T1"> </text:span><text:span text:style-name="T2">aggression</text:span><text:span text:style-name="T1"> </text:span><text:span text:style-name="T2">in</text:span><text:span text:style-name="T1"> </text:span><text:span text:style-name="T2">her</text:span><text:span text:style-name="T1"> </text:span><text:span text:style-name="T2">tone.</text:span></text:p>
      <text:p text:style-name="P1"><text:span text:style-name="T1">“</text:span><text:span text:style-name="T2">Yes,</text:span><text:span text:style-name="T1"> </text:span><text:span text:style-name="T2">who</text:span><text:span text:style-name="T1"> </text:span><text:span text:style-name="T2">are</text:span><text:span text:style-name="T1"> </text:span><text:span text:style-name="T2">you?</text:span><text:span text:style-name="T1"> </text:span><text:span text:style-name="T2">And</text:span><text:span text:style-name="T1"> </text:span><text:span text:style-name="T2">how</text:span><text:span text:style-name="T1"> </text:span><text:span text:style-name="T2">come</text:span><text:span text:style-name="T1"> </text:span><text:span text:style-name="T2">your</text:span><text:span text:style-name="T1"> </text:span><text:span text:style-name="T2">hair</text:span><text:span text:style-name="T1"> </text:span><text:span text:style-name="T2">is</text:span><text:span text:style-name="T1"> </text:span><text:span text:style-name="T2">that</text:span><text:span text:style-name="T1"> </text:span><text:span text:style-name="T2">fair</text:span><text:span text:style-name="T1"> </text:span><text:span text:style-name="T2">and</text:span><text:span text:style-name="T1"> </text:span><text:span text:style-name="T2">weird-looking</text:span><text:span text:style-name="T1"> </text:span><text:span text:style-name="T2">at</text:span><text:span text:style-name="T1"> </text:span><text:span text:style-name="T2">the</text:span><text:span text:style-name="T1"> </text:span><text:span text:style-name="T2">same</text:span><text:span text:style-name="T1"> </text:span><text:span text:style-name="T2">time?</text:span><text:span text:style-name="T1">” </text:span><text:span text:style-name="T2">added</text:span><text:span text:style-name="T1"> </text:span><text:span text:style-name="T2">Lernea</text:span><text:span text:style-name="T1"> </text:span><text:span text:style-name="T2">with</text:span><text:span text:style-name="T1"> </text:span><text:span text:style-name="T2">an</text:span><text:span text:style-name="T1"> </text:span><text:span text:style-name="T2">inquiring</text:span><text:span text:style-name="T1"> </text:span><text:span text:style-name="T2">furrow</text:span><text:span text:style-name="T1"> </text:span><text:span text:style-name="T2">of</text:span><text:span text:style-name="T1"> </text:span><text:span text:style-name="T2">her</text:span><text:span text:style-name="T1"> </text:span><text:span text:style-name="T2">brow.</text:span></text:p>
      <text:p text:style-name="P1"><text:span text:style-name="T1">“</text:span><text:span text:style-name="T2">Shut</text:span><text:span text:style-name="T1"> </text:span><text:span text:style-name="T2">up!</text:span><text:span text:style-name="T1">”</text:span></text:p>
      <text:p text:style-name="P2">Ned<text:span text:style-name="T3">’</text:span>s<text:span text:style-name="T3"> </text:span>roaring<text:span text:style-name="T3"> </text:span>shout<text:span text:style-name="T3"> </text:span>attracted<text:span text:style-name="T3"> </text:span>everyone<text:span text:style-name="T3">’</text:span>s<text:span text:style-name="T3"> </text:span>stare.<text:span text:style-name="T3"> </text:span>He<text:span text:style-name="T3"> </text:span>cleared<text:span text:style-name="T3"> </text:span>his<text:span text:style-name="T3"> </text:span>throat<text:span text:style-name="T3"> </text:span>and<text:span text:style-name="T3"> </text:span>said<text:span text:style-name="T3"> </text:span>with<text:span text:style-name="T3"> </text:span>an<text:span text:style-name="T3"> </text:span>inspiring<text:span text:style-name="T3"> </text:span>voice,<text:span text:style-name="T3"> </text:span>the<text:span text:style-name="T3"> </text:span>voice<text:span text:style-name="T3"> </text:span>of<text:span text:style-name="T3"> </text:span>a<text:span text:style-name="T3"> </text:span>true<text:span text:style-name="T3"> </text:span>leader:</text:p>
      <text:p text:style-name="P1"><text:span text:style-name="T1">“</text:span><text:span text:style-name="T2">The</text:span><text:span text:style-name="T1"> </text:span><text:span text:style-name="T2">clock</text:span><text:span text:style-name="T1">’</text:span><text:span text:style-name="T2">s</text:span><text:span text:style-name="T1"> </text:span><text:span text:style-name="T2">ticking.</text:span><text:span text:style-name="T1"> </text:span><text:span text:style-name="T2">Stop</text:span><text:span text:style-name="T1"> </text:span><text:span text:style-name="T2">mucking</text:span><text:span text:style-name="T1"> </text:span><text:span text:style-name="T2">about</text:span><text:span text:style-name="T1"> </text:span><text:span text:style-name="T2">with</text:span><text:span text:style-name="T1"> </text:span><text:span text:style-name="T2">nonsense.</text:span><text:span text:style-name="T1"> </text:span><text:span text:style-name="T2">The</text:span><text:span text:style-name="T1"> </text:span><text:span text:style-name="T2">people</text:span><text:span text:style-name="T1"> </text:span><text:span text:style-name="T2">we</text:span><text:span text:style-name="T1">’</text:span><text:span text:style-name="T2">re</text:span><text:span text:style-name="T1"> </text:span><text:span text:style-name="T2">going</text:span><text:span text:style-name="T1"> </text:span><text:span text:style-name="T2">up</text:span><text:span text:style-name="T1"> </text:span><text:span text:style-name="T2">against</text:span><text:span text:style-name="T1"> </text:span><text:span text:style-name="T2">are</text:span><text:span text:style-name="T1"> </text:span><text:span text:style-name="T2">extremely</text:span><text:span text:style-name="T1"> </text:span><text:span text:style-name="T2">dangerous.</text:span><text:span text:style-name="T1"> </text:span><text:span text:style-name="T2">Our</text:span><text:span text:style-name="T1"> </text:span><text:span text:style-name="T2">lives</text:span><text:span text:style-name="T1"> </text:span><text:span text:style-name="T2">are</text:span><text:span text:style-name="T1"> </text:span><text:span text:style-name="T2">in</text:span><text:span text:style-name="T1"> </text:span><text:span text:style-name="T2">mortal</text:span><text:span text:style-name="T1"> </text:span><text:span text:style-name="T2">peril.</text:span><text:span text:style-name="T1"> </text:span><text:span text:style-name="T2">Always</text:span><text:span text:style-name="T1"> </text:span><text:span text:style-name="T2">keep</text:span><text:span text:style-name="T1"> </text:span><text:span text:style-name="T2">that</text:span><text:span text:style-name="T1"> </text:span><text:span text:style-name="T2">in</text:span><text:span text:style-name="T1"> </text:span><text:span text:style-name="T2">mind.</text:span><text:span text:style-name="T1">”</text:span></text:p>
      <text:p text:style-name="P2">Everyone<text:span text:style-name="T3"> </text:span>remained<text:span text:style-name="T3"> </text:span>silent;<text:span text:style-name="T3"> </text:span>Parcifal<text:span text:style-name="T3"> </text:span>smiled<text:span text:style-name="T3"> </text:span>thinly<text:span text:style-name="T3"> </text:span>and<text:span text:style-name="T3"> </text:span>nodded,<text:span text:style-name="T3"> </text:span>while<text:span text:style-name="T3"> </text:span>Lernea<text:span text:style-name="T3"> </text:span>added:</text:p>
      <text:p text:style-name="P1"><text:span text:style-name="T1">“</text:span><text:span text:style-name="T2">Ned</text:span><text:span text:style-name="T1">’</text:span><text:span text:style-name="T2">s</text:span><text:span text:style-name="T1"> </text:span><text:span text:style-name="T2">right.</text:span><text:span text:style-name="T1"> </text:span><text:span text:style-name="T2">I</text:span><text:span text:style-name="T1"> </text:span><text:span text:style-name="T2">for</text:span><text:span text:style-name="T1"> </text:span><text:span text:style-name="T2">one,</text:span><text:span text:style-name="T1"> </text:span><text:span text:style-name="T2">agree.</text:span><text:span text:style-name="T1">”</text:span></text:p>
      <text:p text:style-name="P2">Winceham<text:span text:style-name="T3"> </text:span>suggested<text:span text:style-name="T3"> </text:span>mildly:</text:p>
      <text:p text:style-name="P1"><text:span text:style-name="T1">“</text:span><text:span text:style-name="T2">What</text:span><text:span text:style-name="T1"> </text:span><text:span text:style-name="T2">about</text:span><text:span text:style-name="T1"> </text:span><text:span text:style-name="T2">the</text:span><text:span text:style-name="T1"> </text:span><text:span text:style-name="T2">rabbit?</text:span><text:span text:style-name="T1">”</text:span></text:p>
      <text:p text:style-name="P1"><text:span text:style-name="T1">“</text:span><text:span text:style-name="T2">Bo?</text:span><text:span text:style-name="T1"> </text:span><text:span text:style-name="T2">He</text:span><text:span text:style-name="T1">’</text:span><text:span text:style-name="T2">s</text:span><text:span text:style-name="T1"> </text:span><text:span text:style-name="T2">always</text:span><text:span text:style-name="T1"> </text:span><text:span text:style-name="T2">around,</text:span><text:span text:style-name="T1"> </text:span><text:span text:style-name="T2">I</text:span><text:span text:style-name="T1"> </text:span><text:span text:style-name="T2">wouldn</text:span><text:span text:style-name="T1">’</text:span><text:span text:style-name="T2">t</text:span><text:span text:style-name="T1"> </text:span><text:span text:style-name="T2">worry</text:span><text:span text:style-name="T1"> </text:span><text:span text:style-name="T2">about</text:span><text:span text:style-name="T1"> </text:span><text:span text:style-name="T2">him.</text:span><text:span text:style-name="T1"> </text:span><text:span text:style-name="T2">Say,</text:span><text:span text:style-name="T1"> </text:span><text:span text:style-name="T2">what</text:span><text:span text:style-name="T1"> </text:span><text:span text:style-name="T2">brings</text:span><text:span text:style-name="T1"> </text:span><text:span text:style-name="T2">you</text:span><text:span text:style-name="T1"> </text:span><text:span text:style-name="T2">around</text:span><text:span text:style-name="T1"> </text:span><text:span text:style-name="T2">these</text:span><text:span text:style-name="T1"> </text:span><text:span text:style-name="T2">parts?</text:span><text:span text:style-name="T1">” </text:span><text:span text:style-name="T2">said</text:span><text:span text:style-name="T1"> </text:span><text:span text:style-name="T2">the</text:span><text:span text:style-name="T1"> </text:span><text:span text:style-name="T2">stranger</text:span><text:span text:style-name="T1"> </text:span><text:span text:style-name="T2">with</text:span><text:span text:style-name="T1"> </text:span><text:span text:style-name="T2">the</text:span><text:span text:style-name="T1"> </text:span><text:span text:style-name="T2">pointy</text:span><text:span text:style-name="T1"> </text:span><text:span text:style-name="T2">ears</text:span><text:span text:style-name="T1"> </text:span><text:span text:style-name="T2">and</text:span><text:span text:style-name="T1"> </text:span><text:span text:style-name="T2">strange</text:span><text:span text:style-name="T1"> </text:span><text:span text:style-name="T2">hair</text:span><text:span text:style-name="T1"> </text:span><text:span text:style-name="T2">with</text:span><text:span text:style-name="T1"> </text:span><text:span text:style-name="T2">an</text:span><text:span text:style-name="T1"> </text:span><text:span text:style-name="T2">awkward</text:span><text:span text:style-name="T1"> </text:span><text:span text:style-name="T2">smile.</text:span></text:p>
      <text:p text:style-name="P1"><text:span text:style-name="T1">“</text:span><text:span text:style-name="T2">You</text:span><text:span text:style-name="T1">’</text:span><text:span text:style-name="T2">re</text:span><text:span text:style-name="T1"> </text:span><text:span text:style-name="T2">Woodkin,</text:span><text:span text:style-name="T1"> </text:span><text:span text:style-name="T2">aren</text:span><text:span text:style-name="T1">’</text:span><text:span text:style-name="T2">t</text:span><text:span text:style-name="T1"> </text:span><text:span text:style-name="T2">you?</text:span><text:span text:style-name="T1">” </text:span><text:span text:style-name="T2">asked</text:span><text:span text:style-name="T1"> </text:span><text:span text:style-name="T2">Ned.</text:span><text:span text:style-name="T1"> </text:span><text:span text:style-name="T2">The</text:span><text:span text:style-name="T1"> </text:span><text:span text:style-name="T2">stranger</text:span><text:span text:style-name="T1"> </text:span><text:span text:style-name="T2">gasped;</text:span><text:span text:style-name="T1"> </text:span><text:span text:style-name="T2">he</text:span><text:span text:style-name="T1"> </text:span><text:span text:style-name="T2">was</text:span><text:span text:style-name="T1"> </text:span><text:span text:style-name="T2">once</text:span><text:span text:style-name="T1"> </text:span><text:span text:style-name="T2">more</text:span><text:span text:style-name="T1"> </text:span><text:span text:style-name="T2">shocked</text:span><text:span text:style-name="T1"> </text:span><text:span text:style-name="T2">into</text:span><text:span text:style-name="T1"> </text:span><text:span text:style-name="T2">silence</text:span><text:span text:style-name="T1"> </text:span><text:span text:style-name="T2">for</text:span><text:span text:style-name="T1"> </text:span><text:span text:style-name="T2">a</text:span><text:span text:style-name="T1"> </text:span><text:span text:style-name="T2">moment</text:span><text:span text:style-name="T1"> </text:span><text:span text:style-name="T2">before</text:span><text:span text:style-name="T1"> </text:span><text:span text:style-name="T2">managing</text:span><text:span text:style-name="T1"> </text:span><text:span text:style-name="T2">to</text:span><text:span text:style-name="T1"> </text:span><text:span text:style-name="T2">stutter</text:span><text:span text:style-name="T1"> </text:span><text:span text:style-name="T2">slightly:</text:span></text:p>
      <text:p text:style-name="P1"><text:span text:style-name="T1">“</text:span><text:span text:style-name="T2">How...</text:span><text:span text:style-name="T1"> </text:span><text:span text:style-name="T2">How</text:span><text:span text:style-name="T1"> </text:span><text:span text:style-name="T2">do</text:span><text:span text:style-name="T1"> </text:span><text:span text:style-name="T2">you</text:span><text:span text:style-name="T1"> </text:span><text:span text:style-name="T2">know</text:span><text:span text:style-name="T1"> </text:span><text:span text:style-name="T2">that?</text:span><text:span text:style-name="T1">” </text:span><text:span text:style-name="T2">he</text:span><text:span text:style-name="T1"> </text:span><text:span text:style-name="T2">said</text:span><text:span text:style-name="T1"> </text:span><text:span text:style-name="T2">with</text:span><text:span text:style-name="T1"> </text:span><text:span text:style-name="T2">a</text:span><text:span text:style-name="T1"> </text:span><text:span text:style-name="T2">tremor</text:span><text:span text:style-name="T1"> </text:span><text:span text:style-name="T2">in</text:span><text:span text:style-name="T1"> </text:span><text:span text:style-name="T2">his</text:span><text:span text:style-name="T1"> </text:span><text:span text:style-name="T2">voice.</text:span></text:p>
      <text:p text:style-name="P2">Winceham<text:span text:style-name="T3"> </text:span>cut<text:span text:style-name="T3"> </text:span>in<text:span text:style-name="T3"> </text:span>abruptly:</text:p>
      <text:p text:style-name="P1"><text:span text:style-name="T1">“</text:span><text:span text:style-name="T2">The</text:span><text:span text:style-name="T1"> </text:span><text:span text:style-name="T2">pointy</text:span><text:span text:style-name="T1"> </text:span><text:span text:style-name="T2">ears,</text:span><text:span text:style-name="T1"> </text:span><text:span text:style-name="T2">the</text:span><text:span text:style-name="T1"> </text:span><text:span text:style-name="T2">fair,</text:span><text:span text:style-name="T1"> </text:span><text:span text:style-name="T2">weird</text:span><text:span text:style-name="T1"> </text:span><text:span text:style-name="T2">hair.</text:span><text:span text:style-name="T1"> </text:span><text:span text:style-name="T2">The</text:span><text:span text:style-name="T1"> </text:span><text:span text:style-name="T2">silly</text:span><text:span text:style-name="T1"> </text:span><text:span text:style-name="T2">hood</text:span><text:span text:style-name="T1"> </text:span><text:span text:style-name="T2">and</text:span><text:span text:style-name="T1"> </text:span><text:span text:style-name="T2">mask.</text:span><text:span text:style-name="T1"> </text:span><text:span text:style-name="T2">That</text:span><text:span text:style-name="T1">’</text:span><text:span text:style-name="T2">s</text:span><text:span text:style-name="T1"> </text:span><text:span text:style-name="T2">just</text:span><text:span text:style-name="T1"> </text:span><text:span text:style-name="T2">like</text:span><text:span text:style-name="T1"> </text:span><text:span text:style-name="T2">you</text:span><text:span text:style-name="T1"> </text:span><text:span text:style-name="T2">people.</text:span><text:span text:style-name="T1">”</text:span></text:p>
      <text:p text:style-name="P2"><text:soft-page-break/>The<text:span text:style-name="T3"> </text:span>stranger<text:span text:style-name="T3"> </text:span>shot<text:span text:style-name="T3"> </text:span>an<text:span text:style-name="T3"> </text:span>off-beat<text:span text:style-name="T3"> </text:span>glance<text:span text:style-name="T3"> </text:span>at<text:span text:style-name="T3"> </text:span>Winceham<text:span text:style-name="T3"> </text:span>and<text:span text:style-name="T3"> </text:span>managed<text:span text:style-name="T3"> </text:span>to<text:span text:style-name="T3"> </text:span>sound<text:span text:style-name="T3"> </text:span>actually<text:span text:style-name="T3"> </text:span>hurt:</text:p>
      <text:p text:style-name="P1"><text:span text:style-name="T1">“</text:span><text:span text:style-name="T2">What</text:span><text:span text:style-name="T1"> </text:span><text:span text:style-name="T2">do</text:span><text:span text:style-name="T1"> </text:span><text:span text:style-name="T2">you</text:span><text:span text:style-name="T1"> </text:span><text:span text:style-name="T2">mean,</text:span><text:span text:style-name="T1"> ‘</text:span><text:span text:style-name="T2">you</text:span><text:span text:style-name="T1"> </text:span><text:span text:style-name="T2">people</text:span><text:span text:style-name="T1">’</text:span><text:span text:style-name="T2">?</text:span><text:span text:style-name="T1">”</text:span></text:p>
      <text:p text:style-name="P1"><text:span text:style-name="T1">“</text:span><text:span text:style-name="T2">We</text:span><text:span text:style-name="T1"> </text:span><text:span text:style-name="T2">even</text:span><text:span text:style-name="T1"> </text:span><text:span text:style-name="T2">know</text:span><text:span text:style-name="T1"> </text:span><text:span text:style-name="T2">the</text:span><text:span text:style-name="T1"> </text:span><text:span text:style-name="T2">bunny</text:span><text:span text:style-name="T1"> </text:span><text:span text:style-name="T2">by</text:span><text:span text:style-name="T1"> </text:span><text:span text:style-name="T2">name,</text:span><text:span text:style-name="T1"> </text:span><text:span text:style-name="T2">but</text:span><text:span text:style-name="T1"> </text:span><text:span text:style-name="T2">not</text:span><text:span text:style-name="T1"> </text:span><text:span text:style-name="T2">yours.</text:span><text:span text:style-name="T1"> </text:span><text:span text:style-name="T2">My</text:span><text:span text:style-name="T1"> </text:span><text:span text:style-name="T2">patience</text:span><text:span text:style-name="T1"> </text:span><text:span text:style-name="T2">is</text:span><text:span text:style-name="T1"> </text:span><text:span text:style-name="T2">spent!</text:span><text:span text:style-name="T1">” </text:span><text:span text:style-name="T2">said</text:span><text:span text:style-name="T1"> </text:span><text:span text:style-name="T2">Parcifal</text:span><text:span text:style-name="T1"> </text:span><text:span text:style-name="T2">and</text:span><text:span text:style-name="T1"> </text:span><text:span text:style-name="T2">raised</text:span><text:span text:style-name="T1"> </text:span><text:span text:style-name="T2">Encelados</text:span><text:span text:style-name="T1"> </text:span><text:span text:style-name="T2">threateningly.</text:span><text:span text:style-name="T1"> </text:span><text:span text:style-name="T2">Ned</text:span><text:span text:style-name="T1"> </text:span><text:span text:style-name="T2">lowered</text:span><text:span text:style-name="T1"> </text:span><text:span text:style-name="T2">her</text:span><text:span text:style-name="T1"> </text:span><text:span text:style-name="T2">arm</text:span><text:span text:style-name="T1"> </text:span><text:span text:style-name="T2">and</text:span><text:span text:style-name="T1"> </text:span><text:span text:style-name="T2">said:</text:span></text:p>
      <text:p text:style-name="P1"><text:span text:style-name="T1">“</text:span><text:span text:style-name="T2">Calm</text:span><text:span text:style-name="T1"> </text:span><text:span text:style-name="T2">down</text:span><text:span text:style-name="T1"> </text:span><text:span text:style-name="T2">now.</text:span><text:span text:style-name="T1"> </text:span><text:span text:style-name="T2">What</text:span><text:span text:style-name="T1"> </text:span><text:span text:style-name="T2">is</text:span><text:span text:style-name="T1"> </text:span><text:span text:style-name="T2">your</text:span><text:span text:style-name="T1"> </text:span><text:span text:style-name="T2">name,</text:span><text:span text:style-name="T1"> </text:span><text:span text:style-name="T2">woodkin?</text:span><text:span text:style-name="T1">”</text:span></text:p>
      <text:p text:style-name="P2">The<text:span text:style-name="T3"> </text:span>woodkin<text:span text:style-name="T3"> </text:span>looked<text:span text:style-name="T3"> </text:span>at<text:span text:style-name="T3"> </text:span>the<text:span text:style-name="T3"> </text:span>sword<text:span text:style-name="T3">’</text:span>s<text:span text:style-name="T3"> </text:span>blade<text:span text:style-name="T3"> </text:span>respectfully<text:span text:style-name="T3"> </text:span>and<text:span text:style-name="T3"> </text:span>then<text:span text:style-name="T3"> </text:span>addressed<text:span text:style-name="T3"> </text:span>Ned<text:span text:style-name="T3"> </text:span>with<text:span text:style-name="T3"> </text:span>a<text:span text:style-name="T3"> </text:span>slight<text:span text:style-name="T3"> </text:span>bow:</text:p>
      <text:p text:style-name="P1"><text:span text:style-name="T1">“</text:span><text:span text:style-name="T2">My</text:span><text:span text:style-name="T1"> </text:span><text:span text:style-name="T2">name</text:span><text:span text:style-name="T1"> </text:span><text:span text:style-name="T2">is</text:span><text:span text:style-name="T1"> </text:span><text:span text:style-name="T2">Hanultheofodor</text:span><text:span text:style-name="T1"> </text:span><text:span text:style-name="T2">Trypthwifidyr.</text:span><text:span text:style-name="T1">”</text:span></text:p>
      <text:p text:style-name="P2">Ned<text:span text:style-name="T3"> </text:span>seemed<text:span text:style-name="T3"> </text:span>to<text:span text:style-name="T3"> </text:span>cringe<text:span text:style-name="T3"> </text:span>at<text:span text:style-name="T3"> </text:span>the<text:span text:style-name="T3"> </text:span>thought<text:span text:style-name="T3"> </text:span>of<text:span text:style-name="T3"> </text:span>uttering<text:span text:style-name="T3"> </text:span>the<text:span text:style-name="T3"> </text:span>name<text:span text:style-name="T3"> </text:span>fully,<text:span text:style-name="T3"> </text:span>so<text:span text:style-name="T3"> </text:span>he<text:span text:style-name="T3"> </text:span>simply<text:span text:style-name="T3"> </text:span>offered<text:span text:style-name="T3"> </text:span>his<text:span text:style-name="T3"> </text:span>hand<text:span text:style-name="T3"> </text:span>and<text:span text:style-name="T3"> </text:span>smile<text:span text:style-name="T3"> </text:span>thinly<text:span text:style-name="T3"> </text:span>but<text:span text:style-name="T3"> </text:span>reassuringly.<text:span text:style-name="T3"> </text:span>The<text:span text:style-name="T3"> </text:span>woodkin<text:span text:style-name="T3"> </text:span>obliged<text:span text:style-name="T3"> </text:span>him<text:span text:style-name="T3"> </text:span>somewhat<text:span text:style-name="T3"> </text:span>awkwardly<text:span text:style-name="T3"> </text:span>after<text:span text:style-name="T3"> </text:span>noticing<text:span text:style-name="T3"> </text:span>that<text:span text:style-name="T3"> </text:span>everyone<text:span text:style-name="T3"> </text:span>had<text:span text:style-name="T3"> </text:span>their<text:span text:style-name="T3"> </text:span>eyes<text:span text:style-name="T3"> </text:span>fixed<text:span text:style-name="T3"> </text:span>on<text:span text:style-name="T3"> </text:span>him.<text:span text:style-name="T3"> </text:span>As<text:span text:style-name="T3"> </text:span>he<text:span text:style-name="T3"> </text:span>shook<text:span text:style-name="T3"> </text:span>hands<text:span text:style-name="T3"> </text:span>with<text:span text:style-name="T3"> </text:span>Ned,<text:span text:style-name="T3"> </text:span>Lernea<text:span text:style-name="T3"> </text:span>told<text:span text:style-name="T3"> </text:span>him:</text:p>
      <text:p text:style-name="P1"><text:span text:style-name="T1">“</text:span><text:span text:style-name="T2">Take</text:span><text:span text:style-name="T1"> </text:span><text:span text:style-name="T2">us</text:span><text:span text:style-name="T1"> </text:span><text:span text:style-name="T2">to</text:span><text:span text:style-name="T1"> </text:span><text:span text:style-name="T2">your</text:span><text:span text:style-name="T1"> </text:span><text:span text:style-name="T2">leader!</text:span><text:span text:style-name="T1">”</text:span></text:p>
      <text:p text:style-name="P2">It<text:span text:style-name="T3"> </text:span>would<text:span text:style-name="T3"> </text:span>have<text:span text:style-name="T3"> </text:span>sounded<text:span text:style-name="T3"> </text:span>commanding<text:span text:style-name="T3"> </text:span>and<text:span text:style-name="T3"> </text:span>perhaps<text:span text:style-name="T3"> </text:span>a<text:span text:style-name="T3"> </text:span>little<text:span text:style-name="T3"> </text:span>intimidating,<text:span text:style-name="T3"> </text:span>if<text:span text:style-name="T3"> </text:span>Parcifal<text:span text:style-name="T3"> </text:span>hadn<text:span text:style-name="T3">’</text:span>t<text:span text:style-name="T3"> </text:span>been<text:span text:style-name="T3"> </text:span>petting<text:span text:style-name="T3"> </text:span>the<text:span text:style-name="T3"> </text:span>white<text:span text:style-name="T3"> </text:span>bunny<text:span text:style-name="T3"> </text:span>with<text:span text:style-name="T3"> </text:span>the<text:span text:style-name="T3"> </text:span>flaming<text:span text:style-name="T3"> </text:span>eyes<text:span text:style-name="T3"> </text:span>with<text:span text:style-name="T3"> </text:span>giggly<text:span text:style-name="T3"> </text:span>excitement.</text:p>
      <text:p text:style-name="P2">*<text:span text:style-name="T3"> </text:span>*<text:span text:style-name="T3"> </text:span>*</text:p>
      <text:p text:style-name="P2">They<text:span text:style-name="T3"> </text:span>passed<text:span text:style-name="T3"> </text:span>a<text:span text:style-name="T3"> </text:span>series<text:span text:style-name="T3"> </text:span>of<text:span text:style-name="T3"> </text:span>crests<text:span text:style-name="T3"> </text:span>and<text:span text:style-name="T3"> </text:span>low<text:span text:style-name="T3"> </text:span>hills<text:span text:style-name="T3"> </text:span>shrouded<text:span text:style-name="T3"> </text:span>in<text:span text:style-name="T3"> </text:span>ever-thickening<text:span text:style-name="T3"> </text:span>bush<text:span text:style-name="T3"> </text:span>and<text:span text:style-name="T3"> </text:span>tall,<text:span text:style-name="T3"> </text:span>wide-trunked<text:span text:style-name="T3"> </text:span>trees.<text:span text:style-name="T3"> </text:span>The<text:span text:style-name="T3"> </text:span>savanna<text:span text:style-name="T3"> </text:span>forest<text:span text:style-name="T3"> </text:span>had<text:span text:style-name="T3"> </text:span>indeed<text:span text:style-name="T3"> </text:span>turned<text:span text:style-name="T3"> </text:span>into<text:span text:style-name="T3"> </text:span>a<text:span text:style-name="T3"> </text:span>jungle<text:span text:style-name="T3"> </text:span>proper,<text:span text:style-name="T3"> </text:span>full<text:span text:style-name="T3"> </text:span>of<text:span text:style-name="T3"> </text:span>mangroves<text:span text:style-name="T3"> </text:span>and<text:span text:style-name="T3"> </text:span>palm<text:span text:style-name="T3"> </text:span>trees,<text:span text:style-name="T3"> </text:span>thick<text:span text:style-name="T3"> </text:span>grub<text:span text:style-name="T3"> </text:span>and<text:span text:style-name="T3"> </text:span>lush<text:span text:style-name="T3"> </text:span>flower<text:span text:style-name="T3"> </text:span>plants<text:span text:style-name="T3"> </text:span>blocking<text:span text:style-name="T3"> </text:span>their<text:span text:style-name="T3"> </text:span>way.<text:span text:style-name="T3"> ‘</text:span>Theo<text:span text:style-name="T3">’</text:span>,<text:span text:style-name="T3"> </text:span>which<text:span text:style-name="T3"> </text:span>was<text:span text:style-name="T3"> </text:span>how<text:span text:style-name="T3"> </text:span>everyone<text:span text:style-name="T3"> </text:span>called<text:span text:style-name="T3"> </text:span>Hanultheofodor<text:span text:style-name="T3"> </text:span>for<text:span text:style-name="T3"> </text:span>practical<text:span text:style-name="T3"> </text:span>purposes,<text:span text:style-name="T3"> </text:span>knew<text:span text:style-name="T3"> </text:span>the<text:span text:style-name="T3"> </text:span>terrain<text:span text:style-name="T3"> </text:span>well<text:span text:style-name="T3"> </text:span>enough<text:span text:style-name="T3"> </text:span>to<text:span text:style-name="T3"> </text:span>avoid<text:span text:style-name="T3"> </text:span>the<text:span text:style-name="T3"> </text:span>thicker<text:span text:style-name="T3"> </text:span>parts,<text:span text:style-name="T3"> </text:span>but<text:span text:style-name="T3"> </text:span>occasionally<text:span text:style-name="T3"> </text:span>he<text:span text:style-name="T3"> </text:span>had<text:span text:style-name="T3"> </text:span>to<text:span text:style-name="T3"> </text:span>use<text:span text:style-name="T3"> </text:span>his<text:span text:style-name="T3"> </text:span>machete<text:span text:style-name="T3"> </text:span>to<text:span text:style-name="T3"> </text:span>cut<text:span text:style-name="T3"> </text:span>a<text:span text:style-name="T3"> </text:span>path<text:span text:style-name="T3"> </text:span>through.<text:span text:style-name="T3"> </text:span>The<text:span text:style-name="T3"> </text:span>air<text:span text:style-name="T3"> </text:span>smelled<text:span text:style-name="T3"> </text:span>of<text:span text:style-name="T3"> </text:span>sweet<text:span text:style-name="T3"> </text:span>but<text:span text:style-name="T3"> </text:span>deadly<text:span text:style-name="T3"> </text:span>flowers<text:span text:style-name="T3"> </text:span>and<text:span text:style-name="T3"> </text:span>acrid<text:span text:style-name="T3"> </text:span>sweat<text:span text:style-name="T3"> </text:span>as<text:span text:style-name="T3"> </text:span>the<text:span text:style-name="T3"> </text:span>wetness<text:span text:style-name="T3"> </text:span>of<text:span text:style-name="T3"> </text:span>the<text:span text:style-name="T3"> </text:span>place<text:span text:style-name="T3"> </text:span>became<text:span text:style-name="T3"> </text:span>bothersome.</text:p>
      <text:p text:style-name="P2">Their<text:span text:style-name="T3"> </text:span>progress<text:span text:style-name="T3"> </text:span>was<text:span text:style-name="T3"> </text:span>just<text:span text:style-name="T3"> </text:span>as<text:span text:style-name="T3"> </text:span>slow<text:span text:style-name="T3"> </text:span>as<text:span text:style-name="T3"> </text:span>before;<text:span text:style-name="T3"> </text:span>Parcifal<text:span text:style-name="T3"> </text:span>had<text:span text:style-name="T3"> </text:span>dubbed<text:span text:style-name="T3"> </text:span>it<text:span text:style-name="T3"> </text:span>half-man<text:span text:style-name="T3"> </text:span>pace<text:span text:style-name="T3"> </text:span>and<text:span text:style-name="T3"> </text:span>Winceham<text:span text:style-name="T3"> </text:span>had<text:span text:style-name="T3"> </text:span>insisted<text:span text:style-name="T3"> </text:span>on<text:span text:style-name="T3"> </text:span>at<text:span text:style-name="T3"> </text:span>least<text:span text:style-name="T3"> </text:span>calling<text:span text:style-name="T3"> </text:span>it<text:span text:style-name="T3"> </text:span>a<text:span text:style-name="T3"> </text:span>halfuin<text:span text:style-name="T3"> </text:span>pace<text:span text:style-name="T3"> </text:span>for<text:span text:style-name="T3"> </text:span>the<text:span text:style-name="T3"> </text:span>sake<text:span text:style-name="T3"> </text:span>of<text:span text:style-name="T3"> </text:span>proper<text:span text:style-name="T3"> </text:span>interspecies<text:span text:style-name="T3"> </text:span>etiquette.<text:span text:style-name="T3"> </text:span>He<text:span text:style-name="T3"> </text:span>had<text:span text:style-name="T3"> </text:span>quietened<text:span text:style-name="T3"> </text:span>down<text:span text:style-name="T3"> </text:span>soon<text:span text:style-name="T3"> </text:span>afterward<text:span text:style-name="T3"> </text:span>though<text:span text:style-name="T3"> </text:span>when<text:span text:style-name="T3"> </text:span>he<text:span text:style-name="T3"> </text:span>became<text:span text:style-name="T3"> </text:span>acutely<text:span text:style-name="T3"> </text:span>aware<text:span text:style-name="T3"> </text:span>that<text:span text:style-name="T3"> </text:span>being<text:span text:style-name="T3"> </text:span>so<text:span text:style-name="T3"> </text:span>short<text:span text:style-name="T3"> </text:span>and<text:span text:style-name="T3"> </text:span>therefore<text:span text:style-name="T3"> </text:span>close<text:span text:style-name="T3"> </text:span>to<text:span text:style-name="T3"> </text:span>the<text:span text:style-name="T3"> </text:span>jungle<text:span text:style-name="T3"> </text:span>floor<text:span text:style-name="T3"> </text:span>bed<text:span text:style-name="T3"> </text:span>was<text:span text:style-name="T3"> </text:span>disadvantageous<text:span text:style-name="T3"> </text:span>at<text:span text:style-name="T3"> </text:span>best;<text:span text:style-name="T3"> </text:span>the<text:span text:style-name="T3"> </text:span>realisation<text:span text:style-name="T3"> </text:span>came<text:span text:style-name="T3"> </text:span>after<text:span text:style-name="T3"> </text:span>he<text:span text:style-name="T3"> </text:span>had<text:span text:style-name="T3"> </text:span>stepped<text:span text:style-name="T3"> </text:span>on<text:span text:style-name="T3"> </text:span>a<text:span text:style-name="T3"> </text:span>snake<text:span text:style-name="T3"> </text:span>thicker<text:span text:style-name="T3"> </text:span>than<text:span text:style-name="T3"> </text:span>his<text:span text:style-name="T3"> </text:span>arm<text:span text:style-name="T3"> </text:span>and<text:span text:style-name="T3"> </text:span>longer<text:span text:style-name="T3"> </text:span>than<text:span text:style-name="T3"> </text:span>imagination<text:span text:style-name="T3"> </text:span>allowed<text:span text:style-name="T3"> </text:span>for.</text:p>
      <text:p text:style-name="P2">The<text:span text:style-name="T3"> </text:span>snake<text:span text:style-name="T3"> </text:span>had<text:span text:style-name="T3"> </text:span>been<text:span text:style-name="T3"> </text:span>easily<text:span text:style-name="T3"> </text:span>dealt<text:span text:style-name="T3"> </text:span>with<text:span text:style-name="T3"> </text:span>a<text:span text:style-name="T3"> </text:span>chop<text:span text:style-name="T3"> </text:span>from<text:span text:style-name="T3"> </text:span>Parcifal<text:span text:style-name="T3">’</text:span>s<text:span text:style-name="T3"> </text:span>blade.<text:span text:style-name="T3"> </text:span>She<text:span text:style-name="T3"> </text:span>made<text:span text:style-name="T3"> </text:span>Winceham<text:span text:style-name="T3"> </text:span>owe<text:span text:style-name="T3"> </text:span>her<text:span text:style-name="T3"> </text:span>one<text:span text:style-name="T3"> </text:span>and<text:span text:style-name="T3"> </text:span>even<text:span text:style-name="T3"> </text:span>placed<text:span text:style-name="T3"> </text:span>a<text:span text:style-name="T3"> </text:span>bet<text:span text:style-name="T3"> </text:span>that<text:span text:style-name="T3"> </text:span>he<text:span text:style-name="T3">’</text:span>d<text:span text:style-name="T3"> </text:span>owe<text:span text:style-name="T3"> </text:span>her<text:span text:style-name="T3"> </text:span>more<text:span text:style-name="T3"> </text:span>further<text:span text:style-name="T3"> </text:span>down<text:span text:style-name="T3"> </text:span>the<text:span text:style-name="T3"> </text:span>road.</text:p>
      <text:p text:style-name="P2">With<text:span text:style-name="T3"> </text:span>the<text:span text:style-name="T3"> </text:span>woodkin<text:span text:style-name="T3"> </text:span>village<text:span text:style-name="T3"> </text:span>still<text:span text:style-name="T3"> </text:span>out<text:span text:style-name="T3"> </text:span>of<text:span text:style-name="T3"> </text:span>view,<text:span text:style-name="T3"> </text:span>Parcifal<text:span text:style-name="T3"> </text:span>and<text:span text:style-name="T3"> </text:span>Theo<text:span text:style-name="T3"> </text:span>were<text:span text:style-name="T3"> </text:span>leading<text:span text:style-name="T3"> </text:span>the<text:span text:style-name="T3"> </text:span>way.<text:span text:style-name="T3"> </text:span>Encelados<text:span text:style-name="T3"> </text:span>was<text:span text:style-name="T3"> </text:span>drawn<text:span text:style-name="T3"> </text:span>in<text:span text:style-name="T3"> </text:span>her<text:span text:style-name="T3"> </text:span>hand<text:span text:style-name="T3"> </text:span>should<text:span text:style-name="T3"> </text:span>anything<text:span text:style-name="T3"> </text:span>try<text:span text:style-name="T3"> </text:span>and<text:span text:style-name="T3"> </text:span>surprise<text:span text:style-name="T3"> </text:span>them;<text:span text:style-name="T3"> </text:span>she<text:span text:style-name="T3"> </text:span>had<text:span text:style-name="T3"> </text:span>more<text:span text:style-name="T3"> </text:span>than<text:span text:style-name="T3"> </text:span>balked<text:span text:style-name="T3"> </text:span>at<text:span text:style-name="T3"> </text:span>the<text:span text:style-name="T3"> </text:span>idea<text:span text:style-name="T3"> </text:span>of<text:span text:style-name="T3"> </text:span>using<text:span text:style-name="T3"> </text:span>her<text:span text:style-name="T3"> </text:span>blade<text:span text:style-name="T3"> </text:span>as<text:span text:style-name="T3"> </text:span>a<text:span text:style-name="T3"> </text:span>grass-cutter.<text:span text:style-name="T3"> </text:span>Even<text:span text:style-name="T3"> </text:span>Lernea<text:span text:style-name="T3"> </text:span>admonished<text:span text:style-name="T3"> </text:span>she<text:span text:style-name="T3"> </text:span>had<text:span text:style-name="T3"> </text:span>only<text:span text:style-name="T3"> </text:span>once<text:span text:style-name="T3"> </text:span>seen<text:span text:style-name="T3"> </text:span>her<text:span text:style-name="T3"> </text:span>sister<text:span text:style-name="T3"> </text:span>so<text:span text:style-name="T3"> </text:span>frightfully<text:span text:style-name="T3"> </text:span>indignant.</text:p>
      <text:p text:style-name="P2">They<text:span text:style-name="T3"> </text:span>walked<text:span text:style-name="T3"> </text:span>silently,<text:span text:style-name="T3"> </text:span>taking<text:span text:style-name="T3"> </text:span>care<text:span text:style-name="T3"> </text:span>not<text:span text:style-name="T3"> </text:span>to<text:span text:style-name="T3"> </text:span>step<text:span text:style-name="T3"> </text:span>on<text:span text:style-name="T3"> </text:span>something<text:span text:style-name="T3"> </text:span>that<text:span text:style-name="T3"> </text:span><text:soft-page-break/>could<text:span text:style-name="T3"> </text:span>bite<text:span text:style-name="T3"> </text:span>back,<text:span text:style-name="T3"> </text:span>each<text:span text:style-name="T3"> </text:span>one<text:span text:style-name="T3"> </text:span>lost<text:span text:style-name="T3"> </text:span>in<text:span text:style-name="T3"> </text:span>their<text:span text:style-name="T3"> </text:span>own<text:span text:style-name="T3"> </text:span>thoughts,<text:span text:style-name="T3"> </text:span>for<text:span text:style-name="T3"> </text:span>their<text:span text:style-name="T3"> </text:span>own<text:span text:style-name="T3"> </text:span>reasons.<text:span text:style-name="T3"> </text:span>At<text:span text:style-name="T3"> </text:span>length,<text:span text:style-name="T3"> </text:span>Theo<text:span text:style-name="T3"> </text:span>asked<text:span text:style-name="T3"> </text:span>Parcifal:</text:p>
      <text:p text:style-name="P1"><text:span text:style-name="T1">“</text:span><text:span text:style-name="T2">So</text:span><text:span text:style-name="T1"> </text:span><text:span text:style-name="T2">none</text:span><text:span text:style-name="T1"> </text:span><text:span text:style-name="T2">of</text:span><text:span text:style-name="T1"> </text:span><text:span text:style-name="T2">them</text:span><text:span text:style-name="T1"> </text:span><text:span text:style-name="T2">followed</text:span><text:span text:style-name="T1"> </text:span><text:span text:style-name="T2">you?</text:span><text:span text:style-name="T1">”</text:span></text:p>
      <text:p text:style-name="P1"><text:span text:style-name="T1">“</text:span><text:span text:style-name="T2">None</text:span><text:span text:style-name="T1"> </text:span><text:span text:style-name="T2">that</text:span><text:span text:style-name="T1"> </text:span><text:span text:style-name="T2">we</text:span><text:span text:style-name="T1"> </text:span><text:span text:style-name="T2">could</text:span><text:span text:style-name="T1"> </text:span><text:span text:style-name="T2">see,</text:span><text:span text:style-name="T1"> </text:span><text:span text:style-name="T2">no.</text:span><text:span text:style-name="T1">”</text:span></text:p>
      <text:p text:style-name="P1"><text:span text:style-name="T1">“</text:span><text:span text:style-name="T2">Which</text:span><text:span text:style-name="T1"> </text:span><text:span text:style-name="T2">reminds</text:span><text:span text:style-name="T1"> </text:span><text:span text:style-name="T2">me,</text:span><text:span text:style-name="T1"> </text:span><text:span text:style-name="T2">I</text:span><text:span text:style-name="T1"> </text:span><text:span text:style-name="T2">have</text:span><text:span text:style-name="T1"> </text:span><text:span text:style-name="T2">to</text:span><text:span text:style-name="T1"> </text:span><text:span text:style-name="T2">ask:</text:span><text:span text:style-name="T1"> </text:span><text:span text:style-name="T2">How</text:span><text:span text:style-name="T1"> </text:span><text:span text:style-name="T2">is</text:span><text:span text:style-name="T1"> </text:span><text:span text:style-name="T2">it</text:span><text:span text:style-name="T1"> </text:span><text:span text:style-name="T2">that</text:span><text:span text:style-name="T1"> </text:span><text:span text:style-name="T2">your</text:span><text:span text:style-name="T1"> </text:span><text:span text:style-name="T2">sister</text:span><text:span text:style-name="T1"> </text:span><text:span text:style-name="T2">could</text:span><text:span text:style-name="T1"> </text:span><text:span text:style-name="T2">see</text:span><text:span text:style-name="T1"> </text:span><text:span text:style-name="T2">me?</text:span><text:span text:style-name="T1">”</text:span></text:p>
      <text:p text:style-name="P2">Parcifal<text:span text:style-name="T3"> </text:span>found<text:span text:style-name="T3"> </text:span>the<text:span text:style-name="T3"> </text:span>question<text:span text:style-name="T3"> </text:span>nonsensical<text:span text:style-name="T3"> </text:span>at<text:span text:style-name="T3"> </text:span>best,<text:span text:style-name="T3"> </text:span>but<text:span text:style-name="T3"> </text:span>her<text:span text:style-name="T3"> </text:span>blinking<text:span text:style-name="T3"> </text:span>stare<text:span text:style-name="T3"> </text:span>failed<text:span text:style-name="T3"> </text:span>to<text:span text:style-name="T3"> </text:span>convey<text:span text:style-name="T3"> </text:span>that<text:span text:style-name="T3"> </text:span>feeling<text:span text:style-name="T3"> </text:span>to<text:span text:style-name="T3"> </text:span>Theo.<text:span text:style-name="T3"> </text:span>He<text:span text:style-name="T3"> </text:span>waited<text:span text:style-name="T3"> </text:span>for<text:span text:style-name="T3"> </text:span>an<text:span text:style-name="T3"> </text:span>answer,<text:span text:style-name="T3"> </text:span>smiling<text:span text:style-name="T3"> </text:span>affably,<text:span text:style-name="T3"> </text:span>while<text:span text:style-name="T3"> </text:span>the<text:span text:style-name="T3"> </text:span>only<text:span text:style-name="T3"> </text:span>thing<text:span text:style-name="T3"> </text:span>Parcifal<text:span text:style-name="T3"> </text:span>could<text:span text:style-name="T3"> </text:span>conjure<text:span text:style-name="T3"> </text:span>in<text:span text:style-name="T3"> </text:span>words<text:span text:style-name="T3"> </text:span>was:</text:p>
      <text:p text:style-name="P1"><text:span text:style-name="T1">“</text:span><text:span text:style-name="T2">Is</text:span><text:span text:style-name="T1"> </text:span><text:span text:style-name="T2">that</text:span><text:span text:style-name="T1"> </text:span><text:span text:style-name="T2">a</text:span><text:span text:style-name="T1"> </text:span><text:span text:style-name="T2">question?</text:span><text:span text:style-name="T1"> </text:span><text:span text:style-name="T2">You</text:span><text:span text:style-name="T1"> </text:span><text:span text:style-name="T2">want</text:span><text:span text:style-name="T1"> </text:span><text:span text:style-name="T2">to</text:span><text:span text:style-name="T1"> </text:span><text:span text:style-name="T2">know</text:span><text:span text:style-name="T1"> </text:span><text:span text:style-name="T2">how</text:span><text:span text:style-name="T1"> </text:span><text:span text:style-name="T2">it</text:span><text:span text:style-name="T1"> </text:span><text:span text:style-name="T2">is</text:span><text:span text:style-name="T1"> </text:span><text:span text:style-name="T2">that</text:span><text:span text:style-name="T1"> </text:span><text:span text:style-name="T2">my</text:span><text:span text:style-name="T1"> </text:span><text:span text:style-name="T2">sister</text:span><text:span text:style-name="T1"> </text:span><text:span text:style-name="T2">could</text:span><text:span text:style-name="T1"> </text:span><text:span text:style-name="T2">see</text:span><text:span text:style-name="T1"> </text:span><text:span text:style-name="T2">you?</text:span><text:span text:style-name="T1">”</text:span></text:p>
      <text:p text:style-name="P1"><text:span text:style-name="T1">“</text:span><text:span text:style-name="T2">Of</text:span><text:span text:style-name="T1"> </text:span><text:span text:style-name="T2">course!</text:span><text:span text:style-name="T1"> </text:span><text:span text:style-name="T2">Counter-spelling</text:span><text:span text:style-name="T1"> </text:span><text:span text:style-name="T2">an</text:span><text:span text:style-name="T1"> </text:span><text:span text:style-name="T2">illusionist</text:span><text:span text:style-name="T1">’</text:span><text:span text:style-name="T2">s</text:span><text:span text:style-name="T1"> </text:span><text:span text:style-name="T2">Ethereal</text:span><text:span text:style-name="T1"> </text:span><text:span text:style-name="T2">Trance</text:span><text:span text:style-name="T1"> </text:span><text:span text:style-name="T2">is</text:span><text:span text:style-name="T1"> </text:span><text:span text:style-name="T2">a</text:span><text:span text:style-name="T1"> </text:span><text:span text:style-name="T2">remarkable</text:span><text:span text:style-name="T1"> </text:span><text:span text:style-name="T2">feat</text:span><text:span text:style-name="T1"> </text:span><text:span text:style-name="T2">for</text:span><text:span text:style-name="T1"> </text:span><text:span text:style-name="T2">someone</text:span><text:span text:style-name="T1"> </text:span><text:span text:style-name="T2">not</text:span><text:span text:style-name="T1"> </text:span><text:span text:style-name="T2">versed</text:span><text:span text:style-name="T1"> </text:span><text:span text:style-name="T2">in</text:span><text:span text:style-name="T1"> </text:span><text:span text:style-name="T2">the</text:span><text:span text:style-name="T1"> </text:span><text:span text:style-name="T2">art</text:span><text:span text:style-name="T1"> </text:span><text:span text:style-name="T2">of</text:span><text:span text:style-name="T1"> </text:span><text:span text:style-name="T2">Choujou,</text:span><text:span text:style-name="T1">” </text:span><text:span text:style-name="T2">said</text:span><text:span text:style-name="T1"> </text:span><text:span text:style-name="T2">Theo</text:span><text:span text:style-name="T1"> </text:span><text:span text:style-name="T2">and</text:span><text:span text:style-name="T1"> </text:span><text:span text:style-name="T2">Parcifal</text:span><text:span text:style-name="T1"> </text:span><text:span text:style-name="T2">raised</text:span><text:span text:style-name="T1"> </text:span><text:span text:style-name="T2">an</text:span><text:span text:style-name="T1"> </text:span><text:span text:style-name="T2">eyebrow.</text:span><text:span text:style-name="T1"> </text:span><text:span text:style-name="T2">She</text:span><text:span text:style-name="T1"> </text:span><text:span text:style-name="T2">suspected</text:span><text:span text:style-name="T1"> </text:span><text:span text:style-name="T2">Theo,</text:span><text:span text:style-name="T1"> </text:span><text:span text:style-name="T2">their</text:span><text:span text:style-name="T1"> </text:span><text:span text:style-name="T2">informal</text:span><text:span text:style-name="T1"> </text:span><text:span text:style-name="T2">but</text:span><text:span text:style-name="T1"> </text:span><text:span text:style-name="T2">helpful</text:span><text:span text:style-name="T1"> </text:span><text:span text:style-name="T2">impromptu</text:span><text:span text:style-name="T1"> </text:span><text:span text:style-name="T2">guide,</text:span><text:span text:style-name="T1"> </text:span><text:span text:style-name="T2">had</text:span><text:span text:style-name="T1"> </text:span><text:span text:style-name="T2">thought</text:span><text:span text:style-name="T1"> </text:span><text:span text:style-name="T2">he</text:span><text:span text:style-name="T1"> </text:span><text:span text:style-name="T2">could</text:span><text:span text:style-name="T1"> </text:span><text:span text:style-name="T2">turn</text:span><text:span text:style-name="T1"> </text:span><text:span text:style-name="T2">invisible</text:span><text:span text:style-name="T1"> </text:span><text:span text:style-name="T2">for</text:span><text:span text:style-name="T1"> </text:span><text:span text:style-name="T2">some</text:span><text:span text:style-name="T1"> </text:span><text:span text:style-name="T2">weird</text:span><text:span text:style-name="T1"> </text:span><text:span text:style-name="T2">reason</text:span><text:span text:style-name="T1"> </text:span><text:span text:style-name="T2">that</text:span><text:span text:style-name="T1"> </text:span><text:span text:style-name="T2">might</text:span><text:span text:style-name="T1"> </text:span><text:span text:style-name="T2">or</text:span><text:span text:style-name="T1"> </text:span><text:span text:style-name="T2">might</text:span><text:span text:style-name="T1"> </text:span><text:span text:style-name="T2">not</text:span><text:span text:style-name="T1"> </text:span><text:span text:style-name="T2">include</text:span><text:span text:style-name="T1"> </text:span><text:span text:style-name="T2">an</text:span><text:span text:style-name="T1"> </text:span><text:span text:style-name="T2">unreasonable</text:span><text:span text:style-name="T1"> </text:span><text:span text:style-name="T2">amount</text:span><text:span text:style-name="T1"> </text:span><text:span text:style-name="T2">of</text:span><text:span text:style-name="T1"> </text:span><text:span text:style-name="T2">dreamhops</text:span><text:span text:style-name="T1"> </text:span><text:span text:style-name="T2">or</text:span><text:span text:style-name="T1"> </text:span><text:span text:style-name="T2">fuddlegrass,</text:span><text:span text:style-name="T1"> </text:span><text:span text:style-name="T2">just</text:span><text:span text:style-name="T1"> </text:span><text:span text:style-name="T2">like</text:span><text:span text:style-name="T1"> </text:span><text:span text:style-name="T2">the</text:span><text:span text:style-name="T1"> </text:span><text:span text:style-name="T2">kind</text:span><text:span text:style-name="T1"> </text:span><text:span text:style-name="T2">Winceham</text:span><text:span text:style-name="T1"> </text:span><text:span text:style-name="T2">had</text:span><text:span text:style-name="T1"> </text:span><text:span text:style-name="T2">shared</text:span><text:span text:style-name="T1"> </text:span><text:span text:style-name="T2">with</text:span><text:span text:style-name="T1"> </text:span><text:span text:style-name="T2">her.</text:span></text:p>
      <text:p text:style-name="P1"><text:span text:style-name="T1">“</text:span><text:span text:style-name="T2">You</text:span><text:span text:style-name="T1"> </text:span><text:span text:style-name="T2">are</text:span><text:span text:style-name="T1"> </text:span><text:span text:style-name="T2">the</text:span><text:span text:style-name="T1"> </text:span><text:span text:style-name="T2">illusionist</text:span><text:span text:style-name="T1"> </text:span><text:span text:style-name="T2">you</text:span><text:span text:style-name="T1"> </text:span><text:span text:style-name="T2">are</text:span><text:span text:style-name="T1"> </text:span><text:span text:style-name="T2">referring</text:span><text:span text:style-name="T1"> </text:span><text:span text:style-name="T2">to,</text:span><text:span text:style-name="T1"> </text:span><text:span text:style-name="T2">I</text:span><text:span text:style-name="T1">’</text:span><text:span text:style-name="T2">d</text:span><text:span text:style-name="T1"> </text:span><text:span text:style-name="T2">wager?</text:span><text:span text:style-name="T1">”</text:span></text:p>
      <text:p text:style-name="P1"><text:span text:style-name="T1">“</text:span><text:span text:style-name="T2">Indeed.</text:span><text:span text:style-name="T1"> </text:span><text:span text:style-name="T2">Are</text:span><text:span text:style-name="T1"> </text:span><text:span text:style-name="T2">you</text:span><text:span text:style-name="T1"> </text:span><text:span text:style-name="T2">familiar</text:span><text:span text:style-name="T1"> </text:span><text:span text:style-name="T2">with</text:span><text:span text:style-name="T1"> </text:span><text:span text:style-name="T2">the</text:span><text:span text:style-name="T1"> </text:span><text:span text:style-name="T2">Choujou</text:span><text:span text:style-name="T1"> </text:span><text:span text:style-name="T2">school</text:span><text:span text:style-name="T1"> </text:span><text:span text:style-name="T2">of</text:span><text:span text:style-name="T1"> </text:span><text:span text:style-name="T2">magic?</text:span><text:span text:style-name="T1">”</text:span></text:p>
      <text:p text:style-name="P1"><text:span text:style-name="T1">“</text:span><text:span text:style-name="T2">Not</text:span><text:span text:style-name="T1"> </text:span><text:span text:style-name="T2">really,</text:span><text:span text:style-name="T1"> </text:span><text:span text:style-name="T2">no,</text:span><text:span text:style-name="T1">” </text:span><text:span text:style-name="T2">replied</text:span><text:span text:style-name="T1"> </text:span><text:span text:style-name="T2">Parcifal</text:span><text:span text:style-name="T1"> </text:span><text:span text:style-name="T2">with</text:span><text:span text:style-name="T1"> </text:span><text:span text:style-name="T2">a</text:span><text:span text:style-name="T1"> </text:span><text:span text:style-name="T2">weary</text:span><text:span text:style-name="T1"> </text:span><text:span text:style-name="T2">voice.</text:span></text:p>
      <text:p text:style-name="P1"><text:span text:style-name="T1">“</text:span><text:span text:style-name="T2">Ah,</text:span><text:span text:style-name="T1"> </text:span><text:span text:style-name="T2">its</text:span><text:span text:style-name="T1"> </text:span><text:span text:style-name="T2">tradition</text:span><text:span text:style-name="T1"> </text:span><text:span text:style-name="T2">goes</text:span><text:span text:style-name="T1"> </text:span><text:span text:style-name="T2">back</text:span><text:span text:style-name="T1"> </text:span><text:span text:style-name="T2">thousands</text:span><text:span text:style-name="T1"> </text:span><text:span text:style-name="T2">of</text:span><text:span text:style-name="T1"> </text:span><text:span text:style-name="T2">years.</text:span><text:span text:style-name="T1"> </text:span><text:span text:style-name="T2">The</text:span><text:span text:style-name="T1"> </text:span><text:span text:style-name="T2">ever-grazing</text:span><text:span text:style-name="T1"> </text:span><text:span text:style-name="T2">mist</text:span><text:span text:style-name="T1"> </text:span><text:span text:style-name="T2">of</text:span><text:span text:style-name="T1"> </text:span><text:span text:style-name="T2">time</text:span><text:span text:style-name="T1"> </text:span><text:span text:style-name="T2">has</text:span><text:span text:style-name="T1"> </text:span><text:span text:style-name="T2">long</text:span><text:span text:style-name="T1"> </text:span><text:span text:style-name="T2">ago</text:span><text:span text:style-name="T1"> </text:span><text:span text:style-name="T2">obscured</text:span><text:span text:style-name="T1"> </text:span><text:span text:style-name="T2">its</text:span><text:span text:style-name="T1"> </text:span><text:span text:style-name="T2">deepest</text:span><text:span text:style-name="T1"> </text:span><text:span text:style-name="T2">secrets,</text:span><text:span text:style-name="T1"> </text:span><text:span text:style-name="T2">but</text:span><text:span text:style-name="T1"> </text:span><text:span text:style-name="T2">my</text:span><text:span text:style-name="T1"> </text:span><text:span text:style-name="T2">people</text:span><text:span text:style-name="T1"> </text:span><text:span text:style-name="T2">have</text:span><text:span text:style-name="T1"> </text:span><text:span text:style-name="T2">preserved</text:span><text:span text:style-name="T1"> </text:span><text:span text:style-name="T2">its</text:span><text:span text:style-name="T1"> </text:span><text:span text:style-name="T2">legacy</text:span><text:span text:style-name="T1"> </text:span><text:span text:style-name="T2">and</text:span><text:span text:style-name="T1"> </text:span><text:span text:style-name="T2">the</text:span><text:span text:style-name="T1"> </text:span><text:span text:style-name="T2">source</text:span><text:span text:style-name="T1"> </text:span><text:span text:style-name="T2">of</text:span><text:span text:style-name="T1"> </text:span><text:span text:style-name="T2">its</text:span><text:span text:style-name="T1"> </text:span><text:span text:style-name="T2">real</text:span><text:span text:style-name="T1"> </text:span><text:span text:style-name="T2">power,</text:span><text:span text:style-name="T1">” </text:span><text:span text:style-name="T2">he</text:span><text:span text:style-name="T1"> </text:span><text:span text:style-name="T2">said</text:span><text:span text:style-name="T1"> </text:span><text:span text:style-name="T2">as</text:span><text:span text:style-name="T1"> </text:span><text:span text:style-name="T2">he</text:span><text:span text:style-name="T1"> </text:span><text:span text:style-name="T2">cut</text:span><text:span text:style-name="T1"> </text:span><text:span text:style-name="T2">a</text:span><text:span text:style-name="T1"> </text:span><text:span text:style-name="T2">thick,</text:span><text:span text:style-name="T1"> </text:span><text:span text:style-name="T2">rich</text:span><text:span text:style-name="T1"> </text:span><text:span text:style-name="T2">cluster</text:span><text:span text:style-name="T1"> </text:span><text:span text:style-name="T2">of</text:span><text:span text:style-name="T1"> </text:span><text:span text:style-name="T2">foliage</text:span><text:span text:style-name="T1"> </text:span><text:span text:style-name="T2">with</text:span><text:span text:style-name="T1"> </text:span><text:span text:style-name="T2">a</text:span><text:span text:style-name="T1"> </text:span><text:span text:style-name="T2">few</text:span><text:span text:style-name="T1"> </text:span><text:span text:style-name="T2">chops</text:span><text:span text:style-name="T1"> </text:span><text:span text:style-name="T2">of</text:span><text:span text:style-name="T1"> </text:span><text:span text:style-name="T2">his</text:span><text:span text:style-name="T1"> </text:span><text:span text:style-name="T2">machete.</text:span></text:p>
      <text:p text:style-name="P2">Parcifal<text:span text:style-name="T3"> </text:span>was<text:span text:style-name="T3"> </text:span>suddenly<text:span text:style-name="T3"> </text:span>intrigued<text:span text:style-name="T3"> </text:span>at<text:span text:style-name="T3"> </text:span>the<text:span text:style-name="T3"> </text:span>mention<text:span text:style-name="T3"> </text:span>of<text:span text:style-name="T3"> </text:span>the<text:span text:style-name="T3"> </text:span>words<text:span text:style-name="T3"> “</text:span>secrets<text:span text:style-name="T3">”</text:span>,<text:span text:style-name="T3"> “</text:span>power<text:span text:style-name="T3">” </text:span>and<text:span text:style-name="T3"> “</text:span>my<text:span text:style-name="T3"> </text:span>people<text:span text:style-name="T3">”</text:span>.<text:span text:style-name="T3"> </text:span>The<text:span text:style-name="T3"> </text:span>thought<text:span text:style-name="T3"> </text:span>came<text:span text:style-name="T3"> </text:span>to<text:span text:style-name="T3"> </text:span>her<text:span text:style-name="T3"> </text:span>that<text:span text:style-name="T3"> </text:span>perhaps<text:span text:style-name="T3"> </text:span>Ned<text:span text:style-name="T3"> </text:span>had<text:span text:style-name="T3"> </text:span>been<text:span text:style-name="T3"> </text:span>right<text:span text:style-name="T3"> </text:span>to<text:span text:style-name="T3"> </text:span>convince<text:span text:style-name="T3"> </text:span>them<text:span text:style-name="T3"> </text:span>to<text:span text:style-name="T3"> </text:span>seek<text:span text:style-name="T3"> </text:span>the<text:span text:style-name="T3"> </text:span>Woodkin.</text:p>
      <text:p text:style-name="P2">That<text:span text:style-name="T3"> </text:span>was,<text:span text:style-name="T3"> </text:span>if<text:span text:style-name="T3"> </text:span>of<text:span text:style-name="T3"> </text:span>course<text:span text:style-name="T3"> </text:span>the<text:span text:style-name="T3"> </text:span>rest<text:span text:style-name="T3"> </text:span>of<text:span text:style-name="T3"> </text:span>Theo<text:span text:style-name="T3">’</text:span>s<text:span text:style-name="T3"> </text:span>kin<text:span text:style-name="T3"> </text:span>had<text:span text:style-name="T3"> </text:span>a<text:span text:style-name="T3"> </text:span>firm<text:span text:style-name="T3"> </text:span>grasp<text:span text:style-name="T3"> </text:span>of<text:span text:style-name="T3"> </text:span>this<text:span text:style-name="T3"> </text:span>witchcraft<text:span text:style-name="T3"> </text:span>he<text:span text:style-name="T3"> </text:span>talked<text:span text:style-name="T3"> </text:span>about.<text:span text:style-name="T3"> </text:span>Because<text:span text:style-name="T3"> </text:span>it<text:span text:style-name="T3"> </text:span>was<text:span text:style-name="T3"> </text:span>her<text:span text:style-name="T3"> </text:span>informed<text:span text:style-name="T3"> </text:span>opinion<text:span text:style-name="T3"> </text:span>that<text:span text:style-name="T3"> </text:span>the<text:span text:style-name="T3"> </text:span>young<text:span text:style-name="T3"> </text:span>woodkin<text:span text:style-name="T3"> </text:span>elf<text:span text:style-name="T3"> </text:span>was<text:span text:style-name="T3"> </text:span>a<text:span text:style-name="T3"> </text:span>bit<text:span text:style-name="T3"> </text:span>lightheaded,<text:span text:style-name="T3"> </text:span>to<text:span text:style-name="T3"> </text:span>put<text:span text:style-name="T3"> </text:span>it<text:span text:style-name="T3"> </text:span>mildly.<text:span text:style-name="T3"> </text:span>She<text:span text:style-name="T3"> </text:span>had<text:span text:style-name="T3"> </text:span>no<text:span text:style-name="T3"> </text:span>idea<text:span text:style-name="T3"> </text:span>what<text:span text:style-name="T3"> </text:span>to<text:span text:style-name="T3"> </text:span>make<text:span text:style-name="T3"> </text:span>of<text:span text:style-name="T3"> </text:span>his<text:span text:style-name="T3"> </text:span>peculiar<text:span text:style-name="T3"> </text:span>animal<text:span text:style-name="T3"> </text:span>companion<text:span text:style-name="T3"> </text:span>though,<text:span text:style-name="T3"> </text:span>other<text:span text:style-name="T3"> </text:span>than<text:span text:style-name="T3"> </text:span>stew.</text:p>
      <text:p text:style-name="P2">Bo<text:span text:style-name="T3"> </text:span>hopped<text:span text:style-name="T3"> </text:span>in<text:span text:style-name="T3"> </text:span>and<text:span text:style-name="T3"> </text:span>out<text:span text:style-name="T3"> </text:span>of<text:span text:style-name="T3"> </text:span>the<text:span text:style-name="T3"> </text:span>ground,<text:span text:style-name="T3"> </text:span>the<text:span text:style-name="T3"> </text:span>flames<text:span text:style-name="T3"> </text:span>in<text:span text:style-name="T3"> </text:span>his<text:span text:style-name="T3"> </text:span>eyes<text:span text:style-name="T3"> </text:span>lighting<text:span text:style-name="T3"> </text:span>up<text:span text:style-name="T3"> </text:span>the<text:span text:style-name="T3"> </text:span>path<text:span text:style-name="T3"> </text:span>ahead<text:span text:style-name="T3"> </text:span>with<text:span text:style-name="T3"> </text:span>a<text:span text:style-name="T3"> </text:span>warm<text:span text:style-name="T3"> </text:span>orange<text:span text:style-name="T3"> </text:span>light.<text:span text:style-name="T3"> </text:span>The<text:span text:style-name="T3"> </text:span>bunny<text:span text:style-name="T3"> </text:span>would<text:span text:style-name="T3"> </text:span>at<text:span text:style-name="T3"> </text:span>times<text:span text:style-name="T3"> </text:span>pause,<text:span text:style-name="T3"> </text:span>raise<text:span text:style-name="T3"> </text:span>itself<text:span text:style-name="T3"> </text:span>on<text:span text:style-name="T3"> </text:span>its<text:span text:style-name="T3"> </text:span>hind<text:span text:style-name="T3"> </text:span>legs<text:span text:style-name="T3"> </text:span>and<text:span text:style-name="T3"> </text:span>shoot<text:span text:style-name="T3"> </text:span>the<text:span text:style-name="T3"> </text:span>party<text:span text:style-name="T3"> </text:span>a<text:span text:style-name="T3"> </text:span>glance<text:span text:style-name="T3"> </text:span>before<text:span text:style-name="T3"> </text:span>burrowing<text:span text:style-name="T3"> </text:span>in<text:span text:style-name="T3"> </text:span>the<text:span text:style-name="T3"> </text:span>ground,<text:span text:style-name="T3"> </text:span>only<text:span text:style-name="T3"> </text:span>to<text:span text:style-name="T3"> </text:span>appear<text:span text:style-name="T3"> </text:span>a<text:span text:style-name="T3"> </text:span>couple<text:span text:style-name="T3"> </text:span>of<text:span text:style-name="T3"> </text:span>minutes<text:span text:style-name="T3"> </text:span>later<text:span text:style-name="T3"> </text:span>down<text:span text:style-name="T3"> </text:span>the<text:span text:style-name="T3"> </text:span>path<text:span text:style-name="T3"> </text:span>as<text:span text:style-name="T3"> </text:span>suddenly<text:span text:style-name="T3"> </text:span>as<text:span text:style-name="T3"> </text:span>it<text:span text:style-name="T3"> </text:span>had<text:span text:style-name="T3"> </text:span>disappeared.<text:span text:style-name="T3"> </text:span>But<text:span text:style-name="T3"> </text:span>it<text:span text:style-name="T3"> </text:span>never<text:span text:style-name="T3"> </text:span>strayed<text:span text:style-name="T3"> </text:span>away<text:span text:style-name="T3"> </text:span>from<text:span text:style-name="T3"> </text:span>Theo<text:span text:style-name="T3"> </text:span>for<text:span text:style-name="T3"> </text:span>too<text:span text:style-name="T3"> </text:span>long;<text:span text:style-name="T3"> </text:span>that<text:span text:style-name="T3"> </text:span>did<text:span text:style-name="T3"> </text:span>not<text:span text:style-name="T3"> </text:span>escape<text:span text:style-name="T3"> </text:span>Winceham<text:span text:style-name="T3">’</text:span>s<text:span text:style-name="T3"> </text:span>attention.</text:p>
      <text:p text:style-name="P1"><text:span text:style-name="T1">“</text:span><text:span text:style-name="T2">See</text:span><text:span text:style-name="T1"> </text:span><text:span text:style-name="T2">it?</text:span><text:span text:style-name="T1"> </text:span><text:span text:style-name="T2">There;</text:span><text:span text:style-name="T1"> </text:span><text:span text:style-name="T2">and</text:span><text:span text:style-name="T1"> </text:span><text:span text:style-name="T2">there</text:span><text:span text:style-name="T1"> </text:span><text:span text:style-name="T2">it</text:span><text:span text:style-name="T1"> </text:span><text:span text:style-name="T2">is</text:span><text:span text:style-name="T1"> </text:span><text:span text:style-name="T2">again.</text:span><text:span text:style-name="T1"> </text:span><text:span text:style-name="T2">It</text:span><text:span text:style-name="T1"> </text:span><text:span text:style-name="T2">just</text:span><text:span text:style-name="T1"> </text:span><text:span text:style-name="T2">keeps</text:span><text:span text:style-name="T1"> </text:span><text:span text:style-name="T2">doing</text:span><text:span text:style-name="T1"> </text:span><text:span text:style-name="T2">that,</text:span><text:span text:style-name="T1">” </text:span><text:span text:style-name="T2">said</text:span><text:span text:style-name="T1"> </text:span><text:span text:style-name="T2">Winceham</text:span><text:span text:style-name="T1"> </text:span><text:span text:style-name="T2">to</text:span><text:span text:style-name="T1"> </text:span><text:span text:style-name="T2">Ned</text:span><text:span text:style-name="T1"> </text:span><text:span text:style-name="T2">with</text:span><text:span text:style-name="T1"> </text:span><text:span text:style-name="T2">a</text:span><text:span text:style-name="T1"> </text:span><text:span text:style-name="T2">raspy,</text:span><text:span text:style-name="T1"> </text:span><text:span text:style-name="T2">aggravated</text:span><text:span text:style-name="T1"> </text:span><text:span text:style-name="T2">voice.</text:span></text:p>
      <text:p text:style-name="P1"><text:span text:style-name="T1">“</text:span><text:span text:style-name="T2">It</text:span><text:span text:style-name="T1">’</text:span><text:span text:style-name="T2">s</text:span><text:span text:style-name="T1"> </text:span><text:span text:style-name="T2">just</text:span><text:span text:style-name="T1"> </text:span><text:span text:style-name="T2">a</text:span><text:span text:style-name="T1"> </text:span><text:span text:style-name="T2">bunny,</text:span><text:span text:style-name="T1"> </text:span><text:span text:style-name="T2">Winceham.</text:span><text:span text:style-name="T1"> </text:span><text:span text:style-name="T2">Leave</text:span><text:span text:style-name="T1"> </text:span><text:span text:style-name="T2">it</text:span><text:span text:style-name="T1"> </text:span><text:span text:style-name="T2">be.</text:span><text:span text:style-name="T1"> </text:span><text:span text:style-name="T2">There</text:span><text:span text:style-name="T1"> </text:span><text:span text:style-name="T2">are</text:span><text:span text:style-name="T1"> </text:span><text:span text:style-name="T2">far</text:span><text:span text:style-name="T1"> </text:span><text:span text:style-name="T2">worse</text:span><text:span text:style-name="T1"> </text:span><text:soft-page-break/><text:span text:style-name="T2">things</text:span><text:span text:style-name="T1"> </text:span><text:span text:style-name="T2">that</text:span><text:span text:style-name="T1"> </text:span><text:span text:style-name="T2">may</text:span><text:span text:style-name="T1"> </text:span><text:span text:style-name="T2">roam</text:span><text:span text:style-name="T1"> </text:span><text:span text:style-name="T2">about.</text:span><text:span text:style-name="T1">”</text:span></text:p>
      <text:p text:style-name="P1"><text:span text:style-name="T1">“</text:span><text:span text:style-name="T2">It</text:span><text:span text:style-name="T1"> </text:span><text:span text:style-name="T2">keeps</text:span><text:span text:style-name="T1"> </text:span><text:span text:style-name="T2">staring</text:span><text:span text:style-name="T1"> </text:span><text:span text:style-name="T2">at</text:span><text:span text:style-name="T1"> </text:span><text:span text:style-name="T2">me</text:span><text:span text:style-name="T1"> </text:span><text:span text:style-name="T2">at</text:span><text:span text:style-name="T1"> </text:span><text:span text:style-name="T2">the</text:span><text:span text:style-name="T1"> </text:span><text:span text:style-name="T2">oddest</text:span><text:span text:style-name="T1"> </text:span><text:span text:style-name="T2">of</text:span><text:span text:style-name="T1"> </text:span><text:span text:style-name="T2">times,</text:span><text:span text:style-name="T1"> </text:span><text:span text:style-name="T2">Ned.</text:span><text:span text:style-name="T1"> </text:span><text:span text:style-name="T2">I</text:span><text:span text:style-name="T1"> </text:span><text:span text:style-name="T2">swear.</text:span><text:span text:style-name="T1">”</text:span></text:p>
      <text:p text:style-name="P2">Ned<text:span text:style-name="T3"> </text:span>shook<text:span text:style-name="T3"> </text:span>his<text:span text:style-name="T3"> </text:span>head<text:span text:style-name="T3"> </text:span>and<text:span text:style-name="T3"> </text:span>looked<text:span text:style-name="T3"> </text:span>at<text:span text:style-name="T3"> </text:span>Winceham<text:span text:style-name="T3"> </text:span>sideways<text:span text:style-name="T3"> </text:span>while<text:span text:style-name="T3"> </text:span>he<text:span text:style-name="T3"> </text:span>said:<text:span text:style-name="T3"> “</text:span>It<text:span text:style-name="T3">’</text:span>s<text:span text:style-name="T3"> </text:span>just<text:span text:style-name="T3"> </text:span>your<text:span text:style-name="T3"> </text:span>imagination,<text:span text:style-name="T3"> </text:span>Winceham.<text:span text:style-name="T3"> </text:span>It<text:span text:style-name="T3">’</text:span>s<text:span text:style-name="T3"> </text:span>been<text:span text:style-name="T3"> </text:span>a<text:span text:style-name="T3"> </text:span>long,<text:span text:style-name="T3"> </text:span>difficult<text:span text:style-name="T3"> </text:span>night<text:span text:style-name="T3"> </text:span>and<text:span text:style-name="T3"> </text:span>it<text:span text:style-name="T3">’</text:span>s<text:span text:style-name="T3"> </text:span>only<text:span text:style-name="T3"> </text:span>a<text:span text:style-name="T3"> </text:span>couple<text:span text:style-name="T3"> </text:span>of<text:span text:style-name="T3"> </text:span>hours<text:span text:style-name="T3"> </text:span>until<text:span text:style-name="T3"> </text:span>dawn<text:span text:style-name="T3"> </text:span>breaks.<text:span text:style-name="T3"> </text:span>Your<text:span text:style-name="T3"> </text:span>eyes<text:span text:style-name="T3"> </text:span>are<text:span text:style-name="T3"> </text:span>playing<text:span text:style-name="T3"> </text:span>tricks,<text:span text:style-name="T3"> </text:span>that<text:span text:style-name="T3">’</text:span>s<text:span text:style-name="T3"> </text:span>all.<text:span text:style-name="T3">”</text:span></text:p>
      <text:p text:style-name="P1"><text:span text:style-name="T1">“</text:span><text:span text:style-name="T2">What</text:span><text:span text:style-name="T1"> </text:span><text:span text:style-name="T2">about</text:span><text:span text:style-name="T1"> </text:span><text:span text:style-name="T2">its</text:span><text:span text:style-name="T1"> </text:span><text:span text:style-name="T2">eyes,</text:span><text:span text:style-name="T1"> </text:span><text:span text:style-name="T2">Ned?</text:span><text:span text:style-name="T1"> </text:span><text:span text:style-name="T2">Hm?</text:span><text:span text:style-name="T1"> </text:span><text:span text:style-name="T2">What</text:span><text:span text:style-name="T1"> </text:span><text:span text:style-name="T2">about</text:span><text:span text:style-name="T1"> </text:span><text:span text:style-name="T2">those</text:span><text:span text:style-name="T1"> </text:span><text:span text:style-name="T2">flaming</text:span><text:span text:style-name="T1"> </text:span><text:span text:style-name="T2">eyes?</text:span><text:span text:style-name="T1">” </text:span><text:span text:style-name="T2">asked</text:span><text:span text:style-name="T1"> </text:span><text:span text:style-name="T2">Winceham</text:span><text:span text:style-name="T1"> </text:span><text:span text:style-name="T2">with</text:span><text:span text:style-name="T1"> </text:span><text:span text:style-name="T2">a</text:span><text:span text:style-name="T1"> </text:span><text:span text:style-name="T2">worried</text:span><text:span text:style-name="T1"> </text:span><text:span text:style-name="T2">expression.</text:span></text:p>
      <text:p text:style-name="P1"><text:span text:style-name="T1">“</text:span><text:span text:style-name="T2">Like</text:span><text:span text:style-name="T1"> </text:span><text:span text:style-name="T2">he</text:span><text:span text:style-name="T1"> </text:span><text:span text:style-name="T2">said,</text:span><text:span text:style-name="T1"> </text:span><text:span text:style-name="T2">it</text:span><text:span text:style-name="T1">’</text:span><text:span text:style-name="T2">s</text:span><text:span text:style-name="T1"> </text:span><text:span text:style-name="T2">some</text:span><text:span text:style-name="T1"> </text:span><text:span text:style-name="T2">condition</text:span><text:span text:style-name="T1"> </text:span><text:span text:style-name="T2">or</text:span><text:span text:style-name="T1"> </text:span><text:span text:style-name="T2">other.</text:span><text:span text:style-name="T1"> </text:span><text:span text:style-name="T2">I</text:span><text:span text:style-name="T1">’</text:span><text:span text:style-name="T2">ve</text:span><text:span text:style-name="T1"> </text:span><text:span text:style-name="T2">heard</text:span><text:span text:style-name="T1"> </text:span><text:span text:style-name="T2">of</text:span><text:span text:style-name="T1"> </text:span><text:span text:style-name="T2">stranger</text:span><text:span text:style-name="T1"> </text:span><text:span text:style-name="T2">things;</text:span><text:span text:style-name="T1"> </text:span><text:span text:style-name="T2">of</text:span><text:span text:style-name="T1"> </text:span><text:span text:style-name="T2">wild</text:span><text:span text:style-name="T1"> </text:span><text:span text:style-name="T2">beasts</text:span><text:span text:style-name="T1"> </text:span><text:span text:style-name="T2">that</text:span><text:span text:style-name="T1"> </text:span><text:span text:style-name="T2">will</text:span><text:span text:style-name="T1"> </text:span><text:span text:style-name="T2">turn</text:span><text:span text:style-name="T1"> </text:span><text:span text:style-name="T2">you</text:span><text:span text:style-name="T1"> </text:span><text:span text:style-name="T2">into</text:span><text:span text:style-name="T1"> </text:span><text:span text:style-name="T2">stone,</text:span><text:span text:style-name="T1"> </text:span><text:span text:style-name="T2">and</text:span><text:span text:style-name="T1"> </text:span><text:span text:style-name="T2">lurking</text:span><text:span text:style-name="T1"> </text:span><text:span text:style-name="T2">horrors</text:span><text:span text:style-name="T1"> </text:span><text:span text:style-name="T2">that</text:span><text:span text:style-name="T1"> </text:span><text:span text:style-name="T2">can</text:span><text:span text:style-name="T1"> </text:span><text:span text:style-name="T2">drain</text:span><text:span text:style-name="T1"> </text:span><text:span text:style-name="T2">your</text:span><text:span text:style-name="T1"> </text:span><text:span text:style-name="T2">soul</text:span><text:span text:style-name="T1"> </text:span><text:span text:style-name="T2">with</text:span><text:span text:style-name="T1"> </text:span><text:span text:style-name="T2">a</text:span><text:span text:style-name="T1"> </text:span><text:span text:style-name="T2">single</text:span><text:span text:style-name="T1"> </text:span><text:span text:style-name="T2">touch</text:span><text:span text:style-name="T1"> </text:span><text:span text:style-name="T2">of</text:span><text:span text:style-name="T1"> </text:span><text:span text:style-name="T2">theirs.</text:span><text:span text:style-name="T1"> </text:span><text:span text:style-name="T2">A</text:span><text:span text:style-name="T1"> </text:span><text:span text:style-name="T2">rabbit</text:span><text:span text:style-name="T1"> </text:span><text:span text:style-name="T2">with</text:span><text:span text:style-name="T1"> </text:span><text:span text:style-name="T2">flaming</text:span><text:span text:style-name="T1"> </text:span><text:span text:style-name="T2">eyes</text:span><text:span text:style-name="T1"> </text:span><text:span text:style-name="T2">doesn</text:span><text:span text:style-name="T1">’</text:span><text:span text:style-name="T2">t</text:span><text:span text:style-name="T1"> </text:span><text:span text:style-name="T2">sound</text:span><text:span text:style-name="T1"> </text:span><text:span text:style-name="T2">all</text:span><text:span text:style-name="T1"> </text:span><text:span text:style-name="T2">that</text:span><text:span text:style-name="T1"> </text:span><text:span text:style-name="T2">dangerous.</text:span><text:span text:style-name="T1">”</text:span></text:p>
      <text:p text:style-name="P1"><text:span text:style-name="T1">“</text:span><text:span text:style-name="T2">Those</text:span><text:span text:style-name="T1"> </text:span><text:span text:style-name="T2">were</text:span><text:span text:style-name="T1"> </text:span><text:span text:style-name="T2">the</text:span><text:span text:style-name="T1"> </text:span><text:span text:style-name="T2">drunken</text:span><text:span text:style-name="T1"> </text:span><text:span text:style-name="T2">tales</text:span><text:span text:style-name="T1"> </text:span><text:span text:style-name="T2">of</text:span><text:span text:style-name="T1"> </text:span><text:span text:style-name="T2">rabid</text:span><text:span text:style-name="T1"> </text:span><text:span text:style-name="T2">sailors,</text:span><text:span text:style-name="T1"> </text:span><text:span text:style-name="T2">Ned!</text:span><text:span text:style-name="T1"> </text:span><text:span text:style-name="T2">While</text:span><text:span text:style-name="T1"> </text:span><text:span text:style-name="T2">this..</text:span><text:span text:style-name="T1"> </text:span><text:span text:style-name="T2">This</text:span><text:span text:style-name="T1"> </text:span><text:span text:style-name="T2">abomination</text:span><text:span text:style-name="T1"> </text:span><text:span text:style-name="T2">is</text:span><text:span text:style-name="T1"> </text:span><text:span text:style-name="T2">right</text:span><text:span text:style-name="T1"> </text:span><text:span text:style-name="T2">there,</text:span><text:span text:style-name="T1"> </text:span><text:span text:style-name="T2">watching</text:span><text:span text:style-name="T1"> </text:span><text:span text:style-name="T2">me,</text:span><text:span text:style-name="T1">” </text:span><text:span text:style-name="T2">said</text:span><text:span text:style-name="T1"> </text:span><text:span text:style-name="T2">Winceham</text:span><text:span text:style-name="T1"> </text:span><text:span text:style-name="T2">with</text:span><text:span text:style-name="T1"> </text:span><text:span text:style-name="T2">a</text:span><text:span text:style-name="T1"> </text:span><text:span text:style-name="T2">half-crazed</text:span><text:span text:style-name="T1"> </text:span><text:span text:style-name="T2">look</text:span><text:span text:style-name="T1"> </text:span><text:span text:style-name="T2">on</text:span><text:span text:style-name="T1"> </text:span><text:span text:style-name="T2">his</text:span><text:span text:style-name="T1"> </text:span><text:span text:style-name="T2">face.</text:span></text:p>
      <text:p text:style-name="P1"><text:span text:style-name="T1">“</text:span><text:span text:style-name="T2">I</text:span><text:span text:style-name="T1"> </text:span><text:span text:style-name="T2">recall</text:span><text:span text:style-name="T1"> </text:span><text:span text:style-name="T2">yourself</text:span><text:span text:style-name="T1"> </text:span><text:span text:style-name="T2">as</text:span><text:span text:style-name="T1"> </text:span><text:span text:style-name="T2">well</text:span><text:span text:style-name="T1"> </text:span><text:span text:style-name="T2">sharing</text:span><text:span text:style-name="T1"> </text:span><text:span text:style-name="T2">such</text:span><text:span text:style-name="T1"> </text:span><text:span text:style-name="T2">morbid</text:span><text:span text:style-name="T1"> </text:span><text:span text:style-name="T2">tales</text:span><text:span text:style-name="T1"> </text:span><text:span text:style-name="T2">of</text:span><text:span text:style-name="T1"> </text:span><text:span text:style-name="T2">fascinating</text:span><text:span text:style-name="T1"> </text:span><text:span text:style-name="T2">creatures</text:span><text:span text:style-name="T1"> </text:span><text:span text:style-name="T2">in</text:span><text:span text:style-name="T1"> </text:span><text:span text:style-name="T2">the</text:span><text:span text:style-name="T1"> </text:span><text:span text:style-name="T2">past.</text:span><text:span text:style-name="T1"> </text:span><text:span text:style-name="T2">Could</text:span><text:span text:style-name="T1"> </text:span><text:span text:style-name="T2">this</text:span><text:span text:style-name="T1"> </text:span><text:span text:style-name="T2">be</text:span><text:span text:style-name="T1"> </text:span><text:span text:style-name="T2">just</text:span><text:span text:style-name="T1"> </text:span><text:span text:style-name="T2">another</text:span><text:span text:style-name="T1"> </text:span><text:span text:style-name="T2">fantasy</text:span><text:span text:style-name="T1"> </text:span><text:span text:style-name="T2">of</text:span><text:span text:style-name="T1"> </text:span><text:span text:style-name="T2">yours?</text:span><text:span text:style-name="T1">” </text:span><text:span text:style-name="T2">asked</text:span><text:span text:style-name="T1"> </text:span><text:span text:style-name="T2">Ned</text:span><text:span text:style-name="T1"> </text:span><text:span text:style-name="T2">with</text:span><text:span text:style-name="T1"> </text:span><text:span text:style-name="T2">a</text:span><text:span text:style-name="T1"> </text:span><text:span text:style-name="T2">gentle</text:span><text:span text:style-name="T1"> </text:span><text:span text:style-name="T2">smile.</text:span></text:p>
      <text:p text:style-name="P2">Winceham<text:span text:style-name="T3"> </text:span>made<text:span text:style-name="T3"> </text:span>a<text:span text:style-name="T3"> </text:span>gesture<text:span text:style-name="T3"> </text:span>of<text:span text:style-name="T3"> </text:span>acceptance<text:span text:style-name="T3"> </text:span>with<text:span text:style-name="T3"> </text:span>both<text:span text:style-name="T3"> </text:span>hands<text:span text:style-name="T3"> </text:span>and<text:span text:style-name="T3"> </text:span>replied:</text:p>
      <text:p text:style-name="P1"><text:span text:style-name="T1">“</text:span><text:span text:style-name="T2">Now,</text:span><text:span text:style-name="T1"> </text:span><text:span text:style-name="T2">I</text:span><text:span text:style-name="T1"> </text:span><text:span text:style-name="T2">may</text:span><text:span text:style-name="T1"> </text:span><text:span text:style-name="T2">have</text:span><text:span text:style-name="T1"> </text:span><text:span text:style-name="T2">from</text:span><text:span text:style-name="T1"> </text:span><text:span text:style-name="T2">time</text:span><text:span text:style-name="T1"> </text:span><text:span text:style-name="T2">to</text:span><text:span text:style-name="T1"> </text:span><text:span text:style-name="T2">time</text:span><text:span text:style-name="T1"> </text:span><text:span text:style-name="T2">exaggerated</text:span><text:span text:style-name="T1"> </text:span><text:span text:style-name="T2">concerning</text:span><text:span text:style-name="T1"> </text:span><text:span text:style-name="T2">some</text:span><text:span text:style-name="T1"> </text:span><text:span text:style-name="T2">of</text:span><text:span text:style-name="T1"> </text:span><text:span text:style-name="T2">my</text:span><text:span text:style-name="T1"> </text:span><text:span text:style-name="T2">former</text:span><text:span text:style-name="T1"> </text:span><text:span text:style-name="T2">adventures,</text:span><text:span text:style-name="T1"> </text:span><text:span text:style-name="T2">especially</text:span><text:span text:style-name="T1"> </text:span><text:span text:style-name="T2">when</text:span><text:span text:style-name="T1"> </text:span><text:span text:style-name="T2">women</text:span><text:span text:style-name="T1"> </text:span><text:span text:style-name="T2">and</text:span><text:span text:style-name="T1"> </text:span><text:span text:style-name="T2">riches</text:span><text:span text:style-name="T1"> </text:span><text:span text:style-name="T2">were</text:span><text:span text:style-name="T1"> </text:span><text:span text:style-name="T2">mentioned,</text:span><text:span text:style-name="T1"> </text:span><text:span text:style-name="T2">but</text:span><text:span text:style-name="T1"> </text:span><text:span text:style-name="T2">it</text:span><text:span text:style-name="T1"> </text:span><text:span text:style-name="T2">was</text:span><text:span text:style-name="T1"> </text:span><text:span text:style-name="T2">merely</text:span><text:span text:style-name="T1"> </text:span><text:span text:style-name="T2">in</text:span><text:span text:style-name="T1"> </text:span><text:span text:style-name="T2">order</text:span><text:span text:style-name="T1"> </text:span><text:span text:style-name="T2">to</text:span><text:span text:style-name="T1"> </text:span><text:span text:style-name="T2">put</text:span><text:span text:style-name="T1"> </text:span><text:span text:style-name="T2">some</text:span><text:span text:style-name="T1"> </text:span><text:span text:style-name="T2">polish</text:span><text:span text:style-name="T1"> </text:span><text:span text:style-name="T2">in</text:span><text:span text:style-name="T1"> </text:span><text:span text:style-name="T2">the</text:span><text:span text:style-name="T1"> </text:span><text:span text:style-name="T2">boring</text:span><text:span text:style-name="T1"> </text:span><text:span text:style-name="T2">details.</text:span><text:span text:style-name="T1"> </text:span><text:span text:style-name="T2">This</text:span><text:span text:style-name="T1"> </text:span><text:span text:style-name="T2">though.</text:span><text:span text:style-name="T1"> </text:span><text:span text:style-name="T2">.</text:span><text:span text:style-name="T1"> </text:span><text:span text:style-name="T2">.</text:span><text:span text:style-name="T1"> </text:span><text:span text:style-name="T2">This</text:span><text:span text:style-name="T1"> </text:span><text:span text:style-name="T2">rabbit.</text:span><text:span text:style-name="T1"> </text:span><text:span text:style-name="T2">It</text:span><text:span text:style-name="T1"> </text:span><text:span text:style-name="T2">has</text:span><text:span text:style-name="T1"> </text:span><text:span text:style-name="T2">its</text:span><text:span text:style-name="T1"> </text:span><text:span text:style-name="T2">eye</text:span><text:span text:style-name="T1"> </text:span><text:span text:style-name="T2">on</text:span><text:span text:style-name="T1"> </text:span><text:span text:style-name="T2">me,</text:span><text:span text:style-name="T1"> </text:span><text:span text:style-name="T2">I</text:span><text:span text:style-name="T1"> </text:span><text:span text:style-name="T2">tell</text:span><text:span text:style-name="T1"> </text:span><text:span text:style-name="T2">you.</text:span><text:span text:style-name="T1">”</text:span></text:p>
      <text:p text:style-name="P2">Ned<text:span text:style-name="T3"> </text:span>stopped<text:span text:style-name="T3"> </text:span>and<text:span text:style-name="T3"> </text:span>took<text:span text:style-name="T3"> </text:span>Winceham<text:span text:style-name="T3"> </text:span>by<text:span text:style-name="T3"> </text:span>the<text:span text:style-name="T3"> </text:span>shoulder.<text:span text:style-name="T3"> </text:span>His<text:span text:style-name="T3"> </text:span>face<text:span text:style-name="T3"> </text:span>became<text:span text:style-name="T3"> </text:span>grim,<text:span text:style-name="T3"> </text:span>his<text:span text:style-name="T3"> </text:span>voice<text:span text:style-name="T3"> </text:span>unusually<text:span text:style-name="T3"> </text:span>stern<text:span text:style-name="T3"> </text:span>and<text:span text:style-name="T3"> </text:span>cold:</text:p>
      <text:p text:style-name="P1"><text:span text:style-name="T1">“</text:span><text:span text:style-name="T2">I</text:span><text:span text:style-name="T1">’</text:span><text:span text:style-name="T2">ve</text:span><text:span text:style-name="T1"> </text:span><text:span text:style-name="T2">invoked</text:span><text:span text:style-name="T1"> </text:span><text:span text:style-name="T2">Nadragatea</text:span><text:span text:style-name="T1"> </text:span><text:span text:style-name="T2">on</text:span><text:span text:style-name="T1"> </text:span><text:span text:style-name="T2">you,</text:span><text:span text:style-name="T1"> </text:span><text:span text:style-name="T2">Winceham.</text:span><text:span text:style-name="T1"> </text:span><text:span text:style-name="T2">This</text:span><text:span text:style-name="T1"> </text:span><text:span text:style-name="T2">is</text:span><text:span text:style-name="T1"> </text:span><text:span text:style-name="T2">one</text:span><text:span text:style-name="T1"> </text:span><text:span text:style-name="T2">tale</text:span><text:span text:style-name="T1"> </text:span><text:span text:style-name="T2">you</text:span><text:span text:style-name="T1">’</text:span><text:span text:style-name="T2">ll</text:span><text:span text:style-name="T1"> </text:span><text:span text:style-name="T2">have</text:span><text:span text:style-name="T1"> </text:span><text:span text:style-name="T2">to</text:span><text:span text:style-name="T1"> </text:span><text:span text:style-name="T2">follow</text:span><text:span text:style-name="T1"> </text:span><text:span text:style-name="T2">to</text:span><text:span text:style-name="T1"> </text:span><text:span text:style-name="T2">the</text:span><text:span text:style-name="T1"> </text:span><text:span text:style-name="T2">end,</text:span><text:span text:style-name="T1"> </text:span><text:span text:style-name="T2">you</text:span><text:span text:style-name="T1"> </text:span><text:span text:style-name="T2">know</text:span><text:span text:style-name="T1"> </text:span><text:span text:style-name="T2">that.</text:span><text:span text:style-name="T1"> </text:span><text:span text:style-name="T2">Don</text:span><text:span text:style-name="T1">’</text:span><text:span text:style-name="T2">t</text:span><text:span text:style-name="T1"> </text:span><text:span text:style-name="T2">just</text:span><text:span text:style-name="T1"> </text:span><text:span text:style-name="T2">pretend;</text:span><text:span text:style-name="T1"> </text:span><text:span text:style-name="T2">your</text:span><text:span text:style-name="T1"> </text:span><text:span text:style-name="T2">life</text:span><text:span text:style-name="T1"> </text:span><text:span text:style-name="T2">depends</text:span><text:span text:style-name="T1"> </text:span><text:span text:style-name="T2">on</text:span><text:span text:style-name="T1"> </text:span><text:span text:style-name="T2">that</text:span><text:span text:style-name="T1"> </text:span><text:span text:style-name="T2">as</text:span><text:span text:style-name="T1"> </text:span><text:span text:style-name="T2">well.</text:span><text:span text:style-name="T1">”</text:span></text:p>
      <text:p text:style-name="P2">Winceham<text:span text:style-name="T3"> </text:span>looked<text:span text:style-name="T3"> </text:span>instantly<text:span text:style-name="T3"> </text:span>and<text:span text:style-name="T3"> </text:span>genuinely<text:span text:style-name="T3"> </text:span>hurt;<text:span text:style-name="T3"> </text:span>his<text:span text:style-name="T3"> </text:span>eyes<text:span text:style-name="T3"> </text:span>searched<text:span text:style-name="T3"> </text:span>Ned<text:span text:style-name="T3">’</text:span>s<text:span text:style-name="T3"> </text:span>face<text:span text:style-name="T3"> </text:span>for<text:span text:style-name="T3"> </text:span>signs<text:span text:style-name="T3"> </text:span>of<text:span text:style-name="T3"> </text:span>the<text:span text:style-name="T3"> </text:span>young<text:span text:style-name="T3"> </text:span>lad<text:span text:style-name="T3"> </text:span>who<text:span text:style-name="T3"> </text:span>had<text:span text:style-name="T3"> </text:span>grown<text:span text:style-name="T3"> </text:span>into<text:span text:style-name="T3"> </text:span>as<text:span text:style-name="T3"> </text:span>much<text:span text:style-name="T3"> </text:span>as<text:span text:style-name="T3"> </text:span>a<text:span text:style-name="T3"> </text:span>friend<text:span text:style-name="T3"> </text:span>as<text:span text:style-name="T3"> </text:span>his<text:span text:style-name="T3"> </text:span>father.<text:span text:style-name="T3"> </text:span>He<text:span text:style-name="T3"> </text:span>saw<text:span text:style-name="T3"> </text:span>little<text:span text:style-name="T3"> </text:span>of<text:span text:style-name="T3"> </text:span>the<text:span text:style-name="T3"> </text:span>boy<text:span text:style-name="T3"> </text:span>he<text:span text:style-name="T3"> </text:span>remembered;<text:span text:style-name="T3"> </text:span>instead,<text:span text:style-name="T3"> </text:span>he<text:span text:style-name="T3"> </text:span>was<text:span text:style-name="T3"> </text:span>looking<text:span text:style-name="T3"> </text:span>at<text:span text:style-name="T3"> </text:span>a<text:span text:style-name="T3"> </text:span>strong-willed<text:span text:style-name="T3"> </text:span>man,<text:span text:style-name="T3"> </text:span>indeed<text:span text:style-name="T3"> </text:span>more<text:span text:style-name="T3"> </text:span>than<text:span text:style-name="T3"> </text:span>the<text:span text:style-name="T3"> </text:span>boy<text:span text:style-name="T3">’</text:span>s<text:span text:style-name="T3"> </text:span>father<text:span text:style-name="T3"> </text:span>had<text:span text:style-name="T3"> </text:span>ever<text:span text:style-name="T3"> </text:span>been.</text:p>
      <text:p text:style-name="P1"><text:span text:style-name="T1">“</text:span><text:span text:style-name="T2">You</text:span><text:span text:style-name="T1">’</text:span><text:span text:style-name="T2">re</text:span><text:span text:style-name="T1"> </text:span><text:span text:style-name="T2">right</text:span><text:span text:style-name="T1"> </text:span><text:span text:style-name="T2">laddie,</text:span><text:span text:style-name="T1"> </text:span><text:span text:style-name="T2">I</text:span><text:span text:style-name="T1">’</text:span><text:span text:style-name="T2">m</text:span><text:span text:style-name="T1"> </text:span><text:span text:style-name="T2">full</text:span><text:span text:style-name="T1"> </text:span><text:span text:style-name="T2">of</text:span><text:span text:style-name="T1"> </text:span><text:span text:style-name="T2">it.</text:span><text:span text:style-name="T1"> </text:span><text:span text:style-name="T2">Well,</text:span><text:span text:style-name="T1"> </text:span><text:span text:style-name="T2">sometimes.</text:span><text:span text:style-name="T1"> </text:span><text:span text:style-name="T2">I</text:span><text:span text:style-name="T1">’</text:span><text:span text:style-name="T2">m</text:span><text:span text:style-name="T1"> </text:span><text:span text:style-name="T2">just</text:span><text:span text:style-name="T1"> </text:span><text:span text:style-name="T2">saying,</text:span><text:span text:style-name="T1"> </text:span><text:span text:style-name="T2">I</text:span><text:span text:style-name="T1"> </text:span><text:span text:style-name="T2">don</text:span><text:span text:style-name="T1">’</text:span><text:span text:style-name="T2">t</text:span><text:span text:style-name="T1"> </text:span><text:span text:style-name="T2">like</text:span><text:span text:style-name="T1"> </text:span><text:span text:style-name="T2">that</text:span><text:span text:style-name="T1"> </text:span><text:span text:style-name="T2">bunny</text:span><text:span text:style-name="T1"> </text:span><text:span text:style-name="T2">one</text:span><text:span text:style-name="T1"> </text:span><text:span text:style-name="T2">bit,</text:span><text:span text:style-name="T1"> </text:span><text:span text:style-name="T2">that</text:span><text:span text:style-name="T1">’</text:span><text:span text:style-name="T2">s</text:span><text:span text:style-name="T1"> </text:span><text:span text:style-name="T2">all,</text:span><text:span text:style-name="T1">” </text:span><text:span text:style-name="T2">said</text:span><text:span text:style-name="T1"> </text:span><text:span text:style-name="T2">Winceham,</text:span><text:span text:style-name="T1"> </text:span><text:span text:style-name="T2">sounding</text:span><text:span text:style-name="T1"> </text:span><text:span text:style-name="T2">apologetic.</text:span></text:p>
      <text:p text:style-name="P2">Ned<text:span text:style-name="T3"> </text:span>nodded<text:span text:style-name="T3"> </text:span>with<text:span text:style-name="T3"> </text:span>an<text:span text:style-name="T3"> </text:span>understanding<text:span text:style-name="T3"> </text:span>look.<text:span text:style-name="T3"> </text:span>He<text:span text:style-name="T3"> </text:span>motioned<text:span text:style-name="T3"> </text:span>them<text:span text:style-name="T3"> </text:span>to<text:span text:style-name="T3"> </text:span>move<text:span text:style-name="T3"> </text:span>on<text:span text:style-name="T3"> </text:span>again<text:span text:style-name="T3"> </text:span>even<text:span text:style-name="T3"> </text:span>as<text:span text:style-name="T3"> </text:span>Lernea<text:span text:style-name="T3"> </text:span>caught<text:span text:style-name="T3"> </text:span>up<text:span text:style-name="T3"> </text:span>from<text:span text:style-name="T3"> </text:span>behind,<text:span text:style-name="T3"> </text:span>where<text:span text:style-name="T3"> </text:span>she<text:span text:style-name="T3"> </text:span>had<text:span text:style-name="T3"> </text:span>been<text:span text:style-name="T3"> </text:span>scouting<text:span text:style-name="T3"> </text:span>from<text:span text:style-name="T3"> </text:span>the<text:span text:style-name="T3"> </text:span>last<text:span text:style-name="T3"> </text:span>hilltop<text:span text:style-name="T3"> </text:span>they<text:span text:style-name="T3"> </text:span>had<text:span text:style-name="T3"> </text:span>climbed<text:span text:style-name="T3"> </text:span>down<text:span text:style-name="T3"> </text:span>from.</text:p>
      <text:p text:style-name="P1"><text:span text:style-name="T1">“</text:span><text:span text:style-name="T2">Nothing,</text:span><text:span text:style-name="T1"> </text:span><text:span text:style-name="T2">for</text:span><text:span text:style-name="T1"> </text:span><text:span text:style-name="T2">as</text:span><text:span text:style-name="T1"> </text:span><text:span text:style-name="T2">far</text:span><text:span text:style-name="T1"> </text:span><text:span text:style-name="T2">as</text:span><text:span text:style-name="T1"> </text:span><text:span text:style-name="T2">I</text:span><text:span text:style-name="T1"> </text:span><text:span text:style-name="T2">could</text:span><text:span text:style-name="T1"> </text:span><text:span text:style-name="T2">see.</text:span><text:span text:style-name="T1"> </text:span><text:span text:style-name="T2">No-one</text:span><text:span text:style-name="T1"> </text:span><text:span text:style-name="T2">is</text:span><text:span text:style-name="T1"> </text:span><text:span text:style-name="T2">on</text:span><text:span text:style-name="T1"> </text:span><text:span text:style-name="T2">our</text:span><text:span text:style-name="T1"> </text:span><text:span text:style-name="T2">trail.</text:span><text:span text:style-name="T1"> </text:span><text:span text:style-name="T2">If</text:span><text:span text:style-name="T1"> </text:span><text:span text:style-name="T2">someone</text:span><text:span text:style-name="T1">’</text:span><text:span text:style-name="T2">s</text:span><text:span text:style-name="T1"> </text:span><text:span text:style-name="T2">out</text:span><text:span text:style-name="T1"> </text:span><text:span text:style-name="T2">this</text:span><text:span text:style-name="T1"> </text:span><text:span text:style-name="T2">far</text:span><text:span text:style-name="T1"> </text:span><text:span text:style-name="T2">to</text:span><text:span text:style-name="T1"> </text:span><text:span text:style-name="T2">get</text:span><text:span text:style-name="T1"> </text:span><text:span text:style-name="T2">us,</text:span><text:span text:style-name="T1"> </text:span><text:span text:style-name="T2">they</text:span><text:span text:style-name="T1">’</text:span><text:span text:style-name="T2">re</text:span><text:span text:style-name="T1"> </text:span><text:span text:style-name="T2">probably</text:span><text:span text:style-name="T1"> </text:span><text:span text:style-name="T2">lost</text:span><text:span text:style-name="T1"> </text:span><text:span text:style-name="T2">someplace</text:span><text:span text:style-name="T1"> </text:span><text:span text:style-name="T2">or</text:span><text:span text:style-name="T1"> </text:span><text:span text:style-name="T2">coming</text:span><text:span text:style-name="T1"> </text:span><text:span text:style-name="T2">at</text:span><text:span text:style-name="T1"> </text:span><text:span text:style-name="T2">us</text:span><text:span text:style-name="T1"> </text:span><text:span text:style-name="T2">from</text:span><text:span text:style-name="T1"> </text:span><text:span text:style-name="T2">a</text:span><text:span text:style-name="T1"> </text:span><text:span text:style-name="T2">totally</text:span><text:span text:style-name="T1"> </text:span><text:span text:style-name="T2">different</text:span><text:span text:style-name="T1"> </text:span><text:span text:style-name="T2">direction.</text:span><text:span text:style-name="T1"> </text:span><text:span text:style-name="T2">No</text:span><text:span text:style-name="T1"> </text:span><text:span text:style-name="T2">torches</text:span><text:span text:style-name="T1"> </text:span><text:span text:style-name="T2">or</text:span><text:span text:style-name="T1"> </text:span><text:span text:style-name="T2">lamps,</text:span><text:span text:style-name="T1"> </text:span><text:span text:style-name="T2">or</text:span><text:span text:style-name="T1"> </text:span><text:span text:style-name="T2">light</text:span><text:span text:style-name="T1"> </text:span><text:span text:style-name="T2">of</text:span><text:span text:style-name="T1"> </text:span><text:span text:style-name="T2">any</text:span><text:span text:style-name="T1"> </text:span><text:span text:style-name="T2">kind,</text:span><text:span text:style-name="T1">” </text:span><text:span text:style-name="T2">said</text:span><text:span text:style-name="T1"> </text:span><text:span text:style-name="T2">Lernea,</text:span><text:span text:style-name="T1"> </text:span><text:span text:style-name="T2">a</text:span><text:span text:style-name="T1"> </text:span><text:span text:style-name="T2">little</text:span><text:span text:style-name="T1"> </text:span><text:span text:style-name="T2">short</text:span><text:span text:style-name="T1"> </text:span><text:span text:style-name="T2">on</text:span><text:span text:style-name="T1"> </text:span><text:span text:style-name="T2">breath.</text:span></text:p>
      <text:p text:style-name="P1"><text:soft-page-break/><text:span text:style-name="T1">“</text:span><text:span text:style-name="T2">You</text:span><text:span text:style-name="T1"> </text:span><text:span text:style-name="T2">don</text:span><text:span text:style-name="T1">’</text:span><text:span text:style-name="T2">t</text:span><text:span text:style-name="T1"> </text:span><text:span text:style-name="T2">know</text:span><text:span text:style-name="T1"> </text:span><text:span text:style-name="T2">what</text:span><text:span text:style-name="T1"> </text:span><text:span text:style-name="T2">to</text:span><text:span text:style-name="T1"> </text:span><text:span text:style-name="T2">expect</text:span><text:span text:style-name="T1"> </text:span><text:span text:style-name="T2">from</text:span><text:span text:style-name="T1"> </text:span><text:span text:style-name="T2">Hobb.</text:span><text:span text:style-name="T1"> </text:span><text:span text:style-name="T2">It</text:span><text:span text:style-name="T1"> </text:span><text:span text:style-name="T2">does</text:span><text:span text:style-name="T1"> </text:span><text:span text:style-name="T2">make</text:span><text:span text:style-name="T1"> </text:span><text:span text:style-name="T2">sense</text:span><text:span text:style-name="T1"> </text:span><text:span text:style-name="T2">though;</text:span><text:span text:style-name="T1"> </text:span><text:span text:style-name="T2">they</text:span><text:span text:style-name="T1"> </text:span><text:span text:style-name="T2">sent</text:span><text:span text:style-name="T1"> </text:span><text:span text:style-name="T2">a</text:span><text:span text:style-name="T1"> </text:span><text:span text:style-name="T2">mob</text:span><text:span text:style-name="T1"> </text:span><text:span text:style-name="T2">after</text:span><text:span text:style-name="T1"> </text:span><text:span text:style-name="T2">us,</text:span><text:span text:style-name="T1"> </text:span><text:span text:style-name="T2">but</text:span><text:span text:style-name="T1"> </text:span><text:span text:style-name="T2">we</text:span><text:span text:style-name="T1"> </text:span><text:span text:style-name="T2">weren</text:span><text:span text:style-name="T1">’</text:span><text:span text:style-name="T2">t</text:span><text:span text:style-name="T1"> </text:span><text:span text:style-name="T2">there.</text:span><text:span text:style-name="T1"> </text:span><text:span text:style-name="T2">As</text:span><text:span text:style-name="T1"> </text:span><text:span text:style-name="T2">long</text:span><text:span text:style-name="T1"> </text:span><text:span text:style-name="T2">as</text:span><text:span text:style-name="T1"> </text:span><text:span text:style-name="T2">we</text:span><text:span text:style-name="T1">’</text:span><text:span text:style-name="T2">re</text:span><text:span text:style-name="T1"> </text:span><text:span text:style-name="T2">out</text:span><text:span text:style-name="T1"> </text:span><text:span text:style-name="T2">of</text:span><text:span text:style-name="T1"> </text:span><text:span text:style-name="T2">the</text:span><text:span text:style-name="T1"> </text:span><text:span text:style-name="T2">picture,</text:span><text:span text:style-name="T1"> </text:span><text:span text:style-name="T2">Hobb</text:span><text:span text:style-name="T1"> </text:span><text:span text:style-name="T2">will</text:span><text:span text:style-name="T1"> </text:span><text:span text:style-name="T2">have</text:span><text:span text:style-name="T1"> </text:span><text:span text:style-name="T2">the</text:span><text:span text:style-name="T1"> </text:span><text:span text:style-name="T2">Sniggering</text:span><text:span text:style-name="T1"> </text:span><text:span text:style-name="T2">Pig</text:span><text:span text:style-name="T1"> </text:span><text:span text:style-name="T2">to</text:span><text:span text:style-name="T1"> </text:span><text:span text:style-name="T2">himself</text:span><text:span text:style-name="T1"> </text:span><text:span text:style-name="T2">anyway.</text:span><text:span text:style-name="T1"> </text:span><text:span text:style-name="T2">As</text:span><text:span text:style-name="T1"> </text:span><text:span text:style-name="T2">far</text:span><text:span text:style-name="T1"> </text:span><text:span text:style-name="T2">as</text:span><text:span text:style-name="T1"> </text:span><text:span text:style-name="T2">he</text:span><text:span text:style-name="T1">’</text:span><text:span text:style-name="T2">s</text:span><text:span text:style-name="T1"> </text:span><text:span text:style-name="T2">concerned,</text:span><text:span text:style-name="T1"> </text:span><text:span text:style-name="T2">we</text:span><text:span text:style-name="T1">’</text:span><text:span text:style-name="T2">ve</text:span><text:span text:style-name="T1"> </text:span><text:span text:style-name="T2">turned</text:span><text:span text:style-name="T1"> </text:span><text:span text:style-name="T2">tail</text:span><text:span text:style-name="T1"> </text:span><text:span text:style-name="T2">and</text:span><text:span text:style-name="T1"> </text:span><text:span text:style-name="T2">ran,</text:span><text:span text:style-name="T1"> </text:span><text:span text:style-name="T2">never</text:span><text:span text:style-name="T1"> </text:span><text:span text:style-name="T2">to</text:span><text:span text:style-name="T1"> </text:span><text:span text:style-name="T2">show</text:span><text:span text:style-name="T1"> </text:span><text:span text:style-name="T2">our</text:span><text:span text:style-name="T1"> </text:span><text:span text:style-name="T2">faces</text:span><text:span text:style-name="T1"> </text:span><text:span text:style-name="T2">again,</text:span><text:span text:style-name="T1">” </text:span><text:span text:style-name="T2">Ned</text:span><text:span text:style-name="T1"> </text:span><text:span text:style-name="T2">told</text:span><text:span text:style-name="T1"> </text:span><text:span text:style-name="T2">Lernea,</text:span><text:span text:style-name="T1"> </text:span><text:span text:style-name="T2">who</text:span><text:span text:style-name="T1"> </text:span><text:span text:style-name="T2">in</text:span><text:span text:style-name="T1"> </text:span><text:span text:style-name="T2">turn</text:span><text:span text:style-name="T1"> </text:span><text:span text:style-name="T2">asked:</text:span></text:p>
      <text:p text:style-name="P1"><text:span text:style-name="T1">“</text:span><text:span text:style-name="T2">What</text:span><text:span text:style-name="T1"> </text:span><text:span text:style-name="T2">about</text:span><text:span text:style-name="T1"> </text:span><text:span text:style-name="T2">the</text:span><text:span text:style-name="T1"> </text:span><text:span text:style-name="T2">ape-man?</text:span><text:span text:style-name="T1"> </text:span><text:span text:style-name="T2">Won</text:span><text:span text:style-name="T1">’</text:span><text:span text:style-name="T2">t</text:span><text:span text:style-name="T1"> </text:span><text:span text:style-name="T2">that</text:span><text:span text:style-name="T1"> </text:span><text:span text:style-name="T2">man,</text:span><text:span text:style-name="T1"> </text:span><text:span text:style-name="T2">Culliper,</text:span><text:span text:style-name="T1"> </text:span><text:span text:style-name="T2">seek</text:span><text:span text:style-name="T1"> </text:span><text:span text:style-name="T2">revenge</text:span><text:span text:style-name="T1"> </text:span><text:span text:style-name="T2">for</text:span><text:span text:style-name="T1"> </text:span><text:span text:style-name="T2">his</text:span><text:span text:style-name="T1"> </text:span><text:span text:style-name="T2">comrade?</text:span><text:span text:style-name="T1">”</text:span></text:p>
      <text:p text:style-name="P1"><text:span text:style-name="T1">“</text:span><text:span text:style-name="T2">Culliper?</text:span><text:span text:style-name="T1">” </text:span><text:span text:style-name="T2">cut</text:span><text:span text:style-name="T1"> </text:span><text:span text:style-name="T2">in</text:span><text:span text:style-name="T1"> </text:span><text:span text:style-name="T2">Winceham</text:span><text:span text:style-name="T1"> </text:span><text:span text:style-name="T2">with</text:span><text:span text:style-name="T1"> </text:span><text:span text:style-name="T2">a</text:span><text:span text:style-name="T1"> </text:span><text:span text:style-name="T2">snorting</text:span><text:span text:style-name="T1"> </text:span><text:span text:style-name="T2">laughter</text:span><text:span text:style-name="T1"> </text:span><text:span text:style-name="T2">full</text:span><text:span text:style-name="T1"> </text:span><text:span text:style-name="T2">of</text:span><text:span text:style-name="T1"> </text:span><text:span text:style-name="T2">disbelief</text:span><text:span text:style-name="T1"> </text:span><text:span text:style-name="T2">and</text:span><text:span text:style-name="T1"> </text:span><text:span text:style-name="T2">added:</text:span></text:p>
      <text:p text:style-name="P1"><text:span text:style-name="T1">“</text:span><text:span text:style-name="T2">That</text:span><text:span text:style-name="T1"> </text:span><text:span text:style-name="T2">sea-maggot</text:span><text:span text:style-name="T1"> </text:span><text:span text:style-name="T2">is</text:span><text:span text:style-name="T1"> </text:span><text:span text:style-name="T2">a</text:span><text:span text:style-name="T1"> </text:span><text:span text:style-name="T2">slave-driver,</text:span><text:span text:style-name="T1"> </text:span><text:span text:style-name="T2">pure</text:span><text:span text:style-name="T1"> </text:span><text:span text:style-name="T2">and</text:span><text:span text:style-name="T1"> </text:span><text:span text:style-name="T2">simple.</text:span><text:span text:style-name="T1"> </text:span><text:span text:style-name="T2">The</text:span><text:span text:style-name="T1"> </text:span><text:span text:style-name="T2">only</text:span><text:span text:style-name="T1"> </text:span><text:span text:style-name="T2">thing</text:span><text:span text:style-name="T1"> </text:span><text:span text:style-name="T2">he</text:span><text:span text:style-name="T1"> </text:span><text:span text:style-name="T2">cares</text:span><text:span text:style-name="T1"> </text:span><text:span text:style-name="T2">about</text:span><text:span text:style-name="T1"> </text:span><text:span text:style-name="T2">is</text:span><text:span text:style-name="T1"> </text:span><text:span text:style-name="T2">his</text:span><text:span text:style-name="T1"> </text:span><text:span text:style-name="T2">hide</text:span><text:span text:style-name="T1"> </text:span><text:span text:style-name="T2">and</text:span><text:span text:style-name="T1"> </text:span><text:span text:style-name="T2">his</text:span><text:span text:style-name="T1"> </text:span><text:span text:style-name="T2">loot.</text:span><text:span text:style-name="T1"> </text:span><text:span text:style-name="T2">For</text:span><text:span text:style-name="T1"> </text:span><text:span text:style-name="T2">the</text:span><text:span text:style-name="T1"> </text:span><text:span text:style-name="T2">right</text:span><text:span text:style-name="T1"> </text:span><text:span text:style-name="T2">coin,</text:span><text:span text:style-name="T1"> </text:span><text:span text:style-name="T2">Culliper</text:span><text:span text:style-name="T1"> </text:span><text:span text:style-name="T2">could</text:span><text:span text:style-name="T1"> </text:span><text:span text:style-name="T2">be</text:span><text:span text:style-name="T1"> </text:span><text:span text:style-name="T2">working</text:span><text:span text:style-name="T1"> </text:span><text:span text:style-name="T2">for</text:span><text:span text:style-name="T1"> </text:span><text:span text:style-name="T2">anyone.</text:span><text:span text:style-name="T1"> </text:span><text:span text:style-name="T2">Though</text:span><text:span text:style-name="T1"> </text:span><text:span text:style-name="T2">I</text:span><text:span text:style-name="T1"> </text:span><text:span text:style-name="T2">hear</text:span><text:span text:style-name="T1"> </text:span><text:span text:style-name="T2">those</text:span><text:span text:style-name="T1"> </text:span><text:span text:style-name="T2">ape-men</text:span><text:span text:style-name="T1"> </text:span><text:span text:style-name="T2">are</text:span><text:span text:style-name="T1"> </text:span><text:span text:style-name="T2">hard</text:span><text:span text:style-name="T1"> </text:span><text:span text:style-name="T2">to</text:span><text:span text:style-name="T1"> </text:span><text:span text:style-name="T2">come</text:span><text:span text:style-name="T1"> </text:span><text:span text:style-name="T2">by,</text:span><text:span text:style-name="T1"> </text:span><text:span text:style-name="T2">I</text:span><text:span text:style-name="T1"> </text:span><text:span text:style-name="T2">wouldn</text:span><text:span text:style-name="T1">’</text:span><text:span text:style-name="T2">t</text:span><text:span text:style-name="T1"> </text:span><text:span text:style-name="T2">worry</text:span><text:span text:style-name="T1"> </text:span><text:span text:style-name="T2">about</text:span><text:span text:style-name="T1"> </text:span><text:span text:style-name="T2">Culliper.</text:span><text:span text:style-name="T1"> </text:span><text:span text:style-name="T2">Not</text:span><text:span text:style-name="T1"> </text:span><text:span text:style-name="T2">until</text:span><text:span text:style-name="T1"> </text:span><text:span text:style-name="T2">we</text:span><text:span text:style-name="T1"> </text:span><text:span text:style-name="T2">meet</text:span><text:span text:style-name="T1"> </text:span><text:span text:style-name="T2">him</text:span><text:span text:style-name="T1"> </text:span><text:span text:style-name="T2">on</text:span><text:span text:style-name="T1"> </text:span><text:span text:style-name="T2">our</text:span><text:span text:style-name="T1"> </text:span><text:span text:style-name="T2">own</text:span><text:span text:style-name="T1"> </text:span><text:span text:style-name="T2">terms.</text:span><text:span text:style-name="T1">”</text:span></text:p>
      <text:p text:style-name="P2">Ned<text:span text:style-name="T3"> </text:span>nodded<text:span text:style-name="T3"> </text:span>in<text:span text:style-name="T3"> </text:span>agreement.<text:span text:style-name="T3"> </text:span>He<text:span text:style-name="T3"> </text:span>had<text:span text:style-name="T3"> </text:span>a<text:span text:style-name="T3"> </text:span>bitter,<text:span text:style-name="T3"> </text:span>austere<text:span text:style-name="T3"> </text:span>look<text:span text:style-name="T3"> </text:span>carved<text:span text:style-name="T3"> </text:span>across<text:span text:style-name="T3"> </text:span>his<text:span text:style-name="T3"> </text:span>face<text:span text:style-name="T3"> </text:span>when<text:span text:style-name="T3"> </text:span>he<text:span text:style-name="T3"> </text:span>said:</text:p>
      <text:p text:style-name="P1"><text:span text:style-name="T1">“</text:span><text:span text:style-name="T2">You</text:span><text:span text:style-name="T1"> </text:span><text:span text:style-name="T2">leave</text:span><text:span text:style-name="T1"> </text:span><text:span text:style-name="T2">Culliper</text:span><text:span text:style-name="T1"> </text:span><text:span text:style-name="T2">to</text:span><text:span text:style-name="T1"> </text:span><text:span text:style-name="T2">me</text:span><text:span text:style-name="T1"> </text:span><text:span text:style-name="T2">when</text:span><text:span text:style-name="T1"> </text:span><text:span text:style-name="T2">the</text:span><text:span text:style-name="T1"> </text:span><text:span text:style-name="T2">time</text:span><text:span text:style-name="T1"> </text:span><text:span text:style-name="T2">comes.</text:span><text:span text:style-name="T1">”</text:span></text:p>
      <text:p text:style-name="P1"><text:span text:style-name="T1">“</text:span><text:span text:style-name="T2">When</text:span><text:span text:style-name="T1"> </text:span><text:span text:style-name="T2">the</text:span><text:span text:style-name="T1"> </text:span><text:span text:style-name="T2">time</text:span><text:span text:style-name="T1"> </text:span><text:span text:style-name="T2">comes,</text:span><text:span text:style-name="T1"> </text:span><text:span text:style-name="T2">Ned,</text:span><text:span text:style-name="T1">” </text:span><text:span text:style-name="T2">repeated</text:span><text:span text:style-name="T1"> </text:span><text:span text:style-name="T2">Winceham</text:span><text:span text:style-name="T1"> </text:span><text:span text:style-name="T2">with</text:span><text:span text:style-name="T1"> </text:span><text:span text:style-name="T2">rare</text:span><text:span text:style-name="T1"> </text:span><text:span text:style-name="T2">somberness.</text:span><text:span text:style-name="T1"> </text:span><text:span text:style-name="T2">Lernea</text:span><text:span text:style-name="T1"> </text:span><text:span text:style-name="T2">was</text:span><text:span text:style-name="T1"> </text:span><text:span text:style-name="T2">about</text:span><text:span text:style-name="T1"> </text:span><text:span text:style-name="T2">to</text:span><text:span text:style-name="T1"> </text:span><text:span text:style-name="T2">ask</text:span><text:span text:style-name="T1"> </text:span><text:span text:style-name="T2">something</text:span><text:span text:style-name="T1"> </text:span><text:span text:style-name="T2">when</text:span><text:span text:style-name="T1"> </text:span><text:span text:style-name="T2">she</text:span><text:span text:style-name="T1"> </text:span><text:span text:style-name="T2">saw</text:span><text:span text:style-name="T1"> </text:span><text:span text:style-name="T2">her</text:span><text:span text:style-name="T1"> </text:span><text:span text:style-name="T2">sister</text:span><text:span text:style-name="T1"> </text:span><text:span text:style-name="T2">only</text:span><text:span text:style-name="T1"> </text:span><text:span text:style-name="T2">a</text:span><text:span text:style-name="T1"> </text:span><text:span text:style-name="T2">few</text:span><text:span text:style-name="T1"> </text:span><text:span text:style-name="T2">dozen</text:span><text:span text:style-name="T1"> </text:span><text:span text:style-name="T2">yards</text:span><text:span text:style-name="T1"> </text:span><text:span text:style-name="T2">up</text:span><text:span text:style-name="T1"> </text:span><text:span text:style-name="T2">ahead</text:span><text:span text:style-name="T1"> </text:span><text:span text:style-name="T2">signal</text:span><text:span text:style-name="T1"> </text:span><text:span text:style-name="T2">a</text:span><text:span text:style-name="T1"> </text:span><text:span text:style-name="T2">message</text:span><text:span text:style-name="T1"> </text:span><text:span text:style-name="T2">with</text:span><text:span text:style-name="T1"> </text:span><text:span text:style-name="T2">her</text:span><text:span text:style-name="T1"> </text:span><text:span text:style-name="T2">hands.</text:span><text:span text:style-name="T1"> </text:span><text:span text:style-name="T2">Parcifal</text:span><text:span text:style-name="T1"> </text:span><text:span text:style-name="T2">had</text:span><text:span text:style-name="T1"> </text:span><text:span text:style-name="T2">stooped</text:span><text:span text:style-name="T1"> </text:span><text:span text:style-name="T2">low,</text:span><text:span text:style-name="T1"> </text:span><text:span text:style-name="T2">her</text:span><text:span text:style-name="T1"> </text:span><text:span text:style-name="T2">gaze</text:span><text:span text:style-name="T1"> </text:span><text:span text:style-name="T2">wandering,</text:span><text:span text:style-name="T1"> </text:span><text:span text:style-name="T2">searching</text:span><text:span text:style-name="T1"> </text:span><text:span text:style-name="T2">for</text:span><text:span text:style-name="T1"> </text:span><text:span text:style-name="T2">something</text:span><text:span text:style-name="T1"> </text:span><text:span text:style-name="T2">in</text:span><text:span text:style-name="T1"> </text:span><text:span text:style-name="T2">the</text:span><text:span text:style-name="T1"> </text:span><text:span text:style-name="T2">night.</text:span><text:span text:style-name="T1"> </text:span><text:span text:style-name="T2">Lernea</text:span><text:span text:style-name="T1"> </text:span><text:span text:style-name="T2">nocked</text:span><text:span text:style-name="T1"> </text:span><text:span text:style-name="T2">an</text:span><text:span text:style-name="T1"> </text:span><text:span text:style-name="T2">arrow</text:span><text:span text:style-name="T1"> </text:span><text:span text:style-name="T2">when</text:span><text:span text:style-name="T1"> </text:span><text:span text:style-name="T2">she</text:span><text:span text:style-name="T1"> </text:span><text:span text:style-name="T2">saw</text:span><text:span text:style-name="T1"> </text:span><text:span text:style-name="T2">Encelados</text:span><text:span text:style-name="T1">’ </text:span><text:span text:style-name="T2">suddenly</text:span><text:span text:style-name="T1"> </text:span><text:span text:style-name="T2">glow</text:span><text:span text:style-name="T1"> </text:span><text:span text:style-name="T2">faintly;</text:span><text:span text:style-name="T1"> </text:span><text:span text:style-name="T2">the</text:span><text:span text:style-name="T1"> </text:span><text:span text:style-name="T2">glow</text:span><text:span text:style-name="T1"> </text:span><text:span text:style-name="T2">became</text:span><text:span text:style-name="T1"> </text:span><text:span text:style-name="T2">stronger</text:span><text:span text:style-name="T1"> </text:span><text:span text:style-name="T2">with</text:span><text:span text:style-name="T1"> </text:span><text:span text:style-name="T2">every</text:span><text:span text:style-name="T1"> </text:span><text:span text:style-name="T2">passing</text:span><text:span text:style-name="T1"> </text:span><text:span text:style-name="T2">moment.</text:span><text:span text:style-name="T1"> </text:span><text:span text:style-name="T2">She</text:span><text:span text:style-name="T1"> </text:span><text:span text:style-name="T2">signaled</text:span><text:span text:style-name="T1"> </text:span><text:span text:style-name="T2">back</text:span><text:span text:style-name="T1"> </text:span><text:span text:style-name="T2">at</text:span><text:span text:style-name="T1"> </text:span><text:span text:style-name="T2">Parcifal</text:span><text:span text:style-name="T1"> </text:span><text:span text:style-name="T2">who</text:span><text:span text:style-name="T1"> </text:span><text:span text:style-name="T2">acknowledged</text:span><text:span text:style-name="T1"> </text:span><text:span text:style-name="T2">with</text:span><text:span text:style-name="T1"> </text:span><text:span text:style-name="T2">a</text:span><text:span text:style-name="T1"> </text:span><text:span text:style-name="T2">simple</text:span><text:span text:style-name="T1"> </text:span><text:span text:style-name="T2">nod.</text:span><text:span text:style-name="T1"> </text:span><text:span text:style-name="T2">She</text:span><text:span text:style-name="T1"> </text:span><text:span text:style-name="T2">had</text:span><text:span text:style-name="T1"> </text:span><text:span text:style-name="T2">to</text:span><text:span text:style-name="T1"> </text:span><text:span text:style-name="T2">reign</text:span><text:span text:style-name="T1"> </text:span><text:span text:style-name="T2">in</text:span><text:span text:style-name="T1"> </text:span><text:span text:style-name="T2">Theo</text:span><text:span text:style-name="T1">’</text:span><text:span text:style-name="T2">s</text:span><text:span text:style-name="T1"> </text:span><text:span text:style-name="T2">mouth</text:span><text:span text:style-name="T1"> </text:span><text:span text:style-name="T2">with</text:span><text:span text:style-name="T1"> </text:span><text:span text:style-name="T2">her</text:span><text:span text:style-name="T1"> </text:span><text:span text:style-name="T2">free</text:span><text:span text:style-name="T1"> </text:span><text:span text:style-name="T2">hand.</text:span><text:span text:style-name="T1"> </text:span><text:span text:style-name="T2">It</text:span><text:span text:style-name="T1"> </text:span><text:span text:style-name="T2">seemed</text:span><text:span text:style-name="T1"> </text:span><text:span text:style-name="T2">to</text:span><text:span text:style-name="T1"> </text:span><text:span text:style-name="T2">her</text:span><text:span text:style-name="T1"> </text:span><text:span text:style-name="T2">that</text:span><text:span text:style-name="T1"> </text:span><text:span text:style-name="T2">the</text:span><text:span text:style-name="T1"> </text:span><text:span text:style-name="T2">woodkin</text:span><text:span text:style-name="T1"> </text:span><text:span text:style-name="T2">had</text:span><text:span text:style-name="T1"> </text:span><text:span text:style-name="T2">a</text:span><text:span text:style-name="T1"> </text:span><text:span text:style-name="T2">very</text:span><text:span text:style-name="T1"> </text:span><text:span text:style-name="T2">vague</text:span><text:span text:style-name="T1"> </text:span><text:span text:style-name="T2">idea</text:span><text:span text:style-name="T1"> </text:span><text:span text:style-name="T2">of</text:span><text:span text:style-name="T1"> </text:span><text:span text:style-name="T2">danger,</text:span><text:span text:style-name="T1"> </text:span><text:span text:style-name="T2">as</text:span><text:span text:style-name="T1"> </text:span><text:span text:style-name="T2">something</text:span><text:span text:style-name="T1"> </text:span><text:span text:style-name="T2">that</text:span><text:span text:style-name="T1"> </text:span><text:span text:style-name="T2">could</text:span><text:span text:style-name="T1"> </text:span><text:span text:style-name="T2">only</text:span><text:span text:style-name="T1"> </text:span><text:span text:style-name="T2">affect</text:span><text:span text:style-name="T1"> </text:span><text:span text:style-name="T2">other</text:span><text:span text:style-name="T1"> </text:span><text:span text:style-name="T2">people.</text:span></text:p>
      <text:p text:style-name="P2">A<text:span text:style-name="T3"> </text:span>faint<text:span text:style-name="T3"> </text:span>hope<text:span text:style-name="T3"> </text:span>of<text:span text:style-name="T3"> </text:span>Winceham<text:span text:style-name="T3"> </text:span>being<text:span text:style-name="T3"> </text:span>mistaken<text:span text:style-name="T3"> </text:span>in<text:span text:style-name="T3"> </text:span>his<text:span text:style-name="T3"> </text:span>assumption<text:span text:style-name="T3"> </text:span>that<text:span text:style-name="T3"> </text:span>something<text:span text:style-name="T3"> </text:span>was<text:span text:style-name="T3"> </text:span>amiss<text:span text:style-name="T3"> </text:span>sprung<text:span text:style-name="T3"> </text:span>up<text:span text:style-name="T3"> </text:span>inside<text:span text:style-name="T3"> </text:span>him.<text:span text:style-name="T3"> </text:span>He<text:span text:style-name="T3"> </text:span>felt<text:span text:style-name="T3"> </text:span>he<text:span text:style-name="T3"> </text:span>had<text:span text:style-name="T3"> </text:span>to<text:span text:style-name="T3"> </text:span>ask<text:span text:style-name="T3"> </text:span>in<text:span text:style-name="T3"> </text:span>a<text:span text:style-name="T3"> </text:span>low<text:span text:style-name="T3"> </text:span>voice:</text:p>
      <text:p text:style-name="P1"><text:span text:style-name="T1">“</text:span><text:span text:style-name="T2">The</text:span><text:span text:style-name="T1"> </text:span><text:span text:style-name="T2">sword</text:span><text:span text:style-name="T1">’</text:span><text:span text:style-name="T2">s</text:span><text:span text:style-name="T1"> </text:span><text:span text:style-name="T2">glowing?</text:span><text:span text:style-name="T1"> </text:span><text:span text:style-name="T2">Is</text:span><text:span text:style-name="T1"> </text:span><text:span text:style-name="T2">that</text:span><text:span text:style-name="T1"> </text:span><text:span text:style-name="T2">normal?</text:span><text:span text:style-name="T1">”</text:span></text:p>
      <text:p text:style-name="P2">She<text:span text:style-name="T3"> </text:span>simply<text:span text:style-name="T3"> </text:span>shook<text:span text:style-name="T3"> </text:span>her<text:span text:style-name="T3"> </text:span>head<text:span text:style-name="T3"> </text:span>and<text:span text:style-name="T3"> </text:span>without<text:span text:style-name="T3"> </text:span>turning<text:span text:style-name="T3"> </text:span>her<text:span text:style-name="T3"> </text:span>head<text:span text:style-name="T3"> </text:span>replied:</text:p>
      <text:p text:style-name="P1"><text:span text:style-name="T1">“</text:span><text:span text:style-name="T2">Something</text:span><text:span text:style-name="T1"> </text:span><text:span text:style-name="T2">evil</text:span><text:span text:style-name="T1"> </text:span><text:span text:style-name="T2">lurks</text:span><text:span text:style-name="T1"> </text:span><text:span text:style-name="T2">nearby.</text:span><text:span text:style-name="T1">”</text:span></text:p>
      <text:p text:style-name="P2">Ned<text:span text:style-name="T3"> </text:span>fed<text:span text:style-name="T3"> </text:span>a<text:span text:style-name="T3"> </text:span>bolt<text:span text:style-name="T3"> </text:span>in<text:span text:style-name="T3"> </text:span>his<text:span text:style-name="T3"> </text:span>crossbow<text:span text:style-name="T3"> </text:span>and<text:span text:style-name="T3"> </text:span>readied<text:span text:style-name="T3"> </text:span>it<text:span text:style-name="T3"> </text:span>in<text:span text:style-name="T3"> </text:span>his<text:span text:style-name="T3"> </text:span>hand,<text:span text:style-name="T3"> </text:span>even<text:span text:style-name="T3"> </text:span>as<text:span text:style-name="T3"> </text:span>Winceham<text:span text:style-name="T3"> </text:span>drew<text:span text:style-name="T3"> </text:span>his<text:span text:style-name="T3"> </text:span>stiletto<text:span text:style-name="T3"> </text:span>and<text:span text:style-name="T3"> </text:span>headed<text:span text:style-name="T3"> </text:span>off<text:span text:style-name="T3"> </text:span>amidst<text:span text:style-name="T3"> </text:span>the<text:span text:style-name="T3"> </text:span>thick<text:span text:style-name="T3"> </text:span>brush.</text:p>
      <text:p text:style-name="P1"><text:span text:style-name="T1">“</text:span><text:span text:style-name="T2">Where</text:span><text:span text:style-name="T1"> </text:span><text:span text:style-name="T2">are</text:span><text:span text:style-name="T1"> </text:span><text:span text:style-name="T2">you</text:span><text:span text:style-name="T1"> </text:span><text:span text:style-name="T2">going?</text:span><text:span text:style-name="T1">” </text:span><text:span text:style-name="T2">asked</text:span><text:span text:style-name="T1"> </text:span><text:span text:style-name="T2">Ned</text:span><text:span text:style-name="T1"> </text:span><text:span text:style-name="T2">with</text:span><text:span text:style-name="T1"> </text:span><text:span text:style-name="T2">urgency.</text:span></text:p>
      <text:p text:style-name="P1"><text:span text:style-name="T1">“</text:span><text:span text:style-name="T2">I</text:span><text:span text:style-name="T1">’</text:span><text:span text:style-name="T2">ll</text:span><text:span text:style-name="T1"> </text:span><text:span text:style-name="T2">scout</text:span><text:span text:style-name="T1"> </text:span><text:span text:style-name="T2">around.</text:span><text:span text:style-name="T1"> </text:span><text:span text:style-name="T2">Need</text:span><text:span text:style-name="T1"> </text:span><text:span text:style-name="T2">to</text:span><text:span text:style-name="T1"> </text:span><text:span text:style-name="T2">make</text:span><text:span text:style-name="T1"> </text:span><text:span text:style-name="T2">myself</text:span><text:span text:style-name="T1"> </text:span><text:span text:style-name="T2">sparse</text:span><text:span text:style-name="T1"> </text:span><text:span text:style-name="T2">if</text:span><text:span text:style-name="T1"> </text:span><text:span text:style-name="T2">I</text:span><text:span text:style-name="T1"> </text:span><text:span text:style-name="T2">am</text:span><text:span text:style-name="T1"> </text:span><text:span text:style-name="T2">to</text:span><text:span text:style-name="T1"> </text:span><text:span text:style-name="T2">strike</text:span><text:span text:style-name="T1"> </text:span><text:span text:style-name="T2">from</text:span><text:span text:style-name="T1"> </text:span><text:span text:style-name="T2">the</text:span><text:span text:style-name="T1"> </text:span><text:span text:style-name="T2">shadows,</text:span><text:span text:style-name="T1"> </text:span><text:span text:style-name="T2">lad.</text:span><text:span text:style-name="T1">”</text:span></text:p>
      <text:p text:style-name="P1"><text:span text:style-name="T1">“</text:span><text:span text:style-name="T2">It</text:span><text:span text:style-name="T1">’</text:span><text:span text:style-name="T2">s</text:span><text:span text:style-name="T1"> </text:span><text:span text:style-name="T2">a</text:span><text:span text:style-name="T1"> </text:span><text:span text:style-name="T2">moonless</text:span><text:span text:style-name="T1"> </text:span><text:span text:style-name="T2">night,</text:span><text:span text:style-name="T1"> </text:span><text:span text:style-name="T2">there</text:span><text:span text:style-name="T1">’</text:span><text:span text:style-name="T2">s</text:span><text:span text:style-name="T1"> </text:span><text:span text:style-name="T2">shadows</text:span><text:span text:style-name="T1"> </text:span><text:span text:style-name="T2">everywhere,</text:span><text:span text:style-name="T1">” </text:span><text:span text:style-name="T2">said</text:span><text:span text:style-name="T1"> </text:span><text:span text:style-name="T2">Ned</text:span><text:span text:style-name="T1"> </text:span><text:span text:style-name="T2">sounding</text:span><text:span text:style-name="T1"> </text:span><text:span text:style-name="T2">confused.</text:span></text:p>
      <text:p text:style-name="P1"><text:span text:style-name="T1">“</text:span><text:span text:style-name="T2">Exactly,</text:span><text:span text:style-name="T1">” </text:span><text:span text:style-name="T2">said</text:span><text:span text:style-name="T1"> </text:span><text:span text:style-name="T2">Winceham</text:span><text:span text:style-name="T1"> </text:span><text:span text:style-name="T2">and</text:span><text:span text:style-name="T1"> </text:span><text:span text:style-name="T2">nodded</text:span><text:span text:style-name="T1"> </text:span><text:span text:style-name="T2">to</text:span><text:span text:style-name="T1"> </text:span><text:span text:style-name="T2">Lernea</text:span><text:span text:style-name="T1"> </text:span><text:span text:style-name="T2">who</text:span><text:span text:style-name="T1"> </text:span><text:span text:style-name="T2">afforded</text:span><text:span text:style-name="T1"> </text:span><text:span text:style-name="T2">him</text:span><text:span text:style-name="T1"> </text:span><text:span text:style-name="T2">a</text:span><text:span text:style-name="T1"> </text:span><text:span text:style-name="T2">thin</text:span><text:span text:style-name="T1"> </text:span><text:span text:style-name="T2">grin.</text:span><text:span text:style-name="T1"> </text:span><text:span text:style-name="T2">Within</text:span><text:span text:style-name="T1"> </text:span><text:span text:style-name="T2">a</text:span><text:span text:style-name="T1"> </text:span><text:span text:style-name="T2">few</text:span><text:span text:style-name="T1"> </text:span><text:span text:style-name="T2">moment,</text:span><text:span text:style-name="T1"> </text:span><text:span text:style-name="T2">he</text:span><text:span text:style-name="T1"> </text:span><text:span text:style-name="T2">had</text:span><text:span text:style-name="T1"> </text:span><text:span text:style-name="T2">melted</text:span><text:span text:style-name="T1"> </text:span><text:span text:style-name="T2">away</text:span><text:span text:style-name="T1"> </text:span><text:span text:style-name="T2">into</text:span><text:span text:style-name="T1"> </text:span><text:span text:style-name="T2">the</text:span><text:span text:style-name="T1"> </text:span><text:span text:style-name="T2">shadows</text:span><text:span text:style-name="T1"> </text:span><text:span text:style-name="T2">that</text:span><text:span text:style-name="T1"> </text:span><text:span text:style-name="T2">abounded,</text:span><text:span text:style-name="T1"> </text:span><text:span text:style-name="T2">as</text:span><text:span text:style-name="T1"> </text:span><text:span text:style-name="T2">if</text:span><text:span text:style-name="T1"> </text:span><text:span text:style-name="T2">he</text:span><text:span text:style-name="T1">’</text:span><text:span text:style-name="T2">d</text:span><text:span text:style-name="T1"> </text:span><text:span text:style-name="T2">never</text:span><text:span text:style-name="T1"> </text:span><text:span text:style-name="T2">really</text:span><text:span text:style-name="T1"> </text:span><text:span text:style-name="T2">been</text:span><text:span text:style-name="T1"> </text:span><text:span text:style-name="T2">there.</text:span></text:p>
      <text:p text:style-name="P1"><text:soft-page-break/><text:span text:style-name="T1">“</text:span><text:span text:style-name="T2">How</text:span><text:span text:style-name="T1"> </text:span><text:span text:style-name="T2">did</text:span><text:span text:style-name="T1"> </text:span><text:span text:style-name="T2">he</text:span><text:span text:style-name="T1"> </text:span><text:span text:style-name="T2">do</text:span><text:span text:style-name="T1"> </text:span><text:span text:style-name="T2">that?</text:span><text:span text:style-name="T1">” </text:span><text:span text:style-name="T2">whispered</text:span><text:span text:style-name="T1"> </text:span><text:span text:style-name="T2">Lernea</text:span><text:span text:style-name="T1"> </text:span><text:span text:style-name="T2">to</text:span><text:span text:style-name="T1"> </text:span><text:span text:style-name="T2">Ned.</text:span></text:p>
      <text:p text:style-name="P1"><text:span text:style-name="T1">“</text:span><text:span text:style-name="T2">He</text:span><text:span text:style-name="T1">’</text:span><text:span text:style-name="T2">s</text:span><text:span text:style-name="T1"> </text:span><text:span text:style-name="T2">a</text:span><text:span text:style-name="T1"> </text:span><text:span text:style-name="T2">thief,</text:span><text:span text:style-name="T1">” </text:span><text:span text:style-name="T2">said</text:span><text:span text:style-name="T1"> </text:span><text:span text:style-name="T2">Ned</text:span><text:span text:style-name="T1"> </text:span><text:span text:style-name="T2">as</text:span><text:span text:style-name="T1"> </text:span><text:span text:style-name="T2">they</text:span><text:span text:style-name="T1"> </text:span><text:span text:style-name="T2">warily</text:span><text:span text:style-name="T1"> </text:span><text:span text:style-name="T2">made</text:span><text:span text:style-name="T1"> </text:span><text:span text:style-name="T2">their</text:span><text:span text:style-name="T1"> </text:span><text:span text:style-name="T2">way</text:span><text:span text:style-name="T1"> </text:span><text:span text:style-name="T2">closer</text:span><text:span text:style-name="T1"> </text:span><text:span text:style-name="T2">to</text:span><text:span text:style-name="T1"> </text:span><text:span text:style-name="T2">Parcifal</text:span><text:span text:style-name="T1"> </text:span><text:span text:style-name="T2">and</text:span><text:span text:style-name="T1"> </text:span><text:span text:style-name="T2">Theo.</text:span></text:p>
      <text:p text:style-name="P1"><text:span text:style-name="T1">“</text:span><text:span text:style-name="T2">Retired,</text:span><text:span text:style-name="T1">” </text:span><text:span text:style-name="T2">she</text:span><text:span text:style-name="T1"> </text:span><text:span text:style-name="T2">hissed</text:span><text:span text:style-name="T1"> </text:span><text:span text:style-name="T2">and</text:span><text:span text:style-name="T1"> </text:span><text:span text:style-name="T2">Ned</text:span><text:span text:style-name="T1"> </text:span><text:span text:style-name="T2">simply</text:span><text:span text:style-name="T1"> </text:span><text:span text:style-name="T2">shrugged.</text:span></text:p>
      <text:p text:style-name="P1"><text:span text:style-name="T1">“</text:span><text:span text:style-name="T2">Makes</text:span><text:span text:style-name="T1"> </text:span><text:span text:style-name="T2">for</text:span><text:span text:style-name="T1"> </text:span><text:span text:style-name="T2">a</text:span><text:span text:style-name="T1"> </text:span><text:span text:style-name="T2">weak</text:span><text:span text:style-name="T1"> </text:span><text:span text:style-name="T2">alibi</text:span><text:span text:style-name="T1"> </text:span><text:span text:style-name="T2">in</text:span><text:span text:style-name="T1"> </text:span><text:span text:style-name="T2">some</text:span><text:span text:style-name="T1"> </text:span><text:span text:style-name="T2">lands,</text:span><text:span text:style-name="T1">” </text:span><text:span text:style-name="T2">he</text:span><text:span text:style-name="T1"> </text:span><text:span text:style-name="T2">replied</text:span><text:span text:style-name="T1"> </text:span><text:span text:style-name="T2">and</text:span><text:span text:style-name="T1"> </text:span><text:span text:style-name="T2">Lernea</text:span><text:span text:style-name="T1"> </text:span><text:span text:style-name="T2">shook</text:span><text:span text:style-name="T1"> </text:span><text:span text:style-name="T2">her</text:span><text:span text:style-name="T1"> </text:span><text:span text:style-name="T2">head.</text:span><text:span text:style-name="T1"> </text:span><text:span text:style-name="T2">As</text:span><text:span text:style-name="T1"> </text:span><text:span text:style-name="T2">they</text:span><text:span text:style-name="T1"> </text:span><text:span text:style-name="T2">approached</text:span><text:span text:style-name="T1"> </text:span><text:span text:style-name="T2">Parcifal,</text:span><text:span text:style-name="T1"> </text:span><text:span text:style-name="T2">they</text:span><text:span text:style-name="T1"> </text:span><text:span text:style-name="T2">saw</text:span><text:span text:style-name="T1"> </text:span><text:span text:style-name="T2">her</text:span><text:span text:style-name="T1"> </text:span><text:span text:style-name="T2">hand-signaling</text:span><text:span text:style-name="T1"> </text:span><text:span text:style-name="T2">furiously;</text:span><text:span text:style-name="T1"> </text:span><text:span text:style-name="T2">her</text:span><text:span text:style-name="T1"> </text:span><text:span text:style-name="T2">face</text:span><text:span text:style-name="T1"> </text:span><text:span text:style-name="T2">was</text:span><text:span text:style-name="T1"> </text:span><text:span text:style-name="T2">almost</text:span><text:span text:style-name="T1"> </text:span><text:span text:style-name="T2">obscured</text:span><text:span text:style-name="T1"> </text:span><text:span text:style-name="T2">in</text:span><text:span text:style-name="T1"> </text:span><text:span text:style-name="T2">the</text:span><text:span text:style-name="T1"> </text:span><text:span text:style-name="T2">shadow</text:span><text:span text:style-name="T1"> </text:span><text:span text:style-name="T2">of</text:span><text:span text:style-name="T1"> </text:span><text:span text:style-name="T2">a</text:span><text:span text:style-name="T1"> </text:span><text:span text:style-name="T2">nearby</text:span><text:span text:style-name="T1"> </text:span><text:span text:style-name="T2">tree</text:span><text:span text:style-name="T1"> </text:span><text:span text:style-name="T2">but</text:span><text:span text:style-name="T1"> </text:span><text:span text:style-name="T2">they</text:span><text:span text:style-name="T1"> </text:span><text:span text:style-name="T2">could</text:span><text:span text:style-name="T1"> </text:span><text:span text:style-name="T2">see</text:span><text:span text:style-name="T1"> </text:span><text:span text:style-name="T2">her</text:span><text:span text:style-name="T1"> </text:span><text:span text:style-name="T2">face</text:span><text:span text:style-name="T1"> </text:span><text:span text:style-name="T2">was</text:span><text:span text:style-name="T1"> </text:span><text:span text:style-name="T2">taut</text:span><text:span text:style-name="T1"> </text:span><text:span text:style-name="T2">with</text:span><text:span text:style-name="T1"> </text:span><text:span text:style-name="T2">bone-breaking</text:span><text:span text:style-name="T1"> </text:span><text:span text:style-name="T2">intensity.</text:span><text:span text:style-name="T1"> </text:span><text:span text:style-name="T2">The</text:span><text:span text:style-name="T1"> </text:span><text:span text:style-name="T2">hand</text:span><text:span text:style-name="T1"> </text:span><text:span text:style-name="T2">signals</text:span><text:span text:style-name="T1"> </text:span><text:span text:style-name="T2">were</text:span><text:span text:style-name="T1"> </text:span><text:span text:style-name="T2">confused,</text:span><text:span text:style-name="T1"> </text:span><text:span text:style-name="T2">hasty;</text:span><text:span text:style-name="T1"> </text:span><text:span text:style-name="T2">Lernea</text:span><text:span text:style-name="T1"> </text:span><text:span text:style-name="T2">couldn</text:span><text:span text:style-name="T1">’</text:span><text:span text:style-name="T2">t</text:span><text:span text:style-name="T1"> </text:span><text:span text:style-name="T2">make</text:span><text:span text:style-name="T1"> </text:span><text:span text:style-name="T2">out</text:span><text:span text:style-name="T1"> </text:span><text:span text:style-name="T2">what</text:span><text:span text:style-name="T1"> </text:span><text:span text:style-name="T2">her</text:span><text:span text:style-name="T1"> </text:span><text:span text:style-name="T2">sister</text:span><text:span text:style-name="T1"> </text:span><text:span text:style-name="T2">was</text:span><text:span text:style-name="T1"> </text:span><text:span text:style-name="T2">trying</text:span><text:span text:style-name="T1"> </text:span><text:span text:style-name="T2">to</text:span><text:span text:style-name="T1"> </text:span><text:span text:style-name="T2">tell</text:span><text:span text:style-name="T1"> </text:span><text:span text:style-name="T2">her</text:span><text:span text:style-name="T1"> </text:span><text:span text:style-name="T2">in</text:span><text:span text:style-name="T1"> </text:span><text:span text:style-name="T2">silence.</text:span><text:span text:style-name="T1"> </text:span><text:span text:style-name="T2">She</text:span><text:span text:style-name="T1"> </text:span><text:span text:style-name="T2">shook</text:span><text:span text:style-name="T1"> </text:span><text:span text:style-name="T2">her</text:span><text:span text:style-name="T1"> </text:span><text:span text:style-name="T2">head</text:span><text:span text:style-name="T1"> </text:span><text:span text:style-name="T2">and</text:span><text:span text:style-name="T1"> </text:span><text:span text:style-name="T2">waved</text:span><text:span text:style-name="T1"> </text:span><text:span text:style-name="T2">her</text:span><text:span text:style-name="T1"> </text:span><text:span text:style-name="T2">to</text:span><text:span text:style-name="T1"> </text:span><text:span text:style-name="T2">repeat,</text:span><text:span text:style-name="T1"> </text:span><text:span text:style-name="T2">while</text:span><text:span text:style-name="T1"> </text:span><text:span text:style-name="T2">Ned</text:span><text:span text:style-name="T1"> </text:span><text:span text:style-name="T2">was</text:span><text:span text:style-name="T1"> </text:span><text:span text:style-name="T2">right</text:span><text:span text:style-name="T1"> </text:span><text:span text:style-name="T2">beside</text:span><text:span text:style-name="T1"> </text:span><text:span text:style-name="T2">her,</text:span><text:span text:style-name="T1"> </text:span><text:span text:style-name="T2">aiming</text:span><text:span text:style-name="T1"> </text:span><text:span text:style-name="T2">his</text:span><text:span text:style-name="T1"> </text:span><text:span text:style-name="T2">crossbow</text:span><text:span text:style-name="T1"> </text:span><text:span text:style-name="T2">at</text:span><text:span text:style-name="T1"> </text:span><text:span text:style-name="T2">a</text:span><text:span text:style-name="T1"> </text:span><text:span text:style-name="T2">thick</text:span><text:span text:style-name="T1"> </text:span><text:span text:style-name="T2">patch</text:span><text:span text:style-name="T1"> </text:span><text:span text:style-name="T2">of</text:span><text:span text:style-name="T1"> </text:span><text:span text:style-name="T2">utter</text:span><text:span text:style-name="T1"> </text:span><text:span text:style-name="T2">blackness</text:span><text:span text:style-name="T1"> </text:span><text:span text:style-name="T2">that</text:span><text:span text:style-name="T1"> </text:span><text:span text:style-name="T2">seemed</text:span><text:span text:style-name="T1"> </text:span><text:span text:style-name="T2">most</text:span><text:span text:style-name="T1"> </text:span><text:span text:style-name="T2">inviting</text:span><text:span text:style-name="T1"> </text:span><text:span text:style-name="T2">for</text:span><text:span text:style-name="T1"> </text:span><text:span text:style-name="T2">something</text:span><text:span text:style-name="T1"> </text:span><text:span text:style-name="T2">that</text:span><text:span text:style-name="T1"> </text:span><text:span text:style-name="T2">could</text:span><text:span text:style-name="T1"> </text:span><text:span text:style-name="T2">be</text:span><text:span text:style-name="T1"> </text:span><text:span text:style-name="T2">lurking</text:span><text:span text:style-name="T1"> </text:span><text:span text:style-name="T2">out</text:span><text:span text:style-name="T1"> </text:span><text:span text:style-name="T2">of</text:span><text:span text:style-name="T1"> </text:span><text:span text:style-name="T2">sight.</text:span></text:p>
      <text:p text:style-name="P2">He<text:span text:style-name="T3"> </text:span>then<text:span text:style-name="T3"> </text:span>noticed<text:span text:style-name="T3"> </text:span>the<text:span text:style-name="T3"> </text:span>bunny;<text:span text:style-name="T3"> </text:span>it<text:span text:style-name="T3"> </text:span>was<text:span text:style-name="T3"> </text:span>looking<text:span text:style-name="T3"> </text:span>straight<text:span text:style-name="T3"> </text:span>at<text:span text:style-name="T3"> </text:span>him,<text:span text:style-name="T3"> </text:span>the<text:span text:style-name="T3"> </text:span>flames<text:span text:style-name="T3"> </text:span>from<text:span text:style-name="T3"> </text:span>his<text:span text:style-name="T3"> </text:span>eyes<text:span text:style-name="T3"> </text:span>having<text:span text:style-name="T3"> </text:span>died<text:span text:style-name="T3"> </text:span>down<text:span text:style-name="T3"> </text:span>to<text:span text:style-name="T3"> </text:span>a<text:span text:style-name="T3"> </text:span>pair<text:span text:style-name="T3"> </text:span>of<text:span text:style-name="T3"> </text:span>crackling<text:span text:style-name="T3"> </text:span>embers.<text:span text:style-name="T3"> </text:span>The<text:span text:style-name="T3"> </text:span>bunny<text:span text:style-name="T3"> </text:span>curled<text:span text:style-name="T3"> </text:span>its<text:span text:style-name="T3"> </text:span>tiny<text:span text:style-name="T3"> </text:span>lips<text:span text:style-name="T3"> </text:span>into<text:span text:style-name="T3"> </text:span>an<text:span text:style-name="T3"> </text:span>impossible<text:span text:style-name="T3"> </text:span>grin<text:span text:style-name="T3"> </text:span>just<text:span text:style-name="T3"> </text:span>for<text:span text:style-name="T3"> </text:span>Ned<text:span text:style-name="T3"> </text:span>alone<text:span text:style-name="T3"> </text:span>to<text:span text:style-name="T3"> </text:span>see<text:span text:style-name="T3"> </text:span>and<text:span text:style-name="T3"> </text:span>hurriedly<text:span text:style-name="T3"> </text:span>burrowed<text:span text:style-name="T3"> </text:span>inside<text:span text:style-name="T3"> </text:span>the<text:span text:style-name="T3"> </text:span>ground<text:span text:style-name="T3"> </text:span>in<text:span text:style-name="T3"> </text:span>an<text:span text:style-name="T3"> </text:span>instant.</text:p>
      <text:p text:style-name="P2">Parcifal<text:span text:style-name="T3"> </text:span>seemed<text:span text:style-name="T3"> </text:span>to<text:span text:style-name="T3"> </text:span>sigh<text:span text:style-name="T3"> </text:span>even<text:span text:style-name="T3"> </text:span>as<text:span text:style-name="T3"> </text:span>Encelados<text:span text:style-name="T3"> </text:span>began<text:span text:style-name="T3"> </text:span>to<text:span text:style-name="T3"> </text:span>glow<text:span text:style-name="T3"> </text:span>fiercely,<text:span text:style-name="T3"> </text:span>casting<text:span text:style-name="T3"> </text:span>harrowing<text:span text:style-name="T3"> </text:span>shadows<text:span text:style-name="T3"> </text:span>of<text:span text:style-name="T3"> </text:span>Parcifal<text:span text:style-name="T3"> </text:span>and<text:span text:style-name="T3"> </text:span>Theo<text:span text:style-name="T3"> </text:span>around<text:span text:style-name="T3"> </text:span>the<text:span text:style-name="T3"> </text:span>thick<text:span text:style-name="T3"> </text:span>brush.<text:span text:style-name="T3"> </text:span>Parcifal<text:span text:style-name="T3"> </text:span>repeated<text:span text:style-name="T3"> </text:span>her<text:span text:style-name="T3"> </text:span>message<text:span text:style-name="T3"> </text:span>but<text:span text:style-name="T3"> </text:span>to<text:span text:style-name="T3"> </text:span>no<text:span text:style-name="T3"> </text:span>avail;<text:span text:style-name="T3"> </text:span>Lernea<text:span text:style-name="T3"> </text:span>shook<text:span text:style-name="T3"> </text:span>her<text:span text:style-name="T3"> </text:span>head<text:span text:style-name="T3"> </text:span>again.</text:p>
      <text:p text:style-name="P1"><text:span text:style-name="T1">“</text:span><text:span text:style-name="T2">What</text:span><text:span text:style-name="T1"> </text:span><text:span text:style-name="T2">is</text:span><text:span text:style-name="T1"> </text:span><text:span text:style-name="T2">she</text:span><text:span text:style-name="T1"> </text:span><text:span text:style-name="T2">trying</text:span><text:span text:style-name="T1"> </text:span><text:span text:style-name="T2">to</text:span><text:span text:style-name="T1"> </text:span><text:span text:style-name="T2">say?</text:span><text:span text:style-name="T1">” </text:span><text:span text:style-name="T2">asked</text:span><text:span text:style-name="T1"> </text:span><text:span text:style-name="T2">Ned.</text:span></text:p>
      <text:p text:style-name="P1"><text:span text:style-name="T1">“</text:span><text:span text:style-name="T2">It</text:span><text:span text:style-name="T1">’</text:span><text:span text:style-name="T2">s</text:span><text:span text:style-name="T1"> </text:span><text:span text:style-name="T2">either</text:span><text:span text:style-name="T1"> </text:span><text:span text:style-name="T2">large</text:span><text:span text:style-name="T1"> </text:span><text:span text:style-name="T2">flying</text:span><text:span text:style-name="T1"> </text:span><text:span text:style-name="T2">beast</text:span><text:span text:style-name="T1"> </text:span><text:span text:style-name="T2">lurking</text:span><text:span text:style-name="T1"> </text:span><text:span text:style-name="T2">on</text:span><text:span text:style-name="T1"> </text:span><text:span text:style-name="T2">the</text:span><text:span text:style-name="T1"> </text:span><text:span text:style-name="T2">treetops</text:span><text:span text:style-name="T1"> </text:span><text:span text:style-name="T2">or</text:span><text:span text:style-name="T1"> </text:span><text:span text:style-name="T2">mythical</text:span><text:span text:style-name="T1"> </text:span><text:span text:style-name="T2">magical</text:span><text:span text:style-name="T1"> </text:span><text:span text:style-name="T2">beast</text:span><text:span text:style-name="T1"> </text:span><text:span text:style-name="T2">wandering</text:span><text:span text:style-name="T1"> </text:span><text:span text:style-name="T2">up</text:span><text:span text:style-name="T1"> </text:span><text:span text:style-name="T2">ahead,</text:span><text:span text:style-name="T1"> </text:span><text:span text:style-name="T2">I</text:span><text:span text:style-name="T1"> </text:span><text:span text:style-name="T2">can</text:span><text:span text:style-name="T1">’</text:span><text:span text:style-name="T2">t</text:span><text:span text:style-name="T1"> </text:span><text:span text:style-name="T2">tell.</text:span><text:span text:style-name="T1">”</text:span></text:p>
      <text:p text:style-name="P2">Ned<text:span text:style-name="T3"> </text:span>swallowed<text:span text:style-name="T3"> </text:span>hard<text:span text:style-name="T3"> </text:span>at<text:span text:style-name="T3"> </text:span>that<text:span text:style-name="T3"> </text:span>piece<text:span text:style-name="T3"> </text:span>of<text:span text:style-name="T3"> </text:span>information;<text:span text:style-name="T3"> </text:span>he<text:span text:style-name="T3"> </text:span>couldn<text:span text:style-name="T3">’</text:span>t<text:span text:style-name="T3"> </text:span>understand<text:span text:style-name="T3"> </text:span>what<text:span text:style-name="T3"> </text:span>the<text:span text:style-name="T3"> </text:span>difference<text:span text:style-name="T3"> </text:span>really<text:span text:style-name="T3"> </text:span>was,<text:span text:style-name="T3"> </text:span>so<text:span text:style-name="T3"> </text:span>he<text:span text:style-name="T3"> </text:span>simply<text:span text:style-name="T3"> </text:span>asked,<text:span text:style-name="T3"> </text:span>his<text:span text:style-name="T3"> </text:span>voice<text:span text:style-name="T3"> </text:span>trembling<text:span text:style-name="T3"> </text:span>slightly,<text:span text:style-name="T3"> </text:span>hinting<text:span text:style-name="T3"> </text:span>of<text:span text:style-name="T3"> </text:span>mounting<text:span text:style-name="T3"> </text:span>tension:</text:p>
      <text:p text:style-name="P1"><text:span text:style-name="T1">“</text:span><text:span text:style-name="T2">How</text:span><text:span text:style-name="T1"> </text:span><text:span text:style-name="T2">is</text:span><text:span text:style-name="T1"> </text:span><text:span text:style-name="T2">one,</text:span><text:span text:style-name="T1"> </text:span><text:span text:style-name="T2">better</text:span><text:span text:style-name="T1"> </text:span><text:span text:style-name="T2">news</text:span><text:span text:style-name="T1"> </text:span><text:span text:style-name="T2">than</text:span><text:span text:style-name="T1"> </text:span><text:span text:style-name="T2">the</text:span><text:span text:style-name="T1"> </text:span><text:span text:style-name="T2">other?</text:span><text:span text:style-name="T1">”</text:span></text:p>
      <text:p text:style-name="P1"><text:span text:style-name="T1">“</text:span><text:span text:style-name="T2">It</text:span><text:span text:style-name="T1">’</text:span><text:span text:style-name="T2">s</text:span><text:span text:style-name="T1"> </text:span><text:span text:style-name="T2">really</text:span><text:span text:style-name="T1"> </text:span><text:span text:style-name="T2">important</text:span><text:span text:style-name="T1"> </text:span><text:span text:style-name="T2">to</text:span><text:span text:style-name="T1"> </text:span><text:span text:style-name="T2">know</text:span><text:span text:style-name="T1"> </text:span><text:span text:style-name="T2">which</text:span><text:span text:style-name="T1"> </text:span><text:span text:style-name="T2">one</text:span><text:span text:style-name="T1">’</text:span><text:span text:style-name="T2">s</text:span><text:span text:style-name="T1"> </text:span><text:span text:style-name="T2">which.</text:span><text:span text:style-name="T1"> </text:span><text:span text:style-name="T2">I</text:span><text:span text:style-name="T1"> </text:span><text:span text:style-name="T2">claim</text:span><text:span text:style-name="T1"> </text:span><text:span text:style-name="T2">flying</text:span><text:span text:style-name="T1"> </text:span><text:span text:style-name="T2">kills</text:span><text:span text:style-name="T1"> </text:span><text:span text:style-name="T2">first,</text:span><text:span text:style-name="T1"> </text:span><text:span text:style-name="T2">while</text:span><text:span text:style-name="T1"> </text:span><text:span text:style-name="T2">Parcifal</text:span><text:span text:style-name="T1"> </text:span><text:span text:style-name="T2">claims</text:span><text:span text:style-name="T1"> </text:span><text:span text:style-name="T2">the</text:span><text:span text:style-name="T1"> </text:span><text:span text:style-name="T2">land-dwellers,</text:span><text:span text:style-name="T1">” </text:span><text:span text:style-name="T2">she</text:span><text:span text:style-name="T1"> </text:span><text:span text:style-name="T2">said</text:span><text:span text:style-name="T1"> </text:span><text:span text:style-name="T2">matter-of-factly</text:span><text:span text:style-name="T1"> </text:span><text:span text:style-name="T2">as</text:span><text:span text:style-name="T1"> </text:span><text:span text:style-name="T2">she</text:span><text:span text:style-name="T1"> </text:span><text:span text:style-name="T2">signaled</text:span><text:span text:style-name="T1"> </text:span><text:span text:style-name="T2">her</text:span><text:span text:style-name="T1"> </text:span><text:span text:style-name="T2">sister</text:span><text:span text:style-name="T1"> </text:span><text:span text:style-name="T2">they</text:span><text:span text:style-name="T1"> </text:span><text:span text:style-name="T2">were</text:span><text:span text:style-name="T1"> </text:span><text:span text:style-name="T2">about</text:span><text:span text:style-name="T1"> </text:span><text:span text:style-name="T2">to</text:span><text:span text:style-name="T1"> </text:span><text:span text:style-name="T2">sprint</text:span><text:span text:style-name="T1"> </text:span><text:span text:style-name="T2">within</text:span><text:span text:style-name="T1"> </text:span><text:span text:style-name="T2">whispering</text:span><text:span text:style-name="T1"> </text:span><text:span text:style-name="T2">distance.</text:span></text:p>
      <text:p text:style-name="P1"><text:span text:style-name="T1">“</text:span><text:span text:style-name="T2">Oh,</text:span><text:span text:style-name="T1"> </text:span><text:span text:style-name="T2">isn</text:span><text:span text:style-name="T1">’</text:span><text:span text:style-name="T2">t</text:span><text:span text:style-name="T1"> </text:span><text:span text:style-name="T2">that</text:span><text:span text:style-name="T1"> </text:span><text:span text:style-name="T2">wonderful?</text:span><text:span text:style-name="T1"> </text:span><text:span text:style-name="T2">What</text:span><text:span text:style-name="T1"> </text:span><text:span text:style-name="T2">happens</text:span><text:span text:style-name="T1"> </text:span><text:span text:style-name="T2">if</text:span><text:span text:style-name="T1"> </text:span><text:span text:style-name="T2">it</text:span><text:span text:style-name="T1">’</text:span><text:span text:style-name="T2">s</text:span><text:span text:style-name="T1"> </text:span><text:span text:style-name="T2">a</text:span><text:span text:style-name="T1"> </text:span><text:span text:style-name="T2">sea</text:span><text:span text:style-name="T1"> </text:span><text:span text:style-name="T2">creature,</text:span><text:span text:style-name="T1"> </text:span><text:span text:style-name="T2">or</text:span><text:span text:style-name="T1"> </text:span><text:span text:style-name="T2">something</text:span><text:span text:style-name="T1"> </text:span><text:span text:style-name="T2">that</text:span><text:span text:style-name="T1"> </text:span><text:span text:style-name="T2">lives</text:span><text:span text:style-name="T1"> </text:span><text:span text:style-name="T2">underground?</text:span><text:span text:style-name="T1">” </text:span><text:span text:style-name="T2">he</text:span><text:span text:style-name="T1"> </text:span><text:span text:style-name="T2">asked</text:span><text:span text:style-name="T1"> </text:span><text:span text:style-name="T2">ironically,</text:span><text:span text:style-name="T1"> </text:span><text:span text:style-name="T2">surprised</text:span><text:span text:style-name="T1"> </text:span><text:span text:style-name="T2">at</text:span><text:span text:style-name="T1"> </text:span><text:span text:style-name="T2">the</text:span><text:span text:style-name="T1"> </text:span><text:span text:style-name="T2">nonchalance</text:span><text:span text:style-name="T1"> </text:span><text:span text:style-name="T2">of</text:span><text:span text:style-name="T1"> </text:span><text:span text:style-name="T2">Lernea,</text:span><text:span text:style-name="T1"> </text:span><text:span text:style-name="T2">as</text:span><text:span text:style-name="T1"> </text:span><text:span text:style-name="T2">well</text:span><text:span text:style-name="T1"> </text:span><text:span text:style-name="T2">as</text:span><text:span text:style-name="T1"> </text:span><text:span text:style-name="T2">his</text:span><text:span text:style-name="T1"> </text:span><text:span text:style-name="T2">own</text:span><text:span text:style-name="T1"> </text:span><text:span text:style-name="T2">reaction.</text:span></text:p>
      <text:p text:style-name="P1"><text:span text:style-name="T1">“</text:span><text:span text:style-name="T2">Coin</text:span><text:span text:style-name="T1"> </text:span><text:span text:style-name="T2">toss,</text:span><text:span text:style-name="T1">” </text:span><text:span text:style-name="T2">she</text:span><text:span text:style-name="T1"> </text:span><text:span text:style-name="T2">said</text:span><text:span text:style-name="T1"> </text:span><text:span text:style-name="T2">as</text:span><text:span text:style-name="T1"> </text:span><text:span text:style-name="T2">the</text:span><text:span text:style-name="T1"> </text:span><text:span text:style-name="T2">irony</text:span><text:span text:style-name="T1"> </text:span><text:span text:style-name="T2">was</text:span><text:span text:style-name="T1"> </text:span><text:span text:style-name="T2">lost</text:span><text:span text:style-name="T1"> </text:span><text:span text:style-name="T2">on</text:span><text:span text:style-name="T1"> </text:span><text:span text:style-name="T2">her.</text:span><text:span text:style-name="T1"> </text:span><text:span text:style-name="T2">She</text:span><text:span text:style-name="T1"> </text:span><text:span text:style-name="T2">nearly</text:span><text:span text:style-name="T1"> </text:span><text:span text:style-name="T2">dragged</text:span><text:span text:style-name="T1"> </text:span><text:span text:style-name="T2">Ned</text:span><text:span text:style-name="T1"> </text:span><text:span text:style-name="T2">alongside</text:span><text:span text:style-name="T1"> </text:span><text:span text:style-name="T2">her</text:span><text:span text:style-name="T1"> </text:span><text:span text:style-name="T2">as</text:span><text:span text:style-name="T1"> </text:span><text:span text:style-name="T2">they</text:span><text:span text:style-name="T1"> </text:span><text:span text:style-name="T2">ran,</text:span><text:span text:style-name="T1"> </text:span><text:span text:style-name="T2">stooping</text:span><text:span text:style-name="T1"> </text:span><text:span text:style-name="T2">low,</text:span><text:span text:style-name="T1"> </text:span><text:span text:style-name="T2">to</text:span><text:span text:style-name="T1"> </text:span><text:span text:style-name="T2">cover</text:span><text:span text:style-name="T1"> </text:span><text:span text:style-name="T2">the</text:span><text:span text:style-name="T1"> </text:span><text:span text:style-name="T2">distance</text:span><text:span text:style-name="T1"> </text:span><text:span text:style-name="T2">between</text:span><text:span text:style-name="T1"> </text:span><text:span text:style-name="T2">Parcifal</text:span><text:span text:style-name="T1"> </text:span><text:span text:style-name="T2">and</text:span><text:span text:style-name="T1"> </text:span><text:span text:style-name="T2">them.</text:span><text:span text:style-name="T1"> </text:span><text:span text:style-name="T2">Their</text:span><text:span text:style-name="T1"> </text:span><text:span text:style-name="T2">feet</text:span><text:span text:style-name="T1"> </text:span><text:span text:style-name="T2">shuffled</text:span><text:span text:style-name="T1"> </text:span><text:span text:style-name="T2">over</text:span><text:span text:style-name="T1"> </text:span><text:span text:style-name="T2">the</text:span><text:span text:style-name="T1"> </text:span><text:span text:style-name="T2">thick</text:span><text:span text:style-name="T1"> </text:span><text:span text:style-name="T2">boggy</text:span><text:span text:style-name="T1"> </text:span><text:span text:style-name="T2">ground</text:span><text:span text:style-name="T1"> </text:span><text:span text:style-name="T2">with</text:span><text:span text:style-name="T1"> </text:span><text:span text:style-name="T2">a</text:span><text:span text:style-name="T1"> </text:span><text:span text:style-name="T2">squishy</text:span><text:span text:style-name="T1"> </text:span><text:span text:style-name="T2">noise.</text:span><text:span text:style-name="T1"> </text:span><text:span text:style-name="T2">When</text:span><text:span text:style-name="T1"> </text:span><text:span text:style-name="T2">they</text:span><text:span text:style-name="T1"> </text:span><text:span text:style-name="T2">were</text:span><text:span text:style-name="T1"> </text:span><text:span text:style-name="T2">within</text:span><text:span text:style-name="T1"> </text:span><text:span text:style-name="T2">earshot,</text:span><text:span text:style-name="T1"> </text:span><text:span text:style-name="T2">Parcifal</text:span><text:span text:style-name="T1"> </text:span><text:span text:style-name="T2">turned</text:span><text:span text:style-name="T1"> </text:span><text:span text:style-name="T2">around</text:span><text:span text:style-name="T1"> </text:span><text:span text:style-name="T2">and</text:span><text:span text:style-name="T1"> </text:span><text:span text:style-name="T2">whispered</text:span><text:span text:style-name="T1"> </text:span><text:span text:style-name="T2">to</text:span><text:span text:style-name="T1"> </text:span><text:span text:style-name="T2">her</text:span><text:span text:style-name="T1"> </text:span><text:span text:style-name="T2">sister:</text:span></text:p>
      <text:p text:style-name="P1"><text:span text:style-name="T1">“</text:span><text:span text:style-name="T2">I</text:span><text:span text:style-name="T1"> </text:span><text:span text:style-name="T2">said,</text:span><text:span text:style-name="T1"> </text:span><text:span text:style-name="T2">it</text:span><text:span text:style-name="T1">’</text:span><text:span text:style-name="T2">s</text:span><text:span text:style-name="T1"> </text:span><text:span text:style-name="T2">a</text:span><text:span text:style-name="T1"> </text:span><text:span text:style-name="T2">bleeding</text:span><text:span text:style-name="T1"> </text:span><text:span text:style-name="T2">flying</text:span><text:span text:style-name="T1"> </text:span><text:span text:style-name="T2">lizard!</text:span><text:span text:style-name="T1">”</text:span></text:p>
      <text:p text:style-name="P2">To<text:span text:style-name="T3"> </text:span>which<text:span text:style-name="T3"> </text:span>Theo<text:span text:style-name="T3"> </text:span>managed<text:span text:style-name="T3"> </text:span>to<text:span text:style-name="T3"> </text:span>answered<text:span text:style-name="T3"> </text:span>promptly<text:span text:style-name="T3"> </text:span>when<text:span text:style-name="T3"> </text:span>he<text:span text:style-name="T3"> </text:span>finally<text:span text:style-name="T3"> </text:span>pushed<text:span text:style-name="T3"> </text:span>Parcifal<text:span text:style-name="T3">’</text:span>s<text:span text:style-name="T3"> </text:span>hand<text:span text:style-name="T3"> </text:span>aside.<text:span text:style-name="T3"> </text:span>Completely<text:span text:style-name="T3"> </text:span>heedless<text:span text:style-name="T3"> </text:span>of<text:span text:style-name="T3"> </text:span>the<text:span text:style-name="T3"> </text:span>need<text:span text:style-name="T3"> </text:span>to<text:span text:style-name="T3"> </text:span>remain<text:span text:style-name="T3"> </text:span>as<text:span text:style-name="T3"> </text:span>silent<text:span text:style-name="T3"> </text:span>as<text:span text:style-name="T3"> </text:span>possible,<text:span text:style-name="T3"> </text:span>he<text:span text:style-name="T3"> </text:span>made<text:span text:style-name="T3"> </text:span>sure<text:span text:style-name="T3"> </text:span>to<text:span text:style-name="T3"> </text:span>stand<text:span text:style-name="T3"> </text:span>up<text:span text:style-name="T3"> </text:span>in<text:span text:style-name="T3"> </text:span>order<text:span text:style-name="T3"> </text:span>to<text:span text:style-name="T3"> </text:span><text:soft-page-break/>deliver<text:span text:style-name="T3"> </text:span>his<text:span text:style-name="T3"> </text:span>point<text:span text:style-name="T3"> </text:span>more<text:span text:style-name="T3"> </text:span>acutely:</text:p>
      <text:p text:style-name="P1"><text:span text:style-name="T1">“</text:span><text:span text:style-name="T2">That</text:span><text:span text:style-name="T1">’</text:span><text:span text:style-name="T2">s</text:span><text:span text:style-name="T1"> </text:span><text:span text:style-name="T2">utterly</text:span><text:span text:style-name="T1"> </text:span><text:span text:style-name="T2">absurd!</text:span><text:span text:style-name="T1"> </text:span><text:span text:style-name="T2">It</text:span><text:span text:style-name="T1">’</text:span><text:span text:style-name="T2">s</text:span><text:span text:style-name="T1"> </text:span><text:span text:style-name="T2">not</text:span><text:span text:style-name="T1"> </text:span><text:span text:style-name="T2">a</text:span><text:span text:style-name="T1"> </text:span><text:span text:style-name="T2">lizard,</text:span><text:span text:style-name="T1"> </text:span><text:span text:style-name="T2">that</text:span><text:span text:style-name="T1">’</text:span><text:span text:style-name="T2">s</text:span><text:span text:style-name="T1"> </text:span><text:span text:style-name="T2">a</text:span><text:span text:style-name="T1"> </text:span><text:span text:style-name="T2">dragonkin</text:span><text:span text:style-name="T1"> </text:span><text:span text:style-name="T2">pure</text:span><text:span text:style-name="T1"> </text:span><text:span text:style-name="T2">and</text:span><text:span text:style-name="T1"> </text:span><text:span text:style-name="T2">simple.</text:span><text:span text:style-name="T1"> </text:span><text:span text:style-name="T2">It</text:span><text:span text:style-name="T1"> </text:span><text:span text:style-name="T2">is</text:span><text:span text:style-name="T1"> </text:span><text:span text:style-name="T2">a</text:span><text:span text:style-name="T1"> </text:span><text:span text:style-name="T2">fairly</text:span><text:span text:style-name="T1"> </text:span><text:span text:style-name="T2">easy</text:span><text:span text:style-name="T1"> </text:span><text:span text:style-name="T2">mistake</text:span><text:span text:style-name="T1"> </text:span><text:span text:style-name="T2">to</text:span><text:span text:style-name="T1"> </text:span><text:span text:style-name="T2">make</text:span><text:span text:style-name="T1"> </text:span><text:span text:style-name="T2">though,</text:span><text:span text:style-name="T1"> </text:span><text:span text:style-name="T2">since-</text:span><text:span text:style-name="T1">”</text:span></text:p>
      <text:p text:style-name="P2">Theo<text:span text:style-name="T3"> </text:span>was<text:span text:style-name="T3"> </text:span>cut<text:span text:style-name="T3"> </text:span>mid-sentence<text:span text:style-name="T3"> </text:span>as<text:span text:style-name="T3"> </text:span>a<text:span text:style-name="T3"> </text:span>loud<text:span text:style-name="T3"> </text:span>screeching<text:span text:style-name="T3"> </text:span>noise<text:span text:style-name="T3"> </text:span>like<text:span text:style-name="T3"> </text:span>a<text:span text:style-name="T3"> </text:span>sad,<text:span text:style-name="T3"> </text:span>horrific<text:span text:style-name="T3"> </text:span>growl<text:span text:style-name="T3"> </text:span>was<text:span text:style-name="T3"> </text:span>quickly<text:span text:style-name="T3"> </text:span>followed<text:span text:style-name="T3"> </text:span>by<text:span text:style-name="T3"> </text:span>the<text:span text:style-name="T3"> </text:span>figure<text:span text:style-name="T3"> </text:span>of<text:span text:style-name="T3"> </text:span>a<text:span text:style-name="T3"> </text:span>muscular,<text:span text:style-name="T3"> </text:span>nine-foot<text:span text:style-name="T3"> </text:span>tall<text:span text:style-name="T3"> </text:span>lizard-like<text:span text:style-name="T3"> </text:span>creature<text:span text:style-name="T3"> </text:span>swooping<text:span text:style-name="T3"> </text:span>down<text:span text:style-name="T3"> </text:span>from<text:span text:style-name="T3"> </text:span>the<text:span text:style-name="T3"> </text:span>treetops<text:span text:style-name="T3"> </text:span>towards<text:span text:style-name="T3"> </text:span>them.<text:span text:style-name="T3"> </text:span>A<text:span text:style-name="T3"> </text:span>set<text:span text:style-name="T3"> </text:span>of<text:span text:style-name="T3"> </text:span>unnervingly<text:span text:style-name="T3"> </text:span>sharp-looking<text:span text:style-name="T3"> </text:span>claws<text:span text:style-name="T3"> </text:span>the<text:span text:style-name="T3"> </text:span>size<text:span text:style-name="T3"> </text:span>of<text:span text:style-name="T3"> </text:span>short<text:span text:style-name="T3"> </text:span>curvy<text:span text:style-name="T3"> </text:span>blades<text:span text:style-name="T3"> </text:span>extended<text:span text:style-name="T3"> </text:span>from<text:span text:style-name="T3"> </text:span>its<text:span text:style-name="T3"> </text:span>feet.</text:p>
      <text:p text:style-name="P1"><text:span text:style-name="T1">“</text:span><text:span text:style-name="T2">Get</text:span><text:span text:style-name="T1"> </text:span><text:span text:style-name="T2">down</text:span><text:span text:style-name="T1"> </text:span><text:span text:style-name="T2">you</text:span><text:span text:style-name="T1"> </text:span><text:span text:style-name="T2">muttering</text:span><text:span text:style-name="T1"> </text:span><text:span text:style-name="T2">fool!</text:span><text:span text:style-name="T1">” </text:span><text:span text:style-name="T2">said</text:span><text:span text:style-name="T1"> </text:span><text:span text:style-name="T2">Lernea</text:span><text:span text:style-name="T1"> </text:span><text:span text:style-name="T2">and</text:span><text:span text:style-name="T1"> </text:span><text:span text:style-name="T2">thrust</text:span><text:span text:style-name="T1"> </text:span><text:span text:style-name="T2">herself</text:span><text:span text:style-name="T1"> </text:span><text:span text:style-name="T2">on</text:span><text:span text:style-name="T1"> </text:span><text:span text:style-name="T2">Theo,</text:span><text:span text:style-name="T1"> </text:span><text:span text:style-name="T2">bringing</text:span><text:span text:style-name="T1"> </text:span><text:span text:style-name="T2">him</text:span><text:span text:style-name="T1"> </text:span><text:span text:style-name="T2">down</text:span><text:span text:style-name="T1"> </text:span><text:span text:style-name="T2">even</text:span><text:span text:style-name="T1"> </text:span><text:span text:style-name="T2">as</text:span><text:span text:style-name="T1"> </text:span><text:span text:style-name="T2">Ned</text:span><text:span text:style-name="T1"> </text:span><text:span text:style-name="T2">shot</text:span><text:span text:style-name="T1"> </text:span><text:span text:style-name="T2">his</text:span><text:span text:style-name="T1"> </text:span><text:span text:style-name="T2">crossbow</text:span><text:span text:style-name="T1"> </text:span><text:span text:style-name="T2">reflexively.</text:span><text:span text:style-name="T1"> </text:span><text:span text:style-name="T2">Ned</text:span><text:span text:style-name="T1">’</text:span><text:span text:style-name="T2">s</text:span><text:span text:style-name="T1"> </text:span><text:span text:style-name="T2">shot</text:span><text:span text:style-name="T1"> </text:span><text:span text:style-name="T2">missed</text:span><text:span text:style-name="T1"> </text:span><text:span text:style-name="T2">wildly,</text:span><text:span text:style-name="T1"> </text:span><text:span text:style-name="T2">unlike</text:span><text:span text:style-name="T1"> </text:span><text:span text:style-name="T2">Parcifal.</text:span><text:span text:style-name="T1"> </text:span><text:span text:style-name="T2">Timing</text:span><text:span text:style-name="T1"> </text:span><text:span text:style-name="T2">her</text:span><text:span text:style-name="T1"> </text:span><text:span text:style-name="T2">thrust,</text:span><text:span text:style-name="T1"> </text:span><text:span text:style-name="T2">Encelados</text:span><text:span text:style-name="T1"> </text:span><text:span text:style-name="T2">met</text:span><text:span text:style-name="T1"> </text:span><text:span text:style-name="T2">with</text:span><text:span text:style-name="T1"> </text:span><text:span text:style-name="T2">the</text:span><text:span text:style-name="T1"> </text:span><text:span text:style-name="T2">creature</text:span><text:span text:style-name="T1">’</text:span><text:span text:style-name="T2">s</text:span><text:span text:style-name="T1"> </text:span><text:span text:style-name="T2">belly</text:span><text:span text:style-name="T1"> </text:span><text:span text:style-name="T2">as</text:span><text:span text:style-name="T1"> </text:span><text:span text:style-name="T2">it</text:span><text:span text:style-name="T1"> </text:span><text:span text:style-name="T2">tried</text:span><text:span text:style-name="T1"> </text:span><text:span text:style-name="T2">to</text:span><text:span text:style-name="T1"> </text:span><text:span text:style-name="T2">leap</text:span><text:span text:style-name="T1"> </text:span><text:span text:style-name="T2">upwards</text:span><text:span text:style-name="T1"> </text:span><text:span text:style-name="T2">again,</text:span><text:span text:style-name="T1"> </text:span><text:span text:style-name="T2">to</text:span><text:span text:style-name="T1"> </text:span><text:span text:style-name="T2">hide</text:span><text:span text:style-name="T1"> </text:span><text:span text:style-name="T2">in</text:span><text:span text:style-name="T1"> </text:span><text:span text:style-name="T2">the</text:span><text:span text:style-name="T1"> </text:span><text:span text:style-name="T2">lush</text:span><text:span text:style-name="T1"> </text:span><text:span text:style-name="T2">canopy</text:span><text:span text:style-name="T1"> </text:span><text:span text:style-name="T2">or</text:span><text:span text:style-name="T1"> </text:span><text:span text:style-name="T2">have</text:span><text:span text:style-name="T1"> </text:span><text:span text:style-name="T2">another</text:span><text:span text:style-name="T1"> </text:span><text:span text:style-name="T2">go</text:span><text:span text:style-name="T1"> </text:span><text:span text:style-name="T2">at</text:span><text:span text:style-name="T1"> </text:span><text:span text:style-name="T2">them</text:span><text:span text:style-name="T1"> </text:span><text:span text:style-name="T2">at</text:span><text:span text:style-name="T1"> </text:span><text:span text:style-name="T2">its</text:span><text:span text:style-name="T1"> </text:span><text:span text:style-name="T2">leisure.</text:span><text:span text:style-name="T1"> </text:span><text:span text:style-name="T2">That</text:span><text:span text:style-name="T1"> </text:span><text:span text:style-name="T2">was</text:span><text:span text:style-name="T1"> </text:span><text:span text:style-name="T2">no</text:span><text:span text:style-name="T1"> </text:span><text:span text:style-name="T2">longer</text:span><text:span text:style-name="T1"> </text:span><text:span text:style-name="T2">possible,</text:span><text:span text:style-name="T1"> </text:span><text:span text:style-name="T2">as</text:span><text:span text:style-name="T1"> </text:span><text:span text:style-name="T2">Parcifal</text:span><text:span text:style-name="T1">’</text:span><text:span text:style-name="T2">s</text:span><text:span text:style-name="T1"> </text:span><text:span text:style-name="T2">blade</text:span><text:span text:style-name="T1"> </text:span><text:span text:style-name="T2">brought</text:span><text:span text:style-name="T1"> </text:span><text:span text:style-name="T2">it</text:span><text:span text:style-name="T1"> </text:span><text:span text:style-name="T2">down</text:span><text:span text:style-name="T1"> </text:span><text:span text:style-name="T2">after</text:span><text:span text:style-name="T1"> </text:span><text:span text:style-name="T2">a</text:span><text:span text:style-name="T1"> </text:span><text:span text:style-name="T2">couple</text:span><text:span text:style-name="T1"> </text:span><text:span text:style-name="T2">of</text:span><text:span text:style-name="T1"> </text:span><text:span text:style-name="T2">yards</text:span><text:span text:style-name="T1"> </text:span><text:span text:style-name="T2">thrashing,</text:span><text:span text:style-name="T1"> </text:span><text:span text:style-name="T2">wailing</text:span><text:span text:style-name="T1"> </text:span><text:span text:style-name="T2">its</text:span><text:span text:style-name="T1"> </text:span><text:span text:style-name="T2">high-pitched</text:span><text:span text:style-name="T1"> </text:span><text:span text:style-name="T2">death</text:span><text:span text:style-name="T1"> </text:span><text:span text:style-name="T2">throes</text:span><text:span text:style-name="T1"> </text:span><text:span text:style-name="T2">in</text:span><text:span text:style-name="T1"> </text:span><text:span text:style-name="T2">anguish,</text:span><text:span text:style-name="T1"> </text:span><text:span text:style-name="T2">blood</text:span><text:span text:style-name="T1"> </text:span><text:span text:style-name="T2">gushing</text:span><text:span text:style-name="T1"> </text:span><text:span text:style-name="T2">freely</text:span><text:span text:style-name="T1"> </text:span><text:span text:style-name="T2">from</text:span><text:span text:style-name="T1"> </text:span><text:span text:style-name="T2">a</text:span><text:span text:style-name="T1"> </text:span><text:span text:style-name="T2">lengthy</text:span><text:span text:style-name="T1"> </text:span><text:span text:style-name="T2">wound,</text:span><text:span text:style-name="T1"> </text:span><text:span text:style-name="T2">the</text:span><text:span text:style-name="T1"> </text:span><text:span text:style-name="T2">creature</text:span><text:span text:style-name="T1">’</text:span><text:span text:style-name="T2">s</text:span><text:span text:style-name="T1"> </text:span><text:span text:style-name="T2">ghastly</text:span><text:span text:style-name="T1"> </text:span><text:span text:style-name="T2">innards</text:span><text:span text:style-name="T1"> </text:span><text:span text:style-name="T2">freely</text:span><text:span text:style-name="T1"> </text:span><text:span text:style-name="T2">exposed.</text:span></text:p>
      <text:p text:style-name="P2">Parcifal<text:span text:style-name="T3"> </text:span>quickly<text:span text:style-name="T3"> </text:span>walked<text:span text:style-name="T3"> </text:span>over<text:span text:style-name="T3"> </text:span>to<text:span text:style-name="T3"> </text:span>the<text:span text:style-name="T3"> </text:span>dying<text:span text:style-name="T3"> </text:span>creature<text:span text:style-name="T3"> </text:span>and<text:span text:style-name="T3"> </text:span>stood<text:span text:style-name="T3"> </text:span>above<text:span text:style-name="T3"> </text:span>it<text:span text:style-name="T3"> </text:span>as<text:span text:style-name="T3"> </text:span>it<text:span text:style-name="T3"> </text:span>lay<text:span text:style-name="T3"> </text:span>there,<text:span text:style-name="T3"> </text:span>dying<text:span text:style-name="T3"> </text:span>meekly.<text:span text:style-name="T3"> </text:span>Theo<text:span text:style-name="T3"> </text:span>exclaimed:</text:p>
      <text:p text:style-name="P1"><text:span text:style-name="T1">“</text:span><text:span text:style-name="T2">Jah</text:span><text:span text:style-name="T1"> </text:span><text:span text:style-name="T2">be</text:span><text:span text:style-name="T1"> </text:span><text:span text:style-name="T2">with</text:span><text:span text:style-name="T1"> </text:span><text:span text:style-name="T2">us!</text:span><text:span text:style-name="T1"> </text:span><text:span text:style-name="T2">That</text:span><text:span text:style-name="T1"> </text:span><text:span text:style-name="T2">dragonkin-</text:span><text:span text:style-name="T1">”</text:span></text:p>
      <text:p text:style-name="P2">Lernea<text:span text:style-name="T3"> </text:span>could<text:span text:style-name="T3"> </text:span>not<text:span text:style-name="T3"> </text:span>resist<text:span text:style-name="T3"> </text:span>the<text:span text:style-name="T3"> </text:span>urge;<text:span text:style-name="T3"> </text:span>she<text:span text:style-name="T3"> </text:span>slapped<text:span text:style-name="T3"> </text:span>him<text:span text:style-name="T3"> </text:span>hard<text:span text:style-name="T3"> </text:span>across<text:span text:style-name="T3"> </text:span>the<text:span text:style-name="T3"> </text:span>face<text:span text:style-name="T3"> </text:span>and<text:span text:style-name="T3"> </text:span>told<text:span text:style-name="T3"> </text:span>him<text:span text:style-name="T3"> </text:span>as<text:span text:style-name="T3"> </text:span>he<text:span text:style-name="T3"> </text:span>stood<text:span text:style-name="T3"> </text:span>in<text:span text:style-name="T3"> </text:span>frozen<text:span text:style-name="T3"> </text:span>disbelief:</text:p>
      <text:p text:style-name="P1"><text:span text:style-name="T1">“</text:span><text:span text:style-name="T2">That</text:span><text:span text:style-name="T1">’</text:span><text:span text:style-name="T2">s</text:span><text:span text:style-name="T1"> </text:span><text:span text:style-name="T2">for</text:span><text:span text:style-name="T1"> </text:span><text:span text:style-name="T2">being</text:span><text:span text:style-name="T1"> </text:span><text:span text:style-name="T2">an</text:span><text:span text:style-name="T1"> </text:span><text:span text:style-name="T2">idiot.</text:span><text:span text:style-name="T1"> </text:span><text:span text:style-name="T2">You</text:span><text:span text:style-name="T1"> </text:span><text:span text:style-name="T2">can</text:span><text:span text:style-name="T1"> </text:span><text:span text:style-name="T2">thank</text:span><text:span text:style-name="T1"> </text:span><text:span text:style-name="T2">me</text:span><text:span text:style-name="T1"> </text:span><text:span text:style-name="T2">for</text:span><text:span text:style-name="T1"> </text:span><text:span text:style-name="T2">saving</text:span><text:span text:style-name="T1"> </text:span><text:span text:style-name="T2">your</text:span><text:span text:style-name="T1"> </text:span><text:span text:style-name="T2">life</text:span><text:span text:style-name="T1"> </text:span><text:span text:style-name="T2">later.</text:span><text:span text:style-name="T1">”</text:span></text:p>
      <text:p text:style-name="P2">Theo<text:span text:style-name="T3"> </text:span>tried<text:span text:style-name="T3"> </text:span>to<text:span text:style-name="T3"> </text:span>force<text:span text:style-name="T3"> </text:span>his<text:span text:style-name="T3"> </text:span>mouth<text:span text:style-name="T3"> </text:span>to<text:span text:style-name="T3"> </text:span>make<text:span text:style-name="T3"> </text:span>audible<text:span text:style-name="T3"> </text:span>sounds<text:span text:style-name="T3"> </text:span>form<text:span text:style-name="T3"> </text:span>into<text:span text:style-name="T3"> </text:span>a<text:span text:style-name="T3"> </text:span>semblance<text:span text:style-name="T3"> </text:span>of<text:span text:style-name="T3"> </text:span>speech,<text:span text:style-name="T3"> </text:span>while<text:span text:style-name="T3"> </text:span>Parcifal<text:span text:style-name="T3"> </text:span>held<text:span text:style-name="T3"> </text:span>Encelados<text:span text:style-name="T3"> </text:span>shoulder<text:span text:style-name="T3"> </text:span>high<text:span text:style-name="T3"> </text:span>and<text:span text:style-name="T3"> </text:span>said<text:span text:style-name="T3"> </text:span>ceremoniously:</text:p>
      <text:p text:style-name="P1"><text:span text:style-name="T1">“</text:span><text:span text:style-name="T2">Unto</text:span><text:span text:style-name="T1"> </text:span><text:span text:style-name="T2">the</text:span><text:span text:style-name="T1"> </text:span><text:span text:style-name="T2">abyssal</text:span><text:span text:style-name="T1"> </text:span><text:span text:style-name="T2">chasm</text:span><text:span text:style-name="T1"> </text:span><text:span text:style-name="T2">I</text:span><text:span text:style-name="T1"> </text:span><text:span text:style-name="T2">comment</text:span><text:span text:style-name="T1"> </text:span><text:span text:style-name="T2">thee,</text:span><text:span text:style-name="T1"> </text:span><text:span text:style-name="T2">beast.</text:span><text:span text:style-name="T1">”</text:span></text:p>
      <text:p text:style-name="P2">She<text:span text:style-name="T3"> </text:span>swung<text:span text:style-name="T3"> </text:span>Encelados<text:span text:style-name="T3"> </text:span>down<text:span text:style-name="T3"> </text:span>sharply<text:span text:style-name="T3"> </text:span>and<text:span text:style-name="T3"> </text:span>the<text:span text:style-name="T3"> </text:span>creature<text:span text:style-name="T3">’</text:span>s<text:span text:style-name="T3"> </text:span>head<text:span text:style-name="T3"> </text:span>came<text:span text:style-name="T3"> </text:span>off<text:span text:style-name="T3"> </text:span>its<text:span text:style-name="T3"> </text:span>neck<text:span text:style-name="T3"> </text:span>clean,<text:span text:style-name="T3"> </text:span>like<text:span text:style-name="T3"> </text:span>a<text:span text:style-name="T3"> </text:span>slice<text:span text:style-name="T3"> </text:span>of<text:span text:style-name="T3"> </text:span>fruit.<text:span text:style-name="T3"> </text:span>The<text:span text:style-name="T3"> </text:span>pool<text:span text:style-name="T3"> </text:span>of<text:span text:style-name="T3"> </text:span>blood<text:span text:style-name="T3"> </text:span>around<text:span text:style-name="T3"> </text:span>its<text:span text:style-name="T3"> </text:span>lifeless<text:span text:style-name="T3"> </text:span>body<text:span text:style-name="T3"> </text:span>was<text:span text:style-name="T3"> </text:span>already<text:span text:style-name="T3"> </text:span>beginning<text:span text:style-name="T3"> </text:span>to<text:span text:style-name="T3"> </text:span>clog,<text:span text:style-name="T3"> </text:span>while<text:span text:style-name="T3"> </text:span>the<text:span text:style-name="T3"> </text:span>cut<text:span text:style-name="T3"> </text:span>below<text:span text:style-name="T3"> </text:span>the<text:span text:style-name="T3"> </text:span>head<text:span text:style-name="T3"> </text:span>was<text:span text:style-name="T3"> </text:span>almost<text:span text:style-name="T3"> </text:span>clean<text:span text:style-name="T3"> </text:span>dry.<text:span text:style-name="T3"> </text:span>Parcifal<text:span text:style-name="T3"> </text:span>looked<text:span text:style-name="T3"> </text:span>at<text:span text:style-name="T3"> </text:span>her<text:span text:style-name="T3"> </text:span>sister<text:span text:style-name="T3"> </text:span>with<text:span text:style-name="T3"> </text:span>a<text:span text:style-name="T3"> </text:span>mischievous<text:span text:style-name="T3"> </text:span>look,<text:span text:style-name="T3"> </text:span>underlined<text:span text:style-name="T3"> </text:span>by<text:span text:style-name="T3"> </text:span>a<text:span text:style-name="T3"> </text:span>gleeful<text:span text:style-name="T3"> </text:span>grin:</text:p>
      <text:p text:style-name="P1"><text:span text:style-name="T1">“</text:span><text:span text:style-name="T2">That</text:span><text:span text:style-name="T1">’</text:span><text:span text:style-name="T2">s</text:span><text:span text:style-name="T1"> </text:span><text:span text:style-name="T2">one</text:span><text:span text:style-name="T1"> </text:span><text:span text:style-name="T2">more</text:span><text:span text:style-name="T1"> </text:span><text:span text:style-name="T2">for</text:span><text:span text:style-name="T1"> </text:span><text:span text:style-name="T2">me,</text:span><text:span text:style-name="T1"> </text:span><text:span text:style-name="T2">sister.</text:span><text:span text:style-name="T1">” </text:span><text:span text:style-name="T2">Lernea</text:span><text:span text:style-name="T1"> </text:span><text:span text:style-name="T2">bit</text:span><text:span text:style-name="T1"> </text:span><text:span text:style-name="T2">back</text:span><text:span text:style-name="T1"> </text:span><text:span text:style-name="T2">a</text:span><text:span text:style-name="T1"> </text:span><text:span text:style-name="T2">reproachful</text:span><text:span text:style-name="T1"> </text:span><text:span text:style-name="T2">answer:</text:span></text:p>
      <text:p text:style-name="P1"><text:span text:style-name="T1">“</text:span><text:span text:style-name="T2">You</text:span><text:span text:style-name="T1"> </text:span><text:span text:style-name="T2">had</text:span><text:span text:style-name="T1"> </text:span><text:span text:style-name="T2">no</text:span><text:span text:style-name="T1"> </text:span><text:span text:style-name="T2">right</text:span><text:span text:style-name="T1"> </text:span><text:span text:style-name="T2">for</text:span><text:span text:style-name="T1"> </text:span><text:span text:style-name="T2">first</text:span><text:span text:style-name="T1"> </text:span><text:span text:style-name="T2">kill!</text:span><text:span text:style-name="T1"> </text:span><text:span text:style-name="T2">That</text:span><text:span text:style-name="T1">’</text:span><text:span text:style-name="T2">s</text:span><text:span text:style-name="T1"> </text:span><text:span text:style-name="T2">bad</text:span><text:span text:style-name="T1"> </text:span><text:span text:style-name="T2">etiquette</text:span><text:span text:style-name="T1"> </text:span><text:span text:style-name="T2">and</text:span><text:span text:style-name="T1"> </text:span><text:span text:style-name="T2">certainly</text:span><text:span text:style-name="T1"> </text:span><text:span text:style-name="T2">counts</text:span><text:span text:style-name="T1"> </text:span><text:span text:style-name="T2">as</text:span><text:span text:style-name="T1"> </text:span><text:span text:style-name="T2">cheating!</text:span><text:span text:style-name="T1">”</text:span></text:p>
      <text:p text:style-name="P2">Theo<text:span text:style-name="T3"> </text:span>swallowed<text:span text:style-name="T3"> </text:span>hard<text:span text:style-name="T3"> </text:span>and<text:span text:style-name="T3"> </text:span>managed<text:span text:style-name="T3"> </text:span>to<text:span text:style-name="T3"> </text:span>regain<text:span text:style-name="T3"> </text:span>a<text:span text:style-name="T3"> </text:span>measure<text:span text:style-name="T3"> </text:span>of<text:span text:style-name="T3"> </text:span>composure.<text:span text:style-name="T3"> </text:span>He<text:span text:style-name="T3"> </text:span>laid<text:span text:style-name="T3"> </text:span>himself<text:span text:style-name="T3"> </text:span>down<text:span text:style-name="T3"> </text:span>near<text:span text:style-name="T3"> </text:span>the<text:span text:style-name="T3"> </text:span>creature,<text:span text:style-name="T3"> </text:span>muttering<text:span text:style-name="T3"> </text:span>mostly<text:span text:style-name="T3"> </text:span>to<text:span text:style-name="T3"> </text:span>himself:</text:p>
      <text:p text:style-name="P1"><text:span text:style-name="T1">“</text:span><text:span text:style-name="T2">The</text:span><text:span text:style-name="T1"> </text:span><text:span text:style-name="T2">dragonkin..</text:span><text:span text:style-name="T1">”</text:span></text:p>
      <text:p text:style-name="P2">The<text:span text:style-name="T3"> </text:span>sisters<text:span text:style-name="T3"> </text:span>exchanged<text:span text:style-name="T3"> </text:span>terms<text:span text:style-name="T3"> </text:span>and<text:span text:style-name="T3"> </text:span>conditions<text:span text:style-name="T3"> </text:span>loudly,<text:span text:style-name="T3"> </text:span>fighting<text:span text:style-name="T3"> </text:span>over<text:span text:style-name="T3"> </text:span>first<text:span text:style-name="T3"> </text:span>kill<text:span text:style-name="T3"> </text:span>rights<text:span text:style-name="T3"> </text:span>and<text:span text:style-name="T3"> </text:span>standing<text:span text:style-name="T3"> </text:span>scores,<text:span text:style-name="T3"> </text:span>while<text:span text:style-name="T3"> </text:span>Ned<text:span text:style-name="T3"> </text:span>noticed<text:span text:style-name="T3"> </text:span>something<text:span text:style-name="T3"> </text:span>peculiar<text:span text:style-name="T3"> </text:span>and<text:span text:style-name="T3"> </text:span>said<text:span text:style-name="T3"> </text:span>to<text:span text:style-name="T3"> </text:span>no-one<text:span text:style-name="T3"> </text:span>in<text:span text:style-name="T3"> </text:span>particular:</text:p>
      <text:p text:style-name="P1"><text:soft-page-break/><text:span text:style-name="T1">“</text:span><text:span text:style-name="T2">If</text:span><text:span text:style-name="T1"> </text:span><text:span text:style-name="T2">that</text:span><text:span text:style-name="T1"> </text:span><text:span text:style-name="T2">thing</text:span><text:span text:style-name="T1"> </text:span><text:span text:style-name="T2">was</text:span><text:span text:style-name="T1"> </text:span><text:span text:style-name="T2">evil,</text:span><text:span text:style-name="T1"> </text:span><text:span text:style-name="T2">and</text:span><text:span text:style-name="T1"> </text:span><text:span text:style-name="T2">that</text:span><text:span text:style-name="T1"> </text:span><text:span text:style-name="T2">sword</text:span><text:span text:style-name="T1"> </text:span><text:span text:style-name="T2">of</text:span><text:span text:style-name="T1"> </text:span><text:span text:style-name="T2">yours</text:span><text:span text:style-name="T1"> </text:span><text:span text:style-name="T2">detects</text:span><text:span text:style-name="T1"> </text:span><text:span text:style-name="T2">evil</text:span><text:span text:style-name="T1"> </text:span><text:span text:style-name="T2">in</text:span><text:span text:style-name="T1"> </text:span><text:span text:style-name="T2">all</text:span><text:span text:style-name="T1"> </text:span><text:span text:style-name="T2">its</text:span><text:span text:style-name="T1"> </text:span><text:span text:style-name="T2">forms,</text:span><text:span text:style-name="T1"> </text:span><text:span text:style-name="T2">why</text:span><text:span text:style-name="T1"> </text:span><text:span text:style-name="T2">is</text:span><text:span text:style-name="T1"> </text:span><text:span text:style-name="T2">it</text:span><text:span text:style-name="T1"> </text:span><text:span text:style-name="T2">still</text:span><text:span text:style-name="T1"> </text:span><text:span text:style-name="T2">glowing</text:span><text:span text:style-name="T1"> </text:span><text:span text:style-name="T2">brighter</text:span><text:span text:style-name="T1"> </text:span><text:span text:style-name="T2">than</text:span><text:span text:style-name="T1"> </text:span><text:span text:style-name="T2">ever?</text:span><text:span text:style-name="T1">”</text:span></text:p>
      <text:p text:style-name="P2">Theo<text:span text:style-name="T3"> </text:span>chimed<text:span text:style-name="T3"> </text:span>in<text:span text:style-name="T3"> </text:span>morosely:</text:p>
      <text:p text:style-name="P1"><text:span text:style-name="T1">“</text:span><text:span text:style-name="T2">Because</text:span><text:span text:style-name="T1"> </text:span><text:span text:style-name="T2">that</text:span><text:span text:style-name="T1"> </text:span><text:span text:style-name="T2">dragonkin</text:span><text:span text:style-name="T1"> </text:span><text:span text:style-name="T2">was</text:span><text:span text:style-name="T1"> </text:span><text:span text:style-name="T2">Vulsek,</text:span><text:span text:style-name="T1"> </text:span><text:span text:style-name="T2">my</text:span><text:span text:style-name="T1"> </text:span><text:span text:style-name="T2">flying</text:span><text:span text:style-name="T1"> </text:span><text:span text:style-name="T2">steed.</text:span><text:span text:style-name="T1"> </text:span><text:span text:style-name="T2">He</text:span><text:span text:style-name="T1"> </text:span><text:span text:style-name="T2">wasn</text:span><text:span text:style-name="T1">’</text:span><text:span text:style-name="T2">t</text:span><text:span text:style-name="T1"> </text:span><text:span text:style-name="T2">evil,</text:span><text:span text:style-name="T1"> </text:span><text:span text:style-name="T2">just</text:span><text:span text:style-name="T1"> </text:span><text:span text:style-name="T2">scared.</text:span><text:span text:style-name="T1">”</text:span></text:p>
      <text:p text:style-name="P2">The<text:span text:style-name="T3"> </text:span>sisters<text:span text:style-name="T3"> </text:span>heard<text:span text:style-name="T3"> </text:span>that<text:span text:style-name="T3"> </text:span>and<text:span text:style-name="T3"> </text:span>paused<text:span text:style-name="T3"> </text:span>to<text:span text:style-name="T3"> </text:span>wonder<text:span text:style-name="T3"> </text:span>even<text:span text:style-name="T3"> </text:span>as<text:span text:style-name="T3"> </text:span>Parsifal<text:span text:style-name="T3"> </text:span>shot<text:span text:style-name="T3"> </text:span>a<text:span text:style-name="T3"> </text:span>look<text:span text:style-name="T3"> </text:span>at<text:span text:style-name="T3"> </text:span>Encelados.<text:span text:style-name="T3"> </text:span>It<text:span text:style-name="T3"> </text:span>was<text:span text:style-name="T3"> </text:span>indeed<text:span text:style-name="T3"> </text:span>glowing<text:span text:style-name="T3"> </text:span>with<text:span text:style-name="T3"> </text:span>dazzling<text:span text:style-name="T3"> </text:span>ferocity.<text:span text:style-name="T3"> </text:span>They<text:span text:style-name="T3"> </text:span>exchanged<text:span text:style-name="T3"> </text:span>knowing<text:span text:style-name="T3"> </text:span>worried<text:span text:style-name="T3"> </text:span>looks<text:span text:style-name="T3"> </text:span>when<text:span text:style-name="T3"> </text:span>suddenly<text:span text:style-name="T3"> </text:span>Winceham<text:span text:style-name="T3"> </text:span>burst<text:span text:style-name="T3"> </text:span>forth<text:span text:style-name="T3"> </text:span>from<text:span text:style-name="T3"> </text:span>a<text:span text:style-name="T3"> </text:span>patch<text:span text:style-name="T3"> </text:span>of<text:span text:style-name="T3"> </text:span>tall<text:span text:style-name="T3"> </text:span>grass<text:span text:style-name="T3"> </text:span>running<text:span text:style-name="T3"> </text:span>with<text:span text:style-name="T3"> </text:span>all<text:span text:style-name="T3"> </text:span>the<text:span text:style-name="T3"> </text:span>speed<text:span text:style-name="T3"> </text:span>his<text:span text:style-name="T3"> </text:span>stature<text:span text:style-name="T3"> </text:span>and<text:span text:style-name="T3"> </text:span>years<text:span text:style-name="T3"> </text:span>allowed.<text:span text:style-name="T3"> </text:span>He<text:span text:style-name="T3"> </text:span>shouted<text:span text:style-name="T3"> </text:span>something<text:span text:style-name="T3"> </text:span>indelible<text:span text:style-name="T3"> </text:span>to<text:span text:style-name="T3"> </text:span>the<text:span text:style-name="T3"> </text:span>others<text:span text:style-name="T3"> </text:span>without<text:span text:style-name="T3"> </text:span>turning<text:span text:style-name="T3"> </text:span>around<text:span text:style-name="T3"> </text:span>to<text:span text:style-name="T3"> </text:span>look,<text:span text:style-name="T3"> </text:span>and<text:span text:style-name="T3"> </text:span>lost<text:span text:style-name="T3"> </text:span>himself<text:span text:style-name="T3"> </text:span>through<text:span text:style-name="T3"> </text:span>another<text:span text:style-name="T3"> </text:span>thick<text:span text:style-name="T3"> </text:span>bush<text:span text:style-name="T3"> </text:span>behind<text:span text:style-name="T3"> </text:span>the<text:span text:style-name="T3"> </text:span>crest<text:span text:style-name="T3"> </text:span>of<text:span text:style-name="T3"> </text:span>a<text:span text:style-name="T3"> </text:span>ravine.</text:p>
      <text:p text:style-name="P1"><text:span text:style-name="T1">“</text:span><text:span text:style-name="T2">What</text:span><text:span text:style-name="T1"> </text:span><text:span text:style-name="T2">did</text:span><text:span text:style-name="T1"> </text:span><text:span text:style-name="T2">he</text:span><text:span text:style-name="T1"> </text:span><text:span text:style-name="T2">say?</text:span><text:span text:style-name="T1"> </text:span><text:span text:style-name="T2">Something</text:span><text:span text:style-name="T1"> </text:span><text:span text:style-name="T2">about</text:span><text:span text:style-name="T1"> </text:span><text:span text:style-name="T2">a</text:span><text:span text:style-name="T1"> </text:span><text:span text:style-name="T2">rat</text:span><text:span text:style-name="T1"> </text:span><text:span text:style-name="T2">and</text:span><text:span text:style-name="T1"> </text:span><text:span text:style-name="T2">a</text:span><text:span text:style-name="T1"> </text:span><text:span text:style-name="T2">tip?</text:span><text:span text:style-name="T1">” </text:span><text:span text:style-name="T2">asked</text:span><text:span text:style-name="T1"> </text:span><text:span text:style-name="T2">Ned</text:span><text:span text:style-name="T1"> </text:span><text:span text:style-name="T2">as</text:span><text:span text:style-name="T1"> </text:span><text:span text:style-name="T2">he</text:span><text:span text:style-name="T1"> </text:span><text:span text:style-name="T2">fumbled</text:span><text:span text:style-name="T1"> </text:span><text:span text:style-name="T2">with</text:span><text:span text:style-name="T1"> </text:span><text:span text:style-name="T2">his</text:span><text:span text:style-name="T1"> </text:span><text:span text:style-name="T2">crossbow,</text:span><text:span text:style-name="T1"> </text:span><text:span text:style-name="T2">trying</text:span><text:span text:style-name="T1"> </text:span><text:span text:style-name="T2">to</text:span><text:span text:style-name="T1"> </text:span><text:span text:style-name="T2">reload</text:span><text:span text:style-name="T1"> </text:span><text:span text:style-name="T2">it</text:span><text:span text:style-name="T1"> </text:span><text:span text:style-name="T2">in</text:span><text:span text:style-name="T1"> </text:span><text:span text:style-name="T2">a</text:span><text:span text:style-name="T1"> </text:span><text:span text:style-name="T2">hurry,</text:span><text:span text:style-name="T1"> </text:span><text:span text:style-name="T2">shooting</text:span><text:span text:style-name="T1"> </text:span><text:span text:style-name="T2">worried</text:span><text:span text:style-name="T1"> </text:span><text:span text:style-name="T2">glances</text:span><text:span text:style-name="T1"> </text:span><text:span text:style-name="T2">at</text:span><text:span text:style-name="T1"> </text:span><text:span text:style-name="T2">the</text:span><text:span text:style-name="T1"> </text:span><text:span text:style-name="T2">wild</text:span><text:span text:style-name="T1"> </text:span><text:span text:style-name="T2">grass</text:span><text:span text:style-name="T1"> </text:span><text:span text:style-name="T2">in</text:span><text:span text:style-name="T1"> </text:span><text:span text:style-name="T2">the</text:span><text:span text:style-name="T1"> </text:span><text:span text:style-name="T2">meantime.</text:span></text:p>
      <text:p text:style-name="P2">The<text:span text:style-name="T3"> </text:span>bunny<text:span text:style-name="T3"> </text:span>then<text:span text:style-name="T3"> </text:span>popped<text:span text:style-name="T3"> </text:span>up<text:span text:style-name="T3"> </text:span>in<text:span text:style-name="T3"> </text:span>front<text:span text:style-name="T3"> </text:span>of<text:span text:style-name="T3"> </text:span>him<text:span text:style-name="T3"> </text:span>from<text:span text:style-name="T3"> </text:span>underground,<text:span text:style-name="T3"> </text:span>and<text:span text:style-name="T3"> </text:span>started<text:span text:style-name="T3"> </text:span>running<text:span text:style-name="T3"> </text:span>around<text:span text:style-name="T3"> </text:span>in<text:span text:style-name="T3"> </text:span>circles,<text:span text:style-name="T3"> </text:span>the<text:span text:style-name="T3"> </text:span>flames<text:span text:style-name="T3"> </text:span>from<text:span text:style-name="T3"> </text:span>its<text:span text:style-name="T3"> </text:span>eyes<text:span text:style-name="T3"> </text:span>whirling<text:span text:style-name="T3"> </text:span>in<text:span text:style-name="T3"> </text:span>a<text:span text:style-name="T3"> </text:span>blinding<text:span text:style-name="T3"> </text:span>fashion.</text:p>
      <text:p text:style-name="P1"><text:span text:style-name="T1">“</text:span><text:span text:style-name="T2">Bo</text:span><text:span text:style-name="T1"> </text:span><text:span text:style-name="T2">looks</text:span><text:span text:style-name="T1"> </text:span><text:span text:style-name="T2">excited</text:span><text:span text:style-name="T1"> </text:span><text:span text:style-name="T2">about</text:span><text:span text:style-name="T1"> </text:span><text:span text:style-name="T2">something.</text:span><text:span text:style-name="T1"> </text:span><text:span text:style-name="T2">Maybe</text:span><text:span text:style-name="T1"> </text:span><text:span text:style-name="T2">Mr.</text:span><text:span text:style-name="T1"> </text:span><text:span text:style-name="T2">Abbermouth</text:span><text:span text:style-name="T1"> </text:span><text:span text:style-name="T2">was</text:span><text:span text:style-name="T1"> </text:span><text:span text:style-name="T2">excited</text:span><text:span text:style-name="T1"> </text:span><text:span text:style-name="T2">about</text:span><text:span text:style-name="T1"> </text:span><text:span text:style-name="T2">something</text:span><text:span text:style-name="T1"> </text:span><text:span text:style-name="T2">as</text:span><text:span text:style-name="T1"> </text:span><text:span text:style-name="T2">well,</text:span><text:span text:style-name="T1">” </text:span><text:span text:style-name="T2">said</text:span><text:span text:style-name="T1"> </text:span><text:span text:style-name="T2">Theo</text:span><text:span text:style-name="T1"> </text:span><text:span text:style-name="T2">and</text:span><text:span text:style-name="T1"> </text:span><text:span text:style-name="T2">then</text:span><text:span text:style-name="T1"> </text:span><text:span text:style-name="T2">suddenly</text:span><text:span text:style-name="T1"> </text:span><text:span text:style-name="T2">a</text:span><text:span text:style-name="T1"> </text:span><text:span text:style-name="T2">trio</text:span><text:span text:style-name="T1"> </text:span><text:span text:style-name="T2">of</text:span><text:span text:style-name="T1"> </text:span><text:span text:style-name="T2">bipedal</text:span><text:span text:style-name="T1"> </text:span><text:span text:style-name="T2">mushrooms</text:span><text:span text:style-name="T1"> </text:span><text:span text:style-name="T2">holding</text:span><text:span text:style-name="T1"> </text:span><text:span text:style-name="T2">iron</text:span><text:span text:style-name="T1"> </text:span><text:span text:style-name="T2">spears</text:span><text:span text:style-name="T1"> </text:span><text:span text:style-name="T2">and</text:span><text:span text:style-name="T1"> </text:span><text:span text:style-name="T2">using</text:span><text:span text:style-name="T1"> </text:span><text:span text:style-name="T2">their</text:span><text:span text:style-name="T1"> </text:span><text:span text:style-name="T2">tops</text:span><text:span text:style-name="T1"> </text:span><text:span text:style-name="T2">as</text:span><text:span text:style-name="T1"> </text:span><text:span text:style-name="T2">shields</text:span><text:span text:style-name="T1"> </text:span><text:span text:style-name="T2">came</text:span><text:span text:style-name="T1"> </text:span><text:span text:style-name="T2">out</text:span><text:span text:style-name="T1"> </text:span><text:span text:style-name="T2">of</text:span><text:span text:style-name="T1"> </text:span><text:span text:style-name="T2">the</text:span><text:span text:style-name="T1"> </text:span><text:span text:style-name="T2">thick</text:span><text:span text:style-name="T1"> </text:span><text:span text:style-name="T2">grass</text:span><text:span text:style-name="T1"> </text:span><text:span text:style-name="T2">running</text:span><text:span text:style-name="T1"> </text:span><text:span text:style-name="T2">awkwardly,</text:span><text:span text:style-name="T1"> </text:span><text:span text:style-name="T2">exchanging</text:span><text:span text:style-name="T1"> </text:span><text:span text:style-name="T2">long-winded</text:span><text:span text:style-name="T1"> </text:span><text:span text:style-name="T2">moaning</text:span><text:span text:style-name="T1"> </text:span><text:span text:style-name="T2">sounds</text:span><text:span text:style-name="T1"> </text:span><text:span text:style-name="T2">and</text:span><text:span text:style-name="T1"> </text:span><text:span text:style-name="T2">pointing</text:span><text:span text:style-name="T1"> </text:span><text:span text:style-name="T2">at</text:span><text:span text:style-name="T1"> </text:span><text:span text:style-name="T2">Theo</text:span><text:span text:style-name="T1"> </text:span><text:span text:style-name="T2">and</text:span><text:span text:style-name="T1"> </text:span><text:span text:style-name="T2">the</text:span><text:span text:style-name="T1"> </text:span><text:span text:style-name="T2">rest</text:span><text:span text:style-name="T1"> </text:span><text:span text:style-name="T2">aggressively,</text:span><text:span text:style-name="T1"> </text:span><text:span text:style-name="T2">if</text:span><text:span text:style-name="T1"> </text:span><text:span text:style-name="T2">one</text:span><text:span text:style-name="T1"> </text:span><text:span text:style-name="T2">were</text:span><text:span text:style-name="T1"> </text:span><text:span text:style-name="T2">to</text:span><text:span text:style-name="T1"> </text:span><text:span text:style-name="T2">judge</text:span><text:span text:style-name="T1"> </text:span><text:span text:style-name="T2">by</text:span><text:span text:style-name="T1"> </text:span><text:span text:style-name="T2">the</text:span><text:span text:style-name="T1"> </text:span><text:span text:style-name="T2">way</text:span><text:span text:style-name="T1"> </text:span><text:span text:style-name="T2">the</text:span><text:span text:style-name="T1"> </text:span><text:span text:style-name="T2">spears</text:span><text:span text:style-name="T1"> </text:span><text:span text:style-name="T2">faced</text:span><text:span text:style-name="T1"> </text:span><text:span text:style-name="T2">towards</text:span><text:span text:style-name="T1"> </text:span><text:span text:style-name="T2">the</text:span><text:span text:style-name="T1"> </text:span><text:span text:style-name="T2">group.</text:span></text:p>
      <text:p text:style-name="P1"><text:span text:style-name="T1">“</text:span><text:span text:style-name="T2">I</text:span><text:span text:style-name="T1">’</text:span><text:span text:style-name="T2">m</text:span><text:span text:style-name="T1"> </text:span><text:span text:style-name="T2">not</text:span><text:span text:style-name="T1"> </text:span><text:span text:style-name="T2">sure</text:span><text:span text:style-name="T1"> </text:span><text:span text:style-name="T2">Winceham</text:span><text:span text:style-name="T1"> </text:span><text:span text:style-name="T2">has</text:span><text:span text:style-name="T1"> </text:span><text:span text:style-name="T2">a</text:span><text:span text:style-name="T1"> </text:span><text:span text:style-name="T2">thing</text:span><text:span text:style-name="T1"> </text:span><text:span text:style-name="T2">for</text:span><text:span text:style-name="T1"> </text:span><text:span text:style-name="T2">mushrooms,</text:span><text:span text:style-name="T1">” </text:span><text:span text:style-name="T2">shouted</text:span><text:span text:style-name="T1"> </text:span><text:span text:style-name="T2">Lernea</text:span><text:span text:style-name="T1"> </text:span><text:span text:style-name="T2">and</text:span><text:span text:style-name="T1"> </text:span><text:span text:style-name="T2">let</text:span><text:span text:style-name="T1"> </text:span><text:span text:style-name="T2">the</text:span><text:span text:style-name="T1"> </text:span><text:span text:style-name="T2">string</text:span><text:span text:style-name="T1"> </text:span><text:span text:style-name="T2">of</text:span><text:span text:style-name="T1"> </text:span><text:span text:style-name="T2">her</text:span><text:span text:style-name="T1"> </text:span><text:span text:style-name="T2">bow</text:span><text:span text:style-name="T1"> </text:span><text:span text:style-name="T2">sing</text:span><text:span text:style-name="T1"> </text:span><text:span text:style-name="T2">sharply.</text:span></text:p>
      <text:p text:style-name="P1"><text:span text:style-name="T1">“</text:span><text:span text:style-name="T2">I</text:span><text:span text:style-name="T1">’</text:span><text:span text:style-name="T2">d</text:span><text:span text:style-name="T1"> </text:span><text:span text:style-name="T2">say</text:span><text:span text:style-name="T1"> </text:span><text:span text:style-name="T2">he</text:span><text:span text:style-name="T1">’</text:span><text:span text:style-name="T2">s</text:span><text:span text:style-name="T1"> </text:span><text:span text:style-name="T2">more</text:span><text:span text:style-name="T1"> </text:span><text:span text:style-name="T2">into</text:span><text:span text:style-name="T1"> </text:span><text:span text:style-name="T2">greens,</text:span><text:span text:style-name="T1"> </text:span><text:span text:style-name="T2">I</text:span><text:span text:style-name="T1"> </text:span><text:span text:style-name="T2">assure</text:span><text:span text:style-name="T1"> </text:span><text:span text:style-name="T2">you,</text:span><text:span text:style-name="T1">” </text:span><text:span text:style-name="T2">said</text:span><text:span text:style-name="T1"> </text:span><text:span text:style-name="T2">Parcifal</text:span><text:span text:style-name="T1"> </text:span><text:span text:style-name="T2">with</text:span><text:span text:style-name="T1"> </text:span><text:span text:style-name="T2">a</text:span><text:span text:style-name="T1"> </text:span><text:span text:style-name="T2">shake</text:span><text:span text:style-name="T1"> </text:span><text:span text:style-name="T2">of</text:span><text:span text:style-name="T1"> </text:span><text:span text:style-name="T2">her</text:span><text:span text:style-name="T1"> </text:span><text:span text:style-name="T2">head</text:span><text:span text:style-name="T1"> </text:span><text:span text:style-name="T2">and</text:span><text:span text:style-name="T1"> </text:span><text:span text:style-name="T2">rushed</text:span><text:span text:style-name="T1"> </text:span><text:span text:style-name="T2">the</text:span><text:span text:style-name="T1"> </text:span><text:span text:style-name="T2">warrior-mushrooms</text:span><text:span text:style-name="T1"> </text:span><text:span text:style-name="T2">head</text:span><text:span text:style-name="T1"> </text:span><text:span text:style-name="T2">on,</text:span><text:span text:style-name="T1"> </text:span><text:span text:style-name="T2">whirling</text:span><text:span text:style-name="T1"> </text:span><text:span text:style-name="T2">Encelados</text:span><text:span text:style-name="T1"> </text:span><text:span text:style-name="T2">with</text:span><text:span text:style-name="T1"> </text:span><text:span text:style-name="T2">wild</text:span><text:span text:style-name="T1"> </text:span><text:span text:style-name="T2">abandon.</text:span><text:span text:style-name="T1"> </text:span><text:span text:style-name="T2">Ned</text:span><text:span text:style-name="T1"> </text:span><text:span text:style-name="T2">was</text:span><text:span text:style-name="T1"> </text:span><text:span text:style-name="T2">looking</text:span><text:span text:style-name="T1"> </text:span><text:span text:style-name="T2">at</text:span><text:span text:style-name="T1"> </text:span><text:span text:style-name="T2">the</text:span><text:span text:style-name="T1"> </text:span><text:span text:style-name="T2">scene</text:span><text:span text:style-name="T1"> </text:span><text:span text:style-name="T2">in</text:span><text:span text:style-name="T1"> </text:span><text:span text:style-name="T2">front</text:span><text:span text:style-name="T1"> </text:span><text:span text:style-name="T2">of</text:span><text:span text:style-name="T1"> </text:span><text:span text:style-name="T2">him</text:span><text:span text:style-name="T1"> </text:span><text:span text:style-name="T2">as</text:span><text:span text:style-name="T1"> </text:span><text:span text:style-name="T2">if</text:span><text:span text:style-name="T1"> </text:span><text:span text:style-name="T2">it</text:span><text:span text:style-name="T1"> </text:span><text:span text:style-name="T2">were</text:span><text:span text:style-name="T1"> </text:span><text:span text:style-name="T2">only</text:span><text:span text:style-name="T1"> </text:span><text:span text:style-name="T2">a</text:span><text:span text:style-name="T1"> </text:span><text:span text:style-name="T2">dream;</text:span><text:span text:style-name="T1"> </text:span><text:span text:style-name="T2">he</text:span><text:span text:style-name="T1"> </text:span><text:span text:style-name="T2">had</text:span><text:span text:style-name="T1"> </text:span><text:span text:style-name="T2">a</text:span><text:span text:style-name="T1"> </text:span><text:span text:style-name="T2">sudden</text:span><text:span text:style-name="T1"> </text:span><text:span text:style-name="T2">epiphany</text:span><text:span text:style-name="T1"> </text:span><text:span text:style-name="T2">then</text:span><text:span text:style-name="T1"> </text:span><text:span text:style-name="T2">and</text:span><text:span text:style-name="T1"> </text:span><text:span text:style-name="T2">told</text:span><text:span text:style-name="T1"> </text:span><text:span text:style-name="T2">Theo</text:span><text:span text:style-name="T1"> </text:span><text:span text:style-name="T2">who</text:span><text:span text:style-name="T1"> </text:span><text:span text:style-name="T2">was</text:span><text:span text:style-name="T1"> </text:span><text:span text:style-name="T2">waving</text:span><text:span text:style-name="T1"> </text:span><text:span text:style-name="T2">his</text:span><text:span text:style-name="T1"> </text:span><text:span text:style-name="T2">hands</text:span><text:span text:style-name="T1"> </text:span><text:span text:style-name="T2">about</text:span><text:span text:style-name="T1"> </text:span><text:span text:style-name="T2">him</text:span><text:span text:style-name="T1"> </text:span><text:span text:style-name="T2">in</text:span><text:span text:style-name="T1"> </text:span><text:span text:style-name="T2">a</text:span><text:span text:style-name="T1"> </text:span><text:span text:style-name="T2">ridiculously</text:span><text:span text:style-name="T1"> </text:span><text:span text:style-name="T2">complicated</text:span><text:span text:style-name="T1"> </text:span><text:span text:style-name="T2">manner</text:span><text:span text:style-name="T1"> </text:span><text:span text:style-name="T2">in</text:span><text:span text:style-name="T1"> </text:span><text:span text:style-name="T2">what</text:span><text:span text:style-name="T1"> </text:span><text:span text:style-name="T2">seemed</text:span><text:span text:style-name="T1"> </text:span><text:span text:style-name="T2">to</text:span><text:span text:style-name="T1"> </text:span><text:span text:style-name="T2">be</text:span><text:span text:style-name="T1"> </text:span><text:span text:style-name="T2">preparation</text:span><text:span text:style-name="T1"> </text:span><text:span text:style-name="T2">for</text:span><text:span text:style-name="T1"> </text:span><text:span text:style-name="T2">a</text:span><text:span text:style-name="T1"> </text:span><text:span text:style-name="T2">spell:</text:span></text:p>
      <text:p text:style-name="P1"><text:span text:style-name="T1">“</text:span><text:span text:style-name="T2">Did</text:span><text:span text:style-name="T1"> </text:span><text:span text:style-name="T2">you</text:span><text:span text:style-name="T1"> </text:span><text:span text:style-name="T2">hear</text:span><text:span text:style-name="T1"> </text:span><text:span text:style-name="T2">the</text:span><text:span text:style-name="T1"> </text:span><text:span text:style-name="T2">joke</text:span><text:span text:style-name="T1"> </text:span><text:span text:style-name="T2">about</text:span><text:span text:style-name="T1"> </text:span><text:span text:style-name="T2">the</text:span><text:span text:style-name="T1"> </text:span><text:span text:style-name="T2">fungus?</text:span><text:span text:style-name="T1">”</text:span></text:p>
      <text:p text:style-name="P1"><text:span text:style-name="T1">“</text:span><text:span text:style-name="T2">No,</text:span><text:span text:style-name="T1"> </text:span><text:span text:style-name="T2">what</text:span><text:span text:style-name="T1"> </text:span><text:span text:style-name="T2">joke?</text:span><text:span text:style-name="T1">”</text:span></text:p>
      <text:p text:style-name="P1"><text:span text:style-name="T1">“</text:span><text:span text:style-name="T2">I</text:span><text:span text:style-name="T1"> </text:span><text:span text:style-name="T2">could</text:span><text:span text:style-name="T1"> </text:span><text:span text:style-name="T2">tell</text:span><text:span text:style-name="T1"> </text:span><text:span text:style-name="T2">you</text:span><text:span text:style-name="T1"> </text:span><text:span text:style-name="T2">now,</text:span><text:span text:style-name="T1"> </text:span><text:span text:style-name="T2">but</text:span><text:span text:style-name="T1"> </text:span><text:span text:style-name="T2">it</text:span><text:span text:style-name="T1"> </text:span><text:span text:style-name="T2">might</text:span><text:span text:style-name="T1"> </text:span><text:span text:style-name="T2">need</text:span><text:span text:style-name="T1"> </text:span><text:span text:style-name="T2">time</text:span><text:span text:style-name="T1"> </text:span><text:span text:style-name="T2">to</text:span><text:span text:style-name="T1"> </text:span><text:span text:style-name="T2">grow</text:span><text:span text:style-name="T1"> </text:span><text:span text:style-name="T2">on</text:span><text:span text:style-name="T1"> </text:span><text:span text:style-name="T2">you,</text:span><text:span text:style-name="T1">” </text:span><text:span text:style-name="T2">said</text:span><text:span text:style-name="T1"> </text:span><text:span text:style-name="T2">Ned</text:span><text:span text:style-name="T1"> </text:span><text:span text:style-name="T2">and</text:span><text:span text:style-name="T1"> </text:span><text:span text:style-name="T2">grinned</text:span><text:span text:style-name="T1"> </text:span><text:span text:style-name="T2">while</text:span><text:span text:style-name="T1"> </text:span><text:span text:style-name="T2">Theo</text:span><text:span text:style-name="T1"> </text:span><text:span text:style-name="T2">stood</text:span><text:span text:style-name="T1"> </text:span><text:span text:style-name="T2">pondering</text:span><text:span text:style-name="T1"> </text:span><text:span text:style-name="T2">as</text:span><text:span text:style-name="T1"> </text:span><text:span text:style-name="T2">his</text:span><text:span text:style-name="T1"> </text:span><text:span text:style-name="T2">hands</text:span><text:span text:style-name="T1"> </text:span><text:span text:style-name="T2">filled</text:span><text:span text:style-name="T1"> </text:span><text:span text:style-name="T2">with</text:span><text:span text:style-name="T1"> </text:span><text:span text:style-name="T2">a</text:span><text:span text:style-name="T1"> </text:span><text:span text:style-name="T2">shiny,</text:span><text:span text:style-name="T1"> </text:span><text:span text:style-name="T2">blue</text:span><text:span text:style-name="T1"> </text:span><text:span text:style-name="T2">ball</text:span><text:span text:style-name="T1"> </text:span><text:span text:style-name="T2">of</text:span><text:span text:style-name="T1"> </text:span><text:span text:style-name="T2">crackling</text:span><text:span text:style-name="T1"> </text:span><text:span text:style-name="T2">energy.</text:span><text:span text:style-name="T1"> </text:span><text:span text:style-name="T2">Ned</text:span><text:span text:style-name="T1"> </text:span><text:span text:style-name="T2">let</text:span><text:span text:style-name="T1"> </text:span><text:span text:style-name="T2">a</text:span><text:span text:style-name="T1"> </text:span><text:span text:style-name="T2">bolt</text:span><text:span text:style-name="T1"> </text:span><text:span text:style-name="T2">fly</text:span><text:span text:style-name="T1"> </text:span><text:span text:style-name="T2">straight</text:span><text:span text:style-name="T1"> </text:span><text:span text:style-name="T2">through</text:span><text:span text:style-name="T1"> </text:span><text:span text:style-name="T2">the</text:span><text:span text:style-name="T1"> </text:span><text:span text:style-name="T2">mouth</text:span><text:span text:style-name="T1"> </text:span><text:span text:style-name="T2">of</text:span><text:span text:style-name="T1"> </text:span><text:span text:style-name="T2">a</text:span><text:span text:style-name="T1"> </text:span><text:span text:style-name="T2">raging</text:span><text:span text:style-name="T1"> </text:span><text:span text:style-name="T2">mushroom-warrior</text:span><text:span text:style-name="T1"> </text:span><text:span text:style-name="T2">which</text:span><text:span text:style-name="T1"> </text:span><text:span text:style-name="T2">plucked</text:span><text:span text:style-name="T1"> </text:span><text:span text:style-name="T2">half</text:span><text:span text:style-name="T1"> </text:span><text:span text:style-name="T2">its</text:span><text:span text:style-name="T1"> </text:span><text:span text:style-name="T2">head</text:span><text:span text:style-name="T1"> </text:span><text:span text:style-name="T2">off</text:span><text:span text:style-name="T1"> </text:span><text:span text:style-name="T2">and</text:span><text:span text:style-name="T1"> </text:span><text:span text:style-name="T2">brought</text:span><text:span text:style-name="T1"> </text:span><text:span text:style-name="T2">it</text:span><text:span text:style-name="T1"> </text:span><text:span text:style-name="T2">down</text:span><text:span text:style-name="T1"> </text:span><text:span text:style-name="T2">with</text:span><text:span text:style-name="T1"> </text:span><text:span text:style-name="T2">a</text:span><text:span text:style-name="T1"> </text:span><text:span text:style-name="T2">flop.</text:span><text:span text:style-name="T1"> </text:span><text:span text:style-name="T2">Lernea</text:span><text:span text:style-name="T1"> </text:span><text:span text:style-name="T2">was</text:span><text:span text:style-name="T1"> </text:span><text:span text:style-name="T2">reloading</text:span><text:span text:style-name="T1"> </text:span><text:span text:style-name="T2">her</text:span><text:span text:style-name="T1"> </text:span><text:span text:style-name="T2">bow</text:span><text:span text:style-name="T1"> </text:span><text:span text:style-name="T2">after</text:span><text:span text:style-name="T1"> </text:span><text:span text:style-name="T2">her</text:span><text:span text:style-name="T1"> </text:span><text:span text:style-name="T2">first</text:span><text:span text:style-name="T1"> </text:span><text:span text:style-name="T2">arrow</text:span><text:span text:style-name="T1"> </text:span><text:span text:style-name="T2">got</text:span><text:span text:style-name="T1"> </text:span><text:span text:style-name="T2">stuck</text:span><text:span text:style-name="T1"> </text:span><text:span text:style-name="T2">on</text:span><text:span text:style-name="T1"> </text:span><text:span text:style-name="T2">a</text:span><text:span text:style-name="T1"> </text:span><text:span text:style-name="T2">mushroom</text:span><text:span text:style-name="T1"> </text:span><text:span text:style-name="T2">cap,</text:span><text:span text:style-name="T1"> </text:span><text:span text:style-name="T2">and</text:span><text:span text:style-name="T1"> </text:span><text:span text:style-name="T2">Parcifal</text:span><text:span text:style-name="T1"> </text:span><text:span text:style-name="T2">poised</text:span><text:span text:style-name="T1"> </text:span><text:span text:style-name="T2">Encelados</text:span><text:span text:style-name="T1"> </text:span><text:span text:style-name="T2">for</text:span><text:span text:style-name="T1"> </text:span><text:span text:style-name="T2">yet</text:span><text:span text:style-name="T1"> </text:span><text:span text:style-name="T2">another</text:span><text:span text:style-name="T1"> </text:span><text:span text:style-name="T2">slash</text:span><text:span text:style-name="T1"> </text:span><text:span text:style-name="T2">at</text:span><text:span text:style-name="T1"> </text:span><text:span text:style-name="T2">the</text:span><text:span text:style-name="T1"> </text:span><text:span text:style-name="T2">wild</text:span><text:span text:style-name="T1"> </text:span><text:span text:style-name="T2">mushroom-man</text:span><text:span text:style-name="T1"> </text:span><text:span text:style-name="T2">directly</text:span><text:span text:style-name="T1"> </text:span><text:span text:style-name="T2">in</text:span><text:span text:style-name="T1"> </text:span><text:span text:style-name="T2">front</text:span><text:span text:style-name="T1"> </text:span><text:span text:style-name="T2">of</text:span><text:span text:style-name="T1"> </text:span><text:span text:style-name="T2">her,</text:span><text:span text:style-name="T1"> </text:span><text:span text:style-name="T2">expertly</text:span><text:span text:style-name="T1"> </text:span><text:span text:style-name="T2">avoiding</text:span><text:span text:style-name="T1"> </text:span><text:span text:style-name="T2">its</text:span><text:span text:style-name="T1"> </text:span><text:span text:style-name="T2">thrusts</text:span><text:span text:style-name="T1"> </text:span><text:span text:style-name="T2">and</text:span><text:span text:style-name="T1"> </text:span><text:span text:style-name="T2">hacking</text:span><text:span text:style-name="T1"> </text:span><text:span text:style-name="T2">it</text:span><text:span text:style-name="T1"> </text:span><text:span text:style-name="T2">to</text:span><text:span text:style-name="T1"> </text:span><text:span text:style-name="T2">death;</text:span><text:span text:style-name="T1"> </text:span><text:span text:style-name="T2">it</text:span><text:span text:style-name="T1"> </text:span><text:span text:style-name="T2">was</text:span><text:span text:style-name="T1"> </text:span><text:span text:style-name="T2">a</text:span><text:span text:style-name="T1"> </text:span><text:span text:style-name="T2">matter</text:span><text:span text:style-name="T1"> </text:span><text:span text:style-name="T2">of</text:span><text:span text:style-name="T1"> </text:span><text:span text:style-name="T2">few</text:span><text:span text:style-name="T1"> </text:span><text:span text:style-name="T2">strokes.</text:span></text:p>
      <text:p text:style-name="P2">Theo<text:span text:style-name="T3"> </text:span>suddenly<text:span text:style-name="T3"> </text:span>shook<text:span text:style-name="T3"> </text:span>with<text:span text:style-name="T3"> </text:span>hearty<text:span text:style-name="T3"> </text:span>laughter<text:span text:style-name="T3"> </text:span>as<text:span text:style-name="T3"> </text:span>the<text:span text:style-name="T3"> </text:span>joke<text:span text:style-name="T3"> </text:span>struck<text:span text:style-name="T3"> </text:span>home,<text:span text:style-name="T3"> </text:span><text:soft-page-break/>and<text:span text:style-name="T3"> </text:span>at<text:span text:style-name="T3"> </text:span>the<text:span text:style-name="T3"> </text:span>same<text:span text:style-name="T3"> </text:span>time<text:span text:style-name="T3"> </text:span>hurtled<text:span text:style-name="T3"> </text:span>a<text:span text:style-name="T3"> </text:span>ball<text:span text:style-name="T3"> </text:span>of<text:span text:style-name="T3"> </text:span>lightning<text:span text:style-name="T3"> </text:span>at<text:span text:style-name="T3"> </text:span>a<text:span text:style-name="T3"> </text:span>mushroom<text:span text:style-name="T3"> </text:span>charging<text:span text:style-name="T3"> </text:span>Lernea,<text:span text:style-name="T3"> </text:span>its<text:span text:style-name="T3"> </text:span>spurious<text:span text:style-name="T3"> </text:span>gait<text:span text:style-name="T3"> </text:span>almost<text:span text:style-name="T3"> </text:span>laughable.<text:span text:style-name="T3"> </text:span>The<text:span text:style-name="T3"> </text:span>mushroom<text:span text:style-name="T3"> </text:span>promptly<text:span text:style-name="T3"> </text:span>exploded<text:span text:style-name="T3"> </text:span>into<text:span text:style-name="T3"> </text:span>a<text:span text:style-name="T3"> </text:span>cloud<text:span text:style-name="T3"> </text:span>of<text:span text:style-name="T3"> </text:span>charred<text:span text:style-name="T3"> </text:span>dust<text:span text:style-name="T3"> </text:span>with<text:span text:style-name="T3"> </text:span>fleshy<text:span text:style-name="T3"> </text:span>bits<text:span text:style-name="T3"> </text:span>of<text:span text:style-name="T3"> </text:span>what<text:span text:style-name="T3"> </text:span>used<text:span text:style-name="T3"> </text:span>to<text:span text:style-name="T3"> </text:span>form<text:span text:style-name="T3"> </text:span>its<text:span text:style-name="T3"> </text:span>torso<text:span text:style-name="T3"> </text:span>flying<text:span text:style-name="T3"> </text:span>around.<text:span text:style-name="T3"> </text:span>The<text:span text:style-name="T3"> </text:span>smell<text:span text:style-name="T3"> </text:span>of<text:span text:style-name="T3"> </text:span>burning<text:span text:style-name="T3"> </text:span>fungi<text:span text:style-name="T3"> </text:span>permeated<text:span text:style-name="T3"> </text:span>the<text:span text:style-name="T3"> </text:span>air.<text:span text:style-name="T3"> </text:span>Parcifal<text:span text:style-name="T3"> </text:span>made<text:span text:style-name="T3"> </text:span>sure<text:span text:style-name="T3"> </text:span>Encelados<text:span text:style-name="T3"> </text:span>wasn<text:span text:style-name="T3">’</text:span>t<text:span text:style-name="T3"> </text:span>glowing<text:span text:style-name="T3"> </text:span>any<text:span text:style-name="T3"> </text:span>more<text:span text:style-name="T3"> </text:span>before<text:span text:style-name="T3"> </text:span>saying<text:span text:style-name="T3"> </text:span>triumphantly:</text:p>
      <text:p text:style-name="P1"><text:span text:style-name="T1">“</text:span><text:span text:style-name="T2">Such</text:span><text:span text:style-name="T1"> </text:span><text:span text:style-name="T2">is</text:span><text:span text:style-name="T1"> </text:span><text:span text:style-name="T2">the</text:span><text:span text:style-name="T1"> </text:span><text:span text:style-name="T2">way</text:span><text:span text:style-name="T1"> </text:span><text:span text:style-name="T2">Encelados</text:span><text:span text:style-name="T1"> </text:span><text:span text:style-name="T2">pierces</text:span><text:span text:style-name="T1"> </text:span><text:span text:style-name="T2">through</text:span><text:span text:style-name="T1"> </text:span><text:span text:style-name="T2">the</text:span><text:span text:style-name="T1"> </text:span><text:span text:style-name="T2">shadow</text:span><text:span text:style-name="T1"> </text:span><text:span text:style-name="T2">of</text:span><text:span text:style-name="T1"> </text:span><text:span text:style-name="T2">evil!</text:span><text:span text:style-name="T1">”</text:span></text:p>
      <text:p text:style-name="P2">Lernea<text:span text:style-name="T3"> </text:span>sounded<text:span text:style-name="T3"> </text:span>demoralized,<text:span text:style-name="T3"> </text:span>distraught<text:span text:style-name="T3"> </text:span>even:</text:p>
      <text:p text:style-name="P1"><text:span text:style-name="T1">“</text:span><text:span text:style-name="T2">That</text:span><text:span text:style-name="T1">’</text:span><text:span text:style-name="T2">s</text:span><text:span text:style-name="T1"> </text:span><text:span text:style-name="T2">not</text:span><text:span text:style-name="T1"> </text:span><text:span text:style-name="T2">fair!</text:span><text:span text:style-name="T1"> </text:span><text:span text:style-name="T2">Even</text:span><text:span text:style-name="T1"> </text:span><text:span text:style-name="T2">Ned</text:span><text:span text:style-name="T1"> </text:span><text:span text:style-name="T2">killed</text:span><text:span text:style-name="T1"> </text:span><text:span text:style-name="T2">one!</text:span><text:span text:style-name="T1">”</text:span></text:p>
      <text:p text:style-name="P2">Ned<text:span text:style-name="T3"> </text:span>ignored<text:span text:style-name="T3"> </text:span>the<text:span text:style-name="T3"> </text:span>comment<text:span text:style-name="T3"> </text:span>on<text:span text:style-name="T3"> </text:span>his<text:span text:style-name="T3"> </text:span>abilities<text:span text:style-name="T3"> </text:span>as<text:span text:style-name="T3"> </text:span>a<text:span text:style-name="T3"> </text:span>marksman<text:span text:style-name="T3"> </text:span>and<text:span text:style-name="T3"> </text:span>walked<text:span text:style-name="T3"> </text:span>over<text:span text:style-name="T3"> </text:span>the<text:span text:style-name="T3"> </text:span>body<text:span text:style-name="T3"> </text:span>of<text:span text:style-name="T3"> </text:span>his<text:span text:style-name="T3"> </text:span>kill,<text:span text:style-name="T3"> </text:span>looking<text:span text:style-name="T3"> </text:span>for<text:span text:style-name="T3"> </text:span>his<text:span text:style-name="T3"> </text:span>bolt.</text:p>
      <text:p text:style-name="P2">Theo<text:span text:style-name="T3"> </text:span>sounded<text:span text:style-name="T3"> </text:span>deliriously<text:span text:style-name="T3"> </text:span>giggly,<text:span text:style-name="T3"> </text:span>barely<text:span text:style-name="T3"> </text:span>able<text:span text:style-name="T3"> </text:span>to<text:span text:style-name="T3"> </text:span>make<text:span text:style-name="T3"> </text:span>sense<text:span text:style-name="T3"> </text:span>when<text:span text:style-name="T3"> </text:span>he<text:span text:style-name="T3"> </text:span>said:</text:p>
      <text:p text:style-name="P1"><text:span text:style-name="T1">“</text:span><text:span text:style-name="T2">See,</text:span><text:span text:style-name="T1"> </text:span><text:span text:style-name="T2">I</text:span><text:span text:style-name="T1"> </text:span><text:span text:style-name="T2">get</text:span><text:span text:style-name="T1"> </text:span><text:span text:style-name="T2">that!</text:span><text:span text:style-name="T1"> </text:span><text:span text:style-name="T2">Fungi</text:span><text:span text:style-name="T1"> </text:span><text:span text:style-name="T2">grow,</text:span><text:span text:style-name="T1"> </text:span><text:span text:style-name="T2">and</text:span><text:span text:style-name="T1"> </text:span><text:span text:style-name="T2">so</text:span><text:span text:style-name="T1"> </text:span><text:span text:style-name="T2">will</text:span><text:span text:style-name="T1"> </text:span><text:span text:style-name="T2">the</text:span><text:span text:style-name="T1"> </text:span><text:span text:style-name="T2">joke,</text:span><text:span text:style-name="T1"> </text:span><text:span text:style-name="T2">which</text:span><text:span text:style-name="T1"> </text:span><text:span text:style-name="T2">is</text:span><text:span text:style-name="T1"> </text:span><text:span text:style-name="T2">to</text:span><text:span text:style-name="T1"> </text:span><text:span text:style-name="T2">say,</text:span><text:span text:style-name="T1"> </text:span><text:span text:style-name="T2">already</text:span><text:span text:style-name="T1"> </text:span><text:span text:style-name="T2">said!</text:span><text:span text:style-name="T1"> </text:span><text:span text:style-name="T2">Great</text:span><text:span text:style-name="T1"> </text:span><text:span text:style-name="T2">stuff,</text:span><text:span text:style-name="T1"> </text:span><text:span text:style-name="T2">great</text:span><text:span text:style-name="T1"> </text:span><text:span text:style-name="T2">stuff</text:span><text:span text:style-name="T1"> </text:span><text:span text:style-name="T2">Ned!</text:span><text:span text:style-name="T1">”</text:span></text:p>
      <text:p text:style-name="P2">Ned<text:span text:style-name="T3"> </text:span>smiled<text:span text:style-name="T3"> </text:span>thinly<text:span text:style-name="T3"> </text:span>but<text:span text:style-name="T3"> </text:span>pretty<text:span text:style-name="T3"> </text:span>soon<text:span text:style-name="T3"> </text:span>the<text:span text:style-name="T3"> </text:span>smile<text:span text:style-name="T3"> </text:span>vanished<text:span text:style-name="T3"> </text:span>when<text:span text:style-name="T3"> </text:span>Bo<text:span text:style-name="T3"> </text:span>the<text:span text:style-name="T3"> </text:span>Bunny<text:span text:style-name="T3"> </text:span>reemerged<text:span text:style-name="T3"> </text:span>in<text:span text:style-name="T3"> </text:span>front<text:span text:style-name="T3"> </text:span>of<text:span text:style-name="T3"> </text:span>him<text:span text:style-name="T3"> </text:span>and<text:span text:style-name="T3"> </text:span>afforded<text:span text:style-name="T3"> </text:span>him<text:span text:style-name="T3"> </text:span>an<text:span text:style-name="T3"> </text:span>uncannily<text:span text:style-name="T3"> </text:span>wide<text:span text:style-name="T3"> </text:span>smile.<text:span text:style-name="T3"> </text:span>Ned<text:span text:style-name="T3"> </text:span>had<text:span text:style-name="T3"> </text:span>another<text:span text:style-name="T3"> </text:span>flash<text:span text:style-name="T3"> </text:span>of<text:span text:style-name="T3"> </text:span>mind<text:span text:style-name="T3"> </text:span>and<text:span text:style-name="T3"> </text:span>asked<text:span text:style-name="T3"> </text:span>everyone:</text:p>
      <text:p text:style-name="P1"><text:span text:style-name="T1">“</text:span><text:span text:style-name="T2">Where</text:span><text:span text:style-name="T1"> </text:span><text:span text:style-name="T2">is</text:span><text:span text:style-name="T1"> </text:span><text:span text:style-name="T2">Winceham?</text:span><text:span text:style-name="T1">”</text:span></text:p>
      <text:p text:style-name="P2">Only<text:span text:style-name="T3"> </text:span>the<text:span text:style-name="T3"> </text:span>bunny<text:span text:style-name="T3"> </text:span>knew<text:span text:style-name="T3"> </text:span>that<text:span text:style-name="T3"> </text:span>Winceham<text:span text:style-name="T3"> </text:span>was<text:span text:style-name="T3"> </text:span>still<text:span text:style-name="T3"> </text:span>running<text:span text:style-name="T3"> </text:span>through<text:span text:style-name="T3"> </text:span>brush<text:span text:style-name="T3"> </text:span>and<text:span text:style-name="T3"> </text:span>wood,<text:span text:style-name="T3"> </text:span>over<text:span text:style-name="T3"> </text:span>bog<text:span text:style-name="T3"> </text:span>and<text:span text:style-name="T3"> </text:span>marsh,<text:span text:style-name="T3"> </text:span>muttering<text:span text:style-name="T3"> </text:span>incoherently:</text:p>
      <text:p text:style-name="P1"><text:span text:style-name="T1">“</text:span><text:span text:style-name="T2">Bad</text:span><text:span text:style-name="T1"> </text:span><text:span text:style-name="T2">trip,</text:span><text:span text:style-name="T1"> </text:span><text:span text:style-name="T2">it</text:span><text:span text:style-name="T1">’</text:span><text:span text:style-name="T2">s</text:span><text:span text:style-name="T1"> </text:span><text:span text:style-name="T2">a</text:span><text:span text:style-name="T1"> </text:span><text:span text:style-name="T2">bad</text:span><text:span text:style-name="T1"> </text:span><text:span text:style-name="T2">trip</text:span><text:span text:style-name="T1">’</text:span><text:span text:style-name="T2">s</text:span><text:span text:style-name="T1"> </text:span><text:span text:style-name="T2">what</text:span><text:span text:style-name="T1"> </text:span><text:span text:style-name="T2">it</text:span><text:span text:style-name="T1"> </text:span><text:span text:style-name="T2">is,</text:span><text:span text:style-name="T1"> </text:span><text:span text:style-name="T2">bad</text:span><text:span text:style-name="T1"> </text:span><text:span text:style-name="T2">trip,</text:span><text:span text:style-name="T1"> </text:span><text:span text:style-name="T2">that</text:span><text:span text:style-name="T1">’</text:span><text:span text:style-name="T2">s</text:span><text:span text:style-name="T1"> </text:span><text:span text:style-name="T2">all</text:span><text:span text:style-name="T1"> </text:span><text:span text:style-name="T2">it</text:span><text:span text:style-name="T1"> </text:span><text:span text:style-name="T2">is..</text:span><text:span text:style-name="T1">”</text:span></text:p>
      <text:p text:style-name="P2">*<text:span text:style-name="T3"> </text:span>*<text:span text:style-name="T3"> </text:span>*</text:p>
      <text:p text:style-name="P2">Parcifal<text:span text:style-name="T3"> </text:span>had<text:span text:style-name="T3"> </text:span>apologized<text:span text:style-name="T3"> </text:span>to<text:span text:style-name="T3"> </text:span>Theo,<text:span text:style-name="T3"> </text:span>but<text:span text:style-name="T3"> </text:span>he<text:span text:style-name="T3"> </text:span>still<text:span text:style-name="T3"> </text:span>looked<text:span text:style-name="T3"> </text:span>downcast<text:span text:style-name="T3"> </text:span>and<text:span text:style-name="T3"> </text:span>moody;<text:span text:style-name="T3"> </text:span>he<text:span text:style-name="T3"> </text:span>kept<text:span text:style-name="T3"> </text:span>Bo<text:span text:style-name="T3"> </text:span>the<text:span text:style-name="T3"> </text:span>Bunny<text:span text:style-name="T3"> </text:span>by<text:span text:style-name="T3"> </text:span>his<text:span text:style-name="T3"> </text:span>side<text:span text:style-name="T3"> </text:span>always.<text:span text:style-name="T3"> </text:span>Curiously<text:span text:style-name="T3"> </text:span>enough,<text:span text:style-name="T3"> </text:span>the<text:span text:style-name="T3"> </text:span>usually<text:span text:style-name="T3"> </text:span>rampant<text:span text:style-name="T3"> </text:span>bunny<text:span text:style-name="T3"> </text:span>obliged<text:span text:style-name="T3"> </text:span>him.<text:span text:style-name="T3"> </text:span>It<text:span text:style-name="T3"> </text:span>was<text:span text:style-name="T3"> </text:span>as<text:span text:style-name="T3"> </text:span>if<text:span text:style-name="T3"> </text:span>the<text:span text:style-name="T3"> </text:span>animal<text:span text:style-name="T3"> </text:span>could<text:span text:style-name="T3"> </text:span>sense<text:span text:style-name="T3"> </text:span>Theo<text:span text:style-name="T3">’</text:span>s<text:span text:style-name="T3"> </text:span>loss<text:span text:style-name="T3"> </text:span>and<text:span text:style-name="T3"> </text:span>sympathized;<text:span text:style-name="T3"> </text:span>which<text:span text:style-name="T3"> </text:span>wasn<text:span text:style-name="T3">’</text:span>t<text:span text:style-name="T3"> </text:span>the<text:span text:style-name="T3"> </text:span>weirdest<text:span text:style-name="T3"> </text:span>thing<text:span text:style-name="T3"> </text:span>considering<text:span text:style-name="T3"> </text:span>it<text:span text:style-name="T3"> </text:span>was<text:span text:style-name="T3"> </text:span>a<text:span text:style-name="T3"> </text:span>bunny<text:span text:style-name="T3"> </text:span>with<text:span text:style-name="T3"> </text:span>flames<text:span text:style-name="T3"> </text:span>writhing<text:span text:style-name="T3"> </text:span>out<text:span text:style-name="T3"> </text:span>of<text:span text:style-name="T3"> </text:span>its<text:span text:style-name="T3"> </text:span>eyes.</text:p>
      <text:p text:style-name="P2">Lernea<text:span text:style-name="T3"> </text:span>and<text:span text:style-name="T3"> </text:span>Ned<text:span text:style-name="T3"> </text:span>had<text:span text:style-name="T3"> </text:span>found<text:span text:style-name="T3"> </text:span>Winceham<text:span text:style-name="T3"> </text:span>inside<text:span text:style-name="T3"> </text:span>a<text:span text:style-name="T3"> </text:span>pool<text:span text:style-name="T3"> </text:span>of<text:span text:style-name="T3"> </text:span>slimy<text:span text:style-name="T3"> </text:span>bog<text:span text:style-name="T3"> </text:span>water,<text:span text:style-name="T3"> </text:span>drenched<text:span text:style-name="T3"> </text:span>in<text:span text:style-name="T3"> </text:span>muck.<text:span text:style-name="T3"> </text:span>They<text:span text:style-name="T3"> </text:span>had<text:span text:style-name="T3"> </text:span>a<text:span text:style-name="T3"> </text:span>hard<text:span text:style-name="T3"> </text:span>time<text:span text:style-name="T3"> </text:span>convincing<text:span text:style-name="T3"> </text:span>him<text:span text:style-name="T3"> </text:span>that<text:span text:style-name="T3"> </text:span>the<text:span text:style-name="T3"> </text:span>mushroom<text:span text:style-name="T3"> </text:span>warriors<text:span text:style-name="T3"> </text:span>were<text:span text:style-name="T3"> </text:span>real<text:span text:style-name="T3"> </text:span>enough<text:span text:style-name="T3"> </text:span>to<text:span text:style-name="T3"> </text:span>end<text:span text:style-name="T3"> </text:span>up<text:span text:style-name="T3"> </text:span>dead.<text:span text:style-name="T3"> </text:span>Winceham<text:span text:style-name="T3"> </text:span>had<text:span text:style-name="T3"> </text:span>told<text:span text:style-name="T3"> </text:span>them<text:span text:style-name="T3"> </text:span>he<text:span text:style-name="T3">’</text:span>d<text:span text:style-name="T3"> </text:span>definitely<text:span text:style-name="T3"> </text:span>quit<text:span text:style-name="T3"> </text:span>when<text:span text:style-name="T3"> </text:span>all<text:span text:style-name="T3"> </text:span>this<text:span text:style-name="T3"> </text:span>debacle<text:span text:style-name="T3"> </text:span>was<text:span text:style-name="T3"> </text:span>over;<text:span text:style-name="T3"> </text:span>he<text:span text:style-name="T3"> </text:span>felt<text:span text:style-name="T3"> </text:span>had<text:span text:style-name="T3"> </text:span>to<text:span text:style-name="T3"> </text:span>clarify<text:span text:style-name="T3"> </text:span>that<text:span text:style-name="T3"> </text:span>he<text:span text:style-name="T3"> </text:span>didn<text:span text:style-name="T3">’</text:span>t<text:span text:style-name="T3"> </text:span>mean<text:span text:style-name="T3"> </text:span>that<text:span text:style-name="T3"> </text:span>he<text:span text:style-name="T3">’</text:span>d<text:span text:style-name="T3"> </text:span>quit<text:span text:style-name="T3"> </text:span>the<text:span text:style-name="T3"> </text:span>group.<text:span text:style-name="T3"> </text:span>After<text:span text:style-name="T3"> </text:span>exchanging<text:span text:style-name="T3"> </text:span>a<text:span text:style-name="T3"> </text:span>few<text:span text:style-name="T3"> </text:span>puzzled<text:span text:style-name="T3"> </text:span>looks,<text:span text:style-name="T3"> </text:span>they<text:span text:style-name="T3"> </text:span>were<text:span text:style-name="T3"> </text:span>back<text:span text:style-name="T3"> </text:span>on<text:span text:style-name="T3"> </text:span>the<text:span text:style-name="T3"> </text:span>trail<text:span text:style-name="T3"> </text:span>that<text:span text:style-name="T3"> </text:span>led<text:span text:style-name="T3"> </text:span>to<text:span text:style-name="T3"> </text:span>Theo<text:span text:style-name="T3">’</text:span>s<text:span text:style-name="T3"> </text:span>village.</text:p>
      <text:p text:style-name="P2">The<text:span text:style-name="T3"> </text:span>crack<text:span text:style-name="T3"> </text:span>of<text:span text:style-name="T3"> </text:span>dawn<text:span text:style-name="T3"> </text:span>was<text:span text:style-name="T3"> </text:span>upon<text:span text:style-name="T3"> </text:span>them;<text:span text:style-name="T3"> </text:span>they<text:span text:style-name="T3"> </text:span>were<text:span text:style-name="T3"> </text:span>tired<text:span text:style-name="T3"> </text:span>and<text:span text:style-name="T3"> </text:span>hungry,<text:span text:style-name="T3"> </text:span>but<text:span text:style-name="T3"> </text:span>they<text:span text:style-name="T3"> </text:span>pressed<text:span text:style-name="T3"> </text:span>on<text:span text:style-name="T3"> </text:span>when<text:span text:style-name="T3"> </text:span>Theo<text:span text:style-name="T3"> </text:span>told<text:span text:style-name="T3"> </text:span>them<text:span text:style-name="T3"> </text:span>they<text:span text:style-name="T3"> </text:span>were<text:span text:style-name="T3"> </text:span>almost<text:span text:style-name="T3"> </text:span>there.<text:span text:style-name="T3"> </text:span>Through<text:span text:style-name="T3"> </text:span>a<text:span text:style-name="T3"> </text:span>clearing<text:span text:style-name="T3"> </text:span>up<text:span text:style-name="T3"> </text:span>ahead,<text:span text:style-name="T3"> </text:span>they<text:span text:style-name="T3"> </text:span>could<text:span text:style-name="T3"> </text:span>suddenly<text:span text:style-name="T3"> </text:span>see<text:span text:style-name="T3"> </text:span>thick<text:span text:style-name="T3"> </text:span>plumes<text:span text:style-name="T3"> </text:span>of<text:span text:style-name="T3"> </text:span>smoke<text:span text:style-name="T3"> </text:span>rise<text:span text:style-name="T3"> </text:span>up<text:span text:style-name="T3"> </text:span>into<text:span text:style-name="T3"> </text:span>the<text:span text:style-name="T3"> </text:span>sky<text:span text:style-name="T3"> </text:span>behind<text:span text:style-name="T3"> </text:span>the<text:span text:style-name="T3"> </text:span>last<text:span text:style-name="T3"> </text:span>crest<text:span text:style-name="T3"> </text:span>they<text:span text:style-name="T3"> </text:span>had<text:span text:style-name="T3"> </text:span>to<text:span text:style-name="T3"> </text:span>pass<text:span text:style-name="T3"> </text:span>in<text:span text:style-name="T3"> </text:span>order<text:span text:style-name="T3"> </text:span>to<text:span text:style-name="T3"> </text:span>reach<text:span text:style-name="T3"> </text:span>the<text:span text:style-name="T3"> </text:span>village.<text:span text:style-name="T3"> </text:span>Theo<text:span text:style-name="T3"> </text:span>smiled<text:span text:style-name="T3"> </text:span>brightly<text:span text:style-name="T3"> </text:span>for<text:span text:style-name="T3"> </text:span>the<text:span text:style-name="T3"> </text:span>first<text:span text:style-name="T3"> </text:span>time<text:span text:style-name="T3"> </text:span>since<text:span text:style-name="T3"> </text:span>his<text:span text:style-name="T3"> </text:span>steed<text:span text:style-name="T3"> </text:span>had<text:span text:style-name="T3"> </text:span>been<text:span text:style-name="T3"> </text:span>slain:</text:p>
      <text:p text:style-name="P1"><text:span text:style-name="T1">“</text:span><text:span text:style-name="T2">Oh!</text:span><text:span text:style-name="T1"> </text:span><text:span text:style-name="T2">They</text:span><text:span text:style-name="T1"> </text:span><text:span text:style-name="T2">must</text:span><text:span text:style-name="T1"> </text:span><text:span text:style-name="T2">be</text:span><text:span text:style-name="T1"> </text:span><text:span text:style-name="T2">preparing</text:span><text:span text:style-name="T1"> </text:span><text:span text:style-name="T2">a</text:span><text:span text:style-name="T1"> </text:span><text:span text:style-name="T2">feast!</text:span><text:span text:style-name="T1"> </text:span><text:span text:style-name="T2">That</text:span><text:span text:style-name="T1">’</text:span><text:span text:style-name="T2">s</text:span><text:span text:style-name="T1"> </text:span><text:span text:style-name="T2">never</text:span><text:span text:style-name="T1"> </text:span><text:span text:style-name="T2">happened</text:span><text:span text:style-name="T1"> </text:span><text:span text:style-name="T2">before!</text:span><text:span text:style-name="T1">”</text:span></text:p>
      <text:p text:style-name="P2"><text:soft-page-break/>The<text:span text:style-name="T3"> </text:span>others<text:span text:style-name="T3"> </text:span>exchanged<text:span text:style-name="T3"> </text:span>knowing<text:span text:style-name="T3"> </text:span>looks;<text:span text:style-name="T3"> </text:span>that<text:span text:style-name="T3"> </text:span>smoke<text:span text:style-name="T3"> </text:span>was<text:span text:style-name="T3"> </text:span>of<text:span text:style-name="T3"> </text:span>an<text:span text:style-name="T3"> </text:span>entirely<text:span text:style-name="T3"> </text:span>different<text:span text:style-name="T3"> </text:span>scale.<text:span text:style-name="T3"> </text:span>Clouds<text:span text:style-name="T3"> </text:span>of<text:span text:style-name="T3"> </text:span>smoke<text:span text:style-name="T3"> </text:span>that<text:span text:style-name="T3"> </text:span>size<text:span text:style-name="T3"> </text:span>usually<text:span text:style-name="T3"> </text:span>meant<text:span text:style-name="T3"> </text:span>that<text:span text:style-name="T3"> </text:span>in<text:span text:style-name="T3"> </text:span>the<text:span text:style-name="T3"> </text:span>very<text:span text:style-name="T3"> </text:span>unlikely<text:span text:style-name="T3"> </text:span>event<text:span text:style-name="T3"> </text:span>of<text:span text:style-name="T3"> </text:span>a<text:span text:style-name="T3"> </text:span>feast,<text:span text:style-name="T3"> </text:span>something<text:span text:style-name="T3"> </text:span>had<text:span text:style-name="T3"> </text:span>gone<text:span text:style-name="T3"> </text:span>terribly<text:span text:style-name="T3"> </text:span>wrong.<text:span text:style-name="T3"> </text:span>They<text:span text:style-name="T3"> </text:span>hadn<text:span text:style-name="T3">’</text:span>t<text:span text:style-name="T3"> </text:span>the<text:span text:style-name="T3"> </text:span>heart<text:span text:style-name="T3"> </text:span>to<text:span text:style-name="T3"> </text:span>tell<text:span text:style-name="T3"> </text:span>Theo;<text:span text:style-name="T3"> </text:span>he<text:span text:style-name="T3">’</text:span>d<text:span text:style-name="T3"> </text:span>soon<text:span text:style-name="T3"> </text:span>find<text:span text:style-name="T3"> </text:span>out.<text:span text:style-name="T3"> </text:span>Ned<text:span text:style-name="T3"> </text:span>almost<text:span text:style-name="T3"> </text:span>growled,<text:span text:style-name="T3"> </text:span>his<text:span text:style-name="T3"> </text:span>anger<text:span text:style-name="T3"> </text:span>starting<text:span text:style-name="T3"> </text:span>to<text:span text:style-name="T3"> </text:span>boil<text:span text:style-name="T3"> </text:span>his<text:span text:style-name="T3"> </text:span>blood<text:span text:style-name="T3"> </text:span>once<text:span text:style-name="T3"> </text:span>more:</text:p>
      <text:p text:style-name="P1"><text:span text:style-name="T1">“</text:span><text:span text:style-name="T2">Hobb.</text:span><text:span text:style-name="T1"> </text:span><text:span text:style-name="T2">Hobb</text:span><text:span text:style-name="T1"> </text:span><text:span text:style-name="T2">must</text:span><text:span text:style-name="T1">’</text:span><text:span text:style-name="T2">ve</text:span><text:span text:style-name="T1"> </text:span><text:span text:style-name="T2">done</text:span><text:span text:style-name="T1"> </text:span><text:span text:style-name="T2">this.</text:span><text:span text:style-name="T1"> </text:span><text:span text:style-name="T2">Damn</text:span><text:span text:style-name="T1"> </text:span><text:span text:style-name="T2">his</text:span><text:span text:style-name="T1"> </text:span><text:span text:style-name="T2">name</text:span><text:span text:style-name="T1"> </text:span><text:span text:style-name="T2">and</text:span><text:span text:style-name="T1"> </text:span><text:span text:style-name="T2">soul.</text:span><text:span text:style-name="T1">”</text:span></text:p>
      <text:p text:style-name="P2">Winceham,<text:span text:style-name="T3"> </text:span>who<text:span text:style-name="T3"> </text:span>had<text:span text:style-name="T3"> </text:span>mostly<text:span text:style-name="T3"> </text:span>dried<text:span text:style-name="T3"> </text:span>up<text:span text:style-name="T3"> </text:span>by<text:span text:style-name="T3"> </text:span>then,<text:span text:style-name="T3"> </text:span>sighed<text:span text:style-name="T3"> </text:span>and<text:span text:style-name="T3"> </text:span>added:</text:p>
      <text:p text:style-name="P1"><text:span text:style-name="T1">“</text:span><text:span text:style-name="T2">This</text:span><text:span text:style-name="T1"> </text:span><text:span text:style-name="T2">changes</text:span><text:span text:style-name="T1"> </text:span><text:span text:style-name="T2">things</text:span><text:span text:style-name="T1"> </text:span><text:span text:style-name="T2">for</text:span><text:span text:style-name="T1"> </text:span><text:span text:style-name="T2">the</text:span><text:span text:style-name="T1"> </text:span><text:span text:style-name="T2">worse,</text:span><text:span text:style-name="T1">” </text:span><text:span text:style-name="T2">while</text:span><text:span text:style-name="T1"> </text:span><text:span text:style-name="T2">the</text:span><text:span text:style-name="T1"> </text:span><text:span text:style-name="T2">sisters</text:span><text:span text:style-name="T1"> </text:span><text:span text:style-name="T2">looked</text:span><text:span text:style-name="T1"> </text:span><text:span text:style-name="T2">at</text:span><text:span text:style-name="T1"> </text:span><text:span text:style-name="T2">the</text:span><text:span text:style-name="T1"> </text:span><text:span text:style-name="T2">smoke</text:span><text:span text:style-name="T1"> </text:span><text:span text:style-name="T2">with</text:span><text:span text:style-name="T1"> </text:span><text:span text:style-name="T2">heavy,</text:span><text:span text:style-name="T1"> </text:span><text:span text:style-name="T2">sombre</text:span><text:span text:style-name="T1"> </text:span><text:span text:style-name="T2">frowns.</text:span></text:p>
      <text:p text:style-name="P1"><text:span text:style-name="T1">“</text:span><text:span text:style-name="T2">If</text:span><text:span text:style-name="T1"> </text:span><text:span text:style-name="T2">this</text:span><text:span text:style-name="T1"> </text:span><text:span text:style-name="T2">really</text:span><text:span text:style-name="T1"> </text:span><text:span text:style-name="T2">is</text:span><text:span text:style-name="T1"> </text:span><text:span text:style-name="T2">Hobb</text:span><text:span text:style-name="T1">’</text:span><text:span text:style-name="T2">s</text:span><text:span text:style-name="T1"> </text:span><text:span text:style-name="T2">doing,</text:span><text:span text:style-name="T1"> </text:span><text:span text:style-name="T2">it</text:span><text:span text:style-name="T1">’</text:span><text:span text:style-name="T2">s</text:span><text:span text:style-name="T1"> </text:span><text:span text:style-name="T2">no</text:span><text:span text:style-name="T1"> </text:span><text:span text:style-name="T2">longer</text:span><text:span text:style-name="T1"> </text:span><text:span text:style-name="T2">a</text:span><text:span text:style-name="T1"> </text:span><text:span text:style-name="T2">matter</text:span><text:span text:style-name="T1"> </text:span><text:span text:style-name="T2">of</text:span><text:span text:style-name="T1"> </text:span><text:span text:style-name="T2">debt,</text:span><text:span text:style-name="T1"> </text:span><text:span text:style-name="T2">pride,</text:span><text:span text:style-name="T1"> </text:span><text:span text:style-name="T2">or</text:span><text:span text:style-name="T1"> </text:span><text:span text:style-name="T2">revenge.</text:span><text:span text:style-name="T1"> </text:span><text:span text:style-name="T2">This</text:span><text:span text:style-name="T1"> </text:span><text:span text:style-name="T2">is</text:span><text:span text:style-name="T1"> </text:span><text:span text:style-name="T2">the</text:span><text:span text:style-name="T1"> </text:span><text:span text:style-name="T2">work</text:span><text:span text:style-name="T1"> </text:span><text:span text:style-name="T2">of</text:span><text:span text:style-name="T1"> </text:span><text:span text:style-name="T2">evil;</text:span><text:span text:style-name="T1"> </text:span><text:span text:style-name="T2">it</text:span><text:span text:style-name="T1"> </text:span><text:span text:style-name="T2">must</text:span><text:span text:style-name="T1"> </text:span><text:span text:style-name="T2">be</text:span><text:span text:style-name="T1"> </text:span><text:span text:style-name="T2">cleansed,</text:span><text:span text:style-name="T1">” </text:span><text:span text:style-name="T2">said</text:span><text:span text:style-name="T1"> </text:span><text:span text:style-name="T2">Parcifal</text:span><text:span text:style-name="T1"> </text:span><text:span text:style-name="T2">and</text:span><text:span text:style-name="T1"> </text:span><text:span text:style-name="T2">Lernea</text:span><text:span text:style-name="T1"> </text:span><text:span text:style-name="T2">agreed</text:span><text:span text:style-name="T1"> </text:span><text:span text:style-name="T2">with</text:span><text:span text:style-name="T1"> </text:span><text:span text:style-name="T2">a</text:span><text:span text:style-name="T1"> </text:span><text:span text:style-name="T2">nod.</text:span></text:p>
      <text:p text:style-name="P1"><text:span text:style-name="T1">“</text:span><text:span text:style-name="T2">By</text:span><text:span text:style-name="T1"> </text:span><text:span text:style-name="T2">Skrala,</text:span><text:span text:style-name="T1"> </text:span><text:span text:style-name="T2">we</text:span><text:span text:style-name="T1"> </text:span><text:span text:style-name="T2">swear,</text:span><text:span text:style-name="T1">” </text:span><text:span text:style-name="T2">she</text:span><text:span text:style-name="T1"> </text:span><text:span text:style-name="T2">said</text:span><text:span text:style-name="T1"> </text:span><text:span text:style-name="T2">and</text:span><text:span text:style-name="T1"> </text:span><text:span text:style-name="T2">carried</text:span><text:span text:style-name="T1"> </text:span><text:span text:style-name="T2">onwards,</text:span><text:span text:style-name="T1"> </text:span><text:span text:style-name="T2">beside</text:span><text:span text:style-name="T1"> </text:span><text:span text:style-name="T2">Theo,</text:span><text:span text:style-name="T1"> </text:span><text:span text:style-name="T2">his</text:span><text:span text:style-name="T1"> </text:span><text:span text:style-name="T2">reality</text:span><text:span text:style-name="T1"> </text:span><text:span text:style-name="T2">distorted</text:span><text:span text:style-name="T1"> </text:span><text:span text:style-name="T2">by</text:span><text:span text:style-name="T1"> </text:span><text:span text:style-name="T2">his</text:span><text:span text:style-name="T1"> </text:span><text:span text:style-name="T2">naive,</text:span><text:span text:style-name="T1"> </text:span><text:span text:style-name="T2">though</text:span><text:span text:style-name="T1"> </text:span><text:span text:style-name="T2">well-mannered</text:span><text:span text:style-name="T1"> </text:span><text:span text:style-name="T2">demeanor.</text:span><text:span text:style-name="T1"> </text:span><text:span text:style-name="T2">Lernea</text:span><text:span text:style-name="T1"> </text:span><text:span text:style-name="T2">looked</text:span><text:span text:style-name="T1"> </text:span><text:span text:style-name="T2">at</text:span><text:span text:style-name="T1"> </text:span><text:span text:style-name="T2">him</text:span><text:span text:style-name="T1"> </text:span><text:span text:style-name="T2">with</text:span><text:span text:style-name="T1"> </text:span><text:span text:style-name="T2">pity;</text:span><text:span text:style-name="T1"> </text:span><text:span text:style-name="T2">his</text:span><text:span text:style-name="T1"> </text:span><text:span text:style-name="T2">eyes</text:span><text:span text:style-name="T1"> </text:span><text:span text:style-name="T2">met</text:span><text:span text:style-name="T1"> </text:span><text:span text:style-name="T2">hers</text:span><text:span text:style-name="T1"> </text:span><text:span text:style-name="T2">and</text:span><text:span text:style-name="T1"> </text:span><text:span text:style-name="T2">his</text:span><text:span text:style-name="T1"> </text:span><text:span text:style-name="T2">smile</text:span><text:span text:style-name="T1"> </text:span><text:span text:style-name="T2">made</text:span><text:span text:style-name="T1"> </text:span><text:span text:style-name="T2">her</text:span><text:span text:style-name="T1"> </text:span><text:span text:style-name="T2">avert</text:span><text:span text:style-name="T1"> </text:span><text:span text:style-name="T2">her</text:span><text:span text:style-name="T1"> </text:span><text:span text:style-name="T2">gaze.</text:span></text:p>
      <text:p text:style-name="P1"><text:span text:style-name="T1">“</text:span><text:span text:style-name="T2">What</text:span><text:span text:style-name="T1">’</text:span><text:span text:style-name="T2">s</text:span><text:span text:style-name="T1"> </text:span><text:span text:style-name="T2">wrong?</text:span><text:span text:style-name="T1">” </text:span><text:span text:style-name="T2">Theo</text:span><text:span text:style-name="T1"> </text:span><text:span text:style-name="T2">asked</text:span><text:span text:style-name="T1"> </text:span><text:span text:style-name="T2">her</text:span><text:span text:style-name="T1"> </text:span><text:span text:style-name="T2">and</text:span><text:span text:style-name="T1"> </text:span><text:span text:style-name="T2">stopped</text:span><text:span text:style-name="T1"> </text:span><text:span text:style-name="T2">as</text:span><text:span text:style-name="T1"> </text:span><text:span text:style-name="T2">they</text:span><text:span text:style-name="T1"> </text:span><text:span text:style-name="T2">had</text:span><text:span text:style-name="T1"> </text:span><text:span text:style-name="T2">began</text:span><text:span text:style-name="T1"> </text:span><text:span text:style-name="T2">to</text:span><text:span text:style-name="T1"> </text:span><text:span text:style-name="T2">slowly</text:span><text:span text:style-name="T1"> </text:span><text:span text:style-name="T2">climb</text:span><text:span text:style-name="T1"> </text:span><text:span text:style-name="T2">the</text:span><text:span text:style-name="T1"> </text:span><text:span text:style-name="T2">last</text:span><text:span text:style-name="T1"> </text:span><text:span text:style-name="T2">hill.</text:span><text:span text:style-name="T1"> </text:span><text:span text:style-name="T2">The</text:span><text:span text:style-name="T1"> </text:span><text:span text:style-name="T2">others</text:span><text:span text:style-name="T1"> </text:span><text:span text:style-name="T2">passed</text:span><text:span text:style-name="T1"> </text:span><text:span text:style-name="T2">them</text:span><text:span text:style-name="T1"> </text:span><text:span text:style-name="T2">by</text:span><text:span text:style-name="T1"> </text:span><text:span text:style-name="T2">in</text:span><text:span text:style-name="T1"> </text:span><text:span text:style-name="T2">silence</text:span><text:span text:style-name="T1"> </text:span><text:span text:style-name="T2">on</text:span><text:span text:style-name="T1"> </text:span><text:span text:style-name="T2">their</text:span><text:span text:style-name="T1"> </text:span><text:span text:style-name="T2">way</text:span><text:span text:style-name="T1"> </text:span><text:span text:style-name="T2">to</text:span><text:span text:style-name="T1"> </text:span><text:span text:style-name="T2">the</text:span><text:span text:style-name="T1"> </text:span><text:span text:style-name="T2">top.</text:span></text:p>
      <text:p text:style-name="P1"><text:span text:style-name="T1">“</text:span><text:span text:style-name="T2">I</text:span><text:span text:style-name="T1"> </text:span><text:span text:style-name="T2">was</text:span><text:span text:style-name="T1"> </text:span><text:span text:style-name="T2">reminded</text:span><text:span text:style-name="T1"> </text:span><text:span text:style-name="T2">of</text:span><text:span text:style-name="T1"> </text:span><text:span text:style-name="T2">my</text:span><text:span text:style-name="T1"> </text:span><text:span text:style-name="T2">home,</text:span><text:span text:style-name="T1"> </text:span><text:span text:style-name="T2">suddenly,</text:span><text:span text:style-name="T1">” </text:span><text:span text:style-name="T2">said</text:span><text:span text:style-name="T1"> </text:span><text:span text:style-name="T2">Lernea</text:span><text:span text:style-name="T1"> </text:span><text:span text:style-name="T2">and</text:span><text:span text:style-name="T1"> </text:span><text:span text:style-name="T2">found</text:span><text:span text:style-name="T1"> </text:span><text:span text:style-name="T2">a</text:span><text:span text:style-name="T1"> </text:span><text:span text:style-name="T2">reassuring</text:span><text:span text:style-name="T1"> </text:span><text:span text:style-name="T2">core</text:span><text:span text:style-name="T1"> </text:span><text:span text:style-name="T2">of</text:span><text:span text:style-name="T1"> </text:span><text:span text:style-name="T2">truth</text:span><text:span text:style-name="T1"> </text:span><text:span text:style-name="T2">to</text:span><text:span text:style-name="T1"> </text:span><text:span text:style-name="T2">her</text:span><text:span text:style-name="T1"> </text:span><text:span text:style-name="T2">words.</text:span><text:span text:style-name="T1"> </text:span><text:span text:style-name="T2">An</text:span><text:span text:style-name="T1"> </text:span><text:span text:style-name="T2">icy</text:span><text:span text:style-name="T1"> </text:span><text:span text:style-name="T2">feeling</text:span><text:span text:style-name="T1"> </text:span><text:span text:style-name="T2">of</text:span><text:span text:style-name="T1"> </text:span><text:span text:style-name="T2">loneliness</text:span><text:span text:style-name="T1"> </text:span><text:span text:style-name="T2">crept</text:span><text:span text:style-name="T1"> </text:span><text:span text:style-name="T2">up</text:span><text:span text:style-name="T1"> </text:span><text:span text:style-name="T2">on</text:span><text:span text:style-name="T1"> </text:span><text:span text:style-name="T2">her;</text:span><text:span text:style-name="T1"> </text:span><text:span text:style-name="T2">the</text:span><text:span text:style-name="T1"> </text:span><text:span text:style-name="T2">terrible</text:span><text:span text:style-name="T1"> </text:span><text:span text:style-name="T2">image</text:span><text:span text:style-name="T1"> </text:span><text:span text:style-name="T2">of</text:span><text:span text:style-name="T1"> </text:span><text:span text:style-name="T2">Nomos</text:span><text:span text:style-name="T1"> </text:span><text:span text:style-name="T2">burning</text:span><text:span text:style-name="T1"> </text:span><text:span text:style-name="T2">in</text:span><text:span text:style-name="T1"> </text:span><text:span text:style-name="T2">her</text:span><text:span text:style-name="T1"> </text:span><text:span text:style-name="T2">mind</text:span><text:span text:style-name="T1"> </text:span><text:span text:style-name="T2">made</text:span><text:span text:style-name="T1"> </text:span><text:span text:style-name="T2">her</text:span><text:span text:style-name="T1"> </text:span><text:span text:style-name="T2">shudder.</text:span></text:p>
      <text:p text:style-name="P1"><text:span text:style-name="T1">“</text:span><text:span text:style-name="T2">Are</text:span><text:span text:style-name="T1"> </text:span><text:span text:style-name="T2">you</text:span><text:span text:style-name="T1"> </text:span><text:span text:style-name="T2">cold,</text:span><text:span text:style-name="T1"> </text:span><text:span text:style-name="T2">or</text:span><text:span text:style-name="T1"> </text:span><text:span text:style-name="T2">maybe</text:span><text:span text:style-name="T1"> </text:span><text:span text:style-name="T2">sick?</text:span><text:span text:style-name="T1">” </text:span><text:span text:style-name="T2">asked</text:span><text:span text:style-name="T1"> </text:span><text:span text:style-name="T2">Theo</text:span><text:span text:style-name="T1"> </text:span><text:span text:style-name="T2">disarmingly.</text:span><text:span text:style-name="T1"> </text:span><text:span text:style-name="T2">He</text:span><text:span text:style-name="T1"> </text:span><text:span text:style-name="T2">looked</text:span><text:span text:style-name="T1"> </text:span><text:span text:style-name="T2">genuinely</text:span><text:span text:style-name="T1"> </text:span><text:span text:style-name="T2">worried.</text:span><text:span text:style-name="T1"> </text:span><text:span text:style-name="T2">Lernea</text:span><text:span text:style-name="T1"> </text:span><text:span text:style-name="T2">held</text:span><text:span text:style-name="T1"> </text:span><text:span text:style-name="T2">a</text:span><text:span text:style-name="T1"> </text:span><text:span text:style-name="T2">tear</text:span><text:span text:style-name="T1"> </text:span><text:span text:style-name="T2">with</text:span><text:span text:style-name="T1"> </text:span><text:span text:style-name="T2">some</text:span><text:span text:style-name="T1"> </text:span><text:span text:style-name="T2">effort</text:span><text:span text:style-name="T1"> </text:span><text:span text:style-name="T2">and</text:span><text:span text:style-name="T1"> </text:span><text:span text:style-name="T2">told</text:span><text:span text:style-name="T1"> </text:span><text:span text:style-name="T2">him</text:span><text:span text:style-name="T1"> </text:span><text:span text:style-name="T2">while</text:span><text:span text:style-name="T1"> </text:span><text:span text:style-name="T2">she</text:span><text:span text:style-name="T1"> </text:span><text:span text:style-name="T2">gently</text:span><text:span text:style-name="T1"> </text:span><text:span text:style-name="T2">pushed</text:span><text:span text:style-name="T1"> </text:span><text:span text:style-name="T2">him</text:span><text:span text:style-name="T1"> </text:span><text:span text:style-name="T2">up</text:span><text:span text:style-name="T1"> </text:span><text:span text:style-name="T2">the</text:span><text:span text:style-name="T1"> </text:span><text:span text:style-name="T2">slope:</text:span></text:p>
      <text:p text:style-name="P1"><text:span text:style-name="T1">“</text:span><text:span text:style-name="T2">I</text:span><text:span text:style-name="T1">’</text:span><text:span text:style-name="T2">m</text:span><text:span text:style-name="T1"> </text:span><text:span text:style-name="T2">sorry.</text:span><text:span text:style-name="T1"> </text:span><text:span text:style-name="T2">That</text:span><text:span text:style-name="T1">’</text:span><text:span text:style-name="T2">s</text:span><text:span text:style-name="T1"> </text:span><text:span text:style-name="T2">all,</text:span><text:span text:style-name="T1"> </text:span><text:span text:style-name="T2">Theo.</text:span><text:span text:style-name="T1">”</text:span></text:p>
      <text:p text:style-name="P2">She<text:span text:style-name="T3"> </text:span>shook<text:span text:style-name="T3"> </text:span>her<text:span text:style-name="T3"> </text:span>head<text:span text:style-name="T3"> </text:span>and<text:span text:style-name="T3"> </text:span>smiled<text:span text:style-name="T3"> </text:span>thinly,<text:span text:style-name="T3"> </text:span>as<text:span text:style-name="T3"> </text:span>they<text:span text:style-name="T3"> </text:span>walked<text:span text:style-name="T3"> </text:span>the<text:span text:style-name="T3"> </text:span>last<text:span text:style-name="T3"> </text:span>few<text:span text:style-name="T3"> </text:span>feet<text:span text:style-name="T3"> </text:span>to<text:span text:style-name="T3"> </text:span>the<text:span text:style-name="T3"> </text:span>top<text:span text:style-name="T3"> </text:span>in<text:span text:style-name="T3"> </text:span>silence.<text:span text:style-name="T3"> </text:span>The<text:span text:style-name="T3"> </text:span>others<text:span text:style-name="T3"> </text:span>were<text:span text:style-name="T3"> </text:span>already<text:span text:style-name="T3"> </text:span>there,<text:span text:style-name="T3"> </text:span>casting<text:span text:style-name="T3"> </text:span>long,<text:span text:style-name="T3"> </text:span>nimble<text:span text:style-name="T3"> </text:span>shadows<text:span text:style-name="T3"> </text:span>on<text:span text:style-name="T3"> </text:span>the<text:span text:style-name="T3"> </text:span>foliage.<text:span text:style-name="T3"> </text:span>The<text:span text:style-name="T3"> </text:span>sun<text:span text:style-name="T3"> </text:span>had<text:span text:style-name="T3"> </text:span>barely<text:span text:style-name="T3"> </text:span>lifted<text:span text:style-name="T3"> </text:span>itself<text:span text:style-name="T3"> </text:span>above<text:span text:style-name="T3"> </text:span>the<text:span text:style-name="T3"> </text:span>lush<text:span text:style-name="T3"> </text:span>green<text:span text:style-name="T3"> </text:span>carpet<text:span text:style-name="T3"> </text:span>of<text:span text:style-name="T3"> </text:span>treetops,<text:span text:style-name="T3"> </text:span>yet<text:span text:style-name="T3"> </text:span>a<text:span text:style-name="T3"> </text:span>warm<text:span text:style-name="T3"> </text:span>light<text:span text:style-name="T3"> </text:span>embraced<text:span text:style-name="T3"> </text:span>their<text:span text:style-name="T3"> </text:span>faces.</text:p>
      <text:p text:style-name="P1"><text:span text:style-name="T1">“</text:span><text:span text:style-name="T2">About</text:span><text:span text:style-name="T1"> </text:span><text:span text:style-name="T2">Vulsek?</text:span><text:span text:style-name="T1"> </text:span><text:span text:style-name="T2">It</text:span><text:span text:style-name="T1"> </text:span><text:span text:style-name="T2">was</text:span><text:span text:style-name="T1"> </text:span><text:span text:style-name="T2">an</text:span><text:span text:style-name="T1"> </text:span><text:span text:style-name="T2">accident,</text:span><text:span text:style-name="T1">” </text:span><text:span text:style-name="T2">he</text:span><text:span text:style-name="T1"> </text:span><text:span text:style-name="T2">said</text:span><text:span text:style-name="T1"> </text:span><text:span text:style-name="T2">without</text:span><text:span text:style-name="T1"> </text:span><text:span text:style-name="T2">conviction.</text:span><text:span text:style-name="T1"> </text:span><text:span text:style-name="T2">He</text:span><text:span text:style-name="T1"> </text:span><text:span text:style-name="T2">was</text:span><text:span text:style-name="T1"> </text:span><text:span text:style-name="T2">still</text:span><text:span text:style-name="T1"> </text:span><text:span text:style-name="T2">trying</text:span><text:span text:style-name="T1"> </text:span><text:span text:style-name="T2">to</text:span><text:span text:style-name="T1"> </text:span><text:span text:style-name="T2">come</text:span><text:span text:style-name="T1"> </text:span><text:span text:style-name="T2">to</text:span><text:span text:style-name="T1"> </text:span><text:span text:style-name="T2">grips</text:span><text:span text:style-name="T1"> </text:span><text:span text:style-name="T2">with</text:span><text:span text:style-name="T1"> </text:span><text:span text:style-name="T2">that.</text:span><text:span text:style-name="T1"> </text:span><text:span text:style-name="T2">When</text:span><text:span text:style-name="T1"> </text:span><text:span text:style-name="T2">they</text:span><text:span text:style-name="T1"> </text:span><text:span text:style-name="T2">reached</text:span><text:span text:style-name="T1"> </text:span><text:span text:style-name="T2">the</text:span><text:span text:style-name="T1"> </text:span><text:span text:style-name="T2">top,</text:span><text:span text:style-name="T1"> </text:span><text:span text:style-name="T2">what</text:span><text:span text:style-name="T1"> </text:span><text:span text:style-name="T2">was</text:span><text:span text:style-name="T1"> </text:span><text:span text:style-name="T2">left</text:span><text:span text:style-name="T1"> </text:span><text:span text:style-name="T2">of</text:span><text:span text:style-name="T1"> </text:span><text:span text:style-name="T2">the</text:span><text:span text:style-name="T1"> </text:span><text:span text:style-name="T2">village</text:span><text:span text:style-name="T1"> </text:span><text:span text:style-name="T2">below</text:span><text:span text:style-name="T1"> </text:span><text:span text:style-name="T2">was</text:span><text:span text:style-name="T1"> </text:span><text:span text:style-name="T2">painfully</text:span><text:span text:style-name="T1"> </text:span><text:span text:style-name="T2">in</text:span><text:span text:style-name="T1"> </text:span><text:span text:style-name="T2">plain</text:span><text:span text:style-name="T1"> </text:span><text:span text:style-name="T2">sight,</text:span><text:span text:style-name="T1"> </text:span><text:span text:style-name="T2">fires</text:span><text:span text:style-name="T1"> </text:span><text:span text:style-name="T2">still</text:span><text:span text:style-name="T1"> </text:span><text:span text:style-name="T2">consuming</text:span><text:span text:style-name="T1"> </text:span><text:span text:style-name="T2">small</text:span><text:span text:style-name="T1"> </text:span><text:span text:style-name="T2">tree-houses,</text:span><text:span text:style-name="T1"> </text:span><text:span text:style-name="T2">sheds</text:span><text:span text:style-name="T1"> </text:span><text:span text:style-name="T2">and</text:span><text:span text:style-name="T1"> </text:span><text:span text:style-name="T2">trees</text:span><text:span text:style-name="T1"> </text:span><text:span text:style-name="T2">alike.</text:span><text:span text:style-name="T1"> </text:span><text:span text:style-name="T2">Theo</text:span><text:span text:style-name="T1">’</text:span><text:span text:style-name="T2">s</text:span><text:span text:style-name="T1"> </text:span><text:span text:style-name="T2">jaw</text:span><text:span text:style-name="T1"> </text:span><text:span text:style-name="T2">dropped</text:span><text:span text:style-name="T1"> </text:span><text:span text:style-name="T2">in</text:span><text:span text:style-name="T1"> </text:span><text:span text:style-name="T2">an</text:span><text:span text:style-name="T1"> </text:span><text:span text:style-name="T2">instant,</text:span><text:span text:style-name="T1"> </text:span><text:span text:style-name="T2">with</text:span><text:span text:style-name="T1"> </text:span><text:span text:style-name="T2">Bo</text:span><text:span text:style-name="T1"> </text:span><text:span text:style-name="T2">always</text:span><text:span text:style-name="T1"> </text:span><text:span text:style-name="T2">by</text:span><text:span text:style-name="T1"> </text:span><text:span text:style-name="T2">his</text:span><text:span text:style-name="T1"> </text:span><text:span text:style-name="T2">side,</text:span><text:span text:style-name="T1"> </text:span><text:span text:style-name="T2">the</text:span><text:span text:style-name="T1"> </text:span><text:span text:style-name="T2">flames</text:span><text:span text:style-name="T1"> </text:span><text:span text:style-name="T2">in</text:span><text:span text:style-name="T1"> </text:span><text:span text:style-name="T2">his</text:span><text:span text:style-name="T1"> </text:span><text:span text:style-name="T2">eyes</text:span><text:span text:style-name="T1"> </text:span><text:span text:style-name="T2">dying</text:span><text:span text:style-name="T1"> </text:span><text:span text:style-name="T2">down</text:span><text:span text:style-name="T1"> </text:span><text:span text:style-name="T2">suddenly.</text:span><text:span text:style-name="T1"> </text:span><text:span text:style-name="T2">Lernea</text:span><text:span text:style-name="T1"> </text:span><text:span text:style-name="T2">touched</text:span><text:span text:style-name="T1"> </text:span><text:span text:style-name="T2">Theo</text:span><text:span text:style-name="T1">’</text:span><text:span text:style-name="T2">s</text:span><text:span text:style-name="T1"> </text:span><text:span text:style-name="T2">hand</text:span><text:span text:style-name="T1"> </text:span><text:span text:style-name="T2">gently</text:span><text:span text:style-name="T1"> </text:span><text:span text:style-name="T2">and</text:span><text:span text:style-name="T1"> </text:span><text:span text:style-name="T2">told</text:span><text:span text:style-name="T1"> </text:span><text:span text:style-name="T2">him</text:span><text:span text:style-name="T1"> </text:span><text:span text:style-name="T2">in</text:span><text:span text:style-name="T1"> </text:span><text:span text:style-name="T2">an</text:span><text:span text:style-name="T1"> </text:span><text:span text:style-name="T2">almost</text:span><text:span text:style-name="T1"> </text:span><text:span text:style-name="T2">broken</text:span><text:span text:style-name="T1"> </text:span><text:span text:style-name="T2">voice:</text:span></text:p>
      <text:p text:style-name="P1"><text:span text:style-name="T1">“</text:span><text:span text:style-name="T2">I</text:span><text:span text:style-name="T1">’</text:span><text:span text:style-name="T2">m</text:span><text:span text:style-name="T1"> </text:span><text:span text:style-name="T2">sorry</text:span><text:span text:style-name="T1"> </text:span><text:span text:style-name="T2">about</text:span><text:span text:style-name="T1"> </text:span><text:span text:style-name="T2">your</text:span><text:span text:style-name="T1"> </text:span><text:span text:style-name="T2">village.</text:span><text:span text:style-name="T1">”</text:span></text:p>
      <text:p text:style-name="P2">Words<text:span text:style-name="T3"> </text:span>failed<text:span text:style-name="T3"> </text:span>him.<text:span text:style-name="T3"> </text:span>He<text:span text:style-name="T3"> </text:span>sank<text:span text:style-name="T3"> </text:span>to<text:span text:style-name="T3"> </text:span>his<text:span text:style-name="T3"> </text:span>knees<text:span text:style-name="T3"> </text:span>and<text:span text:style-name="T3"> </text:span>fell<text:span text:style-name="T3"> </text:span>on<text:span text:style-name="T3"> </text:span>the<text:span text:style-name="T3"> </text:span>ground,<text:span text:style-name="T3"> </text:span>as<text:span text:style-name="T3"> </text:span>if<text:span text:style-name="T3"> </text:span>the<text:span text:style-name="T3"> </text:span>last<text:span text:style-name="T3"> </text:span>iota<text:span text:style-name="T3"> </text:span>of<text:span text:style-name="T3"> </text:span>strength<text:span text:style-name="T3"> </text:span>had<text:span text:style-name="T3"> </text:span>left<text:span text:style-name="T3"> </text:span>him.<text:span text:style-name="T3"> </text:span>Winceham<text:span text:style-name="T3"> </text:span>awkwardly<text:span text:style-name="T3"> </text:span>put<text:span text:style-name="T3"> </text:span>a<text:span text:style-name="T3"> </text:span>hand<text:span text:style-name="T3"> </text:span>around<text:span text:style-name="T3"> </text:span>his<text:span text:style-name="T3"> </text:span>shoulder<text:span text:style-name="T3"> </text:span>and<text:span text:style-name="T3"> </text:span>said<text:span text:style-name="T3"> </text:span>nothing.<text:span text:style-name="T3"> </text:span>Ned<text:span text:style-name="T3"> </text:span>looked<text:span text:style-name="T3"> </text:span>with<text:span text:style-name="T3"> </text:span>mounting<text:span text:style-name="T3"> </text:span>anger<text:span text:style-name="T3"> </text:span>at<text:span text:style-name="T3"> </text:span>the<text:span text:style-name="T3"> </text:span>burning<text:span text:style-name="T3"> </text:span>village,<text:span text:style-name="T3"> </text:span>his<text:span text:style-name="T3"> </text:span>eyes<text:span text:style-name="T3"> </text:span>wandering<text:span text:style-name="T3"> </text:span>aimlessly<text:span text:style-name="T3"> </text:span>as<text:span text:style-name="T3"> </text:span>if<text:span text:style-name="T3"> </text:span>trying<text:span text:style-name="T3"> </text:span>to<text:span text:style-name="T3"> </text:span>comprehend<text:span text:style-name="T3"> </text:span>something<text:span text:style-name="T3"> </text:span>illogical;<text:span text:style-name="T3"> </text:span>the<text:span text:style-name="T3"> </text:span>crackle<text:span text:style-name="T3"> </text:span>of<text:span text:style-name="T3"> </text:span>fire<text:span text:style-name="T3"> </text:span>reached<text:span text:style-name="T3"> </text:span>them<text:span text:style-name="T3"> </text:span>with<text:span text:style-name="T3"> </text:span>ominous<text:span text:style-name="T3"> </text:span>clarity.<text:span text:style-name="T3"> </text:span>Trees<text:span text:style-name="T3"> </text:span>had<text:span text:style-name="T3"> </text:span><text:soft-page-break/>burned<text:span text:style-name="T3"> </text:span>down<text:span text:style-name="T3"> </text:span>to<text:span text:style-name="T3"> </text:span>a<text:span text:style-name="T3"> </text:span>crispy<text:span text:style-name="T3"> </text:span>cinder,<text:span text:style-name="T3"> </text:span>leaving<text:span text:style-name="T3"> </text:span>nothing<text:span text:style-name="T3"> </text:span>but<text:span text:style-name="T3"> </text:span>ashes<text:span text:style-name="T3"> </text:span>and<text:span text:style-name="T3"> </text:span>smoldering<text:span text:style-name="T3"> </text:span>stumps<text:span text:style-name="T3"> </text:span>behind<text:span text:style-name="T3"> </text:span>them.<text:span text:style-name="T3"> </text:span>Wooden<text:span text:style-name="T3"> </text:span>tree-bridges<text:span text:style-name="T3"> </text:span>laid<text:span text:style-name="T3"> </text:span>in<text:span text:style-name="T3"> </text:span>ruins,<text:span text:style-name="T3"> </text:span>half-eaten<text:span text:style-name="T3"> </text:span>by<text:span text:style-name="T3"> </text:span>the<text:span text:style-name="T3"> </text:span>flames,<text:span text:style-name="T3"> </text:span>the<text:span text:style-name="T3"> </text:span>houses<text:span text:style-name="T3"> </text:span>at<text:span text:style-name="T3"> </text:span>the<text:span text:style-name="T3"> </text:span>top<text:span text:style-name="T3"> </text:span>of<text:span text:style-name="T3"> </text:span>the<text:span text:style-name="T3"> </text:span>trees<text:span text:style-name="T3"> </text:span>burning<text:span text:style-name="T3"> </text:span>away<text:span text:style-name="T3"> </text:span>like<text:span text:style-name="T3"> </text:span>huge<text:span text:style-name="T3"> </text:span>candles,<text:span text:style-name="T3"> </text:span>burning<text:span text:style-name="T3"> </text:span>flakes<text:span text:style-name="T3"> </text:span>wafting<text:span text:style-name="T3"> </text:span>in<text:span text:style-name="T3"> </text:span>the<text:span text:style-name="T3"> </text:span>air<text:span text:style-name="T3"> </text:span>like<text:span text:style-name="T3"> </text:span>a<text:span text:style-name="T3"> </text:span>fiery<text:span text:style-name="T3"> </text:span>snowfall.</text:p>
      <text:p text:style-name="P2">The<text:span text:style-name="T3"> </text:span>sun<text:span text:style-name="T3"> </text:span>came<text:span text:style-name="T3"> </text:span>up,<text:span text:style-name="T3"> </text:span>its<text:span text:style-name="T3"> </text:span>first<text:span text:style-name="T3"> </text:span>rays<text:span text:style-name="T3"> </text:span>lost<text:span text:style-name="T3"> </text:span>in<text:span text:style-name="T3"> </text:span>the<text:span text:style-name="T3"> </text:span>glow<text:span text:style-name="T3"> </text:span>of<text:span text:style-name="T3"> </text:span>the<text:span text:style-name="T3"> </text:span>fires.<text:span text:style-name="T3"> </text:span>It<text:span text:style-name="T3"> </text:span>was<text:span text:style-name="T3"> </text:span>an<text:span text:style-name="T3"> </text:span>unruly<text:span text:style-name="T3"> </text:span>sight,<text:span text:style-name="T3"> </text:span>but<text:span text:style-name="T3"> </text:span>no-one<text:span text:style-name="T3"> </text:span>looked<text:span text:style-name="T3"> </text:span>away;<text:span text:style-name="T3"> </text:span>each<text:span text:style-name="T3"> </text:span>one<text:span text:style-name="T3"> </text:span>of<text:span text:style-name="T3"> </text:span>them<text:span text:style-name="T3"> </text:span>was<text:span text:style-name="T3"> </text:span>lost<text:span text:style-name="T3"> </text:span>in<text:span text:style-name="T3"> </text:span>their<text:span text:style-name="T3"> </text:span>own<text:span text:style-name="T3"> </text:span>thoughts.<text:span text:style-name="T3"> </text:span>Theo<text:span text:style-name="T3"> </text:span>finally<text:span text:style-name="T3"> </text:span>broke<text:span text:style-name="T3"> </text:span>down<text:span text:style-name="T3"> </text:span>in<text:span text:style-name="T3"> </text:span>tears,<text:span text:style-name="T3"> </text:span>and<text:span text:style-name="T3"> </text:span>a<text:span text:style-name="T3"> </text:span>tender<text:span text:style-name="T3"> </text:span>sob<text:span text:style-name="T3"> </text:span>took<text:span text:style-name="T3"> </text:span>over<text:span text:style-name="T3"> </text:span>him.<text:span text:style-name="T3"> </text:span>Bo<text:span text:style-name="T3"> </text:span>turned<text:span text:style-name="T3"> </text:span>his<text:span text:style-name="T3"> </text:span>head<text:span text:style-name="T3"> </text:span>to<text:span text:style-name="T3"> </text:span>Theo<text:span text:style-name="T3"> </text:span>and<text:span text:style-name="T3"> </text:span>wrinkled<text:span text:style-name="T3"> </text:span>his<text:span text:style-name="T3"> </text:span>nose;<text:span text:style-name="T3"> </text:span>his<text:span text:style-name="T3"> </text:span>whiskers<text:span text:style-name="T3"> </text:span>twitched<text:span text:style-name="T3"> </text:span>and<text:span text:style-name="T3"> </text:span>his<text:span text:style-name="T3"> </text:span>eyes<text:span text:style-name="T3"> </text:span>lit<text:span text:style-name="T3"> </text:span>up<text:span text:style-name="T3"> </text:span>with<text:span text:style-name="T3"> </text:span>a<text:span text:style-name="T3"> </text:span>subdued<text:span text:style-name="T3"> </text:span>flame<text:span text:style-name="T3"> </text:span>before<text:span text:style-name="T3"> </text:span>he<text:span text:style-name="T3"> </text:span>ran<text:span text:style-name="T3"> </text:span>down<text:span text:style-name="T3"> </text:span>the<text:span text:style-name="T3"> </text:span>hill,<text:span text:style-name="T3"> </text:span>stopped<text:span text:style-name="T3"> </text:span>and<text:span text:style-name="T3"> </text:span>turned<text:span text:style-name="T3"> </text:span>to<text:span text:style-name="T3"> </text:span>look<text:span text:style-name="T3"> </text:span>straight<text:span text:style-name="T3"> </text:span>at<text:span text:style-name="T3"> </text:span>Ned.<text:span text:style-name="T3"> </text:span>He<text:span text:style-name="T3"> </text:span>hopped<text:span text:style-name="T3"> </text:span>a<text:span text:style-name="T3"> </text:span>couple<text:span text:style-name="T3"> </text:span>of<text:span text:style-name="T3"> </text:span>times<text:span text:style-name="T3"> </text:span>before<text:span text:style-name="T3"> </text:span>running<text:span text:style-name="T3"> </text:span>down<text:span text:style-name="T3"> </text:span>the<text:span text:style-name="T3"> </text:span>hillside,<text:span text:style-name="T3"> </text:span>towards<text:span text:style-name="T3"> </text:span>the<text:span text:style-name="T3"> </text:span>village.</text:p>
      <text:p text:style-name="P1"><text:span text:style-name="T1">“</text:span><text:span text:style-name="T2">He</text:span><text:span text:style-name="T1"> </text:span><text:span text:style-name="T2">wants</text:span><text:span text:style-name="T1"> </text:span><text:span text:style-name="T2">us</text:span><text:span text:style-name="T1"> </text:span><text:span text:style-name="T2">to</text:span><text:span text:style-name="T1"> </text:span><text:span text:style-name="T2">follow</text:span><text:span text:style-name="T1"> </text:span><text:span text:style-name="T2">him.</text:span><text:span text:style-name="T1"> </text:span><text:span text:style-name="T2">Could</text:span><text:span text:style-name="T1"> </text:span><text:span text:style-name="T2">he</text:span><text:span text:style-name="T1"> </text:span><text:span text:style-name="T2">have</text:span><text:span text:style-name="T1"> </text:span><text:span text:style-name="T2">smelled</text:span><text:span text:style-name="T1"> </text:span><text:span text:style-name="T2">something?</text:span><text:span text:style-name="T1">” </text:span><text:span text:style-name="T2">said</text:span><text:span text:style-name="T1"> </text:span><text:span text:style-name="T2">Ned</text:span><text:span text:style-name="T1"> </text:span><text:span text:style-name="T2">and</text:span><text:span text:style-name="T1"> </text:span><text:span text:style-name="T2">set</text:span><text:span text:style-name="T1"> </text:span><text:span text:style-name="T2">out</text:span><text:span text:style-name="T1"> </text:span><text:span text:style-name="T2">after</text:span><text:span text:style-name="T1"> </text:span><text:span text:style-name="T2">the</text:span><text:span text:style-name="T1"> </text:span><text:span text:style-name="T2">bunny.</text:span><text:span text:style-name="T1"> </text:span><text:span text:style-name="T2">Parcifal</text:span><text:span text:style-name="T1"> </text:span><text:span text:style-name="T2">shrugged</text:span><text:span text:style-name="T1"> </text:span><text:span text:style-name="T2">a</text:span><text:span text:style-name="T1"> </text:span><text:span text:style-name="T2">little</text:span><text:span text:style-name="T1"> </text:span><text:span text:style-name="T2">and</text:span><text:span text:style-name="T1"> </text:span><text:span text:style-name="T2">followed</text:span><text:span text:style-name="T1"> </text:span><text:span text:style-name="T2">close</text:span><text:span text:style-name="T1"> </text:span><text:span text:style-name="T2">by,</text:span><text:span text:style-name="T1"> </text:span><text:span text:style-name="T2">while</text:span><text:span text:style-name="T1"> </text:span><text:span text:style-name="T2">Winceham</text:span><text:span text:style-name="T1"> </text:span><text:span text:style-name="T2">told</text:span><text:span text:style-name="T1"> </text:span><text:span text:style-name="T2">Theo</text:span><text:span text:style-name="T1"> </text:span><text:span text:style-name="T2">with</text:span><text:span text:style-name="T1"> </text:span><text:span text:style-name="T2">a</text:span><text:span text:style-name="T1"> </text:span><text:span text:style-name="T2">gentle</text:span><text:span text:style-name="T1"> </text:span><text:span text:style-name="T2">voice</text:span><text:span text:style-name="T1"> </text:span><text:span text:style-name="T2">down</text:span><text:span text:style-name="T1"> </text:span><text:span text:style-name="T2">to</text:span><text:span text:style-name="T1"> </text:span><text:span text:style-name="T2">a</text:span><text:span text:style-name="T1"> </text:span><text:span text:style-name="T2">whisper:</text:span></text:p>
      <text:p text:style-name="P1"><text:span text:style-name="T1">“</text:span><text:span text:style-name="T2">We</text:span><text:span text:style-name="T1">’</text:span><text:span text:style-name="T2">ll</text:span><text:span text:style-name="T1"> </text:span><text:span text:style-name="T2">get</text:span><text:span text:style-name="T1"> </text:span><text:span text:style-name="T2">him</text:span><text:span text:style-name="T1"> </text:span><text:span text:style-name="T2">laddie.</text:span><text:span text:style-name="T1">”</text:span></text:p>
      <text:p text:style-name="P2">Theo<text:span text:style-name="T3"> </text:span>managed<text:span text:style-name="T3"> </text:span>to<text:span text:style-name="T3"> </text:span>stem<text:span text:style-name="T3"> </text:span>the<text:span text:style-name="T3"> </text:span>tears<text:span text:style-name="T3"> </text:span>and<text:span text:style-name="T3"> </text:span>said<text:span text:style-name="T3"> </text:span>flatly,<text:span text:style-name="T3"> </text:span>his<text:span text:style-name="T3"> </text:span>eyes<text:span text:style-name="T3"> </text:span>lost<text:span text:style-name="T3"> </text:span>somewhere<text:span text:style-name="T3"> </text:span>beyond<text:span text:style-name="T3"> </text:span>the<text:span text:style-name="T3"> </text:span>burning<text:span text:style-name="T3"> </text:span>trees:<text:span text:style-name="T3"> “</text:span>It<text:span text:style-name="T3"> </text:span>doesn<text:span text:style-name="T3">’</text:span>t<text:span text:style-name="T3"> </text:span>really<text:span text:style-name="T3"> </text:span>matter<text:span text:style-name="T3"> </text:span>now,<text:span text:style-name="T3"> </text:span>does<text:span text:style-name="T3"> </text:span>it?<text:span text:style-name="T3">”</text:span></text:p>
      <text:p text:style-name="P1"><text:span text:style-name="T1">“</text:span><text:span text:style-name="T2">No</text:span><text:span text:style-name="T1"> </text:span><text:span text:style-name="T2">evil</text:span><text:span text:style-name="T1"> </text:span><text:span text:style-name="T2">deed</text:span><text:span text:style-name="T1"> </text:span><text:span text:style-name="T2">goes</text:span><text:span text:style-name="T1"> </text:span><text:span text:style-name="T2">unpunished,</text:span><text:span text:style-name="T1"> </text:span><text:span text:style-name="T2">Theo,</text:span><text:span text:style-name="T1">” </text:span><text:span text:style-name="T2">said</text:span><text:span text:style-name="T1"> </text:span><text:span text:style-name="T2">Lernea</text:span><text:span text:style-name="T1"> </text:span><text:span text:style-name="T2">and</text:span><text:span text:style-name="T1"> </text:span><text:span text:style-name="T2">nodded</text:span><text:span text:style-name="T1"> </text:span><text:span text:style-name="T2">as</text:span><text:span text:style-name="T1"> </text:span><text:span text:style-name="T2">she</text:span><text:span text:style-name="T1"> </text:span><text:span text:style-name="T2">helped</text:span><text:span text:style-name="T1"> </text:span><text:span text:style-name="T2">him</text:span><text:span text:style-name="T1"> </text:span><text:span text:style-name="T2">to</text:span><text:span text:style-name="T1"> </text:span><text:span text:style-name="T2">his</text:span><text:span text:style-name="T1"> </text:span><text:span text:style-name="T2">feet.</text:span><text:span text:style-name="T1"> </text:span><text:span text:style-name="T2">Winceham</text:span><text:span text:style-name="T1"> </text:span><text:span text:style-name="T2">shot</text:span><text:span text:style-name="T1"> </text:span><text:span text:style-name="T2">her</text:span><text:span text:style-name="T1"> </text:span><text:span text:style-name="T2">a</text:span><text:span text:style-name="T1"> </text:span><text:span text:style-name="T2">troubled</text:span><text:span text:style-name="T1"> </text:span><text:span text:style-name="T2">look</text:span><text:span text:style-name="T1"> </text:span><text:span text:style-name="T2">and</text:span><text:span text:style-name="T1"> </text:span><text:span text:style-name="T2">said:</text:span></text:p>
      <text:p text:style-name="P1"><text:span text:style-name="T1">“</text:span><text:span text:style-name="T2">That</text:span><text:span text:style-name="T1">’</text:span><text:span text:style-name="T2">s</text:span><text:span text:style-name="T1"> </text:span><text:span text:style-name="T2">not</text:span><text:span text:style-name="T1"> </text:span><text:span text:style-name="T2">how</text:span><text:span text:style-name="T1"> </text:span><text:span text:style-name="T2">the</text:span><text:span text:style-name="T1"> </text:span><text:span text:style-name="T2">saying</text:span><text:span text:style-name="T1"> </text:span><text:span text:style-name="T2">goes,</text:span><text:span text:style-name="T1"> </text:span><text:span text:style-name="T2">lass.</text:span><text:span text:style-name="T1">”</text:span></text:p>
      <text:p text:style-name="P2">To<text:span text:style-name="T3"> </text:span>which<text:span text:style-name="T3"> </text:span>she<text:span text:style-name="T3"> </text:span>replied<text:span text:style-name="T3"> </text:span>sternly:</text:p>
      <text:p text:style-name="P1"><text:span text:style-name="T1">“</text:span><text:span text:style-name="T2">I</text:span><text:span text:style-name="T1"> </text:span><text:span text:style-name="T2">do</text:span><text:span text:style-name="T1"> </text:span><text:span text:style-name="T2">not</text:span><text:span text:style-name="T1"> </text:span><text:span text:style-name="T2">live</text:span><text:span text:style-name="T1"> </text:span><text:span text:style-name="T2">my</text:span><text:span text:style-name="T1"> </text:span><text:span text:style-name="T2">life</text:span><text:span text:style-name="T1"> </text:span><text:span text:style-name="T2">by</text:span><text:span text:style-name="T1"> </text:span><text:span text:style-name="T2">rote,</text:span><text:span text:style-name="T1"> </text:span><text:span text:style-name="T2">halfuin.</text:span><text:span text:style-name="T1">”</text:span></text:p>
      <text:p text:style-name="P2">Theo<text:span text:style-name="T3"> </text:span>staggered<text:span text:style-name="T3"> </text:span>at<text:span text:style-name="T3"> </text:span>first,<text:span text:style-name="T3"> </text:span>then<text:span text:style-name="T3"> </text:span>wiped<text:span text:style-name="T3"> </text:span>his<text:span text:style-name="T3"> </text:span>eyes<text:span text:style-name="T3"> </text:span>with<text:span text:style-name="T3"> </text:span>his<text:span text:style-name="T3"> </text:span>robe,<text:span text:style-name="T3"> </text:span>stifling<text:span text:style-name="T3"> </text:span>another<text:span text:style-name="T3"> </text:span>sob<text:span text:style-name="T3"> </text:span>as<text:span text:style-name="T3"> </text:span>they<text:span text:style-name="T3"> </text:span>slowly<text:span text:style-name="T3"> </text:span>walked<text:span text:style-name="T3"> </text:span>downhill.<text:span text:style-name="T3"> </text:span>The<text:span text:style-name="T3"> </text:span>fire<text:span text:style-name="T3"> </text:span>was<text:span text:style-name="T3"> </text:span>still<text:span text:style-name="T3"> </text:span>slowly<text:span text:style-name="T3"> </text:span>consuming<text:span text:style-name="T3"> </text:span>everything<text:span text:style-name="T3"> </text:span>it<text:span text:style-name="T3"> </text:span>touched,<text:span text:style-name="T3"> </text:span>but<text:span text:style-name="T3"> </text:span>it<text:span text:style-name="T3"> </text:span>had<text:span text:style-name="T3"> </text:span>mostly<text:span text:style-name="T3"> </text:span>died<text:span text:style-name="T3"> </text:span>down<text:span text:style-name="T3"> </text:span>where<text:span text:style-name="T3"> </text:span>it<text:span text:style-name="T3"> </text:span>had<text:span text:style-name="T3"> </text:span>met<text:span text:style-name="T3"> </text:span>the<text:span text:style-name="T3"> </text:span>rather<text:span text:style-name="T3"> </text:span>soggy,<text:span text:style-name="T3"> </text:span>dense<text:span text:style-name="T3"> </text:span>forest<text:span text:style-name="T3"> </text:span>around<text:span text:style-name="T3"> </text:span>the<text:span text:style-name="T3"> </text:span>grove<text:span text:style-name="T3"> </text:span>where<text:span text:style-name="T3"> </text:span>the<text:span text:style-name="T3"> </text:span>village<text:span text:style-name="T3"> </text:span>had<text:span text:style-name="T3"> </text:span>once<text:span text:style-name="T3"> </text:span>stood.<text:span text:style-name="T3"> </text:span>What<text:span text:style-name="T3"> </text:span>was<text:span text:style-name="T3"> </text:span>left<text:span text:style-name="T3"> </text:span>of<text:span text:style-name="T3"> </text:span>it,<text:span text:style-name="T3"> </text:span>was<text:span text:style-name="T3"> </text:span>burning<text:span text:style-name="T3"> </text:span>slowly<text:span text:style-name="T3"> </text:span>like<text:span text:style-name="T3"> </text:span>candle<text:span text:style-name="T3"> </text:span>wax.</text:p>
      <text:p text:style-name="P2">The<text:span text:style-name="T3"> </text:span>bunny<text:span text:style-name="T3"> </text:span>was<text:span text:style-name="T3"> </text:span>standing<text:span text:style-name="T3"> </text:span>on<text:span text:style-name="T3"> </text:span>a<text:span text:style-name="T3"> </text:span>well<text:span text:style-name="T3"> </text:span>at<text:span text:style-name="T3"> </text:span>the<text:span text:style-name="T3"> </text:span>village<text:span text:style-name="T3">’</text:span>s<text:span text:style-name="T3"> </text:span>entrance.<text:span text:style-name="T3"> </text:span>It<text:span text:style-name="T3"> </text:span>was<text:span text:style-name="T3"> </text:span>hopping<text:span text:style-name="T3"> </text:span>and<text:span text:style-name="T3"> </text:span>bouncing<text:span text:style-name="T3"> </text:span>around<text:span text:style-name="T3"> </text:span>like<text:span text:style-name="T3"> </text:span>driven<text:span text:style-name="T3"> </text:span>suddenly<text:span text:style-name="T3"> </text:span>mad.</text:p>
      <text:p text:style-name="P1"><text:span text:style-name="T1">“</text:span><text:span text:style-name="T2">Bo</text:span><text:span text:style-name="T1">’</text:span><text:span text:style-name="T2">s</text:span><text:span text:style-name="T1"> </text:span><text:span text:style-name="T2">found</text:span><text:span text:style-name="T1"> </text:span><text:span text:style-name="T2">someone!</text:span><text:span text:style-name="T1">” </text:span><text:span text:style-name="T2">cried</text:span><text:span text:style-name="T1"> </text:span><text:span text:style-name="T2">Theo</text:span><text:span text:style-name="T1"> </text:span><text:span text:style-name="T2">and</text:span><text:span text:style-name="T1"> </text:span><text:span text:style-name="T2">ran</text:span><text:span text:style-name="T1"> </text:span><text:span text:style-name="T2">to</text:span><text:span text:style-name="T1"> </text:span><text:span text:style-name="T2">the</text:span><text:span text:style-name="T1"> </text:span><text:span text:style-name="T2">well.</text:span><text:span text:style-name="T1"> </text:span><text:span text:style-name="T2">Parcifal</text:span><text:span text:style-name="T1"> </text:span><text:span text:style-name="T2">was</text:span><text:span text:style-name="T1"> </text:span><text:span text:style-name="T2">looking</text:span><text:span text:style-name="T1"> </text:span><text:span text:style-name="T2">at</text:span><text:span text:style-name="T1"> </text:span><text:span text:style-name="T2">the</text:span><text:span text:style-name="T1"> </text:span><text:span text:style-name="T2">edge</text:span><text:span text:style-name="T1"> </text:span><text:span text:style-name="T2">of</text:span><text:span text:style-name="T1"> </text:span><text:span text:style-name="T2">the</text:span><text:span text:style-name="T1"> </text:span><text:span text:style-name="T2">village</text:span><text:span text:style-name="T1"> </text:span><text:span text:style-name="T2">warily;</text:span><text:span text:style-name="T1"> </text:span><text:span text:style-name="T2">she</text:span><text:span text:style-name="T1"> </text:span><text:span text:style-name="T2">could</text:span><text:span text:style-name="T1"> </text:span><text:span text:style-name="T2">not</text:span><text:span text:style-name="T1"> </text:span><text:span text:style-name="T2">escape</text:span><text:span text:style-name="T1"> </text:span><text:span text:style-name="T2">a</text:span><text:span text:style-name="T1"> </text:span><text:span text:style-name="T2">feeling</text:span><text:span text:style-name="T1"> </text:span><text:span text:style-name="T2">of</text:span><text:span text:style-name="T1"> </text:span><text:span text:style-name="T2">danger.</text:span><text:span text:style-name="T1"> </text:span><text:span text:style-name="T2">Winceham</text:span><text:span text:style-name="T1"> </text:span><text:span text:style-name="T2">hunched</text:span><text:span text:style-name="T1"> </text:span><text:span text:style-name="T2">low</text:span><text:span text:style-name="T1"> </text:span><text:span text:style-name="T2">and</text:span><text:span text:style-name="T1"> </text:span><text:span text:style-name="T2">put</text:span><text:span text:style-name="T1"> </text:span><text:span text:style-name="T2">his</text:span><text:span text:style-name="T1"> </text:span><text:span text:style-name="T2">senses</text:span><text:span text:style-name="T1"> </text:span><text:span text:style-name="T2">to</text:span><text:span text:style-name="T1"> </text:span><text:span text:style-name="T2">good</text:span><text:span text:style-name="T1"> </text:span><text:span text:style-name="T2">use,</text:span><text:span text:style-name="T1"> </text:span><text:span text:style-name="T2">while</text:span><text:span text:style-name="T1"> </text:span><text:span text:style-name="T2">Lernea</text:span><text:span text:style-name="T1"> </text:span><text:span text:style-name="T2">asked</text:span><text:span text:style-name="T1"> </text:span><text:span text:style-name="T2">Ned:</text:span></text:p>
      <text:p text:style-name="P1"><text:span text:style-name="T1">“</text:span><text:span text:style-name="T2">Could</text:span><text:span text:style-name="T1"> </text:span><text:span text:style-name="T2">Hobb</text:span><text:span text:style-name="T1"> </text:span><text:span text:style-name="T2">have</text:span><text:span text:style-name="T1"> </text:span><text:span text:style-name="T2">done</text:span><text:span text:style-name="T1"> </text:span><text:span text:style-name="T2">this?</text:span><text:span text:style-name="T1"> </text:span><text:span text:style-name="T2">Burned</text:span><text:span text:style-name="T1"> </text:span><text:span text:style-name="T2">down</text:span><text:span text:style-name="T1"> </text:span><text:span text:style-name="T2">a</text:span><text:span text:style-name="T1"> </text:span><text:span text:style-name="T2">whole</text:span><text:span text:style-name="T1"> </text:span><text:span text:style-name="T2">village?</text:span><text:span text:style-name="T1"> </text:span><text:span text:style-name="T2">Why</text:span><text:span text:style-name="T1"> </text:span><text:span text:style-name="T2">would</text:span><text:span text:style-name="T1"> </text:span><text:span text:style-name="T2">he</text:span><text:span text:style-name="T1"> </text:span><text:span text:style-name="T2">do</text:span><text:span text:style-name="T1"> </text:span><text:span text:style-name="T2">that?</text:span><text:span text:style-name="T1">”</text:span></text:p>
      <text:p text:style-name="P1"><text:span text:style-name="T1">“</text:span><text:span text:style-name="T2">I</text:span><text:span text:style-name="T1">’</text:span><text:span text:style-name="T2">m</text:span><text:span text:style-name="T1"> </text:span><text:span text:style-name="T2">not</text:span><text:span text:style-name="T1"> </text:span><text:span text:style-name="T2">sure.</text:span><text:span text:style-name="T1"> </text:span><text:span text:style-name="T2">It</text:span><text:span text:style-name="T1"> </text:span><text:span text:style-name="T2">doesn</text:span><text:span text:style-name="T1">’</text:span><text:span text:style-name="T2">t</text:span><text:span text:style-name="T1"> </text:span><text:span text:style-name="T2">really</text:span><text:span text:style-name="T1"> </text:span><text:span text:style-name="T2">make</text:span><text:span text:style-name="T1"> </text:span><text:span text:style-name="T2">sense.</text:span><text:span text:style-name="T1"> </text:span><text:span text:style-name="T2">And</text:span><text:span text:style-name="T1"> </text:span><text:span text:style-name="T2">there</text:span><text:span text:style-name="T1">’</text:span><text:span text:style-name="T2">s</text:span><text:span text:style-name="T1"> </text:span><text:span text:style-name="T2">another</text:span><text:span text:style-name="T1"> </text:span><text:span text:style-name="T2">thing,</text:span><text:span text:style-name="T1">” </text:span><text:span text:style-name="T2">said</text:span><text:span text:style-name="T1"> </text:span><text:span text:style-name="T2">Ned</text:span><text:span text:style-name="T1"> </text:span><text:span text:style-name="T2">with</text:span><text:span text:style-name="T1"> </text:span><text:span text:style-name="T2">a</text:span><text:span text:style-name="T1"> </text:span><text:span text:style-name="T2">puzzled,</text:span><text:span text:style-name="T1"> </text:span><text:span text:style-name="T2">worried</text:span><text:span text:style-name="T1"> </text:span><text:span text:style-name="T2">frown.</text:span><text:span text:style-name="T1"> </text:span><text:span text:style-name="T2">Lernea</text:span><text:span text:style-name="T1"> </text:span><text:span text:style-name="T2">looked</text:span><text:span text:style-name="T1"> </text:span><text:span text:style-name="T2">around</text:span><text:span text:style-name="T1"> </text:span><text:span text:style-name="T2">and</text:span><text:span text:style-name="T1"> </text:span><text:span text:style-name="T2">said</text:span><text:span text:style-name="T1"> </text:span><text:span text:style-name="T2">knowingly:</text:span></text:p>
      <text:p text:style-name="P1"><text:span text:style-name="T1">“</text:span><text:span text:style-name="T2">There</text:span><text:span text:style-name="T1"> </text:span><text:span text:style-name="T2">are</text:span><text:span text:style-name="T1"> </text:span><text:span text:style-name="T2">no</text:span><text:span text:style-name="T1"> </text:span><text:span text:style-name="T2">bodies.</text:span><text:span text:style-name="T1"> </text:span><text:span text:style-name="T2">There</text:span><text:span text:style-name="T1">’</text:span><text:span text:style-name="T2">s</text:span><text:span text:style-name="T1"> </text:span><text:span text:style-name="T2">no</text:span><text:span text:style-name="T1"> </text:span><text:span text:style-name="T2">smell</text:span><text:span text:style-name="T1"> </text:span><text:span text:style-name="T2">of</text:span><text:span text:style-name="T1"> </text:span><text:span text:style-name="T2">charred</text:span><text:span text:style-name="T1"> </text:span><text:span text:style-name="T2">flesh</text:span><text:span text:style-name="T1"> </text:span><text:span text:style-name="T2">either.</text:span><text:span text:style-name="T1">”</text:span></text:p>
      <text:p text:style-name="P2"><text:soft-page-break/>Winceham<text:span text:style-name="T3"> </text:span>turned<text:span text:style-name="T3"> </text:span>around<text:span text:style-name="T3"> </text:span>and<text:span text:style-name="T3"> </text:span>told<text:span text:style-name="T3"> </text:span>them,<text:span text:style-name="T3"> </text:span>rubbing<text:span text:style-name="T3"> </text:span>his<text:span text:style-name="T3"> </text:span>fingers<text:span text:style-name="T3"> </text:span>full<text:span text:style-name="T3"> </text:span>of<text:span text:style-name="T3"> </text:span>dirt:</text:p>
      <text:p text:style-name="P1"><text:span text:style-name="T1">“</text:span><text:span text:style-name="T2">That</text:span><text:span text:style-name="T1">’</text:span><text:span text:style-name="T2">s</text:span><text:span text:style-name="T1"> </text:span><text:span text:style-name="T2">because</text:span><text:span text:style-name="T1"> </text:span><text:span text:style-name="T2">they</text:span><text:span text:style-name="T1"> </text:span><text:span text:style-name="T2">took</text:span><text:span text:style-name="T1"> </text:span><text:span text:style-name="T2">everyone.</text:span><text:span text:style-name="T1"> </text:span><text:span text:style-name="T2">At</text:span><text:span text:style-name="T1"> </text:span><text:span text:style-name="T2">least</text:span><text:span text:style-name="T1"> </text:span><text:span text:style-name="T2">two</text:span><text:span text:style-name="T1"> </text:span><text:span text:style-name="T2">dozen</text:span><text:span text:style-name="T1"> </text:span><text:span text:style-name="T2">strong,</text:span><text:span text:style-name="T1"> </text:span><text:span text:style-name="T2">deep</text:span><text:span text:style-name="T1"> </text:span><text:span text:style-name="T2">tracks</text:span><text:span text:style-name="T1"> </text:span><text:span text:style-name="T2">all</text:span><text:span text:style-name="T1"> </text:span><text:span text:style-name="T2">over</text:span><text:span text:style-name="T1"> </text:span><text:span text:style-name="T2">the</text:span><text:span text:style-name="T1"> </text:span><text:span text:style-name="T2">place.</text:span><text:span text:style-name="T1"> </text:span><text:span text:style-name="T2">Heavy</text:span><text:span text:style-name="T1"> </text:span><text:span text:style-name="T2">armor</text:span><text:span text:style-name="T1"> </text:span><text:span text:style-name="T2">probably.</text:span><text:span text:style-name="T1"> </text:span><text:span text:style-name="T2">There</text:span><text:span text:style-name="T1"> </text:span><text:span text:style-name="T2">are</text:span><text:span text:style-name="T1"> </text:span><text:span text:style-name="T2">no</text:span><text:span text:style-name="T1"> </text:span><text:span text:style-name="T2">traces</text:span><text:span text:style-name="T1"> </text:span><text:span text:style-name="T2">of</text:span><text:span text:style-name="T1"> </text:span><text:span text:style-name="T2">a</text:span><text:span text:style-name="T1"> </text:span><text:span text:style-name="T2">fight;</text:span><text:span text:style-name="T1"> </text:span><text:span text:style-name="T2">there</text:span><text:span text:style-name="T1">’</text:span><text:span text:style-name="T2">s</text:span><text:span text:style-name="T1"> </text:span><text:span text:style-name="T2">a</text:span><text:span text:style-name="T1"> </text:span><text:span text:style-name="T2">strange,</text:span><text:span text:style-name="T1"> </text:span><text:span text:style-name="T2">faint</text:span><text:span text:style-name="T1"> </text:span><text:span text:style-name="T2">smell</text:span><text:span text:style-name="T1"> </text:span><text:span text:style-name="T2">of</text:span><text:span text:style-name="T1"> </text:span><text:span text:style-name="T2">iron</text:span><text:span text:style-name="T1"> </text:span><text:span text:style-name="T2">though.</text:span><text:span text:style-name="T1">”</text:span></text:p>
      <text:p text:style-name="P1"><text:span text:style-name="T1">“</text:span><text:span text:style-name="T2">But</text:span><text:span text:style-name="T1"> </text:span><text:span text:style-name="T2">I</text:span><text:span text:style-name="T1"> </text:span><text:span text:style-name="T2">don</text:span><text:span text:style-name="T1">’</text:span><text:span text:style-name="T2">t</text:span><text:span text:style-name="T1"> </text:span><text:span text:style-name="T2">see</text:span><text:span text:style-name="T1"> </text:span><text:span text:style-name="T2">blood,</text:span><text:span text:style-name="T1"> </text:span><text:span text:style-name="T2">nor</text:span><text:span text:style-name="T1"> </text:span><text:span text:style-name="T2">arrows</text:span><text:span text:style-name="T1"> </text:span><text:span text:style-name="T2">or</text:span><text:span text:style-name="T1"> </text:span><text:span text:style-name="T2">weapons.</text:span><text:span text:style-name="T1"> </text:span><text:span text:style-name="T2">It</text:span><text:span text:style-name="T1">’</text:span><text:span text:style-name="T2">s</text:span><text:span text:style-name="T1"> </text:span><text:span text:style-name="T2">like</text:span><text:span text:style-name="T1"> </text:span><text:span text:style-name="T2">they</text:span><text:span text:style-name="T1"> </text:span><text:span text:style-name="T2">took</text:span><text:span text:style-name="T1"> </text:span><text:span text:style-name="T2">everyone</text:span><text:span text:style-name="T1"> </text:span><text:span text:style-name="T2">by</text:span><text:span text:style-name="T1"> </text:span><text:span text:style-name="T2">surprise.</text:span><text:span text:style-name="T1">”</text:span></text:p>
      <text:p text:style-name="P1"><text:span text:style-name="T1">“</text:span><text:span text:style-name="T2">Not</text:span><text:span text:style-name="T1"> </text:span><text:span text:style-name="T2">everyone,</text:span><text:span text:style-name="T1">” </text:span><text:span text:style-name="T2">said</text:span><text:span text:style-name="T1"> </text:span><text:span text:style-name="T2">Theo</text:span><text:span text:style-name="T1"> </text:span><text:span text:style-name="T2">as</text:span><text:span text:style-name="T1"> </text:span><text:span text:style-name="T2">he</text:span><text:span text:style-name="T1"> </text:span><text:span text:style-name="T2">helped</text:span><text:span text:style-name="T1"> </text:span><text:span text:style-name="T2">an</text:span><text:span text:style-name="T1"> </text:span><text:span text:style-name="T2">elder-looking</text:span><text:span text:style-name="T1"> </text:span><text:span text:style-name="T2">woodkin</text:span><text:span text:style-name="T1"> </text:span><text:span text:style-name="T2">climb</text:span><text:span text:style-name="T1"> </text:span><text:span text:style-name="T2">out</text:span><text:span text:style-name="T1"> </text:span><text:span text:style-name="T2">of</text:span><text:span text:style-name="T1"> </text:span><text:span text:style-name="T2">the</text:span><text:span text:style-name="T1"> </text:span><text:span text:style-name="T2">well.</text:span><text:span text:style-name="T1"> </text:span><text:span text:style-name="T2">His</text:span><text:span text:style-name="T1"> </text:span><text:span text:style-name="T2">plain</text:span><text:span text:style-name="T1"> </text:span><text:span text:style-name="T2">robes</text:span><text:span text:style-name="T1"> </text:span><text:span text:style-name="T2">were</text:span><text:span text:style-name="T1"> </text:span><text:span text:style-name="T2">smudged</text:span><text:span text:style-name="T1"> </text:span><text:span text:style-name="T2">and</text:span><text:span text:style-name="T1"> </text:span><text:span text:style-name="T2">stained</text:span><text:span text:style-name="T1"> </text:span><text:span text:style-name="T2">with</text:span><text:span text:style-name="T1"> </text:span><text:span text:style-name="T2">soot,</text:span><text:span text:style-name="T1"> </text:span><text:span text:style-name="T2">his</text:span><text:span text:style-name="T1"> </text:span><text:span text:style-name="T2">face</text:span><text:span text:style-name="T1"> </text:span><text:span text:style-name="T2">was</text:span><text:span text:style-name="T1"> </text:span><text:span text:style-name="T2">dark.</text:span><text:span text:style-name="T1"> </text:span><text:span text:style-name="T2">Grizzly</text:span><text:span text:style-name="T1"> </text:span><text:span text:style-name="T2">long</text:span><text:span text:style-name="T1"> </text:span><text:span text:style-name="T2">dreadlocks</text:span><text:span text:style-name="T1"> </text:span><text:span text:style-name="T2">adorned</text:span><text:span text:style-name="T1"> </text:span><text:span text:style-name="T2">his</text:span><text:span text:style-name="T1"> </text:span><text:span text:style-name="T2">head,</text:span><text:span text:style-name="T1"> </text:span><text:span text:style-name="T2">where</text:span><text:span text:style-name="T1"> </text:span><text:span text:style-name="T2">a</text:span><text:span text:style-name="T1"> </text:span><text:span text:style-name="T2">wooden</text:span><text:span text:style-name="T1"> </text:span><text:span text:style-name="T2">circlet</text:span><text:span text:style-name="T1"> </text:span><text:span text:style-name="T2">sat.</text:span><text:span text:style-name="T1"> </text:span><text:span text:style-name="T2">The</text:span><text:span text:style-name="T1"> </text:span><text:span text:style-name="T2">Elder</text:span><text:span text:style-name="T1"> </text:span><text:span text:style-name="T2">smiled</text:span><text:span text:style-name="T1"> </text:span><text:span text:style-name="T2">copiously</text:span><text:span text:style-name="T1"> </text:span><text:span text:style-name="T2">as</text:span><text:span text:style-name="T1"> </text:span><text:span text:style-name="T2">he</text:span><text:span text:style-name="T1"> </text:span><text:span text:style-name="T2">sat</text:span><text:span text:style-name="T1"> </text:span><text:span text:style-name="T2">down</text:span><text:span text:style-name="T1"> </text:span><text:span text:style-name="T2">on</text:span><text:span text:style-name="T1"> </text:span><text:span text:style-name="T2">the</text:span><text:span text:style-name="T1"> </text:span><text:span text:style-name="T2">ground,</text:span><text:span text:style-name="T1"> </text:span><text:span text:style-name="T2">obviously</text:span><text:span text:style-name="T1"> </text:span><text:span text:style-name="T2">exhausted.</text:span></text:p>
      <text:p text:style-name="P1"><text:span text:style-name="T1">“</text:span><text:span text:style-name="T2">Fingammon!</text:span><text:span text:style-name="T1"> </text:span><text:span text:style-name="T2">Jah</text:span><text:span text:style-name="T1"> </text:span><text:span text:style-name="T2">be</text:span><text:span text:style-name="T1"> </text:span><text:span text:style-name="T2">with</text:span><text:span text:style-name="T1"> </text:span><text:span text:style-name="T2">you!</text:span><text:span text:style-name="T1"> </text:span><text:span text:style-name="T2">Where</text:span><text:span text:style-name="T1"> </text:span><text:span text:style-name="T2">are</text:span><text:span text:style-name="T1"> </text:span><text:span text:style-name="T2">the</text:span><text:span text:style-name="T1"> </text:span><text:span text:style-name="T2">others?</text:span><text:span text:style-name="T1">”</text:span></text:p>
      <text:p text:style-name="P2">Parcifal<text:span text:style-name="T3"> </text:span>shot<text:span text:style-name="T3"> </text:span>the<text:span text:style-name="T3"> </text:span>woodkin<text:span text:style-name="T3"> </text:span>a<text:span text:style-name="T3"> </text:span>suspicious<text:span text:style-name="T3"> </text:span>look,<text:span text:style-name="T3"> </text:span>her<text:span text:style-name="T3"> </text:span>eyes<text:span text:style-name="T3"> </text:span>going<text:span text:style-name="T3"> </text:span>back<text:span text:style-name="T3"> </text:span>and<text:span text:style-name="T3"> </text:span>forth<text:span text:style-name="T3"> </text:span>between<text:span text:style-name="T3"> </text:span>the<text:span text:style-name="T3"> </text:span>elder<text:span text:style-name="T3"> </text:span>and<text:span text:style-name="T3"> </text:span>Theo.</text:p>
      <text:p text:style-name="P1"><text:span text:style-name="T1">“</text:span><text:span text:style-name="T2">Why</text:span><text:span text:style-name="T1"> </text:span><text:span text:style-name="T2">is</text:span><text:span text:style-name="T1"> </text:span><text:span text:style-name="T2">he</text:span><text:span text:style-name="T1"> </text:span><text:span text:style-name="T2">different</text:span><text:span text:style-name="T1"> </text:span><text:span text:style-name="T2">than</text:span><text:span text:style-name="T1"> </text:span><text:span text:style-name="T2">you?</text:span><text:span text:style-name="T1">” </text:span><text:span text:style-name="T2">she</text:span><text:span text:style-name="T1"> </text:span><text:span text:style-name="T2">asked,</text:span><text:span text:style-name="T1"> </text:span><text:span text:style-name="T2">clutching</text:span><text:span text:style-name="T1"> </text:span><text:span text:style-name="T2">Encelados</text:span><text:span text:style-name="T1">’ </text:span><text:span text:style-name="T2">hilt</text:span><text:span text:style-name="T1"> </text:span><text:span text:style-name="T2">nervously.</text:span></text:p>
      <text:p text:style-name="P1"><text:span text:style-name="T1">“</text:span><text:span text:style-name="T2">How</text:span><text:span text:style-name="T1"> </text:span><text:span text:style-name="T2">do</text:span><text:span text:style-name="T1"> </text:span><text:span text:style-name="T2">you</text:span><text:span text:style-name="T1"> </text:span><text:span text:style-name="T2">mean?</text:span><text:span text:style-name="T1">” </text:span><text:span text:style-name="T2">asked</text:span><text:span text:style-name="T1"> </text:span><text:span text:style-name="T2">Theo</text:span><text:span text:style-name="T1"> </text:span><text:span text:style-name="T2">with</text:span><text:span text:style-name="T1"> </text:span><text:span text:style-name="T2">a</text:span><text:span text:style-name="T1"> </text:span><text:span text:style-name="T2">furrowed</text:span><text:span text:style-name="T1"> </text:span><text:span text:style-name="T2">brow</text:span><text:span text:style-name="T1"> </text:span><text:span text:style-name="T2">as</text:span><text:span text:style-name="T1"> </text:span><text:span text:style-name="T2">he</text:span><text:span text:style-name="T1"> </text:span><text:span text:style-name="T2">helped</text:span><text:span text:style-name="T1"> </text:span><text:span text:style-name="T2">Fingammon</text:span><text:span text:style-name="T1"> </text:span><text:span text:style-name="T2">to</text:span><text:span text:style-name="T1"> </text:span><text:span text:style-name="T2">his</text:span><text:span text:style-name="T1"> </text:span><text:span text:style-name="T2">flask</text:span><text:span text:style-name="T1"> </text:span><text:span text:style-name="T2">of</text:span><text:span text:style-name="T1"> </text:span><text:span text:style-name="T2">water.</text:span><text:span text:style-name="T1"> </text:span><text:span text:style-name="T2">The</text:span><text:span text:style-name="T1"> </text:span><text:span text:style-name="T2">Elder</text:span><text:span text:style-name="T1"> </text:span><text:span text:style-name="T2">waved</text:span><text:span text:style-name="T1"> </text:span><text:span text:style-name="T2">the</text:span><text:span text:style-name="T1"> </text:span><text:span text:style-name="T2">flask</text:span><text:span text:style-name="T1"> </text:span><text:span text:style-name="T2">away</text:span><text:span text:style-name="T1"> </text:span><text:span text:style-name="T2">and</text:span><text:span text:style-name="T1"> </text:span><text:span text:style-name="T2">looked</text:span><text:span text:style-name="T1"> </text:span><text:span text:style-name="T2">at</text:span><text:span text:style-name="T1"> </text:span><text:span text:style-name="T2">Parcifal</text:span><text:span text:style-name="T1"> </text:span><text:span text:style-name="T2">in</text:span><text:span text:style-name="T1"> </text:span><text:span text:style-name="T2">the</text:span><text:span text:style-name="T1"> </text:span><text:span text:style-name="T2">eyes.</text:span><text:span text:style-name="T1"> </text:span><text:span text:style-name="T2">His</text:span><text:span text:style-name="T1"> </text:span><text:span text:style-name="T2">voice</text:span><text:span text:style-name="T1"> </text:span><text:span text:style-name="T2">had</text:span><text:span text:style-name="T1"> </text:span><text:span text:style-name="T2">a</text:span><text:span text:style-name="T1"> </text:span><text:span text:style-name="T2">strange,</text:span><text:span text:style-name="T1"> </text:span><text:span text:style-name="T2">gravely</text:span><text:span text:style-name="T1"> </text:span><text:span text:style-name="T2">quality.</text:span><text:span text:style-name="T1"> </text:span><text:span text:style-name="T2">It</text:span><text:span text:style-name="T1"> </text:span><text:span text:style-name="T2">was</text:span><text:span text:style-name="T1"> </text:span><text:span text:style-name="T2">hoarse</text:span><text:span text:style-name="T1"> </text:span><text:span text:style-name="T2">and</text:span><text:span text:style-name="T1"> </text:span><text:span text:style-name="T2">he</text:span><text:span text:style-name="T1"> </text:span><text:span text:style-name="T2">talked</text:span><text:span text:style-name="T1"> </text:span><text:span text:style-name="T2">in</text:span><text:span text:style-name="T1"> </text:span><text:span text:style-name="T2">a</text:span><text:span text:style-name="T1"> </text:span><text:span text:style-name="T2">drawn</text:span><text:span text:style-name="T1"> </text:span><text:span text:style-name="T2">out,</text:span><text:span text:style-name="T1"> </text:span><text:span text:style-name="T2">strangely</text:span><text:span text:style-name="T1"> </text:span><text:span text:style-name="T2">exotic</text:span><text:span text:style-name="T1"> </text:span><text:span text:style-name="T2">way:</text:span></text:p>
      <text:p text:style-name="P1"><text:span text:style-name="T1">“</text:span><text:span text:style-name="T2">Be</text:span><text:span text:style-name="T1"> </text:span><text:span text:style-name="T2">calm</text:span><text:span text:style-name="T1"> </text:span><text:span text:style-name="T2">now,</text:span><text:span text:style-name="T1"> </text:span><text:span text:style-name="T2">woman.</text:span><text:span text:style-name="T1"> </text:span><text:span text:style-name="T2">It</text:span><text:span text:style-name="T1"> </text:span><text:span text:style-name="T2">be</text:span><text:span text:style-name="T1"> </text:span><text:span text:style-name="T2">Hanul</text:span><text:span text:style-name="T1"> </text:span><text:span text:style-name="T2">who</text:span><text:span text:style-name="T1">’</text:span><text:span text:style-name="T2">s</text:span><text:span text:style-name="T1"> </text:span><text:span text:style-name="T2">different.</text:span><text:span text:style-name="T1"> </text:span><text:span text:style-name="T2">We</text:span><text:span text:style-name="T1"> </text:span><text:span text:style-name="T2">be</text:span><text:span text:style-name="T1"> </text:span><text:span text:style-name="T2">de</text:span><text:span text:style-name="T1"> </text:span><text:span text:style-name="T2">woodkin,</text:span><text:span text:style-name="T1"> </text:span><text:span text:style-name="T2">our</text:span><text:span text:style-name="T1"> </text:span><text:span text:style-name="T2">skin</text:span><text:span text:style-name="T1"> </text:span><text:span text:style-name="T2">dark</text:span><text:span text:style-name="T1"> </text:span><text:span text:style-name="T2">from</text:span><text:span text:style-name="T1"> </text:span><text:span text:style-name="T2">de</text:span><text:span text:style-name="T1"> </text:span><text:span text:style-name="T2">sun.</text:span><text:span text:style-name="T1">”</text:span></text:p>
      <text:p text:style-name="P2">She<text:span text:style-name="T3"> </text:span>looked<text:span text:style-name="T3"> </text:span>at<text:span text:style-name="T3"> </text:span>the<text:span text:style-name="T3"> </text:span>dark-skinned<text:span text:style-name="T3"> </text:span>elder<text:span text:style-name="T3"> </text:span>woodkin<text:span text:style-name="T3"> </text:span>as<text:span text:style-name="T3"> </text:span>if<text:span text:style-name="T3"> </text:span>measuring<text:span text:style-name="T3"> </text:span>him<text:span text:style-name="T3"> </text:span>for<text:span text:style-name="T3"> </text:span>a<text:span text:style-name="T3"> </text:span>moment.<text:span text:style-name="T3"> </text:span>She<text:span text:style-name="T3"> </text:span>then<text:span text:style-name="T3"> </text:span>seemed<text:span text:style-name="T3"> </text:span>content,<text:span text:style-name="T3"> </text:span>and<text:span text:style-name="T3"> </text:span>relaxed<text:span text:style-name="T3"> </text:span>a<text:span text:style-name="T3"> </text:span>bit.<text:span text:style-name="T3"> </text:span>Still,<text:span text:style-name="T3"> </text:span>she<text:span text:style-name="T3"> </text:span>kept<text:span text:style-name="T3"> </text:span>a<text:span text:style-name="T3"> </text:span>wary<text:span text:style-name="T3"> </text:span>look<text:span text:style-name="T3"> </text:span>for<text:span text:style-name="T3"> </text:span>anything<text:span text:style-name="T3"> </text:span>out<text:span text:style-name="T3"> </text:span>of<text:span text:style-name="T3"> </text:span>the<text:span text:style-name="T3"> </text:span>ordinary,<text:span text:style-name="T3"> </text:span>whatever<text:span text:style-name="T3"> </text:span>her<text:span text:style-name="T3"> </text:span>definition<text:span text:style-name="T3"> </text:span>of<text:span text:style-name="T3"> </text:span>ordinary<text:span text:style-name="T3"> </text:span>was<text:span text:style-name="T3"> </text:span>for<text:span text:style-name="T3"> </text:span>a<text:span text:style-name="T3"> </text:span>burning<text:span text:style-name="T3"> </text:span>village.</text:p>
      <text:p text:style-name="P1"><text:span text:style-name="T1">“</text:span><text:span text:style-name="T2">Where</text:span><text:span text:style-name="T1"> </text:span><text:span text:style-name="T2">is</text:span><text:span text:style-name="T1"> </text:span><text:span text:style-name="T2">everyone?</text:span><text:span text:style-name="T1"> </text:span><text:span text:style-name="T2">What</text:span><text:span text:style-name="T1"> </text:span><text:span text:style-name="T2">happened?</text:span><text:span text:style-name="T1">” </text:span><text:span text:style-name="T2">asked</text:span><text:span text:style-name="T1"> </text:span><text:span text:style-name="T2">Theo</text:span><text:span text:style-name="T1"> </text:span><text:span text:style-name="T2">with</text:span><text:span text:style-name="T1"> </text:span><text:span text:style-name="T2">an</text:span><text:span text:style-name="T1"> </text:span><text:span text:style-name="T2">urgent,</text:span><text:span text:style-name="T1"> </text:span><text:span text:style-name="T2">choked</text:span><text:span text:style-name="T1"> </text:span><text:span text:style-name="T2">voice.</text:span><text:span text:style-name="T1"> </text:span><text:span text:style-name="T2">Lernea</text:span><text:span text:style-name="T1"> </text:span><text:span text:style-name="T2">also</text:span><text:span text:style-name="T1"> </text:span><text:span text:style-name="T2">looked</text:span><text:span text:style-name="T1"> </text:span><text:span text:style-name="T2">at</text:span><text:span text:style-name="T1"> </text:span><text:span text:style-name="T2">the</text:span><text:span text:style-name="T1"> </text:span><text:span text:style-name="T2">elder</text:span><text:span text:style-name="T1"> </text:span><text:span text:style-name="T2">with</text:span><text:span text:style-name="T1"> </text:span><text:span text:style-name="T2">a</text:span><text:span text:style-name="T1"> </text:span><text:span text:style-name="T2">curious</text:span><text:span text:style-name="T1"> </text:span><text:span text:style-name="T2">gaze.</text:span><text:span text:style-name="T1"> </text:span><text:span text:style-name="T2">She</text:span><text:span text:style-name="T1"> </text:span><text:span text:style-name="T2">asked</text:span><text:span text:style-name="T1"> </text:span><text:span text:style-name="T2">him:</text:span></text:p>
      <text:p text:style-name="P1"><text:span text:style-name="T1">“</text:span><text:span text:style-name="T2">How</text:span><text:span text:style-name="T1"> </text:span><text:span text:style-name="T2">come</text:span><text:span text:style-name="T1"> </text:span><text:span text:style-name="T2">you</text:span><text:span text:style-name="T1">’</text:span><text:span text:style-name="T2">re</text:span><text:span text:style-name="T1"> </text:span><text:span text:style-name="T2">not</text:span><text:span text:style-name="T1"> </text:span><text:span text:style-name="T2">dead</text:span><text:span text:style-name="T1"> </text:span><text:span text:style-name="T2">or</text:span><text:span text:style-name="T1"> </text:span><text:span text:style-name="T2">missing</text:span><text:span text:style-name="T1"> </text:span><text:span text:style-name="T2">like</text:span><text:span text:style-name="T1"> </text:span><text:span text:style-name="T2">the</text:span><text:span text:style-name="T1"> </text:span><text:span text:style-name="T2">others?</text:span><text:span text:style-name="T1">”</text:span></text:p>
      <text:p text:style-name="P2">Winceham<text:span text:style-name="T3"> </text:span>was<text:span text:style-name="T3"> </text:span>still<text:span text:style-name="T3"> </text:span>searching<text:span text:style-name="T3"> </text:span>for<text:span text:style-name="T3"> </text:span>tracks,<text:span text:style-name="T3"> </text:span>when<text:span text:style-name="T3"> </text:span>Ned<text:span text:style-name="T3"> </text:span>placed<text:span text:style-name="T3"> </text:span>a<text:span text:style-name="T3"> </text:span>hand<text:span text:style-name="T3"> </text:span>on<text:span text:style-name="T3"> </text:span>Lernea<text:span text:style-name="T3"> </text:span>and<text:span text:style-name="T3"> </text:span>asked<text:span text:style-name="T3"> </text:span>the<text:span text:style-name="T3"> </text:span>elder<text:span text:style-name="T3"> </text:span>kindly:</text:p>
      <text:p text:style-name="P1"><text:span text:style-name="T1">“</text:span><text:span text:style-name="T2">May</text:span><text:span text:style-name="T1"> </text:span><text:span text:style-name="T2">Jah</text:span><text:span text:style-name="T1"> </text:span><text:span text:style-name="T2">show</text:span><text:span text:style-name="T1"> </text:span><text:span text:style-name="T2">everyone</text:span><text:span text:style-name="T1"> </text:span><text:span text:style-name="T2">the</text:span><text:span text:style-name="T1"> </text:span><text:span text:style-name="T2">path,</text:span><text:span text:style-name="T1"> </text:span><text:span text:style-name="T2">woodkin.</text:span><text:span text:style-name="T1"> </text:span><text:span text:style-name="T2">My</text:span><text:span text:style-name="T1"> </text:span><text:span text:style-name="T2">friends</text:span><text:span text:style-name="T1"> </text:span><text:span text:style-name="T2">are</text:span><text:span text:style-name="T1"> </text:span><text:span text:style-name="T2">tired</text:span><text:span text:style-name="T1"> </text:span><text:span text:style-name="T2">and</text:span><text:span text:style-name="T1"> </text:span><text:span text:style-name="T2">worrisome.</text:span><text:span text:style-name="T1"> </text:span><text:span text:style-name="T2">We</text:span><text:span text:style-name="T1"> </text:span><text:span text:style-name="T2">mean</text:span><text:span text:style-name="T1"> </text:span><text:span text:style-name="T2">no</text:span><text:span text:style-name="T1"> </text:span><text:span text:style-name="T2">harm.</text:span><text:span text:style-name="T1">”</text:span></text:p>
      <text:p text:style-name="P2">Fingammon<text:span text:style-name="T3"> </text:span>the<text:span text:style-name="T3"> </text:span>elder<text:span text:style-name="T3"> </text:span>looked<text:span text:style-name="T3"> </text:span>at<text:span text:style-name="T3"> </text:span>Ned<text:span text:style-name="T3"> </text:span>and<text:span text:style-name="T3"> </text:span>nodded<text:span text:style-name="T3"> </text:span>slowly.<text:span text:style-name="T3"> </text:span>He<text:span text:style-name="T3"> </text:span>spoke<text:span text:style-name="T3"> </text:span>then,<text:span text:style-name="T3"> </text:span>the<text:span text:style-name="T3"> </text:span>strain<text:span text:style-name="T3"> </text:span>on<text:span text:style-name="T3"> </text:span>his<text:span text:style-name="T3"> </text:span>voice<text:span text:style-name="T3"> </text:span>bearing<text:span text:style-name="T3"> </text:span>witness<text:span text:style-name="T3"> </text:span>to<text:span text:style-name="T3"> </text:span>his<text:span text:style-name="T3"> </text:span>ordeal:</text:p>
      <text:p text:style-name="P1"><text:span text:style-name="T1">“</text:span><text:span text:style-name="T2">They</text:span><text:span text:style-name="T1"> </text:span><text:span text:style-name="T2">came...</text:span><text:span text:style-name="T1"> </text:span><text:span text:style-name="T2">They</text:span><text:span text:style-name="T1"> </text:span><text:span text:style-name="T2">came</text:span><text:span text:style-name="T1"> </text:span><text:span text:style-name="T2">in</text:span><text:span text:style-name="T1"> </text:span><text:span text:style-name="T2">a</text:span><text:span text:style-name="T1"> </text:span><text:span text:style-name="T2">ship,</text:span><text:span text:style-name="T1">” </text:span><text:span text:style-name="T2">he</text:span><text:span text:style-name="T1"> </text:span><text:span text:style-name="T2">said</text:span><text:span text:style-name="T1"> </text:span><text:span text:style-name="T2">and</text:span><text:span text:style-name="T1"> </text:span><text:span text:style-name="T2">looked</text:span><text:span text:style-name="T1"> </text:span><text:span text:style-name="T2">at</text:span><text:span text:style-name="T1"> </text:span><text:span text:style-name="T2">Theo</text:span><text:span text:style-name="T1"> </text:span><text:span text:style-name="T2">with</text:span><text:span text:style-name="T1"> </text:span><text:span text:style-name="T2">a</text:span><text:span text:style-name="T1"> </text:span><text:span text:style-name="T2">longing</text:span><text:span text:style-name="T1"> </text:span><text:span text:style-name="T2">to</text:span><text:span text:style-name="T1"> </text:span><text:span text:style-name="T2">be</text:span><text:span text:style-name="T1"> </text:span><text:span text:style-name="T2">believed.</text:span><text:span text:style-name="T1"> </text:span><text:span text:style-name="T2">The</text:span><text:span text:style-name="T1"> </text:span><text:span text:style-name="T2">others</text:span><text:span text:style-name="T1"> </text:span><text:span text:style-name="T2">didn</text:span><text:span text:style-name="T1">’</text:span><text:span text:style-name="T2">t</text:span><text:span text:style-name="T1"> </text:span><text:span text:style-name="T2">speak</text:span><text:span text:style-name="T1"> </text:span><text:span text:style-name="T2">but</text:span><text:span text:style-name="T1"> </text:span><text:span text:style-name="T2">Parcifal</text:span><text:span text:style-name="T1"> </text:span><text:span text:style-name="T2">scoffed,</text:span><text:span text:style-name="T1"> </text:span><text:span text:style-name="T2">and</text:span><text:span text:style-name="T1"> </text:span><text:span text:style-name="T2">Ned</text:span><text:span text:style-name="T1"> </text:span><text:span text:style-name="T2">folded</text:span><text:span text:style-name="T1"> </text:span><text:span text:style-name="T2">his</text:span><text:span text:style-name="T1"> </text:span><text:span text:style-name="T2">arms</text:span><text:span text:style-name="T1"> </text:span><text:span text:style-name="T2">on</text:span><text:span text:style-name="T1"> </text:span><text:span text:style-name="T2">his</text:span><text:span text:style-name="T1"> </text:span><text:span text:style-name="T2">chest</text:span><text:span text:style-name="T1"> </text:span><text:span text:style-name="T2">apprehensively.</text:span><text:span text:style-name="T1"> </text:span><text:span text:style-name="T2">Lernea</text:span><text:span text:style-name="T1"> </text:span><text:span text:style-name="T2">was</text:span><text:span text:style-name="T1"> </text:span><text:span text:style-name="T2">now</text:span><text:span text:style-name="T1"> </text:span><text:span text:style-name="T2">staring</text:span><text:span text:style-name="T1"> </text:span><text:span text:style-name="T2">at</text:span><text:span text:style-name="T1"> </text:span><text:span text:style-name="T2">the</text:span><text:span text:style-name="T1"> </text:span><text:span text:style-name="T2">woodkin</text:span><text:span text:style-name="T1"> </text:span><text:span text:style-name="T2">with</text:span><text:span text:style-name="T1"> </text:span><text:span text:style-name="T2">a</text:span><text:span text:style-name="T1"> </text:span><text:span text:style-name="T2">frown.</text:span></text:p>
      <text:p text:style-name="P1"><text:span text:style-name="T1">“’</text:span><text:span text:style-name="T2">Tis</text:span><text:span text:style-name="T1"> </text:span><text:span text:style-name="T2">true,</text:span><text:span text:style-name="T1"> </text:span><text:span text:style-name="T2">I</text:span><text:span text:style-name="T1"> </text:span><text:span text:style-name="T2">know</text:span><text:span text:style-name="T1"> </text:span><text:span text:style-name="T2">it</text:span><text:span text:style-name="T1"> </text:span><text:span text:style-name="T2">be</text:span><text:span text:style-name="T1"> </text:span><text:span text:style-name="T2">crazy,</text:span><text:span text:style-name="T1"> </text:span><text:span text:style-name="T2">but</text:span><text:span text:style-name="T1"> ’</text:span><text:span text:style-name="T2">tis</text:span><text:span text:style-name="T1"> </text:span><text:span text:style-name="T2">true</text:span><text:span text:style-name="T1"> </text:span><text:span text:style-name="T2">like</text:span><text:span text:style-name="T1"> </text:span><text:span text:style-name="T2">dem</text:span><text:span text:style-name="T1"> </text:span><text:span text:style-name="T2">fires.</text:span><text:span text:style-name="T1"> </text:span><text:span text:style-name="T2">They</text:span><text:span text:style-name="T1"> </text:span><text:span text:style-name="T2">came</text:span><text:span text:style-name="T1"> </text:span><text:span text:style-name="T2">in</text:span><text:span text:style-name="T1"> </text:span><text:span text:style-name="T2">a</text:span><text:span text:style-name="T1"> </text:span><text:span text:style-name="T2">ship</text:span><text:span text:style-name="T1"> </text:span><text:span text:style-name="T2">that</text:span><text:span text:style-name="T1"> </text:span><text:span text:style-name="T2">flew,</text:span><text:span text:style-name="T1"> </text:span><text:span text:style-name="T2">like</text:span><text:span text:style-name="T1"> </text:span><text:span text:style-name="T2">da</text:span><text:span text:style-name="T1"> </text:span><text:span text:style-name="T2">wind</text:span><text:span text:style-name="T1"> </text:span><text:span text:style-name="T2">could</text:span><text:span text:style-name="T1"> </text:span><text:span text:style-name="T2">carry</text:span><text:span text:style-name="T1"> </text:span><text:span text:style-name="T2">it.</text:span><text:span text:style-name="T1"> </text:span><text:span text:style-name="T2">An</text:span><text:span text:style-name="T1"> </text:span><text:span text:style-name="T2">octopus</text:span><text:span text:style-name="T1"> </text:span><text:soft-page-break/><text:span text:style-name="T2">drawn</text:span><text:span text:style-name="T1"> </text:span><text:span text:style-name="T2">on</text:span><text:span text:style-name="T1"> </text:span><text:span text:style-name="T2">da</text:span><text:span text:style-name="T1"> </text:span><text:span text:style-name="T2">sail</text:span><text:span text:style-name="T1"> </text:span><text:span text:style-name="T2">der</text:span><text:span text:style-name="T1"> </text:span><text:span text:style-name="T2">was,</text:span><text:span text:style-name="T1"> </text:span><text:span text:style-name="T2">blood</text:span><text:span text:style-name="T1"> </text:span><text:span text:style-name="T2">red</text:span><text:span text:style-name="T1"> ’</text:span><text:span text:style-name="T2">n</text:span><text:span text:style-name="T1"> </text:span><text:span text:style-name="T2">black,</text:span><text:span text:style-name="T1">” </text:span><text:span text:style-name="T2">said</text:span><text:span text:style-name="T1"> </text:span><text:span text:style-name="T2">Fingammon</text:span><text:span text:style-name="T1"> </text:span><text:span text:style-name="T2">wild-eyed,</text:span><text:span text:style-name="T1"> </text:span><text:span text:style-name="T2">his</text:span><text:span text:style-name="T1"> </text:span><text:span text:style-name="T2">hand</text:span><text:span text:style-name="T1"> </text:span><text:span text:style-name="T2">miming</text:span><text:span text:style-name="T1"> </text:span><text:span text:style-name="T2">the</text:span><text:span text:style-name="T1"> </text:span><text:span text:style-name="T2">way</text:span><text:span text:style-name="T1"> </text:span><text:span text:style-name="T2">the</text:span><text:span text:style-name="T1"> </text:span><text:span text:style-name="T2">wind</text:span><text:span text:style-name="T1"> </text:span><text:span text:style-name="T2">blows.</text:span></text:p>
      <text:p text:style-name="P2">Parcifal<text:span text:style-name="T3"> </text:span>spoke<text:span text:style-name="T3"> </text:span>her<text:span text:style-name="T3"> </text:span>mind:</text:p>
      <text:p text:style-name="P1"><text:span text:style-name="T1">“</text:span><text:span text:style-name="T2">The</text:span><text:span text:style-name="T1"> </text:span><text:span text:style-name="T2">old</text:span><text:span text:style-name="T1"> </text:span><text:span text:style-name="T2">man</text:span><text:span text:style-name="T1"> </text:span><text:span text:style-name="T2">has</text:span><text:span text:style-name="T1"> </text:span><text:span text:style-name="T2">gone</text:span><text:span text:style-name="T1"> </text:span><text:span text:style-name="T2">mad.</text:span><text:span text:style-name="T1"> </text:span><text:span text:style-name="T2">For</text:span><text:span text:style-name="T1"> </text:span><text:span text:style-name="T2">all</text:span><text:span text:style-name="T1"> </text:span><text:span text:style-name="T2">we</text:span><text:span text:style-name="T1"> </text:span><text:span text:style-name="T2">know,</text:span><text:span text:style-name="T1"> </text:span><text:span text:style-name="T2">he</text:span><text:span text:style-name="T1"> </text:span><text:span text:style-name="T2">was</text:span><text:span text:style-name="T1"> </text:span><text:span text:style-name="T2">mad</text:span><text:span text:style-name="T1"> </text:span><text:span text:style-name="T2">to</text:span><text:span text:style-name="T1"> </text:span><text:span text:style-name="T2">begin</text:span><text:span text:style-name="T1"> </text:span><text:span text:style-name="T2">with.</text:span><text:span text:style-name="T1">”</text:span></text:p>
      <text:p text:style-name="P1"><text:span text:style-name="T1">“</text:span><text:span text:style-name="T2">Fingammon</text:span><text:span text:style-name="T1"> </text:span><text:span text:style-name="T2">is</text:span><text:span text:style-name="T1"> </text:span><text:span text:style-name="T2">our</text:span><text:span text:style-name="T1"> </text:span><text:span text:style-name="T2">mojo</text:span><text:span text:style-name="T1"> </text:span><text:span text:style-name="T2">priest!</text:span><text:span text:style-name="T1"> </text:span><text:span text:style-name="T2">The</text:span><text:span text:style-name="T1"> </text:span><text:span text:style-name="T2">wisest</text:span><text:span text:style-name="T1"> </text:span><text:span text:style-name="T2">of</text:span><text:span text:style-name="T1"> </text:span><text:span text:style-name="T2">us</text:span><text:span text:style-name="T1"> </text:span><text:span text:style-name="T2">all!</text:span><text:span text:style-name="T1">” </text:span><text:span text:style-name="T2">cried</text:span><text:span text:style-name="T1"> </text:span><text:span text:style-name="T2">Theo</text:span><text:span text:style-name="T1"> </text:span><text:span text:style-name="T2">with</text:span><text:span text:style-name="T1"> </text:span><text:span text:style-name="T2">outrage,</text:span><text:span text:style-name="T1"> </text:span><text:span text:style-name="T2">while</text:span><text:span text:style-name="T1"> </text:span><text:span text:style-name="T2">the</text:span><text:span text:style-name="T1"> </text:span><text:span text:style-name="T2">bunny</text:span><text:span text:style-name="T1">’</text:span><text:span text:style-name="T2">s</text:span><text:span text:style-name="T1"> </text:span><text:span text:style-name="T2">eyes</text:span><text:span text:style-name="T1"> </text:span><text:span text:style-name="T2">writhed</text:span><text:span text:style-name="T1"> </text:span><text:span text:style-name="T2">suddenly</text:span><text:span text:style-name="T1"> </text:span><text:span text:style-name="T2">with</text:span><text:span text:style-name="T1"> </text:span><text:span text:style-name="T2">flames.</text:span></text:p>
      <text:p text:style-name="P1"><text:span text:style-name="T1">“</text:span><text:span text:style-name="T2">We</text:span><text:span text:style-name="T1"> </text:span><text:span text:style-name="T2">need</text:span><text:span text:style-name="T1"> </text:span><text:span text:style-name="T2">to</text:span><text:span text:style-name="T1"> </text:span><text:span text:style-name="T2">know</text:span><text:span text:style-name="T1"> </text:span><text:span text:style-name="T2">what</text:span><text:span text:style-name="T1"> </text:span><text:span text:style-name="T2">really</text:span><text:span text:style-name="T1"> </text:span><text:span text:style-name="T2">happened,</text:span><text:span text:style-name="T1">” </text:span><text:span text:style-name="T2">said</text:span><text:span text:style-name="T1"> </text:span><text:span text:style-name="T2">Lernea</text:span><text:span text:style-name="T1"> </text:span><text:span text:style-name="T2">looking</text:span><text:span text:style-name="T1"> </text:span><text:span text:style-name="T2">at</text:span><text:span text:style-name="T1"> </text:span><text:span text:style-name="T2">Parcifal</text:span><text:span text:style-name="T1"> </text:span><text:span text:style-name="T2">sideways</text:span><text:span text:style-name="T1"> </text:span><text:span text:style-name="T2">and</text:span><text:span text:style-name="T1"> </text:span><text:span text:style-name="T2">asked</text:span><text:span text:style-name="T1"> </text:span><text:span text:style-name="T2">the</text:span><text:span text:style-name="T1"> </text:span><text:span text:style-name="T2">old</text:span><text:span text:style-name="T1"> </text:span><text:span text:style-name="T2">woodkin:</text:span><text:span text:style-name="T1"> “</text:span><text:span text:style-name="T2">Who</text:span><text:span text:style-name="T1"> </text:span><text:span text:style-name="T2">came</text:span><text:span text:style-name="T1"> </text:span><text:span text:style-name="T2">in</text:span><text:span text:style-name="T1"> </text:span><text:span text:style-name="T2">that</text:span><text:span text:style-name="T1"> </text:span><text:span text:style-name="T2">ship?</text:span><text:span text:style-name="T1">”</text:span></text:p>
      <text:p text:style-name="P1"><text:span text:style-name="T1">“</text:span><text:span text:style-name="T2">It</text:span><text:span text:style-name="T1"> </text:span><text:span text:style-name="T2">be</text:span><text:span text:style-name="T1"> </text:span><text:span text:style-name="T2">dem</text:span><text:span text:style-name="T1"> </text:span><text:span text:style-name="T2">beaucannoneers,</text:span><text:span text:style-name="T1">” </text:span><text:span text:style-name="T2">replied</text:span><text:span text:style-name="T1"> </text:span><text:span text:style-name="T2">Fingammon</text:span><text:span text:style-name="T1"> </text:span><text:span text:style-name="T2">hoarsely.</text:span><text:span text:style-name="T1"> </text:span><text:span text:style-name="T2">Ned</text:span><text:span text:style-name="T1"> </text:span><text:span text:style-name="T2">nodded</text:span><text:span text:style-name="T1"> </text:span><text:span text:style-name="T2">and</text:span><text:span text:style-name="T1"> </text:span><text:span text:style-name="T2">said:</text:span></text:p>
      <text:p text:style-name="P1"><text:span text:style-name="T1">“</text:span><text:span text:style-name="T2">Buccaneers.</text:span><text:span text:style-name="T1"> </text:span><text:span text:style-name="T2">The</text:span><text:span text:style-name="T1"> </text:span><text:span text:style-name="T2">red</text:span><text:span text:style-name="T1"> </text:span><text:span text:style-name="T2">octopus;</text:span><text:span text:style-name="T1"> </text:span><text:span text:style-name="T2">that</text:span><text:span text:style-name="T1"> </text:span><text:span text:style-name="T2">would</text:span><text:span text:style-name="T1"> </text:span><text:span text:style-name="T2">make</text:span><text:span text:style-name="T1"> </text:span><text:span text:style-name="T2">it</text:span><text:span text:style-name="T1"> </text:span><text:span text:style-name="T2">one</text:span><text:span text:style-name="T1"> </text:span><text:span text:style-name="T2">of</text:span><text:span text:style-name="T1"> </text:span><text:span text:style-name="T2">Hobb</text:span><text:span text:style-name="T1">’</text:span><text:span text:style-name="T2">s</text:span><text:span text:style-name="T1"> </text:span><text:span text:style-name="T2">ship.</text:span><text:span text:style-name="T1"> </text:span><text:span text:style-name="T2">It</text:span><text:span text:style-name="T1"> </text:span><text:span text:style-name="T2">was</text:span><text:span text:style-name="T1"> </text:span><text:span text:style-name="T2">Hobb</text:span><text:span text:style-name="T1">’</text:span><text:span text:style-name="T2">s</text:span><text:span text:style-name="T1"> </text:span><text:span text:style-name="T2">men.</text:span><text:span text:style-name="T1">”</text:span></text:p>
      <text:p text:style-name="P2">He<text:span text:style-name="T3"> </text:span>stared<text:span text:style-name="T3"> </text:span>angrily<text:span text:style-name="T3"> </text:span>at<text:span text:style-name="T3"> </text:span>the<text:span text:style-name="T3"> </text:span>sky.<text:span text:style-name="T3"> </text:span>The<text:span text:style-name="T3"> </text:span>woodkin<text:span text:style-name="T3"> </text:span>spoke<text:span text:style-name="T3"> </text:span>then:</text:p>
      <text:p text:style-name="P1"><text:span text:style-name="T1">“</text:span><text:span text:style-name="T2">Not</text:span><text:span text:style-name="T1"> </text:span><text:span text:style-name="T2">men,</text:span><text:span text:style-name="T1"> </text:span><text:span text:style-name="T2">no,</text:span><text:span text:style-name="T1">” </text:span><text:span text:style-name="T2">insisted</text:span><text:span text:style-name="T1"> </text:span><text:span text:style-name="T2">Fingammon</text:span><text:span text:style-name="T1"> </text:span><text:span text:style-name="T2">with</text:span><text:span text:style-name="T1"> </text:span><text:span text:style-name="T2">a</text:span><text:span text:style-name="T1"> </text:span><text:span text:style-name="T2">wild-eyed</text:span><text:span text:style-name="T1"> </text:span><text:span text:style-name="T2">gleam</text:span><text:span text:style-name="T1"> </text:span><text:span text:style-name="T2">on</text:span><text:span text:style-name="T1"> </text:span><text:span text:style-name="T2">his</text:span><text:span text:style-name="T1"> </text:span><text:span text:style-name="T2">eyes.</text:span><text:span text:style-name="T1"> “</text:span><text:span text:style-name="T2">Metal</text:span><text:span text:style-name="T1"> </text:span><text:span text:style-name="T2">devils,</text:span><text:span text:style-name="T1"> </text:span><text:span text:style-name="T2">not</text:span><text:span text:style-name="T1"> </text:span><text:span text:style-name="T2">monsters</text:span><text:span text:style-name="T1"> </text:span><text:span text:style-name="T2">of</text:span><text:span text:style-name="T1"> </text:span><text:span text:style-name="T2">flesh.</text:span><text:span text:style-name="T1"> </text:span><text:span text:style-name="T2">Tall</text:span><text:span text:style-name="T1"> </text:span><text:span text:style-name="T2">as</text:span><text:span text:style-name="T1"> </text:span><text:span text:style-name="T2">houses</text:span><text:span text:style-name="T1"> </text:span><text:span text:style-name="T2">they</text:span><text:span text:style-name="T1"> </text:span><text:span text:style-name="T2">be,</text:span><text:span text:style-name="T1"> </text:span><text:span text:style-name="T2">shooting</text:span><text:span text:style-name="T1"> </text:span><text:span text:style-name="T2">fire</text:span><text:span text:style-name="T1"> </text:span><text:span text:style-name="T2">through</text:span><text:span text:style-name="T1"> </text:span><text:span text:style-name="T2">their</text:span><text:span text:style-name="T1"> </text:span><text:span text:style-name="T2">hands,</text:span><text:span text:style-name="T1"> </text:span><text:span text:style-name="T2">eyes</text:span><text:span text:style-name="T1"> </text:span><text:span text:style-name="T2">gleaming</text:span><text:span text:style-name="T1"> </text:span><text:span text:style-name="T2">red</text:span><text:span text:style-name="T1"> </text:span><text:span text:style-name="T2">like</text:span><text:span text:style-name="T1"> </text:span><text:span text:style-name="T2">blood</text:span><text:span text:style-name="T1"> </text:span><text:span text:style-name="T2">diamonds,</text:span><text:span text:style-name="T1">” </text:span><text:span text:style-name="T2">he</text:span><text:span text:style-name="T1"> </text:span><text:span text:style-name="T2">said</text:span><text:span text:style-name="T1"> </text:span><text:span text:style-name="T2">with</text:span><text:span text:style-name="T1"> </text:span><text:span text:style-name="T2">an</text:span><text:span text:style-name="T1"> </text:span><text:span text:style-name="T2">awed,</text:span><text:span text:style-name="T1"> </text:span><text:span text:style-name="T2">humble</text:span><text:span text:style-name="T1"> </text:span><text:span text:style-name="T2">voice</text:span><text:span text:style-name="T1"> </text:span><text:span text:style-name="T2">and</text:span><text:span text:style-name="T1"> </text:span><text:span text:style-name="T2">a</text:span><text:span text:style-name="T1"> </text:span><text:span text:style-name="T2">hand</text:span><text:span text:style-name="T1"> </text:span><text:span text:style-name="T2">that</text:span><text:span text:style-name="T1"> </text:span><text:span text:style-name="T2">wove</text:span><text:span text:style-name="T1"> </text:span><text:span text:style-name="T2">shapes</text:span><text:span text:style-name="T1"> </text:span><text:span text:style-name="T2">in</text:span><text:span text:style-name="T1"> </text:span><text:span text:style-name="T2">the</text:span><text:span text:style-name="T1"> </text:span><text:span text:style-name="T2">air,</text:span><text:span text:style-name="T1"> </text:span><text:span text:style-name="T2">trying</text:span><text:span text:style-name="T1"> </text:span><text:span text:style-name="T2">to</text:span><text:span text:style-name="T1"> </text:span><text:span text:style-name="T2">paint</text:span><text:span text:style-name="T1"> </text:span><text:span text:style-name="T2">them</text:span><text:span text:style-name="T1"> </text:span><text:span text:style-name="T2">a</text:span><text:span text:style-name="T1"> </text:span><text:span text:style-name="T2">life-like</text:span><text:span text:style-name="T1"> </text:span><text:span text:style-name="T2">picture.</text:span><text:span text:style-name="T1"> </text:span><text:span text:style-name="T2">Parcifal</text:span><text:span text:style-name="T1"> </text:span><text:span text:style-name="T2">shook</text:span><text:span text:style-name="T1"> </text:span><text:span text:style-name="T2">her</text:span><text:span text:style-name="T1"> </text:span><text:span text:style-name="T2">head</text:span><text:span text:style-name="T1"> </text:span><text:span text:style-name="T2">and</text:span><text:span text:style-name="T1"> </text:span><text:span text:style-name="T2">sheathed</text:span><text:span text:style-name="T1"> </text:span><text:span text:style-name="T2">Encelados.</text:span><text:span text:style-name="T1"> </text:span><text:span text:style-name="T2">She</text:span><text:span text:style-name="T1"> </text:span><text:span text:style-name="T2">put</text:span><text:span text:style-name="T1"> </text:span><text:span text:style-name="T2">her</text:span><text:span text:style-name="T1"> </text:span><text:span text:style-name="T2">hands</text:span><text:span text:style-name="T1"> </text:span><text:span text:style-name="T2">on</text:span><text:span text:style-name="T1"> </text:span><text:span text:style-name="T2">her</text:span><text:span text:style-name="T1"> </text:span><text:span text:style-name="T2">waist:</text:span></text:p>
      <text:p text:style-name="P1"><text:span text:style-name="T1">“</text:span><text:span text:style-name="T2">Delusions.</text:span><text:span text:style-name="T1"> </text:span><text:span text:style-name="T2">Devils</text:span><text:span text:style-name="T1"> </text:span><text:span text:style-name="T2">shooting</text:span><text:span text:style-name="T1"> </text:span><text:span text:style-name="T2">fire?</text:span><text:span text:style-name="T1"> </text:span><text:span text:style-name="T2">Ships</text:span><text:span text:style-name="T1"> </text:span><text:span text:style-name="T2">flying?</text:span><text:span text:style-name="T1"> </text:span><text:span text:style-name="T2">Tales</text:span><text:span text:style-name="T1"> </text:span><text:span text:style-name="T2">for</text:span><text:span text:style-name="T1"> </text:span><text:span text:style-name="T2">the</text:span><text:span text:style-name="T1"> </text:span><text:span text:style-name="T2">children.</text:span><text:span text:style-name="T1">”</text:span></text:p>
      <text:p text:style-name="P2">Winceham<text:span text:style-name="T3"> </text:span>looked<text:span text:style-name="T3"> </text:span>at<text:span text:style-name="T3"> </text:span>her<text:span text:style-name="T3"> </text:span>from<text:span text:style-name="T3"> </text:span>where<text:span text:style-name="T3"> </text:span>he<text:span text:style-name="T3"> </text:span>was<text:span text:style-name="T3"> </text:span>sitting<text:span text:style-name="T3"> </text:span>crouched<text:span text:style-name="T3"> </text:span>a<text:span text:style-name="T3"> </text:span>few<text:span text:style-name="T3"> </text:span>feet<text:span text:style-name="T3"> </text:span>away.<text:span text:style-name="T3"> </text:span>He<text:span text:style-name="T3"> </text:span>didn<text:span text:style-name="T3">’</text:span>t<text:span text:style-name="T3"> </text:span>share<text:span text:style-name="T3"> </text:span>her<text:span text:style-name="T3"> </text:span>opinion:</text:p>
      <text:p text:style-name="P1"><text:span text:style-name="T1">“</text:span><text:span text:style-name="T2">There</text:span><text:span text:style-name="T1"> </text:span><text:span text:style-name="T2">are</text:span><text:span text:style-name="T1"> </text:span><text:span text:style-name="T2">strange</text:span><text:span text:style-name="T1"> </text:span><text:span text:style-name="T2">things</text:span><text:span text:style-name="T1"> </text:span><text:span text:style-name="T2">in</text:span><text:span text:style-name="T1"> </text:span><text:span text:style-name="T2">this</text:span><text:span text:style-name="T1"> </text:span><text:span text:style-name="T2">world.</text:span><text:span text:style-name="T1"> </text:span><text:span text:style-name="T2">Things</text:span><text:span text:style-name="T1"> </text:span><text:span text:style-name="T2">that</text:span><text:span text:style-name="T1"> </text:span><text:span text:style-name="T2">one</text:span><text:span text:style-name="T1"> </text:span><text:span text:style-name="T2">rarely</text:span><text:span text:style-name="T1"> </text:span><text:span text:style-name="T2">meets</text:span><text:span text:style-name="T1"> </text:span><text:span text:style-name="T2">when</text:span><text:span text:style-name="T1"> </text:span><text:span text:style-name="T2">leading</text:span><text:span text:style-name="T1"> </text:span><text:span text:style-name="T2">a</text:span><text:span text:style-name="T1"> </text:span><text:span text:style-name="T2">sheltered</text:span><text:span text:style-name="T1"> </text:span><text:span text:style-name="T2">life</text:span><text:span text:style-name="T1"> </text:span><text:span text:style-name="T2">like</text:span><text:span text:style-name="T1"> </text:span><text:span text:style-name="T2">yours,</text:span><text:span text:style-name="T1"> </text:span><text:span text:style-name="T2">princess.</text:span><text:span text:style-name="T1">” </text:span><text:span text:style-name="T2">Parcifal</text:span><text:span text:style-name="T1"> </text:span><text:span text:style-name="T2">took</text:span><text:span text:style-name="T1"> </text:span><text:span text:style-name="T2">that</text:span><text:span text:style-name="T1"> </text:span><text:span text:style-name="T2">comment</text:span><text:span text:style-name="T1"> </text:span><text:span text:style-name="T2">as</text:span><text:span text:style-name="T1"> </text:span><text:span text:style-name="T2">an</text:span><text:span text:style-name="T1"> </text:span><text:span text:style-name="T2">insult</text:span><text:span text:style-name="T1"> </text:span><text:span text:style-name="T2">and</text:span><text:span text:style-name="T1"> </text:span><text:span text:style-name="T2">replied</text:span><text:span text:style-name="T1"> </text:span><text:span text:style-name="T2">accordingly:</text:span></text:p>
      <text:p text:style-name="P1"><text:span text:style-name="T1">“</text:span><text:span text:style-name="T2">My</text:span><text:span text:style-name="T1"> </text:span><text:span text:style-name="T2">sister</text:span><text:span text:style-name="T1"> </text:span><text:span text:style-name="T2">and</text:span><text:span text:style-name="T1"> </text:span><text:span text:style-name="T2">I</text:span><text:span text:style-name="T1"> </text:span><text:span text:style-name="T2">are</text:span><text:span text:style-name="T1"> </text:span><text:span text:style-name="T2">scions</text:span><text:span text:style-name="T1"> </text:span><text:span text:style-name="T2">bred</text:span><text:span text:style-name="T1"> </text:span><text:span text:style-name="T2">to</text:span><text:span text:style-name="T1"> </text:span><text:span text:style-name="T2">rule,</text:span><text:span text:style-name="T1"> </text:span><text:span text:style-name="T2">halfuin.</text:span><text:span text:style-name="T1"> </text:span><text:span text:style-name="T2">We</text:span><text:span text:style-name="T1"> </text:span><text:span text:style-name="T2">wield</text:span><text:span text:style-name="T1"> </text:span><text:span text:style-name="T2">sword</text:span><text:span text:style-name="T1"> </text:span><text:span text:style-name="T2">and</text:span><text:span text:style-name="T1"> </text:span><text:span text:style-name="T2">shield</text:span><text:span text:style-name="T1"> </text:span><text:span text:style-name="T2">and</text:span><text:span text:style-name="T1"> </text:span><text:span text:style-name="T2">bow,</text:span><text:span text:style-name="T1"> </text:span><text:span text:style-name="T2">better</text:span><text:span text:style-name="T1"> </text:span><text:span text:style-name="T2">than</text:span><text:span text:style-name="T1"> </text:span><text:span text:style-name="T2">any</text:span><text:span text:style-name="T1"> </text:span><text:span text:style-name="T2">of</text:span><text:span text:style-name="T1"> </text:span><text:span text:style-name="T2">you.</text:span><text:span text:style-name="T1"> </text:span><text:span text:style-name="T2">We</text:span><text:span text:style-name="T1">’</text:span><text:span text:style-name="T2">ve</text:span><text:span text:style-name="T1"> </text:span><text:span text:style-name="T2">not</text:span><text:span text:style-name="T1"> </text:span><text:span text:style-name="T2">been</text:span><text:span text:style-name="T1"> </text:span><text:span text:style-name="T2">spared</text:span><text:span text:style-name="T1"> </text:span><text:span text:style-name="T2">of</text:span><text:span text:style-name="T1"> </text:span><text:span text:style-name="T2">tragedy,</text:span><text:span text:style-name="T1"> </text:span><text:span text:style-name="T2">nor</text:span><text:span text:style-name="T1"> </text:span><text:span text:style-name="T2">hurt</text:span><text:span text:style-name="T1"> </text:span><text:span text:style-name="T2">or</text:span><text:span text:style-name="T1"> </text:span><text:span text:style-name="T2">ruin.</text:span><text:span text:style-name="T1"> </text:span><text:span text:style-name="T2">Our</text:span><text:span text:style-name="T1"> </text:span><text:span text:style-name="T2">lives</text:span><text:span text:style-name="T1"> </text:span><text:span text:style-name="T2">weren</text:span><text:span text:style-name="T1">’</text:span><text:span text:style-name="T2">t</text:span><text:span text:style-name="T1"> </text:span><text:span text:style-name="T2">sheltered;</text:span><text:span text:style-name="T1"> </text:span><text:span text:style-name="T2">they</text:span><text:span text:style-name="T1"> </text:span><text:span text:style-name="T2">were</text:span><text:span text:style-name="T1"> </text:span><text:span text:style-name="T2">stolen</text:span><text:span text:style-name="T1"> </text:span><text:span text:style-name="T2">from</text:span><text:span text:style-name="T1"> </text:span><text:span text:style-name="T2">us,</text:span><text:span text:style-name="T1">” </text:span><text:span text:style-name="T2">she</text:span><text:span text:style-name="T1"> </text:span><text:span text:style-name="T2">said</text:span><text:span text:style-name="T1"> </text:span><text:span text:style-name="T2">bitterly</text:span><text:span text:style-name="T1"> </text:span><text:span text:style-name="T2">and</text:span><text:span text:style-name="T1"> </text:span><text:span text:style-name="T2">looked</text:span><text:span text:style-name="T1"> </text:span><text:span text:style-name="T2">at</text:span><text:span text:style-name="T1"> </text:span><text:span text:style-name="T2">Lernea</text:span><text:span text:style-name="T1"> </text:span><text:span text:style-name="T2">hoping</text:span><text:span text:style-name="T1"> </text:span><text:span text:style-name="T2">she</text:span><text:span text:style-name="T1"> </text:span><text:span text:style-name="T2">would</text:span><text:span text:style-name="T1"> </text:span><text:span text:style-name="T2">share</text:span><text:span text:style-name="T1"> </text:span><text:span text:style-name="T2">the</text:span><text:span text:style-name="T1"> </text:span><text:span text:style-name="T2">same</text:span><text:span text:style-name="T1"> </text:span><text:span text:style-name="T2">feelings.</text:span><text:span text:style-name="T1"> </text:span><text:span text:style-name="T2">Instead,</text:span><text:span text:style-name="T1"> </text:span><text:span text:style-name="T2">her</text:span><text:span text:style-name="T1"> </text:span><text:span text:style-name="T2">sister</text:span><text:span text:style-name="T1"> </text:span><text:span text:style-name="T2">motioned</text:span><text:span text:style-name="T1"> </text:span><text:span text:style-name="T2">with</text:span><text:span text:style-name="T1"> </text:span><text:span text:style-name="T2">her</text:span><text:span text:style-name="T1"> </text:span><text:span text:style-name="T2">hand</text:span><text:span text:style-name="T1"> </text:span><text:span text:style-name="T2">for</text:span><text:span text:style-name="T1"> </text:span><text:span text:style-name="T2">Parcifal</text:span><text:span text:style-name="T1"> </text:span><text:span text:style-name="T2">to</text:span><text:span text:style-name="T1"> </text:span><text:span text:style-name="T2">calm</text:span><text:span text:style-name="T1"> </text:span><text:span text:style-name="T2">down.</text:span></text:p>
      <text:p text:style-name="P1"><text:span text:style-name="T1">“</text:span><text:span text:style-name="T2">Mr.</text:span><text:span text:style-name="T1"> </text:span><text:span text:style-name="T2">Abbermouth</text:span><text:span text:style-name="T1"> </text:span><text:span text:style-name="T2">is</text:span><text:span text:style-name="T1"> </text:span><text:span text:style-name="T2">simply</text:span><text:span text:style-name="T1"> </text:span><text:span text:style-name="T2">suggesting</text:span><text:span text:style-name="T1"> </text:span><text:span text:style-name="T2">there</text:span><text:span text:style-name="T1"> </text:span><text:span text:style-name="T2">are</text:span><text:span text:style-name="T1"> </text:span><text:span text:style-name="T2">things</text:span><text:span text:style-name="T1"> </text:span><text:span text:style-name="T2">that</text:span><text:span text:style-name="T1"> </text:span><text:span text:style-name="T2">might</text:span><text:span text:style-name="T1"> </text:span><text:span text:style-name="T2">have</text:span><text:span text:style-name="T1"> </text:span><text:span text:style-name="T2">been</text:span><text:span text:style-name="T1"> </text:span><text:span text:style-name="T2">kept</text:span><text:span text:style-name="T1"> </text:span><text:span text:style-name="T2">from</text:span><text:span text:style-name="T1"> </text:span><text:span text:style-name="T2">us,</text:span><text:span text:style-name="T1"> </text:span><text:span text:style-name="T2">or</text:span><text:span text:style-name="T1"> </text:span><text:span text:style-name="T2">things</text:span><text:span text:style-name="T1"> </text:span><text:span text:style-name="T2">that</text:span><text:span text:style-name="T1"> </text:span><text:span text:style-name="T2">were</text:span><text:span text:style-name="T1"> </text:span><text:span text:style-name="T2">better</text:span><text:span text:style-name="T1"> </text:span><text:span text:style-name="T2">left</text:span><text:span text:style-name="T1"> </text:span><text:span text:style-name="T2">unsaid.</text:span><text:span text:style-name="T1"> </text:span><text:span text:style-name="T2">Even</text:span><text:span text:style-name="T1"> </text:span><text:span text:style-name="T2">things</text:span><text:span text:style-name="T1"> </text:span><text:span text:style-name="T2">yet</text:span><text:span text:style-name="T1"> </text:span><text:span text:style-name="T2">unknown</text:span><text:span text:style-name="T1"> </text:span><text:span text:style-name="T2">in</text:span><text:span text:style-name="T1"> </text:span><text:span text:style-name="T2">our</text:span><text:span text:style-name="T1"> </text:span><text:span text:style-name="T2">realm.</text:span><text:span text:style-name="T1"> </text:span><text:span text:style-name="T2">Things</text:span><text:span text:style-name="T1"> </text:span><text:span text:style-name="T2">rarely</text:span><text:span text:style-name="T1"> </text:span><text:span text:style-name="T2">witnessed</text:span><text:span text:style-name="T1"> </text:span><text:span text:style-name="T2">by</text:span><text:span text:style-name="T1"> </text:span><text:span text:style-name="T2">men,</text:span><text:span text:style-name="T1">” </text:span><text:span text:style-name="T2">she</text:span><text:span text:style-name="T1"> </text:span><text:span text:style-name="T2">said</text:span><text:span text:style-name="T1"> </text:span><text:span text:style-name="T2">gravely,</text:span><text:span text:style-name="T1"> </text:span><text:span text:style-name="T2">and</text:span><text:span text:style-name="T1"> </text:span><text:span text:style-name="T2">Ned</text:span><text:span text:style-name="T1"> </text:span><text:span text:style-name="T2">added,</text:span><text:span text:style-name="T1"> </text:span><text:span text:style-name="T2">breaking</text:span><text:span text:style-name="T1"> </text:span><text:span text:style-name="T2">his</text:span><text:span text:style-name="T1"> </text:span><text:span text:style-name="T2">thoughtful</text:span><text:span text:style-name="T1"> </text:span><text:span text:style-name="T2">silence:</text:span></text:p>
      <text:p text:style-name="P1"><text:span text:style-name="T1">“</text:span><text:span text:style-name="T2">Golems.</text:span><text:span text:style-name="T1">”</text:span></text:p>
      <text:p text:style-name="P2">Winceham<text:span text:style-name="T3"> </text:span>ran<text:span text:style-name="T3"> </text:span>his<text:span text:style-name="T3"> </text:span>tongue<text:span text:style-name="T3"> </text:span>across<text:span text:style-name="T3"> </text:span>his<text:span text:style-name="T3"> </text:span>lips<text:span text:style-name="T3"> </text:span>and<text:span text:style-name="T3"> </text:span>nodded<text:span text:style-name="T3"> </text:span>silently,<text:span text:style-name="T3"> </text:span>while<text:span text:style-name="T3"> </text:span>Ned<text:span text:style-name="T3"> </text:span>explained:</text:p>
      <text:p text:style-name="P1"><text:span text:style-name="T1">“</text:span><text:span text:style-name="T2">Magical...</text:span><text:span text:style-name="T1"> </text:span><text:span text:style-name="T2">things.</text:span><text:span text:style-name="T1"> </text:span><text:span text:style-name="T2">Not</text:span><text:span text:style-name="T1"> </text:span><text:span text:style-name="T2">beasts,</text:span><text:span text:style-name="T1"> </text:span><text:span text:style-name="T2">not</text:span><text:span text:style-name="T1"> </text:span><text:span text:style-name="T2">born,</text:span><text:span text:style-name="T1"> </text:span><text:span text:style-name="T2">or</text:span><text:span text:style-name="T1"> </text:span><text:span text:style-name="T2">bred,</text:span><text:span text:style-name="T1"> </text:span><text:span text:style-name="T2">or</text:span><text:span text:style-name="T1"> </text:span><text:span text:style-name="T2">grown;</text:span><text:span text:style-name="T1"> </text:span><text:span text:style-name="T2">something</text:span><text:span text:style-name="T1"> </text:span><text:span text:style-name="T2">built</text:span><text:span text:style-name="T1"> </text:span><text:span text:style-name="T2">with</text:span><text:span text:style-name="T1"> </text:span><text:span text:style-name="T2">the</text:span><text:span text:style-name="T1"> </text:span><text:span text:style-name="T2">cunning</text:span><text:span text:style-name="T1"> </text:span><text:span text:style-name="T2">use</text:span><text:span text:style-name="T1"> </text:span><text:span text:style-name="T2">of</text:span><text:span text:style-name="T1"> </text:span><text:span text:style-name="T2">magic.</text:span><text:span text:style-name="T1">”</text:span></text:p>
      <text:p text:style-name="P1"><text:soft-page-break/><text:span text:style-name="T1">“</text:span><text:span text:style-name="T2">Have</text:span><text:span text:style-name="T1"> </text:span><text:span text:style-name="T2">you</text:span><text:span text:style-name="T1"> </text:span><text:span text:style-name="T2">seen</text:span><text:span text:style-name="T1"> </text:span><text:span text:style-name="T2">these</text:span><text:span text:style-name="T1"> </text:span><text:span text:style-name="T2">things</text:span><text:span text:style-name="T1"> </text:span><text:span text:style-name="T2">before?</text:span><text:span text:style-name="T1"> </text:span><text:span text:style-name="T2">Or</text:span><text:span text:style-name="T1"> </text:span><text:span text:style-name="T2">a</text:span><text:span text:style-name="T1"> </text:span><text:span text:style-name="T2">ship</text:span><text:span text:style-name="T1"> </text:span><text:span text:style-name="T2">that</text:span><text:span text:style-name="T1"> </text:span><text:span text:style-name="T2">flies,</text:span><text:span text:style-name="T1"> </text:span><text:span text:style-name="T2">for</text:span><text:span text:style-name="T1"> </text:span><text:span text:style-name="T2">that</text:span><text:span text:style-name="T1"> </text:span><text:span text:style-name="T2">matter?</text:span><text:span text:style-name="T1">” </text:span><text:span text:style-name="T2">asked</text:span><text:span text:style-name="T1"> </text:span><text:span text:style-name="T2">Parcifal,</text:span><text:span text:style-name="T1"> </text:span><text:span text:style-name="T2">pure</text:span><text:span text:style-name="T1"> </text:span><text:span text:style-name="T2">disbelief</text:span><text:span text:style-name="T1"> </text:span><text:span text:style-name="T2">in</text:span><text:span text:style-name="T1"> </text:span><text:span text:style-name="T2">her</text:span><text:span text:style-name="T1"> </text:span><text:span text:style-name="T2">voice.</text:span><text:span text:style-name="T1"> </text:span><text:span text:style-name="T2">Ned</text:span><text:span text:style-name="T1"> </text:span><text:span text:style-name="T2">replied</text:span><text:span text:style-name="T1"> </text:span><text:span text:style-name="T2">in</text:span><text:span text:style-name="T1"> </text:span><text:span text:style-name="T2">earnest:</text:span></text:p>
      <text:p text:style-name="P1"><text:span text:style-name="T1">“</text:span><text:span text:style-name="T2">I</text:span><text:span text:style-name="T1"> </text:span><text:span text:style-name="T2">wouldn</text:span><text:span text:style-name="T1">’</text:span><text:span text:style-name="T2">t</text:span><text:span text:style-name="T1"> </text:span><text:span text:style-name="T2">know</text:span><text:span text:style-name="T1"> </text:span><text:span text:style-name="T2">anything</text:span><text:span text:style-name="T1"> </text:span><text:span text:style-name="T2">about</text:span><text:span text:style-name="T1"> </text:span><text:span text:style-name="T2">a</text:span><text:span text:style-name="T1"> </text:span><text:span text:style-name="T2">flying</text:span><text:span text:style-name="T1"> </text:span><text:span text:style-name="T2">ship,</text:span><text:span text:style-name="T1"> </text:span><text:span text:style-name="T2">but</text:span><text:span text:style-name="T1"> </text:span><text:span text:style-name="T2">I</text:span><text:span text:style-name="T1">’</text:span><text:span text:style-name="T2">ve</text:span><text:span text:style-name="T1"> </text:span><text:span text:style-name="T2">read</text:span><text:span text:style-name="T1"> </text:span><text:span text:style-name="T2">books</text:span><text:span text:style-name="T1"> </text:span><text:span text:style-name="T2">on</text:span><text:span text:style-name="T1"> </text:span><text:span text:style-name="T2">the</text:span><text:span text:style-name="T1"> </text:span><text:span text:style-name="T2">subject.</text:span><text:span text:style-name="T1">”</text:span></text:p>
      <text:p text:style-name="P2">Parcifal<text:span text:style-name="T3"> </text:span>scoffed<text:span text:style-name="T3"> </text:span>and<text:span text:style-name="T3"> </text:span>laughed<text:span text:style-name="T3"> </text:span>with<text:span text:style-name="T3"> </text:span>irony.<text:span text:style-name="T3"> “</text:span>Books?<text:span text:style-name="T3"> </text:span>What<text:span text:style-name="T3"> </text:span>good<text:span text:style-name="T3"> </text:span>is<text:span text:style-name="T3"> </text:span>a<text:span text:style-name="T3"> </text:span>piece<text:span text:style-name="T3"> </text:span>of<text:span text:style-name="T3"> </text:span>paper<text:span text:style-name="T3"> </text:span>any<text:span text:style-name="T3"> </text:span>man<text:span text:style-name="T3"> </text:span>can<text:span text:style-name="T3"> </text:span>fill<text:span text:style-name="T3"> </text:span>with<text:span text:style-name="T3"> </text:span>lies?<text:span text:style-name="T3">”</text:span></text:p>
      <text:p text:style-name="P2">Her<text:span text:style-name="T3"> </text:span>sister<text:span text:style-name="T3"> </text:span>shot<text:span text:style-name="T3"> </text:span>her<text:span text:style-name="T3"> </text:span>a<text:span text:style-name="T3"> </text:span>look<text:span text:style-name="T3"> </text:span>of<text:span text:style-name="T3"> </text:span>accusation.</text:p>
      <text:p text:style-name="P1"><text:span text:style-name="T1">“</text:span><text:span text:style-name="T2">Careful</text:span><text:span text:style-name="T1"> </text:span><text:span text:style-name="T2">sister.</text:span><text:span text:style-name="T1"> </text:span><text:span text:style-name="T2">Master</text:span><text:span text:style-name="T1"> </text:span><text:span text:style-name="T2">would</text:span><text:span text:style-name="T1"> </text:span><text:span text:style-name="T2">be</text:span><text:span text:style-name="T1"> </text:span><text:span text:style-name="T2">quick</text:span><text:span text:style-name="T1"> </text:span><text:span text:style-name="T2">to</text:span><text:span text:style-name="T1"> </text:span><text:span text:style-name="T2">anger,</text:span><text:span text:style-name="T1"> </text:span><text:span text:style-name="T2">calling</text:span><text:span text:style-name="T1"> </text:span><text:span text:style-name="T2">a</text:span><text:span text:style-name="T1"> </text:span><text:span text:style-name="T2">scholar</text:span><text:span text:style-name="T1"> </text:span><text:span text:style-name="T2">like</text:span><text:span text:style-name="T1"> </text:span><text:span text:style-name="T2">him</text:span><text:span text:style-name="T1"> </text:span><text:span text:style-name="T2">a</text:span><text:span text:style-name="T1"> </text:span><text:span text:style-name="T2">liar.</text:span><text:span text:style-name="T1"> </text:span><text:span text:style-name="T2">Besides,</text:span><text:span text:style-name="T1"> </text:span><text:span text:style-name="T2">I</text:span><text:span text:style-name="T1"> </text:span><text:span text:style-name="T2">think</text:span><text:span text:style-name="T1"> </text:span><text:span text:style-name="T2">I</text:span><text:span text:style-name="T1"> </text:span><text:span text:style-name="T2">remember</text:span><text:span text:style-name="T1"> </text:span><text:span text:style-name="T2">him</text:span><text:span text:style-name="T1"> </text:span><text:span text:style-name="T2">mentioning</text:span><text:span text:style-name="T1"> </text:span><text:span text:style-name="T2">similar</text:span><text:span text:style-name="T1"> </text:span><text:span text:style-name="T2">things,</text:span><text:span text:style-name="T1">” </text:span><text:span text:style-name="T2">to</text:span><text:span text:style-name="T1"> </text:span><text:span text:style-name="T2">which</text:span><text:span text:style-name="T1"> </text:span><text:span text:style-name="T2">Parcifal</text:span><text:span text:style-name="T1"> </text:span><text:span text:style-name="T2">replied</text:span><text:span text:style-name="T1"> </text:span><text:span text:style-name="T2">mockingly:</text:span></text:p>
      <text:p text:style-name="P1"><text:span text:style-name="T1">“</text:span><text:span text:style-name="T2">Of</text:span><text:span text:style-name="T1"> </text:span><text:span text:style-name="T2">course</text:span><text:span text:style-name="T1"> </text:span><text:span text:style-name="T2">you</text:span><text:span text:style-name="T1"> </text:span><text:span text:style-name="T2">remember!</text:span><text:span text:style-name="T1">”</text:span></text:p>
      <text:p text:style-name="P1"><text:span text:style-name="T1">“</text:span><text:span text:style-name="T2">I</text:span><text:span text:style-name="T1"> </text:span><text:span text:style-name="T2">was</text:span><text:span text:style-name="T1"> </text:span><text:span text:style-name="T2">paying</text:span><text:span text:style-name="T1"> </text:span><text:span text:style-name="T2">attention,</text:span><text:span text:style-name="T1"> </text:span><text:span text:style-name="T2">unlike</text:span><text:span text:style-name="T1"> </text:span><text:span text:style-name="T2">yourself,</text:span><text:span text:style-name="T1">” </text:span><text:span text:style-name="T2">retorted</text:span><text:span text:style-name="T1"> </text:span><text:span text:style-name="T2">Lernea</text:span><text:span text:style-name="T1"> </text:span><text:span text:style-name="T2">and</text:span><text:span text:style-name="T1"> </text:span><text:span text:style-name="T2">nodded</text:span><text:span text:style-name="T1"> </text:span><text:span text:style-name="T2">to</text:span><text:span text:style-name="T1"> </text:span><text:span text:style-name="T2">Ned,</text:span><text:span text:style-name="T1"> </text:span><text:span text:style-name="T2">while</text:span><text:span text:style-name="T1"> </text:span><text:span text:style-name="T2">Parcifal</text:span><text:span text:style-name="T1"> </text:span><text:span text:style-name="T2">scowled</text:span><text:span text:style-name="T1"> </text:span><text:span text:style-name="T2">her</text:span><text:span text:style-name="T1"> </text:span><text:span text:style-name="T2">face</text:span><text:span text:style-name="T1"> </text:span><text:span text:style-name="T2">and</text:span><text:span text:style-name="T1"> </text:span><text:span text:style-name="T2">turned</text:span><text:span text:style-name="T1"> </text:span><text:span text:style-name="T2">her</text:span><text:span text:style-name="T1"> </text:span><text:span text:style-name="T2">back</text:span><text:span text:style-name="T1"> </text:span><text:span text:style-name="T2">to</text:span><text:span text:style-name="T1"> </text:span><text:span text:style-name="T2">her</text:span><text:span text:style-name="T1"> </text:span><text:span text:style-name="T2">sister</text:span><text:span text:style-name="T1"> </text:span><text:span text:style-name="T2">rather</text:span><text:span text:style-name="T1"> </text:span><text:span text:style-name="T2">childishly.</text:span></text:p>
      <text:p text:style-name="P1"><text:span text:style-name="T1">“</text:span><text:span text:style-name="T2">It</text:span><text:span text:style-name="T1">’</text:span><text:span text:style-name="T2">s</text:span><text:span text:style-name="T1"> </text:span><text:span text:style-name="T2">not</text:span><text:span text:style-name="T1"> </text:span><text:span text:style-name="T2">lies.</text:span><text:span text:style-name="T1"> </text:span><text:span text:style-name="T2">There</text:span><text:span text:style-name="T1"> </text:span><text:span text:style-name="T2">are</text:span><text:span text:style-name="T1"> </text:span><text:span text:style-name="T2">ways</text:span><text:span text:style-name="T1"> </text:span><text:span text:style-name="T2">to</text:span><text:span text:style-name="T1"> </text:span><text:span text:style-name="T2">make</text:span><text:span text:style-name="T1"> </text:span><text:span text:style-name="T2">them</text:span><text:span text:style-name="T1"> </text:span><text:span text:style-name="T2">if</text:span><text:span text:style-name="T1"> </text:span><text:span text:style-name="T2">one</text:span><text:span text:style-name="T1"> </text:span><text:span text:style-name="T2">is</text:span><text:span text:style-name="T1"> </text:span><text:span text:style-name="T2">versed</text:span><text:span text:style-name="T1"> </text:span><text:span text:style-name="T2">well</text:span><text:span text:style-name="T1"> </text:span><text:span text:style-name="T2">in</text:span><text:span text:style-name="T1"> </text:span><text:span text:style-name="T2">magic,</text:span><text:span text:style-name="T1"> </text:span><text:span text:style-name="T2">engineering</text:span><text:span text:style-name="T1"> </text:span><text:span text:style-name="T2">and</text:span><text:span text:style-name="T1"> </text:span><text:span text:style-name="T2">other</text:span><text:span text:style-name="T1"> </text:span><text:span text:style-name="T2">arts.</text:span><text:span text:style-name="T1"> </text:span><text:span text:style-name="T2">Almost</text:span><text:span text:style-name="T1"> </text:span><text:span text:style-name="T2">anything</text:span><text:span text:style-name="T1"> </text:span><text:span text:style-name="T2">inert</text:span><text:span text:style-name="T1"> </text:span><text:span text:style-name="T2">can</text:span><text:span text:style-name="T1"> </text:span><text:span text:style-name="T2">be</text:span><text:span text:style-name="T1"> </text:span><text:span text:style-name="T2">given</text:span><text:span text:style-name="T1"> </text:span><text:span text:style-name="T2">life</text:span><text:span text:style-name="T1"> </text:span><text:span text:style-name="T2">to</text:span><text:span text:style-name="T1"> </text:span><text:span text:style-name="T2">obey</text:span><text:span text:style-name="T1"> </text:span><text:span text:style-name="T2">one</text:span><text:span text:style-name="T1">’</text:span><text:span text:style-name="T2">s</text:span><text:span text:style-name="T1"> </text:span><text:span text:style-name="T2">wishes,</text:span><text:span text:style-name="T1"> </text:span><text:span text:style-name="T2">but</text:span><text:span text:style-name="T1"> </text:span><text:span text:style-name="T2">not</text:span><text:span text:style-name="T1"> </text:span><text:span text:style-name="T2">a</text:span><text:span text:style-name="T1"> </text:span><text:span text:style-name="T2">soul,</text:span><text:span text:style-name="T1">” </text:span><text:span text:style-name="T2">said</text:span><text:span text:style-name="T1"> </text:span><text:span text:style-name="T2">Ned.</text:span><text:span text:style-name="T1"> </text:span><text:span text:style-name="T2">Winceham</text:span><text:span text:style-name="T1"> </text:span><text:span text:style-name="T2">added:</text:span></text:p>
      <text:p text:style-name="P1"><text:span text:style-name="T1">“</text:span><text:span text:style-name="T2">The</text:span><text:span text:style-name="T1"> </text:span><text:span text:style-name="T2">lad</text:span><text:span text:style-name="T1"> </text:span><text:span text:style-name="T2">speaks</text:span><text:span text:style-name="T1"> </text:span><text:span text:style-name="T2">the</text:span><text:span text:style-name="T1"> </text:span><text:span text:style-name="T2">truth.</text:span><text:span text:style-name="T1"> </text:span><text:span text:style-name="T2">Devious</text:span><text:span text:style-name="T1"> </text:span><text:span text:style-name="T2">things,</text:span><text:span text:style-name="T1"> </text:span><text:span text:style-name="T2">but</text:span><text:span text:style-name="T1"> </text:span><text:span text:style-name="T2">their</text:span><text:span text:style-name="T1"> </text:span><text:span text:style-name="T2">masters</text:span><text:span text:style-name="T1"> </text:span><text:span text:style-name="T2">are</text:span><text:span text:style-name="T1"> </text:span><text:span text:style-name="T2">the</text:span><text:span text:style-name="T1"> </text:span><text:span text:style-name="T2">ones</text:span><text:span text:style-name="T1"> </text:span><text:span text:style-name="T2">that</text:span><text:span text:style-name="T1"> </text:span><text:span text:style-name="T2">control</text:span><text:span text:style-name="T1"> </text:span><text:span text:style-name="T2">them,</text:span><text:span text:style-name="T1"> </text:span><text:span text:style-name="T2">the</text:span><text:span text:style-name="T1"> </text:span><text:span text:style-name="T2">ones</text:span><text:span text:style-name="T1"> </text:span><text:span text:style-name="T2">that</text:span><text:span text:style-name="T1"> </text:span><text:span text:style-name="T2">bid</text:span><text:span text:style-name="T1"> </text:span><text:span text:style-name="T2">them</text:span><text:span text:style-name="T1"> </text:span><text:span text:style-name="T2">do</text:span><text:span text:style-name="T1"> </text:span><text:span text:style-name="T2">good</text:span><text:span text:style-name="T1"> </text:span><text:span text:style-name="T2">or</text:span><text:span text:style-name="T1"> </text:span><text:span text:style-name="T2">evil.</text:span><text:span text:style-name="T1"> </text:span><text:span text:style-name="T2">I</text:span><text:span text:style-name="T1">’</text:span><text:span text:style-name="T2">m</text:span><text:span text:style-name="T1"> </text:span><text:span text:style-name="T2">guessing</text:span><text:span text:style-name="T1"> </text:span><text:span text:style-name="T2">evil,</text:span><text:span text:style-name="T1"> </text:span><text:span text:style-name="T2">this</text:span><text:span text:style-name="T1"> </text:span><text:span text:style-name="T2">one,</text:span><text:span text:style-name="T1">” </text:span><text:span text:style-name="T2">he</text:span><text:span text:style-name="T1"> </text:span><text:span text:style-name="T2">said</text:span><text:span text:style-name="T1"> </text:span><text:span text:style-name="T2">in</text:span><text:span text:style-name="T1"> </text:span><text:span text:style-name="T2">a</text:span><text:span text:style-name="T1"> </text:span><text:span text:style-name="T2">somewhat</text:span><text:span text:style-name="T1"> </text:span><text:span text:style-name="T2">detached</text:span><text:span text:style-name="T1"> </text:span><text:span text:style-name="T2">manner</text:span><text:span text:style-name="T1"> </text:span><text:span text:style-name="T2">before</text:span><text:span text:style-name="T1"> </text:span><text:span text:style-name="T2">he</text:span><text:span text:style-name="T1"> </text:span><text:span text:style-name="T2">continued:</text:span><text:span text:style-name="T1"> “</text:span><text:span text:style-name="T2">If</text:span><text:span text:style-name="T1"> </text:span><text:span text:style-name="T2">they</text:span><text:span text:style-name="T1">’</text:span><text:span text:style-name="T2">re</text:span><text:span text:style-name="T1"> </text:span><text:span text:style-name="T2">made</text:span><text:span text:style-name="T1"> </text:span><text:span text:style-name="T2">of</text:span><text:span text:style-name="T1"> </text:span><text:span text:style-name="T2">iron,</text:span><text:span text:style-name="T1"> </text:span><text:span text:style-name="T2">that</text:span><text:span text:style-name="T1"> </text:span><text:span text:style-name="T2">would</text:span><text:span text:style-name="T1"> </text:span><text:span text:style-name="T2">explain</text:span><text:span text:style-name="T1"> </text:span><text:span text:style-name="T2">the</text:span><text:span text:style-name="T1"> </text:span><text:span text:style-name="T2">strong</text:span><text:span text:style-name="T1"> </text:span><text:span text:style-name="T2">scent</text:span><text:span text:style-name="T1"> </text:span><text:span text:style-name="T2">I</text:span><text:span text:style-name="T1"> </text:span><text:span text:style-name="T2">picked</text:span><text:span text:style-name="T1"> </text:span><text:span text:style-name="T2">up.</text:span><text:span text:style-name="T1"> </text:span><text:span text:style-name="T2">About</text:span><text:span text:style-name="T1"> </text:span><text:span text:style-name="T2">the</text:span><text:span text:style-name="T1"> </text:span><text:span text:style-name="T2">flying</text:span><text:span text:style-name="T1"> </text:span><text:span text:style-name="T2">ship</text:span><text:span text:style-name="T1"> </text:span><text:span text:style-name="T2">though,</text:span><text:span text:style-name="T1"> </text:span><text:span text:style-name="T2">I</text:span><text:span text:style-name="T1"> </text:span><text:span text:style-name="T2">wouldn</text:span><text:span text:style-name="T1">’</text:span><text:span text:style-name="T2">t</text:span><text:span text:style-name="T1"> </text:span><text:span text:style-name="T2">know.</text:span><text:span text:style-name="T1"> </text:span><text:span text:style-name="T2">I</text:span><text:span text:style-name="T1">’</text:span><text:span text:style-name="T2">ve</text:span><text:span text:style-name="T1"> </text:span><text:span text:style-name="T2">only</text:span><text:span text:style-name="T1"> </text:span><text:span text:style-name="T2">sailed</text:span><text:span text:style-name="T1"> </text:span><text:span text:style-name="T2">with</text:span><text:span text:style-name="T1"> </text:span><text:span text:style-name="T2">those</text:span><text:span text:style-name="T1"> </text:span><text:span text:style-name="T2">that</text:span><text:span text:style-name="T1"> </text:span><text:span text:style-name="T2">float</text:span><text:span text:style-name="T1"> </text:span><text:span text:style-name="T2">on</text:span><text:span text:style-name="T1"> </text:span><text:span text:style-name="T2">water.</text:span><text:span text:style-name="T1"> </text:span><text:span text:style-name="T2">I</text:span><text:span text:style-name="T1"> </text:span><text:span text:style-name="T2">wouldn</text:span><text:span text:style-name="T1">’</text:span><text:span text:style-name="T2">t</text:span><text:span text:style-name="T1"> </text:span><text:span text:style-name="T2">put</text:span><text:span text:style-name="T1"> </text:span><text:span text:style-name="T2">it</text:span><text:span text:style-name="T1"> </text:span><text:span text:style-name="T2">past</text:span><text:span text:style-name="T1"> </text:span><text:span text:style-name="T2">the</text:span><text:span text:style-name="T1"> </text:span><text:span text:style-name="T2">realm</text:span><text:span text:style-name="T1"> </text:span><text:span text:style-name="T2">of</text:span><text:span text:style-name="T1"> </text:span><text:span text:style-name="T2">reality</text:span><text:span text:style-name="T1"> </text:span><text:span text:style-name="T2">though.</text:span><text:span text:style-name="T1"> </text:span><text:span text:style-name="T2">It</text:span><text:span text:style-name="T1">’</text:span><text:span text:style-name="T2">s</text:span><text:span text:style-name="T1"> </text:span><text:span text:style-name="T2">a</text:span><text:span text:style-name="T1"> </text:span><text:span text:style-name="T2">really</text:span><text:span text:style-name="T1"> </text:span><text:span text:style-name="T2">flexible</text:span><text:span text:style-name="T1"> </text:span><text:span text:style-name="T2">thing,</text:span><text:span text:style-name="T1"> </text:span><text:span text:style-name="T2">reality,</text:span><text:span text:style-name="T1">” </text:span><text:span text:style-name="T2">he</text:span><text:span text:style-name="T1"> </text:span><text:span text:style-name="T2">said</text:span><text:span text:style-name="T1"> </text:span><text:span text:style-name="T2">and</text:span><text:span text:style-name="T1"> </text:span><text:span text:style-name="T2">he</text:span><text:span text:style-name="T1"> </text:span><text:span text:style-name="T2">squinted,</text:span><text:span text:style-name="T1"> </text:span><text:span text:style-name="T2">bringing</text:span><text:span text:style-name="T1"> </text:span><text:span text:style-name="T2">to</text:span><text:span text:style-name="T1"> </text:span><text:span text:style-name="T2">mind</text:span><text:span text:style-name="T1"> </text:span><text:span text:style-name="T2">the</text:span><text:span text:style-name="T1"> </text:span><text:span text:style-name="T2">mushroom-warriors.</text:span></text:p>
      <text:p text:style-name="P2">Theo<text:span text:style-name="T3"> </text:span>looked<text:span text:style-name="T3"> </text:span>angry,<text:span text:style-name="T3"> </text:span>even<text:span text:style-name="T3"> </text:span>insulted<text:span text:style-name="T3"> </text:span>at<text:span text:style-name="T3"> </text:span>how<text:span text:style-name="T3"> </text:span>everyone<text:span text:style-name="T3"> </text:span>refused<text:span text:style-name="T3"> </text:span>to<text:span text:style-name="T3"> </text:span>believe<text:span text:style-name="T3"> </text:span>the<text:span text:style-name="T3"> </text:span>elder<text:span text:style-name="T3"> </text:span>woodkin.<text:span text:style-name="T3"> </text:span>He<text:span text:style-name="T3"> </text:span>was<text:span text:style-name="T3"> </text:span>about<text:span text:style-name="T3"> </text:span>to<text:span text:style-name="T3"> </text:span>say<text:span text:style-name="T3"> </text:span>something<text:span text:style-name="T3"> </text:span>when<text:span text:style-name="T3"> </text:span>Fingammon<text:span text:style-name="T3"> </text:span>spoke:</text:p>
      <text:p text:style-name="P1"><text:span text:style-name="T1">“</text:span><text:span text:style-name="T2">Dem</text:span><text:span text:style-name="T1"> </text:span><text:span text:style-name="T2">golems</text:span><text:span text:style-name="T1"> </text:span><text:span text:style-name="T2">took</text:span><text:span text:style-name="T1"> </text:span><text:span text:style-name="T2">everyone,</text:span><text:span text:style-name="T1"> </text:span><text:span text:style-name="T2">but</text:span><text:span text:style-name="T1"> </text:span><text:span text:style-name="T2">dey</text:span><text:span text:style-name="T1"> </text:span><text:span text:style-name="T2">be</text:span><text:span text:style-name="T1"> </text:span><text:span text:style-name="T2">lookin</text:span><text:span text:style-name="T1">’ </text:span><text:span text:style-name="T2">for</text:span><text:span text:style-name="T1"> </text:span><text:span text:style-name="T2">sometin</text:span><text:span text:style-name="T1">’ </text:span><text:span text:style-name="T2">dey</text:span><text:span text:style-name="T1"> </text:span><text:span text:style-name="T2">don</text:span><text:span text:style-name="T1">’</text:span><text:span text:style-name="T2">t</text:span><text:span text:style-name="T1"> </text:span><text:span text:style-name="T2">have.</text:span><text:span text:style-name="T1"> </text:span><text:span text:style-name="T2">I</text:span><text:span text:style-name="T1"> </text:span><text:span text:style-name="T2">knows.</text:span><text:span text:style-name="T1">”</text:span></text:p>
      <text:p text:style-name="P1"><text:span text:style-name="T1">“</text:span><text:span text:style-name="T2">Is</text:span><text:span text:style-name="T1"> </text:span><text:span text:style-name="T2">that</text:span><text:span text:style-name="T1"> </text:span><text:span text:style-name="T2">why</text:span><text:span text:style-name="T1"> </text:span><text:span text:style-name="T2">you</text:span><text:span text:style-name="T1"> </text:span><text:span text:style-name="T2">were</text:span><text:span text:style-name="T1"> </text:span><text:span text:style-name="T2">hiding</text:span><text:span text:style-name="T1"> </text:span><text:span text:style-name="T2">in</text:span><text:span text:style-name="T1"> </text:span><text:span text:style-name="T2">that</text:span><text:span text:style-name="T1"> </text:span><text:span text:style-name="T2">well?</text:span><text:span text:style-name="T1">” </text:span><text:span text:style-name="T2">asked</text:span><text:span text:style-name="T1"> </text:span><text:span text:style-name="T2">Ned.</text:span><text:span text:style-name="T1"> </text:span><text:span text:style-name="T2">Fingammon</text:span><text:span text:style-name="T1"> </text:span><text:span text:style-name="T2">closed</text:span><text:span text:style-name="T1"> </text:span><text:span text:style-name="T2">his</text:span><text:span text:style-name="T1"> </text:span><text:span text:style-name="T2">eyes,</text:span><text:span text:style-name="T1"> </text:span><text:span text:style-name="T2">nodded</text:span><text:span text:style-name="T1"> </text:span><text:span text:style-name="T2">and</text:span><text:span text:style-name="T1"> </text:span><text:span text:style-name="T2">replied:</text:span></text:p>
      <text:p text:style-name="P1"><text:span text:style-name="T1">“</text:span><text:span text:style-name="T2">Dat</text:span><text:span text:style-name="T1"> </text:span><text:span text:style-name="T2">be</text:span><text:span text:style-name="T1"> </text:span><text:span text:style-name="T2">why,</text:span><text:span text:style-name="T1"> </text:span><text:span text:style-name="T2">yes.</text:span><text:span text:style-name="T1"> </text:span><text:span text:style-name="T2">Dis</text:span><text:span text:style-name="T1"> </text:span><text:span text:style-name="T2">be</text:span><text:span text:style-name="T1"> </text:span><text:span text:style-name="T2">da</text:span><text:span text:style-name="T1"> </text:span><text:span text:style-name="T2">reason,</text:span><text:span text:style-name="T1"> </text:span><text:span text:style-name="T2">me</text:span><text:span text:style-name="T1"> </text:span><text:span text:style-name="T2">thinks,</text:span><text:span text:style-name="T1">” </text:span><text:span text:style-name="T2">he</text:span><text:span text:style-name="T1"> </text:span><text:span text:style-name="T2">said</text:span><text:span text:style-name="T1"> </text:span><text:span text:style-name="T2">and</text:span><text:span text:style-name="T1"> </text:span><text:span text:style-name="T2">showed</text:span><text:span text:style-name="T1"> </text:span><text:span text:style-name="T2">them</text:span><text:span text:style-name="T1"> </text:span><text:span text:style-name="T2">an</text:span><text:span text:style-name="T1"> </text:span><text:span text:style-name="T2">amulet</text:span><text:span text:style-name="T1"> </text:span><text:span text:style-name="T2">he</text:span><text:span text:style-name="T1"> </text:span><text:span text:style-name="T2">had</text:span><text:span text:style-name="T1"> </text:span><text:span text:style-name="T2">been</text:span><text:span text:style-name="T1"> </text:span><text:span text:style-name="T2">wearing</text:span><text:span text:style-name="T1"> </text:span><text:span text:style-name="T2">around</text:span><text:span text:style-name="T1"> </text:span><text:span text:style-name="T2">his</text:span><text:span text:style-name="T1"> </text:span><text:span text:style-name="T2">neck.</text:span><text:span text:style-name="T1"> </text:span><text:span text:style-name="T2">A</text:span><text:span text:style-name="T1"> </text:span><text:span text:style-name="T2">large</text:span><text:span text:style-name="T1"> </text:span><text:span text:style-name="T2">crystal</text:span><text:span text:style-name="T1"> </text:span><text:span text:style-name="T2">sat</text:span><text:span text:style-name="T1"> </text:span><text:span text:style-name="T2">inside</text:span><text:span text:style-name="T1"> </text:span><text:span text:style-name="T2">an</text:span><text:span text:style-name="T1"> </text:span><text:span text:style-name="T2">elegant</text:span><text:span text:style-name="T1"> </text:span><text:span text:style-name="T2">gold</text:span><text:span text:style-name="T1"> </text:span><text:span text:style-name="T2">girder.</text:span><text:span text:style-name="T1"> </text:span><text:span text:style-name="T2">The</text:span><text:span text:style-name="T1"> </text:span><text:span text:style-name="T2">crystal</text:span><text:span text:style-name="T1"> </text:span><text:span text:style-name="T2">shone</text:span><text:span text:style-name="T1"> </text:span><text:span text:style-name="T2">with</text:span><text:span text:style-name="T1"> </text:span><text:span text:style-name="T2">iridescent</text:span><text:span text:style-name="T1"> </text:span><text:span text:style-name="T2">colours</text:span><text:span text:style-name="T1"> </text:span><text:span text:style-name="T2">and</text:span><text:span text:style-name="T1"> </text:span><text:span text:style-name="T2">the</text:span><text:span text:style-name="T1"> </text:span><text:span text:style-name="T2">girder</text:span><text:span text:style-name="T1"> </text:span><text:span text:style-name="T2">was</text:span><text:span text:style-name="T1"> </text:span><text:span text:style-name="T2">covered</text:span><text:span text:style-name="T1"> </text:span><text:span text:style-name="T2">in</text:span><text:span text:style-name="T1"> </text:span><text:span text:style-name="T2">a</text:span><text:span text:style-name="T1"> </text:span><text:span text:style-name="T2">form</text:span><text:span text:style-name="T1"> </text:span><text:span text:style-name="T2">of</text:span><text:span text:style-name="T1"> </text:span><text:span text:style-name="T2">writing</text:span><text:span text:style-name="T1"> </text:span><text:span text:style-name="T2">none</text:span><text:span text:style-name="T1"> </text:span><text:span text:style-name="T2">had</text:span><text:span text:style-name="T1"> </text:span><text:span text:style-name="T2">ever</text:span><text:span text:style-name="T1"> </text:span><text:span text:style-name="T2">witnessed</text:span><text:span text:style-name="T1"> </text:span><text:span text:style-name="T2">before,</text:span><text:span text:style-name="T1"> </text:span><text:span text:style-name="T2">beautifully</text:span><text:span text:style-name="T1"> </text:span><text:span text:style-name="T2">flowing</text:span><text:span text:style-name="T1"> </text:span><text:span text:style-name="T2">and</text:span><text:span text:style-name="T1"> </text:span><text:span text:style-name="T2">masterfully</text:span><text:span text:style-name="T1"> </text:span><text:span text:style-name="T2">thin.</text:span><text:span text:style-name="T1"> </text:span><text:span text:style-name="T2">Theo</text:span><text:span text:style-name="T1"> </text:span><text:span text:style-name="T2">couldn</text:span><text:span text:style-name="T1">’</text:span><text:span text:style-name="T2">t</text:span><text:span text:style-name="T1"> </text:span><text:span text:style-name="T2">help</text:span><text:span text:style-name="T1"> </text:span><text:span text:style-name="T2">staring</text:span><text:span text:style-name="T1"> </text:span><text:span text:style-name="T2">at</text:span><text:span text:style-name="T1"> </text:span><text:span text:style-name="T2">it</text:span><text:span text:style-name="T1"> </text:span><text:span text:style-name="T2">with</text:span><text:span text:style-name="T1"> </text:span><text:span text:style-name="T2">a</text:span><text:span text:style-name="T1"> </text:span><text:span text:style-name="T2">sudden</text:span><text:span text:style-name="T1"> </text:span><text:span text:style-name="T2">rush</text:span><text:span text:style-name="T1"> </text:span><text:span text:style-name="T2">of</text:span><text:span text:style-name="T1"> </text:span><text:span text:style-name="T2">curiosity;</text:span><text:span text:style-name="T1"> </text:span><text:span text:style-name="T2">he</text:span><text:span text:style-name="T1"> </text:span><text:span text:style-name="T2">looked</text:span><text:span text:style-name="T1"> </text:span><text:span text:style-name="T2">inexplicably</text:span><text:span text:style-name="T1"> </text:span><text:span text:style-name="T2">drawn</text:span><text:span text:style-name="T1"> </text:span><text:span text:style-name="T2">to</text:span><text:span text:style-name="T1"> </text:span><text:span text:style-name="T2">it,</text:span><text:span text:style-name="T1"> </text:span><text:span text:style-name="T2">somehow.</text:span></text:p>
      <text:p text:style-name="P1"><text:span text:style-name="T1">“</text:span><text:span text:style-name="T2">What</text:span><text:span text:style-name="T1"> </text:span><text:span text:style-name="T2">is</text:span><text:span text:style-name="T1"> </text:span><text:span text:style-name="T2">that?</text:span><text:span text:style-name="T1">” </text:span><text:span text:style-name="T2">asked</text:span><text:span text:style-name="T1"> </text:span><text:span text:style-name="T2">Winceham</text:span><text:span text:style-name="T1"> </text:span><text:span text:style-name="T2">with</text:span><text:span text:style-name="T1"> </text:span><text:span text:style-name="T2">a</text:span><text:span text:style-name="T1"> </text:span><text:span text:style-name="T2">thin</text:span><text:span text:style-name="T1"> </text:span><text:span text:style-name="T2">grin</text:span><text:span text:style-name="T1"> </text:span><text:span text:style-name="T2">on</text:span><text:span text:style-name="T1"> </text:span><text:span text:style-name="T2">his</text:span><text:span text:style-name="T1"> </text:span><text:span text:style-name="T2">face,</text:span><text:span text:style-name="T1"> </text:span><text:span text:style-name="T2">mentally</text:span><text:span text:style-name="T1"> </text:span><text:span text:style-name="T2">calculating</text:span><text:span text:style-name="T1"> </text:span><text:span text:style-name="T2">its</text:span><text:span text:style-name="T1"> </text:span><text:span text:style-name="T2">market</text:span><text:span text:style-name="T1"> </text:span><text:span text:style-name="T2">price.</text:span><text:span text:style-name="T1"> </text:span><text:span text:style-name="T2">Ned</text:span><text:span text:style-name="T1"> </text:span><text:span text:style-name="T2">knew</text:span><text:span text:style-name="T1"> </text:span><text:span text:style-name="T2">that</text:span><text:span text:style-name="T1"> </text:span><text:span text:style-name="T2">look;</text:span><text:span text:style-name="T1"> </text:span><text:span text:style-name="T2">he</text:span><text:span text:style-name="T1"> </text:span><text:span text:style-name="T2">shot</text:span><text:span text:style-name="T1"> </text:span><text:span text:style-name="T2">the</text:span><text:span text:style-name="T1"> </text:span><text:span text:style-name="T2">halfuin</text:span><text:span text:style-name="T1"> </text:span><text:span text:style-name="T2">a</text:span><text:span text:style-name="T1"> </text:span><text:span text:style-name="T2">disapproving</text:span><text:span text:style-name="T1"> </text:span><text:span text:style-name="T2">glare</text:span><text:span text:style-name="T1"> </text:span><text:span text:style-name="T2">and</text:span><text:span text:style-name="T1"> </text:span><text:span text:style-name="T2">asked</text:span><text:span text:style-name="T1"> </text:span><text:span text:style-name="T2">Fingammon:</text:span></text:p>
      <text:p text:style-name="P1"><text:span text:style-name="T1">“</text:span><text:span text:style-name="T2">What</text:span><text:span text:style-name="T1"> </text:span><text:span text:style-name="T2">makes</text:span><text:span text:style-name="T1"> </text:span><text:span text:style-name="T2">you</text:span><text:span text:style-name="T1"> </text:span><text:span text:style-name="T2">think</text:span><text:span text:style-name="T1"> </text:span><text:span text:style-name="T2">someone</text:span><text:span text:style-name="T1"> </text:span><text:span text:style-name="T2">would</text:span><text:span text:style-name="T1"> </text:span><text:span text:style-name="T2">go</text:span><text:span text:style-name="T1"> </text:span><text:span text:style-name="T2">into</text:span><text:span text:style-name="T1"> </text:span><text:span text:style-name="T2">all</text:span><text:span text:style-name="T1"> </text:span><text:span text:style-name="T2">that</text:span><text:span text:style-name="T1"> </text:span><text:span text:style-name="T2">trouble</text:span><text:span text:style-name="T1"> </text:span><text:span text:style-name="T2">for</text:span><text:span text:style-name="T1"> </text:span><text:span text:style-name="T2">a</text:span><text:span text:style-name="T1"> </text:span><text:soft-page-break/><text:span text:style-name="T2">fancy</text:span><text:span text:style-name="T1"> </text:span><text:span text:style-name="T2">amulet?</text:span><text:span text:style-name="T1">”</text:span></text:p>
      <text:p text:style-name="P2">Lernea<text:span text:style-name="T3"> </text:span>answered<text:span text:style-name="T3"> </text:span>that<text:span text:style-name="T3"> </text:span>before<text:span text:style-name="T3"> </text:span>the<text:span text:style-name="T3"> </text:span>woodkin<text:span text:style-name="T3"> </text:span>had<text:span text:style-name="T3"> </text:span>a<text:span text:style-name="T3"> </text:span>chance<text:span text:style-name="T3"> </text:span>to:</text:p>
      <text:p text:style-name="P1"><text:span text:style-name="T1">“</text:span><text:span text:style-name="T2">Because</text:span><text:span text:style-name="T1"> </text:span><text:span text:style-name="T2">it</text:span><text:span text:style-name="T1">’</text:span><text:span text:style-name="T2">s</text:span><text:span text:style-name="T1"> </text:span><text:span text:style-name="T2">magic,</text:span><text:span text:style-name="T1">” </text:span><text:span text:style-name="T2">she</text:span><text:span text:style-name="T1"> </text:span><text:span text:style-name="T2">said</text:span><text:span text:style-name="T1"> </text:span><text:span text:style-name="T2">and</text:span><text:span text:style-name="T1"> </text:span><text:span text:style-name="T2">looked</text:span><text:span text:style-name="T1"> </text:span><text:span text:style-name="T2">at</text:span><text:span text:style-name="T1"> </text:span><text:span text:style-name="T2">the</text:span><text:span text:style-name="T1"> </text:span><text:span text:style-name="T2">elder</text:span><text:span text:style-name="T1"> </text:span><text:span text:style-name="T2">who</text:span><text:span text:style-name="T1"> </text:span><text:span text:style-name="T2">nodded</text:span><text:span text:style-name="T1"> </text:span><text:span text:style-name="T2">silently.</text:span><text:span text:style-name="T1"> </text:span><text:span text:style-name="T2">Theo</text:span><text:span text:style-name="T1"> </text:span><text:span text:style-name="T2">couldn</text:span><text:span text:style-name="T1">’</text:span><text:span text:style-name="T2">t</text:span><text:span text:style-name="T1"> </text:span><text:span text:style-name="T2">help</text:span><text:span text:style-name="T1"> </text:span><text:span text:style-name="T2">but</text:span><text:span text:style-name="T1"> </text:span><text:span text:style-name="T2">ask</text:span><text:span text:style-name="T1"> </text:span><text:span text:style-name="T2">Fingammon:</text:span></text:p>
      <text:p text:style-name="P1"><text:span text:style-name="T1">“</text:span><text:span text:style-name="T2">But</text:span><text:span text:style-name="T1"> </text:span><text:span text:style-name="T2">what</text:span><text:span text:style-name="T1"> </text:span><text:span text:style-name="T2">does</text:span><text:span text:style-name="T1"> </text:span><text:span text:style-name="T2">it</text:span><text:span text:style-name="T1"> </text:span><text:span text:style-name="T2">do?</text:span><text:span text:style-name="T1"> </text:span><text:span text:style-name="T2">I</text:span><text:span text:style-name="T1">’</text:span><text:span text:style-name="T2">ve</text:span><text:span text:style-name="T1"> </text:span><text:span text:style-name="T2">never</text:span><text:span text:style-name="T1"> </text:span><text:span text:style-name="T2">seen</text:span><text:span text:style-name="T1"> </text:span><text:span text:style-name="T2">you</text:span><text:span text:style-name="T1"> </text:span><text:span text:style-name="T2">use</text:span><text:span text:style-name="T1"> </text:span><text:span text:style-name="T2">it.</text:span><text:span text:style-name="T1">”</text:span></text:p>
      <text:p text:style-name="P1"><text:span text:style-name="T1">“</text:span><text:span text:style-name="T2">Dat</text:span><text:span text:style-name="T1"> </text:span><text:span text:style-name="T2">be</text:span><text:span text:style-name="T1"> </text:span><text:span text:style-name="T2">because</text:span><text:span text:style-name="T1"> </text:span><text:span text:style-name="T2">I</text:span><text:span text:style-name="T1"> </text:span><text:span text:style-name="T2">can</text:span><text:span text:style-name="T1">’</text:span><text:span text:style-name="T2">t,</text:span><text:span text:style-name="T1"> </text:span><text:span text:style-name="T2">Hanul.</text:span><text:span text:style-name="T1">”</text:span></text:p>
      <text:p text:style-name="P1"><text:span text:style-name="T1">“</text:span><text:span text:style-name="T2">Of</text:span><text:span text:style-name="T1"> </text:span><text:span text:style-name="T2">course</text:span><text:span text:style-name="T1"> </text:span><text:span text:style-name="T2">you</text:span><text:span text:style-name="T1"> </text:span><text:span text:style-name="T2">can,</text:span><text:span text:style-name="T1"> </text:span><text:span text:style-name="T2">you</text:span><text:span text:style-name="T1">’</text:span><text:span text:style-name="T2">re</text:span><text:span text:style-name="T1"> </text:span><text:span text:style-name="T2">the</text:span><text:span text:style-name="T1"> </text:span><text:span text:style-name="T2">elder</text:span><text:span text:style-name="T1"> </text:span><text:span text:style-name="T2">priest.</text:span><text:span text:style-name="T1"> </text:span><text:span text:style-name="T2">You</text:span><text:span text:style-name="T1"> </text:span><text:span text:style-name="T2">taught</text:span><text:span text:style-name="T1"> </text:span><text:span text:style-name="T2">me</text:span><text:span text:style-name="T1"> </text:span><text:span text:style-name="T2">Choujou</text:span><text:span text:style-name="T1"> </text:span><text:span text:style-name="T2">yourself.</text:span><text:span text:style-name="T1"> </text:span><text:span text:style-name="T2">Surely</text:span><text:span text:style-name="T1"> </text:span><text:span text:style-name="T2">there</text:span><text:span text:style-name="T1">’</text:span><text:span text:style-name="T2">s</text:span><text:span text:style-name="T1"> </text:span><text:span text:style-name="T2">-</text:span><text:span text:style-name="T1">”</text:span></text:p>
      <text:p text:style-name="P2">The<text:span text:style-name="T3"> </text:span>elder<text:span text:style-name="T3"> </text:span>cut<text:span text:style-name="T3"> </text:span>Theo<text:span text:style-name="T3"> </text:span>short<text:span text:style-name="T3"> </text:span>and<text:span text:style-name="T3"> </text:span>raised<text:span text:style-name="T3"> </text:span>a<text:span text:style-name="T3"> </text:span>finger<text:span text:style-name="T3"> </text:span>to<text:span text:style-name="T3"> </text:span>his<text:span text:style-name="T3"> </text:span>mouth,<text:span text:style-name="T3"> </text:span>bid<text:span text:style-name="T3"> </text:span>him<text:span text:style-name="T3"> </text:span>to<text:span text:style-name="T3"> </text:span>silence.<text:span text:style-name="T3"> </text:span>He<text:span text:style-name="T3"> </text:span>then<text:span text:style-name="T3"> </text:span>talked<text:span text:style-name="T3"> </text:span>to<text:span text:style-name="T3"> </text:span>him<text:span text:style-name="T3"> </text:span>as<text:span text:style-name="T3"> </text:span>if<text:span text:style-name="T3"> </text:span>they<text:span text:style-name="T3"> </text:span>were<text:span text:style-name="T3"> </text:span>alone:</text:p>
      <text:p text:style-name="P1"><text:span text:style-name="T1">“</text:span><text:span text:style-name="T2">Boy,</text:span><text:span text:style-name="T1"> </text:span><text:span text:style-name="T2">you</text:span><text:span text:style-name="T1"> </text:span><text:span text:style-name="T2">have</text:span><text:span text:style-name="T1"> </text:span><text:span text:style-name="T2">grown.</text:span><text:span text:style-name="T1"> </text:span><text:span text:style-name="T2">Years</text:span><text:span text:style-name="T1"> </text:span><text:span text:style-name="T2">have</text:span><text:span text:style-name="T1"> </text:span><text:span text:style-name="T2">passed</text:span><text:span text:style-name="T1"> </text:span><text:span text:style-name="T2">since</text:span><text:span text:style-name="T1"> </text:span><text:span text:style-name="T2">we</text:span><text:span text:style-name="T1"> </text:span><text:span text:style-name="T2">found</text:span><text:span text:style-name="T1"> </text:span><text:span text:style-name="T2">you,</text:span><text:span text:style-name="T1"> </text:span><text:span text:style-name="T2">a</text:span><text:span text:style-name="T1"> </text:span><text:span text:style-name="T2">wee</text:span><text:span text:style-name="T1"> </text:span><text:span text:style-name="T2">baby</text:span><text:span text:style-name="T1"> </text:span><text:span text:style-name="T2">in</text:span><text:span text:style-name="T1"> </text:span><text:span text:style-name="T2">da</text:span><text:span text:style-name="T1"> </text:span><text:span text:style-name="T2">woods.</text:span><text:span text:style-name="T1">”</text:span></text:p>
      <text:p text:style-name="P2">Theo<text:span text:style-name="T3">’</text:span>s<text:span text:style-name="T3"> </text:span>eyes<text:span text:style-name="T3"> </text:span>narrowed,<text:span text:style-name="T3"> </text:span>his<text:span text:style-name="T3"> </text:span>voice<text:span text:style-name="T3"> </text:span>became<text:span text:style-name="T3"> </text:span>shallow:</text:p>
      <text:p text:style-name="P1"><text:span text:style-name="T1">“</text:span><text:span text:style-name="T2">You</text:span><text:span text:style-name="T1"> </text:span><text:span text:style-name="T2">mean..</text:span><text:span text:style-name="T1"> </text:span><text:span text:style-name="T2">I</text:span><text:span text:style-name="T1">’</text:span><text:span text:style-name="T2">m</text:span><text:span text:style-name="T1"> </text:span><text:span text:style-name="T2">adopted?</text:span><text:span text:style-name="T1"> </text:span><text:span text:style-name="T2">My</text:span><text:span text:style-name="T1"> </text:span><text:span text:style-name="T2">parents</text:span><text:span text:style-name="T1"> </text:span><text:span text:style-name="T2">weren</text:span><text:span text:style-name="T1">’</text:span><text:span text:style-name="T2">t</text:span><text:span text:style-name="T1"> </text:span><text:span text:style-name="T2">eaten</text:span><text:span text:style-name="T1"> </text:span><text:span text:style-name="T2">by</text:span><text:span text:style-name="T1"> </text:span><text:span text:style-name="T2">trollsharks?</text:span><text:span text:style-name="T1">”</text:span></text:p>
      <text:p text:style-name="P2">Parcifal<text:span text:style-name="T3"> </text:span>turned<text:span text:style-name="T3"> </text:span>around<text:span text:style-name="T3"> </text:span>and<text:span text:style-name="T3"> </text:span>saw<text:span text:style-name="T3"> </text:span>Theo<text:span text:style-name="T3">’</text:span>s<text:span text:style-name="T3"> </text:span>expression<text:span text:style-name="T3"> </text:span>of<text:span text:style-name="T3"> </text:span>puzzled<text:span text:style-name="T3"> </text:span>shock.<text:span text:style-name="T3"> </text:span>She<text:span text:style-name="T3"> </text:span>had<text:span text:style-name="T3"> </text:span>to<text:span text:style-name="T3"> </text:span>bury<text:span text:style-name="T3"> </text:span>her<text:span text:style-name="T3"> </text:span>face<text:span text:style-name="T3"> </text:span>in<text:span text:style-name="T3"> </text:span>her<text:span text:style-name="T3"> </text:span>palm<text:span text:style-name="T3"> </text:span>silently.<text:span text:style-name="T3"> </text:span>The<text:span text:style-name="T3"> </text:span>others<text:span text:style-name="T3"> </text:span>looked<text:span text:style-name="T3"> </text:span>at<text:span text:style-name="T3"> </text:span>each<text:span text:style-name="T3"> </text:span>other<text:span text:style-name="T3"> </text:span>awkwardly,<text:span text:style-name="T3"> </text:span>but<text:span text:style-name="T3"> </text:span>no-one<text:span text:style-name="T3"> </text:span>said<text:span text:style-name="T3"> </text:span>a<text:span text:style-name="T3"> </text:span>word.</text:p>
      <text:p text:style-name="P1"><text:span text:style-name="T1">“</text:span><text:span text:style-name="T2">Da</text:span><text:span text:style-name="T1"> </text:span><text:span text:style-name="T2">tribe</text:span><text:span text:style-name="T1"> </text:span><text:span text:style-name="T2">raised</text:span><text:span text:style-name="T1"> </text:span><text:span text:style-name="T2">you</text:span><text:span text:style-name="T1"> </text:span><text:span text:style-name="T2">like</text:span><text:span text:style-name="T1"> </text:span><text:span text:style-name="T2">we</text:span><text:span text:style-name="T1"> </text:span><text:span text:style-name="T2">would</text:span><text:span text:style-name="T1"> </text:span><text:span text:style-name="T2">a</text:span><text:span text:style-name="T1"> </text:span><text:span text:style-name="T2">woodkin.</text:span><text:span text:style-name="T1"> </text:span><text:span text:style-name="T2">But</text:span><text:span text:style-name="T1"> </text:span><text:span text:style-name="T2">dis</text:span><text:span text:style-name="T1"> </text:span><text:span text:style-name="T2">amulet,</text:span><text:span text:style-name="T1"> </text:span><text:span text:style-name="T2">and</text:span><text:span text:style-name="T1"> </text:span><text:span text:style-name="T2">dat</text:span><text:span text:style-name="T1"> </text:span><text:span text:style-name="T2">bunny</text:span><text:span text:style-name="T1"> </text:span><text:span text:style-name="T2">of</text:span><text:span text:style-name="T1"> </text:span><text:span text:style-name="T2">yours,</text:span><text:span text:style-name="T1">” </text:span><text:span text:style-name="T2">he</text:span><text:span text:style-name="T1"> </text:span><text:span text:style-name="T2">said</text:span><text:span text:style-name="T1"> </text:span><text:span text:style-name="T2">wild-eyed</text:span><text:span text:style-name="T1"> </text:span><text:span text:style-name="T2">before</text:span><text:span text:style-name="T1"> </text:span><text:span text:style-name="T2">adding</text:span><text:span text:style-name="T1"> </text:span><text:span text:style-name="T2">with</text:span><text:span text:style-name="T1"> </text:span><text:span text:style-name="T2">a</text:span><text:span text:style-name="T1"> </text:span><text:span text:style-name="T2">sharp</text:span><text:span text:style-name="T1"> </text:span><text:span text:style-name="T2">whisper,</text:span><text:span text:style-name="T1"> “</text:span><text:span text:style-name="T2">I</text:span><text:span text:style-name="T1"> </text:span><text:span text:style-name="T2">found</text:span><text:span text:style-name="T1"> </text:span><text:span text:style-name="T2">them</text:span><text:span text:style-name="T1"> </text:span><text:span text:style-name="T2">in</text:span><text:span text:style-name="T1"> </text:span><text:span text:style-name="T2">dem</text:span><text:span text:style-name="T1"> </text:span><text:span text:style-name="T2">woods</text:span><text:span text:style-name="T1"> </text:span><text:span text:style-name="T2">by</text:span><text:span text:style-name="T1"> </text:span><text:span text:style-name="T2">your</text:span><text:span text:style-name="T1"> </text:span><text:span text:style-name="T2">side,</text:span><text:span text:style-name="T1"> </text:span><text:span text:style-name="T2">twenty</text:span><text:span text:style-name="T1"> </text:span><text:span text:style-name="T2">long</text:span><text:span text:style-name="T1"> </text:span><text:span text:style-name="T2">years</text:span><text:span text:style-name="T1"> </text:span><text:span text:style-name="T2">before.</text:span><text:span text:style-name="T1">”</text:span></text:p>
      <text:p text:style-name="P1"><text:span text:style-name="T1">“</text:span><text:span text:style-name="T2">What</text:span><text:span text:style-name="T1"> </text:span><text:span text:style-name="T2">are</text:span><text:span text:style-name="T1"> </text:span><text:span text:style-name="T2">you</text:span><text:span text:style-name="T1"> </text:span><text:span text:style-name="T2">saying?</text:span><text:span text:style-name="T1">”</text:span></text:p>
      <text:p text:style-name="P1"><text:span text:style-name="T1">“</text:span><text:span text:style-name="T2">I</text:span><text:span text:style-name="T1"> </text:span><text:span text:style-name="T2">can</text:span><text:span text:style-name="T1">’</text:span><text:span text:style-name="T2">t</text:span><text:span text:style-name="T1"> </text:span><text:span text:style-name="T2">know</text:span><text:span text:style-name="T1"> </text:span><text:span text:style-name="T2">why</text:span><text:span text:style-name="T1"> </text:span><text:span text:style-name="T2">dis</text:span><text:span text:style-name="T1"> </text:span><text:span text:style-name="T2">came</text:span><text:span text:style-name="T1"> </text:span><text:span text:style-name="T2">to</text:span><text:span text:style-name="T1"> </text:span><text:span text:style-name="T2">be,</text:span><text:span text:style-name="T1"> </text:span><text:span text:style-name="T2">I</text:span><text:span text:style-name="T1"> </text:span><text:span text:style-name="T2">only</text:span><text:span text:style-name="T1"> </text:span><text:span text:style-name="T2">know</text:span><text:span text:style-name="T1"> </text:span><text:span text:style-name="T2">de</text:span><text:span text:style-name="T1"> </text:span><text:span text:style-name="T2">bunny</text:span><text:span text:style-name="T1"> </text:span><text:span text:style-name="T2">protected</text:span><text:span text:style-name="T1"> </text:span><text:span text:style-name="T2">you</text:span><text:span text:style-name="T1"> </text:span><text:span text:style-name="T2">fiercely.</text:span><text:span text:style-name="T1"> </text:span><text:span text:style-name="T2">Singed</text:span><text:span text:style-name="T1"> </text:span><text:span text:style-name="T2">my</text:span><text:span text:style-name="T1"> </text:span><text:span text:style-name="T2">hair</text:span><text:span text:style-name="T1"> </text:span><text:span text:style-name="T2">badly,</text:span><text:span text:style-name="T1"> </text:span><text:span text:style-name="T2">too.</text:span><text:span text:style-name="T1"> </text:span><text:span text:style-name="T2">And</text:span><text:span text:style-name="T1"> </text:span><text:span text:style-name="T2">da</text:span><text:span text:style-name="T1"> </text:span><text:span text:style-name="T2">amulet,</text:span><text:span text:style-name="T1"> </text:span><text:span text:style-name="T2">I</text:span><text:span text:style-name="T1"> </text:span><text:span text:style-name="T2">cannae</text:span><text:span text:style-name="T1"> </text:span><text:span text:style-name="T2">dare</text:span><text:span text:style-name="T1"> </text:span><text:span text:style-name="T2">guess.</text:span><text:span text:style-name="T1"> </text:span><text:span text:style-name="T2">But</text:span><text:span text:style-name="T1"> </text:span><text:span text:style-name="T2">we</text:span><text:span text:style-name="T1"> </text:span><text:span text:style-name="T2">were</text:span><text:span text:style-name="T1"> </text:span><text:span text:style-name="T2">afraid</text:span><text:span text:style-name="T1"> </text:span><text:span text:style-name="T2">to</text:span><text:span text:style-name="T1"> </text:span><text:span text:style-name="T2">hand</text:span><text:span text:style-name="T1"> </text:span><text:span text:style-name="T2">it</text:span><text:span text:style-name="T1"> </text:span><text:span text:style-name="T2">down</text:span><text:span text:style-name="T1"> </text:span><text:span text:style-name="T2">to</text:span><text:span text:style-name="T1"> </text:span><text:span text:style-name="T2">ya.</text:span><text:span text:style-name="T1">”</text:span></text:p>
      <text:p text:style-name="P1"><text:span text:style-name="T1">“</text:span><text:span text:style-name="T2">Why?</text:span><text:span text:style-name="T1">” </text:span><text:span text:style-name="T2">asked</text:span><text:span text:style-name="T1"> </text:span><text:span text:style-name="T2">Theo</text:span><text:span text:style-name="T1"> </text:span><text:span text:style-name="T2">with</text:span><text:span text:style-name="T1"> </text:span><text:span text:style-name="T2">a</text:span><text:span text:style-name="T1"> </text:span><text:span text:style-name="T2">terrible</text:span><text:span text:style-name="T1"> </text:span><text:span text:style-name="T2">frown,</text:span><text:span text:style-name="T1"> </text:span><text:span text:style-name="T2">his</text:span><text:span text:style-name="T1"> </text:span><text:span text:style-name="T2">voice</text:span><text:span text:style-name="T1"> </text:span><text:span text:style-name="T2">demanding</text:span><text:span text:style-name="T1"> </text:span><text:span text:style-name="T2">yet</text:span><text:span text:style-name="T1"> </text:span><text:span text:style-name="T2">mellow.</text:span></text:p>
      <text:p text:style-name="P1"><text:span text:style-name="T1">“</text:span><text:span text:style-name="T2">Because</text:span><text:span text:style-name="T1"> </text:span><text:span text:style-name="T2">o</text:span><text:span text:style-name="T1">’ </text:span><text:span text:style-name="T2">da</text:span><text:span text:style-name="T1"> </text:span><text:span text:style-name="T2">juju</text:span><text:span text:style-name="T1"> </text:span><text:span text:style-name="T2">you</text:span><text:span text:style-name="T1"> </text:span><text:span text:style-name="T2">be</text:span><text:span text:style-name="T1"> </text:span><text:span text:style-name="T2">wieldin</text:span><text:span text:style-name="T1">’</text:span><text:span text:style-name="T2">,</text:span><text:span text:style-name="T1">” </text:span><text:span text:style-name="T2">replied</text:span><text:span text:style-name="T1"> </text:span><text:span text:style-name="T2">the</text:span><text:span text:style-name="T1"> </text:span><text:span text:style-name="T2">priest,</text:span><text:span text:style-name="T1"> </text:span><text:span text:style-name="T2">real</text:span><text:span text:style-name="T1"> </text:span><text:span text:style-name="T2">fear</text:span><text:span text:style-name="T1"> </text:span><text:span text:style-name="T2">riding</text:span><text:span text:style-name="T1"> </text:span><text:span text:style-name="T2">his</text:span><text:span text:style-name="T1"> </text:span><text:span text:style-name="T2">voice.</text:span><text:span text:style-name="T1"> </text:span><text:span text:style-name="T2">Theo</text:span><text:span text:style-name="T1"> </text:span><text:span text:style-name="T2">couldn</text:span><text:span text:style-name="T1">’</text:span><text:span text:style-name="T2">t,</text:span><text:span text:style-name="T1"> </text:span><text:span text:style-name="T2">or</text:span><text:span text:style-name="T1"> </text:span><text:span text:style-name="T2">perhaps</text:span><text:span text:style-name="T1"> </text:span><text:span text:style-name="T2">wouldn</text:span><text:span text:style-name="T1">’</text:span><text:span text:style-name="T2">t</text:span><text:span text:style-name="T1"> </text:span><text:span text:style-name="T2">understand:</text:span></text:p>
      <text:p text:style-name="P1"><text:span text:style-name="T1">“</text:span><text:span text:style-name="T2">You</text:span><text:span text:style-name="T1"> </text:span><text:span text:style-name="T2">have</text:span><text:span text:style-name="T1"> </text:span><text:span text:style-name="T2">the</text:span><text:span text:style-name="T1"> </text:span><text:span text:style-name="T2">Choujou</text:span><text:span text:style-name="T1"> </text:span><text:span text:style-name="T2">as</text:span><text:span text:style-name="T1"> </text:span><text:span text:style-name="T2">well,</text:span><text:span text:style-name="T1"> </text:span><text:span text:style-name="T2">Fingammon.</text:span><text:span text:style-name="T1">”</text:span></text:p>
      <text:p text:style-name="P1"><text:span text:style-name="T1">“</text:span><text:span text:style-name="T2">Dose</text:span><text:span text:style-name="T1"> </text:span><text:span text:style-name="T2">be</text:span><text:span text:style-name="T1"> </text:span><text:span text:style-name="T2">no</text:span><text:span text:style-name="T1"> </text:span><text:span text:style-name="T2">mo</text:span><text:span text:style-name="T1">’ </text:span><text:span text:style-name="T2">than</text:span><text:span text:style-name="T1"> </text:span><text:span text:style-name="T2">tricks,</text:span><text:span text:style-name="T1"> </text:span><text:span text:style-name="T2">Hanul.</text:span><text:span text:style-name="T1"> </text:span><text:span text:style-name="T2">Youse</text:span><text:span text:style-name="T1">’</text:span><text:span text:style-name="T2">d</text:span><text:span text:style-name="T1"> </text:span><text:span text:style-name="T2">be</text:span><text:span text:style-name="T1"> </text:span><text:span text:style-name="T2">four,</text:span><text:span text:style-name="T1"> </text:span><text:span text:style-name="T2">no</text:span><text:span text:style-name="T1"> </text:span><text:span text:style-name="T2">mo</text:span><text:span text:style-name="T1">’</text:span><text:span text:style-name="T2">,</text:span><text:span text:style-name="T1"> </text:span><text:span text:style-name="T2">and</text:span><text:span text:style-name="T1"> </text:span><text:span text:style-name="T2">dere</text:span><text:span text:style-name="T1"> </text:span><text:span text:style-name="T2">be</text:span><text:span text:style-name="T1"> </text:span><text:span text:style-name="T2">flames</text:span><text:span text:style-name="T1"> </text:span><text:span text:style-name="T2">and</text:span><text:span text:style-name="T1"> </text:span><text:span text:style-name="T2">sparks,</text:span><text:span text:style-name="T1"> </text:span><text:span text:style-name="T2">even</text:span><text:span text:style-name="T1"> </text:span><text:span text:style-name="T2">sno</text:span><text:span text:style-name="T1">’ </text:span><text:span text:style-name="T2">toyin</text:span><text:span text:style-name="T1">’ ’</text:span><text:span text:style-name="T2">round</text:span><text:span text:style-name="T1"> </text:span><text:span text:style-name="T2">you.</text:span><text:span text:style-name="T1"> </text:span><text:span text:style-name="T2">And</text:span><text:span text:style-name="T1"> </text:span><text:span text:style-name="T2">every</text:span><text:span text:style-name="T1"> </text:span><text:span text:style-name="T2">mon</text:span><text:span text:style-name="T1"> </text:span><text:span text:style-name="T2">be</text:span><text:span text:style-name="T1"> </text:span><text:span text:style-name="T2">scared</text:span><text:span text:style-name="T1"> </text:span><text:span text:style-name="T2">of</text:span><text:span text:style-name="T1"> </text:span><text:span text:style-name="T2">ya.</text:span><text:span text:style-name="T1"> </text:span><text:span text:style-name="T2">We</text:span><text:span text:style-name="T1"> </text:span><text:span text:style-name="T2">taught</text:span><text:span text:style-name="T1"> </text:span><text:span text:style-name="T2">ya</text:span><text:span text:style-name="T1"> </text:span><text:span text:style-name="T2">da</text:span><text:span text:style-name="T1"> </text:span><text:span text:style-name="T2">choujou,</text:span><text:span text:style-name="T1"> </text:span><text:span text:style-name="T2">da</text:span><text:span text:style-name="T1"> </text:span><text:span text:style-name="T2">tricks</text:span><text:span text:style-name="T1"> </text:span><text:span text:style-name="T2">we</text:span><text:span text:style-name="T1"> </text:span><text:span text:style-name="T2">played</text:span><text:span text:style-name="T1"> </text:span><text:span text:style-name="T2">on</text:span><text:span text:style-name="T1"> </text:span><text:span text:style-name="T2">you</text:span><text:span text:style-name="T1"> </text:span><text:span text:style-name="T2">to</text:span><text:span text:style-name="T1"> </text:span><text:span text:style-name="T2">keep</text:span><text:span text:style-name="T1"> </text:span><text:span text:style-name="T2">ya</text:span><text:span text:style-name="T1"> </text:span><text:span text:style-name="T2">from</text:span><text:span text:style-name="T1"> </text:span><text:span text:style-name="T2">doin</text:span><text:span text:style-name="T1">’ </text:span><text:span text:style-name="T2">any</text:span><text:span text:style-name="T1"> </text:span><text:span text:style-name="T2">real</text:span><text:span text:style-name="T1"> </text:span><text:span text:style-name="T2">harm.</text:span><text:span text:style-name="T1"> </text:span><text:span text:style-name="T2">It</text:span><text:span text:style-name="T1"> </text:span><text:span text:style-name="T2">be</text:span><text:span text:style-name="T1"> </text:span><text:span text:style-name="T2">a</text:span><text:span text:style-name="T1"> </text:span><text:span text:style-name="T2">dangerous</text:span><text:span text:style-name="T1"> </text:span><text:span text:style-name="T2">gift</text:span><text:span text:style-name="T1"> </text:span><text:span text:style-name="T2">dat</text:span><text:span text:style-name="T1"> </text:span><text:span text:style-name="T2">amulet</text:span><text:span text:style-name="T1"> </text:span><text:span text:style-name="T2">-</text:span><text:span text:style-name="T1"> </text:span><text:span text:style-name="T2">I</text:span><text:span text:style-name="T1"> </text:span><text:span text:style-name="T2">can</text:span><text:span text:style-name="T1"> </text:span><text:span text:style-name="T2">feels</text:span><text:span text:style-name="T1"> </text:span><text:span text:style-name="T2">it</text:span><text:span text:style-name="T1"> </text:span><text:span text:style-name="T2">in</text:span><text:span text:style-name="T1"> </text:span><text:span text:style-name="T2">ma</text:span><text:span text:style-name="T1"> </text:span><text:span text:style-name="T2">bones.</text:span><text:span text:style-name="T1"> </text:span><text:span text:style-name="T2">I</text:span><text:span text:style-name="T1"> </text:span><text:span text:style-name="T2">be</text:span><text:span text:style-name="T1"> </text:span><text:span text:style-name="T2">a</text:span><text:span text:style-name="T1"> </text:span><text:span text:style-name="T2">little</text:span><text:span text:style-name="T1"> </text:span><text:span text:style-name="T2">wisa,</text:span><text:span text:style-name="T1"> </text:span><text:span text:style-name="T2">and</text:span><text:span text:style-name="T1"> </text:span><text:span text:style-name="T2">kept</text:span><text:span text:style-name="T1"> </text:span><text:span text:style-name="T2">it.</text:span><text:span text:style-name="T1"> </text:span><text:span text:style-name="T2">I</text:span><text:span text:style-name="T1"> </text:span><text:span text:style-name="T2">knew</text:span><text:span text:style-name="T1"> </text:span><text:span text:style-name="T2">it</text:span><text:span text:style-name="T1"> </text:span><text:span text:style-name="T2">be</text:span><text:span text:style-name="T1"> </text:span><text:span text:style-name="T2">wrong,</text:span><text:span text:style-name="T1"> </text:span><text:span text:style-name="T2">but</text:span><text:span text:style-name="T1"> </text:span><text:span text:style-name="T2">we</text:span><text:span text:style-name="T1"> </text:span><text:span text:style-name="T2">was</text:span><text:span text:style-name="T1"> </text:span><text:span text:style-name="T2">scared,</text:span><text:span text:style-name="T1"> </text:span><text:span text:style-name="T2">mon,</text:span><text:span text:style-name="T1">” </text:span><text:span text:style-name="T2">said</text:span><text:span text:style-name="T1"> </text:span><text:span text:style-name="T2">the</text:span><text:span text:style-name="T1"> </text:span><text:span text:style-name="T2">priest</text:span><text:span text:style-name="T1"> </text:span><text:span text:style-name="T2">and</text:span><text:span text:style-name="T1"> </text:span><text:span text:style-name="T2">everyone</text:span><text:span text:style-name="T1"> </text:span><text:span text:style-name="T2">saw</text:span><text:span text:style-name="T1"> </text:span><text:span text:style-name="T2">the</text:span><text:span text:style-name="T1"> </text:span><text:span text:style-name="T2">truth</text:span><text:span text:style-name="T1"> </text:span><text:span text:style-name="T2">of</text:span><text:span text:style-name="T1"> </text:span><text:span text:style-name="T2">his</text:span><text:span text:style-name="T1"> </text:span><text:span text:style-name="T2">words</text:span><text:span text:style-name="T1"> </text:span><text:span text:style-name="T2">in</text:span><text:span text:style-name="T1"> </text:span><text:span text:style-name="T2">his</text:span><text:span text:style-name="T1"> </text:span><text:span text:style-name="T2">burdened</text:span><text:span text:style-name="T1"> </text:span><text:span text:style-name="T2">voice.</text:span></text:p>
      <text:p text:style-name="P1"><text:span text:style-name="T1">“</text:span><text:span text:style-name="T2">If</text:span><text:span text:style-name="T1"> </text:span><text:span text:style-name="T2">that</text:span><text:span text:style-name="T1">’</text:span><text:span text:style-name="T2">s</text:span><text:span text:style-name="T1"> </text:span><text:span text:style-name="T2">true,</text:span><text:span text:style-name="T1"> </text:span><text:span text:style-name="T2">and</text:span><text:span text:style-name="T1"> </text:span><text:span text:style-name="T2">that</text:span><text:span text:style-name="T1"> </text:span><text:span text:style-name="T2">amulet</text:span><text:span text:style-name="T1"> </text:span><text:span text:style-name="T2">is</text:span><text:span text:style-name="T1"> </text:span><text:span text:style-name="T2">that</text:span><text:span text:style-name="T1"> </text:span><text:span text:style-name="T2">dangerous</text:span><text:span text:style-name="T1"> </text:span><text:span text:style-name="T2">or</text:span><text:span text:style-name="T1"> </text:span><text:span text:style-name="T2">powerful</text:span><text:span text:style-name="T1"> </text:span><text:span text:style-name="T2">as</text:span><text:span text:style-name="T1"> </text:span><text:span text:style-name="T2">you</text:span><text:span text:style-name="T1"> </text:span><text:span text:style-name="T2">think</text:span><text:span text:style-name="T1"> </text:span><text:span text:style-name="T2">it</text:span><text:span text:style-name="T1"> </text:span><text:span text:style-name="T2">is,</text:span><text:span text:style-name="T1"> </text:span><text:span text:style-name="T2">won</text:span><text:span text:style-name="T1">’</text:span><text:span text:style-name="T2">t</text:span><text:span text:style-name="T1"> </text:span><text:span text:style-name="T2">they</text:span><text:span text:style-name="T1"> </text:span><text:span text:style-name="T2">be</text:span><text:span text:style-name="T1"> </text:span><text:span text:style-name="T2">coming</text:span><text:span text:style-name="T1"> </text:span><text:span text:style-name="T2">again</text:span><text:span text:style-name="T1"> </text:span><text:span text:style-name="T2">for</text:span><text:span text:style-name="T1"> </text:span><text:span text:style-name="T2">it?</text:span><text:span text:style-name="T1">” </text:span><text:span text:style-name="T2">asked</text:span><text:span text:style-name="T1"> </text:span><text:span text:style-name="T2">Lernea.</text:span></text:p>
      <text:p text:style-name="P1"><text:span text:style-name="T1">“</text:span><text:span text:style-name="T2">They</text:span><text:span text:style-name="T1"> </text:span><text:span text:style-name="T2">made</text:span><text:span text:style-name="T1"> </text:span><text:span text:style-name="T2">sure</text:span><text:span text:style-name="T1"> </text:span><text:span text:style-name="T2">to</text:span><text:span text:style-name="T1"> </text:span><text:span text:style-name="T2">burn</text:span><text:span text:style-name="T1"> </text:span><text:span text:style-name="T2">down</text:span><text:span text:style-name="T1"> </text:span><text:span text:style-name="T2">everything</text:span><text:span text:style-name="T1"> </text:span><text:span text:style-name="T2">though,</text:span><text:span text:style-name="T1">” </text:span><text:span text:style-name="T2">Ned</text:span><text:span text:style-name="T1"> </text:span><text:span text:style-name="T2">added.</text:span></text:p>
      <text:p text:style-name="P1"><text:soft-page-break/><text:span text:style-name="T1">“</text:span><text:span text:style-name="T2">Dey</text:span><text:span text:style-name="T1"> </text:span><text:span text:style-name="T2">searched</text:span><text:span text:style-name="T1"> </text:span><text:span text:style-name="T2">everytin</text:span><text:span text:style-name="T1">’ </text:span><text:span text:style-name="T2">first.</text:span><text:span text:style-name="T1"> </text:span><text:span text:style-name="T2">Den</text:span><text:span text:style-name="T1"> </text:span><text:span text:style-name="T2">dey</text:span><text:span text:style-name="T1"> </text:span><text:span text:style-name="T2">put</text:span><text:span text:style-name="T1"> </text:span><text:span text:style-name="T2">chains</text:span><text:span text:style-name="T1"> </text:span><text:span text:style-name="T2">in</text:span><text:span text:style-name="T1"> </text:span><text:span text:style-name="T2">me</text:span><text:span text:style-name="T1"> </text:span><text:span text:style-name="T2">people,</text:span><text:span text:style-name="T1"> </text:span><text:span text:style-name="T2">and</text:span><text:span text:style-name="T1"> </text:span><text:span text:style-name="T2">flew</text:span><text:span text:style-name="T1"> </text:span><text:span text:style-name="T2">away</text:span><text:span text:style-name="T1"> </text:span><text:span text:style-name="T2">like</text:span><text:span text:style-name="T1"> </text:span><text:span text:style-name="T2">dey</text:span><text:span text:style-name="T1"> </text:span><text:span text:style-name="T2">came.</text:span><text:span text:style-name="T1"> </text:span><text:span text:style-name="T2">I</text:span><text:span text:style-name="T1"> </text:span><text:span text:style-name="T2">couldn</text:span><text:span text:style-name="T1">’</text:span><text:span text:style-name="T2">t</text:span><text:span text:style-name="T1"> </text:span><text:span text:style-name="T2">see</text:span><text:span text:style-name="T1"> </text:span><text:span text:style-name="T2">dem,</text:span><text:span text:style-name="T1"> </text:span><text:span text:style-name="T2">but</text:span><text:span text:style-name="T1"> </text:span><text:span text:style-name="T2">me</text:span><text:span text:style-name="T1"> </text:span><text:span text:style-name="T2">could</text:span><text:span text:style-name="T1"> </text:span><text:span text:style-name="T2">hear.</text:span><text:span text:style-name="T1"> </text:span><text:span text:style-name="T2">I</text:span><text:span text:style-name="T1"> </text:span><text:span text:style-name="T2">heard</text:span><text:span text:style-name="T1"> </text:span><text:span text:style-name="T2">a</text:span><text:span text:style-name="T1"> </text:span><text:span text:style-name="T2">man</text:span><text:span text:style-name="T1">’</text:span><text:span text:style-name="T2">s</text:span><text:span text:style-name="T1"> </text:span><text:span text:style-name="T2">voice</text:span><text:span text:style-name="T1"> </text:span><text:span text:style-name="T2">say</text:span><text:span text:style-name="T1"> </text:span><text:span text:style-name="T2">dey</text:span><text:span text:style-name="T1"> </text:span><text:span text:style-name="T2">be</text:span><text:span text:style-name="T1"> </text:span><text:span text:style-name="T2">back,</text:span><text:span text:style-name="T1"> </text:span><text:span text:style-name="T2">to</text:span><text:span text:style-name="T1"> </text:span><text:span text:style-name="T2">search</text:span><text:span text:style-name="T1"> </text:span><text:span text:style-name="T2">wit</text:span><text:span text:style-name="T1"> </text:span><text:span text:style-name="T2">da</text:span><text:span text:style-name="T1"> </text:span><text:span text:style-name="T2">hound,</text:span><text:span text:style-name="T1"> ’</text:span><text:span text:style-name="T2">e</text:span><text:span text:style-name="T1"> </text:span><text:span text:style-name="T2">said.</text:span><text:span text:style-name="T1"> </text:span><text:span text:style-name="T2">But</text:span><text:span text:style-name="T1"> </text:span><text:span text:style-name="T2">de</text:span><text:span text:style-name="T1"> </text:span><text:span text:style-name="T2">other</text:span><text:span text:style-name="T1"> </text:span><text:span text:style-name="T2">voice</text:span><text:span text:style-name="T1"> </text:span><text:span text:style-name="T2">I</text:span><text:span text:style-name="T1"> </text:span><text:span text:style-name="T2">heard,</text:span><text:span text:style-name="T1"> </text:span><text:span text:style-name="T2">dat</text:span><text:span text:style-name="T1"> </text:span><text:span text:style-name="T2">was</text:span><text:span text:style-name="T1"> </text:span><text:span text:style-name="T2">no</text:span><text:span text:style-name="T1"> </text:span><text:span text:style-name="T2">man</text:span><text:span text:style-name="T1">’</text:span><text:span text:style-name="T2">s</text:span><text:span text:style-name="T1"> </text:span><text:span text:style-name="T2">voice,</text:span><text:span text:style-name="T1">” </text:span><text:span text:style-name="T2">said</text:span><text:span text:style-name="T1"> </text:span><text:span text:style-name="T2">the</text:span><text:span text:style-name="T1"> </text:span><text:span text:style-name="T2">Elder</text:span><text:span text:style-name="T1"> </text:span><text:span text:style-name="T2">and</text:span><text:span text:style-name="T1"> </text:span><text:span text:style-name="T2">shook</text:span><text:span text:style-name="T1"> </text:span><text:span text:style-name="T2">his</text:span><text:span text:style-name="T1"> </text:span><text:span text:style-name="T2">head</text:span><text:span text:style-name="T1"> </text:span><text:span text:style-name="T2">from</text:span><text:span text:style-name="T1"> </text:span><text:span text:style-name="T2">side</text:span><text:span text:style-name="T1"> </text:span><text:span text:style-name="T2">to</text:span><text:span text:style-name="T1"> </text:span><text:span text:style-name="T2">side</text:span><text:span text:style-name="T1"> </text:span><text:span text:style-name="T2">ominously.</text:span></text:p>
      <text:p text:style-name="P1"><text:span text:style-name="T1">“</text:span><text:span text:style-name="T2">Well,</text:span><text:span text:style-name="T1"> </text:span><text:span text:style-name="T2">any</text:span><text:span text:style-name="T1"> </text:span><text:span text:style-name="T2">suggestions?</text:span><text:span text:style-name="T1">” </text:span><text:span text:style-name="T2">asked</text:span><text:span text:style-name="T1"> </text:span><text:span text:style-name="T2">Lernea.</text:span></text:p>
      <text:p text:style-name="P2">Parcifal<text:span text:style-name="T3"> </text:span>broke<text:span text:style-name="T3"> </text:span>her<text:span text:style-name="T3"> </text:span>silence:</text:p>
      <text:p text:style-name="P1"><text:span text:style-name="T1">“</text:span><text:span text:style-name="T2">We</text:span><text:span text:style-name="T1"> </text:span><text:span text:style-name="T2">need</text:span><text:span text:style-name="T1"> </text:span><text:span text:style-name="T2">to</text:span><text:span text:style-name="T1"> </text:span><text:span text:style-name="T2">rest.</text:span><text:span text:style-name="T1"> </text:span><text:span text:style-name="T2">We</text:span><text:span text:style-name="T1"> </text:span><text:span text:style-name="T2">can</text:span><text:span text:style-name="T1">’</text:span><text:span text:style-name="T2">t</text:span><text:span text:style-name="T1"> </text:span><text:span text:style-name="T2">press</text:span><text:span text:style-name="T1"> </text:span><text:span text:style-name="T2">any</text:span><text:span text:style-name="T1"> </text:span><text:span text:style-name="T2">longer</text:span><text:span text:style-name="T1"> </text:span><text:span text:style-name="T2">today.</text:span><text:span text:style-name="T1"> </text:span><text:span text:style-name="T2">Svarna</text:span><text:span text:style-name="T1"> </text:span><text:span text:style-name="T2">knows,</text:span><text:span text:style-name="T1"> </text:span><text:span text:style-name="T2">I</text:span><text:span text:style-name="T1">’</text:span><text:span text:style-name="T2">m</text:span><text:span text:style-name="T1"> </text:span><text:span text:style-name="T2">starving.</text:span><text:span text:style-name="T1"> </text:span><text:span text:style-name="T2">Just</text:span><text:span text:style-name="T1"> </text:span><text:span text:style-name="T2">ate</text:span><text:span text:style-name="T1"> </text:span><text:span text:style-name="T2">my</text:span><text:span text:style-name="T1"> </text:span><text:span text:style-name="T2">last</text:span><text:span text:style-name="T1"> </text:span><text:span text:style-name="T2">sweetbread,</text:span><text:span text:style-name="T1">” </text:span><text:span text:style-name="T2">she</text:span><text:span text:style-name="T1"> </text:span><text:span text:style-name="T2">said</text:span><text:span text:style-name="T1"> </text:span><text:span text:style-name="T2">and</text:span><text:span text:style-name="T1"> </text:span><text:span text:style-name="T2">placed</text:span><text:span text:style-name="T1"> </text:span><text:span text:style-name="T2">a</text:span><text:span text:style-name="T1"> </text:span><text:span text:style-name="T2">hand</text:span><text:span text:style-name="T1"> </text:span><text:span text:style-name="T2">on</text:span><text:span text:style-name="T1"> </text:span><text:span text:style-name="T2">her</text:span><text:span text:style-name="T1"> </text:span><text:span text:style-name="T2">belly.</text:span></text:p>
      <text:p text:style-name="P1"><text:span text:style-name="T1">“</text:span><text:span text:style-name="T2">We</text:span><text:span text:style-name="T1"> </text:span><text:span text:style-name="T2">need</text:span><text:span text:style-name="T1"> </text:span><text:span text:style-name="T2">a</text:span><text:span text:style-name="T1"> </text:span><text:span text:style-name="T2">place</text:span><text:span text:style-name="T1"> </text:span><text:span text:style-name="T2">overlooking</text:span><text:span text:style-name="T1"> </text:span><text:span text:style-name="T2">the</text:span><text:span text:style-name="T1"> </text:span><text:span text:style-name="T2">village.</text:span><text:span text:style-name="T1"> </text:span><text:span text:style-name="T2">A</text:span><text:span text:style-name="T1"> </text:span><text:span text:style-name="T2">hill</text:span><text:span text:style-name="T1"> </text:span><text:span text:style-name="T2">won</text:span><text:span text:style-name="T1">’</text:span><text:span text:style-name="T2">t</text:span><text:span text:style-name="T1"> </text:span><text:span text:style-name="T2">do</text:span><text:span text:style-name="T1"> </text:span><text:span text:style-name="T2">either;</text:span><text:span text:style-name="T1"> </text:span><text:span text:style-name="T2">too</text:span><text:span text:style-name="T1"> </text:span><text:span text:style-name="T2">exposed,</text:span><text:span text:style-name="T1">” </text:span><text:span text:style-name="T2">offered</text:span><text:span text:style-name="T1"> </text:span><text:span text:style-name="T2">Ned.</text:span></text:p>
      <text:p text:style-name="P1"><text:span text:style-name="T1">“</text:span><text:span text:style-name="T2">I</text:span><text:span text:style-name="T1"> </text:span><text:span text:style-name="T2">know</text:span><text:span text:style-name="T1"> </text:span><text:span text:style-name="T2">a</text:span><text:span text:style-name="T1"> </text:span><text:span text:style-name="T2">place.</text:span><text:span text:style-name="T1"> </text:span><text:span text:style-name="T2">The</text:span><text:span text:style-name="T1"> </text:span><text:span text:style-name="T2">Lake,</text:span><text:span text:style-name="T1">” </text:span><text:span text:style-name="T2">said</text:span><text:span text:style-name="T1"> </text:span><text:span text:style-name="T2">Theo</text:span><text:span text:style-name="T1"> </text:span><text:span text:style-name="T2">with</text:span><text:span text:style-name="T1"> </text:span><text:span text:style-name="T2">some</text:span><text:span text:style-name="T1"> </text:span><text:span text:style-name="T2">reluctance</text:span><text:span text:style-name="T1"> </text:span><text:span text:style-name="T2">in</text:span><text:span text:style-name="T1"> </text:span><text:span text:style-name="T2">his</text:span><text:span text:style-name="T1"> </text:span><text:span text:style-name="T2">voice.</text:span><text:span text:style-name="T1"> </text:span><text:span text:style-name="T2">Lernea</text:span><text:span text:style-name="T1"> </text:span><text:span text:style-name="T2">shook</text:span><text:span text:style-name="T1"> </text:span><text:span text:style-name="T2">her</text:span><text:span text:style-name="T1"> </text:span><text:span text:style-name="T2">head.</text:span></text:p>
      <text:p text:style-name="P1"><text:span text:style-name="T1">“</text:span><text:span text:style-name="T2">A</text:span><text:span text:style-name="T1"> </text:span><text:span text:style-name="T2">lake?</text:span><text:span text:style-name="T1"> </text:span><text:span text:style-name="T2">Won</text:span><text:span text:style-name="T1">’</text:span><text:span text:style-name="T2">t</text:span><text:span text:style-name="T1"> </text:span><text:span text:style-name="T2">do</text:span><text:span text:style-name="T1"> </text:span><text:span text:style-name="T2">any</text:span><text:span text:style-name="T1"> </text:span><text:span text:style-name="T2">good,</text:span><text:span text:style-name="T1"> </text:span><text:span text:style-name="T2">too</text:span><text:span text:style-name="T1"> </text:span><text:span text:style-name="T2">open.</text:span><text:span text:style-name="T1">”</text:span></text:p>
      <text:p text:style-name="P2">Theo<text:span text:style-name="T3"> </text:span>replied:<text:span text:style-name="T3"> “</text:span>It<text:span text:style-name="T3">’</text:span>s<text:span text:style-name="T3"> </text:span>not<text:span text:style-name="T3"> </text:span>a<text:span text:style-name="T3"> </text:span>lake,<text:span text:style-name="T3"> </text:span>it<text:span text:style-name="T3">’</text:span>s<text:span text:style-name="T3"> </text:span>a<text:span text:style-name="T3"> </text:span>cave<text:span text:style-name="T3"> </text:span>really.<text:span text:style-name="T3">”</text:span></text:p>
      <text:p text:style-name="P1"><text:span text:style-name="T1">“</text:span><text:span text:style-name="T2">Why</text:span><text:span text:style-name="T1"> </text:span><text:span text:style-name="T2">do</text:span><text:span text:style-name="T1"> </text:span><text:span text:style-name="T2">you</text:span><text:span text:style-name="T1"> </text:span><text:span text:style-name="T2">call</text:span><text:span text:style-name="T1"> </text:span><text:span text:style-name="T2">it</text:span><text:span text:style-name="T1"> </text:span><text:span text:style-name="T2">the</text:span><text:span text:style-name="T1"> </text:span><text:span text:style-name="T2">Lake</text:span><text:span text:style-name="T1"> </text:span><text:span text:style-name="T2">then?</text:span><text:span text:style-name="T1">” </text:span><text:span text:style-name="T2">asked</text:span><text:span text:style-name="T1"> </text:span><text:span text:style-name="T2">Parcifal</text:span><text:span text:style-name="T1"> </text:span><text:span text:style-name="T2">with</text:span><text:span text:style-name="T1"> </text:span><text:span text:style-name="T2">a</text:span><text:span text:style-name="T1"> </text:span><text:span text:style-name="T2">scoff.</text:span></text:p>
      <text:p text:style-name="P1"><text:span text:style-name="T1">“</text:span><text:span text:style-name="T2">Because</text:span><text:span text:style-name="T1"> </text:span><text:span text:style-name="T2">dere</text:span><text:span text:style-name="T1"> </text:span><text:span text:style-name="T2">be</text:span><text:span text:style-name="T1"> </text:span><text:span text:style-name="T2">a</text:span><text:span text:style-name="T1"> </text:span><text:span text:style-name="T2">lake</text:span><text:span text:style-name="T1"> </text:span><text:span text:style-name="T2">underground,</text:span><text:span text:style-name="T1">” </text:span><text:span text:style-name="T2">said</text:span><text:span text:style-name="T1"> </text:span><text:span text:style-name="T2">Fingammon.</text:span><text:span text:style-name="T1"> </text:span><text:span text:style-name="T2">Winceham</text:span><text:span text:style-name="T1"> </text:span><text:span text:style-name="T2">stretched</text:span><text:span text:style-name="T1"> </text:span><text:span text:style-name="T2">his</text:span><text:span text:style-name="T1"> </text:span><text:span text:style-name="T2">legs</text:span><text:span text:style-name="T1"> </text:span><text:span text:style-name="T2">and</text:span><text:span text:style-name="T1"> </text:span><text:span text:style-name="T2">worked</text:span><text:span text:style-name="T1"> </text:span><text:span text:style-name="T2">his</text:span><text:span text:style-name="T1"> </text:span><text:span text:style-name="T2">joints.</text:span><text:span text:style-name="T1"> </text:span><text:span text:style-name="T2">He</text:span><text:span text:style-name="T1"> </text:span><text:span text:style-name="T2">asked</text:span><text:span text:style-name="T1"> </text:span><text:span text:style-name="T2">expectantly:</text:span></text:p>
      <text:p text:style-name="P1"><text:span text:style-name="T1">“</text:span><text:span text:style-name="T2">It</text:span><text:span text:style-name="T1">’</text:span><text:span text:style-name="T2">s</text:span><text:span text:style-name="T1"> </text:span><text:span text:style-name="T2">not</text:span><text:span text:style-name="T1"> </text:span><text:span text:style-name="T2">very</text:span><text:span text:style-name="T1"> </text:span><text:span text:style-name="T2">far,</text:span><text:span text:style-name="T1"> </text:span><text:span text:style-name="T2">is</text:span><text:span text:style-name="T1"> </text:span><text:span text:style-name="T2">it?</text:span><text:span text:style-name="T1">”</text:span></text:p>
      <text:p text:style-name="P1"><text:span text:style-name="T1">“</text:span><text:span text:style-name="T2">No,</text:span><text:span text:style-name="T1"> </text:span><text:span text:style-name="T2">right</text:span><text:span text:style-name="T1"> </text:span><text:span text:style-name="T2">at</text:span><text:span text:style-name="T1"> </text:span><text:span text:style-name="T2">that</text:span><text:span text:style-name="T1"> </text:span><text:span text:style-name="T2">hill</text:span><text:span text:style-name="T1">’</text:span><text:span text:style-name="T2">s</text:span><text:span text:style-name="T1"> </text:span><text:span text:style-name="T2">base,</text:span><text:span text:style-name="T1">” </text:span><text:span text:style-name="T2">said</text:span><text:span text:style-name="T1"> </text:span><text:span text:style-name="T2">Theo</text:span><text:span text:style-name="T1"> </text:span><text:span text:style-name="T2">and</text:span><text:span text:style-name="T1"> </text:span><text:span text:style-name="T2">pointed</text:span><text:span text:style-name="T1"> </text:span><text:span text:style-name="T2">to</text:span><text:span text:style-name="T1"> </text:span><text:span text:style-name="T2">a</text:span><text:span text:style-name="T1"> </text:span><text:span text:style-name="T2">hill</text:span><text:span text:style-name="T1"> </text:span><text:span text:style-name="T2">stepped</text:span><text:span text:style-name="T1"> </text:span><text:span text:style-name="T2">in</text:span><text:span text:style-name="T1"> </text:span><text:span text:style-name="T2">morning</text:span><text:span text:style-name="T1"> </text:span><text:span text:style-name="T2">shadow.</text:span></text:p>
      <text:p text:style-name="P1"><text:span text:style-name="T1">“</text:span><text:span text:style-name="T2">Alright</text:span><text:span text:style-name="T1"> </text:span><text:span text:style-name="T2">then.</text:span><text:span text:style-name="T1"> </text:span><text:span text:style-name="T2">Let</text:span><text:span text:style-name="T1"> </text:span><text:span text:style-name="T2">Winceham</text:span><text:span text:style-name="T1"> </text:span><text:span text:style-name="T2">have</text:span><text:span text:style-name="T1"> </text:span><text:span text:style-name="T2">first</text:span><text:span text:style-name="T1"> </text:span><text:span text:style-name="T2">shift,</text:span><text:span text:style-name="T1"> </text:span><text:span text:style-name="T2">then</text:span><text:span text:style-name="T1"> </text:span><text:span text:style-name="T2">me</text:span><text:span text:style-name="T1"> </text:span><text:span text:style-name="T2">and</text:span><text:span text:style-name="T1"> </text:span><text:span text:style-name="T2">then</text:span><text:span text:style-name="T1"> </text:span><text:span text:style-name="T2">you</text:span><text:span text:style-name="T1"> </text:span><text:span text:style-name="T2">sister.</text:span><text:span text:style-name="T1"> </text:span><text:span text:style-name="T2">Ned</text:span><text:span text:style-name="T1"> </text:span><text:span text:style-name="T2">and</text:span><text:span text:style-name="T1"> </text:span><text:span text:style-name="T2">Theo,</text:span><text:span text:style-name="T1"> </text:span><text:span text:style-name="T2">you</text:span><text:span text:style-name="T1">’</text:span><text:span text:style-name="T2">re</text:span><text:span text:style-name="T1"> </text:span><text:span text:style-name="T2">last,</text:span><text:span text:style-name="T1">” </text:span><text:span text:style-name="T2">said</text:span><text:span text:style-name="T1"> </text:span><text:span text:style-name="T2">Lernea</text:span><text:span text:style-name="T1"> </text:span><text:span text:style-name="T2">as</text:span><text:span text:style-name="T1"> </text:span><text:span text:style-name="T2">she</text:span><text:span text:style-name="T1"> </text:span><text:span text:style-name="T2">nodded</text:span><text:span text:style-name="T1"> </text:span><text:span text:style-name="T2">to</text:span><text:span text:style-name="T1"> </text:span><text:span text:style-name="T2">Theo</text:span><text:span text:style-name="T1"> </text:span><text:span text:style-name="T2">to</text:span><text:span text:style-name="T1"> </text:span><text:span text:style-name="T2">help</text:span><text:span text:style-name="T1"> </text:span><text:span text:style-name="T2">the</text:span><text:span text:style-name="T1"> </text:span><text:span text:style-name="T2">old</text:span><text:span text:style-name="T1"> </text:span><text:span text:style-name="T2">woodkin</text:span><text:span text:style-name="T1"> </text:span><text:span text:style-name="T2">to</text:span><text:span text:style-name="T1"> </text:span><text:span text:style-name="T2">his</text:span><text:span text:style-name="T1"> </text:span><text:span text:style-name="T2">feet.</text:span><text:span text:style-name="T1"> </text:span><text:span text:style-name="T2">Theo</text:span><text:span text:style-name="T1"> </text:span><text:span text:style-name="T2">did</text:span><text:span text:style-name="T1"> </text:span><text:span text:style-name="T2">not</text:span><text:span text:style-name="T1"> </text:span><text:span text:style-name="T2">seem</text:span><text:span text:style-name="T1"> </text:span><text:span text:style-name="T2">to</text:span><text:span text:style-name="T1"> </text:span><text:span text:style-name="T2">question</text:span><text:span text:style-name="T1"> </text:span><text:span text:style-name="T2">her</text:span><text:span text:style-name="T1"> </text:span><text:span text:style-name="T2">one</text:span><text:span text:style-name="T1"> </text:span><text:span text:style-name="T2">bit.</text:span><text:span text:style-name="T1"> </text:span><text:span text:style-name="T2">As</text:span><text:span text:style-name="T1"> </text:span><text:span text:style-name="T2">the</text:span><text:span text:style-name="T1"> </text:span><text:span text:style-name="T2">woodkin</text:span><text:span text:style-name="T1"> </text:span><text:span text:style-name="T2">stood</text:span><text:span text:style-name="T1"> </text:span><text:span text:style-name="T2">upright,</text:span><text:span text:style-name="T1"> </text:span><text:span text:style-name="T2">he</text:span><text:span text:style-name="T1"> </text:span><text:span text:style-name="T2">told</text:span><text:span text:style-name="T1"> </text:span><text:span text:style-name="T2">Lernea</text:span><text:span text:style-name="T1"> </text:span><text:span text:style-name="T2">with</text:span><text:span text:style-name="T1"> </text:span><text:span text:style-name="T2">a</text:span><text:span text:style-name="T1"> </text:span><text:span text:style-name="T2">fatherly</text:span><text:span text:style-name="T1"> </text:span><text:span text:style-name="T2">voice:</text:span></text:p>
      <text:p text:style-name="P1"><text:span text:style-name="T1">“</text:span><text:span text:style-name="T2">You</text:span><text:span text:style-name="T1"> </text:span><text:span text:style-name="T2">be</text:span><text:span text:style-name="T1"> </text:span><text:span text:style-name="T2">strong,</text:span><text:span text:style-name="T1"> </text:span><text:span text:style-name="T2">but</text:span><text:span text:style-name="T1"> </text:span><text:span text:style-name="T2">dey</text:span><text:span text:style-name="T1"> </text:span><text:span text:style-name="T2">be</text:span><text:span text:style-name="T1"> </text:span><text:span text:style-name="T2">stronger</text:span><text:span text:style-name="T1"> </text:span><text:span text:style-name="T2">dan</text:span><text:span text:style-name="T1"> </text:span><text:span text:style-name="T2">you.</text:span><text:span text:style-name="T1"> </text:span><text:span text:style-name="T2">Dey</text:span><text:span text:style-name="T1"> </text:span><text:span text:style-name="T2">be</text:span><text:span text:style-name="T1"> </text:span><text:span text:style-name="T2">many.</text:span><text:span text:style-name="T1"> </text:span><text:span text:style-name="T2">You</text:span><text:span text:style-name="T1"> </text:span><text:span text:style-name="T2">can</text:span><text:span text:style-name="T1">’</text:span><text:span text:style-name="T2">t</text:span><text:span text:style-name="T1"> </text:span><text:span text:style-name="T2">fight</text:span><text:span text:style-name="T1"> </text:span><text:span text:style-name="T2">dem,</text:span><text:span text:style-name="T1"> </text:span><text:span text:style-name="T2">if</text:span><text:span text:style-name="T1"> </text:span><text:span text:style-name="T2">dat</text:span><text:span text:style-name="T1"> </text:span><text:span text:style-name="T2">be</text:span><text:span text:style-name="T1"> </text:span><text:span text:style-name="T2">in</text:span><text:span text:style-name="T1"> </text:span><text:span text:style-name="T2">your</text:span><text:span text:style-name="T1"> </text:span><text:span text:style-name="T2">mind.</text:span><text:span text:style-name="T1"> </text:span><text:span text:style-name="T2">Run,</text:span><text:span text:style-name="T1"> </text:span><text:span text:style-name="T2">woman,</text:span><text:span text:style-name="T1"> </text:span><text:span text:style-name="T2">I</text:span><text:span text:style-name="T1"> </text:span><text:span text:style-name="T2">say,</text:span><text:span text:style-name="T1"> </text:span><text:span text:style-name="T2">and</text:span><text:span text:style-name="T1"> </text:span><text:span text:style-name="T2">you</text:span><text:span text:style-name="T1"> </text:span><text:span text:style-name="T2">be</text:span><text:span text:style-name="T1"> </text:span><text:span text:style-name="T2">running</text:span><text:span text:style-name="T1"> </text:span><text:span text:style-name="T2">far</text:span><text:span text:style-name="T1"> </text:span><text:span text:style-name="T2">away.</text:span><text:span text:style-name="T1">”</text:span></text:p>
      <text:p text:style-name="P2">Lernea<text:span text:style-name="T3"> </text:span>shook<text:span text:style-name="T3"> </text:span>her<text:span text:style-name="T3"> </text:span>head<text:span text:style-name="T3"> </text:span>before<text:span text:style-name="T3"> </text:span>she<text:span text:style-name="T3"> </text:span>replied<text:span text:style-name="T3"> </text:span>flatly:</text:p>
      <text:p text:style-name="P1"><text:span text:style-name="T1">“</text:span><text:span text:style-name="T2">I</text:span><text:span text:style-name="T1">’</text:span><text:span text:style-name="T2">m</text:span><text:span text:style-name="T1"> </text:span><text:span text:style-name="T2">tired</text:span><text:span text:style-name="T1"> </text:span><text:span text:style-name="T2">of</text:span><text:span text:style-name="T1"> </text:span><text:span text:style-name="T2">running,</text:span><text:span text:style-name="T1"> </text:span><text:span text:style-name="T2">woodkin.</text:span><text:span text:style-name="T1">”</text:span></text:p>
      <text:p text:style-name="P2">Those<text:span text:style-name="T3"> </text:span>words<text:span text:style-name="T3"> </text:span>brought<text:span text:style-name="T3"> </text:span>a<text:span text:style-name="T3"> </text:span>grin<text:span text:style-name="T3"> </text:span>on<text:span text:style-name="T3"> </text:span>Ned<text:span text:style-name="T3">’</text:span>s<text:span text:style-name="T3"> </text:span>face,<text:span text:style-name="T3"> </text:span>while<text:span text:style-name="T3"> </text:span>Winceham<text:span text:style-name="T3"> </text:span>rolled<text:span text:style-name="T3"> </text:span>his<text:span text:style-name="T3"> </text:span>eyes<text:span text:style-name="T3"> </text:span>and<text:span text:style-name="T3"> </text:span>mumbled<text:span text:style-name="T3"> </text:span>something<text:span text:style-name="T3"> </text:span>about<text:span text:style-name="T3"> </text:span>his<text:span text:style-name="T3"> </text:span>feet<text:span text:style-name="T3"> </text:span>killing<text:span text:style-name="T3"> </text:span>him.<text:span text:style-name="T3"> </text:span>They<text:span text:style-name="T3"> </text:span>all<text:span text:style-name="T3"> </text:span>set<text:span text:style-name="T3"> </text:span>out<text:span text:style-name="T3"> </text:span>towards<text:span text:style-name="T3"> </text:span>the<text:span text:style-name="T3"> </text:span>Lake,<text:span text:style-name="T3"> </text:span>leaving<text:span text:style-name="T3"> </text:span>the<text:span text:style-name="T3"> </text:span>village<text:span text:style-name="T3">’</text:span>s<text:span text:style-name="T3"> </text:span>ruins<text:span text:style-name="T3"> </text:span>to<text:span text:style-name="T3"> </text:span>smolder<text:span text:style-name="T3"> </text:span>under<text:span text:style-name="T3"> </text:span>an<text:span text:style-name="T3"> </text:span>overcast<text:span text:style-name="T3"> </text:span>sky.</text:p>
      <text:p text:style-name="P1"><text:span text:style-name="T1">“</text:span><text:span text:style-name="T2">What</text:span><text:span text:style-name="T1"> </text:span><text:span text:style-name="T2">will</text:span><text:span text:style-name="T1"> </text:span><text:span text:style-name="T2">we</text:span><text:span text:style-name="T1"> </text:span><text:span text:style-name="T2">be</text:span><text:span text:style-name="T1"> </text:span><text:span text:style-name="T2">on</text:span><text:span text:style-name="T1"> </text:span><text:span text:style-name="T2">the</text:span><text:span text:style-name="T1"> </text:span><text:span text:style-name="T2">lookout</text:span><text:span text:style-name="T1"> </text:span><text:span text:style-name="T2">for?</text:span><text:span text:style-name="T1">” </text:span><text:span text:style-name="T2">Parcifal</text:span><text:span text:style-name="T1"> </text:span><text:span text:style-name="T2">asked</text:span><text:span text:style-name="T1"> </text:span><text:span text:style-name="T2">her</text:span><text:span text:style-name="T1"> </text:span><text:span text:style-name="T2">sister.</text:span></text:p>
      <text:p text:style-name="P1"><text:span text:style-name="T1">“</text:span><text:span text:style-name="T2">A</text:span><text:span text:style-name="T1"> </text:span><text:span text:style-name="T2">flying</text:span><text:span text:style-name="T1"> </text:span><text:span text:style-name="T2">ship,</text:span><text:span text:style-name="T1">” </text:span><text:span text:style-name="T2">said</text:span><text:span text:style-name="T1"> </text:span><text:span text:style-name="T2">Lernea.</text:span></text:p>
      <text:p text:style-name="P1"><text:span text:style-name="T1">“</text:span><text:span text:style-name="T2">You</text:span><text:span text:style-name="T1"> </text:span><text:span text:style-name="T2">don</text:span><text:span text:style-name="T1">’</text:span><text:span text:style-name="T2">t</text:span><text:span text:style-name="T1"> </text:span><text:span text:style-name="T2">really</text:span><text:span text:style-name="T1"> </text:span><text:span text:style-name="T2">believe</text:span><text:span text:style-name="T1"> </text:span><text:span text:style-name="T2">that</text:span><text:span text:style-name="T1"> </text:span><text:span text:style-name="T2">story,</text:span><text:span text:style-name="T1"> </text:span><text:span text:style-name="T2">do</text:span><text:span text:style-name="T1"> </text:span><text:span text:style-name="T2">you?</text:span><text:span text:style-name="T1">” </text:span><text:span text:style-name="T2">her</text:span><text:span text:style-name="T1"> </text:span><text:span text:style-name="T2">sister</text:span><text:span text:style-name="T1"> </text:span><text:span text:style-name="T2">asked</text:span><text:span text:style-name="T1"> </text:span><text:span text:style-name="T2">in</text:span><text:span text:style-name="T1"> </text:span><text:span text:style-name="T2">a</text:span><text:span text:style-name="T1"> </text:span><text:span text:style-name="T2">hushed</text:span><text:span text:style-name="T1"> </text:span><text:span text:style-name="T2">voice</text:span><text:span text:style-name="T1"> </text:span><text:span text:style-name="T2">as</text:span><text:span text:style-name="T1"> </text:span><text:span text:style-name="T2">Theo</text:span><text:span text:style-name="T1"> </text:span><text:span text:style-name="T2">led</text:span><text:span text:style-name="T1"> </text:span><text:span text:style-name="T2">the</text:span><text:span text:style-name="T1"> </text:span><text:span text:style-name="T2">way,</text:span><text:span text:style-name="T1"> </text:span><text:span text:style-name="T2">Fingammon</text:span><text:span text:style-name="T1"> </text:span><text:span text:style-name="T2">wearily</text:span><text:span text:style-name="T1"> </text:span><text:span text:style-name="T2">trudging</text:span><text:span text:style-name="T1"> </text:span><text:span text:style-name="T2">along</text:span><text:span text:style-name="T1"> </text:span><text:span text:style-name="T2">by</text:span><text:span text:style-name="T1"> </text:span><text:span text:style-name="T2">his</text:span><text:span text:style-name="T1"> </text:span><text:span text:style-name="T2">side.</text:span></text:p>
      <text:p text:style-name="P2"><text:soft-page-break/>And<text:span text:style-name="T3"> </text:span>then<text:span text:style-name="T3"> </text:span>Bo<text:span text:style-name="T3"> </text:span>popped<text:span text:style-name="T3"> </text:span>up<text:span text:style-name="T3"> </text:span>from<text:span text:style-name="T3"> </text:span>beneath<text:span text:style-name="T3"> </text:span>the<text:span text:style-name="T3"> </text:span>ground,<text:span text:style-name="T3"> </text:span>right<text:span text:style-name="T3"> </text:span>in<text:span text:style-name="T3"> </text:span>front<text:span text:style-name="T3"> </text:span>of<text:span text:style-name="T3"> </text:span>her<text:span text:style-name="T3"> </text:span>feet.<text:span text:style-name="T3"> </text:span>He<text:span text:style-name="T3"> </text:span>looked<text:span text:style-name="T3"> </text:span>at<text:span text:style-name="T3"> </text:span>her<text:span text:style-name="T3"> </text:span>with<text:span text:style-name="T3"> </text:span>eyes<text:span text:style-name="T3"> </text:span>glowing<text:span text:style-name="T3"> </text:span>hot<text:span text:style-name="T3"> </text:span>as<text:span text:style-name="T3"> </text:span>embers,<text:span text:style-name="T3"> </text:span>before<text:span text:style-name="T3"> </text:span>grinning<text:span text:style-name="T3"> </text:span>widely<text:span text:style-name="T3"> </text:span>directly<text:span text:style-name="T3"> </text:span>at<text:span text:style-name="T3"> </text:span>her<text:span text:style-name="T3"> </text:span>and<text:span text:style-name="T3"> </text:span>burrowing<text:span text:style-name="T3"> </text:span>itself<text:span text:style-name="T3"> </text:span>down<text:span text:style-name="T3"> </text:span>again.<text:span text:style-name="T3"> </text:span>A<text:span text:style-name="T3"> </text:span>moment<text:span text:style-name="T3"> </text:span>later<text:span text:style-name="T3"> </text:span>it<text:span text:style-name="T3"> </text:span>popped<text:span text:style-name="T3"> </text:span>up<text:span text:style-name="T3"> </text:span>right<text:span text:style-name="T3"> </text:span>behind<text:span text:style-name="T3"> </text:span>Theo,<text:span text:style-name="T3"> </text:span>and<text:span text:style-name="T3"> </text:span>followed<text:span text:style-name="T3"> </text:span>him<text:span text:style-name="T3"> </text:span>close<text:span text:style-name="T3"> </text:span>by,<text:span text:style-name="T3"> </text:span>happily<text:span text:style-name="T3"> </text:span>hopping<text:span text:style-name="T3"> </text:span>around<text:span text:style-name="T3"> </text:span>him<text:span text:style-name="T3"> </text:span>playfully,<text:span text:style-name="T3"> </text:span>the<text:span text:style-name="T3"> </text:span>flames<text:span text:style-name="T3"> </text:span>around<text:span text:style-name="T3"> </text:span>his<text:span text:style-name="T3"> </text:span>eyes<text:span text:style-name="T3"> </text:span>twirling<text:span text:style-name="T3"> </text:span>like<text:span text:style-name="T3"> </text:span>a<text:span text:style-name="T3"> </text:span>torch<text:span text:style-name="T3"> </text:span>at<text:span text:style-name="T3"> </text:span>night.</text:p>
      <text:p text:style-name="P2">Parcifal<text:span text:style-name="T3"> </text:span>answered<text:span text:style-name="T3"> </text:span>her<text:span text:style-name="T3"> </text:span>own<text:span text:style-name="T3"> </text:span>question<text:span text:style-name="T3"> </text:span>before<text:span text:style-name="T3"> </text:span>Lernea<text:span text:style-name="T3"> </text:span>could<text:span text:style-name="T3"> </text:span>answer:</text:p>
      <text:p text:style-name="P1"><text:span text:style-name="T1">“</text:span><text:span text:style-name="T2">Never</text:span><text:span text:style-name="T1"> </text:span><text:span text:style-name="T2">mind</text:span><text:span text:style-name="T1"> </text:span><text:span text:style-name="T2">that.</text:span><text:span text:style-name="T1"> </text:span><text:span text:style-name="T2">I</text:span><text:span text:style-name="T1"> </text:span><text:span text:style-name="T2">guess</text:span><text:span text:style-name="T1"> </text:span><text:span text:style-name="T2">a</text:span><text:span text:style-name="T1"> </text:span><text:span text:style-name="T2">flying</text:span><text:span text:style-name="T1"> </text:span><text:span text:style-name="T2">ship</text:span><text:span text:style-name="T1">’</text:span><text:span text:style-name="T2">s</text:span><text:span text:style-name="T1"> </text:span><text:span text:style-name="T2">not</text:span><text:span text:style-name="T1"> </text:span><text:span text:style-name="T2">that</text:span><text:span text:style-name="T1"> </text:span><text:span text:style-name="T2">weird,</text:span><text:span text:style-name="T1">” </text:span><text:span text:style-name="T2">she</text:span><text:span text:style-name="T1"> </text:span><text:span text:style-name="T2">said</text:span><text:span text:style-name="T1"> </text:span><text:span text:style-name="T2">and</text:span><text:span text:style-name="T1"> </text:span><text:span text:style-name="T2">fell</text:span><text:span text:style-name="T1"> </text:span><text:span text:style-name="T2">in</text:span><text:span text:style-name="T1"> </text:span><text:span text:style-name="T2">line,</text:span><text:span text:style-name="T1"> </text:span><text:span text:style-name="T2">Ned</text:span><text:span text:style-name="T1"> </text:span><text:span text:style-name="T2">and</text:span><text:span text:style-name="T1"> </text:span><text:span text:style-name="T2">Winceham</text:span><text:span text:style-name="T1"> </text:span><text:span text:style-name="T2">close</text:span><text:span text:style-name="T1"> </text:span><text:span text:style-name="T2">behind</text:span><text:span text:style-name="T1"> </text:span><text:span text:style-name="T2">them.</text:span></text:p>
      <text:p text:style-name="P2">Clouds<text:span text:style-name="T3"> </text:span>were<text:span text:style-name="T3"> </text:span>gathering.<text:span text:style-name="T3"> </text:span>It<text:span text:style-name="T3"> </text:span>was<text:span text:style-name="T3"> </text:span>a<text:span text:style-name="T3"> </text:span>hazy<text:span text:style-name="T3"> </text:span>morning.</text:p>
      <text:p text:style-name="P2"/>
      <text:p text:style-name="P2">Part<text:span text:style-name="T3"> </text:span>Three</text:p>
      <text:p text:style-name="P2"/>
      <text:p text:style-name="P2">Ned<text:span text:style-name="T3"> </text:span>was<text:span text:style-name="T3"> </text:span>on<text:span text:style-name="T3"> </text:span>watch,<text:span text:style-name="T3"> </text:span>sitting<text:span text:style-name="T3"> </text:span>at<text:span text:style-name="T3"> </text:span>a<text:span text:style-name="T3"> </text:span>ledge<text:span text:style-name="T3"> </text:span>at<text:span text:style-name="T3"> </text:span>the<text:span text:style-name="T3"> </text:span>mouth<text:span text:style-name="T3"> </text:span>of<text:span text:style-name="T3"> </text:span>the<text:span text:style-name="T3"> </text:span>cave.<text:span text:style-name="T3"> </text:span>He<text:span text:style-name="T3"> </text:span>hadn<text:span text:style-name="T3">’</text:span>t<text:span text:style-name="T3"> </text:span>really<text:span text:style-name="T3"> </text:span>slept<text:span text:style-name="T3"> </text:span>all<text:span text:style-name="T3"> </text:span>that<text:span text:style-name="T3"> </text:span>well;<text:span text:style-name="T3"> </text:span>the<text:span text:style-name="T3"> </text:span>physical<text:span text:style-name="T3"> </text:span>exertion<text:span text:style-name="T3"> </text:span>made<text:span text:style-name="T3"> </text:span>his<text:span text:style-name="T3"> </text:span>muscles<text:span text:style-name="T3"> </text:span>ache<text:span text:style-name="T3"> </text:span>but<text:span text:style-name="T3"> </text:span>his<text:span text:style-name="T3"> </text:span>troubled<text:span text:style-name="T3"> </text:span>mind<text:span text:style-name="T3"> </text:span>couldn<text:span text:style-name="T3">’</text:span>t<text:span text:style-name="T3"> </text:span>rest,<text:span text:style-name="T3"> </text:span>and<text:span text:style-name="T3"> </text:span>so<text:span text:style-name="T3"> </text:span>he<text:span text:style-name="T3"> </text:span>fidgeted<text:span text:style-name="T3"> </text:span>nervously,<text:span text:style-name="T3"> </text:span>never<text:span text:style-name="T3"> </text:span>really<text:span text:style-name="T3"> </text:span>getting<text:span text:style-name="T3"> </text:span>a<text:span text:style-name="T3"> </text:span>proper<text:span text:style-name="T3"> </text:span>rest.<text:span text:style-name="T3"> </text:span>Dark<text:span text:style-name="T3"> </text:span>thoughts<text:span text:style-name="T3"> </text:span>wrestled<text:span text:style-name="T3"> </text:span>in<text:span text:style-name="T3"> </text:span>his<text:span text:style-name="T3"> </text:span>mind,<text:span text:style-name="T3"> </text:span>and<text:span text:style-name="T3"> </text:span>the<text:span text:style-name="T3"> </text:span>need<text:span text:style-name="T3"> </text:span>for<text:span text:style-name="T3"> </text:span>revenge<text:span text:style-name="T3"> </text:span>made<text:span text:style-name="T3"> </text:span>his<text:span text:style-name="T3"> </text:span>stomach<text:span text:style-name="T3"> </text:span>churn<text:span text:style-name="T3"> </text:span>and<text:span text:style-name="T3"> </text:span>his<text:span text:style-name="T3"> </text:span>heart<text:span text:style-name="T3"> </text:span>thump<text:span text:style-name="T3"> </text:span>mightily<text:span text:style-name="T3"> </text:span>in<text:span text:style-name="T3"> </text:span>his<text:span text:style-name="T3"> </text:span>chest.<text:span text:style-name="T3"> </text:span>He<text:span text:style-name="T3"> </text:span>looked<text:span text:style-name="T3"> </text:span>at<text:span text:style-name="T3"> </text:span>the<text:span text:style-name="T3"> </text:span>cloudy<text:span text:style-name="T3"> </text:span>sky<text:span text:style-name="T3"> </text:span>from<text:span text:style-name="T3"> </text:span>the<text:span text:style-name="T3"> </text:span>lip<text:span text:style-name="T3"> </text:span>of<text:span text:style-name="T3"> </text:span>the<text:span text:style-name="T3"> </text:span>cave,<text:span text:style-name="T3"> </text:span>his<text:span text:style-name="T3"> </text:span>fingers<text:span text:style-name="T3"> </text:span>gently<text:span text:style-name="T3"> </text:span>caressing<text:span text:style-name="T3"> </text:span>his<text:span text:style-name="T3"> </text:span>drum,<text:span text:style-name="T3"> </text:span>his<text:span text:style-name="T3"> </text:span>sole<text:span text:style-name="T3"> </text:span>possession<text:span text:style-name="T3"> </text:span>in<text:span text:style-name="T3"> </text:span>the<text:span text:style-name="T3"> </text:span>world<text:span text:style-name="T3"> </text:span>now<text:span text:style-name="T3"> </text:span>and<text:span text:style-name="T3"> </text:span>the<text:span text:style-name="T3"> </text:span>last<text:span text:style-name="T3"> </text:span>thing<text:span text:style-name="T3"> </text:span>he<text:span text:style-name="T3"> </text:span>loved.</text:p>
      <text:p text:style-name="P2">Theo<text:span text:style-name="T3"> </text:span>couldn<text:span text:style-name="T3">’</text:span>t<text:span text:style-name="T3"> </text:span>sleep<text:span text:style-name="T3"> </text:span>either;<text:span text:style-name="T3"> </text:span>the<text:span text:style-name="T3"> </text:span>realisation<text:span text:style-name="T3"> </text:span>that<text:span text:style-name="T3"> </text:span>almost<text:span text:style-name="T3"> </text:span>his<text:span text:style-name="T3"> </text:span>whole<text:span text:style-name="T3"> </text:span>life<text:span text:style-name="T3"> </text:span>he<text:span text:style-name="T3"> </text:span>had<text:span text:style-name="T3"> </text:span>been<text:span text:style-name="T3"> </text:span>lied<text:span text:style-name="T3"> </text:span>to,<text:span text:style-name="T3"> </text:span>even<text:span text:style-name="T3"> </text:span>if<text:span text:style-name="T3"> </text:span>it<text:span text:style-name="T3"> </text:span>seemed<text:span text:style-name="T3"> </text:span>to<text:span text:style-name="T3"> </text:span>be<text:span text:style-name="T3"> </text:span>in<text:span text:style-name="T3"> </text:span>everyone<text:span text:style-name="T3">’</text:span>s<text:span text:style-name="T3"> </text:span>best<text:span text:style-name="T3"> </text:span>interest,<text:span text:style-name="T3"> </text:span>was<text:span text:style-name="T3"> </text:span>impossible<text:span text:style-name="T3"> </text:span>to<text:span text:style-name="T3"> </text:span>fathom.<text:span text:style-name="T3"> </text:span>A<text:span text:style-name="T3"> </text:span>lot<text:span text:style-name="T3"> </text:span>of<text:span text:style-name="T3"> </text:span>things<text:span text:style-name="T3"> </text:span>were<text:span text:style-name="T3"> </text:span>impossible<text:span text:style-name="T3"> </text:span>for<text:span text:style-name="T3"> </text:span>Theo<text:span text:style-name="T3"> </text:span>to<text:span text:style-name="T3"> </text:span>fathom<text:span text:style-name="T3"> </text:span>actually,<text:span text:style-name="T3"> </text:span>but<text:span text:style-name="T3"> </text:span>this<text:span text:style-name="T3"> </text:span>one<text:span text:style-name="T3"> </text:span>in<text:span text:style-name="T3"> </text:span>particular<text:span text:style-name="T3"> </text:span>stung<text:span text:style-name="T3"> </text:span>him<text:span text:style-name="T3"> </text:span>like<text:span text:style-name="T3"> </text:span>bees<text:span text:style-name="T3"> </text:span>from<text:span text:style-name="T3"> </text:span>hell.<text:span text:style-name="T3"> </text:span>To<text:span text:style-name="T3"> </text:span>top<text:span text:style-name="T3"> </text:span>it<text:span text:style-name="T3"> </text:span>off,<text:span text:style-name="T3"> </text:span>there<text:span text:style-name="T3"> </text:span>was<text:span text:style-name="T3"> </text:span>no-one<text:span text:style-name="T3"> </text:span>of<text:span text:style-name="T3"> </text:span>his<text:span text:style-name="T3"> </text:span>people<text:span text:style-name="T3"> </text:span>to<text:span text:style-name="T3"> </text:span>talk<text:span text:style-name="T3"> </text:span>to<text:span text:style-name="T3"> </text:span>about<text:span text:style-name="T3"> </text:span>other<text:span text:style-name="T3"> </text:span>than<text:span text:style-name="T3"> </text:span>the<text:span text:style-name="T3"> </text:span>elder,<text:span text:style-name="T3"> </text:span>who<text:span text:style-name="T3"> </text:span>having<text:span text:style-name="T3"> </text:span>fully<text:span text:style-name="T3"> </text:span>explained<text:span text:style-name="T3"> </text:span>to<text:span text:style-name="T3"> </text:span>him<text:span text:style-name="T3"> </text:span>how<text:span text:style-name="T3"> </text:span>he<text:span text:style-name="T3"> </text:span>came<text:span text:style-name="T3"> </text:span>to<text:span text:style-name="T3"> </text:span>find<text:span text:style-name="T3"> </text:span>him<text:span text:style-name="T3"> </text:span>one<text:span text:style-name="T3"> </text:span>day<text:span text:style-name="T3"> </text:span>in<text:span text:style-name="T3"> </text:span>the<text:span text:style-name="T3"> </text:span>wounds,<text:span text:style-name="T3"> </text:span>he<text:span text:style-name="T3"> </text:span>fell<text:span text:style-name="T3"> </text:span>asleep,<text:span text:style-name="T3"> </text:span>the<text:span text:style-name="T3"> </text:span>years<text:span text:style-name="T3"> </text:span>on<text:span text:style-name="T3"> </text:span>his<text:span text:style-name="T3"> </text:span>back<text:span text:style-name="T3"> </text:span>and<text:span text:style-name="T3"> </text:span>the<text:span text:style-name="T3"> </text:span>exhaustion<text:span text:style-name="T3"> </text:span>from<text:span text:style-name="T3"> </text:span>the<text:span text:style-name="T3"> </text:span>ordeal<text:span text:style-name="T3"> </text:span>with<text:span text:style-name="T3"> </text:span>Hobb<text:span text:style-name="T3">’</text:span>s<text:span text:style-name="T3"> </text:span>raid<text:span text:style-name="T3"> </text:span>having<text:span text:style-name="T3"> </text:span>exerted<text:span text:style-name="T3"> </text:span>their<text:span text:style-name="T3"> </text:span>toll<text:span text:style-name="T3"> </text:span>on<text:span text:style-name="T3"> </text:span>the<text:span text:style-name="T3"> </text:span>aged<text:span text:style-name="T3"> </text:span>woodkin.</text:p>
      <text:p text:style-name="P2">Theo<text:span text:style-name="T3"> </text:span>kept<text:span text:style-name="T3"> </text:span>to<text:span text:style-name="T3"> </text:span>himself,<text:span text:style-name="T3"> </text:span>never<text:span text:style-name="T3"> </text:span>uttering<text:span text:style-name="T3"> </text:span>a<text:span text:style-name="T3"> </text:span>word.<text:span text:style-name="T3"> </text:span>He<text:span text:style-name="T3"> </text:span>sat<text:span text:style-name="T3"> </text:span>with<text:span text:style-name="T3"> </text:span>his<text:span text:style-name="T3"> </text:span>legs<text:span text:style-name="T3"> </text:span>crossed,<text:span text:style-name="T3"> </text:span>his<text:span text:style-name="T3"> </text:span>eyes<text:span text:style-name="T3"> </text:span>unable<text:span text:style-name="T3"> </text:span>to<text:span text:style-name="T3"> </text:span>part<text:span text:style-name="T3"> </text:span>with<text:span text:style-name="T3"> </text:span>the<text:span text:style-name="T3"> </text:span>vista<text:span text:style-name="T3"> </text:span>of<text:span text:style-name="T3"> </text:span>his<text:span text:style-name="T3"> </text:span>village<text:span text:style-name="T3"> </text:span>burned<text:span text:style-name="T3"> </text:span>to<text:span text:style-name="T3"> </text:span>the<text:span text:style-name="T3"> </text:span>ground.<text:span text:style-name="T3"> </text:span>Little<text:span text:style-name="T3"> </text:span>clouds<text:span text:style-name="T3"> </text:span>of<text:span text:style-name="T3"> </text:span>smoke<text:span text:style-name="T3"> </text:span>still<text:span text:style-name="T3"> </text:span>gathered<text:span text:style-name="T3"> </text:span>above<text:span text:style-name="T3"> </text:span>it,<text:span text:style-name="T3"> </text:span>but<text:span text:style-name="T3"> </text:span>the<text:span text:style-name="T3"> </text:span>fires<text:span text:style-name="T3"> </text:span>had<text:span text:style-name="T3"> </text:span>been<text:span text:style-name="T3"> </text:span>extinguished<text:span text:style-name="T3"> </text:span>by<text:span text:style-name="T3"> </text:span>that<text:span text:style-name="T3"> </text:span>time,<text:span text:style-name="T3"> </text:span>after<text:span text:style-name="T3"> </text:span>having<text:span text:style-name="T3"> </text:span>eating<text:span text:style-name="T3"> </text:span>almost<text:span text:style-name="T3"> </text:span>everything,<text:span text:style-name="T3"> </text:span>leaving<text:span text:style-name="T3"> </text:span>little<text:span text:style-name="T3"> </text:span>for<text:span text:style-name="T3"> </text:span>the<text:span text:style-name="T3"> </text:span>eye<text:span text:style-name="T3"> </text:span>to<text:span text:style-name="T3"> </text:span>see<text:span text:style-name="T3"> </text:span>that<text:span text:style-name="T3"> </text:span>at<text:span text:style-name="T3"> </text:span>one<text:span text:style-name="T3"> </text:span>time,<text:span text:style-name="T3"> </text:span>people<text:span text:style-name="T3"> </text:span>had<text:span text:style-name="T3"> </text:span>lived<text:span text:style-name="T3"> </text:span>there.<text:span text:style-name="T3"> </text:span>All<text:span text:style-name="T3"> </text:span>that<text:span text:style-name="T3"> </text:span>remained,<text:span text:style-name="T3"> </text:span>was<text:span text:style-name="T3"> </text:span>old<text:span text:style-name="T3"> </text:span>Fingammon,<text:span text:style-name="T3"> </text:span>sleeping<text:span text:style-name="T3"> </text:span>in<text:span text:style-name="T3"> </text:span>the<text:span text:style-name="T3"> </text:span>cave<text:span text:style-name="T3"> </text:span>deeply.</text:p>
      <text:p text:style-name="P2">Ned<text:span text:style-name="T3"> </text:span>watched<text:span text:style-name="T3"> </text:span>Theo<text:span text:style-name="T3"> </text:span>absentmindedly,<text:span text:style-name="T3"> </text:span>himself<text:span text:style-name="T3"> </text:span>lost<text:span text:style-name="T3"> </text:span>in<text:span text:style-name="T3"> </text:span>thought.<text:span text:style-name="T3"> </text:span>He<text:span text:style-name="T3"> </text:span>had<text:span text:style-name="T3"> </text:span>a<text:span text:style-name="T3"> </text:span>sudden<text:span text:style-name="T3"> </text:span>realisation<text:span text:style-name="T3"> </text:span>then:<text:span text:style-name="T3"> </text:span>if<text:span text:style-name="T3"> </text:span>it<text:span text:style-name="T3"> </text:span>wasn<text:span text:style-name="T3">’</text:span>t<text:span text:style-name="T3"> </text:span>for<text:span text:style-name="T3"> </text:span>the<text:span text:style-name="T3"> </text:span>ears<text:span text:style-name="T3"> </text:span>and<text:span text:style-name="T3"> </text:span>the<text:span text:style-name="T3"> </text:span>bunny,<text:span text:style-name="T3"> </text:span>it<text:span text:style-name="T3"> </text:span>felt<text:span text:style-name="T3"> </text:span>to<text:span text:style-name="T3"> </text:span>him<text:span text:style-name="T3"> </text:span>that<text:span text:style-name="T3"> </text:span>he<text:span text:style-name="T3"> </text:span>was<text:span text:style-name="T3"> </text:span>watching<text:span text:style-name="T3"> </text:span>himself.<text:span text:style-name="T3"> </text:span>They<text:span text:style-name="T3"> </text:span>had<text:span text:style-name="T3"> </text:span>both<text:span text:style-name="T3"> </text:span>lost<text:span text:style-name="T3"> </text:span>their<text:span text:style-name="T3"> </text:span>homes,<text:span text:style-name="T3"> </text:span>and<text:span text:style-name="T3"> </text:span>Theo<text:span text:style-name="T3"> </text:span>had<text:span text:style-name="T3"> </text:span>never<text:span text:style-name="T3"> </text:span>met<text:span text:style-name="T3"> </text:span>his<text:span text:style-name="T3"> </text:span>parents;<text:span text:style-name="T3"> </text:span>in<text:span text:style-name="T3"> </text:span>a<text:span text:style-name="T3"> </text:span>way,<text:span text:style-name="T3"> </text:span>that<text:span text:style-name="T3"> </text:span>was<text:span text:style-name="T3"> </text:span>worse<text:span text:style-name="T3"> </text:span>than<text:span text:style-name="T3"> </text:span>what<text:span text:style-name="T3"> </text:span>Ned<text:span text:style-name="T3"> </text:span>was<text:span text:style-name="T3"> </text:span>going<text:span text:style-name="T3"> </text:span>through.<text:span text:style-name="T3"> </text:span>At<text:span text:style-name="T3"> </text:span>least<text:span text:style-name="T3"> </text:span>he<text:span text:style-name="T3"> </text:span>had<text:span text:style-name="T3"> </text:span>some<text:span text:style-name="T3"> </text:span>memories.<text:span text:style-name="T3"> </text:span>But<text:span text:style-name="T3"> </text:span>Theo,<text:span text:style-name="T3"> </text:span>thought<text:span text:style-name="T3"> </text:span>Ned,<text:span text:style-name="T3"> </text:span>all<text:span text:style-name="T3"> </text:span>he<text:span text:style-name="T3"> </text:span>had<text:span text:style-name="T3"> </text:span>to<text:span text:style-name="T3"> </text:span>cry<text:span text:style-name="T3"> </text:span>for<text:span text:style-name="T3"> </text:span>was<text:span text:style-name="T3"> </text:span>a<text:span text:style-name="T3"> </text:span>bunny<text:span text:style-name="T3"> </text:span>with<text:span text:style-name="T3"> </text:span>a<text:span text:style-name="T3"> </text:span>condition<text:span text:style-name="T3"> </text:span>and<text:span text:style-name="T3"> </text:span>an<text:span text:style-name="T3"> </text:span>amulet<text:span text:style-name="T3"> </text:span>that<text:span text:style-name="T3"> </text:span>had<text:span text:style-name="T3"> </text:span>only<text:span text:style-name="T3"> </text:span>caused<text:span text:style-name="T3"> </text:span>him<text:span text:style-name="T3"> </text:span>disaster.</text:p>
      <text:p text:style-name="P1"><text:span text:style-name="T1">“</text:span><text:span text:style-name="T2">It</text:span><text:span text:style-name="T1">’</text:span><text:span text:style-name="T2">s</text:span><text:span text:style-name="T1"> </text:span><text:span text:style-name="T2">not</text:span><text:span text:style-name="T1"> </text:span><text:span text:style-name="T2">easy,</text:span><text:span text:style-name="T1"> </text:span><text:span text:style-name="T2">is</text:span><text:span text:style-name="T1"> </text:span><text:span text:style-name="T2">it?</text:span><text:span text:style-name="T1">” </text:span><text:span text:style-name="T2">said</text:span><text:span text:style-name="T1"> </text:span><text:span text:style-name="T2">Ned,</text:span><text:span text:style-name="T1"> </text:span><text:span text:style-name="T2">speaking</text:span><text:span text:style-name="T1"> </text:span><text:span text:style-name="T2">from</text:span><text:span text:style-name="T1"> </text:span><text:span text:style-name="T2">the</text:span><text:span text:style-name="T1"> </text:span><text:span text:style-name="T2">heart.</text:span><text:span text:style-name="T1"> </text:span><text:span text:style-name="T2">Theo</text:span><text:span text:style-name="T1"> </text:span><text:soft-page-break/><text:span text:style-name="T2">did</text:span><text:span text:style-name="T1"> </text:span><text:span text:style-name="T2">not</text:span><text:span text:style-name="T1"> </text:span><text:span text:style-name="T2">look</text:span><text:span text:style-name="T1"> </text:span><text:span text:style-name="T2">at</text:span><text:span text:style-name="T1"> </text:span><text:span text:style-name="T2">him,</text:span><text:span text:style-name="T1"> </text:span><text:span text:style-name="T2">but</text:span><text:span text:style-name="T1"> </text:span><text:span text:style-name="T2">simply</text:span><text:span text:style-name="T1"> </text:span><text:span text:style-name="T2">remained</text:span><text:span text:style-name="T1"> </text:span><text:span text:style-name="T2">silent,</text:span><text:span text:style-name="T1"> </text:span><text:span text:style-name="T2">gazing</text:span><text:span text:style-name="T1"> </text:span><text:span text:style-name="T2">outwards</text:span><text:span text:style-name="T1"> </text:span><text:span text:style-name="T2">into</text:span><text:span text:style-name="T1"> </text:span><text:span text:style-name="T2">the</text:span><text:span text:style-name="T1"> </text:span><text:span text:style-name="T2">sky.</text:span><text:span text:style-name="T1"> </text:span><text:span text:style-name="T2">Ned</text:span><text:span text:style-name="T1"> </text:span><text:span text:style-name="T2">walked</text:span><text:span text:style-name="T1"> </text:span><text:span text:style-name="T2">over</text:span><text:span text:style-name="T1"> </text:span><text:span text:style-name="T2">him,</text:span><text:span text:style-name="T1"> </text:span><text:span text:style-name="T2">and</text:span><text:span text:style-name="T1"> </text:span><text:span text:style-name="T2">sat</text:span><text:span text:style-name="T1"> </text:span><text:span text:style-name="T2">himself</text:span><text:span text:style-name="T1"> </text:span><text:span text:style-name="T2">down</text:span><text:span text:style-name="T1"> </text:span><text:span text:style-name="T2">on</text:span><text:span text:style-name="T1"> </text:span><text:span text:style-name="T2">the</text:span><text:span text:style-name="T1"> </text:span><text:span text:style-name="T2">bedrock</text:span><text:span text:style-name="T1"> </text:span><text:span text:style-name="T2">beside</text:span><text:span text:style-name="T1"> </text:span><text:span text:style-name="T2">Theo.</text:span></text:p>
      <text:p text:style-name="P1"><text:span text:style-name="T1">“</text:span><text:span text:style-name="T2">My</text:span><text:span text:style-name="T1"> </text:span><text:span text:style-name="T2">father</text:span><text:span text:style-name="T1"> </text:span><text:span text:style-name="T2">was</text:span><text:span text:style-name="T1"> </text:span><text:span text:style-name="T2">murdered</text:span><text:span text:style-name="T1"> </text:span><text:span text:style-name="T2">last</text:span><text:span text:style-name="T1"> </text:span><text:span text:style-name="T2">night,</text:span><text:span text:style-name="T1">” </text:span><text:span text:style-name="T2">he</text:span><text:span text:style-name="T1"> </text:span><text:span text:style-name="T2">said.</text:span><text:span text:style-name="T1"> </text:span><text:span text:style-name="T2">The</text:span><text:span text:style-name="T1"> </text:span><text:span text:style-name="T2">words</text:span><text:span text:style-name="T1"> </text:span><text:span text:style-name="T2">spurred</text:span><text:span text:style-name="T1"> </text:span><text:span text:style-name="T2">something</text:span><text:span text:style-name="T1"> </text:span><text:span text:style-name="T2">in</text:span><text:span text:style-name="T1"> </text:span><text:span text:style-name="T2">Theo.</text:span><text:span text:style-name="T1"> </text:span><text:span text:style-name="T2">He</text:span><text:span text:style-name="T1"> </text:span><text:span text:style-name="T2">looked</text:span><text:span text:style-name="T1"> </text:span><text:span text:style-name="T2">thoughtful</text:span><text:span text:style-name="T1"> </text:span><text:span text:style-name="T2">when</text:span><text:span text:style-name="T1"> </text:span><text:span text:style-name="T2">he</text:span><text:span text:style-name="T1"> </text:span><text:span text:style-name="T2">said</text:span><text:span text:style-name="T1"> </text:span><text:span text:style-name="T2">softly:</text:span></text:p>
      <text:p text:style-name="P1"><text:span text:style-name="T1">“</text:span><text:span text:style-name="T2">I</text:span><text:span text:style-name="T1">’</text:span><text:span text:style-name="T2">m</text:span><text:span text:style-name="T1"> </text:span><text:span text:style-name="T2">sorry</text:span><text:span text:style-name="T1"> </text:span><text:span text:style-name="T2">for</text:span><text:span text:style-name="T1"> </text:span><text:span text:style-name="T2">your</text:span><text:span text:style-name="T1"> </text:span><text:span text:style-name="T2">loss.</text:span><text:span text:style-name="T1">”</text:span></text:p>
      <text:p text:style-name="P2">Ned<text:span text:style-name="T3"> </text:span>nodded<text:span text:style-name="T3"> </text:span>and<text:span text:style-name="T3"> </text:span>spent<text:span text:style-name="T3"> </text:span>a<text:span text:style-name="T3"> </text:span>moment<text:span text:style-name="T3"> </text:span>or<text:span text:style-name="T3"> </text:span>so<text:span text:style-name="T3"> </text:span>watching<text:span text:style-name="T3"> </text:span>Theo<text:span text:style-name="T3"> </text:span>in<text:span text:style-name="T3"> </text:span>silence.<text:span text:style-name="T3"> </text:span>The<text:span text:style-name="T3"> </text:span>bunny<text:span text:style-name="T3"> </text:span>was<text:span text:style-name="T3"> </text:span>with<text:span text:style-name="T3"> </text:span>him<text:span text:style-name="T3"> </text:span>always<text:span text:style-name="T3"> </text:span>it<text:span text:style-name="T3"> </text:span>seemed.<text:span text:style-name="T3"> </text:span>Just<text:span text:style-name="T3"> </text:span>holding<text:span text:style-name="T3"> </text:span>Bo<text:span text:style-name="T3"> </text:span>seemed<text:span text:style-name="T3"> </text:span>to<text:span text:style-name="T3"> </text:span>be<text:span text:style-name="T3"> </text:span>more<text:span text:style-name="T3"> </text:span>than<text:span text:style-name="T3"> </text:span>important<text:span text:style-name="T3"> </text:span>to<text:span text:style-name="T3"> </text:span>Theo.<text:span text:style-name="T3"> </text:span>The<text:span text:style-name="T3"> </text:span>flames<text:span text:style-name="T3"> </text:span>on<text:span text:style-name="T3"> </text:span>Bo<text:span text:style-name="T3">’</text:span>s<text:span text:style-name="T3"> </text:span>eyes<text:span text:style-name="T3"> </text:span>were<text:span text:style-name="T3"> </text:span>a<text:span text:style-name="T3"> </text:span>mere<text:span text:style-name="T3"> </text:span>prickle<text:span text:style-name="T3"> </text:span>of<text:span text:style-name="T3"> </text:span>light<text:span text:style-name="T3"> </text:span>at<text:span text:style-name="T3"> </text:span>that<text:span text:style-name="T3"> </text:span>time;<text:span text:style-name="T3"> </text:span>he<text:span text:style-name="T3"> </text:span>looked<text:span text:style-name="T3"> </text:span>content,<text:span text:style-name="T3"> </text:span>nibbling<text:span text:style-name="T3"> </text:span>a<text:span text:style-name="T3"> </text:span>thick<text:span text:style-name="T3"> </text:span>wide<text:span text:style-name="T3"> </text:span>leaf.<text:span text:style-name="T3"> </text:span>It<text:span text:style-name="T3"> </text:span>kept<text:span text:style-name="T3"> </text:span>looking<text:span text:style-name="T3"> </text:span>at<text:span text:style-name="T3"> </text:span>Theo<text:span text:style-name="T3"> </text:span>as<text:span text:style-name="T3"> </text:span>if<text:span text:style-name="T3"> </text:span>he<text:span text:style-name="T3"> </text:span>knew<text:span text:style-name="T3"> </text:span>things<text:span text:style-name="T3"> </text:span>were<text:span text:style-name="T3"> </text:span>hard<text:span text:style-name="T3"> </text:span>for<text:span text:style-name="T3"> </text:span>him.<text:span text:style-name="T3"> </text:span>Ned<text:span text:style-name="T3"> </text:span>thought<text:span text:style-name="T3"> </text:span>it<text:span text:style-name="T3"> </text:span>wasn<text:span text:style-name="T3">’</text:span>t<text:span text:style-name="T3"> </text:span>impossible<text:span text:style-name="T3"> </text:span>for<text:span text:style-name="T3"> </text:span>a<text:span text:style-name="T3"> </text:span>flame-eyed<text:span text:style-name="T3"> </text:span>rabbit<text:span text:style-name="T3"> </text:span>to<text:span text:style-name="T3"> </text:span>know<text:span text:style-name="T3"> </text:span>such<text:span text:style-name="T3"> </text:span>things.<text:span text:style-name="T3"> </text:span>It<text:span text:style-name="T3"> </text:span>didn<text:span text:style-name="T3">’</text:span>t<text:span text:style-name="T3"> </text:span>take<text:span text:style-name="T3"> </text:span>an<text:span text:style-name="T3"> </text:span>expert<text:span text:style-name="T3"> </text:span>in<text:span text:style-name="T3"> </text:span>magical<text:span text:style-name="T3"> </text:span>beasts<text:span text:style-name="T3"> </text:span>to<text:span text:style-name="T3"> </text:span>realise<text:span text:style-name="T3"> </text:span>it<text:span text:style-name="T3"> </text:span>when<text:span text:style-name="T3"> </text:span>Bo<text:span text:style-name="T3"> </text:span>looked<text:span text:style-name="T3"> </text:span>at<text:span text:style-name="T3"> </text:span>them<text:span text:style-name="T3"> </text:span>funny.<text:span text:style-name="T3"> </text:span>This<text:span text:style-name="T3"> </text:span>was<text:span text:style-name="T3"> </text:span>one<text:span text:style-name="T3"> </text:span>such<text:span text:style-name="T3"> </text:span>time.<text:span text:style-name="T3"> </text:span>Theo<text:span text:style-name="T3"> </text:span>noticed<text:span text:style-name="T3"> </text:span>the<text:span text:style-name="T3"> </text:span>look<text:span text:style-name="T3"> </text:span>Bo<text:span text:style-name="T3"> </text:span>shot<text:span text:style-name="T3"> </text:span>Ned,<text:span text:style-name="T3"> </text:span>ears<text:span text:style-name="T3"> </text:span>pointed<text:span text:style-name="T3"> </text:span>eagerly<text:span text:style-name="T3"> </text:span>upright,<text:span text:style-name="T3"> </text:span>the<text:span text:style-name="T3"> </text:span>prickles<text:span text:style-name="T3"> </text:span>of<text:span text:style-name="T3"> </text:span>light<text:span text:style-name="T3"> </text:span>in<text:span text:style-name="T3"> </text:span>its<text:span text:style-name="T3"> </text:span>eyes<text:span text:style-name="T3"> </text:span>brightening<text:span text:style-name="T3"> </text:span>up.</text:p>
      <text:p text:style-name="P1"><text:span text:style-name="T1">“</text:span><text:span text:style-name="T2">Calm</text:span><text:span text:style-name="T1"> </text:span><text:span text:style-name="T2">down</text:span><text:span text:style-name="T1"> </text:span><text:span text:style-name="T2">Bo.</text:span><text:span text:style-name="T1"> </text:span><text:span text:style-name="T2">He</text:span><text:span text:style-name="T1">’</text:span><text:span text:style-name="T2">s</text:span><text:span text:style-name="T1"> </text:span><text:span text:style-name="T2">not</text:span><text:span text:style-name="T1"> </text:span><text:span text:style-name="T2">bad.</text:span><text:span text:style-name="T1"> </text:span><text:span text:style-name="T2">The</text:span><text:span text:style-name="T1"> </text:span><text:span text:style-name="T2">bad</text:span><text:span text:style-name="T1"> </text:span><text:span text:style-name="T2">men</text:span><text:span text:style-name="T1"> </text:span><text:span text:style-name="T2">are</text:span><text:span text:style-name="T1"> </text:span><text:span text:style-name="T2">out</text:span><text:span text:style-name="T1"> </text:span><text:span text:style-name="T2">there,</text:span><text:span text:style-name="T1">” </text:span><text:span text:style-name="T2">said</text:span><text:span text:style-name="T1"> </text:span><text:span text:style-name="T2">Theo</text:span><text:span text:style-name="T1"> </text:span><text:span text:style-name="T2">with</text:span><text:span text:style-name="T1"> </text:span><text:span text:style-name="T2">a</text:span><text:span text:style-name="T1"> </text:span><text:span text:style-name="T2">grittiness</text:span><text:span text:style-name="T1"> </text:span><text:span text:style-name="T2">that</text:span><text:span text:style-name="T1"> </text:span><text:span text:style-name="T2">his</text:span><text:span text:style-name="T1"> </text:span><text:span text:style-name="T2">youthful,</text:span><text:span text:style-name="T1"> </text:span><text:span text:style-name="T2">woodkin</text:span><text:span text:style-name="T1"> </text:span><text:span text:style-name="T2">appearance</text:span><text:span text:style-name="T1"> </text:span><text:span text:style-name="T2">belied.</text:span><text:span text:style-name="T1"> </text:span><text:span text:style-name="T2">Ned</text:span><text:span text:style-name="T1"> </text:span><text:span text:style-name="T2">spoke</text:span><text:span text:style-name="T1"> </text:span><text:span text:style-name="T2">to</text:span><text:span text:style-name="T1"> </text:span><text:span text:style-name="T2">him</text:span><text:span text:style-name="T1"> </text:span><text:span text:style-name="T2">earnestly:</text:span></text:p>
      <text:p text:style-name="P1"><text:span text:style-name="T1">“</text:span><text:span text:style-name="T2">I</text:span><text:span text:style-name="T1"> </text:span><text:span text:style-name="T2">don</text:span><text:span text:style-name="T1">’</text:span><text:span text:style-name="T2">t</text:span><text:span text:style-name="T1"> </text:span><text:span text:style-name="T2">know</text:span><text:span text:style-name="T1"> </text:span><text:span text:style-name="T2">what</text:span><text:span text:style-name="T1"> </text:span><text:span text:style-name="T2">you</text:span><text:span text:style-name="T1">’</text:span><text:span text:style-name="T2">re</text:span><text:span text:style-name="T1"> </text:span><text:span text:style-name="T2">feeling</text:span><text:span text:style-name="T1"> </text:span><text:span text:style-name="T2">right</text:span><text:span text:style-name="T1"> </text:span><text:span text:style-name="T2">now.</text:span><text:span text:style-name="T1"> </text:span><text:span text:style-name="T2">That</text:span><text:span text:style-name="T1"> </text:span><text:span text:style-name="T2">would</text:span><text:span text:style-name="T1"> </text:span><text:span text:style-name="T2">be</text:span><text:span text:style-name="T1"> </text:span><text:span text:style-name="T2">a</text:span><text:span text:style-name="T1"> </text:span><text:span text:style-name="T2">lie.</text:span><text:span text:style-name="T1"> </text:span><text:span text:style-name="T2">But</text:span><text:span text:style-name="T1"> </text:span><text:span text:style-name="T2">you</text:span><text:span text:style-name="T1"> </text:span><text:span text:style-name="T2">haven</text:span><text:span text:style-name="T1">’</text:span><text:span text:style-name="T2">t</text:span><text:span text:style-name="T1"> </text:span><text:span text:style-name="T2">slept,</text:span><text:span text:style-name="T1"> </text:span><text:span text:style-name="T2">and</text:span><text:span text:style-name="T1"> </text:span><text:span text:style-name="T2">I</text:span><text:span text:style-name="T1"> </text:span><text:span text:style-name="T2">couldn</text:span><text:span text:style-name="T1">’</text:span><text:span text:style-name="T2">t</text:span><text:span text:style-name="T1"> </text:span><text:span text:style-name="T2">do</text:span><text:span text:style-name="T1"> </text:span><text:span text:style-name="T2">that</text:span><text:span text:style-name="T1"> </text:span><text:span text:style-name="T2">either.</text:span><text:span text:style-name="T1"> </text:span><text:span text:style-name="T2">I</text:span><text:span text:style-name="T1"> </text:span><text:span text:style-name="T2">don</text:span><text:span text:style-name="T1">’</text:span><text:span text:style-name="T2">t</text:span><text:span text:style-name="T1"> </text:span><text:span text:style-name="T2">know</text:span><text:span text:style-name="T1"> </text:span><text:span text:style-name="T2">if</text:span><text:span text:style-name="T1"> </text:span><text:span text:style-name="T2">it</text:span><text:span text:style-name="T1">’</text:span><text:span text:style-name="T2">s</text:span><text:span text:style-name="T1"> </text:span><text:span text:style-name="T2">normal.</text:span><text:span text:style-name="T1"> </text:span><text:span text:style-name="T2">But</text:span><text:span text:style-name="T1"> </text:span><text:span text:style-name="T2">I</text:span><text:span text:style-name="T1">’</text:span><text:span text:style-name="T2">m</text:span><text:span text:style-name="T1"> </text:span><text:span text:style-name="T2">not</text:span><text:span text:style-name="T1"> </text:span><text:span text:style-name="T2">feeling</text:span><text:span text:style-name="T1"> </text:span><text:span text:style-name="T2">tired.</text:span><text:span text:style-name="T1"> </text:span><text:span text:style-name="T2">Sure,</text:span><text:span text:style-name="T1"> </text:span><text:span text:style-name="T2">the</text:span><text:span text:style-name="T1"> </text:span><text:span text:style-name="T2">legs</text:span><text:span text:style-name="T1"> </text:span><text:span text:style-name="T2">hurt</text:span><text:span text:style-name="T1"> </text:span><text:span text:style-name="T2">a</text:span><text:span text:style-name="T1"> </text:span><text:span text:style-name="T2">bit,</text:span><text:span text:style-name="T1"> </text:span><text:span text:style-name="T2">and</text:span><text:span text:style-name="T1"> </text:span><text:span text:style-name="T2">my</text:span><text:span text:style-name="T1"> </text:span><text:span text:style-name="T2">stomach</text:span><text:span text:style-name="T1">’</text:span><text:span text:style-name="T2">s</text:span><text:span text:style-name="T1"> </text:span><text:span text:style-name="T2">growling,</text:span><text:span text:style-name="T1"> </text:span><text:span text:style-name="T2">but</text:span><text:span text:style-name="T1"> </text:span><text:span text:style-name="T2">that</text:span><text:span text:style-name="T1">’</text:span><text:span text:style-name="T2">s</text:span><text:span text:style-name="T1"> </text:span><text:span text:style-name="T2">not</text:span><text:span text:style-name="T1"> </text:span><text:span text:style-name="T2">the</text:span><text:span text:style-name="T1"> </text:span><text:span text:style-name="T2">real</text:span><text:span text:style-name="T1"> </text:span><text:span text:style-name="T2">pain.</text:span><text:span text:style-name="T1">”</text:span></text:p>
      <text:p text:style-name="P2">Ned<text:span text:style-name="T3"> </text:span>let<text:span text:style-name="T3"> </text:span>his<text:span text:style-name="T3"> </text:span>words<text:span text:style-name="T3"> </text:span>trail<text:span text:style-name="T3"> </text:span>off<text:span text:style-name="T3"> </text:span>awkwardly,<text:span text:style-name="T3"> </text:span>remembering<text:span text:style-name="T3"> </text:span>what<text:span text:style-name="T3"> </text:span>had<text:span text:style-name="T3"> </text:span>happened<text:span text:style-name="T3"> </text:span>just<text:span text:style-name="T3"> </text:span>the<text:span text:style-name="T3"> </text:span>night<text:span text:style-name="T3"> </text:span>before.<text:span text:style-name="T3"> </text:span>He<text:span text:style-name="T3"> </text:span>suppressed<text:span text:style-name="T3"> </text:span>a<text:span text:style-name="T3"> </text:span>tear<text:span text:style-name="T3"> </text:span>and<text:span text:style-name="T3"> </text:span>feeling<text:span text:style-name="T3"> </text:span>somewhat<text:span text:style-name="T3"> </text:span>embarrassed,<text:span text:style-name="T3"> </text:span>looked<text:span text:style-name="T3"> </text:span>the<text:span text:style-name="T3"> </text:span>other<text:span text:style-name="T3"> </text:span>way.<text:span text:style-name="T3"> </text:span>They<text:span text:style-name="T3"> </text:span>sat<text:span text:style-name="T3"> </text:span>in<text:span text:style-name="T3"> </text:span>relative<text:span text:style-name="T3"> </text:span>silence<text:span text:style-name="T3"> </text:span>for<text:span text:style-name="T3"> </text:span>a<text:span text:style-name="T3"> </text:span>few<text:span text:style-name="T3"> </text:span>moments,<text:span text:style-name="T3"> </text:span>interrupted<text:span text:style-name="T3"> </text:span>by<text:span text:style-name="T3"> </text:span>the<text:span text:style-name="T3"> </text:span>far-away<text:span text:style-name="T3"> </text:span>chirping<text:span text:style-name="T3"> </text:span>of<text:span text:style-name="T3"> </text:span>birds<text:span text:style-name="T3"> </text:span>and<text:span text:style-name="T3"> </text:span>Winceham<text:span text:style-name="T3">’</text:span>s<text:span text:style-name="T3"> </text:span>occasional<text:span text:style-name="T3"> </text:span>saw-like<text:span text:style-name="T3"> </text:span>snore.<text:span text:style-name="T3"> </text:span>Theo<text:span text:style-name="T3"> </text:span>broke<text:span text:style-name="T3"> </text:span>the<text:span text:style-name="T3"> </text:span>silence<text:span text:style-name="T3"> </text:span>then:</text:p>
      <text:p text:style-name="P1"><text:span text:style-name="T1">“</text:span><text:span text:style-name="T2">What</text:span><text:span text:style-name="T1"> </text:span><text:span text:style-name="T2">was</text:span><text:span text:style-name="T1"> </text:span><text:span text:style-name="T2">your</text:span><text:span text:style-name="T1"> </text:span><text:span text:style-name="T2">father</text:span><text:span text:style-name="T1"> </text:span><text:span text:style-name="T2">like?</text:span><text:span text:style-name="T1">”</text:span></text:p>
      <text:p text:style-name="P2">Ned<text:span text:style-name="T3">’</text:span>s<text:span text:style-name="T3"> </text:span>face<text:span text:style-name="T3"> </text:span>contorted<text:span text:style-name="T3"> </text:span>with<text:span text:style-name="T3"> </text:span>a<text:span text:style-name="T3"> </text:span>pained<text:span text:style-name="T3"> </text:span>frown<text:span text:style-name="T3"> </text:span>while<text:span text:style-name="T3"> </text:span>he<text:span text:style-name="T3"> </text:span>tried<text:span text:style-name="T3"> </text:span>to<text:span text:style-name="T3"> </text:span>find<text:span text:style-name="T3"> </text:span>the<text:span text:style-name="T3"> </text:span>words.<text:span text:style-name="T3"> </text:span>He<text:span text:style-name="T3"> </text:span>tried<text:span text:style-name="T3"> </text:span>to<text:span text:style-name="T3"> </text:span>put<text:span text:style-name="T3"> </text:span>on<text:span text:style-name="T3"> </text:span>a<text:span text:style-name="T3"> </text:span>slightly<text:span text:style-name="T3"> </text:span>sly<text:span text:style-name="T3"> </text:span>smile<text:span text:style-name="T3"> </text:span>and<text:span text:style-name="T3"> </text:span>said:</text:p>
      <text:p text:style-name="P1"><text:span text:style-name="T1">“</text:span><text:span text:style-name="T2">When</text:span><text:span text:style-name="T1"> </text:span><text:span text:style-name="T2">mother</text:span><text:span text:style-name="T1"> </text:span><text:span text:style-name="T2">died,</text:span><text:span text:style-name="T1"> </text:span><text:span text:style-name="T2">I</text:span><text:span text:style-name="T1"> </text:span><text:span text:style-name="T2">was</text:span><text:span text:style-name="T1"> </text:span><text:span text:style-name="T2">only</text:span><text:span text:style-name="T1"> </text:span><text:span text:style-name="T2">eight.</text:span><text:span text:style-name="T1"> </text:span><text:span text:style-name="T2">I</text:span><text:span text:style-name="T1"> </text:span><text:span text:style-name="T2">remember</text:span><text:span text:style-name="T1"> </text:span><text:span text:style-name="T2">I</text:span><text:span text:style-name="T1"> </text:span><text:span text:style-name="T2">knew</text:span><text:span text:style-name="T1"> </text:span><text:span text:style-name="T2">that</text:span><text:span text:style-name="T1"> </text:span><text:span text:style-name="T2">she</text:span><text:span text:style-name="T1"> </text:span><text:span text:style-name="T2">wasn</text:span><text:span text:style-name="T1">’</text:span><text:span text:style-name="T2">t</text:span><text:span text:style-name="T1"> </text:span><text:span text:style-name="T2">just</text:span><text:span text:style-name="T1"> </text:span><text:span text:style-name="T2">somewhere</text:span><text:span text:style-name="T1"> </text:span><text:span text:style-name="T2">far</text:span><text:span text:style-name="T1"> </text:span><text:span text:style-name="T2">away</text:span><text:span text:style-name="T1"> </text:span><text:span text:style-name="T2">or</text:span><text:span text:style-name="T1"> </text:span><text:span text:style-name="T2">simply</text:span><text:span text:style-name="T1"> </text:span><text:span text:style-name="T2">sick.</text:span><text:span text:style-name="T1">”</text:span></text:p>
      <text:p text:style-name="P1"><text:span text:style-name="T1">“</text:span><text:span text:style-name="T2">You</text:span><text:span text:style-name="T1"> </text:span><text:span text:style-name="T2">were</text:span><text:span text:style-name="T1"> </text:span><text:span text:style-name="T2">a</text:span><text:span text:style-name="T1"> </text:span><text:span text:style-name="T2">bright</text:span><text:span text:style-name="T1"> </text:span><text:span text:style-name="T2">boy</text:span><text:span text:style-name="T1"> </text:span><text:span text:style-name="T2">then.</text:span><text:span text:style-name="T1"> </text:span><text:span text:style-name="T2">I</text:span><text:span text:style-name="T1"> </text:span><text:span text:style-name="T2">was</text:span><text:span text:style-name="T1"> </text:span><text:span text:style-name="T2">told</text:span><text:span text:style-name="T1"> </text:span><text:span text:style-name="T2">my</text:span><text:span text:style-name="T1"> </text:span><text:span text:style-name="T2">parents</text:span><text:span text:style-name="T1"> </text:span><text:span text:style-name="T2">were</text:span><text:span text:style-name="T1"> </text:span><text:span text:style-name="T2">eaten</text:span><text:span text:style-name="T1"> </text:span><text:span text:style-name="T2">by</text:span><text:span text:style-name="T1"> </text:span><text:span text:style-name="T2">trollsharks.</text:span><text:span text:style-name="T1"> </text:span><text:span text:style-name="T2">Which,</text:span><text:span text:style-name="T1"> </text:span><text:span text:style-name="T2">it</text:span><text:span text:style-name="T1"> </text:span><text:span text:style-name="T2">turns</text:span><text:span text:style-name="T1"> </text:span><text:span text:style-name="T2">out,</text:span><text:span text:style-name="T1"> </text:span><text:span text:style-name="T2">simply</text:span><text:span text:style-name="T1"> </text:span><text:span text:style-name="T2">do</text:span><text:span text:style-name="T1"> </text:span><text:span text:style-name="T2">not</text:span><text:span text:style-name="T1"> </text:span><text:span text:style-name="T2">exist.</text:span><text:span text:style-name="T1"> </text:span><text:span text:style-name="T2">I</text:span><text:span text:style-name="T1"> </text:span><text:span text:style-name="T2">should</text:span><text:span text:style-name="T1">’</text:span><text:span text:style-name="T2">ve</text:span><text:span text:style-name="T1"> </text:span><text:span text:style-name="T2">made</text:span><text:span text:style-name="T1"> </text:span><text:span text:style-name="T2">the</text:span><text:span text:style-name="T1"> </text:span><text:span text:style-name="T2">connection</text:span><text:span text:style-name="T1"> </text:span><text:span text:style-name="T2">when</text:span><text:span text:style-name="T1"> </text:span><text:span text:style-name="T2">I</text:span><text:span text:style-name="T1"> </text:span><text:span text:style-name="T2">saw</text:span><text:span text:style-name="T1"> </text:span><text:span text:style-name="T2">sharks</text:span><text:span text:style-name="T1"> </text:span><text:span text:style-name="T2">in</text:span><text:span text:style-name="T1"> </text:span><text:span text:style-name="T2">the</text:span><text:span text:style-name="T1"> </text:span><text:span text:style-name="T2">sea.</text:span><text:span text:style-name="T1"> </text:span><text:span text:style-name="T2">Everyone</text:span><text:span text:style-name="T1"> </text:span><text:span text:style-name="T2">knows</text:span><text:span text:style-name="T1"> </text:span><text:span text:style-name="T2">trolls</text:span><text:span text:style-name="T1"> </text:span><text:span text:style-name="T2">live</text:span><text:span text:style-name="T1"> </text:span><text:span text:style-name="T2">under</text:span><text:span text:style-name="T1"> </text:span><text:span text:style-name="T2">bridges.</text:span><text:span text:style-name="T1"> </text:span><text:span text:style-name="T2">How</text:span><text:span text:style-name="T1"> </text:span><text:span text:style-name="T2">could</text:span><text:span text:style-name="T1">’</text:span><text:span text:style-name="T2">ve</text:span><text:span text:style-name="T1"> </text:span><text:span text:style-name="T2">they</text:span><text:span text:style-name="T1"> </text:span><text:span text:style-name="T2">met</text:span><text:span text:style-name="T1"> </text:span><text:span text:style-name="T2">and</text:span><text:span text:style-name="T1"> </text:span><text:span text:style-name="T2">mated</text:span><text:span text:style-name="T1"> </text:span><text:span text:style-name="T2">then,</text:span><text:span text:style-name="T1"> </text:span><text:span text:style-name="T2">right?</text:span><text:span text:style-name="T1">”</text:span></text:p>
      <text:p text:style-name="P2">Ned<text:span text:style-name="T3">’</text:span>s<text:span text:style-name="T3"> </text:span>brow<text:span text:style-name="T3"> </text:span>furrowed<text:span text:style-name="T3"> </text:span>but<text:span text:style-name="T3"> </text:span>not<text:span text:style-name="T3"> </text:span>unkindly;<text:span text:style-name="T3"> </text:span>it<text:span text:style-name="T3"> </text:span>was<text:span text:style-name="T3"> </text:span>simply<text:span text:style-name="T3"> </text:span>the<text:span text:style-name="T3"> </text:span>fact<text:span text:style-name="T3"> </text:span>that<text:span text:style-name="T3"> </text:span>Theo<text:span text:style-name="T3"> </text:span>couldn<text:span text:style-name="T3">’</text:span>t<text:span text:style-name="T3"> </text:span>fail<text:span text:style-name="T3"> </text:span>to<text:span text:style-name="T3"> </text:span>surprise<text:span text:style-name="T3"> </text:span>him<text:span text:style-name="T3"> </text:span>every<text:span text:style-name="T3"> </text:span>turn<text:span text:style-name="T3"> </text:span>of<text:span text:style-name="T3"> </text:span>the<text:span text:style-name="T3"> </text:span>way.<text:span text:style-name="T3"> </text:span>Being<text:span text:style-name="T3"> </text:span>around<text:span text:style-name="T3"> </text:span>him<text:span text:style-name="T3"> </text:span>made<text:span text:style-name="T3"> </text:span>everything<text:span text:style-name="T3"> </text:span>normal<text:span text:style-name="T3"> </text:span>acquire<text:span text:style-name="T3"> </text:span>an<text:span text:style-name="T3"> </text:span>interesting<text:span text:style-name="T3"> </text:span>flair.</text:p>
      <text:p text:style-name="P1"><text:span text:style-name="T1">“</text:span><text:span text:style-name="T2">Right.</text:span><text:span text:style-name="T1"> </text:span><text:span text:style-name="T2">Well,</text:span><text:span text:style-name="T1"> </text:span><text:span text:style-name="T2">it</text:span><text:span text:style-name="T1"> </text:span><text:span text:style-name="T2">wasn</text:span><text:span text:style-name="T1">’</text:span><text:span text:style-name="T2">t</text:span><text:span text:style-name="T1"> </text:span><text:span text:style-name="T2">that</text:span><text:span text:style-name="T1"> </text:span><text:span text:style-name="T2">I</text:span><text:span text:style-name="T1"> </text:span><text:span text:style-name="T2">was</text:span><text:span text:style-name="T1"> </text:span><text:span text:style-name="T2">that</text:span><text:span text:style-name="T1"> </text:span><text:span text:style-name="T2">bright,</text:span><text:span text:style-name="T1"> </text:span><text:span text:style-name="T2">mind</text:span><text:span text:style-name="T1"> </text:span><text:span text:style-name="T2">you;</text:span><text:span text:style-name="T1"> </text:span><text:span text:style-name="T2">it</text:span><text:span text:style-name="T1">’</text:span><text:span text:style-name="T2">s</text:span><text:span text:style-name="T1"> </text:span><text:span text:style-name="T2">just</text:span><text:span text:style-name="T1"> </text:span><text:span text:style-name="T2">that</text:span><text:span text:style-name="T1"> </text:span><text:span text:style-name="T2">we</text:span><text:span text:style-name="T1"> </text:span><text:span text:style-name="T2">burned</text:span><text:span text:style-name="T1"> </text:span><text:span text:style-name="T2">her</text:span><text:span text:style-name="T1"> </text:span><text:span text:style-name="T2">body.</text:span><text:span text:style-name="T1"> </text:span><text:span text:style-name="T2">The</text:span><text:span text:style-name="T1"> </text:span><text:span text:style-name="T2">plague,</text:span><text:span text:style-name="T1"> </text:span><text:span text:style-name="T2">they</text:span><text:span text:style-name="T1"> </text:span><text:span text:style-name="T2">said.</text:span><text:span text:style-name="T1"> </text:span><text:span text:style-name="T2">I</text:span><text:span text:style-name="T1"> </text:span><text:span text:style-name="T2">couldn</text:span><text:span text:style-name="T1">’</text:span><text:span text:style-name="T2">t</text:span><text:span text:style-name="T1"> </text:span><text:span text:style-name="T2">speak</text:span><text:span text:style-name="T1"> </text:span><text:span text:style-name="T2">to</text:span><text:span text:style-name="T1"> </text:span><text:span text:style-name="T2">her</text:span><text:span text:style-name="T1"> </text:span><text:span text:style-name="T2">before</text:span><text:span text:style-name="T1"> </text:span><text:span text:style-name="T2">she</text:span><text:span text:style-name="T1"> </text:span><text:span text:style-name="T2">passed,</text:span><text:span text:style-name="T1"> </text:span><text:span text:style-name="T2">for</text:span><text:span text:style-name="T1"> </text:span><text:span text:style-name="T2">fear</text:span><text:span text:style-name="T1"> </text:span><text:span text:style-name="T2">I</text:span><text:span text:style-name="T1">’</text:span><text:span text:style-name="T2">d</text:span><text:span text:style-name="T1"> </text:span><text:span text:style-name="T2">catch</text:span><text:span text:style-name="T1"> </text:span><text:span text:style-name="T2">what</text:span><text:span text:style-name="T1"> </text:span><text:span text:style-name="T2">she</text:span><text:span text:style-name="T1"> </text:span><text:span text:style-name="T2">had,</text:span><text:span text:style-name="T1">” </text:span><text:span text:style-name="T2">said</text:span><text:span text:style-name="T1"> </text:span><text:span text:style-name="T2">Ned</text:span><text:span text:style-name="T1"> </text:span><text:span text:style-name="T2">and</text:span><text:span text:style-name="T1"> </text:span><text:span text:style-name="T2">looked</text:span><text:span text:style-name="T1"> </text:span><text:span text:style-name="T2">at</text:span><text:span text:style-name="T1"> </text:span><text:span text:style-name="T2">his</text:span><text:span text:style-name="T1"> </text:span><text:span text:style-name="T2">feet</text:span><text:span text:style-name="T1"> </text:span><text:span text:style-name="T2">for</text:span><text:span text:style-name="T1"> </text:span><text:span text:style-name="T2">a</text:span><text:span text:style-name="T1"> </text:span><text:span text:style-name="T2">while</text:span><text:span text:style-name="T1"> </text:span><text:span text:style-name="T2">before</text:span><text:span text:style-name="T1"> </text:span><text:span text:style-name="T2">adding,</text:span><text:span text:style-name="T1"> “</text:span><text:span text:style-name="T2">I</text:span><text:span text:style-name="T1"> </text:span><text:span text:style-name="T2">think</text:span><text:span text:style-name="T1"> </text:span><text:span text:style-name="T2">her</text:span><text:span text:style-name="T1"> </text:span><text:span text:style-name="T2">last</text:span><text:span text:style-name="T1"> </text:span><text:span text:style-name="T2">words</text:span><text:span text:style-name="T1"> </text:span><text:span text:style-name="T2">I</text:span><text:span text:style-name="T1"> </text:span><text:span text:style-name="T2">remember</text:span><text:span text:style-name="T1"> </text:span><text:span text:style-name="T2">were</text:span><text:span text:style-name="T1"> ‘</text:span><text:span text:style-name="T2">Go</text:span><text:span text:style-name="T1"> </text:span><text:span text:style-name="T2">on,</text:span><text:span text:style-name="T1"> </text:span><text:span text:style-name="T2">Ned.</text:span><text:span text:style-name="T1"> </text:span><text:span text:style-name="T2">Be</text:span><text:span text:style-name="T1"> </text:span><text:span text:style-name="T2">a</text:span><text:span text:style-name="T1"> </text:span><text:span text:style-name="T2">good</text:span><text:span text:style-name="T1"> </text:span><text:span text:style-name="T2">boy</text:span><text:span text:style-name="T1"> </text:span><text:soft-page-break/><text:span text:style-name="T2">and</text:span><text:span text:style-name="T1"> </text:span><text:span text:style-name="T2">help</text:span><text:span text:style-name="T1"> </text:span><text:span text:style-name="T2">you</text:span><text:span text:style-name="T1"> </text:span><text:span text:style-name="T2">father</text:span><text:span text:style-name="T1">’”</text:span><text:span text:style-name="T2">.</text:span></text:p>
      <text:p text:style-name="P2">Theo<text:span text:style-name="T3"> </text:span>had<text:span text:style-name="T3"> </text:span>an<text:span text:style-name="T3"> </text:span>understanding<text:span text:style-name="T3"> </text:span>look<text:span text:style-name="T3"> </text:span>in<text:span text:style-name="T3"> </text:span>his<text:span text:style-name="T3"> </text:span>bright,<text:span text:style-name="T3"> </text:span>green<text:span text:style-name="T3"> </text:span>eyes.<text:span text:style-name="T3"> </text:span>He<text:span text:style-name="T3"> </text:span>pouted<text:span text:style-name="T3"> </text:span>his<text:span text:style-name="T3"> </text:span>lips<text:span text:style-name="T3"> </text:span>slightly<text:span text:style-name="T3"> </text:span>and<text:span text:style-name="T3"> </text:span>said:</text:p>
      <text:p text:style-name="P1"><text:span text:style-name="T1">“</text:span><text:span text:style-name="T2">That</text:span><text:span text:style-name="T1"> </text:span><text:span text:style-name="T2">sounds..</text:span><text:span text:style-name="T1"> </text:span><text:span text:style-name="T2">Well,</text:span><text:span text:style-name="T1"> </text:span><text:span text:style-name="T2">awful.</text:span><text:span text:style-name="T1"> </text:span><text:span text:style-name="T2">At</text:span><text:span text:style-name="T1"> </text:span><text:span text:style-name="T2">least,</text:span><text:span text:style-name="T1"> </text:span><text:span text:style-name="T2">I</text:span><text:span text:style-name="T1"> </text:span><text:span text:style-name="T2">never</text:span><text:span text:style-name="T1"> </text:span><text:span text:style-name="T2">knew</text:span><text:span text:style-name="T1"> </text:span><text:span text:style-name="T2">my</text:span><text:span text:style-name="T1"> </text:span><text:span text:style-name="T2">real</text:span><text:span text:style-name="T1"> </text:span><text:span text:style-name="T2">parents.</text:span><text:span text:style-name="T1"> </text:span><text:span text:style-name="T2">I</text:span><text:span text:style-name="T1"> </text:span><text:span text:style-name="T2">knew</text:span><text:span text:style-name="T1"> </text:span><text:span text:style-name="T2">there</text:span><text:span text:style-name="T1"> </text:span><text:span text:style-name="T2">was</text:span><text:span text:style-name="T1"> </text:span><text:span text:style-name="T2">something</text:span><text:span text:style-name="T1"> </text:span><text:span text:style-name="T2">funny</text:span><text:span text:style-name="T1"> </text:span><text:span text:style-name="T2">about</text:span><text:span text:style-name="T1"> </text:span><text:span text:style-name="T2">the</text:span><text:span text:style-name="T1"> </text:span><text:span text:style-name="T2">skin</text:span><text:span text:style-name="T1"> </text:span><text:span text:style-name="T2">color</text:span><text:span text:style-name="T1"> </text:span><text:span text:style-name="T2">of</text:span><text:span text:style-name="T1"> </text:span><text:span text:style-name="T2">everyone</text:span><text:span text:style-name="T1"> </text:span><text:span text:style-name="T2">else,</text:span><text:span text:style-name="T1"> </text:span><text:span text:style-name="T2">but</text:span><text:span text:style-name="T1"> </text:span><text:span text:style-name="T2">I</text:span><text:span text:style-name="T1"> </text:span><text:span text:style-name="T2">just</text:span><text:span text:style-name="T1"> </text:span><text:span text:style-name="T2">thought</text:span><text:span text:style-name="T1"> </text:span><text:span text:style-name="T2">I</text:span><text:span text:style-name="T1">’</text:span><text:span text:style-name="T2">d</text:span><text:span text:style-name="T1"> </text:span><text:span text:style-name="T2">pick</text:span><text:span text:style-name="T1"> </text:span><text:span text:style-name="T2">it</text:span><text:span text:style-name="T1"> </text:span><text:span text:style-name="T2">up</text:span><text:span text:style-name="T1"> </text:span><text:span text:style-name="T2">while</text:span><text:span text:style-name="T1"> </text:span><text:span text:style-name="T2">growing.</text:span><text:span text:style-name="T1"> </text:span><text:span text:style-name="T2">I</text:span><text:span text:style-name="T1"> </text:span><text:span text:style-name="T2">never</text:span><text:span text:style-name="T1"> </text:span><text:span text:style-name="T2">thought</text:span><text:span text:style-name="T1"> </text:span><text:span text:style-name="T2">I</text:span><text:span text:style-name="T1"> </text:span><text:span text:style-name="T2">was...</text:span><text:span text:style-name="T1"> </text:span><text:span text:style-name="T2">Found,</text:span><text:span text:style-name="T1">” </text:span><text:span text:style-name="T2">he</text:span><text:span text:style-name="T1"> </text:span><text:span text:style-name="T2">said</text:span><text:span text:style-name="T1"> </text:span><text:span text:style-name="T2">as</text:span><text:span text:style-name="T1"> </text:span><text:span text:style-name="T2">he</text:span><text:span text:style-name="T1"> </text:span><text:span text:style-name="T2">swallowed</text:span><text:span text:style-name="T1"> </text:span><text:span text:style-name="T2">hard</text:span><text:span text:style-name="T1"> </text:span><text:span text:style-name="T2">and</text:span><text:span text:style-name="T1"> </text:span><text:span text:style-name="T2">let</text:span><text:span text:style-name="T1"> </text:span><text:span text:style-name="T2">his</text:span><text:span text:style-name="T1"> </text:span><text:span text:style-name="T2">voice</text:span><text:span text:style-name="T1"> </text:span><text:span text:style-name="T2">trail</text:span><text:span text:style-name="T1"> </text:span><text:span text:style-name="T2">off,</text:span><text:span text:style-name="T1"> </text:span><text:span text:style-name="T2">his</text:span><text:span text:style-name="T1"> </text:span><text:span text:style-name="T2">head</text:span><text:span text:style-name="T1"> </text:span><text:span text:style-name="T2">lowered</text:span><text:span text:style-name="T1"> </text:span><text:span text:style-name="T2">moodily.</text:span><text:span text:style-name="T1"> </text:span><text:span text:style-name="T2">A</text:span><text:span text:style-name="T1"> </text:span><text:span text:style-name="T2">smile</text:span><text:span text:style-name="T1"> </text:span><text:span text:style-name="T2">crept</text:span><text:span text:style-name="T1"> </text:span><text:span text:style-name="T2">up</text:span><text:span text:style-name="T1"> </text:span><text:span text:style-name="T2">on</text:span><text:span text:style-name="T1"> </text:span><text:span text:style-name="T2">Ned</text:span><text:span text:style-name="T1">’</text:span><text:span text:style-name="T2">s</text:span><text:span text:style-name="T1"> </text:span><text:span text:style-name="T2">face.</text:span><text:span text:style-name="T1"> </text:span><text:span text:style-name="T2">Theo</text:span><text:span text:style-name="T1">’</text:span><text:span text:style-name="T2">s</text:span><text:span text:style-name="T1"> </text:span><text:span text:style-name="T2">naivety</text:span><text:span text:style-name="T1"> </text:span><text:span text:style-name="T2">was</text:span><text:span text:style-name="T1"> </text:span><text:span text:style-name="T2">bordering</text:span><text:span text:style-name="T1"> </text:span><text:span text:style-name="T2">on</text:span><text:span text:style-name="T1"> </text:span><text:span text:style-name="T2">stupidity</text:span><text:span text:style-name="T1"> </text:span><text:span text:style-name="T2">as</text:span><text:span text:style-name="T1"> </text:span><text:span text:style-name="T2">Parcifal</text:span><text:span text:style-name="T1"> </text:span><text:span text:style-name="T2">would</text:span><text:span text:style-name="T1"> </text:span><text:span text:style-name="T2">have</text:span><text:span text:style-name="T1"> </text:span><text:span text:style-name="T2">it,</text:span><text:span text:style-name="T1"> </text:span><text:span text:style-name="T2">but</text:span><text:span text:style-name="T1"> </text:span><text:span text:style-name="T2">in</text:span><text:span text:style-name="T1"> </text:span><text:span text:style-name="T2">his</text:span><text:span text:style-name="T1"> </text:span><text:span text:style-name="T2">mind,</text:span><text:span text:style-name="T1"> </text:span><text:span text:style-name="T2">Ned</text:span><text:span text:style-name="T1"> </text:span><text:span text:style-name="T2">saw</text:span><text:span text:style-name="T1"> </text:span><text:span text:style-name="T2">a</text:span><text:span text:style-name="T1"> </text:span><text:span text:style-name="T2">child</text:span><text:span text:style-name="T1"> </text:span><text:span text:style-name="T2">in</text:span><text:span text:style-name="T1"> </text:span><text:span text:style-name="T2">a</text:span><text:span text:style-name="T1"> </text:span><text:span text:style-name="T2">man</text:span><text:span text:style-name="T1">’</text:span><text:span text:style-name="T2">s</text:span><text:span text:style-name="T1"> </text:span><text:span text:style-name="T2">body,</text:span><text:span text:style-name="T1"> </text:span><text:span text:style-name="T2">and</text:span><text:span text:style-name="T1"> </text:span><text:span text:style-name="T2">that</text:span><text:span text:style-name="T1"> </text:span><text:span text:style-name="T2">somehow</text:span><text:span text:style-name="T1"> </text:span><text:span text:style-name="T2">reminded</text:span><text:span text:style-name="T1"> </text:span><text:span text:style-name="T2">him</text:span><text:span text:style-name="T1"> </text:span><text:span text:style-name="T2">of</text:span><text:span text:style-name="T1"> </text:span><text:span text:style-name="T2">himself</text:span><text:span text:style-name="T1"> </text:span><text:span text:style-name="T2">once</text:span><text:span text:style-name="T1"> </text:span><text:span text:style-name="T2">more.</text:span><text:span text:style-name="T1"> </text:span><text:span text:style-name="T2">Strangely,</text:span><text:span text:style-name="T1"> </text:span><text:span text:style-name="T2">he</text:span><text:span text:style-name="T1"> </text:span><text:span text:style-name="T2">felt</text:span><text:span text:style-name="T1"> </text:span><text:span text:style-name="T2">that</text:span><text:span text:style-name="T1"> </text:span><text:span text:style-name="T2">didn</text:span><text:span text:style-name="T1">’</text:span><text:span text:style-name="T2">t</text:span><text:span text:style-name="T1"> </text:span><text:span text:style-name="T2">bother</text:span><text:span text:style-name="T1"> </text:span><text:span text:style-name="T2">him</text:span><text:span text:style-name="T1"> </text:span><text:span text:style-name="T2">at</text:span><text:span text:style-name="T1"> </text:span><text:span text:style-name="T2">all.</text:span></text:p>
      <text:p text:style-name="P1"><text:span text:style-name="T1">“</text:span><text:span text:style-name="T2">Well,</text:span><text:span text:style-name="T1"> </text:span><text:span text:style-name="T2">we</text:span><text:span text:style-name="T1">’</text:span><text:span text:style-name="T2">ll</text:span><text:span text:style-name="T1"> </text:span><text:span text:style-name="T2">get</text:span><text:span text:style-name="T1"> </text:span><text:span text:style-name="T2">your</text:span><text:span text:style-name="T1"> </text:span><text:span text:style-name="T2">people</text:span><text:span text:style-name="T1"> </text:span><text:span text:style-name="T2">back.</text:span><text:span text:style-name="T1"> </text:span><text:span text:style-name="T2">With</text:span><text:span text:style-name="T1"> </text:span><text:span text:style-name="T2">your</text:span><text:span text:style-name="T1"> </text:span><text:span text:style-name="T2">help.</text:span><text:span text:style-name="T1"> </text:span><text:span text:style-name="T2">And</text:span><text:span text:style-name="T1"> </text:span><text:span text:style-name="T2">theirs,</text:span><text:span text:style-name="T1">” </text:span><text:span text:style-name="T2">he</text:span><text:span text:style-name="T1"> </text:span><text:span text:style-name="T2">said</text:span><text:span text:style-name="T1"> </text:span><text:span text:style-name="T2">and</text:span><text:span text:style-name="T1"> </text:span><text:span text:style-name="T2">pointed</text:span><text:span text:style-name="T1"> </text:span><text:span text:style-name="T2">to</text:span><text:span text:style-name="T1"> </text:span><text:span text:style-name="T2">the</text:span><text:span text:style-name="T1"> </text:span><text:span text:style-name="T2">inside</text:span><text:span text:style-name="T1"> </text:span><text:span text:style-name="T2">of</text:span><text:span text:style-name="T1"> </text:span><text:span text:style-name="T2">the</text:span><text:span text:style-name="T1"> </text:span><text:span text:style-name="T2">cave.</text:span><text:span text:style-name="T1"> </text:span><text:span text:style-name="T2">He</text:span><text:span text:style-name="T1"> </text:span><text:span text:style-name="T2">looked</text:span><text:span text:style-name="T1"> </text:span><text:span text:style-name="T2">at</text:span><text:span text:style-name="T1"> </text:span><text:span text:style-name="T2">Theo</text:span><text:span text:style-name="T1"> </text:span><text:span text:style-name="T2">with</text:span><text:span text:style-name="T1"> </text:span><text:span text:style-name="T2">a</text:span><text:span text:style-name="T1"> </text:span><text:span text:style-name="T2">gleaming</text:span><text:span text:style-name="T1"> </text:span><text:span text:style-name="T2">eye</text:span><text:span text:style-name="T1"> </text:span><text:span text:style-name="T2">and</text:span><text:span text:style-name="T1"> </text:span><text:span text:style-name="T2">went</text:span><text:span text:style-name="T1"> </text:span><text:span text:style-name="T2">on:</text:span><text:span text:style-name="T1"> “</text:span><text:span text:style-name="T2">And</text:span><text:span text:style-name="T1"> </text:span><text:span text:style-name="T2">I</text:span><text:span text:style-name="T1">’</text:span><text:span text:style-name="T2">ll</text:span><text:span text:style-name="T1"> </text:span><text:span text:style-name="T2">avenge</text:span><text:span text:style-name="T1"> </text:span><text:span text:style-name="T2">my</text:span><text:span text:style-name="T1"> </text:span><text:span text:style-name="T2">father,</text:span><text:span text:style-name="T1"> </text:span><text:span text:style-name="T2">and</text:span><text:span text:style-name="T1"> </text:span><text:span text:style-name="T2">I</text:span><text:span text:style-name="T1">’</text:span><text:span text:style-name="T2">ll</text:span><text:span text:style-name="T1"> </text:span><text:span text:style-name="T2">be</text:span><text:span text:style-name="T1"> </text:span><text:span text:style-name="T2">able</text:span><text:span text:style-name="T1"> </text:span><text:span text:style-name="T2">to</text:span><text:span text:style-name="T1"> </text:span><text:span text:style-name="T2">lay</text:span><text:span text:style-name="T1"> </text:span><text:span text:style-name="T2">his</text:span><text:span text:style-name="T1"> </text:span><text:span text:style-name="T2">soul</text:span><text:span text:style-name="T1"> </text:span><text:span text:style-name="T2">to</text:span><text:span text:style-name="T1"> </text:span><text:span text:style-name="T2">rest.</text:span><text:span text:style-name="T1">”</text:span></text:p>
      <text:p text:style-name="P1"><text:span text:style-name="T1">“</text:span><text:span text:style-name="T2">Do</text:span><text:span text:style-name="T1"> </text:span><text:span text:style-name="T2">you</text:span><text:span text:style-name="T1"> </text:span><text:span text:style-name="T2">think</text:span><text:span text:style-name="T1"> </text:span><text:span text:style-name="T2">it</text:span><text:span text:style-name="T1"> </text:span><text:span text:style-name="T2">will</text:span><text:span text:style-name="T1"> </text:span><text:span text:style-name="T2">be</text:span><text:span text:style-name="T1"> </text:span><text:span text:style-name="T2">that</text:span><text:span text:style-name="T1"> </text:span><text:span text:style-name="T2">simple?</text:span><text:span text:style-name="T1"> </text:span><text:span text:style-name="T2">The</text:span><text:span text:style-name="T1"> </text:span><text:span text:style-name="T2">golems,</text:span><text:span text:style-name="T1"> </text:span><text:span text:style-name="T2">the</text:span><text:span text:style-name="T1"> </text:span><text:span text:style-name="T2">men</text:span><text:span text:style-name="T1"> </text:span><text:span text:style-name="T2">at</text:span><text:span text:style-name="T1"> </text:span><text:span text:style-name="T2">his</text:span><text:span text:style-name="T1"> </text:span><text:span text:style-name="T2">disposal.</text:span><text:span text:style-name="T1"> </text:span><text:span text:style-name="T2">The</text:span><text:span text:style-name="T1"> </text:span><text:span text:style-name="T2">magic...</text:span><text:span text:style-name="T1">” </text:span><text:span text:style-name="T2">said</text:span><text:span text:style-name="T1"> </text:span><text:span text:style-name="T2">Theo</text:span><text:span text:style-name="T1"> </text:span><text:span text:style-name="T2">and</text:span><text:span text:style-name="T1"> </text:span><text:span text:style-name="T2">looked</text:span><text:span text:style-name="T1"> </text:span><text:span text:style-name="T2">at</text:span><text:span text:style-name="T1"> </text:span><text:span text:style-name="T2">Bo</text:span><text:span text:style-name="T1"> </text:span><text:span text:style-name="T2">momentarily</text:span><text:span text:style-name="T1"> </text:span><text:span text:style-name="T2">with</text:span><text:span text:style-name="T1"> </text:span><text:span text:style-name="T2">a</text:span><text:span text:style-name="T1"> </text:span><text:span text:style-name="T2">frown.</text:span><text:span text:style-name="T1"> </text:span><text:span text:style-name="T2">The</text:span><text:span text:style-name="T1"> </text:span><text:span text:style-name="T2">bunny</text:span><text:span text:style-name="T1"> </text:span><text:span text:style-name="T2">smiled</text:span><text:span text:style-name="T1"> </text:span><text:span text:style-name="T2">back</text:span><text:span text:style-name="T1"> </text:span><text:span text:style-name="T2">uncannily</text:span><text:span text:style-name="T1"> </text:span><text:span text:style-name="T2">for</text:span><text:span text:style-name="T1"> </text:span><text:span text:style-name="T2">only</text:span><text:span text:style-name="T1"> </text:span><text:span text:style-name="T2">Theo</text:span><text:span text:style-name="T1"> </text:span><text:span text:style-name="T2">to</text:span><text:span text:style-name="T1"> </text:span><text:span text:style-name="T2">see.</text:span><text:span text:style-name="T1"> </text:span><text:span text:style-name="T2">Ned</text:span><text:span text:style-name="T1"> </text:span><text:span text:style-name="T2">replied</text:span><text:span text:style-name="T1"> </text:span><text:span text:style-name="T2">truthfully:</text:span></text:p>
      <text:p text:style-name="P1"><text:span text:style-name="T1">“</text:span><text:span text:style-name="T2">No,</text:span><text:span text:style-name="T1"> </text:span><text:span text:style-name="T2">not</text:span><text:span text:style-name="T1"> </text:span><text:span text:style-name="T2">really.</text:span><text:span text:style-name="T1"> </text:span><text:span text:style-name="T2">But</text:span><text:span text:style-name="T1"> </text:span><text:span text:style-name="T2">this</text:span><text:span text:style-name="T1"> </text:span><text:span text:style-name="T2">is</text:span><text:span text:style-name="T1"> </text:span><text:span text:style-name="T2">what</text:span><text:span text:style-name="T1"> </text:span><text:span text:style-name="T2">I</text:span><text:span text:style-name="T1"> </text:span><text:span text:style-name="T2">have</text:span><text:span text:style-name="T1"> </text:span><text:span text:style-name="T2">to</text:span><text:span text:style-name="T1"> </text:span><text:span text:style-name="T2">do.</text:span><text:span text:style-name="T1"> </text:span><text:span text:style-name="T2">I</text:span><text:span text:style-name="T1"> </text:span><text:span text:style-name="T2">need</text:span><text:span text:style-name="T1"> </text:span><text:span text:style-name="T2">this,</text:span><text:span text:style-name="T1"> </text:span><text:span text:style-name="T2">or</text:span><text:span text:style-name="T1"> </text:span><text:span text:style-name="T2">else</text:span><text:span text:style-name="T1"> </text:span><text:span text:style-name="T2">I</text:span><text:span text:style-name="T1"> </text:span><text:span text:style-name="T2">feel</text:span><text:span text:style-name="T1"> </text:span><text:span text:style-name="T2">I</text:span><text:span text:style-name="T1">’</text:span><text:span text:style-name="T2">ll</text:span><text:span text:style-name="T1"> </text:span><text:span text:style-name="T2">drive</text:span><text:span text:style-name="T1"> </text:span><text:span text:style-name="T2">myself</text:span><text:span text:style-name="T1"> </text:span><text:span text:style-name="T2">mad</text:span><text:span text:style-name="T1"> </text:span><text:span text:style-name="T2">with</text:span><text:span text:style-name="T1"> </text:span><text:span text:style-name="T2">hate</text:span><text:span text:style-name="T1"> </text:span><text:span text:style-name="T2">and</text:span><text:span text:style-name="T1"> </text:span><text:span text:style-name="T2">guilt.</text:span><text:span text:style-name="T1">”</text:span></text:p>
      <text:p text:style-name="P2">Theo<text:span text:style-name="T3"> </text:span>spoke,<text:span text:style-name="T3"> </text:span>his<text:span text:style-name="T3"> </text:span>words<text:span text:style-name="T3"> </text:span>carrying<text:span text:style-name="T3"> </text:span>a<text:span text:style-name="T3"> </text:span>touch<text:span text:style-name="T3"> </text:span>of<text:span text:style-name="T3"> </text:span>bitter<text:span text:style-name="T3"> </text:span>sweetness:</text:p>
      <text:p text:style-name="P1"><text:span text:style-name="T1">“</text:span><text:span text:style-name="T2">I</text:span><text:span text:style-name="T1"> </text:span><text:span text:style-name="T2">have</text:span><text:span text:style-name="T1"> </text:span><text:span text:style-name="T2">no-one</text:span><text:span text:style-name="T1"> </text:span><text:span text:style-name="T2">else</text:span><text:span text:style-name="T1"> </text:span><text:span text:style-name="T2">to</text:span><text:span text:style-name="T1"> </text:span><text:span text:style-name="T2">care</text:span><text:span text:style-name="T1"> </text:span><text:span text:style-name="T2">for</text:span><text:span text:style-name="T1"> </text:span><text:span text:style-name="T2">than</text:span><text:span text:style-name="T1"> </text:span><text:span text:style-name="T2">my</text:span><text:span text:style-name="T1"> </text:span><text:span text:style-name="T2">people,</text:span><text:span text:style-name="T1"> </text:span><text:span text:style-name="T2">well,</text:span><text:span text:style-name="T1"> </text:span><text:span text:style-name="T2">except</text:span><text:span text:style-name="T1"> </text:span><text:span text:style-name="T2">Bo.</text:span><text:span text:style-name="T1"> </text:span><text:span text:style-name="T2">Even</text:span><text:span text:style-name="T1"> </text:span><text:span text:style-name="T2">though</text:span><text:span text:style-name="T1"> </text:span><text:span text:style-name="T2">they</text:span><text:span text:style-name="T1">’</text:span><text:span text:style-name="T2">re</text:span><text:span text:style-name="T1"> </text:span><text:span text:style-name="T2">not</text:span><text:span text:style-name="T1"> </text:span><text:span text:style-name="T2">really</text:span><text:span text:style-name="T1"> </text:span><text:span text:style-name="T2">my</text:span><text:span text:style-name="T1"> </text:span><text:span text:style-name="T2">people,</text:span><text:span text:style-name="T1"> </text:span><text:span text:style-name="T2">I</text:span><text:span text:style-name="T1"> </text:span><text:span text:style-name="T2">fell</text:span><text:span text:style-name="T1"> </text:span><text:span text:style-name="T2">I</text:span><text:span text:style-name="T1"> </text:span><text:span text:style-name="T2">need</text:span><text:span text:style-name="T1"> </text:span><text:span text:style-name="T2">this</text:span><text:span text:style-name="T1"> </text:span><text:span text:style-name="T2">as</text:span><text:span text:style-name="T1"> </text:span><text:span text:style-name="T2">well.</text:span><text:span text:style-name="T1"> </text:span><text:span text:style-name="T2">Fate,</text:span><text:span text:style-name="T1"> </text:span><text:span text:style-name="T2">it</text:span><text:span text:style-name="T1"> </text:span><text:span text:style-name="T2">seems,</text:span><text:span text:style-name="T1"> </text:span><text:span text:style-name="T2">has</text:span><text:span text:style-name="T1"> </text:span><text:span text:style-name="T2">brought</text:span><text:span text:style-name="T1"> </text:span><text:span text:style-name="T2">us</text:span><text:span text:style-name="T1"> </text:span><text:span text:style-name="T2">together.</text:span><text:span text:style-name="T1">”</text:span></text:p>
      <text:p text:style-name="P1"><text:span text:style-name="T1">“</text:span><text:span text:style-name="T2">I</text:span><text:span text:style-name="T1"> </text:span><text:span text:style-name="T2">don</text:span><text:span text:style-name="T1">’</text:span><text:span text:style-name="T2">t</text:span><text:span text:style-name="T1"> </text:span><text:span text:style-name="T2">believe</text:span><text:span text:style-name="T1"> </text:span><text:span text:style-name="T2">much</text:span><text:span text:style-name="T1"> </text:span><text:span text:style-name="T2">in</text:span><text:span text:style-name="T1"> </text:span><text:span text:style-name="T2">that</text:span><text:span text:style-name="T1"> </text:span><text:span text:style-name="T2">sort</text:span><text:span text:style-name="T1"> </text:span><text:span text:style-name="T2">of</text:span><text:span text:style-name="T1"> </text:span><text:span text:style-name="T2">thing.</text:span><text:span text:style-name="T1"> </text:span><text:span text:style-name="T2">It</text:span><text:span text:style-name="T1">’</text:span><text:span text:style-name="T2">s</text:span><text:span text:style-name="T1"> </text:span><text:span text:style-name="T2">thinking</text:span><text:span text:style-name="T1"> </text:span><text:span text:style-name="T2">about</text:span><text:span text:style-name="T1"> </text:span><text:span text:style-name="T2">fate</text:span><text:span text:style-name="T1"> </text:span><text:span text:style-name="T2">that</text:span><text:span text:style-name="T1"> </text:span><text:span text:style-name="T2">keeps</text:span><text:span text:style-name="T1"> </text:span><text:span text:style-name="T2">people</text:span><text:span text:style-name="T1"> </text:span><text:span text:style-name="T2">from</text:span><text:span text:style-name="T1"> </text:span><text:span text:style-name="T2">fighting</text:span><text:span text:style-name="T1"> </text:span><text:span text:style-name="T2">back.</text:span><text:span text:style-name="T1"> </text:span><text:span text:style-name="T2">Accepting</text:span><text:span text:style-name="T1"> </text:span><text:span text:style-name="T2">one</text:span><text:span text:style-name="T1">’</text:span><text:span text:style-name="T2">s</text:span><text:span text:style-name="T1"> </text:span><text:span text:style-name="T2">fate,</text:span><text:span text:style-name="T1"> </text:span><text:span text:style-name="T2">that</text:span><text:span text:style-name="T1">’</text:span><text:span text:style-name="T2">s</text:span><text:span text:style-name="T1"> </text:span><text:span text:style-name="T2">the</text:span><text:span text:style-name="T1"> </text:span><text:span text:style-name="T2">worse</text:span><text:span text:style-name="T1"> </text:span><text:span text:style-name="T2">that</text:span><text:span text:style-name="T1"> </text:span><text:span text:style-name="T2">can</text:span><text:span text:style-name="T1"> </text:span><text:span text:style-name="T2">happen,</text:span><text:span text:style-name="T1">” </text:span><text:span text:style-name="T2">said</text:span><text:span text:style-name="T1"> </text:span><text:span text:style-name="T2">Ned</text:span><text:span text:style-name="T1"> </text:span><text:span text:style-name="T2">and</text:span><text:span text:style-name="T1"> </text:span><text:span text:style-name="T2">shook</text:span><text:span text:style-name="T1"> </text:span><text:span text:style-name="T2">his</text:span><text:span text:style-name="T1"> </text:span><text:span text:style-name="T2">head.</text:span><text:span text:style-name="T1"> </text:span><text:span text:style-name="T2">Theo</text:span><text:span text:style-name="T1"> </text:span><text:span text:style-name="T2">looked</text:span><text:span text:style-name="T1"> </text:span><text:span text:style-name="T2">at</text:span><text:span text:style-name="T1"> </text:span><text:span text:style-name="T2">him</text:span><text:span text:style-name="T1"> </text:span><text:span text:style-name="T2">with</text:span><text:span text:style-name="T1"> </text:span><text:span text:style-name="T2">a</text:span><text:span text:style-name="T1"> </text:span><text:span text:style-name="T2">wide,</text:span><text:span text:style-name="T1"> </text:span><text:span text:style-name="T2">gentle</text:span><text:span text:style-name="T1"> </text:span><text:span text:style-name="T2">smile,</text:span><text:span text:style-name="T1"> </text:span><text:span text:style-name="T2">accented</text:span><text:span text:style-name="T1"> </text:span><text:span text:style-name="T2">by</text:span><text:span text:style-name="T1"> </text:span><text:span text:style-name="T2">the</text:span><text:span text:style-name="T1"> </text:span><text:span text:style-name="T2">way</text:span><text:span text:style-name="T1"> </text:span><text:span text:style-name="T2">its</text:span><text:span text:style-name="T1"> </text:span><text:span text:style-name="T2">edges</text:span><text:span text:style-name="T1"> </text:span><text:span text:style-name="T2">led</text:span><text:span text:style-name="T1"> </text:span><text:span text:style-name="T2">to</text:span><text:span text:style-name="T1"> </text:span><text:span text:style-name="T2">his</text:span><text:span text:style-name="T1"> </text:span><text:span text:style-name="T2">long,</text:span><text:span text:style-name="T1"> </text:span><text:span text:style-name="T2">pointy</text:span><text:span text:style-name="T1"> </text:span><text:span text:style-name="T2">ears:</text:span></text:p>
      <text:p text:style-name="P1"><text:span text:style-name="T1">“</text:span><text:span text:style-name="T2">I</text:span><text:span text:style-name="T1"> </text:span><text:span text:style-name="T2">may</text:span><text:span text:style-name="T1"> </text:span><text:span text:style-name="T2">not</text:span><text:span text:style-name="T1"> </text:span><text:span text:style-name="T2">have</text:span><text:span text:style-name="T1"> </text:span><text:span text:style-name="T2">learned</text:span><text:span text:style-name="T1"> </text:span><text:span text:style-name="T2">much,</text:span><text:span text:style-name="T1"> </text:span><text:span text:style-name="T2">but</text:span><text:span text:style-name="T1"> </text:span><text:span text:style-name="T2">I</text:span><text:span text:style-name="T1"> </text:span><text:span text:style-name="T2">learned</text:span><text:span text:style-name="T1"> </text:span><text:span text:style-name="T2">that</text:span><text:span text:style-name="T1"> </text:span><text:span text:style-name="T2">fate</text:span><text:span text:style-name="T1"> </text:span><text:span text:style-name="T2">is</text:span><text:span text:style-name="T1"> </text:span><text:span text:style-name="T2">just</text:span><text:span text:style-name="T1"> </text:span><text:span text:style-name="T2">what</text:span><text:span text:style-name="T1"> </text:span><text:span text:style-name="T2">binds</text:span><text:span text:style-name="T1"> </text:span><text:span text:style-name="T2">people</text:span><text:span text:style-name="T1"> </text:span><text:span text:style-name="T2">together.</text:span><text:span text:style-name="T1"> </text:span><text:span text:style-name="T2">It</text:span><text:span text:style-name="T1">’</text:span><text:span text:style-name="T2">s</text:span><text:span text:style-name="T1"> </text:span><text:span text:style-name="T2">neither</text:span><text:span text:style-name="T1"> </text:span><text:span text:style-name="T2">a</text:span><text:span text:style-name="T1"> </text:span><text:span text:style-name="T2">boon,</text:span><text:span text:style-name="T1"> </text:span><text:span text:style-name="T2">nor</text:span><text:span text:style-name="T1"> </text:span><text:span text:style-name="T2">a</text:span><text:span text:style-name="T1"> </text:span><text:span text:style-name="T2">bane;</text:span><text:span text:style-name="T1"> </text:span><text:span text:style-name="T2">it</text:span><text:span text:style-name="T1"> </text:span><text:span text:style-name="T2">just</text:span><text:span text:style-name="T1"> </text:span><text:span text:style-name="T2">is,</text:span><text:span text:style-name="T1"> </text:span><text:span text:style-name="T2">because</text:span><text:span text:style-name="T1"> </text:span><text:span text:style-name="T2">we</text:span><text:span text:style-name="T1"> </text:span><text:span text:style-name="T2">just</text:span><text:span text:style-name="T1"> </text:span><text:span text:style-name="T2">exist.</text:span><text:span text:style-name="T1">”</text:span></text:p>
      <text:p text:style-name="P2">Ned<text:span text:style-name="T3"> </text:span>raised<text:span text:style-name="T3"> </text:span>an<text:span text:style-name="T3"> </text:span>eyebrow<text:span text:style-name="T3"> </text:span>and<text:span text:style-name="T3"> </text:span>seemed<text:span text:style-name="T3"> </text:span>to<text:span text:style-name="T3"> </text:span>give<text:span text:style-name="T3"> </text:span>the<text:span text:style-name="T3"> </text:span>notion<text:span text:style-name="T3"> </text:span>some<text:span text:style-name="T3"> </text:span>thought;<text:span text:style-name="T3"> </text:span>he<text:span text:style-name="T3"> </text:span>somehow<text:span text:style-name="T3"> </text:span>felt<text:span text:style-name="T3"> </text:span>lighter<text:span text:style-name="T3"> </text:span>alongside<text:span text:style-name="T3"> </text:span>the<text:span text:style-name="T3"> </text:span>woodkin,<text:span text:style-name="T3"> </text:span>as<text:span text:style-name="T3"> </text:span>if<text:span text:style-name="T3"> </text:span>he<text:span text:style-name="T3"> </text:span>could<text:span text:style-name="T3"> </text:span>lift<text:span text:style-name="T3"> </text:span>his<text:span text:style-name="T3"> </text:span>spirits.</text:p>
      <text:p text:style-name="P1"><text:span text:style-name="T1">“</text:span><text:span text:style-name="T2">If</text:span><text:span text:style-name="T1"> </text:span><text:span text:style-name="T2">you</text:span><text:span text:style-name="T1"> </text:span><text:span text:style-name="T2">put</text:span><text:span text:style-name="T1"> </text:span><text:span text:style-name="T2">it</text:span><text:span text:style-name="T1"> </text:span><text:span text:style-name="T2">like</text:span><text:span text:style-name="T1"> </text:span><text:span text:style-name="T2">that,</text:span><text:span text:style-name="T1"> </text:span><text:span text:style-name="T2">I</text:span><text:span text:style-name="T1"> </text:span><text:span text:style-name="T2">have</text:span><text:span text:style-name="T1"> </text:span><text:span text:style-name="T2">no</text:span><text:span text:style-name="T1"> </text:span><text:span text:style-name="T2">regrets</text:span><text:span text:style-name="T1"> </text:span><text:span text:style-name="T2">of</text:span><text:span text:style-name="T1"> </text:span><text:span text:style-name="T2">a</text:span><text:span text:style-name="T1"> </text:span><text:span text:style-name="T2">fate</text:span><text:span text:style-name="T1"> </text:span><text:span text:style-name="T2">alongside</text:span><text:span text:style-name="T1"> </text:span><text:span text:style-name="T2">you,</text:span><text:span text:style-name="T1"> </text:span><text:span text:style-name="T2">Theo.</text:span><text:span text:style-name="T1"> </text:span><text:span text:style-name="T2">You</text:span><text:span text:style-name="T1">’</text:span><text:span text:style-name="T2">re</text:span><text:span text:style-name="T1"> </text:span><text:span text:style-name="T2">a</text:span><text:span text:style-name="T1"> </text:span><text:span text:style-name="T2">good</text:span><text:span text:style-name="T1"> </text:span><text:span text:style-name="T2">man,</text:span><text:span text:style-name="T1">” </text:span><text:span text:style-name="T2">he</text:span><text:span text:style-name="T1"> </text:span><text:span text:style-name="T2">said</text:span><text:span text:style-name="T1"> </text:span><text:span text:style-name="T2">and</text:span><text:span text:style-name="T1"> </text:span><text:span text:style-name="T2">nodded</text:span><text:span text:style-name="T1"> </text:span><text:span text:style-name="T2">with</text:span><text:span text:style-name="T1"> </text:span><text:span text:style-name="T2">a</text:span><text:span text:style-name="T1"> </text:span><text:span text:style-name="T2">smile</text:span><text:span text:style-name="T1"> </text:span><text:span text:style-name="T2">brimming</text:span><text:span text:style-name="T1"> </text:span><text:span text:style-name="T2">with</text:span><text:span text:style-name="T1"> </text:span><text:span text:style-name="T2">camaraderie.</text:span></text:p>
      <text:p text:style-name="P1"><text:span text:style-name="T1">“</text:span><text:span text:style-name="T2">Nah,</text:span><text:span text:style-name="T1"> </text:span><text:span text:style-name="T2">I</text:span><text:span text:style-name="T1">’</text:span><text:span text:style-name="T2">m</text:span><text:span text:style-name="T1"> </text:span><text:span text:style-name="T2">still</text:span><text:span text:style-name="T1"> </text:span><text:span text:style-name="T2">a</text:span><text:span text:style-name="T1"> </text:span><text:span text:style-name="T2">woodkin</text:span><text:span text:style-name="T1"> </text:span><text:span text:style-name="T2">boy,</text:span><text:span text:style-name="T1">” </text:span><text:span text:style-name="T2">said</text:span><text:span text:style-name="T1"> </text:span><text:span text:style-name="T2">Theo</text:span><text:span text:style-name="T1"> </text:span><text:span text:style-name="T2">dismissively</text:span><text:span text:style-name="T1"> </text:span><text:span text:style-name="T2">and</text:span><text:span text:style-name="T1"> </text:span><text:span text:style-name="T2">added,</text:span><text:span text:style-name="T1"> “</text:span><text:span text:style-name="T2">I</text:span><text:span text:style-name="T1"> </text:span><text:span text:style-name="T2">still</text:span><text:span text:style-name="T1"> </text:span><text:span text:style-name="T2">need</text:span><text:span text:style-name="T1"> </text:span><text:span text:style-name="T2">to</text:span><text:span text:style-name="T1"> </text:span><text:span text:style-name="T2">learn</text:span><text:span text:style-name="T1"> </text:span><text:span text:style-name="T2">my</text:span><text:span text:style-name="T1"> </text:span><text:span text:style-name="T2">way</text:span><text:span text:style-name="T1"> </text:span><text:span text:style-name="T2">around</text:span><text:span text:style-name="T1"> </text:span><text:span text:style-name="T2">magic.</text:span><text:span text:style-name="T1">”</text:span></text:p>
      <text:p text:style-name="P2">Ned<text:span text:style-name="T3"> </text:span>furrowed<text:span text:style-name="T3"> </text:span>his<text:span text:style-name="T3"> </text:span>brow<text:span text:style-name="T3"> </text:span>and<text:span text:style-name="T3"> </text:span>said<text:span text:style-name="T3"> </text:span>loudly:</text:p>
      <text:p text:style-name="P1"><text:span text:style-name="T1">“</text:span><text:span text:style-name="T2">But</text:span><text:span text:style-name="T1"> </text:span><text:span text:style-name="T2">back</text:span><text:span text:style-name="T1"> </text:span><text:span text:style-name="T2">there,</text:span><text:span text:style-name="T1"> </text:span><text:span text:style-name="T2">when</text:span><text:span text:style-name="T1"> </text:span><text:span text:style-name="T2">the</text:span><text:span text:style-name="T1"> </text:span><text:span text:style-name="T2">mushroom-men</text:span><text:span text:style-name="T1"> </text:span><text:span text:style-name="T2">attacked,</text:span><text:span text:style-name="T1"> </text:span><text:span text:style-name="T2">you</text:span><text:span text:style-name="T1"> </text:span><text:span text:style-name="T2">were</text:span><text:span text:style-name="T1"> </text:span><text:span text:style-name="T2">fantastic!</text:span><text:span text:style-name="T1">”</text:span></text:p>
      <text:p text:style-name="P1"><text:soft-page-break/><text:span text:style-name="T1">“</text:span><text:span text:style-name="T2">Really?</text:span><text:span text:style-name="T1"> </text:span><text:span text:style-name="T2">I</text:span><text:span text:style-name="T1"> </text:span><text:span text:style-name="T2">kind</text:span><text:span text:style-name="T1"> </text:span><text:span text:style-name="T2">of</text:span><text:span text:style-name="T1"> </text:span><text:span text:style-name="T2">never</text:span><text:span text:style-name="T1"> </text:span><text:span text:style-name="T2">did</text:span><text:span text:style-name="T1"> </text:span><text:span text:style-name="T2">that</text:span><text:span text:style-name="T1"> </text:span><text:span text:style-name="T2">before,</text:span><text:span text:style-name="T1"> </text:span><text:span text:style-name="T2">actually,</text:span><text:span text:style-name="T1">” </text:span><text:span text:style-name="T2">replied</text:span><text:span text:style-name="T1"> </text:span><text:span text:style-name="T2">Theo</text:span><text:span text:style-name="T1"> </text:span><text:span text:style-name="T2">with</text:span><text:span text:style-name="T1"> </text:span><text:span text:style-name="T2">a</text:span><text:span text:style-name="T1"> </text:span><text:span text:style-name="T2">sheepish</text:span><text:span text:style-name="T1"> </text:span><text:span text:style-name="T2">grin</text:span><text:span text:style-name="T1"> </text:span><text:span text:style-name="T2">that</text:span><text:span text:style-name="T1"> </text:span><text:span text:style-name="T2">hinted</text:span><text:span text:style-name="T1"> </text:span><text:span text:style-name="T2">at</text:span><text:span text:style-name="T1"> </text:span><text:span text:style-name="T2">guilty</text:span><text:span text:style-name="T1"> </text:span><text:span text:style-name="T2">mischief.</text:span><text:span text:style-name="T1"> </text:span><text:span text:style-name="T2">Ned</text:span><text:span text:style-name="T1"> </text:span><text:span text:style-name="T2">was</text:span><text:span text:style-name="T1"> </text:span><text:span text:style-name="T2">taking</text:span><text:span text:style-name="T1"> </text:span><text:span text:style-name="T2">Theo</text:span><text:span text:style-name="T1">’</text:span><text:span text:style-name="T2">s</text:span><text:span text:style-name="T1"> </text:span><text:span text:style-name="T2">word</text:span><text:span text:style-name="T1"> </text:span><text:span text:style-name="T2">as</text:span><text:span text:style-name="T1"> </text:span><text:span text:style-name="T2">not</text:span><text:span text:style-name="T1"> </text:span><text:span text:style-name="T2">too</text:span><text:span text:style-name="T1"> </text:span><text:span text:style-name="T2">literal,</text:span><text:span text:style-name="T1"> </text:span><text:span text:style-name="T2">thinking</text:span><text:span text:style-name="T1"> </text:span><text:span text:style-name="T2">the</text:span><text:span text:style-name="T1"> </text:span><text:span text:style-name="T2">woodkin</text:span><text:span text:style-name="T1"> </text:span><text:span text:style-name="T2">was</text:span><text:span text:style-name="T1"> </text:span><text:span text:style-name="T2">simply</text:span><text:span text:style-name="T1"> </text:span><text:span text:style-name="T2">being</text:span><text:span text:style-name="T1"> </text:span><text:span text:style-name="T2">modest.</text:span></text:p>
      <text:p text:style-name="P1"><text:span text:style-name="T1">“</text:span><text:span text:style-name="T2">What</text:span><text:span text:style-name="T1"> </text:span><text:span text:style-name="T2">do</text:span><text:span text:style-name="T1"> </text:span><text:span text:style-name="T2">you</text:span><text:span text:style-name="T1"> </text:span><text:span text:style-name="T2">mean?</text:span><text:span text:style-name="T1"> </text:span><text:span text:style-name="T2">Your</text:span><text:span text:style-name="T1"> </text:span><text:span text:style-name="T2">hand</text:span><text:span text:style-name="T1"> </text:span><text:span text:style-name="T2">flew</text:span><text:span text:style-name="T1"> </text:span><text:span text:style-name="T2">sparks</text:span><text:span text:style-name="T1"> </text:span><text:span text:style-name="T2">and</text:span><text:span text:style-name="T1"> </text:span><text:span text:style-name="T2">everything.</text:span><text:span text:style-name="T1"> </text:span><text:span text:style-name="T2">Well,</text:span><text:span text:style-name="T1"> </text:span><text:span text:style-name="T2">you</text:span><text:span text:style-name="T1"> </text:span><text:span text:style-name="T2">almost</text:span><text:span text:style-name="T1"> </text:span><text:span text:style-name="T2">missed,</text:span><text:span text:style-name="T1"> </text:span><text:span text:style-name="T2">but</text:span><text:span text:style-name="T1"> </text:span><text:span text:style-name="T2">that</text:span><text:span text:style-name="T1">’</text:span><text:span text:style-name="T2">s</text:span><text:span text:style-name="T1"> </text:span><text:span text:style-name="T2">just</text:span><text:span text:style-name="T1"> </text:span><text:span text:style-name="T2">takes</text:span><text:span text:style-name="T1"> </text:span><text:span text:style-name="T2">practice</text:span><text:span text:style-name="T1"> </text:span><text:span text:style-name="T2">I</text:span><text:span text:style-name="T1"> </text:span><text:span text:style-name="T2">guess.</text:span><text:span text:style-name="T1">”</text:span></text:p>
      <text:p text:style-name="P2">Theo<text:span text:style-name="T3"> </text:span>smiled<text:span text:style-name="T3"> </text:span>broadly<text:span text:style-name="T3"> </text:span>and<text:span text:style-name="T3"> </text:span>sprang<text:span text:style-name="T3"> </text:span>up<text:span text:style-name="T3"> </text:span>on<text:span text:style-name="T3"> </text:span>his<text:span text:style-name="T3"> </text:span>feet.<text:span text:style-name="T3"> </text:span>He<text:span text:style-name="T3"> </text:span>felt<text:span text:style-name="T3"> </text:span>a<text:span text:style-name="T3"> </text:span>bit<text:span text:style-name="T3"> </text:span>proud,<text:span text:style-name="T3"> </text:span>and<text:span text:style-name="T3"> </text:span>a<text:span text:style-name="T3"> </text:span>bit<text:span text:style-name="T3"> </text:span>taller<text:span text:style-name="T3"> </text:span>suddenly.</text:p>
      <text:p text:style-name="P1"><text:span text:style-name="T1">“</text:span><text:span text:style-name="T2">Now</text:span><text:span text:style-name="T1"> </text:span><text:span text:style-name="T2">that</text:span><text:span text:style-name="T1"> </text:span><text:span text:style-name="T2">you</text:span><text:span text:style-name="T1"> </text:span><text:span text:style-name="T2">mention</text:span><text:span text:style-name="T1"> </text:span><text:span text:style-name="T2">that,</text:span><text:span text:style-name="T1"> </text:span><text:span text:style-name="T2">it</text:span><text:span text:style-name="T1"> </text:span><text:span text:style-name="T2">brought</text:span><text:span text:style-name="T1"> </text:span><text:span text:style-name="T2">to</text:span><text:span text:style-name="T1"> </text:span><text:span text:style-name="T2">mind</text:span><text:span text:style-name="T1"> </text:span><text:span text:style-name="T2">that</text:span><text:span text:style-name="T1"> </text:span><text:span text:style-name="T2">joke</text:span><text:span text:style-name="T1"> </text:span><text:span text:style-name="T2">of</text:span><text:span text:style-name="T1"> </text:span><text:span text:style-name="T2">yours.</text:span><text:span text:style-name="T1"> </text:span><text:span text:style-name="T2">It</text:span><text:span text:style-name="T1"> </text:span><text:span text:style-name="T2">was</text:span><text:span text:style-name="T1"> </text:span><text:span text:style-name="T2">hilarious!</text:span><text:span text:style-name="T1">” </text:span><text:span text:style-name="T2">he</text:span><text:span text:style-name="T1"> </text:span><text:span text:style-name="T2">said</text:span><text:span text:style-name="T1"> </text:span><text:span text:style-name="T2">and</text:span><text:span text:style-name="T1"> </text:span><text:span text:style-name="T2">couldn</text:span><text:span text:style-name="T1">’</text:span><text:span text:style-name="T2">t</text:span><text:span text:style-name="T1"> </text:span><text:span text:style-name="T2">help</text:span><text:span text:style-name="T1"> </text:span><text:span text:style-name="T2">giggle</text:span><text:span text:style-name="T1"> </text:span><text:span text:style-name="T2">just</text:span><text:span text:style-name="T1"> </text:span><text:span text:style-name="T2">a</text:span><text:span text:style-name="T1"> </text:span><text:span text:style-name="T2">bit</text:span><text:span text:style-name="T1"> </text:span><text:span text:style-name="T2">at</text:span><text:span text:style-name="T1"> </text:span><text:span text:style-name="T2">the</text:span><text:span text:style-name="T1"> </text:span><text:span text:style-name="T2">thought.</text:span><text:span text:style-name="T1"> </text:span><text:span text:style-name="T2">Ned</text:span><text:span text:style-name="T1"> </text:span><text:span text:style-name="T2">looked</text:span><text:span text:style-name="T1"> </text:span><text:span text:style-name="T2">excited,</text:span><text:span text:style-name="T1"> </text:span><text:span text:style-name="T2">and</text:span><text:span text:style-name="T1"> </text:span><text:span text:style-name="T2">that</text:span><text:span text:style-name="T1"> </text:span><text:span text:style-name="T2">carried</text:span><text:span text:style-name="T1"> </text:span><text:span text:style-name="T2">on</text:span><text:span text:style-name="T1"> </text:span><text:span text:style-name="T2">to</text:span><text:span text:style-name="T1"> </text:span><text:span text:style-name="T2">the</text:span><text:span text:style-name="T1"> </text:span><text:span text:style-name="T2">volume</text:span><text:span text:style-name="T1"> </text:span><text:span text:style-name="T2">of</text:span><text:span text:style-name="T1"> </text:span><text:span text:style-name="T2">his</text:span><text:span text:style-name="T1"> </text:span><text:span text:style-name="T2">voice</text:span><text:span text:style-name="T1"> </text:span><text:span text:style-name="T2">when</text:span><text:span text:style-name="T1"> </text:span><text:span text:style-name="T2">he</text:span><text:span text:style-name="T1"> </text:span><text:span text:style-name="T2">almost</text:span><text:span text:style-name="T1"> </text:span><text:span text:style-name="T2">shouted:</text:span></text:p>
      <text:p text:style-name="P1"><text:span text:style-name="T1">“</text:span><text:span text:style-name="T2">Really?!</text:span><text:span text:style-name="T1">” </text:span><text:span text:style-name="T2">Theo</text:span><text:span text:style-name="T1"> </text:span><text:span text:style-name="T2">nodded</text:span><text:span text:style-name="T1"> </text:span><text:span text:style-name="T2">in</text:span><text:span text:style-name="T1"> </text:span><text:span text:style-name="T2">silent</text:span><text:span text:style-name="T1"> </text:span><text:span text:style-name="T2">affirmation</text:span><text:span text:style-name="T1"> </text:span><text:span text:style-name="T2">and</text:span><text:span text:style-name="T1"> </text:span><text:span text:style-name="T2">Bo</text:span><text:span text:style-name="T1"> </text:span><text:span text:style-name="T2">raised</text:span><text:span text:style-name="T1"> </text:span><text:span text:style-name="T2">his</text:span><text:span text:style-name="T1"> </text:span><text:span text:style-name="T2">head</text:span><text:span text:style-name="T1"> </text:span><text:span text:style-name="T2">alarmingly.</text:span><text:span text:style-name="T1"> </text:span><text:span text:style-name="T2">Ned</text:span><text:span text:style-name="T1"> </text:span><text:span text:style-name="T2">went</text:span><text:span text:style-name="T1"> </text:span><text:span text:style-name="T2">on:</text:span></text:p>
      <text:p text:style-name="P1"><text:span text:style-name="T1">“</text:span><text:span text:style-name="T2">Well,</text:span><text:span text:style-name="T1"> </text:span><text:span text:style-name="T2">I</text:span><text:span text:style-name="T1">’</text:span><text:span text:style-name="T2">ve</text:span><text:span text:style-name="T1"> </text:span><text:span text:style-name="T2">been</text:span><text:span text:style-name="T1"> </text:span><text:span text:style-name="T2">having</text:span><text:span text:style-name="T1"> </text:span><text:span text:style-name="T2">a</text:span><text:span text:style-name="T1"> </text:span><text:span text:style-name="T2">hard</text:span><text:span text:style-name="T1"> </text:span><text:span text:style-name="T2">time</text:span><text:span text:style-name="T1"> </text:span><text:span text:style-name="T2">getting</text:span><text:span text:style-name="T1"> </text:span><text:span text:style-name="T2">people</text:span><text:span text:style-name="T1"> </text:span><text:span text:style-name="T2">to</text:span><text:span text:style-name="T1"> </text:span><text:span text:style-name="T2">like</text:span><text:span text:style-name="T1"> </text:span><text:span text:style-name="T2">those.</text:span><text:span text:style-name="T1"> </text:span><text:span text:style-name="T2">It</text:span><text:span text:style-name="T1">’</text:span><text:span text:style-name="T2">s</text:span><text:span text:style-name="T1"> </text:span><text:span text:style-name="T2">a</text:span><text:span text:style-name="T1"> </text:span><text:span text:style-name="T2">long</text:span><text:span text:style-name="T1"> </text:span><text:span text:style-name="T2">way</text:span><text:span text:style-name="T1"> </text:span><text:span text:style-name="T2">to</text:span><text:span text:style-name="T1"> </text:span><text:span text:style-name="T2">the</text:span><text:span text:style-name="T1"> </text:span><text:span text:style-name="T2">top,</text:span><text:span text:style-name="T1"> </text:span><text:span text:style-name="T2">if</text:span><text:span text:style-name="T1"> </text:span><text:span text:style-name="T2">you</text:span><text:span text:style-name="T1"> </text:span><text:span text:style-name="T2">wanna</text:span><text:span text:style-name="T1"> </text:span><text:span text:style-name="T2">be</text:span><text:span text:style-name="T1"> </text:span><text:span text:style-name="T2">a</text:span><text:span text:style-name="T1"> </text:span><text:span text:style-name="T2">bard</text:span><text:span text:style-name="T1"> </text:span><text:span text:style-name="T2">these</text:span><text:span text:style-name="T1"> </text:span><text:span text:style-name="T2">days.</text:span><text:span text:style-name="T1">”</text:span></text:p>
      <text:p text:style-name="P2">Theo<text:span text:style-name="T3"> </text:span>asked<text:span text:style-name="T3"> </text:span>him:</text:p>
      <text:p text:style-name="P1"><text:span text:style-name="T1">“</text:span><text:span text:style-name="T2">You</text:span><text:span text:style-name="T1">’</text:span><text:span text:style-name="T2">re</text:span><text:span text:style-name="T1"> </text:span><text:span text:style-name="T2">a</text:span><text:span text:style-name="T1"> </text:span><text:span text:style-name="T2">bard?</text:span><text:span text:style-name="T1"> </text:span><text:span text:style-name="T2">What</text:span><text:span text:style-name="T1"> </text:span><text:span text:style-name="T2">kind</text:span><text:span text:style-name="T1"> </text:span><text:span text:style-name="T2">of</text:span><text:span text:style-name="T1"> </text:span><text:span text:style-name="T2">instrument</text:span><text:span text:style-name="T1"> </text:span><text:span text:style-name="T2">do</text:span><text:span text:style-name="T1"> </text:span><text:span text:style-name="T2">you</text:span><text:span text:style-name="T1"> </text:span><text:span text:style-name="T2">play?</text:span><text:span text:style-name="T1">”</text:span></text:p>
      <text:p text:style-name="P1"><text:span text:style-name="T1">“</text:span><text:span text:style-name="T2">Oh,</text:span><text:span text:style-name="T1"> </text:span><text:span text:style-name="T2">I</text:span><text:span text:style-name="T1"> </text:span><text:span text:style-name="T2">play</text:span><text:span text:style-name="T1"> </text:span><text:span text:style-name="T2">the</text:span><text:span text:style-name="T1"> </text:span><text:span text:style-name="T2">drum,</text:span><text:span text:style-name="T1">” </text:span><text:span text:style-name="T2">said</text:span><text:span text:style-name="T1"> </text:span><text:span text:style-name="T2">Ned</text:span><text:span text:style-name="T1"> </text:span><text:span text:style-name="T2">and</text:span><text:span text:style-name="T1"> </text:span><text:span text:style-name="T2">shot</text:span><text:span text:style-name="T1"> </text:span><text:span text:style-name="T2">his</text:span><text:span text:style-name="T1"> </text:span><text:span text:style-name="T2">red</text:span><text:span text:style-name="T1"> </text:span><text:span text:style-name="T2">birchwood</text:span><text:span text:style-name="T1"> </text:span><text:span text:style-name="T2">drum</text:span><text:span text:style-name="T1"> </text:span><text:span text:style-name="T2">a</text:span><text:span text:style-name="T1"> </text:span><text:span text:style-name="T2">glance,</text:span><text:span text:style-name="T1"> </text:span><text:span text:style-name="T2">before</text:span><text:span text:style-name="T1"> </text:span><text:span text:style-name="T2">adding:</text:span></text:p>
      <text:p text:style-name="P1"><text:span text:style-name="T1">“</text:span><text:span text:style-name="T2">I</text:span><text:span text:style-name="T1"> </text:span><text:span text:style-name="T2">know</text:span><text:span text:style-name="T1"> </text:span><text:span text:style-name="T2">it</text:span><text:span text:style-name="T1">’</text:span><text:span text:style-name="T2">s</text:span><text:span text:style-name="T1"> </text:span><text:span text:style-name="T2">a</text:span><text:span text:style-name="T1"> </text:span><text:span text:style-name="T2">little</text:span><text:span text:style-name="T1"> </text:span><text:span text:style-name="T2">hard</text:span><text:span text:style-name="T1"> </text:span><text:span text:style-name="T2">to</text:span><text:span text:style-name="T1"> </text:span><text:span text:style-name="T2">play</text:span><text:span text:style-name="T1"> </text:span><text:span text:style-name="T2">most</text:span><text:span text:style-name="T1"> </text:span><text:span text:style-name="T2">omens,</text:span><text:span text:style-name="T1"> </text:span><text:span text:style-name="T2">prophecies</text:span><text:span text:style-name="T1"> </text:span><text:span text:style-name="T2">and</text:span><text:span text:style-name="T1"> </text:span><text:span text:style-name="T2">tales</text:span><text:span text:style-name="T1"> </text:span><text:span text:style-name="T2">with</text:span><text:span text:style-name="T1"> </text:span><text:span text:style-name="T2">just</text:span><text:span text:style-name="T1"> </text:span><text:span text:style-name="T2">a</text:span><text:span text:style-name="T1"> </text:span><text:span text:style-name="T2">beating</text:span><text:span text:style-name="T1"> </text:span><text:span text:style-name="T2">drum,</text:span><text:span text:style-name="T1"> </text:span><text:span text:style-name="T2">but</text:span><text:span text:style-name="T1"> </text:span><text:span text:style-name="T2">I</text:span><text:span text:style-name="T1"> </text:span><text:span text:style-name="T2">believe</text:span><text:span text:style-name="T1"> </text:span><text:span text:style-name="T2">it</text:span><text:span text:style-name="T1"> </text:span><text:span text:style-name="T2">has</text:span><text:span text:style-name="T1"> </text:span><text:span text:style-name="T2">great</text:span><text:span text:style-name="T1"> </text:span><text:span text:style-name="T2">potential.</text:span><text:span text:style-name="T1"> </text:span><text:span text:style-name="T2">Maybe</text:span><text:span text:style-name="T1"> </text:span><text:span text:style-name="T2">if</text:span><text:span text:style-name="T1"> </text:span><text:span text:style-name="T2">more</text:span><text:span text:style-name="T1"> </text:span><text:span text:style-name="T2">bards</text:span><text:span text:style-name="T1"> </text:span><text:span text:style-name="T2">got</text:span><text:span text:style-name="T1"> </text:span><text:span text:style-name="T2">together</text:span><text:span text:style-name="T1"> </text:span><text:span text:style-name="T2">and</text:span><text:span text:style-name="T1"> </text:span><text:span text:style-name="T2">everyone</text:span><text:span text:style-name="T1"> </text:span><text:span text:style-name="T2">played</text:span><text:span text:style-name="T1"> </text:span><text:span text:style-name="T2">a</text:span><text:span text:style-name="T1"> </text:span><text:span text:style-name="T2">different</text:span><text:span text:style-name="T1"> </text:span><text:span text:style-name="T2">instrument,</text:span><text:span text:style-name="T1"> </text:span><text:span text:style-name="T2">I</text:span><text:span text:style-name="T1"> </text:span><text:span text:style-name="T2">could</text:span><text:span text:style-name="T1"> </text:span><text:span text:style-name="T2">be,</text:span><text:span text:style-name="T1"> </text:span><text:span text:style-name="T2">you</text:span><text:span text:style-name="T1"> </text:span><text:span text:style-name="T2">know,</text:span><text:span text:style-name="T1"> </text:span><text:span text:style-name="T2">supporting</text:span><text:span text:style-name="T1"> </text:span><text:span text:style-name="T2">their</text:span><text:span text:style-name="T1"> </text:span><text:span text:style-name="T2">music</text:span><text:span text:style-name="T1"> </text:span><text:span text:style-name="T2">with</text:span><text:span text:style-name="T1"> </text:span><text:span text:style-name="T2">beating</text:span><text:span text:style-name="T1"> </text:span><text:span text:style-name="T2">the</text:span><text:span text:style-name="T1"> </text:span><text:span text:style-name="T2">drum.</text:span><text:span text:style-name="T1"> </text:span><text:span text:style-name="T2">And</text:span><text:span text:style-name="T1"> </text:span><text:span text:style-name="T2">then</text:span><text:span text:style-name="T1"> </text:span><text:span text:style-name="T2">we</text:span><text:span text:style-name="T1"> </text:span><text:span text:style-name="T2">could</text:span><text:span text:style-name="T1"> </text:span><text:span text:style-name="T2">tour,</text:span><text:span text:style-name="T1"> </text:span><text:span text:style-name="T2">get</text:span><text:span text:style-name="T1"> </text:span><text:span text:style-name="T2">the</text:span><text:span text:style-name="T1"> </text:span><text:span text:style-name="T2">crowd</text:span><text:span text:style-name="T1"> </text:span><text:span text:style-name="T2">rolling.</text:span><text:span text:style-name="T1"> </text:span><text:span text:style-name="T2">It</text:span><text:span text:style-name="T1"> </text:span><text:span text:style-name="T2">could</text:span><text:span text:style-name="T1"> </text:span><text:span text:style-name="T2">be</text:span><text:span text:style-name="T1"> </text:span><text:span text:style-name="T2">amazing,</text:span><text:span text:style-name="T1">” </text:span><text:span text:style-name="T2">said</text:span><text:span text:style-name="T1"> </text:span><text:span text:style-name="T2">Ned</text:span><text:span text:style-name="T1"> </text:span><text:span text:style-name="T2">with</text:span><text:span text:style-name="T1"> </text:span><text:span text:style-name="T2">childish</text:span><text:span text:style-name="T1"> </text:span><text:span text:style-name="T2">excitement</text:span><text:span text:style-name="T1"> </text:span><text:span text:style-name="T2">overrunning</text:span><text:span text:style-name="T1"> </text:span><text:span text:style-name="T2">his</text:span><text:span text:style-name="T1"> </text:span><text:span text:style-name="T2">voice.</text:span></text:p>
      <text:p text:style-name="P1"><text:span text:style-name="T1">“</text:span><text:span text:style-name="T2">I</text:span><text:span text:style-name="T1"> </text:span><text:span text:style-name="T2">don</text:span><text:span text:style-name="T1">’</text:span><text:span text:style-name="T2">t</text:span><text:span text:style-name="T1"> </text:span><text:span text:style-name="T2">want</text:span><text:span text:style-name="T1"> </text:span><text:span text:style-name="T2">to</text:span><text:span text:style-name="T1"> </text:span><text:span text:style-name="T2">put</text:span><text:span text:style-name="T1"> </text:span><text:span text:style-name="T2">you</text:span><text:span text:style-name="T1"> </text:span><text:span text:style-name="T2">off,</text:span><text:span text:style-name="T1"> </text:span><text:span text:style-name="T2">but</text:span><text:span text:style-name="T1"> </text:span><text:span text:style-name="T2">that</text:span><text:span text:style-name="T1"> </text:span><text:span text:style-name="T2">sounds</text:span><text:span text:style-name="T1"> </text:span><text:span text:style-name="T2">all</text:span><text:span text:style-name="T1"> </text:span><text:span text:style-name="T2">wrong.</text:span><text:span text:style-name="T1"> </text:span><text:span text:style-name="T2">I</text:span><text:span text:style-name="T1"> </text:span><text:span text:style-name="T2">mean,</text:span><text:span text:style-name="T1"> </text:span><text:span text:style-name="T2">who</text:span><text:span text:style-name="T1"> </text:span><text:span text:style-name="T2">would</text:span><text:span text:style-name="T1"> </text:span><text:span text:style-name="T2">want</text:span><text:span text:style-name="T1"> </text:span><text:span text:style-name="T2">to</text:span><text:span text:style-name="T1"> </text:span><text:span text:style-name="T2">see</text:span><text:span text:style-name="T1"> </text:span><text:span text:style-name="T2">the</text:span><text:span text:style-name="T1"> </text:span><text:span text:style-name="T2">same</text:span><text:span text:style-name="T1"> </text:span><text:span text:style-name="T2">bards</text:span><text:span text:style-name="T1"> </text:span><text:span text:style-name="T2">over</text:span><text:span text:style-name="T1"> </text:span><text:span text:style-name="T2">and</text:span><text:span text:style-name="T1"> </text:span><text:span text:style-name="T2">over</text:span><text:span text:style-name="T1"> </text:span><text:span text:style-name="T2">again?</text:span><text:span text:style-name="T1"> </text:span><text:span text:style-name="T2">And</text:span><text:span text:style-name="T1"> </text:span><text:span text:style-name="T2">everyone</text:span><text:span text:style-name="T1"> </text:span><text:span text:style-name="T2">singing</text:span><text:span text:style-name="T1"> </text:span><text:span text:style-name="T2">at</text:span><text:span text:style-name="T1"> </text:span><text:span text:style-name="T2">the</text:span><text:span text:style-name="T1"> </text:span><text:span text:style-name="T2">same</text:span><text:span text:style-name="T1"> </text:span><text:span text:style-name="T2">time?</text:span><text:span text:style-name="T1"> </text:span><text:span text:style-name="T2">Think</text:span><text:span text:style-name="T1"> </text:span><text:span text:style-name="T2">of</text:span><text:span text:style-name="T1"> </text:span><text:span text:style-name="T2">the</text:span><text:span text:style-name="T1"> </text:span><text:span text:style-name="T2">cacophony.</text:span><text:span text:style-name="T1"> </text:span><text:span text:style-name="T2">Come</text:span><text:span text:style-name="T1"> </text:span><text:span text:style-name="T2">to</text:span><text:span text:style-name="T1"> </text:span><text:span text:style-name="T2">think</text:span><text:span text:style-name="T1"> </text:span><text:span text:style-name="T2">of</text:span><text:span text:style-name="T1"> </text:span><text:span text:style-name="T2">it,</text:span><text:span text:style-name="T1"> </text:span><text:span text:style-name="T2">how</text:span><text:span text:style-name="T1"> </text:span><text:span text:style-name="T2">do</text:span><text:span text:style-name="T1"> </text:span><text:span text:style-name="T2">you</text:span><text:span text:style-name="T1"> </text:span><text:span text:style-name="T2">play</text:span><text:span text:style-name="T1"> </text:span><text:span text:style-name="T2">notes</text:span><text:span text:style-name="T1"> </text:span><text:span text:style-name="T2">on</text:span><text:span text:style-name="T1"> </text:span><text:span text:style-name="T2">that</text:span><text:span text:style-name="T1"> </text:span><text:span text:style-name="T2">thing?</text:span><text:span text:style-name="T1"> </text:span><text:span text:style-name="T2">I</text:span><text:span text:style-name="T1"> </text:span><text:span text:style-name="T2">don</text:span><text:span text:style-name="T1">’</text:span><text:span text:style-name="T2">t</text:span><text:span text:style-name="T1"> </text:span><text:span text:style-name="T2">see</text:span><text:span text:style-name="T1"> </text:span><text:span text:style-name="T2">any</text:span><text:span text:style-name="T1"> </text:span><text:span text:style-name="T2">keys,</text:span><text:span text:style-name="T1"> </text:span><text:span text:style-name="T2">strings</text:span><text:span text:style-name="T1"> </text:span><text:span text:style-name="T2">or</text:span><text:span text:style-name="T1"> </text:span><text:span text:style-name="T2">pipes,</text:span><text:span text:style-name="T1">” </text:span><text:span text:style-name="T2">said</text:span><text:span text:style-name="T1"> </text:span><text:span text:style-name="T2">Theo</text:span><text:span text:style-name="T1"> </text:span><text:span text:style-name="T2">without</text:span><text:span text:style-name="T1"> </text:span><text:span text:style-name="T2">thinking</text:span><text:span text:style-name="T1"> </text:span><text:span text:style-name="T2">about</text:span><text:span text:style-name="T1"> </text:span><text:span text:style-name="T2">it</text:span><text:span text:style-name="T1"> </text:span><text:span text:style-name="T2">at</text:span><text:span text:style-name="T1"> </text:span><text:span text:style-name="T2">all.</text:span><text:span text:style-name="T1"> </text:span><text:span text:style-name="T2">His</text:span><text:span text:style-name="T1"> </text:span><text:span text:style-name="T2">disarmingly</text:span><text:span text:style-name="T1"> </text:span><text:span text:style-name="T2">blunt</text:span><text:span text:style-name="T1"> </text:span><text:span text:style-name="T2">honesty</text:span><text:span text:style-name="T1"> </text:span><text:span text:style-name="T2">fired</text:span><text:span text:style-name="T1"> </text:span><text:span text:style-name="T2">Ned</text:span><text:span text:style-name="T1"> </text:span><text:span text:style-name="T2">up.</text:span></text:p>
      <text:p text:style-name="P1"><text:span text:style-name="T1">“</text:span><text:span text:style-name="T2">It</text:span><text:span text:style-name="T1"> </text:span><text:span text:style-name="T2">doesn</text:span><text:span text:style-name="T1">’</text:span><text:span text:style-name="T2">t</text:span><text:span text:style-name="T1"> </text:span><text:span text:style-name="T2">have</text:span><text:span text:style-name="T1"> </text:span><text:span text:style-name="T2">notes!</text:span><text:span text:style-name="T1"> </text:span><text:span text:style-name="T2">It</text:span><text:span text:style-name="T1"> </text:span><text:span text:style-name="T2">does</text:span><text:span text:style-name="T1"> </text:span><text:span text:style-name="T2">have</text:span><text:span text:style-name="T1"> </text:span><text:span text:style-name="T2">tone</text:span><text:span text:style-name="T1"> </text:span><text:span text:style-name="T2">values</text:span><text:span text:style-name="T1"> </text:span><text:span text:style-name="T2">though!</text:span><text:span text:style-name="T1"> </text:span><text:span text:style-name="T2">And</text:span><text:span text:style-name="T1"> </text:span><text:span text:style-name="T2">it</text:span><text:span text:style-name="T1"> </text:span><text:span text:style-name="T2">needs</text:span><text:span text:style-name="T1"> </text:span><text:span text:style-name="T2">tuning</text:span><text:span text:style-name="T1"> </text:span><text:span text:style-name="T2">as</text:span><text:span text:style-name="T1"> </text:span><text:span text:style-name="T2">well!</text:span><text:span text:style-name="T1"> </text:span><text:span text:style-name="T2">And</text:span><text:span text:style-name="T1"> </text:span><text:span text:style-name="T2">for</text:span><text:span text:style-name="T1"> </text:span><text:span text:style-name="T2">your</text:span><text:span text:style-name="T1"> </text:span><text:span text:style-name="T2">information,</text:span><text:span text:style-name="T1"> </text:span><text:span text:style-name="T2">people</text:span><text:span text:style-name="T1"> </text:span><text:span text:style-name="T2">would</text:span><text:span text:style-name="T1"> </text:span><text:span text:style-name="T2">love</text:span><text:span text:style-name="T1"> </text:span><text:span text:style-name="T2">to</text:span><text:span text:style-name="T1"> </text:span><text:span text:style-name="T2">hear</text:span><text:span text:style-name="T1"> </text:span><text:span text:style-name="T2">the</text:span><text:span text:style-name="T1"> </text:span><text:span text:style-name="T2">same</text:span><text:span text:style-name="T1"> </text:span><text:span text:style-name="T2">songs</text:span><text:span text:style-name="T1"> </text:span><text:span text:style-name="T2">and</text:span><text:span text:style-name="T1"> </text:span><text:span text:style-name="T2">tales</text:span><text:span text:style-name="T1"> </text:span><text:span text:style-name="T2">over</text:span><text:span text:style-name="T1"> </text:span><text:span text:style-name="T2">and</text:span><text:span text:style-name="T1"> </text:span><text:span text:style-name="T2">over!</text:span><text:span text:style-name="T1"> </text:span><text:span text:style-name="T2">I</text:span><text:span text:style-name="T1"> </text:span><text:span text:style-name="T2">know</text:span><text:span text:style-name="T1"> </text:span><text:span text:style-name="T2">I</text:span><text:span text:style-name="T1"> </text:span><text:span text:style-name="T2">do!</text:span><text:span text:style-name="T1"> </text:span><text:span text:style-name="T2">Gods,</text:span><text:span text:style-name="T1"> </text:span><text:span text:style-name="T2">everyone</text:span><text:span text:style-name="T1">’</text:span><text:span text:style-name="T2">s</text:span><text:span text:style-name="T1"> </text:span><text:span text:style-name="T2">an</text:span><text:span text:style-name="T1"> </text:span><text:span text:style-name="T2">expert</text:span><text:span text:style-name="T1"> </text:span><text:span text:style-name="T2">now!</text:span><text:span text:style-name="T1">” </text:span><text:span text:style-name="T2">shouted</text:span><text:span text:style-name="T1"> </text:span><text:span text:style-name="T2">Ned</text:span><text:span text:style-name="T1"> </text:span><text:span text:style-name="T2">with</text:span><text:span text:style-name="T1"> </text:span><text:span text:style-name="T2">a</text:span><text:span text:style-name="T1"> </text:span><text:span text:style-name="T2">sudden</text:span><text:span text:style-name="T1"> </text:span><text:span text:style-name="T2">pang</text:span><text:span text:style-name="T1"> </text:span><text:span text:style-name="T2">of</text:span><text:span text:style-name="T1"> </text:span><text:span text:style-name="T2">mild</text:span><text:span text:style-name="T1"> </text:span><text:span text:style-name="T2">anger.</text:span><text:span text:style-name="T1"> </text:span><text:span text:style-name="T2">The</text:span><text:span text:style-name="T1"> </text:span><text:span text:style-name="T2">bunny</text:span><text:span text:style-name="T1">’</text:span><text:span text:style-name="T2">s</text:span><text:span text:style-name="T1"> </text:span><text:span text:style-name="T2">eyes</text:span><text:span text:style-name="T1"> </text:span><text:span text:style-name="T2">produced</text:span><text:span text:style-name="T1"> </text:span><text:span text:style-name="T2">a</text:span><text:span text:style-name="T1"> </text:span><text:span text:style-name="T2">burst</text:span><text:span text:style-name="T1"> </text:span><text:span text:style-name="T2">of</text:span><text:span text:style-name="T1"> </text:span><text:span text:style-name="T2">flames</text:span><text:span text:style-name="T1"> </text:span><text:span text:style-name="T2">as</text:span><text:span text:style-name="T1"> </text:span><text:span text:style-name="T2">Bo</text:span><text:span text:style-name="T1"> </text:span><text:span text:style-name="T2">turned</text:span><text:span text:style-name="T1"> </text:span><text:span text:style-name="T2">and</text:span><text:span text:style-name="T1"> </text:span><text:span text:style-name="T2">looked</text:span><text:span text:style-name="T1"> </text:span><text:span text:style-name="T2">at</text:span><text:span text:style-name="T1"> </text:span><text:span text:style-name="T2">him</text:span><text:span text:style-name="T1"> </text:span><text:span text:style-name="T2">with</text:span><text:span text:style-name="T1"> </text:span><text:span text:style-name="T2">a</text:span><text:span text:style-name="T1"> </text:span><text:span text:style-name="T2">twitchy</text:span><text:span text:style-name="T1"> </text:span><text:span text:style-name="T2">nose.</text:span><text:span text:style-name="T1"> </text:span><text:span text:style-name="T2">Theo</text:span><text:span text:style-name="T1"> </text:span><text:span text:style-name="T2">simply</text:span><text:span text:style-name="T1"> </text:span><text:span text:style-name="T2">spoke</text:span><text:span text:style-name="T1"> </text:span><text:span text:style-name="T2">his</text:span><text:span text:style-name="T1"> </text:span><text:span text:style-name="T2">mind:</text:span></text:p>
      <text:p text:style-name="P1"><text:span text:style-name="T1">“</text:span><text:span text:style-name="T2">I</text:span><text:span text:style-name="T1">’</text:span><text:span text:style-name="T2">m</text:span><text:span text:style-name="T1"> </text:span><text:span text:style-name="T2">just</text:span><text:span text:style-name="T1"> </text:span><text:span text:style-name="T2">saying,</text:span><text:span text:style-name="T1"> </text:span><text:span text:style-name="T2">it</text:span><text:span text:style-name="T1"> </text:span><text:span text:style-name="T2">would</text:span><text:span text:style-name="T1"> </text:span><text:span text:style-name="T2">be</text:span><text:span text:style-name="T1"> </text:span><text:span text:style-name="T2">better</text:span><text:span text:style-name="T1"> </text:span><text:span text:style-name="T2">to</text:span><text:span text:style-name="T1"> </text:span><text:span text:style-name="T2">stick</text:span><text:span text:style-name="T1"> </text:span><text:span text:style-name="T2">to</text:span><text:span text:style-name="T1"> </text:span><text:span text:style-name="T2">the</text:span><text:span text:style-name="T1"> </text:span><text:span text:style-name="T2">jokes</text:span><text:span text:style-name="T1"> </text:span><text:span text:style-name="T2">for</text:span><text:span text:style-name="T1"> </text:span><text:span text:style-name="T2">now.</text:span><text:span text:style-name="T1"> </text:span><text:span text:style-name="T2">Just</text:span><text:span text:style-name="T1"> </text:span><text:span text:style-name="T2">until</text:span><text:span text:style-name="T1"> </text:span><text:span text:style-name="T2">you</text:span><text:span text:style-name="T1"> </text:span><text:span text:style-name="T2">get</text:span><text:span text:style-name="T1"> </text:span><text:span text:style-name="T2">that</text:span><text:span text:style-name="T1"> </text:span><text:span text:style-name="T2">team</text:span><text:span text:style-name="T1"> </text:span><text:span text:style-name="T2">of</text:span><text:span text:style-name="T1"> </text:span><text:span text:style-name="T2">bards</text:span><text:span text:style-name="T1"> </text:span><text:span text:style-name="T2">going.</text:span><text:span text:style-name="T1">”</text:span></text:p>
      <text:p text:style-name="P2">Ned<text:span text:style-name="T3"> </text:span>thought<text:span text:style-name="T3"> </text:span>about<text:span text:style-name="T3"> </text:span>that<text:span text:style-name="T3"> </text:span>for<text:span text:style-name="T3"> </text:span>a<text:span text:style-name="T3"> </text:span>while.<text:span text:style-name="T3"> “</text:span>A<text:span text:style-name="T3"> </text:span>team<text:span text:style-name="T3"> </text:span>of<text:span text:style-name="T3"> </text:span>bards?<text:span text:style-name="T3"> </text:span>It<text:span text:style-name="T3">’</text:span>s<text:span text:style-name="T3"> </text:span>not<text:span text:style-name="T3"> </text:span>a<text:span text:style-name="T3"> </text:span>race,<text:span text:style-name="T3"> </text:span>or<text:span text:style-name="T3"> </text:span>a<text:span text:style-name="T3"> </text:span>game.<text:span text:style-name="T3"> </text:span>It<text:span text:style-name="T3">’</text:span>s<text:span text:style-name="T3"> </text:span>art;<text:span text:style-name="T3"> </text:span>it<text:span text:style-name="T3"> </text:span>will<text:span text:style-name="T3"> </text:span>be<text:span text:style-name="T3"> </text:span>a<text:span text:style-name="T3"> </text:span>band<text:span text:style-name="T3"> </text:span>of<text:span text:style-name="T3"> </text:span>bards.<text:span text:style-name="T3"> </text:span>Like,<text:span text:style-name="T3"> </text:span>sticking<text:span text:style-name="T3"> </text:span>together,<text:span text:style-name="T3"> </text:span>but<text:span text:style-name="T3"> </text:span>also<text:span text:style-name="T3"> </text:span>having<text:span text:style-name="T3"> </text:span>room<text:span text:style-name="T3"> </text:span>to<text:span text:style-name="T3"> </text:span>be<text:span text:style-name="T3"> </text:span>free.<text:span text:style-name="T3"> </text:span>Experimenting,<text:span text:style-name="T3">” </text:span>his<text:span text:style-name="T3"> </text:span>words<text:span text:style-name="T3"> </text:span>accompanied<text:span text:style-name="T3"> </text:span>by<text:span text:style-name="T3"> </text:span>wild,<text:span text:style-name="T3"> </text:span>excited<text:span text:style-name="T3"> </text:span>hand<text:span text:style-name="T3"> </text:span>gestures,<text:span text:style-name="T3"> </text:span>his<text:span text:style-name="T3"> </text:span>voice<text:span text:style-name="T3"> </text:span>once<text:span text:style-name="T3"> </text:span>again<text:span text:style-name="T3"> </text:span>lost<text:span text:style-name="T3"> </text:span>in<text:span text:style-name="T3"> </text:span>excitement.</text:p>
      <text:p text:style-name="P1"><text:soft-page-break/><text:span text:style-name="T1">“</text:span><text:span text:style-name="T2">I</text:span><text:span text:style-name="T1"> </text:span><text:span text:style-name="T2">see.</text:span><text:span text:style-name="T1"> </text:span><text:span text:style-name="T2">Will</text:span><text:span text:style-name="T1"> </text:span><text:span text:style-name="T2">it</text:span><text:span text:style-name="T1"> </text:span><text:span text:style-name="T2">involve</text:span><text:span text:style-name="T1"> </text:span><text:span text:style-name="T2">jokes?</text:span><text:span text:style-name="T1"> </text:span><text:span text:style-name="T2">I</text:span><text:span text:style-name="T1"> </text:span><text:span text:style-name="T2">think</text:span><text:span text:style-name="T1"> </text:span><text:span text:style-name="T2">it</text:span><text:span text:style-name="T1"> </text:span><text:span text:style-name="T2">should</text:span><text:span text:style-name="T1"> </text:span><text:span text:style-name="T2">involve</text:span><text:span text:style-name="T1"> </text:span><text:span text:style-name="T2">jokes,</text:span><text:span text:style-name="T1">” </text:span><text:span text:style-name="T2">said</text:span><text:span text:style-name="T1"> </text:span><text:span text:style-name="T2">Theo</text:span><text:span text:style-name="T1"> </text:span><text:span text:style-name="T2">and</text:span><text:span text:style-name="T1"> </text:span><text:span text:style-name="T2">Ned</text:span><text:span text:style-name="T1"> </text:span><text:span text:style-name="T2">replied</text:span><text:span text:style-name="T1"> </text:span><text:span text:style-name="T2">in</text:span><text:span text:style-name="T1"> </text:span><text:span text:style-name="T2">a</text:span><text:span text:style-name="T1"> </text:span><text:span text:style-name="T2">ponderous</text:span><text:span text:style-name="T1"> </text:span><text:span text:style-name="T2">voice:</text:span></text:p>
      <text:p text:style-name="P1"><text:span text:style-name="T1">“</text:span><text:span text:style-name="T2">Maybe,</text:span><text:span text:style-name="T1"> </text:span><text:span text:style-name="T2">maybe.</text:span><text:span text:style-name="T1"> </text:span><text:span text:style-name="T2">We</text:span><text:span text:style-name="T1">’</text:span><text:span text:style-name="T2">ll</text:span><text:span text:style-name="T1"> </text:span><text:span text:style-name="T2">see,</text:span><text:span text:style-name="T1"> </text:span><text:span text:style-name="T2">when</text:span><text:span text:style-name="T1"> </text:span><text:span text:style-name="T2">all</text:span><text:span text:style-name="T1"> </text:span><text:span text:style-name="T2">this</text:span><text:span text:style-name="T1"> </text:span><text:span text:style-name="T2">is</text:span><text:span text:style-name="T1"> </text:span><text:span text:style-name="T2">over.</text:span><text:span text:style-name="T1"> </text:span><text:span text:style-name="T2">Maybe</text:span><text:span text:style-name="T1"> </text:span><text:span text:style-name="T2">we</text:span><text:span text:style-name="T1"> </text:span><text:span text:style-name="T2">could</text:span><text:span text:style-name="T1"> </text:span><text:span text:style-name="T2">try</text:span><text:span text:style-name="T1"> </text:span><text:span text:style-name="T2">it</text:span><text:span text:style-name="T1"> </text:span><text:span text:style-name="T2">together.</text:span><text:span text:style-name="T1">”</text:span></text:p>
      <text:p text:style-name="P2">Theo<text:span text:style-name="T3"> </text:span>shook<text:span text:style-name="T3"> </text:span>his<text:span text:style-name="T3"> </text:span>head<text:span text:style-name="T3"> </text:span>with<text:span text:style-name="T3"> </text:span>a<text:span text:style-name="T3"> </text:span>frown.<text:span text:style-name="T3"> “</text:span>I<text:span text:style-name="T3"> </text:span>don<text:span text:style-name="T3">’</text:span>t<text:span text:style-name="T3"> </text:span>think<text:span text:style-name="T3"> </text:span>that<text:span text:style-name="T3"> </text:span>would<text:span text:style-name="T3"> </text:span>work.<text:span text:style-name="T3"> </text:span>I<text:span text:style-name="T3"> </text:span>mean,<text:span text:style-name="T3"> </text:span>I<text:span text:style-name="T3">’</text:span>m<text:span text:style-name="T3"> </text:span>terribly<text:span text:style-name="T3"> </text:span>bad<text:span text:style-name="T3"> </text:span>at<text:span text:style-name="T3"> </text:span>that<text:span text:style-name="T3"> </text:span>sort<text:span text:style-name="T3"> </text:span>of<text:span text:style-name="T3"> </text:span>thing.<text:span text:style-name="T3"> </text:span>I<text:span text:style-name="T3"> </text:span>once<text:span text:style-name="T3"> </text:span>sang<text:span text:style-name="T3"> </text:span>in<text:span text:style-name="T3"> </text:span>a<text:span text:style-name="T3"> </text:span>feast,<text:span text:style-name="T3"> </text:span>and<text:span text:style-name="T3"> </text:span>the<text:span text:style-name="T3"> </text:span>coconut<text:span text:style-name="T3"> </text:span>milk<text:span text:style-name="T3"> </text:span>went<text:span text:style-name="T3"> </text:span>sour<text:span text:style-name="T3"> </text:span>for<text:span text:style-name="T3"> </text:span>a<text:span text:style-name="T3"> </text:span>week.<text:span text:style-name="T3"> </text:span>Plus,<text:span text:style-name="T3"> </text:span>people<text:span text:style-name="T3"> </text:span>tell<text:span text:style-name="T3"> </text:span>me<text:span text:style-name="T3"> </text:span>I<text:span text:style-name="T3"> </text:span>have<text:span text:style-name="T3"> </text:span>a<text:span text:style-name="T3"> </text:span>really<text:span text:style-name="T3"> </text:span>bad<text:span text:style-name="T3"> </text:span>sense<text:span text:style-name="T3"> </text:span>of<text:span text:style-name="T3"> </text:span>humor,<text:span text:style-name="T3">” </text:span>replied<text:span text:style-name="T3"> </text:span>Theo<text:span text:style-name="T3"> </text:span>and<text:span text:style-name="T3"> </text:span>Ned<text:span text:style-name="T3"> </text:span>realised<text:span text:style-name="T3"> </text:span>with<text:span text:style-name="T3"> </text:span>a<text:span text:style-name="T3"> </text:span>scowl<text:span text:style-name="T3"> </text:span>that<text:span text:style-name="T3"> </text:span>Theo<text:span text:style-name="T3"> </text:span>liking<text:span text:style-name="T3"> </text:span>his<text:span text:style-name="T3"> </text:span>jokes<text:span text:style-name="T3"> </text:span>wasn<text:span text:style-name="T3">’</text:span>t<text:span text:style-name="T3"> </text:span>necessarily<text:span text:style-name="T3"> </text:span>a<text:span text:style-name="T3"> </text:span>good<text:span text:style-name="T3"> </text:span>thing.</text:p>
      <text:p text:style-name="P1"><text:span text:style-name="T1">“</text:span><text:span text:style-name="T2">Oh,</text:span><text:span text:style-name="T1"> </text:span><text:span text:style-name="T2">well.</text:span><text:span text:style-name="T1"> </text:span><text:span text:style-name="T2">That</text:span><text:span text:style-name="T1"> </text:span><text:span text:style-name="T2">sounds...</text:span><text:span text:style-name="T1"> </text:span><text:span text:style-name="T2">Well,</text:span><text:span text:style-name="T1"> </text:span><text:span text:style-name="T2">we</text:span><text:span text:style-name="T1">’</text:span><text:span text:style-name="T2">ll</text:span><text:span text:style-name="T1"> </text:span><text:span text:style-name="T2">think</text:span><text:span text:style-name="T1"> </text:span><text:span text:style-name="T2">of</text:span><text:span text:style-name="T1"> </text:span><text:span text:style-name="T2">something.</text:span><text:span text:style-name="T1">”</text:span></text:p>
      <text:p text:style-name="P2">And<text:span text:style-name="T3"> </text:span>then<text:span text:style-name="T3"> </text:span>they<text:span text:style-name="T3"> </text:span>heard<text:span text:style-name="T3"> </text:span>a<text:span text:style-name="T3"> </text:span>loud<text:span text:style-name="T3"> </text:span>sound<text:span text:style-name="T3"> </text:span>like<text:span text:style-name="T3"> </text:span>a<text:span text:style-name="T3"> </text:span>squawk<text:span text:style-name="T3"> </text:span>echo<text:span text:style-name="T3"> </text:span>from<text:span text:style-name="T3"> </text:span>the<text:span text:style-name="T3"> </text:span>inside<text:span text:style-name="T3"> </text:span>of<text:span text:style-name="T3"> </text:span>the<text:span text:style-name="T3"> </text:span>cave.<text:span text:style-name="T3"> </text:span>Bo<text:span text:style-name="T3">’</text:span>s<text:span text:style-name="T3"> </text:span>eyes<text:span text:style-name="T3"> </text:span>flared<text:span text:style-name="T3"> </text:span>up<text:span text:style-name="T3"> </text:span>when<text:span text:style-name="T3"> </text:span>the<text:span text:style-name="T3"> </text:span>sound<text:span text:style-name="T3"> </text:span>turned<text:span text:style-name="T3"> </text:span>into<text:span text:style-name="T3"> </text:span>a<text:span text:style-name="T3"> </text:span>growl.<text:span text:style-name="T3"> </text:span>They<text:span text:style-name="T3"> </text:span>exchanged<text:span text:style-name="T3"> </text:span>worried<text:span text:style-name="T3"> </text:span>looks<text:span text:style-name="T3"> </text:span>and<text:span text:style-name="T3"> </text:span>were<text:span text:style-name="T3"> </text:span>almost<text:span text:style-name="T3"> </text:span>ready<text:span text:style-name="T3"> </text:span>to<text:span text:style-name="T3"> </text:span>do<text:span text:style-name="T3"> </text:span>something<text:span text:style-name="T3"> </text:span>stupid<text:span text:style-name="T3"> </text:span>when<text:span text:style-name="T3"> </text:span>they<text:span text:style-name="T3"> </text:span>heard<text:span text:style-name="T3"> </text:span>Winceham<text:span text:style-name="T3">’</text:span>s<text:span text:style-name="T3"> </text:span>voice<text:span text:style-name="T3"> </text:span>tied<text:span text:style-name="T3"> </text:span>up<text:span text:style-name="T3"> </text:span>in<text:span text:style-name="T3"> </text:span>a<text:span text:style-name="T3"> </text:span>long-winded<text:span text:style-name="T3"> </text:span>snarl:</text:p>
      <text:p text:style-name="P1"><text:span text:style-name="T1">“</text:span><text:span text:style-name="T2">I</text:span><text:span text:style-name="T1">’</text:span><text:span text:style-name="T2">ll</text:span><text:span text:style-name="T1"> </text:span><text:span text:style-name="T2">tell</text:span><text:span text:style-name="T1"> </text:span><text:span text:style-name="T2">what</text:span><text:span text:style-name="T1"> </text:span><text:span text:style-name="T2">I</text:span><text:span text:style-name="T1">’</text:span><text:span text:style-name="T2">ve</text:span><text:span text:style-name="T1"> </text:span><text:span text:style-name="T2">been</text:span><text:span text:style-name="T1"> </text:span><text:span text:style-name="T2">thinking..</text:span><text:span text:style-name="T1"> </text:span><text:span text:style-name="T2">I</text:span><text:span text:style-name="T1">’</text:span><text:span text:style-name="T2">ve</text:span><text:span text:style-name="T1"> </text:span><text:span text:style-name="T2">been</text:span><text:span text:style-name="T1"> </text:span><text:span text:style-name="T2">thinking,</text:span><text:span text:style-name="T1"> </text:span><text:span text:style-name="T2">when</text:span><text:span text:style-name="T1"> </text:span><text:span text:style-name="T2">this</text:span><text:span text:style-name="T1"> </text:span><text:span text:style-name="T2">is</text:span><text:span text:style-name="T1"> </text:span><text:span text:style-name="T2">over</text:span><text:span text:style-name="T1"> </text:span><text:span text:style-name="T2">and</text:span><text:span text:style-name="T1"> </text:span><text:span text:style-name="T2">I</text:span><text:span text:style-name="T1">’</text:span><text:span text:style-name="T2">m</text:span><text:span text:style-name="T1"> </text:span><text:span text:style-name="T2">dead,</text:span><text:span text:style-name="T1"> </text:span><text:span text:style-name="T2">I</text:span><text:span text:style-name="T1">’</text:span><text:span text:style-name="T2">m</text:span><text:span text:style-name="T1"> </text:span><text:span text:style-name="T2">going</text:span><text:span text:style-name="T1"> </text:span><text:span text:style-name="T2">to</text:span><text:span text:style-name="T1"> </text:span><text:span text:style-name="T2">haunt</text:span><text:span text:style-name="T1"> </text:span><text:span text:style-name="T2">you</text:span><text:span text:style-name="T1"> </text:span><text:span text:style-name="T2">with</text:span><text:span text:style-name="T1"> </text:span><text:span text:style-name="T2">screeching</text:span><text:span text:style-name="T1"> </text:span><text:span text:style-name="T2">banshee</text:span><text:span text:style-name="T1"> </text:span><text:span text:style-name="T2">howls.</text:span><text:span text:style-name="T1"> </text:span><text:span text:style-name="T2">How</text:span><text:span text:style-name="T1"> </text:span><text:span text:style-name="T2">can</text:span><text:span text:style-name="T1"> </text:span><text:span text:style-name="T2">any</text:span><text:span text:style-name="T1"> </text:span><text:span text:style-name="T2">man</text:span><text:span text:style-name="T1"> </text:span><text:span text:style-name="T2">get</text:span><text:span text:style-name="T1"> </text:span><text:span text:style-name="T2">some</text:span><text:span text:style-name="T1"> </text:span><text:span text:style-name="T2">decent</text:span><text:span text:style-name="T1"> </text:span><text:span text:style-name="T2">sleep</text:span><text:span text:style-name="T1"> </text:span><text:span text:style-name="T2">with</text:span><text:span text:style-name="T1"> </text:span><text:span text:style-name="T2">all</text:span><text:span text:style-name="T1"> </text:span><text:span text:style-name="T2">of</text:span><text:span text:style-name="T1"> </text:span><text:span text:style-name="T2">that</text:span><text:span text:style-name="T1"> </text:span><text:span text:style-name="T2">noise</text:span><text:span text:style-name="T1"> </text:span><text:span text:style-name="T2">you</text:span><text:span text:style-name="T1">’</text:span><text:span text:style-name="T2">re</text:span><text:span text:style-name="T1"> </text:span><text:span text:style-name="T2">making!</text:span><text:span text:style-name="T1">”</text:span></text:p>
      <text:p text:style-name="P1"><text:span text:style-name="T1">“</text:span><text:span text:style-name="T2">Oh,</text:span><text:span text:style-name="T1"> </text:span><text:span text:style-name="T2">it</text:span><text:span text:style-name="T1">’</text:span><text:span text:style-name="T2">s</text:span><text:span text:style-name="T1"> </text:span><text:span text:style-name="T2">you,</text:span><text:span text:style-name="T1">” </text:span><text:span text:style-name="T2">said</text:span><text:span text:style-name="T1"> </text:span><text:span text:style-name="T2">Ned</text:span><text:span text:style-name="T1"> </text:span><text:span text:style-name="T2">and</text:span><text:span text:style-name="T1"> </text:span><text:span text:style-name="T2">relaxed,</text:span><text:span text:style-name="T1"> </text:span><text:span text:style-name="T2">while</text:span><text:span text:style-name="T1"> </text:span><text:span text:style-name="T2">Theo</text:span><text:span text:style-name="T1"> </text:span><text:span text:style-name="T2">tried</text:span><text:span text:style-name="T1"> </text:span><text:span text:style-name="T2">to</text:span><text:span text:style-name="T1"> </text:span><text:span text:style-name="T2">apologize:</text:span></text:p>
      <text:p text:style-name="P1"><text:span text:style-name="T1">“</text:span><text:span text:style-name="T2">We</text:span><text:span text:style-name="T1"> </text:span><text:span text:style-name="T2">were</text:span><text:span text:style-name="T1"> </text:span><text:span text:style-name="T2">just</text:span><text:span text:style-name="T1"> </text:span><text:span text:style-name="T2">talking,</text:span><text:span text:style-name="T1"> </text:span><text:span text:style-name="T2">Mr.</text:span><text:span text:style-name="T1"> </text:span><text:span text:style-name="T2">Winceham.</text:span><text:span text:style-name="T1">”</text:span></text:p>
      <text:p text:style-name="P2">Winceham<text:span text:style-name="T3"> </text:span>shot<text:span text:style-name="T3"> </text:span>Theo<text:span text:style-name="T3"> </text:span>half<text:span text:style-name="T3"> </text:span>a<text:span text:style-name="T3"> </text:span>look<text:span text:style-name="T3"> </text:span>and<text:span text:style-name="T3"> </text:span>said<text:span text:style-name="T3"> </text:span>while<text:span text:style-name="T3"> </text:span>squinting<text:span text:style-name="T3"> </text:span>at<text:span text:style-name="T3"> </text:span>the<text:span text:style-name="T3"> </text:span>overcast<text:span text:style-name="T3"> </text:span>sky:</text:p>
      <text:p text:style-name="P1"><text:span text:style-name="T1">“</text:span><text:span text:style-name="T2">Mr.</text:span><text:span text:style-name="T1"> </text:span><text:span text:style-name="T2">Abbermouth.</text:span><text:span text:style-name="T1"> </text:span><text:span text:style-name="T2">Or</text:span><text:span text:style-name="T1"> </text:span><text:span text:style-name="T2">Winceham.</text:span><text:span text:style-name="T1"> </text:span><text:span text:style-name="T2">Can</text:span><text:span text:style-name="T1">’</text:span><text:span text:style-name="T2">t</text:span><text:span text:style-name="T1"> </text:span><text:span text:style-name="T2">be</text:span><text:span text:style-name="T1"> </text:span><text:span text:style-name="T2">both.</text:span><text:span text:style-name="T1"> </text:span><text:span text:style-name="T2">Apology</text:span><text:span text:style-name="T1"> </text:span><text:span text:style-name="T2">accepted.</text:span><text:span text:style-name="T1"> </text:span><text:span text:style-name="T2">It</text:span><text:span text:style-name="T1"> </text:span><text:span text:style-name="T2">would</text:span><text:span text:style-name="T1"> </text:span><text:span text:style-name="T2">do</text:span><text:span text:style-name="T1"> </text:span><text:span text:style-name="T2">you</text:span><text:span text:style-name="T1"> </text:span><text:span text:style-name="T2">good</text:span><text:span text:style-name="T1"> </text:span><text:span text:style-name="T2">to</text:span><text:span text:style-name="T1"> </text:span><text:span text:style-name="T2">take</text:span><text:span text:style-name="T1"> </text:span><text:span text:style-name="T2">an</text:span><text:span text:style-name="T1"> </text:span><text:span text:style-name="T2">example</text:span><text:span text:style-name="T1"> </text:span><text:span text:style-name="T2">from</text:span><text:span text:style-name="T1"> </text:span><text:span text:style-name="T2">this</text:span><text:span text:style-name="T1"> </text:span><text:span text:style-name="T2">laddie,</text:span><text:span text:style-name="T1"> </text:span><text:span text:style-name="T2">Ned,</text:span><text:span text:style-name="T1">” </text:span><text:span text:style-name="T2">he</text:span><text:span text:style-name="T1"> </text:span><text:span text:style-name="T2">said</text:span><text:span text:style-name="T1"> </text:span><text:span text:style-name="T2">and</text:span><text:span text:style-name="T1"> </text:span><text:span text:style-name="T2">stretched</text:span><text:span text:style-name="T1"> </text:span><text:span text:style-name="T2">with</text:span><text:span text:style-name="T1"> </text:span><text:span text:style-name="T2">a</text:span><text:span text:style-name="T1"> </text:span><text:span text:style-name="T2">yawn.</text:span></text:p>
      <text:p text:style-name="P1"><text:span text:style-name="T1">“</text:span><text:span text:style-name="T2">More</text:span><text:span text:style-name="T1"> </text:span><text:span text:style-name="T2">advice,</text:span><text:span text:style-name="T1"> </text:span><text:span text:style-name="T2">Wince?</text:span><text:span text:style-name="T1"> </text:span><text:span text:style-name="T2">It</text:span><text:span text:style-name="T1"> </text:span><text:span text:style-name="T2">doesn</text:span><text:span text:style-name="T1">’</text:span><text:span text:style-name="T2">t</text:span><text:span text:style-name="T1"> </text:span><text:span text:style-name="T2">always</text:span><text:span text:style-name="T1"> </text:span><text:span text:style-name="T2">work,</text:span><text:span text:style-name="T1"> </text:span><text:span text:style-name="T2">I</text:span><text:span text:style-name="T1">’</text:span><text:span text:style-name="T2">m</text:span><text:span text:style-name="T1"> </text:span><text:span text:style-name="T2">afraid,</text:span><text:span text:style-name="T1">” </text:span><text:span text:style-name="T2">Ned</text:span><text:span text:style-name="T1"> </text:span><text:span text:style-name="T2">said</text:span><text:span text:style-name="T1"> </text:span><text:span text:style-name="T2">and</text:span><text:span text:style-name="T1"> </text:span><text:span text:style-name="T2">didn</text:span><text:span text:style-name="T1">’</text:span><text:span text:style-name="T2">t</text:span><text:span text:style-name="T1"> </text:span><text:span text:style-name="T2">bother</text:span><text:span text:style-name="T1"> </text:span><text:span text:style-name="T2">to</text:span><text:span text:style-name="T1"> </text:span><text:span text:style-name="T2">look</text:span><text:span text:style-name="T1"> </text:span><text:span text:style-name="T2">at</text:span><text:span text:style-name="T1"> </text:span><text:span text:style-name="T2">the</text:span><text:span text:style-name="T1"> </text:span><text:span text:style-name="T2">halfuin.</text:span><text:span text:style-name="T1"> </text:span><text:span text:style-name="T2">Winceham</text:span><text:span text:style-name="T1"> </text:span><text:span text:style-name="T2">realised</text:span><text:span text:style-name="T1"> </text:span><text:span text:style-name="T2">Ned</text:span><text:span text:style-name="T1"> </text:span><text:span text:style-name="T2">was</text:span><text:span text:style-name="T1"> </text:span><text:span text:style-name="T2">probably</text:span><text:span text:style-name="T1"> </text:span><text:span text:style-name="T2">still</text:span><text:span text:style-name="T1"> </text:span><text:span text:style-name="T2">blaming</text:span><text:span text:style-name="T1"> </text:span><text:span text:style-name="T2">mostly</text:span><text:span text:style-name="T1"> </text:span><text:span text:style-name="T2">him</text:span><text:span text:style-name="T1"> </text:span><text:span text:style-name="T2">for</text:span><text:span text:style-name="T1"> </text:span><text:span text:style-name="T2">what</text:span><text:span text:style-name="T1"> </text:span><text:span text:style-name="T2">happened</text:span><text:span text:style-name="T1"> </text:span><text:span text:style-name="T2">at</text:span><text:span text:style-name="T1"> </text:span><text:span text:style-name="T2">the</text:span><text:span text:style-name="T1"> </text:span><text:span text:style-name="T2">Sniggering</text:span><text:span text:style-name="T1"> </text:span><text:span text:style-name="T2">Pig.</text:span><text:span text:style-name="T1"> </text:span><text:span text:style-name="T2">He</text:span><text:span text:style-name="T1">’</text:span><text:span text:style-name="T2">d</text:span><text:span text:style-name="T1"> </text:span><text:span text:style-name="T2">try</text:span><text:span text:style-name="T1"> </text:span><text:span text:style-name="T2">and</text:span><text:span text:style-name="T1"> </text:span><text:span text:style-name="T2">talk</text:span><text:span text:style-name="T1"> </text:span><text:span text:style-name="T2">it</text:span><text:span text:style-name="T1"> </text:span><text:span text:style-name="T2">out</text:span><text:span text:style-name="T1"> </text:span><text:span text:style-name="T2">of</text:span><text:span text:style-name="T1"> </text:span><text:span text:style-name="T2">him,</text:span><text:span text:style-name="T1"> </text:span><text:span text:style-name="T2">if</text:span><text:span text:style-name="T1"> </text:span><text:span text:style-name="T2">he</text:span><text:span text:style-name="T1"> </text:span><text:span text:style-name="T2">didn</text:span><text:span text:style-name="T1">’</text:span><text:span text:style-name="T2">t</text:span><text:span text:style-name="T1"> </text:span><text:span text:style-name="T2">know</text:span><text:span text:style-name="T1"> </text:span><text:span text:style-name="T2">Ned</text:span><text:span text:style-name="T1"> </text:span><text:span text:style-name="T2">all</text:span><text:span text:style-name="T1"> </text:span><text:span text:style-name="T2">too</text:span><text:span text:style-name="T1"> </text:span><text:span text:style-name="T2">well.</text:span><text:span text:style-name="T1"> </text:span><text:span text:style-name="T2">He</text:span><text:span text:style-name="T1"> </text:span><text:span text:style-name="T2">simply</text:span><text:span text:style-name="T1"> </text:span><text:span text:style-name="T2">changed</text:span><text:span text:style-name="T1"> </text:span><text:span text:style-name="T2">the</text:span><text:span text:style-name="T1"> </text:span><text:span text:style-name="T2">subject:</text:span></text:p>
      <text:p text:style-name="P1"><text:span text:style-name="T1">“</text:span><text:span text:style-name="T2">Any</text:span><text:span text:style-name="T1"> </text:span><text:span text:style-name="T2">sign</text:span><text:span text:style-name="T1"> </text:span><text:span text:style-name="T2">of</text:span><text:span text:style-name="T1"> </text:span><text:span text:style-name="T2">them</text:span><text:span text:style-name="T1"> </text:span><text:span text:style-name="T2">yet?</text:span><text:span text:style-name="T1"> </text:span><text:span text:style-name="T2">Where</text:span><text:span text:style-name="T1">’</text:span><text:span text:style-name="T2">s</text:span><text:span text:style-name="T1"> </text:span><text:span text:style-name="T2">the</text:span><text:span text:style-name="T1"> </text:span><text:span text:style-name="T2">bleedin</text:span><text:span text:style-name="T1">’ </text:span><text:span text:style-name="T2">sun</text:span><text:span text:style-name="T1"> </text:span><text:span text:style-name="T2">when</text:span><text:span text:style-name="T1"> </text:span><text:span text:style-name="T2">you</text:span><text:span text:style-name="T1"> </text:span><text:span text:style-name="T2">need</text:span><text:span text:style-name="T1"> </text:span><text:span text:style-name="T2">it?</text:span><text:span text:style-name="T1"> </text:span><text:span text:style-name="T2">What</text:span><text:span text:style-name="T1"> </text:span><text:span text:style-name="T2">time</text:span><text:span text:style-name="T1"> </text:span><text:span text:style-name="T2">is</text:span><text:span text:style-name="T1"> </text:span><text:span text:style-name="T2">it?</text:span><text:span text:style-name="T1">” </text:span><text:span text:style-name="T2">he</text:span><text:span text:style-name="T1"> </text:span><text:span text:style-name="T2">asked</text:span><text:span text:style-name="T1"> </text:span><text:span text:style-name="T2">and</text:span><text:span text:style-name="T1"> </text:span><text:span text:style-name="T2">his</text:span><text:span text:style-name="T1"> </text:span><text:span text:style-name="T2">eyes</text:span><text:span text:style-name="T1"> </text:span><text:span text:style-name="T2">froze</text:span><text:span text:style-name="T1"> </text:span><text:span text:style-name="T2">when</text:span><text:span text:style-name="T1"> </text:span><text:span text:style-name="T2">he</text:span><text:span text:style-name="T1"> </text:span><text:span text:style-name="T2">saw</text:span><text:span text:style-name="T1"> </text:span><text:span text:style-name="T2">the</text:span><text:span text:style-name="T1"> </text:span><text:span text:style-name="T2">bunny</text:span><text:span text:style-name="T1"> </text:span><text:span text:style-name="T2">turn</text:span><text:span text:style-name="T1"> </text:span><text:span text:style-name="T2">his</text:span><text:span text:style-name="T1"> </text:span><text:span text:style-name="T2">head</text:span><text:span text:style-name="T1"> </text:span><text:span text:style-name="T2">around</text:span><text:span text:style-name="T1"> </text:span><text:span text:style-name="T2">at</text:span><text:span text:style-name="T1"> </text:span><text:span text:style-name="T2">an</text:span><text:span text:style-name="T1"> </text:span><text:span text:style-name="T2">impossible</text:span><text:span text:style-name="T1"> </text:span><text:span text:style-name="T2">angle,</text:span><text:span text:style-name="T1"> </text:span><text:span text:style-name="T2">grin</text:span><text:span text:style-name="T1"> </text:span><text:span text:style-name="T2">at</text:span><text:span text:style-name="T1"> </text:span><text:span text:style-name="T2">him</text:span><text:span text:style-name="T1"> </text:span><text:span text:style-name="T2">and</text:span><text:span text:style-name="T1"> </text:span><text:span text:style-name="T2">hold</text:span><text:span text:style-name="T1"> </text:span><text:span text:style-name="T2">up</text:span><text:span text:style-name="T1"> </text:span><text:span text:style-name="T2">a</text:span><text:span text:style-name="T1"> </text:span><text:span text:style-name="T2">flaming</text:span><text:span text:style-name="T1"> </text:span><text:span text:style-name="T2">hourglass</text:span><text:span text:style-name="T1"> </text:span><text:span text:style-name="T2">with</text:span><text:span text:style-name="T1"> </text:span><text:span text:style-name="T2">his</text:span><text:span text:style-name="T1"> </text:span><text:span text:style-name="T2">hind</text:span><text:span text:style-name="T1"> </text:span><text:span text:style-name="T2">legs,</text:span><text:span text:style-name="T1"> </text:span><text:span text:style-name="T2">writhing</text:span><text:span text:style-name="T1"> </text:span><text:span text:style-name="T2">with</text:span><text:span text:style-name="T1"> </text:span><text:span text:style-name="T2">molten</text:span><text:span text:style-name="T1"> </text:span><text:span text:style-name="T2">fire.</text:span><text:span text:style-name="T1"> </text:span><text:span text:style-name="T2">It</text:span><text:span text:style-name="T1"> </text:span><text:span text:style-name="T2">showed</text:span><text:span text:style-name="T1"> </text:span><text:span text:style-name="T2">the</text:span><text:span text:style-name="T1"> </text:span><text:span text:style-name="T2">day</text:span><text:span text:style-name="T1"> </text:span><text:span text:style-name="T2">was</text:span><text:span text:style-name="T1"> </text:span><text:span text:style-name="T2">well</text:span><text:span text:style-name="T1"> </text:span><text:span text:style-name="T2">into</text:span><text:span text:style-name="T1"> </text:span><text:span text:style-name="T2">the</text:span><text:span text:style-name="T1"> </text:span><text:span text:style-name="T2">afternoon.</text:span></text:p>
      <text:p text:style-name="P1"><text:span text:style-name="T1">“</text:span><text:span text:style-name="T2">I</text:span><text:span text:style-name="T1">’</text:span><text:span text:style-name="T2">d</text:span><text:span text:style-name="T1"> </text:span><text:span text:style-name="T2">say</text:span><text:span text:style-name="T1"> </text:span><text:span text:style-name="T2">afternoon,</text:span><text:span text:style-name="T1">” </text:span><text:span text:style-name="T2">said</text:span><text:span text:style-name="T1"> </text:span><text:span text:style-name="T2">Theo,</text:span><text:span text:style-name="T1"> </text:span><text:span text:style-name="T2">looking</text:span><text:span text:style-name="T1"> </text:span><text:span text:style-name="T2">at</text:span><text:span text:style-name="T1"> </text:span><text:span text:style-name="T2">the</text:span><text:span text:style-name="T1"> </text:span><text:span text:style-name="T2">clouds</text:span><text:span text:style-name="T1"> </text:span><text:span text:style-name="T2">as</text:span><text:span text:style-name="T1"> </text:span><text:span text:style-name="T2">if</text:span><text:span text:style-name="T1"> </text:span><text:span text:style-name="T2">he</text:span><text:span text:style-name="T1"> </text:span><text:span text:style-name="T2">could</text:span><text:span text:style-name="T1"> </text:span><text:span text:style-name="T2">make</text:span><text:span text:style-name="T1"> </text:span><text:span text:style-name="T2">out</text:span><text:span text:style-name="T1"> </text:span><text:span text:style-name="T2">the</text:span><text:span text:style-name="T1"> </text:span><text:span text:style-name="T2">sun</text:span><text:span text:style-name="T1"> </text:span><text:span text:style-name="T2">behind</text:span><text:span text:style-name="T1"> </text:span><text:span text:style-name="T2">them.</text:span><text:span text:style-name="T1"> </text:span><text:span text:style-name="T2">No-one</text:span><text:span text:style-name="T1"> </text:span><text:span text:style-name="T2">but</text:span><text:span text:style-name="T1"> </text:span><text:span text:style-name="T2">Winceham</text:span><text:span text:style-name="T1"> </text:span><text:span text:style-name="T2">had</text:span><text:span text:style-name="T1"> </text:span><text:span text:style-name="T2">noticed</text:span><text:span text:style-name="T1"> </text:span><text:span text:style-name="T2">Bo</text:span><text:span text:style-name="T1">’</text:span><text:span text:style-name="T2">s</text:span><text:span text:style-name="T1"> </text:span><text:span text:style-name="T2">antics,</text:span><text:span text:style-name="T1"> </text:span><text:span text:style-name="T2">or</text:span><text:span text:style-name="T1"> </text:span><text:span text:style-name="T2">if</text:span><text:span text:style-name="T1"> </text:span><text:span text:style-name="T2">they</text:span><text:span text:style-name="T1"> </text:span><text:span text:style-name="T2">had,</text:span><text:span text:style-name="T1"> </text:span><text:span text:style-name="T2">they</text:span><text:span text:style-name="T1"> </text:span><text:span text:style-name="T2">didn</text:span><text:span text:style-name="T1">’</text:span><text:span text:style-name="T2">t</text:span><text:span text:style-name="T1"> </text:span><text:span text:style-name="T2">look</text:span><text:span text:style-name="T1"> </text:span><text:span text:style-name="T2">surprised.</text:span><text:span text:style-name="T1"> </text:span><text:span text:style-name="T2">Winceham</text:span><text:span text:style-name="T1"> </text:span><text:span text:style-name="T2">thought</text:span><text:span text:style-name="T1"> </text:span><text:span text:style-name="T2">as</text:span><text:span text:style-name="T1"> </text:span><text:span text:style-name="T2">much</text:span><text:span text:style-name="T1"> </text:span><text:span text:style-name="T2">and</text:span><text:span text:style-name="T1"> </text:span><text:span text:style-name="T2">asked</text:span><text:span text:style-name="T1"> </text:span><text:span text:style-name="T2">flatly:</text:span></text:p>
      <text:p text:style-name="P1"><text:span text:style-name="T1">“</text:span><text:span text:style-name="T2">You</text:span><text:span text:style-name="T1"> </text:span><text:span text:style-name="T2">didn</text:span><text:span text:style-name="T1">’</text:span><text:span text:style-name="T2">t</text:span><text:span text:style-name="T1"> </text:span><text:span text:style-name="T2">see</text:span><text:span text:style-name="T1"> </text:span><text:span text:style-name="T2">that,</text:span><text:span text:style-name="T1"> </text:span><text:span text:style-name="T2">did</text:span><text:span text:style-name="T1"> </text:span><text:span text:style-name="T2">you?</text:span><text:span text:style-name="T1">”</text:span></text:p>
      <text:p text:style-name="P1"><text:span text:style-name="T1">“</text:span><text:span text:style-name="T2">See</text:span><text:span text:style-name="T1"> </text:span><text:span text:style-name="T2">what?</text:span><text:span text:style-name="T1">” </text:span><text:span text:style-name="T2">said</text:span><text:span text:style-name="T1"> </text:span><text:span text:style-name="T2">Ned</text:span><text:span text:style-name="T1"> </text:span><text:span text:style-name="T2">and</text:span><text:span text:style-name="T1"> </text:span><text:span text:style-name="T2">searched</text:span><text:span text:style-name="T1"> </text:span><text:span text:style-name="T2">at</text:span><text:span text:style-name="T1"> </text:span><text:span text:style-name="T2">the</text:span><text:span text:style-name="T1"> </text:span><text:span text:style-name="T2">sky</text:span><text:span text:style-name="T1"> </text:span><text:span text:style-name="T2">beyond,</text:span><text:span text:style-name="T1"> </text:span><text:span text:style-name="T2">for</text:span><text:span text:style-name="T1"> </text:span><text:span text:style-name="T2">signs</text:span><text:span text:style-name="T1"> </text:span><text:span text:style-name="T2">of</text:span><text:span text:style-name="T1"> </text:span><text:span text:style-name="T2">the</text:span><text:span text:style-name="T1"> </text:span><text:span text:style-name="T2">flying</text:span><text:span text:style-name="T1"> </text:span><text:span text:style-name="T2">ship</text:span><text:span text:style-name="T1"> </text:span><text:span text:style-name="T2">or</text:span><text:span text:style-name="T1"> </text:span><text:span text:style-name="T2">anything</text:span><text:span text:style-name="T1"> </text:span><text:span text:style-name="T2">equally</text:span><text:span text:style-name="T1"> </text:span><text:span text:style-name="T2">disturbing</text:span><text:span text:style-name="T1"> </text:span><text:span text:style-name="T2">that</text:span><text:span text:style-name="T1"> </text:span><text:span text:style-name="T2">spelled</text:span><text:span text:style-name="T1"> </text:span><text:span text:style-name="T2">bad</text:span><text:span text:style-name="T1"> </text:span><text:span text:style-name="T2">news.</text:span></text:p>
      <text:p text:style-name="P1"><text:soft-page-break/><text:span text:style-name="T1">“</text:span><text:span text:style-name="T2">Never</text:span><text:span text:style-name="T1"> </text:span><text:span text:style-name="T2">mind,</text:span><text:span text:style-name="T1"> </text:span><text:span text:style-name="T2">it</text:span><text:span text:style-name="T1"> </text:span><text:span text:style-name="T2">could</text:span><text:span text:style-name="T1"> </text:span><text:span text:style-name="T2">be</text:span><text:span text:style-name="T1"> </text:span><text:span text:style-name="T2">because</text:span><text:span text:style-name="T1"> </text:span><text:span text:style-name="T2">I</text:span><text:span text:style-name="T1">’</text:span><text:span text:style-name="T2">m</text:span><text:span text:style-name="T1"> </text:span><text:span text:style-name="T2">starving,</text:span><text:span text:style-name="T1">” </text:span><text:span text:style-name="T2">replied</text:span><text:span text:style-name="T1"> </text:span><text:span text:style-name="T2">Winceham</text:span><text:span text:style-name="T1"> </text:span><text:span text:style-name="T2">and</text:span><text:span text:style-name="T1"> </text:span><text:span text:style-name="T2">spent</text:span><text:span text:style-name="T1"> </text:span><text:span text:style-name="T2">a</text:span><text:span text:style-name="T1"> </text:span><text:span text:style-name="T2">moment</text:span><text:span text:style-name="T1"> </text:span><text:span text:style-name="T2">to</text:span><text:span text:style-name="T1"> </text:span><text:span text:style-name="T2">himself</text:span><text:span text:style-name="T1"> </text:span><text:span text:style-name="T2">before</text:span><text:span text:style-name="T1"> </text:span><text:span text:style-name="T2">asking</text:span><text:span text:style-name="T1"> </text:span><text:span text:style-name="T2">both</text:span><text:span text:style-name="T1"> </text:span><text:span text:style-name="T2">of</text:span><text:span text:style-name="T1"> </text:span><text:span text:style-name="T2">them:</text:span></text:p>
      <text:p text:style-name="P1"><text:span text:style-name="T1">“</text:span><text:span text:style-name="T2">Doesn</text:span><text:span text:style-name="T1">’</text:span><text:span text:style-name="T2">t</text:span><text:span text:style-name="T1"> </text:span><text:span text:style-name="T2">all</text:span><text:span text:style-name="T1"> </text:span><text:span text:style-name="T2">this</text:span><text:span text:style-name="T1"> </text:span><text:span text:style-name="T2">waiting</text:span><text:span text:style-name="T1"> </text:span><text:span text:style-name="T2">get</text:span><text:span text:style-name="T1"> </text:span><text:span text:style-name="T2">to</text:span><text:span text:style-name="T1"> </text:span><text:span text:style-name="T2">you?</text:span><text:span text:style-name="T1">”</text:span></text:p>
      <text:p text:style-name="P2">Suddenly,<text:span text:style-name="T3"> </text:span>a<text:span text:style-name="T3"> </text:span>shadow<text:span text:style-name="T3"> </text:span>seemed<text:span text:style-name="T3"> </text:span>to<text:span text:style-name="T3"> </text:span>toy<text:span text:style-name="T3"> </text:span>with<text:span text:style-name="T3"> </text:span>the<text:span text:style-name="T3"> </text:span>clouds<text:span text:style-name="T3"> </text:span>at<text:span text:style-name="T3"> </text:span>a<text:span text:style-name="T3"> </text:span>distance.<text:span text:style-name="T3"> “</text:span>There!<text:span text:style-name="T3"> </text:span>It<text:span text:style-name="T3">’</text:span>s<text:span text:style-name="T3"> </text:span>coming<text:span text:style-name="T3"> </text:span>out<text:span text:style-name="T3"> </text:span>of<text:span text:style-name="T3"> </text:span>the<text:span text:style-name="T3"> </text:span>clouds!<text:span text:style-name="T3"> </text:span>See<text:span text:style-name="T3"> </text:span>its<text:span text:style-name="T3"> </text:span>bow?<text:span text:style-name="T3">” </text:span>cried<text:span text:style-name="T3"> </text:span>Ned<text:span text:style-name="T3"> </text:span>and<text:span text:style-name="T3"> </text:span>pointed<text:span text:style-name="T3"> </text:span>to<text:span text:style-name="T3"> </text:span>a<text:span text:style-name="T3"> </text:span>hazy<text:span text:style-name="T3"> </text:span>part<text:span text:style-name="T3"> </text:span>of<text:span text:style-name="T3"> </text:span>the<text:span text:style-name="T3"> </text:span>clouds<text:span text:style-name="T3"> </text:span>were<text:span text:style-name="T3"> </text:span>the<text:span text:style-name="T3"> </text:span>shape<text:span text:style-name="T3"> </text:span>of<text:span text:style-name="T3"> </text:span>a<text:span text:style-name="T3"> </text:span>small<text:span text:style-name="T3"> </text:span>ship<text:span text:style-name="T3"> </text:span>began<text:span text:style-name="T3"> </text:span>to<text:span text:style-name="T3"> </text:span>take<text:span text:style-name="T3"> </text:span>form.<text:span text:style-name="T3"> </text:span>Theo<text:span text:style-name="T3"> </text:span>stared<text:span text:style-name="T3"> </text:span>for<text:span text:style-name="T3"> </text:span>a<text:span text:style-name="T3"> </text:span>moment<text:span text:style-name="T3"> </text:span>and<text:span text:style-name="T3"> </text:span>nodded<text:span text:style-name="T3"> </text:span>fervently:</text:p>
      <text:p text:style-name="P1"><text:span text:style-name="T1">“</text:span><text:span text:style-name="T2">I</text:span><text:span text:style-name="T1"> </text:span><text:span text:style-name="T2">see</text:span><text:span text:style-name="T1"> </text:span><text:span text:style-name="T2">it</text:span><text:span text:style-name="T1"> </text:span><text:span text:style-name="T2">too!</text:span><text:span text:style-name="T1"> </text:span><text:span text:style-name="T2">And</text:span><text:span text:style-name="T1"> </text:span><text:span text:style-name="T2">that</text:span><text:span text:style-name="T1"> </text:span><text:span text:style-name="T2">red</text:span><text:span text:style-name="T1"> </text:span><text:span text:style-name="T2">blot!</text:span><text:span text:style-name="T1"> </text:span><text:span text:style-name="T2">The</text:span><text:span text:style-name="T1"> </text:span><text:span text:style-name="T2">red</text:span><text:span text:style-name="T1"> </text:span><text:span text:style-name="T2">octopus</text:span><text:span text:style-name="T1"> </text:span><text:span text:style-name="T2">on</text:span><text:span text:style-name="T1"> </text:span><text:span text:style-name="T2">the</text:span><text:span text:style-name="T1"> </text:span><text:span text:style-name="T2">sail!</text:span><text:span text:style-name="T1"> </text:span><text:span text:style-name="T2">It</text:span><text:span text:style-name="T1">’</text:span><text:span text:style-name="T2">s</text:span><text:span text:style-name="T1"> </text:span><text:span text:style-name="T2">them!</text:span><text:span text:style-name="T1">”</text:span></text:p>
      <text:p text:style-name="P2">Winceham<text:span text:style-name="T3"> </text:span>said<text:span text:style-name="T3"> </text:span>mostly<text:span text:style-name="T3"> </text:span>to<text:span text:style-name="T3"> </text:span>himself<text:span text:style-name="T3"> </text:span>with<text:span text:style-name="T3"> </text:span>a<text:span text:style-name="T3"> </text:span>scoff:</text:p>
      <text:p text:style-name="P1"><text:span text:style-name="T1">“</text:span><text:span text:style-name="T2">As</text:span><text:span text:style-name="T1"> </text:span><text:span text:style-name="T2">if</text:span><text:span text:style-name="T1"> </text:span><text:span text:style-name="T2">there</text:span><text:span text:style-name="T1">’</text:span><text:span text:style-name="T2">s</text:span><text:span text:style-name="T1"> </text:span><text:span text:style-name="T2">a</text:span><text:span text:style-name="T1"> </text:span><text:span text:style-name="T2">boatload</text:span><text:span text:style-name="T1"> </text:span><text:span text:style-name="T2">of</text:span><text:span text:style-name="T1"> </text:span><text:span text:style-name="T2">ships</text:span><text:span text:style-name="T1"> </text:span><text:span text:style-name="T2">flying</text:span><text:span text:style-name="T1"> </text:span><text:span text:style-name="T2">in</text:span><text:span text:style-name="T1"> </text:span><text:span text:style-name="T2">the</text:span><text:span text:style-name="T1"> </text:span><text:span text:style-name="T2">clouds.</text:span><text:span text:style-name="T1"> ’</text:span><text:span text:style-name="T2">Course</text:span><text:span text:style-name="T1"> </text:span><text:span text:style-name="T2">it</text:span><text:span text:style-name="T1">’</text:span><text:span text:style-name="T2">s</text:span><text:span text:style-name="T1"> </text:span><text:span text:style-name="T2">them!</text:span><text:span text:style-name="T1">”</text:span></text:p>
      <text:p text:style-name="P1"><text:span text:style-name="T1">“</text:span><text:span text:style-name="T2">Wake</text:span><text:span text:style-name="T1"> </text:span><text:span text:style-name="T2">the</text:span><text:span text:style-name="T1"> </text:span><text:span text:style-name="T2">others,</text:span><text:span text:style-name="T1"> </text:span><text:span text:style-name="T2">Wince!</text:span><text:span text:style-name="T1">” </text:span><text:span text:style-name="T2">said</text:span><text:span text:style-name="T1"> </text:span><text:span text:style-name="T2">Ned</text:span><text:span text:style-name="T1"> </text:span><text:span text:style-name="T2">and</text:span><text:span text:style-name="T1"> </text:span><text:span text:style-name="T2">picked</text:span><text:span text:style-name="T1"> </text:span><text:span text:style-name="T2">up</text:span><text:span text:style-name="T1"> </text:span><text:span text:style-name="T2">his</text:span><text:span text:style-name="T1"> </text:span><text:span text:style-name="T2">crossbow</text:span><text:span text:style-name="T1"> </text:span><text:span text:style-name="T2">and</text:span><text:span text:style-name="T1"> </text:span><text:span text:style-name="T2">drum.</text:span></text:p>
      <text:p text:style-name="P1"><text:span text:style-name="T1">“</text:span><text:span text:style-name="T2">So,</text:span><text:span text:style-name="T1"> </text:span><text:span text:style-name="T2">we</text:span><text:span text:style-name="T1">’</text:span><text:span text:style-name="T2">re</text:span><text:span text:style-name="T1"> </text:span><text:span text:style-name="T2">sticking</text:span><text:span text:style-name="T1"> </text:span><text:span text:style-name="T2">to</text:span><text:span text:style-name="T1"> </text:span><text:span text:style-name="T2">the</text:span><text:span text:style-name="T1"> </text:span><text:span text:style-name="T2">plan?</text:span><text:span text:style-name="T1">” </text:span><text:span text:style-name="T2">asked</text:span><text:span text:style-name="T1"> </text:span><text:span text:style-name="T2">Theo.</text:span><text:span text:style-name="T1"> </text:span><text:span text:style-name="T2">Ned</text:span><text:span text:style-name="T1"> </text:span><text:span text:style-name="T2">replied</text:span><text:span text:style-name="T1"> </text:span><text:span text:style-name="T2">without</text:span><text:span text:style-name="T1"> </text:span><text:span text:style-name="T2">taking</text:span><text:span text:style-name="T1"> </text:span><text:span text:style-name="T2">his</text:span><text:span text:style-name="T1"> </text:span><text:span text:style-name="T2">eyes</text:span><text:span text:style-name="T1"> </text:span><text:span text:style-name="T2">off</text:span><text:span text:style-name="T1"> </text:span><text:span text:style-name="T2">the</text:span><text:span text:style-name="T1"> </text:span><text:span text:style-name="T2">ship:</text:span></text:p>
      <text:p text:style-name="P1"><text:span text:style-name="T1">“</text:span><text:span text:style-name="T2">Of</text:span><text:span text:style-name="T1"> </text:span><text:span text:style-name="T2">course!</text:span><text:span text:style-name="T1">”</text:span></text:p>
      <text:p text:style-name="P1"><text:span text:style-name="T1">“</text:span><text:span text:style-name="T2">Are</text:span><text:span text:style-name="T1"> </text:span><text:span text:style-name="T2">you</text:span><text:span text:style-name="T1"> </text:span><text:span text:style-name="T2">sure</text:span><text:span text:style-name="T1"> </text:span><text:span text:style-name="T2">this</text:span><text:span text:style-name="T1"> </text:span><text:span text:style-name="T2">will</text:span><text:span text:style-name="T1"> </text:span><text:span text:style-name="T2">work?</text:span><text:span text:style-name="T1">” </text:span><text:span text:style-name="T2">asked</text:span><text:span text:style-name="T1"> </text:span><text:span text:style-name="T2">Theo</text:span><text:span text:style-name="T1"> </text:span><text:span text:style-name="T2">and</text:span><text:span text:style-name="T1"> </text:span><text:span text:style-name="T2">his</text:span><text:span text:style-name="T1"> </text:span><text:span text:style-name="T2">expression</text:span><text:span text:style-name="T1"> </text:span><text:span text:style-name="T2">was</text:span><text:span text:style-name="T1"> </text:span><text:span text:style-name="T2">a</text:span><text:span text:style-name="T1"> </text:span><text:span text:style-name="T2">mix</text:span><text:span text:style-name="T1"> </text:span><text:span text:style-name="T2">of</text:span><text:span text:style-name="T1"> </text:span><text:span text:style-name="T2">indecision,</text:span><text:span text:style-name="T1"> </text:span><text:span text:style-name="T2">worry</text:span><text:span text:style-name="T1"> </text:span><text:span text:style-name="T2">and</text:span><text:span text:style-name="T1"> </text:span><text:span text:style-name="T2">excitement.</text:span></text:p>
      <text:p text:style-name="P1"><text:span text:style-name="T1">“</text:span><text:span text:style-name="T2">Of</text:span><text:span text:style-name="T1"> </text:span><text:span text:style-name="T2">course</text:span><text:span text:style-name="T1"> </text:span><text:span text:style-name="T2">it</text:span><text:span text:style-name="T1">’</text:span><text:span text:style-name="T2">ll</text:span><text:span text:style-name="T1"> </text:span><text:span text:style-name="T2">work!</text:span><text:span text:style-name="T1"> </text:span><text:span text:style-name="T2">Have</text:span><text:span text:style-name="T1"> </text:span><text:span text:style-name="T2">faith,</text:span><text:span text:style-name="T1"> </text:span><text:span text:style-name="T2">Theo,</text:span><text:span text:style-name="T1">” </text:span><text:span text:style-name="T2">said</text:span><text:span text:style-name="T1"> </text:span><text:span text:style-name="T2">Ned</text:span><text:span text:style-name="T1"> </text:span><text:span text:style-name="T2">and</text:span><text:span text:style-name="T1"> </text:span><text:span text:style-name="T2">squeezed</text:span><text:span text:style-name="T1"> </text:span><text:span text:style-name="T2">Theo</text:span><text:span text:style-name="T1">’</text:span><text:span text:style-name="T2">s</text:span><text:span text:style-name="T1"> </text:span><text:span text:style-name="T2">arm</text:span><text:span text:style-name="T1"> </text:span><text:span text:style-name="T2">reassuringly.</text:span><text:span text:style-name="T1"> </text:span><text:span text:style-name="T2">He</text:span><text:span text:style-name="T1"> </text:span><text:span text:style-name="T2">then</text:span><text:span text:style-name="T1"> </text:span><text:span text:style-name="T2">turned</text:span><text:span text:style-name="T1"> </text:span><text:span text:style-name="T2">around</text:span><text:span text:style-name="T1"> </text:span><text:span text:style-name="T2">and</text:span><text:span text:style-name="T1"> </text:span><text:span text:style-name="T2">saw</text:span><text:span text:style-name="T1"> </text:span><text:span text:style-name="T2">Winceham</text:span><text:span text:style-name="T1"> </text:span><text:span text:style-name="T2">filling</text:span><text:span text:style-name="T1"> </text:span><text:span text:style-name="T2">his</text:span><text:span text:style-name="T1"> </text:span><text:span text:style-name="T2">pipe</text:span><text:span text:style-name="T1"> </text:span><text:span text:style-name="T2">without</text:span><text:span text:style-name="T1"> </text:span><text:span text:style-name="T2">a</text:span><text:span text:style-name="T1"> </text:span><text:span text:style-name="T2">care</text:span><text:span text:style-name="T1"> </text:span><text:span text:style-name="T2">in</text:span><text:span text:style-name="T1"> </text:span><text:span text:style-name="T2">the</text:span><text:span text:style-name="T1"> </text:span><text:span text:style-name="T2">world,</text:span><text:span text:style-name="T1"> </text:span><text:span text:style-name="T2">watching</text:span><text:span text:style-name="T1"> </text:span><text:span text:style-name="T2">as</text:span><text:span text:style-name="T1"> </text:span><text:span text:style-name="T2">the</text:span><text:span text:style-name="T1"> </text:span><text:span text:style-name="T2">flying</text:span><text:span text:style-name="T1"> </text:span><text:span text:style-name="T2">ship</text:span><text:span text:style-name="T1">’</text:span><text:span text:style-name="T2">s</text:span><text:span text:style-name="T1"> </text:span><text:span text:style-name="T2">silhouette</text:span><text:span text:style-name="T1"> </text:span><text:span text:style-name="T2">became</text:span><text:span text:style-name="T1"> </text:span><text:span text:style-name="T2">clear</text:span><text:span text:style-name="T1"> </text:span><text:span text:style-name="T2">in</text:span><text:span text:style-name="T1"> </text:span><text:span text:style-name="T2">the</text:span><text:span text:style-name="T1"> </text:span><text:span text:style-name="T2">horizon.</text:span></text:p>
      <text:p text:style-name="P1"><text:span text:style-name="T1">“</text:span><text:span text:style-name="T2">She</text:span><text:span text:style-name="T1">’</text:span><text:span text:style-name="T2">s</text:span><text:span text:style-name="T1"> </text:span><text:span text:style-name="T2">a</text:span><text:span text:style-name="T1"> </text:span><text:span text:style-name="T2">beaut</text:span><text:span text:style-name="T1"> </text:span><text:span text:style-name="T2">though,</text:span><text:span text:style-name="T1">” </text:span><text:span text:style-name="T2">said</text:span><text:span text:style-name="T1"> </text:span><text:span text:style-name="T2">Winceham</text:span><text:span text:style-name="T1"> </text:span><text:span text:style-name="T2">and</text:span><text:span text:style-name="T1"> </text:span><text:span text:style-name="T2">lit</text:span><text:span text:style-name="T1"> </text:span><text:span text:style-name="T2">his</text:span><text:span text:style-name="T1"> </text:span><text:span text:style-name="T2">pipe.</text:span><text:span text:style-name="T1"> </text:span><text:span text:style-name="T2">Ned</text:span><text:span text:style-name="T1"> </text:span><text:span text:style-name="T2">asked</text:span><text:span text:style-name="T1"> </text:span><text:span text:style-name="T2">with</text:span><text:span text:style-name="T1"> </text:span><text:span text:style-name="T2">surprise:</text:span></text:p>
      <text:p text:style-name="P1"><text:span text:style-name="T1">“</text:span><text:span text:style-name="T2">What</text:span><text:span text:style-name="T1"> </text:span><text:span text:style-name="T2">are</text:span><text:span text:style-name="T1"> </text:span><text:span text:style-name="T2">you</text:span><text:span text:style-name="T1"> </text:span><text:span text:style-name="T2">still</text:span><text:span text:style-name="T1"> </text:span><text:span text:style-name="T2">doing</text:span><text:span text:style-name="T1"> </text:span><text:span text:style-name="T2">here?</text:span><text:span text:style-name="T1">”</text:span></text:p>
      <text:p text:style-name="P1"><text:span text:style-name="T1">“</text:span><text:span text:style-name="T2">You</text:span><text:span text:style-name="T1"> </text:span><text:span text:style-name="T2">didn</text:span><text:span text:style-name="T1">’</text:span><text:span text:style-name="T2">t</text:span><text:span text:style-name="T1"> </text:span><text:span text:style-name="T2">say</text:span><text:span text:style-name="T1"> </text:span><text:span text:style-name="T2">please,</text:span><text:span text:style-name="T1">” </text:span><text:span text:style-name="T2">replied</text:span><text:span text:style-name="T1"> </text:span><text:span text:style-name="T2">Winceham</text:span><text:span text:style-name="T1"> </text:span><text:span text:style-name="T2">and</text:span><text:span text:style-name="T1"> </text:span><text:span text:style-name="T2">Ned</text:span><text:span text:style-name="T1"> </text:span><text:span text:style-name="T2">walked</text:span><text:span text:style-name="T1"> </text:span><text:span text:style-name="T2">past</text:span><text:span text:style-name="T1"> </text:span><text:span text:style-name="T2">him</text:span><text:span text:style-name="T1"> </text:span><text:span text:style-name="T2">and</text:span><text:span text:style-name="T1"> </text:span><text:span text:style-name="T2">into</text:span><text:span text:style-name="T1"> </text:span><text:span text:style-name="T2">the</text:span><text:span text:style-name="T1"> </text:span><text:span text:style-name="T2">cave,</text:span><text:span text:style-name="T1"> </text:span><text:span text:style-name="T2">ignoring</text:span><text:span text:style-name="T1"> </text:span><text:span text:style-name="T2">him</text:span><text:span text:style-name="T1"> </text:span><text:span text:style-name="T2">with</text:span><text:span text:style-name="T1"> </text:span><text:span text:style-name="T2">a</text:span><text:span text:style-name="T1"> </text:span><text:span text:style-name="T2">scowling</text:span><text:span text:style-name="T1"> </text:span><text:span text:style-name="T2">face.</text:span></text:p>
      <text:p text:style-name="P1"><text:span text:style-name="T1">“</text:span><text:span text:style-name="T2">Don</text:span><text:span text:style-name="T1">’</text:span><text:span text:style-name="T2">t</text:span><text:span text:style-name="T1"> </text:span><text:span text:style-name="T2">expect</text:span><text:span text:style-name="T1"> </text:span><text:span text:style-name="T2">me</text:span><text:span text:style-name="T1"> </text:span><text:span text:style-name="T2">to,</text:span><text:span text:style-name="T1">” </text:span><text:span text:style-name="T2">he</text:span><text:span text:style-name="T1"> </text:span><text:span text:style-name="T2">said</text:span><text:span text:style-name="T1"> </text:span><text:span text:style-name="T2">as</text:span><text:span text:style-name="T1"> </text:span><text:span text:style-name="T2">his</text:span><text:span text:style-name="T1"> </text:span><text:span text:style-name="T2">figure</text:span><text:span text:style-name="T1"> </text:span><text:span text:style-name="T2">disappeared</text:span><text:span text:style-name="T1"> </text:span><text:span text:style-name="T2">into</text:span><text:span text:style-name="T1"> </text:span><text:span text:style-name="T2">the</text:span><text:span text:style-name="T1"> </text:span><text:span text:style-name="T2">darkness</text:span><text:span text:style-name="T1"> </text:span><text:span text:style-name="T2">of</text:span><text:span text:style-name="T1"> </text:span><text:span text:style-name="T2">the</text:span><text:span text:style-name="T1"> </text:span><text:span text:style-name="T2">cave,</text:span><text:span text:style-name="T1"> </text:span><text:span text:style-name="T2">Bo</text:span><text:span text:style-name="T1"> </text:span><text:span text:style-name="T2">hopping</text:span><text:span text:style-name="T1"> </text:span><text:span text:style-name="T2">alongside</text:span><text:span text:style-name="T1"> </text:span><text:span text:style-name="T2">him</text:span><text:span text:style-name="T1"> </text:span><text:span text:style-name="T2">and</text:span><text:span text:style-name="T1"> </text:span><text:span text:style-name="T2">lighting</text:span><text:span text:style-name="T1"> </text:span><text:span text:style-name="T2">his</text:span><text:span text:style-name="T1"> </text:span><text:span text:style-name="T2">path</text:span><text:span text:style-name="T1"> </text:span><text:span text:style-name="T2">with</text:span><text:span text:style-name="T1"> </text:span><text:span text:style-name="T2">his</text:span><text:span text:style-name="T1"> </text:span><text:span text:style-name="T2">flaming</text:span><text:span text:style-name="T1"> </text:span><text:span text:style-name="T2">eyes.</text:span></text:p>
      <text:p text:style-name="P1"><text:span text:style-name="T1">“</text:span><text:span text:style-name="T2">You</text:span><text:span text:style-name="T1">’</text:span><text:span text:style-name="T2">ll</text:span><text:span text:style-name="T1"> </text:span><text:span text:style-name="T2">be</text:span><text:span text:style-name="T1"> </text:span><text:span text:style-name="T2">thanking</text:span><text:span text:style-name="T1"> </text:span><text:span text:style-name="T2">me</text:span><text:span text:style-name="T1"> </text:span><text:span text:style-name="T2">later!</text:span><text:span text:style-name="T1">” </text:span><text:span text:style-name="T2">said</text:span><text:span text:style-name="T1"> </text:span><text:span text:style-name="T2">Winceham</text:span><text:span text:style-name="T1"> </text:span><text:span text:style-name="T2">with</text:span><text:span text:style-name="T1"> </text:span><text:span text:style-name="T2">a</text:span><text:span text:style-name="T1"> </text:span><text:span text:style-name="T2">grin</text:span><text:span text:style-name="T1"> </text:span><text:span text:style-name="T2">as</text:span><text:span text:style-name="T1"> </text:span><text:span text:style-name="T2">he</text:span><text:span text:style-name="T1"> </text:span><text:span text:style-name="T2">let</text:span><text:span text:style-name="T1"> </text:span><text:span text:style-name="T2">out</text:span><text:span text:style-name="T1"> </text:span><text:span text:style-name="T2">a</text:span><text:span text:style-name="T1"> </text:span><text:span text:style-name="T2">small</text:span><text:span text:style-name="T1"> </text:span><text:span text:style-name="T2">cloud</text:span><text:span text:style-name="T1"> </text:span><text:span text:style-name="T2">of</text:span><text:span text:style-name="T1"> </text:span><text:span text:style-name="T2">smoke</text:span><text:span text:style-name="T1"> </text:span><text:span text:style-name="T2">through</text:span><text:span text:style-name="T1"> </text:span><text:span text:style-name="T2">his</text:span><text:span text:style-name="T1"> </text:span><text:span text:style-name="T2">nostrils.</text:span></text:p>
      <text:p text:style-name="P1"><text:span text:style-name="T1">“</text:span><text:span text:style-name="T2">Bo!</text:span><text:span text:style-name="T1"> </text:span><text:span text:style-name="T2">Get</text:span><text:span text:style-name="T1"> </text:span><text:span text:style-name="T2">back</text:span><text:span text:style-name="T1"> </text:span><text:span text:style-name="T2">here!</text:span><text:span text:style-name="T1"> </text:span><text:span text:style-name="T2">Bo,</text:span><text:span text:style-name="T1"> </text:span><text:span text:style-name="T2">don</text:span><text:span text:style-name="T1">’</text:span><text:span text:style-name="T2">t</text:span><text:span text:style-name="T1"> </text:span><text:span text:style-name="T2">get</text:span><text:span text:style-name="T1"> </text:span><text:span text:style-name="T2">in</text:span><text:span text:style-name="T1"> </text:span><text:span text:style-name="T2">the</text:span><text:span text:style-name="T1"> </text:span><text:span text:style-name="T2">water</text:span><text:span text:style-name="T1"> </text:span><text:span text:style-name="T2">now!</text:span><text:span text:style-name="T1">” </text:span><text:span text:style-name="T2">yelled</text:span><text:span text:style-name="T1"> </text:span><text:span text:style-name="T2">Theo.</text:span></text:p>
      <text:p text:style-name="P2">Winceham<text:span text:style-name="T3"> </text:span>held<text:span text:style-name="T3"> </text:span>his<text:span text:style-name="T3"> </text:span>pipe<text:span text:style-name="T3"> </text:span>in<text:span text:style-name="T3"> </text:span>one<text:span text:style-name="T3"> </text:span>hand<text:span text:style-name="T3"> </text:span>and<text:span text:style-name="T3"> </text:span>asked<text:span text:style-name="T3"> </text:span>with<text:span text:style-name="T3"> </text:span>a<text:span text:style-name="T3"> </text:span>sideways<text:span text:style-name="T3"> </text:span>look:</text:p>
      <text:p text:style-name="P1"><text:span text:style-name="T1">“</text:span><text:span text:style-name="T2">Is</text:span><text:span text:style-name="T1"> </text:span><text:span text:style-name="T2">your</text:span><text:span text:style-name="T1"> </text:span><text:span text:style-name="T2">rabbit</text:span><text:span text:style-name="T1"> </text:span><text:span text:style-name="T2">allergic</text:span><text:span text:style-name="T1"> </text:span><text:span text:style-name="T2">to</text:span><text:span text:style-name="T1"> </text:span><text:span text:style-name="T2">water</text:span><text:span text:style-name="T1"> </text:span><text:span text:style-name="T2">like</text:span><text:span text:style-name="T1"> </text:span><text:span text:style-name="T2">yourself?</text:span><text:span text:style-name="T1">”</text:span></text:p>
      <text:p text:style-name="P1"><text:span text:style-name="T1">“</text:span><text:span text:style-name="T2">No,</text:span><text:span text:style-name="T1"> </text:span><text:span text:style-name="T2">it</text:span><text:span text:style-name="T1">’</text:span><text:span text:style-name="T2">s</text:span><text:span text:style-name="T1"> </text:span><text:span text:style-name="T2">just</text:span><text:span text:style-name="T1"> </text:span><text:span text:style-name="T2">because</text:span><text:span text:style-name="T1"> </text:span><text:span text:style-name="T2">of</text:span><text:span text:style-name="T1"> </text:span><text:span text:style-name="T2">the</text:span><text:span text:style-name="T1"> </text:span><text:span text:style-name="T2">monsters</text:span><text:span text:style-name="T1"> </text:span><text:span text:style-name="T2">in</text:span><text:span text:style-name="T1"> </text:span><text:span text:style-name="T2">the</text:span><text:span text:style-name="T1"> </text:span><text:span text:style-name="T2">water,</text:span><text:span text:style-name="T1">” </text:span><text:span text:style-name="T2">replied</text:span><text:span text:style-name="T1"> </text:span><text:span text:style-name="T2">Theo</text:span><text:span text:style-name="T1"> </text:span><text:span text:style-name="T2">as</text:span><text:span text:style-name="T1"> </text:span><text:span text:style-name="T2">if</text:span><text:span text:style-name="T1"> </text:span><text:span text:style-name="T2">it</text:span><text:span text:style-name="T1"> </text:span><text:span text:style-name="T2">those</text:span><text:span text:style-name="T1"> </text:span><text:span text:style-name="T2">monsters</text:span><text:span text:style-name="T1"> </text:span><text:span text:style-name="T2">were</text:span><text:span text:style-name="T1"> </text:span><text:span text:style-name="T2">common</text:span><text:span text:style-name="T1"> </text:span><text:span text:style-name="T2">knowledge.</text:span></text:p>
      <text:p text:style-name="P1"><text:span text:style-name="T1">“</text:span><text:span text:style-name="T2">There</text:span><text:span text:style-name="T1"> </text:span><text:span text:style-name="T2">are</text:span><text:span text:style-name="T1"> </text:span><text:span text:style-name="T2">monsters</text:span><text:span text:style-name="T1"> </text:span><text:span text:style-name="T2">in</text:span><text:span text:style-name="T1"> </text:span><text:span text:style-name="T2">the</text:span><text:span text:style-name="T1"> </text:span><text:span text:style-name="T2">Lake?</text:span><text:span text:style-name="T1">” </text:span><text:span text:style-name="T2">asked</text:span><text:span text:style-name="T1"> </text:span><text:span text:style-name="T2">Winceham</text:span><text:span text:style-name="T1"> </text:span><text:span text:style-name="T2">with</text:span><text:span text:style-name="T1"> </text:span><text:span text:style-name="T2">a</text:span><text:span text:style-name="T1"> </text:span><text:span text:style-name="T2">sudden</text:span><text:span text:style-name="T1"> </text:span><text:span text:style-name="T2">terrible</text:span><text:span text:style-name="T1"> </text:span><text:span text:style-name="T2">realisation</text:span><text:span text:style-name="T1"> </text:span><text:span text:style-name="T2">urging</text:span><text:span text:style-name="T1"> </text:span><text:span text:style-name="T2">him</text:span><text:span text:style-name="T1"> </text:span><text:span text:style-name="T2">to</text:span><text:span text:style-name="T1"> </text:span><text:span text:style-name="T2">start</text:span><text:span text:style-name="T1"> </text:span><text:span text:style-name="T2">running</text:span><text:span text:style-name="T1"> </text:span><text:span text:style-name="T2">towards</text:span><text:span text:style-name="T1"> </text:span><text:span text:style-name="T2">the</text:span><text:span text:style-name="T1"> </text:span><text:span text:style-name="T2">depths</text:span><text:span text:style-name="T1"> </text:span><text:span text:style-name="T2">of</text:span><text:span text:style-name="T1"> </text:span><text:span text:style-name="T2">the</text:span><text:span text:style-name="T1"> </text:span><text:span text:style-name="T2">cave.</text:span></text:p>
      <text:p text:style-name="P1"><text:soft-page-break/><text:span text:style-name="T1">“</text:span><text:span text:style-name="T2">Aren</text:span><text:span text:style-name="T1">’</text:span><text:span text:style-name="T2">t</text:span><text:span text:style-name="T1"> </text:span><text:span text:style-name="T2">there</text:span><text:span text:style-name="T1"> </text:span><text:span text:style-name="T2">monsters</text:span><text:span text:style-name="T1"> </text:span><text:span text:style-name="T2">in</text:span><text:span text:style-name="T1"> </text:span><text:span text:style-name="T2">every</text:span><text:span text:style-name="T1"> </text:span><text:span text:style-name="T2">lake?</text:span><text:span text:style-name="T1">” </text:span><text:span text:style-name="T2">said</text:span><text:span text:style-name="T1"> </text:span><text:span text:style-name="T2">Theo</text:span><text:span text:style-name="T1"> </text:span><text:span text:style-name="T2">with</text:span><text:span text:style-name="T1"> </text:span><text:span text:style-name="T2">an</text:span><text:span text:style-name="T1"> </text:span><text:span text:style-name="T2">almost</text:span><text:span text:style-name="T1"> </text:span><text:span text:style-name="T2">appallingly</text:span><text:span text:style-name="T1"> </text:span><text:span text:style-name="T2">naive</text:span><text:span text:style-name="T1"> </text:span><text:span text:style-name="T2">smile.</text:span></text:p>
      <text:p text:style-name="P1"><text:span text:style-name="T1">“</text:span><text:span text:style-name="T2">You</text:span><text:span text:style-name="T1"> </text:span><text:span text:style-name="T2">thick</text:span><text:span text:style-name="T1"> </text:span><text:span text:style-name="T2">barkskin!</text:span><text:span text:style-name="T1"> </text:span><text:span text:style-name="T2">Hurry!</text:span><text:span text:style-name="T1">” </text:span><text:span text:style-name="T2">Winceham</text:span><text:span text:style-name="T1"> </text:span><text:span text:style-name="T2">called</text:span><text:span text:style-name="T1"> </text:span><text:span text:style-name="T2">after</text:span><text:span text:style-name="T1"> </text:span><text:span text:style-name="T2">him.</text:span></text:p>
      <text:p text:style-name="P1"><text:span text:style-name="T1">“</text:span><text:span text:style-name="T2">Why?</text:span><text:span text:style-name="T1"> </text:span><text:span text:style-name="T2">The</text:span><text:span text:style-name="T1"> </text:span><text:span text:style-name="T2">bad</text:span><text:span text:style-name="T1"> </text:span><text:span text:style-name="T2">guys</text:span><text:span text:style-name="T1"> </text:span><text:span text:style-name="T2">are</text:span><text:span text:style-name="T1"> </text:span><text:span text:style-name="T2">the</text:span><text:span text:style-name="T1"> </text:span><text:span text:style-name="T2">other</text:span><text:span text:style-name="T1"> </text:span><text:span text:style-name="T2">way!</text:span><text:span text:style-name="T1"> </text:span><text:span text:style-name="T2">That</text:span><text:span text:style-name="T1"> </text:span><text:span text:style-name="T2">wasn</text:span><text:span text:style-name="T1">’</text:span><text:span text:style-name="T2">t</text:span><text:span text:style-name="T1"> </text:span><text:span text:style-name="T2">the</text:span><text:span text:style-name="T1"> </text:span><text:span text:style-name="T2">plan!</text:span><text:span text:style-name="T1">” </text:span><text:span text:style-name="T2">he</text:span><text:span text:style-name="T1"> </text:span><text:span text:style-name="T2">said</text:span><text:span text:style-name="T1"> </text:span><text:span text:style-name="T2">even</text:span><text:span text:style-name="T1"> </text:span><text:span text:style-name="T2">as</text:span><text:span text:style-name="T1"> </text:span><text:span text:style-name="T2">he</text:span><text:span text:style-name="T1"> </text:span><text:span text:style-name="T2">ran</text:span><text:span text:style-name="T1"> </text:span><text:span text:style-name="T2">along.</text:span><text:span text:style-name="T1"> </text:span><text:span text:style-name="T2">Winceham</text:span><text:span text:style-name="T1">’</text:span><text:span text:style-name="T2">s</text:span><text:span text:style-name="T1"> </text:span><text:span text:style-name="T2">shouts</text:span><text:span text:style-name="T1"> </text:span><text:span text:style-name="T2">echoed</text:span><text:span text:style-name="T1"> </text:span><text:span text:style-name="T2">faintly</text:span><text:span text:style-name="T1"> </text:span><text:span text:style-name="T2">from</text:span><text:span text:style-name="T1"> </text:span><text:span text:style-name="T2">a</text:span><text:span text:style-name="T1"> </text:span><text:span text:style-name="T2">place</text:span><text:span text:style-name="T1"> </text:span><text:span text:style-name="T2">where</text:span><text:span text:style-name="T1"> </text:span><text:span text:style-name="T2">shadow</text:span><text:span text:style-name="T1"> </text:span><text:span text:style-name="T2">had</text:span><text:span text:style-name="T1"> </text:span><text:span text:style-name="T2">replaced</text:span><text:span text:style-name="T1"> </text:span><text:span text:style-name="T2">light</text:span><text:span text:style-name="T1"> </text:span><text:span text:style-name="T2">utterly:</text:span></text:p>
      <text:p text:style-name="P1"><text:span text:style-name="T1">“</text:span><text:span text:style-name="T2">The</text:span><text:span text:style-name="T1"> </text:span><text:span text:style-name="T2">sisters,</text:span><text:span text:style-name="T1"> </text:span><text:span text:style-name="T2">you</text:span><text:span text:style-name="T1"> </text:span><text:span text:style-name="T2">idiot!</text:span><text:span text:style-name="T1"> </text:span><text:span text:style-name="T2">They</text:span><text:span text:style-name="T1">’</text:span><text:span text:style-name="T2">re</text:span><text:span text:style-name="T1"> </text:span><text:span text:style-name="T2">bathing</text:span><text:span text:style-name="T1"> </text:span><text:span text:style-name="T2">in</text:span><text:span text:style-name="T1"> </text:span><text:span text:style-name="T2">the</text:span><text:span text:style-name="T1"> </text:span><text:span text:style-name="T2">Lake!</text:span><text:span text:style-name="T1">”</text:span></text:p>
      <text:p text:style-name="P3">*<text:span text:style-name="T3"> </text:span>*<text:span text:style-name="T3"> </text:span>*</text:p>
      <text:p text:style-name="P2">Parcifal<text:span text:style-name="T3"> </text:span>was<text:span text:style-name="T3"> </text:span>fidgeting<text:span text:style-name="T3"> </text:span>uncomfortably<text:span text:style-name="T3"> </text:span>inside<text:span text:style-name="T3"> </text:span>their<text:span text:style-name="T3"> </text:span>make-shift,<text:span text:style-name="T3"> </text:span>make-believe<text:span text:style-name="T3"> </text:span>suit.<text:span text:style-name="T3"> </text:span>Lernea<text:span text:style-name="T3"> </text:span>exhibited<text:span text:style-name="T3"> </text:span>magnanimous<text:span text:style-name="T3"> </text:span>self-control,<text:span text:style-name="T3"> </text:span>but<text:span text:style-name="T3"> </text:span>the<text:span text:style-name="T3"> </text:span>deadly<text:span text:style-name="T3"> </text:span>hawk-like<text:span text:style-name="T3"> </text:span>furrow<text:span text:style-name="T3"> </text:span>on<text:span text:style-name="T3"> </text:span>her<text:span text:style-name="T3"> </text:span>face<text:span text:style-name="T3"> </text:span>gave<text:span text:style-name="T3"> </text:span>away<text:span text:style-name="T3"> </text:span>her<text:span text:style-name="T3"> </text:span>true<text:span text:style-name="T3"> </text:span>feelings.<text:span text:style-name="T3"> </text:span>Parcifal<text:span text:style-name="T3"> </text:span>simply<text:span text:style-name="T3"> </text:span>spoke<text:span text:style-name="T3"> </text:span>them<text:span text:style-name="T3"> </text:span>aloud<text:span text:style-name="T3"> </text:span>instead<text:span text:style-name="T3"> </text:span>of<text:span text:style-name="T3"> </text:span>holding<text:span text:style-name="T3"> </text:span>them<text:span text:style-name="T3"> </text:span>within:</text:p>
      <text:p text:style-name="P1"><text:span text:style-name="T1">“</text:span><text:span text:style-name="T2">This</text:span><text:span text:style-name="T1"> </text:span><text:span text:style-name="T2">is</text:span><text:span text:style-name="T1"> </text:span><text:span text:style-name="T2">ridiculous!</text:span><text:span text:style-name="T1"> </text:span><text:span text:style-name="T2">Why</text:span><text:span text:style-name="T1"> </text:span><text:span text:style-name="T2">are</text:span><text:span text:style-name="T1"> </text:span><text:span text:style-name="T2">we</text:span><text:span text:style-name="T1"> </text:span><text:span text:style-name="T2">supposed</text:span><text:span text:style-name="T1"> </text:span><text:span text:style-name="T2">to</text:span><text:span text:style-name="T1"> </text:span><text:span text:style-name="T2">be</text:span><text:span text:style-name="T1"> </text:span><text:span text:style-name="T2">the</text:span><text:span text:style-name="T1"> </text:span><text:span text:style-name="T2">freak</text:span><text:span text:style-name="T1"> </text:span><text:span text:style-name="T2">of</text:span><text:span text:style-name="T1"> </text:span><text:span text:style-name="T2">the</text:span><text:span text:style-name="T1"> </text:span><text:span text:style-name="T2">show?</text:span><text:span text:style-name="T1">”</text:span></text:p>
      <text:p text:style-name="P2">Ned<text:span text:style-name="T3"> </text:span>was<text:span text:style-name="T3"> </text:span>busy<text:span text:style-name="T3"> </text:span>searching<text:span text:style-name="T3"> </text:span>for<text:span text:style-name="T3"> </text:span>the<text:span text:style-name="T3"> </text:span>men<text:span text:style-name="T3"> </text:span>who<text:span text:style-name="T3"> </text:span>had<text:span text:style-name="T3"> </text:span>disembarked<text:span text:style-name="T3"> </text:span>from<text:span text:style-name="T3"> </text:span>the<text:span text:style-name="T3"> </text:span>flying<text:span text:style-name="T3"> </text:span>ship.<text:span text:style-name="T3"> </text:span>He<text:span text:style-name="T3"> </text:span>had<text:span text:style-name="T3"> </text:span>seen<text:span text:style-name="T3"> </text:span>a<text:span text:style-name="T3"> </text:span>couple<text:span text:style-name="T3"> </text:span>of<text:span text:style-name="T3"> </text:span>them,<text:span text:style-name="T3"> </text:span>along<text:span text:style-name="T3"> </text:span>with<text:span text:style-name="T3"> </text:span>an<text:span text:style-name="T3"> </text:span>ape-man,<text:span text:style-name="T3"> </text:span>and<text:span text:style-name="T3"> </text:span>what<text:span text:style-name="T3"> </text:span>must<text:span text:style-name="T3">’</text:span>ve<text:span text:style-name="T3"> </text:span>been<text:span text:style-name="T3"> </text:span>the<text:span text:style-name="T3"> </text:span>Hound<text:span text:style-name="T3"> </text:span>Fingammon<text:span text:style-name="T3"> </text:span>had<text:span text:style-name="T3"> </text:span>heard<text:span text:style-name="T3"> </text:span>mention<text:span text:style-name="T3"> </text:span>of.<text:span text:style-name="T3"> </text:span>Still,<text:span text:style-name="T3"> </text:span>as<text:span text:style-name="T3"> </text:span>they<text:span text:style-name="T3"> </text:span>waded<text:span text:style-name="T3"> </text:span>through<text:span text:style-name="T3"> </text:span>the<text:span text:style-name="T3"> </text:span>bush,<text:span text:style-name="T3"> </text:span>approaching<text:span text:style-name="T3"> </text:span>Hobb<text:span text:style-name="T3">’</text:span>s<text:span text:style-name="T3"> </text:span>search<text:span text:style-name="T3"> </text:span>party<text:span text:style-name="T3"> </text:span>with<text:span text:style-name="T3"> </text:span>care,<text:span text:style-name="T3"> </text:span>he<text:span text:style-name="T3"> </text:span>once<text:span text:style-name="T3"> </text:span>more<text:span text:style-name="T3"> </text:span>explained<text:span text:style-name="T3"> </text:span>to<text:span text:style-name="T3"> </text:span>the<text:span text:style-name="T3"> </text:span>noble<text:span text:style-name="T3"> </text:span>princess<text:span text:style-name="T3"> </text:span>why<text:span text:style-name="T3"> </text:span>she<text:span text:style-name="T3"> </text:span>and<text:span text:style-name="T3"> </text:span>her<text:span text:style-name="T3"> </text:span>sister,<text:span text:style-name="T3"> </text:span>the<text:span text:style-name="T3"> </text:span>Queen<text:span text:style-name="T3"> </text:span>by<text:span text:style-name="T3"> </text:span>right,<text:span text:style-name="T3"> </text:span>were<text:span text:style-name="T3"> </text:span>wearing<text:span text:style-name="T3"> </text:span>a<text:span text:style-name="T3"> </text:span>large<text:span text:style-name="T3"> </text:span>bear-skin<text:span text:style-name="T3"> </text:span>covering<text:span text:style-name="T3"> </text:span>up<text:span text:style-name="T3"> </text:span>their<text:span text:style-name="T3"> </text:span>gear,<text:span text:style-name="T3"> </text:span>pretending<text:span text:style-name="T3"> </text:span>to<text:span text:style-name="T3"> </text:span>be<text:span text:style-name="T3"> </text:span>a<text:span text:style-name="T3"> </text:span>two-headed<text:span text:style-name="T3"> </text:span>freak:</text:p>
      <text:p text:style-name="P1"><text:span text:style-name="T1">“</text:span><text:span text:style-name="T2">It</text:span><text:span text:style-name="T1">’</text:span><text:span text:style-name="T2">s</text:span><text:span text:style-name="T1"> </text:span><text:span text:style-name="T2">the</text:span><text:span text:style-name="T1"> </text:span><text:span text:style-name="T2">gear.</text:span><text:span text:style-name="T1"> </text:span><text:span text:style-name="T2">It</text:span><text:span text:style-name="T1">’</text:span><text:span text:style-name="T2">s</text:span><text:span text:style-name="T1"> </text:span><text:span text:style-name="T2">the</text:span><text:span text:style-name="T1"> </text:span><text:span text:style-name="T2">only</text:span><text:span text:style-name="T1"> </text:span><text:span text:style-name="T2">way</text:span><text:span text:style-name="T1"> </text:span><text:span text:style-name="T2">to</text:span><text:span text:style-name="T1"> </text:span><text:span text:style-name="T2">cover</text:span><text:span text:style-name="T1"> </text:span><text:span text:style-name="T2">up</text:span><text:span text:style-name="T1"> </text:span><text:span text:style-name="T2">your</text:span><text:span text:style-name="T1"> </text:span><text:span text:style-name="T2">gear.</text:span><text:span text:style-name="T1"> </text:span><text:span text:style-name="T2">I</text:span><text:span text:style-name="T1">’</text:span><text:span text:style-name="T2">ll</text:span><text:span text:style-name="T1"> </text:span><text:span text:style-name="T2">be</text:span><text:span text:style-name="T1"> </text:span><text:span text:style-name="T2">playing</text:span><text:span text:style-name="T1"> </text:span><text:span text:style-name="T2">the</text:span><text:span text:style-name="T1"> </text:span><text:span text:style-name="T2">drum</text:span><text:span text:style-name="T1"> </text:span><text:span text:style-name="T2">and</text:span><text:span text:style-name="T1"> </text:span><text:span text:style-name="T2">singing,</text:span><text:span text:style-name="T1"> </text:span><text:span text:style-name="T2">while</text:span><text:span text:style-name="T1"> </text:span><text:span text:style-name="T2">Theo</text:span><text:span text:style-name="T1"> </text:span><text:span text:style-name="T2">will</text:span><text:span text:style-name="T1"> </text:span><text:span text:style-name="T2">be</text:span><text:span text:style-name="T1"> </text:span><text:span text:style-name="T2">in</text:span><text:span text:style-name="T1"> </text:span><text:span text:style-name="T2">charge</text:span><text:span text:style-name="T1"> </text:span><text:span text:style-name="T2">of</text:span><text:span text:style-name="T1"> </text:span><text:span text:style-name="T2">the</text:span><text:span text:style-name="T1"> </text:span><text:span text:style-name="T2">pyrotechnics</text:span><text:span text:style-name="T1"> </text:span><text:span text:style-name="T2">for</text:span><text:span text:style-name="T1"> </text:span><text:span text:style-name="T2">the</text:span><text:span text:style-name="T1"> </text:span><text:span text:style-name="T2">show.</text:span><text:span text:style-name="T1">”</text:span></text:p>
      <text:p text:style-name="P1"><text:span text:style-name="T1">“</text:span><text:span text:style-name="T2">By</text:span><text:span text:style-name="T1"> </text:span><text:span text:style-name="T2">pyrotechnics,</text:span><text:span text:style-name="T1"> </text:span><text:span text:style-name="T2">you</text:span><text:span text:style-name="T1"> </text:span><text:span text:style-name="T2">mean</text:span><text:span text:style-name="T1"> </text:span><text:span text:style-name="T2">flames</text:span><text:span text:style-name="T1"> </text:span><text:span text:style-name="T2">and</text:span><text:span text:style-name="T1"> </text:span><text:span text:style-name="T2">whatnot,</text:span><text:span text:style-name="T1"> </text:span><text:span text:style-name="T2">right?</text:span><text:span text:style-name="T1">” </text:span><text:span text:style-name="T2">asked</text:span><text:span text:style-name="T1"> </text:span><text:span text:style-name="T2">Theo</text:span><text:span text:style-name="T1"> </text:span><text:span text:style-name="T2">anxiously.</text:span><text:span text:style-name="T1"> </text:span><text:span text:style-name="T2">Ned</text:span><text:span text:style-name="T1"> </text:span><text:span text:style-name="T2">nodded</text:span><text:span text:style-name="T1"> </text:span><text:span text:style-name="T2">reassuringly.</text:span><text:span text:style-name="T1"> </text:span><text:span text:style-name="T2">Lernea</text:span><text:span text:style-name="T1"> </text:span><text:span text:style-name="T2">talked</text:span><text:span text:style-name="T1"> </text:span><text:span text:style-name="T2">with</text:span><text:span text:style-name="T1"> </text:span><text:span text:style-name="T2">an</text:span><text:span text:style-name="T1"> </text:span><text:span text:style-name="T2">impossibly</text:span><text:span text:style-name="T1"> </text:span><text:span text:style-name="T2">sticky</text:span><text:span text:style-name="T1"> </text:span><text:span text:style-name="T2">voice</text:span><text:span text:style-name="T1"> </text:span><text:span text:style-name="T2">reminiscent</text:span><text:span text:style-name="T1"> </text:span><text:span text:style-name="T2">of</text:span><text:span text:style-name="T1"> </text:span><text:span text:style-name="T2">what</text:span><text:span text:style-name="T1"> </text:span><text:span text:style-name="T2">dying</text:span><text:span text:style-name="T1"> </text:span><text:span text:style-name="T2">in</text:span><text:span text:style-name="T1"> </text:span><text:span text:style-name="T2">a</text:span><text:span text:style-name="T1"> </text:span><text:span text:style-name="T2">tar</text:span><text:span text:style-name="T1"> </text:span><text:span text:style-name="T2">pit</text:span><text:span text:style-name="T1"> </text:span><text:span text:style-name="T2">would</text:span><text:span text:style-name="T1"> </text:span><text:span text:style-name="T2">sound</text:span><text:span text:style-name="T1"> </text:span><text:span text:style-name="T2">like:</text:span></text:p>
      <text:p text:style-name="P1"><text:span text:style-name="T1">“</text:span><text:span text:style-name="T2">What</text:span><text:span text:style-name="T1"> </text:span><text:span text:style-name="T2">about</text:span><text:span text:style-name="T1"> </text:span><text:span text:style-name="T2">the</text:span><text:span text:style-name="T1"> </text:span><text:span text:style-name="T2">halfuin?</text:span><text:span text:style-name="T1">”</text:span></text:p>
      <text:p text:style-name="P1"><text:span text:style-name="T1">“</text:span><text:span text:style-name="T2">No</text:span><text:span text:style-name="T1"> </text:span><text:span text:style-name="T2">other</text:span><text:span text:style-name="T1"> </text:span><text:span text:style-name="T2">place</text:span><text:span text:style-name="T1"> </text:span><text:span text:style-name="T2">to</text:span><text:span text:style-name="T1"> </text:span><text:span text:style-name="T2">stick</text:span><text:span text:style-name="T1"> </text:span><text:span text:style-name="T2">him,</text:span><text:span text:style-name="T1"> </text:span><text:span text:style-name="T2">sorry.</text:span><text:span text:style-name="T1"> </text:span><text:span text:style-name="T2">He</text:span><text:span text:style-name="T1"> </text:span><text:span text:style-name="T2">could</text:span><text:span text:style-name="T1"> </text:span><text:span text:style-name="T2">have</text:span><text:span text:style-name="T1"> </text:span><text:span text:style-name="T2">been</text:span><text:span text:style-name="T1"> </text:span><text:span text:style-name="T2">the</text:span><text:span text:style-name="T1"> </text:span><text:span text:style-name="T2">jester</text:span><text:span text:style-name="T1"> </text:span><text:span text:style-name="T2">but</text:span><text:span text:style-name="T1"> </text:span><text:span text:style-name="T2">there</text:span><text:span text:style-name="T1">’</text:span><text:span text:style-name="T2">s</text:span><text:span text:style-name="T1"> </text:span><text:span text:style-name="T2">nothing</text:span><text:span text:style-name="T1"> </text:span><text:span text:style-name="T2">at</text:span><text:span text:style-name="T1"> </text:span><text:span text:style-name="T2">hand</text:span><text:span text:style-name="T1"> </text:span><text:span text:style-name="T2">for</text:span><text:span text:style-name="T1"> </text:span><text:span text:style-name="T2">a</text:span><text:span text:style-name="T1"> </text:span><text:span text:style-name="T2">jester</text:span><text:span text:style-name="T1"> </text:span><text:span text:style-name="T2">suit;</text:span><text:span text:style-name="T1"> </text:span><text:span text:style-name="T2">also,</text:span><text:span text:style-name="T1"> </text:span><text:span text:style-name="T2">he</text:span><text:span text:style-name="T1"> </text:span><text:span text:style-name="T2">couldn</text:span><text:span text:style-name="T1">’</text:span><text:span text:style-name="T2">t</text:span><text:span text:style-name="T1"> </text:span><text:span text:style-name="T2">dance</text:span><text:span text:style-name="T1"> </text:span><text:span text:style-name="T2">for</text:span><text:span text:style-name="T1"> </text:span><text:span text:style-name="T2">the</text:span><text:span text:style-name="T1"> </text:span><text:span text:style-name="T2">life</text:span><text:span text:style-name="T1"> </text:span><text:span text:style-name="T2">of</text:span><text:span text:style-name="T1"> </text:span><text:span text:style-name="T2">him.</text:span><text:span text:style-name="T1"> </text:span><text:span text:style-name="T2">So,</text:span><text:span text:style-name="T1"> </text:span><text:span text:style-name="T2">you</text:span><text:span text:style-name="T1">’</text:span><text:span text:style-name="T2">re</text:span><text:span text:style-name="T1"> </text:span><text:span text:style-name="T2">the</text:span><text:span text:style-name="T1"> </text:span><text:span text:style-name="T2">two-headed,</text:span><text:span text:style-name="T1"> </text:span><text:span text:style-name="T2">six-legged</text:span><text:span text:style-name="T1"> </text:span><text:span text:style-name="T2">freak,</text:span><text:span text:style-name="T1">” </text:span><text:span text:style-name="T2">said</text:span><text:span text:style-name="T1"> </text:span><text:span text:style-name="T2">Ned.</text:span></text:p>
      <text:p text:style-name="P1"><text:span text:style-name="T1">“</text:span><text:span text:style-name="T2">I</text:span><text:span text:style-name="T1"> </text:span><text:span text:style-name="T2">get</text:span><text:span text:style-name="T1"> </text:span><text:span text:style-name="T2">better</text:span><text:span text:style-name="T1"> </text:span><text:span text:style-name="T2">ideas</text:span><text:span text:style-name="T1"> </text:span><text:span text:style-name="T2">when</text:span><text:span text:style-name="T1"> </text:span><text:span text:style-name="T2">nature</text:span><text:span text:style-name="T1"> </text:span><text:span text:style-name="T2">calls,</text:span><text:span text:style-name="T1">” </text:span><text:span text:style-name="T2">said</text:span><text:span text:style-name="T1"> </text:span><text:span text:style-name="T2">Parcifal</text:span><text:span text:style-name="T1"> </text:span><text:span text:style-name="T2">as</text:span><text:span text:style-name="T1"> </text:span><text:span text:style-name="T2">she</text:span><text:span text:style-name="T1"> </text:span><text:span text:style-name="T2">tried</text:span><text:span text:style-name="T1"> </text:span><text:span text:style-name="T2">to</text:span><text:span text:style-name="T1"> </text:span><text:span text:style-name="T2">walk</text:span><text:span text:style-name="T1"> </text:span><text:span text:style-name="T2">in</text:span><text:span text:style-name="T1"> </text:span><text:span text:style-name="T2">step</text:span><text:span text:style-name="T1"> </text:span><text:span text:style-name="T2">with</text:span><text:span text:style-name="T1"> </text:span><text:span text:style-name="T2">the</text:span><text:span text:style-name="T1"> </text:span><text:span text:style-name="T2">others</text:span><text:span text:style-name="T1"> </text:span><text:span text:style-name="T2">occupying</text:span><text:span text:style-name="T1"> </text:span><text:span text:style-name="T2">the</text:span><text:span text:style-name="T1"> </text:span><text:span text:style-name="T2">same</text:span><text:span text:style-name="T1"> </text:span><text:span text:style-name="T2">skin,</text:span><text:span text:style-name="T1"> </text:span><text:span text:style-name="T2">meeting</text:span><text:span text:style-name="T1"> </text:span><text:span text:style-name="T2">with</text:span><text:span text:style-name="T1"> </text:span><text:span text:style-name="T2">stumbling</text:span><text:span text:style-name="T1"> </text:span><text:span text:style-name="T2">success.</text:span><text:span text:style-name="T1"> </text:span><text:span text:style-name="T2">Winceham</text:span><text:span text:style-name="T1">’</text:span><text:span text:style-name="T2">s</text:span><text:span text:style-name="T1"> </text:span><text:span text:style-name="T2">voice</text:span><text:span text:style-name="T1"> </text:span><text:span text:style-name="T2">came</text:span><text:span text:style-name="T1"> </text:span><text:span text:style-name="T2">muffled</text:span><text:span text:style-name="T1"> </text:span><text:span text:style-name="T2">from</text:span><text:span text:style-name="T1"> </text:span><text:span text:style-name="T2">under</text:span><text:span text:style-name="T1"> </text:span><text:span text:style-name="T2">the</text:span><text:span text:style-name="T1"> </text:span><text:span text:style-name="T2">bearskin,</text:span><text:span text:style-name="T1"> </text:span><text:span text:style-name="T2">and</text:span><text:span text:style-name="T1"> </text:span><text:span text:style-name="T2">in</text:span><text:span text:style-name="T1"> </text:span><text:span text:style-name="T2">direct</text:span><text:span text:style-name="T1"> </text:span><text:span text:style-name="T2">opposition</text:span><text:span text:style-name="T1"> </text:span><text:span text:style-name="T2">to</text:span><text:span text:style-name="T1"> </text:span><text:span text:style-name="T2">the</text:span><text:span text:style-name="T1"> </text:span><text:span text:style-name="T2">sisters</text:span><text:span text:style-name="T1"> </text:span><text:span text:style-name="T2">on</text:span><text:span text:style-name="T1"> </text:span><text:span text:style-name="T2">either</text:span><text:span text:style-name="T1"> </text:span><text:span text:style-name="T2">side</text:span><text:span text:style-name="T1"> </text:span><text:span text:style-name="T2">of</text:span><text:span text:style-name="T1"> </text:span><text:span text:style-name="T2">him,</text:span><text:span text:style-name="T1"> </text:span><text:span text:style-name="T2">sounded</text:span><text:span text:style-name="T1"> </text:span><text:span text:style-name="T2">positively</text:span><text:span text:style-name="T1"> </text:span><text:span text:style-name="T2">delighted</text:span><text:span text:style-name="T1"> </text:span><text:span text:style-name="T2">with</text:span><text:span text:style-name="T1"> </text:span><text:span text:style-name="T2">Ned</text:span><text:span text:style-name="T1">’</text:span><text:span text:style-name="T2">s</text:span><text:span text:style-name="T1"> </text:span><text:span text:style-name="T2">idea</text:span><text:span text:style-name="T1"> </text:span><text:span text:style-name="T2">about</text:span><text:span text:style-name="T1"> </text:span><text:span text:style-name="T2">diversionary</text:span><text:span text:style-name="T1"> </text:span><text:span text:style-name="T2">tactics:</text:span></text:p>
      <text:p text:style-name="P1"><text:span text:style-name="T1">“</text:span><text:span text:style-name="T2">I</text:span><text:span text:style-name="T1"> </text:span><text:span text:style-name="T2">can</text:span><text:span text:style-name="T1">’</text:span><text:span text:style-name="T2">t</text:span><text:span text:style-name="T1"> </text:span><text:span text:style-name="T2">see</text:span><text:span text:style-name="T1"> </text:span><text:span text:style-name="T2">a</text:span><text:span text:style-name="T1"> </text:span><text:span text:style-name="T2">bloody</text:span><text:span text:style-name="T1"> </text:span><text:span text:style-name="T2">thing</text:span><text:span text:style-name="T1"> </text:span><text:span text:style-name="T2">in</text:span><text:span text:style-name="T1"> </text:span><text:span text:style-name="T2">front</text:span><text:span text:style-name="T1"> </text:span><text:span text:style-name="T2">of</text:span><text:span text:style-name="T1"> </text:span><text:span text:style-name="T2">me,</text:span><text:span text:style-name="T1"> </text:span><text:span text:style-name="T2">but</text:span><text:span text:style-name="T1"> </text:span><text:span text:style-name="T2">I</text:span><text:span text:style-name="T1"> </text:span><text:span text:style-name="T2">know</text:span><text:span text:style-name="T1"> </text:span><text:span text:style-name="T2">where</text:span><text:span text:style-name="T1"> </text:span><text:span text:style-name="T2">to</text:span><text:span text:style-name="T1"> </text:span><text:span text:style-name="T2">put</text:span><text:span text:style-name="T1"> </text:span><text:span text:style-name="T2">me</text:span><text:span text:style-name="T1"> </text:span><text:span text:style-name="T2">hands</text:span><text:span text:style-name="T1"> </text:span><text:span text:style-name="T2">if</text:span><text:span text:style-name="T1"> </text:span><text:span text:style-name="T2">I</text:span><text:span text:style-name="T1"> </text:span><text:span text:style-name="T2">should</text:span><text:span text:style-name="T1"> </text:span><text:span text:style-name="T2">happen</text:span><text:span text:style-name="T1"> </text:span><text:span text:style-name="T2">to</text:span><text:span text:style-name="T1"> </text:span><text:span text:style-name="T2">fall,</text:span><text:span text:style-name="T1"> </text:span><text:span text:style-name="T2">laddies!</text:span><text:span text:style-name="T1">”</text:span><text:span text:style-name="T2">,</text:span><text:span text:style-name="T1"> </text:span><text:span text:style-name="T2">said</text:span><text:span text:style-name="T1"> </text:span><text:span text:style-name="T2">the</text:span><text:span text:style-name="T1"> </text:span><text:span text:style-name="T2">halfuin</text:span><text:span text:style-name="T1"> </text:span><text:span text:style-name="T2">with</text:span><text:span text:style-name="T1"> </text:span><text:span text:style-name="T2">a</text:span><text:span text:style-name="T1"> </text:span><text:span text:style-name="T2">rowdy,</text:span><text:span text:style-name="T1"> </text:span><text:span text:style-name="T2">knowing</text:span><text:span text:style-name="T1"> </text:span><text:span text:style-name="T2">laughter.</text:span><text:span text:style-name="T1"> </text:span><text:span text:style-name="T2">Lernea</text:span><text:span text:style-name="T1"> </text:span><text:span text:style-name="T2">protested:</text:span></text:p>
      <text:p text:style-name="P1"><text:span text:style-name="T1">“</text:span><text:span text:style-name="T2">That</text:span><text:span text:style-name="T1"> </text:span><text:span text:style-name="T2">was</text:span><text:span text:style-name="T1"> </text:span><text:span text:style-name="T2">a</text:span><text:span text:style-name="T1"> </text:span><text:span text:style-name="T2">sexual</text:span><text:span text:style-name="T1"> </text:span><text:span text:style-name="T2">innuendo</text:span><text:span text:style-name="T1"> </text:span><text:span text:style-name="T2">if</text:span><text:span text:style-name="T1"> </text:span><text:span text:style-name="T2">I</text:span><text:span text:style-name="T1">’</text:span><text:span text:style-name="T2">ve</text:span><text:span text:style-name="T1"> </text:span><text:span text:style-name="T2">ever</text:span><text:span text:style-name="T1"> </text:span><text:span text:style-name="T2">heard</text:span><text:span text:style-name="T1"> </text:span><text:span text:style-name="T2">one!</text:span><text:span text:style-name="T1"> </text:span><text:span text:style-name="T2">Shameful,</text:span><text:span text:style-name="T1"> </text:span><text:span text:style-name="T2">Mr.</text:span><text:span text:style-name="T1"> </text:span><text:span text:style-name="T2">Abbermouth!</text:span><text:span text:style-name="T1"> </text:span><text:span text:style-name="T2">Recant</text:span><text:span text:style-name="T1"> </text:span><text:span text:style-name="T2">at</text:span><text:span text:style-name="T1"> </text:span><text:span text:style-name="T2">once,</text:span><text:span text:style-name="T1"> </text:span><text:span text:style-name="T2">once</text:span><text:span text:style-name="T1"> </text:span><text:span text:style-name="T2">more!</text:span><text:span text:style-name="T1">”</text:span></text:p>
      <text:p text:style-name="P2"><text:soft-page-break/>Parcifal<text:span text:style-name="T3">’</text:span>s<text:span text:style-name="T3"> </text:span>idea<text:span text:style-name="T3"> </text:span>of<text:span text:style-name="T3"> </text:span>a<text:span text:style-name="T3"> </text:span>protest<text:span text:style-name="T3"> </text:span>was<text:span text:style-name="T3"> </text:span>more<text:span text:style-name="T3"> </text:span>physical.<text:span text:style-name="T3"> “</text:span>Do<text:span text:style-name="T3"> </text:span>that,<text:span text:style-name="T3"> </text:span>and<text:span text:style-name="T3"> </text:span>I<text:span text:style-name="T3">’</text:span>ll<text:span text:style-name="T3"> </text:span>make<text:span text:style-name="T3"> </text:span>sure<text:span text:style-name="T3"> </text:span>you<text:span text:style-name="T3"> </text:span>and<text:span text:style-name="T3"> </text:span>your<text:span text:style-name="T3"> </text:span>hands<text:span text:style-name="T3"> </text:span>part<text:span text:style-name="T3"> </text:span>ways<text:span text:style-name="T3"> </text:span>none<text:span text:style-name="T3"> </text:span>too<text:span text:style-name="T3"> </text:span>soon,<text:span text:style-name="T3">” </text:span>she<text:span text:style-name="T3"> </text:span>said<text:span text:style-name="T3"> </text:span>with<text:span text:style-name="T3"> </text:span>a<text:span text:style-name="T3"> </text:span>cold<text:span text:style-name="T3"> </text:span>voice<text:span text:style-name="T3"> </text:span>and<text:span text:style-name="T3"> </text:span>a<text:span text:style-name="T3"> </text:span>vicious<text:span text:style-name="T3"> </text:span>gaze<text:span text:style-name="T3"> </text:span>that<text:span text:style-name="T3"> </text:span>searched<text:span text:style-name="T3"> </text:span>the<text:span text:style-name="T3"> </text:span>clearing<text:span text:style-name="T3"> </text:span>ahead<text:span text:style-name="T3"> </text:span>for<text:span text:style-name="T3"> </text:span>an<text:span text:style-name="T3"> </text:span>opportunity<text:span text:style-name="T3"> </text:span>to<text:span text:style-name="T3"> </text:span>slash<text:span text:style-name="T3"> </text:span>something<text:span text:style-name="T3"> </text:span>to<text:span text:style-name="T3"> </text:span>its<text:span text:style-name="T3"> </text:span>death.</text:p>
      <text:p text:style-name="P1"><text:span text:style-name="T1">“</text:span><text:span text:style-name="T2">Keep</text:span><text:span text:style-name="T1"> </text:span><text:span text:style-name="T2">it</text:span><text:span text:style-name="T1"> </text:span><text:span text:style-name="T2">quiet!</text:span><text:span text:style-name="T1"> </text:span><text:span text:style-name="T2">Act</text:span><text:span text:style-name="T1"> </text:span><text:span text:style-name="T2">like</text:span><text:span text:style-name="T1"> </text:span><text:span text:style-name="T2">it,</text:span><text:span text:style-name="T1"> </text:span><text:span text:style-name="T2">alright?</text:span><text:span text:style-name="T1">”</text:span></text:p>
      <text:p text:style-name="P2">Theo<text:span text:style-name="T3"> </text:span>nodded<text:span text:style-name="T3"> </text:span>his<text:span text:style-name="T3"> </text:span>agreement.<text:span text:style-name="T3"> </text:span>He<text:span text:style-name="T3"> </text:span>flexed<text:span text:style-name="T3"> </text:span>his<text:span text:style-name="T3"> </text:span>fingers<text:span text:style-name="T3"> </text:span>and<text:span text:style-name="T3"> </text:span>kept<text:span text:style-name="T3"> </text:span>a<text:span text:style-name="T3"> </text:span>wary<text:span text:style-name="T3"> </text:span>eye,<text:span text:style-name="T3"> </text:span>while<text:span text:style-name="T3"> </text:span>Bo<text:span text:style-name="T3"> </text:span>burrowed<text:span text:style-name="T3"> </text:span>and<text:span text:style-name="T3"> </text:span>dug<text:span text:style-name="T3"> </text:span>up<text:span text:style-name="T3"> </text:span>himself<text:span text:style-name="T3"> </text:span>by<text:span text:style-name="T3"> </text:span>his<text:span text:style-name="T3"> </text:span>side,<text:span text:style-name="T3"> </text:span>vigilant<text:span text:style-name="T3"> </text:span>flames<text:span text:style-name="T3"> </text:span>flaring<text:span text:style-name="T3"> </text:span>up<text:span text:style-name="T3"> </text:span>from<text:span text:style-name="T3"> </text:span>his<text:span text:style-name="T3"> </text:span>perky<text:span text:style-name="T3"> </text:span>beady<text:span text:style-name="T3"> </text:span>eyes<text:span text:style-name="T3"> </text:span>from<text:span text:style-name="T3"> </text:span>time<text:span text:style-name="T3"> </text:span>to<text:span text:style-name="T3"> </text:span>time.</text:p>
      <text:p text:style-name="P1"><text:span text:style-name="T1">“</text:span><text:span text:style-name="T2">I</text:span><text:span text:style-name="T1">’</text:span><text:span text:style-name="T2">ve</text:span><text:span text:style-name="T1"> </text:span><text:span text:style-name="T2">already</text:span><text:span text:style-name="T1"> </text:span><text:span text:style-name="T2">seen</text:span><text:span text:style-name="T1"> </text:span><text:span text:style-name="T2">the</text:span><text:span text:style-name="T1"> </text:span><text:span text:style-name="T2">act</text:span><text:span text:style-name="T1">’</text:span><text:span text:style-name="T2">s</text:span><text:span text:style-name="T1"> </text:span><text:span text:style-name="T2">preview</text:span><text:span text:style-name="T1"> </text:span><text:span text:style-name="T2">back</text:span><text:span text:style-name="T1"> </text:span><text:span text:style-name="T2">in</text:span><text:span text:style-name="T1"> </text:span><text:span text:style-name="T2">the</text:span><text:span text:style-name="T1"> </text:span><text:span text:style-name="T2">Lake!</text:span><text:span text:style-name="T1">” </text:span><text:span text:style-name="T2">said</text:span><text:span text:style-name="T1"> </text:span><text:span text:style-name="T2">Winceham</text:span><text:span text:style-name="T1"> </text:span><text:span text:style-name="T2">and</text:span><text:span text:style-name="T1"> </text:span><text:span text:style-name="T2">started</text:span><text:span text:style-name="T1"> </text:span><text:span text:style-name="T2">giggling</text:span><text:span text:style-name="T1"> </text:span><text:span text:style-name="T2">like</text:span><text:span text:style-name="T1"> </text:span><text:span text:style-name="T2">some</text:span><text:span text:style-name="T1"> </text:span><text:span text:style-name="T2">sort</text:span><text:span text:style-name="T1"> </text:span><text:span text:style-name="T2">of</text:span><text:span text:style-name="T1"> </text:span><text:span text:style-name="T2">gibbering</text:span><text:span text:style-name="T1"> </text:span><text:span text:style-name="T2">old</text:span><text:span text:style-name="T1"> </text:span><text:span text:style-name="T2">fool.</text:span><text:span text:style-name="T1"> </text:span><text:span text:style-name="T2">Parcifal</text:span><text:span text:style-name="T1"> </text:span><text:span text:style-name="T2">exchanged</text:span><text:span text:style-name="T1"> </text:span><text:span text:style-name="T2">a</text:span><text:span text:style-name="T1"> </text:span><text:span text:style-name="T2">look</text:span><text:span text:style-name="T1"> </text:span><text:span text:style-name="T2">with</text:span><text:span text:style-name="T1"> </text:span><text:span text:style-name="T2">her</text:span><text:span text:style-name="T1"> </text:span><text:span text:style-name="T2">sister</text:span><text:span text:style-name="T1"> </text:span><text:span text:style-name="T2">and</text:span><text:span text:style-name="T1"> </text:span><text:span text:style-name="T2">put</text:span><text:span text:style-name="T1"> </text:span><text:span text:style-name="T2">her</text:span><text:span text:style-name="T1"> </text:span><text:span text:style-name="T2">boot</text:span><text:span text:style-name="T1"> </text:span><text:span text:style-name="T2">down</text:span><text:span text:style-name="T1"> </text:span><text:span text:style-name="T2">hard</text:span><text:span text:style-name="T1"> </text:span><text:span text:style-name="T2">on</text:span><text:span text:style-name="T1"> </text:span><text:span text:style-name="T2">Winceham</text:span><text:span text:style-name="T1">’</text:span><text:span text:style-name="T2">s</text:span><text:span text:style-name="T1"> </text:span><text:span text:style-name="T2">right</text:span><text:span text:style-name="T1"> </text:span><text:span text:style-name="T2">foot,</text:span><text:span text:style-name="T1"> </text:span><text:span text:style-name="T2">while</text:span><text:span text:style-name="T1"> </text:span><text:span text:style-name="T2">Lernea</text:span><text:span text:style-name="T1"> </text:span><text:span text:style-name="T2">caught</text:span><text:span text:style-name="T1"> </text:span><text:span text:style-name="T2">his</text:span><text:span text:style-name="T1"> </text:span><text:span text:style-name="T2">left</text:span><text:span text:style-name="T1"> </text:span><text:span text:style-name="T2">arm</text:span><text:span text:style-name="T1"> </text:span><text:span text:style-name="T2">and</text:span><text:span text:style-name="T1"> </text:span><text:span text:style-name="T2">dragged</text:span><text:span text:style-name="T1"> </text:span><text:span text:style-name="T2">him</text:span><text:span text:style-name="T1"> </text:span><text:span text:style-name="T2">along</text:span><text:span text:style-name="T1"> </text:span><text:span text:style-name="T2">while</text:span><text:span text:style-name="T1"> </text:span><text:span text:style-name="T2">he</text:span><text:span text:style-name="T1"> </text:span><text:span text:style-name="T2">hopped</text:span><text:span text:style-name="T1"> </text:span><text:span text:style-name="T2">on</text:span><text:span text:style-name="T1"> </text:span><text:span text:style-name="T2">one</text:span><text:span text:style-name="T1"> </text:span><text:span text:style-name="T2">foot.</text:span></text:p>
      <text:p text:style-name="P1"><text:span text:style-name="T1">“</text:span><text:span text:style-name="T2">Ow!</text:span><text:span text:style-name="T1"> </text:span><text:span text:style-name="T2">No</text:span><text:span text:style-name="T1"> </text:span><text:span text:style-name="T2">need</text:span><text:span text:style-name="T1"> </text:span><text:span text:style-name="T2">to</text:span><text:span text:style-name="T1"> </text:span><text:span text:style-name="T2">get</text:span><text:span text:style-name="T1"> </text:span><text:span text:style-name="T2">upset!</text:span><text:span text:style-name="T1">” </text:span><text:span text:style-name="T2">he</text:span><text:span text:style-name="T1"> </text:span><text:span text:style-name="T2">said</text:span><text:span text:style-name="T1"> </text:span><text:span text:style-name="T2">with</text:span><text:span text:style-name="T1"> </text:span><text:span text:style-name="T2">some</text:span><text:span text:style-name="T1"> </text:span><text:span text:style-name="T2">real</text:span><text:span text:style-name="T1"> </text:span><text:span text:style-name="T2">pain</text:span><text:span text:style-name="T1"> </text:span><text:span text:style-name="T2">echoing</text:span><text:span text:style-name="T1"> </text:span><text:span text:style-name="T2">in</text:span><text:span text:style-name="T1"> </text:span><text:span text:style-name="T2">his</text:span><text:span text:style-name="T1"> </text:span><text:span text:style-name="T2">voice.</text:span></text:p>
      <text:p text:style-name="P1"><text:span text:style-name="T1">“</text:span><text:span text:style-name="T2">We</text:span><text:span text:style-name="T1">’</text:span><text:span text:style-name="T2">re</text:span><text:span text:style-name="T1"> </text:span><text:span text:style-name="T2">not</text:span><text:span text:style-name="T1"> </text:span><text:span text:style-name="T2">upset.</text:span><text:span text:style-name="T1"> </text:span><text:span text:style-name="T2">Your</text:span><text:span text:style-name="T1"> </text:span><text:span text:style-name="T2">feet</text:span><text:span text:style-name="T1"> </text:span><text:span text:style-name="T2">are</text:span><text:span text:style-name="T1"> </text:span><text:span text:style-name="T2">too</text:span><text:span text:style-name="T1"> </text:span><text:span text:style-name="T2">small</text:span><text:span text:style-name="T1"> </text:span><text:span text:style-name="T2">to</text:span><text:span text:style-name="T1"> </text:span><text:span text:style-name="T2">notice,</text:span><text:span text:style-name="T1"> </text:span><text:span text:style-name="T2">that</text:span><text:span text:style-name="T1">’</text:span><text:span text:style-name="T2">s</text:span><text:span text:style-name="T1"> </text:span><text:span text:style-name="T2">all,</text:span><text:span text:style-name="T1">” </text:span><text:span text:style-name="T2">said</text:span><text:span text:style-name="T1"> </text:span><text:span text:style-name="T2">Parcifal</text:span><text:span text:style-name="T1"> </text:span><text:span text:style-name="T2">with</text:span><text:span text:style-name="T1"> </text:span><text:span text:style-name="T2">a</text:span><text:span text:style-name="T1"> </text:span><text:span text:style-name="T2">blank</text:span><text:span text:style-name="T1"> </text:span><text:span text:style-name="T2">face</text:span><text:span text:style-name="T1"> </text:span><text:span text:style-name="T2">and</text:span><text:span text:style-name="T1"> </text:span><text:span text:style-name="T2">Lernea</text:span><text:span text:style-name="T1"> </text:span><text:span text:style-name="T2">added</text:span><text:span text:style-name="T1"> </text:span><text:span text:style-name="T2">as</text:span><text:span text:style-name="T1"> </text:span><text:span text:style-name="T2">she</text:span><text:span text:style-name="T1"> </text:span><text:span text:style-name="T2">too,</text:span><text:span text:style-name="T1"> </text:span><text:span text:style-name="T2">fidgeted</text:span><text:span text:style-name="T1"> </text:span><text:span text:style-name="T2">inside</text:span><text:span text:style-name="T1"> </text:span><text:span text:style-name="T2">her</text:span><text:span text:style-name="T1"> </text:span><text:span text:style-name="T2">suit:</text:span></text:p>
      <text:p text:style-name="P1"><text:span text:style-name="T1">“</text:span><text:span text:style-name="T2">That</text:span><text:span text:style-name="T1"> </text:span><text:span text:style-name="T2">was</text:span><text:span text:style-name="T1"> </text:span><text:span text:style-name="T2">for</text:span><text:span text:style-name="T1"> </text:span><text:span text:style-name="T2">fooling</text:span><text:span text:style-name="T1"> </text:span><text:span text:style-name="T2">us</text:span><text:span text:style-name="T1"> </text:span><text:span text:style-name="T2">out</text:span><text:span text:style-name="T1"> </text:span><text:span text:style-name="T2">of</text:span><text:span text:style-name="T1"> </text:span><text:span text:style-name="T2">the</text:span><text:span text:style-name="T1"> </text:span><text:span text:style-name="T2">water,</text:span><text:span text:style-name="T1"> </text:span><text:span text:style-name="T2">you</text:span><text:span text:style-name="T1"> </text:span><text:span text:style-name="T2">perverted</text:span><text:span text:style-name="T1"> </text:span><text:span text:style-name="T2">thief.</text:span><text:span text:style-name="T1">”</text:span></text:p>
      <text:p text:style-name="P1"><text:span text:style-name="T1">“</text:span><text:span text:style-name="T2">That</text:span><text:span text:style-name="T1"> </text:span><text:span text:style-name="T2">was</text:span><text:span text:style-name="T1"> </text:span><text:span text:style-name="T2">a</text:span><text:span text:style-name="T1"> </text:span><text:span text:style-name="T2">misunderstanding!</text:span><text:span text:style-name="T1"> </text:span><text:span text:style-name="T2">His</text:span><text:span text:style-name="T1"> </text:span><text:span text:style-name="T2">eloquence,</text:span><text:span text:style-name="T1"> </text:span><text:span text:style-name="T2">the-woodkin-not-from-around-these-parts,</text:span><text:span text:style-name="T1"> </text:span><text:span text:style-name="T2">Hanulthetryftidor</text:span><text:span text:style-name="T1"> </text:span><text:span text:style-name="T2">whats-his-name,</text:span><text:span text:style-name="T1"> </text:span><text:span text:style-name="T2">had</text:span><text:span text:style-name="T1"> </text:span><text:span text:style-name="T2">me</text:span><text:span text:style-name="T1"> </text:span><text:span text:style-name="T2">thinking</text:span><text:span text:style-name="T1"> </text:span><text:span text:style-name="T2">there</text:span><text:span text:style-name="T1"> </text:span><text:span text:style-name="T2">were</text:span><text:span text:style-name="T1"> </text:span><text:span text:style-name="T2">monsters</text:span><text:span text:style-name="T1"> </text:span><text:span text:style-name="T2">in</text:span><text:span text:style-name="T1"> </text:span><text:span text:style-name="T2">there,</text:span><text:span text:style-name="T1">” </text:span><text:span text:style-name="T2">said</text:span><text:span text:style-name="T1"> </text:span><text:span text:style-name="T2">Winceham</text:span><text:span text:style-name="T1"> </text:span><text:span text:style-name="T2">and</text:span><text:span text:style-name="T1"> </text:span><text:span text:style-name="T2">even</text:span><text:span text:style-name="T1"> </text:span><text:span text:style-name="T2">behind</text:span><text:span text:style-name="T1"> </text:span><text:span text:style-name="T2">the</text:span><text:span text:style-name="T1"> </text:span><text:span text:style-name="T2">bearskin,</text:span><text:span text:style-name="T1"> </text:span><text:span text:style-name="T2">his</text:span><text:span text:style-name="T1"> </text:span><text:span text:style-name="T2">muffled</text:span><text:span text:style-name="T1"> </text:span><text:span text:style-name="T2">voice</text:span><text:span text:style-name="T1"> </text:span><text:span text:style-name="T2">made</text:span><text:span text:style-name="T1"> </text:span><text:span text:style-name="T2">it</text:span><text:span text:style-name="T1"> </text:span><text:span text:style-name="T2">easy</text:span><text:span text:style-name="T1"> </text:span><text:span text:style-name="T2">enough</text:span><text:span text:style-name="T1"> </text:span><text:span text:style-name="T2">to</text:span><text:span text:style-name="T1"> </text:span><text:span text:style-name="T2">picture</text:span><text:span text:style-name="T1"> </text:span><text:span text:style-name="T2">him</text:span><text:span text:style-name="T1"> </text:span><text:span text:style-name="T2">stabbing</text:span><text:span text:style-name="T1"> </text:span><text:span text:style-name="T2">Theo</text:span><text:span text:style-name="T1"> </text:span><text:span text:style-name="T2">with</text:span><text:span text:style-name="T1"> </text:span><text:span text:style-name="T2">an</text:span><text:span text:style-name="T1"> </text:span><text:span text:style-name="T2">aggravated</text:span><text:span text:style-name="T1"> </text:span><text:span text:style-name="T2">look.</text:span></text:p>
      <text:p text:style-name="P1"><text:span text:style-name="T1">“</text:span><text:span text:style-name="T2">Hanultheofodor,</text:span><text:span text:style-name="T1"> </text:span><text:span text:style-name="T2">though</text:span><text:span text:style-name="T1"> </text:span><text:span text:style-name="T2">Hanul</text:span><text:span text:style-name="T1"> </text:span><text:span text:style-name="T2">or</text:span><text:span text:style-name="T1"> </text:span><text:span text:style-name="T2">Theo</text:span><text:span text:style-name="T1"> </text:span><text:span text:style-name="T2">will</text:span><text:span text:style-name="T1"> </text:span><text:span text:style-name="T2">do</text:span><text:span text:style-name="T1"> </text:span><text:span text:style-name="T2">just</text:span><text:span text:style-name="T1"> </text:span><text:span text:style-name="T2">fine,</text:span><text:span text:style-name="T1">” </text:span><text:span text:style-name="T2">replied</text:span><text:span text:style-name="T1"> </text:span><text:span text:style-name="T2">Theo</text:span><text:span text:style-name="T1"> </text:span><text:span text:style-name="T2">as</text:span><text:span text:style-name="T1"> </text:span><text:span text:style-name="T2">he</text:span><text:span text:style-name="T1"> </text:span><text:span text:style-name="T2">turned</text:span><text:span text:style-name="T1"> </text:span><text:span text:style-name="T2">to</text:span><text:span text:style-name="T1"> </text:span><text:span text:style-name="T2">look</text:span><text:span text:style-name="T1"> </text:span><text:span text:style-name="T2">at</text:span><text:span text:style-name="T1"> </text:span><text:span text:style-name="T2">the</text:span><text:span text:style-name="T1"> </text:span><text:span text:style-name="T2">sisters</text:span><text:span text:style-name="T1"> </text:span><text:span text:style-name="T2">with</text:span><text:span text:style-name="T1"> </text:span><text:span text:style-name="T2">an</text:span><text:span text:style-name="T1"> </text:span><text:span text:style-name="T2">overeager</text:span><text:span text:style-name="T1"> </text:span><text:span text:style-name="T2">smile</text:span><text:span text:style-name="T1"> </text:span><text:span text:style-name="T2">before</text:span><text:span text:style-name="T1"> </text:span><text:span text:style-name="T2">adding:</text:span></text:p>
      <text:p text:style-name="P1"><text:span text:style-name="T1">“</text:span><text:span text:style-name="T2">I</text:span><text:span text:style-name="T1">’</text:span><text:span text:style-name="T2">m</text:span><text:span text:style-name="T1"> </text:span><text:span text:style-name="T2">sorry,</text:span><text:span text:style-name="T1"> </text:span><text:span text:style-name="T2">but</text:span><text:span text:style-name="T1"> </text:span><text:span text:style-name="T2">by</text:span><text:span text:style-name="T1"> </text:span><text:span text:style-name="T2">monsters</text:span><text:span text:style-name="T1"> </text:span><text:span text:style-name="T2">in</text:span><text:span text:style-name="T1"> </text:span><text:span text:style-name="T2">that</text:span><text:span text:style-name="T1"> </text:span><text:span text:style-name="T2">context,</text:span><text:span text:style-name="T1"> </text:span><text:span text:style-name="T2">I</text:span><text:span text:style-name="T1"> </text:span><text:span text:style-name="T2">was</text:span><text:span text:style-name="T1"> </text:span><text:span text:style-name="T2">referring</text:span><text:span text:style-name="T1"> </text:span><text:span text:style-name="T2">to</text:span><text:span text:style-name="T1"> </text:span><text:span text:style-name="T2">the</text:span><text:span text:style-name="T1"> </text:span><text:span text:style-name="T2">water</text:span><text:span text:style-name="T1"> </text:span><text:span text:style-name="T2">spiders.</text:span><text:span text:style-name="T1"> </text:span><text:span text:style-name="T2">Bo</text:span><text:span text:style-name="T1"> </text:span><text:span text:style-name="T2">hates</text:span><text:span text:style-name="T1"> </text:span><text:span text:style-name="T2">water-spiders</text:span><text:span text:style-name="T1"> </text:span><text:span text:style-name="T2">for</text:span><text:span text:style-name="T1"> </text:span><text:span text:style-name="T2">some</text:span><text:span text:style-name="T1"> </text:span><text:span text:style-name="T2">reason,</text:span><text:span text:style-name="T1"> </text:span><text:span text:style-name="T2">but</text:span><text:span text:style-name="T1"> </text:span><text:span text:style-name="T2">they</text:span><text:span text:style-name="T1">’</text:span><text:span text:style-name="T2">re</text:span><text:span text:style-name="T1"> </text:span><text:span text:style-name="T2">fairly</text:span><text:span text:style-name="T1"> </text:span><text:span text:style-name="T2">harmless</text:span><text:span text:style-name="T1"> </text:span><text:span text:style-name="T2">unless</text:span><text:span text:style-name="T1"> </text:span><text:span text:style-name="T2">you</text:span><text:span text:style-name="T1">’</text:span><text:span text:style-name="T2">re</text:span><text:span text:style-name="T1"> </text:span><text:span text:style-name="T2">a</text:span><text:span text:style-name="T1"> </text:span><text:span text:style-name="T2">bug,</text:span><text:span text:style-name="T1"> </text:span><text:span text:style-name="T2">which</text:span><text:span text:style-name="T1"> </text:span><text:span text:style-name="T2">is</text:span><text:span text:style-name="T1"> </text:span><text:span text:style-name="T2">what</text:span><text:span text:style-name="T1"> </text:span><text:span text:style-name="T2">they</text:span><text:span text:style-name="T1"> </text:span><text:span text:style-name="T2">eat.</text:span><text:span text:style-name="T1"> </text:span><text:span text:style-name="T2">Mostly.</text:span><text:span text:style-name="T1">”</text:span></text:p>
      <text:p text:style-name="P1"><text:span text:style-name="T1">“</text:span><text:span text:style-name="T2">Well</text:span><text:span text:style-name="T1"> </text:span><text:span text:style-name="T2">you</text:span><text:span text:style-name="T1">’</text:span><text:span text:style-name="T2">re</text:span><text:span text:style-name="T1"> </text:span><text:span text:style-name="T2">not</text:span><text:span text:style-name="T1"> </text:span><text:span text:style-name="T2">complaining</text:span><text:span text:style-name="T1"> </text:span><text:span text:style-name="T2">about</text:span><text:span text:style-name="T1"> </text:span><text:span text:style-name="T2">Ned!</text:span><text:span text:style-name="T1"> </text:span><text:span text:style-name="T2">He</text:span><text:span text:style-name="T1"> </text:span><text:span text:style-name="T2">was</text:span><text:span text:style-name="T1"> </text:span><text:span text:style-name="T2">there</text:span><text:span text:style-name="T1"> </text:span><text:span text:style-name="T2">as</text:span><text:span text:style-name="T1"> </text:span><text:span text:style-name="T2">well!</text:span><text:span text:style-name="T1">” </text:span><text:span text:style-name="T2">said</text:span><text:span text:style-name="T1"> </text:span><text:span text:style-name="T2">Winceham</text:span><text:span text:style-name="T1"> </text:span><text:span text:style-name="T2">before</text:span><text:span text:style-name="T1"> </text:span><text:span text:style-name="T2">stumbling</text:span><text:span text:style-name="T1"> </text:span><text:span text:style-name="T2">over</text:span><text:span text:style-name="T1"> </text:span><text:span text:style-name="T2">a</text:span><text:span text:style-name="T1"> </text:span><text:span text:style-name="T2">thick</text:span><text:span text:style-name="T1"> </text:span><text:span text:style-name="T2">root</text:span><text:span text:style-name="T1"> </text:span><text:span text:style-name="T2">and</text:span><text:span text:style-name="T1"> </text:span><text:span text:style-name="T2">grumbling</text:span><text:span text:style-name="T1"> </text:span><text:span text:style-name="T2">an</text:span><text:span text:style-name="T1"> </text:span><text:span text:style-name="T2">incoherent</text:span><text:span text:style-name="T1"> </text:span><text:span text:style-name="T2">curse.</text:span></text:p>
      <text:p text:style-name="P1"><text:span text:style-name="T1">“</text:span><text:span text:style-name="T2">Ned</text:span><text:span text:style-name="T1"> </text:span><text:span text:style-name="T2">disciplined</text:span><text:span text:style-name="T1"> </text:span><text:span text:style-name="T2">himself</text:span><text:span text:style-name="T1"> </text:span><text:span text:style-name="T2">like</text:span><text:span text:style-name="T1"> </text:span><text:span text:style-name="T2">a</text:span><text:span text:style-name="T1"> </text:span><text:span text:style-name="T2">true</text:span><text:span text:style-name="T1"> </text:span><text:span text:style-name="T2">gentleman</text:span><text:span text:style-name="T1"> </text:span><text:span text:style-name="T2">and</text:span><text:span text:style-name="T1"> </text:span><text:span text:style-name="T2">averted</text:span><text:span text:style-name="T1"> </text:span><text:span text:style-name="T2">his</text:span><text:span text:style-name="T1"> </text:span><text:span text:style-name="T2">gaze</text:span><text:span text:style-name="T1"> </text:span><text:span text:style-name="T2">while</text:span><text:span text:style-name="T1"> </text:span><text:span text:style-name="T2">you</text:span><text:span text:style-name="T1"> </text:span><text:span text:style-name="T2">kept</text:span><text:span text:style-name="T1"> </text:span><text:span text:style-name="T2">grinning</text:span><text:span text:style-name="T1"> </text:span><text:span text:style-name="T2">from</text:span><text:span text:style-name="T1"> </text:span><text:span text:style-name="T2">ear</text:span><text:span text:style-name="T1"> </text:span><text:span text:style-name="T2">to</text:span><text:span text:style-name="T1"> </text:span><text:span text:style-name="T2">ear.</text:span><text:span text:style-name="T1">”</text:span></text:p>
      <text:p text:style-name="P1"><text:span text:style-name="T1">“</text:span><text:span text:style-name="T2">Right,</text:span><text:span text:style-name="T1"> </text:span><text:span text:style-name="T2">so</text:span><text:span text:style-name="T1"> </text:span><text:span text:style-name="T2">I</text:span><text:span text:style-name="T1">’</text:span><text:span text:style-name="T2">m</text:span><text:span text:style-name="T1"> </text:span><text:span text:style-name="T2">to</text:span><text:span text:style-name="T1"> </text:span><text:span text:style-name="T2">blame</text:span><text:span text:style-name="T1"> </text:span><text:span text:style-name="T2">for</text:span><text:span text:style-name="T1"> </text:span><text:span text:style-name="T2">being</text:span><text:span text:style-name="T1"> </text:span><text:span text:style-name="T2">a</text:span><text:span text:style-name="T1"> </text:span><text:span text:style-name="T2">hot-blooded</text:span><text:span text:style-name="T1"> </text:span><text:span text:style-name="T2">halfuin</text:span><text:span text:style-name="T1"> </text:span><text:span text:style-name="T2">while</text:span><text:span text:style-name="T1"> </text:span><text:span text:style-name="T2">this</text:span><text:span text:style-name="T1"> </text:span><text:span text:style-name="T2">lad</text:span><text:span text:style-name="T1"> </text:span><text:span text:style-name="T2">is</text:span><text:span text:style-name="T1"> </text:span><text:span text:style-name="T2">still</text:span><text:span text:style-name="T1"> </text:span><text:span text:style-name="T2">a-</text:span><text:span text:style-name="T1">”</text:span></text:p>
      <text:p text:style-name="P2">Ned<text:span text:style-name="T3"> </text:span>was<text:span text:style-name="T3"> </text:span>about<text:span text:style-name="T3"> </text:span>to<text:span text:style-name="T3"> </text:span>interrupt<text:span text:style-name="T3"> </text:span>Winceham<text:span text:style-name="T3">’</text:span>s<text:span text:style-name="T3"> </text:span>rant<text:span text:style-name="T3"> </text:span>with<text:span text:style-name="T3"> </text:span>some<text:span text:style-name="T3"> </text:span>mild<text:span text:style-name="T3"> </text:span>verbal<text:span text:style-name="T3"> </text:span>violence<text:span text:style-name="T3"> </text:span>when<text:span text:style-name="T3"> </text:span>Theo<text:span text:style-name="T3"> </text:span>froze<text:span text:style-name="T3"> </text:span>in<text:span text:style-name="T3"> </text:span>his<text:span text:style-name="T3"> </text:span>stride<text:span text:style-name="T3"> </text:span>and<text:span text:style-name="T3"> </text:span>whispered:</text:p>
      <text:p text:style-name="P1"><text:span text:style-name="T1">“</text:span><text:span text:style-name="T2">It</text:span><text:span text:style-name="T1">’</text:span><text:span text:style-name="T2">s</text:span><text:span text:style-name="T1"> </text:span><text:span text:style-name="T2">them;</text:span><text:span text:style-name="T1"> </text:span><text:span text:style-name="T2">behind</text:span><text:span text:style-name="T1"> </text:span><text:span text:style-name="T2">those</text:span><text:span text:style-name="T1"> </text:span><text:span text:style-name="T2">trees.</text:span><text:span text:style-name="T1"> </text:span><text:span text:style-name="T2">At</text:span><text:span text:style-name="T1"> </text:span><text:span text:style-name="T2">the</text:span><text:span text:style-name="T1"> </text:span><text:span text:style-name="T2">edge</text:span><text:span text:style-name="T1"> </text:span><text:span text:style-name="T2">of</text:span><text:span text:style-name="T1"> </text:span><text:span text:style-name="T2">the</text:span><text:span text:style-name="T1"> </text:span><text:span text:style-name="T2">village,</text:span><text:span text:style-name="T1"> </text:span><text:span text:style-name="T2">near</text:span><text:span text:style-name="T1"> </text:span><text:span text:style-name="T2">the</text:span><text:span text:style-name="T1"> </text:span><text:span text:style-name="T2">well.</text:span><text:span text:style-name="T1"> </text:span><text:span text:style-name="T2">See?</text:span><text:span text:style-name="T1"> </text:span><text:span text:style-name="T2">The</text:span><text:span text:style-name="T1"> </text:span><text:span text:style-name="T2">man-apes,</text:span><text:span text:style-name="T1"> </text:span><text:span text:style-name="T2">Hobb</text:span><text:span text:style-name="T1">’</text:span><text:span text:style-name="T2">s</text:span><text:span text:style-name="T1"> </text:span><text:span text:style-name="T2">men,</text:span><text:span text:style-name="T1"> </text:span><text:span text:style-name="T2">and</text:span><text:span text:style-name="T1"> </text:span><text:span text:style-name="T2">that</text:span><text:span text:style-name="T1"> </text:span><text:span text:style-name="T2">thing...</text:span><text:span text:style-name="T1">”</text:span></text:p>
      <text:p text:style-name="P1"><text:span text:style-name="T1">“</text:span><text:span text:style-name="T2">The</text:span><text:span text:style-name="T1"> </text:span><text:span text:style-name="T2">Hound,</text:span><text:span text:style-name="T1">” </text:span><text:span text:style-name="T2">he</text:span><text:span text:style-name="T1"> </text:span><text:span text:style-name="T2">said</text:span><text:span text:style-name="T1"> </text:span><text:span text:style-name="T2">with</text:span><text:span text:style-name="T1"> </text:span><text:span text:style-name="T2">a</text:span><text:span text:style-name="T1"> </text:span><text:span text:style-name="T2">feeling</text:span><text:span text:style-name="T1"> </text:span><text:span text:style-name="T2">of</text:span><text:span text:style-name="T1"> </text:span><text:span text:style-name="T2">awe</text:span><text:span text:style-name="T1"> </text:span><text:span text:style-name="T2">and</text:span><text:span text:style-name="T1"> </text:span><text:span text:style-name="T2">mounting</text:span><text:span text:style-name="T1"> </text:span><text:span text:style-name="T2">anger</text:span><text:span text:style-name="T1"> </text:span><text:span text:style-name="T2">as</text:span><text:span text:style-name="T1"> </text:span><text:span text:style-name="T2">his</text:span><text:span text:style-name="T1"> </text:span><text:span text:style-name="T2">eyes</text:span><text:span text:style-name="T1"> </text:span><text:span text:style-name="T2">could</text:span><text:span text:style-name="T1"> </text:span><text:span text:style-name="T2">not</text:span><text:span text:style-name="T1"> </text:span><text:span text:style-name="T2">peel</text:span><text:span text:style-name="T1"> </text:span><text:span text:style-name="T2">away</text:span><text:span text:style-name="T1"> </text:span><text:span text:style-name="T2">from</text:span><text:span text:style-name="T1"> </text:span><text:span text:style-name="T2">the</text:span><text:span text:style-name="T1"> </text:span><text:span text:style-name="T2">three-headed</text:span><text:span text:style-name="T1"> </text:span><text:span text:style-name="T2">canine,</text:span><text:span text:style-name="T1"> </text:span><text:span text:style-name="T2">abnormally</text:span><text:span text:style-name="T1"> </text:span><text:span text:style-name="T2">large,</text:span><text:span text:style-name="T1"> </text:span><text:span text:style-name="T2">its</text:span><text:span text:style-name="T1"> </text:span><text:span text:style-name="T2">skin</text:span><text:span text:style-name="T1"> </text:span><text:span text:style-name="T2">sleek-black</text:span><text:span text:style-name="T1"> </text:span><text:span text:style-name="T2">like</text:span><text:span text:style-name="T1"> </text:span><text:span text:style-name="T2">the</text:span><text:span text:style-name="T1"> </text:span><text:span text:style-name="T2">darkest</text:span><text:span text:style-name="T1"> </text:span><text:span text:style-name="T2">of</text:span><text:span text:style-name="T1"> </text:span><text:span text:style-name="T2">nights.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1T09:34:47.05</meta:creation-date>
    <meta:document-statistic meta:table-count="0" meta:image-count="0" meta:object-count="0" meta:page-count="50" meta:paragraph-count="736" meta:word-count="22047" meta:character-count="123479" meta:non-whitespace-character-count="102167"/>
    <dc:date>2012-11-21T09:40:10.26</dc:date>
    <meta:editing-duration>PT5M23S</meta:editing-duration>
    <meta:editing-cycles>1</meta:editing-cycles>
    <meta:generator>LibreOffice/3.4$Win32 LibreOffice_project/340m1$Build-402</meta:generator>
  </office:meta>
</office:document-meta>
</file>